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2.868cm"/>
    </style:style>
    <style:style style:name="co14" style:family="table-column">
      <style:table-column-properties fo:break-before="auto" style:column-width="2.731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1.669cm"/>
    </style:style>
    <style:style style:name="co17" style:family="table-column">
      <style:table-column-properties fo:break-before="auto" style:column-width="3.54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6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6" calcext:value-type="float">
            <text:p>1012006</text:p>
          </table:table-cell>
          <table:table-cell office:value-type="float" office:value="6.149731" calcext:value-type="float">
            <text:p>6.149731</text:p>
          </table:table-cell>
          <table:table-cell office:value-type="float" office:value="9.35" calcext:value-type="float">
            <text:p>9.35</text:p>
          </table:table-cell>
          <table:table-cell office:value-type="float" office:value="0.12" calcext:value-type="float">
            <text:p>0.12</text:p>
          </table:table-cell>
          <table:table-cell office:value-type="float" office:value="0.8648828" calcext:value-type="float">
            <text:p>0.8648828</text:p>
          </table:table-cell>
          <table:table-cell office:value-type="float" office:value="0.5437517" calcext:value-type="float">
            <text:p>0.5437517</text:p>
          </table:table-cell>
          <table:table-cell office:value-type="float" office:value="393.444" calcext:value-type="float">
            <text:p>393.444</text:p>
          </table:table-cell>
          <table:table-cell office:value-type="float" office:value="5.4" calcext:value-type="float">
            <text:p>5.4</text:p>
          </table:table-cell>
          <table:table-cell office:value-type="float" office:value="10.73984" calcext:value-type="float">
            <text:p>10.73984</text:p>
          </table:table-cell>
          <table:table-cell office:value-type="float" office:value="-1.884094" calcext:value-type="float">
            <text:p>-1.884094</text:p>
          </table:table-cell>
          <table:table-cell office:value-type="float" office:value="1.33783" calcext:value-type="float">
            <text:p>1.33783</text:p>
          </table:table-cell>
          <table:table-cell office:value-type="float" office:value="-0.4116516" calcext:value-type="float">
            <text:p>-0.4116516</text:p>
          </table:table-cell>
          <table:table-cell office:value-type="float" office:value="0.1295776" calcext:value-type="float">
            <text:p>0.1295776</text:p>
          </table:table-cell>
          <table:table-cell office:value-type="float" office:value="-0.1564026" calcext:value-type="float">
            <text:p>-0.1564026</text:p>
          </table:table-cell>
          <table:table-cell office:value-type="float" office:value="0.004608154" calcext:value-type="float">
            <text:p>0.004608154</text:p>
          </table:table-cell>
          <table:table-cell office:value-type="float" office:value="-0.03482056" calcext:value-type="float">
            <text:p>-0.03482056</text:p>
          </table:table-cell>
          <table:table-cell office:value-type="float" office:value="0.07272339" calcext:value-type="float">
            <text:p>0.07272339</text:p>
          </table:table-cell>
          <table:table-cell office:value-type="float" office:value="0.06274414" calcext:value-type="float">
            <text:p>0.06274414</text:p>
          </table:table-cell>
          <table:table-cell office:value-type="float" office:value="0.5982056" calcext:value-type="float">
            <text:p>0.5982056</text:p>
          </table:table-cell>
          <table:table-cell office:value-type="float" office:value="0.591156" calcext:value-type="float">
            <text:p>0.591156</text:p>
          </table:table-cell>
          <table:table-cell office:value-type="float" office:value="1.249054" calcext:value-type="float">
            <text:p>1.249054</text:p>
          </table:table-cell>
          <table:table-cell office:value-type="float" office:value="1.232269" calcext:value-type="float">
            <text:p>1.232269</text:p>
          </table:table-cell>
          <table:table-cell office:value-type="float" office:value="2.317535" calcext:value-type="float">
            <text:p>2.317535</text:p>
          </table:table-cell>
          <table:table-cell office:value-type="float" office:value="2.290588" calcext:value-type="float">
            <text:p>2.290588</text:p>
          </table:table-cell>
          <table:table-cell office:value-type="float" office:value="4.21994" calcext:value-type="float">
            <text:p>4.21994</text:p>
          </table:table-cell>
          <table:table-cell office:value-type="float" office:value="4.161621" calcext:value-type="float">
            <text:p>4.161621</text:p>
          </table:table-cell>
          <table:table-cell office:value-type="float" office:value="6.509888" calcext:value-type="float">
            <text:p>6.509888</text:p>
          </table:table-cell>
          <table:table-cell office:value-type="float" office:value="6.41333" calcext:value-type="float">
            <text:p>6.41333</text:p>
          </table:table-cell>
          <table:table-cell office:value-type="float" office:value="8.339966" calcext:value-type="float">
            <text:p>8.339966</text:p>
          </table:table-cell>
          <table:table-cell office:value-type="float" office:value="8.215179" calcext:value-type="float">
            <text:p>8.215179</text:p>
          </table:table-cell>
          <table:table-cell office:value-type="float" office:value="9.832855" calcext:value-type="float">
            <text:p>9.832855</text:p>
          </table:table-cell>
          <table:table-cell office:value-type="float" office:value="9.687622" calcext:value-type="float">
            <text:p>9.687622</text:p>
          </table:table-cell>
          <table:table-cell office:value-type="float" office:value="10.93655" calcext:value-type="float">
            <text:p>10.93655</text:p>
          </table:table-cell>
          <table:table-cell office:value-type="float" office:value="10.78088" calcext:value-type="float">
            <text:p>10.78088</text:p>
          </table:table-cell>
          <table:table-cell office:value-type="float" office:value="11.41943" calcext:value-type="float">
            <text:p>11.41943</text:p>
          </table:table-cell>
          <table:table-cell office:value-type="float" office:value="11.26505" calcext:value-type="float">
            <text:p>11.26505</text:p>
          </table:table-cell>
          <table:table-cell office:value-type="float" office:value="10.73984" calcext:value-type="float">
            <text:p>10.73984</text:p>
          </table:table-cell>
          <table:table-cell office:value-type="float" office:value="-1.884094" calcext:value-type="float">
            <text:p>-1.8840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6" calcext:value-type="float">
            <text:p>2012006</text:p>
          </table:table-cell>
          <table:table-cell office:value-type="float" office:value="2.09016" calcext:value-type="float">
            <text:p>2.09016</text:p>
          </table:table-cell>
          <table:table-cell office:value-type="float" office:value="1.28" calcext:value-type="float">
            <text:p>1.28</text:p>
          </table:table-cell>
          <table:table-cell office:value-type="float" office:value="-1.61" calcext:value-type="float">
            <text:p>-1.61</text:p>
          </table:table-cell>
          <table:table-cell office:value-type="float" office:value="0.5907543" calcext:value-type="float">
            <text:p>0.5907543</text:p>
          </table:table-cell>
          <table:table-cell office:value-type="float" office:value="0.4798768" calcext:value-type="float">
            <text:p>0.4798768</text:p>
          </table:table-cell>
          <table:table-cell office:value-type="float" office:value="412.452" calcext:value-type="float">
            <text:p>412.452</text:p>
          </table:table-cell>
          <table:table-cell office:value-type="float" office:value="4.6" calcext:value-type="float">
            <text:p>4.6</text:p>
          </table:table-cell>
          <table:table-cell office:value-type="float" office:value="1.007385" calcext:value-type="float">
            <text:p>1.007385</text:p>
          </table:table-cell>
          <table:table-cell office:value-type="float" office:value="-1.507202" calcext:value-type="float">
            <text:p>-1.507202</text:p>
          </table:table-cell>
          <table:table-cell office:value-type="float" office:value="0.1502991" calcext:value-type="float">
            <text:p>0.1502991</text:p>
          </table:table-cell>
          <table:table-cell office:value-type="float" office:value="-0.2605896" calcext:value-type="float">
            <text:p>-0.2605896</text:p>
          </table:table-cell>
          <table:table-cell office:value-type="float" office:value="-0.002838135" calcext:value-type="float">
            <text:p>-0.002838135</text:p>
          </table:table-cell>
          <table:table-cell office:value-type="float" office:value="-0.07635498" calcext:value-type="float">
            <text:p>-0.07635498</text:p>
          </table:table-cell>
          <table:table-cell office:value-type="float" office:value="-0.006225586" calcext:value-type="float">
            <text:p>-0.006225586</text:p>
          </table:table-cell>
          <table:table-cell office:value-type="float" office:value="-0.02047729" calcext:value-type="float">
            <text:p>-0.02047729</text:p>
          </table:table-cell>
          <table:table-cell office:value-type="float" office:value="0.07229614" calcext:value-type="float">
            <text:p>0.07229614</text:p>
          </table:table-cell>
          <table:table-cell office:value-type="float" office:value="0.06460571" calcext:value-type="float">
            <text:p>0.06460571</text:p>
          </table:table-cell>
          <table:table-cell office:value-type="float" office:value="0.5968628" calcext:value-type="float">
            <text:p>0.5968628</text:p>
          </table:table-cell>
          <table:table-cell office:value-type="float" office:value="0.5744324" calcext:value-type="float">
            <text:p>0.5744324</text:p>
          </table:table-cell>
          <table:table-cell office:value-type="float" office:value="1.228455" calcext:value-type="float">
            <text:p>1.228455</text:p>
          </table:table-cell>
          <table:table-cell office:value-type="float" office:value="1.206329" calcext:value-type="float">
            <text:p>1.206329</text:p>
          </table:table-cell>
          <table:table-cell office:value-type="float" office:value="2.290161" calcext:value-type="float">
            <text:p>2.290161</text:p>
          </table:table-cell>
          <table:table-cell office:value-type="float" office:value="2.253174" calcext:value-type="float">
            <text:p>2.253174</text:p>
          </table:table-cell>
          <table:table-cell office:value-type="float" office:value="4.161011" calcext:value-type="float">
            <text:p>4.161011</text:p>
          </table:table-cell>
          <table:table-cell office:value-type="float" office:value="4.099518" calcext:value-type="float">
            <text:p>4.099518</text:p>
          </table:table-cell>
          <table:table-cell office:value-type="float" office:value="6.412292" calcext:value-type="float">
            <text:p>6.412292</text:p>
          </table:table-cell>
          <table:table-cell office:value-type="float" office:value="6.317078" calcext:value-type="float">
            <text:p>6.317078</text:p>
          </table:table-cell>
          <table:table-cell office:value-type="float" office:value="8.213898" calcext:value-type="float">
            <text:p>8.213898</text:p>
          </table:table-cell>
          <table:table-cell office:value-type="float" office:value="8.0914" calcext:value-type="float">
            <text:p>8.0914</text:p>
          </table:table-cell>
          <table:table-cell office:value-type="float" office:value="9.686127" calcext:value-type="float">
            <text:p>9.686127</text:p>
          </table:table-cell>
          <table:table-cell office:value-type="float" office:value="9.542999" calcext:value-type="float">
            <text:p>9.542999</text:p>
          </table:table-cell>
          <table:table-cell office:value-type="float" office:value="10.77927" calcext:value-type="float">
            <text:p>10.77927</text:p>
          </table:table-cell>
          <table:table-cell office:value-type="float" office:value="10.62656" calcext:value-type="float">
            <text:p>10.62656</text:p>
          </table:table-cell>
          <table:table-cell office:value-type="float" office:value="11.26346" calcext:value-type="float">
            <text:p>11.26346</text:p>
          </table:table-cell>
          <table:table-cell office:value-type="float" office:value="11.1123" calcext:value-type="float">
            <text:p>11.1123</text:p>
          </table:table-cell>
          <table:table-cell office:value-type="float" office:value="1.007385" calcext:value-type="float">
            <text:p>1.007385</text:p>
          </table:table-cell>
          <table:table-cell office:value-type="float" office:value="-1.499512" calcext:value-type="float">
            <text:p>-1.4995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6" calcext:value-type="float">
            <text:p>3012006</text:p>
          </table:table-cell>
          <table:table-cell office:value-type="float" office:value="4.767278" calcext:value-type="float">
            <text:p>4.767278</text:p>
          </table:table-cell>
          <table:table-cell office:value-type="float" office:value="7.96" calcext:value-type="float">
            <text:p>7.96</text:p>
          </table:table-cell>
          <table:table-cell office:value-type="float" office:value="-2" calcext:value-type="float">
            <text:p>-2</text:p>
          </table:table-cell>
          <table:table-cell office:value-type="float" office:value="0.8961555" calcext:value-type="float">
            <text:p>0.8961555</text:p>
          </table:table-cell>
          <table:table-cell office:value-type="float" office:value="0.4664434" calcext:value-type="float">
            <text:p>0.4664434</text:p>
          </table:table-cell>
          <table:table-cell office:value-type="float" office:value="330.588" calcext:value-type="float">
            <text:p>330.588</text:p>
          </table:table-cell>
          <table:table-cell office:value-type="float" office:value="0" calcext:value-type="float">
            <text:p>0</text:p>
          </table:table-cell>
          <table:table-cell office:value-type="float" office:value="3.834167" calcext:value-type="float">
            <text:p>3.834167</text:p>
          </table:table-cell>
          <table:table-cell office:value-type="float" office:value="-1.848419" calcext:value-type="float">
            <text:p>-1.848419</text:p>
          </table:table-cell>
          <table:table-cell office:value-type="float" office:value="0.6219788" calcext:value-type="float">
            <text:p>0.6219788</text:p>
          </table:table-cell>
          <table:table-cell office:value-type="float" office:value="-0.311554" calcext:value-type="float">
            <text:p>-0.311554</text:p>
          </table:table-cell>
          <table:table-cell office:value-type="float" office:value="0.07739258" calcext:value-type="float">
            <text:p>0.07739258</text:p>
          </table:table-cell>
          <table:table-cell office:value-type="float" office:value="-0.065979" calcext:value-type="float">
            <text:p>-0.065979</text:p>
          </table:table-cell>
          <table:table-cell office:value-type="float" office:value="0.006774902" calcext:value-type="float">
            <text:p>0.006774902</text:p>
          </table:table-cell>
          <table:table-cell office:value-type="float" office:value="-0.01266479" calcext:value-type="float">
            <text:p>-0.01266479</text:p>
          </table:table-cell>
          <table:table-cell office:value-type="float" office:value="0.0769043" calcext:value-type="float">
            <text:p>0.0769043</text:p>
          </table:table-cell>
          <table:table-cell office:value-type="float" office:value="0.07177734" calcext:value-type="float">
            <text:p>0.07177734</text:p>
          </table:table-cell>
          <table:table-cell office:value-type="float" office:value="0.5968933" calcext:value-type="float">
            <text:p>0.5968933</text:p>
          </table:table-cell>
          <table:table-cell office:value-type="float" office:value="0.5950012" calcext:value-type="float">
            <text:p>0.5950012</text:p>
          </table:table-cell>
          <table:table-cell office:value-type="float" office:value="1.224152" calcext:value-type="float">
            <text:p>1.224152</text:p>
          </table:table-cell>
          <table:table-cell office:value-type="float" office:value="1.214142" calcext:value-type="float">
            <text:p>1.214142</text:p>
          </table:table-cell>
          <table:table-cell office:value-type="float" office:value="2.25293" calcext:value-type="float">
            <text:p>2.25293</text:p>
          </table:table-cell>
          <table:table-cell office:value-type="float" office:value="2.227692" calcext:value-type="float">
            <text:p>2.227692</text:p>
          </table:table-cell>
          <table:table-cell office:value-type="float" office:value="4.098907" calcext:value-type="float">
            <text:p>4.098907</text:p>
          </table:table-cell>
          <table:table-cell office:value-type="float" office:value="4.039825" calcext:value-type="float">
            <text:p>4.039825</text:p>
          </table:table-cell>
          <table:table-cell office:value-type="float" office:value="6.316101" calcext:value-type="float">
            <text:p>6.316101</text:p>
          </table:table-cell>
          <table:table-cell office:value-type="float" office:value="6.222565" calcext:value-type="float">
            <text:p>6.222565</text:p>
          </table:table-cell>
          <table:table-cell office:value-type="float" office:value="8.090088" calcext:value-type="float">
            <text:p>8.090088</text:p>
          </table:table-cell>
          <table:table-cell office:value-type="float" office:value="7.970001" calcext:value-type="float">
            <text:p>7.970001</text:p>
          </table:table-cell>
          <table:table-cell office:value-type="float" office:value="9.541504" calcext:value-type="float">
            <text:p>9.541504</text:p>
          </table:table-cell>
          <table:table-cell office:value-type="float" office:value="9.402008" calcext:value-type="float">
            <text:p>9.402008</text:p>
          </table:table-cell>
          <table:table-cell office:value-type="float" office:value="10.62494" calcext:value-type="float">
            <text:p>10.62494</text:p>
          </table:table-cell>
          <table:table-cell office:value-type="float" office:value="10.47556" calcext:value-type="float">
            <text:p>10.47556</text:p>
          </table:table-cell>
          <table:table-cell office:value-type="float" office:value="11.11072" calcext:value-type="float">
            <text:p>11.11072</text:p>
          </table:table-cell>
          <table:table-cell office:value-type="float" office:value="10.96225" calcext:value-type="float">
            <text:p>10.96225</text:p>
          </table:table-cell>
          <table:table-cell office:value-type="float" office:value="3.834167" calcext:value-type="float">
            <text:p>3.834167</text:p>
          </table:table-cell>
          <table:table-cell office:value-type="float" office:value="-1.848419" calcext:value-type="float">
            <text:p>-1.8484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6" calcext:value-type="float">
            <text:p>4012006</text:p>
          </table:table-cell>
          <table:table-cell office:value-type="float" office:value="9.232227" calcext:value-type="float">
            <text:p>9.232227</text:p>
          </table:table-cell>
          <table:table-cell office:value-type="float" office:value="11.12" calcext:value-type="float">
            <text:p>1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8392669" calcext:value-type="float">
            <text:p>0.8392669</text:p>
          </table:table-cell>
          <table:table-cell office:value-type="float" office:value="0.5410251" calcext:value-type="float">
            <text:p>0.5410251</text:p>
          </table:table-cell>
          <table:table-cell office:value-type="float" office:value="394.38" calcext:value-type="float">
            <text:p>394.38</text:p>
          </table:table-cell>
          <table:table-cell office:value-type="float" office:value="0" calcext:value-type="float">
            <text:p>0</text:p>
          </table:table-cell>
          <table:table-cell office:value-type="float" office:value="12.36948" calcext:value-type="float">
            <text:p>12.36948</text:p>
          </table:table-cell>
          <table:table-cell office:value-type="float" office:value="-1.154877" calcext:value-type="float">
            <text:p>-1.154877</text:p>
          </table:table-cell>
          <table:table-cell office:value-type="float" office:value="1.720093" calcext:value-type="float">
            <text:p>1.720093</text:p>
          </table:table-cell>
          <table:table-cell office:value-type="float" office:value="-0.196106" calcext:value-type="float">
            <text:p>-0.196106</text:p>
          </table:table-cell>
          <table:table-cell office:value-type="float" office:value="0.2435913" calcext:value-type="float">
            <text:p>0.2435913</text:p>
          </table:table-cell>
          <table:table-cell office:value-type="float" office:value="-0.04510498" calcext:value-type="float">
            <text:p>-0.04510498</text:p>
          </table:table-cell>
          <table:table-cell office:value-type="float" office:value="0.03076172" calcext:value-type="float">
            <text:p>0.03076172</text:p>
          </table:table-cell>
          <table:table-cell office:value-type="float" office:value="-0.008026123" calcext:value-type="float">
            <text:p>-0.008026123</text:p>
          </table:table-cell>
          <table:table-cell office:value-type="float" office:value="0.08355713" calcext:value-type="float">
            <text:p>0.08355713</text:p>
          </table:table-cell>
          <table:table-cell office:value-type="float" office:value="0.07403564" calcext:value-type="float">
            <text:p>0.07403564</text:p>
          </table:table-cell>
          <table:table-cell office:value-type="float" office:value="0.5987549" calcext:value-type="float">
            <text:p>0.5987549</text:p>
          </table:table-cell>
          <table:table-cell office:value-type="float" office:value="0.5944824" calcext:value-type="float">
            <text:p>0.5944824</text:p>
          </table:table-cell>
          <table:table-cell office:value-type="float" office:value="1.21402" calcext:value-type="float">
            <text:p>1.21402</text:p>
          </table:table-cell>
          <table:table-cell office:value-type="float" office:value="1.204041" calcext:value-type="float">
            <text:p>1.204041</text:p>
          </table:table-cell>
          <table:table-cell office:value-type="float" office:value="2.227417" calcext:value-type="float">
            <text:p>2.227417</text:p>
          </table:table-cell>
          <table:table-cell office:value-type="float" office:value="2.201782" calcext:value-type="float">
            <text:p>2.201782</text:p>
          </table:table-cell>
          <table:table-cell office:value-type="float" office:value="4.039246" calcext:value-type="float">
            <text:p>4.039246</text:p>
          </table:table-cell>
          <table:table-cell office:value-type="float" office:value="3.982544" calcext:value-type="float">
            <text:p>3.982544</text:p>
          </table:table-cell>
          <table:table-cell office:value-type="float" office:value="6.221588" calcext:value-type="float">
            <text:p>6.221588</text:p>
          </table:table-cell>
          <table:table-cell office:value-type="float" office:value="6.129852" calcext:value-type="float">
            <text:p>6.129852</text:p>
          </table:table-cell>
          <table:table-cell office:value-type="float" office:value="7.96875" calcext:value-type="float">
            <text:p>7.96875</text:p>
          </table:table-cell>
          <table:table-cell office:value-type="float" office:value="7.851562" calcext:value-type="float">
            <text:p>7.851562</text:p>
          </table:table-cell>
          <table:table-cell office:value-type="float" office:value="9.400543" calcext:value-type="float">
            <text:p>9.400543</text:p>
          </table:table-cell>
          <table:table-cell office:value-type="float" office:value="9.264587" calcext:value-type="float">
            <text:p>9.264587</text:p>
          </table:table-cell>
          <table:table-cell office:value-type="float" office:value="10.474" calcext:value-type="float">
            <text:p>10.474</text:p>
          </table:table-cell>
          <table:table-cell office:value-type="float" office:value="10.32816" calcext:value-type="float">
            <text:p>10.32816</text:p>
          </table:table-cell>
          <table:table-cell office:value-type="float" office:value="10.96069" calcext:value-type="float">
            <text:p>10.96069</text:p>
          </table:table-cell>
          <table:table-cell office:value-type="float" office:value="10.81522" calcext:value-type="float">
            <text:p>10.81522</text:p>
          </table:table-cell>
          <table:table-cell office:value-type="float" office:value="12.36951" calcext:value-type="float">
            <text:p>12.36951</text:p>
          </table:table-cell>
          <table:table-cell office:value-type="float" office:value="-1.154877" calcext:value-type="float">
            <text:p>-1.1548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6" calcext:value-type="float">
            <text:p>5012006</text:p>
          </table:table-cell>
          <table:table-cell office:value-type="float" office:value="4.504218" calcext:value-type="float">
            <text:p>4.504218</text:p>
          </table:table-cell>
          <table:table-cell office:value-type="float" office:value="3.21" calcext:value-type="float">
            <text:p>3.21</text:p>
          </table:table-cell>
          <table:table-cell office:value-type="float" office:value="-3.18" calcext:value-type="float">
            <text:p>-3.18</text:p>
          </table:table-cell>
          <table:table-cell office:value-type="float" office:value="0.677088" calcext:value-type="float">
            <text:p>0.677088</text:p>
          </table:table-cell>
          <table:table-cell office:value-type="float" office:value="0.4278342" calcext:value-type="float">
            <text:p>0.4278342</text:p>
          </table:table-cell>
          <table:table-cell office:value-type="float" office:value="329.832" calcext:value-type="float">
            <text:p>329.832</text:p>
          </table:table-cell>
          <table:table-cell office:value-type="float" office:value="0" calcext:value-type="float">
            <text:p>0</text:p>
          </table:table-cell>
          <table:table-cell office:value-type="float" office:value="3.275177" calcext:value-type="float">
            <text:p>3.275177</text:p>
          </table:table-cell>
          <table:table-cell office:value-type="float" office:value="-1.881012" calcext:value-type="float">
            <text:p>-1.881012</text:p>
          </table:table-cell>
          <table:table-cell office:value-type="float" office:value="0.5389709" calcext:value-type="float">
            <text:p>0.5389709</text:p>
          </table:table-cell>
          <table:table-cell office:value-type="float" office:value="-0.3184204" calcext:value-type="float">
            <text:p>-0.3184204</text:p>
          </table:table-cell>
          <table:table-cell office:value-type="float" office:value="0.06912231" calcext:value-type="float">
            <text:p>0.06912231</text:p>
          </table:table-cell>
          <table:table-cell office:value-type="float" office:value="-0.05279541" calcext:value-type="float">
            <text:p>-0.05279541</text:p>
          </table:table-cell>
          <table:table-cell office:value-type="float" office:value="0.04217529" calcext:value-type="float">
            <text:p>0.04217529</text:p>
          </table:table-cell>
          <table:table-cell office:value-type="float" office:value="-0.004089355" calcext:value-type="float">
            <text:p>-0.004089355</text:p>
          </table:table-cell>
          <table:table-cell office:value-type="float" office:value="0.3220825" calcext:value-type="float">
            <text:p>0.3220825</text:p>
          </table:table-cell>
          <table:table-cell office:value-type="float" office:value="0.07647705" calcext:value-type="float">
            <text:p>0.07647705</text:p>
          </table:table-cell>
          <table:table-cell office:value-type="float" office:value="0.7731323" calcext:value-type="float">
            <text:p>0.7731323</text:p>
          </table:table-cell>
          <table:table-cell office:value-type="float" office:value="0.5932922" calcext:value-type="float">
            <text:p>0.5932922</text:p>
          </table:table-cell>
          <table:table-cell office:value-type="float" office:value="1.311676" calcext:value-type="float">
            <text:p>1.311676</text:p>
          </table:table-cell>
          <table:table-cell office:value-type="float" office:value="1.199371" calcext:value-type="float">
            <text:p>1.199371</text:p>
          </table:table-cell>
          <table:table-cell office:value-type="float" office:value="2.212555" calcext:value-type="float">
            <text:p>2.212555</text:p>
          </table:table-cell>
          <table:table-cell office:value-type="float" office:value="2.191223" calcext:value-type="float">
            <text:p>2.191223</text:p>
          </table:table-cell>
          <table:table-cell office:value-type="float" office:value="3.981964" calcext:value-type="float">
            <text:p>3.981964</text:p>
          </table:table-cell>
          <table:table-cell office:value-type="float" office:value="3.930756" calcext:value-type="float">
            <text:p>3.930756</text:p>
          </table:table-cell>
          <table:table-cell office:value-type="float" office:value="6.128906" calcext:value-type="float">
            <text:p>6.128906</text:p>
          </table:table-cell>
          <table:table-cell office:value-type="float" office:value="6.039459" calcext:value-type="float">
            <text:p>6.039459</text:p>
          </table:table-cell>
          <table:table-cell office:value-type="float" office:value="7.850342" calcext:value-type="float">
            <text:p>7.850342</text:p>
          </table:table-cell>
          <table:table-cell office:value-type="float" office:value="7.735535" calcext:value-type="float">
            <text:p>7.735535</text:p>
          </table:table-cell>
          <table:table-cell office:value-type="float" office:value="9.263184" calcext:value-type="float">
            <text:p>9.263184</text:p>
          </table:table-cell>
          <table:table-cell office:value-type="float" office:value="9.130402" calcext:value-type="float">
            <text:p>9.130402</text:p>
          </table:table-cell>
          <table:table-cell office:value-type="float" office:value="10.32666" calcext:value-type="float">
            <text:p>10.32666</text:p>
          </table:table-cell>
          <table:table-cell office:value-type="float" office:value="10.18317" calcext:value-type="float">
            <text:p>10.18317</text:p>
          </table:table-cell>
          <table:table-cell office:value-type="float" office:value="10.81366" calcext:value-type="float">
            <text:p>10.81366</text:p>
          </table:table-cell>
          <table:table-cell office:value-type="float" office:value="10.67059" calcext:value-type="float">
            <text:p>10.67059</text:p>
          </table:table-cell>
          <table:table-cell office:value-type="float" office:value="3.275177" calcext:value-type="float">
            <text:p>3.275177</text:p>
          </table:table-cell>
          <table:table-cell office:value-type="float" office:value="-1.881012" calcext:value-type="float">
            <text:p>-1.8810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6" calcext:value-type="float">
            <text:p>6012006</text:p>
          </table:table-cell>
          <table:table-cell office:value-type="float" office:value="8.535946" calcext:value-type="float">
            <text:p>8.535946</text:p>
          </table:table-cell>
          <table:table-cell office:value-type="float" office:value="8.58" calcext:value-type="float">
            <text:p>8.58</text:p>
          </table:table-cell>
          <table:table-cell office:value-type="float" office:value="-7.43" calcext:value-type="float">
            <text:p>-7.43</text:p>
          </table:table-cell>
          <table:table-cell office:value-type="float" office:value="0.749761" calcext:value-type="float">
            <text:p>0.749761</text:p>
          </table:table-cell>
          <table:table-cell office:value-type="float" office:value="0.311433" calcext:value-type="float">
            <text:p>0.311433</text:p>
          </table:table-cell>
          <table:table-cell office:value-type="float" office:value="238.716" calcext:value-type="float">
            <text:p>238.716</text:p>
          </table:table-cell>
          <table:table-cell office:value-type="float" office:value="0" calcext:value-type="float">
            <text:p>0</text:p>
          </table:table-cell>
          <table:table-cell office:value-type="float" office:value="5.876373" calcext:value-type="float">
            <text:p>5.876373</text:p>
          </table:table-cell>
          <table:table-cell office:value-type="float" office:value="-5.368652" calcext:value-type="float">
            <text:p>-5.368652</text:p>
          </table:table-cell>
          <table:table-cell office:value-type="float" office:value="0.9604492" calcext:value-type="float">
            <text:p>0.9604492</text:p>
          </table:table-cell>
          <table:table-cell office:value-type="float" office:value="-0.7939758" calcext:value-type="float">
            <text:p>-0.7939758</text:p>
          </table:table-cell>
          <table:table-cell office:value-type="float" office:value="0.1331177" calcext:value-type="float">
            <text:p>0.1331177</text:p>
          </table:table-cell>
          <table:table-cell office:value-type="float" office:value="-0.1228943" calcext:value-type="float">
            <text:p>-0.1228943</text:p>
          </table:table-cell>
          <table:table-cell office:value-type="float" office:value="0.05487061" calcext:value-type="float">
            <text:p>0.05487061</text:p>
          </table:table-cell>
          <table:table-cell office:value-type="float" office:value="0.01925659" calcext:value-type="float">
            <text:p>0.01925659</text:p>
          </table:table-cell>
          <table:table-cell office:value-type="float" office:value="0.3491211" calcext:value-type="float">
            <text:p>0.3491211</text:p>
          </table:table-cell>
          <table:table-cell office:value-type="float" office:value="0.3216553" calcext:value-type="float">
            <text:p>0.3216553</text:p>
          </table:table-cell>
          <table:table-cell office:value-type="float" office:value="0.8024292" calcext:value-type="float">
            <text:p>0.8024292</text:p>
          </table:table-cell>
          <table:table-cell office:value-type="float" office:value="0.7736511" calcext:value-type="float">
            <text:p>0.7736511</text:p>
          </table:table-cell>
          <table:table-cell office:value-type="float" office:value="1.343842" calcext:value-type="float">
            <text:p>1.343842</text:p>
          </table:table-cell>
          <table:table-cell office:value-type="float" office:value="1.312256" calcext:value-type="float">
            <text:p>1.312256</text:p>
          </table:table-cell>
          <table:table-cell office:value-type="float" office:value="2.238892" calcext:value-type="float">
            <text:p>2.238892</text:p>
          </table:table-cell>
          <table:table-cell office:value-type="float" office:value="2.213013" calcext:value-type="float">
            <text:p>2.213013</text:p>
          </table:table-cell>
          <table:table-cell office:value-type="float" office:value="3.930298" calcext:value-type="float">
            <text:p>3.930298</text:p>
          </table:table-cell>
          <table:table-cell office:value-type="float" office:value="3.896027" calcext:value-type="float">
            <text:p>3.896027</text:p>
          </table:table-cell>
          <table:table-cell office:value-type="float" office:value="6.038513" calcext:value-type="float">
            <text:p>6.038513</text:p>
          </table:table-cell>
          <table:table-cell office:value-type="float" office:value="5.954071" calcext:value-type="float">
            <text:p>5.954071</text:p>
          </table:table-cell>
          <table:table-cell office:value-type="float" office:value="7.734314" calcext:value-type="float">
            <text:p>7.734314</text:p>
          </table:table-cell>
          <table:table-cell office:value-type="float" office:value="7.622437" calcext:value-type="float">
            <text:p>7.622437</text:p>
          </table:table-cell>
          <table:table-cell office:value-type="float" office:value="9.129059" calcext:value-type="float">
            <text:p>9.129059</text:p>
          </table:table-cell>
          <table:table-cell office:value-type="float" office:value="8.998779" calcext:value-type="float">
            <text:p>8.998779</text:p>
          </table:table-cell>
          <table:table-cell office:value-type="float" office:value="10.18167" calcext:value-type="float">
            <text:p>10.18167</text:p>
          </table:table-cell>
          <table:table-cell office:value-type="float" office:value="10.04166" calcext:value-type="float">
            <text:p>10.04166</text:p>
          </table:table-cell>
          <table:table-cell office:value-type="float" office:value="10.66907" calcext:value-type="float">
            <text:p>10.66907</text:p>
          </table:table-cell>
          <table:table-cell office:value-type="float" office:value="10.52884" calcext:value-type="float">
            <text:p>10.52884</text:p>
          </table:table-cell>
          <table:table-cell office:value-type="float" office:value="5.876373" calcext:value-type="float">
            <text:p>5.876373</text:p>
          </table:table-cell>
          <table:table-cell office:value-type="float" office:value="-5.368652" calcext:value-type="float">
            <text:p>-5.3686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6" calcext:value-type="float">
            <text:p>7012006</text:p>
          </table:table-cell>
          <table:table-cell office:value-type="float" office:value="6.165522" calcext:value-type="float">
            <text:p>6.165522</text:p>
          </table:table-cell>
          <table:table-cell office:value-type="float" office:value="10.55" calcext:value-type="float">
            <text:p>10.55</text:p>
          </table:table-cell>
          <table:table-cell office:value-type="float" office:value="-2.51" calcext:value-type="float">
            <text:p>-2.51</text:p>
          </table:table-cell>
          <table:table-cell office:value-type="float" office:value="0.8414114" calcext:value-type="float">
            <text:p>0.8414114</text:p>
          </table:table-cell>
          <table:table-cell office:value-type="float" office:value="0.4493877" calcext:value-type="float">
            <text:p>0.4493877</text:p>
          </table:table-cell>
          <table:table-cell office:value-type="float" office:value="164.592" calcext:value-type="float">
            <text:p>164.592</text:p>
          </table:table-cell>
          <table:table-cell office:value-type="float" office:value="0" calcext:value-type="float">
            <text:p>0</text:p>
          </table:table-cell>
          <table:table-cell office:value-type="float" office:value="7.55246" calcext:value-type="float">
            <text:p>7.55246</text:p>
          </table:table-cell>
          <table:table-cell office:value-type="float" office:value="-1.776672" calcext:value-type="float">
            <text:p>-1.776672</text:p>
          </table:table-cell>
          <table:table-cell office:value-type="float" office:value="1.070465" calcext:value-type="float">
            <text:p>1.070465</text:p>
          </table:table-cell>
          <table:table-cell office:value-type="float" office:value="-0.2935181" calcext:value-type="float">
            <text:p>-0.2935181</text:p>
          </table:table-cell>
          <table:table-cell office:value-type="float" office:value="0.1485291" calcext:value-type="float">
            <text:p>0.1485291</text:p>
          </table:table-cell>
          <table:table-cell office:value-type="float" office:value="-0.04800415" calcext:value-type="float">
            <text:p>-0.04800415</text:p>
          </table:table-cell>
          <table:table-cell office:value-type="float" office:value="0.05831909" calcext:value-type="float">
            <text:p>0.05831909</text:p>
          </table:table-cell>
          <table:table-cell office:value-type="float" office:value="0.03121948" calcext:value-type="float">
            <text:p>0.03121948</text:p>
          </table:table-cell>
          <table:table-cell office:value-type="float" office:value="0.3606262" calcext:value-type="float">
            <text:p>0.3606262</text:p>
          </table:table-cell>
          <table:table-cell office:value-type="float" office:value="0.3387146" calcext:value-type="float">
            <text:p>0.3387146</text:p>
          </table:table-cell>
          <table:table-cell office:value-type="float" office:value="0.8145447" calcext:value-type="float">
            <text:p>0.8145447</text:p>
          </table:table-cell>
          <table:table-cell office:value-type="float" office:value="0.8017883" calcext:value-type="float">
            <text:p>0.8017883</text:p>
          </table:table-cell>
          <table:table-cell office:value-type="float" office:value="1.352509" calcext:value-type="float">
            <text:p>1.352509</text:p>
          </table:table-cell>
          <table:table-cell office:value-type="float" office:value="1.343903" calcext:value-type="float">
            <text:p>1.343903</text:p>
          </table:table-cell>
          <table:table-cell office:value-type="float" office:value="2.241882" calcext:value-type="float">
            <text:p>2.241882</text:p>
          </table:table-cell>
          <table:table-cell office:value-type="float" office:value="2.238983" calcext:value-type="float">
            <text:p>2.238983</text:p>
          </table:table-cell>
          <table:table-cell office:value-type="float" office:value="3.895691" calcext:value-type="float">
            <text:p>3.895691</text:p>
          </table:table-cell>
          <table:table-cell office:value-type="float" office:value="3.864075" calcext:value-type="float">
            <text:p>3.864075</text:p>
          </table:table-cell>
          <table:table-cell office:value-type="float" office:value="5.953247" calcext:value-type="float">
            <text:p>5.953247</text:p>
          </table:table-cell>
          <table:table-cell office:value-type="float" office:value="5.874207" calcext:value-type="float">
            <text:p>5.874207</text:p>
          </table:table-cell>
          <table:table-cell office:value-type="float" office:value="7.621246" calcext:value-type="float">
            <text:p>7.621246</text:p>
          </table:table-cell>
          <table:table-cell office:value-type="float" office:value="7.513794" calcext:value-type="float">
            <text:p>7.513794</text:p>
          </table:table-cell>
          <table:table-cell office:value-type="float" office:value="8.997437" calcext:value-type="float">
            <text:p>8.997437</text:p>
          </table:table-cell>
          <table:table-cell office:value-type="float" office:value="8.870819" calcext:value-type="float">
            <text:p>8.870819</text:p>
          </table:table-cell>
          <table:table-cell office:value-type="float" office:value="10.04019" calcext:value-type="float">
            <text:p>10.04019</text:p>
          </table:table-cell>
          <table:table-cell office:value-type="float" office:value="9.902954" calcext:value-type="float">
            <text:p>9.902954</text:p>
          </table:table-cell>
          <table:table-cell office:value-type="float" office:value="10.52737" calcext:value-type="float">
            <text:p>10.52737</text:p>
          </table:table-cell>
          <table:table-cell office:value-type="float" office:value="10.3902" calcext:value-type="float">
            <text:p>10.3902</text:p>
          </table:table-cell>
          <table:table-cell office:value-type="float" office:value="7.55246" calcext:value-type="float">
            <text:p>7.55246</text:p>
          </table:table-cell>
          <table:table-cell office:value-type="float" office:value="-1.776672" calcext:value-type="float">
            <text:p>-1.7766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6" calcext:value-type="float">
            <text:p>8012006</text:p>
          </table:table-cell>
          <table:table-cell office:value-type="float" office:value="3.465836" calcext:value-type="float">
            <text:p>3.465836</text:p>
          </table:table-cell>
          <table:table-cell office:value-type="float" office:value="2.08" calcext:value-type="float">
            <text:p>2.08</text:p>
          </table:table-cell>
          <table:table-cell office:value-type="float" office:value="-3.88" calcext:value-type="float">
            <text:p>-3.88</text:p>
          </table:table-cell>
          <table:table-cell office:value-type="float" office:value="0.6252618" calcext:value-type="float">
            <text:p>0.6252618</text:p>
          </table:table-cell>
          <table:table-cell office:value-type="float" office:value="0.4063123" calcext:value-type="float">
            <text:p>0.4063123</text:p>
          </table:table-cell>
          <table:table-cell office:value-type="float" office:value="380.16" calcext:value-type="float">
            <text:p>380.16</text:p>
          </table:table-cell>
          <table:table-cell office:value-type="float" office:value="0" calcext:value-type="float">
            <text:p>0</text:p>
          </table:table-cell>
          <table:table-cell office:value-type="float" office:value="3.596283" calcext:value-type="float">
            <text:p>3.596283</text:p>
          </table:table-cell>
          <table:table-cell office:value-type="float" office:value="-2.138672" calcext:value-type="float">
            <text:p>-2.138672</text:p>
          </table:table-cell>
          <table:table-cell office:value-type="float" office:value="0.5811157" calcext:value-type="float">
            <text:p>0.5811157</text:p>
          </table:table-cell>
          <table:table-cell office:value-type="float" office:value="-0.3555298" calcext:value-type="float">
            <text:p>-0.3555298</text:p>
          </table:table-cell>
          <table:table-cell office:value-type="float" office:value="0.07507324" calcext:value-type="float">
            <text:p>0.07507324</text:p>
          </table:table-cell>
          <table:table-cell office:value-type="float" office:value="-0.05319214" calcext:value-type="float">
            <text:p>-0.05319214</text:p>
          </table:table-cell>
          <table:table-cell office:value-type="float" office:value="0.04888916" calcext:value-type="float">
            <text:p>0.04888916</text:p>
          </table:table-cell>
          <table:table-cell office:value-type="float" office:value="0.03219604" calcext:value-type="float">
            <text:p>0.03219604</text:p>
          </table:table-cell>
          <table:table-cell office:value-type="float" office:value="0.3546448" calcext:value-type="float">
            <text:p>0.3546448</text:p>
          </table:table-cell>
          <table:table-cell office:value-type="float" office:value="0.3444519" calcext:value-type="float">
            <text:p>0.3444519</text:p>
          </table:table-cell>
          <table:table-cell office:value-type="float" office:value="0.8099976" calcext:value-type="float">
            <text:p>0.8099976</text:p>
          </table:table-cell>
          <table:table-cell office:value-type="float" office:value="0.8062439" calcext:value-type="float">
            <text:p>0.8062439</text:p>
          </table:table-cell>
          <table:table-cell office:value-type="float" office:value="1.350952" calcext:value-type="float">
            <text:p>1.350952</text:p>
          </table:table-cell>
          <table:table-cell office:value-type="float" office:value="1.344971" calcext:value-type="float">
            <text:p>1.344971</text:p>
          </table:table-cell>
          <table:table-cell office:value-type="float" office:value="2.241425" calcext:value-type="float">
            <text:p>2.241425</text:p>
          </table:table-cell>
          <table:table-cell office:value-type="float" office:value="2.230316" calcext:value-type="float">
            <text:p>2.230316</text:p>
          </table:table-cell>
          <table:table-cell office:value-type="float" office:value="3.863739" calcext:value-type="float">
            <text:p>3.863739</text:p>
          </table:table-cell>
          <table:table-cell office:value-type="float" office:value="3.829254" calcext:value-type="float">
            <text:p>3.829254</text:p>
          </table:table-cell>
          <table:table-cell office:value-type="float" office:value="5.873413" calcext:value-type="float">
            <text:p>5.873413</text:p>
          </table:table-cell>
          <table:table-cell office:value-type="float" office:value="5.798065" calcext:value-type="float">
            <text:p>5.798065</text:p>
          </table:table-cell>
          <table:table-cell office:value-type="float" office:value="7.512665" calcext:value-type="float">
            <text:p>7.512665</text:p>
          </table:table-cell>
          <table:table-cell office:value-type="float" office:value="7.408997" calcext:value-type="float">
            <text:p>7.408997</text:p>
          </table:table-cell>
          <table:table-cell office:value-type="float" office:value="8.869476" calcext:value-type="float">
            <text:p>8.869476</text:p>
          </table:table-cell>
          <table:table-cell office:value-type="float" office:value="8.745789" calcext:value-type="float">
            <text:p>8.745789</text:p>
          </table:table-cell>
          <table:table-cell office:value-type="float" office:value="9.90152" calcext:value-type="float">
            <text:p>9.90152</text:p>
          </table:table-cell>
          <table:table-cell office:value-type="float" office:value="9.76712" calcext:value-type="float">
            <text:p>9.76712</text:p>
          </table:table-cell>
          <table:table-cell office:value-type="float" office:value="10.38876" calcext:value-type="float">
            <text:p>10.38876</text:p>
          </table:table-cell>
          <table:table-cell office:value-type="float" office:value="10.25412" calcext:value-type="float">
            <text:p>10.25412</text:p>
          </table:table-cell>
          <table:table-cell office:value-type="float" office:value="3.596283" calcext:value-type="float">
            <text:p>3.596283</text:p>
          </table:table-cell>
          <table:table-cell office:value-type="float" office:value="-2.138672" calcext:value-type="float">
            <text:p>-2.1386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6" calcext:value-type="float">
            <text:p>9012006</text:p>
          </table:table-cell>
          <table:table-cell office:value-type="float" office:value="2.63124" calcext:value-type="float">
            <text:p>2.63124</text:p>
          </table:table-cell>
          <table:table-cell office:value-type="float" office:value="0.6" calcext:value-type="float">
            <text:p>0.6</text:p>
          </table:table-cell>
          <table:table-cell office:value-type="float" office:value="-6.48" calcext:value-type="float">
            <text:p>-6.48</text:p>
          </table:table-cell>
          <table:table-cell office:value-type="float" office:value="0.5627781" calcext:value-type="float">
            <text:p>0.5627781</text:p>
          </table:table-cell>
          <table:table-cell office:value-type="float" office:value="0.3346361" calcext:value-type="float">
            <text:p>0.3346361</text:p>
          </table:table-cell>
          <table:table-cell office:value-type="float" office:value="271.116" calcext:value-type="float">
            <text:p>271.116</text:p>
          </table:table-cell>
          <table:table-cell office:value-type="float" office:value="0" calcext:value-type="float">
            <text:p>0</text:p>
          </table:table-cell>
          <table:table-cell office:value-type="float" office:value="0.8954163" calcext:value-type="float">
            <text:p>0.8954163</text:p>
          </table:table-cell>
          <table:table-cell office:value-type="float" office:value="-3.31015" calcext:value-type="float">
            <text:p>-3.31015</text:p>
          </table:table-cell>
          <table:table-cell office:value-type="float" office:value="0.1322632" calcext:value-type="float">
            <text:p>0.1322632</text:p>
          </table:table-cell>
          <table:table-cell office:value-type="float" office:value="-0.5300903" calcext:value-type="float">
            <text:p>-0.5300903</text:p>
          </table:table-cell>
          <table:table-cell office:value-type="float" office:value="0.01226807" calcext:value-type="float">
            <text:p>0.01226807</text:p>
          </table:table-cell>
          <table:table-cell office:value-type="float" office:value="-0.08251953" calcext:value-type="float">
            <text:p>-0.08251953</text:p>
          </table:table-cell>
          <table:table-cell office:value-type="float" office:value="0.04037476" calcext:value-type="float">
            <text:p>0.04037476</text:p>
          </table:table-cell>
          <table:table-cell office:value-type="float" office:value="0.027771" calcext:value-type="float">
            <text:p>0.027771</text:p>
          </table:table-cell>
          <table:table-cell office:value-type="float" office:value="0.3547363" calcext:value-type="float">
            <text:p>0.3547363</text:p>
          </table:table-cell>
          <table:table-cell office:value-type="float" office:value="0.3489075" calcext:value-type="float">
            <text:p>0.3489075</text:p>
          </table:table-cell>
          <table:table-cell office:value-type="float" office:value="0.8088074" calcext:value-type="float">
            <text:p>0.8088074</text:p>
          </table:table-cell>
          <table:table-cell office:value-type="float" office:value="0.8058777" calcext:value-type="float">
            <text:p>0.8058777</text:p>
          </table:table-cell>
          <table:table-cell office:value-type="float" office:value="1.344879" calcext:value-type="float">
            <text:p>1.344879</text:p>
          </table:table-cell>
          <table:table-cell office:value-type="float" office:value="1.337982" calcext:value-type="float">
            <text:p>1.337982</text:p>
          </table:table-cell>
          <table:table-cell office:value-type="float" office:value="2.230164" calcext:value-type="float">
            <text:p>2.230164</text:p>
          </table:table-cell>
          <table:table-cell office:value-type="float" office:value="2.213928" calcext:value-type="float">
            <text:p>2.213928</text:p>
          </table:table-cell>
          <table:table-cell office:value-type="float" office:value="3.828857" calcext:value-type="float">
            <text:p>3.828857</text:p>
          </table:table-cell>
          <table:table-cell office:value-type="float" office:value="3.790863" calcext:value-type="float">
            <text:p>3.790863</text:p>
          </table:table-cell>
          <table:table-cell office:value-type="float" office:value="5.797272" calcext:value-type="float">
            <text:p>5.797272</text:p>
          </table:table-cell>
          <table:table-cell office:value-type="float" office:value="5.723969" calcext:value-type="float">
            <text:p>5.723969</text:p>
          </table:table-cell>
          <table:table-cell office:value-type="float" office:value="7.407928" calcext:value-type="float">
            <text:p>7.407928</text:p>
          </table:table-cell>
          <table:table-cell office:value-type="float" office:value="7.306885" calcext:value-type="float">
            <text:p>7.306885</text:p>
          </table:table-cell>
          <table:table-cell office:value-type="float" office:value="8.744507" calcext:value-type="float">
            <text:p>8.744507</text:p>
          </table:table-cell>
          <table:table-cell office:value-type="float" office:value="8.623596" calcext:value-type="float">
            <text:p>8.623596</text:p>
          </table:table-cell>
          <table:table-cell office:value-type="float" office:value="9.765717" calcext:value-type="float">
            <text:p>9.765717</text:p>
          </table:table-cell>
          <table:table-cell office:value-type="float" office:value="9.634064" calcext:value-type="float">
            <text:p>9.634064</text:p>
          </table:table-cell>
          <table:table-cell office:value-type="float" office:value="10.25275" calcext:value-type="float">
            <text:p>10.25275</text:p>
          </table:table-cell>
          <table:table-cell office:value-type="float" office:value="10.12131" calcext:value-type="float">
            <text:p>10.12131</text:p>
          </table:table-cell>
          <table:table-cell office:value-type="float" office:value="0.8954163" calcext:value-type="float">
            <text:p>0.8954163</text:p>
          </table:table-cell>
          <table:table-cell office:value-type="float" office:value="-3.11145" calcext:value-type="float">
            <text:p>-3.111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6" calcext:value-type="float">
            <text:p>10012006</text:p>
          </table:table-cell>
          <table:table-cell office:value-type="float" office:value="9.48147" calcext:value-type="float">
            <text:p>9.48147</text:p>
          </table:table-cell>
          <table:table-cell office:value-type="float" office:value="5.88" calcext:value-type="float">
            <text:p>5.88</text:p>
          </table:table-cell>
          <table:table-cell office:value-type="float" office:value="-9.5" calcext:value-type="float">
            <text:p>-9.5</text:p>
          </table:table-cell>
          <table:table-cell office:value-type="float" office:value="0.6964428" calcext:value-type="float">
            <text:p>0.6964428</text:p>
          </table:table-cell>
          <table:table-cell office:value-type="float" office:value="0.2658176" calcext:value-type="float">
            <text:p>0.2658176</text:p>
          </table:table-cell>
          <table:table-cell office:value-type="float" office:value="226.368" calcext:value-type="float">
            <text:p>226.368</text:p>
          </table:table-cell>
          <table:table-cell office:value-type="float" office:value="0" calcext:value-type="float">
            <text:p>0</text:p>
          </table:table-cell>
          <table:table-cell office:value-type="float" office:value="5.729675" calcext:value-type="float">
            <text:p>5.729675</text:p>
          </table:table-cell>
          <table:table-cell office:value-type="float" office:value="-6.487122" calcext:value-type="float">
            <text:p>-6.487122</text:p>
          </table:table-cell>
          <table:table-cell office:value-type="float" office:value="0.9589844" calcext:value-type="float">
            <text:p>0.9589844</text:p>
          </table:table-cell>
          <table:table-cell office:value-type="float" office:value="-1.046906" calcext:value-type="float">
            <text:p>-1.046906</text:p>
          </table:table-cell>
          <table:table-cell office:value-type="float" office:value="0.1366577" calcext:value-type="float">
            <text:p>0.1366577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05627441" calcext:value-type="float">
            <text:p>0.05627441</text:p>
          </table:table-cell>
          <table:table-cell office:value-type="float" office:value="0.01446533" calcext:value-type="float">
            <text:p>0.01446533</text:p>
          </table:table-cell>
          <table:table-cell office:value-type="float" office:value="0.3670959" calcext:value-type="float">
            <text:p>0.3670959</text:p>
          </table:table-cell>
          <table:table-cell office:value-type="float" office:value="0.3390503" calcext:value-type="float">
            <text:p>0.3390503</text:p>
          </table:table-cell>
          <table:table-cell office:value-type="float" office:value="0.8106079" calcext:value-type="float">
            <text:p>0.8106079</text:p>
          </table:table-cell>
          <table:table-cell office:value-type="float" office:value="0.7981567" calcext:value-type="float">
            <text:p>0.7981567</text:p>
          </table:table-cell>
          <table:table-cell office:value-type="float" office:value="1.33786" calcext:value-type="float">
            <text:p>1.33786</text:p>
          </table:table-cell>
          <table:table-cell office:value-type="float" office:value="1.330505" calcext:value-type="float">
            <text:p>1.330505</text:p>
          </table:table-cell>
          <table:table-cell office:value-type="float" office:value="2.213776" calcext:value-type="float">
            <text:p>2.213776</text:p>
          </table:table-cell>
          <table:table-cell office:value-type="float" office:value="2.195465" calcext:value-type="float">
            <text:p>2.195465</text:p>
          </table:table-cell>
          <table:table-cell office:value-type="float" office:value="3.790436" calcext:value-type="float">
            <text:p>3.790436</text:p>
          </table:table-cell>
          <table:table-cell office:value-type="float" office:value="3.749817" calcext:value-type="float">
            <text:p>3.749817</text:p>
          </table:table-cell>
          <table:table-cell office:value-type="float" office:value="5.723175" calcext:value-type="float">
            <text:p>5.723175</text:p>
          </table:table-cell>
          <table:table-cell office:value-type="float" office:value="5.651093" calcext:value-type="float">
            <text:p>5.651093</text:p>
          </table:table-cell>
          <table:table-cell office:value-type="float" office:value="7.305817" calcext:value-type="float">
            <text:p>7.305817</text:p>
          </table:table-cell>
          <table:table-cell office:value-type="float" office:value="7.207245" calcext:value-type="float">
            <text:p>7.207245</text:p>
          </table:table-cell>
          <table:table-cell office:value-type="float" office:value="8.622314" calcext:value-type="float">
            <text:p>8.622314</text:p>
          </table:table-cell>
          <table:table-cell office:value-type="float" office:value="8.503632" calcext:value-type="float">
            <text:p>8.503632</text:p>
          </table:table-cell>
          <table:table-cell office:value-type="float" office:value="9.63266" calcext:value-type="float">
            <text:p>9.63266</text:p>
          </table:table-cell>
          <table:table-cell office:value-type="float" office:value="9.503876" calcext:value-type="float">
            <text:p>9.503876</text:p>
          </table:table-cell>
          <table:table-cell office:value-type="float" office:value="10.11996" calcext:value-type="float">
            <text:p>10.11996</text:p>
          </table:table-cell>
          <table:table-cell office:value-type="float" office:value="9.991425" calcext:value-type="float">
            <text:p>9.991425</text:p>
          </table:table-cell>
          <table:table-cell office:value-type="float" office:value="5.729675" calcext:value-type="float">
            <text:p>5.729675</text:p>
          </table:table-cell>
          <table:table-cell office:value-type="float" office:value="-6.487122" calcext:value-type="float">
            <text:p>-6.4871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6" calcext:value-type="float">
            <text:p>11012006</text:p>
          </table:table-cell>
          <table:table-cell office:value-type="float" office:value="8.404468" calcext:value-type="float">
            <text:p>8.404468</text:p>
          </table:table-cell>
          <table:table-cell office:value-type="float" office:value="13.75" calcext:value-type="float">
            <text:p>13.75</text:p>
          </table:table-cell>
          <table:table-cell office:value-type="float" office:value="-4.95" calcext:value-type="float">
            <text:p>-4.95</text:p>
          </table:table-cell>
          <table:table-cell office:value-type="float" office:value="0.8175174" calcext:value-type="float">
            <text:p>0.8175174</text:p>
          </table:table-cell>
          <table:table-cell office:value-type="float" office:value="0.3752927" calcext:value-type="float">
            <text:p>0.3752927</text:p>
          </table:table-cell>
          <table:table-cell office:value-type="float" office:value="216.36" calcext:value-type="float">
            <text:p>216.36</text:p>
          </table:table-cell>
          <table:table-cell office:value-type="float" office:value="0" calcext:value-type="float">
            <text:p>0</text:p>
          </table:table-cell>
          <table:table-cell office:value-type="float" office:value="10.96185" calcext:value-type="float">
            <text:p>10.96185</text:p>
          </table:table-cell>
          <table:table-cell office:value-type="float" office:value="-4.190002" calcext:value-type="float">
            <text:p>-4.190002</text:p>
          </table:table-cell>
          <table:table-cell office:value-type="float" office:value="1.532135" calcext:value-type="float">
            <text:p>1.532135</text:p>
          </table:table-cell>
          <table:table-cell office:value-type="float" office:value="-0.5984192" calcext:value-type="float">
            <text:p>-0.5984192</text:p>
          </table:table-cell>
          <table:table-cell office:value-type="float" office:value="0.223999" calcext:value-type="float">
            <text:p>0.223999</text:p>
          </table:table-cell>
          <table:table-cell office:value-type="float" office:value="-0.103241" calcext:value-type="float">
            <text:p>-0.103241</text:p>
          </table:table-cell>
          <table:table-cell office:value-type="float" office:value="0.06759644" calcext:value-type="float">
            <text:p>0.06759644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3777161" calcext:value-type="float">
            <text:p>0.3777161</text:p>
          </table:table-cell>
          <table:table-cell office:value-type="float" office:value="0.3484497" calcext:value-type="float">
            <text:p>0.3484497</text:p>
          </table:table-cell>
          <table:table-cell office:value-type="float" office:value="0.8131104" calcext:value-type="float">
            <text:p>0.8131104</text:p>
          </table:table-cell>
          <table:table-cell office:value-type="float" office:value="0.8005676" calcext:value-type="float">
            <text:p>0.8005676</text:p>
          </table:table-cell>
          <table:table-cell office:value-type="float" office:value="1.331177" calcext:value-type="float">
            <text:p>1.331177</text:p>
          </table:table-cell>
          <table:table-cell office:value-type="float" office:value="1.325348" calcext:value-type="float">
            <text:p>1.325348</text:p>
          </table:table-cell>
          <table:table-cell office:value-type="float" office:value="2.195282" calcext:value-type="float">
            <text:p>2.195282</text:p>
          </table:table-cell>
          <table:table-cell office:value-type="float" office:value="2.177826" calcext:value-type="float">
            <text:p>2.177826</text:p>
          </table:table-cell>
          <table:table-cell office:value-type="float" office:value="3.749359" calcext:value-type="float">
            <text:p>3.749359</text:p>
          </table:table-cell>
          <table:table-cell office:value-type="float" office:value="3.708679" calcext:value-type="float">
            <text:p>3.708679</text:p>
          </table:table-cell>
          <table:table-cell office:value-type="float" office:value="5.65033" calcext:value-type="float">
            <text:p>5.65033</text:p>
          </table:table-cell>
          <table:table-cell office:value-type="float" office:value="5.579224" calcext:value-type="float">
            <text:p>5.579224</text:p>
          </table:table-cell>
          <table:table-cell office:value-type="float" office:value="7.206207" calcext:value-type="float">
            <text:p>7.206207</text:p>
          </table:table-cell>
          <table:table-cell office:value-type="float" office:value="7.109924" calcext:value-type="float">
            <text:p>7.109924</text:p>
          </table:table-cell>
          <table:table-cell office:value-type="float" office:value="8.50238" calcext:value-type="float">
            <text:p>8.50238</text:p>
          </table:table-cell>
          <table:table-cell office:value-type="float" office:value="8.387146" calcext:value-type="float">
            <text:p>8.387146</text:p>
          </table:table-cell>
          <table:table-cell office:value-type="float" office:value="9.502533" calcext:value-type="float">
            <text:p>9.502533</text:p>
          </table:table-cell>
          <table:table-cell office:value-type="float" office:value="9.377075" calcext:value-type="float">
            <text:p>9.377075</text:p>
          </table:table-cell>
          <table:table-cell office:value-type="float" office:value="9.990082" calcext:value-type="float">
            <text:p>9.990082</text:p>
          </table:table-cell>
          <table:table-cell office:value-type="float" office:value="9.864349" calcext:value-type="float">
            <text:p>9.864349</text:p>
          </table:table-cell>
          <table:table-cell office:value-type="float" office:value="10.96185" calcext:value-type="float">
            <text:p>10.96185</text:p>
          </table:table-cell>
          <table:table-cell office:value-type="float" office:value="-4.190002" calcext:value-type="float">
            <text:p>-4.1900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6" calcext:value-type="float">
            <text:p>12012006</text:p>
          </table:table-cell>
          <table:table-cell office:value-type="float" office:value="8.261197" calcext:value-type="float">
            <text:p>8.261197</text:p>
          </table:table-cell>
          <table:table-cell office:value-type="float" office:value="11.64" calcext:value-type="float">
            <text:p>11.64</text:p>
          </table:table-cell>
          <table:table-cell office:value-type="float" office:value="-2.1" calcext:value-type="float">
            <text:p>-2.1</text:p>
          </table:table-cell>
          <table:table-cell office:value-type="float" office:value="0.858956" calcext:value-type="float">
            <text:p>0.858956</text:p>
          </table:table-cell>
          <table:table-cell office:value-type="float" office:value="0.4630539" calcext:value-type="float">
            <text:p>0.4630539</text:p>
          </table:table-cell>
          <table:table-cell office:value-type="float" office:value="471.924" calcext:value-type="float">
            <text:p>471.924</text:p>
          </table:table-cell>
          <table:table-cell office:value-type="float" office:value="0.2" calcext:value-type="float">
            <text:p>0.2</text:p>
          </table:table-cell>
          <table:table-cell office:value-type="float" office:value="13.22235" calcext:value-type="float">
            <text:p>13.22235</text:p>
          </table:table-cell>
          <table:table-cell office:value-type="float" office:value="-1.671692" calcext:value-type="float">
            <text:p>-1.671692</text:p>
          </table:table-cell>
          <table:table-cell office:value-type="float" office:value="1.882111" calcext:value-type="float">
            <text:p>1.882111</text:p>
          </table:table-cell>
          <table:table-cell office:value-type="float" office:value="-0.2687378" calcext:value-type="float">
            <text:p>-0.2687378</text:p>
          </table:table-cell>
          <table:table-cell office:value-type="float" office:value="0.2648926" calcext:value-type="float">
            <text:p>0.2648926</text:p>
          </table:table-cell>
          <table:table-cell office:value-type="float" office:value="-0.04391479" calcext:value-type="float">
            <text:p>-0.04391479</text:p>
          </table:table-cell>
          <table:table-cell office:value-type="float" office:value="0.07501221" calcext:value-type="float">
            <text:p>0.07501221</text:p>
          </table:table-cell>
          <table:table-cell office:value-type="float" office:value="0.03335571" calcext:value-type="float">
            <text:p>0.03335571</text:p>
          </table:table-cell>
          <table:table-cell office:value-type="float" office:value="0.3838196" calcext:value-type="float">
            <text:p>0.3838196</text:p>
          </table:table-cell>
          <table:table-cell office:value-type="float" office:value="0.3566589" calcext:value-type="float">
            <text:p>0.3566589</text:p>
          </table:table-cell>
          <table:table-cell office:value-type="float" office:value="0.8123169" calcext:value-type="float">
            <text:p>0.8123169</text:p>
          </table:table-cell>
          <table:table-cell office:value-type="float" office:value="0.7993164" calcext:value-type="float">
            <text:p>0.7993164</text:p>
          </table:table-cell>
          <table:table-cell office:value-type="float" office:value="1.326355" calcext:value-type="float">
            <text:p>1.326355</text:p>
          </table:table-cell>
          <table:table-cell office:value-type="float" office:value="1.314331" calcext:value-type="float">
            <text:p>1.314331</text:p>
          </table:table-cell>
          <table:table-cell office:value-type="float" office:value="2.177643" calcext:value-type="float">
            <text:p>2.177643</text:p>
          </table:table-cell>
          <table:table-cell office:value-type="float" office:value="2.158478" calcext:value-type="float">
            <text:p>2.158478</text:p>
          </table:table-cell>
          <table:table-cell office:value-type="float" office:value="3.708221" calcext:value-type="float">
            <text:p>3.708221</text:p>
          </table:table-cell>
          <table:table-cell office:value-type="float" office:value="3.667542" calcext:value-type="float">
            <text:p>3.667542</text:p>
          </table:table-cell>
          <table:table-cell office:value-type="float" office:value="5.578491" calcext:value-type="float">
            <text:p>5.578491</text:p>
          </table:table-cell>
          <table:table-cell office:value-type="float" office:value="5.508331" calcext:value-type="float">
            <text:p>5.508331</text:p>
          </table:table-cell>
          <table:table-cell office:value-type="float" office:value="7.108948" calcext:value-type="float">
            <text:p>7.108948</text:p>
          </table:table-cell>
          <table:table-cell office:value-type="float" office:value="7.015076" calcext:value-type="float">
            <text:p>7.015076</text:p>
          </table:table-cell>
          <table:table-cell office:value-type="float" office:value="8.385956" calcext:value-type="float">
            <text:p>8.385956</text:p>
          </table:table-cell>
          <table:table-cell office:value-type="float" office:value="8.273804" calcext:value-type="float">
            <text:p>8.273804</text:p>
          </table:table-cell>
          <table:table-cell office:value-type="float" office:value="9.375763" calcext:value-type="float">
            <text:p>9.375763</text:p>
          </table:table-cell>
          <table:table-cell office:value-type="float" office:value="9.253113" calcext:value-type="float">
            <text:p>9.253113</text:p>
          </table:table-cell>
          <table:table-cell office:value-type="float" office:value="9.863037" calcext:value-type="float">
            <text:p>9.863037</text:p>
          </table:table-cell>
          <table:table-cell office:value-type="float" office:value="9.739929" calcext:value-type="float">
            <text:p>9.739929</text:p>
          </table:table-cell>
          <table:table-cell office:value-type="float" office:value="13.22235" calcext:value-type="float">
            <text:p>13.22235</text:p>
          </table:table-cell>
          <table:table-cell office:value-type="float" office:value="-1.671692" calcext:value-type="float">
            <text:p>-1.6716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6" calcext:value-type="float">
            <text:p>13012006</text:p>
          </table:table-cell>
          <table:table-cell office:value-type="float" office:value="8.92287" calcext:value-type="float">
            <text:p>8.92287</text:p>
          </table:table-cell>
          <table:table-cell office:value-type="float" office:value="4.25" calcext:value-type="float">
            <text:p>4.25</text:p>
          </table:table-cell>
          <table:table-cell office:value-type="float" office:value="-5.61" calcext:value-type="float">
            <text:p>-5.61</text:p>
          </table:table-cell>
          <table:table-cell office:value-type="float" office:value="0.6854522" calcext:value-type="float">
            <text:p>0.6854522</text:p>
          </table:table-cell>
          <table:table-cell office:value-type="float" office:value="0.3572399" calcext:value-type="float">
            <text:p>0.3572399</text:p>
          </table:table-cell>
          <table:table-cell office:value-type="float" office:value="446.184" calcext:value-type="float">
            <text:p>446.184</text:p>
          </table:table-cell>
          <table:table-cell office:value-type="float" office:value="0" calcext:value-type="float">
            <text:p>0</text:p>
          </table:table-cell>
          <table:table-cell office:value-type="float" office:value="10.10831" calcext:value-type="float">
            <text:p>10.10831</text:p>
          </table:table-cell>
          <table:table-cell office:value-type="float" office:value="-2.587402" calcext:value-type="float">
            <text:p>-2.587402</text:p>
          </table:table-cell>
          <table:table-cell office:value-type="float" office:value="1.471344" calcext:value-type="float">
            <text:p>1.471344</text:p>
          </table:table-cell>
          <table:table-cell office:value-type="float" office:value="-0.4519043" calcext:value-type="float">
            <text:p>-0.4519043</text:p>
          </table:table-cell>
          <table:table-cell office:value-type="float" office:value="0.1916809" calcext:value-type="float">
            <text:p>0.1916809</text:p>
          </table:table-cell>
          <table:table-cell office:value-type="float" office:value="-0.05941772" calcext:value-type="float">
            <text:p>-0.05941772</text:p>
          </table:table-cell>
          <table:table-cell office:value-type="float" office:value="0.0652771" calcext:value-type="float">
            <text:p>0.0652771</text:p>
          </table:table-cell>
          <table:table-cell office:value-type="float" office:value="0.03356934" calcext:value-type="float">
            <text:p>0.03356934</text:p>
          </table:table-cell>
          <table:table-cell office:value-type="float" office:value="0.3757629" calcext:value-type="float">
            <text:p>0.3757629</text:p>
          </table:table-cell>
          <table:table-cell office:value-type="float" office:value="0.3553162" calcext:value-type="float">
            <text:p>0.3553162</text:p>
          </table:table-cell>
          <table:table-cell office:value-type="float" office:value="0.8003235" calcext:value-type="float">
            <text:p>0.8003235</text:p>
          </table:table-cell>
          <table:table-cell office:value-type="float" office:value="0.7888794" calcext:value-type="float">
            <text:p>0.7888794</text:p>
          </table:table-cell>
          <table:table-cell office:value-type="float" office:value="1.314026" calcext:value-type="float">
            <text:p>1.314026</text:p>
          </table:table-cell>
          <table:table-cell office:value-type="float" office:value="1.296967" calcext:value-type="float">
            <text:p>1.296967</text:p>
          </table:table-cell>
          <table:table-cell office:value-type="float" office:value="2.158234" calcext:value-type="float">
            <text:p>2.158234</text:p>
          </table:table-cell>
          <table:table-cell office:value-type="float" office:value="2.133484" calcext:value-type="float">
            <text:p>2.133484</text:p>
          </table:table-cell>
          <table:table-cell office:value-type="float" office:value="3.667084" calcext:value-type="float">
            <text:p>3.667084</text:p>
          </table:table-cell>
          <table:table-cell office:value-type="float" office:value="3.624969" calcext:value-type="float">
            <text:p>3.624969</text:p>
          </table:table-cell>
          <table:table-cell office:value-type="float" office:value="5.507568" calcext:value-type="float">
            <text:p>5.507568</text:p>
          </table:table-cell>
          <table:table-cell office:value-type="float" office:value="5.438324" calcext:value-type="float">
            <text:p>5.438324</text:p>
          </table:table-cell>
          <table:table-cell office:value-type="float" office:value="7.014099" calcext:value-type="float">
            <text:p>7.014099</text:p>
          </table:table-cell>
          <table:table-cell office:value-type="float" office:value="6.922424" calcext:value-type="float">
            <text:p>6.922424</text:p>
          </table:table-cell>
          <table:table-cell office:value-type="float" office:value="8.272644" calcext:value-type="float">
            <text:p>8.272644</text:p>
          </table:table-cell>
          <table:table-cell office:value-type="float" office:value="8.163361" calcext:value-type="float">
            <text:p>8.163361</text:p>
          </table:table-cell>
          <table:table-cell office:value-type="float" office:value="9.251862" calcext:value-type="float">
            <text:p>9.251862</text:p>
          </table:table-cell>
          <table:table-cell office:value-type="float" office:value="9.131989" calcext:value-type="float">
            <text:p>9.131989</text:p>
          </table:table-cell>
          <table:table-cell office:value-type="float" office:value="9.738617" calcext:value-type="float">
            <text:p>9.738617</text:p>
          </table:table-cell>
          <table:table-cell office:value-type="float" office:value="9.617859" calcext:value-type="float">
            <text:p>9.617859</text:p>
          </table:table-cell>
          <table:table-cell office:value-type="float" office:value="10.10831" calcext:value-type="float">
            <text:p>10.10831</text:p>
          </table:table-cell>
          <table:table-cell office:value-type="float" office:value="-2.587402" calcext:value-type="float">
            <text:p>-2.5874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6" calcext:value-type="float">
            <text:p>14012006</text:p>
          </table:table-cell>
          <table:table-cell office:value-type="float" office:value="9.778095" calcext:value-type="float">
            <text:p>9.778095</text:p>
          </table:table-cell>
          <table:table-cell office:value-type="float" office:value="13.58" calcext:value-type="float">
            <text:p>13.58</text:p>
          </table:table-cell>
          <table:table-cell office:value-type="float" office:value="-5.77" calcext:value-type="float">
            <text:p>-5.77</text:p>
          </table:table-cell>
          <table:table-cell office:value-type="float" office:value="0.7646382" calcext:value-type="float">
            <text:p>0.7646382</text:p>
          </table:table-cell>
          <table:table-cell office:value-type="float" office:value="0.3529824" calcext:value-type="float">
            <text:p>0.3529824</text:p>
          </table:table-cell>
          <table:table-cell office:value-type="float" office:value="347.832" calcext:value-type="float">
            <text:p>347.832</text:p>
          </table:table-cell>
          <table:table-cell office:value-type="float" office:value="0" calcext:value-type="float">
            <text:p>0</text:p>
          </table:table-cell>
          <table:table-cell office:value-type="float" office:value="9.172455" calcext:value-type="float">
            <text:p>9.172455</text:p>
          </table:table-cell>
          <table:table-cell office:value-type="float" office:value="-2.613281" calcext:value-type="float">
            <text:p>-2.613281</text:p>
          </table:table-cell>
          <table:table-cell office:value-type="float" office:value="1.448059" calcext:value-type="float">
            <text:p>1.448059</text:p>
          </table:table-cell>
          <table:table-cell office:value-type="float" office:value="-0.4665833" calcext:value-type="float">
            <text:p>-0.4665833</text:p>
          </table:table-cell>
          <table:table-cell office:value-type="float" office:value="0.1803894" calcext:value-type="float">
            <text:p>0.1803894</text:p>
          </table:table-cell>
          <table:table-cell office:value-type="float" office:value="-0.06225586" calcext:value-type="float">
            <text:p>-0.06225586</text:p>
          </table:table-cell>
          <table:table-cell office:value-type="float" office:value="0.06381226" calcext:value-type="float">
            <text:p>0.06381226</text:p>
          </table:table-cell>
          <table:table-cell office:value-type="float" office:value="0.03292847" calcext:value-type="float">
            <text:p>0.03292847</text:p>
          </table:table-cell>
          <table:table-cell office:value-type="float" office:value="0.3776855" calcext:value-type="float">
            <text:p>0.3776855</text:p>
          </table:table-cell>
          <table:table-cell office:value-type="float" office:value="0.3549805" calcext:value-type="float">
            <text:p>0.3549805</text:p>
          </table:table-cell>
          <table:table-cell office:value-type="float" office:value="0.7961731" calcext:value-type="float">
            <text:p>0.7961731</text:p>
          </table:table-cell>
          <table:table-cell office:value-type="float" office:value="0.7851257" calcext:value-type="float">
            <text:p>0.7851257</text:p>
          </table:table-cell>
          <table:table-cell office:value-type="float" office:value="1.296661" calcext:value-type="float">
            <text:p>1.296661</text:p>
          </table:table-cell>
          <table:table-cell office:value-type="float" office:value="1.287048" calcext:value-type="float">
            <text:p>1.287048</text:p>
          </table:table-cell>
          <table:table-cell office:value-type="float" office:value="2.133179" calcext:value-type="float">
            <text:p>2.133179</text:p>
          </table:table-cell>
          <table:table-cell office:value-type="float" office:value="2.108398" calcext:value-type="float">
            <text:p>2.108398</text:p>
          </table:table-cell>
          <table:table-cell office:value-type="float" office:value="3.624512" calcext:value-type="float">
            <text:p>3.624512</text:p>
          </table:table-cell>
          <table:table-cell office:value-type="float" office:value="3.580963" calcext:value-type="float">
            <text:p>3.580963</text:p>
          </table:table-cell>
          <table:table-cell office:value-type="float" office:value="5.437622" calcext:value-type="float">
            <text:p>5.437622</text:p>
          </table:table-cell>
          <table:table-cell office:value-type="float" office:value="5.369141" calcext:value-type="float">
            <text:p>5.369141</text:p>
          </table:table-cell>
          <table:table-cell office:value-type="float" office:value="6.921478" calcext:value-type="float">
            <text:p>6.921478</text:p>
          </table:table-cell>
          <table:table-cell office:value-type="float" office:value="6.831482" calcext:value-type="float">
            <text:p>6.831482</text:p>
          </table:table-cell>
          <table:table-cell office:value-type="float" office:value="8.162262" calcext:value-type="float">
            <text:p>8.162262</text:p>
          </table:table-cell>
          <table:table-cell office:value-type="float" office:value="8.055328" calcext:value-type="float">
            <text:p>8.055328</text:p>
          </table:table-cell>
          <table:table-cell office:value-type="float" office:value="9.130707" calcext:value-type="float">
            <text:p>9.130707</text:p>
          </table:table-cell>
          <table:table-cell office:value-type="float" office:value="9.013855" calcext:value-type="float">
            <text:p>9.013855</text:p>
          </table:table-cell>
          <table:table-cell office:value-type="float" office:value="9.616577" calcext:value-type="float">
            <text:p>9.616577</text:p>
          </table:table-cell>
          <table:table-cell office:value-type="float" office:value="9.498413" calcext:value-type="float">
            <text:p>9.498413</text:p>
          </table:table-cell>
          <table:table-cell office:value-type="float" office:value="9.172455" calcext:value-type="float">
            <text:p>9.172455</text:p>
          </table:table-cell>
          <table:table-cell office:value-type="float" office:value="-2.613281" calcext:value-type="float">
            <text:p>-2.6132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6" calcext:value-type="float">
            <text:p>15012006</text:p>
          </table:table-cell>
          <table:table-cell office:value-type="float" office:value="9.567593" calcext:value-type="float">
            <text:p>9.567593</text:p>
          </table:table-cell>
          <table:table-cell office:value-type="float" office:value="18.22" calcext:value-type="float">
            <text:p>18.22</text:p>
          </table:table-cell>
          <table:table-cell office:value-type="float" office:value="-0.66" calcext:value-type="float">
            <text:p>-0.66</text:p>
          </table:table-cell>
          <table:table-cell office:value-type="float" office:value="0.8202592" calcext:value-type="float">
            <text:p>0.8202592</text:p>
          </table:table-cell>
          <table:table-cell office:value-type="float" office:value="0.5140632" calcext:value-type="float">
            <text:p>0.5140632</text:p>
          </table:table-cell>
          <table:table-cell office:value-type="float" office:value="232.308" calcext:value-type="float">
            <text:p>232.308</text:p>
          </table:table-cell>
          <table:table-cell office:value-type="float" office:value="0" calcext:value-type="float">
            <text:p>0</text:p>
          </table:table-cell>
          <table:table-cell office:value-type="float" office:value="17.60571" calcext:value-type="float">
            <text:p>17.60571</text:p>
          </table:table-cell>
          <table:table-cell office:value-type="float" office:value="-1.300079" calcext:value-type="float">
            <text:p>-1.300079</text:p>
          </table:table-cell>
          <table:table-cell office:value-type="float" office:value="8.862366" calcext:value-type="float">
            <text:p>8.862366</text:p>
          </table:table-cell>
          <table:table-cell office:value-type="float" office:value="-0.230896" calcext:value-type="float">
            <text:p>-0.230896</text:p>
          </table:table-cell>
          <table:table-cell office:value-type="float" office:value="1.098328" calcext:value-type="float">
            <text:p>1.098328</text:p>
          </table:table-cell>
          <table:table-cell office:value-type="float" office:value="-0.02923584" calcext:value-type="float">
            <text:p>-0.02923584</text:p>
          </table:table-cell>
          <table:table-cell office:value-type="float" office:value="0.8615112" calcext:value-type="float">
            <text:p>0.8615112</text:p>
          </table:table-cell>
          <table:table-cell office:value-type="float" office:value="0.03753662" calcext:value-type="float">
            <text:p>0.03753662</text:p>
          </table:table-cell>
          <table:table-cell office:value-type="float" office:value="0.8987122" calcext:value-type="float">
            <text:p>0.8987122</text:p>
          </table:table-cell>
          <table:table-cell office:value-type="float" office:value="0.3594055" calcext:value-type="float">
            <text:p>0.3594055</text:p>
          </table:table-cell>
          <table:table-cell office:value-type="float" office:value="1.080444" calcext:value-type="float">
            <text:p>1.080444</text:p>
          </table:table-cell>
          <table:table-cell office:value-type="float" office:value="0.7813721" calcext:value-type="float">
            <text:p>0.7813721</text:p>
          </table:table-cell>
          <table:table-cell office:value-type="float" office:value="1.460999" calcext:value-type="float">
            <text:p>1.460999</text:p>
          </table:table-cell>
          <table:table-cell office:value-type="float" office:value="1.276154" calcext:value-type="float">
            <text:p>1.276154</text:p>
          </table:table-cell>
          <table:table-cell office:value-type="float" office:value="2.124969" calcext:value-type="float">
            <text:p>2.124969</text:p>
          </table:table-cell>
          <table:table-cell office:value-type="float" office:value="2.092773" calcext:value-type="float">
            <text:p>2.092773</text:p>
          </table:table-cell>
          <table:table-cell office:value-type="float" office:value="3.580505" calcext:value-type="float">
            <text:p>3.580505</text:p>
          </table:table-cell>
          <table:table-cell office:value-type="float" office:value="3.539215" calcext:value-type="float">
            <text:p>3.539215</text:p>
          </table:table-cell>
          <table:table-cell office:value-type="float" office:value="5.368408" calcext:value-type="float">
            <text:p>5.368408</text:p>
          </table:table-cell>
          <table:table-cell office:value-type="float" office:value="5.300537" calcext:value-type="float">
            <text:p>5.300537</text:p>
          </table:table-cell>
          <table:table-cell office:value-type="float" office:value="6.830566" calcext:value-type="float">
            <text:p>6.830566</text:p>
          </table:table-cell>
          <table:table-cell office:value-type="float" office:value="6.742432" calcext:value-type="float">
            <text:p>6.742432</text:p>
          </table:table-cell>
          <table:table-cell office:value-type="float" office:value="8.05426" calcext:value-type="float">
            <text:p>8.05426</text:p>
          </table:table-cell>
          <table:table-cell office:value-type="float" office:value="7.949921" calcext:value-type="float">
            <text:p>7.949921</text:p>
          </table:table-cell>
          <table:table-cell office:value-type="float" office:value="9.012634" calcext:value-type="float">
            <text:p>9.012634</text:p>
          </table:table-cell>
          <table:table-cell office:value-type="float" office:value="8.898041" calcext:value-type="float">
            <text:p>8.898041</text:p>
          </table:table-cell>
          <table:table-cell office:value-type="float" office:value="9.497223" calcext:value-type="float">
            <text:p>9.497223</text:p>
          </table:table-cell>
          <table:table-cell office:value-type="float" office:value="9.381622" calcext:value-type="float">
            <text:p>9.381622</text:p>
          </table:table-cell>
          <table:table-cell office:value-type="float" office:value="17.60571" calcext:value-type="float">
            <text:p>17.60571</text:p>
          </table:table-cell>
          <table:table-cell office:value-type="float" office:value="-1.300079" calcext:value-type="float">
            <text:p>-1.3000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6" calcext:value-type="float">
            <text:p>16012006</text:p>
          </table:table-cell>
          <table:table-cell office:value-type="float" office:value="3.07764" calcext:value-type="float">
            <text:p>3.07764</text:p>
          </table:table-cell>
          <table:table-cell office:value-type="float" office:value="5.02" calcext:value-type="float">
            <text:p>5.02</text:p>
          </table:table-cell>
          <table:table-cell office:value-type="float" office:value="-1.91" calcext:value-type="float">
            <text:p>-1.91</text:p>
          </table:table-cell>
          <table:table-cell office:value-type="float" office:value="0.763448" calcext:value-type="float">
            <text:p>0.763448</text:p>
          </table:table-cell>
          <table:table-cell office:value-type="float" office:value="0.469513" calcext:value-type="float">
            <text:p>0.469513</text:p>
          </table:table-cell>
          <table:table-cell office:value-type="float" office:value="660.024" calcext:value-type="float">
            <text:p>660.024</text:p>
          </table:table-cell>
          <table:table-cell office:value-type="float" office:value="0" calcext:value-type="float">
            <text:p>0</text:p>
          </table:table-cell>
          <table:table-cell office:value-type="float" office:value="4.088409" calcext:value-type="float">
            <text:p>4.088409</text:p>
          </table:table-cell>
          <table:table-cell office:value-type="float" office:value="-1.573639" calcext:value-type="float">
            <text:p>-1.573639</text:p>
          </table:table-cell>
          <table:table-cell office:value-type="float" office:value="1.957428" calcext:value-type="float">
            <text:p>1.957428</text:p>
          </table:table-cell>
          <table:table-cell office:value-type="float" office:value="-0.2830811" calcext:value-type="float">
            <text:p>-0.2830811</text:p>
          </table:table-cell>
          <table:table-cell office:value-type="float" office:value="0.2713928" calcext:value-type="float">
            <text:p>0.2713928</text:p>
          </table:table-cell>
          <table:table-cell office:value-type="float" office:value="0.001037598" calcext:value-type="float">
            <text:p>0.001037598</text:p>
          </table:table-cell>
          <table:table-cell office:value-type="float" office:value="0.5198364" calcext:value-type="float">
            <text:p>0.5198364</text:p>
          </table:table-cell>
          <table:table-cell office:value-type="float" office:value="0.3721619" calcext:value-type="float">
            <text:p>0.3721619</text:p>
          </table:table-cell>
          <table:table-cell office:value-type="float" office:value="0.7510681" calcext:value-type="float">
            <text:p>0.7510681</text:p>
          </table:table-cell>
          <table:table-cell office:value-type="float" office:value="0.6641846" calcext:value-type="float">
            <text:p>0.6641846</text:p>
          </table:table-cell>
          <table:table-cell office:value-type="float" office:value="1.074036" calcext:value-type="float">
            <text:p>1.074036</text:p>
          </table:table-cell>
          <table:table-cell office:value-type="float" office:value="1.028381" calcext:value-type="float">
            <text:p>1.028381</text:p>
          </table:table-cell>
          <table:table-cell office:value-type="float" office:value="1.477051" calcext:value-type="float">
            <text:p>1.477051</text:p>
          </table:table-cell>
          <table:table-cell office:value-type="float" office:value="1.451721" calcext:value-type="float">
            <text:p>1.451721</text:p>
          </table:table-cell>
          <table:table-cell office:value-type="float" office:value="2.179169" calcext:value-type="float">
            <text:p>2.179169</text:p>
          </table:table-cell>
          <table:table-cell office:value-type="float" office:value="2.12619" calcext:value-type="float">
            <text:p>2.12619</text:p>
          </table:table-cell>
          <table:table-cell office:value-type="float" office:value="3.53891" calcext:value-type="float">
            <text:p>3.53891</text:p>
          </table:table-cell>
          <table:table-cell office:value-type="float" office:value="3.52243" calcext:value-type="float">
            <text:p>3.52243</text:p>
          </table:table-cell>
          <table:table-cell office:value-type="float" office:value="5.299835" calcext:value-type="float">
            <text:p>5.299835</text:p>
          </table:table-cell>
          <table:table-cell office:value-type="float" office:value="5.235962" calcext:value-type="float">
            <text:p>5.235962</text:p>
          </table:table-cell>
          <table:table-cell office:value-type="float" office:value="6.741486" calcext:value-type="float">
            <text:p>6.741486</text:p>
          </table:table-cell>
          <table:table-cell office:value-type="float" office:value="6.655365" calcext:value-type="float">
            <text:p>6.655365</text:p>
          </table:table-cell>
          <table:table-cell office:value-type="float" office:value="7.948853" calcext:value-type="float">
            <text:p>7.948853</text:p>
          </table:table-cell>
          <table:table-cell office:value-type="float" office:value="7.846588" calcext:value-type="float">
            <text:p>7.846588</text:p>
          </table:table-cell>
          <table:table-cell office:value-type="float" office:value="8.896881" calcext:value-type="float">
            <text:p>8.896881</text:p>
          </table:table-cell>
          <table:table-cell office:value-type="float" office:value="8.784332" calcext:value-type="float">
            <text:p>8.784332</text:p>
          </table:table-cell>
          <table:table-cell office:value-type="float" office:value="9.380432" calcext:value-type="float">
            <text:p>9.380432</text:p>
          </table:table-cell>
          <table:table-cell office:value-type="float" office:value="9.267273" calcext:value-type="float">
            <text:p>9.267273</text:p>
          </table:table-cell>
          <table:table-cell office:value-type="float" office:value="4.088409" calcext:value-type="float">
            <text:p>4.088409</text:p>
          </table:table-cell>
          <table:table-cell office:value-type="float" office:value="-1.573181" calcext:value-type="float">
            <text:p>-1.5731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6" calcext:value-type="float">
            <text:p>17012006</text:p>
          </table:table-cell>
          <table:table-cell office:value-type="float" office:value="9.113987" calcext:value-type="float">
            <text:p>9.113987</text:p>
          </table:table-cell>
          <table:table-cell office:value-type="float" office:value="1.55" calcext:value-type="float">
            <text:p>1.55</text:p>
          </table:table-cell>
          <table:table-cell office:value-type="float" office:value="-9.29" calcext:value-type="float">
            <text:p>-9.29</text:p>
          </table:table-cell>
          <table:table-cell office:value-type="float" office:value="0.602205" calcext:value-type="float">
            <text:p>0.602205</text:p>
          </table:table-cell>
          <table:table-cell office:value-type="float" office:value="0.2701535" calcext:value-type="float">
            <text:p>0.2701535</text:p>
          </table:table-cell>
          <table:table-cell office:value-type="float" office:value="288.864" calcext:value-type="float">
            <text:p>288.864</text:p>
          </table:table-cell>
          <table:table-cell office:value-type="float" office:value="0" calcext:value-type="float">
            <text:p>0</text:p>
          </table:table-cell>
          <table:table-cell office:value-type="float" office:value="4.311768" calcext:value-type="float">
            <text:p>4.311768</text:p>
          </table:table-cell>
          <table:table-cell office:value-type="float" office:value="-3.541351" calcext:value-type="float">
            <text:p>-3.541351</text:p>
          </table:table-cell>
          <table:table-cell office:value-type="float" office:value="0.8245544" calcext:value-type="float">
            <text:p>0.8245544</text:p>
          </table:table-cell>
          <table:table-cell office:value-type="float" office:value="-0.6464844" calcext:value-type="float">
            <text:p>-0.6464844</text:p>
          </table:table-cell>
          <table:table-cell office:value-type="float" office:value="0.5769043" calcext:value-type="float">
            <text:p>0.5769043</text:p>
          </table:table-cell>
          <table:table-cell office:value-type="float" office:value="-0.04873657" calcext:value-type="float">
            <text:p>-0.04873657</text:p>
          </table:table-cell>
          <table:table-cell office:value-type="float" office:value="0.6936035" calcext:value-type="float">
            <text:p>0.6936035</text:p>
          </table:table-cell>
          <table:table-cell office:value-type="float" office:value="0.3353271" calcext:value-type="float">
            <text:p>0.3353271</text:p>
          </table:table-cell>
          <table:table-cell office:value-type="float" office:value="0.8657532" calcext:value-type="float">
            <text:p>0.8657532</text:p>
          </table:table-cell>
          <table:table-cell office:value-type="float" office:value="0.6347961" calcext:value-type="float">
            <text:p>0.6347961</text:p>
          </table:table-cell>
          <table:table-cell office:value-type="float" office:value="1.134857" calcext:value-type="float">
            <text:p>1.134857</text:p>
          </table:table-cell>
          <table:table-cell office:value-type="float" office:value="1.016846" calcext:value-type="float">
            <text:p>1.016846</text:p>
          </table:table-cell>
          <table:table-cell office:value-type="float" office:value="1.522949" calcext:value-type="float">
            <text:p>1.522949</text:p>
          </table:table-cell>
          <table:table-cell office:value-type="float" office:value="1.454651" calcext:value-type="float">
            <text:p>1.454651</text:p>
          </table:table-cell>
          <table:table-cell office:value-type="float" office:value="2.195099" calcext:value-type="float">
            <text:p>2.195099</text:p>
          </table:table-cell>
          <table:table-cell office:value-type="float" office:value="2.179382" calcext:value-type="float">
            <text:p>2.179382</text:p>
          </table:table-cell>
          <table:table-cell office:value-type="float" office:value="3.522308" calcext:value-type="float">
            <text:p>3.522308</text:p>
          </table:table-cell>
          <table:table-cell office:value-type="float" office:value="3.505859" calcext:value-type="float">
            <text:p>3.505859</text:p>
          </table:table-cell>
          <table:table-cell office:value-type="float" office:value="5.235352" calcext:value-type="float">
            <text:p>5.235352</text:p>
          </table:table-cell>
          <table:table-cell office:value-type="float" office:value="5.176758" calcext:value-type="float">
            <text:p>5.176758</text:p>
          </table:table-cell>
          <table:table-cell office:value-type="float" office:value="6.65448" calcext:value-type="float">
            <text:p>6.65448</text:p>
          </table:table-cell>
          <table:table-cell office:value-type="float" office:value="6.570557" calcext:value-type="float">
            <text:p>6.570557</text:p>
          </table:table-cell>
          <table:table-cell office:value-type="float" office:value="7.84552" calcext:value-type="float">
            <text:p>7.84552</text:p>
          </table:table-cell>
          <table:table-cell office:value-type="float" office:value="7.74469" calcext:value-type="float">
            <text:p>7.74469</text:p>
          </table:table-cell>
          <table:table-cell office:value-type="float" office:value="8.783173" calcext:value-type="float">
            <text:p>8.783173</text:p>
          </table:table-cell>
          <table:table-cell office:value-type="float" office:value="8.673126" calcext:value-type="float">
            <text:p>8.673126</text:p>
          </table:table-cell>
          <table:table-cell office:value-type="float" office:value="9.266083" calcext:value-type="float">
            <text:p>9.266083</text:p>
          </table:table-cell>
          <table:table-cell office:value-type="float" office:value="9.155701" calcext:value-type="float">
            <text:p>9.155701</text:p>
          </table:table-cell>
          <table:table-cell office:value-type="float" office:value="4.311768" calcext:value-type="float">
            <text:p>4.311768</text:p>
          </table:table-cell>
          <table:table-cell office:value-type="float" office:value="-3.541351" calcext:value-type="float">
            <text:p>-3.5413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6" calcext:value-type="float">
            <text:p>18012006</text:p>
          </table:table-cell>
          <table:table-cell office:value-type="float" office:value="7.898239" calcext:value-type="float">
            <text:p>7.898239</text:p>
          </table:table-cell>
          <table:table-cell office:value-type="float" office:value="15.09" calcext:value-type="float">
            <text:p>15.09</text:p>
          </table:table-cell>
          <table:table-cell office:value-type="float" office:value="-8.68" calcext:value-type="float">
            <text:p>-8.68</text:p>
          </table:table-cell>
          <table:table-cell office:value-type="float" office:value="0.7746972" calcext:value-type="float">
            <text:p>0.7746972</text:p>
          </table:table-cell>
          <table:table-cell office:value-type="float" office:value="0.2831128" calcext:value-type="float">
            <text:p>0.2831128</text:p>
          </table:table-cell>
          <table:table-cell office:value-type="float" office:value="210.276" calcext:value-type="float">
            <text:p>210.276</text:p>
          </table:table-cell>
          <table:table-cell office:value-type="float" office:value="0" calcext:value-type="float">
            <text:p>0</text:p>
          </table:table-cell>
          <table:table-cell office:value-type="float" office:value="6.805481" calcext:value-type="float">
            <text:p>6.805481</text:p>
          </table:table-cell>
          <table:table-cell office:value-type="float" office:value="-5.355286" calcext:value-type="float">
            <text:p>-5.355286</text:p>
          </table:table-cell>
          <table:table-cell office:value-type="float" office:value="1.240204" calcext:value-type="float">
            <text:p>1.240204</text:p>
          </table:table-cell>
          <table:table-cell office:value-type="float" office:value="-0.8484192" calcext:value-type="float">
            <text:p>-0.8484192</text:p>
          </table:table-cell>
          <table:table-cell office:value-type="float" office:value="0.7416382" calcext:value-type="float">
            <text:p>0.7416382</text:p>
          </table:table-cell>
          <table:table-cell office:value-type="float" office:value="-0.08132935" calcext:value-type="float">
            <text:p>-0.08132935</text:p>
          </table:table-cell>
          <table:table-cell office:value-type="float" office:value="0.7752075" calcext:value-type="float">
            <text:p>0.7752075</text:p>
          </table:table-cell>
          <table:table-cell office:value-type="float" office:value="0.3243408" calcext:value-type="float">
            <text:p>0.3243408</text:p>
          </table:table-cell>
          <table:table-cell office:value-type="float" office:value="0.9284973" calcext:value-type="float">
            <text:p>0.9284973</text:p>
          </table:table-cell>
          <table:table-cell office:value-type="float" office:value="0.6384277" calcext:value-type="float">
            <text:p>0.6384277</text:p>
          </table:table-cell>
          <table:table-cell office:value-type="float" office:value="1.191986" calcext:value-type="float">
            <text:p>1.191986</text:p>
          </table:table-cell>
          <table:table-cell office:value-type="float" office:value="1.032013" calcext:value-type="float">
            <text:p>1.032013</text:p>
          </table:table-cell>
          <table:table-cell office:value-type="float" office:value="1.566956" calcext:value-type="float">
            <text:p>1.566956</text:p>
          </table:table-cell>
          <table:table-cell office:value-type="float" office:value="1.472717" calcext:value-type="float">
            <text:p>1.472717</text:p>
          </table:table-cell>
          <table:table-cell office:value-type="float" office:value="2.207306" calcext:value-type="float">
            <text:p>2.207306</text:p>
          </table:table-cell>
          <table:table-cell office:value-type="float" office:value="2.193542" calcext:value-type="float">
            <text:p>2.193542</text:p>
          </table:table-cell>
          <table:table-cell office:value-type="float" office:value="3.505737" calcext:value-type="float">
            <text:p>3.505737</text:p>
          </table:table-cell>
          <table:table-cell office:value-type="float" office:value="3.488983" calcext:value-type="float">
            <text:p>3.488983</text:p>
          </table:table-cell>
          <table:table-cell office:value-type="float" office:value="5.176147" calcext:value-type="float">
            <text:p>5.176147</text:p>
          </table:table-cell>
          <table:table-cell office:value-type="float" office:value="5.121307" calcext:value-type="float">
            <text:p>5.121307</text:p>
          </table:table-cell>
          <table:table-cell office:value-type="float" office:value="6.569702" calcext:value-type="float">
            <text:p>6.569702</text:p>
          </table:table-cell>
          <table:table-cell office:value-type="float" office:value="6.489105" calcext:value-type="float">
            <text:p>6.489105</text:p>
          </table:table-cell>
          <table:table-cell office:value-type="float" office:value="7.743683" calcext:value-type="float">
            <text:p>7.743683</text:p>
          </table:table-cell>
          <table:table-cell office:value-type="float" office:value="7.645355" calcext:value-type="float">
            <text:p>7.645355</text:p>
          </table:table-cell>
          <table:table-cell office:value-type="float" office:value="8.671997" calcext:value-type="float">
            <text:p>8.671997</text:p>
          </table:table-cell>
          <table:table-cell office:value-type="float" office:value="8.564636" calcext:value-type="float">
            <text:p>8.564636</text:p>
          </table:table-cell>
          <table:table-cell office:value-type="float" office:value="9.154541" calcext:value-type="float">
            <text:p>9.154541</text:p>
          </table:table-cell>
          <table:table-cell office:value-type="float" office:value="9.047119" calcext:value-type="float">
            <text:p>9.047119</text:p>
          </table:table-cell>
          <table:table-cell office:value-type="float" office:value="6.805511" calcext:value-type="float">
            <text:p>6.805511</text:p>
          </table:table-cell>
          <table:table-cell office:value-type="float" office:value="-5.355286" calcext:value-type="float">
            <text:p>-5.3552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6" calcext:value-type="float">
            <text:p>19012006</text:p>
          </table:table-cell>
          <table:table-cell office:value-type="float" office:value="5.255296" calcext:value-type="float">
            <text:p>5.255296</text:p>
          </table:table-cell>
          <table:table-cell office:value-type="float" office:value="6.13" calcext:value-type="float">
            <text:p>6.13</text:p>
          </table:table-cell>
          <table:table-cell office:value-type="float" office:value="-1.8" calcext:value-type="float">
            <text:p>-1.8</text:p>
          </table:table-cell>
          <table:table-cell office:value-type="float" office:value="0.7702225" calcext:value-type="float">
            <text:p>0.7702225</text:p>
          </table:table-cell>
          <table:table-cell office:value-type="float" office:value="0.4732899" calcext:value-type="float">
            <text:p>0.4732899</text:p>
          </table:table-cell>
          <table:table-cell office:value-type="float" office:value="345.168" calcext:value-type="float">
            <text:p>345.168</text:p>
          </table:table-cell>
          <table:table-cell office:value-type="float" office:value="0" calcext:value-type="float">
            <text:p>0</text:p>
          </table:table-cell>
          <table:table-cell office:value-type="float" office:value="6.459991" calcext:value-type="float">
            <text:p>6.459991</text:p>
          </table:table-cell>
          <table:table-cell office:value-type="float" office:value="-1.543427" calcext:value-type="float">
            <text:p>-1.543427</text:p>
          </table:table-cell>
          <table:table-cell office:value-type="float" office:value="1.065338" calcext:value-type="float">
            <text:p>1.065338</text:p>
          </table:table-cell>
          <table:table-cell office:value-type="float" office:value="-0.2541199" calcext:value-type="float">
            <text:p>-0.2541199</text:p>
          </table:table-cell>
          <table:table-cell office:value-type="float" office:value="0.9150391" calcext:value-type="float">
            <text:p>0.9150391</text:p>
          </table:table-cell>
          <table:table-cell office:value-type="float" office:value="0.0982666" calcext:value-type="float">
            <text:p>0.0982666</text:p>
          </table:table-cell>
          <table:table-cell office:value-type="float" office:value="0.9743958" calcext:value-type="float">
            <text:p>0.9743958</text:p>
          </table:table-cell>
          <table:table-cell office:value-type="float" office:value="0.4892883" calcext:value-type="float">
            <text:p>0.4892883</text:p>
          </table:table-cell>
          <table:table-cell office:value-type="float" office:value="1.100677" calcext:value-type="float">
            <text:p>1.100677</text:p>
          </table:table-cell>
          <table:table-cell office:value-type="float" office:value="0.7827454" calcext:value-type="float">
            <text:p>0.7827454</text:p>
          </table:table-cell>
          <table:table-cell office:value-type="float" office:value="1.32785" calcext:value-type="float">
            <text:p>1.32785</text:p>
          </table:table-cell>
          <table:table-cell office:value-type="float" office:value="1.14978" calcext:value-type="float">
            <text:p>1.14978</text:p>
          </table:table-cell>
          <table:table-cell office:value-type="float" office:value="1.666718" calcext:value-type="float">
            <text:p>1.666718</text:p>
          </table:table-cell>
          <table:table-cell office:value-type="float" office:value="1.557648" calcext:value-type="float">
            <text:p>1.557648</text:p>
          </table:table-cell>
          <table:table-cell office:value-type="float" office:value="2.259338" calcext:value-type="float">
            <text:p>2.259338</text:p>
          </table:table-cell>
          <table:table-cell office:value-type="float" office:value="2.207947" calcext:value-type="float">
            <text:p>2.207947</text:p>
          </table:table-cell>
          <table:table-cell office:value-type="float" office:value="3.488861" calcext:value-type="float">
            <text:p>3.488861</text:p>
          </table:table-cell>
          <table:table-cell office:value-type="float" office:value="3.479675" calcext:value-type="float">
            <text:p>3.479675</text:p>
          </table:table-cell>
          <table:table-cell office:value-type="float" office:value="5.120758" calcext:value-type="float">
            <text:p>5.120758</text:p>
          </table:table-cell>
          <table:table-cell office:value-type="float" office:value="5.069031" calcext:value-type="float">
            <text:p>5.069031</text:p>
          </table:table-cell>
          <table:table-cell office:value-type="float" office:value="6.488251" calcext:value-type="float">
            <text:p>6.488251</text:p>
          </table:table-cell>
          <table:table-cell office:value-type="float" office:value="6.410858" calcext:value-type="float">
            <text:p>6.410858</text:p>
          </table:table-cell>
          <table:table-cell office:value-type="float" office:value="7.644318" calcext:value-type="float">
            <text:p>7.644318</text:p>
          </table:table-cell>
          <table:table-cell office:value-type="float" office:value="7.549103" calcext:value-type="float">
            <text:p>7.549103</text:p>
          </table:table-cell>
          <table:table-cell office:value-type="float" office:value="8.563507" calcext:value-type="float">
            <text:p>8.563507</text:p>
          </table:table-cell>
          <table:table-cell office:value-type="float" office:value="8.458618" calcext:value-type="float">
            <text:p>8.458618</text:p>
          </table:table-cell>
          <table:table-cell office:value-type="float" office:value="9.046021" calcext:value-type="float">
            <text:p>9.046021</text:p>
          </table:table-cell>
          <table:table-cell office:value-type="float" office:value="8.94046" calcext:value-type="float">
            <text:p>8.94046</text:p>
          </table:table-cell>
          <table:table-cell office:value-type="float" office:value="6.459991" calcext:value-type="float">
            <text:p>6.459991</text:p>
          </table:table-cell>
          <table:table-cell office:value-type="float" office:value="-1.543427" calcext:value-type="float">
            <text:p>-1.5434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6" calcext:value-type="float">
            <text:p>20012006</text:p>
          </table:table-cell>
          <table:table-cell office:value-type="float" office:value="2.15028" calcext:value-type="float">
            <text:p>2.15028</text:p>
          </table:table-cell>
          <table:table-cell office:value-type="float" office:value="0.54" calcext:value-type="float">
            <text:p>0.54</text:p>
          </table:table-cell>
          <table:table-cell office:value-type="float" office:value="-7.99" calcext:value-type="float">
            <text:p>-7.99</text:p>
          </table:table-cell>
          <table:table-cell office:value-type="float" office:value="0.5603672" calcext:value-type="float">
            <text:p>0.5603672</text:p>
          </table:table-cell>
          <table:table-cell office:value-type="float" office:value="0.2984444" calcext:value-type="float">
            <text:p>0.2984444</text:p>
          </table:table-cell>
          <table:table-cell office:value-type="float" office:value="230.292" calcext:value-type="float">
            <text:p>230.292</text:p>
          </table:table-cell>
          <table:table-cell office:value-type="float" office:value="0.2" calcext:value-type="float">
            <text:p>0.2</text:p>
          </table:table-cell>
          <table:table-cell office:value-type="float" office:value="0.7276306" calcext:value-type="float">
            <text:p>0.7276306</text:p>
          </table:table-cell>
          <table:table-cell office:value-type="float" office:value="-3.081787" calcext:value-type="float">
            <text:p>-3.081787</text:p>
          </table:table-cell>
          <table:table-cell office:value-type="float" office:value="0.150177" calcext:value-type="float">
            <text:p>0.150177</text:p>
          </table:table-cell>
          <table:table-cell office:value-type="float" office:value="-0.4841003" calcext:value-type="float">
            <text:p>-0.4841003</text:p>
          </table:table-cell>
          <table:table-cell office:value-type="float" office:value="0.3579712" calcext:value-type="float">
            <text:p>0.3579712</text:p>
          </table:table-cell>
          <table:table-cell office:value-type="float" office:value="-0.01541138" calcext:value-type="float">
            <text:p>-0.01541138</text:p>
          </table:table-cell>
          <table:table-cell office:value-type="float" office:value="0.6516724" calcext:value-type="float">
            <text:p>0.6516724</text:p>
          </table:table-cell>
          <table:table-cell office:value-type="float" office:value="0.4499817" calcext:value-type="float">
            <text:p>0.4499817</text:p>
          </table:table-cell>
          <table:table-cell office:value-type="float" office:value="0.9438477" calcext:value-type="float">
            <text:p>0.9438477</text:p>
          </table:table-cell>
          <table:table-cell office:value-type="float" office:value="0.7818298" calcext:value-type="float">
            <text:p>0.7818298</text:p>
          </table:table-cell>
          <table:table-cell office:value-type="float" office:value="1.298645" calcext:value-type="float">
            <text:p>1.298645</text:p>
          </table:table-cell>
          <table:table-cell office:value-type="float" office:value="1.185242" calcext:value-type="float">
            <text:p>1.185242</text:p>
          </table:table-cell>
          <table:table-cell office:value-type="float" office:value="1.66507" calcext:value-type="float">
            <text:p>1.66507</text:p>
          </table:table-cell>
          <table:table-cell office:value-type="float" office:value="1.604645" calcext:value-type="float">
            <text:p>1.604645</text:p>
          </table:table-cell>
          <table:table-cell office:value-type="float" office:value="2.273499" calcext:value-type="float">
            <text:p>2.273499</text:p>
          </table:table-cell>
          <table:table-cell office:value-type="float" office:value="2.260162" calcext:value-type="float">
            <text:p>2.260162</text:p>
          </table:table-cell>
          <table:table-cell office:value-type="float" office:value="3.479675" calcext:value-type="float">
            <text:p>3.479675</text:p>
          </table:table-cell>
          <table:table-cell office:value-type="float" office:value="3.475983" calcext:value-type="float">
            <text:p>3.475983</text:p>
          </table:table-cell>
          <table:table-cell office:value-type="float" office:value="5.068512" calcext:value-type="float">
            <text:p>5.068512</text:p>
          </table:table-cell>
          <table:table-cell office:value-type="float" office:value="5.021454" calcext:value-type="float">
            <text:p>5.021454</text:p>
          </table:table-cell>
          <table:table-cell office:value-type="float" office:value="6.410065" calcext:value-type="float">
            <text:p>6.410065</text:p>
          </table:table-cell>
          <table:table-cell office:value-type="float" office:value="6.335785" calcext:value-type="float">
            <text:p>6.335785</text:p>
          </table:table-cell>
          <table:table-cell office:value-type="float" office:value="7.548126" calcext:value-type="float">
            <text:p>7.548126</text:p>
          </table:table-cell>
          <table:table-cell office:value-type="float" office:value="7.455261" calcext:value-type="float">
            <text:p>7.455261</text:p>
          </table:table-cell>
          <table:table-cell office:value-type="float" office:value="8.457489" calcext:value-type="float">
            <text:p>8.457489</text:p>
          </table:table-cell>
          <table:table-cell office:value-type="float" office:value="8.354889" calcext:value-type="float">
            <text:p>8.354889</text:p>
          </table:table-cell>
          <table:table-cell office:value-type="float" office:value="8.939362" calcext:value-type="float">
            <text:p>8.939362</text:p>
          </table:table-cell>
          <table:table-cell office:value-type="float" office:value="8.836304" calcext:value-type="float">
            <text:p>8.836304</text:p>
          </table:table-cell>
          <table:table-cell office:value-type="float" office:value="0.7276306" calcext:value-type="float">
            <text:p>0.7276306</text:p>
          </table:table-cell>
          <table:table-cell office:value-type="float" office:value="-3.023285" calcext:value-type="float">
            <text:p>-3.0232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6" calcext:value-type="float">
            <text:p>21012006</text:p>
          </table:table-cell>
          <table:table-cell office:value-type="float" office:value="10.40569" calcext:value-type="float">
            <text:p>10.40569</text:p>
          </table:table-cell>
          <table:table-cell office:value-type="float" office:value="10.06" calcext:value-type="float">
            <text:p>10.06</text:p>
          </table:table-cell>
          <table:table-cell office:value-type="float" office:value="-8.92" calcext:value-type="float">
            <text:p>-8.92</text:p>
          </table:table-cell>
          <table:table-cell office:value-type="float" office:value="0.7658268" calcext:value-type="float">
            <text:p>0.7658268</text:p>
          </table:table-cell>
          <table:table-cell office:value-type="float" office:value="0.2779484" calcext:value-type="float">
            <text:p>0.2779484</text:p>
          </table:table-cell>
          <table:table-cell office:value-type="float" office:value="300.096" calcext:value-type="float">
            <text:p>300.096</text:p>
          </table:table-cell>
          <table:table-cell office:value-type="float" office:value="0.1" calcext:value-type="float">
            <text:p>0.1</text:p>
          </table:table-cell>
          <table:table-cell office:value-type="float" office:value="6.480316" calcext:value-type="float">
            <text:p>6.480316</text:p>
          </table:table-cell>
          <table:table-cell office:value-type="float" office:value="-5.556213" calcext:value-type="float">
            <text:p>-5.556213</text:p>
          </table:table-cell>
          <table:table-cell office:value-type="float" office:value="1.106415" calcext:value-type="float">
            <text:p>1.106415</text:p>
          </table:table-cell>
          <table:table-cell office:value-type="float" office:value="-0.8373108" calcext:value-type="float">
            <text:p>-0.8373108</text:p>
          </table:table-cell>
          <table:table-cell office:value-type="float" office:value="0.8334961" calcext:value-type="float">
            <text:p>0.8334961</text:p>
          </table:table-cell>
          <table:table-cell office:value-type="float" office:value="-0.07568359" calcext:value-type="float">
            <text:p>-0.07568359</text:p>
          </table:table-cell>
          <table:table-cell office:value-type="float" office:value="0.8955078" calcext:value-type="float">
            <text:p>0.8955078</text:p>
          </table:table-cell>
          <table:table-cell office:value-type="float" office:value="0.3538208" calcext:value-type="float">
            <text:p>0.3538208</text:p>
          </table:table-cell>
          <table:table-cell office:value-type="float" office:value="1.026337" calcext:value-type="float">
            <text:p>1.026337</text:p>
          </table:table-cell>
          <table:table-cell office:value-type="float" office:value="0.6815186" calcext:value-type="float">
            <text:p>0.6815186</text:p>
          </table:table-cell>
          <table:table-cell office:value-type="float" office:value="1.257782" calcext:value-type="float">
            <text:p>1.257782</text:p>
          </table:table-cell>
          <table:table-cell office:value-type="float" office:value="1.086304" calcext:value-type="float">
            <text:p>1.086304</text:p>
          </table:table-cell>
          <table:table-cell office:value-type="float" office:value="1.621155" calcext:value-type="float">
            <text:p>1.621155</text:p>
          </table:table-cell>
          <table:table-cell office:value-type="float" office:value="1.528564" calcext:value-type="float">
            <text:p>1.528564</text:p>
          </table:table-cell>
          <table:table-cell office:value-type="float" office:value="2.270905" calcext:value-type="float">
            <text:p>2.270905</text:p>
          </table:table-cell>
          <table:table-cell office:value-type="float" office:value="2.238708" calcext:value-type="float">
            <text:p>2.238708</text:p>
          </table:table-cell>
          <table:table-cell office:value-type="float" office:value="3.475891" calcext:value-type="float">
            <text:p>3.475891</text:p>
          </table:table-cell>
          <table:table-cell office:value-type="float" office:value="3.456055" calcext:value-type="float">
            <text:p>3.456055</text:p>
          </table:table-cell>
          <table:table-cell office:value-type="float" office:value="5.020996" calcext:value-type="float">
            <text:p>5.020996</text:p>
          </table:table-cell>
          <table:table-cell office:value-type="float" office:value="4.975525" calcext:value-type="float">
            <text:p>4.975525</text:p>
          </table:table-cell>
          <table:table-cell office:value-type="float" office:value="6.335022" calcext:value-type="float">
            <text:p>6.335022</text:p>
          </table:table-cell>
          <table:table-cell office:value-type="float" office:value="6.263916" calcext:value-type="float">
            <text:p>6.263916</text:p>
          </table:table-cell>
          <table:table-cell office:value-type="float" office:value="7.454285" calcext:value-type="float">
            <text:p>7.454285</text:p>
          </table:table-cell>
          <table:table-cell office:value-type="float" office:value="7.364471" calcext:value-type="float">
            <text:p>7.364471</text:p>
          </table:table-cell>
          <table:table-cell office:value-type="float" office:value="8.353821" calcext:value-type="float">
            <text:p>8.353821</text:p>
          </table:table-cell>
          <table:table-cell office:value-type="float" office:value="8.254364" calcext:value-type="float">
            <text:p>8.254364</text:p>
          </table:table-cell>
          <table:table-cell office:value-type="float" office:value="8.835236" calcext:value-type="float">
            <text:p>8.835236</text:p>
          </table:table-cell>
          <table:table-cell office:value-type="float" office:value="8.73468" calcext:value-type="float">
            <text:p>8.73468</text:p>
          </table:table-cell>
          <table:table-cell office:value-type="float" office:value="6.480316" calcext:value-type="float">
            <text:p>6.480316</text:p>
          </table:table-cell>
          <table:table-cell office:value-type="float" office:value="-5.556213" calcext:value-type="float">
            <text:p>-5.5562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6" calcext:value-type="float">
            <text:p>22012006</text:p>
          </table:table-cell>
          <table:table-cell office:value-type="float" office:value="5.620981" calcext:value-type="float">
            <text:p>5.620981</text:p>
          </table:table-cell>
          <table:table-cell office:value-type="float" office:value="-0.35" calcext:value-type="float">
            <text:p>-0.35</text:p>
          </table:table-cell>
          <table:table-cell office:value-type="float" office:value="-6.57" calcext:value-type="float">
            <text:p>-6.57</text:p>
          </table:table-cell>
          <table:table-cell office:value-type="float" office:value="0.5256832" calcext:value-type="float">
            <text:p>0.5256832</text:p>
          </table:table-cell>
          <table:table-cell office:value-type="float" office:value="0.3323732" calcext:value-type="float">
            <text:p>0.3323732</text:p>
          </table:table-cell>
          <table:table-cell office:value-type="float" office:value="243.792" calcext:value-type="float">
            <text:p>243.792</text:p>
          </table:table-cell>
          <table:table-cell office:value-type="float" office:value="0" calcext:value-type="float">
            <text:p>0</text:p>
          </table:table-cell>
          <table:table-cell office:value-type="float" office:value="3.547668" calcext:value-type="float">
            <text:p>3.547668</text:p>
          </table:table-cell>
          <table:table-cell office:value-type="float" office:value="-2.887817" calcext:value-type="float">
            <text:p>-2.887817</text:p>
          </table:table-cell>
          <table:table-cell office:value-type="float" office:value="0.6869202" calcext:value-type="float">
            <text:p>0.6869202</text:p>
          </table:table-cell>
          <table:table-cell office:value-type="float" office:value="-0.512146" calcext:value-type="float">
            <text:p>-0.512146</text:p>
          </table:table-cell>
          <table:table-cell office:value-type="float" office:value="0.5724792" calcext:value-type="float">
            <text:p>0.5724792</text:p>
          </table:table-cell>
          <table:table-cell office:value-type="float" office:value="-0.0213623" calcext:value-type="float">
            <text:p>-0.0213623</text:p>
          </table:table-cell>
          <table:table-cell office:value-type="float" office:value="0.7037048" calcext:value-type="float">
            <text:p>0.7037048</text:p>
          </table:table-cell>
          <table:table-cell office:value-type="float" office:value="0.4155884" calcext:value-type="float">
            <text:p>0.4155884</text:p>
          </table:table-cell>
          <table:table-cell office:value-type="float" office:value="0.9096375" calcext:value-type="float">
            <text:p>0.9096375</text:p>
          </table:table-cell>
          <table:table-cell office:value-type="float" office:value="0.7383728" calcext:value-type="float">
            <text:p>0.7383728</text:p>
          </table:table-cell>
          <table:table-cell office:value-type="float" office:value="1.234406" calcext:value-type="float">
            <text:p>1.234406</text:p>
          </table:table-cell>
          <table:table-cell office:value-type="float" office:value="1.135895" calcext:value-type="float">
            <text:p>1.135895</text:p>
          </table:table-cell>
          <table:table-cell office:value-type="float" office:value="1.620117" calcext:value-type="float">
            <text:p>1.620117</text:p>
          </table:table-cell>
          <table:table-cell office:value-type="float" office:value="1.561157" calcext:value-type="float">
            <text:p>1.561157</text:p>
          </table:table-cell>
          <table:table-cell office:value-type="float" office:value="2.250854" calcext:value-type="float">
            <text:p>2.250854</text:p>
          </table:table-cell>
          <table:table-cell office:value-type="float" office:value="2.240845" calcext:value-type="float">
            <text:p>2.240845</text:p>
          </table:table-cell>
          <table:table-cell office:value-type="float" office:value="3.455841" calcext:value-type="float">
            <text:p>3.455841</text:p>
          </table:table-cell>
          <table:table-cell office:value-type="float" office:value="3.434662" calcext:value-type="float">
            <text:p>3.434662</text:p>
          </table:table-cell>
          <table:table-cell office:value-type="float" office:value="4.975037" calcext:value-type="float">
            <text:p>4.975037</text:p>
          </table:table-cell>
          <table:table-cell office:value-type="float" office:value="4.928925" calcext:value-type="float">
            <text:p>4.928925</text:p>
          </table:table-cell>
          <table:table-cell office:value-type="float" office:value="6.263184" calcext:value-type="float">
            <text:p>6.263184</text:p>
          </table:table-cell>
          <table:table-cell office:value-type="float" office:value="6.194031" calcext:value-type="float">
            <text:p>6.194031</text:p>
          </table:table-cell>
          <table:table-cell office:value-type="float" office:value="7.363586" calcext:value-type="float">
            <text:p>7.363586</text:p>
          </table:table-cell>
          <table:table-cell office:value-type="float" office:value="7.276459" calcext:value-type="float">
            <text:p>7.276459</text:p>
          </table:table-cell>
          <table:table-cell office:value-type="float" office:value="8.253326" calcext:value-type="float">
            <text:p>8.253326</text:p>
          </table:table-cell>
          <table:table-cell office:value-type="float" office:value="8.155945" calcext:value-type="float">
            <text:p>8.155945</text:p>
          </table:table-cell>
          <table:table-cell office:value-type="float" office:value="8.733643" calcext:value-type="float">
            <text:p>8.733643</text:p>
          </table:table-cell>
          <table:table-cell office:value-type="float" office:value="8.635468" calcext:value-type="float">
            <text:p>8.635468</text:p>
          </table:table-cell>
          <table:table-cell office:value-type="float" office:value="3.547668" calcext:value-type="float">
            <text:p>3.547668</text:p>
          </table:table-cell>
          <table:table-cell office:value-type="float" office:value="-2.887817" calcext:value-type="float">
            <text:p>-2.8878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6" calcext:value-type="float">
            <text:p>23012006</text:p>
          </table:table-cell>
          <table:table-cell office:value-type="float" office:value="9.861484" calcext:value-type="float">
            <text:p>9.861484</text:p>
          </table:table-cell>
          <table:table-cell office:value-type="float" office:value="9.22" calcext:value-type="float">
            <text:p>9.22</text:p>
          </table:table-cell>
          <table:table-cell office:value-type="float" office:value="-5.02" calcext:value-type="float">
            <text:p>-5.02</text:p>
          </table:table-cell>
          <table:table-cell office:value-type="float" office:value="0.7567175" calcext:value-type="float">
            <text:p>0.7567175</text:p>
          </table:table-cell>
          <table:table-cell office:value-type="float" office:value="0.3733405" calcext:value-type="float">
            <text:p>0.3733405</text:p>
          </table:table-cell>
          <table:table-cell office:value-type="float" office:value="341.28" calcext:value-type="float">
            <text:p>341.28</text:p>
          </table:table-cell>
          <table:table-cell office:value-type="float" office:value="0" calcext:value-type="float">
            <text:p>0</text:p>
          </table:table-cell>
          <table:table-cell office:value-type="float" office:value="6.444977" calcext:value-type="float">
            <text:p>6.444977</text:p>
          </table:table-cell>
          <table:table-cell office:value-type="float" office:value="-4.327362" calcext:value-type="float">
            <text:p>-4.327362</text:p>
          </table:table-cell>
          <table:table-cell office:value-type="float" office:value="1.263947" calcext:value-type="float">
            <text:p>1.263947</text:p>
          </table:table-cell>
          <table:table-cell office:value-type="float" office:value="-0.6947021" calcext:value-type="float">
            <text:p>-0.6947021</text:p>
          </table:table-cell>
          <table:table-cell office:value-type="float" office:value="0.9613647" calcext:value-type="float">
            <text:p>0.9613647</text:p>
          </table:table-cell>
          <table:table-cell office:value-type="float" office:value="-0.06069946" calcext:value-type="float">
            <text:p>-0.06069946</text:p>
          </table:table-cell>
          <table:table-cell office:value-type="float" office:value="0.9463196" calcext:value-type="float">
            <text:p>0.9463196</text:p>
          </table:table-cell>
          <table:table-cell office:value-type="float" office:value="0.3576355" calcext:value-type="float">
            <text:p>0.3576355</text:p>
          </table:table-cell>
          <table:table-cell office:value-type="float" office:value="1.057587" calcext:value-type="float">
            <text:p>1.057587</text:p>
          </table:table-cell>
          <table:table-cell office:value-type="float" office:value="0.677002" calcext:value-type="float">
            <text:p>0.677002</text:p>
          </table:table-cell>
          <table:table-cell office:value-type="float" office:value="1.270691" calcext:value-type="float">
            <text:p>1.270691</text:p>
          </table:table-cell>
          <table:table-cell office:value-type="float" office:value="1.073151" calcext:value-type="float">
            <text:p>1.073151</text:p>
          </table:table-cell>
          <table:table-cell office:value-type="float" office:value="1.619781" calcext:value-type="float">
            <text:p>1.619781</text:p>
          </table:table-cell>
          <table:table-cell office:value-type="float" office:value="1.510223" calcext:value-type="float">
            <text:p>1.510223</text:p>
          </table:table-cell>
          <table:table-cell office:value-type="float" office:value="2.240692" calcext:value-type="float">
            <text:p>2.240692</text:p>
          </table:table-cell>
          <table:table-cell office:value-type="float" office:value="2.211273" calcext:value-type="float">
            <text:p>2.211273</text:p>
          </table:table-cell>
          <table:table-cell office:value-type="float" office:value="3.434418" calcext:value-type="float">
            <text:p>3.434418</text:p>
          </table:table-cell>
          <table:table-cell office:value-type="float" office:value="3.407135" calcext:value-type="float">
            <text:p>3.407135</text:p>
          </table:table-cell>
          <table:table-cell office:value-type="float" office:value="4.928467" calcext:value-type="float">
            <text:p>4.928467</text:p>
          </table:table-cell>
          <table:table-cell office:value-type="float" office:value="4.881805" calcext:value-type="float">
            <text:p>4.881805</text:p>
          </table:table-cell>
          <table:table-cell office:value-type="float" office:value="6.193298" calcext:value-type="float">
            <text:p>6.193298</text:p>
          </table:table-cell>
          <table:table-cell office:value-type="float" office:value="6.12561" calcext:value-type="float">
            <text:p>6.12561</text:p>
          </table:table-cell>
          <table:table-cell office:value-type="float" office:value="7.275543" calcext:value-type="float">
            <text:p>7.275543</text:p>
          </table:table-cell>
          <table:table-cell office:value-type="float" office:value="7.190857" calcext:value-type="float">
            <text:p>7.190857</text:p>
          </table:table-cell>
          <table:table-cell office:value-type="float" office:value="8.154907" calcext:value-type="float">
            <text:p>8.154907</text:p>
          </table:table-cell>
          <table:table-cell office:value-type="float" office:value="8.060181" calcext:value-type="float">
            <text:p>8.060181</text:p>
          </table:table-cell>
          <table:table-cell office:value-type="float" office:value="8.63446" calcext:value-type="float">
            <text:p>8.63446</text:p>
          </table:table-cell>
          <table:table-cell office:value-type="float" office:value="8.538544" calcext:value-type="float">
            <text:p>8.538544</text:p>
          </table:table-cell>
          <table:table-cell office:value-type="float" office:value="6.445007" calcext:value-type="float">
            <text:p>6.445007</text:p>
          </table:table-cell>
          <table:table-cell office:value-type="float" office:value="-4.327362" calcext:value-type="float">
            <text:p>-4.3273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6" calcext:value-type="float">
            <text:p>24012006</text:p>
          </table:table-cell>
          <table:table-cell office:value-type="float" office:value="10.86541" calcext:value-type="float">
            <text:p>10.86541</text:p>
          </table:table-cell>
          <table:table-cell office:value-type="float" office:value="10.91" calcext:value-type="float">
            <text:p>10.91</text:p>
          </table:table-cell>
          <table:table-cell office:value-type="float" office:value="-6.5" calcext:value-type="float">
            <text:p>-6.5</text:p>
          </table:table-cell>
          <table:table-cell office:value-type="float" office:value="0.7164859" calcext:value-type="float">
            <text:p>0.7164859</text:p>
          </table:table-cell>
          <table:table-cell office:value-type="float" office:value="0.3341325" calcext:value-type="float">
            <text:p>0.3341325</text:p>
          </table:table-cell>
          <table:table-cell office:value-type="float" office:value="466.092" calcext:value-type="float">
            <text:p>466.092</text:p>
          </table:table-cell>
          <table:table-cell office:value-type="float" office:value="0" calcext:value-type="float">
            <text:p>0</text:p>
          </table:table-cell>
          <table:table-cell office:value-type="float" office:value="15.60577" calcext:value-type="float">
            <text:p>15.60577</text:p>
          </table:table-cell>
          <table:table-cell office:value-type="float" office:value="-2.805573" calcext:value-type="float">
            <text:p>-2.805573</text:p>
          </table:table-cell>
          <table:table-cell office:value-type="float" office:value="9.503937" calcext:value-type="float">
            <text:p>9.503937</text:p>
          </table:table-cell>
          <table:table-cell office:value-type="float" office:value="-0.3506165" calcext:value-type="float">
            <text:p>-0.3506165</text:p>
          </table:table-cell>
          <table:table-cell office:value-type="float" office:value="6.144989" calcext:value-type="float">
            <text:p>6.144989</text:p>
          </table:table-cell>
          <table:table-cell office:value-type="float" office:value="0.1374817" calcext:value-type="float">
            <text:p>0.1374817</text:p>
          </table:table-cell>
          <table:table-cell office:value-type="float" office:value="4.191406" calcext:value-type="float">
            <text:p>4.191406</text:p>
          </table:table-cell>
          <table:table-cell office:value-type="float" office:value="0.5294189" calcext:value-type="float">
            <text:p>0.5294189</text:p>
          </table:table-cell>
          <table:table-cell office:value-type="float" office:value="3.290833" calcext:value-type="float">
            <text:p>3.290833</text:p>
          </table:table-cell>
          <table:table-cell office:value-type="float" office:value="0.8221741" calcext:value-type="float">
            <text:p>0.8221741</text:p>
          </table:table-cell>
          <table:table-cell office:value-type="float" office:value="2.60788" calcext:value-type="float">
            <text:p>2.60788</text:p>
          </table:table-cell>
          <table:table-cell office:value-type="float" office:value="1.18277" calcext:value-type="float">
            <text:p>1.18277</text:p>
          </table:table-cell>
          <table:table-cell office:value-type="float" office:value="2.454224" calcext:value-type="float">
            <text:p>2.454224</text:p>
          </table:table-cell>
          <table:table-cell office:value-type="float" office:value="1.581268" calcext:value-type="float">
            <text:p>1.581268</text:p>
          </table:table-cell>
          <table:table-cell office:value-type="float" office:value="2.407898" calcext:value-type="float">
            <text:p>2.407898</text:p>
          </table:table-cell>
          <table:table-cell office:value-type="float" office:value="2.224152" calcext:value-type="float">
            <text:p>2.224152</text:p>
          </table:table-cell>
          <table:table-cell office:value-type="float" office:value="3.406921" calcext:value-type="float">
            <text:p>3.406921</text:p>
          </table:table-cell>
          <table:table-cell office:value-type="float" office:value="3.391724" calcext:value-type="float">
            <text:p>3.391724</text:p>
          </table:table-cell>
          <table:table-cell office:value-type="float" office:value="4.881317" calcext:value-type="float">
            <text:p>4.881317</text:p>
          </table:table-cell>
          <table:table-cell office:value-type="float" office:value="4.835083" calcext:value-type="float">
            <text:p>4.835083</text:p>
          </table:table-cell>
          <table:table-cell office:value-type="float" office:value="6.124878" calcext:value-type="float">
            <text:p>6.124878</text:p>
          </table:table-cell>
          <table:table-cell office:value-type="float" office:value="6.05838" calcext:value-type="float">
            <text:p>6.05838</text:p>
          </table:table-cell>
          <table:table-cell office:value-type="float" office:value="7.189972" calcext:value-type="float">
            <text:p>7.189972</text:p>
          </table:table-cell>
          <table:table-cell office:value-type="float" office:value="7.107666" calcext:value-type="float">
            <text:p>7.107666</text:p>
          </table:table-cell>
          <table:table-cell office:value-type="float" office:value="8.059174" calcext:value-type="float">
            <text:p>8.059174</text:p>
          </table:table-cell>
          <table:table-cell office:value-type="float" office:value="7.966736" calcext:value-type="float">
            <text:p>7.966736</text:p>
          </table:table-cell>
          <table:table-cell office:value-type="float" office:value="8.537567" calcext:value-type="float">
            <text:p>8.537567</text:p>
          </table:table-cell>
          <table:table-cell office:value-type="float" office:value="8.444031" calcext:value-type="float">
            <text:p>8.444031</text:p>
          </table:table-cell>
          <table:table-cell office:value-type="float" office:value="15.60577" calcext:value-type="float">
            <text:p>15.60577</text:p>
          </table:table-cell>
          <table:table-cell office:value-type="float" office:value="-2.805573" calcext:value-type="float">
            <text:p>-2.8055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6" calcext:value-type="float">
            <text:p>25012006</text:p>
          </table:table-cell>
          <table:table-cell office:value-type="float" office:value="11.06583" calcext:value-type="float">
            <text:p>11.06583</text:p>
          </table:table-cell>
          <table:table-cell office:value-type="float" office:value="11.39" calcext:value-type="float">
            <text:p>11.39</text:p>
          </table:table-cell>
          <table:table-cell office:value-type="float" office:value="-9.35" calcext:value-type="float">
            <text:p>-9.35</text:p>
          </table:table-cell>
          <table:table-cell office:value-type="float" office:value="0.7082383" calcext:value-type="float">
            <text:p>0.7082383</text:p>
          </table:table-cell>
          <table:table-cell office:value-type="float" office:value="0.2689083" calcext:value-type="float">
            <text:p>0.2689083</text:p>
          </table:table-cell>
          <table:table-cell office:value-type="float" office:value="218.592" calcext:value-type="float">
            <text:p>218.592</text:p>
          </table:table-cell>
          <table:table-cell office:value-type="float" office:value="0" calcext:value-type="float">
            <text:p>0</text:p>
          </table:table-cell>
          <table:table-cell office:value-type="float" office:value="13.12918" calcext:value-type="float">
            <text:p>13.12918</text:p>
          </table:table-cell>
          <table:table-cell office:value-type="float" office:value="-5.995544" calcext:value-type="float">
            <text:p>-5.995544</text:p>
          </table:table-cell>
          <table:table-cell office:value-type="float" office:value="7.358643" calcext:value-type="float">
            <text:p>7.358643</text:p>
          </table:table-cell>
          <table:table-cell office:value-type="float" office:value="-0.9012451" calcext:value-type="float">
            <text:p>-0.9012451</text:p>
          </table:table-cell>
          <table:table-cell office:value-type="float" office:value="4.745453" calcext:value-type="float">
            <text:p>4.745453</text:p>
          </table:table-cell>
          <table:table-cell office:value-type="float" office:value="-0.01882935" calcext:value-type="float">
            <text:p>-0.01882935</text:p>
          </table:table-cell>
          <table:table-cell office:value-type="float" office:value="3.399384" calcext:value-type="float">
            <text:p>3.399384</text:p>
          </table:table-cell>
          <table:table-cell office:value-type="float" office:value="0.7289429" calcext:value-type="float">
            <text:p>0.7289429</text:p>
          </table:table-cell>
          <table:table-cell office:value-type="float" office:value="2.860779" calcext:value-type="float">
            <text:p>2.860779</text:p>
          </table:table-cell>
          <table:table-cell office:value-type="float" office:value="1.196716" calcext:value-type="float">
            <text:p>1.196716</text:p>
          </table:table-cell>
          <table:table-cell office:value-type="float" office:value="2.504486" calcext:value-type="float">
            <text:p>2.504486</text:p>
          </table:table-cell>
          <table:table-cell office:value-type="float" office:value="1.66861" calcext:value-type="float">
            <text:p>1.66861</text:p>
          </table:table-cell>
          <table:table-cell office:value-type="float" office:value="2.496063" calcext:value-type="float">
            <text:p>2.496063</text:p>
          </table:table-cell>
          <table:table-cell office:value-type="float" office:value="2.021973" calcext:value-type="float">
            <text:p>2.021973</text:p>
          </table:table-cell>
          <table:table-cell office:value-type="float" office:value="2.621399" calcext:value-type="float">
            <text:p>2.621399</text:p>
          </table:table-cell>
          <table:table-cell office:value-type="float" office:value="2.414734" calcext:value-type="float">
            <text:p>2.414734</text:p>
          </table:table-cell>
          <table:table-cell office:value-type="float" office:value="3.472473" calcext:value-type="float">
            <text:p>3.472473</text:p>
          </table:table-cell>
          <table:table-cell office:value-type="float" office:value="3.397552" calcext:value-type="float">
            <text:p>3.397552</text:p>
          </table:table-cell>
          <table:table-cell office:value-type="float" office:value="4.834625" calcext:value-type="float">
            <text:p>4.834625</text:p>
          </table:table-cell>
          <table:table-cell office:value-type="float" office:value="4.803711" calcext:value-type="float">
            <text:p>4.803711</text:p>
          </table:table-cell>
          <table:table-cell office:value-type="float" office:value="6.057648" calcext:value-type="float">
            <text:p>6.057648</text:p>
          </table:table-cell>
          <table:table-cell office:value-type="float" office:value="5.994873" calcext:value-type="float">
            <text:p>5.994873</text:p>
          </table:table-cell>
          <table:table-cell office:value-type="float" office:value="7.106842" calcext:value-type="float">
            <text:p>7.106842</text:p>
          </table:table-cell>
          <table:table-cell office:value-type="float" office:value="7.026764" calcext:value-type="float">
            <text:p>7.026764</text:p>
          </table:table-cell>
          <table:table-cell office:value-type="float" office:value="7.965729" calcext:value-type="float">
            <text:p>7.965729</text:p>
          </table:table-cell>
          <table:table-cell office:value-type="float" office:value="7.875977" calcext:value-type="float">
            <text:p>7.875977</text:p>
          </table:table-cell>
          <table:table-cell office:value-type="float" office:value="8.443024" calcext:value-type="float">
            <text:p>8.443024</text:p>
          </table:table-cell>
          <table:table-cell office:value-type="float" office:value="8.351379" calcext:value-type="float">
            <text:p>8.351379</text:p>
          </table:table-cell>
          <table:table-cell office:value-type="float" office:value="13.12918" calcext:value-type="float">
            <text:p>13.12918</text:p>
          </table:table-cell>
          <table:table-cell office:value-type="float" office:value="-5.995544" calcext:value-type="float">
            <text:p>-5.9955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6" calcext:value-type="float">
            <text:p>26012006</text:p>
          </table:table-cell>
          <table:table-cell office:value-type="float" office:value="6.0192" calcext:value-type="float">
            <text:p>6.0192</text:p>
          </table:table-cell>
          <table:table-cell office:value-type="float" office:value="16.89" calcext:value-type="float">
            <text:p>16.89</text:p>
          </table:table-cell>
          <table:table-cell office:value-type="float" office:value="-2.27" calcext:value-type="float">
            <text:p>-2.27</text:p>
          </table:table-cell>
          <table:table-cell office:value-type="float" office:value="0.9296405" calcext:value-type="float">
            <text:p>0.9296405</text:p>
          </table:table-cell>
          <table:table-cell office:value-type="float" office:value="0.4573436" calcext:value-type="float">
            <text:p>0.4573436</text:p>
          </table:table-cell>
          <table:table-cell office:value-type="float" office:value="570.132" calcext:value-type="float">
            <text:p>570.132</text:p>
          </table:table-cell>
          <table:table-cell office:value-type="float" office:value="0" calcext:value-type="float">
            <text:p>0</text:p>
          </table:table-cell>
          <table:table-cell office:value-type="float" office:value="16.22305" calcext:value-type="float">
            <text:p>16.22305</text:p>
          </table:table-cell>
          <table:table-cell office:value-type="float" office:value="-1.672424" calcext:value-type="float">
            <text:p>-1.672424</text:p>
          </table:table-cell>
          <table:table-cell office:value-type="float" office:value="9.76825" calcext:value-type="float">
            <text:p>9.76825</text:p>
          </table:table-cell>
          <table:table-cell office:value-type="float" office:value="-0.2333984" calcext:value-type="float">
            <text:p>-0.2333984</text:p>
          </table:table-cell>
          <table:table-cell office:value-type="float" office:value="6.724182" calcext:value-type="float">
            <text:p>6.724182</text:p>
          </table:table-cell>
          <table:table-cell office:value-type="float" office:value="0.443634" calcext:value-type="float">
            <text:p>0.443634</text:p>
          </table:table-cell>
          <table:table-cell office:value-type="float" office:value="5.033386" calcext:value-type="float">
            <text:p>5.033386</text:p>
          </table:table-cell>
          <table:table-cell office:value-type="float" office:value="1.060242" calcext:value-type="float">
            <text:p>1.060242</text:p>
          </table:table-cell>
          <table:table-cell office:value-type="float" office:value="4.279572" calcext:value-type="float">
            <text:p>4.279572</text:p>
          </table:table-cell>
          <table:table-cell office:value-type="float" office:value="1.456024" calcext:value-type="float">
            <text:p>1.456024</text:p>
          </table:table-cell>
          <table:table-cell office:value-type="float" office:value="3.678528" calcext:value-type="float">
            <text:p>3.678528</text:p>
          </table:table-cell>
          <table:table-cell office:value-type="float" office:value="1.881989" calcext:value-type="float">
            <text:p>1.881989</text:p>
          </table:table-cell>
          <table:table-cell office:value-type="float" office:value="3.241516" calcext:value-type="float">
            <text:p>3.241516</text:p>
          </table:table-cell>
          <table:table-cell office:value-type="float" office:value="2.22052" calcext:value-type="float">
            <text:p>2.22052</text:p>
          </table:table-cell>
          <table:table-cell office:value-type="float" office:value="2.890656" calcext:value-type="float">
            <text:p>2.890656</text:p>
          </table:table-cell>
          <table:table-cell office:value-type="float" office:value="2.625366" calcext:value-type="float">
            <text:p>2.625366</text:p>
          </table:table-cell>
          <table:table-cell office:value-type="float" office:value="3.558899" calcext:value-type="float">
            <text:p>3.558899</text:p>
          </table:table-cell>
          <table:table-cell office:value-type="float" office:value="3.473328" calcext:value-type="float">
            <text:p>3.473328</text:p>
          </table:table-cell>
          <table:table-cell office:value-type="float" office:value="4.803497" calcext:value-type="float">
            <text:p>4.803497</text:p>
          </table:table-cell>
          <table:table-cell office:value-type="float" office:value="4.789978" calcext:value-type="float">
            <text:p>4.789978</text:p>
          </table:table-cell>
          <table:table-cell office:value-type="float" office:value="5.994263" calcext:value-type="float">
            <text:p>5.994263</text:p>
          </table:table-cell>
          <table:table-cell office:value-type="float" office:value="5.939209" calcext:value-type="float">
            <text:p>5.939209</text:p>
          </table:table-cell>
          <table:table-cell office:value-type="float" office:value="7.02594" calcext:value-type="float">
            <text:p>7.02594</text:p>
          </table:table-cell>
          <table:table-cell office:value-type="float" office:value="6.94928" calcext:value-type="float">
            <text:p>6.94928</text:p>
          </table:table-cell>
          <table:table-cell office:value-type="float" office:value="7.875061" calcext:value-type="float">
            <text:p>7.875061</text:p>
          </table:table-cell>
          <table:table-cell office:value-type="float" office:value="7.78775" calcext:value-type="float">
            <text:p>7.78775</text:p>
          </table:table-cell>
          <table:table-cell office:value-type="float" office:value="8.350433" calcext:value-type="float">
            <text:p>8.350433</text:p>
          </table:table-cell>
          <table:table-cell office:value-type="float" office:value="8.26123" calcext:value-type="float">
            <text:p>8.26123</text:p>
          </table:table-cell>
          <table:table-cell office:value-type="float" office:value="16.22305" calcext:value-type="float">
            <text:p>16.22305</text:p>
          </table:table-cell>
          <table:table-cell office:value-type="float" office:value="-1.672424" calcext:value-type="float">
            <text:p>-1.6724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6" calcext:value-type="float">
            <text:p>27012006</text:p>
          </table:table-cell>
          <table:table-cell office:value-type="float" office:value="11.16083" calcext:value-type="float">
            <text:p>11.16083</text:p>
          </table:table-cell>
          <table:table-cell office:value-type="float" office:value="14.94" calcext:value-type="float">
            <text:p>14.94</text:p>
          </table:table-cell>
          <table:table-cell office:value-type="float" office:value="3.47" calcext:value-type="float">
            <text:p>3.47</text:p>
          </table:table-cell>
          <table:table-cell office:value-type="float" office:value="0.8301128" calcext:value-type="float">
            <text:p>0.8301128</text:p>
          </table:table-cell>
          <table:table-cell office:value-type="float" office:value="0.6895447" calcext:value-type="float">
            <text:p>0.6895447</text:p>
          </table:table-cell>
          <table:table-cell office:value-type="float" office:value="321.48" calcext:value-type="float">
            <text:p>321.48</text:p>
          </table:table-cell>
          <table:table-cell office:value-type="float" office:value="0" calcext:value-type="float">
            <text:p>0</text:p>
          </table:table-cell>
          <table:table-cell office:value-type="float" office:value="20.77151" calcext:value-type="float">
            <text:p>20.77151</text:p>
          </table:table-cell>
          <table:table-cell office:value-type="float" office:value="0.9233093" calcext:value-type="float">
            <text:p>0.9233093</text:p>
          </table:table-cell>
          <table:table-cell office:value-type="float" office:value="15.11108" calcext:value-type="float">
            <text:p>15.11108</text:p>
          </table:table-cell>
          <table:table-cell office:value-type="float" office:value="2.345306" calcext:value-type="float">
            <text:p>2.345306</text:p>
          </table:table-cell>
          <table:table-cell office:value-type="float" office:value="11.21783" calcext:value-type="float">
            <text:p>11.21783</text:p>
          </table:table-cell>
          <table:table-cell office:value-type="float" office:value="3.1474" calcext:value-type="float">
            <text:p>3.1474</text:p>
          </table:table-cell>
          <table:table-cell office:value-type="float" office:value="8.493958" calcext:value-type="float">
            <text:p>8.493958</text:p>
          </table:table-cell>
          <table:table-cell office:value-type="float" office:value="3.509644" calcext:value-type="float">
            <text:p>3.509644</text:p>
          </table:table-cell>
          <table:table-cell office:value-type="float" office:value="6.972046" calcext:value-type="float">
            <text:p>6.972046</text:p>
          </table:table-cell>
          <table:table-cell office:value-type="float" office:value="3.590149" calcext:value-type="float">
            <text:p>3.590149</text:p>
          </table:table-cell>
          <table:table-cell office:value-type="float" office:value="5.597687" calcext:value-type="float">
            <text:p>5.597687</text:p>
          </table:table-cell>
          <table:table-cell office:value-type="float" office:value="3.603882" calcext:value-type="float">
            <text:p>3.603882</text:p>
          </table:table-cell>
          <table:table-cell office:value-type="float" office:value="4.792328" calcext:value-type="float">
            <text:p>4.792328</text:p>
          </table:table-cell>
          <table:table-cell office:value-type="float" office:value="3.25824" calcext:value-type="float">
            <text:p>3.25824</text:p>
          </table:table-cell>
          <table:table-cell office:value-type="float" office:value="3.733185" calcext:value-type="float">
            <text:p>3.733185</text:p>
          </table:table-cell>
          <table:table-cell office:value-type="float" office:value="2.899139" calcext:value-type="float">
            <text:p>2.899139</text:p>
          </table:table-cell>
          <table:table-cell office:value-type="float" office:value="3.78183" calcext:value-type="float">
            <text:p>3.78183</text:p>
          </table:table-cell>
          <table:table-cell office:value-type="float" office:value="3.560242" calcext:value-type="float">
            <text:p>3.560242</text:p>
          </table:table-cell>
          <table:table-cell office:value-type="float" office:value="4.803253" calcext:value-type="float">
            <text:p>4.803253</text:p>
          </table:table-cell>
          <table:table-cell office:value-type="float" office:value="4.789459" calcext:value-type="float">
            <text:p>4.789459</text:p>
          </table:table-cell>
          <table:table-cell office:value-type="float" office:value="5.93869" calcext:value-type="float">
            <text:p>5.93869</text:p>
          </table:table-cell>
          <table:table-cell office:value-type="float" office:value="5.893524" calcext:value-type="float">
            <text:p>5.893524</text:p>
          </table:table-cell>
          <table:table-cell office:value-type="float" office:value="6.948517" calcext:value-type="float">
            <text:p>6.948517</text:p>
          </table:table-cell>
          <table:table-cell office:value-type="float" office:value="6.875793" calcext:value-type="float">
            <text:p>6.875793</text:p>
          </table:table-cell>
          <table:table-cell office:value-type="float" office:value="7.786865" calcext:value-type="float">
            <text:p>7.786865</text:p>
          </table:table-cell>
          <table:table-cell office:value-type="float" office:value="7.702179" calcext:value-type="float">
            <text:p>7.702179</text:p>
          </table:table-cell>
          <table:table-cell office:value-type="float" office:value="8.260315" calcext:value-type="float">
            <text:p>8.260315</text:p>
          </table:table-cell>
          <table:table-cell office:value-type="float" office:value="8.173859" calcext:value-type="float">
            <text:p>8.173859</text:p>
          </table:table-cell>
          <table:table-cell office:value-type="float" office:value="20.77151" calcext:value-type="float">
            <text:p>20.77151</text:p>
          </table:table-cell>
          <table:table-cell office:value-type="float" office:value="0.9233398" calcext:value-type="float">
            <text:p>0.92333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6" calcext:value-type="float">
            <text:p>28012006</text:p>
          </table:table-cell>
          <table:table-cell office:value-type="float" office:value="0.8668799" calcext:value-type="float">
            <text:p>0.8668799</text:p>
          </table:table-cell>
          <table:table-cell office:value-type="float" office:value="8.22" calcext:value-type="float">
            <text:p>8.22</text:p>
          </table:table-cell>
          <table:table-cell office:value-type="float" office:value="2.97" calcext:value-type="float">
            <text:p>2.97</text:p>
          </table:table-cell>
          <table:table-cell office:value-type="float" office:value="0.9524907" calcext:value-type="float">
            <text:p>0.9524907</text:p>
          </table:table-cell>
          <table:table-cell office:value-type="float" office:value="0.6657696" calcext:value-type="float">
            <text:p>0.6657696</text:p>
          </table:table-cell>
          <table:table-cell office:value-type="float" office:value="276.264" calcext:value-type="float">
            <text:p>276.264</text:p>
          </table:table-cell>
          <table:table-cell office:value-type="float" office:value="23.4" calcext:value-type="float">
            <text:p>23.4</text:p>
          </table:table-cell>
          <table:table-cell office:value-type="float" office:value="6.837952" calcext:value-type="float">
            <text:p>6.837952</text:p>
          </table:table-cell>
          <table:table-cell office:value-type="float" office:value="1.409424" calcext:value-type="float">
            <text:p>1.409424</text:p>
          </table:table-cell>
          <table:table-cell office:value-type="float" office:value="6.130402" calcext:value-type="float">
            <text:p>6.130402</text:p>
          </table:table-cell>
          <table:table-cell office:value-type="float" office:value="2.988617" calcext:value-type="float">
            <text:p>2.988617</text:p>
          </table:table-cell>
          <table:table-cell office:value-type="float" office:value="5.694427" calcext:value-type="float">
            <text:p>5.694427</text:p>
          </table:table-cell>
          <table:table-cell office:value-type="float" office:value="3.948883" calcext:value-type="float">
            <text:p>3.948883</text:p>
          </table:table-cell>
          <table:table-cell office:value-type="float" office:value="5.741333" calcext:value-type="float">
            <text:p>5.741333</text:p>
          </table:table-cell>
          <table:table-cell office:value-type="float" office:value="4.453278" calcext:value-type="float">
            <text:p>4.453278</text:p>
          </table:table-cell>
          <table:table-cell office:value-type="float" office:value="5.73056" calcext:value-type="float">
            <text:p>5.73056</text:p>
          </table:table-cell>
          <table:table-cell office:value-type="float" office:value="4.607635" calcext:value-type="float">
            <text:p>4.607635</text:p>
          </table:table-cell>
          <table:table-cell office:value-type="float" office:value="5.4711" calcext:value-type="float">
            <text:p>5.4711</text:p>
          </table:table-cell>
          <table:table-cell office:value-type="float" office:value="4.6091" calcext:value-type="float">
            <text:p>4.6091</text:p>
          </table:table-cell>
          <table:table-cell office:value-type="float" office:value="4.799622" calcext:value-type="float">
            <text:p>4.799622</text:p>
          </table:table-cell>
          <table:table-cell office:value-type="float" office:value="4.435181" calcext:value-type="float">
            <text:p>4.435181</text:p>
          </table:table-cell>
          <table:table-cell office:value-type="float" office:value="4.247253" calcext:value-type="float">
            <text:p>4.247253</text:p>
          </table:table-cell>
          <table:table-cell office:value-type="float" office:value="3.745941" calcext:value-type="float">
            <text:p>3.745941</text:p>
          </table:table-cell>
          <table:table-cell office:value-type="float" office:value="4.134827" calcext:value-type="float">
            <text:p>4.134827</text:p>
          </table:table-cell>
          <table:table-cell office:value-type="float" office:value="3.78537" calcext:value-type="float">
            <text:p>3.78537</text:p>
          </table:table-cell>
          <table:table-cell office:value-type="float" office:value="4.870667" calcext:value-type="float">
            <text:p>4.870667</text:p>
          </table:table-cell>
          <table:table-cell office:value-type="float" office:value="4.80365" calcext:value-type="float">
            <text:p>4.80365</text:p>
          </table:table-cell>
          <table:table-cell office:value-type="float" office:value="5.893097" calcext:value-type="float">
            <text:p>5.893097</text:p>
          </table:table-cell>
          <table:table-cell office:value-type="float" office:value="5.866333" calcext:value-type="float">
            <text:p>5.866333</text:p>
          </table:table-cell>
          <table:table-cell office:value-type="float" office:value="6.875061" calcext:value-type="float">
            <text:p>6.875061</text:p>
          </table:table-cell>
          <table:table-cell office:value-type="float" office:value="6.809143" calcext:value-type="float">
            <text:p>6.809143</text:p>
          </table:table-cell>
          <table:table-cell office:value-type="float" office:value="7.701294" calcext:value-type="float">
            <text:p>7.701294</text:p>
          </table:table-cell>
          <table:table-cell office:value-type="float" office:value="7.619354" calcext:value-type="float">
            <text:p>7.619354</text:p>
          </table:table-cell>
          <table:table-cell office:value-type="float" office:value="8.172943" calcext:value-type="float">
            <text:p>8.172943</text:p>
          </table:table-cell>
          <table:table-cell office:value-type="float" office:value="8.088531" calcext:value-type="float">
            <text:p>8.088531</text:p>
          </table:table-cell>
          <table:table-cell office:value-type="float" office:value="7.405853" calcext:value-type="float">
            <text:p>7.405853</text:p>
          </table:table-cell>
          <table:table-cell office:value-type="float" office:value="1.62204" calcext:value-type="float">
            <text:p>1.622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6" calcext:value-type="float">
            <text:p>29012006</text:p>
          </table:table-cell>
          <table:table-cell office:value-type="float" office:value="7.948441" calcext:value-type="float">
            <text:p>7.948441</text:p>
          </table:table-cell>
          <table:table-cell office:value-type="float" office:value="6.54" calcext:value-type="float">
            <text:p>6.54</text:p>
          </table:table-cell>
          <table:table-cell office:value-type="float" office:value="-1.27" calcext:value-type="float">
            <text:p>-1.27</text:p>
          </table:table-cell>
          <table:table-cell office:value-type="float" office:value="0.7943316" calcext:value-type="float">
            <text:p>0.7943316</text:p>
          </table:table-cell>
          <table:table-cell office:value-type="float" office:value="0.4918699" calcext:value-type="float">
            <text:p>0.4918699</text:p>
          </table:table-cell>
          <table:table-cell office:value-type="float" office:value="324.792" calcext:value-type="float">
            <text:p>324.792</text:p>
          </table:table-cell>
          <table:table-cell office:value-type="float" office:value="0" calcext:value-type="float">
            <text:p>0</text:p>
          </table:table-cell>
          <table:table-cell office:value-type="float" office:value="14.00137" calcext:value-type="float">
            <text:p>14.00137</text:p>
          </table:table-cell>
          <table:table-cell office:value-type="float" office:value="-0.9700623" calcext:value-type="float">
            <text:p>-0.9700623</text:p>
          </table:table-cell>
          <table:table-cell office:value-type="float" office:value="9.869629" calcext:value-type="float">
            <text:p>9.869629</text:p>
          </table:table-cell>
          <table:table-cell office:value-type="float" office:value="0.6600647" calcext:value-type="float">
            <text:p>0.6600647</text:p>
          </table:table-cell>
          <table:table-cell office:value-type="float" office:value="7.4133" calcext:value-type="float">
            <text:p>7.4133</text:p>
          </table:table-cell>
          <table:table-cell office:value-type="float" office:value="1.756226" calcext:value-type="float">
            <text:p>1.756226</text:p>
          </table:table-cell>
          <table:table-cell office:value-type="float" office:value="5.948517" calcext:value-type="float">
            <text:p>5.948517</text:p>
          </table:table-cell>
          <table:table-cell office:value-type="float" office:value="2.562225" calcext:value-type="float">
            <text:p>2.562225</text:p>
          </table:table-cell>
          <table:table-cell office:value-type="float" office:value="5.259338" calcext:value-type="float">
            <text:p>5.259338</text:p>
          </table:table-cell>
          <table:table-cell office:value-type="float" office:value="3.051727" calcext:value-type="float">
            <text:p>3.051727</text:p>
          </table:table-cell>
          <table:table-cell office:value-type="float" office:value="4.677612" calcext:value-type="float">
            <text:p>4.677612</text:p>
          </table:table-cell>
          <table:table-cell office:value-type="float" office:value="3.58252" calcext:value-type="float">
            <text:p>3.58252</text:p>
          </table:table-cell>
          <table:table-cell office:value-type="float" office:value="4.548615" calcext:value-type="float">
            <text:p>4.548615</text:p>
          </table:table-cell>
          <table:table-cell office:value-type="float" office:value="3.878815" calcext:value-type="float">
            <text:p>3.878815</text:p>
          </table:table-cell>
          <table:table-cell office:value-type="float" office:value="4.28656" calcext:value-type="float">
            <text:p>4.28656</text:p>
          </table:table-cell>
          <table:table-cell office:value-type="float" office:value="4.180359" calcext:value-type="float">
            <text:p>4.180359</text:p>
          </table:table-cell>
          <table:table-cell office:value-type="float" office:value="4.35611" calcext:value-type="float">
            <text:p>4.35611</text:p>
          </table:table-cell>
          <table:table-cell office:value-type="float" office:value="4.138092" calcext:value-type="float">
            <text:p>4.138092</text:p>
          </table:table-cell>
          <table:table-cell office:value-type="float" office:value="4.968109" calcext:value-type="float">
            <text:p>4.968109</text:p>
          </table:table-cell>
          <table:table-cell office:value-type="float" office:value="4.871613" calcext:value-type="float">
            <text:p>4.871613</text:p>
          </table:table-cell>
          <table:table-cell office:value-type="float" office:value="5.86615" calcext:value-type="float">
            <text:p>5.86615</text:p>
          </table:table-cell>
          <table:table-cell office:value-type="float" office:value="5.861694" calcext:value-type="float">
            <text:p>5.861694</text:p>
          </table:table-cell>
          <table:table-cell office:value-type="float" office:value="6.808472" calcext:value-type="float">
            <text:p>6.808472</text:p>
          </table:table-cell>
          <table:table-cell office:value-type="float" office:value="6.751556" calcext:value-type="float">
            <text:p>6.751556</text:p>
          </table:table-cell>
          <table:table-cell office:value-type="float" office:value="7.61853" calcext:value-type="float">
            <text:p>7.61853</text:p>
          </table:table-cell>
          <table:table-cell office:value-type="float" office:value="7.540253" calcext:value-type="float">
            <text:p>7.540253</text:p>
          </table:table-cell>
          <table:table-cell office:value-type="float" office:value="8.087646" calcext:value-type="float">
            <text:p>8.087646</text:p>
          </table:table-cell>
          <table:table-cell office:value-type="float" office:value="8.005707" calcext:value-type="float">
            <text:p>8.005707</text:p>
          </table:table-cell>
          <table:table-cell office:value-type="float" office:value="14.00137" calcext:value-type="float">
            <text:p>14.00137</text:p>
          </table:table-cell>
          <table:table-cell office:value-type="float" office:value="-0.9322815" calcext:value-type="float">
            <text:p>-0.93228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6" calcext:value-type="float">
            <text:p>30012006</text:p>
          </table:table-cell>
          <table:table-cell office:value-type="float" office:value="3.411792" calcext:value-type="float">
            <text:p>3.411792</text:p>
          </table:table-cell>
          <table:table-cell office:value-type="float" office:value="1.52" calcext:value-type="float">
            <text:p>1.52</text:p>
          </table:table-cell>
          <table:table-cell office:value-type="float" office:value="-4.23" calcext:value-type="float">
            <text:p>-4.23</text:p>
          </table:table-cell>
          <table:table-cell office:value-type="float" office:value="0.6009227" calcext:value-type="float">
            <text:p>0.6009227</text:p>
          </table:table-cell>
          <table:table-cell office:value-type="float" office:value="0.3959208" calcext:value-type="float">
            <text:p>0.3959208</text:p>
          </table:table-cell>
          <table:table-cell office:value-type="float" office:value="233.64" calcext:value-type="float">
            <text:p>233.64</text:p>
          </table:table-cell>
          <table:table-cell office:value-type="float" office:value="0" calcext:value-type="float">
            <text:p>0</text:p>
          </table:table-cell>
          <table:table-cell office:value-type="float" office:value="1.483459" calcext:value-type="float">
            <text:p>1.483459</text:p>
          </table:table-cell>
          <table:table-cell office:value-type="float" office:value="-2.004791" calcext:value-type="float">
            <text:p>-2.004791</text:p>
          </table:table-cell>
          <table:table-cell office:value-type="float" office:value="1.611786" calcext:value-type="float">
            <text:p>1.611786</text:p>
          </table:table-cell>
          <table:table-cell office:value-type="float" office:value="-0.2808228" calcext:value-type="float">
            <text:p>-0.2808228</text:p>
          </table:table-cell>
          <table:table-cell office:value-type="float" office:value="2.539215" calcext:value-type="float">
            <text:p>2.539215</text:p>
          </table:table-cell>
          <table:table-cell office:value-type="float" office:value="0.6042175" calcext:value-type="float">
            <text:p>0.6042175</text:p>
          </table:table-cell>
          <table:table-cell office:value-type="float" office:value="3.716156" calcext:value-type="float">
            <text:p>3.716156</text:p>
          </table:table-cell>
          <table:table-cell office:value-type="float" office:value="1.465088" calcext:value-type="float">
            <text:p>1.465088</text:p>
          </table:table-cell>
          <table:table-cell office:value-type="float" office:value="4.175049" calcext:value-type="float">
            <text:p>4.175049</text:p>
          </table:table-cell>
          <table:table-cell office:value-type="float" office:value="2.043457" calcext:value-type="float">
            <text:p>2.043457</text:p>
          </table:table-cell>
          <table:table-cell office:value-type="float" office:value="4.508026" calcext:value-type="float">
            <text:p>4.508026</text:p>
          </table:table-cell>
          <table:table-cell office:value-type="float" office:value="2.733063" calcext:value-type="float">
            <text:p>2.733063</text:p>
          </table:table-cell>
          <table:table-cell office:value-type="float" office:value="4.44339" calcext:value-type="float">
            <text:p>4.44339</text:p>
          </table:table-cell>
          <table:table-cell office:value-type="float" office:value="3.280273" calcext:value-type="float">
            <text:p>3.280273</text:p>
          </table:table-cell>
          <table:table-cell office:value-type="float" office:value="4.277161" calcext:value-type="float">
            <text:p>4.277161</text:p>
          </table:table-cell>
          <table:table-cell office:value-type="float" office:value="3.965698" calcext:value-type="float">
            <text:p>3.965698</text:p>
          </table:table-cell>
          <table:table-cell office:value-type="float" office:value="4.450348" calcext:value-type="float">
            <text:p>4.450348</text:p>
          </table:table-cell>
          <table:table-cell office:value-type="float" office:value="4.357819" calcext:value-type="float">
            <text:p>4.357819</text:p>
          </table:table-cell>
          <table:table-cell office:value-type="float" office:value="5.056274" calcext:value-type="float">
            <text:p>5.056274</text:p>
          </table:table-cell>
          <table:table-cell office:value-type="float" office:value="4.969116" calcext:value-type="float">
            <text:p>4.969116</text:p>
          </table:table-cell>
          <table:table-cell office:value-type="float" office:value="5.87265" calcext:value-type="float">
            <text:p>5.87265</text:p>
          </table:table-cell>
          <table:table-cell office:value-type="float" office:value="5.862396" calcext:value-type="float">
            <text:p>5.862396</text:p>
          </table:table-cell>
          <table:table-cell office:value-type="float" office:value="6.751007" calcext:value-type="float">
            <text:p>6.751007</text:p>
          </table:table-cell>
          <table:table-cell office:value-type="float" office:value="6.704224" calcext:value-type="float">
            <text:p>6.704224</text:p>
          </table:table-cell>
          <table:table-cell office:value-type="float" office:value="7.539429" calcext:value-type="float">
            <text:p>7.539429</text:p>
          </table:table-cell>
          <table:table-cell office:value-type="float" office:value="7.466431" calcext:value-type="float">
            <text:p>7.466431</text:p>
          </table:table-cell>
          <table:table-cell office:value-type="float" office:value="8.004852" calcext:value-type="float">
            <text:p>8.004852</text:p>
          </table:table-cell>
          <table:table-cell office:value-type="float" office:value="7.926025" calcext:value-type="float">
            <text:p>7.926025</text:p>
          </table:table-cell>
          <table:table-cell office:value-type="float" office:value="1.483459" calcext:value-type="float">
            <text:p>1.483459</text:p>
          </table:table-cell>
          <table:table-cell office:value-type="float" office:value="-1.991943" calcext:value-type="float">
            <text:p>-1.9919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6" calcext:value-type="float">
            <text:p>31012006</text:p>
          </table:table-cell>
          <table:table-cell office:value-type="float" office:value="9.670224" calcext:value-type="float">
            <text:p>9.670224</text:p>
          </table:table-cell>
          <table:table-cell office:value-type="float" office:value="12.26" calcext:value-type="float">
            <text:p>12.26</text:p>
          </table:table-cell>
          <table:table-cell office:value-type="float" office:value="-4.36" calcext:value-type="float">
            <text:p>-4.36</text:p>
          </table:table-cell>
          <table:table-cell office:value-type="float" office:value="0.8667499" calcext:value-type="float">
            <text:p>0.8667499</text:p>
          </table:table-cell>
          <table:table-cell office:value-type="float" office:value="0.3921233" calcext:value-type="float">
            <text:p>0.3921233</text:p>
          </table:table-cell>
          <table:table-cell office:value-type="float" office:value="308.196" calcext:value-type="float">
            <text:p>308.196</text:p>
          </table:table-cell>
          <table:table-cell office:value-type="float" office:value="0" calcext:value-type="float">
            <text:p>0</text:p>
          </table:table-cell>
          <table:table-cell office:value-type="float" office:value="13.65018" calcext:value-type="float">
            <text:p>13.65018</text:p>
          </table:table-cell>
          <table:table-cell office:value-type="float" office:value="-2.035187" calcext:value-type="float">
            <text:p>-2.035187</text:p>
          </table:table-cell>
          <table:table-cell office:value-type="float" office:value="8.199219" calcext:value-type="float">
            <text:p>8.199219</text:p>
          </table:table-cell>
          <table:table-cell office:value-type="float" office:value="-0.29776" calcext:value-type="float">
            <text:p>-0.29776</text:p>
          </table:table-cell>
          <table:table-cell office:value-type="float" office:value="5.773102" calcext:value-type="float">
            <text:p>5.773102</text:p>
          </table:table-cell>
          <table:table-cell office:value-type="float" office:value="0.4292908" calcext:value-type="float">
            <text:p>0.4292908</text:p>
          </table:table-cell>
          <table:table-cell office:value-type="float" office:value="4.493225" calcext:value-type="float">
            <text:p>4.493225</text:p>
          </table:table-cell>
          <table:table-cell office:value-type="float" office:value="1.153503" calcext:value-type="float">
            <text:p>1.153503</text:p>
          </table:table-cell>
          <table:table-cell office:value-type="float" office:value="3.91568" calcext:value-type="float">
            <text:p>3.91568</text:p>
          </table:table-cell>
          <table:table-cell office:value-type="float" office:value="1.673859" calcext:value-type="float">
            <text:p>1.673859</text:p>
          </table:table-cell>
          <table:table-cell office:value-type="float" office:value="3.578918" calcext:value-type="float">
            <text:p>3.578918</text:p>
          </table:table-cell>
          <table:table-cell office:value-type="float" office:value="2.271973" calcext:value-type="float">
            <text:p>2.271973</text:p>
          </table:table-cell>
          <table:table-cell office:value-type="float" office:value="3.517487" calcext:value-type="float">
            <text:p>3.517487</text:p>
          </table:table-cell>
          <table:table-cell office:value-type="float" office:value="2.826935" calcext:value-type="float">
            <text:p>2.826935</text:p>
          </table:table-cell>
          <table:table-cell office:value-type="float" office:value="3.960602" calcext:value-type="float">
            <text:p>3.960602</text:p>
          </table:table-cell>
          <table:table-cell office:value-type="float" office:value="3.595978" calcext:value-type="float">
            <text:p>3.595978</text:p>
          </table:table-cell>
          <table:table-cell office:value-type="float" office:value="4.449829" calcext:value-type="float">
            <text:p>4.449829</text:p>
          </table:table-cell>
          <table:table-cell office:value-type="float" office:value="4.366119" calcext:value-type="float">
            <text:p>4.366119</text:p>
          </table:table-cell>
          <table:table-cell office:value-type="float" office:value="5.10437" calcext:value-type="float">
            <text:p>5.10437</text:p>
          </table:table-cell>
          <table:table-cell office:value-type="float" office:value="5.057037" calcext:value-type="float">
            <text:p>5.057037</text:p>
          </table:table-cell>
          <table:table-cell office:value-type="float" office:value="5.883881" calcext:value-type="float">
            <text:p>5.883881</text:p>
          </table:table-cell>
          <table:table-cell office:value-type="float" office:value="5.872772" calcext:value-type="float">
            <text:p>5.872772</text:p>
          </table:table-cell>
          <table:table-cell office:value-type="float" office:value="6.703796" calcext:value-type="float">
            <text:p>6.703796</text:p>
          </table:table-cell>
          <table:table-cell office:value-type="float" office:value="6.665314" calcext:value-type="float">
            <text:p>6.665314</text:p>
          </table:table-cell>
          <table:table-cell office:value-type="float" office:value="7.465668" calcext:value-type="float">
            <text:p>7.465668</text:p>
          </table:table-cell>
          <table:table-cell office:value-type="float" office:value="7.398132" calcext:value-type="float">
            <text:p>7.398132</text:p>
          </table:table-cell>
          <table:table-cell office:value-type="float" office:value="7.925201" calcext:value-type="float">
            <text:p>7.925201</text:p>
          </table:table-cell>
          <table:table-cell office:value-type="float" office:value="7.850647" calcext:value-type="float">
            <text:p>7.850647</text:p>
          </table:table-cell>
          <table:table-cell office:value-type="float" office:value="13.65018" calcext:value-type="float">
            <text:p>13.65018</text:p>
          </table:table-cell>
          <table:table-cell office:value-type="float" office:value="-2.035187" calcext:value-type="float">
            <text:p>-2.0351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6" calcext:value-type="float">
            <text:p>1022006</text:p>
          </table:table-cell>
          <table:table-cell office:value-type="float" office:value="9.408972" calcext:value-type="float">
            <text:p>9.408972</text:p>
          </table:table-cell>
          <table:table-cell office:value-type="float" office:value="9.25" calcext:value-type="float">
            <text:p>9.25</text:p>
          </table:table-cell>
          <table:table-cell office:value-type="float" office:value="-2.4" calcext:value-type="float">
            <text:p>-2.4</text:p>
          </table:table-cell>
          <table:table-cell office:value-type="float" office:value="0.816702" calcext:value-type="float">
            <text:p>0.816702</text:p>
          </table:table-cell>
          <table:table-cell office:value-type="float" office:value="0.4530185" calcext:value-type="float">
            <text:p>0.4530185</text:p>
          </table:table-cell>
          <table:table-cell office:value-type="float" office:value="220.356" calcext:value-type="float">
            <text:p>220.356</text:p>
          </table:table-cell>
          <table:table-cell office:value-type="float" office:value="0" calcext:value-type="float">
            <text:p>0</text:p>
          </table:table-cell>
          <table:table-cell office:value-type="float" office:value="16.03851" calcext:value-type="float">
            <text:p>16.03851</text:p>
          </table:table-cell>
          <table:table-cell office:value-type="float" office:value="-1.59845" calcext:value-type="float">
            <text:p>-1.59845</text:p>
          </table:table-cell>
          <table:table-cell office:value-type="float" office:value="10.78732" calcext:value-type="float">
            <text:p>10.78732</text:p>
          </table:table-cell>
          <table:table-cell office:value-type="float" office:value="-0.1313782" calcext:value-type="float">
            <text:p>-0.1313782</text:p>
          </table:table-cell>
          <table:table-cell office:value-type="float" office:value="7.571198" calcext:value-type="float">
            <text:p>7.571198</text:p>
          </table:table-cell>
          <table:table-cell office:value-type="float" office:value="0.9979248" calcext:value-type="float">
            <text:p>0.9979248</text:p>
          </table:table-cell>
          <table:table-cell office:value-type="float" office:value="5.860443" calcext:value-type="float">
            <text:p>5.860443</text:p>
          </table:table-cell>
          <table:table-cell office:value-type="float" office:value="1.881226" calcext:value-type="float">
            <text:p>1.881226</text:p>
          </table:table-cell>
          <table:table-cell office:value-type="float" office:value="5.03186" calcext:value-type="float">
            <text:p>5.03186</text:p>
          </table:table-cell>
          <table:table-cell office:value-type="float" office:value="2.3992" calcext:value-type="float">
            <text:p>2.3992</text:p>
          </table:table-cell>
          <table:table-cell office:value-type="float" office:value="4.388367" calcext:value-type="float">
            <text:p>4.388367</text:p>
          </table:table-cell>
          <table:table-cell office:value-type="float" office:value="2.931854" calcext:value-type="float">
            <text:p>2.931854</text:p>
          </table:table-cell>
          <table:table-cell office:value-type="float" office:value="4.130829" calcext:value-type="float">
            <text:p>4.130829</text:p>
          </table:table-cell>
          <table:table-cell office:value-type="float" office:value="3.272675" calcext:value-type="float">
            <text:p>3.272675</text:p>
          </table:table-cell>
          <table:table-cell office:value-type="float" office:value="3.861267" calcext:value-type="float">
            <text:p>3.861267</text:p>
          </table:table-cell>
          <table:table-cell office:value-type="float" office:value="3.637817" calcext:value-type="float">
            <text:p>3.637817</text:p>
          </table:table-cell>
          <table:table-cell office:value-type="float" office:value="4.365326" calcext:value-type="float">
            <text:p>4.365326</text:p>
          </table:table-cell>
          <table:table-cell office:value-type="float" office:value="4.339661" calcext:value-type="float">
            <text:p>4.339661</text:p>
          </table:table-cell>
          <table:table-cell office:value-type="float" office:value="5.117706" calcext:value-type="float">
            <text:p>5.117706</text:p>
          </table:table-cell>
          <table:table-cell office:value-type="float" office:value="5.104614" calcext:value-type="float">
            <text:p>5.104614</text:p>
          </table:table-cell>
          <table:table-cell office:value-type="float" office:value="5.886139" calcext:value-type="float">
            <text:p>5.886139</text:p>
          </table:table-cell>
          <table:table-cell office:value-type="float" office:value="5.883972" calcext:value-type="float">
            <text:p>5.883972</text:p>
          </table:table-cell>
          <table:table-cell office:value-type="float" office:value="6.664948" calcext:value-type="float">
            <text:p>6.664948</text:p>
          </table:table-cell>
          <table:table-cell office:value-type="float" office:value="6.631165" calcext:value-type="float">
            <text:p>6.631165</text:p>
          </table:table-cell>
          <table:table-cell office:value-type="float" office:value="7.397491" calcext:value-type="float">
            <text:p>7.397491</text:p>
          </table:table-cell>
          <table:table-cell office:value-type="float" office:value="7.335297" calcext:value-type="float">
            <text:p>7.335297</text:p>
          </table:table-cell>
          <table:table-cell office:value-type="float" office:value="7.849884" calcext:value-type="float">
            <text:p>7.849884</text:p>
          </table:table-cell>
          <table:table-cell office:value-type="float" office:value="7.77832" calcext:value-type="float">
            <text:p>7.77832</text:p>
          </table:table-cell>
          <table:table-cell office:value-type="float" office:value="16.03848" calcext:value-type="float">
            <text:p>16.03848</text:p>
          </table:table-cell>
          <table:table-cell office:value-type="float" office:value="-1.59845" calcext:value-type="float">
            <text:p>-1.598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0.14843" calcext:value-type="float">
            <text:p>10.14843</text:p>
          </table:table-cell>
          <table:table-cell office:value-type="float" office:value="13.69" calcext:value-type="float">
            <text:p>13.69</text:p>
          </table:table-cell>
          <table:table-cell office:value-type="float" office:value="-3.03" calcext:value-type="float">
            <text:p>-3.03</text:p>
          </table:table-cell>
          <table:table-cell office:value-type="float" office:value="0.8512251" calcext:value-type="float">
            <text:p>0.8512251</text:p>
          </table:table-cell>
          <table:table-cell office:value-type="float" office:value="0.432577" calcext:value-type="float">
            <text:p>0.432577</text:p>
          </table:table-cell>
          <table:table-cell office:value-type="float" office:value="214.668" calcext:value-type="float">
            <text:p>214.668</text:p>
          </table:table-cell>
          <table:table-cell office:value-type="float" office:value="0" calcext:value-type="float">
            <text:p>0</text:p>
          </table:table-cell>
          <table:table-cell office:value-type="float" office:value="19.54022" calcext:value-type="float">
            <text:p>19.54022</text:p>
          </table:table-cell>
          <table:table-cell office:value-type="float" office:value="-1.501251" calcext:value-type="float">
            <text:p>-1.501251</text:p>
          </table:table-cell>
          <table:table-cell office:value-type="float" office:value="13.20688" calcext:value-type="float">
            <text:p>13.20688</text:p>
          </table:table-cell>
          <table:table-cell office:value-type="float" office:value="-0.07305908" calcext:value-type="float">
            <text:p>-0.07305908</text:p>
          </table:table-cell>
          <table:table-cell office:value-type="float" office:value="9.425262" calcext:value-type="float">
            <text:p>9.425262</text:p>
          </table:table-cell>
          <table:table-cell office:value-type="float" office:value="1.243713" calcext:value-type="float">
            <text:p>1.243713</text:p>
          </table:table-cell>
          <table:table-cell office:value-type="float" office:value="7.10907" calcext:value-type="float">
            <text:p>7.10907</text:p>
          </table:table-cell>
          <table:table-cell office:value-type="float" office:value="2.274628" calcext:value-type="float">
            <text:p>2.274628</text:p>
          </table:table-cell>
          <table:table-cell office:value-type="float" office:value="5.967743" calcext:value-type="float">
            <text:p>5.967743</text:p>
          </table:table-cell>
          <table:table-cell office:value-type="float" office:value="2.851074" calcext:value-type="float">
            <text:p>2.851074</text:p>
          </table:table-cell>
          <table:table-cell office:value-type="float" office:value="5.011597" calcext:value-type="float">
            <text:p>5.011597</text:p>
          </table:table-cell>
          <table:table-cell office:value-type="float" office:value="3.393158" calcext:value-type="float">
            <text:p>3.393158</text:p>
          </table:table-cell>
          <table:table-cell office:value-type="float" office:value="4.593323" calcext:value-type="float">
            <text:p>4.593323</text:p>
          </table:table-cell>
          <table:table-cell office:value-type="float" office:value="3.671722" calcext:value-type="float">
            <text:p>3.671722</text:p>
          </table:table-cell>
          <table:table-cell office:value-type="float" office:value="4.146912" calcext:value-type="float">
            <text:p>4.146912</text:p>
          </table:table-cell>
          <table:table-cell office:value-type="float" office:value="3.867523" calcext:value-type="float">
            <text:p>3.867523</text:p>
          </table:table-cell>
          <table:table-cell office:value-type="float" office:value="4.424225" calcext:value-type="float">
            <text:p>4.424225</text:p>
          </table:table-cell>
          <table:table-cell office:value-type="float" office:value="4.344452" calcext:value-type="float">
            <text:p>4.344452</text:p>
          </table:table-cell>
          <table:table-cell office:value-type="float" office:value="5.132629" calcext:value-type="float">
            <text:p>5.132629</text:p>
          </table:table-cell>
          <table:table-cell office:value-type="float" office:value="5.117767" calcext:value-type="float">
            <text:p>5.117767</text:p>
          </table:table-cell>
          <table:table-cell office:value-type="float" office:value="5.885132" calcext:value-type="float">
            <text:p>5.885132</text:p>
          </table:table-cell>
          <table:table-cell office:value-type="float" office:value="5.878998" calcext:value-type="float">
            <text:p>5.878998</text:p>
          </table:table-cell>
          <table:table-cell office:value-type="float" office:value="6.630829" calcext:value-type="float">
            <text:p>6.630829</text:p>
          </table:table-cell>
          <table:table-cell office:value-type="float" office:value="6.598663" calcext:value-type="float">
            <text:p>6.598663</text:p>
          </table:table-cell>
          <table:table-cell office:value-type="float" office:value="7.334656" calcext:value-type="float">
            <text:p>7.334656</text:p>
          </table:table-cell>
          <table:table-cell office:value-type="float" office:value="7.276855" calcext:value-type="float">
            <text:p>7.276855</text:p>
          </table:table-cell>
          <table:table-cell office:value-type="float" office:value="7.777588" calcext:value-type="float">
            <text:p>7.777588</text:p>
          </table:table-cell>
          <table:table-cell office:value-type="float" office:value="7.710449" calcext:value-type="float">
            <text:p>7.710449</text:p>
          </table:table-cell>
          <table:table-cell office:value-type="float" office:value="19.54019" calcext:value-type="float">
            <text:p>19.54019</text:p>
          </table:table-cell>
          <table:table-cell office:value-type="float" office:value="-1.501251" calcext:value-type="float">
            <text:p>-1.5012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6" calcext:value-type="float">
            <text:p>3022006</text:p>
          </table:table-cell>
          <table:table-cell office:value-type="float" office:value="11.93508" calcext:value-type="float">
            <text:p>11.93508</text:p>
          </table:table-cell>
          <table:table-cell office:value-type="float" office:value="2.67" calcext:value-type="float">
            <text:p>2.67</text:p>
          </table:table-cell>
          <table:table-cell office:value-type="float" office:value="-6.53" calcext:value-type="float">
            <text:p>-6.53</text:p>
          </table:table-cell>
          <table:table-cell office:value-type="float" office:value="0.6400122" calcext:value-type="float">
            <text:p>0.6400122</text:p>
          </table:table-cell>
          <table:table-cell office:value-type="float" office:value="0.3333773" calcext:value-type="float">
            <text:p>0.3333773</text:p>
          </table:table-cell>
          <table:table-cell office:value-type="float" office:value="436.608" calcext:value-type="float">
            <text:p>436.608</text:p>
          </table:table-cell>
          <table:table-cell office:value-type="float" office:value="0" calcext:value-type="float">
            <text:p>0</text:p>
          </table:table-cell>
          <table:table-cell office:value-type="float" office:value="15.59656" calcext:value-type="float">
            <text:p>15.59656</text:p>
          </table:table-cell>
          <table:table-cell office:value-type="float" office:value="-2.643829" calcext:value-type="float">
            <text:p>-2.643829</text:p>
          </table:table-cell>
          <table:table-cell office:value-type="float" office:value="10.5079" calcext:value-type="float">
            <text:p>10.5079</text:p>
          </table:table-cell>
          <table:table-cell office:value-type="float" office:value="-0.2766113" calcext:value-type="float">
            <text:p>-0.2766113</text:p>
          </table:table-cell>
          <table:table-cell office:value-type="float" office:value="7.439209" calcext:value-type="float">
            <text:p>7.439209</text:p>
          </table:table-cell>
          <table:table-cell office:value-type="float" office:value="1.105774" calcext:value-type="float">
            <text:p>1.105774</text:p>
          </table:table-cell>
          <table:table-cell office:value-type="float" office:value="5.716888" calcext:value-type="float">
            <text:p>5.716888</text:p>
          </table:table-cell>
          <table:table-cell office:value-type="float" office:value="2.134399" calcext:value-type="float">
            <text:p>2.134399</text:p>
          </table:table-cell>
          <table:table-cell office:value-type="float" office:value="4.956329" calcext:value-type="float">
            <text:p>4.956329</text:p>
          </table:table-cell>
          <table:table-cell office:value-type="float" office:value="2.782959" calcext:value-type="float">
            <text:p>2.782959</text:p>
          </table:table-cell>
          <table:table-cell office:value-type="float" office:value="4.849457" calcext:value-type="float">
            <text:p>4.849457</text:p>
          </table:table-cell>
          <table:table-cell office:value-type="float" office:value="3.414062" calcext:value-type="float">
            <text:p>3.414062</text:p>
          </table:table-cell>
          <table:table-cell office:value-type="float" office:value="4.593658" calcext:value-type="float">
            <text:p>4.593658</text:p>
          </table:table-cell>
          <table:table-cell office:value-type="float" office:value="3.776764" calcext:value-type="float">
            <text:p>3.776764</text:p>
          </table:table-cell>
          <table:table-cell office:value-type="float" office:value="4.264404" calcext:value-type="float">
            <text:p>4.264404</text:p>
          </table:table-cell>
          <table:table-cell office:value-type="float" office:value="4.1539" calcext:value-type="float">
            <text:p>4.1539</text:p>
          </table:table-cell>
          <table:table-cell office:value-type="float" office:value="4.531952" calcext:value-type="float">
            <text:p>4.531952</text:p>
          </table:table-cell>
          <table:table-cell office:value-type="float" office:value="4.425476" calcext:value-type="float">
            <text:p>4.425476</text:p>
          </table:table-cell>
          <table:table-cell office:value-type="float" office:value="5.162231" calcext:value-type="float">
            <text:p>5.162231</text:p>
          </table:table-cell>
          <table:table-cell office:value-type="float" office:value="5.132812" calcext:value-type="float">
            <text:p>5.132812</text:p>
          </table:table-cell>
          <table:table-cell office:value-type="float" office:value="5.878937" calcext:value-type="float">
            <text:p>5.878937</text:p>
          </table:table-cell>
          <table:table-cell office:value-type="float" office:value="5.873413" calcext:value-type="float">
            <text:p>5.873413</text:p>
          </table:table-cell>
          <table:table-cell office:value-type="float" office:value="6.598328" calcext:value-type="float">
            <text:p>6.598328</text:p>
          </table:table-cell>
          <table:table-cell office:value-type="float" office:value="6.567108" calcext:value-type="float">
            <text:p>6.567108</text:p>
          </table:table-cell>
          <table:table-cell office:value-type="float" office:value="7.276276" calcext:value-type="float">
            <text:p>7.276276</text:p>
          </table:table-cell>
          <table:table-cell office:value-type="float" office:value="7.222565" calcext:value-type="float">
            <text:p>7.222565</text:p>
          </table:table-cell>
          <table:table-cell office:value-type="float" office:value="7.709808" calcext:value-type="float">
            <text:p>7.709808</text:p>
          </table:table-cell>
          <table:table-cell office:value-type="float" office:value="7.646759" calcext:value-type="float">
            <text:p>7.646759</text:p>
          </table:table-cell>
          <table:table-cell office:value-type="float" office:value="15.59656" calcext:value-type="float">
            <text:p>15.59656</text:p>
          </table:table-cell>
          <table:table-cell office:value-type="float" office:value="-2.597961" calcext:value-type="float">
            <text:p>-2.5979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6" calcext:value-type="float">
            <text:p>4022006</text:p>
          </table:table-cell>
          <table:table-cell office:value-type="float" office:value="13.07858" calcext:value-type="float">
            <text:p>13.07858</text:p>
          </table:table-cell>
          <table:table-cell office:value-type="float" office:value="0.85" calcext:value-type="float">
            <text:p>0.85</text:p>
          </table:table-cell>
          <table:table-cell office:value-type="float" office:value="-9.58" calcext:value-type="float">
            <text:p>-9.58</text:p>
          </table:table-cell>
          <table:table-cell office:value-type="float" office:value="0.5729223" calcext:value-type="float">
            <text:p>0.5729223</text:p>
          </table:table-cell>
          <table:table-cell office:value-type="float" office:value="0.2641826" calcext:value-type="float">
            <text:p>0.2641826</text:p>
          </table:table-cell>
          <table:table-cell office:value-type="float" office:value="298.044" calcext:value-type="float">
            <text:p>298.044</text:p>
          </table:table-cell>
          <table:table-cell office:value-type="float" office:value="0" calcext:value-type="float">
            <text:p>0</text:p>
          </table:table-cell>
          <table:table-cell office:value-type="float" office:value="8.533722" calcext:value-type="float">
            <text:p>8.533722</text:p>
          </table:table-cell>
          <table:table-cell office:value-type="float" office:value="-5.799042" calcext:value-type="float">
            <text:p>-5.799042</text:p>
          </table:table-cell>
          <table:table-cell office:value-type="float" office:value="4.614929" calcext:value-type="float">
            <text:p>4.614929</text:p>
          </table:table-cell>
          <table:table-cell office:value-type="float" office:value="-0.7971802" calcext:value-type="float">
            <text:p>-0.7971802</text:p>
          </table:table-cell>
          <table:table-cell office:value-type="float" office:value="3.269989" calcext:value-type="float">
            <text:p>3.269989</text:p>
          </table:table-cell>
          <table:table-cell office:value-type="float" office:value="0.3952026" calcext:value-type="float">
            <text:p>0.3952026</text:p>
          </table:table-cell>
          <table:table-cell office:value-type="float" office:value="2.814728" calcext:value-type="float">
            <text:p>2.814728</text:p>
          </table:table-cell>
          <table:table-cell office:value-type="float" office:value="1.459778" calcext:value-type="float">
            <text:p>1.459778</text:p>
          </table:table-cell>
          <table:table-cell office:value-type="float" office:value="3.376862" calcext:value-type="float">
            <text:p>3.376862</text:p>
          </table:table-cell>
          <table:table-cell office:value-type="float" office:value="2.099548" calcext:value-type="float">
            <text:p>2.099548</text:p>
          </table:table-cell>
          <table:table-cell office:value-type="float" office:value="4.020935" calcext:value-type="float">
            <text:p>4.020935</text:p>
          </table:table-cell>
          <table:table-cell office:value-type="float" office:value="2.769135" calcext:value-type="float">
            <text:p>2.769135</text:p>
          </table:table-cell>
          <table:table-cell office:value-type="float" office:value="4.186218" calcext:value-type="float">
            <text:p>4.186218</text:p>
          </table:table-cell>
          <table:table-cell office:value-type="float" office:value="3.265747" calcext:value-type="float">
            <text:p>3.265747</text:p>
          </table:table-cell>
          <table:table-cell office:value-type="float" office:value="4.23056" calcext:value-type="float">
            <text:p>4.23056</text:p>
          </table:table-cell>
          <table:table-cell office:value-type="float" office:value="3.898651" calcext:value-type="float">
            <text:p>3.898651</text:p>
          </table:table-cell>
          <table:table-cell office:value-type="float" office:value="4.560059" calcext:value-type="float">
            <text:p>4.560059</text:p>
          </table:table-cell>
          <table:table-cell office:value-type="float" office:value="4.532715" calcext:value-type="float">
            <text:p>4.532715</text:p>
          </table:table-cell>
          <table:table-cell office:value-type="float" office:value="5.190857" calcext:value-type="float">
            <text:p>5.190857</text:p>
          </table:table-cell>
          <table:table-cell office:value-type="float" office:value="5.162598" calcext:value-type="float">
            <text:p>5.162598</text:p>
          </table:table-cell>
          <table:table-cell office:value-type="float" office:value="5.873352" calcext:value-type="float">
            <text:p>5.873352</text:p>
          </table:table-cell>
          <table:table-cell office:value-type="float" office:value="5.870941" calcext:value-type="float">
            <text:p>5.870941</text:p>
          </table:table-cell>
          <table:table-cell office:value-type="float" office:value="6.566803" calcext:value-type="float">
            <text:p>6.566803</text:p>
          </table:table-cell>
          <table:table-cell office:value-type="float" office:value="6.537781" calcext:value-type="float">
            <text:p>6.537781</text:p>
          </table:table-cell>
          <table:table-cell office:value-type="float" office:value="7.222015" calcext:value-type="float">
            <text:p>7.222015</text:p>
          </table:table-cell>
          <table:table-cell office:value-type="float" office:value="7.1716" calcext:value-type="float">
            <text:p>7.1716</text:p>
          </table:table-cell>
          <table:table-cell office:value-type="float" office:value="7.646118" calcext:value-type="float">
            <text:p>7.646118</text:p>
          </table:table-cell>
          <table:table-cell office:value-type="float" office:value="7.586609" calcext:value-type="float">
            <text:p>7.586609</text:p>
          </table:table-cell>
          <table:table-cell office:value-type="float" office:value="8.533722" calcext:value-type="float">
            <text:p>8.533722</text:p>
          </table:table-cell>
          <table:table-cell office:value-type="float" office:value="-5.799042" calcext:value-type="float">
            <text:p>-5.7990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6" calcext:value-type="float">
            <text:p>5022006</text:p>
          </table:table-cell>
          <table:table-cell office:value-type="float" office:value="9.785159" calcext:value-type="float">
            <text:p>9.785159</text:p>
          </table:table-cell>
          <table:table-cell office:value-type="float" office:value="-0.92" calcext:value-type="float">
            <text:p>-0.92</text:p>
          </table:table-cell>
          <table:table-cell office:value-type="float" office:value="-8.85" calcext:value-type="float">
            <text:p>-8.85</text:p>
          </table:table-cell>
          <table:table-cell office:value-type="float" office:value="0.5044957" calcext:value-type="float">
            <text:p>0.5044957</text:p>
          </table:table-cell>
          <table:table-cell office:value-type="float" office:value="0.2794457" calcext:value-type="float">
            <text:p>0.2794457</text:p>
          </table:table-cell>
          <table:table-cell office:value-type="float" office:value="177.66" calcext:value-type="float">
            <text:p>177.66</text:p>
          </table:table-cell>
          <table:table-cell office:value-type="float" office:value="0" calcext:value-type="float">
            <text:p>0</text:p>
          </table:table-cell>
          <table:table-cell office:value-type="float" office:value="6.415741" calcext:value-type="float">
            <text:p>6.415741</text:p>
          </table:table-cell>
          <table:table-cell office:value-type="float" office:value="-6.176758" calcext:value-type="float">
            <text:p>-6.176758</text:p>
          </table:table-cell>
          <table:table-cell office:value-type="float" office:value="1.165802" calcext:value-type="float">
            <text:p>1.165802</text:p>
          </table:table-cell>
          <table:table-cell office:value-type="float" office:value="-0.9205322" calcext:value-type="float">
            <text:p>-0.9205322</text:p>
          </table:table-cell>
          <table:table-cell office:value-type="float" office:value="1.097046" calcext:value-type="float">
            <text:p>1.097046</text:p>
          </table:table-cell>
          <table:table-cell office:value-type="float" office:value="-0.02252197" calcext:value-type="float">
            <text:p>-0.02252197</text:p>
          </table:table-cell>
          <table:table-cell office:value-type="float" office:value="1.452271" calcext:value-type="float">
            <text:p>1.452271</text:p>
          </table:table-cell>
          <table:table-cell office:value-type="float" office:value="0.8559265" calcext:value-type="float">
            <text:p>0.8559265</text:p>
          </table:table-cell>
          <table:table-cell office:value-type="float" office:value="2.074005" calcext:value-type="float">
            <text:p>2.074005</text:p>
          </table:table-cell>
          <table:table-cell office:value-type="float" office:value="1.400269" calcext:value-type="float">
            <text:p>1.400269</text:p>
          </table:table-cell>
          <table:table-cell office:value-type="float" office:value="2.760681" calcext:value-type="float">
            <text:p>2.760681</text:p>
          </table:table-cell>
          <table:table-cell office:value-type="float" office:value="2.01358" calcext:value-type="float">
            <text:p>2.01358</text:p>
          </table:table-cell>
          <table:table-cell office:value-type="float" office:value="3.257599" calcext:value-type="float">
            <text:p>3.257599</text:p>
          </table:table-cell>
          <table:table-cell office:value-type="float" office:value="2.604095" calcext:value-type="float">
            <text:p>2.604095</text:p>
          </table:table-cell>
          <table:table-cell office:value-type="float" office:value="3.895264" calcext:value-type="float">
            <text:p>3.895264</text:p>
          </table:table-cell>
          <table:table-cell office:value-type="float" office:value="3.463287" calcext:value-type="float">
            <text:p>3.463287</text:p>
          </table:table-cell>
          <table:table-cell office:value-type="float" office:value="4.540619" calcext:value-type="float">
            <text:p>4.540619</text:p>
          </table:table-cell>
          <table:table-cell office:value-type="float" office:value="4.418182" calcext:value-type="float">
            <text:p>4.418182</text:p>
          </table:table-cell>
          <table:table-cell office:value-type="float" office:value="5.195435" calcext:value-type="float">
            <text:p>5.195435</text:p>
          </table:table-cell>
          <table:table-cell office:value-type="float" office:value="5.190521" calcext:value-type="float">
            <text:p>5.190521</text:p>
          </table:table-cell>
          <table:table-cell office:value-type="float" office:value="5.870911" calcext:value-type="float">
            <text:p>5.870911</text:p>
          </table:table-cell>
          <table:table-cell office:value-type="float" office:value="5.865295" calcext:value-type="float">
            <text:p>5.865295</text:p>
          </table:table-cell>
          <table:table-cell office:value-type="float" office:value="6.537476" calcext:value-type="float">
            <text:p>6.537476</text:p>
          </table:table-cell>
          <table:table-cell office:value-type="float" office:value="6.509888" calcext:value-type="float">
            <text:p>6.509888</text:p>
          </table:table-cell>
          <table:table-cell office:value-type="float" office:value="7.171051" calcext:value-type="float">
            <text:p>7.171051</text:p>
          </table:table-cell>
          <table:table-cell office:value-type="float" office:value="7.123596" calcext:value-type="float">
            <text:p>7.123596</text:p>
          </table:table-cell>
          <table:table-cell office:value-type="float" office:value="7.586029" calcext:value-type="float">
            <text:p>7.586029</text:p>
          </table:table-cell>
          <table:table-cell office:value-type="float" office:value="7.530304" calcext:value-type="float">
            <text:p>7.530304</text:p>
          </table:table-cell>
          <table:table-cell office:value-type="float" office:value="6.415741" calcext:value-type="float">
            <text:p>6.415741</text:p>
          </table:table-cell>
          <table:table-cell office:value-type="float" office:value="-6.176758" calcext:value-type="float">
            <text:p>-6.1767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6" calcext:value-type="float">
            <text:p>6022006</text:p>
          </table:table-cell>
          <table:table-cell office:value-type="float" office:value="10.46736" calcext:value-type="float">
            <text:p>10.46736</text:p>
          </table:table-cell>
          <table:table-cell office:value-type="float" office:value="4.87" calcext:value-type="float">
            <text:p>4.87</text:p>
          </table:table-cell>
          <table:table-cell office:value-type="float" office:value="-10.21" calcext:value-type="float">
            <text:p>-10.21</text:p>
          </table:table-cell>
          <table:table-cell office:value-type="float" office:value="0.6915228" calcext:value-type="float">
            <text:p>0.6915228</text:p>
          </table:table-cell>
          <table:table-cell office:value-type="float" office:value="0.251619" calcext:value-type="float">
            <text:p>0.251619</text:p>
          </table:table-cell>
          <table:table-cell office:value-type="float" office:value="214.272" calcext:value-type="float">
            <text:p>214.272</text:p>
          </table:table-cell>
          <table:table-cell office:value-type="float" office:value="0" calcext:value-type="float">
            <text:p>0</text:p>
          </table:table-cell>
          <table:table-cell office:value-type="float" office:value="6.218201" calcext:value-type="float">
            <text:p>6.218201</text:p>
          </table:table-cell>
          <table:table-cell office:value-type="float" office:value="-6.988495" calcext:value-type="float">
            <text:p>-6.988495</text:p>
          </table:table-cell>
          <table:table-cell office:value-type="float" office:value="1.206207" calcext:value-type="float">
            <text:p>1.206207</text:p>
          </table:table-cell>
          <table:table-cell office:value-type="float" office:value="-1.057007" calcext:value-type="float">
            <text:p>-1.057007</text:p>
          </table:table-cell>
          <table:table-cell office:value-type="float" office:value="1.052887" calcext:value-type="float">
            <text:p>1.052887</text:p>
          </table:table-cell>
          <table:table-cell office:value-type="float" office:value="-0.07577515" calcext:value-type="float">
            <text:p>-0.07577515</text:p>
          </table:table-cell>
          <table:table-cell office:value-type="float" office:value="1.223755" calcext:value-type="float">
            <text:p>1.223755</text:p>
          </table:table-cell>
          <table:table-cell office:value-type="float" office:value="0.6182556" calcext:value-type="float">
            <text:p>0.6182556</text:p>
          </table:table-cell>
          <table:table-cell office:value-type="float" office:value="1.46994" calcext:value-type="float">
            <text:p>1.46994</text:p>
          </table:table-cell>
          <table:table-cell office:value-type="float" office:value="1.122742" calcext:value-type="float">
            <text:p>1.122742</text:p>
          </table:table-cell>
          <table:table-cell office:value-type="float" office:value="2.006683" calcext:value-type="float">
            <text:p>2.006683</text:p>
          </table:table-cell>
          <table:table-cell office:value-type="float" office:value="1.708893" calcext:value-type="float">
            <text:p>1.708893</text:p>
          </table:table-cell>
          <table:table-cell office:value-type="float" office:value="2.598785" calcext:value-type="float">
            <text:p>2.598785</text:p>
          </table:table-cell>
          <table:table-cell office:value-type="float" office:value="2.305481" calcext:value-type="float">
            <text:p>2.305481</text:p>
          </table:table-cell>
          <table:table-cell office:value-type="float" office:value="3.45929" calcext:value-type="float">
            <text:p>3.45929</text:p>
          </table:table-cell>
          <table:table-cell office:value-type="float" office:value="3.118164" calcext:value-type="float">
            <text:p>3.118164</text:p>
          </table:table-cell>
          <table:table-cell office:value-type="float" office:value="4.416443" calcext:value-type="float">
            <text:p>4.416443</text:p>
          </table:table-cell>
          <table:table-cell office:value-type="float" office:value="4.233124" calcext:value-type="float">
            <text:p>4.233124</text:p>
          </table:table-cell>
          <table:table-cell office:value-type="float" office:value="5.190338" calcext:value-type="float">
            <text:p>5.190338</text:p>
          </table:table-cell>
          <table:table-cell office:value-type="float" office:value="5.152344" calcext:value-type="float">
            <text:p>5.152344</text:p>
          </table:table-cell>
          <table:table-cell office:value-type="float" office:value="5.865173" calcext:value-type="float">
            <text:p>5.865173</text:p>
          </table:table-cell>
          <table:table-cell office:value-type="float" office:value="5.848053" calcext:value-type="float">
            <text:p>5.848053</text:p>
          </table:table-cell>
          <table:table-cell office:value-type="float" office:value="6.509613" calcext:value-type="float">
            <text:p>6.509613</text:p>
          </table:table-cell>
          <table:table-cell office:value-type="float" office:value="6.48175" calcext:value-type="float">
            <text:p>6.48175</text:p>
          </table:table-cell>
          <table:table-cell office:value-type="float" office:value="7.123138" calcext:value-type="float">
            <text:p>7.123138</text:p>
          </table:table-cell>
          <table:table-cell office:value-type="float" office:value="7.0784" calcext:value-type="float">
            <text:p>7.0784</text:p>
          </table:table-cell>
          <table:table-cell office:value-type="float" office:value="7.529755" calcext:value-type="float">
            <text:p>7.529755</text:p>
          </table:table-cell>
          <table:table-cell office:value-type="float" office:value="7.477539" calcext:value-type="float">
            <text:p>7.477539</text:p>
          </table:table-cell>
          <table:table-cell office:value-type="float" office:value="6.218201" calcext:value-type="float">
            <text:p>6.218201</text:p>
          </table:table-cell>
          <table:table-cell office:value-type="float" office:value="-6.988495" calcext:value-type="float">
            <text:p>-6.9884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6" calcext:value-type="float">
            <text:p>7022006</text:p>
          </table:table-cell>
          <table:table-cell office:value-type="float" office:value="10.7284" calcext:value-type="float">
            <text:p>10.7284</text:p>
          </table:table-cell>
          <table:table-cell office:value-type="float" office:value="6.27" calcext:value-type="float">
            <text:p>6.27</text:p>
          </table:table-cell>
          <table:table-cell office:value-type="float" office:value="-5.67" calcext:value-type="float">
            <text:p>-5.67</text:p>
          </table:table-cell>
          <table:table-cell office:value-type="float" office:value="0.6972264" calcext:value-type="float">
            <text:p>0.6972264</text:p>
          </table:table-cell>
          <table:table-cell office:value-type="float" office:value="0.3556372" calcext:value-type="float">
            <text:p>0.3556372</text:p>
          </table:table-cell>
          <table:table-cell office:value-type="float" office:value="226.836" calcext:value-type="float">
            <text:p>226.836</text:p>
          </table:table-cell>
          <table:table-cell office:value-type="float" office:value="0" calcext:value-type="float">
            <text:p>0</text:p>
          </table:table-cell>
          <table:table-cell office:value-type="float" office:value="12.04129" calcext:value-type="float">
            <text:p>12.04129</text:p>
          </table:table-cell>
          <table:table-cell office:value-type="float" office:value="-2.59967" calcext:value-type="float">
            <text:p>-2.59967</text:p>
          </table:table-cell>
          <table:table-cell office:value-type="float" office:value="1.9505" calcext:value-type="float">
            <text:p>1.9505</text:p>
          </table:table-cell>
          <table:table-cell office:value-type="float" office:value="-0.4243469" calcext:value-type="float">
            <text:p>-0.4243469</text:p>
          </table:table-cell>
          <table:table-cell office:value-type="float" office:value="1.487" calcext:value-type="float">
            <text:p>1.487</text:p>
          </table:table-cell>
          <table:table-cell office:value-type="float" office:value="0.1036072" calcext:value-type="float">
            <text:p>0.1036072</text:p>
          </table:table-cell>
          <table:table-cell office:value-type="float" office:value="1.483582" calcext:value-type="float">
            <text:p>1.483582</text:p>
          </table:table-cell>
          <table:table-cell office:value-type="float" office:value="0.6933899" calcext:value-type="float">
            <text:p>0.6933899</text:p>
          </table:table-cell>
          <table:table-cell office:value-type="float" office:value="1.612457" calcext:value-type="float">
            <text:p>1.612457</text:p>
          </table:table-cell>
          <table:table-cell office:value-type="float" office:value="1.121796" calcext:value-type="float">
            <text:p>1.121796</text:p>
          </table:table-cell>
          <table:table-cell office:value-type="float" office:value="1.870911" calcext:value-type="float">
            <text:p>1.870911</text:p>
          </table:table-cell>
          <table:table-cell office:value-type="float" office:value="1.640717" calcext:value-type="float">
            <text:p>1.640717</text:p>
          </table:table-cell>
          <table:table-cell office:value-type="float" office:value="2.310181" calcext:value-type="float">
            <text:p>2.310181</text:p>
          </table:table-cell>
          <table:table-cell office:value-type="float" office:value="2.171417" calcext:value-type="float">
            <text:p>2.171417</text:p>
          </table:table-cell>
          <table:table-cell office:value-type="float" office:value="3.115875" calcext:value-type="float">
            <text:p>3.115875</text:p>
          </table:table-cell>
          <table:table-cell office:value-type="float" office:value="2.939911" calcext:value-type="float">
            <text:p>2.939911</text:p>
          </table:table-cell>
          <table:table-cell office:value-type="float" office:value="4.231171" calcext:value-type="float">
            <text:p>4.231171</text:p>
          </table:table-cell>
          <table:table-cell office:value-type="float" office:value="4.059174" calcext:value-type="float">
            <text:p>4.059174</text:p>
          </table:table-cell>
          <table:table-cell office:value-type="float" office:value="5.151733" calcext:value-type="float">
            <text:p>5.151733</text:p>
          </table:table-cell>
          <table:table-cell office:value-type="float" office:value="5.085449" calcext:value-type="float">
            <text:p>5.085449</text:p>
          </table:table-cell>
          <table:table-cell office:value-type="float" office:value="5.847778" calcext:value-type="float">
            <text:p>5.847778</text:p>
          </table:table-cell>
          <table:table-cell office:value-type="float" office:value="5.816101" calcext:value-type="float">
            <text:p>5.816101</text:p>
          </table:table-cell>
          <table:table-cell office:value-type="float" office:value="6.481445" calcext:value-type="float">
            <text:p>6.481445</text:p>
          </table:table-cell>
          <table:table-cell office:value-type="float" office:value="6.451019" calcext:value-type="float">
            <text:p>6.451019</text:p>
          </table:table-cell>
          <table:table-cell office:value-type="float" office:value="7.077972" calcext:value-type="float">
            <text:p>7.077972</text:p>
          </table:table-cell>
          <table:table-cell office:value-type="float" office:value="7.034973" calcext:value-type="float">
            <text:p>7.034973</text:p>
          </table:table-cell>
          <table:table-cell office:value-type="float" office:value="7.47699" calcext:value-type="float">
            <text:p>7.47699</text:p>
          </table:table-cell>
          <table:table-cell office:value-type="float" office:value="7.427673" calcext:value-type="float">
            <text:p>7.427673</text:p>
          </table:table-cell>
          <table:table-cell office:value-type="float" office:value="12.04129" calcext:value-type="float">
            <text:p>12.04129</text:p>
          </table:table-cell>
          <table:table-cell office:value-type="float" office:value="-2.59967" calcext:value-type="float">
            <text:p>-2.599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6" calcext:value-type="float">
            <text:p>8022006</text:p>
          </table:table-cell>
          <table:table-cell office:value-type="float" office:value="12.16044" calcext:value-type="float">
            <text:p>12.16044</text:p>
          </table:table-cell>
          <table:table-cell office:value-type="float" office:value="-0.12" calcext:value-type="float">
            <text:p>-0.12</text:p>
          </table:table-cell>
          <table:table-cell office:value-type="float" office:value="-10.63" calcext:value-type="float">
            <text:p>-10.63</text:p>
          </table:table-cell>
          <table:table-cell office:value-type="float" office:value="0.5344573" calcext:value-type="float">
            <text:p>0.5344573</text:p>
          </table:table-cell>
          <table:table-cell office:value-type="float" office:value="0.2435449" calcext:value-type="float">
            <text:p>0.2435449</text:p>
          </table:table-cell>
          <table:table-cell office:value-type="float" office:value="319.212" calcext:value-type="float">
            <text:p>319.212</text:p>
          </table:table-cell>
          <table:table-cell office:value-type="float" office:value="0" calcext:value-type="float">
            <text:p>0</text:p>
          </table:table-cell>
          <table:table-cell office:value-type="float" office:value="6.309753" calcext:value-type="float">
            <text:p>6.309753</text:p>
          </table:table-cell>
          <table:table-cell office:value-type="float" office:value="-4.422882" calcext:value-type="float">
            <text:p>-4.422882</text:p>
          </table:table-cell>
          <table:table-cell office:value-type="float" office:value="1.765564" calcext:value-type="float">
            <text:p>1.765564</text:p>
          </table:table-cell>
          <table:table-cell office:value-type="float" office:value="-0.7390137" calcext:value-type="float">
            <text:p>-0.7390137</text:p>
          </table:table-cell>
          <table:table-cell office:value-type="float" office:value="1.298767" calcext:value-type="float">
            <text:p>1.298767</text:p>
          </table:table-cell>
          <table:table-cell office:value-type="float" office:value="-0.02203369" calcext:value-type="float">
            <text:p>-0.02203369</text:p>
          </table:table-cell>
          <table:table-cell office:value-type="float" office:value="1.317505" calcext:value-type="float">
            <text:p>1.317505</text:p>
          </table:table-cell>
          <table:table-cell office:value-type="float" office:value="0.5739746" calcext:value-type="float">
            <text:p>0.5739746</text:p>
          </table:table-cell>
          <table:table-cell office:value-type="float" office:value="1.462067" calcext:value-type="float">
            <text:p>1.462067</text:p>
          </table:table-cell>
          <table:table-cell office:value-type="float" office:value="1.008575" calcext:value-type="float">
            <text:p>1.008575</text:p>
          </table:table-cell>
          <table:table-cell office:value-type="float" office:value="1.803131" calcext:value-type="float">
            <text:p>1.803131</text:p>
          </table:table-cell>
          <table:table-cell office:value-type="float" office:value="1.52829" calcext:value-type="float">
            <text:p>1.52829</text:p>
          </table:table-cell>
          <table:table-cell office:value-type="float" office:value="2.25412" calcext:value-type="float">
            <text:p>2.25412</text:p>
          </table:table-cell>
          <table:table-cell office:value-type="float" office:value="2.045044" calcext:value-type="float">
            <text:p>2.045044</text:p>
          </table:table-cell>
          <table:table-cell office:value-type="float" office:value="2.939056" calcext:value-type="float">
            <text:p>2.939056</text:p>
          </table:table-cell>
          <table:table-cell office:value-type="float" office:value="2.793365" calcext:value-type="float">
            <text:p>2.793365</text:p>
          </table:table-cell>
          <table:table-cell office:value-type="float" office:value="4.057617" calcext:value-type="float">
            <text:p>4.057617</text:p>
          </table:table-cell>
          <table:table-cell office:value-type="float" office:value="3.917725" calcext:value-type="float">
            <text:p>3.917725</text:p>
          </table:table-cell>
          <table:table-cell office:value-type="float" office:value="5.084686" calcext:value-type="float">
            <text:p>5.084686</text:p>
          </table:table-cell>
          <table:table-cell office:value-type="float" office:value="5.006165" calcext:value-type="float">
            <text:p>5.006165</text:p>
          </table:table-cell>
          <table:table-cell office:value-type="float" office:value="5.815704" calcext:value-type="float">
            <text:p>5.815704</text:p>
          </table:table-cell>
          <table:table-cell office:value-type="float" office:value="5.770966" calcext:value-type="float">
            <text:p>5.770966</text:p>
          </table:table-cell>
          <table:table-cell office:value-type="float" office:value="6.450653" calcext:value-type="float">
            <text:p>6.450653</text:p>
          </table:table-cell>
          <table:table-cell office:value-type="float" office:value="6.415802" calcext:value-type="float">
            <text:p>6.415802</text:p>
          </table:table-cell>
          <table:table-cell office:value-type="float" office:value="7.034515" calcext:value-type="float">
            <text:p>7.034515</text:p>
          </table:table-cell>
          <table:table-cell office:value-type="float" office:value="6.992554" calcext:value-type="float">
            <text:p>6.992554</text:p>
          </table:table-cell>
          <table:table-cell office:value-type="float" office:value="7.427155" calcext:value-type="float">
            <text:p>7.427155</text:p>
          </table:table-cell>
          <table:table-cell office:value-type="float" office:value="7.380341" calcext:value-type="float">
            <text:p>7.380341</text:p>
          </table:table-cell>
          <table:table-cell office:value-type="float" office:value="6.309753" calcext:value-type="float">
            <text:p>6.309753</text:p>
          </table:table-cell>
          <table:table-cell office:value-type="float" office:value="-4.308563" calcext:value-type="float">
            <text:p>-4.3085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6" calcext:value-type="float">
            <text:p>9022006</text:p>
          </table:table-cell>
          <table:table-cell office:value-type="float" office:value="9.061199" calcext:value-type="float">
            <text:p>9.061199</text:p>
          </table:table-cell>
          <table:table-cell office:value-type="float" office:value="3.72" calcext:value-type="float">
            <text:p>3.72</text:p>
          </table:table-cell>
          <table:table-cell office:value-type="float" office:value="-11.38" calcext:value-type="float">
            <text:p>-11.38</text:p>
          </table:table-cell>
          <table:table-cell office:value-type="float" office:value="0.6622264" calcext:value-type="float">
            <text:p>0.6622264</text:p>
          </table:table-cell>
          <table:table-cell office:value-type="float" office:value="0.2297066" calcext:value-type="float">
            <text:p>0.2297066</text:p>
          </table:table-cell>
          <table:table-cell office:value-type="float" office:value="336.888" calcext:value-type="float">
            <text:p>336.888</text:p>
          </table:table-cell>
          <table:table-cell office:value-type="float" office:value="0" calcext:value-type="float">
            <text:p>0</text:p>
          </table:table-cell>
          <table:table-cell office:value-type="float" office:value="6.500458" calcext:value-type="float">
            <text:p>6.500458</text:p>
          </table:table-cell>
          <table:table-cell office:value-type="float" office:value="-7.202209" calcext:value-type="float">
            <text:p>-7.202209</text:p>
          </table:table-cell>
          <table:table-cell office:value-type="float" office:value="1.1409" calcext:value-type="float">
            <text:p>1.1409</text:p>
          </table:table-cell>
          <table:table-cell office:value-type="float" office:value="-1.080048" calcext:value-type="float">
            <text:p>-1.080048</text:p>
          </table:table-cell>
          <table:table-cell office:value-type="float" office:value="0.6886292" calcext:value-type="float">
            <text:p>0.6886292</text:p>
          </table:table-cell>
          <table:table-cell office:value-type="float" office:value="-0.08764648" calcext:value-type="float">
            <text:p>-0.08764648</text:p>
          </table:table-cell>
          <table:table-cell office:value-type="float" office:value="0.8571777" calcext:value-type="float">
            <text:p>0.8571777</text:p>
          </table:table-cell>
          <table:table-cell office:value-type="float" office:value="0.4726868" calcext:value-type="float">
            <text:p>0.4726868</text:p>
          </table:table-cell>
          <table:table-cell office:value-type="float" office:value="1.102661" calcext:value-type="float">
            <text:p>1.102661</text:p>
          </table:table-cell>
          <table:table-cell office:value-type="float" office:value="0.8857117" calcext:value-type="float">
            <text:p>0.8857117</text:p>
          </table:table-cell>
          <table:table-cell office:value-type="float" office:value="1.616211" calcext:value-type="float">
            <text:p>1.616211</text:p>
          </table:table-cell>
          <table:table-cell office:value-type="float" office:value="1.369965" calcext:value-type="float">
            <text:p>1.369965</text:p>
          </table:table-cell>
          <table:table-cell office:value-type="float" office:value="2.089325" calcext:value-type="float">
            <text:p>2.089325</text:p>
          </table:table-cell>
          <table:table-cell office:value-type="float" office:value="1.878296" calcext:value-type="float">
            <text:p>1.878296</text:p>
          </table:table-cell>
          <table:table-cell office:value-type="float" office:value="2.792358" calcext:value-type="float">
            <text:p>2.792358</text:p>
          </table:table-cell>
          <table:table-cell office:value-type="float" office:value="2.628479" calcext:value-type="float">
            <text:p>2.628479</text:p>
          </table:table-cell>
          <table:table-cell office:value-type="float" office:value="3.916351" calcext:value-type="float">
            <text:p>3.916351</text:p>
          </table:table-cell>
          <table:table-cell office:value-type="float" office:value="3.78653" calcext:value-type="float">
            <text:p>3.78653</text:p>
          </table:table-cell>
          <table:table-cell office:value-type="float" office:value="5.00531" calcext:value-type="float">
            <text:p>5.00531</text:p>
          </table:table-cell>
          <table:table-cell office:value-type="float" office:value="4.921783" calcext:value-type="float">
            <text:p>4.921783</text:p>
          </table:table-cell>
          <table:table-cell office:value-type="float" office:value="5.770416" calcext:value-type="float">
            <text:p>5.770416</text:p>
          </table:table-cell>
          <table:table-cell office:value-type="float" office:value="5.71701" calcext:value-type="float">
            <text:p>5.71701</text:p>
          </table:table-cell>
          <table:table-cell office:value-type="float" office:value="6.415375" calcext:value-type="float">
            <text:p>6.415375</text:p>
          </table:table-cell>
          <table:table-cell office:value-type="float" office:value="6.374939" calcext:value-type="float">
            <text:p>6.374939</text:p>
          </table:table-cell>
          <table:table-cell office:value-type="float" office:value="6.992157" calcext:value-type="float">
            <text:p>6.992157</text:p>
          </table:table-cell>
          <table:table-cell office:value-type="float" office:value="6.949982" calcext:value-type="float">
            <text:p>6.949982</text:p>
          </table:table-cell>
          <table:table-cell office:value-type="float" office:value="7.379883" calcext:value-type="float">
            <text:p>7.379883</text:p>
          </table:table-cell>
          <table:table-cell office:value-type="float" office:value="7.335022" calcext:value-type="float">
            <text:p>7.335022</text:p>
          </table:table-cell>
          <table:table-cell office:value-type="float" office:value="6.500458" calcext:value-type="float">
            <text:p>6.500458</text:p>
          </table:table-cell>
          <table:table-cell office:value-type="float" office:value="-7.202209" calcext:value-type="float">
            <text:p>-7.2022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6" calcext:value-type="float">
            <text:p>10022006</text:p>
          </table:table-cell>
          <table:table-cell office:value-type="float" office:value="8.015347" calcext:value-type="float">
            <text:p>8.015347</text:p>
          </table:table-cell>
          <table:table-cell office:value-type="float" office:value="2.15" calcext:value-type="float">
            <text:p>2.15</text:p>
          </table:table-cell>
          <table:table-cell office:value-type="float" office:value="-5.6" calcext:value-type="float">
            <text:p>-5.6</text:p>
          </table:table-cell>
          <table:table-cell office:value-type="float" office:value="0.6283666" calcext:value-type="float">
            <text:p>0.6283666</text:p>
          </table:table-cell>
          <table:table-cell office:value-type="float" office:value="0.3575067" calcext:value-type="float">
            <text:p>0.3575067</text:p>
          </table:table-cell>
          <table:table-cell office:value-type="float" office:value="485.748" calcext:value-type="float">
            <text:p>485.748</text:p>
          </table:table-cell>
          <table:table-cell office:value-type="float" office:value="0" calcext:value-type="float">
            <text:p>0</text:p>
          </table:table-cell>
          <table:table-cell office:value-type="float" office:value="4.365601" calcext:value-type="float">
            <text:p>4.365601</text:p>
          </table:table-cell>
          <table:table-cell office:value-type="float" office:value="-2.614044" calcext:value-type="float">
            <text:p>-2.614044</text:p>
          </table:table-cell>
          <table:table-cell office:value-type="float" office:value="0.8486023" calcext:value-type="float">
            <text:p>0.8486023</text:p>
          </table:table-cell>
          <table:table-cell office:value-type="float" office:value="-0.4380188" calcext:value-type="float">
            <text:p>-0.4380188</text:p>
          </table:table-cell>
          <table:table-cell office:value-type="float" office:value="0.7974548" calcext:value-type="float">
            <text:p>0.7974548</text:p>
          </table:table-cell>
          <table:table-cell office:value-type="float" office:value="0.0480957" calcext:value-type="float">
            <text:p>0.0480957</text:p>
          </table:table-cell>
          <table:table-cell office:value-type="float" office:value="0.9842834" calcext:value-type="float">
            <text:p>0.9842834</text:p>
          </table:table-cell>
          <table:table-cell office:value-type="float" office:value="0.5667114" calcext:value-type="float">
            <text:p>0.5667114</text:p>
          </table:table-cell>
          <table:table-cell office:value-type="float" office:value="1.182343" calcext:value-type="float">
            <text:p>1.182343</text:p>
          </table:table-cell>
          <table:table-cell office:value-type="float" office:value="0.9125366" calcext:value-type="float">
            <text:p>0.9125366</text:p>
          </table:table-cell>
          <table:table-cell office:value-type="float" office:value="1.470551" calcext:value-type="float">
            <text:p>1.470551</text:p>
          </table:table-cell>
          <table:table-cell office:value-type="float" office:value="1.342651" calcext:value-type="float">
            <text:p>1.342651</text:p>
          </table:table-cell>
          <table:table-cell office:value-type="float" office:value="1.88504" calcext:value-type="float">
            <text:p>1.88504</text:p>
          </table:table-cell>
          <table:table-cell office:value-type="float" office:value="1.813019" calcext:value-type="float">
            <text:p>1.813019</text:p>
          </table:table-cell>
          <table:table-cell office:value-type="float" office:value="2.627197" calcext:value-type="float">
            <text:p>2.627197</text:p>
          </table:table-cell>
          <table:table-cell office:value-type="float" office:value="2.526062" calcext:value-type="float">
            <text:p>2.526062</text:p>
          </table:table-cell>
          <table:table-cell office:value-type="float" office:value="3.785156" calcext:value-type="float">
            <text:p>3.785156</text:p>
          </table:table-cell>
          <table:table-cell office:value-type="float" office:value="3.66452" calcext:value-type="float">
            <text:p>3.66452</text:p>
          </table:table-cell>
          <table:table-cell office:value-type="float" office:value="4.920868" calcext:value-type="float">
            <text:p>4.920868</text:p>
          </table:table-cell>
          <table:table-cell office:value-type="float" office:value="4.834473" calcext:value-type="float">
            <text:p>4.834473</text:p>
          </table:table-cell>
          <table:table-cell office:value-type="float" office:value="5.716431" calcext:value-type="float">
            <text:p>5.716431</text:p>
          </table:table-cell>
          <table:table-cell office:value-type="float" office:value="5.65683" calcext:value-type="float">
            <text:p>5.65683</text:p>
          </table:table-cell>
          <table:table-cell office:value-type="float" office:value="6.374481" calcext:value-type="float">
            <text:p>6.374481</text:p>
          </table:table-cell>
          <table:table-cell office:value-type="float" office:value="6.329773" calcext:value-type="float">
            <text:p>6.329773</text:p>
          </table:table-cell>
          <table:table-cell office:value-type="float" office:value="6.949524" calcext:value-type="float">
            <text:p>6.949524</text:p>
          </table:table-cell>
          <table:table-cell office:value-type="float" office:value="6.906738" calcext:value-type="float">
            <text:p>6.906738</text:p>
          </table:table-cell>
          <table:table-cell office:value-type="float" office:value="7.334564" calcext:value-type="float">
            <text:p>7.334564</text:p>
          </table:table-cell>
          <table:table-cell office:value-type="float" office:value="7.291107" calcext:value-type="float">
            <text:p>7.291107</text:p>
          </table:table-cell>
          <table:table-cell office:value-type="float" office:value="4.365601" calcext:value-type="float">
            <text:p>4.365601</text:p>
          </table:table-cell>
          <table:table-cell office:value-type="float" office:value="-2.570099" calcext:value-type="float">
            <text:p>-2.5700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6" calcext:value-type="float">
            <text:p>11022006</text:p>
          </table:table-cell>
          <table:table-cell office:value-type="float" office:value="8.21196" calcext:value-type="float">
            <text:p>8.21196</text:p>
          </table:table-cell>
          <table:table-cell office:value-type="float" office:value="-4.13" calcext:value-type="float">
            <text:p>-4.13</text:p>
          </table:table-cell>
          <table:table-cell office:value-type="float" office:value="-11.76" calcext:value-type="float">
            <text:p>-11.76</text:p>
          </table:table-cell>
          <table:table-cell office:value-type="float" office:value="0.3988652" calcext:value-type="float">
            <text:p>0.3988652</text:p>
          </table:table-cell>
          <table:table-cell office:value-type="float" office:value="0.2229695" calcext:value-type="float">
            <text:p>0.2229695</text:p>
          </table:table-cell>
          <table:table-cell office:value-type="float" office:value="477.72" calcext:value-type="float">
            <text:p>477.72</text:p>
          </table:table-cell>
          <table:table-cell office:value-type="float" office:value="0" calcext:value-type="float">
            <text:p>0</text:p>
          </table:table-cell>
          <table:table-cell office:value-type="float" office:value="3.108734" calcext:value-type="float">
            <text:p>3.108734</text:p>
          </table:table-cell>
          <table:table-cell office:value-type="float" office:value="-7.533966" calcext:value-type="float">
            <text:p>-7.533966</text:p>
          </table:table-cell>
          <table:table-cell office:value-type="float" office:value="0.5184326" calcext:value-type="float">
            <text:p>0.5184326</text:p>
          </table:table-cell>
          <table:table-cell office:value-type="float" office:value="-1.122498" calcext:value-type="float">
            <text:p>-1.122498</text:p>
          </table:table-cell>
          <table:table-cell office:value-type="float" office:value="0.5179443" calcext:value-type="float">
            <text:p>0.5179443</text:p>
          </table:table-cell>
          <table:table-cell office:value-type="float" office:value="-0.1175232" calcext:value-type="float">
            <text:p>-0.1175232</text:p>
          </table:table-cell>
          <table:table-cell office:value-type="float" office:value="0.7171021" calcext:value-type="float">
            <text:p>0.7171021</text:p>
          </table:table-cell>
          <table:table-cell office:value-type="float" office:value="0.3940735" calcext:value-type="float">
            <text:p>0.3940735</text:p>
          </table:table-cell>
          <table:table-cell office:value-type="float" office:value="0.9542847" calcext:value-type="float">
            <text:p>0.9542847</text:p>
          </table:table-cell>
          <table:table-cell office:value-type="float" office:value="0.7685242" calcext:value-type="float">
            <text:p>0.7685242</text:p>
          </table:table-cell>
          <table:table-cell office:value-type="float" office:value="1.388733" calcext:value-type="float">
            <text:p>1.388733</text:p>
          </table:table-cell>
          <table:table-cell office:value-type="float" office:value="1.224762" calcext:value-type="float">
            <text:p>1.224762</text:p>
          </table:table-cell>
          <table:table-cell office:value-type="float" office:value="1.83902" calcext:value-type="float">
            <text:p>1.83902</text:p>
          </table:table-cell>
          <table:table-cell office:value-type="float" office:value="1.691467" calcext:value-type="float">
            <text:p>1.691467</text:p>
          </table:table-cell>
          <table:table-cell office:value-type="float" office:value="2.52533" calcext:value-type="float">
            <text:p>2.52533</text:p>
          </table:table-cell>
          <table:table-cell office:value-type="float" office:value="2.411652" calcext:value-type="float">
            <text:p>2.411652</text:p>
          </table:table-cell>
          <table:table-cell office:value-type="float" office:value="3.663391" calcext:value-type="float">
            <text:p>3.663391</text:p>
          </table:table-cell>
          <table:table-cell office:value-type="float" office:value="3.558136" calcext:value-type="float">
            <text:p>3.558136</text:p>
          </table:table-cell>
          <table:table-cell office:value-type="float" office:value="4.833496" calcext:value-type="float">
            <text:p>4.833496</text:p>
          </table:table-cell>
          <table:table-cell office:value-type="float" office:value="4.747742" calcext:value-type="float">
            <text:p>4.747742</text:p>
          </table:table-cell>
          <table:table-cell office:value-type="float" office:value="5.656189" calcext:value-type="float">
            <text:p>5.656189</text:p>
          </table:table-cell>
          <table:table-cell office:value-type="float" office:value="5.592773" calcext:value-type="float">
            <text:p>5.592773</text:p>
          </table:table-cell>
          <table:table-cell office:value-type="float" office:value="6.329285" calcext:value-type="float">
            <text:p>6.329285</text:p>
          </table:table-cell>
          <table:table-cell office:value-type="float" office:value="6.280884" calcext:value-type="float">
            <text:p>6.280884</text:p>
          </table:table-cell>
          <table:table-cell office:value-type="float" office:value="6.90625" calcext:value-type="float">
            <text:p>6.90625</text:p>
          </table:table-cell>
          <table:table-cell office:value-type="float" office:value="6.862457" calcext:value-type="float">
            <text:p>6.862457</text:p>
          </table:table-cell>
          <table:table-cell office:value-type="float" office:value="7.29068" calcext:value-type="float">
            <text:p>7.29068</text:p>
          </table:table-cell>
          <table:table-cell office:value-type="float" office:value="7.247772" calcext:value-type="float">
            <text:p>7.247772</text:p>
          </table:table-cell>
          <table:table-cell office:value-type="float" office:value="3.108734" calcext:value-type="float">
            <text:p>3.108734</text:p>
          </table:table-cell>
          <table:table-cell office:value-type="float" office:value="-7.430725" calcext:value-type="float">
            <text:p>-7.4307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6" calcext:value-type="float">
            <text:p>12022006</text:p>
          </table:table-cell>
          <table:table-cell office:value-type="float" office:value="7.50852" calcext:value-type="float">
            <text:p>7.50852</text:p>
          </table:table-cell>
          <table:table-cell office:value-type="float" office:value="-3.03" calcext:value-type="float">
            <text:p>-3.03</text:p>
          </table:table-cell>
          <table:table-cell office:value-type="float" office:value="-12.37" calcext:value-type="float">
            <text:p>-12.37</text:p>
          </table:table-cell>
          <table:table-cell office:value-type="float" office:value="0.432577" calcext:value-type="float">
            <text:p>0.432577</text:p>
          </table:table-cell>
          <table:table-cell office:value-type="float" office:value="0.2125272" calcext:value-type="float">
            <text:p>0.2125272</text:p>
          </table:table-cell>
          <table:table-cell office:value-type="float" office:value="349.236" calcext:value-type="float">
            <text:p>349.236</text:p>
          </table:table-cell>
          <table:table-cell office:value-type="float" office:value="0" calcext:value-type="float">
            <text:p>0</text:p>
          </table:table-cell>
          <table:table-cell office:value-type="float" office:value="3.012695" calcext:value-type="float">
            <text:p>3.012695</text:p>
          </table:table-cell>
          <table:table-cell office:value-type="float" office:value="-8.707458" calcext:value-type="float">
            <text:p>-8.707458</text:p>
          </table:table-cell>
          <table:table-cell office:value-type="float" office:value="0.2184753" calcext:value-type="float">
            <text:p>0.2184753</text:p>
          </table:table-cell>
          <table:table-cell office:value-type="float" office:value="-2.340729" calcext:value-type="float">
            <text:p>-2.340729</text:p>
          </table:table-cell>
          <table:table-cell office:value-type="float" office:value="0.0602417" calcext:value-type="float">
            <text:p>0.0602417</text:p>
          </table:table-cell>
          <table:table-cell office:value-type="float" office:value="-0.3160095" calcext:value-type="float">
            <text:p>-0.3160095</text:p>
          </table:table-cell>
          <table:table-cell office:value-type="float" office:value="0.4127808" calcext:value-type="float">
            <text:p>0.4127808</text:p>
          </table:table-cell>
          <table:table-cell office:value-type="float" office:value="0.2167053" calcext:value-type="float">
            <text:p>0.2167053</text:p>
          </table:table-cell>
          <table:table-cell office:value-type="float" office:value="0.7634583" calcext:value-type="float">
            <text:p>0.7634583</text:p>
          </table:table-cell>
          <table:table-cell office:value-type="float" office:value="0.5999146" calcext:value-type="float">
            <text:p>0.5999146</text:p>
          </table:table-cell>
          <table:table-cell office:value-type="float" office:value="1.221161" calcext:value-type="float">
            <text:p>1.221161</text:p>
          </table:table-cell>
          <table:table-cell office:value-type="float" office:value="1.062622" calcext:value-type="float">
            <text:p>1.062622</text:p>
          </table:table-cell>
          <table:table-cell office:value-type="float" office:value="1.68924" calcext:value-type="float">
            <text:p>1.68924</text:p>
          </table:table-cell>
          <table:table-cell office:value-type="float" office:value="1.541656" calcext:value-type="float">
            <text:p>1.541656</text:p>
          </table:table-cell>
          <table:table-cell office:value-type="float" office:value="2.410553" calcext:value-type="float">
            <text:p>2.410553</text:p>
          </table:table-cell>
          <table:table-cell office:value-type="float" office:value="2.28598" calcext:value-type="float">
            <text:p>2.28598</text:p>
          </table:table-cell>
          <table:table-cell office:value-type="float" office:value="3.557068" calcext:value-type="float">
            <text:p>3.557068</text:p>
          </table:table-cell>
          <table:table-cell office:value-type="float" office:value="3.452179" calcext:value-type="float">
            <text:p>3.452179</text:p>
          </table:table-cell>
          <table:table-cell office:value-type="float" office:value="4.746857" calcext:value-type="float">
            <text:p>4.746857</text:p>
          </table:table-cell>
          <table:table-cell office:value-type="float" office:value="4.662354" calcext:value-type="float">
            <text:p>4.662354</text:p>
          </table:table-cell>
          <table:table-cell office:value-type="float" office:value="5.592072" calcext:value-type="float">
            <text:p>5.592072</text:p>
          </table:table-cell>
          <table:table-cell office:value-type="float" office:value="5.526337" calcext:value-type="float">
            <text:p>5.526337</text:p>
          </table:table-cell>
          <table:table-cell office:value-type="float" office:value="6.280365" calcext:value-type="float">
            <text:p>6.280365</text:p>
          </table:table-cell>
          <table:table-cell office:value-type="float" office:value="6.228699" calcext:value-type="float">
            <text:p>6.228699</text:p>
          </table:table-cell>
          <table:table-cell office:value-type="float" office:value="6.862" calcext:value-type="float">
            <text:p>6.862</text:p>
          </table:table-cell>
          <table:table-cell office:value-type="float" office:value="6.816986" calcext:value-type="float">
            <text:p>6.816986</text:p>
          </table:table-cell>
          <table:table-cell office:value-type="float" office:value="7.247345" calcext:value-type="float">
            <text:p>7.247345</text:p>
          </table:table-cell>
          <table:table-cell office:value-type="float" office:value="7.20517" calcext:value-type="float">
            <text:p>7.20517</text:p>
          </table:table-cell>
          <table:table-cell office:value-type="float" office:value="3.012695" calcext:value-type="float">
            <text:p>3.012695</text:p>
          </table:table-cell>
          <table:table-cell office:value-type="float" office:value="-8.679443" calcext:value-type="float">
            <text:p>-8.6794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6" calcext:value-type="float">
            <text:p>13022006</text:p>
          </table:table-cell>
          <table:table-cell office:value-type="float" office:value="14.08263" calcext:value-type="float">
            <text:p>14.08263</text:p>
          </table:table-cell>
          <table:table-cell office:value-type="float" office:value="13.96" calcext:value-type="float">
            <text:p>13.96</text:p>
          </table:table-cell>
          <table:table-cell office:value-type="float" office:value="-11.25" calcext:value-type="float">
            <text:p>-11.25</text:p>
          </table:table-cell>
          <table:table-cell office:value-type="float" office:value="0.760413" calcext:value-type="float">
            <text:p>0.760413</text:p>
          </table:table-cell>
          <table:table-cell office:value-type="float" office:value="0.2320531" calcext:value-type="float">
            <text:p>0.2320531</text:p>
          </table:table-cell>
          <table:table-cell office:value-type="float" office:value="338.58" calcext:value-type="float">
            <text:p>338.58</text:p>
          </table:table-cell>
          <table:table-cell office:value-type="float" office:value="0" calcext:value-type="float">
            <text:p>0</text:p>
          </table:table-cell>
          <table:table-cell office:value-type="float" office:value="16.32007" calcext:value-type="float">
            <text:p>16.32007</text:p>
          </table:table-cell>
          <table:table-cell office:value-type="float" office:value="-8.60376" calcext:value-type="float">
            <text:p>-8.60376</text:p>
          </table:table-cell>
          <table:table-cell office:value-type="float" office:value="2.474945" calcext:value-type="float">
            <text:p>2.474945</text:p>
          </table:table-cell>
          <table:table-cell office:value-type="float" office:value="-3.445557" calcext:value-type="float">
            <text:p>-3.445557</text:p>
          </table:table-cell>
          <table:table-cell office:value-type="float" office:value="0.3884888" calcext:value-type="float">
            <text:p>0.3884888</text:p>
          </table:table-cell>
          <table:table-cell office:value-type="float" office:value="-0.5288391" calcext:value-type="float">
            <text:p>-0.5288391</text:p>
          </table:table-cell>
          <table:table-cell office:value-type="float" office:value="0.5455933" calcext:value-type="float">
            <text:p>0.5455933</text:p>
          </table:table-cell>
          <table:table-cell office:value-type="float" office:value="-0.0003967285" calcext:value-type="float">
            <text:p>-0.0003967285</text:p>
          </table:table-cell>
          <table:table-cell office:value-type="float" office:value="0.7497253" calcext:value-type="float">
            <text:p>0.7497253</text:p>
          </table:table-cell>
          <table:table-cell office:value-type="float" office:value="0.4123535" calcext:value-type="float">
            <text:p>0.4123535</text:p>
          </table:table-cell>
          <table:table-cell office:value-type="float" office:value="1.05957" calcext:value-type="float">
            <text:p>1.05957</text:p>
          </table:table-cell>
          <table:table-cell office:value-type="float" office:value="0.9072266" calcext:value-type="float">
            <text:p>0.9072266</text:p>
          </table:table-cell>
          <table:table-cell office:value-type="float" office:value="1.539673" calcext:value-type="float">
            <text:p>1.539673</text:p>
          </table:table-cell>
          <table:table-cell office:value-type="float" office:value="1.415466" calcext:value-type="float">
            <text:p>1.415466</text:p>
          </table:table-cell>
          <table:table-cell office:value-type="float" office:value="2.28476" calcext:value-type="float">
            <text:p>2.28476</text:p>
          </table:table-cell>
          <table:table-cell office:value-type="float" office:value="2.167236" calcext:value-type="float">
            <text:p>2.167236</text:p>
          </table:table-cell>
          <table:table-cell office:value-type="float" office:value="3.45108" calcext:value-type="float">
            <text:p>3.45108</text:p>
          </table:table-cell>
          <table:table-cell office:value-type="float" office:value="3.343506" calcext:value-type="float">
            <text:p>3.343506</text:p>
          </table:table-cell>
          <table:table-cell office:value-type="float" office:value="4.661469" calcext:value-type="float">
            <text:p>4.661469</text:p>
          </table:table-cell>
          <table:table-cell office:value-type="float" office:value="4.576416" calcext:value-type="float">
            <text:p>4.576416</text:p>
          </table:table-cell>
          <table:table-cell office:value-type="float" office:value="5.525635" calcext:value-type="float">
            <text:p>5.525635</text:p>
          </table:table-cell>
          <table:table-cell office:value-type="float" office:value="5.458466" calcext:value-type="float">
            <text:p>5.458466</text:p>
          </table:table-cell>
          <table:table-cell office:value-type="float" office:value="6.228149" calcext:value-type="float">
            <text:p>6.228149</text:p>
          </table:table-cell>
          <table:table-cell office:value-type="float" office:value="6.174408" calcext:value-type="float">
            <text:p>6.174408</text:p>
          </table:table-cell>
          <table:table-cell office:value-type="float" office:value="6.816498" calcext:value-type="float">
            <text:p>6.816498</text:p>
          </table:table-cell>
          <table:table-cell office:value-type="float" office:value="6.770569" calcext:value-type="float">
            <text:p>6.770569</text:p>
          </table:table-cell>
          <table:table-cell office:value-type="float" office:value="7.204712" calcext:value-type="float">
            <text:p>7.204712</text:p>
          </table:table-cell>
          <table:table-cell office:value-type="float" office:value="7.162476" calcext:value-type="float">
            <text:p>7.162476</text:p>
          </table:table-cell>
          <table:table-cell office:value-type="float" office:value="16.32007" calcext:value-type="float">
            <text:p>16.32007</text:p>
          </table:table-cell>
          <table:table-cell office:value-type="float" office:value="-8.707458" calcext:value-type="float">
            <text:p>-8.7074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6" calcext:value-type="float">
            <text:p>14022006</text:p>
          </table:table-cell>
          <table:table-cell office:value-type="float" office:value="14.16352" calcext:value-type="float">
            <text:p>14.16352</text:p>
          </table:table-cell>
          <table:table-cell office:value-type="float" office:value="19.35" calcext:value-type="float">
            <text:p>19.35</text:p>
          </table:table-cell>
          <table:table-cell office:value-type="float" office:value="-3" calcext:value-type="float">
            <text:p>-3</text:p>
          </table:table-cell>
          <table:table-cell office:value-type="float" office:value="0.7993089" calcext:value-type="float">
            <text:p>0.7993089</text:p>
          </table:table-cell>
          <table:table-cell office:value-type="float" office:value="0.4335315" calcext:value-type="float">
            <text:p>0.4335315</text:p>
          </table:table-cell>
          <table:table-cell office:value-type="float" office:value="320.22" calcext:value-type="float">
            <text:p>320.22</text:p>
          </table:table-cell>
          <table:table-cell office:value-type="float" office:value="0" calcext:value-type="float">
            <text:p>0</text:p>
          </table:table-cell>
          <table:table-cell office:value-type="float" office:value="17.97101" calcext:value-type="float">
            <text:p>17.97101</text:p>
          </table:table-cell>
          <table:table-cell office:value-type="float" office:value="-2.517456" calcext:value-type="float">
            <text:p>-2.517456</text:p>
          </table:table-cell>
          <table:table-cell office:value-type="float" office:value="4.349731" calcext:value-type="float">
            <text:p>4.349731</text:p>
          </table:table-cell>
          <table:table-cell office:value-type="float" office:value="-0.3817444" calcext:value-type="float">
            <text:p>-0.3817444</text:p>
          </table:table-cell>
          <table:table-cell office:value-type="float" office:value="1.033661" calcext:value-type="float">
            <text:p>1.033661</text:p>
          </table:table-cell>
          <table:table-cell office:value-type="float" office:value="-0.0272522" calcext:value-type="float">
            <text:p>-0.0272522</text:p>
          </table:table-cell>
          <table:table-cell office:value-type="float" office:value="0.9669189" calcext:value-type="float">
            <text:p>0.9669189</text:p>
          </table:table-cell>
          <table:table-cell office:value-type="float" office:value="0.3421631" calcext:value-type="float">
            <text:p>0.3421631</text:p>
          </table:table-cell>
          <table:table-cell office:value-type="float" office:value="1.062012" calcext:value-type="float">
            <text:p>1.062012</text:p>
          </table:table-cell>
          <table:table-cell office:value-type="float" office:value="0.6425781" calcext:value-type="float">
            <text:p>0.6425781</text:p>
          </table:table-cell>
          <table:table-cell office:value-type="float" office:value="1.252258" calcext:value-type="float">
            <text:p>1.252258</text:p>
          </table:table-cell>
          <table:table-cell office:value-type="float" office:value="1.021301" calcext:value-type="float">
            <text:p>1.021301</text:p>
          </table:table-cell>
          <table:table-cell office:value-type="float" office:value="1.568237" calcext:value-type="float">
            <text:p>1.568237</text:p>
          </table:table-cell>
          <table:table-cell office:value-type="float" office:value="1.449249" calcext:value-type="float">
            <text:p>1.449249</text:p>
          </table:table-cell>
          <table:table-cell office:value-type="float" office:value="2.166656" calcext:value-type="float">
            <text:p>2.166656</text:p>
          </table:table-cell>
          <table:table-cell office:value-type="float" office:value="2.127808" calcext:value-type="float">
            <text:p>2.127808</text:p>
          </table:table-cell>
          <table:table-cell office:value-type="float" office:value="3.342407" calcext:value-type="float">
            <text:p>3.342407</text:p>
          </table:table-cell>
          <table:table-cell office:value-type="float" office:value="3.252838" calcext:value-type="float">
            <text:p>3.252838</text:p>
          </table:table-cell>
          <table:table-cell office:value-type="float" office:value="4.575531" calcext:value-type="float">
            <text:p>4.575531</text:p>
          </table:table-cell>
          <table:table-cell office:value-type="float" office:value="4.491638" calcext:value-type="float">
            <text:p>4.491638</text:p>
          </table:table-cell>
          <table:table-cell office:value-type="float" office:value="5.457764" calcext:value-type="float">
            <text:p>5.457764</text:p>
          </table:table-cell>
          <table:table-cell office:value-type="float" office:value="5.389526" calcext:value-type="float">
            <text:p>5.389526</text:p>
          </table:table-cell>
          <table:table-cell office:value-type="float" office:value="6.173859" calcext:value-type="float">
            <text:p>6.173859</text:p>
          </table:table-cell>
          <table:table-cell office:value-type="float" office:value="6.118622" calcext:value-type="float">
            <text:p>6.118622</text:p>
          </table:table-cell>
          <table:table-cell office:value-type="float" office:value="6.77005" calcext:value-type="float">
            <text:p>6.77005</text:p>
          </table:table-cell>
          <table:table-cell office:value-type="float" office:value="6.723206" calcext:value-type="float">
            <text:p>6.723206</text:p>
          </table:table-cell>
          <table:table-cell office:value-type="float" office:value="7.162018" calcext:value-type="float">
            <text:p>7.162018</text:p>
          </table:table-cell>
          <table:table-cell office:value-type="float" office:value="7.119232" calcext:value-type="float">
            <text:p>7.119232</text:p>
          </table:table-cell>
          <table:table-cell office:value-type="float" office:value="17.97101" calcext:value-type="float">
            <text:p>17.97101</text:p>
          </table:table-cell>
          <table:table-cell office:value-type="float" office:value="-2.517456" calcext:value-type="float">
            <text:p>-2.5174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6" calcext:value-type="float">
            <text:p>15022006</text:p>
          </table:table-cell>
          <table:table-cell office:value-type="float" office:value="10.17216" calcext:value-type="float">
            <text:p>10.17216</text:p>
          </table:table-cell>
          <table:table-cell office:value-type="float" office:value="3.14" calcext:value-type="float">
            <text:p>3.14</text:p>
          </table:table-cell>
          <table:table-cell office:value-type="float" office:value="-5.05" calcext:value-type="float">
            <text:p>-5.05</text:p>
          </table:table-cell>
          <table:table-cell office:value-type="float" office:value="0.6355785" calcext:value-type="float">
            <text:p>0.6355785</text:p>
          </table:table-cell>
          <table:table-cell office:value-type="float" office:value="0.3725065" calcext:value-type="float">
            <text:p>0.3725065</text:p>
          </table:table-cell>
          <table:table-cell office:value-type="float" office:value="509.544" calcext:value-type="float">
            <text:p>509.544</text:p>
          </table:table-cell>
          <table:table-cell office:value-type="float" office:value="0" calcext:value-type="float">
            <text:p>0</text:p>
          </table:table-cell>
          <table:table-cell office:value-type="float" office:value="15.41223" calcext:value-type="float">
            <text:p>15.41223</text:p>
          </table:table-cell>
          <table:table-cell office:value-type="float" office:value="-2.747894" calcext:value-type="float">
            <text:p>-2.747894</text:p>
          </table:table-cell>
          <table:table-cell office:value-type="float" office:value="8.532959" calcext:value-type="float">
            <text:p>8.532959</text:p>
          </table:table-cell>
          <table:table-cell office:value-type="float" office:value="-0.3948975" calcext:value-type="float">
            <text:p>-0.3948975</text:p>
          </table:table-cell>
          <table:table-cell office:value-type="float" office:value="4.924561" calcext:value-type="float">
            <text:p>4.924561</text:p>
          </table:table-cell>
          <table:table-cell office:value-type="float" office:value="0.08724976" calcext:value-type="float">
            <text:p>0.08724976</text:p>
          </table:table-cell>
          <table:table-cell office:value-type="float" office:value="3.289337" calcext:value-type="float">
            <text:p>3.289337</text:p>
          </table:table-cell>
          <table:table-cell office:value-type="float" office:value="0.4919128" calcext:value-type="float">
            <text:p>0.4919128</text:p>
          </table:table-cell>
          <table:table-cell office:value-type="float" office:value="2.619598" calcext:value-type="float">
            <text:p>2.619598</text:p>
          </table:table-cell>
          <table:table-cell office:value-type="float" office:value="0.7890015" calcext:value-type="float">
            <text:p>0.7890015</text:p>
          </table:table-cell>
          <table:table-cell office:value-type="float" office:value="2.153564" calcext:value-type="float">
            <text:p>2.153564</text:p>
          </table:table-cell>
          <table:table-cell office:value-type="float" office:value="1.149933" calcext:value-type="float">
            <text:p>1.149933</text:p>
          </table:table-cell>
          <table:table-cell office:value-type="float" office:value="2.131989" calcext:value-type="float">
            <text:p>2.131989</text:p>
          </table:table-cell>
          <table:table-cell office:value-type="float" office:value="1.532684" calcext:value-type="float">
            <text:p>1.532684</text:p>
          </table:table-cell>
          <table:table-cell office:value-type="float" office:value="2.279327" calcext:value-type="float">
            <text:p>2.279327</text:p>
          </table:table-cell>
          <table:table-cell office:value-type="float" office:value="2.134186" calcext:value-type="float">
            <text:p>2.134186</text:p>
          </table:table-cell>
          <table:table-cell office:value-type="float" office:value="3.252045" calcext:value-type="float">
            <text:p>3.252045</text:p>
          </table:table-cell>
          <table:table-cell office:value-type="float" office:value="3.203339" calcext:value-type="float">
            <text:p>3.203339</text:p>
          </table:table-cell>
          <table:table-cell office:value-type="float" office:value="4.490753" calcext:value-type="float">
            <text:p>4.490753</text:p>
          </table:table-cell>
          <table:table-cell office:value-type="float" office:value="4.413971" calcext:value-type="float">
            <text:p>4.413971</text:p>
          </table:table-cell>
          <table:table-cell office:value-type="float" office:value="5.388824" calcext:value-type="float">
            <text:p>5.388824</text:p>
          </table:table-cell>
          <table:table-cell office:value-type="float" office:value="5.321594" calcext:value-type="float">
            <text:p>5.321594</text:p>
          </table:table-cell>
          <table:table-cell office:value-type="float" office:value="6.118042" calcext:value-type="float">
            <text:p>6.118042</text:p>
          </table:table-cell>
          <table:table-cell office:value-type="float" office:value="6.062012" calcext:value-type="float">
            <text:p>6.062012</text:p>
          </table:table-cell>
          <table:table-cell office:value-type="float" office:value="6.722717" calcext:value-type="float">
            <text:p>6.722717</text:p>
          </table:table-cell>
          <table:table-cell office:value-type="float" office:value="6.674591" calcext:value-type="float">
            <text:p>6.674591</text:p>
          </table:table-cell>
          <table:table-cell office:value-type="float" office:value="7.118774" calcext:value-type="float">
            <text:p>7.118774</text:p>
          </table:table-cell>
          <table:table-cell office:value-type="float" office:value="7.075439" calcext:value-type="float">
            <text:p>7.075439</text:p>
          </table:table-cell>
          <table:table-cell office:value-type="float" office:value="15.41223" calcext:value-type="float">
            <text:p>15.41223</text:p>
          </table:table-cell>
          <table:table-cell office:value-type="float" office:value="-2.692688" calcext:value-type="float">
            <text:p>-2.6926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6" calcext:value-type="float">
            <text:p>16022006</text:p>
          </table:table-cell>
          <table:table-cell office:value-type="float" office:value="10.25755" calcext:value-type="float">
            <text:p>10.25755</text:p>
          </table:table-cell>
          <table:table-cell office:value-type="float" office:value="-5.65" calcext:value-type="float">
            <text:p>-5.65</text:p>
          </table:table-cell>
          <table:table-cell office:value-type="float" office:value="-14.99" calcext:value-type="float">
            <text:p>-14.99</text:p>
          </table:table-cell>
          <table:table-cell office:value-type="float" office:value="0.3561707" calcext:value-type="float">
            <text:p>0.3561707</text:p>
          </table:table-cell>
          <table:table-cell office:value-type="float" office:value="0.1725137" calcext:value-type="float">
            <text:p>0.1725137</text:p>
          </table:table-cell>
          <table:table-cell office:value-type="float" office:value="525.564" calcext:value-type="float">
            <text:p>525.564</text:p>
          </table:table-cell>
          <table:table-cell office:value-type="float" office:value="0" calcext:value-type="float">
            <text:p>0</text:p>
          </table:table-cell>
          <table:table-cell office:value-type="float" office:value="3.495056" calcext:value-type="float">
            <text:p>3.495056</text:p>
          </table:table-cell>
          <table:table-cell office:value-type="float" office:value="-10.15125" calcext:value-type="float">
            <text:p>-10.15125</text:p>
          </table:table-cell>
          <table:table-cell office:value-type="float" office:value="0.5593872" calcext:value-type="float">
            <text:p>0.5593872</text:p>
          </table:table-cell>
          <table:table-cell office:value-type="float" office:value="-1.690826" calcext:value-type="float">
            <text:p>-1.690826</text:p>
          </table:table-cell>
          <table:table-cell office:value-type="float" office:value="0.5063171" calcext:value-type="float">
            <text:p>0.5063171</text:p>
          </table:table-cell>
          <table:table-cell office:value-type="float" office:value="-0.2024841" calcext:value-type="float">
            <text:p>-0.2024841</text:p>
          </table:table-cell>
          <table:table-cell office:value-type="float" office:value="1.163605" calcext:value-type="float">
            <text:p>1.163605</text:p>
          </table:table-cell>
          <table:table-cell office:value-type="float" office:value="0.32547" calcext:value-type="float">
            <text:p>0.32547</text:p>
          </table:table-cell>
          <table:table-cell office:value-type="float" office:value="1.566467" calcext:value-type="float">
            <text:p>1.566467</text:p>
          </table:table-cell>
          <table:table-cell office:value-type="float" office:value="0.7103577" calcext:value-type="float">
            <text:p>0.7103577</text:p>
          </table:table-cell>
          <table:table-cell office:value-type="float" office:value="1.959839" calcext:value-type="float">
            <text:p>1.959839</text:p>
          </table:table-cell>
          <table:table-cell office:value-type="float" office:value="1.175629" calcext:value-type="float">
            <text:p>1.175629</text:p>
          </table:table-cell>
          <table:table-cell office:value-type="float" office:value="2.118103" calcext:value-type="float">
            <text:p>2.118103</text:p>
          </table:table-cell>
          <table:table-cell office:value-type="float" office:value="1.621704" calcext:value-type="float">
            <text:p>1.621704</text:p>
          </table:table-cell>
          <table:table-cell office:value-type="float" office:value="2.34491" calcext:value-type="float">
            <text:p>2.34491</text:p>
          </table:table-cell>
          <table:table-cell office:value-type="float" office:value="2.270996" calcext:value-type="float">
            <text:p>2.270996</text:p>
          </table:table-cell>
          <table:table-cell office:value-type="float" office:value="3.213989" calcext:value-type="float">
            <text:p>3.213989</text:p>
          </table:table-cell>
          <table:table-cell office:value-type="float" office:value="3.203522" calcext:value-type="float">
            <text:p>3.203522</text:p>
          </table:table-cell>
          <table:table-cell office:value-type="float" office:value="4.413208" calcext:value-type="float">
            <text:p>4.413208</text:p>
          </table:table-cell>
          <table:table-cell office:value-type="float" office:value="4.353821" calcext:value-type="float">
            <text:p>4.353821</text:p>
          </table:table-cell>
          <table:table-cell office:value-type="float" office:value="5.320923" calcext:value-type="float">
            <text:p>5.320923</text:p>
          </table:table-cell>
          <table:table-cell office:value-type="float" office:value="5.257477" calcext:value-type="float">
            <text:p>5.257477</text:p>
          </table:table-cell>
          <table:table-cell office:value-type="float" office:value="6.061401" calcext:value-type="float">
            <text:p>6.061401</text:p>
          </table:table-cell>
          <table:table-cell office:value-type="float" office:value="6.005432" calcext:value-type="float">
            <text:p>6.005432</text:p>
          </table:table-cell>
          <table:table-cell office:value-type="float" office:value="6.674103" calcext:value-type="float">
            <text:p>6.674103</text:p>
          </table:table-cell>
          <table:table-cell office:value-type="float" office:value="6.625488" calcext:value-type="float">
            <text:p>6.625488</text:p>
          </table:table-cell>
          <table:table-cell office:value-type="float" office:value="7.074951" calcext:value-type="float">
            <text:p>7.074951</text:p>
          </table:table-cell>
          <table:table-cell office:value-type="float" office:value="7.031342" calcext:value-type="float">
            <text:p>7.031342</text:p>
          </table:table-cell>
          <table:table-cell office:value-type="float" office:value="3.495056" calcext:value-type="float">
            <text:p>3.495056</text:p>
          </table:table-cell>
          <table:table-cell office:value-type="float" office:value="-9.971008" calcext:value-type="float">
            <text:p>-9.9710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6" calcext:value-type="float">
            <text:p>17022006</text:p>
          </table:table-cell>
          <table:table-cell office:value-type="float" office:value="11.99291" calcext:value-type="float">
            <text:p>11.99291</text:p>
          </table:table-cell>
          <table:table-cell office:value-type="float" office:value="-14.8" calcext:value-type="float">
            <text:p>-14.8</text:p>
          </table:table-cell>
          <table:table-cell office:value-type="float" office:value="-19.79" calcext:value-type="float">
            <text:p>-19.79</text:p>
          </table:table-cell>
          <table:table-cell office:value-type="float" office:value="0.175168" calcext:value-type="float">
            <text:p>0.175168</text:p>
          </table:table-cell>
          <table:table-cell office:value-type="float" office:value="0.1164108" calcext:value-type="float">
            <text:p>0.1164108</text:p>
          </table:table-cell>
          <table:table-cell office:value-type="float" office:value="463.932" calcext:value-type="float">
            <text:p>463.932</text:p>
          </table:table-cell>
          <table:table-cell office:value-type="float" office:value="0" calcext:value-type="float">
            <text:p>0</text:p>
          </table:table-cell>
          <table:table-cell office:value-type="float" office:value="0.3942261" calcext:value-type="float">
            <text:p>0.3942261</text:p>
          </table:table-cell>
          <table:table-cell office:value-type="float" office:value="-14.42804" calcext:value-type="float">
            <text:p>-14.42804</text:p>
          </table:table-cell>
          <table:table-cell office:value-type="float" office:value="-1.03363" calcext:value-type="float">
            <text:p>-1.03363</text:p>
          </table:table-cell>
          <table:table-cell office:value-type="float" office:value="-6.217468" calcext:value-type="float">
            <text:p>-6.217468</text:p>
          </table:table-cell>
          <table:table-cell office:value-type="float" office:value="-0.1816711" calcext:value-type="float">
            <text:p>-0.1816711</text:p>
          </table:table-cell>
          <table:table-cell office:value-type="float" office:value="-1.17511" calcext:value-type="float">
            <text:p>-1.17511</text:p>
          </table:table-cell>
          <table:table-cell office:value-type="float" office:value="0.318573" calcext:value-type="float">
            <text:p>0.318573</text:p>
          </table:table-cell>
          <table:table-cell office:value-type="float" office:value="-0.1134338" calcext:value-type="float">
            <text:p>-0.1134338</text:p>
          </table:table-cell>
          <table:table-cell office:value-type="float" office:value="0.7041931" calcext:value-type="float">
            <text:p>0.7041931</text:p>
          </table:table-cell>
          <table:table-cell office:value-type="float" office:value="0.2890015" calcext:value-type="float">
            <text:p>0.2890015</text:p>
          </table:table-cell>
          <table:table-cell office:value-type="float" office:value="1.170227" calcext:value-type="float">
            <text:p>1.170227</text:p>
          </table:table-cell>
          <table:table-cell office:value-type="float" office:value="0.7868958" calcext:value-type="float">
            <text:p>0.7868958</text:p>
          </table:table-cell>
          <table:table-cell office:value-type="float" office:value="1.617798" calcext:value-type="float">
            <text:p>1.617798</text:p>
          </table:table-cell>
          <table:table-cell office:value-type="float" office:value="1.299347" calcext:value-type="float">
            <text:p>1.299347</text:p>
          </table:table-cell>
          <table:table-cell office:value-type="float" office:value="2.269379" calcext:value-type="float">
            <text:p>2.269379</text:p>
          </table:table-cell>
          <table:table-cell office:value-type="float" office:value="2.070648" calcext:value-type="float">
            <text:p>2.070648</text:p>
          </table:table-cell>
          <table:table-cell office:value-type="float" office:value="3.209351" calcext:value-type="float">
            <text:p>3.209351</text:p>
          </table:table-cell>
          <table:table-cell office:value-type="float" office:value="3.150757" calcext:value-type="float">
            <text:p>3.150757</text:p>
          </table:table-cell>
          <table:table-cell office:value-type="float" office:value="4.353271" calcext:value-type="float">
            <text:p>4.353271</text:p>
          </table:table-cell>
          <table:table-cell office:value-type="float" office:value="4.300751" calcext:value-type="float">
            <text:p>4.300751</text:p>
          </table:table-cell>
          <table:table-cell office:value-type="float" office:value="5.256836" calcext:value-type="float">
            <text:p>5.256836</text:p>
          </table:table-cell>
          <table:table-cell office:value-type="float" office:value="5.198608" calcext:value-type="float">
            <text:p>5.198608</text:p>
          </table:table-cell>
          <table:table-cell office:value-type="float" office:value="6.004852" calcext:value-type="float">
            <text:p>6.004852</text:p>
          </table:table-cell>
          <table:table-cell office:value-type="float" office:value="5.94931" calcext:value-type="float">
            <text:p>5.94931</text:p>
          </table:table-cell>
          <table:table-cell office:value-type="float" office:value="6.625" calcext:value-type="float">
            <text:p>6.625</text:p>
          </table:table-cell>
          <table:table-cell office:value-type="float" office:value="6.575897" calcext:value-type="float">
            <text:p>6.575897</text:p>
          </table:table-cell>
          <table:table-cell office:value-type="float" office:value="7.030853" calcext:value-type="float">
            <text:p>7.030853</text:p>
          </table:table-cell>
          <table:table-cell office:value-type="float" office:value="6.986694" calcext:value-type="float">
            <text:p>6.986694</text:p>
          </table:table-cell>
          <table:table-cell office:value-type="float" office:value="0.3942261" calcext:value-type="float">
            <text:p>0.3942261</text:p>
          </table:table-cell>
          <table:table-cell office:value-type="float" office:value="-14.27649" calcext:value-type="float">
            <text:p>-14.276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6" calcext:value-type="float">
            <text:p>18022006</text:p>
          </table:table-cell>
          <table:table-cell office:value-type="float" office:value="15.61721" calcext:value-type="float">
            <text:p>15.61721</text:p>
          </table:table-cell>
          <table:table-cell office:value-type="float" office:value="-11.94" calcext:value-type="float">
            <text:p>-11.94</text:p>
          </table:table-cell>
          <table:table-cell office:value-type="float" office:value="-22.57" calcext:value-type="float">
            <text:p>-22.57</text:p>
          </table:table-cell>
          <table:table-cell office:value-type="float" office:value="0.2198411" calcext:value-type="float">
            <text:p>0.2198411</text:p>
          </table:table-cell>
          <table:table-cell office:value-type="float" office:value="0.09205785" calcext:value-type="float">
            <text:p>0.09205785</text:p>
          </table:table-cell>
          <table:table-cell office:value-type="float" office:value="149.58" calcext:value-type="float">
            <text:p>149.58</text:p>
          </table:table-cell>
          <table:table-cell office:value-type="float" office:value="0" calcext:value-type="float">
            <text:p>0</text:p>
          </table:table-cell>
          <table:table-cell office:value-type="float" office:value="5.392639" calcext:value-type="float">
            <text:p>5.392639</text:p>
          </table:table-cell>
          <table:table-cell office:value-type="float" office:value="-17.1369" calcext:value-type="float">
            <text:p>-17.1369</text:p>
          </table:table-cell>
          <table:table-cell office:value-type="float" office:value="-0.9752197" calcext:value-type="float">
            <text:p>-0.9752197</text:p>
          </table:table-cell>
          <table:table-cell office:value-type="float" office:value="-8.22403" calcext:value-type="float">
            <text:p>-8.22403</text:p>
          </table:table-cell>
          <table:table-cell office:value-type="float" office:value="-1.205139" calcext:value-type="float">
            <text:p>-1.205139</text:p>
          </table:table-cell>
          <table:table-cell office:value-type="float" office:value="-3.295776" calcext:value-type="float">
            <text:p>-3.295776</text:p>
          </table:table-cell>
          <table:table-cell office:value-type="float" office:value="-0.1174316" calcext:value-type="float">
            <text:p>-0.1174316</text:p>
          </table:table-cell>
          <table:table-cell office:value-type="float" office:value="-0.4286804" calcext:value-type="float">
            <text:p>-0.4286804</text:p>
          </table:table-cell>
          <table:table-cell office:value-type="float" office:value="0.2851562" calcext:value-type="float">
            <text:p>0.2851562</text:p>
          </table:table-cell>
          <table:table-cell office:value-type="float" office:value="-0.006988525" calcext:value-type="float">
            <text:p>-0.006988525</text:p>
          </table:table-cell>
          <table:table-cell office:value-type="float" office:value="0.7831421" calcext:value-type="float">
            <text:p>0.7831421</text:p>
          </table:table-cell>
          <table:table-cell office:value-type="float" office:value="0.5184021" calcext:value-type="float">
            <text:p>0.5184021</text:p>
          </table:table-cell>
          <table:table-cell office:value-type="float" office:value="1.296143" calcext:value-type="float">
            <text:p>1.296143</text:p>
          </table:table-cell>
          <table:table-cell office:value-type="float" office:value="1.047028" calcext:value-type="float">
            <text:p>1.047028</text:p>
          </table:table-cell>
          <table:table-cell office:value-type="float" office:value="2.068542" calcext:value-type="float">
            <text:p>2.068542</text:p>
          </table:table-cell>
          <table:table-cell office:value-type="float" office:value="1.856812" calcext:value-type="float">
            <text:p>1.856812</text:p>
          </table:table-cell>
          <table:table-cell office:value-type="float" office:value="3.149872" calcext:value-type="float">
            <text:p>3.149872</text:p>
          </table:table-cell>
          <table:table-cell office:value-type="float" office:value="3.043793" calcext:value-type="float">
            <text:p>3.043793</text:p>
          </table:table-cell>
          <table:table-cell office:value-type="float" office:value="4.300171" calcext:value-type="float">
            <text:p>4.300171</text:p>
          </table:table-cell>
          <table:table-cell office:value-type="float" office:value="4.2388" calcext:value-type="float">
            <text:p>4.2388</text:p>
          </table:table-cell>
          <table:table-cell office:value-type="float" office:value="5.198029" calcext:value-type="float">
            <text:p>5.198029</text:p>
          </table:table-cell>
          <table:table-cell office:value-type="float" office:value="5.141388" calcext:value-type="float">
            <text:p>5.141388</text:p>
          </table:table-cell>
          <table:table-cell office:value-type="float" office:value="5.94873" calcext:value-type="float">
            <text:p>5.94873</text:p>
          </table:table-cell>
          <table:table-cell office:value-type="float" office:value="5.894043" calcext:value-type="float">
            <text:p>5.894043</text:p>
          </table:table-cell>
          <table:table-cell office:value-type="float" office:value="6.575378" calcext:value-type="float">
            <text:p>6.575378</text:p>
          </table:table-cell>
          <table:table-cell office:value-type="float" office:value="6.526123" calcext:value-type="float">
            <text:p>6.526123</text:p>
          </table:table-cell>
          <table:table-cell office:value-type="float" office:value="6.986237" calcext:value-type="float">
            <text:p>6.986237</text:p>
          </table:table-cell>
          <table:table-cell office:value-type="float" office:value="6.94162" calcext:value-type="float">
            <text:p>6.94162</text:p>
          </table:table-cell>
          <table:table-cell office:value-type="float" office:value="5.392639" calcext:value-type="float">
            <text:p>5.392639</text:p>
          </table:table-cell>
          <table:table-cell office:value-type="float" office:value="-17.1369" calcext:value-type="float">
            <text:p>-17.13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6" calcext:value-type="float">
            <text:p>19022006</text:p>
          </table:table-cell>
          <table:table-cell office:value-type="float" office:value="11.48108" calcext:value-type="float">
            <text:p>11.48108</text:p>
          </table:table-cell>
          <table:table-cell office:value-type="float" office:value="-3.75" calcext:value-type="float">
            <text:p>-3.75</text:p>
          </table:table-cell>
          <table:table-cell office:value-type="float" office:value="-19.17" calcext:value-type="float">
            <text:p>-19.17</text:p>
          </table:table-cell>
          <table:table-cell office:value-type="float" office:value="0.410234" calcext:value-type="float">
            <text:p>0.410234</text:p>
          </table:table-cell>
          <table:table-cell office:value-type="float" office:value="0.1225807" calcext:value-type="float">
            <text:p>0.1225807</text:p>
          </table:table-cell>
          <table:table-cell office:value-type="float" office:value="221.796" calcext:value-type="float">
            <text:p>221.796</text:p>
          </table:table-cell>
          <table:table-cell office:value-type="float" office:value="0" calcext:value-type="float">
            <text:p>0</text:p>
          </table:table-cell>
          <table:table-cell office:value-type="float" office:value="7.46875" calcext:value-type="float">
            <text:p>7.46875</text:p>
          </table:table-cell>
          <table:table-cell office:value-type="float" office:value="-15.72467" calcext:value-type="float">
            <text:p>-15.72467</text:p>
          </table:table-cell>
          <table:table-cell office:value-type="float" office:value="-0.1629944" calcext:value-type="float">
            <text:p>-0.1629944</text:p>
          </table:table-cell>
          <table:table-cell office:value-type="float" office:value="-8.511719" calcext:value-type="float">
            <text:p>-8.511719</text:p>
          </table:table-cell>
          <table:table-cell office:value-type="float" office:value="-1.244934" calcext:value-type="float">
            <text:p>-1.244934</text:p>
          </table:table-cell>
          <table:table-cell office:value-type="float" office:value="-4.762299" calcext:value-type="float">
            <text:p>-4.762299</text:p>
          </table:table-cell>
          <table:table-cell office:value-type="float" office:value="-0.4394836" calcext:value-type="float">
            <text:p>-0.4394836</text:p>
          </table:table-cell>
          <table:table-cell office:value-type="float" office:value="-0.7886963" calcext:value-type="float">
            <text:p>-0.7886963</text:p>
          </table:table-cell>
          <table:table-cell office:value-type="float" office:value="-0.01657104" calcext:value-type="float">
            <text:p>-0.01657104</text:p>
          </table:table-cell>
          <table:table-cell office:value-type="float" office:value="-0.1257324" calcext:value-type="float">
            <text:p>-0.1257324</text:p>
          </table:table-cell>
          <table:table-cell office:value-type="float" office:value="0.5137024" calcext:value-type="float">
            <text:p>0.5137024</text:p>
          </table:table-cell>
          <table:table-cell office:value-type="float" office:value="0.3612061" calcext:value-type="float">
            <text:p>0.3612061</text:p>
          </table:table-cell>
          <table:table-cell office:value-type="float" office:value="1.044373" calcext:value-type="float">
            <text:p>1.044373</text:p>
          </table:table-cell>
          <table:table-cell office:value-type="float" office:value="0.8681335" calcext:value-type="float">
            <text:p>0.8681335</text:p>
          </table:table-cell>
          <table:table-cell office:value-type="float" office:value="1.854919" calcext:value-type="float">
            <text:p>1.854919</text:p>
          </table:table-cell>
          <table:table-cell office:value-type="float" office:value="1.674255" calcext:value-type="float">
            <text:p>1.674255</text:p>
          </table:table-cell>
          <table:table-cell office:value-type="float" office:value="3.042542" calcext:value-type="float">
            <text:p>3.042542</text:p>
          </table:table-cell>
          <table:table-cell office:value-type="float" office:value="2.917603" calcext:value-type="float">
            <text:p>2.917603</text:p>
          </table:table-cell>
          <table:table-cell office:value-type="float" office:value="4.238068" calcext:value-type="float">
            <text:p>4.238068</text:p>
          </table:table-cell>
          <table:table-cell office:value-type="float" office:value="4.164978" calcext:value-type="float">
            <text:p>4.164978</text:p>
          </table:table-cell>
          <table:table-cell office:value-type="float" office:value="5.140778" calcext:value-type="float">
            <text:p>5.140778</text:p>
          </table:table-cell>
          <table:table-cell office:value-type="float" office:value="5.08136" calcext:value-type="float">
            <text:p>5.08136</text:p>
          </table:table-cell>
          <table:table-cell office:value-type="float" office:value="5.893494" calcext:value-type="float">
            <text:p>5.893494</text:p>
          </table:table-cell>
          <table:table-cell office:value-type="float" office:value="5.839569" calcext:value-type="float">
            <text:p>5.839569</text:p>
          </table:table-cell>
          <table:table-cell office:value-type="float" office:value="6.525604" calcext:value-type="float">
            <text:p>6.525604</text:p>
          </table:table-cell>
          <table:table-cell office:value-type="float" office:value="6.476318" calcext:value-type="float">
            <text:p>6.476318</text:p>
          </table:table-cell>
          <table:table-cell office:value-type="float" office:value="6.941193" calcext:value-type="float">
            <text:p>6.941193</text:p>
          </table:table-cell>
          <table:table-cell office:value-type="float" office:value="6.896515" calcext:value-type="float">
            <text:p>6.896515</text:p>
          </table:table-cell>
          <table:table-cell office:value-type="float" office:value="7.46875" calcext:value-type="float">
            <text:p>7.46875</text:p>
          </table:table-cell>
          <table:table-cell office:value-type="float" office:value="-15.72467" calcext:value-type="float">
            <text:p>-15.724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6" calcext:value-type="float">
            <text:p>20022006</text:p>
          </table:table-cell>
          <table:table-cell office:value-type="float" office:value="15.96371" calcext:value-type="float">
            <text:p>15.96371</text:p>
          </table:table-cell>
          <table:table-cell office:value-type="float" office:value="5.84" calcext:value-type="float">
            <text:p>5.84</text:p>
          </table:table-cell>
          <table:table-cell office:value-type="float" office:value="-13.2" calcext:value-type="float">
            <text:p>-13.2</text:p>
          </table:table-cell>
          <table:table-cell office:value-type="float" office:value="0.6928321" calcext:value-type="float">
            <text:p>0.6928321</text:p>
          </table:table-cell>
          <table:table-cell office:value-type="float" office:value="0.1990273" calcext:value-type="float">
            <text:p>0.1990273</text:p>
          </table:table-cell>
          <table:table-cell office:value-type="float" office:value="277.992" calcext:value-type="float">
            <text:p>277.992</text:p>
          </table:table-cell>
          <table:table-cell office:value-type="float" office:value="0" calcext:value-type="float">
            <text:p>0</text:p>
          </table:table-cell>
          <table:table-cell office:value-type="float" office:value="20.31119" calcext:value-type="float">
            <text:p>20.31119</text:p>
          </table:table-cell>
          <table:table-cell office:value-type="float" office:value="-11.70844" calcext:value-type="float">
            <text:p>-11.70844</text:p>
          </table:table-cell>
          <table:table-cell office:value-type="float" office:value="1.83905" calcext:value-type="float">
            <text:p>1.83905</text:p>
          </table:table-cell>
          <table:table-cell office:value-type="float" office:value="-5.87149" calcext:value-type="float">
            <text:p>-5.87149</text:p>
          </table:table-cell>
          <table:table-cell office:value-type="float" office:value="-0.5608215" calcext:value-type="float">
            <text:p>-0.5608215</text:p>
          </table:table-cell>
          <table:table-cell office:value-type="float" office:value="-3.065704" calcext:value-type="float">
            <text:p>-3.065704</text:p>
          </table:table-cell>
          <table:table-cell office:value-type="float" office:value="-0.5054016" calcext:value-type="float">
            <text:p>-0.5054016</text:p>
          </table:table-cell>
          <table:table-cell office:value-type="float" office:value="-0.9889221" calcext:value-type="float">
            <text:p>-0.9889221</text:p>
          </table:table-cell>
          <table:table-cell office:value-type="float" office:value="-0.08602905" calcext:value-type="float">
            <text:p>-0.08602905</text:p>
          </table:table-cell>
          <table:table-cell office:value-type="float" office:value="-0.193634" calcext:value-type="float">
            <text:p>-0.193634</text:p>
          </table:table-cell>
          <table:table-cell office:value-type="float" office:value="0.3600464" calcext:value-type="float">
            <text:p>0.3600464</text:p>
          </table:table-cell>
          <table:table-cell office:value-type="float" office:value="0.2745667" calcext:value-type="float">
            <text:p>0.2745667</text:p>
          </table:table-cell>
          <table:table-cell office:value-type="float" office:value="0.8670654" calcext:value-type="float">
            <text:p>0.8670654</text:p>
          </table:table-cell>
          <table:table-cell office:value-type="float" office:value="0.7781982" calcext:value-type="float">
            <text:p>0.7781982</text:p>
          </table:table-cell>
          <table:table-cell office:value-type="float" office:value="1.67276" calcext:value-type="float">
            <text:p>1.67276</text:p>
          </table:table-cell>
          <table:table-cell office:value-type="float" office:value="1.544891" calcext:value-type="float">
            <text:p>1.544891</text:p>
          </table:table-cell>
          <table:table-cell office:value-type="float" office:value="2.91629" calcext:value-type="float">
            <text:p>2.91629</text:p>
          </table:table-cell>
          <table:table-cell office:value-type="float" office:value="2.7948" calcext:value-type="float">
            <text:p>2.7948</text:p>
          </table:table-cell>
          <table:table-cell office:value-type="float" office:value="4.164124" calcext:value-type="float">
            <text:p>4.164124</text:p>
          </table:table-cell>
          <table:table-cell office:value-type="float" office:value="4.08252" calcext:value-type="float">
            <text:p>4.08252</text:p>
          </table:table-cell>
          <table:table-cell office:value-type="float" office:value="5.080719" calcext:value-type="float">
            <text:p>5.080719</text:p>
          </table:table-cell>
          <table:table-cell office:value-type="float" office:value="5.017639" calcext:value-type="float">
            <text:p>5.017639</text:p>
          </table:table-cell>
          <table:table-cell office:value-type="float" office:value="5.838989" calcext:value-type="float">
            <text:p>5.838989</text:p>
          </table:table-cell>
          <table:table-cell office:value-type="float" office:value="5.784363" calcext:value-type="float">
            <text:p>5.784363</text:p>
          </table:table-cell>
          <table:table-cell office:value-type="float" office:value="6.4758" calcext:value-type="float">
            <text:p>6.4758</text:p>
          </table:table-cell>
          <table:table-cell office:value-type="float" office:value="6.426636" calcext:value-type="float">
            <text:p>6.426636</text:p>
          </table:table-cell>
          <table:table-cell office:value-type="float" office:value="6.896057" calcext:value-type="float">
            <text:p>6.896057</text:p>
          </table:table-cell>
          <table:table-cell office:value-type="float" office:value="6.850922" calcext:value-type="float">
            <text:p>6.850922</text:p>
          </table:table-cell>
          <table:table-cell office:value-type="float" office:value="20.31119" calcext:value-type="float">
            <text:p>20.31119</text:p>
          </table:table-cell>
          <table:table-cell office:value-type="float" office:value="-11.70844" calcext:value-type="float">
            <text:p>-11.708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6" calcext:value-type="float">
            <text:p>21022006</text:p>
          </table:table-cell>
          <table:table-cell office:value-type="float" office:value="15.10749" calcext:value-type="float">
            <text:p>15.10749</text:p>
          </table:table-cell>
          <table:table-cell office:value-type="float" office:value="9.93" calcext:value-type="float">
            <text:p>9.93</text:p>
          </table:table-cell>
          <table:table-cell office:value-type="float" office:value="-11.74" calcext:value-type="float">
            <text:p>-11.74</text:p>
          </table:table-cell>
          <table:table-cell office:value-type="float" office:value="0.6799246" calcext:value-type="float">
            <text:p>0.6799246</text:p>
          </table:table-cell>
          <table:table-cell office:value-type="float" office:value="0.2233198" calcext:value-type="float">
            <text:p>0.2233198</text:p>
          </table:table-cell>
          <table:table-cell office:value-type="float" office:value="225.468" calcext:value-type="float">
            <text:p>225.468</text:p>
          </table:table-cell>
          <table:table-cell office:value-type="float" office:value="0" calcext:value-type="float">
            <text:p>0</text:p>
          </table:table-cell>
          <table:table-cell office:value-type="float" office:value="21.16507" calcext:value-type="float">
            <text:p>21.16507</text:p>
          </table:table-cell>
          <table:table-cell office:value-type="float" office:value="-9.279816" calcext:value-type="float">
            <text:p>-9.279816</text:p>
          </table:table-cell>
          <table:table-cell office:value-type="float" office:value="2.132935" calcext:value-type="float">
            <text:p>2.132935</text:p>
          </table:table-cell>
          <table:table-cell office:value-type="float" office:value="-2.131287" calcext:value-type="float">
            <text:p>-2.131287</text:p>
          </table:table-cell>
          <table:table-cell office:value-type="float" office:value="-0.07449341" calcext:value-type="float">
            <text:p>-0.07449341</text:p>
          </table:table-cell>
          <table:table-cell office:value-type="float" office:value="-0.9568787" calcext:value-type="float">
            <text:p>-0.9568787</text:p>
          </table:table-cell>
          <table:table-cell office:value-type="float" office:value="-0.2888184" calcext:value-type="float">
            <text:p>-0.2888184</text:p>
          </table:table-cell>
          <table:table-cell office:value-type="float" office:value="-0.5032043" calcext:value-type="float">
            <text:p>-0.5032043</text:p>
          </table:table-cell>
          <table:table-cell office:value-type="float" office:value="-0.03173828" calcext:value-type="float">
            <text:p>-0.03173828</text:p>
          </table:table-cell>
          <table:table-cell office:value-type="float" office:value="-0.0854187" calcext:value-type="float">
            <text:p>-0.0854187</text:p>
          </table:table-cell>
          <table:table-cell office:value-type="float" office:value="0.3327637" calcext:value-type="float">
            <text:p>0.3327637</text:p>
          </table:table-cell>
          <table:table-cell office:value-type="float" office:value="0.3072205" calcext:value-type="float">
            <text:p>0.3072205</text:p>
          </table:table-cell>
          <table:table-cell office:value-type="float" office:value="0.7780762" calcext:value-type="float">
            <text:p>0.7780762</text:p>
          </table:table-cell>
          <table:table-cell office:value-type="float" office:value="0.7671509" calcext:value-type="float">
            <text:p>0.7671509</text:p>
          </table:table-cell>
          <table:table-cell office:value-type="float" office:value="1.543945" calcext:value-type="float">
            <text:p>1.543945</text:p>
          </table:table-cell>
          <table:table-cell office:value-type="float" office:value="1.477081" calcext:value-type="float">
            <text:p>1.477081</text:p>
          </table:table-cell>
          <table:table-cell office:value-type="float" office:value="2.793549" calcext:value-type="float">
            <text:p>2.793549</text:p>
          </table:table-cell>
          <table:table-cell office:value-type="float" office:value="2.690094" calcext:value-type="float">
            <text:p>2.690094</text:p>
          </table:table-cell>
          <table:table-cell office:value-type="float" office:value="4.081635" calcext:value-type="float">
            <text:p>4.081635</text:p>
          </table:table-cell>
          <table:table-cell office:value-type="float" office:value="3.996704" calcext:value-type="float">
            <text:p>3.996704</text:p>
          </table:table-cell>
          <table:table-cell office:value-type="float" office:value="5.016937" calcext:value-type="float">
            <text:p>5.016937</text:p>
          </table:table-cell>
          <table:table-cell office:value-type="float" office:value="4.949707" calcext:value-type="float">
            <text:p>4.949707</text:p>
          </table:table-cell>
          <table:table-cell office:value-type="float" office:value="5.783752" calcext:value-type="float">
            <text:p>5.783752</text:p>
          </table:table-cell>
          <table:table-cell office:value-type="float" office:value="5.727875" calcext:value-type="float">
            <text:p>5.727875</text:p>
          </table:table-cell>
          <table:table-cell office:value-type="float" office:value="6.426147" calcext:value-type="float">
            <text:p>6.426147</text:p>
          </table:table-cell>
          <table:table-cell office:value-type="float" office:value="6.376892" calcext:value-type="float">
            <text:p>6.376892</text:p>
          </table:table-cell>
          <table:table-cell office:value-type="float" office:value="6.850464" calcext:value-type="float">
            <text:p>6.850464</text:p>
          </table:table-cell>
          <table:table-cell office:value-type="float" office:value="6.805176" calcext:value-type="float">
            <text:p>6.805176</text:p>
          </table:table-cell>
          <table:table-cell office:value-type="float" office:value="21.16507" calcext:value-type="float">
            <text:p>21.16507</text:p>
          </table:table-cell>
          <table:table-cell office:value-type="float" office:value="-9.279816" calcext:value-type="float">
            <text:p>-9.2798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6" calcext:value-type="float">
            <text:p>22022006</text:p>
          </table:table-cell>
          <table:table-cell office:value-type="float" office:value="16.16534" calcext:value-type="float">
            <text:p>16.16534</text:p>
          </table:table-cell>
          <table:table-cell office:value-type="float" office:value="11.06" calcext:value-type="float">
            <text:p>11.06</text:p>
          </table:table-cell>
          <table:table-cell office:value-type="float" office:value="-10.48" calcext:value-type="float">
            <text:p>-10.48</text:p>
          </table:table-cell>
          <table:table-cell office:value-type="float" office:value="0.6957673" calcext:value-type="float">
            <text:p>0.6957673</text:p>
          </table:table-cell>
          <table:table-cell office:value-type="float" office:value="0.2464009" calcext:value-type="float">
            <text:p>0.2464009</text:p>
          </table:table-cell>
          <table:table-cell office:value-type="float" office:value="279.54" calcext:value-type="float">
            <text:p>279.54</text:p>
          </table:table-cell>
          <table:table-cell office:value-type="float" office:value="0" calcext:value-type="float">
            <text:p>0</text:p>
          </table:table-cell>
          <table:table-cell office:value-type="float" office:value="23.49728" calcext:value-type="float">
            <text:p>23.49728</text:p>
          </table:table-cell>
          <table:table-cell office:value-type="float" office:value="-8.230957" calcext:value-type="float">
            <text:p>-8.230957</text:p>
          </table:table-cell>
          <table:table-cell office:value-type="float" office:value="7.2854" calcext:value-type="float">
            <text:p>7.2854</text:p>
          </table:table-cell>
          <table:table-cell office:value-type="float" office:value="-1.151733" calcext:value-type="float">
            <text:p>-1.151733</text:p>
          </table:table-cell>
          <table:table-cell office:value-type="float" office:value="0.8572693" calcext:value-type="float">
            <text:p>0.8572693</text:p>
          </table:table-cell>
          <table:table-cell office:value-type="float" office:value="-0.4816284" calcext:value-type="float">
            <text:p>-0.4816284</text:p>
          </table:table-cell>
          <table:table-cell office:value-type="float" office:value="-0.04702759" calcext:value-type="float">
            <text:p>-0.04702759</text:p>
          </table:table-cell>
          <table:table-cell office:value-type="float" office:value="-0.2880859" calcext:value-type="float">
            <text:p>-0.2880859</text:p>
          </table:table-cell>
          <table:table-cell office:value-type="float" office:value="0.02554321" calcext:value-type="float">
            <text:p>0.02554321</text:p>
          </table:table-cell>
          <table:table-cell office:value-type="float" office:value="-0.03158569" calcext:value-type="float">
            <text:p>-0.03158569</text:p>
          </table:table-cell>
          <table:table-cell office:value-type="float" office:value="0.3590088" calcext:value-type="float">
            <text:p>0.3590088</text:p>
          </table:table-cell>
          <table:table-cell office:value-type="float" office:value="0.3328552" calcext:value-type="float">
            <text:p>0.3328552</text:p>
          </table:table-cell>
          <table:table-cell office:value-type="float" office:value="0.7698975" calcext:value-type="float">
            <text:p>0.7698975</text:p>
          </table:table-cell>
          <table:table-cell office:value-type="float" office:value="0.7623901" calcext:value-type="float">
            <text:p>0.7623901</text:p>
          </table:table-cell>
          <table:table-cell office:value-type="float" office:value="1.476562" calcext:value-type="float">
            <text:p>1.476562</text:p>
          </table:table-cell>
          <table:table-cell office:value-type="float" office:value="1.436859" calcext:value-type="float">
            <text:p>1.436859</text:p>
          </table:table-cell>
          <table:table-cell office:value-type="float" office:value="2.689117" calcext:value-type="float">
            <text:p>2.689117</text:p>
          </table:table-cell>
          <table:table-cell office:value-type="float" office:value="2.607117" calcext:value-type="float">
            <text:p>2.607117</text:p>
          </table:table-cell>
          <table:table-cell office:value-type="float" office:value="3.99585" calcext:value-type="float">
            <text:p>3.99585</text:p>
          </table:table-cell>
          <table:table-cell office:value-type="float" office:value="3.913666" calcext:value-type="float">
            <text:p>3.913666</text:p>
          </table:table-cell>
          <table:table-cell office:value-type="float" office:value="4.949005" calcext:value-type="float">
            <text:p>4.949005</text:p>
          </table:table-cell>
          <table:table-cell office:value-type="float" office:value="4.880615" calcext:value-type="float">
            <text:p>4.880615</text:p>
          </table:table-cell>
          <table:table-cell office:value-type="float" office:value="5.727295" calcext:value-type="float">
            <text:p>5.727295</text:p>
          </table:table-cell>
          <table:table-cell office:value-type="float" office:value="5.670166" calcext:value-type="float">
            <text:p>5.670166</text:p>
          </table:table-cell>
          <table:table-cell office:value-type="float" office:value="6.376343" calcext:value-type="float">
            <text:p>6.376343</text:p>
          </table:table-cell>
          <table:table-cell office:value-type="float" office:value="6.326416" calcext:value-type="float">
            <text:p>6.326416</text:p>
          </table:table-cell>
          <table:table-cell office:value-type="float" office:value="6.804688" calcext:value-type="float">
            <text:p>6.804688</text:p>
          </table:table-cell>
          <table:table-cell office:value-type="float" office:value="6.759155" calcext:value-type="float">
            <text:p>6.759155</text:p>
          </table:table-cell>
          <table:table-cell office:value-type="float" office:value="23.49728" calcext:value-type="float">
            <text:p>23.49728</text:p>
          </table:table-cell>
          <table:table-cell office:value-type="float" office:value="-8.230957" calcext:value-type="float">
            <text:p>-8.2309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6" calcext:value-type="float">
            <text:p>23022006</text:p>
          </table:table-cell>
          <table:table-cell office:value-type="float" office:value="15.95232" calcext:value-type="float">
            <text:p>15.95232</text:p>
          </table:table-cell>
          <table:table-cell office:value-type="float" office:value="6" calcext:value-type="float">
            <text:p>6</text:p>
          </table:table-cell>
          <table:table-cell office:value-type="float" office:value="-5.5" calcext:value-type="float">
            <text:p>-5.5</text:p>
          </table:table-cell>
          <table:table-cell office:value-type="float" office:value="0.7046022" calcext:value-type="float">
            <text:p>0.7046022</text:p>
          </table:table-cell>
          <table:table-cell office:value-type="float" office:value="0.3601927" calcext:value-type="float">
            <text:p>0.3601927</text:p>
          </table:table-cell>
          <table:table-cell office:value-type="float" office:value="229.32" calcext:value-type="float">
            <text:p>229.32</text:p>
          </table:table-cell>
          <table:table-cell office:value-type="float" office:value="0" calcext:value-type="float">
            <text:p>0</text:p>
          </table:table-cell>
          <table:table-cell office:value-type="float" office:value="20.21402" calcext:value-type="float">
            <text:p>20.21402</text:p>
          </table:table-cell>
          <table:table-cell office:value-type="float" office:value="-5.405304" calcext:value-type="float">
            <text:p>-5.405304</text:p>
          </table:table-cell>
          <table:table-cell office:value-type="float" office:value="7.832794" calcext:value-type="float">
            <text:p>7.832794</text:p>
          </table:table-cell>
          <table:table-cell office:value-type="float" office:value="-0.6736755" calcext:value-type="float">
            <text:p>-0.6736755</text:p>
          </table:table-cell>
          <table:table-cell office:value-type="float" office:value="0.9743958" calcext:value-type="float">
            <text:p>0.9743958</text:p>
          </table:table-cell>
          <table:table-cell office:value-type="float" office:value="-0.1707764" calcext:value-type="float">
            <text:p>-0.1707764</text:p>
          </table:table-cell>
          <table:table-cell office:value-type="float" office:value="0.04421997" calcext:value-type="float">
            <text:p>0.04421997</text:p>
          </table:table-cell>
          <table:table-cell office:value-type="float" office:value="-0.1408386" calcext:value-type="float">
            <text:p>-0.1408386</text:p>
          </table:table-cell>
          <table:table-cell office:value-type="float" office:value="0.04858398" calcext:value-type="float">
            <text:p>0.04858398</text:p>
          </table:table-cell>
          <table:table-cell office:value-type="float" office:value="0.00604248" calcext:value-type="float">
            <text:p>0.00604248</text:p>
          </table:table-cell>
          <table:table-cell office:value-type="float" office:value="0.3726501" calcext:value-type="float">
            <text:p>0.3726501</text:p>
          </table:table-cell>
          <table:table-cell office:value-type="float" office:value="0.3535767" calcext:value-type="float">
            <text:p>0.3535767</text:p>
          </table:table-cell>
          <table:table-cell office:value-type="float" office:value="0.7672119" calcext:value-type="float">
            <text:p>0.7672119</text:p>
          </table:table-cell>
          <table:table-cell office:value-type="float" office:value="0.7614441" calcext:value-type="float">
            <text:p>0.7614441</text:p>
          </table:table-cell>
          <table:table-cell office:value-type="float" office:value="1.436523" calcext:value-type="float">
            <text:p>1.436523</text:p>
          </table:table-cell>
          <table:table-cell office:value-type="float" office:value="1.407623" calcext:value-type="float">
            <text:p>1.407623</text:p>
          </table:table-cell>
          <table:table-cell office:value-type="float" office:value="2.606354" calcext:value-type="float">
            <text:p>2.606354</text:p>
          </table:table-cell>
          <table:table-cell office:value-type="float" office:value="2.540405" calcext:value-type="float">
            <text:p>2.540405</text:p>
          </table:table-cell>
          <table:table-cell office:value-type="float" office:value="3.912781" calcext:value-type="float">
            <text:p>3.912781</text:p>
          </table:table-cell>
          <table:table-cell office:value-type="float" office:value="3.835388" calcext:value-type="float">
            <text:p>3.835388</text:p>
          </table:table-cell>
          <table:table-cell office:value-type="float" office:value="4.879883" calcext:value-type="float">
            <text:p>4.879883</text:p>
          </table:table-cell>
          <table:table-cell office:value-type="float" office:value="4.811493" calcext:value-type="float">
            <text:p>4.811493</text:p>
          </table:table-cell>
          <table:table-cell office:value-type="float" office:value="5.669525" calcext:value-type="float">
            <text:p>5.669525</text:p>
          </table:table-cell>
          <table:table-cell office:value-type="float" office:value="5.611542" calcext:value-type="float">
            <text:p>5.611542</text:p>
          </table:table-cell>
          <table:table-cell office:value-type="float" office:value="6.325867" calcext:value-type="float">
            <text:p>6.325867</text:p>
          </table:table-cell>
          <table:table-cell office:value-type="float" office:value="6.275482" calcext:value-type="float">
            <text:p>6.275482</text:p>
          </table:table-cell>
          <table:table-cell office:value-type="float" office:value="6.758698" calcext:value-type="float">
            <text:p>6.758698</text:p>
          </table:table-cell>
          <table:table-cell office:value-type="float" office:value="6.712799" calcext:value-type="float">
            <text:p>6.712799</text:p>
          </table:table-cell>
          <table:table-cell office:value-type="float" office:value="20.21402" calcext:value-type="float">
            <text:p>20.21402</text:p>
          </table:table-cell>
          <table:table-cell office:value-type="float" office:value="-5.405304" calcext:value-type="float">
            <text:p>-5.4053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6" calcext:value-type="float">
            <text:p>24022006</text:p>
          </table:table-cell>
          <table:table-cell office:value-type="float" office:value="16.17227" calcext:value-type="float">
            <text:p>16.17227</text:p>
          </table:table-cell>
          <table:table-cell office:value-type="float" office:value="18.82" calcext:value-type="float">
            <text:p>18.82</text:p>
          </table:table-cell>
          <table:table-cell office:value-type="float" office:value="-4.44" calcext:value-type="float">
            <text:p>-4.44</text:p>
          </table:table-cell>
          <table:table-cell office:value-type="float" office:value="0.7529188" calcext:value-type="float">
            <text:p>0.7529188</text:p>
          </table:table-cell>
          <table:table-cell office:value-type="float" office:value="0.3898018" calcext:value-type="float">
            <text:p>0.3898018</text:p>
          </table:table-cell>
          <table:table-cell office:value-type="float" office:value="439.848" calcext:value-type="float">
            <text:p>439.848</text:p>
          </table:table-cell>
          <table:table-cell office:value-type="float" office:value="0" calcext:value-type="float">
            <text:p>0</text:p>
          </table:table-cell>
          <table:table-cell office:value-type="float" office:value="30.68875" calcext:value-type="float">
            <text:p>30.68875</text:p>
          </table:table-cell>
          <table:table-cell office:value-type="float" office:value="-4.94751" calcext:value-type="float">
            <text:p>-4.94751</text:p>
          </table:table-cell>
          <table:table-cell office:value-type="float" office:value="13.90533" calcext:value-type="float">
            <text:p>13.90533</text:p>
          </table:table-cell>
          <table:table-cell office:value-type="float" office:value="-0.6451416" calcext:value-type="float">
            <text:p>-0.6451416</text:p>
          </table:table-cell>
          <table:table-cell office:value-type="float" office:value="6.938843" calcext:value-type="float">
            <text:p>6.938843</text:p>
          </table:table-cell>
          <table:table-cell office:value-type="float" office:value="-0.1148376" calcext:value-type="float">
            <text:p>-0.1148376</text:p>
          </table:table-cell>
          <table:table-cell office:value-type="float" office:value="0.7855835" calcext:value-type="float">
            <text:p>0.7855835</text:p>
          </table:table-cell>
          <table:table-cell office:value-type="float" office:value="-0.06115723" calcext:value-type="float">
            <text:p>-0.06115723</text:p>
          </table:table-cell>
          <table:table-cell office:value-type="float" office:value="0.215271" calcext:value-type="float">
            <text:p>0.215271</text:p>
          </table:table-cell>
          <table:table-cell office:value-type="float" office:value="0.02545166" calcext:value-type="float">
            <text:p>0.02545166</text:p>
          </table:table-cell>
          <table:table-cell office:value-type="float" office:value="0.4561768" calcext:value-type="float">
            <text:p>0.4561768</text:p>
          </table:table-cell>
          <table:table-cell office:value-type="float" office:value="0.3621521" calcext:value-type="float">
            <text:p>0.3621521</text:p>
          </table:table-cell>
          <table:table-cell office:value-type="float" office:value="0.8048401" calcext:value-type="float">
            <text:p>0.8048401</text:p>
          </table:table-cell>
          <table:table-cell office:value-type="float" office:value="0.7559509" calcext:value-type="float">
            <text:p>0.7559509</text:p>
          </table:table-cell>
          <table:table-cell office:value-type="float" office:value="1.407349" calcext:value-type="float">
            <text:p>1.407349</text:p>
          </table:table-cell>
          <table:table-cell office:value-type="float" office:value="1.389191" calcext:value-type="float">
            <text:p>1.389191</text:p>
          </table:table-cell>
          <table:table-cell office:value-type="float" office:value="2.539764" calcext:value-type="float">
            <text:p>2.539764</text:p>
          </table:table-cell>
          <table:table-cell office:value-type="float" office:value="2.485046" calcext:value-type="float">
            <text:p>2.485046</text:p>
          </table:table-cell>
          <table:table-cell office:value-type="float" office:value="3.834595" calcext:value-type="float">
            <text:p>3.834595</text:p>
          </table:table-cell>
          <table:table-cell office:value-type="float" office:value="3.763489" calcext:value-type="float">
            <text:p>3.763489</text:p>
          </table:table-cell>
          <table:table-cell office:value-type="float" office:value="4.810791" calcext:value-type="float">
            <text:p>4.810791</text:p>
          </table:table-cell>
          <table:table-cell office:value-type="float" office:value="4.743988" calcext:value-type="float">
            <text:p>4.743988</text:p>
          </table:table-cell>
          <table:table-cell office:value-type="float" office:value="5.610931" calcext:value-type="float">
            <text:p>5.610931</text:p>
          </table:table-cell>
          <table:table-cell office:value-type="float" office:value="5.552246" calcext:value-type="float">
            <text:p>5.552246</text:p>
          </table:table-cell>
          <table:table-cell office:value-type="float" office:value="6.274933" calcext:value-type="float">
            <text:p>6.274933</text:p>
          </table:table-cell>
          <table:table-cell office:value-type="float" office:value="6.224091" calcext:value-type="float">
            <text:p>6.224091</text:p>
          </table:table-cell>
          <table:table-cell office:value-type="float" office:value="6.712311" calcext:value-type="float">
            <text:p>6.712311</text:p>
          </table:table-cell>
          <table:table-cell office:value-type="float" office:value="6.665924" calcext:value-type="float">
            <text:p>6.665924</text:p>
          </table:table-cell>
          <table:table-cell office:value-type="float" office:value="30.68872" calcext:value-type="float">
            <text:p>30.68872</text:p>
          </table:table-cell>
          <table:table-cell office:value-type="float" office:value="-4.94751" calcext:value-type="float">
            <text:p>-4.947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6" calcext:value-type="float">
            <text:p>25022006</text:p>
          </table:table-cell>
          <table:table-cell office:value-type="float" office:value="15.2337" calcext:value-type="float">
            <text:p>15.2337</text:p>
          </table:table-cell>
          <table:table-cell office:value-type="float" office:value="1.8" calcext:value-type="float">
            <text:p>1.8</text:p>
          </table:table-cell>
          <table:table-cell office:value-type="float" office:value="-8.37" calcext:value-type="float">
            <text:p>-8.37</text:p>
          </table:table-cell>
          <table:table-cell office:value-type="float" office:value="0.6012086" calcext:value-type="float">
            <text:p>0.6012086</text:p>
          </table:table-cell>
          <table:table-cell office:value-type="float" office:value="0.2899107" calcext:value-type="float">
            <text:p>0.2899107</text:p>
          </table:table-cell>
          <table:table-cell office:value-type="float" office:value="343.548" calcext:value-type="float">
            <text:p>343.548</text:p>
          </table:table-cell>
          <table:table-cell office:value-type="float" office:value="0" calcext:value-type="float">
            <text:p>0</text:p>
          </table:table-cell>
          <table:table-cell office:value-type="float" office:value="20.50613" calcext:value-type="float">
            <text:p>20.50613</text:p>
          </table:table-cell>
          <table:table-cell office:value-type="float" office:value="-6.989105" calcext:value-type="float">
            <text:p>-6.989105</text:p>
          </table:table-cell>
          <table:table-cell office:value-type="float" office:value="8.11145" calcext:value-type="float">
            <text:p>8.11145</text:p>
          </table:table-cell>
          <table:table-cell office:value-type="float" office:value="-0.8710022" calcext:value-type="float">
            <text:p>-0.8710022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-0.1256409" calcext:value-type="float">
            <text:p>-0.1256409</text:p>
          </table:table-cell>
          <table:table-cell office:value-type="float" office:value="0.5052795" calcext:value-type="float">
            <text:p>0.5052795</text:p>
          </table:table-cell>
          <table:table-cell office:value-type="float" office:value="-0.01379395" calcext:value-type="float">
            <text:p>-0.01379395</text:p>
          </table:table-cell>
          <table:table-cell office:value-type="float" office:value="0.5401611" calcext:value-type="float">
            <text:p>0.5401611</text:p>
          </table:table-cell>
          <table:table-cell office:value-type="float" office:value="0.04907227" calcext:value-type="float">
            <text:p>0.04907227</text:p>
          </table:table-cell>
          <table:table-cell office:value-type="float" office:value="0.6668701" calcext:value-type="float">
            <text:p>0.6668701</text:p>
          </table:table-cell>
          <table:table-cell office:value-type="float" office:value="0.408905" calcext:value-type="float">
            <text:p>0.408905</text:p>
          </table:table-cell>
          <table:table-cell office:value-type="float" office:value="0.9361267" calcext:value-type="float">
            <text:p>0.9361267</text:p>
          </table:table-cell>
          <table:table-cell office:value-type="float" office:value="0.7892456" calcext:value-type="float">
            <text:p>0.7892456</text:p>
          </table:table-cell>
          <table:table-cell office:value-type="float" office:value="1.428833" calcext:value-type="float">
            <text:p>1.428833</text:p>
          </table:table-cell>
          <table:table-cell office:value-type="float" office:value="1.39212" calcext:value-type="float">
            <text:p>1.39212</text:p>
          </table:table-cell>
          <table:table-cell office:value-type="float" office:value="2.484558" calcext:value-type="float">
            <text:p>2.484558</text:p>
          </table:table-cell>
          <table:table-cell office:value-type="float" office:value="2.446808" calcext:value-type="float">
            <text:p>2.446808</text:p>
          </table:table-cell>
          <table:table-cell office:value-type="float" office:value="3.762726" calcext:value-type="float">
            <text:p>3.762726</text:p>
          </table:table-cell>
          <table:table-cell office:value-type="float" office:value="3.698303" calcext:value-type="float">
            <text:p>3.698303</text:p>
          </table:table-cell>
          <table:table-cell office:value-type="float" office:value="4.743286" calcext:value-type="float">
            <text:p>4.743286</text:p>
          </table:table-cell>
          <table:table-cell office:value-type="float" office:value="4.678894" calcext:value-type="float">
            <text:p>4.678894</text:p>
          </table:table-cell>
          <table:table-cell office:value-type="float" office:value="5.551666" calcext:value-type="float">
            <text:p>5.551666</text:p>
          </table:table-cell>
          <table:table-cell office:value-type="float" office:value="5.493286" calcext:value-type="float">
            <text:p>5.493286</text:p>
          </table:table-cell>
          <table:table-cell office:value-type="float" office:value="6.223541" calcext:value-type="float">
            <text:p>6.223541</text:p>
          </table:table-cell>
          <table:table-cell office:value-type="float" office:value="6.17215" calcext:value-type="float">
            <text:p>6.17215</text:p>
          </table:table-cell>
          <table:table-cell office:value-type="float" office:value="6.665436" calcext:value-type="float">
            <text:p>6.665436</text:p>
          </table:table-cell>
          <table:table-cell office:value-type="float" office:value="6.618439" calcext:value-type="float">
            <text:p>6.618439</text:p>
          </table:table-cell>
          <table:table-cell office:value-type="float" office:value="20.50613" calcext:value-type="float">
            <text:p>20.50613</text:p>
          </table:table-cell>
          <table:table-cell office:value-type="float" office:value="-6.989105" calcext:value-type="float">
            <text:p>-6.9891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6" calcext:value-type="float">
            <text:p>26022006</text:p>
          </table:table-cell>
          <table:table-cell office:value-type="float" office:value="16.59716" calcext:value-type="float">
            <text:p>16.59716</text:p>
          </table:table-cell>
          <table:table-cell office:value-type="float" office:value="10.75" calcext:value-type="float">
            <text:p>10.75</text:p>
          </table:table-cell>
          <table:table-cell office:value-type="float" office:value="-8.61" calcext:value-type="float">
            <text:p>-8.61</text:p>
          </table:table-cell>
          <table:table-cell office:value-type="float" office:value="0.6770991" calcext:value-type="float">
            <text:p>0.6770991</text:p>
          </table:table-cell>
          <table:table-cell office:value-type="float" office:value="0.2846351" calcext:value-type="float">
            <text:p>0.2846351</text:p>
          </table:table-cell>
          <table:table-cell office:value-type="float" office:value="307.224" calcext:value-type="float">
            <text:p>307.224</text:p>
          </table:table-cell>
          <table:table-cell office:value-type="float" office:value="0" calcext:value-type="float">
            <text:p>0</text:p>
          </table:table-cell>
          <table:table-cell office:value-type="float" office:value="25.5376" calcext:value-type="float">
            <text:p>25.5376</text:p>
          </table:table-cell>
          <table:table-cell office:value-type="float" office:value="-7.060699" calcext:value-type="float">
            <text:p>-7.060699</text:p>
          </table:table-cell>
          <table:table-cell office:value-type="float" office:value="12.76816" calcext:value-type="float">
            <text:p>12.76816</text:p>
          </table:table-cell>
          <table:table-cell office:value-type="float" office:value="-0.8703918" calcext:value-type="float">
            <text:p>-0.8703918</text:p>
          </table:table-cell>
          <table:table-cell office:value-type="float" office:value="8.16037" calcext:value-type="float">
            <text:p>8.16037</text:p>
          </table:table-cell>
          <table:table-cell office:value-type="float" office:value="-0.1257019" calcext:value-type="float">
            <text:p>-0.1257019</text:p>
          </table:table-cell>
          <table:table-cell office:value-type="float" office:value="5.328857" calcext:value-type="float">
            <text:p>5.328857</text:p>
          </table:table-cell>
          <table:table-cell office:value-type="float" office:value="0.007843018" calcext:value-type="float">
            <text:p>0.007843018</text:p>
          </table:table-cell>
          <table:table-cell office:value-type="float" office:value="3.907867" calcext:value-type="float">
            <text:p>3.907867</text:p>
          </table:table-cell>
          <table:table-cell office:value-type="float" office:value="0.2453003" calcext:value-type="float">
            <text:p>0.2453003</text:p>
          </table:table-cell>
          <table:table-cell office:value-type="float" office:value="2.798737" calcext:value-type="float">
            <text:p>2.798737</text:p>
          </table:table-cell>
          <table:table-cell office:value-type="float" office:value="0.545929" calcext:value-type="float">
            <text:p>0.545929</text:p>
          </table:table-cell>
          <table:table-cell office:value-type="float" office:value="2.247955" calcext:value-type="float">
            <text:p>2.247955</text:p>
          </table:table-cell>
          <table:table-cell office:value-type="float" office:value="0.8859558" calcext:value-type="float">
            <text:p>0.8859558</text:p>
          </table:table-cell>
          <table:table-cell office:value-type="float" office:value="1.692261" calcext:value-type="float">
            <text:p>1.692261</text:p>
          </table:table-cell>
          <table:table-cell office:value-type="float" office:value="1.429443" calcext:value-type="float">
            <text:p>1.429443</text:p>
          </table:table-cell>
          <table:table-cell office:value-type="float" office:value="2.446564" calcext:value-type="float">
            <text:p>2.446564</text:p>
          </table:table-cell>
          <table:table-cell office:value-type="float" office:value="2.431732" calcext:value-type="float">
            <text:p>2.431732</text:p>
          </table:table-cell>
          <table:table-cell office:value-type="float" office:value="3.697662" calcext:value-type="float">
            <text:p>3.697662</text:p>
          </table:table-cell>
          <table:table-cell office:value-type="float" office:value="3.642181" calcext:value-type="float">
            <text:p>3.642181</text:p>
          </table:table-cell>
          <table:table-cell office:value-type="float" office:value="4.678253" calcext:value-type="float">
            <text:p>4.678253</text:p>
          </table:table-cell>
          <table:table-cell office:value-type="float" office:value="4.617218" calcext:value-type="float">
            <text:p>4.617218</text:p>
          </table:table-cell>
          <table:table-cell office:value-type="float" office:value="5.492706" calcext:value-type="float">
            <text:p>5.492706</text:p>
          </table:table-cell>
          <table:table-cell office:value-type="float" office:value="5.434723" calcext:value-type="float">
            <text:p>5.434723</text:p>
          </table:table-cell>
          <table:table-cell office:value-type="float" office:value="6.171631" calcext:value-type="float">
            <text:p>6.171631</text:p>
          </table:table-cell>
          <table:table-cell office:value-type="float" office:value="6.11969" calcext:value-type="float">
            <text:p>6.11969</text:p>
          </table:table-cell>
          <table:table-cell office:value-type="float" office:value="6.617981" calcext:value-type="float">
            <text:p>6.617981</text:p>
          </table:table-cell>
          <table:table-cell office:value-type="float" office:value="6.570679" calcext:value-type="float">
            <text:p>6.570679</text:p>
          </table:table-cell>
          <table:table-cell office:value-type="float" office:value="25.53763" calcext:value-type="float">
            <text:p>25.53763</text:p>
          </table:table-cell>
          <table:table-cell office:value-type="float" office:value="-7.060699" calcext:value-type="float">
            <text:p>-7.0606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6" calcext:value-type="float">
            <text:p>27022006</text:p>
          </table:table-cell>
          <table:table-cell office:value-type="float" office:value="14.74143" calcext:value-type="float">
            <text:p>14.74143</text:p>
          </table:table-cell>
          <table:table-cell office:value-type="float" office:value="18.71" calcext:value-type="float">
            <text:p>18.71</text:p>
          </table:table-cell>
          <table:table-cell office:value-type="float" office:value="-0.65" calcext:value-type="float">
            <text:p>-0.65</text:p>
          </table:table-cell>
          <table:table-cell office:value-type="float" office:value="0.7857161" calcext:value-type="float">
            <text:p>0.7857161</text:p>
          </table:table-cell>
          <table:table-cell office:value-type="float" office:value="0.5144348" calcext:value-type="float">
            <text:p>0.5144348</text:p>
          </table:table-cell>
          <table:table-cell office:value-type="float" office:value="198.072" calcext:value-type="float">
            <text:p>198.072</text:p>
          </table:table-cell>
          <table:table-cell office:value-type="float" office:value="0" calcext:value-type="float">
            <text:p>0</text:p>
          </table:table-cell>
          <table:table-cell office:value-type="float" office:value="31.14337" calcext:value-type="float">
            <text:p>31.14337</text:p>
          </table:table-cell>
          <table:table-cell office:value-type="float" office:value="-2.961639" calcext:value-type="float">
            <text:p>-2.961639</text:p>
          </table:table-cell>
          <table:table-cell office:value-type="float" office:value="18.07101" calcext:value-type="float">
            <text:p>18.07101</text:p>
          </table:table-cell>
          <table:table-cell office:value-type="float" office:value="-0.2548523" calcext:value-type="float">
            <text:p>-0.2548523</text:p>
          </table:table-cell>
          <table:table-cell office:value-type="float" office:value="13.06332" calcext:value-type="float">
            <text:p>13.06332</text:p>
          </table:table-cell>
          <table:table-cell office:value-type="float" office:value="0.5549927" calcext:value-type="float">
            <text:p>0.5549927</text:p>
          </table:table-cell>
          <table:table-cell office:value-type="float" office:value="9.310547" calcext:value-type="float">
            <text:p>9.310547</text:p>
          </table:table-cell>
          <table:table-cell office:value-type="float" office:value="1.239594" calcext:value-type="float">
            <text:p>1.239594</text:p>
          </table:table-cell>
          <table:table-cell office:value-type="float" office:value="7.187531" calcext:value-type="float">
            <text:p>7.187531</text:p>
          </table:table-cell>
          <table:table-cell office:value-type="float" office:value="1.593781" calcext:value-type="float">
            <text:p>1.593781</text:p>
          </table:table-cell>
          <table:table-cell office:value-type="float" office:value="5.40271" calcext:value-type="float">
            <text:p>5.40271</text:p>
          </table:table-cell>
          <table:table-cell office:value-type="float" office:value="1.91095" calcext:value-type="float">
            <text:p>1.91095</text:p>
          </table:table-cell>
          <table:table-cell office:value-type="float" office:value="4.141022" calcext:value-type="float">
            <text:p>4.141022</text:p>
          </table:table-cell>
          <table:table-cell office:value-type="float" office:value="1.995392" calcext:value-type="float">
            <text:p>1.995392</text:p>
          </table:table-cell>
          <table:table-cell office:value-type="float" office:value="2.575684" calcext:value-type="float">
            <text:p>2.575684</text:p>
          </table:table-cell>
          <table:table-cell office:value-type="float" office:value="1.703705" calcext:value-type="float">
            <text:p>1.703705</text:p>
          </table:table-cell>
          <table:table-cell office:value-type="float" office:value="2.625275" calcext:value-type="float">
            <text:p>2.625275</text:p>
          </table:table-cell>
          <table:table-cell office:value-type="float" office:value="2.441223" calcext:value-type="float">
            <text:p>2.441223</text:p>
          </table:table-cell>
          <table:table-cell office:value-type="float" office:value="3.641693" calcext:value-type="float">
            <text:p>3.641693</text:p>
          </table:table-cell>
          <table:table-cell office:value-type="float" office:value="3.617462" calcext:value-type="float">
            <text:p>3.617462</text:p>
          </table:table-cell>
          <table:table-cell office:value-type="float" office:value="4.616608" calcext:value-type="float">
            <text:p>4.616608</text:p>
          </table:table-cell>
          <table:table-cell office:value-type="float" office:value="4.562225" calcext:value-type="float">
            <text:p>4.562225</text:p>
          </table:table-cell>
          <table:table-cell office:value-type="float" office:value="5.434113" calcext:value-type="float">
            <text:p>5.434113</text:p>
          </table:table-cell>
          <table:table-cell office:value-type="float" office:value="5.377411" calcext:value-type="float">
            <text:p>5.377411</text:p>
          </table:table-cell>
          <table:table-cell office:value-type="float" office:value="6.11911" calcext:value-type="float">
            <text:p>6.11911</text:p>
          </table:table-cell>
          <table:table-cell office:value-type="float" office:value="6.066711" calcext:value-type="float">
            <text:p>6.066711</text:p>
          </table:table-cell>
          <table:table-cell office:value-type="float" office:value="6.57019" calcext:value-type="float">
            <text:p>6.57019</text:p>
          </table:table-cell>
          <table:table-cell office:value-type="float" office:value="6.522369" calcext:value-type="float">
            <text:p>6.522369</text:p>
          </table:table-cell>
          <table:table-cell office:value-type="float" office:value="31.14334" calcext:value-type="float">
            <text:p>31.14334</text:p>
          </table:table-cell>
          <table:table-cell office:value-type="float" office:value="-2.961639" calcext:value-type="float">
            <text:p>-2.9616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6" calcext:value-type="float">
            <text:p>28022006</text:p>
          </table:table-cell>
          <table:table-cell office:value-type="float" office:value="12.06144" calcext:value-type="float">
            <text:p>12.06144</text:p>
          </table:table-cell>
          <table:table-cell office:value-type="float" office:value="18.21" calcext:value-type="float">
            <text:p>18.21</text:p>
          </table:table-cell>
          <table:table-cell office:value-type="float" office:value="-1.31" calcext:value-type="float">
            <text:p>-1.31</text:p>
          </table:table-cell>
          <table:table-cell office:value-type="float" office:value="0.8535252" calcext:value-type="float">
            <text:p>0.8535252</text:p>
          </table:table-cell>
          <table:table-cell office:value-type="float" office:value="0.4904447" calcext:value-type="float">
            <text:p>0.4904447</text:p>
          </table:table-cell>
          <table:table-cell office:value-type="float" office:value="212.832" calcext:value-type="float">
            <text:p>212.832</text:p>
          </table:table-cell>
          <table:table-cell office:value-type="float" office:value="0" calcext:value-type="float">
            <text:p>0</text:p>
          </table:table-cell>
          <table:table-cell office:value-type="float" office:value="28.62793" calcext:value-type="float">
            <text:p>28.62793</text:p>
          </table:table-cell>
          <table:table-cell office:value-type="float" office:value="-2.568878" calcext:value-type="float">
            <text:p>-2.568878</text:p>
          </table:table-cell>
          <table:table-cell office:value-type="float" office:value="16.9516" calcext:value-type="float">
            <text:p>16.9516</text:p>
          </table:table-cell>
          <table:table-cell office:value-type="float" office:value="0.7471924" calcext:value-type="float">
            <text:p>0.7471924</text:p>
          </table:table-cell>
          <table:table-cell office:value-type="float" office:value="12.66739" calcext:value-type="float">
            <text:p>12.66739</text:p>
          </table:table-cell>
          <table:table-cell office:value-type="float" office:value="2.562408" calcext:value-type="float">
            <text:p>2.562408</text:p>
          </table:table-cell>
          <table:table-cell office:value-type="float" office:value="9.635803" calcext:value-type="float">
            <text:p>9.635803</text:p>
          </table:table-cell>
          <table:table-cell office:value-type="float" office:value="3.548431" calcext:value-type="float">
            <text:p>3.548431</text:p>
          </table:table-cell>
          <table:table-cell office:value-type="float" office:value="7.902893" calcext:value-type="float">
            <text:p>7.902893</text:p>
          </table:table-cell>
          <table:table-cell office:value-type="float" office:value="3.902985" calcext:value-type="float">
            <text:p>3.902985</text:p>
          </table:table-cell>
          <table:table-cell office:value-type="float" office:value="6.360962" calcext:value-type="float">
            <text:p>6.360962</text:p>
          </table:table-cell>
          <table:table-cell office:value-type="float" office:value="4.075714" calcext:value-type="float">
            <text:p>4.075714</text:p>
          </table:table-cell>
          <table:table-cell office:value-type="float" office:value="5.19577" calcext:value-type="float">
            <text:p>5.19577</text:p>
          </table:table-cell>
          <table:table-cell office:value-type="float" office:value="3.801208" calcext:value-type="float">
            <text:p>3.801208</text:p>
          </table:table-cell>
          <table:table-cell office:value-type="float" office:value="3.644684" calcext:value-type="float">
            <text:p>3.644684</text:p>
          </table:table-cell>
          <table:table-cell office:value-type="float" office:value="2.594543" calcext:value-type="float">
            <text:p>2.594543</text:p>
          </table:table-cell>
          <table:table-cell office:value-type="float" office:value="3.057404" calcext:value-type="float">
            <text:p>3.057404</text:p>
          </table:table-cell>
          <table:table-cell office:value-type="float" office:value="2.628784" calcext:value-type="float">
            <text:p>2.628784</text:p>
          </table:table-cell>
          <table:table-cell office:value-type="float" office:value="3.665314" calcext:value-type="float">
            <text:p>3.665314</text:p>
          </table:table-cell>
          <table:table-cell office:value-type="float" office:value="3.617615" calcext:value-type="float">
            <text:p>3.617615</text:p>
          </table:table-cell>
          <table:table-cell office:value-type="float" office:value="4.561737" calcext:value-type="float">
            <text:p>4.561737</text:p>
          </table:table-cell>
          <table:table-cell office:value-type="float" office:value="4.526978" calcext:value-type="float">
            <text:p>4.526978</text:p>
          </table:table-cell>
          <table:table-cell office:value-type="float" office:value="5.376831" calcext:value-type="float">
            <text:p>5.376831</text:p>
          </table:table-cell>
          <table:table-cell office:value-type="float" office:value="5.323914" calcext:value-type="float">
            <text:p>5.323914</text:p>
          </table:table-cell>
          <table:table-cell office:value-type="float" office:value="6.066132" calcext:value-type="float">
            <text:p>6.066132</text:p>
          </table:table-cell>
          <table:table-cell office:value-type="float" office:value="6.014435" calcext:value-type="float">
            <text:p>6.014435</text:p>
          </table:table-cell>
          <table:table-cell office:value-type="float" office:value="6.521881" calcext:value-type="float">
            <text:p>6.521881</text:p>
          </table:table-cell>
          <table:table-cell office:value-type="float" office:value="6.474091" calcext:value-type="float">
            <text:p>6.474091</text:p>
          </table:table-cell>
          <table:table-cell office:value-type="float" office:value="28.62793" calcext:value-type="float">
            <text:p>28.62793</text:p>
          </table:table-cell>
          <table:table-cell office:value-type="float" office:value="-2.568878" calcext:value-type="float">
            <text:p>-2.5688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6" calcext:value-type="float">
            <text:p>1032006</text:p>
          </table:table-cell>
          <table:table-cell office:value-type="float" office:value="14.44781" calcext:value-type="float">
            <text:p>14.44781</text:p>
          </table:table-cell>
          <table:table-cell office:value-type="float" office:value="23.46" calcext:value-type="float">
            <text:p>23.46</text:p>
          </table:table-cell>
          <table:table-cell office:value-type="float" office:value="1" calcext:value-type="float">
            <text:p>1</text:p>
          </table:table-cell>
          <table:table-cell office:value-type="float" office:value="0.9498283" calcext:value-type="float">
            <text:p>0.9498283</text:p>
          </table:table-cell>
          <table:table-cell office:value-type="float" office:value="0.579087" calcext:value-type="float">
            <text:p>0.579087</text:p>
          </table:table-cell>
          <table:table-cell office:value-type="float" office:value="319.068" calcext:value-type="float">
            <text:p>319.068</text:p>
          </table:table-cell>
          <table:table-cell office:value-type="float" office:value="0" calcext:value-type="float">
            <text:p>0</text:p>
          </table:table-cell>
          <table:table-cell office:value-type="float" office:value="39.02948" calcext:value-type="float">
            <text:p>39.02948</text:p>
          </table:table-cell>
          <table:table-cell office:value-type="float" office:value="1.927551" calcext:value-type="float">
            <text:p>1.927551</text:p>
          </table:table-cell>
          <table:table-cell office:value-type="float" office:value="24.07626" calcext:value-type="float">
            <text:p>24.07626</text:p>
          </table:table-cell>
          <table:table-cell office:value-type="float" office:value="4.224243" calcext:value-type="float">
            <text:p>4.224243</text:p>
          </table:table-cell>
          <table:table-cell office:value-type="float" office:value="17.8905" calcext:value-type="float">
            <text:p>17.8905</text:p>
          </table:table-cell>
          <table:table-cell office:value-type="float" office:value="5.299194" calcext:value-type="float">
            <text:p>5.299194</text:p>
          </table:table-cell>
          <table:table-cell office:value-type="float" office:value="13.52454" calcext:value-type="float">
            <text:p>13.52454</text:p>
          </table:table-cell>
          <table:table-cell office:value-type="float" office:value="5.73233" calcext:value-type="float">
            <text:p>5.73233</text:p>
          </table:table-cell>
          <table:table-cell office:value-type="float" office:value="11.02789" calcext:value-type="float">
            <text:p>11.02789</text:p>
          </table:table-cell>
          <table:table-cell office:value-type="float" office:value="5.749359" calcext:value-type="float">
            <text:p>5.749359</text:p>
          </table:table-cell>
          <table:table-cell office:value-type="float" office:value="8.705475" calcext:value-type="float">
            <text:p>8.705475</text:p>
          </table:table-cell>
          <table:table-cell office:value-type="float" office:value="5.58313" calcext:value-type="float">
            <text:p>5.58313</text:p>
          </table:table-cell>
          <table:table-cell office:value-type="float" office:value="7.07959" calcext:value-type="float">
            <text:p>7.07959</text:p>
          </table:table-cell>
          <table:table-cell office:value-type="float" office:value="5.068268" calcext:value-type="float">
            <text:p>5.068268</text:p>
          </table:table-cell>
          <table:table-cell office:value-type="float" office:value="4.796936" calcext:value-type="float">
            <text:p>4.796936</text:p>
          </table:table-cell>
          <table:table-cell office:value-type="float" office:value="3.659241" calcext:value-type="float">
            <text:p>3.659241</text:p>
          </table:table-cell>
          <table:table-cell office:value-type="float" office:value="3.591858" calcext:value-type="float">
            <text:p>3.591858</text:p>
          </table:table-cell>
          <table:table-cell office:value-type="float" office:value="3.0625" calcext:value-type="float">
            <text:p>3.0625</text:p>
          </table:table-cell>
          <table:table-cell office:value-type="float" office:value="3.793854" calcext:value-type="float">
            <text:p>3.793854</text:p>
          </table:table-cell>
          <table:table-cell office:value-type="float" office:value="3.66626" calcext:value-type="float">
            <text:p>3.66626</text:p>
          </table:table-cell>
          <table:table-cell office:value-type="float" office:value="4.526764" calcext:value-type="float">
            <text:p>4.526764</text:p>
          </table:table-cell>
          <table:table-cell office:value-type="float" office:value="4.52124" calcext:value-type="float">
            <text:p>4.52124</text:p>
          </table:table-cell>
          <table:table-cell office:value-type="float" office:value="5.323395" calcext:value-type="float">
            <text:p>5.323395</text:p>
          </table:table-cell>
          <table:table-cell office:value-type="float" office:value="5.278992" calcext:value-type="float">
            <text:p>5.278992</text:p>
          </table:table-cell>
          <table:table-cell office:value-type="float" office:value="6.013885" calcext:value-type="float">
            <text:p>6.013885</text:p>
          </table:table-cell>
          <table:table-cell office:value-type="float" office:value="5.963867" calcext:value-type="float">
            <text:p>5.963867</text:p>
          </table:table-cell>
          <table:table-cell office:value-type="float" office:value="6.473572" calcext:value-type="float">
            <text:p>6.473572</text:p>
          </table:table-cell>
          <table:table-cell office:value-type="float" office:value="6.425781" calcext:value-type="float">
            <text:p>6.425781</text:p>
          </table:table-cell>
          <table:table-cell office:value-type="float" office:value="39.02948" calcext:value-type="float">
            <text:p>39.02948</text:p>
          </table:table-cell>
          <table:table-cell office:value-type="float" office:value="1.927551" calcext:value-type="float">
            <text:p>1.9275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6" calcext:value-type="float">
            <text:p>2032006</text:p>
          </table:table-cell>
          <table:table-cell office:value-type="float" office:value="17.58854" calcext:value-type="float">
            <text:p>17.58854</text:p>
          </table:table-cell>
          <table:table-cell office:value-type="float" office:value="6.46" calcext:value-type="float">
            <text:p>6.46</text:p>
          </table:table-cell>
          <table:table-cell office:value-type="float" office:value="-5.9" calcext:value-type="float">
            <text:p>-5.9</text:p>
          </table:table-cell>
          <table:table-cell office:value-type="float" office:value="0.6824504" calcext:value-type="float">
            <text:p>0.6824504</text:p>
          </table:table-cell>
          <table:table-cell office:value-type="float" office:value="0.349557" calcext:value-type="float">
            <text:p>0.349557</text:p>
          </table:table-cell>
          <table:table-cell office:value-type="float" office:value="401.832" calcext:value-type="float">
            <text:p>401.832</text:p>
          </table:table-cell>
          <table:table-cell office:value-type="float" office:value="0" calcext:value-type="float">
            <text:p>0</text:p>
          </table:table-cell>
          <table:table-cell office:value-type="float" office:value="29.98898" calcext:value-type="float">
            <text:p>29.98898</text:p>
          </table:table-cell>
          <table:table-cell office:value-type="float" office:value="-3.995422" calcext:value-type="float">
            <text:p>-3.995422</text:p>
          </table:table-cell>
          <table:table-cell office:value-type="float" office:value="19.45233" calcext:value-type="float">
            <text:p>19.45233</text:p>
          </table:table-cell>
          <table:table-cell office:value-type="float" office:value="1.978271" calcext:value-type="float">
            <text:p>1.978271</text:p>
          </table:table-cell>
          <table:table-cell office:value-type="float" office:value="14.90967" calcext:value-type="float">
            <text:p>14.90967</text:p>
          </table:table-cell>
          <table:table-cell office:value-type="float" office:value="4.081573" calcext:value-type="float">
            <text:p>4.081573</text:p>
          </table:table-cell>
          <table:table-cell office:value-type="float" office:value="11.73431" calcext:value-type="float">
            <text:p>11.73431</text:p>
          </table:table-cell>
          <table:table-cell office:value-type="float" office:value="5.438629" calcext:value-type="float">
            <text:p>5.438629</text:p>
          </table:table-cell>
          <table:table-cell office:value-type="float" office:value="9.940369" calcext:value-type="float">
            <text:p>9.940369</text:p>
          </table:table-cell>
          <table:table-cell office:value-type="float" office:value="6.017914" calcext:value-type="float">
            <text:p>6.017914</text:p>
          </table:table-cell>
          <table:table-cell office:value-type="float" office:value="8.571106" calcext:value-type="float">
            <text:p>8.571106</text:p>
          </table:table-cell>
          <table:table-cell office:value-type="float" office:value="6.342224" calcext:value-type="float">
            <text:p>6.342224</text:p>
          </table:table-cell>
          <table:table-cell office:value-type="float" office:value="7.101807" calcext:value-type="float">
            <text:p>7.101807</text:p>
          </table:table-cell>
          <table:table-cell office:value-type="float" office:value="6.029816" calcext:value-type="float">
            <text:p>6.029816</text:p>
          </table:table-cell>
          <table:table-cell office:value-type="float" office:value="5.549164" calcext:value-type="float">
            <text:p>5.549164</text:p>
          </table:table-cell>
          <table:table-cell office:value-type="float" office:value="4.816101" calcext:value-type="float">
            <text:p>4.816101</text:p>
          </table:table-cell>
          <table:table-cell office:value-type="float" office:value="4.198639" calcext:value-type="float">
            <text:p>4.198639</text:p>
          </table:table-cell>
          <table:table-cell office:value-type="float" office:value="3.598419" calcext:value-type="float">
            <text:p>3.598419</text:p>
          </table:table-cell>
          <table:table-cell office:value-type="float" office:value="3.998749" calcext:value-type="float">
            <text:p>3.998749</text:p>
          </table:table-cell>
          <table:table-cell office:value-type="float" office:value="3.795563" calcext:value-type="float">
            <text:p>3.795563</text:p>
          </table:table-cell>
          <table:table-cell office:value-type="float" office:value="4.563293" calcext:value-type="float">
            <text:p>4.563293</text:p>
          </table:table-cell>
          <table:table-cell office:value-type="float" office:value="4.52536" calcext:value-type="float">
            <text:p>4.52536</text:p>
          </table:table-cell>
          <table:table-cell office:value-type="float" office:value="5.278564" calcext:value-type="float">
            <text:p>5.278564</text:p>
          </table:table-cell>
          <table:table-cell office:value-type="float" office:value="5.248077" calcext:value-type="float">
            <text:p>5.248077</text:p>
          </table:table-cell>
          <table:table-cell office:value-type="float" office:value="5.963348" calcext:value-type="float">
            <text:p>5.963348</text:p>
          </table:table-cell>
          <table:table-cell office:value-type="float" office:value="5.916504" calcext:value-type="float">
            <text:p>5.916504</text:p>
          </table:table-cell>
          <table:table-cell office:value-type="float" office:value="6.425293" calcext:value-type="float">
            <text:p>6.425293</text:p>
          </table:table-cell>
          <table:table-cell office:value-type="float" office:value="6.378235" calcext:value-type="float">
            <text:p>6.378235</text:p>
          </table:table-cell>
          <table:table-cell office:value-type="float" office:value="29.98898" calcext:value-type="float">
            <text:p>29.98898</text:p>
          </table:table-cell>
          <table:table-cell office:value-type="float" office:value="-3.770966" calcext:value-type="float">
            <text:p>-3.7709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6" calcext:value-type="float">
            <text:p>3032006</text:p>
          </table:table-cell>
          <table:table-cell office:value-type="float" office:value="17.16771" calcext:value-type="float">
            <text:p>17.16771</text:p>
          </table:table-cell>
          <table:table-cell office:value-type="float" office:value="8.02" calcext:value-type="float">
            <text:p>8.02</text:p>
          </table:table-cell>
          <table:table-cell office:value-type="float" office:value="-9.94" calcext:value-type="float">
            <text:p>-9.94</text:p>
          </table:table-cell>
          <table:table-cell office:value-type="float" office:value="0.700277" calcext:value-type="float">
            <text:p>0.700277</text:p>
          </table:table-cell>
          <table:table-cell office:value-type="float" office:value="0.2569357" calcext:value-type="float">
            <text:p>0.2569357</text:p>
          </table:table-cell>
          <table:table-cell office:value-type="float" office:value="175.896" calcext:value-type="float">
            <text:p>175.896</text:p>
          </table:table-cell>
          <table:table-cell office:value-type="float" office:value="0" calcext:value-type="float">
            <text:p>0</text:p>
          </table:table-cell>
          <table:table-cell office:value-type="float" office:value="25.00641" calcext:value-type="float">
            <text:p>25.00641</text:p>
          </table:table-cell>
          <table:table-cell office:value-type="float" office:value="-7.589264" calcext:value-type="float">
            <text:p>-7.589264</text:p>
          </table:table-cell>
          <table:table-cell office:value-type="float" office:value="15.21371" calcext:value-type="float">
            <text:p>15.21371</text:p>
          </table:table-cell>
          <table:table-cell office:value-type="float" office:value="-0.6257935" calcext:value-type="float">
            <text:p>-0.6257935</text:p>
          </table:table-cell>
          <table:table-cell office:value-type="float" office:value="11.45581" calcext:value-type="float">
            <text:p>11.45581</text:p>
          </table:table-cell>
          <table:table-cell office:value-type="float" office:value="1.402344" calcext:value-type="float">
            <text:p>1.402344</text:p>
          </table:table-cell>
          <table:table-cell office:value-type="float" office:value="8.985657" calcext:value-type="float">
            <text:p>8.985657</text:p>
          </table:table-cell>
          <table:table-cell office:value-type="float" office:value="3.145386" calcext:value-type="float">
            <text:p>3.145386</text:p>
          </table:table-cell>
          <table:table-cell office:value-type="float" office:value="7.736786" calcext:value-type="float">
            <text:p>7.736786</text:p>
          </table:table-cell>
          <table:table-cell office:value-type="float" office:value="4.073486" calcext:value-type="float">
            <text:p>4.073486</text:p>
          </table:table-cell>
          <table:table-cell office:value-type="float" office:value="7.749908" calcext:value-type="float">
            <text:p>7.749908</text:p>
          </table:table-cell>
          <table:table-cell office:value-type="float" office:value="4.92395" calcext:value-type="float">
            <text:p>4.92395</text:p>
          </table:table-cell>
          <table:table-cell office:value-type="float" office:value="7.027161" calcext:value-type="float">
            <text:p>7.027161</text:p>
          </table:table-cell>
          <table:table-cell office:value-type="float" office:value="5.242279" calcext:value-type="float">
            <text:p>5.242279</text:p>
          </table:table-cell>
          <table:table-cell office:value-type="float" office:value="5.656219" calcext:value-type="float">
            <text:p>5.656219</text:p>
          </table:table-cell>
          <table:table-cell office:value-type="float" office:value="5.344055" calcext:value-type="float">
            <text:p>5.344055</text:p>
          </table:table-cell>
          <table:table-cell office:value-type="float" office:value="4.58548" calcext:value-type="float">
            <text:p>4.58548</text:p>
          </table:table-cell>
          <table:table-cell office:value-type="float" office:value="4.204376" calcext:value-type="float">
            <text:p>4.204376</text:p>
          </table:table-cell>
          <table:table-cell office:value-type="float" office:value="4.235321" calcext:value-type="float">
            <text:p>4.235321</text:p>
          </table:table-cell>
          <table:table-cell office:value-type="float" office:value="4.00116" calcext:value-type="float">
            <text:p>4.00116</text:p>
          </table:table-cell>
          <table:table-cell office:value-type="float" office:value="4.639038" calcext:value-type="float">
            <text:p>4.639038</text:p>
          </table:table-cell>
          <table:table-cell office:value-type="float" office:value="4.563904" calcext:value-type="float">
            <text:p>4.563904</text:p>
          </table:table-cell>
          <table:table-cell office:value-type="float" office:value="5.247864" calcext:value-type="float">
            <text:p>5.247864</text:p>
          </table:table-cell>
          <table:table-cell office:value-type="float" office:value="5.235474" calcext:value-type="float">
            <text:p>5.235474</text:p>
          </table:table-cell>
          <table:table-cell office:value-type="float" office:value="5.916046" calcext:value-type="float">
            <text:p>5.916046</text:p>
          </table:table-cell>
          <table:table-cell office:value-type="float" office:value="5.874969" calcext:value-type="float">
            <text:p>5.874969</text:p>
          </table:table-cell>
          <table:table-cell office:value-type="float" office:value="6.377777" calcext:value-type="float">
            <text:p>6.377777</text:p>
          </table:table-cell>
          <table:table-cell office:value-type="float" office:value="6.332458" calcext:value-type="float">
            <text:p>6.332458</text:p>
          </table:table-cell>
          <table:table-cell office:value-type="float" office:value="25.00641" calcext:value-type="float">
            <text:p>25.00641</text:p>
          </table:table-cell>
          <table:table-cell office:value-type="float" office:value="-7.589264" calcext:value-type="float">
            <text:p>-7.5892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6" calcext:value-type="float">
            <text:p>4032006</text:p>
          </table:table-cell>
          <table:table-cell office:value-type="float" office:value="4.49159" calcext:value-type="float">
            <text:p>4.49159</text:p>
          </table:table-cell>
          <table:table-cell office:value-type="float" office:value="5.8" calcext:value-type="float">
            <text:p>5.8</text:p>
          </table:table-cell>
          <table:table-cell office:value-type="float" office:value="1.62" calcext:value-type="float">
            <text:p>1.62</text:p>
          </table:table-cell>
          <table:table-cell office:value-type="float" office:value="0.8106852" calcext:value-type="float">
            <text:p>0.8106852</text:p>
          </table:table-cell>
          <table:table-cell office:value-type="float" office:value="0.6052058" calcext:value-type="float">
            <text:p>0.6052058</text:p>
          </table:table-cell>
          <table:table-cell office:value-type="float" office:value="529.1281" calcext:value-type="float">
            <text:p>529.1281</text:p>
          </table:table-cell>
          <table:table-cell office:value-type="float" office:value="0.3" calcext:value-type="float">
            <text:p>0.3</text:p>
          </table:table-cell>
          <table:table-cell office:value-type="float" office:value="9.970947" calcext:value-type="float">
            <text:p>9.970947</text:p>
          </table:table-cell>
          <table:table-cell office:value-type="float" office:value="-0.1715698" calcext:value-type="float">
            <text:p>-0.1715698</text:p>
          </table:table-cell>
          <table:table-cell office:value-type="float" office:value="7.453339" calcext:value-type="float">
            <text:p>7.453339</text:p>
          </table:table-cell>
          <table:table-cell office:value-type="float" office:value="2.11676" calcext:value-type="float">
            <text:p>2.11676</text:p>
          </table:table-cell>
          <table:table-cell office:value-type="float" office:value="6.440033" calcext:value-type="float">
            <text:p>6.440033</text:p>
          </table:table-cell>
          <table:table-cell office:value-type="float" office:value="3.492249" calcext:value-type="float">
            <text:p>3.492249</text:p>
          </table:table-cell>
          <table:table-cell office:value-type="float" office:value="6.764648" calcext:value-type="float">
            <text:p>6.764648</text:p>
          </table:table-cell>
          <table:table-cell office:value-type="float" office:value="4.412689" calcext:value-type="float">
            <text:p>4.412689</text:p>
          </table:table-cell>
          <table:table-cell office:value-type="float" office:value="6.809448" calcext:value-type="float">
            <text:p>6.809448</text:p>
          </table:table-cell>
          <table:table-cell office:value-type="float" office:value="4.895508" calcext:value-type="float">
            <text:p>4.895508</text:p>
          </table:table-cell>
          <table:table-cell office:value-type="float" office:value="6.630188" calcext:value-type="float">
            <text:p>6.630188</text:p>
          </table:table-cell>
          <table:table-cell office:value-type="float" office:value="5.266815" calcext:value-type="float">
            <text:p>5.266815</text:p>
          </table:table-cell>
          <table:table-cell office:value-type="float" office:value="6.14151" calcext:value-type="float">
            <text:p>6.14151</text:p>
          </table:table-cell>
          <table:table-cell office:value-type="float" office:value="5.343658" calcext:value-type="float">
            <text:p>5.343658</text:p>
          </table:table-cell>
          <table:table-cell office:value-type="float" office:value="5.449463" calcext:value-type="float">
            <text:p>5.449463</text:p>
          </table:table-cell>
          <table:table-cell office:value-type="float" office:value="5.263367" calcext:value-type="float">
            <text:p>5.263367</text:p>
          </table:table-cell>
          <table:table-cell office:value-type="float" office:value="4.774719" calcext:value-type="float">
            <text:p>4.774719</text:p>
          </table:table-cell>
          <table:table-cell office:value-type="float" office:value="4.588043" calcext:value-type="float">
            <text:p>4.588043</text:p>
          </table:table-cell>
          <table:table-cell office:value-type="float" office:value="4.442566" calcext:value-type="float">
            <text:p>4.442566</text:p>
          </table:table-cell>
          <table:table-cell office:value-type="float" office:value="4.237671" calcext:value-type="float">
            <text:p>4.237671</text:p>
          </table:table-cell>
          <table:table-cell office:value-type="float" office:value="4.733887" calcext:value-type="float">
            <text:p>4.733887</text:p>
          </table:table-cell>
          <table:table-cell office:value-type="float" office:value="4.639984" calcext:value-type="float">
            <text:p>4.639984</text:p>
          </table:table-cell>
          <table:table-cell office:value-type="float" office:value="5.240204" calcext:value-type="float">
            <text:p>5.240204</text:p>
          </table:table-cell>
          <table:table-cell office:value-type="float" office:value="5.235107" calcext:value-type="float">
            <text:p>5.235107</text:p>
          </table:table-cell>
          <table:table-cell office:value-type="float" office:value="5.874573" calcext:value-type="float">
            <text:p>5.874573</text:p>
          </table:table-cell>
          <table:table-cell office:value-type="float" office:value="5.840729" calcext:value-type="float">
            <text:p>5.840729</text:p>
          </table:table-cell>
          <table:table-cell office:value-type="float" office:value="6.332001" calcext:value-type="float">
            <text:p>6.332001</text:p>
          </table:table-cell>
          <table:table-cell office:value-type="float" office:value="6.289825" calcext:value-type="float">
            <text:p>6.289825</text:p>
          </table:table-cell>
          <table:table-cell office:value-type="float" office:value="9.970947" calcext:value-type="float">
            <text:p>9.970947</text:p>
          </table:table-cell>
          <table:table-cell office:value-type="float" office:value="-0.1715698" calcext:value-type="float">
            <text:p>-0.17156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6" calcext:value-type="float">
            <text:p>5032006</text:p>
          </table:table-cell>
          <table:table-cell office:value-type="float" office:value="16.50208" calcext:value-type="float">
            <text:p>16.50208</text:p>
          </table:table-cell>
          <table:table-cell office:value-type="float" office:value="13.69" calcext:value-type="float">
            <text:p>13.69</text:p>
          </table:table-cell>
          <table:table-cell office:value-type="float" office:value="-2.8" calcext:value-type="float">
            <text:p>-2.8</text:p>
          </table:table-cell>
          <table:table-cell office:value-type="float" office:value="0.9763904" calcext:value-type="float">
            <text:p>0.9763904</text:p>
          </table:table-cell>
          <table:table-cell office:value-type="float" office:value="0.4399421" calcext:value-type="float">
            <text:p>0.4399421</text:p>
          </table:table-cell>
          <table:table-cell office:value-type="float" office:value="315.792" calcext:value-type="float">
            <text:p>315.792</text:p>
          </table:table-cell>
          <table:table-cell office:value-type="float" office:value="1.3" calcext:value-type="float">
            <text:p>1.3</text:p>
          </table:table-cell>
          <table:table-cell office:value-type="float" office:value="25.47919" calcext:value-type="float">
            <text:p>25.47919</text:p>
          </table:table-cell>
          <table:table-cell office:value-type="float" office:value="-1.960876" calcext:value-type="float">
            <text:p>-1.960876</text:p>
          </table:table-cell>
          <table:table-cell office:value-type="float" office:value="17.81281" calcext:value-type="float">
            <text:p>17.81281</text:p>
          </table:table-cell>
          <table:table-cell office:value-type="float" office:value="1.115448" calcext:value-type="float">
            <text:p>1.115448</text:p>
          </table:table-cell>
          <table:table-cell office:value-type="float" office:value="13.3259" calcext:value-type="float">
            <text:p>13.3259</text:p>
          </table:table-cell>
          <table:table-cell office:value-type="float" office:value="2.40918" calcext:value-type="float">
            <text:p>2.40918</text:p>
          </table:table-cell>
          <table:table-cell office:value-type="float" office:value="10.29285" calcext:value-type="float">
            <text:p>10.29285</text:p>
          </table:table-cell>
          <table:table-cell office:value-type="float" office:value="3.417664" calcext:value-type="float">
            <text:p>3.417664</text:p>
          </table:table-cell>
          <table:table-cell office:value-type="float" office:value="8.627686" calcext:value-type="float">
            <text:p>8.627686</text:p>
          </table:table-cell>
          <table:table-cell office:value-type="float" office:value="3.980316" calcext:value-type="float">
            <text:p>3.980316</text:p>
          </table:table-cell>
          <table:table-cell office:value-type="float" office:value="7.174866" calcext:value-type="float">
            <text:p>7.174866</text:p>
          </table:table-cell>
          <table:table-cell office:value-type="float" office:value="4.528107" calcext:value-type="float">
            <text:p>4.528107</text:p>
          </table:table-cell>
          <table:table-cell office:value-type="float" office:value="6.348755" calcext:value-type="float">
            <text:p>6.348755</text:p>
          </table:table-cell>
          <table:table-cell office:value-type="float" office:value="4.811035" calcext:value-type="float">
            <text:p>4.811035</text:p>
          </table:table-cell>
          <table:table-cell office:value-type="float" office:value="5.276764" calcext:value-type="float">
            <text:p>5.276764</text:p>
          </table:table-cell>
          <table:table-cell office:value-type="float" office:value="5.04422" calcext:value-type="float">
            <text:p>5.04422</text:p>
          </table:table-cell>
          <table:table-cell office:value-type="float" office:value="4.833588" calcext:value-type="float">
            <text:p>4.833588</text:p>
          </table:table-cell>
          <table:table-cell office:value-type="float" office:value="4.775848" calcext:value-type="float">
            <text:p>4.775848</text:p>
          </table:table-cell>
          <table:table-cell office:value-type="float" office:value="4.602142" calcext:value-type="float">
            <text:p>4.602142</text:p>
          </table:table-cell>
          <table:table-cell office:value-type="float" office:value="4.444519" calcext:value-type="float">
            <text:p>4.444519</text:p>
          </table:table-cell>
          <table:table-cell office:value-type="float" office:value="4.829071" calcext:value-type="float">
            <text:p>4.829071</text:p>
          </table:table-cell>
          <table:table-cell office:value-type="float" office:value="4.734894" calcext:value-type="float">
            <text:p>4.734894</text:p>
          </table:table-cell>
          <table:table-cell office:value-type="float" office:value="5.258606" calcext:value-type="float">
            <text:p>5.258606</text:p>
          </table:table-cell>
          <table:table-cell office:value-type="float" office:value="5.240295" calcext:value-type="float">
            <text:p>5.240295</text:p>
          </table:table-cell>
          <table:table-cell office:value-type="float" office:value="5.840393" calcext:value-type="float">
            <text:p>5.840393</text:p>
          </table:table-cell>
          <table:table-cell office:value-type="float" office:value="5.814819" calcext:value-type="float">
            <text:p>5.814819</text:p>
          </table:table-cell>
          <table:table-cell office:value-type="float" office:value="6.289398" calcext:value-type="float">
            <text:p>6.289398</text:p>
          </table:table-cell>
          <table:table-cell office:value-type="float" office:value="6.251007" calcext:value-type="float">
            <text:p>6.251007</text:p>
          </table:table-cell>
          <table:table-cell office:value-type="float" office:value="25.47919" calcext:value-type="float">
            <text:p>25.47919</text:p>
          </table:table-cell>
          <table:table-cell office:value-type="float" office:value="-1.576324" calcext:value-type="float">
            <text:p>-1.5763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6" calcext:value-type="float">
            <text:p>6032006</text:p>
          </table:table-cell>
          <table:table-cell office:value-type="float" office:value="17.81208" calcext:value-type="float">
            <text:p>17.81208</text:p>
          </table:table-cell>
          <table:table-cell office:value-type="float" office:value="11.12" calcext:value-type="float">
            <text:p>11.12</text:p>
          </table:table-cell>
          <table:table-cell office:value-type="float" office:value="-4.22" calcext:value-type="float">
            <text:p>-4.22</text:p>
          </table:table-cell>
          <table:table-cell office:value-type="float" office:value="0.7614522" calcext:value-type="float">
            <text:p>0.7614522</text:p>
          </table:table-cell>
          <table:table-cell office:value-type="float" office:value="0.3962144" calcext:value-type="float">
            <text:p>0.3962144</text:p>
          </table:table-cell>
          <table:table-cell office:value-type="float" office:value="270.468" calcext:value-type="float">
            <text:p>270.468</text:p>
          </table:table-cell>
          <table:table-cell office:value-type="float" office:value="0" calcext:value-type="float">
            <text:p>0</text:p>
          </table:table-cell>
          <table:table-cell office:value-type="float" office:value="29.1517" calcext:value-type="float">
            <text:p>29.1517</text:p>
          </table:table-cell>
          <table:table-cell office:value-type="float" office:value="-4.054443" calcext:value-type="float">
            <text:p>-4.054443</text:p>
          </table:table-cell>
          <table:table-cell office:value-type="float" office:value="18.23431" calcext:value-type="float">
            <text:p>18.23431</text:p>
          </table:table-cell>
          <table:table-cell office:value-type="float" office:value="-0.2294312" calcext:value-type="float">
            <text:p>-0.2294312</text:p>
          </table:table-cell>
          <table:table-cell office:value-type="float" office:value="13.78131" calcext:value-type="float">
            <text:p>13.78131</text:p>
          </table:table-cell>
          <table:table-cell office:value-type="float" office:value="1.709137" calcext:value-type="float">
            <text:p>1.709137</text:p>
          </table:table-cell>
          <table:table-cell office:value-type="float" office:value="10.65198" calcext:value-type="float">
            <text:p>10.65198</text:p>
          </table:table-cell>
          <table:table-cell office:value-type="float" office:value="3.303741" calcext:value-type="float">
            <text:p>3.303741</text:p>
          </table:table-cell>
          <table:table-cell office:value-type="float" office:value="8.962646" calcext:value-type="float">
            <text:p>8.962646</text:p>
          </table:table-cell>
          <table:table-cell office:value-type="float" office:value="4.200165" calcext:value-type="float">
            <text:p>4.200165</text:p>
          </table:table-cell>
          <table:table-cell office:value-type="float" office:value="7.495728" calcext:value-type="float">
            <text:p>7.495728</text:p>
          </table:table-cell>
          <table:table-cell office:value-type="float" office:value="4.988831" calcext:value-type="float">
            <text:p>4.988831</text:p>
          </table:table-cell>
          <table:table-cell office:value-type="float" office:value="6.649689" calcext:value-type="float">
            <text:p>6.649689</text:p>
          </table:table-cell>
          <table:table-cell office:value-type="float" office:value="5.237549" calcext:value-type="float">
            <text:p>5.237549</text:p>
          </table:table-cell>
          <table:table-cell office:value-type="float" office:value="5.535614" calcext:value-type="float">
            <text:p>5.535614</text:p>
          </table:table-cell>
          <table:table-cell office:value-type="float" office:value="5.28653" calcext:value-type="float">
            <text:p>5.28653</text:p>
          </table:table-cell>
          <table:table-cell office:value-type="float" office:value="4.973572" calcext:value-type="float">
            <text:p>4.973572</text:p>
          </table:table-cell>
          <table:table-cell office:value-type="float" office:value="4.834869" calcext:value-type="float">
            <text:p>4.834869</text:p>
          </table:table-cell>
          <table:table-cell office:value-type="float" office:value="4.733612" calcext:value-type="float">
            <text:p>4.733612</text:p>
          </table:table-cell>
          <table:table-cell office:value-type="float" office:value="4.603577" calcext:value-type="float">
            <text:p>4.603577</text:p>
          </table:table-cell>
          <table:table-cell office:value-type="float" office:value="4.916473" calcext:value-type="float">
            <text:p>4.916473</text:p>
          </table:table-cell>
          <table:table-cell office:value-type="float" office:value="4.830017" calcext:value-type="float">
            <text:p>4.830017</text:p>
          </table:table-cell>
          <table:table-cell office:value-type="float" office:value="5.285675" calcext:value-type="float">
            <text:p>5.285675</text:p>
          </table:table-cell>
          <table:table-cell office:value-type="float" office:value="5.25885" calcext:value-type="float">
            <text:p>5.25885</text:p>
          </table:table-cell>
          <table:table-cell office:value-type="float" office:value="5.814575" calcext:value-type="float">
            <text:p>5.814575</text:p>
          </table:table-cell>
          <table:table-cell office:value-type="float" office:value="5.796906" calcext:value-type="float">
            <text:p>5.796906</text:p>
          </table:table-cell>
          <table:table-cell office:value-type="float" office:value="6.250641" calcext:value-type="float">
            <text:p>6.250641</text:p>
          </table:table-cell>
          <table:table-cell office:value-type="float" office:value="6.21698" calcext:value-type="float">
            <text:p>6.21698</text:p>
          </table:table-cell>
          <table:table-cell office:value-type="float" office:value="29.1517" calcext:value-type="float">
            <text:p>29.1517</text:p>
          </table:table-cell>
          <table:table-cell office:value-type="float" office:value="-4.054443" calcext:value-type="float">
            <text:p>-4.0544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6" calcext:value-type="float">
            <text:p>7032006</text:p>
          </table:table-cell>
          <table:table-cell office:value-type="float" office:value="9.140713" calcext:value-type="float">
            <text:p>9.140713</text:p>
          </table:table-cell>
          <table:table-cell office:value-type="float" office:value="16.92" calcext:value-type="float">
            <text:p>16.92</text:p>
          </table:table-cell>
          <table:table-cell office:value-type="float" office:value="-0.18" calcext:value-type="float">
            <text:p>-0.18</text:p>
          </table:table-cell>
          <table:table-cell office:value-type="float" office:value="0.9544898" calcext:value-type="float">
            <text:p>0.9544898</text:p>
          </table:table-cell>
          <table:table-cell office:value-type="float" office:value="0.5321558" calcext:value-type="float">
            <text:p>0.5321558</text:p>
          </table:table-cell>
          <table:table-cell office:value-type="float" office:value="410.796" calcext:value-type="float">
            <text:p>410.796</text:p>
          </table:table-cell>
          <table:table-cell office:value-type="float" office:value="0" calcext:value-type="float">
            <text:p>0</text:p>
          </table:table-cell>
          <table:table-cell office:value-type="float" office:value="26.66968" calcext:value-type="float">
            <text:p>26.66968</text:p>
          </table:table-cell>
          <table:table-cell office:value-type="float" office:value="-1.21167" calcext:value-type="float">
            <text:p>-1.21167</text:p>
          </table:table-cell>
          <table:table-cell office:value-type="float" office:value="16.36749" calcext:value-type="float">
            <text:p>16.36749</text:p>
          </table:table-cell>
          <table:table-cell office:value-type="float" office:value="1.500824" calcext:value-type="float">
            <text:p>1.500824</text:p>
          </table:table-cell>
          <table:table-cell office:value-type="float" office:value="12.31689" calcext:value-type="float">
            <text:p>12.31689</text:p>
          </table:table-cell>
          <table:table-cell office:value-type="float" office:value="3.215393" calcext:value-type="float">
            <text:p>3.215393</text:p>
          </table:table-cell>
          <table:table-cell office:value-type="float" office:value="9.779724" calcext:value-type="float">
            <text:p>9.779724</text:p>
          </table:table-cell>
          <table:table-cell office:value-type="float" office:value="4.471588" calcext:value-type="float">
            <text:p>4.471588</text:p>
          </table:table-cell>
          <table:table-cell office:value-type="float" office:value="8.454529" calcext:value-type="float">
            <text:p>8.454529</text:p>
          </table:table-cell>
          <table:table-cell office:value-type="float" office:value="5.078735" calcext:value-type="float">
            <text:p>5.078735</text:p>
          </table:table-cell>
          <table:table-cell office:value-type="float" office:value="7.394226" calcext:value-type="float">
            <text:p>7.394226</text:p>
          </table:table-cell>
          <table:table-cell office:value-type="float" office:value="5.554169" calcext:value-type="float">
            <text:p>5.554169</text:p>
          </table:table-cell>
          <table:table-cell office:value-type="float" office:value="6.661865" calcext:value-type="float">
            <text:p>6.661865</text:p>
          </table:table-cell>
          <table:table-cell office:value-type="float" office:value="5.666046" calcext:value-type="float">
            <text:p>5.666046</text:p>
          </table:table-cell>
          <table:table-cell office:value-type="float" office:value="5.72937" calcext:value-type="float">
            <text:p>5.72937</text:p>
          </table:table-cell>
          <table:table-cell office:value-type="float" office:value="5.545105" calcext:value-type="float">
            <text:p>5.545105</text:p>
          </table:table-cell>
          <table:table-cell office:value-type="float" office:value="5.152222" calcext:value-type="float">
            <text:p>5.152222</text:p>
          </table:table-cell>
          <table:table-cell office:value-type="float" office:value="4.975403" calcext:value-type="float">
            <text:p>4.975403</text:p>
          </table:table-cell>
          <table:table-cell office:value-type="float" office:value="4.861267" calcext:value-type="float">
            <text:p>4.861267</text:p>
          </table:table-cell>
          <table:table-cell office:value-type="float" office:value="4.734894" calcext:value-type="float">
            <text:p>4.734894</text:p>
          </table:table-cell>
          <table:table-cell office:value-type="float" office:value="4.997925" calcext:value-type="float">
            <text:p>4.997925</text:p>
          </table:table-cell>
          <table:table-cell office:value-type="float" office:value="4.917328" calcext:value-type="float">
            <text:p>4.917328</text:p>
          </table:table-cell>
          <table:table-cell office:value-type="float" office:value="5.316895" calcext:value-type="float">
            <text:p>5.316895</text:p>
          </table:table-cell>
          <table:table-cell office:value-type="float" office:value="5.286011" calcext:value-type="float">
            <text:p>5.286011</text:p>
          </table:table-cell>
          <table:table-cell office:value-type="float" office:value="5.796753" calcext:value-type="float">
            <text:p>5.796753</text:p>
          </table:table-cell>
          <table:table-cell office:value-type="float" office:value="5.785858" calcext:value-type="float">
            <text:p>5.785858</text:p>
          </table:table-cell>
          <table:table-cell office:value-type="float" office:value="6.216644" calcext:value-type="float">
            <text:p>6.216644</text:p>
          </table:table-cell>
          <table:table-cell office:value-type="float" office:value="6.189117" calcext:value-type="float">
            <text:p>6.189117</text:p>
          </table:table-cell>
          <table:table-cell office:value-type="float" office:value="26.66965" calcext:value-type="float">
            <text:p>26.66965</text:p>
          </table:table-cell>
          <table:table-cell office:value-type="float" office:value="-1.21167" calcext:value-type="float">
            <text:p>-1.211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6" calcext:value-type="float">
            <text:p>8032006</text:p>
          </table:table-cell>
          <table:table-cell office:value-type="float" office:value="2.427484" calcext:value-type="float">
            <text:p>2.427484</text:p>
          </table:table-cell>
          <table:table-cell office:value-type="float" office:value="5.38" calcext:value-type="float">
            <text:p>5.38</text:p>
          </table:table-cell>
          <table:table-cell office:value-type="float" office:value="-2.52" calcext:value-type="float">
            <text:p>-2.52</text:p>
          </table:table-cell>
          <table:table-cell office:value-type="float" office:value="0.7875333" calcext:value-type="float">
            <text:p>0.7875333</text:p>
          </table:table-cell>
          <table:table-cell office:value-type="float" office:value="0.4490597" calcext:value-type="float">
            <text:p>0.4490597</text:p>
          </table:table-cell>
          <table:table-cell office:value-type="float" office:value="391.752" calcext:value-type="float">
            <text:p>391.752</text:p>
          </table:table-cell>
          <table:table-cell office:value-type="float" office:value="2" calcext:value-type="float">
            <text:p>2</text:p>
          </table:table-cell>
          <table:table-cell office:value-type="float" office:value="6.581421" calcext:value-type="float">
            <text:p>6.581421</text:p>
          </table:table-cell>
          <table:table-cell office:value-type="float" office:value="-2.462738" calcext:value-type="float">
            <text:p>-2.462738</text:p>
          </table:table-cell>
          <table:table-cell office:value-type="float" office:value="5.690216" calcext:value-type="float">
            <text:p>5.690216</text:p>
          </table:table-cell>
          <table:table-cell office:value-type="float" office:value="1.455536" calcext:value-type="float">
            <text:p>1.455536</text:p>
          </table:table-cell>
          <table:table-cell office:value-type="float" office:value="6.974823" calcext:value-type="float">
            <text:p>6.974823</text:p>
          </table:table-cell>
          <table:table-cell office:value-type="float" office:value="3.334503" calcext:value-type="float">
            <text:p>3.334503</text:p>
          </table:table-cell>
          <table:table-cell office:value-type="float" office:value="7.741028" calcext:value-type="float">
            <text:p>7.741028</text:p>
          </table:table-cell>
          <table:table-cell office:value-type="float" office:value="4.318604" calcext:value-type="float">
            <text:p>4.318604</text:p>
          </table:table-cell>
          <table:table-cell office:value-type="float" office:value="7.671692" calcext:value-type="float">
            <text:p>7.671692</text:p>
          </table:table-cell>
          <table:table-cell office:value-type="float" office:value="4.795624" calcext:value-type="float">
            <text:p>4.795624</text:p>
          </table:table-cell>
          <table:table-cell office:value-type="float" office:value="7.281738" calcext:value-type="float">
            <text:p>7.281738</text:p>
          </table:table-cell>
          <table:table-cell office:value-type="float" office:value="5.273895" calcext:value-type="float">
            <text:p>5.273895</text:p>
          </table:table-cell>
          <table:table-cell office:value-type="float" office:value="6.645203" calcext:value-type="float">
            <text:p>6.645203</text:p>
          </table:table-cell>
          <table:table-cell office:value-type="float" office:value="5.500916" calcext:value-type="float">
            <text:p>5.500916</text:p>
          </table:table-cell>
          <table:table-cell office:value-type="float" office:value="5.867432" calcext:value-type="float">
            <text:p>5.867432</text:p>
          </table:table-cell>
          <table:table-cell office:value-type="float" office:value="5.64801" calcext:value-type="float">
            <text:p>5.64801</text:p>
          </table:table-cell>
          <table:table-cell office:value-type="float" office:value="5.294556" calcext:value-type="float">
            <text:p>5.294556</text:p>
          </table:table-cell>
          <table:table-cell office:value-type="float" office:value="5.153931" calcext:value-type="float">
            <text:p>5.153931</text:p>
          </table:table-cell>
          <table:table-cell office:value-type="float" office:value="4.986206" calcext:value-type="float">
            <text:p>4.986206</text:p>
          </table:table-cell>
          <table:table-cell office:value-type="float" office:value="4.862579" calcext:value-type="float">
            <text:p>4.862579</text:p>
          </table:table-cell>
          <table:table-cell office:value-type="float" office:value="5.078796" calcext:value-type="float">
            <text:p>5.078796</text:p>
          </table:table-cell>
          <table:table-cell office:value-type="float" office:value="4.998779" calcext:value-type="float">
            <text:p>4.998779</text:p>
          </table:table-cell>
          <table:table-cell office:value-type="float" office:value="5.351044" calcext:value-type="float">
            <text:p>5.351044</text:p>
          </table:table-cell>
          <table:table-cell office:value-type="float" office:value="5.31723" calcext:value-type="float">
            <text:p>5.31723</text:p>
          </table:table-cell>
          <table:table-cell office:value-type="float" office:value="5.785767" calcext:value-type="float">
            <text:p>5.785767</text:p>
          </table:table-cell>
          <table:table-cell office:value-type="float" office:value="5.780548" calcext:value-type="float">
            <text:p>5.780548</text:p>
          </table:table-cell>
          <table:table-cell office:value-type="float" office:value="6.188873" calcext:value-type="float">
            <text:p>6.188873</text:p>
          </table:table-cell>
          <table:table-cell office:value-type="float" office:value="6.166473" calcext:value-type="float">
            <text:p>6.166473</text:p>
          </table:table-cell>
          <table:table-cell office:value-type="float" office:value="6.581421" calcext:value-type="float">
            <text:p>6.581421</text:p>
          </table:table-cell>
          <table:table-cell office:value-type="float" office:value="-2.462738" calcext:value-type="float">
            <text:p>-2.462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6" calcext:value-type="float">
            <text:p>9032006</text:p>
          </table:table-cell>
          <table:table-cell office:value-type="float" office:value="16.35588" calcext:value-type="float">
            <text:p>16.35588</text:p>
          </table:table-cell>
          <table:table-cell office:value-type="float" office:value="12.37" calcext:value-type="float">
            <text:p>12.37</text:p>
          </table:table-cell>
          <table:table-cell office:value-type="float" office:value="0.8" calcext:value-type="float">
            <text:p>0.8</text:p>
          </table:table-cell>
          <table:table-cell office:value-type="float" office:value="0.874644" calcext:value-type="float">
            <text:p>0.874644</text:p>
          </table:table-cell>
          <table:table-cell office:value-type="float" office:value="0.5708797" calcext:value-type="float">
            <text:p>0.5708797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0" calcext:value-type="float">
            <text:p>0</text:p>
          </table:table-cell>
          <table:table-cell office:value-type="float" office:value="22.53268" calcext:value-type="float">
            <text:p>22.53268</text:p>
          </table:table-cell>
          <table:table-cell office:value-type="float" office:value="-0.7264099" calcext:value-type="float">
            <text:p>-0.7264099</text:p>
          </table:table-cell>
          <table:table-cell office:value-type="float" office:value="16.00284" calcext:value-type="float">
            <text:p>16.00284</text:p>
          </table:table-cell>
          <table:table-cell office:value-type="float" office:value="0.6348877" calcext:value-type="float">
            <text:p>0.6348877</text:p>
          </table:table-cell>
          <table:table-cell office:value-type="float" office:value="12.29724" calcext:value-type="float">
            <text:p>12.29724</text:p>
          </table:table-cell>
          <table:table-cell office:value-type="float" office:value="1.867889" calcext:value-type="float">
            <text:p>1.867889</text:p>
          </table:table-cell>
          <table:table-cell office:value-type="float" office:value="9.619751" calcext:value-type="float">
            <text:p>9.619751</text:p>
          </table:table-cell>
          <table:table-cell office:value-type="float" office:value="2.974518" calcext:value-type="float">
            <text:p>2.974518</text:p>
          </table:table-cell>
          <table:table-cell office:value-type="float" office:value="8.15979" calcext:value-type="float">
            <text:p>8.15979</text:p>
          </table:table-cell>
          <table:table-cell office:value-type="float" office:value="3.664215" calcext:value-type="float">
            <text:p>3.664215</text:p>
          </table:table-cell>
          <table:table-cell office:value-type="float" office:value="6.921844" calcext:value-type="float">
            <text:p>6.921844</text:p>
          </table:table-cell>
          <table:table-cell office:value-type="float" office:value="4.379791" calcext:value-type="float">
            <text:p>4.379791</text:p>
          </table:table-cell>
          <table:table-cell office:value-type="float" office:value="6.282135" calcext:value-type="float">
            <text:p>6.282135</text:p>
          </table:table-cell>
          <table:table-cell office:value-type="float" office:value="4.836761" calcext:value-type="float">
            <text:p>4.836761</text:p>
          </table:table-cell>
          <table:table-cell office:value-type="float" office:value="5.643951" calcext:value-type="float">
            <text:p>5.643951</text:p>
          </table:table-cell>
          <table:table-cell office:value-type="float" office:value="5.300873" calcext:value-type="float">
            <text:p>5.300873</text:p>
          </table:table-cell>
          <table:table-cell office:value-type="float" office:value="5.30188" calcext:value-type="float">
            <text:p>5.30188</text:p>
          </table:table-cell>
          <table:table-cell office:value-type="float" office:value="5.272278" calcext:value-type="float">
            <text:p>5.272278</text:p>
          </table:table-cell>
          <table:table-cell office:value-type="float" office:value="5.083527" calcext:value-type="float">
            <text:p>5.083527</text:p>
          </table:table-cell>
          <table:table-cell office:value-type="float" office:value="4.987396" calcext:value-type="float">
            <text:p>4.987396</text:p>
          </table:table-cell>
          <table:table-cell office:value-type="float" office:value="5.154877" calcext:value-type="float">
            <text:p>5.154877</text:p>
          </table:table-cell>
          <table:table-cell office:value-type="float" office:value="5.07962" calcext:value-type="float">
            <text:p>5.07962</text:p>
          </table:table-cell>
          <table:table-cell office:value-type="float" office:value="5.387573" calcext:value-type="float">
            <text:p>5.387573</text:p>
          </table:table-cell>
          <table:table-cell office:value-type="float" office:value="5.35144" calcext:value-type="float">
            <text:p>5.35144</text:p>
          </table:table-cell>
          <table:table-cell office:value-type="float" office:value="5.780518" calcext:value-type="float">
            <text:p>5.780518</text:p>
          </table:table-cell>
          <table:table-cell office:value-type="float" office:value="5.779968" calcext:value-type="float">
            <text:p>5.779968</text:p>
          </table:table-cell>
          <table:table-cell office:value-type="float" office:value="6.16626" calcext:value-type="float">
            <text:p>6.16626</text:p>
          </table:table-cell>
          <table:table-cell office:value-type="float" office:value="6.148804" calcext:value-type="float">
            <text:p>6.148804</text:p>
          </table:table-cell>
          <table:table-cell office:value-type="float" office:value="22.53268" calcext:value-type="float">
            <text:p>22.53268</text:p>
          </table:table-cell>
          <table:table-cell office:value-type="float" office:value="-0.7264099" calcext:value-type="float">
            <text:p>-0.72640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6" calcext:value-type="float">
            <text:p>10032006</text:p>
          </table:table-cell>
          <table:table-cell office:value-type="float" office:value="17.64443" calcext:value-type="float">
            <text:p>17.64443</text:p>
          </table:table-cell>
          <table:table-cell office:value-type="float" office:value="15.76" calcext:value-type="float">
            <text:p>15.76</text:p>
          </table:table-cell>
          <table:table-cell office:value-type="float" office:value="-0.73" calcext:value-type="float">
            <text:p>-0.73</text:p>
          </table:table-cell>
          <table:table-cell office:value-type="float" office:value="0.9115456" calcext:value-type="float">
            <text:p>0.9115456</text:p>
          </table:table-cell>
          <table:table-cell office:value-type="float" office:value="0.5114716" calcext:value-type="float">
            <text:p>0.5114716</text:p>
          </table:table-cell>
          <table:table-cell office:value-type="float" office:value="354.816" calcext:value-type="float">
            <text:p>354.816</text:p>
          </table:table-cell>
          <table:table-cell office:value-type="float" office:value="0" calcext:value-type="float">
            <text:p>0</text:p>
          </table:table-cell>
          <table:table-cell office:value-type="float" office:value="32.79376" calcext:value-type="float">
            <text:p>32.79376</text:p>
          </table:table-cell>
          <table:table-cell office:value-type="float" office:value="-1.639221" calcext:value-type="float">
            <text:p>-1.639221</text:p>
          </table:table-cell>
          <table:table-cell office:value-type="float" office:value="20.93948" calcext:value-type="float">
            <text:p>20.93948</text:p>
          </table:table-cell>
          <table:table-cell office:value-type="float" office:value="0.807373" calcext:value-type="float">
            <text:p>0.807373</text:p>
          </table:table-cell>
          <table:table-cell office:value-type="float" office:value="15.74854" calcext:value-type="float">
            <text:p>15.74854</text:p>
          </table:table-cell>
          <table:table-cell office:value-type="float" office:value="2.557251" calcext:value-type="float">
            <text:p>2.557251</text:p>
          </table:table-cell>
          <table:table-cell office:value-type="float" office:value="12.15189" calcext:value-type="float">
            <text:p>12.15189</text:p>
          </table:table-cell>
          <table:table-cell office:value-type="float" office:value="3.93869" calcext:value-type="float">
            <text:p>3.93869</text:p>
          </table:table-cell>
          <table:table-cell office:value-type="float" office:value="10.16605" calcext:value-type="float">
            <text:p>10.16605</text:p>
          </table:table-cell>
          <table:table-cell office:value-type="float" office:value="4.66806" calcext:value-type="float">
            <text:p>4.66806</text:p>
          </table:table-cell>
          <table:table-cell office:value-type="float" office:value="8.44516" calcext:value-type="float">
            <text:p>8.44516</text:p>
          </table:table-cell>
          <table:table-cell office:value-type="float" office:value="5.317444" calcext:value-type="float">
            <text:p>5.317444</text:p>
          </table:table-cell>
          <table:table-cell office:value-type="float" office:value="7.339508" calcext:value-type="float">
            <text:p>7.339508</text:p>
          </table:table-cell>
          <table:table-cell office:value-type="float" office:value="5.509491" calcext:value-type="float">
            <text:p>5.509491</text:p>
          </table:table-cell>
          <table:table-cell office:value-type="float" office:value="5.888733" calcext:value-type="float">
            <text:p>5.888733</text:p>
          </table:table-cell>
          <table:table-cell office:value-type="float" office:value="5.48877" calcext:value-type="float">
            <text:p>5.48877</text:p>
          </table:table-cell>
          <table:table-cell office:value-type="float" office:value="5.3526" calcext:value-type="float">
            <text:p>5.3526</text:p>
          </table:table-cell>
          <table:table-cell office:value-type="float" office:value="5.27359" calcext:value-type="float">
            <text:p>5.27359</text:p>
          </table:table-cell>
          <table:table-cell office:value-type="float" office:value="5.158783" calcext:value-type="float">
            <text:p>5.158783</text:p>
          </table:table-cell>
          <table:table-cell office:value-type="float" office:value="5.08432" calcext:value-type="float">
            <text:p>5.08432</text:p>
          </table:table-cell>
          <table:table-cell office:value-type="float" office:value="5.221405" calcext:value-type="float">
            <text:p>5.221405</text:p>
          </table:table-cell>
          <table:table-cell office:value-type="float" office:value="5.155609" calcext:value-type="float">
            <text:p>5.155609</text:p>
          </table:table-cell>
          <table:table-cell office:value-type="float" office:value="5.425415" calcext:value-type="float">
            <text:p>5.425415</text:p>
          </table:table-cell>
          <table:table-cell office:value-type="float" office:value="5.387939" calcext:value-type="float">
            <text:p>5.387939</text:p>
          </table:table-cell>
          <table:table-cell office:value-type="float" office:value="5.784851" calcext:value-type="float">
            <text:p>5.784851</text:p>
          </table:table-cell>
          <table:table-cell office:value-type="float" office:value="5.780548" calcext:value-type="float">
            <text:p>5.780548</text:p>
          </table:table-cell>
          <table:table-cell office:value-type="float" office:value="6.148682" calcext:value-type="float">
            <text:p>6.148682</text:p>
          </table:table-cell>
          <table:table-cell office:value-type="float" office:value="6.13678" calcext:value-type="float">
            <text:p>6.13678</text:p>
          </table:table-cell>
          <table:table-cell office:value-type="float" office:value="32.79373" calcext:value-type="float">
            <text:p>32.79373</text:p>
          </table:table-cell>
          <table:table-cell office:value-type="float" office:value="-1.639221" calcext:value-type="float">
            <text:p>-1.6392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6" calcext:value-type="float">
            <text:p>11032006</text:p>
          </table:table-cell>
          <table:table-cell office:value-type="float" office:value="17.8237" calcext:value-type="float">
            <text:p>17.8237</text:p>
          </table:table-cell>
          <table:table-cell office:value-type="float" office:value="12.16" calcext:value-type="float">
            <text:p>12.16</text:p>
          </table:table-cell>
          <table:table-cell office:value-type="float" office:value="-1.05" calcext:value-type="float">
            <text:p>-1.05</text:p>
          </table:table-cell>
          <table:table-cell office:value-type="float" office:value="0.882438" calcext:value-type="float">
            <text:p>0.882438</text:p>
          </table:table-cell>
          <table:table-cell office:value-type="float" office:value="0.4997733" calcext:value-type="float">
            <text:p>0.4997733</text:p>
          </table:table-cell>
          <table:table-cell office:value-type="float" office:value="327.6" calcext:value-type="float">
            <text:p>327.6</text:p>
          </table:table-cell>
          <table:table-cell office:value-type="float" office:value="0" calcext:value-type="float">
            <text:p>0</text:p>
          </table:table-cell>
          <table:table-cell office:value-type="float" office:value="34.44507" calcext:value-type="float">
            <text:p>34.44507</text:p>
          </table:table-cell>
          <table:table-cell office:value-type="float" office:value="-0.7398987" calcext:value-type="float">
            <text:p>-0.7398987</text:p>
          </table:table-cell>
          <table:table-cell office:value-type="float" office:value="22.29718" calcext:value-type="float">
            <text:p>22.29718</text:p>
          </table:table-cell>
          <table:table-cell office:value-type="float" office:value="3.42569" calcext:value-type="float">
            <text:p>3.42569</text:p>
          </table:table-cell>
          <table:table-cell office:value-type="float" office:value="17.18924" calcext:value-type="float">
            <text:p>17.18924</text:p>
          </table:table-cell>
          <table:table-cell office:value-type="float" office:value="5.309845" calcext:value-type="float">
            <text:p>5.309845</text:p>
          </table:table-cell>
          <table:table-cell office:value-type="float" office:value="13.55978" calcext:value-type="float">
            <text:p>13.55978</text:p>
          </table:table-cell>
          <table:table-cell office:value-type="float" office:value="6.420685" calcext:value-type="float">
            <text:p>6.420685</text:p>
          </table:table-cell>
          <table:table-cell office:value-type="float" office:value="11.49539" calcext:value-type="float">
            <text:p>11.49539</text:p>
          </table:table-cell>
          <table:table-cell office:value-type="float" office:value="6.834656" calcext:value-type="float">
            <text:p>6.834656</text:p>
          </table:table-cell>
          <table:table-cell office:value-type="float" office:value="9.576904" calcext:value-type="float">
            <text:p>9.576904</text:p>
          </table:table-cell>
          <table:table-cell office:value-type="float" office:value="7.075012" calcext:value-type="float">
            <text:p>7.075012</text:p>
          </table:table-cell>
          <table:table-cell office:value-type="float" office:value="8.345764" calcext:value-type="float">
            <text:p>8.345764</text:p>
          </table:table-cell>
          <table:table-cell office:value-type="float" office:value="6.84613" calcext:value-type="float">
            <text:p>6.84613</text:p>
          </table:table-cell>
          <table:table-cell office:value-type="float" office:value="6.668976" calcext:value-type="float">
            <text:p>6.668976</text:p>
          </table:table-cell>
          <table:table-cell office:value-type="float" office:value="5.902435" calcext:value-type="float">
            <text:p>5.902435</text:p>
          </table:table-cell>
          <table:table-cell office:value-type="float" office:value="5.621155" calcext:value-type="float">
            <text:p>5.621155</text:p>
          </table:table-cell>
          <table:table-cell office:value-type="float" office:value="5.354492" calcext:value-type="float">
            <text:p>5.354492</text:p>
          </table:table-cell>
          <table:table-cell office:value-type="float" office:value="5.25415" calcext:value-type="float">
            <text:p>5.25415</text:p>
          </table:table-cell>
          <table:table-cell office:value-type="float" office:value="5.159607" calcext:value-type="float">
            <text:p>5.159607</text:p>
          </table:table-cell>
          <table:table-cell office:value-type="float" office:value="5.283783" calcext:value-type="float">
            <text:p>5.283783</text:p>
          </table:table-cell>
          <table:table-cell office:value-type="float" office:value="5.222046" calcext:value-type="float">
            <text:p>5.222046</text:p>
          </table:table-cell>
          <table:table-cell office:value-type="float" office:value="5.462189" calcext:value-type="float">
            <text:p>5.462189</text:p>
          </table:table-cell>
          <table:table-cell office:value-type="float" office:value="5.425812" calcext:value-type="float">
            <text:p>5.425812</text:p>
          </table:table-cell>
          <table:table-cell office:value-type="float" office:value="5.792664" calcext:value-type="float">
            <text:p>5.792664</text:p>
          </table:table-cell>
          <table:table-cell office:value-type="float" office:value="5.784912" calcext:value-type="float">
            <text:p>5.784912</text:p>
          </table:table-cell>
          <table:table-cell office:value-type="float" office:value="6.136688" calcext:value-type="float">
            <text:p>6.136688</text:p>
          </table:table-cell>
          <table:table-cell office:value-type="float" office:value="6.129578" calcext:value-type="float">
            <text:p>6.129578</text:p>
          </table:table-cell>
          <table:table-cell office:value-type="float" office:value="34.44507" calcext:value-type="float">
            <text:p>34.44507</text:p>
          </table:table-cell>
          <table:table-cell office:value-type="float" office:value="-0.7398987" calcext:value-type="float">
            <text:p>-0.73989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6" calcext:value-type="float">
            <text:p>12032006</text:p>
          </table:table-cell>
          <table:table-cell office:value-type="float" office:value="3.32064" calcext:value-type="float">
            <text:p>3.32064</text:p>
          </table:table-cell>
          <table:table-cell office:value-type="float" office:value="4.34" calcext:value-type="float">
            <text:p>4.34</text:p>
          </table:table-cell>
          <table:table-cell office:value-type="float" office:value="1.53" calcext:value-type="float">
            <text:p>1.53</text:p>
          </table:table-cell>
          <table:table-cell office:value-type="float" office:value="0.7327332" calcext:value-type="float">
            <text:p>0.7327332</text:p>
          </table:table-cell>
          <table:table-cell office:value-type="float" office:value="0.6013504" calcext:value-type="float">
            <text:p>0.6013504</text:p>
          </table:table-cell>
          <table:table-cell office:value-type="float" office:value="428.076" calcext:value-type="float">
            <text:p>428.076</text:p>
          </table:table-cell>
          <table:table-cell office:value-type="float" office:value="2.7" calcext:value-type="float">
            <text:p>2.7</text:p>
          </table:table-cell>
          <table:table-cell office:value-type="float" office:value="7.16684" calcext:value-type="float">
            <text:p>7.16684</text:p>
          </table:table-cell>
          <table:table-cell office:value-type="float" office:value="-0.05993652" calcext:value-type="float">
            <text:p>-0.05993652</text:p>
          </table:table-cell>
          <table:table-cell office:value-type="float" office:value="6.398651" calcext:value-type="float">
            <text:p>6.398651</text:p>
          </table:table-cell>
          <table:table-cell office:value-type="float" office:value="1.695526" calcext:value-type="float">
            <text:p>1.695526</text:p>
          </table:table-cell>
          <table:table-cell office:value-type="float" office:value="8.336639" calcext:value-type="float">
            <text:p>8.336639</text:p>
          </table:table-cell>
          <table:table-cell office:value-type="float" office:value="3.333313" calcext:value-type="float">
            <text:p>3.333313</text:p>
          </table:table-cell>
          <table:table-cell office:value-type="float" office:value="9.551422" calcext:value-type="float">
            <text:p>9.551422</text:p>
          </table:table-cell>
          <table:table-cell office:value-type="float" office:value="4.695587" calcext:value-type="float">
            <text:p>4.695587</text:p>
          </table:table-cell>
          <table:table-cell office:value-type="float" office:value="9.664215" calcext:value-type="float">
            <text:p>9.664215</text:p>
          </table:table-cell>
          <table:table-cell office:value-type="float" office:value="5.451324" calcext:value-type="float">
            <text:p>5.451324</text:p>
          </table:table-cell>
          <table:table-cell office:value-type="float" office:value="9.360809" calcext:value-type="float">
            <text:p>9.360809</text:p>
          </table:table-cell>
          <table:table-cell office:value-type="float" office:value="6.20932" calcext:value-type="float">
            <text:p>6.20932</text:p>
          </table:table-cell>
          <table:table-cell office:value-type="float" office:value="8.346954" calcext:value-type="float">
            <text:p>8.346954</text:p>
          </table:table-cell>
          <table:table-cell office:value-type="float" office:value="6.525909" calcext:value-type="float">
            <text:p>6.525909</text:p>
          </table:table-cell>
          <table:table-cell office:value-type="float" office:value="6.923187" calcext:value-type="float">
            <text:p>6.923187</text:p>
          </table:table-cell>
          <table:table-cell office:value-type="float" office:value="6.65448" calcext:value-type="float">
            <text:p>6.65448</text:p>
          </table:table-cell>
          <table:table-cell office:value-type="float" office:value="5.925537" calcext:value-type="float">
            <text:p>5.925537</text:p>
          </table:table-cell>
          <table:table-cell office:value-type="float" office:value="5.624847" calcext:value-type="float">
            <text:p>5.624847</text:p>
          </table:table-cell>
          <table:table-cell office:value-type="float" office:value="5.391144" calcext:value-type="float">
            <text:p>5.391144</text:p>
          </table:table-cell>
          <table:table-cell office:value-type="float" office:value="5.255341" calcext:value-type="float">
            <text:p>5.255341</text:p>
          </table:table-cell>
          <table:table-cell office:value-type="float" office:value="5.355652" calcext:value-type="float">
            <text:p>5.355652</text:p>
          </table:table-cell>
          <table:table-cell office:value-type="float" office:value="5.284454" calcext:value-type="float">
            <text:p>5.284454</text:p>
          </table:table-cell>
          <table:table-cell office:value-type="float" office:value="5.499939" calcext:value-type="float">
            <text:p>5.499939</text:p>
          </table:table-cell>
          <table:table-cell office:value-type="float" office:value="5.462555" calcext:value-type="float">
            <text:p>5.462555</text:p>
          </table:table-cell>
          <table:table-cell office:value-type="float" office:value="5.803741" calcext:value-type="float">
            <text:p>5.803741</text:p>
          </table:table-cell>
          <table:table-cell office:value-type="float" office:value="5.792755" calcext:value-type="float">
            <text:p>5.792755</text:p>
          </table:table-cell>
          <table:table-cell office:value-type="float" office:value="6.129517" calcext:value-type="float">
            <text:p>6.129517</text:p>
          </table:table-cell>
          <table:table-cell office:value-type="float" office:value="6.127625" calcext:value-type="float">
            <text:p>6.127625</text:p>
          </table:table-cell>
          <table:table-cell office:value-type="float" office:value="7.16684" calcext:value-type="float">
            <text:p>7.16684</text:p>
          </table:table-cell>
          <table:table-cell office:value-type="float" office:value="-0.01358032" calcext:value-type="float">
            <text:p>-0.013580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6" calcext:value-type="float">
            <text:p>13032006</text:p>
          </table:table-cell>
          <table:table-cell office:value-type="float" office:value="16.23492" calcext:value-type="float">
            <text:p>16.23492</text:p>
          </table:table-cell>
          <table:table-cell office:value-type="float" office:value="1.43" calcext:value-type="float">
            <text:p>1.43</text:p>
          </table:table-cell>
          <table:table-cell office:value-type="float" office:value="-6.48" calcext:value-type="float">
            <text:p>-6.48</text:p>
          </table:table-cell>
          <table:table-cell office:value-type="float" office:value="0.5970916" calcext:value-type="float">
            <text:p>0.5970916</text:p>
          </table:table-cell>
          <table:table-cell office:value-type="float" office:value="0.3346361" calcext:value-type="float">
            <text:p>0.3346361</text:p>
          </table:table-cell>
          <table:table-cell office:value-type="float" office:value="547.884" calcext:value-type="float">
            <text:p>547.884</text:p>
          </table:table-cell>
          <table:table-cell office:value-type="float" office:value="0.9" calcext:value-type="float">
            <text:p>0.9</text:p>
          </table:table-cell>
          <table:table-cell office:value-type="float" office:value="16.14267" calcext:value-type="float">
            <text:p>16.14267</text:p>
          </table:table-cell>
          <table:table-cell office:value-type="float" office:value="-3.184113" calcext:value-type="float">
            <text:p>-3.184113</text:p>
          </table:table-cell>
          <table:table-cell office:value-type="float" office:value="11.76181" calcext:value-type="float">
            <text:p>11.76181</text:p>
          </table:table-cell>
          <table:table-cell office:value-type="float" office:value="-0.1766968" calcext:value-type="float">
            <text:p>-0.1766968</text:p>
          </table:table-cell>
          <table:table-cell office:value-type="float" office:value="9.331879" calcext:value-type="float">
            <text:p>9.331879</text:p>
          </table:table-cell>
          <table:table-cell office:value-type="float" office:value="1.697357" calcext:value-type="float">
            <text:p>1.697357</text:p>
          </table:table-cell>
          <table:table-cell office:value-type="float" office:value="7.728912" calcext:value-type="float">
            <text:p>7.728912</text:p>
          </table:table-cell>
          <table:table-cell office:value-type="float" office:value="3.113983" calcext:value-type="float">
            <text:p>3.113983</text:p>
          </table:table-cell>
          <table:table-cell office:value-type="float" office:value="6.924347" calcext:value-type="float">
            <text:p>6.924347</text:p>
          </table:table-cell>
          <table:table-cell office:value-type="float" office:value="3.994629" calcext:value-type="float">
            <text:p>3.994629</text:p>
          </table:table-cell>
          <table:table-cell office:value-type="float" office:value="6.274719" calcext:value-type="float">
            <text:p>6.274719</text:p>
          </table:table-cell>
          <table:table-cell office:value-type="float" office:value="4.887604" calcext:value-type="float">
            <text:p>4.887604</text:p>
          </table:table-cell>
          <table:table-cell office:value-type="float" office:value="6.507233" calcext:value-type="float">
            <text:p>6.507233</text:p>
          </table:table-cell>
          <table:table-cell office:value-type="float" office:value="5.470459" calcext:value-type="float">
            <text:p>5.470459</text:p>
          </table:table-cell>
          <table:table-cell office:value-type="float" office:value="6.648193" calcext:value-type="float">
            <text:p>6.648193</text:p>
          </table:table-cell>
          <table:table-cell office:value-type="float" office:value="6.02948" calcext:value-type="float">
            <text:p>6.02948</text:p>
          </table:table-cell>
          <table:table-cell office:value-type="float" office:value="5.954285" calcext:value-type="float">
            <text:p>5.954285</text:p>
          </table:table-cell>
          <table:table-cell office:value-type="float" office:value="5.906525" calcext:value-type="float">
            <text:p>5.906525</text:p>
          </table:table-cell>
          <table:table-cell office:value-type="float" office:value="5.512238" calcext:value-type="float">
            <text:p>5.512238</text:p>
          </table:table-cell>
          <table:table-cell office:value-type="float" office:value="5.392609" calcext:value-type="float">
            <text:p>5.392609</text:p>
          </table:table-cell>
          <table:table-cell office:value-type="float" office:value="5.436523" calcext:value-type="float">
            <text:p>5.436523</text:p>
          </table:table-cell>
          <table:table-cell office:value-type="float" office:value="5.356506" calcext:value-type="float">
            <text:p>5.356506</text:p>
          </table:table-cell>
          <table:table-cell office:value-type="float" office:value="5.541229" calcext:value-type="float">
            <text:p>5.541229</text:p>
          </table:table-cell>
          <table:table-cell office:value-type="float" office:value="5.500336" calcext:value-type="float">
            <text:p>5.500336</text:p>
          </table:table-cell>
          <table:table-cell office:value-type="float" office:value="5.818085" calcext:value-type="float">
            <text:p>5.818085</text:p>
          </table:table-cell>
          <table:table-cell office:value-type="float" office:value="5.803894" calcext:value-type="float">
            <text:p>5.803894</text:p>
          </table:table-cell>
          <table:table-cell office:value-type="float" office:value="6.127777" calcext:value-type="float">
            <text:p>6.127777</text:p>
          </table:table-cell>
          <table:table-cell office:value-type="float" office:value="6.127289" calcext:value-type="float">
            <text:p>6.127289</text:p>
          </table:table-cell>
          <table:table-cell office:value-type="float" office:value="16.14267" calcext:value-type="float">
            <text:p>16.14267</text:p>
          </table:table-cell>
          <table:table-cell office:value-type="float" office:value="-3.115479" calcext:value-type="float">
            <text:p>-3.1154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6" calcext:value-type="float">
            <text:p>14032006</text:p>
          </table:table-cell>
          <table:table-cell office:value-type="float" office:value="19.79" calcext:value-type="float">
            <text:p>19.79</text:p>
          </table:table-cell>
          <table:table-cell office:value-type="float" office:value="12.2" calcext:value-type="float">
            <text:p>12.2</text:p>
          </table:table-cell>
          <table:table-cell office:value-type="float" office:value="-8.71" calcext:value-type="float">
            <text:p>-8.71</text:p>
          </table:table-cell>
          <table:table-cell office:value-type="float" office:value="0.7409684" calcext:value-type="float">
            <text:p>0.7409684</text:p>
          </table:table-cell>
          <table:table-cell office:value-type="float" office:value="0.2824624" calcext:value-type="float">
            <text:p>0.2824624</text:p>
          </table:table-cell>
          <table:table-cell office:value-type="float" office:value="249.66" calcext:value-type="float">
            <text:p>249.66</text:p>
          </table:table-cell>
          <table:table-cell office:value-type="float" office:value="0" calcext:value-type="float">
            <text:p>0</text:p>
          </table:table-cell>
          <table:table-cell office:value-type="float" office:value="23.87158" calcext:value-type="float">
            <text:p>23.87158</text:p>
          </table:table-cell>
          <table:table-cell office:value-type="float" office:value="-6.653748" calcext:value-type="float">
            <text:p>-6.653748</text:p>
          </table:table-cell>
          <table:table-cell office:value-type="float" office:value="15.74075" calcext:value-type="float">
            <text:p>15.74075</text:p>
          </table:table-cell>
          <table:table-cell office:value-type="float" office:value="-0.8378296" calcext:value-type="float">
            <text:p>-0.8378296</text:p>
          </table:table-cell>
          <table:table-cell office:value-type="float" office:value="11.48361" calcext:value-type="float">
            <text:p>11.48361</text:p>
          </table:table-cell>
          <table:table-cell office:value-type="float" office:value="0.7808533" calcext:value-type="float">
            <text:p>0.7808533</text:p>
          </table:table-cell>
          <table:table-cell office:value-type="float" office:value="8.810364" calcext:value-type="float">
            <text:p>8.810364</text:p>
          </table:table-cell>
          <table:table-cell office:value-type="float" office:value="2.285645" calcext:value-type="float">
            <text:p>2.285645</text:p>
          </table:table-cell>
          <table:table-cell office:value-type="float" office:value="7.472565" calcext:value-type="float">
            <text:p>7.472565</text:p>
          </table:table-cell>
          <table:table-cell office:value-type="float" office:value="3.233398" calcext:value-type="float">
            <text:p>3.233398</text:p>
          </table:table-cell>
          <table:table-cell office:value-type="float" office:value="6.425293" calcext:value-type="float">
            <text:p>6.425293</text:p>
          </table:table-cell>
          <table:table-cell office:value-type="float" office:value="4.157562" calcext:value-type="float">
            <text:p>4.157562</text:p>
          </table:table-cell>
          <table:table-cell office:value-type="float" office:value="6.048096" calcext:value-type="float">
            <text:p>6.048096</text:p>
          </table:table-cell>
          <table:table-cell office:value-type="float" office:value="4.834656" calcext:value-type="float">
            <text:p>4.834656</text:p>
          </table:table-cell>
          <table:table-cell office:value-type="float" office:value="6.029633" calcext:value-type="float">
            <text:p>6.029633</text:p>
          </table:table-cell>
          <table:table-cell office:value-type="float" office:value="5.587769" calcext:value-type="float">
            <text:p>5.587769</text:p>
          </table:table-cell>
          <table:table-cell office:value-type="float" office:value="5.90564" calcext:value-type="float">
            <text:p>5.90564</text:p>
          </table:table-cell>
          <table:table-cell office:value-type="float" office:value="5.770844" calcext:value-type="float">
            <text:p>5.770844</text:p>
          </table:table-cell>
          <table:table-cell office:value-type="float" office:value="5.575684" calcext:value-type="float">
            <text:p>5.575684</text:p>
          </table:table-cell>
          <table:table-cell office:value-type="float" office:value="5.513214" calcext:value-type="float">
            <text:p>5.513214</text:p>
          </table:table-cell>
          <table:table-cell office:value-type="float" office:value="5.508453" calcext:value-type="float">
            <text:p>5.508453</text:p>
          </table:table-cell>
          <table:table-cell office:value-type="float" office:value="5.437347" calcext:value-type="float">
            <text:p>5.437347</text:p>
          </table:table-cell>
          <table:table-cell office:value-type="float" office:value="5.585449" calcext:value-type="float">
            <text:p>5.585449</text:p>
          </table:table-cell>
          <table:table-cell office:value-type="float" office:value="5.541687" calcext:value-type="float">
            <text:p>5.541687</text:p>
          </table:table-cell>
          <table:table-cell office:value-type="float" office:value="5.835419" calcext:value-type="float">
            <text:p>5.835419</text:p>
          </table:table-cell>
          <table:table-cell office:value-type="float" office:value="5.818268" calcext:value-type="float">
            <text:p>5.818268</text:p>
          </table:table-cell>
          <table:table-cell office:value-type="float" office:value="6.131714" calcext:value-type="float">
            <text:p>6.131714</text:p>
          </table:table-cell>
          <table:table-cell office:value-type="float" office:value="6.127777" calcext:value-type="float">
            <text:p>6.127777</text:p>
          </table:table-cell>
          <table:table-cell office:value-type="float" office:value="23.87161" calcext:value-type="float">
            <text:p>23.87161</text:p>
          </table:table-cell>
          <table:table-cell office:value-type="float" office:value="-6.653748" calcext:value-type="float">
            <text:p>-6.6537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6" calcext:value-type="float">
            <text:p>15032006</text:p>
          </table:table-cell>
          <table:table-cell office:value-type="float" office:value="14.78862" calcext:value-type="float">
            <text:p>14.78862</text:p>
          </table:table-cell>
          <table:table-cell office:value-type="float" office:value="18.21" calcext:value-type="float">
            <text:p>18.21</text:p>
          </table:table-cell>
          <table:table-cell office:value-type="float" office:value="-4.29" calcext:value-type="float">
            <text:p>-4.29</text:p>
          </table:table-cell>
          <table:table-cell office:value-type="float" office:value="0.8584136" calcext:value-type="float">
            <text:p>0.8584136</text:p>
          </table:table-cell>
          <table:table-cell office:value-type="float" office:value="0.3941638" calcext:value-type="float">
            <text:p>0.3941638</text:p>
          </table:table-cell>
          <table:table-cell office:value-type="float" office:value="497.196" calcext:value-type="float">
            <text:p>497.196</text:p>
          </table:table-cell>
          <table:table-cell office:value-type="float" office:value="0.7" calcext:value-type="float">
            <text:p>0.7</text:p>
          </table:table-cell>
          <table:table-cell office:value-type="float" office:value="27.02097" calcext:value-type="float">
            <text:p>27.02097</text:p>
          </table:table-cell>
          <table:table-cell office:value-type="float" office:value="-4.463745" calcext:value-type="float">
            <text:p>-4.463745</text:p>
          </table:table-cell>
          <table:table-cell office:value-type="float" office:value="16.57898" calcext:value-type="float">
            <text:p>16.57898</text:p>
          </table:table-cell>
          <table:table-cell office:value-type="float" office:value="-0.3641968" calcext:value-type="float">
            <text:p>-0.3641968</text:p>
          </table:table-cell>
          <table:table-cell office:value-type="float" office:value="12.58005" calcext:value-type="float">
            <text:p>12.58005</text:p>
          </table:table-cell>
          <table:table-cell office:value-type="float" office:value="1.339355" calcext:value-type="float">
            <text:p>1.339355</text:p>
          </table:table-cell>
          <table:table-cell office:value-type="float" office:value="9.886963" calcext:value-type="float">
            <text:p>9.886963</text:p>
          </table:table-cell>
          <table:table-cell office:value-type="float" office:value="2.798126" calcext:value-type="float">
            <text:p>2.798126</text:p>
          </table:table-cell>
          <table:table-cell office:value-type="float" office:value="8.45871" calcext:value-type="float">
            <text:p>8.45871</text:p>
          </table:table-cell>
          <table:table-cell office:value-type="float" office:value="3.672028" calcext:value-type="float">
            <text:p>3.672028</text:p>
          </table:table-cell>
          <table:table-cell office:value-type="float" office:value="7.340118" calcext:value-type="float">
            <text:p>7.340118</text:p>
          </table:table-cell>
          <table:table-cell office:value-type="float" office:value="4.536774" calcext:value-type="float">
            <text:p>4.536774</text:p>
          </table:table-cell>
          <table:table-cell office:value-type="float" office:value="6.553406" calcext:value-type="float">
            <text:p>6.553406</text:p>
          </table:table-cell>
          <table:table-cell office:value-type="float" office:value="5.036346" calcext:value-type="float">
            <text:p>5.036346</text:p>
          </table:table-cell>
          <table:table-cell office:value-type="float" office:value="5.733826" calcext:value-type="float">
            <text:p>5.733826</text:p>
          </table:table-cell>
          <table:table-cell office:value-type="float" office:value="5.550995" calcext:value-type="float">
            <text:p>5.550995</text:p>
          </table:table-cell>
          <table:table-cell office:value-type="float" office:value="5.769653" calcext:value-type="float">
            <text:p>5.769653</text:p>
          </table:table-cell>
          <table:table-cell office:value-type="float" office:value="5.686523" calcext:value-type="float">
            <text:p>5.686523</text:p>
          </table:table-cell>
          <table:table-cell office:value-type="float" office:value="5.599548" calcext:value-type="float">
            <text:p>5.599548</text:p>
          </table:table-cell>
          <table:table-cell office:value-type="float" office:value="5.576019" calcext:value-type="float">
            <text:p>5.576019</text:p>
          </table:table-cell>
          <table:table-cell office:value-type="float" office:value="5.562073" calcext:value-type="float">
            <text:p>5.562073</text:p>
          </table:table-cell>
          <table:table-cell office:value-type="float" office:value="5.509094" calcext:value-type="float">
            <text:p>5.509094</text:p>
          </table:table-cell>
          <table:table-cell office:value-type="float" office:value="5.62851" calcext:value-type="float">
            <text:p>5.62851</text:p>
          </table:table-cell>
          <table:table-cell office:value-type="float" office:value="5.585938" calcext:value-type="float">
            <text:p>5.585938</text:p>
          </table:table-cell>
          <table:table-cell office:value-type="float" office:value="5.855835" calcext:value-type="float">
            <text:p>5.855835</text:p>
          </table:table-cell>
          <table:table-cell office:value-type="float" office:value="5.835602" calcext:value-type="float">
            <text:p>5.835602</text:p>
          </table:table-cell>
          <table:table-cell office:value-type="float" office:value="6.139618" calcext:value-type="float">
            <text:p>6.139618</text:p>
          </table:table-cell>
          <table:table-cell office:value-type="float" office:value="6.131744" calcext:value-type="float">
            <text:p>6.131744</text:p>
          </table:table-cell>
          <table:table-cell office:value-type="float" office:value="27.02097" calcext:value-type="float">
            <text:p>27.02097</text:p>
          </table:table-cell>
          <table:table-cell office:value-type="float" office:value="-4.463745" calcext:value-type="float">
            <text:p>-4.4637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6" calcext:value-type="float">
            <text:p>16032006</text:p>
          </table:table-cell>
          <table:table-cell office:value-type="float" office:value="7.0758" calcext:value-type="float">
            <text:p>7.0758</text:p>
          </table:table-cell>
          <table:table-cell office:value-type="float" office:value="5.33" calcext:value-type="float">
            <text:p>5.33</text:p>
          </table:table-cell>
          <table:table-cell office:value-type="float" office:value="-1.88" calcext:value-type="float">
            <text:p>-1.88</text:p>
          </table:table-cell>
          <table:table-cell office:value-type="float" office:value="0.7736843" calcext:value-type="float">
            <text:p>0.7736843</text:p>
          </table:table-cell>
          <table:table-cell office:value-type="float" office:value="0.4705401" calcext:value-type="float">
            <text:p>0.4705401</text:p>
          </table:table-cell>
          <table:table-cell office:value-type="float" office:value="589.32" calcext:value-type="float">
            <text:p>589.32</text:p>
          </table:table-cell>
          <table:table-cell office:value-type="float" office:value="0.1" calcext:value-type="float">
            <text:p>0.1</text:p>
          </table:table-cell>
          <table:table-cell office:value-type="float" office:value="10.83194" calcext:value-type="float">
            <text:p>10.83194</text:p>
          </table:table-cell>
          <table:table-cell office:value-type="float" office:value="-3.127411" calcext:value-type="float">
            <text:p>-3.127411</text:p>
          </table:table-cell>
          <table:table-cell office:value-type="float" office:value="7.9953" calcext:value-type="float">
            <text:p>7.9953</text:p>
          </table:table-cell>
          <table:table-cell office:value-type="float" office:value="-0.09735107" calcext:value-type="float">
            <text:p>-0.09735107</text:p>
          </table:table-cell>
          <table:table-cell office:value-type="float" office:value="8.427063" calcext:value-type="float">
            <text:p>8.427063</text:p>
          </table:table-cell>
          <table:table-cell office:value-type="float" office:value="2.007629" calcext:value-type="float">
            <text:p>2.007629</text:p>
          </table:table-cell>
          <table:table-cell office:value-type="float" office:value="8.530365" calcext:value-type="float">
            <text:p>8.530365</text:p>
          </table:table-cell>
          <table:table-cell office:value-type="float" office:value="3.737457" calcext:value-type="float">
            <text:p>3.737457</text:p>
          </table:table-cell>
          <table:table-cell office:value-type="float" office:value="8.093628" calcext:value-type="float">
            <text:p>8.093628</text:p>
          </table:table-cell>
          <table:table-cell office:value-type="float" office:value="4.661469" calcext:value-type="float">
            <text:p>4.661469</text:p>
          </table:table-cell>
          <table:table-cell office:value-type="float" office:value="7.35318" calcext:value-type="float">
            <text:p>7.35318</text:p>
          </table:table-cell>
          <table:table-cell office:value-type="float" office:value="5.562561" calcext:value-type="float">
            <text:p>5.562561</text:p>
          </table:table-cell>
          <table:table-cell office:value-type="float" office:value="6.702728" calcext:value-type="float">
            <text:p>6.702728</text:p>
          </table:table-cell>
          <table:table-cell office:value-type="float" office:value="5.891846" calcext:value-type="float">
            <text:p>5.891846</text:p>
          </table:table-cell>
          <table:table-cell office:value-type="float" office:value="6.019836" calcext:value-type="float">
            <text:p>6.019836</text:p>
          </table:table-cell>
          <table:table-cell office:value-type="float" office:value="5.724548" calcext:value-type="float">
            <text:p>5.724548</text:p>
          </table:table-cell>
          <table:table-cell office:value-type="float" office:value="5.759003" calcext:value-type="float">
            <text:p>5.759003</text:p>
          </table:table-cell>
          <table:table-cell office:value-type="float" office:value="5.686157" calcext:value-type="float">
            <text:p>5.686157</text:p>
          </table:table-cell>
          <table:table-cell office:value-type="float" office:value="5.622955" calcext:value-type="float">
            <text:p>5.622955</text:p>
          </table:table-cell>
          <table:table-cell office:value-type="float" office:value="5.59967" calcext:value-type="float">
            <text:p>5.59967</text:p>
          </table:table-cell>
          <table:table-cell office:value-type="float" office:value="5.602356" calcext:value-type="float">
            <text:p>5.602356</text:p>
          </table:table-cell>
          <table:table-cell office:value-type="float" office:value="5.562561" calcext:value-type="float">
            <text:p>5.562561</text:p>
          </table:table-cell>
          <table:table-cell office:value-type="float" office:value="5.667847" calcext:value-type="float">
            <text:p>5.667847</text:p>
          </table:table-cell>
          <table:table-cell office:value-type="float" office:value="5.628967" calcext:value-type="float">
            <text:p>5.628967</text:p>
          </table:table-cell>
          <table:table-cell office:value-type="float" office:value="5.877777" calcext:value-type="float">
            <text:p>5.877777</text:p>
          </table:table-cell>
          <table:table-cell office:value-type="float" office:value="5.856079" calcext:value-type="float">
            <text:p>5.856079</text:p>
          </table:table-cell>
          <table:table-cell office:value-type="float" office:value="6.150635" calcext:value-type="float">
            <text:p>6.150635</text:p>
          </table:table-cell>
          <table:table-cell office:value-type="float" office:value="6.139709" calcext:value-type="float">
            <text:p>6.139709</text:p>
          </table:table-cell>
          <table:table-cell office:value-type="float" office:value="10.83197" calcext:value-type="float">
            <text:p>10.83197</text:p>
          </table:table-cell>
          <table:table-cell office:value-type="float" office:value="-3.08139" calcext:value-type="float">
            <text:p>-3.081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6" calcext:value-type="float">
            <text:p>17032006</text:p>
          </table:table-cell>
          <table:table-cell office:value-type="float" office:value="14.89032" calcext:value-type="float">
            <text:p>14.89032</text:p>
          </table:table-cell>
          <table:table-cell office:value-type="float" office:value="6.57" calcext:value-type="float">
            <text:p>6.57</text:p>
          </table:table-cell>
          <table:table-cell office:value-type="float" office:value="-2.69" calcext:value-type="float">
            <text:p>-2.69</text:p>
          </table:table-cell>
          <table:table-cell office:value-type="float" office:value="0.7213824" calcext:value-type="float">
            <text:p>0.7213824</text:p>
          </table:table-cell>
          <table:table-cell office:value-type="float" office:value="0.4435031" calcext:value-type="float">
            <text:p>0.4435031</text:p>
          </table:table-cell>
          <table:table-cell office:value-type="float" office:value="223.524" calcext:value-type="float">
            <text:p>223.524</text:p>
          </table:table-cell>
          <table:table-cell office:value-type="float" office:value="0" calcext:value-type="float">
            <text:p>0</text:p>
          </table:table-cell>
          <table:table-cell office:value-type="float" office:value="21.60226" calcext:value-type="float">
            <text:p>21.60226</text:p>
          </table:table-cell>
          <table:table-cell office:value-type="float" office:value="-3.763519" calcext:value-type="float">
            <text:p>-3.763519</text:p>
          </table:table-cell>
          <table:table-cell office:value-type="float" office:value="13.30499" calcext:value-type="float">
            <text:p>13.30499</text:p>
          </table:table-cell>
          <table:table-cell office:value-type="float" office:value="-0.3412476" calcext:value-type="float">
            <text:p>-0.3412476</text:p>
          </table:table-cell>
          <table:table-cell office:value-type="float" office:value="9.842285" calcext:value-type="float">
            <text:p>9.842285</text:p>
          </table:table-cell>
          <table:table-cell office:value-type="float" office:value="1.049713" calcext:value-type="float">
            <text:p>1.049713</text:p>
          </table:table-cell>
          <table:table-cell office:value-type="float" office:value="7.666992" calcext:value-type="float">
            <text:p>7.666992</text:p>
          </table:table-cell>
          <table:table-cell office:value-type="float" office:value="2.320862" calcext:value-type="float">
            <text:p>2.320862</text:p>
          </table:table-cell>
          <table:table-cell office:value-type="float" office:value="6.646271" calcext:value-type="float">
            <text:p>6.646271</text:p>
          </table:table-cell>
          <table:table-cell office:value-type="float" office:value="3.154785" calcext:value-type="float">
            <text:p>3.154785</text:p>
          </table:table-cell>
          <table:table-cell office:value-type="float" office:value="5.885193" calcext:value-type="float">
            <text:p>5.885193</text:p>
          </table:table-cell>
          <table:table-cell office:value-type="float" office:value="4.035126" calcext:value-type="float">
            <text:p>4.035126</text:p>
          </table:table-cell>
          <table:table-cell office:value-type="float" office:value="5.870728" calcext:value-type="float">
            <text:p>5.870728</text:p>
          </table:table-cell>
          <table:table-cell office:value-type="float" office:value="4.704712" calcext:value-type="float">
            <text:p>4.704712</text:p>
          </table:table-cell>
          <table:table-cell office:value-type="float" office:value="5.98822" calcext:value-type="float">
            <text:p>5.98822</text:p>
          </table:table-cell>
          <table:table-cell office:value-type="float" office:value="5.454773" calcext:value-type="float">
            <text:p>5.454773</text:p>
          </table:table-cell>
          <table:table-cell office:value-type="float" office:value="5.766846" calcext:value-type="float">
            <text:p>5.766846</text:p>
          </table:table-cell>
          <table:table-cell office:value-type="float" office:value="5.691315" calcext:value-type="float">
            <text:p>5.691315</text:p>
          </table:table-cell>
          <table:table-cell office:value-type="float" office:value="5.648712" calcext:value-type="float">
            <text:p>5.648712</text:p>
          </table:table-cell>
          <table:table-cell office:value-type="float" office:value="5.623291" calcext:value-type="float">
            <text:p>5.623291</text:p>
          </table:table-cell>
          <table:table-cell office:value-type="float" office:value="5.638367" calcext:value-type="float">
            <text:p>5.638367</text:p>
          </table:table-cell>
          <table:table-cell office:value-type="float" office:value="5.602753" calcext:value-type="float">
            <text:p>5.602753</text:p>
          </table:table-cell>
          <table:table-cell office:value-type="float" office:value="5.70285" calcext:value-type="float">
            <text:p>5.70285</text:p>
          </table:table-cell>
          <table:table-cell office:value-type="float" office:value="5.668213" calcext:value-type="float">
            <text:p>5.668213</text:p>
          </table:table-cell>
          <table:table-cell office:value-type="float" office:value="5.900879" calcext:value-type="float">
            <text:p>5.900879</text:p>
          </table:table-cell>
          <table:table-cell office:value-type="float" office:value="5.878021" calcext:value-type="float">
            <text:p>5.878021</text:p>
          </table:table-cell>
          <table:table-cell office:value-type="float" office:value="6.163818" calcext:value-type="float">
            <text:p>6.163818</text:p>
          </table:table-cell>
          <table:table-cell office:value-type="float" office:value="6.150757" calcext:value-type="float">
            <text:p>6.150757</text:p>
          </table:table-cell>
          <table:table-cell office:value-type="float" office:value="21.60226" calcext:value-type="float">
            <text:p>21.60226</text:p>
          </table:table-cell>
          <table:table-cell office:value-type="float" office:value="-3.763519" calcext:value-type="float">
            <text:p>-3.763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6" calcext:value-type="float">
            <text:p>18032006</text:p>
          </table:table-cell>
          <table:table-cell office:value-type="float" office:value="3.645" calcext:value-type="float">
            <text:p>3.645</text:p>
          </table:table-cell>
          <table:table-cell office:value-type="float" office:value="5.26" calcext:value-type="float">
            <text:p>5.26</text:p>
          </table:table-cell>
          <table:table-cell office:value-type="float" office:value="-0.37" calcext:value-type="float">
            <text:p>-0.37</text:p>
          </table:table-cell>
          <table:table-cell office:value-type="float" office:value="0.6837095" calcext:value-type="float">
            <text:p>0.6837095</text:p>
          </table:table-cell>
          <table:table-cell office:value-type="float" office:value="0.5249273" calcext:value-type="float">
            <text:p>0.5249273</text:p>
          </table:table-cell>
          <table:table-cell office:value-type="float" office:value="403.812" calcext:value-type="float">
            <text:p>403.812</text:p>
          </table:table-cell>
          <table:table-cell office:value-type="float" office:value="0" calcext:value-type="float">
            <text:p>0</text:p>
          </table:table-cell>
          <table:table-cell office:value-type="float" office:value="7.477509" calcext:value-type="float">
            <text:p>7.477509</text:p>
          </table:table-cell>
          <table:table-cell office:value-type="float" office:value="-1.916687" calcext:value-type="float">
            <text:p>-1.916687</text:p>
          </table:table-cell>
          <table:table-cell office:value-type="float" office:value="5.715607" calcext:value-type="float">
            <text:p>5.715607</text:p>
          </table:table-cell>
          <table:table-cell office:value-type="float" office:value="1.016357" calcext:value-type="float">
            <text:p>1.016357</text:p>
          </table:table-cell>
          <table:table-cell office:value-type="float" office:value="5.131683" calcext:value-type="float">
            <text:p>5.131683</text:p>
          </table:table-cell>
          <table:table-cell office:value-type="float" office:value="2.5383" calcext:value-type="float">
            <text:p>2.5383</text:p>
          </table:table-cell>
          <table:table-cell office:value-type="float" office:value="5.447662" calcext:value-type="float">
            <text:p>5.447662</text:p>
          </table:table-cell>
          <table:table-cell office:value-type="float" office:value="3.563904" calcext:value-type="float">
            <text:p>3.563904</text:p>
          </table:table-cell>
          <table:table-cell office:value-type="float" office:value="5.72052" calcext:value-type="float">
            <text:p>5.72052</text:p>
          </table:table-cell>
          <table:table-cell office:value-type="float" office:value="4.144806" calcext:value-type="float">
            <text:p>4.144806</text:p>
          </table:table-cell>
          <table:table-cell office:value-type="float" office:value="5.825531" calcext:value-type="float">
            <text:p>5.825531</text:p>
          </table:table-cell>
          <table:table-cell office:value-type="float" office:value="4.679688" calcext:value-type="float">
            <text:p>4.679688</text:p>
          </table:table-cell>
          <table:table-cell office:value-type="float" office:value="5.672516" calcext:value-type="float">
            <text:p>5.672516</text:p>
          </table:table-cell>
          <table:table-cell office:value-type="float" office:value="5.011414" calcext:value-type="float">
            <text:p>5.011414</text:p>
          </table:table-cell>
          <table:table-cell office:value-type="float" office:value="5.542053" calcext:value-type="float">
            <text:p>5.542053</text:p>
          </table:table-cell>
          <table:table-cell office:value-type="float" office:value="5.356964" calcext:value-type="float">
            <text:p>5.356964</text:p>
          </table:table-cell>
          <table:table-cell office:value-type="float" office:value="5.690186" calcext:value-type="float">
            <text:p>5.690186</text:p>
          </table:table-cell>
          <table:table-cell office:value-type="float" office:value="5.607178" calcext:value-type="float">
            <text:p>5.607178</text:p>
          </table:table-cell>
          <table:table-cell office:value-type="float" office:value="5.651062" calcext:value-type="float">
            <text:p>5.651062</text:p>
          </table:table-cell>
          <table:table-cell office:value-type="float" office:value="5.648804" calcext:value-type="float">
            <text:p>5.648804</text:p>
          </table:table-cell>
          <table:table-cell office:value-type="float" office:value="5.666412" calcext:value-type="float">
            <text:p>5.666412</text:p>
          </table:table-cell>
          <table:table-cell office:value-type="float" office:value="5.638733" calcext:value-type="float">
            <text:p>5.638733</text:p>
          </table:table-cell>
          <table:table-cell office:value-type="float" office:value="5.734497" calcext:value-type="float">
            <text:p>5.734497</text:p>
          </table:table-cell>
          <table:table-cell office:value-type="float" office:value="5.703217" calcext:value-type="float">
            <text:p>5.703217</text:p>
          </table:table-cell>
          <table:table-cell office:value-type="float" office:value="5.924042" calcext:value-type="float">
            <text:p>5.924042</text:p>
          </table:table-cell>
          <table:table-cell office:value-type="float" office:value="5.901093" calcext:value-type="float">
            <text:p>5.901093</text:p>
          </table:table-cell>
          <table:table-cell office:value-type="float" office:value="6.180115" calcext:value-type="float">
            <text:p>6.180115</text:p>
          </table:table-cell>
          <table:table-cell office:value-type="float" office:value="6.164001" calcext:value-type="float">
            <text:p>6.164001</text:p>
          </table:table-cell>
          <table:table-cell office:value-type="float" office:value="7.477509" calcext:value-type="float">
            <text:p>7.477509</text:p>
          </table:table-cell>
          <table:table-cell office:value-type="float" office:value="-1.916687" calcext:value-type="float">
            <text:p>-1.9166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6" calcext:value-type="float">
            <text:p>19032006</text:p>
          </table:table-cell>
          <table:table-cell office:value-type="float" office:value="11.56016" calcext:value-type="float">
            <text:p>11.56016</text:p>
          </table:table-cell>
          <table:table-cell office:value-type="float" office:value="4.31" calcext:value-type="float">
            <text:p>4.31</text:p>
          </table:table-cell>
          <table:table-cell office:value-type="float" office:value="-0.85" calcext:value-type="float">
            <text:p>-0.85</text:p>
          </table:table-cell>
          <table:table-cell office:value-type="float" office:value="0.664953" calcext:value-type="float">
            <text:p>0.664953</text:p>
          </table:table-cell>
          <table:table-cell office:value-type="float" office:value="0.5070558" calcext:value-type="float">
            <text:p>0.5070558</text:p>
          </table:table-cell>
          <table:table-cell office:value-type="float" office:value="547.704" calcext:value-type="float">
            <text:p>547.704</text:p>
          </table:table-cell>
          <table:table-cell office:value-type="float" office:value="2.8" calcext:value-type="float">
            <text:p>2.8</text:p>
          </table:table-cell>
          <table:table-cell office:value-type="float" office:value="10.53079" calcext:value-type="float">
            <text:p>10.53079</text:p>
          </table:table-cell>
          <table:table-cell office:value-type="float" office:value="-2.0979" calcext:value-type="float">
            <text:p>-2.0979</text:p>
          </table:table-cell>
          <table:table-cell office:value-type="float" office:value="7.46582" calcext:value-type="float">
            <text:p>7.46582</text:p>
          </table:table-cell>
          <table:table-cell office:value-type="float" office:value="0.2982483" calcext:value-type="float">
            <text:p>0.2982483</text:p>
          </table:table-cell>
          <table:table-cell office:value-type="float" office:value="6.11673" calcext:value-type="float">
            <text:p>6.11673</text:p>
          </table:table-cell>
          <table:table-cell office:value-type="float" office:value="1.657593" calcext:value-type="float">
            <text:p>1.657593</text:p>
          </table:table-cell>
          <table:table-cell office:value-type="float" office:value="5.317841" calcext:value-type="float">
            <text:p>5.317841</text:p>
          </table:table-cell>
          <table:table-cell office:value-type="float" office:value="2.744446" calcext:value-type="float">
            <text:p>2.744446</text:p>
          </table:table-cell>
          <table:table-cell office:value-type="float" office:value="4.974792" calcext:value-type="float">
            <text:p>4.974792</text:p>
          </table:table-cell>
          <table:table-cell office:value-type="float" office:value="3.404083" calcext:value-type="float">
            <text:p>3.404083</text:p>
          </table:table-cell>
          <table:table-cell office:value-type="float" office:value="4.824951" calcext:value-type="float">
            <text:p>4.824951</text:p>
          </table:table-cell>
          <table:table-cell office:value-type="float" office:value="4.078094" calcext:value-type="float">
            <text:p>4.078094</text:p>
          </table:table-cell>
          <table:table-cell office:value-type="float" office:value="5.063049" calcext:value-type="float">
            <text:p>5.063049</text:p>
          </table:table-cell>
          <table:table-cell office:value-type="float" office:value="4.54303" calcext:value-type="float">
            <text:p>4.54303</text:p>
          </table:table-cell>
          <table:table-cell office:value-type="float" office:value="5.355194" calcext:value-type="float">
            <text:p>5.355194</text:p>
          </table:table-cell>
          <table:table-cell office:value-type="float" office:value="5.085693" calcext:value-type="float">
            <text:p>5.085693</text:p>
          </table:table-cell>
          <table:table-cell office:value-type="float" office:value="5.60611" calcext:value-type="float">
            <text:p>5.60611</text:p>
          </table:table-cell>
          <table:table-cell office:value-type="float" office:value="5.481628" calcext:value-type="float">
            <text:p>5.481628</text:p>
          </table:table-cell>
          <table:table-cell office:value-type="float" office:value="5.649384" calcext:value-type="float">
            <text:p>5.649384</text:p>
          </table:table-cell>
          <table:table-cell office:value-type="float" office:value="5.632629" calcext:value-type="float">
            <text:p>5.632629</text:p>
          </table:table-cell>
          <table:table-cell office:value-type="float" office:value="5.684143" calcext:value-type="float">
            <text:p>5.684143</text:p>
          </table:table-cell>
          <table:table-cell office:value-type="float" office:value="5.666626" calcext:value-type="float">
            <text:p>5.666626</text:p>
          </table:table-cell>
          <table:table-cell office:value-type="float" office:value="5.762421" calcext:value-type="float">
            <text:p>5.762421</text:p>
          </table:table-cell>
          <table:table-cell office:value-type="float" office:value="5.734802" calcext:value-type="float">
            <text:p>5.734802</text:p>
          </table:table-cell>
          <table:table-cell office:value-type="float" office:value="5.946655" calcext:value-type="float">
            <text:p>5.946655</text:p>
          </table:table-cell>
          <table:table-cell office:value-type="float" office:value="5.924286" calcext:value-type="float">
            <text:p>5.924286</text:p>
          </table:table-cell>
          <table:table-cell office:value-type="float" office:value="6.197327" calcext:value-type="float">
            <text:p>6.197327</text:p>
          </table:table-cell>
          <table:table-cell office:value-type="float" office:value="6.180267" calcext:value-type="float">
            <text:p>6.180267</text:p>
          </table:table-cell>
          <table:table-cell office:value-type="float" office:value="10.53076" calcext:value-type="float">
            <text:p>10.53076</text:p>
          </table:table-cell>
          <table:table-cell office:value-type="float" office:value="-2.0979" calcext:value-type="float">
            <text:p>-2.09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6" calcext:value-type="float">
            <text:p>20032006</text:p>
          </table:table-cell>
          <table:table-cell office:value-type="float" office:value="9.320145" calcext:value-type="float">
            <text:p>9.320145</text:p>
          </table:table-cell>
          <table:table-cell office:value-type="float" office:value="1.03" calcext:value-type="float">
            <text:p>1.03</text:p>
          </table:table-cell>
          <table:table-cell office:value-type="float" office:value="-0.98" calcext:value-type="float">
            <text:p>-0.98</text:p>
          </table:table-cell>
          <table:table-cell office:value-type="float" office:value="0.580327" calcext:value-type="float">
            <text:p>0.580327</text:p>
          </table:table-cell>
          <table:table-cell office:value-type="float" office:value="0.5023107" calcext:value-type="float">
            <text:p>0.5023107</text:p>
          </table:table-cell>
          <table:table-cell office:value-type="float" office:value="634.32" calcext:value-type="float">
            <text:p>634.32</text:p>
          </table:table-cell>
          <table:table-cell office:value-type="float" office:value="4.1" calcext:value-type="float">
            <text:p>4.1</text:p>
          </table:table-cell>
          <table:table-cell office:value-type="float" office:value="8.081818" calcext:value-type="float">
            <text:p>8.081818</text:p>
          </table:table-cell>
          <table:table-cell office:value-type="float" office:value="-1.225067" calcext:value-type="float">
            <text:p>-1.225067</text:p>
          </table:table-cell>
          <table:table-cell office:value-type="float" office:value="5.554443" calcext:value-type="float">
            <text:p>5.554443</text:p>
          </table:table-cell>
          <table:table-cell office:value-type="float" office:value="0.09860229" calcext:value-type="float">
            <text:p>0.09860229</text:p>
          </table:table-cell>
          <table:table-cell office:value-type="float" office:value="4.474609" calcext:value-type="float">
            <text:p>4.474609</text:p>
          </table:table-cell>
          <table:table-cell office:value-type="float" office:value="1.244049" calcext:value-type="float">
            <text:p>1.244049</text:p>
          </table:table-cell>
          <table:table-cell office:value-type="float" office:value="4.134674" calcext:value-type="float">
            <text:p>4.134674</text:p>
          </table:table-cell>
          <table:table-cell office:value-type="float" office:value="2.253723" calcext:value-type="float">
            <text:p>2.253723</text:p>
          </table:table-cell>
          <table:table-cell office:value-type="float" office:value="4.042755" calcext:value-type="float">
            <text:p>4.042755</text:p>
          </table:table-cell>
          <table:table-cell office:value-type="float" office:value="2.915955" calcext:value-type="float">
            <text:p>2.915955</text:p>
          </table:table-cell>
          <table:table-cell office:value-type="float" office:value="4.500885" calcext:value-type="float">
            <text:p>4.500885</text:p>
          </table:table-cell>
          <table:table-cell office:value-type="float" office:value="3.591309" calcext:value-type="float">
            <text:p>3.591309</text:p>
          </table:table-cell>
          <table:table-cell office:value-type="float" office:value="4.798492" calcext:value-type="float">
            <text:p>4.798492</text:p>
          </table:table-cell>
          <table:table-cell office:value-type="float" office:value="4.126526" calcext:value-type="float">
            <text:p>4.126526</text:p>
          </table:table-cell>
          <table:table-cell office:value-type="float" office:value="5.08493" calcext:value-type="float">
            <text:p>5.08493</text:p>
          </table:table-cell>
          <table:table-cell office:value-type="float" office:value="4.75174" calcext:value-type="float">
            <text:p>4.75174</text:p>
          </table:table-cell>
          <table:table-cell office:value-type="float" office:value="5.480286" calcext:value-type="float">
            <text:p>5.480286</text:p>
          </table:table-cell>
          <table:table-cell office:value-type="float" office:value="5.327301" calcext:value-type="float">
            <text:p>5.327301</text:p>
          </table:table-cell>
          <table:table-cell office:value-type="float" office:value="5.632355" calcext:value-type="float">
            <text:p>5.632355</text:p>
          </table:table-cell>
          <table:table-cell office:value-type="float" office:value="5.595551" calcext:value-type="float">
            <text:p>5.595551</text:p>
          </table:table-cell>
          <table:table-cell office:value-type="float" office:value="5.690796" calcext:value-type="float">
            <text:p>5.690796</text:p>
          </table:table-cell>
          <table:table-cell office:value-type="float" office:value="5.684265" calcext:value-type="float">
            <text:p>5.684265</text:p>
          </table:table-cell>
          <table:table-cell office:value-type="float" office:value="5.786072" calcext:value-type="float">
            <text:p>5.786072</text:p>
          </table:table-cell>
          <table:table-cell office:value-type="float" office:value="5.762726" calcext:value-type="float">
            <text:p>5.762726</text:p>
          </table:table-cell>
          <table:table-cell office:value-type="float" office:value="5.969208" calcext:value-type="float">
            <text:p>5.969208</text:p>
          </table:table-cell>
          <table:table-cell office:value-type="float" office:value="5.946899" calcext:value-type="float">
            <text:p>5.946899</text:p>
          </table:table-cell>
          <table:table-cell office:value-type="float" office:value="6.215546" calcext:value-type="float">
            <text:p>6.215546</text:p>
          </table:table-cell>
          <table:table-cell office:value-type="float" office:value="6.19751" calcext:value-type="float">
            <text:p>6.19751</text:p>
          </table:table-cell>
          <table:table-cell office:value-type="float" office:value="8.081818" calcext:value-type="float">
            <text:p>8.081818</text:p>
          </table:table-cell>
          <table:table-cell office:value-type="float" office:value="-1.225067" calcext:value-type="float">
            <text:p>-1.2250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6" calcext:value-type="float">
            <text:p>21032006</text:p>
          </table:table-cell>
          <table:table-cell office:value-type="float" office:value="17.48171" calcext:value-type="float">
            <text:p>17.48171</text:p>
          </table:table-cell>
          <table:table-cell office:value-type="float" office:value="0.38" calcext:value-type="float">
            <text:p>0.38</text:p>
          </table:table-cell>
          <table:table-cell office:value-type="float" office:value="-3.89" calcext:value-type="float">
            <text:p>-3.89</text:p>
          </table:table-cell>
          <table:table-cell office:value-type="float" office:value="0.5539848" calcext:value-type="float">
            <text:p>0.5539848</text:p>
          </table:table-cell>
          <table:table-cell office:value-type="float" office:value="0.4060118" calcext:value-type="float">
            <text:p>0.4060118</text:p>
          </table:table-cell>
          <table:table-cell office:value-type="float" office:value="398.088" calcext:value-type="float">
            <text:p>398.088</text:p>
          </table:table-cell>
          <table:table-cell office:value-type="float" office:value="2" calcext:value-type="float">
            <text:p>2</text:p>
          </table:table-cell>
          <table:table-cell office:value-type="float" office:value="12.42551" calcext:value-type="float">
            <text:p>12.42551</text:p>
          </table:table-cell>
          <table:table-cell office:value-type="float" office:value="-1.729248" calcext:value-type="float">
            <text:p>-1.729248</text:p>
          </table:table-cell>
          <table:table-cell office:value-type="float" office:value="8.125702" calcext:value-type="float">
            <text:p>8.125702</text:p>
          </table:table-cell>
          <table:table-cell office:value-type="float" office:value="-0.1436462" calcext:value-type="float">
            <text:p>-0.1436462</text:p>
          </table:table-cell>
          <table:table-cell office:value-type="float" office:value="6.007477" calcext:value-type="float">
            <text:p>6.007477</text:p>
          </table:table-cell>
          <table:table-cell office:value-type="float" office:value="0.8154602" calcext:value-type="float">
            <text:p>0.8154602</text:p>
          </table:table-cell>
          <table:table-cell office:value-type="float" office:value="4.902863" calcext:value-type="float">
            <text:p>4.902863</text:p>
          </table:table-cell>
          <table:table-cell office:value-type="float" office:value="1.732819" calcext:value-type="float">
            <text:p>1.732819</text:p>
          </table:table-cell>
          <table:table-cell office:value-type="float" office:value="4.422791" calcext:value-type="float">
            <text:p>4.422791</text:p>
          </table:table-cell>
          <table:table-cell office:value-type="float" office:value="2.369812" calcext:value-type="float">
            <text:p>2.369812</text:p>
          </table:table-cell>
          <table:table-cell office:value-type="float" office:value="4.119446" calcext:value-type="float">
            <text:p>4.119446</text:p>
          </table:table-cell>
          <table:table-cell office:value-type="float" office:value="3.081787" calcext:value-type="float">
            <text:p>3.081787</text:p>
          </table:table-cell>
          <table:table-cell office:value-type="float" office:value="4.254791" calcext:value-type="float">
            <text:p>4.254791</text:p>
          </table:table-cell>
          <table:table-cell office:value-type="float" office:value="3.677521" calcext:value-type="float">
            <text:p>3.677521</text:p>
          </table:table-cell>
          <table:table-cell office:value-type="float" office:value="4.749664" calcext:value-type="float">
            <text:p>4.749664</text:p>
          </table:table-cell>
          <table:table-cell office:value-type="float" office:value="4.450928" calcext:value-type="float">
            <text:p>4.450928</text:p>
          </table:table-cell>
          <table:table-cell office:value-type="float" office:value="5.325531" calcext:value-type="float">
            <text:p>5.325531</text:p>
          </table:table-cell>
          <table:table-cell office:value-type="float" office:value="5.139343" calcext:value-type="float">
            <text:p>5.139343</text:p>
          </table:table-cell>
          <table:table-cell office:value-type="float" office:value="5.595032" calcext:value-type="float">
            <text:p>5.595032</text:p>
          </table:table-cell>
          <table:table-cell office:value-type="float" office:value="5.536469" calcext:value-type="float">
            <text:p>5.536469</text:p>
          </table:table-cell>
          <table:table-cell office:value-type="float" office:value="5.690765" calcext:value-type="float">
            <text:p>5.690765</text:p>
          </table:table-cell>
          <table:table-cell office:value-type="float" office:value="5.685059" calcext:value-type="float">
            <text:p>5.685059</text:p>
          </table:table-cell>
          <table:table-cell office:value-type="float" office:value="5.804047" calcext:value-type="float">
            <text:p>5.804047</text:p>
          </table:table-cell>
          <table:table-cell office:value-type="float" office:value="5.786285" calcext:value-type="float">
            <text:p>5.786285</text:p>
          </table:table-cell>
          <table:table-cell office:value-type="float" office:value="5.990234" calcext:value-type="float">
            <text:p>5.990234</text:p>
          </table:table-cell>
          <table:table-cell office:value-type="float" office:value="5.969452" calcext:value-type="float">
            <text:p>5.969452</text:p>
          </table:table-cell>
          <table:table-cell office:value-type="float" office:value="6.233978" calcext:value-type="float">
            <text:p>6.233978</text:p>
          </table:table-cell>
          <table:table-cell office:value-type="float" office:value="6.215729" calcext:value-type="float">
            <text:p>6.215729</text:p>
          </table:table-cell>
          <table:table-cell office:value-type="float" office:value="12.42551" calcext:value-type="float">
            <text:p>12.42551</text:p>
          </table:table-cell>
          <table:table-cell office:value-type="float" office:value="-1.696808" calcext:value-type="float">
            <text:p>-1.6968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6" calcext:value-type="float">
            <text:p>22032006</text:p>
          </table:table-cell>
          <table:table-cell office:value-type="float" office:value="22.17233" calcext:value-type="float">
            <text:p>22.17233</text:p>
          </table:table-cell>
          <table:table-cell office:value-type="float" office:value="0" calcext:value-type="float">
            <text:p>0</text:p>
          </table:table-cell>
          <table:table-cell office:value-type="float" office:value="-6.92" calcext:value-type="float">
            <text:p>-6.92</text:p>
          </table:table-cell>
          <table:table-cell office:value-type="float" office:value="0.539086" calcext:value-type="float">
            <text:p>0.539086</text:p>
          </table:table-cell>
          <table:table-cell office:value-type="float" office:value="0.3237022" calcext:value-type="float">
            <text:p>0.3237022</text:p>
          </table:table-cell>
          <table:table-cell office:value-type="float" office:value="254.052" calcext:value-type="float">
            <text:p>254.052</text:p>
          </table:table-cell>
          <table:table-cell office:value-type="float" office:value="0" calcext:value-type="float">
            <text:p>0</text:p>
          </table:table-cell>
          <table:table-cell office:value-type="float" office:value="16.97781" calcext:value-type="float">
            <text:p>16.97781</text:p>
          </table:table-cell>
          <table:table-cell office:value-type="float" office:value="-2.779877" calcext:value-type="float">
            <text:p>-2.779877</text:p>
          </table:table-cell>
          <table:table-cell office:value-type="float" office:value="11.68906" calcext:value-type="float">
            <text:p>11.68906</text:p>
          </table:table-cell>
          <table:table-cell office:value-type="float" office:value="-0.2707825" calcext:value-type="float">
            <text:p>-0.2707825</text:p>
          </table:table-cell>
          <table:table-cell office:value-type="float" office:value="8.39975" calcext:value-type="float">
            <text:p>8.39975</text:p>
          </table:table-cell>
          <table:table-cell office:value-type="float" office:value="0.7493591" calcext:value-type="float">
            <text:p>0.7493591</text:p>
          </table:table-cell>
          <table:table-cell office:value-type="float" office:value="6.312897" calcext:value-type="float">
            <text:p>6.312897</text:p>
          </table:table-cell>
          <table:table-cell office:value-type="float" office:value="1.695709" calcext:value-type="float">
            <text:p>1.695709</text:p>
          </table:table-cell>
          <table:table-cell office:value-type="float" office:value="5.321686" calcext:value-type="float">
            <text:p>5.321686</text:p>
          </table:table-cell>
          <table:table-cell office:value-type="float" office:value="2.318451" calcext:value-type="float">
            <text:p>2.318451</text:p>
          </table:table-cell>
          <table:table-cell office:value-type="float" office:value="4.552307" calcext:value-type="float">
            <text:p>4.552307</text:p>
          </table:table-cell>
          <table:table-cell office:value-type="float" office:value="2.994476" calcext:value-type="float">
            <text:p>2.994476</text:p>
          </table:table-cell>
          <table:table-cell office:value-type="float" office:value="4.394897" calcext:value-type="float">
            <text:p>4.394897</text:p>
          </table:table-cell>
          <table:table-cell office:value-type="float" office:value="3.552856" calcext:value-type="float">
            <text:p>3.552856</text:p>
          </table:table-cell>
          <table:table-cell office:value-type="float" office:value="4.475037" calcext:value-type="float">
            <text:p>4.475037</text:p>
          </table:table-cell>
          <table:table-cell office:value-type="float" office:value="4.287842" calcext:value-type="float">
            <text:p>4.287842</text:p>
          </table:table-cell>
          <table:table-cell office:value-type="float" office:value="5.137604" calcext:value-type="float">
            <text:p>5.137604</text:p>
          </table:table-cell>
          <table:table-cell office:value-type="float" office:value="4.982819" calcext:value-type="float">
            <text:p>4.982819</text:p>
          </table:table-cell>
          <table:table-cell office:value-type="float" office:value="5.535736" calcext:value-type="float">
            <text:p>5.535736</text:p>
          </table:table-cell>
          <table:table-cell office:value-type="float" office:value="5.463226" calcext:value-type="float">
            <text:p>5.463226</text:p>
          </table:table-cell>
          <table:table-cell office:value-type="float" office:value="5.684937" calcext:value-type="float">
            <text:p>5.684937</text:p>
          </table:table-cell>
          <table:table-cell office:value-type="float" office:value="5.666656" calcext:value-type="float">
            <text:p>5.666656</text:p>
          </table:table-cell>
          <table:table-cell office:value-type="float" office:value="5.81488" calcext:value-type="float">
            <text:p>5.81488</text:p>
          </table:table-cell>
          <table:table-cell office:value-type="float" office:value="5.804169" calcext:value-type="float">
            <text:p>5.804169</text:p>
          </table:table-cell>
          <table:table-cell office:value-type="float" office:value="6.009491" calcext:value-type="float">
            <text:p>6.009491</text:p>
          </table:table-cell>
          <table:table-cell office:value-type="float" office:value="5.990448" calcext:value-type="float">
            <text:p>5.990448</text:p>
          </table:table-cell>
          <table:table-cell office:value-type="float" office:value="6.252686" calcext:value-type="float">
            <text:p>6.252686</text:p>
          </table:table-cell>
          <table:table-cell office:value-type="float" office:value="6.234192" calcext:value-type="float">
            <text:p>6.234192</text:p>
          </table:table-cell>
          <table:table-cell office:value-type="float" office:value="16.97781" calcext:value-type="float">
            <text:p>16.97781</text:p>
          </table:table-cell>
          <table:table-cell office:value-type="float" office:value="-2.761383" calcext:value-type="float">
            <text:p>-2.7613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6" calcext:value-type="float">
            <text:p>23032006</text:p>
          </table:table-cell>
          <table:table-cell office:value-type="float" office:value="22.68686" calcext:value-type="float">
            <text:p>22.68686</text:p>
          </table:table-cell>
          <table:table-cell office:value-type="float" office:value="1.16" calcext:value-type="float">
            <text:p>1.16</text:p>
          </table:table-cell>
          <table:table-cell office:value-type="float" office:value="-9.61" calcext:value-type="float">
            <text:p>-9.61</text:p>
          </table:table-cell>
          <table:table-cell office:value-type="float" office:value="0.5857287" calcext:value-type="float">
            <text:p>0.5857287</text:p>
          </table:table-cell>
          <table:table-cell office:value-type="float" office:value="0.2635717" calcext:value-type="float">
            <text:p>0.2635717</text:p>
          </table:table-cell>
          <table:table-cell office:value-type="float" office:value="379.944" calcext:value-type="float">
            <text:p>379.944</text:p>
          </table:table-cell>
          <table:table-cell office:value-type="float" office:value="0" calcext:value-type="float">
            <text:p>0</text:p>
          </table:table-cell>
          <table:table-cell office:value-type="float" office:value="20.31735" calcext:value-type="float">
            <text:p>20.31735</text:p>
          </table:table-cell>
          <table:table-cell office:value-type="float" office:value="-6.000092" calcext:value-type="float">
            <text:p>-6.000092</text:p>
          </table:table-cell>
          <table:table-cell office:value-type="float" office:value="13.21722" calcext:value-type="float">
            <text:p>13.21722</text:p>
          </table:table-cell>
          <table:table-cell office:value-type="float" office:value="-0.743103" calcext:value-type="float">
            <text:p>-0.743103</text:p>
          </table:table-cell>
          <table:table-cell office:value-type="float" office:value="9.269501" calcext:value-type="float">
            <text:p>9.269501</text:p>
          </table:table-cell>
          <table:table-cell office:value-type="float" office:value="0.5295105" calcext:value-type="float">
            <text:p>0.5295105</text:p>
          </table:table-cell>
          <table:table-cell office:value-type="float" office:value="6.856842" calcext:value-type="float">
            <text:p>6.856842</text:p>
          </table:table-cell>
          <table:table-cell office:value-type="float" office:value="1.64859" calcext:value-type="float">
            <text:p>1.64859</text:p>
          </table:table-cell>
          <table:table-cell office:value-type="float" office:value="5.693329" calcext:value-type="float">
            <text:p>5.693329</text:p>
          </table:table-cell>
          <table:table-cell office:value-type="float" office:value="2.347351" calcext:value-type="float">
            <text:p>2.347351</text:p>
          </table:table-cell>
          <table:table-cell office:value-type="float" office:value="4.769836" calcext:value-type="float">
            <text:p>4.769836</text:p>
          </table:table-cell>
          <table:table-cell office:value-type="float" office:value="3.032135" calcext:value-type="float">
            <text:p>3.032135</text:p>
          </table:table-cell>
          <table:table-cell office:value-type="float" office:value="4.517212" calcext:value-type="float">
            <text:p>4.517212</text:p>
          </table:table-cell>
          <table:table-cell office:value-type="float" office:value="3.570953" calcext:value-type="float">
            <text:p>3.570953</text:p>
          </table:table-cell>
          <table:table-cell office:value-type="float" office:value="4.416046" calcext:value-type="float">
            <text:p>4.416046</text:p>
          </table:table-cell>
          <table:table-cell office:value-type="float" office:value="4.260925" calcext:value-type="float">
            <text:p>4.260925</text:p>
          </table:table-cell>
          <table:table-cell office:value-type="float" office:value="4.981689" calcext:value-type="float">
            <text:p>4.981689</text:p>
          </table:table-cell>
          <table:table-cell office:value-type="float" office:value="4.885803" calcext:value-type="float">
            <text:p>4.885803</text:p>
          </table:table-cell>
          <table:table-cell office:value-type="float" office:value="5.462433" calcext:value-type="float">
            <text:p>5.462433</text:p>
          </table:table-cell>
          <table:table-cell office:value-type="float" office:value="5.390717" calcext:value-type="float">
            <text:p>5.390717</text:p>
          </table:table-cell>
          <table:table-cell office:value-type="float" office:value="5.666412" calcext:value-type="float">
            <text:p>5.666412</text:p>
          </table:table-cell>
          <table:table-cell office:value-type="float" office:value="5.639832" calcext:value-type="float">
            <text:p>5.639832</text:p>
          </table:table-cell>
          <table:table-cell office:value-type="float" office:value="5.819397" calcext:value-type="float">
            <text:p>5.819397</text:p>
          </table:table-cell>
          <table:table-cell office:value-type="float" office:value="5.814941" calcext:value-type="float">
            <text:p>5.814941</text:p>
          </table:table-cell>
          <table:table-cell office:value-type="float" office:value="6.026367" calcext:value-type="float">
            <text:p>6.026367</text:p>
          </table:table-cell>
          <table:table-cell office:value-type="float" office:value="6.009674" calcext:value-type="float">
            <text:p>6.009674</text:p>
          </table:table-cell>
          <table:table-cell office:value-type="float" office:value="6.270752" calcext:value-type="float">
            <text:p>6.270752</text:p>
          </table:table-cell>
          <table:table-cell office:value-type="float" office:value="6.252899" calcext:value-type="float">
            <text:p>6.252899</text:p>
          </table:table-cell>
          <table:table-cell office:value-type="float" office:value="20.31735" calcext:value-type="float">
            <text:p>20.31735</text:p>
          </table:table-cell>
          <table:table-cell office:value-type="float" office:value="-6.000092" calcext:value-type="float">
            <text:p>-6.0000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6" calcext:value-type="float">
            <text:p>24032006</text:p>
          </table:table-cell>
          <table:table-cell office:value-type="float" office:value="16.80095" calcext:value-type="float">
            <text:p>16.80095</text:p>
          </table:table-cell>
          <table:table-cell office:value-type="float" office:value="1.54" calcext:value-type="float">
            <text:p>1.54</text:p>
          </table:table-cell>
          <table:table-cell office:value-type="float" office:value="-9.14" calcext:value-type="float">
            <text:p>-9.14</text:p>
          </table:table-cell>
          <table:table-cell office:value-type="float" office:value="0.6017783" calcext:value-type="float">
            <text:p>0.6017783</text:p>
          </table:table-cell>
          <table:table-cell office:value-type="float" office:value="0.2732891" calcext:value-type="float">
            <text:p>0.2732891</text:p>
          </table:table-cell>
          <table:table-cell office:value-type="float" office:value="273.744" calcext:value-type="float">
            <text:p>273.744</text:p>
          </table:table-cell>
          <table:table-cell office:value-type="float" office:value="0" calcext:value-type="float">
            <text:p>0</text:p>
          </table:table-cell>
          <table:table-cell office:value-type="float" office:value="14.31091" calcext:value-type="float">
            <text:p>14.31091</text:p>
          </table:table-cell>
          <table:table-cell office:value-type="float" office:value="-6.479492" calcext:value-type="float">
            <text:p>-6.479492</text:p>
          </table:table-cell>
          <table:table-cell office:value-type="float" office:value="9.407196" calcext:value-type="float">
            <text:p>9.407196</text:p>
          </table:table-cell>
          <table:table-cell office:value-type="float" office:value="-0.8616333" calcext:value-type="float">
            <text:p>-0.8616333</text:p>
          </table:table-cell>
          <table:table-cell office:value-type="float" office:value="6.756012" calcext:value-type="float">
            <text:p>6.756012</text:p>
          </table:table-cell>
          <table:table-cell office:value-type="float" office:value="0.5268555" calcext:value-type="float">
            <text:p>0.5268555</text:p>
          </table:table-cell>
          <table:table-cell office:value-type="float" office:value="5.219482" calcext:value-type="float">
            <text:p>5.219482</text:p>
          </table:table-cell>
          <table:table-cell office:value-type="float" office:value="1.716797" calcext:value-type="float">
            <text:p>1.716797</text:p>
          </table:table-cell>
          <table:table-cell office:value-type="float" office:value="4.592255" calcext:value-type="float">
            <text:p>4.592255</text:p>
          </table:table-cell>
          <table:table-cell office:value-type="float" office:value="2.444458" calcext:value-type="float">
            <text:p>2.444458</text:p>
          </table:table-cell>
          <table:table-cell office:value-type="float" office:value="4.519775" calcext:value-type="float">
            <text:p>4.519775</text:p>
          </table:table-cell>
          <table:table-cell office:value-type="float" office:value="3.121552" calcext:value-type="float">
            <text:p>3.121552</text:p>
          </table:table-cell>
          <table:table-cell office:value-type="float" office:value="4.508636" calcext:value-type="float">
            <text:p>4.508636</text:p>
          </table:table-cell>
          <table:table-cell office:value-type="float" office:value="3.632874" calcext:value-type="float">
            <text:p>3.632874</text:p>
          </table:table-cell>
          <table:table-cell office:value-type="float" office:value="4.42511" calcext:value-type="float">
            <text:p>4.42511</text:p>
          </table:table-cell>
          <table:table-cell office:value-type="float" office:value="4.267212" calcext:value-type="float">
            <text:p>4.267212</text:p>
          </table:table-cell>
          <table:table-cell office:value-type="float" office:value="4.885193" calcext:value-type="float">
            <text:p>4.885193</text:p>
          </table:table-cell>
          <table:table-cell office:value-type="float" office:value="4.826141" calcext:value-type="float">
            <text:p>4.826141</text:p>
          </table:table-cell>
          <table:table-cell office:value-type="float" office:value="5.389984" calcext:value-type="float">
            <text:p>5.389984</text:p>
          </table:table-cell>
          <table:table-cell office:value-type="float" office:value="5.328186" calcext:value-type="float">
            <text:p>5.328186</text:p>
          </table:table-cell>
          <table:table-cell office:value-type="float" office:value="5.639526" calcext:value-type="float">
            <text:p>5.639526</text:p>
          </table:table-cell>
          <table:table-cell office:value-type="float" office:value="5.610168" calcext:value-type="float">
            <text:p>5.610168</text:p>
          </table:table-cell>
          <table:table-cell office:value-type="float" office:value="5.819672" calcext:value-type="float">
            <text:p>5.819672</text:p>
          </table:table-cell>
          <table:table-cell office:value-type="float" office:value="5.818756" calcext:value-type="float">
            <text:p>5.818756</text:p>
          </table:table-cell>
          <table:table-cell office:value-type="float" office:value="6.040375" calcext:value-type="float">
            <text:p>6.040375</text:p>
          </table:table-cell>
          <table:table-cell office:value-type="float" office:value="6.02655" calcext:value-type="float">
            <text:p>6.02655</text:p>
          </table:table-cell>
          <table:table-cell office:value-type="float" office:value="6.288086" calcext:value-type="float">
            <text:p>6.288086</text:p>
          </table:table-cell>
          <table:table-cell office:value-type="float" office:value="6.270935" calcext:value-type="float">
            <text:p>6.270935</text:p>
          </table:table-cell>
          <table:table-cell office:value-type="float" office:value="14.31091" calcext:value-type="float">
            <text:p>14.31091</text:p>
          </table:table-cell>
          <table:table-cell office:value-type="float" office:value="-6.479492" calcext:value-type="float">
            <text:p>-6.4794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6" calcext:value-type="float">
            <text:p>25032006</text:p>
          </table:table-cell>
          <table:table-cell office:value-type="float" office:value="15.33085" calcext:value-type="float">
            <text:p>15.33085</text:p>
          </table:table-cell>
          <table:table-cell office:value-type="float" office:value="3.63" calcext:value-type="float">
            <text:p>3.63</text:p>
          </table:table-cell>
          <table:table-cell office:value-type="float" office:value="-2.99" calcext:value-type="float">
            <text:p>-2.99</text:p>
          </table:table-cell>
          <table:table-cell office:value-type="float" office:value="0.671871" calcext:value-type="float">
            <text:p>0.671871</text:p>
          </table:table-cell>
          <table:table-cell office:value-type="float" office:value="0.4338503" calcext:value-type="float">
            <text:p>0.4338503</text:p>
          </table:table-cell>
          <table:table-cell office:value-type="float" office:value="134.82" calcext:value-type="float">
            <text:p>134.82</text:p>
          </table:table-cell>
          <table:table-cell office:value-type="float" office:value="0" calcext:value-type="float">
            <text:p>0</text:p>
          </table:table-cell>
          <table:table-cell office:value-type="float" office:value="15.48755" calcext:value-type="float">
            <text:p>15.48755</text:p>
          </table:table-cell>
          <table:table-cell office:value-type="float" office:value="-2.753967" calcext:value-type="float">
            <text:p>-2.753967</text:p>
          </table:table-cell>
          <table:table-cell office:value-type="float" office:value="10.57736" calcext:value-type="float">
            <text:p>10.57736</text:p>
          </table:table-cell>
          <table:table-cell office:value-type="float" office:value="-0.3233337" calcext:value-type="float">
            <text:p>-0.3233337</text:p>
          </table:table-cell>
          <table:table-cell office:value-type="float" office:value="7.72995" calcext:value-type="float">
            <text:p>7.72995</text:p>
          </table:table-cell>
          <table:table-cell office:value-type="float" office:value="0.7072144" calcext:value-type="float">
            <text:p>0.7072144</text:p>
          </table:table-cell>
          <table:table-cell office:value-type="float" office:value="5.995453" calcext:value-type="float">
            <text:p>5.995453</text:p>
          </table:table-cell>
          <table:table-cell office:value-type="float" office:value="1.653168" calcext:value-type="float">
            <text:p>1.653168</text:p>
          </table:table-cell>
          <table:table-cell office:value-type="float" office:value="5.125122" calcext:value-type="float">
            <text:p>5.125122</text:p>
          </table:table-cell>
          <table:table-cell office:value-type="float" office:value="2.269318" calcext:value-type="float">
            <text:p>2.269318</text:p>
          </table:table-cell>
          <table:table-cell office:value-type="float" office:value="4.43811" calcext:value-type="float">
            <text:p>4.43811</text:p>
          </table:table-cell>
          <table:table-cell office:value-type="float" office:value="2.919647" calcext:value-type="float">
            <text:p>2.919647</text:p>
          </table:table-cell>
          <table:table-cell office:value-type="float" office:value="4.27182" calcext:value-type="float">
            <text:p>4.27182</text:p>
          </table:table-cell>
          <table:table-cell office:value-type="float" office:value="3.445343" calcext:value-type="float">
            <text:p>3.445343</text:p>
          </table:table-cell>
          <table:table-cell office:value-type="float" office:value="4.303436" calcext:value-type="float">
            <text:p>4.303436</text:p>
          </table:table-cell>
          <table:table-cell office:value-type="float" office:value="4.122314" calcext:value-type="float">
            <text:p>4.122314</text:p>
          </table:table-cell>
          <table:table-cell office:value-type="float" office:value="4.82547" calcext:value-type="float">
            <text:p>4.82547</text:p>
          </table:table-cell>
          <table:table-cell office:value-type="float" office:value="4.742798" calcext:value-type="float">
            <text:p>4.742798</text:p>
          </table:table-cell>
          <table:table-cell office:value-type="float" office:value="5.327576" calcext:value-type="float">
            <text:p>5.327576</text:p>
          </table:table-cell>
          <table:table-cell office:value-type="float" office:value="5.270752" calcext:value-type="float">
            <text:p>5.270752</text:p>
          </table:table-cell>
          <table:table-cell office:value-type="float" office:value="5.609863" calcext:value-type="float">
            <text:p>5.609863</text:p>
          </table:table-cell>
          <table:table-cell office:value-type="float" office:value="5.579498" calcext:value-type="float">
            <text:p>5.579498</text:p>
          </table:table-cell>
          <table:table-cell office:value-type="float" office:value="5.818787" calcext:value-type="float">
            <text:p>5.818787</text:p>
          </table:table-cell>
          <table:table-cell office:value-type="float" office:value="5.814148" calcext:value-type="float">
            <text:p>5.814148</text:p>
          </table:table-cell>
          <table:table-cell office:value-type="float" office:value="6.051453" calcext:value-type="float">
            <text:p>6.051453</text:p>
          </table:table-cell>
          <table:table-cell office:value-type="float" office:value="6.040497" calcext:value-type="float">
            <text:p>6.040497</text:p>
          </table:table-cell>
          <table:table-cell office:value-type="float" office:value="6.303955" calcext:value-type="float">
            <text:p>6.303955</text:p>
          </table:table-cell>
          <table:table-cell office:value-type="float" office:value="6.288269" calcext:value-type="float">
            <text:p>6.288269</text:p>
          </table:table-cell>
          <table:table-cell office:value-type="float" office:value="15.48755" calcext:value-type="float">
            <text:p>15.48755</text:p>
          </table:table-cell>
          <table:table-cell office:value-type="float" office:value="-2.753967" calcext:value-type="float">
            <text:p>-2.7539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6" calcext:value-type="float">
            <text:p>26032006</text:p>
          </table:table-cell>
          <table:table-cell office:value-type="float" office:value="18.06383" calcext:value-type="float">
            <text:p>18.06383</text:p>
          </table:table-cell>
          <table:table-cell office:value-type="float" office:value="11.72" calcext:value-type="float">
            <text:p>11.72</text:p>
          </table:table-cell>
          <table:table-cell office:value-type="float" office:value="-3.89" calcext:value-type="float">
            <text:p>-3.89</text:p>
          </table:table-cell>
          <table:table-cell office:value-type="float" office:value="0.8303487" calcext:value-type="float">
            <text:p>0.8303487</text:p>
          </table:table-cell>
          <table:table-cell office:value-type="float" office:value="0.4060118" calcext:value-type="float">
            <text:p>0.4060118</text:p>
          </table:table-cell>
          <table:table-cell office:value-type="float" office:value="525.132" calcext:value-type="float">
            <text:p>525.132</text:p>
          </table:table-cell>
          <table:table-cell office:value-type="float" office:value="0.9" calcext:value-type="float">
            <text:p>0.9</text:p>
          </table:table-cell>
          <table:table-cell office:value-type="float" office:value="21.64395" calcext:value-type="float">
            <text:p>21.64395</text:p>
          </table:table-cell>
          <table:table-cell office:value-type="float" office:value="-2.872009" calcext:value-type="float">
            <text:p>-2.872009</text:p>
          </table:table-cell>
          <table:table-cell office:value-type="float" office:value="14.64816" calcext:value-type="float">
            <text:p>14.64816</text:p>
          </table:table-cell>
          <table:table-cell office:value-type="float" office:value="-0.3251953" calcext:value-type="float">
            <text:p>-0.3251953</text:p>
          </table:table-cell>
          <table:table-cell office:value-type="float" office:value="10.9061" calcext:value-type="float">
            <text:p>10.9061</text:p>
          </table:table-cell>
          <table:table-cell office:value-type="float" office:value="0.8126526" calcext:value-type="float">
            <text:p>0.8126526</text:p>
          </table:table-cell>
          <table:table-cell office:value-type="float" office:value="8.268219" calcext:value-type="float">
            <text:p>8.268219</text:p>
          </table:table-cell>
          <table:table-cell office:value-type="float" office:value="1.830933" calcext:value-type="float">
            <text:p>1.830933</text:p>
          </table:table-cell>
          <table:table-cell office:value-type="float" office:value="6.853485" calcext:value-type="float">
            <text:p>6.853485</text:p>
          </table:table-cell>
          <table:table-cell office:value-type="float" office:value="2.475342" calcext:value-type="float">
            <text:p>2.475342</text:p>
          </table:table-cell>
          <table:table-cell office:value-type="float" office:value="5.744781" calcext:value-type="float">
            <text:p>5.744781</text:p>
          </table:table-cell>
          <table:table-cell office:value-type="float" office:value="3.141754" calcext:value-type="float">
            <text:p>3.141754</text:p>
          </table:table-cell>
          <table:table-cell office:value-type="float" office:value="5.147491" calcext:value-type="float">
            <text:p>5.147491</text:p>
          </table:table-cell>
          <table:table-cell office:value-type="float" office:value="3.60498" calcext:value-type="float">
            <text:p>3.60498</text:p>
          </table:table-cell>
          <table:table-cell office:value-type="float" office:value="4.420166" calcext:value-type="float">
            <text:p>4.420166</text:p>
          </table:table-cell>
          <table:table-cell office:value-type="float" office:value="4.166138" calcext:value-type="float">
            <text:p>4.166138</text:p>
          </table:table-cell>
          <table:table-cell office:value-type="float" office:value="4.742218" calcext:value-type="float">
            <text:p>4.742218</text:p>
          </table:table-cell>
          <table:table-cell office:value-type="float" office:value="4.703278" calcext:value-type="float">
            <text:p>4.703278</text:p>
          </table:table-cell>
          <table:table-cell office:value-type="float" office:value="5.270142" calcext:value-type="float">
            <text:p>5.270142</text:p>
          </table:table-cell>
          <table:table-cell office:value-type="float" office:value="5.217834" calcext:value-type="float">
            <text:p>5.217834</text:p>
          </table:table-cell>
          <table:table-cell office:value-type="float" office:value="5.579163" calcext:value-type="float">
            <text:p>5.579163</text:p>
          </table:table-cell>
          <table:table-cell office:value-type="float" office:value="5.548889" calcext:value-type="float">
            <text:p>5.548889</text:p>
          </table:table-cell>
          <table:table-cell office:value-type="float" office:value="5.814117" calcext:value-type="float">
            <text:p>5.814117</text:p>
          </table:table-cell>
          <table:table-cell office:value-type="float" office:value="5.806396" calcext:value-type="float">
            <text:p>5.806396</text:p>
          </table:table-cell>
          <table:table-cell office:value-type="float" office:value="6.059692" calcext:value-type="float">
            <text:p>6.059692</text:p>
          </table:table-cell>
          <table:table-cell office:value-type="float" office:value="6.051544" calcext:value-type="float">
            <text:p>6.051544</text:p>
          </table:table-cell>
          <table:table-cell office:value-type="float" office:value="6.317841" calcext:value-type="float">
            <text:p>6.317841</text:p>
          </table:table-cell>
          <table:table-cell office:value-type="float" office:value="6.304077" calcext:value-type="float">
            <text:p>6.304077</text:p>
          </table:table-cell>
          <table:table-cell office:value-type="float" office:value="21.64395" calcext:value-type="float">
            <text:p>21.64395</text:p>
          </table:table-cell>
          <table:table-cell office:value-type="float" office:value="-2.872009" calcext:value-type="float">
            <text:p>-2.8720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6" calcext:value-type="float">
            <text:p>27032006</text:p>
          </table:table-cell>
          <table:table-cell office:value-type="float" office:value="4.8942" calcext:value-type="float">
            <text:p>4.8942</text:p>
          </table:table-cell>
          <table:table-cell office:value-type="float" office:value="6.26" calcext:value-type="float">
            <text:p>6.26</text:p>
          </table:table-cell>
          <table:table-cell office:value-type="float" office:value="3.22" calcext:value-type="float">
            <text:p>3.22</text:p>
          </table:table-cell>
          <table:table-cell office:value-type="float" office:value="0.8367411" calcext:value-type="float">
            <text:p>0.8367411</text:p>
          </table:table-cell>
          <table:table-cell office:value-type="float" office:value="0.677563" calcext:value-type="float">
            <text:p>0.677563</text:p>
          </table:table-cell>
          <table:table-cell office:value-type="float" office:value="406.692" calcext:value-type="float">
            <text:p>406.692</text:p>
          </table:table-cell>
          <table:table-cell office:value-type="float" office:value="1.5" calcext:value-type="float">
            <text:p>1.5</text:p>
          </table:table-cell>
          <table:table-cell office:value-type="float" office:value="12.05911" calcext:value-type="float">
            <text:p>12.05911</text:p>
          </table:table-cell>
          <table:table-cell office:value-type="float" office:value="0.7158203" calcext:value-type="float">
            <text:p>0.7158203</text:p>
          </table:table-cell>
          <table:table-cell office:value-type="float" office:value="8.897461" calcext:value-type="float">
            <text:p>8.897461</text:p>
          </table:table-cell>
          <table:table-cell office:value-type="float" office:value="2.210083" calcext:value-type="float">
            <text:p>2.210083</text:p>
          </table:table-cell>
          <table:table-cell office:value-type="float" office:value="7.186859" calcext:value-type="float">
            <text:p>7.186859</text:p>
          </table:table-cell>
          <table:table-cell office:value-type="float" office:value="3.510986" calcext:value-type="float">
            <text:p>3.510986</text:p>
          </table:table-cell>
          <table:table-cell office:value-type="float" office:value="6.266754" calcext:value-type="float">
            <text:p>6.266754</text:p>
          </table:table-cell>
          <table:table-cell office:value-type="float" office:value="4.448303" calcext:value-type="float">
            <text:p>4.448303</text:p>
          </table:table-cell>
          <table:table-cell office:value-type="float" office:value="6.104889" calcext:value-type="float">
            <text:p>6.104889</text:p>
          </table:table-cell>
          <table:table-cell office:value-type="float" office:value="4.769196" calcext:value-type="float">
            <text:p>4.769196</text:p>
          </table:table-cell>
          <table:table-cell office:value-type="float" office:value="5.727264" calcext:value-type="float">
            <text:p>5.727264</text:p>
          </table:table-cell>
          <table:table-cell office:value-type="float" office:value="4.925781" calcext:value-type="float">
            <text:p>4.925781</text:p>
          </table:table-cell>
          <table:table-cell office:value-type="float" office:value="5.199982" calcext:value-type="float">
            <text:p>5.199982</text:p>
          </table:table-cell>
          <table:table-cell office:value-type="float" office:value="4.878937" calcext:value-type="float">
            <text:p>4.878937</text:p>
          </table:table-cell>
          <table:table-cell office:value-type="float" office:value="4.857544" calcext:value-type="float">
            <text:p>4.857544</text:p>
          </table:table-cell>
          <table:table-cell office:value-type="float" office:value="4.430603" calcext:value-type="float">
            <text:p>4.430603</text:p>
          </table:table-cell>
          <table:table-cell office:value-type="float" office:value="4.83194" calcext:value-type="float">
            <text:p>4.83194</text:p>
          </table:table-cell>
          <table:table-cell office:value-type="float" office:value="4.706787" calcext:value-type="float">
            <text:p>4.706787</text:p>
          </table:table-cell>
          <table:table-cell office:value-type="float" office:value="5.217316" calcext:value-type="float">
            <text:p>5.217316</text:p>
          </table:table-cell>
          <table:table-cell office:value-type="float" office:value="5.193237" calcext:value-type="float">
            <text:p>5.193237</text:p>
          </table:table-cell>
          <table:table-cell office:value-type="float" office:value="5.548553" calcext:value-type="float">
            <text:p>5.548553</text:p>
          </table:table-cell>
          <table:table-cell office:value-type="float" office:value="5.521454" calcext:value-type="float">
            <text:p>5.521454</text:p>
          </table:table-cell>
          <table:table-cell office:value-type="float" office:value="5.806305" calcext:value-type="float">
            <text:p>5.806305</text:p>
          </table:table-cell>
          <table:table-cell office:value-type="float" office:value="5.79657" calcext:value-type="float">
            <text:p>5.79657</text:p>
          </table:table-cell>
          <table:table-cell office:value-type="float" office:value="6.064911" calcext:value-type="float">
            <text:p>6.064911</text:p>
          </table:table-cell>
          <table:table-cell office:value-type="float" office:value="6.059753" calcext:value-type="float">
            <text:p>6.059753</text:p>
          </table:table-cell>
          <table:table-cell office:value-type="float" office:value="6.329834" calcext:value-type="float">
            <text:p>6.329834</text:p>
          </table:table-cell>
          <table:table-cell office:value-type="float" office:value="6.317963" calcext:value-type="float">
            <text:p>6.317963</text:p>
          </table:table-cell>
          <table:table-cell office:value-type="float" office:value="12.05911" calcext:value-type="float">
            <text:p>12.05911</text:p>
          </table:table-cell>
          <table:table-cell office:value-type="float" office:value="0.7685547" calcext:value-type="float">
            <text:p>0.76855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6" calcext:value-type="float">
            <text:p>28032006</text:p>
          </table:table-cell>
          <table:table-cell office:value-type="float" office:value="8.747281" calcext:value-type="float">
            <text:p>8.747281</text:p>
          </table:table-cell>
          <table:table-cell office:value-type="float" office:value="8.55" calcext:value-type="float">
            <text:p>8.55</text:p>
          </table:table-cell>
          <table:table-cell office:value-type="float" office:value="2.74" calcext:value-type="float">
            <text:p>2.74</text:p>
          </table:table-cell>
          <table:table-cell office:value-type="float" office:value="0.8689566" calcext:value-type="float">
            <text:p>0.8689566</text:p>
          </table:table-cell>
          <table:table-cell office:value-type="float" office:value="0.6550817" calcext:value-type="float">
            <text:p>0.6550817</text:p>
          </table:table-cell>
          <table:table-cell office:value-type="float" office:value="221.256" calcext:value-type="float">
            <text:p>221.256</text:p>
          </table:table-cell>
          <table:table-cell office:value-type="float" office:value="0" calcext:value-type="float">
            <text:p>0</text:p>
          </table:table-cell>
          <table:table-cell office:value-type="float" office:value="16.02576" calcext:value-type="float">
            <text:p>16.02576</text:p>
          </table:table-cell>
          <table:table-cell office:value-type="float" office:value="-0.2795105" calcext:value-type="float">
            <text:p>-0.2795105</text:p>
          </table:table-cell>
          <table:table-cell office:value-type="float" office:value="11.60947" calcext:value-type="float">
            <text:p>11.60947</text:p>
          </table:table-cell>
          <table:table-cell office:value-type="float" office:value="0.9330444" calcext:value-type="float">
            <text:p>0.9330444</text:p>
          </table:table-cell>
          <table:table-cell office:value-type="float" office:value="8.848083" calcext:value-type="float">
            <text:p>8.848083</text:p>
          </table:table-cell>
          <table:table-cell office:value-type="float" office:value="2.107574" calcext:value-type="float">
            <text:p>2.107574</text:p>
          </table:table-cell>
          <table:table-cell office:value-type="float" office:value="7.113708" calcext:value-type="float">
            <text:p>7.113708</text:p>
          </table:table-cell>
          <table:table-cell office:value-type="float" office:value="3.057678" calcext:value-type="float">
            <text:p>3.057678</text:p>
          </table:table-cell>
          <table:table-cell office:value-type="float" office:value="6.234314" calcext:value-type="float">
            <text:p>6.234314</text:p>
          </table:table-cell>
          <table:table-cell office:value-type="float" office:value="3.616241" calcext:value-type="float">
            <text:p>3.616241</text:p>
          </table:table-cell>
          <table:table-cell office:value-type="float" office:value="5.48822" calcext:value-type="float">
            <text:p>5.48822</text:p>
          </table:table-cell>
          <table:table-cell office:value-type="float" office:value="4.141327" calcext:value-type="float">
            <text:p>4.141327</text:p>
          </table:table-cell>
          <table:table-cell office:value-type="float" office:value="5.174866" calcext:value-type="float">
            <text:p>5.174866</text:p>
          </table:table-cell>
          <table:table-cell office:value-type="float" office:value="4.438354" calcext:value-type="float">
            <text:p>4.438354</text:p>
          </table:table-cell>
          <table:table-cell office:value-type="float" office:value="4.881561" calcext:value-type="float">
            <text:p>4.881561</text:p>
          </table:table-cell>
          <table:table-cell office:value-type="float" office:value="4.755798" calcext:value-type="float">
            <text:p>4.755798</text:p>
          </table:table-cell>
          <table:table-cell office:value-type="float" office:value="4.914703" calcext:value-type="float">
            <text:p>4.914703</text:p>
          </table:table-cell>
          <table:table-cell office:value-type="float" office:value="4.833405" calcext:value-type="float">
            <text:p>4.833405</text:p>
          </table:table-cell>
          <table:table-cell office:value-type="float" office:value="5.20047" calcext:value-type="float">
            <text:p>5.20047</text:p>
          </table:table-cell>
          <table:table-cell office:value-type="float" office:value="5.192993" calcext:value-type="float">
            <text:p>5.192993</text:p>
          </table:table-cell>
          <table:table-cell office:value-type="float" office:value="5.52124" calcext:value-type="float">
            <text:p>5.52124</text:p>
          </table:table-cell>
          <table:table-cell office:value-type="float" office:value="5.506226" calcext:value-type="float">
            <text:p>5.506226</text:p>
          </table:table-cell>
          <table:table-cell office:value-type="float" office:value="5.796448" calcext:value-type="float">
            <text:p>5.796448</text:p>
          </table:table-cell>
          <table:table-cell office:value-type="float" office:value="5.787476" calcext:value-type="float">
            <text:p>5.787476</text:p>
          </table:table-cell>
          <table:table-cell office:value-type="float" office:value="6.068909" calcext:value-type="float">
            <text:p>6.068909</text:p>
          </table:table-cell>
          <table:table-cell office:value-type="float" office:value="6.064972" calcext:value-type="float">
            <text:p>6.064972</text:p>
          </table:table-cell>
          <table:table-cell office:value-type="float" office:value="6.339417" calcext:value-type="float">
            <text:p>6.339417</text:p>
          </table:table-cell>
          <table:table-cell office:value-type="float" office:value="6.329956" calcext:value-type="float">
            <text:p>6.329956</text:p>
          </table:table-cell>
          <table:table-cell office:value-type="float" office:value="16.02576" calcext:value-type="float">
            <text:p>16.02576</text:p>
          </table:table-cell>
          <table:table-cell office:value-type="float" office:value="-0.2795105" calcext:value-type="float">
            <text:p>-0.27951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6" calcext:value-type="float">
            <text:p>29032006</text:p>
          </table:table-cell>
          <table:table-cell office:value-type="float" office:value="13.71024" calcext:value-type="float">
            <text:p>13.71024</text:p>
          </table:table-cell>
          <table:table-cell office:value-type="float" office:value="20.79" calcext:value-type="float">
            <text:p>20.79</text:p>
          </table:table-cell>
          <table:table-cell office:value-type="float" office:value="1.91" calcext:value-type="float">
            <text:p>1.91</text:p>
          </table:table-cell>
          <table:table-cell office:value-type="float" office:value="1.202833" calcext:value-type="float">
            <text:p>1.202833</text:p>
          </table:table-cell>
          <table:table-cell office:value-type="float" office:value="0.6177825" calcext:value-type="float">
            <text:p>0.6177825</text:p>
          </table:table-cell>
          <table:table-cell office:value-type="float" office:value="576.468" calcext:value-type="float">
            <text:p>576.468</text:p>
          </table:table-cell>
          <table:table-cell office:value-type="float" office:value="0.8" calcext:value-type="float">
            <text:p>0.8</text:p>
          </table:table-cell>
          <table:table-cell office:value-type="float" office:value="27.58972" calcext:value-type="float">
            <text:p>27.58972</text:p>
          </table:table-cell>
          <table:table-cell office:value-type="float" office:value="-0.2307739" calcext:value-type="float">
            <text:p>-0.2307739</text:p>
          </table:table-cell>
          <table:table-cell office:value-type="float" office:value="18.76694" calcext:value-type="float">
            <text:p>18.76694</text:p>
          </table:table-cell>
          <table:table-cell office:value-type="float" office:value="1.131104" calcext:value-type="float">
            <text:p>1.131104</text:p>
          </table:table-cell>
          <table:table-cell office:value-type="float" office:value="13.65552" calcext:value-type="float">
            <text:p>13.65552</text:p>
          </table:table-cell>
          <table:table-cell office:value-type="float" office:value="2.314301" calcext:value-type="float">
            <text:p>2.314301</text:p>
          </table:table-cell>
          <table:table-cell office:value-type="float" office:value="10.42224" calcext:value-type="float">
            <text:p>10.42224</text:p>
          </table:table-cell>
          <table:table-cell office:value-type="float" office:value="3.305908" calcext:value-type="float">
            <text:p>3.305908</text:p>
          </table:table-cell>
          <table:table-cell office:value-type="float" office:value="8.718689" calcext:value-type="float">
            <text:p>8.718689</text:p>
          </table:table-cell>
          <table:table-cell office:value-type="float" office:value="3.860352" calcext:value-type="float">
            <text:p>3.860352</text:p>
          </table:table-cell>
          <table:table-cell office:value-type="float" office:value="7.36734" calcext:value-type="float">
            <text:p>7.36734</text:p>
          </table:table-cell>
          <table:table-cell office:value-type="float" office:value="4.345856" calcext:value-type="float">
            <text:p>4.345856</text:p>
          </table:table-cell>
          <table:table-cell office:value-type="float" office:value="6.342926" calcext:value-type="float">
            <text:p>6.342926</text:p>
          </table:table-cell>
          <table:table-cell office:value-type="float" office:value="4.594086" calcext:value-type="float">
            <text:p>4.594086</text:p>
          </table:table-cell>
          <table:table-cell office:value-type="float" office:value="5.137451" calcext:value-type="float">
            <text:p>5.137451</text:p>
          </table:table-cell>
          <table:table-cell office:value-type="float" office:value="4.840668" calcext:value-type="float">
            <text:p>4.840668</text:p>
          </table:table-cell>
          <table:table-cell office:value-type="float" office:value="4.986389" calcext:value-type="float">
            <text:p>4.986389</text:p>
          </table:table-cell>
          <table:table-cell office:value-type="float" office:value="4.915405" calcext:value-type="float">
            <text:p>4.915405</text:p>
          </table:table-cell>
          <table:table-cell office:value-type="float" office:value="5.216095" calcext:value-type="float">
            <text:p>5.216095</text:p>
          </table:table-cell>
          <table:table-cell office:value-type="float" office:value="5.200562" calcext:value-type="float">
            <text:p>5.200562</text:p>
          </table:table-cell>
          <table:table-cell office:value-type="float" office:value="5.506134" calcext:value-type="float">
            <text:p>5.506134</text:p>
          </table:table-cell>
          <table:table-cell office:value-type="float" office:value="5.501099" calcext:value-type="float">
            <text:p>5.501099</text:p>
          </table:table-cell>
          <table:table-cell office:value-type="float" office:value="5.787384" calcext:value-type="float">
            <text:p>5.787384</text:p>
          </table:table-cell>
          <table:table-cell office:value-type="float" office:value="5.780518" calcext:value-type="float">
            <text:p>5.780518</text:p>
          </table:table-cell>
          <table:table-cell office:value-type="float" office:value="6.070892" calcext:value-type="float">
            <text:p>6.070892</text:p>
          </table:table-cell>
          <table:table-cell office:value-type="float" office:value="6.068878" calcext:value-type="float">
            <text:p>6.068878</text:p>
          </table:table-cell>
          <table:table-cell office:value-type="float" office:value="6.347351" calcext:value-type="float">
            <text:p>6.347351</text:p>
          </table:table-cell>
          <table:table-cell office:value-type="float" office:value="6.339508" calcext:value-type="float">
            <text:p>6.339508</text:p>
          </table:table-cell>
          <table:table-cell office:value-type="float" office:value="27.58972" calcext:value-type="float">
            <text:p>27.58972</text:p>
          </table:table-cell>
          <table:table-cell office:value-type="float" office:value="-0.2307739" calcext:value-type="float">
            <text:p>-0.23077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6" calcext:value-type="float">
            <text:p>30032006</text:p>
          </table:table-cell>
          <table:table-cell office:value-type="float" office:value="4.38804" calcext:value-type="float">
            <text:p>4.38804</text:p>
          </table:table-cell>
          <table:table-cell office:value-type="float" office:value="19.33" calcext:value-type="float">
            <text:p>19.33</text:p>
          </table:table-cell>
          <table:table-cell office:value-type="float" office:value="7.88" calcext:value-type="float">
            <text:p>7.88</text:p>
          </table:table-cell>
          <table:table-cell office:value-type="float" office:value="1.675023" calcext:value-type="float">
            <text:p>1.675023</text:p>
          </table:table-cell>
          <table:table-cell office:value-type="float" office:value="0.9176089" calcext:value-type="float">
            <text:p>0.9176089</text:p>
          </table:table-cell>
          <table:table-cell office:value-type="float" office:value="473.148" calcext:value-type="float">
            <text:p>473.148</text:p>
          </table:table-cell>
          <table:table-cell office:value-type="float" office:value="70.1" calcext:value-type="float">
            <text:p>70.1</text:p>
          </table:table-cell>
          <table:table-cell office:value-type="float" office:value="25.58649" calcext:value-type="float">
            <text:p>25.58649</text:p>
          </table:table-cell>
          <table:table-cell office:value-type="float" office:value="6.676086" calcext:value-type="float">
            <text:p>6.676086</text:p>
          </table:table-cell>
          <table:table-cell office:value-type="float" office:value="17.57343" calcext:value-type="float">
            <text:p>17.57343</text:p>
          </table:table-cell>
          <table:table-cell office:value-type="float" office:value="8.323853" calcext:value-type="float">
            <text:p>8.323853</text:p>
          </table:table-cell>
          <table:table-cell office:value-type="float" office:value="14.40057" calcext:value-type="float">
            <text:p>14.40057</text:p>
          </table:table-cell>
          <table:table-cell office:value-type="float" office:value="9.139709" calcext:value-type="float">
            <text:p>9.139709</text:p>
          </table:table-cell>
          <table:table-cell office:value-type="float" office:value="12.73126" calcext:value-type="float">
            <text:p>12.73126</text:p>
          </table:table-cell>
          <table:table-cell office:value-type="float" office:value="8.578735" calcext:value-type="float">
            <text:p>8.578735</text:p>
          </table:table-cell>
          <table:table-cell office:value-type="float" office:value="11.47452" calcext:value-type="float">
            <text:p>11.47452</text:p>
          </table:table-cell>
          <table:table-cell office:value-type="float" office:value="8.079865" calcext:value-type="float">
            <text:p>8.079865</text:p>
          </table:table-cell>
          <table:table-cell office:value-type="float" office:value="9.626801" calcext:value-type="float">
            <text:p>9.626801</text:p>
          </table:table-cell>
          <table:table-cell office:value-type="float" office:value="7.376953" calcext:value-type="float">
            <text:p>7.376953</text:p>
          </table:table-cell>
          <table:table-cell office:value-type="float" office:value="8.286621" calcext:value-type="float">
            <text:p>8.286621</text:p>
          </table:table-cell>
          <table:table-cell office:value-type="float" office:value="6.364777" calcext:value-type="float">
            <text:p>6.364777</text:p>
          </table:table-cell>
          <table:table-cell office:value-type="float" office:value="6.403076" calcext:value-type="float">
            <text:p>6.403076</text:p>
          </table:table-cell>
          <table:table-cell office:value-type="float" office:value="5.150787" calcext:value-type="float">
            <text:p>5.150787</text:p>
          </table:table-cell>
          <table:table-cell office:value-type="float" office:value="5.305145" calcext:value-type="float">
            <text:p>5.305145</text:p>
          </table:table-cell>
          <table:table-cell office:value-type="float" office:value="4.987976" calcext:value-type="float">
            <text:p>4.987976</text:p>
          </table:table-cell>
          <table:table-cell office:value-type="float" office:value="5.264893" calcext:value-type="float">
            <text:p>5.264893</text:p>
          </table:table-cell>
          <table:table-cell office:value-type="float" office:value="5.216339" calcext:value-type="float">
            <text:p>5.216339</text:p>
          </table:table-cell>
          <table:table-cell office:value-type="float" office:value="5.50647" calcext:value-type="float">
            <text:p>5.50647</text:p>
          </table:table-cell>
          <table:table-cell office:value-type="float" office:value="5.500946" calcext:value-type="float">
            <text:p>5.500946</text:p>
          </table:table-cell>
          <table:table-cell office:value-type="float" office:value="5.780457" calcext:value-type="float">
            <text:p>5.780457</text:p>
          </table:table-cell>
          <table:table-cell office:value-type="float" office:value="5.777344" calcext:value-type="float">
            <text:p>5.777344</text:p>
          </table:table-cell>
          <table:table-cell office:value-type="float" office:value="6.073303" calcext:value-type="float">
            <text:p>6.073303</text:p>
          </table:table-cell>
          <table:table-cell office:value-type="float" office:value="6.070892" calcext:value-type="float">
            <text:p>6.070892</text:p>
          </table:table-cell>
          <table:table-cell office:value-type="float" office:value="6.353668" calcext:value-type="float">
            <text:p>6.353668</text:p>
          </table:table-cell>
          <table:table-cell office:value-type="float" office:value="6.347412" calcext:value-type="float">
            <text:p>6.347412</text:p>
          </table:table-cell>
          <table:table-cell office:value-type="float" office:value="25.58649" calcext:value-type="float">
            <text:p>25.58649</text:p>
          </table:table-cell>
          <table:table-cell office:value-type="float" office:value="6.854004" calcext:value-type="float">
            <text:p>6.854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6" calcext:value-type="float">
            <text:p>31032006</text:p>
          </table:table-cell>
          <table:table-cell office:value-type="float" office:value="11.89368" calcext:value-type="float">
            <text:p>11.89368</text:p>
          </table:table-cell>
          <table:table-cell office:value-type="float" office:value="12.75" calcext:value-type="float">
            <text:p>12.75</text:p>
          </table:table-cell>
          <table:table-cell office:value-type="float" office:value="3.72" calcext:value-type="float">
            <text:p>3.72</text:p>
          </table:table-cell>
          <table:table-cell office:value-type="float" office:value="0.9963021" calcext:value-type="float">
            <text:p>0.9963021</text:p>
          </table:table-cell>
          <table:table-cell office:value-type="float" office:value="0.7017147" calcext:value-type="float">
            <text:p>0.7017147</text:p>
          </table:table-cell>
          <table:table-cell office:value-type="float" office:value="517.0681" calcext:value-type="float">
            <text:p>517.0681</text:p>
          </table:table-cell>
          <table:table-cell office:value-type="float" office:value="0" calcext:value-type="float">
            <text:p>0</text:p>
          </table:table-cell>
          <table:table-cell office:value-type="float" office:value="19.72791" calcext:value-type="float">
            <text:p>19.72791</text:p>
          </table:table-cell>
          <table:table-cell office:value-type="float" office:value="3.615387" calcext:value-type="float">
            <text:p>3.615387</text:p>
          </table:table-cell>
          <table:table-cell office:value-type="float" office:value="15.74915" calcext:value-type="float">
            <text:p>15.74915</text:p>
          </table:table-cell>
          <table:table-cell office:value-type="float" office:value="5.467529" calcext:value-type="float">
            <text:p>5.467529</text:p>
          </table:table-cell>
          <table:table-cell office:value-type="float" office:value="13.24124" calcext:value-type="float">
            <text:p>13.24124</text:p>
          </table:table-cell>
          <table:table-cell office:value-type="float" office:value="6.677582" calcext:value-type="float">
            <text:p>6.677582</text:p>
          </table:table-cell>
          <table:table-cell office:value-type="float" office:value="11.35376" calcext:value-type="float">
            <text:p>11.35376</text:p>
          </table:table-cell>
          <table:table-cell office:value-type="float" office:value="7.416992" calcext:value-type="float">
            <text:p>7.416992</text:p>
          </table:table-cell>
          <table:table-cell office:value-type="float" office:value="10.29745" calcext:value-type="float">
            <text:p>10.29745</text:p>
          </table:table-cell>
          <table:table-cell office:value-type="float" office:value="7.723938" calcext:value-type="float">
            <text:p>7.723938</text:p>
          </table:table-cell>
          <table:table-cell office:value-type="float" office:value="9.317047" calcext:value-type="float">
            <text:p>9.317047</text:p>
          </table:table-cell>
          <table:table-cell office:value-type="float" office:value="7.865906" calcext:value-type="float">
            <text:p>7.865906</text:p>
          </table:table-cell>
          <table:table-cell office:value-type="float" office:value="8.285675" calcext:value-type="float">
            <text:p>8.285675</text:p>
          </table:table-cell>
          <table:table-cell office:value-type="float" office:value="7.541443" calcext:value-type="float">
            <text:p>7.541443</text:p>
          </table:table-cell>
          <table:table-cell office:value-type="float" office:value="7.014435" calcext:value-type="float">
            <text:p>7.014435</text:p>
          </table:table-cell>
          <table:table-cell office:value-type="float" office:value="6.41861" calcext:value-type="float">
            <text:p>6.41861</text:p>
          </table:table-cell>
          <table:table-cell office:value-type="float" office:value="5.783539" calcext:value-type="float">
            <text:p>5.783539</text:p>
          </table:table-cell>
          <table:table-cell office:value-type="float" office:value="5.310303" calcext:value-type="float">
            <text:p>5.310303</text:p>
          </table:table-cell>
          <table:table-cell office:value-type="float" office:value="5.392181" calcext:value-type="float">
            <text:p>5.392181</text:p>
          </table:table-cell>
          <table:table-cell office:value-type="float" office:value="5.265808" calcext:value-type="float">
            <text:p>5.265808</text:p>
          </table:table-cell>
          <table:table-cell office:value-type="float" office:value="5.535522" calcext:value-type="float">
            <text:p>5.535522</text:p>
          </table:table-cell>
          <table:table-cell office:value-type="float" office:value="5.506622" calcext:value-type="float">
            <text:p>5.506622</text:p>
          </table:table-cell>
          <table:table-cell office:value-type="float" office:value="5.779541" calcext:value-type="float">
            <text:p>5.779541</text:p>
          </table:table-cell>
          <table:table-cell office:value-type="float" office:value="5.77713" calcext:value-type="float">
            <text:p>5.77713</text:p>
          </table:table-cell>
          <table:table-cell office:value-type="float" office:value="6.075623" calcext:value-type="float">
            <text:p>6.075623</text:p>
          </table:table-cell>
          <table:table-cell office:value-type="float" office:value="6.073334" calcext:value-type="float">
            <text:p>6.073334</text:p>
          </table:table-cell>
          <table:table-cell office:value-type="float" office:value="6.359192" calcext:value-type="float">
            <text:p>6.359192</text:p>
          </table:table-cell>
          <table:table-cell office:value-type="float" office:value="6.35376" calcext:value-type="float">
            <text:p>6.35376</text:p>
          </table:table-cell>
          <table:table-cell office:value-type="float" office:value="19.72791" calcext:value-type="float">
            <text:p>19.72791</text:p>
          </table:table-cell>
          <table:table-cell office:value-type="float" office:value="3.767883" calcext:value-type="float">
            <text:p>3.7678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6" calcext:value-type="float">
            <text:p>1042006</text:p>
          </table:table-cell>
          <table:table-cell office:value-type="float" office:value="21.97572" calcext:value-type="float">
            <text:p>21.97572</text:p>
          </table:table-cell>
          <table:table-cell office:value-type="float" office:value="18.92" calcext:value-type="float">
            <text:p>18.92</text:p>
          </table:table-cell>
          <table:table-cell office:value-type="float" office:value="-0.24" calcext:value-type="float">
            <text:p>-0.24</text:p>
          </table:table-cell>
          <table:table-cell office:value-type="float" office:value="1.185068" calcext:value-type="float">
            <text:p>1.185068</text:p>
          </table:table-cell>
          <table:table-cell office:value-type="float" office:value="0.5298636" calcext:value-type="float">
            <text:p>0.5298636</text:p>
          </table:table-cell>
          <table:table-cell office:value-type="float" office:value="312.336" calcext:value-type="float">
            <text:p>312.336</text:p>
          </table:table-cell>
          <table:table-cell office:value-type="float" office:value="7.9" calcext:value-type="float">
            <text:p>7.9</text:p>
          </table:table-cell>
          <table:table-cell office:value-type="float" office:value="28.30673" calcext:value-type="float">
            <text:p>28.30673</text:p>
          </table:table-cell>
          <table:table-cell office:value-type="float" office:value="-0.1868896" calcext:value-type="float">
            <text:p>-0.1868896</text:p>
          </table:table-cell>
          <table:table-cell office:value-type="float" office:value="21.20367" calcext:value-type="float">
            <text:p>21.20367</text:p>
          </table:table-cell>
          <table:table-cell office:value-type="float" office:value="2.438751" calcext:value-type="float">
            <text:p>2.438751</text:p>
          </table:table-cell>
          <table:table-cell office:value-type="float" office:value="16.89462" calcext:value-type="float">
            <text:p>16.89462</text:p>
          </table:table-cell>
          <table:table-cell office:value-type="float" office:value="4.52774" calcext:value-type="float">
            <text:p>4.52774</text:p>
          </table:table-cell>
          <table:table-cell office:value-type="float" office:value="13.78836" calcext:value-type="float">
            <text:p>13.78836</text:p>
          </table:table-cell>
          <table:table-cell office:value-type="float" office:value="5.928986" calcext:value-type="float">
            <text:p>5.928986</text:p>
          </table:table-cell>
          <table:table-cell office:value-type="float" office:value="12.02951" calcext:value-type="float">
            <text:p>12.02951</text:p>
          </table:table-cell>
          <table:table-cell office:value-type="float" office:value="6.635315" calcext:value-type="float">
            <text:p>6.635315</text:p>
          </table:table-cell>
          <table:table-cell office:value-type="float" office:value="10.28772" calcext:value-type="float">
            <text:p>10.28772</text:p>
          </table:table-cell>
          <table:table-cell office:value-type="float" office:value="7.271027" calcext:value-type="float">
            <text:p>7.271027</text:p>
          </table:table-cell>
          <table:table-cell office:value-type="float" office:value="9.067017" calcext:value-type="float">
            <text:p>9.067017</text:p>
          </table:table-cell>
          <table:table-cell office:value-type="float" office:value="7.316376" calcext:value-type="float">
            <text:p>7.316376</text:p>
          </table:table-cell>
          <table:table-cell office:value-type="float" office:value="7.353485" calcext:value-type="float">
            <text:p>7.353485</text:p>
          </table:table-cell>
          <table:table-cell office:value-type="float" office:value="7.021698" calcext:value-type="float">
            <text:p>7.021698</text:p>
          </table:table-cell>
          <table:table-cell office:value-type="float" office:value="6.139526" calcext:value-type="float">
            <text:p>6.139526</text:p>
          </table:table-cell>
          <table:table-cell office:value-type="float" office:value="5.788116" calcext:value-type="float">
            <text:p>5.788116</text:p>
          </table:table-cell>
          <table:table-cell office:value-type="float" office:value="5.56311" calcext:value-type="float">
            <text:p>5.56311</text:p>
          </table:table-cell>
          <table:table-cell office:value-type="float" office:value="5.39386" calcext:value-type="float">
            <text:p>5.39386</text:p>
          </table:table-cell>
          <table:table-cell office:value-type="float" office:value="5.595154" calcext:value-type="float">
            <text:p>5.595154</text:p>
          </table:table-cell>
          <table:table-cell office:value-type="float" office:value="5.536011" calcext:value-type="float">
            <text:p>5.536011</text:p>
          </table:table-cell>
          <table:table-cell office:value-type="float" office:value="5.792023" calcext:value-type="float">
            <text:p>5.792023</text:p>
          </table:table-cell>
          <table:table-cell office:value-type="float" office:value="5.779602" calcext:value-type="float">
            <text:p>5.779602</text:p>
          </table:table-cell>
          <table:table-cell office:value-type="float" office:value="6.079559" calcext:value-type="float">
            <text:p>6.079559</text:p>
          </table:table-cell>
          <table:table-cell office:value-type="float" office:value="6.075684" calcext:value-type="float">
            <text:p>6.075684</text:p>
          </table:table-cell>
          <table:table-cell office:value-type="float" office:value="6.363403" calcext:value-type="float">
            <text:p>6.363403</text:p>
          </table:table-cell>
          <table:table-cell office:value-type="float" office:value="6.359253" calcext:value-type="float">
            <text:p>6.359253</text:p>
          </table:table-cell>
          <table:table-cell office:value-type="float" office:value="28.30673" calcext:value-type="float">
            <text:p>28.30673</text:p>
          </table:table-cell>
          <table:table-cell office:value-type="float" office:value="-0.1868896" calcext:value-type="float">
            <text:p>-0.18688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6" calcext:value-type="float">
            <text:p>2042006</text:p>
          </table:table-cell>
          <table:table-cell office:value-type="float" office:value="2.82276" calcext:value-type="float">
            <text:p>2.82276</text:p>
          </table:table-cell>
          <table:table-cell office:value-type="float" office:value="12.65" calcext:value-type="float">
            <text:p>12.65</text:p>
          </table:table-cell>
          <table:table-cell office:value-type="float" office:value="6.75" calcext:value-type="float">
            <text:p>6.75</text:p>
          </table:table-cell>
          <table:table-cell office:value-type="float" office:value="1.284878" calcext:value-type="float">
            <text:p>1.284878</text:p>
          </table:table-cell>
          <table:table-cell office:value-type="float" office:value="0.8653185" calcext:value-type="float">
            <text:p>0.8653185</text:p>
          </table:table-cell>
          <table:table-cell office:value-type="float" office:value="439.668" calcext:value-type="float">
            <text:p>439.668</text:p>
          </table:table-cell>
          <table:table-cell office:value-type="float" office:value="7.8" calcext:value-type="float">
            <text:p>7.8</text:p>
          </table:table-cell>
          <table:table-cell office:value-type="float" office:value="14.70355" calcext:value-type="float">
            <text:p>14.70355</text:p>
          </table:table-cell>
          <table:table-cell office:value-type="float" office:value="5.261444" calcext:value-type="float">
            <text:p>5.261444</text:p>
          </table:table-cell>
          <table:table-cell office:value-type="float" office:value="12.43597" calcext:value-type="float">
            <text:p>12.43597</text:p>
          </table:table-cell>
          <table:table-cell office:value-type="float" office:value="6.827454" calcext:value-type="float">
            <text:p>6.827454</text:p>
          </table:table-cell>
          <table:table-cell office:value-type="float" office:value="11.47079" calcext:value-type="float">
            <text:p>11.47079</text:p>
          </table:table-cell>
          <table:table-cell office:value-type="float" office:value="8.047028" calcext:value-type="float">
            <text:p>8.047028</text:p>
          </table:table-cell>
          <table:table-cell office:value-type="float" office:value="11.46042" calcext:value-type="float">
            <text:p>11.46042</text:p>
          </table:table-cell>
          <table:table-cell office:value-type="float" office:value="8.842865" calcext:value-type="float">
            <text:p>8.842865</text:p>
          </table:table-cell>
          <table:table-cell office:value-type="float" office:value="11.07977" calcext:value-type="float">
            <text:p>11.07977</text:p>
          </table:table-cell>
          <table:table-cell office:value-type="float" office:value="9.121063" calcext:value-type="float">
            <text:p>9.121063</text:p>
          </table:table-cell>
          <table:table-cell office:value-type="float" office:value="10.26654" calcext:value-type="float">
            <text:p>10.26654</text:p>
          </table:table-cell>
          <table:table-cell office:value-type="float" office:value="9.264954" calcext:value-type="float">
            <text:p>9.264954</text:p>
          </table:table-cell>
          <table:table-cell office:value-type="float" office:value="9.145538" calcext:value-type="float">
            <text:p>9.145538</text:p>
          </table:table-cell>
          <table:table-cell office:value-type="float" office:value="8.876221" calcext:value-type="float">
            <text:p>8.876221</text:p>
          </table:table-cell>
          <table:table-cell office:value-type="float" office:value="7.978851" calcext:value-type="float">
            <text:p>7.978851</text:p>
          </table:table-cell>
          <table:table-cell office:value-type="float" office:value="7.366577" calcext:value-type="float">
            <text:p>7.366577</text:p>
          </table:table-cell>
          <table:table-cell office:value-type="float" office:value="6.567627" calcext:value-type="float">
            <text:p>6.567627</text:p>
          </table:table-cell>
          <table:table-cell office:value-type="float" office:value="6.143372" calcext:value-type="float">
            <text:p>6.143372</text:p>
          </table:table-cell>
          <table:table-cell office:value-type="float" office:value="5.757721" calcext:value-type="float">
            <text:p>5.757721</text:p>
          </table:table-cell>
          <table:table-cell office:value-type="float" office:value="5.564972" calcext:value-type="float">
            <text:p>5.564972</text:p>
          </table:table-cell>
          <table:table-cell office:value-type="float" office:value="5.678864" calcext:value-type="float">
            <text:p>5.678864</text:p>
          </table:table-cell>
          <table:table-cell office:value-type="float" office:value="5.595917" calcext:value-type="float">
            <text:p>5.595917</text:p>
          </table:table-cell>
          <table:table-cell office:value-type="float" office:value="5.816803" calcext:value-type="float">
            <text:p>5.816803</text:p>
          </table:table-cell>
          <table:table-cell office:value-type="float" office:value="5.792206" calcext:value-type="float">
            <text:p>5.792206</text:p>
          </table:table-cell>
          <table:table-cell office:value-type="float" office:value="6.0867" calcext:value-type="float">
            <text:p>6.0867</text:p>
          </table:table-cell>
          <table:table-cell office:value-type="float" office:value="6.07959" calcext:value-type="float">
            <text:p>6.07959</text:p>
          </table:table-cell>
          <table:table-cell office:value-type="float" office:value="6.36792" calcext:value-type="float">
            <text:p>6.36792</text:p>
          </table:table-cell>
          <table:table-cell office:value-type="float" office:value="6.363464" calcext:value-type="float">
            <text:p>6.363464</text:p>
          </table:table-cell>
          <table:table-cell office:value-type="float" office:value="14.70355" calcext:value-type="float">
            <text:p>14.70355</text:p>
          </table:table-cell>
          <table:table-cell office:value-type="float" office:value="5.344727" calcext:value-type="float">
            <text:p>5.3447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6" calcext:value-type="float">
            <text:p>3042006</text:p>
          </table:table-cell>
          <table:table-cell office:value-type="float" office:value="23.72112" calcext:value-type="float">
            <text:p>23.72112</text:p>
          </table:table-cell>
          <table:table-cell office:value-type="float" office:value="12.65" calcext:value-type="float">
            <text:p>12.65</text:p>
          </table:table-cell>
          <table:table-cell office:value-type="float" office:value="1.29" calcext:value-type="float">
            <text:p>1.29</text:p>
          </table:table-cell>
          <table:table-cell office:value-type="float" office:value="0.8419261" calcext:value-type="float">
            <text:p>0.8419261</text:p>
          </table:table-cell>
          <table:table-cell office:value-type="float" office:value="0.5911755" calcext:value-type="float">
            <text:p>0.5911755</text:p>
          </table:table-cell>
          <table:table-cell office:value-type="float" office:value="369.936" calcext:value-type="float">
            <text:p>369.936</text:p>
          </table:table-cell>
          <table:table-cell office:value-type="float" office:value="0" calcext:value-type="float">
            <text:p>0</text:p>
          </table:table-cell>
          <table:table-cell office:value-type="float" office:value="26.94537" calcext:value-type="float">
            <text:p>26.94537</text:p>
          </table:table-cell>
          <table:table-cell office:value-type="float" office:value="2.372833" calcext:value-type="float">
            <text:p>2.372833</text:p>
          </table:table-cell>
          <table:table-cell office:value-type="float" office:value="20.53372" calcext:value-type="float">
            <text:p>20.53372</text:p>
          </table:table-cell>
          <table:table-cell office:value-type="float" office:value="4.61203" calcext:value-type="float">
            <text:p>4.61203</text:p>
          </table:table-cell>
          <table:table-cell office:value-type="float" office:value="16.54126" calcext:value-type="float">
            <text:p>16.54126</text:p>
          </table:table-cell>
          <table:table-cell office:value-type="float" office:value="6.068115" calcext:value-type="float">
            <text:p>6.068115</text:p>
          </table:table-cell>
          <table:table-cell office:value-type="float" office:value="13.69452" calcext:value-type="float">
            <text:p>13.69452</text:p>
          </table:table-cell>
          <table:table-cell office:value-type="float" office:value="7.036072" calcext:value-type="float">
            <text:p>7.036072</text:p>
          </table:table-cell>
          <table:table-cell office:value-type="float" office:value="12.10419" calcext:value-type="float">
            <text:p>12.10419</text:p>
          </table:table-cell>
          <table:table-cell office:value-type="float" office:value="7.538849" calcext:value-type="float">
            <text:p>7.538849</text:p>
          </table:table-cell>
          <table:table-cell office:value-type="float" office:value="10.48215" calcext:value-type="float">
            <text:p>10.48215</text:p>
          </table:table-cell>
          <table:table-cell office:value-type="float" office:value="8.002106" calcext:value-type="float">
            <text:p>8.002106</text:p>
          </table:table-cell>
          <table:table-cell office:value-type="float" office:value="9.42038" calcext:value-type="float">
            <text:p>9.42038</text:p>
          </table:table-cell>
          <table:table-cell office:value-type="float" office:value="8.048523" calcext:value-type="float">
            <text:p>8.048523</text:p>
          </table:table-cell>
          <table:table-cell office:value-type="float" office:value="8.07016" calcext:value-type="float">
            <text:p>8.07016</text:p>
          </table:table-cell>
          <table:table-cell office:value-type="float" office:value="7.833252" calcext:value-type="float">
            <text:p>7.833252</text:p>
          </table:table-cell>
          <table:table-cell office:value-type="float" office:value="6.862671" calcext:value-type="float">
            <text:p>6.862671</text:p>
          </table:table-cell>
          <table:table-cell office:value-type="float" office:value="6.572388" calcext:value-type="float">
            <text:p>6.572388</text:p>
          </table:table-cell>
          <table:table-cell office:value-type="float" office:value="5.97168" calcext:value-type="float">
            <text:p>5.97168</text:p>
          </table:table-cell>
          <table:table-cell office:value-type="float" office:value="5.759979" calcext:value-type="float">
            <text:p>5.759979</text:p>
          </table:table-cell>
          <table:table-cell office:value-type="float" office:value="5.784027" calcext:value-type="float">
            <text:p>5.784027</text:p>
          </table:table-cell>
          <table:table-cell office:value-type="float" office:value="5.67984" calcext:value-type="float">
            <text:p>5.67984</text:p>
          </table:table-cell>
          <table:table-cell office:value-type="float" office:value="5.854767" calcext:value-type="float">
            <text:p>5.854767</text:p>
          </table:table-cell>
          <table:table-cell office:value-type="float" office:value="5.817108" calcext:value-type="float">
            <text:p>5.817108</text:p>
          </table:table-cell>
          <table:table-cell office:value-type="float" office:value="6.098969" calcext:value-type="float">
            <text:p>6.098969</text:p>
          </table:table-cell>
          <table:table-cell office:value-type="float" office:value="6.086792" calcext:value-type="float">
            <text:p>6.086792</text:p>
          </table:table-cell>
          <table:table-cell office:value-type="float" office:value="6.374634" calcext:value-type="float">
            <text:p>6.374634</text:p>
          </table:table-cell>
          <table:table-cell office:value-type="float" office:value="6.367981" calcext:value-type="float">
            <text:p>6.367981</text:p>
          </table:table-cell>
          <table:table-cell office:value-type="float" office:value="26.94534" calcext:value-type="float">
            <text:p>26.94534</text:p>
          </table:table-cell>
          <table:table-cell office:value-type="float" office:value="2.581451" calcext:value-type="float">
            <text:p>2.5814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6" calcext:value-type="float">
            <text:p>4042006</text:p>
          </table:table-cell>
          <table:table-cell office:value-type="float" office:value="21.06787" calcext:value-type="float">
            <text:p>21.06787</text:p>
          </table:table-cell>
          <table:table-cell office:value-type="float" office:value="17.56" calcext:value-type="float">
            <text:p>17.56</text:p>
          </table:table-cell>
          <table:table-cell office:value-type="float" office:value="0.04" calcext:value-type="float">
            <text:p>0.04</text:p>
          </table:table-cell>
          <table:table-cell office:value-type="float" office:value="0.8805761" calcext:value-type="float">
            <text:p>0.8805761</text:p>
          </table:table-cell>
          <table:table-cell office:value-type="float" office:value="0.5406377" calcext:value-type="float">
            <text:p>0.5406377</text:p>
          </table:table-cell>
          <table:table-cell office:value-type="float" office:value="303.66" calcext:value-type="float">
            <text:p>303.66</text:p>
          </table:table-cell>
          <table:table-cell office:value-type="float" office:value="0" calcext:value-type="float">
            <text:p>0</text:p>
          </table:table-cell>
          <table:table-cell office:value-type="float" office:value="28.05734" calcext:value-type="float">
            <text:p>28.05734</text:p>
          </table:table-cell>
          <table:table-cell office:value-type="float" office:value="-0.03771973" calcext:value-type="float">
            <text:p>-0.03771973</text:p>
          </table:table-cell>
          <table:table-cell office:value-type="float" office:value="20.90683" calcext:value-type="float">
            <text:p>20.90683</text:p>
          </table:table-cell>
          <table:table-cell office:value-type="float" office:value="2.510925" calcext:value-type="float">
            <text:p>2.510925</text:p>
          </table:table-cell>
          <table:table-cell office:value-type="float" office:value="16.57394" calcext:value-type="float">
            <text:p>16.57394</text:p>
          </table:table-cell>
          <table:table-cell office:value-type="float" office:value="4.820862" calcext:value-type="float">
            <text:p>4.820862</text:p>
          </table:table-cell>
          <table:table-cell office:value-type="float" office:value="13.68701" calcext:value-type="float">
            <text:p>13.68701</text:p>
          </table:table-cell>
          <table:table-cell office:value-type="float" office:value="6.482391" calcext:value-type="float">
            <text:p>6.482391</text:p>
          </table:table-cell>
          <table:table-cell office:value-type="float" office:value="12.12503" calcext:value-type="float">
            <text:p>12.12503</text:p>
          </table:table-cell>
          <table:table-cell office:value-type="float" office:value="7.346283" calcext:value-type="float">
            <text:p>7.346283</text:p>
          </table:table-cell>
          <table:table-cell office:value-type="float" office:value="10.61276" calcext:value-type="float">
            <text:p>10.61276</text:p>
          </table:table-cell>
          <table:table-cell office:value-type="float" office:value="8.109589" calcext:value-type="float">
            <text:p>8.109589</text:p>
          </table:table-cell>
          <table:table-cell office:value-type="float" office:value="9.612823" calcext:value-type="float">
            <text:p>9.612823</text:p>
          </table:table-cell>
          <table:table-cell office:value-type="float" office:value="8.232025" calcext:value-type="float">
            <text:p>8.232025</text:p>
          </table:table-cell>
          <table:table-cell office:value-type="float" office:value="8.26123" calcext:value-type="float">
            <text:p>8.26123</text:p>
          </table:table-cell>
          <table:table-cell office:value-type="float" office:value="8.053467" calcext:value-type="float">
            <text:p>8.053467</text:p>
          </table:table-cell>
          <table:table-cell office:value-type="float" office:value="7.097443" calcext:value-type="float">
            <text:p>7.097443</text:p>
          </table:table-cell>
          <table:table-cell office:value-type="float" office:value="6.865601" calcext:value-type="float">
            <text:p>6.865601</text:p>
          </table:table-cell>
          <table:table-cell office:value-type="float" office:value="6.171997" calcext:value-type="float">
            <text:p>6.171997</text:p>
          </table:table-cell>
          <table:table-cell office:value-type="float" office:value="5.973846" calcext:value-type="float">
            <text:p>5.973846</text:p>
          </table:table-cell>
          <table:table-cell office:value-type="float" office:value="5.901184" calcext:value-type="float">
            <text:p>5.901184</text:p>
          </table:table-cell>
          <table:table-cell office:value-type="float" office:value="5.785187" calcext:value-type="float">
            <text:p>5.785187</text:p>
          </table:table-cell>
          <table:table-cell office:value-type="float" office:value="5.90506" calcext:value-type="float">
            <text:p>5.90506</text:p>
          </table:table-cell>
          <table:table-cell office:value-type="float" office:value="5.855255" calcext:value-type="float">
            <text:p>5.855255</text:p>
          </table:table-cell>
          <table:table-cell office:value-type="float" office:value="6.116302" calcext:value-type="float">
            <text:p>6.116302</text:p>
          </table:table-cell>
          <table:table-cell office:value-type="float" office:value="6.099091" calcext:value-type="float">
            <text:p>6.099091</text:p>
          </table:table-cell>
          <table:table-cell office:value-type="float" office:value="6.382782" calcext:value-type="float">
            <text:p>6.382782</text:p>
          </table:table-cell>
          <table:table-cell office:value-type="float" office:value="6.374695" calcext:value-type="float">
            <text:p>6.374695</text:p>
          </table:table-cell>
          <table:table-cell office:value-type="float" office:value="28.05731" calcext:value-type="float">
            <text:p>28.05731</text:p>
          </table:table-cell>
          <table:table-cell office:value-type="float" office:value="-0.03771973" calcext:value-type="float">
            <text:p>-0.037719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6" calcext:value-type="float">
            <text:p>5042006</text:p>
          </table:table-cell>
          <table:table-cell office:value-type="float" office:value="21.60851" calcext:value-type="float">
            <text:p>21.60851</text:p>
          </table:table-cell>
          <table:table-cell office:value-type="float" office:value="24.87" calcext:value-type="float">
            <text:p>24.87</text:p>
          </table:table-cell>
          <table:table-cell office:value-type="float" office:value="8.67" calcext:value-type="float">
            <text:p>8.67</text:p>
          </table:table-cell>
          <table:table-cell office:value-type="float" office:value="1.394773" calcext:value-type="float">
            <text:p>1.394773</text:p>
          </table:table-cell>
          <table:table-cell office:value-type="float" office:value="0.8652883" calcext:value-type="float">
            <text:p>0.8652883</text:p>
          </table:table-cell>
          <table:table-cell office:value-type="float" office:value="409.032" calcext:value-type="float">
            <text:p>409.032</text:p>
          </table:table-cell>
          <table:table-cell office:value-type="float" office:value="0" calcext:value-type="float">
            <text:p>0</text:p>
          </table:table-cell>
          <table:table-cell office:value-type="float" office:value="31.74365" calcext:value-type="float">
            <text:p>31.74365</text:p>
          </table:table-cell>
          <table:table-cell office:value-type="float" office:value="6.127502" calcext:value-type="float">
            <text:p>6.127502</text:p>
          </table:table-cell>
          <table:table-cell office:value-type="float" office:value="24.26559" calcext:value-type="float">
            <text:p>24.26559</text:p>
          </table:table-cell>
          <table:table-cell office:value-type="float" office:value="7.230835" calcext:value-type="float">
            <text:p>7.230835</text:p>
          </table:table-cell>
          <table:table-cell office:value-type="float" office:value="19.54309" calcext:value-type="float">
            <text:p>19.54309</text:p>
          </table:table-cell>
          <table:table-cell office:value-type="float" office:value="8.302185" calcext:value-type="float">
            <text:p>8.302185</text:p>
          </table:table-cell>
          <table:table-cell office:value-type="float" office:value="16.19498" calcext:value-type="float">
            <text:p>16.19498</text:p>
          </table:table-cell>
          <table:table-cell office:value-type="float" office:value="9.012146" calcext:value-type="float">
            <text:p>9.012146</text:p>
          </table:table-cell>
          <table:table-cell office:value-type="float" office:value="14.23862" calcext:value-type="float">
            <text:p>14.23862</text:p>
          </table:table-cell>
          <table:table-cell office:value-type="float" office:value="9.281525" calcext:value-type="float">
            <text:p>9.281525</text:p>
          </table:table-cell>
          <table:table-cell office:value-type="float" office:value="12.35089" calcext:value-type="float">
            <text:p>12.35089</text:p>
          </table:table-cell>
          <table:table-cell office:value-type="float" office:value="9.401794" calcext:value-type="float">
            <text:p>9.401794</text:p>
          </table:table-cell>
          <table:table-cell office:value-type="float" office:value="10.88483" calcext:value-type="float">
            <text:p>10.88483</text:p>
          </table:table-cell>
          <table:table-cell office:value-type="float" office:value="9.104309" calcext:value-type="float">
            <text:p>9.104309</text:p>
          </table:table-cell>
          <table:table-cell office:value-type="float" office:value="8.85376" calcext:value-type="float">
            <text:p>8.85376</text:p>
          </table:table-cell>
          <table:table-cell office:value-type="float" office:value="8.27005" calcext:value-type="float">
            <text:p>8.27005</text:p>
          </table:table-cell>
          <table:table-cell office:value-type="float" office:value="7.364044" calcext:value-type="float">
            <text:p>7.364044</text:p>
          </table:table-cell>
          <table:table-cell office:value-type="float" office:value="7.099976" calcext:value-type="float">
            <text:p>7.099976</text:p>
          </table:table-cell>
          <table:table-cell office:value-type="float" office:value="6.364929" calcext:value-type="float">
            <text:p>6.364929</text:p>
          </table:table-cell>
          <table:table-cell office:value-type="float" office:value="6.173981" calcext:value-type="float">
            <text:p>6.173981</text:p>
          </table:table-cell>
          <table:table-cell office:value-type="float" office:value="6.023254" calcext:value-type="float">
            <text:p>6.023254</text:p>
          </table:table-cell>
          <table:table-cell office:value-type="float" office:value="5.902435" calcext:value-type="float">
            <text:p>5.902435</text:p>
          </table:table-cell>
          <table:table-cell office:value-type="float" office:value="5.965027" calcext:value-type="float">
            <text:p>5.965027</text:p>
          </table:table-cell>
          <table:table-cell office:value-type="float" office:value="5.90564" calcext:value-type="float">
            <text:p>5.90564</text:p>
          </table:table-cell>
          <table:table-cell office:value-type="float" office:value="6.139618" calcext:value-type="float">
            <text:p>6.139618</text:p>
          </table:table-cell>
          <table:table-cell office:value-type="float" office:value="6.116486" calcext:value-type="float">
            <text:p>6.116486</text:p>
          </table:table-cell>
          <table:table-cell office:value-type="float" office:value="6.39389" calcext:value-type="float">
            <text:p>6.39389</text:p>
          </table:table-cell>
          <table:table-cell office:value-type="float" office:value="6.382874" calcext:value-type="float">
            <text:p>6.382874</text:p>
          </table:table-cell>
          <table:table-cell office:value-type="float" office:value="31.74365" calcext:value-type="float">
            <text:p>31.74365</text:p>
          </table:table-cell>
          <table:table-cell office:value-type="float" office:value="6.127502" calcext:value-type="float">
            <text:p>6.1275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6" calcext:value-type="float">
            <text:p>6042006</text:p>
          </table:table-cell>
          <table:table-cell office:value-type="float" office:value="17.35884" calcext:value-type="float">
            <text:p>17.35884</text:p>
          </table:table-cell>
          <table:table-cell office:value-type="float" office:value="29.63" calcext:value-type="float">
            <text:p>29.63</text:p>
          </table:table-cell>
          <table:table-cell office:value-type="float" office:value="12.25" calcext:value-type="float">
            <text:p>12.25</text:p>
          </table:table-cell>
          <table:table-cell office:value-type="float" office:value="1.554476" calcext:value-type="float">
            <text:p>1.554476</text:p>
          </table:table-cell>
          <table:table-cell office:value-type="float" office:value="0.9912475" calcext:value-type="float">
            <text:p>0.9912475</text:p>
          </table:table-cell>
          <table:table-cell office:value-type="float" office:value="435.636" calcext:value-type="float">
            <text:p>435.636</text:p>
          </table:table-cell>
          <table:table-cell office:value-type="float" office:value="16.5" calcext:value-type="float">
            <text:p>16.5</text:p>
          </table:table-cell>
          <table:table-cell office:value-type="float" office:value="49.00464" calcext:value-type="float">
            <text:p>49.00464</text:p>
          </table:table-cell>
          <table:table-cell office:value-type="float" office:value="11.33102" calcext:value-type="float">
            <text:p>11.33102</text:p>
          </table:table-cell>
          <table:table-cell office:value-type="float" office:value="31.43036" calcext:value-type="float">
            <text:p>31.43036</text:p>
          </table:table-cell>
          <table:table-cell office:value-type="float" office:value="12.65863" calcext:value-type="float">
            <text:p>12.65863</text:p>
          </table:table-cell>
          <table:table-cell office:value-type="float" office:value="24.93872" calcext:value-type="float">
            <text:p>24.93872</text:p>
          </table:table-cell>
          <table:table-cell office:value-type="float" office:value="12.90024" calcext:value-type="float">
            <text:p>12.90024</text:p>
          </table:table-cell>
          <table:table-cell office:value-type="float" office:value="20.41055" calcext:value-type="float">
            <text:p>20.41055</text:p>
          </table:table-cell>
          <table:table-cell office:value-type="float" office:value="12.73166" calcext:value-type="float">
            <text:p>12.73166</text:p>
          </table:table-cell>
          <table:table-cell office:value-type="float" office:value="17.75406" calcext:value-type="float">
            <text:p>17.75406</text:p>
          </table:table-cell>
          <table:table-cell office:value-type="float" office:value="12.37784" calcext:value-type="float">
            <text:p>12.37784</text:p>
          </table:table-cell>
          <table:table-cell office:value-type="float" office:value="15.082" calcext:value-type="float">
            <text:p>15.082</text:p>
          </table:table-cell>
          <table:table-cell office:value-type="float" office:value="11.79089" calcext:value-type="float">
            <text:p>11.79089</text:p>
          </table:table-cell>
          <table:table-cell office:value-type="float" office:value="13.03574" calcext:value-type="float">
            <text:p>13.03574</text:p>
          </table:table-cell>
          <table:table-cell office:value-type="float" office:value="10.86975" calcext:value-type="float">
            <text:p>10.86975</text:p>
          </table:table-cell>
          <table:table-cell office:value-type="float" office:value="10.09763" calcext:value-type="float">
            <text:p>10.09763</text:p>
          </table:table-cell>
          <table:table-cell office:value-type="float" office:value="8.868347" calcext:value-type="float">
            <text:p>8.868347</text:p>
          </table:table-cell>
          <table:table-cell office:value-type="float" office:value="7.831055" calcext:value-type="float">
            <text:p>7.831055</text:p>
          </table:table-cell>
          <table:table-cell office:value-type="float" office:value="7.367767" calcext:value-type="float">
            <text:p>7.367767</text:p>
          </table:table-cell>
          <table:table-cell office:value-type="float" office:value="6.581848" calcext:value-type="float">
            <text:p>6.581848</text:p>
          </table:table-cell>
          <table:table-cell office:value-type="float" office:value="6.366913" calcext:value-type="float">
            <text:p>6.366913</text:p>
          </table:table-cell>
          <table:table-cell office:value-type="float" office:value="6.152252" calcext:value-type="float">
            <text:p>6.152252</text:p>
          </table:table-cell>
          <table:table-cell office:value-type="float" office:value="6.024567" calcext:value-type="float">
            <text:p>6.024567</text:p>
          </table:table-cell>
          <table:table-cell office:value-type="float" office:value="6.03302" calcext:value-type="float">
            <text:p>6.03302</text:p>
          </table:table-cell>
          <table:table-cell office:value-type="float" office:value="5.965668" calcext:value-type="float">
            <text:p>5.965668</text:p>
          </table:table-cell>
          <table:table-cell office:value-type="float" office:value="6.168915" calcext:value-type="float">
            <text:p>6.168915</text:p>
          </table:table-cell>
          <table:table-cell office:value-type="float" office:value="6.139923" calcext:value-type="float">
            <text:p>6.139923</text:p>
          </table:table-cell>
          <table:table-cell office:value-type="float" office:value="6.408569" calcext:value-type="float">
            <text:p>6.408569</text:p>
          </table:table-cell>
          <table:table-cell office:value-type="float" office:value="6.394012" calcext:value-type="float">
            <text:p>6.394012</text:p>
          </table:table-cell>
          <table:table-cell office:value-type="float" office:value="49.00461" calcext:value-type="float">
            <text:p>49.00461</text:p>
          </table:table-cell>
          <table:table-cell office:value-type="float" office:value="11.4574" calcext:value-type="float">
            <text:p>11.45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6" calcext:value-type="float">
            <text:p>7042006</text:p>
          </table:table-cell>
          <table:table-cell office:value-type="float" office:value="5.82984" calcext:value-type="float">
            <text:p>5.82984</text:p>
          </table:table-cell>
          <table:table-cell office:value-type="float" office:value="12.23" calcext:value-type="float">
            <text:p>12.23</text:p>
          </table:table-cell>
          <table:table-cell office:value-type="float" office:value="2.67" calcext:value-type="float">
            <text:p>2.67</text:p>
          </table:table-cell>
          <table:table-cell office:value-type="float" office:value="1.169061" calcext:value-type="float">
            <text:p>1.169061</text:p>
          </table:table-cell>
          <table:table-cell office:value-type="float" office:value="0.6518604" calcext:value-type="float">
            <text:p>0.6518604</text:p>
          </table:table-cell>
          <table:table-cell office:value-type="float" office:value="509.868" calcext:value-type="float">
            <text:p>509.868</text:p>
          </table:table-cell>
          <table:table-cell office:value-type="float" office:value="0.2" calcext:value-type="float">
            <text:p>0.2</text:p>
          </table:table-cell>
          <table:table-cell office:value-type="float" office:value="16.57428" calcext:value-type="float">
            <text:p>16.57428</text:p>
          </table:table-cell>
          <table:table-cell office:value-type="float" office:value="3.085693" calcext:value-type="float">
            <text:p>3.085693</text:p>
          </table:table-cell>
          <table:table-cell office:value-type="float" office:value="14.36597" calcext:value-type="float">
            <text:p>14.36597</text:p>
          </table:table-cell>
          <table:table-cell office:value-type="float" office:value="6.074432" calcext:value-type="float">
            <text:p>6.074432</text:p>
          </table:table-cell>
          <table:table-cell office:value-type="float" office:value="15.1459" calcext:value-type="float">
            <text:p>15.1459</text:p>
          </table:table-cell>
          <table:table-cell office:value-type="float" office:value="8.504974" calcext:value-type="float">
            <text:p>8.504974</text:p>
          </table:table-cell>
          <table:table-cell office:value-type="float" office:value="15.84796" calcext:value-type="float">
            <text:p>15.84796</text:p>
          </table:table-cell>
          <table:table-cell office:value-type="float" office:value="10.20599" calcext:value-type="float">
            <text:p>10.20599</text:p>
          </table:table-cell>
          <table:table-cell office:value-type="float" office:value="15.6398" calcext:value-type="float">
            <text:p>15.6398</text:p>
          </table:table-cell>
          <table:table-cell office:value-type="float" office:value="10.95764" calcext:value-type="float">
            <text:p>10.95764</text:p>
          </table:table-cell>
          <table:table-cell office:value-type="float" office:value="14.84155" calcext:value-type="float">
            <text:p>14.84155</text:p>
          </table:table-cell>
          <table:table-cell office:value-type="float" office:value="11.59909" calcext:value-type="float">
            <text:p>11.59909</text:p>
          </table:table-cell>
          <table:table-cell office:value-type="float" office:value="13.0463" calcext:value-type="float">
            <text:p>13.0463</text:p>
          </table:table-cell>
          <table:table-cell office:value-type="float" office:value="11.42017" calcext:value-type="float">
            <text:p>11.42017</text:p>
          </table:table-cell>
          <table:table-cell office:value-type="float" office:value="10.61127" calcext:value-type="float">
            <text:p>10.61127</text:p>
          </table:table-cell>
          <table:table-cell office:value-type="float" office:value="10.11792" calcext:value-type="float">
            <text:p>10.11792</text:p>
          </table:table-cell>
          <table:table-cell office:value-type="float" office:value="8.454498" calcext:value-type="float">
            <text:p>8.454498</text:p>
          </table:table-cell>
          <table:table-cell office:value-type="float" office:value="7.837677" calcext:value-type="float">
            <text:p>7.837677</text:p>
          </table:table-cell>
          <table:table-cell office:value-type="float" office:value="6.866272" calcext:value-type="float">
            <text:p>6.866272</text:p>
          </table:table-cell>
          <table:table-cell office:value-type="float" office:value="6.584442" calcext:value-type="float">
            <text:p>6.584442</text:p>
          </table:table-cell>
          <table:table-cell office:value-type="float" office:value="6.301941" calcext:value-type="float">
            <text:p>6.301941</text:p>
          </table:table-cell>
          <table:table-cell office:value-type="float" office:value="6.153656" calcext:value-type="float">
            <text:p>6.153656</text:p>
          </table:table-cell>
          <table:table-cell office:value-type="float" office:value="6.109955" calcext:value-type="float">
            <text:p>6.109955</text:p>
          </table:table-cell>
          <table:table-cell office:value-type="float" office:value="6.033752" calcext:value-type="float">
            <text:p>6.033752</text:p>
          </table:table-cell>
          <table:table-cell office:value-type="float" office:value="6.204193" calcext:value-type="float">
            <text:p>6.204193</text:p>
          </table:table-cell>
          <table:table-cell office:value-type="float" office:value="6.16922" calcext:value-type="float">
            <text:p>6.16922</text:p>
          </table:table-cell>
          <table:table-cell office:value-type="float" office:value="6.427307" calcext:value-type="float">
            <text:p>6.427307</text:p>
          </table:table-cell>
          <table:table-cell office:value-type="float" office:value="6.408752" calcext:value-type="float">
            <text:p>6.408752</text:p>
          </table:table-cell>
          <table:table-cell office:value-type="float" office:value="16.57428" calcext:value-type="float">
            <text:p>16.57428</text:p>
          </table:table-cell>
          <table:table-cell office:value-type="float" office:value="3.252899" calcext:value-type="float">
            <text:p>3.2528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6" calcext:value-type="float">
            <text:p>8042006</text:p>
          </table:table-cell>
          <table:table-cell office:value-type="float" office:value="24.67951" calcext:value-type="float">
            <text:p>24.67951</text:p>
          </table:table-cell>
          <table:table-cell office:value-type="float" office:value="14.24" calcext:value-type="float">
            <text:p>14.24</text:p>
          </table:table-cell>
          <table:table-cell office:value-type="float" office:value="-1.34" calcext:value-type="float">
            <text:p>-1.34</text:p>
          </table:table-cell>
          <table:table-cell office:value-type="float" office:value="0.7262957" calcext:value-type="float">
            <text:p>0.7262957</text:p>
          </table:table-cell>
          <table:table-cell office:value-type="float" office:value="0.4893785" calcext:value-type="float">
            <text:p>0.4893785</text:p>
          </table:table-cell>
          <table:table-cell office:value-type="float" office:value="171.036" calcext:value-type="float">
            <text:p>171.036</text:p>
          </table:table-cell>
          <table:table-cell office:value-type="float" office:value="0" calcext:value-type="float">
            <text:p>0</text:p>
          </table:table-cell>
          <table:table-cell office:value-type="float" office:value="25.58252" calcext:value-type="float">
            <text:p>25.58252</text:p>
          </table:table-cell>
          <table:table-cell office:value-type="float" office:value="-0.3635864" calcext:value-type="float">
            <text:p>-0.3635864</text:p>
          </table:table-cell>
          <table:table-cell office:value-type="float" office:value="19.65097" calcext:value-type="float">
            <text:p>19.65097</text:p>
          </table:table-cell>
          <table:table-cell office:value-type="float" office:value="2.420227" calcext:value-type="float">
            <text:p>2.420227</text:p>
          </table:table-cell>
          <table:table-cell office:value-type="float" office:value="16.12778" calcext:value-type="float">
            <text:p>16.12778</text:p>
          </table:table-cell>
          <table:table-cell office:value-type="float" office:value="5.022797" calcext:value-type="float">
            <text:p>5.022797</text:p>
          </table:table-cell>
          <table:table-cell office:value-type="float" office:value="13.83258" calcext:value-type="float">
            <text:p>13.83258</text:p>
          </table:table-cell>
          <table:table-cell office:value-type="float" office:value="7.030762" calcext:value-type="float">
            <text:p>7.030762</text:p>
          </table:table-cell>
          <table:table-cell office:value-type="float" office:value="12.59961" calcext:value-type="float">
            <text:p>12.59961</text:p>
          </table:table-cell>
          <table:table-cell office:value-type="float" office:value="8.170929" calcext:value-type="float">
            <text:p>8.170929</text:p>
          </table:table-cell>
          <table:table-cell office:value-type="float" office:value="11.54861" calcext:value-type="float">
            <text:p>11.54861</text:p>
          </table:table-cell>
          <table:table-cell office:value-type="float" office:value="9.283936" calcext:value-type="float">
            <text:p>9.283936</text:p>
          </table:table-cell>
          <table:table-cell office:value-type="float" office:value="11.39484" calcext:value-type="float">
            <text:p>11.39484</text:p>
          </table:table-cell>
          <table:table-cell office:value-type="float" office:value="9.725555" calcext:value-type="float">
            <text:p>9.725555</text:p>
          </table:table-cell>
          <table:table-cell office:value-type="float" office:value="10.55377" calcext:value-type="float">
            <text:p>10.55377</text:p>
          </table:table-cell>
          <table:table-cell office:value-type="float" office:value="9.851654" calcext:value-type="float">
            <text:p>9.851654</text:p>
          </table:table-cell>
          <table:table-cell office:value-type="float" office:value="8.647614" calcext:value-type="float">
            <text:p>8.647614</text:p>
          </table:table-cell>
          <table:table-cell office:value-type="float" office:value="8.45929" calcext:value-type="float">
            <text:p>8.45929</text:p>
          </table:table-cell>
          <table:table-cell office:value-type="float" office:value="7.154724" calcext:value-type="float">
            <text:p>7.154724</text:p>
          </table:table-cell>
          <table:table-cell office:value-type="float" office:value="6.869476" calcext:value-type="float">
            <text:p>6.869476</text:p>
          </table:table-cell>
          <table:table-cell office:value-type="float" office:value="6.476166" calcext:value-type="float">
            <text:p>6.476166</text:p>
          </table:table-cell>
          <table:table-cell office:value-type="float" office:value="6.30365" calcext:value-type="float">
            <text:p>6.30365</text:p>
          </table:table-cell>
          <table:table-cell office:value-type="float" office:value="6.199402" calcext:value-type="float">
            <text:p>6.199402</text:p>
          </table:table-cell>
          <table:table-cell office:value-type="float" office:value="6.110809" calcext:value-type="float">
            <text:p>6.110809</text:p>
          </table:table-cell>
          <table:table-cell office:value-type="float" office:value="6.24585" calcext:value-type="float">
            <text:p>6.24585</text:p>
          </table:table-cell>
          <table:table-cell office:value-type="float" office:value="6.204559" calcext:value-type="float">
            <text:p>6.204559</text:p>
          </table:table-cell>
          <table:table-cell office:value-type="float" office:value="6.4505" calcext:value-type="float">
            <text:p>6.4505</text:p>
          </table:table-cell>
          <table:table-cell office:value-type="float" office:value="6.427521" calcext:value-type="float">
            <text:p>6.427521</text:p>
          </table:table-cell>
          <table:table-cell office:value-type="float" office:value="25.58252" calcext:value-type="float">
            <text:p>25.58252</text:p>
          </table:table-cell>
          <table:table-cell office:value-type="float" office:value="-0.3635864" calcext:value-type="float">
            <text:p>-0.36358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6" calcext:value-type="float">
            <text:p>9042006</text:p>
          </table:table-cell>
          <table:table-cell office:value-type="float" office:value="21.10758" calcext:value-type="float">
            <text:p>21.10758</text:p>
          </table:table-cell>
          <table:table-cell office:value-type="float" office:value="20.6" calcext:value-type="float">
            <text:p>20.6</text:p>
          </table:table-cell>
          <table:table-cell office:value-type="float" office:value="0.81" calcext:value-type="float">
            <text:p>0.81</text:p>
          </table:table-cell>
          <table:table-cell office:value-type="float" office:value="0.9277283" calcext:value-type="float">
            <text:p>0.9277283</text:p>
          </table:table-cell>
          <table:table-cell office:value-type="float" office:value="0.571288" calcext:value-type="float">
            <text:p>0.571288</text:p>
          </table:table-cell>
          <table:table-cell office:value-type="float" office:value="406.476" calcext:value-type="float">
            <text:p>406.476</text:p>
          </table:table-cell>
          <table:table-cell office:value-type="float" office:value="0" calcext:value-type="float">
            <text:p>0</text:p>
          </table:table-cell>
          <table:table-cell office:value-type="float" office:value="40.00162" calcext:value-type="float">
            <text:p>40.00162</text:p>
          </table:table-cell>
          <table:table-cell office:value-type="float" office:value="0.2901611" calcext:value-type="float">
            <text:p>0.2901611</text:p>
          </table:table-cell>
          <table:table-cell office:value-type="float" office:value="25.85901" calcext:value-type="float">
            <text:p>25.85901</text:p>
          </table:table-cell>
          <table:table-cell office:value-type="float" office:value="3.804779" calcext:value-type="float">
            <text:p>3.804779</text:p>
          </table:table-cell>
          <table:table-cell office:value-type="float" office:value="20.33093" calcext:value-type="float">
            <text:p>20.33093</text:p>
          </table:table-cell>
          <table:table-cell office:value-type="float" office:value="6.076477" calcext:value-type="float">
            <text:p>6.076477</text:p>
          </table:table-cell>
          <table:table-cell office:value-type="float" office:value="16.70255" calcext:value-type="float">
            <text:p>16.70255</text:p>
          </table:table-cell>
          <table:table-cell office:value-type="float" office:value="7.733612" calcext:value-type="float">
            <text:p>7.733612</text:p>
          </table:table-cell>
          <table:table-cell office:value-type="float" office:value="14.72073" calcext:value-type="float">
            <text:p>14.72073</text:p>
          </table:table-cell>
          <table:table-cell office:value-type="float" office:value="8.618164" calcext:value-type="float">
            <text:p>8.618164</text:p>
          </table:table-cell>
          <table:table-cell office:value-type="float" office:value="12.88483" calcext:value-type="float">
            <text:p>12.88483</text:p>
          </table:table-cell>
          <table:table-cell office:value-type="float" office:value="9.417267" calcext:value-type="float">
            <text:p>9.417267</text:p>
          </table:table-cell>
          <table:table-cell office:value-type="float" office:value="11.57803" calcext:value-type="float">
            <text:p>11.57803</text:p>
          </table:table-cell>
          <table:table-cell office:value-type="float" office:value="9.650574" calcext:value-type="float">
            <text:p>9.650574</text:p>
          </table:table-cell>
          <table:table-cell office:value-type="float" office:value="9.899048" calcext:value-type="float">
            <text:p>9.899048</text:p>
          </table:table-cell>
          <table:table-cell office:value-type="float" office:value="9.637634" calcext:value-type="float">
            <text:p>9.637634</text:p>
          </table:table-cell>
          <table:table-cell office:value-type="float" office:value="8.678467" calcext:value-type="float">
            <text:p>8.678467</text:p>
          </table:table-cell>
          <table:table-cell office:value-type="float" office:value="8.648254" calcext:value-type="float">
            <text:p>8.648254</text:p>
          </table:table-cell>
          <table:table-cell office:value-type="float" office:value="7.368774" calcext:value-type="float">
            <text:p>7.368774</text:p>
          </table:table-cell>
          <table:table-cell office:value-type="float" office:value="7.157318" calcext:value-type="float">
            <text:p>7.157318</text:p>
          </table:table-cell>
          <table:table-cell office:value-type="float" office:value="6.650055" calcext:value-type="float">
            <text:p>6.650055</text:p>
          </table:table-cell>
          <table:table-cell office:value-type="float" office:value="6.477997" calcext:value-type="float">
            <text:p>6.477997</text:p>
          </table:table-cell>
          <table:table-cell office:value-type="float" office:value="6.30014" calcext:value-type="float">
            <text:p>6.30014</text:p>
          </table:table-cell>
          <table:table-cell office:value-type="float" office:value="6.200409" calcext:value-type="float">
            <text:p>6.200409</text:p>
          </table:table-cell>
          <table:table-cell office:value-type="float" office:value="6.294861" calcext:value-type="float">
            <text:p>6.294861</text:p>
          </table:table-cell>
          <table:table-cell office:value-type="float" office:value="6.246338" calcext:value-type="float">
            <text:p>6.246338</text:p>
          </table:table-cell>
          <table:table-cell office:value-type="float" office:value="6.477936" calcext:value-type="float">
            <text:p>6.477936</text:p>
          </table:table-cell>
          <table:table-cell office:value-type="float" office:value="6.450745" calcext:value-type="float">
            <text:p>6.450745</text:p>
          </table:table-cell>
          <table:table-cell office:value-type="float" office:value="40.00162" calcext:value-type="float">
            <text:p>40.00162</text:p>
          </table:table-cell>
          <table:table-cell office:value-type="float" office:value="0.2901306" calcext:value-type="float">
            <text:p>0.29013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6" calcext:value-type="float">
            <text:p>10042006</text:p>
          </table:table-cell>
          <table:table-cell office:value-type="float" office:value="23.64932" calcext:value-type="float">
            <text:p>23.64932</text:p>
          </table:table-cell>
          <table:table-cell office:value-type="float" office:value="28.2" calcext:value-type="float">
            <text:p>28.2</text:p>
          </table:table-cell>
          <table:table-cell office:value-type="float" office:value="6.91" calcext:value-type="float">
            <text:p>6.91</text:p>
          </table:table-cell>
          <table:table-cell office:value-type="float" office:value="1.100386" calcext:value-type="float">
            <text:p>1.100386</text:p>
          </table:table-cell>
          <table:table-cell office:value-type="float" office:value="0.8523012" calcext:value-type="float">
            <text:p>0.8523012</text:p>
          </table:table-cell>
          <table:table-cell office:value-type="float" office:value="575.316" calcext:value-type="float">
            <text:p>575.316</text:p>
          </table:table-cell>
          <table:table-cell office:value-type="float" office:value="0" calcext:value-type="float">
            <text:p>0</text:p>
          </table:table-cell>
          <table:table-cell office:value-type="float" office:value="49.40802" calcext:value-type="float">
            <text:p>49.40802</text:p>
          </table:table-cell>
          <table:table-cell office:value-type="float" office:value="6.631378" calcext:value-type="float">
            <text:p>6.631378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9.453979" calcext:value-type="float">
            <text:p>9.453979</text:p>
          </table:table-cell>
          <table:table-cell office:value-type="float" office:value="26.78369" calcext:value-type="float">
            <text:p>26.78369</text:p>
          </table:table-cell>
          <table:table-cell office:value-type="float" office:value="10.8739" calcext:value-type="float">
            <text:p>10.8739</text:p>
          </table:table-cell>
          <table:table-cell office:value-type="float" office:value="21.83423" calcext:value-type="float">
            <text:p>21.83423</text:p>
          </table:table-cell>
          <table:table-cell office:value-type="float" office:value="11.61957" calcext:value-type="float">
            <text:p>11.61957</text:p>
          </table:table-cell>
          <table:table-cell office:value-type="float" office:value="18.97244" calcext:value-type="float">
            <text:p>18.97244</text:p>
          </table:table-cell>
          <table:table-cell office:value-type="float" office:value="11.81549" calcext:value-type="float">
            <text:p>11.81549</text:p>
          </table:table-cell>
          <table:table-cell office:value-type="float" office:value="16.1922" calcext:value-type="float">
            <text:p>16.1922</text:p>
          </table:table-cell>
          <table:table-cell office:value-type="float" office:value="11.79489" calcext:value-type="float">
            <text:p>11.79489</text:p>
          </table:table-cell>
          <table:table-cell office:value-type="float" office:value="13.96814" calcext:value-type="float">
            <text:p>13.96814</text:p>
          </table:table-cell>
          <table:table-cell office:value-type="float" office:value="11.27484" calcext:value-type="float">
            <text:p>11.27484</text:p>
          </table:table-cell>
          <table:table-cell office:value-type="float" office:value="10.92688" calcext:value-type="float">
            <text:p>10.92688</text:p>
          </table:table-cell>
          <table:table-cell office:value-type="float" office:value="9.88559" calcext:value-type="float">
            <text:p>9.88559</text:p>
          </table:table-cell>
          <table:table-cell office:value-type="float" office:value="8.922119" calcext:value-type="float">
            <text:p>8.922119</text:p>
          </table:table-cell>
          <table:table-cell office:value-type="float" office:value="8.679504" calcext:value-type="float">
            <text:p>8.679504</text:p>
          </table:table-cell>
          <table:table-cell office:value-type="float" office:value="7.550201" calcext:value-type="float">
            <text:p>7.550201</text:p>
          </table:table-cell>
          <table:table-cell office:value-type="float" office:value="7.370636" calcext:value-type="float">
            <text:p>7.370636</text:p>
          </table:table-cell>
          <table:table-cell office:value-type="float" office:value="6.809692" calcext:value-type="float">
            <text:p>6.809692</text:p>
          </table:table-cell>
          <table:table-cell office:value-type="float" office:value="6.651794" calcext:value-type="float">
            <text:p>6.651794</text:p>
          </table:table-cell>
          <table:table-cell office:value-type="float" office:value="6.406952" calcext:value-type="float">
            <text:p>6.406952</text:p>
          </table:table-cell>
          <table:table-cell office:value-type="float" office:value="6.301239" calcext:value-type="float">
            <text:p>6.301239</text:p>
          </table:table-cell>
          <table:table-cell office:value-type="float" office:value="6.350464" calcext:value-type="float">
            <text:p>6.350464</text:p>
          </table:table-cell>
          <table:table-cell office:value-type="float" office:value="6.29538" calcext:value-type="float">
            <text:p>6.29538</text:p>
          </table:table-cell>
          <table:table-cell office:value-type="float" office:value="6.511353" calcext:value-type="float">
            <text:p>6.511353</text:p>
          </table:table-cell>
          <table:table-cell office:value-type="float" office:value="6.478241" calcext:value-type="float">
            <text:p>6.478241</text:p>
          </table:table-cell>
          <table:table-cell office:value-type="float" office:value="49.40799" calcext:value-type="float">
            <text:p>49.40799</text:p>
          </table:table-cell>
          <table:table-cell office:value-type="float" office:value="6.631378" calcext:value-type="float">
            <text:p>6.6313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6" calcext:value-type="float">
            <text:p>11042006</text:p>
          </table:table-cell>
          <table:table-cell office:value-type="float" office:value="16.87248" calcext:value-type="float">
            <text:p>16.87248</text:p>
          </table:table-cell>
          <table:table-cell office:value-type="float" office:value="28.74" calcext:value-type="float">
            <text:p>28.74</text:p>
          </table:table-cell>
          <table:table-cell office:value-type="float" office:value="11.54" calcext:value-type="float">
            <text:p>11.54</text:p>
          </table:table-cell>
          <table:table-cell office:value-type="float" office:value="1.198393" calcext:value-type="float">
            <text:p>1.198393</text:p>
          </table:table-cell>
          <table:table-cell office:value-type="float" office:value="0.8196439" calcext:value-type="float">
            <text:p>0.8196439</text:p>
          </table:table-cell>
          <table:table-cell office:value-type="float" office:value="518.508" calcext:value-type="float">
            <text:p>518.508</text:p>
          </table:table-cell>
          <table:table-cell office:value-type="float" office:value="0" calcext:value-type="float">
            <text:p>0</text:p>
          </table:table-cell>
          <table:table-cell office:value-type="float" office:value="48.37604" calcext:value-type="float">
            <text:p>48.37604</text:p>
          </table:table-cell>
          <table:table-cell office:value-type="float" office:value="13.06061" calcext:value-type="float">
            <text:p>13.06061</text:p>
          </table:table-cell>
          <table:table-cell office:value-type="float" office:value="32.81918" calcext:value-type="float">
            <text:p>32.81918</text:p>
          </table:table-cell>
          <table:table-cell office:value-type="float" office:value="15.24158" calcext:value-type="float">
            <text:p>15.24158</text:p>
          </table:table-cell>
          <table:table-cell office:value-type="float" office:value="26.86536" calcext:value-type="float">
            <text:p>26.86536</text:p>
          </table:table-cell>
          <table:table-cell office:value-type="float" office:value="16.10245" calcext:value-type="float">
            <text:p>16.10245</text:p>
          </table:table-cell>
          <table:table-cell office:value-type="float" office:value="22.61423" calcext:value-type="float">
            <text:p>22.61423</text:p>
          </table:table-cell>
          <table:table-cell office:value-type="float" office:value="16.06461" calcext:value-type="float">
            <text:p>16.06461</text:p>
          </table:table-cell>
          <table:table-cell office:value-type="float" office:value="20.0932" calcext:value-type="float">
            <text:p>20.0932</text:p>
          </table:table-cell>
          <table:table-cell office:value-type="float" office:value="15.6853" calcext:value-type="float">
            <text:p>15.6853</text:p>
          </table:table-cell>
          <table:table-cell office:value-type="float" office:value="17.47861" calcext:value-type="float">
            <text:p>17.47861</text:p>
          </table:table-cell>
          <table:table-cell office:value-type="float" office:value="14.97299" calcext:value-type="float">
            <text:p>14.97299</text:p>
          </table:table-cell>
          <table:table-cell office:value-type="float" office:value="15.36145" calcext:value-type="float">
            <text:p>15.36145</text:p>
          </table:table-cell>
          <table:table-cell office:value-type="float" office:value="13.78394" calcext:value-type="float">
            <text:p>13.78394</text:p>
          </table:table-cell>
          <table:table-cell office:value-type="float" office:value="12.31219" calcext:value-type="float">
            <text:p>12.31219</text:p>
          </table:table-cell>
          <table:table-cell office:value-type="float" office:value="10.95013" calcext:value-type="float">
            <text:p>10.95013</text:p>
          </table:table-cell>
          <table:table-cell office:value-type="float" office:value="9.523621" calcext:value-type="float">
            <text:p>9.523621</text:p>
          </table:table-cell>
          <table:table-cell office:value-type="float" office:value="8.92688" calcext:value-type="float">
            <text:p>8.92688</text:p>
          </table:table-cell>
          <table:table-cell office:value-type="float" office:value="7.78476" calcext:value-type="float">
            <text:p>7.78476</text:p>
          </table:table-cell>
          <table:table-cell office:value-type="float" office:value="7.552216" calcext:value-type="float">
            <text:p>7.552216</text:p>
          </table:table-cell>
          <table:table-cell office:value-type="float" office:value="6.970093" calcext:value-type="float">
            <text:p>6.970093</text:p>
          </table:table-cell>
          <table:table-cell office:value-type="float" office:value="6.81131" calcext:value-type="float">
            <text:p>6.81131</text:p>
          </table:table-cell>
          <table:table-cell office:value-type="float" office:value="6.516693" calcext:value-type="float">
            <text:p>6.516693</text:p>
          </table:table-cell>
          <table:table-cell office:value-type="float" office:value="6.408081" calcext:value-type="float">
            <text:p>6.408081</text:p>
          </table:table-cell>
          <table:table-cell office:value-type="float" office:value="6.412292" calcext:value-type="float">
            <text:p>6.412292</text:p>
          </table:table-cell>
          <table:table-cell office:value-type="float" office:value="6.351074" calcext:value-type="float">
            <text:p>6.351074</text:p>
          </table:table-cell>
          <table:table-cell office:value-type="float" office:value="6.550171" calcext:value-type="float">
            <text:p>6.550171</text:p>
          </table:table-cell>
          <table:table-cell office:value-type="float" office:value="6.511719" calcext:value-type="float">
            <text:p>6.511719</text:p>
          </table:table-cell>
          <table:table-cell office:value-type="float" office:value="48.37598" calcext:value-type="float">
            <text:p>48.37598</text:p>
          </table:table-cell>
          <table:table-cell office:value-type="float" office:value="13.06058" calcext:value-type="float">
            <text:p>13.060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6" calcext:value-type="float">
            <text:p>12042006</text:p>
          </table:table-cell>
          <table:table-cell office:value-type="float" office:value="24.2888" calcext:value-type="float">
            <text:p>24.2888</text:p>
          </table:table-cell>
          <table:table-cell office:value-type="float" office:value="26.65" calcext:value-type="float">
            <text:p>26.65</text:p>
          </table:table-cell>
          <table:table-cell office:value-type="float" office:value="7.22" calcext:value-type="float">
            <text:p>7.22</text:p>
          </table:table-cell>
          <table:table-cell office:value-type="float" office:value="1.112281" calcext:value-type="float">
            <text:p>1.112281</text:p>
          </table:table-cell>
          <table:table-cell office:value-type="float" office:value="0.828959" calcext:value-type="float">
            <text:p>0.828959</text:p>
          </table:table-cell>
          <table:table-cell office:value-type="float" office:value="256.248" calcext:value-type="float">
            <text:p>256.248</text:p>
          </table:table-cell>
          <table:table-cell office:value-type="float" office:value="0" calcext:value-type="float">
            <text:p>0</text:p>
          </table:table-cell>
          <table:table-cell office:value-type="float" office:value="48.47583" calcext:value-type="float">
            <text:p>48.47583</text:p>
          </table:table-cell>
          <table:table-cell office:value-type="float" office:value="8.564819" calcext:value-type="float">
            <text:p>8.564819</text:p>
          </table:table-cell>
          <table:table-cell office:value-type="float" office:value="34.40198" calcext:value-type="float">
            <text:p>34.40198</text:p>
          </table:table-cell>
          <table:table-cell office:value-type="float" office:value="12.53149" calcext:value-type="float">
            <text:p>12.53149</text:p>
          </table:table-cell>
          <table:table-cell office:value-type="float" office:value="28.49481" calcext:value-type="float">
            <text:p>28.49481</text:p>
          </table:table-cell>
          <table:table-cell office:value-type="float" office:value="14.55164" calcext:value-type="float">
            <text:p>14.55164</text:p>
          </table:table-cell>
          <table:table-cell office:value-type="float" office:value="24.05524" calcext:value-type="float">
            <text:p>24.05524</text:p>
          </table:table-cell>
          <table:table-cell office:value-type="float" office:value="15.50623" calcext:value-type="float">
            <text:p>15.50623</text:p>
          </table:table-cell>
          <table:table-cell office:value-type="float" office:value="21.38705" calcext:value-type="float">
            <text:p>21.38705</text:p>
          </table:table-cell>
          <table:table-cell office:value-type="float" office:value="15.69608" calcext:value-type="float">
            <text:p>15.69608</text:p>
          </table:table-cell>
          <table:table-cell office:value-type="float" office:value="18.64917" calcext:value-type="float">
            <text:p>18.64917</text:p>
          </table:table-cell>
          <table:table-cell office:value-type="float" office:value="15.51437" calcext:value-type="float">
            <text:p>15.51437</text:p>
          </table:table-cell>
          <table:table-cell office:value-type="float" office:value="16.46533" calcext:value-type="float">
            <text:p>16.46533</text:p>
          </table:table-cell>
          <table:table-cell office:value-type="float" office:value="14.58603" calcext:value-type="float">
            <text:p>14.58603</text:p>
          </table:table-cell>
          <table:table-cell office:value-type="float" office:value="13.29385" calcext:value-type="float">
            <text:p>13.29385</text:p>
          </table:table-cell>
          <table:table-cell office:value-type="float" office:value="12.33026" calcext:value-type="float">
            <text:p>12.33026</text:p>
          </table:table-cell>
          <table:table-cell office:value-type="float" office:value="10.20102" calcext:value-type="float">
            <text:p>10.20102</text:p>
          </table:table-cell>
          <table:table-cell office:value-type="float" office:value="9.530792" calcext:value-type="float">
            <text:p>9.530792</text:p>
          </table:table-cell>
          <table:table-cell office:value-type="float" office:value="8.098755" calcext:value-type="float">
            <text:p>8.098755</text:p>
          </table:table-cell>
          <table:table-cell office:value-type="float" office:value="7.787689" calcext:value-type="float">
            <text:p>7.787689</text:p>
          </table:table-cell>
          <table:table-cell office:value-type="float" office:value="7.153687" calcext:value-type="float">
            <text:p>7.153687</text:p>
          </table:table-cell>
          <table:table-cell office:value-type="float" office:value="6.971832" calcext:value-type="float">
            <text:p>6.971832</text:p>
          </table:table-cell>
          <table:table-cell office:value-type="float" office:value="6.632629" calcext:value-type="float">
            <text:p>6.632629</text:p>
          </table:table-cell>
          <table:table-cell office:value-type="float" office:value="6.517822" calcext:value-type="float">
            <text:p>6.517822</text:p>
          </table:table-cell>
          <table:table-cell office:value-type="float" office:value="6.480103" calcext:value-type="float">
            <text:p>6.480103</text:p>
          </table:table-cell>
          <table:table-cell office:value-type="float" office:value="6.412994" calcext:value-type="float">
            <text:p>6.412994</text:p>
          </table:table-cell>
          <table:table-cell office:value-type="float" office:value="6.594574" calcext:value-type="float">
            <text:p>6.594574</text:p>
          </table:table-cell>
          <table:table-cell office:value-type="float" office:value="6.550598" calcext:value-type="float">
            <text:p>6.550598</text:p>
          </table:table-cell>
          <table:table-cell office:value-type="float" office:value="48.4758" calcext:value-type="float">
            <text:p>48.4758</text:p>
          </table:table-cell>
          <table:table-cell office:value-type="float" office:value="8.564819" calcext:value-type="float">
            <text:p>8.5648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6" calcext:value-type="float">
            <text:p>13042006</text:p>
          </table:table-cell>
          <table:table-cell office:value-type="float" office:value="23.69033" calcext:value-type="float">
            <text:p>23.69033</text:p>
          </table:table-cell>
          <table:table-cell office:value-type="float" office:value="31.12" calcext:value-type="float">
            <text:p>31.12</text:p>
          </table:table-cell>
          <table:table-cell office:value-type="float" office:value="10.25" calcext:value-type="float">
            <text:p>10.25</text:p>
          </table:table-cell>
          <table:table-cell office:value-type="float" office:value="1.304049" calcext:value-type="float">
            <text:p>1.304049</text:p>
          </table:table-cell>
          <table:table-cell office:value-type="float" office:value="0.9650785" calcext:value-type="float">
            <text:p>0.9650785</text:p>
          </table:table-cell>
          <table:table-cell office:value-type="float" office:value="295.2" calcext:value-type="float">
            <text:p>295.2</text:p>
          </table:table-cell>
          <table:table-cell office:value-type="float" office:value="0" calcext:value-type="float">
            <text:p>0</text:p>
          </table:table-cell>
          <table:table-cell office:value-type="float" office:value="52.89194" calcext:value-type="float">
            <text:p>52.89194</text:p>
          </table:table-cell>
          <table:table-cell office:value-type="float" office:value="10.78342" calcext:value-type="float">
            <text:p>10.78342</text:p>
          </table:table-cell>
          <table:table-cell office:value-type="float" office:value="37.7226" calcext:value-type="float">
            <text:p>37.7226</text:p>
          </table:table-cell>
          <table:table-cell office:value-type="float" office:value="14.42984" calcext:value-type="float">
            <text:p>14.42984</text:p>
          </table:table-cell>
          <table:table-cell office:value-type="float" office:value="31.3252" calcext:value-type="float">
            <text:p>31.3252</text:p>
          </table:table-cell>
          <table:table-cell office:value-type="float" office:value="16.23605" calcext:value-type="float">
            <text:p>16.23605</text:p>
          </table:table-cell>
          <table:table-cell office:value-type="float" office:value="26.42316" calcext:value-type="float">
            <text:p>26.42316</text:p>
          </table:table-cell>
          <table:table-cell office:value-type="float" office:value="17.02191" calcext:value-type="float">
            <text:p>17.02191</text:p>
          </table:table-cell>
          <table:table-cell office:value-type="float" office:value="23.44855" calcext:value-type="float">
            <text:p>23.44855</text:p>
          </table:table-cell>
          <table:table-cell office:value-type="float" office:value="17.09668" calcext:value-type="float">
            <text:p>17.09668</text:p>
          </table:table-cell>
          <table:table-cell office:value-type="float" office:value="20.41223" calcext:value-type="float">
            <text:p>20.41223</text:p>
          </table:table-cell>
          <table:table-cell office:value-type="float" office:value="16.78897" calcext:value-type="float">
            <text:p>16.78897</text:p>
          </table:table-cell>
          <table:table-cell office:value-type="float" office:value="17.93842" calcext:value-type="float">
            <text:p>17.93842</text:p>
          </table:table-cell>
          <table:table-cell office:value-type="float" office:value="15.74246" calcext:value-type="float">
            <text:p>15.74246</text:p>
          </table:table-cell>
          <table:table-cell office:value-type="float" office:value="14.34726" calcext:value-type="float">
            <text:p>14.34726</text:p>
          </table:table-cell>
          <table:table-cell office:value-type="float" office:value="13.31131" calcext:value-type="float">
            <text:p>13.31131</text:p>
          </table:table-cell>
          <table:table-cell office:value-type="float" office:value="10.89215" calcext:value-type="float">
            <text:p>10.89215</text:p>
          </table:table-cell>
          <table:table-cell office:value-type="float" office:value="10.20822" calcext:value-type="float">
            <text:p>10.20822</text:p>
          </table:table-cell>
          <table:table-cell office:value-type="float" office:value="8.466461" calcext:value-type="float">
            <text:p>8.466461</text:p>
          </table:table-cell>
          <table:table-cell office:value-type="float" office:value="8.102264" calcext:value-type="float">
            <text:p>8.102264</text:p>
          </table:table-cell>
          <table:table-cell office:value-type="float" office:value="7.369019" calcext:value-type="float">
            <text:p>7.369019</text:p>
          </table:table-cell>
          <table:table-cell office:value-type="float" office:value="7.155762" calcext:value-type="float">
            <text:p>7.155762</text:p>
          </table:table-cell>
          <table:table-cell office:value-type="float" office:value="6.760986" calcext:value-type="float">
            <text:p>6.760986</text:p>
          </table:table-cell>
          <table:table-cell office:value-type="float" office:value="6.633942" calcext:value-type="float">
            <text:p>6.633942</text:p>
          </table:table-cell>
          <table:table-cell office:value-type="float" office:value="6.554596" calcext:value-type="float">
            <text:p>6.554596</text:p>
          </table:table-cell>
          <table:table-cell office:value-type="float" office:value="6.480835" calcext:value-type="float">
            <text:p>6.480835</text:p>
          </table:table-cell>
          <table:table-cell office:value-type="float" office:value="6.644318" calcext:value-type="float">
            <text:p>6.644318</text:p>
          </table:table-cell>
          <table:table-cell office:value-type="float" office:value="6.595093" calcext:value-type="float">
            <text:p>6.595093</text:p>
          </table:table-cell>
          <table:table-cell office:value-type="float" office:value="52.89188" calcext:value-type="float">
            <text:p>52.89188</text:p>
          </table:table-cell>
          <table:table-cell office:value-type="float" office:value="10.78345" calcext:value-type="float">
            <text:p>10.783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6" calcext:value-type="float">
            <text:p>14042006</text:p>
          </table:table-cell>
          <table:table-cell office:value-type="float" office:value="25.08352" calcext:value-type="float">
            <text:p>25.08352</text:p>
          </table:table-cell>
          <table:table-cell office:value-type="float" office:value="30.52" calcext:value-type="float">
            <text:p>30.52</text:p>
          </table:table-cell>
          <table:table-cell office:value-type="float" office:value="14.81" calcext:value-type="float">
            <text:p>14.81</text:p>
          </table:table-cell>
          <table:table-cell office:value-type="float" office:value="1.249696" calcext:value-type="float">
            <text:p>1.249696</text:p>
          </table:table-cell>
          <table:table-cell office:value-type="float" office:value="0.7609574" calcext:value-type="float">
            <text:p>0.7609574</text:p>
          </table:table-cell>
          <table:table-cell office:value-type="float" office:value="277.668" calcext:value-type="float">
            <text:p>277.668</text:p>
          </table:table-cell>
          <table:table-cell office:value-type="float" office:value="0" calcext:value-type="float">
            <text:p>0</text:p>
          </table:table-cell>
          <table:table-cell office:value-type="float" office:value="53.74084" calcext:value-type="float">
            <text:p>53.74084</text:p>
          </table:table-cell>
          <table:table-cell office:value-type="float" office:value="14.86154" calcext:value-type="float">
            <text:p>14.86154</text:p>
          </table:table-cell>
          <table:table-cell office:value-type="float" office:value="39.59232" calcext:value-type="float">
            <text:p>39.59232</text:p>
          </table:table-cell>
          <table:table-cell office:value-type="float" office:value="17.63919" calcext:value-type="float">
            <text:p>17.63919</text:p>
          </table:table-cell>
          <table:table-cell office:value-type="float" office:value="33.02744" calcext:value-type="float">
            <text:p>33.02744</text:p>
          </table:table-cell>
          <table:table-cell office:value-type="float" office:value="18.99887" calcext:value-type="float">
            <text:p>18.99887</text:p>
          </table:table-cell>
          <table:table-cell office:value-type="float" office:value="28.0177" calcext:value-type="float">
            <text:p>28.0177</text:p>
          </table:table-cell>
          <table:table-cell office:value-type="float" office:value="19.40256" calcext:value-type="float">
            <text:p>19.40256</text:p>
          </table:table-cell>
          <table:table-cell office:value-type="float" office:value="24.91229" calcext:value-type="float">
            <text:p>24.91229</text:p>
          </table:table-cell>
          <table:table-cell office:value-type="float" office:value="19.22696" calcext:value-type="float">
            <text:p>19.22696</text:p>
          </table:table-cell>
          <table:table-cell office:value-type="float" office:value="21.7583" calcext:value-type="float">
            <text:p>21.7583</text:p>
          </table:table-cell>
          <table:table-cell office:value-type="float" office:value="18.6395" calcext:value-type="float">
            <text:p>18.6395</text:p>
          </table:table-cell>
          <table:table-cell office:value-type="float" office:value="19.24231" calcext:value-type="float">
            <text:p>19.24231</text:p>
          </table:table-cell>
          <table:table-cell office:value-type="float" office:value="17.32092" calcext:value-type="float">
            <text:p>17.32092</text:p>
          </table:table-cell>
          <table:table-cell office:value-type="float" office:value="15.53726" calcext:value-type="float">
            <text:p>15.53726</text:p>
          </table:table-cell>
          <table:table-cell office:value-type="float" office:value="14.36734" calcext:value-type="float">
            <text:p>14.36734</text:p>
          </table:table-cell>
          <table:table-cell office:value-type="float" office:value="11.64194" calcext:value-type="float">
            <text:p>11.64194</text:p>
          </table:table-cell>
          <table:table-cell office:value-type="float" office:value="10.89987" calcext:value-type="float">
            <text:p>10.89987</text:p>
          </table:table-cell>
          <table:table-cell office:value-type="float" office:value="8.872498" calcext:value-type="float">
            <text:p>8.872498</text:p>
          </table:table-cell>
          <table:table-cell office:value-type="float" office:value="8.47052" calcext:value-type="float">
            <text:p>8.47052</text:p>
          </table:table-cell>
          <table:table-cell office:value-type="float" office:value="7.610107" calcext:value-type="float">
            <text:p>7.610107</text:p>
          </table:table-cell>
          <table:table-cell office:value-type="float" office:value="7.371429" calcext:value-type="float">
            <text:p>7.371429</text:p>
          </table:table-cell>
          <table:table-cell office:value-type="float" office:value="6.9039" calcext:value-type="float">
            <text:p>6.9039</text:p>
          </table:table-cell>
          <table:table-cell office:value-type="float" office:value="6.76239" calcext:value-type="float">
            <text:p>6.76239</text:p>
          </table:table-cell>
          <table:table-cell office:value-type="float" office:value="6.63739" calcext:value-type="float">
            <text:p>6.63739</text:p>
          </table:table-cell>
          <table:table-cell office:value-type="float" office:value="6.555389" calcext:value-type="float">
            <text:p>6.555389</text:p>
          </table:table-cell>
          <table:table-cell office:value-type="float" office:value="6.700012" calcext:value-type="float">
            <text:p>6.700012</text:p>
          </table:table-cell>
          <table:table-cell office:value-type="float" office:value="6.644867" calcext:value-type="float">
            <text:p>6.644867</text:p>
          </table:table-cell>
          <table:table-cell office:value-type="float" office:value="53.74078" calcext:value-type="float">
            <text:p>53.74078</text:p>
          </table:table-cell>
          <table:table-cell office:value-type="float" office:value="14.86151" calcext:value-type="float">
            <text:p>14.861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6" calcext:value-type="float">
            <text:p>15042006</text:p>
          </table:table-cell>
          <table:table-cell office:value-type="float" office:value="14.0579" calcext:value-type="float">
            <text:p>14.0579</text:p>
          </table:table-cell>
          <table:table-cell office:value-type="float" office:value="27.46" calcext:value-type="float">
            <text:p>27.46</text:p>
          </table:table-cell>
          <table:table-cell office:value-type="float" office:value="12.67" calcext:value-type="float">
            <text:p>12.67</text:p>
          </table:table-cell>
          <table:table-cell office:value-type="float" office:value="1.774967" calcext:value-type="float">
            <text:p>1.774967</text:p>
          </table:table-cell>
          <table:table-cell office:value-type="float" office:value="0.9075219" calcext:value-type="float">
            <text:p>0.9075219</text:p>
          </table:table-cell>
          <table:table-cell office:value-type="float" office:value="526.0681" calcext:value-type="float">
            <text:p>526.0681</text:p>
          </table:table-cell>
          <table:table-cell office:value-type="float" office:value="1.8" calcext:value-type="float">
            <text:p>1.8</text:p>
          </table:table-cell>
          <table:table-cell office:value-type="float" office:value="49.01511" calcext:value-type="float">
            <text:p>49.01511</text:p>
          </table:table-cell>
          <table:table-cell office:value-type="float" office:value="13.08569" calcext:value-type="float">
            <text:p>13.08569</text:p>
          </table:table-cell>
          <table:table-cell office:value-type="float" office:value="34.48026" calcext:value-type="float">
            <text:p>34.48026</text:p>
          </table:table-cell>
          <table:table-cell office:value-type="float" office:value="16.74731" calcext:value-type="float">
            <text:p>16.74731</text:p>
          </table:table-cell>
          <table:table-cell office:value-type="float" office:value="28.71744" calcext:value-type="float">
            <text:p>28.71744</text:p>
          </table:table-cell>
          <table:table-cell office:value-type="float" office:value="18.58658" calcext:value-type="float">
            <text:p>18.58658</text:p>
          </table:table-cell>
          <table:table-cell office:value-type="float" office:value="24.71976" calcext:value-type="float">
            <text:p>24.71976</text:p>
          </table:table-cell>
          <table:table-cell office:value-type="float" office:value="19.44919" calcext:value-type="float">
            <text:p>19.44919</text:p>
          </table:table-cell>
          <table:table-cell office:value-type="float" office:value="22.92194" calcext:value-type="float">
            <text:p>22.92194</text:p>
          </table:table-cell>
          <table:table-cell office:value-type="float" office:value="19.52634" calcext:value-type="float">
            <text:p>19.52634</text:p>
          </table:table-cell>
          <table:table-cell office:value-type="float" office:value="21.55142" calcext:value-type="float">
            <text:p>21.55142</text:p>
          </table:table-cell>
          <table:table-cell office:value-type="float" office:value="19.10797" calcext:value-type="float">
            <text:p>19.10797</text:p>
          </table:table-cell>
          <table:table-cell office:value-type="float" office:value="19.25095" calcext:value-type="float">
            <text:p>19.25095</text:p>
          </table:table-cell>
          <table:table-cell office:value-type="float" office:value="17.99988" calcext:value-type="float">
            <text:p>17.99988</text:p>
          </table:table-cell>
          <table:table-cell office:value-type="float" office:value="16.11801" calcext:value-type="float">
            <text:p>16.11801</text:p>
          </table:table-cell>
          <table:table-cell office:value-type="float" office:value="15.55557" calcext:value-type="float">
            <text:p>15.55557</text:p>
          </table:table-cell>
          <table:table-cell office:value-type="float" office:value="12.36984" calcext:value-type="float">
            <text:p>12.36984</text:p>
          </table:table-cell>
          <table:table-cell office:value-type="float" office:value="11.65009" calcext:value-type="float">
            <text:p>11.65009</text:p>
          </table:table-cell>
          <table:table-cell office:value-type="float" office:value="9.306183" calcext:value-type="float">
            <text:p>9.306183</text:p>
          </table:table-cell>
          <table:table-cell office:value-type="float" office:value="8.876862" calcext:value-type="float">
            <text:p>8.876862</text:p>
          </table:table-cell>
          <table:table-cell office:value-type="float" office:value="7.870117" calcext:value-type="float">
            <text:p>7.870117</text:p>
          </table:table-cell>
          <table:table-cell office:value-type="float" office:value="7.612732" calcext:value-type="float">
            <text:p>7.612732</text:p>
          </table:table-cell>
          <table:table-cell office:value-type="float" office:value="7.059387" calcext:value-type="float">
            <text:p>7.059387</text:p>
          </table:table-cell>
          <table:table-cell office:value-type="float" office:value="6.905457" calcext:value-type="float">
            <text:p>6.905457</text:p>
          </table:table-cell>
          <table:table-cell office:value-type="float" office:value="6.729156" calcext:value-type="float">
            <text:p>6.729156</text:p>
          </table:table-cell>
          <table:table-cell office:value-type="float" office:value="6.638306" calcext:value-type="float">
            <text:p>6.638306</text:p>
          </table:table-cell>
          <table:table-cell office:value-type="float" office:value="6.761993" calcext:value-type="float">
            <text:p>6.761993</text:p>
          </table:table-cell>
          <table:table-cell office:value-type="float" office:value="6.700653" calcext:value-type="float">
            <text:p>6.700653</text:p>
          </table:table-cell>
          <table:table-cell office:value-type="float" office:value="49.01511" calcext:value-type="float">
            <text:p>49.01511</text:p>
          </table:table-cell>
          <table:table-cell office:value-type="float" office:value="13.08569" calcext:value-type="float">
            <text:p>13.085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6" calcext:value-type="float">
            <text:p>16042006</text:p>
          </table:table-cell>
          <table:table-cell office:value-type="float" office:value="8.332061" calcext:value-type="float">
            <text:p>8.332061</text:p>
          </table:table-cell>
          <table:table-cell office:value-type="float" office:value="16.89" calcext:value-type="float">
            <text:p>16.89</text:p>
          </table:table-cell>
          <table:table-cell office:value-type="float" office:value="12.03" calcext:value-type="float">
            <text:p>12.03</text:p>
          </table:table-cell>
          <table:table-cell office:value-type="float" office:value="1.438052" calcext:value-type="float">
            <text:p>1.438052</text:p>
          </table:table-cell>
          <table:table-cell office:value-type="float" office:value="1.180987" calcext:value-type="float">
            <text:p>1.180987</text:p>
          </table:table-cell>
          <table:table-cell office:value-type="float" office:value="478.44" calcext:value-type="float">
            <text:p>478.44</text:p>
          </table:table-cell>
          <table:table-cell office:value-type="float" office:value="0" calcext:value-type="float">
            <text:p>0</text:p>
          </table:table-cell>
          <table:table-cell office:value-type="float" office:value="27.82968" calcext:value-type="float">
            <text:p>27.82968</text:p>
          </table:table-cell>
          <table:table-cell office:value-type="float" office:value="11.94846" calcext:value-type="float">
            <text:p>11.94846</text:p>
          </table:table-cell>
          <table:table-cell office:value-type="float" office:value="22.29025" calcext:value-type="float">
            <text:p>22.29025</text:p>
          </table:table-cell>
          <table:table-cell office:value-type="float" office:value="14.58899" calcext:value-type="float">
            <text:p>14.58899</text:p>
          </table:table-cell>
          <table:table-cell office:value-type="float" office:value="20.25925" calcext:value-type="float">
            <text:p>20.25925</text:p>
          </table:table-cell>
          <table:table-cell office:value-type="float" office:value="16.09903" calcext:value-type="float">
            <text:p>16.09903</text:p>
          </table:table-cell>
          <table:table-cell office:value-type="float" office:value="20.02618" calcext:value-type="float">
            <text:p>20.02618</text:p>
          </table:table-cell>
          <table:table-cell office:value-type="float" office:value="17.03387" calcext:value-type="float">
            <text:p>17.03387</text:p>
          </table:table-cell>
          <table:table-cell office:value-type="float" office:value="20.14331" calcext:value-type="float">
            <text:p>20.14331</text:p>
          </table:table-cell>
          <table:table-cell office:value-type="float" office:value="17.29132" calcext:value-type="float">
            <text:p>17.29132</text:p>
          </table:table-cell>
          <table:table-cell office:value-type="float" office:value="19.84903" calcext:value-type="float">
            <text:p>19.84903</text:p>
          </table:table-cell>
          <table:table-cell office:value-type="float" office:value="17.34451" calcext:value-type="float">
            <text:p>17.34451</text:p>
          </table:table-cell>
          <table:table-cell office:value-type="float" office:value="18.58304" calcext:value-type="float">
            <text:p>18.58304</text:p>
          </table:table-cell>
          <table:table-cell office:value-type="float" office:value="16.82446" calcext:value-type="float">
            <text:p>16.82446</text:p>
          </table:table-cell>
          <table:table-cell office:value-type="float" office:value="16.15903" calcext:value-type="float">
            <text:p>16.15903</text:p>
          </table:table-cell>
          <table:table-cell office:value-type="float" office:value="15.66367" calcext:value-type="float">
            <text:p>15.66367</text:p>
          </table:table-cell>
          <table:table-cell office:value-type="float" office:value="12.79767" calcext:value-type="float">
            <text:p>12.79767</text:p>
          </table:table-cell>
          <table:table-cell office:value-type="float" office:value="12.37634" calcext:value-type="float">
            <text:p>12.37634</text:p>
          </table:table-cell>
          <table:table-cell office:value-type="float" office:value="9.730469" calcext:value-type="float">
            <text:p>9.730469</text:p>
          </table:table-cell>
          <table:table-cell office:value-type="float" office:value="9.31073" calcext:value-type="float">
            <text:p>9.31073</text:p>
          </table:table-cell>
          <table:table-cell office:value-type="float" office:value="8.148804" calcext:value-type="float">
            <text:p>8.148804</text:p>
          </table:table-cell>
          <table:table-cell office:value-type="float" office:value="7.872955" calcext:value-type="float">
            <text:p>7.872955</text:p>
          </table:table-cell>
          <table:table-cell office:value-type="float" office:value="7.228485" calcext:value-type="float">
            <text:p>7.228485</text:p>
          </table:table-cell>
          <table:table-cell office:value-type="float" office:value="7.061096" calcext:value-type="float">
            <text:p>7.061096</text:p>
          </table:table-cell>
          <table:table-cell office:value-type="float" office:value="6.830139" calcext:value-type="float">
            <text:p>6.830139</text:p>
          </table:table-cell>
          <table:table-cell office:value-type="float" office:value="6.730133" calcext:value-type="float">
            <text:p>6.730133</text:p>
          </table:table-cell>
          <table:table-cell office:value-type="float" office:value="6.830933" calcext:value-type="float">
            <text:p>6.830933</text:p>
          </table:table-cell>
          <table:table-cell office:value-type="float" office:value="6.762695" calcext:value-type="float">
            <text:p>6.762695</text:p>
          </table:table-cell>
          <table:table-cell office:value-type="float" office:value="27.82968" calcext:value-type="float">
            <text:p>27.82968</text:p>
          </table:table-cell>
          <table:table-cell office:value-type="float" office:value="12.02127" calcext:value-type="float">
            <text:p>12.021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6" calcext:value-type="float">
            <text:p>17042006</text:p>
          </table:table-cell>
          <table:table-cell office:value-type="float" office:value="9.56318" calcext:value-type="float">
            <text:p>9.56318</text:p>
          </table:table-cell>
          <table:table-cell office:value-type="float" office:value="17.16" calcext:value-type="float">
            <text:p>17.16</text:p>
          </table:table-cell>
          <table:table-cell office:value-type="float" office:value="11.29" calcext:value-type="float">
            <text:p>11.29</text:p>
          </table:table-cell>
          <table:table-cell office:value-type="float" office:value="1.280304" calcext:value-type="float">
            <text:p>1.280304</text:p>
          </table:table-cell>
          <table:table-cell office:value-type="float" office:value="1.127689" calcext:value-type="float">
            <text:p>1.127689</text:p>
          </table:table-cell>
          <table:table-cell office:value-type="float" office:value="409.212" calcext:value-type="float">
            <text:p>409.212</text:p>
          </table:table-cell>
          <table:table-cell office:value-type="float" office:value="0" calcext:value-type="float">
            <text:p>0</text:p>
          </table:table-cell>
          <table:table-cell office:value-type="float" office:value="31.20816" calcext:value-type="float">
            <text:p>31.20816</text:p>
          </table:table-cell>
          <table:table-cell office:value-type="float" office:value="10.9581" calcext:value-type="float">
            <text:p>10.9581</text:p>
          </table:table-cell>
          <table:table-cell office:value-type="float" office:value="23.39008" calcext:value-type="float">
            <text:p>23.39008</text:p>
          </table:table-cell>
          <table:table-cell office:value-type="float" office:value="12.94165" calcext:value-type="float">
            <text:p>12.94165</text:p>
          </table:table-cell>
          <table:table-cell office:value-type="float" office:value="20.33649" calcext:value-type="float">
            <text:p>20.33649</text:p>
          </table:table-cell>
          <table:table-cell office:value-type="float" office:value="14.20471" calcext:value-type="float">
            <text:p>14.20471</text:p>
          </table:table-cell>
          <table:table-cell office:value-type="float" office:value="18.4371" calcext:value-type="float">
            <text:p>18.4371</text:p>
          </table:table-cell>
          <table:table-cell office:value-type="float" office:value="15.08295" calcext:value-type="float">
            <text:p>15.08295</text:p>
          </table:table-cell>
          <table:table-cell office:value-type="float" office:value="17.46915" calcext:value-type="float">
            <text:p>17.46915</text:p>
          </table:table-cell>
          <table:table-cell office:value-type="float" office:value="15.45987" calcext:value-type="float">
            <text:p>15.45987</text:p>
          </table:table-cell>
          <table:table-cell office:value-type="float" office:value="17.31143" calcext:value-type="float">
            <text:p>17.31143</text:p>
          </table:table-cell>
          <table:table-cell office:value-type="float" office:value="15.65555" calcext:value-type="float">
            <text:p>15.65555</text:p>
          </table:table-cell>
          <table:table-cell office:value-type="float" office:value="16.80954" calcext:value-type="float">
            <text:p>16.80954</text:p>
          </table:table-cell>
          <table:table-cell office:value-type="float" office:value="15.52158" calcext:value-type="float">
            <text:p>15.52158</text:p>
          </table:table-cell>
          <table:table-cell office:value-type="float" office:value="15.65872" calcext:value-type="float">
            <text:p>15.65872</text:p>
          </table:table-cell>
          <table:table-cell office:value-type="float" office:value="14.93597" calcext:value-type="float">
            <text:p>14.93597</text:p>
          </table:table-cell>
          <table:table-cell office:value-type="float" office:value="12.87473" calcext:value-type="float">
            <text:p>12.87473</text:p>
          </table:table-cell>
          <table:table-cell office:value-type="float" office:value="12.79999" calcext:value-type="float">
            <text:p>12.79999</text:p>
          </table:table-cell>
          <table:table-cell office:value-type="float" office:value="10.07693" calcext:value-type="float">
            <text:p>10.07693</text:p>
          </table:table-cell>
          <table:table-cell office:value-type="float" office:value="9.734558" calcext:value-type="float">
            <text:p>9.734558</text:p>
          </table:table-cell>
          <table:table-cell office:value-type="float" office:value="8.425873" calcext:value-type="float">
            <text:p>8.425873</text:p>
          </table:table-cell>
          <table:table-cell office:value-type="float" office:value="8.151733" calcext:value-type="float">
            <text:p>8.151733</text:p>
          </table:table-cell>
          <table:table-cell office:value-type="float" office:value="7.409088" calcext:value-type="float">
            <text:p>7.409088</text:p>
          </table:table-cell>
          <table:table-cell office:value-type="float" office:value="7.230255" calcext:value-type="float">
            <text:p>7.230255</text:p>
          </table:table-cell>
          <table:table-cell office:value-type="float" office:value="6.940826" calcext:value-type="float">
            <text:p>6.940826</text:p>
          </table:table-cell>
          <table:table-cell office:value-type="float" office:value="6.831238" calcext:value-type="float">
            <text:p>6.831238</text:p>
          </table:table-cell>
          <table:table-cell office:value-type="float" office:value="6.906128" calcext:value-type="float">
            <text:p>6.906128</text:p>
          </table:table-cell>
          <table:table-cell office:value-type="float" office:value="6.831665" calcext:value-type="float">
            <text:p>6.831665</text:p>
          </table:table-cell>
          <table:table-cell office:value-type="float" office:value="31.20813" calcext:value-type="float">
            <text:p>31.20813</text:p>
          </table:table-cell>
          <table:table-cell office:value-type="float" office:value="10.9581" calcext:value-type="float">
            <text:p>10.95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6" calcext:value-type="float">
            <text:p>18042006</text:p>
          </table:table-cell>
          <table:table-cell office:value-type="float" office:value="7.2324" calcext:value-type="float">
            <text:p>7.2324</text:p>
          </table:table-cell>
          <table:table-cell office:value-type="float" office:value="17.07" calcext:value-type="float">
            <text:p>17.07</text:p>
          </table:table-cell>
          <table:table-cell office:value-type="float" office:value="5.56" calcext:value-type="float">
            <text:p>5.56</text:p>
          </table:table-cell>
          <table:table-cell office:value-type="float" office:value="1.399431" calcext:value-type="float">
            <text:p>1.399431</text:p>
          </table:table-cell>
          <table:table-cell office:value-type="float" office:value="0.7764645" calcext:value-type="float">
            <text:p>0.7764645</text:p>
          </table:table-cell>
          <table:table-cell office:value-type="float" office:value="401.796" calcext:value-type="float">
            <text:p>401.796</text:p>
          </table:table-cell>
          <table:table-cell office:value-type="float" office:value="0" calcext:value-type="float">
            <text:p>0</text:p>
          </table:table-cell>
          <table:table-cell office:value-type="float" office:value="27.58942" calcext:value-type="float">
            <text:p>27.58942</text:p>
          </table:table-cell>
          <table:table-cell office:value-type="float" office:value="7.037018" calcext:value-type="float">
            <text:p>7.037018</text:p>
          </table:table-cell>
          <table:table-cell office:value-type="float" office:value="21.30997" calcext:value-type="float">
            <text:p>21.30997</text:p>
          </table:table-cell>
          <table:table-cell office:value-type="float" office:value="11.68811" calcext:value-type="float">
            <text:p>11.68811</text:p>
          </table:table-cell>
          <table:table-cell office:value-type="float" office:value="19.03275" calcext:value-type="float">
            <text:p>19.03275</text:p>
          </table:table-cell>
          <table:table-cell office:value-type="float" office:value="14.04865" calcext:value-type="float">
            <text:p>14.04865</text:p>
          </table:table-cell>
          <table:table-cell office:value-type="float" office:value="17.49127" calcext:value-type="float">
            <text:p>17.49127</text:p>
          </table:table-cell>
          <table:table-cell office:value-type="float" office:value="14.76129" calcext:value-type="float">
            <text:p>14.76129</text:p>
          </table:table-cell>
          <table:table-cell office:value-type="float" office:value="16.72009" calcext:value-type="float">
            <text:p>16.72009</text:p>
          </table:table-cell>
          <table:table-cell office:value-type="float" office:value="15.05511" calcext:value-type="float">
            <text:p>15.05511</text:p>
          </table:table-cell>
          <table:table-cell office:value-type="float" office:value="16.48004" calcext:value-type="float">
            <text:p>16.48004</text:p>
          </table:table-cell>
          <table:table-cell office:value-type="float" office:value="15.1933" calcext:value-type="float">
            <text:p>15.1933</text:p>
          </table:table-cell>
          <table:table-cell office:value-type="float" office:value="15.89856" calcext:value-type="float">
            <text:p>15.89856</text:p>
          </table:table-cell>
          <table:table-cell office:value-type="float" office:value="15.03763" calcext:value-type="float">
            <text:p>15.03763</text:p>
          </table:table-cell>
          <table:table-cell office:value-type="float" office:value="14.93393" calcext:value-type="float">
            <text:p>14.93393</text:p>
          </table:table-cell>
          <table:table-cell office:value-type="float" office:value="14.50082" calcext:value-type="float">
            <text:p>14.50082</text:p>
          </table:table-cell>
          <table:table-cell office:value-type="float" office:value="12.86322" calcext:value-type="float">
            <text:p>12.86322</text:p>
          </table:table-cell>
          <table:table-cell office:value-type="float" office:value="12.79407" calcext:value-type="float">
            <text:p>12.79407</text:p>
          </table:table-cell>
          <table:table-cell office:value-type="float" office:value="10.32468" calcext:value-type="float">
            <text:p>10.32468</text:p>
          </table:table-cell>
          <table:table-cell office:value-type="float" office:value="10.07999" calcext:value-type="float">
            <text:p>10.07999</text:p>
          </table:table-cell>
          <table:table-cell office:value-type="float" office:value="8.677246" calcext:value-type="float">
            <text:p>8.677246</text:p>
          </table:table-cell>
          <table:table-cell office:value-type="float" office:value="8.42868" calcext:value-type="float">
            <text:p>8.42868</text:p>
          </table:table-cell>
          <table:table-cell office:value-type="float" office:value="7.59433" calcext:value-type="float">
            <text:p>7.59433</text:p>
          </table:table-cell>
          <table:table-cell office:value-type="float" office:value="7.41098" calcext:value-type="float">
            <text:p>7.41098</text:p>
          </table:table-cell>
          <table:table-cell office:value-type="float" office:value="7.060059" calcext:value-type="float">
            <text:p>7.060059</text:p>
          </table:table-cell>
          <table:table-cell office:value-type="float" office:value="6.942017" calcext:value-type="float">
            <text:p>6.942017</text:p>
          </table:table-cell>
          <table:table-cell office:value-type="float" office:value="6.989532" calcext:value-type="float">
            <text:p>6.989532</text:p>
          </table:table-cell>
          <table:table-cell office:value-type="float" office:value="6.906982" calcext:value-type="float">
            <text:p>6.906982</text:p>
          </table:table-cell>
          <table:table-cell office:value-type="float" office:value="27.58942" calcext:value-type="float">
            <text:p>27.58942</text:p>
          </table:table-cell>
          <table:table-cell office:value-type="float" office:value="7.264252" calcext:value-type="float">
            <text:p>7.2642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6" calcext:value-type="float">
            <text:p>19042006</text:p>
          </table:table-cell>
          <table:table-cell office:value-type="float" office:value="23.46925" calcext:value-type="float">
            <text:p>23.46925</text:p>
          </table:table-cell>
          <table:table-cell office:value-type="float" office:value="19.26" calcext:value-type="float">
            <text:p>19.26</text:p>
          </table:table-cell>
          <table:table-cell office:value-type="float" office:value="2.8" calcext:value-type="float">
            <text:p>2.8</text:p>
          </table:table-cell>
          <table:table-cell office:value-type="float" office:value="0.8148493" calcext:value-type="float">
            <text:p>0.8148493</text:p>
          </table:table-cell>
          <table:table-cell office:value-type="float" office:value="0.6578548" calcext:value-type="float">
            <text:p>0.6578548</text:p>
          </table:table-cell>
          <table:table-cell office:value-type="float" office:value="530.748" calcext:value-type="float">
            <text:p>530.748</text:p>
          </table:table-cell>
          <table:table-cell office:value-type="float" office:value="0" calcext:value-type="float">
            <text:p>0</text:p>
          </table:table-cell>
          <table:table-cell office:value-type="float" office:value="42.96375" calcext:value-type="float">
            <text:p>42.96375</text:p>
          </table:table-cell>
          <table:table-cell office:value-type="float" office:value="3.431702" calcext:value-type="float">
            <text:p>3.431702</text:p>
          </table:table-cell>
          <table:table-cell office:value-type="float" office:value="30.39011" calcext:value-type="float">
            <text:p>30.39011</text:p>
          </table:table-cell>
          <table:table-cell office:value-type="float" office:value="7.60437" calcext:value-type="float">
            <text:p>7.60437</text:p>
          </table:table-cell>
          <table:table-cell office:value-type="float" office:value="25.28293" calcext:value-type="float">
            <text:p>25.28293</text:p>
          </table:table-cell>
          <table:table-cell office:value-type="float" office:value="10.10275" calcext:value-type="float">
            <text:p>10.10275</text:p>
          </table:table-cell>
          <table:table-cell office:value-type="float" office:value="21.52368" calcext:value-type="float">
            <text:p>21.52368</text:p>
          </table:table-cell>
          <table:table-cell office:value-type="float" office:value="12.00043" calcext:value-type="float">
            <text:p>12.00043</text:p>
          </table:table-cell>
          <table:table-cell office:value-type="float" office:value="19.35077" calcext:value-type="float">
            <text:p>19.35077</text:p>
          </table:table-cell>
          <table:table-cell office:value-type="float" office:value="13.00079" calcext:value-type="float">
            <text:p>13.00079</text:p>
          </table:table-cell>
          <table:table-cell office:value-type="float" office:value="17.36121" calcext:value-type="float">
            <text:p>17.36121</text:p>
          </table:table-cell>
          <table:table-cell office:value-type="float" office:value="13.87479" calcext:value-type="float">
            <text:p>13.87479</text:p>
          </table:table-cell>
          <table:table-cell office:value-type="float" office:value="16.07501" calcext:value-type="float">
            <text:p>16.07501</text:p>
          </table:table-cell>
          <table:table-cell office:value-type="float" office:value="14.13388" calcext:value-type="float">
            <text:p>14.13388</text:p>
          </table:table-cell>
          <table:table-cell office:value-type="float" office:value="14.49933" calcext:value-type="float">
            <text:p>14.49933</text:p>
          </table:table-cell>
          <table:table-cell office:value-type="float" office:value="14.08661" calcext:value-type="float">
            <text:p>14.08661</text:p>
          </table:table-cell>
          <table:table-cell office:value-type="float" office:value="12.79312" calcext:value-type="float">
            <text:p>12.79312</text:p>
          </table:table-cell>
          <table:table-cell office:value-type="float" office:value="12.67496" calcext:value-type="float">
            <text:p>12.67496</text:p>
          </table:table-cell>
          <table:table-cell office:value-type="float" office:value="10.49341" calcext:value-type="float">
            <text:p>10.49341</text:p>
          </table:table-cell>
          <table:table-cell office:value-type="float" office:value="10.32684" calcext:value-type="float">
            <text:p>10.32684</text:p>
          </table:table-cell>
          <table:table-cell office:value-type="float" office:value="8.893341" calcext:value-type="float">
            <text:p>8.893341</text:p>
          </table:table-cell>
          <table:table-cell office:value-type="float" office:value="8.679688" calcext:value-type="float">
            <text:p>8.679688</text:p>
          </table:table-cell>
          <table:table-cell office:value-type="float" office:value="7.77655" calcext:value-type="float">
            <text:p>7.77655</text:p>
          </table:table-cell>
          <table:table-cell office:value-type="float" office:value="7.596283" calcext:value-type="float">
            <text:p>7.596283</text:p>
          </table:table-cell>
          <table:table-cell office:value-type="float" office:value="7.186066" calcext:value-type="float">
            <text:p>7.186066</text:p>
          </table:table-cell>
          <table:table-cell office:value-type="float" office:value="7.061371" calcext:value-type="float">
            <text:p>7.061371</text:p>
          </table:table-cell>
          <table:table-cell office:value-type="float" office:value="7.081024" calcext:value-type="float">
            <text:p>7.081024</text:p>
          </table:table-cell>
          <table:table-cell office:value-type="float" office:value="6.990448" calcext:value-type="float">
            <text:p>6.990448</text:p>
          </table:table-cell>
          <table:table-cell office:value-type="float" office:value="42.96371" calcext:value-type="float">
            <text:p>42.96371</text:p>
          </table:table-cell>
          <table:table-cell office:value-type="float" office:value="3.431702" calcext:value-type="float">
            <text:p>3.4317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6" calcext:value-type="float">
            <text:p>20042006</text:p>
          </table:table-cell>
          <table:table-cell office:value-type="float" office:value="23.37091" calcext:value-type="float">
            <text:p>23.37091</text:p>
          </table:table-cell>
          <table:table-cell office:value-type="float" office:value="17.3" calcext:value-type="float">
            <text:p>17.3</text:p>
          </table:table-cell>
          <table:table-cell office:value-type="float" office:value="5.06" calcext:value-type="float">
            <text:p>5.06</text:p>
          </table:table-cell>
          <table:table-cell office:value-type="float" office:value="0.8766898" calcext:value-type="float">
            <text:p>0.8766898</text:p>
          </table:table-cell>
          <table:table-cell office:value-type="float" office:value="0.7494197" calcext:value-type="float">
            <text:p>0.7494197</text:p>
          </table:table-cell>
          <table:table-cell office:value-type="float" office:value="335.952" calcext:value-type="float">
            <text:p>335.952</text:p>
          </table:table-cell>
          <table:table-cell office:value-type="float" office:value="0" calcext:value-type="float">
            <text:p>0</text:p>
          </table:table-cell>
          <table:table-cell office:value-type="float" office:value="44.14734" calcext:value-type="float">
            <text:p>44.14734</text:p>
          </table:table-cell>
          <table:table-cell office:value-type="float" office:value="6.602142" calcext:value-type="float">
            <text:p>6.602142</text:p>
          </table:table-cell>
          <table:table-cell office:value-type="float" office:value="30.57327" calcext:value-type="float">
            <text:p>30.57327</text:p>
          </table:table-cell>
          <table:table-cell office:value-type="float" office:value="10.18509" calcext:value-type="float">
            <text:p>10.18509</text:p>
          </table:table-cell>
          <table:table-cell office:value-type="float" office:value="25.62173" calcext:value-type="float">
            <text:p>25.62173</text:p>
          </table:table-cell>
          <table:table-cell office:value-type="float" office:value="12.39041" calcext:value-type="float">
            <text:p>12.39041</text:p>
          </table:table-cell>
          <table:table-cell office:value-type="float" office:value="22.04169" calcext:value-type="float">
            <text:p>22.04169</text:p>
          </table:table-cell>
          <table:table-cell office:value-type="float" office:value="13.9151" calcext:value-type="float">
            <text:p>13.9151</text:p>
          </table:table-cell>
          <table:table-cell office:value-type="float" office:value="19.94116" calcext:value-type="float">
            <text:p>19.94116</text:p>
          </table:table-cell>
          <table:table-cell office:value-type="float" office:value="14.629" calcext:value-type="float">
            <text:p>14.629</text:p>
          </table:table-cell>
          <table:table-cell office:value-type="float" office:value="17.94324" calcext:value-type="float">
            <text:p>17.94324</text:p>
          </table:table-cell>
          <table:table-cell office:value-type="float" office:value="15.11499" calcext:value-type="float">
            <text:p>15.11499</text:p>
          </table:table-cell>
          <table:table-cell office:value-type="float" office:value="16.55994" calcext:value-type="float">
            <text:p>16.55994</text:p>
          </table:table-cell>
          <table:table-cell office:value-type="float" office:value="14.95978" calcext:value-type="float">
            <text:p>14.95978</text:p>
          </table:table-cell>
          <table:table-cell office:value-type="float" office:value="14.63562" calcext:value-type="float">
            <text:p>14.63562</text:p>
          </table:table-cell>
          <table:table-cell office:value-type="float" office:value="14.31369" calcext:value-type="float">
            <text:p>14.31369</text:p>
          </table:table-cell>
          <table:table-cell office:value-type="float" office:value="12.71988" calcext:value-type="float">
            <text:p>12.71988</text:p>
          </table:table-cell>
          <table:table-cell office:value-type="float" office:value="12.67422" calcext:value-type="float">
            <text:p>12.67422</text:p>
          </table:table-cell>
          <table:table-cell office:value-type="float" office:value="10.62503" calcext:value-type="float">
            <text:p>10.62503</text:p>
          </table:table-cell>
          <table:table-cell office:value-type="float" office:value="10.49484" calcext:value-type="float">
            <text:p>10.49484</text:p>
          </table:table-cell>
          <table:table-cell office:value-type="float" office:value="9.076233" calcext:value-type="float">
            <text:p>9.076233</text:p>
          </table:table-cell>
          <table:table-cell office:value-type="float" office:value="8.895386" calcext:value-type="float">
            <text:p>8.895386</text:p>
          </table:table-cell>
          <table:table-cell office:value-type="float" office:value="7.949921" calcext:value-type="float">
            <text:p>7.949921</text:p>
          </table:table-cell>
          <table:table-cell office:value-type="float" office:value="7.778412" calcext:value-type="float">
            <text:p>7.778412</text:p>
          </table:table-cell>
          <table:table-cell office:value-type="float" office:value="7.315948" calcext:value-type="float">
            <text:p>7.315948</text:p>
          </table:table-cell>
          <table:table-cell office:value-type="float" office:value="7.187408" calcext:value-type="float">
            <text:p>7.187408</text:p>
          </table:table-cell>
          <table:table-cell office:value-type="float" office:value="7.178772" calcext:value-type="float">
            <text:p>7.178772</text:p>
          </table:table-cell>
          <table:table-cell office:value-type="float" office:value="7.082001" calcext:value-type="float">
            <text:p>7.082001</text:p>
          </table:table-cell>
          <table:table-cell office:value-type="float" office:value="44.14731" calcext:value-type="float">
            <text:p>44.14731</text:p>
          </table:table-cell>
          <table:table-cell office:value-type="float" office:value="6.602173" calcext:value-type="float">
            <text:p>6.6021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6" calcext:value-type="float">
            <text:p>21042006</text:p>
          </table:table-cell>
          <table:table-cell office:value-type="float" office:value="26.16545" calcext:value-type="float">
            <text:p>26.16545</text:p>
          </table:table-cell>
          <table:table-cell office:value-type="float" office:value="22.28" calcext:value-type="float">
            <text:p>22.28</text:p>
          </table:table-cell>
          <table:table-cell office:value-type="float" office:value="2.76" calcext:value-type="float">
            <text:p>2.76</text:p>
          </table:table-cell>
          <table:table-cell office:value-type="float" office:value="0.9064651" calcext:value-type="float">
            <text:p>0.9064651</text:p>
          </table:table-cell>
          <table:table-cell office:value-type="float" office:value="0.6560053" calcext:value-type="float">
            <text:p>0.6560053</text:p>
          </table:table-cell>
          <table:table-cell office:value-type="float" office:value="225.504" calcext:value-type="float">
            <text:p>225.504</text:p>
          </table:table-cell>
          <table:table-cell office:value-type="float" office:value="0" calcext:value-type="float">
            <text:p>0</text:p>
          </table:table-cell>
          <table:table-cell office:value-type="float" office:value="46.46027" calcext:value-type="float">
            <text:p>46.46027</text:p>
          </table:table-cell>
          <table:table-cell office:value-type="float" office:value="4.137604" calcext:value-type="float">
            <text:p>4.137604</text:p>
          </table:table-cell>
          <table:table-cell office:value-type="float" office:value="33.38135" calcext:value-type="float">
            <text:p>33.38135</text:p>
          </table:table-cell>
          <table:table-cell office:value-type="float" office:value="8.625061" calcext:value-type="float">
            <text:p>8.625061</text:p>
          </table:table-cell>
          <table:table-cell office:value-type="float" office:value="27.74844" calcext:value-type="float">
            <text:p>27.74844</text:p>
          </table:table-cell>
          <table:table-cell office:value-type="float" office:value="11.4675" calcext:value-type="float">
            <text:p>11.4675</text:p>
          </table:table-cell>
          <table:table-cell office:value-type="float" office:value="23.50833" calcext:value-type="float">
            <text:p>23.50833</text:p>
          </table:table-cell>
          <table:table-cell office:value-type="float" office:value="13.4631" calcext:value-type="float">
            <text:p>13.4631</text:p>
          </table:table-cell>
          <table:table-cell office:value-type="float" office:value="21.03711" calcext:value-type="float">
            <text:p>21.03711</text:p>
          </table:table-cell>
          <table:table-cell office:value-type="float" office:value="14.44141" calcext:value-type="float">
            <text:p>14.44141</text:p>
          </table:table-cell>
          <table:table-cell office:value-type="float" office:value="18.72614" calcext:value-type="float">
            <text:p>18.72614</text:p>
          </table:table-cell>
          <table:table-cell office:value-type="float" office:value="15.17075" calcext:value-type="float">
            <text:p>15.17075</text:p>
          </table:table-cell>
          <table:table-cell office:value-type="float" office:value="17.13843" calcext:value-type="float">
            <text:p>17.13843</text:p>
          </table:table-cell>
          <table:table-cell office:value-type="float" office:value="15.12119" calcext:value-type="float">
            <text:p>15.12119</text:p>
          </table:table-cell>
          <table:table-cell office:value-type="float" office:value="14.9028" calcext:value-type="float">
            <text:p>14.9028</text:p>
          </table:table-cell>
          <table:table-cell office:value-type="float" office:value="14.61215" calcext:value-type="float">
            <text:p>14.61215</text:p>
          </table:table-cell>
          <table:table-cell office:value-type="float" office:value="12.85699" calcext:value-type="float">
            <text:p>12.85699</text:p>
          </table:table-cell>
          <table:table-cell office:value-type="float" office:value="12.72134" calcext:value-type="float">
            <text:p>12.72134</text:p>
          </table:table-cell>
          <table:table-cell office:value-type="float" office:value="10.76065" calcext:value-type="float">
            <text:p>10.76065</text:p>
          </table:table-cell>
          <table:table-cell office:value-type="float" office:value="10.62637" calcext:value-type="float">
            <text:p>10.62637</text:p>
          </table:table-cell>
          <table:table-cell office:value-type="float" office:value="9.239899" calcext:value-type="float">
            <text:p>9.239899</text:p>
          </table:table-cell>
          <table:table-cell office:value-type="float" office:value="9.078033" calcext:value-type="float">
            <text:p>9.078033</text:p>
          </table:table-cell>
          <table:table-cell office:value-type="float" office:value="8.113312" calcext:value-type="float">
            <text:p>8.113312</text:p>
          </table:table-cell>
          <table:table-cell office:value-type="float" office:value="7.95166" calcext:value-type="float">
            <text:p>7.95166</text:p>
          </table:table-cell>
          <table:table-cell office:value-type="float" office:value="7.447357" calcext:value-type="float">
            <text:p>7.447357</text:p>
          </table:table-cell>
          <table:table-cell office:value-type="float" office:value="7.317291" calcext:value-type="float">
            <text:p>7.317291</text:p>
          </table:table-cell>
          <table:table-cell office:value-type="float" office:value="7.28299" calcext:value-type="float">
            <text:p>7.28299</text:p>
          </table:table-cell>
          <table:table-cell office:value-type="float" office:value="7.17981" calcext:value-type="float">
            <text:p>7.17981</text:p>
          </table:table-cell>
          <table:table-cell office:value-type="float" office:value="46.46027" calcext:value-type="float">
            <text:p>46.46027</text:p>
          </table:table-cell>
          <table:table-cell office:value-type="float" office:value="4.137604" calcext:value-type="float">
            <text:p>4.1376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6" calcext:value-type="float">
            <text:p>22042006</text:p>
          </table:table-cell>
          <table:table-cell office:value-type="float" office:value="23.6782" calcext:value-type="float">
            <text:p>23.6782</text:p>
          </table:table-cell>
          <table:table-cell office:value-type="float" office:value="23.76" calcext:value-type="float">
            <text:p>23.76</text:p>
          </table:table-cell>
          <table:table-cell office:value-type="float" office:value="4.03" calcext:value-type="float">
            <text:p>4.03</text:p>
          </table:table-cell>
          <table:table-cell office:value-type="float" office:value="1.060192" calcext:value-type="float">
            <text:p>1.060192</text:p>
          </table:table-cell>
          <table:table-cell office:value-type="float" office:value="0.7170742" calcext:value-type="float">
            <text:p>0.7170742</text:p>
          </table:table-cell>
          <table:table-cell office:value-type="float" office:value="177.912" calcext:value-type="float">
            <text:p>177.912</text:p>
          </table:table-cell>
          <table:table-cell office:value-type="float" office:value="0" calcext:value-type="float">
            <text:p>0</text:p>
          </table:table-cell>
          <table:table-cell office:value-type="float" office:value="46.28564" calcext:value-type="float">
            <text:p>46.28564</text:p>
          </table:table-cell>
          <table:table-cell office:value-type="float" office:value="6.068085" calcext:value-type="float">
            <text:p>6.068085</text:p>
          </table:table-cell>
          <table:table-cell office:value-type="float" office:value="33.29269" calcext:value-type="float">
            <text:p>33.29269</text:p>
          </table:table-cell>
          <table:table-cell office:value-type="float" office:value="10.72653" calcext:value-type="float">
            <text:p>10.72653</text:p>
          </table:table-cell>
          <table:table-cell office:value-type="float" office:value="27.93811" calcext:value-type="float">
            <text:p>27.93811</text:p>
          </table:table-cell>
          <table:table-cell office:value-type="float" office:value="13.25809" calcext:value-type="float">
            <text:p>13.25809</text:p>
          </table:table-cell>
          <table:table-cell office:value-type="float" office:value="23.88928" calcext:value-type="float">
            <text:p>23.88928</text:p>
          </table:table-cell>
          <table:table-cell office:value-type="float" office:value="15.01428" calcext:value-type="float">
            <text:p>15.01428</text:p>
          </table:table-cell>
          <table:table-cell office:value-type="float" office:value="21.54749" calcext:value-type="float">
            <text:p>21.54749</text:p>
          </table:table-cell>
          <table:table-cell office:value-type="float" office:value="15.77805" calcext:value-type="float">
            <text:p>15.77805</text:p>
          </table:table-cell>
          <table:table-cell office:value-type="float" office:value="19.32605" calcext:value-type="float">
            <text:p>19.32605</text:p>
          </table:table-cell>
          <table:table-cell office:value-type="float" office:value="16.24652" calcext:value-type="float">
            <text:p>16.24652</text:p>
          </table:table-cell>
          <table:table-cell office:value-type="float" office:value="17.71167" calcext:value-type="float">
            <text:p>17.71167</text:p>
          </table:table-cell>
          <table:table-cell office:value-type="float" office:value="15.93869" calcext:value-type="float">
            <text:p>15.93869</text:p>
          </table:table-cell>
          <table:table-cell office:value-type="float" office:value="15.39523" calcext:value-type="float">
            <text:p>15.39523</text:p>
          </table:table-cell>
          <table:table-cell office:value-type="float" office:value="14.91595" calcext:value-type="float">
            <text:p>14.91595</text:p>
          </table:table-cell>
          <table:table-cell office:value-type="float" office:value="13.08752" calcext:value-type="float">
            <text:p>13.08752</text:p>
          </table:table-cell>
          <table:table-cell office:value-type="float" office:value="12.85904" calcext:value-type="float">
            <text:p>12.85904</text:p>
          </table:table-cell>
          <table:table-cell office:value-type="float" office:value="10.91281" calcext:value-type="float">
            <text:p>10.91281</text:p>
          </table:table-cell>
          <table:table-cell office:value-type="float" office:value="10.76208" calcext:value-type="float">
            <text:p>10.76208</text:p>
          </table:table-cell>
          <table:table-cell office:value-type="float" office:value="9.396606" calcext:value-type="float">
            <text:p>9.396606</text:p>
          </table:table-cell>
          <table:table-cell office:value-type="float" office:value="9.241547" calcext:value-type="float">
            <text:p>9.241547</text:p>
          </table:table-cell>
          <table:table-cell office:value-type="float" office:value="8.268677" calcext:value-type="float">
            <text:p>8.268677</text:p>
          </table:table-cell>
          <table:table-cell office:value-type="float" office:value="8.11499" calcext:value-type="float">
            <text:p>8.11499</text:p>
          </table:table-cell>
          <table:table-cell office:value-type="float" office:value="7.579041" calcext:value-type="float">
            <text:p>7.579041</text:p>
          </table:table-cell>
          <table:table-cell office:value-type="float" office:value="7.44873" calcext:value-type="float">
            <text:p>7.44873</text:p>
          </table:table-cell>
          <table:table-cell office:value-type="float" office:value="7.391571" calcext:value-type="float">
            <text:p>7.391571</text:p>
          </table:table-cell>
          <table:table-cell office:value-type="float" office:value="7.284088" calcext:value-type="float">
            <text:p>7.284088</text:p>
          </table:table-cell>
          <table:table-cell office:value-type="float" office:value="46.28561" calcext:value-type="float">
            <text:p>46.28561</text:p>
          </table:table-cell>
          <table:table-cell office:value-type="float" office:value="6.068085" calcext:value-type="float">
            <text:p>6.0680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6" calcext:value-type="float">
            <text:p>23042006</text:p>
          </table:table-cell>
          <table:table-cell office:value-type="float" office:value="21.45883" calcext:value-type="float">
            <text:p>21.45883</text:p>
          </table:table-cell>
          <table:table-cell office:value-type="float" office:value="23.65" calcext:value-type="float">
            <text:p>23.65</text:p>
          </table:table-cell>
          <table:table-cell office:value-type="float" office:value="9.4" calcext:value-type="float">
            <text:p>9.4</text:p>
          </table:table-cell>
          <table:table-cell office:value-type="float" office:value="0.9663613" calcext:value-type="float">
            <text:p>0.9663613</text:p>
          </table:table-cell>
          <table:table-cell office:value-type="float" office:value="0.812465" calcext:value-type="float">
            <text:p>0.812465</text:p>
          </table:table-cell>
          <table:table-cell office:value-type="float" office:value="287.244" calcext:value-type="float">
            <text:p>287.244</text:p>
          </table:table-cell>
          <table:table-cell office:value-type="float" office:value="0" calcext:value-type="float">
            <text:p>0</text:p>
          </table:table-cell>
          <table:table-cell office:value-type="float" office:value="49.53152" calcext:value-type="float">
            <text:p>49.53152</text:p>
          </table:table-cell>
          <table:table-cell office:value-type="float" office:value="9.745453" calcext:value-type="float">
            <text:p>9.745453</text:p>
          </table:table-cell>
          <table:table-cell office:value-type="float" office:value="33.36282" calcext:value-type="float">
            <text:p>33.36282</text:p>
          </table:table-cell>
          <table:table-cell office:value-type="float" office:value="13.10663" calcext:value-type="float">
            <text:p>13.10663</text:p>
          </table:table-cell>
          <table:table-cell office:value-type="float" office:value="27.31894" calcext:value-type="float">
            <text:p>27.31894</text:p>
          </table:table-cell>
          <table:table-cell office:value-type="float" office:value="15.1279" calcext:value-type="float">
            <text:p>15.1279</text:p>
          </table:table-cell>
          <table:table-cell office:value-type="float" office:value="24.08679" calcext:value-type="float">
            <text:p>24.08679</text:p>
          </table:table-cell>
          <table:table-cell office:value-type="float" office:value="16.39847" calcext:value-type="float">
            <text:p>16.39847</text:p>
          </table:table-cell>
          <table:table-cell office:value-type="float" office:value="22.00037" calcext:value-type="float">
            <text:p>22.00037</text:p>
          </table:table-cell>
          <table:table-cell office:value-type="float" office:value="16.89624" calcext:value-type="float">
            <text:p>16.89624</text:p>
          </table:table-cell>
          <table:table-cell office:value-type="float" office:value="19.88269" calcext:value-type="float">
            <text:p>19.88269</text:p>
          </table:table-cell>
          <table:table-cell office:value-type="float" office:value="17.11911" calcext:value-type="float">
            <text:p>17.11911</text:p>
          </table:table-cell>
          <table:table-cell office:value-type="float" office:value="18.25546" calcext:value-type="float">
            <text:p>18.25546</text:p>
          </table:table-cell>
          <table:table-cell office:value-type="float" office:value="16.65115" calcext:value-type="float">
            <text:p>16.65115</text:p>
          </table:table-cell>
          <table:table-cell office:value-type="float" office:value="15.89325" calcext:value-type="float">
            <text:p>15.89325</text:p>
          </table:table-cell>
          <table:table-cell office:value-type="float" office:value="15.40762" calcext:value-type="float">
            <text:p>15.40762</text:p>
          </table:table-cell>
          <table:table-cell office:value-type="float" office:value="13.38596" calcext:value-type="float">
            <text:p>13.38596</text:p>
          </table:table-cell>
          <table:table-cell office:value-type="float" office:value="13.09055" calcext:value-type="float">
            <text:p>13.09055</text:p>
          </table:table-cell>
          <table:table-cell office:value-type="float" office:value="11.09183" calcext:value-type="float">
            <text:p>11.09183</text:p>
          </table:table-cell>
          <table:table-cell office:value-type="float" office:value="10.91449" calcext:value-type="float">
            <text:p>10.91449</text:p>
          </table:table-cell>
          <table:table-cell office:value-type="float" office:value="9.554871" calcext:value-type="float">
            <text:p>9.554871</text:p>
          </table:table-cell>
          <table:table-cell office:value-type="float" office:value="9.398224" calcext:value-type="float">
            <text:p>9.398224</text:p>
          </table:table-cell>
          <table:table-cell office:value-type="float" office:value="8.419373" calcext:value-type="float">
            <text:p>8.419373</text:p>
          </table:table-cell>
          <table:table-cell office:value-type="float" office:value="8.270294" calcext:value-type="float">
            <text:p>8.270294</text:p>
          </table:table-cell>
          <table:table-cell office:value-type="float" office:value="7.71048" calcext:value-type="float">
            <text:p>7.71048</text:p>
          </table:table-cell>
          <table:table-cell office:value-type="float" office:value="7.580414" calcext:value-type="float">
            <text:p>7.580414</text:p>
          </table:table-cell>
          <table:table-cell office:value-type="float" office:value="7.503906" calcext:value-type="float">
            <text:p>7.503906</text:p>
          </table:table-cell>
          <table:table-cell office:value-type="float" office:value="7.392731" calcext:value-type="float">
            <text:p>7.392731</text:p>
          </table:table-cell>
          <table:table-cell office:value-type="float" office:value="49.53149" calcext:value-type="float">
            <text:p>49.53149</text:p>
          </table:table-cell>
          <table:table-cell office:value-type="float" office:value="9.745453" calcext:value-type="float">
            <text:p>9.7454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6" calcext:value-type="float">
            <text:p>24042006</text:p>
          </table:table-cell>
          <table:table-cell office:value-type="float" office:value="17.00964" calcext:value-type="float">
            <text:p>17.00964</text:p>
          </table:table-cell>
          <table:table-cell office:value-type="float" office:value="20.07" calcext:value-type="float">
            <text:p>20.07</text:p>
          </table:table-cell>
          <table:table-cell office:value-type="float" office:value="3.81" calcext:value-type="float">
            <text:p>3.81</text:p>
          </table:table-cell>
          <table:table-cell office:value-type="float" office:value="1.179101" calcext:value-type="float">
            <text:p>1.179101</text:p>
          </table:table-cell>
          <table:table-cell office:value-type="float" office:value="0.7061431" calcext:value-type="float">
            <text:p>0.7061431</text:p>
          </table:table-cell>
          <table:table-cell office:value-type="float" office:value="460.692" calcext:value-type="float">
            <text:p>460.692</text:p>
          </table:table-cell>
          <table:table-cell office:value-type="float" office:value="8.700001" calcext:value-type="float">
            <text:p>8.700001</text:p>
          </table:table-cell>
          <table:table-cell office:value-type="float" office:value="41.52496" calcext:value-type="float">
            <text:p>41.52496</text:p>
          </table:table-cell>
          <table:table-cell office:value-type="float" office:value="6.029846" calcext:value-type="float">
            <text:p>6.029846</text:p>
          </table:table-cell>
          <table:table-cell office:value-type="float" office:value="28.94131" calcext:value-type="float">
            <text:p>28.94131</text:p>
          </table:table-cell>
          <table:table-cell office:value-type="float" office:value="9.912445" calcext:value-type="float">
            <text:p>9.912445</text:p>
          </table:table-cell>
          <table:table-cell office:value-type="float" office:value="24.1546" calcext:value-type="float">
            <text:p>24.1546</text:p>
          </table:table-cell>
          <table:table-cell office:value-type="float" office:value="14.23831" calcext:value-type="float">
            <text:p>14.23831</text:p>
          </table:table-cell>
          <table:table-cell office:value-type="float" office:value="21.49454" calcext:value-type="float">
            <text:p>21.49454</text:p>
          </table:table-cell>
          <table:table-cell office:value-type="float" office:value="16.76065" calcext:value-type="float">
            <text:p>16.76065</text:p>
          </table:table-cell>
          <table:table-cell office:value-type="float" office:value="20.38281" calcext:value-type="float">
            <text:p>20.38281</text:p>
          </table:table-cell>
          <table:table-cell office:value-type="float" office:value="17.19531" calcext:value-type="float">
            <text:p>17.19531</text:p>
          </table:table-cell>
          <table:table-cell office:value-type="float" office:value="19.69382" calcext:value-type="float">
            <text:p>19.69382</text:p>
          </table:table-cell>
          <table:table-cell office:value-type="float" office:value="17.37292" calcext:value-type="float">
            <text:p>17.37292</text:p>
          </table:table-cell>
          <table:table-cell office:value-type="float" office:value="18.25723" calcext:value-type="float">
            <text:p>18.25723</text:p>
          </table:table-cell>
          <table:table-cell office:value-type="float" office:value="16.95438" calcext:value-type="float">
            <text:p>16.95438</text:p>
          </table:table-cell>
          <table:table-cell office:value-type="float" office:value="16.10519" calcext:value-type="float">
            <text:p>16.10519</text:p>
          </table:table-cell>
          <table:table-cell office:value-type="float" office:value="15.90488" calcext:value-type="float">
            <text:p>15.90488</text:p>
          </table:table-cell>
          <table:table-cell office:value-type="float" office:value="13.6871" calcext:value-type="float">
            <text:p>13.6871</text:p>
          </table:table-cell>
          <table:table-cell office:value-type="float" office:value="13.38947" calcext:value-type="float">
            <text:p>13.38947</text:p>
          </table:table-cell>
          <table:table-cell office:value-type="float" office:value="11.29614" calcext:value-type="float">
            <text:p>11.29614</text:p>
          </table:table-cell>
          <table:table-cell office:value-type="float" office:value="11.09384" calcext:value-type="float">
            <text:p>11.09384</text:p>
          </table:table-cell>
          <table:table-cell office:value-type="float" office:value="9.720978" calcext:value-type="float">
            <text:p>9.720978</text:p>
          </table:table-cell>
          <table:table-cell office:value-type="float" office:value="9.55658" calcext:value-type="float">
            <text:p>9.55658</text:p>
          </table:table-cell>
          <table:table-cell office:value-type="float" office:value="8.568634" calcext:value-type="float">
            <text:p>8.568634</text:p>
          </table:table-cell>
          <table:table-cell office:value-type="float" office:value="8.420898" calcext:value-type="float">
            <text:p>8.420898</text:p>
          </table:table-cell>
          <table:table-cell office:value-type="float" office:value="7.841949" calcext:value-type="float">
            <text:p>7.841949</text:p>
          </table:table-cell>
          <table:table-cell office:value-type="float" office:value="7.711884" calcext:value-type="float">
            <text:p>7.711884</text:p>
          </table:table-cell>
          <table:table-cell office:value-type="float" office:value="7.618805" calcext:value-type="float">
            <text:p>7.618805</text:p>
          </table:table-cell>
          <table:table-cell office:value-type="float" office:value="7.505096" calcext:value-type="float">
            <text:p>7.505096</text:p>
          </table:table-cell>
          <table:table-cell office:value-type="float" office:value="41.52496" calcext:value-type="float">
            <text:p>41.52496</text:p>
          </table:table-cell>
          <table:table-cell office:value-type="float" office:value="6.218323" calcext:value-type="float">
            <text:p>6.2183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6" calcext:value-type="float">
            <text:p>25042006</text:p>
          </table:table-cell>
          <table:table-cell office:value-type="float" office:value="4.95432" calcext:value-type="float">
            <text:p>4.95432</text:p>
          </table:table-cell>
          <table:table-cell office:value-type="float" office:value="5.57" calcext:value-type="float">
            <text:p>5.57</text:p>
          </table:table-cell>
          <table:table-cell office:value-type="float" office:value="2.98" calcext:value-type="float">
            <text:p>2.98</text:p>
          </table:table-cell>
          <table:table-cell office:value-type="float" office:value="0.7979327" calcext:value-type="float">
            <text:p>0.7979327</text:p>
          </table:table-cell>
          <table:table-cell office:value-type="float" office:value="0.6662384" calcext:value-type="float">
            <text:p>0.6662384</text:p>
          </table:table-cell>
          <table:table-cell office:value-type="float" office:value="383.22" calcext:value-type="float">
            <text:p>383.22</text:p>
          </table:table-cell>
          <table:table-cell office:value-type="float" office:value="2.9" calcext:value-type="float">
            <text:p>2.9</text:p>
          </table:table-cell>
          <table:table-cell office:value-type="float" office:value="10.50525" calcext:value-type="float">
            <text:p>10.50525</text:p>
          </table:table-cell>
          <table:table-cell office:value-type="float" office:value="3.602142" calcext:value-type="float">
            <text:p>3.602142</text:p>
          </table:table-cell>
          <table:table-cell office:value-type="float" office:value="10.2424" calcext:value-type="float">
            <text:p>10.2424</text:p>
          </table:table-cell>
          <table:table-cell office:value-type="float" office:value="5.944336" calcext:value-type="float">
            <text:p>5.944336</text:p>
          </table:table-cell>
          <table:table-cell office:value-type="float" office:value="13.91101" calcext:value-type="float">
            <text:p>13.91101</text:p>
          </table:table-cell>
          <table:table-cell office:value-type="float" office:value="8.29425" calcext:value-type="float">
            <text:p>8.29425</text:p>
          </table:table-cell>
          <table:table-cell office:value-type="float" office:value="16.80704" calcext:value-type="float">
            <text:p>16.80704</text:p>
          </table:table-cell>
          <table:table-cell office:value-type="float" office:value="10.34738" calcext:value-type="float">
            <text:p>10.34738</text:p>
          </table:table-cell>
          <table:table-cell office:value-type="float" office:value="17.72693" calcext:value-type="float">
            <text:p>17.72693</text:p>
          </table:table-cell>
          <table:table-cell office:value-type="float" office:value="11.59521" calcext:value-type="float">
            <text:p>11.59521</text:p>
          </table:table-cell>
          <table:table-cell office:value-type="float" office:value="18.17398" calcext:value-type="float">
            <text:p>18.17398</text:p>
          </table:table-cell>
          <table:table-cell office:value-type="float" office:value="12.96408" calcext:value-type="float">
            <text:p>12.96408</text:p>
          </table:table-cell>
          <table:table-cell office:value-type="float" office:value="17.51105" calcext:value-type="float">
            <text:p>17.51105</text:p>
          </table:table-cell>
          <table:table-cell office:value-type="float" office:value="13.87363" calcext:value-type="float">
            <text:p>13.87363</text:p>
          </table:table-cell>
          <table:table-cell office:value-type="float" office:value="16.04413" calcext:value-type="float">
            <text:p>16.04413</text:p>
          </table:table-cell>
          <table:table-cell office:value-type="float" office:value="14.78879" calcext:value-type="float">
            <text:p>14.78879</text:p>
          </table:table-cell>
          <table:table-cell office:value-type="float" office:value="13.76993" calcext:value-type="float">
            <text:p>13.76993</text:p>
          </table:table-cell>
          <table:table-cell office:value-type="float" office:value="13.68951" calcext:value-type="float">
            <text:p>13.68951</text:p>
          </table:table-cell>
          <table:table-cell office:value-type="float" office:value="11.48669" calcext:value-type="float">
            <text:p>11.48669</text:p>
          </table:table-cell>
          <table:table-cell office:value-type="float" office:value="11.29831" calcext:value-type="float">
            <text:p>11.29831</text:p>
          </table:table-cell>
          <table:table-cell office:value-type="float" office:value="9.892853" calcext:value-type="float">
            <text:p>9.892853</text:p>
          </table:table-cell>
          <table:table-cell office:value-type="float" office:value="9.722778" calcext:value-type="float">
            <text:p>9.722778</text:p>
          </table:table-cell>
          <table:table-cell office:value-type="float" office:value="8.718933" calcext:value-type="float">
            <text:p>8.718933</text:p>
          </table:table-cell>
          <table:table-cell office:value-type="float" office:value="8.57016" calcext:value-type="float">
            <text:p>8.57016</text:p>
          </table:table-cell>
          <table:table-cell office:value-type="float" office:value="7.973785" calcext:value-type="float">
            <text:p>7.973785</text:p>
          </table:table-cell>
          <table:table-cell office:value-type="float" office:value="7.843292" calcext:value-type="float">
            <text:p>7.843292</text:p>
          </table:table-cell>
          <table:table-cell office:value-type="float" office:value="7.735504" calcext:value-type="float">
            <text:p>7.735504</text:p>
          </table:table-cell>
          <table:table-cell office:value-type="float" office:value="7.620026" calcext:value-type="float">
            <text:p>7.620026</text:p>
          </table:table-cell>
          <table:table-cell office:value-type="float" office:value="10.50525" calcext:value-type="float">
            <text:p>10.50525</text:p>
          </table:table-cell>
          <table:table-cell office:value-type="float" office:value="3.65567" calcext:value-type="float">
            <text:p>3.655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6" calcext:value-type="float">
            <text:p>26042006</text:p>
          </table:table-cell>
          <table:table-cell office:value-type="float" office:value="27.14704" calcext:value-type="float">
            <text:p>27.14704</text:p>
          </table:table-cell>
          <table:table-cell office:value-type="float" office:value="16.371" calcext:value-type="float">
            <text:p>16.371</text:p>
          </table:table-cell>
          <table:table-cell office:value-type="float" office:value="0.49" calcext:value-type="float">
            <text:p>0.49</text:p>
          </table:table-cell>
          <table:table-cell office:value-type="float" office:value="0.8844088" calcext:value-type="float">
            <text:p>0.8844088</text:p>
          </table:table-cell>
          <table:table-cell office:value-type="float" office:value="0.5583652" calcext:value-type="float">
            <text:p>0.5583652</text:p>
          </table:table-cell>
          <table:table-cell office:value-type="float" office:value="143.136" calcext:value-type="float">
            <text:p>143.136</text:p>
          </table:table-cell>
          <table:table-cell office:value-type="float" office:value="0" calcext:value-type="float">
            <text:p>0</text:p>
          </table:table-cell>
          <table:table-cell office:value-type="float" office:value="30.49503" calcext:value-type="float">
            <text:p>30.49503</text:p>
          </table:table-cell>
          <table:table-cell office:value-type="float" office:value="0.6491394" calcext:value-type="float">
            <text:p>0.6491394</text:p>
          </table:table-cell>
          <table:table-cell office:value-type="float" office:value="22.6297" calcext:value-type="float">
            <text:p>22.6297</text:p>
          </table:table-cell>
          <table:table-cell office:value-type="float" office:value="3.48941" calcext:value-type="float">
            <text:p>3.48941</text:p>
          </table:table-cell>
          <table:table-cell office:value-type="float" office:value="19.18951" calcext:value-type="float">
            <text:p>19.18951</text:p>
          </table:table-cell>
          <table:table-cell office:value-type="float" office:value="6.151581" calcext:value-type="float">
            <text:p>6.151581</text:p>
          </table:table-cell>
          <table:table-cell office:value-type="float" office:value="16.76645" calcext:value-type="float">
            <text:p>16.76645</text:p>
          </table:table-cell>
          <table:table-cell office:value-type="float" office:value="8.451111" calcext:value-type="float">
            <text:p>8.451111</text:p>
          </table:table-cell>
          <table:table-cell office:value-type="float" office:value="15.51074" calcext:value-type="float">
            <text:p>15.51074</text:p>
          </table:table-cell>
          <table:table-cell office:value-type="float" office:value="9.881012" calcext:value-type="float">
            <text:p>9.881012</text:p>
          </table:table-cell>
          <table:table-cell office:value-type="float" office:value="14.50797" calcext:value-type="float">
            <text:p>14.50797</text:p>
          </table:table-cell>
          <table:table-cell office:value-type="float" office:value="11.40182" calcext:value-type="float">
            <text:p>11.40182</text:p>
          </table:table-cell>
          <table:table-cell office:value-type="float" office:value="14.04306" calcext:value-type="float">
            <text:p>14.04306</text:p>
          </table:table-cell>
          <table:table-cell office:value-type="float" office:value="12.48465" calcext:value-type="float">
            <text:p>12.48465</text:p>
          </table:table-cell>
          <table:table-cell office:value-type="float" office:value="14.77087" calcext:value-type="float">
            <text:p>14.77087</text:p>
          </table:table-cell>
          <table:table-cell office:value-type="float" office:value="13.5343" calcext:value-type="float">
            <text:p>13.5343</text:p>
          </table:table-cell>
          <table:table-cell office:value-type="float" office:value="13.69733" calcext:value-type="float">
            <text:p>13.69733</text:p>
          </table:table-cell>
          <table:table-cell office:value-type="float" office:value="13.23431" calcext:value-type="float">
            <text:p>13.23431</text:p>
          </table:table-cell>
          <table:table-cell office:value-type="float" office:value="11.5679" calcext:value-type="float">
            <text:p>11.5679</text:p>
          </table:table-cell>
          <table:table-cell office:value-type="float" office:value="11.48825" calcext:value-type="float">
            <text:p>11.48825</text:p>
          </table:table-cell>
          <table:table-cell office:value-type="float" office:value="10.04758" calcext:value-type="float">
            <text:p>10.04758</text:p>
          </table:table-cell>
          <table:table-cell office:value-type="float" office:value="9.894592" calcext:value-type="float">
            <text:p>9.894592</text:p>
          </table:table-cell>
          <table:table-cell office:value-type="float" office:value="8.869049" calcext:value-type="float">
            <text:p>8.869049</text:p>
          </table:table-cell>
          <table:table-cell office:value-type="float" office:value="8.72052" calcext:value-type="float">
            <text:p>8.72052</text:p>
          </table:table-cell>
          <table:table-cell office:value-type="float" office:value="8.106537" calcext:value-type="float">
            <text:p>8.106537</text:p>
          </table:table-cell>
          <table:table-cell office:value-type="float" office:value="7.975159" calcext:value-type="float">
            <text:p>7.975159</text:p>
          </table:table-cell>
          <table:table-cell office:value-type="float" office:value="7.855072" calcext:value-type="float">
            <text:p>7.855072</text:p>
          </table:table-cell>
          <table:table-cell office:value-type="float" office:value="7.736725" calcext:value-type="float">
            <text:p>7.736725</text:p>
          </table:table-cell>
          <table:table-cell office:value-type="float" office:value="30.49503" calcext:value-type="float">
            <text:p>30.49503</text:p>
          </table:table-cell>
          <table:table-cell office:value-type="float" office:value="0.6491394" calcext:value-type="float">
            <text:p>0.64913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6" calcext:value-type="float">
            <text:p>27042006</text:p>
          </table:table-cell>
          <table:table-cell office:value-type="float" office:value="17.02308" calcext:value-type="float">
            <text:p>17.02308</text:p>
          </table:table-cell>
          <table:table-cell office:value-type="float" office:value="22.18" calcext:value-type="float">
            <text:p>22.18</text:p>
          </table:table-cell>
          <table:table-cell office:value-type="float" office:value="2.93" calcext:value-type="float">
            <text:p>2.93</text:p>
          </table:table-cell>
          <table:table-cell office:value-type="float" office:value="1.116737" calcext:value-type="float">
            <text:p>1.116737</text:p>
          </table:table-cell>
          <table:table-cell office:value-type="float" office:value="0.6638994" calcext:value-type="float">
            <text:p>0.6638994</text:p>
          </table:table-cell>
          <table:table-cell office:value-type="float" office:value="388.08" calcext:value-type="float">
            <text:p>388.08</text:p>
          </table:table-cell>
          <table:table-cell office:value-type="float" office:value="0.6" calcext:value-type="float">
            <text:p>0.6</text:p>
          </table:table-cell>
          <table:table-cell office:value-type="float" office:value="40.564" calcext:value-type="float">
            <text:p>40.564</text:p>
          </table:table-cell>
          <table:table-cell office:value-type="float" office:value="3.456696" calcext:value-type="float">
            <text:p>3.456696</text:p>
          </table:table-cell>
          <table:table-cell office:value-type="float" office:value="26.80145" calcext:value-type="float">
            <text:p>26.80145</text:p>
          </table:table-cell>
          <table:table-cell office:value-type="float" office:value="7.486603" calcext:value-type="float">
            <text:p>7.486603</text:p>
          </table:table-cell>
          <table:table-cell office:value-type="float" office:value="22.05756" calcext:value-type="float">
            <text:p>22.05756</text:p>
          </table:table-cell>
          <table:table-cell office:value-type="float" office:value="9.725891" calcext:value-type="float">
            <text:p>9.725891</text:p>
          </table:table-cell>
          <table:table-cell office:value-type="float" office:value="18.83704" calcext:value-type="float">
            <text:p>18.83704</text:p>
          </table:table-cell>
          <table:table-cell office:value-type="float" office:value="11.42587" calcext:value-type="float">
            <text:p>11.42587</text:p>
          </table:table-cell>
          <table:table-cell office:value-type="float" office:value="17.13965" calcext:value-type="float">
            <text:p>17.13965</text:p>
          </table:table-cell>
          <table:table-cell office:value-type="float" office:value="12.27167" calcext:value-type="float">
            <text:p>12.27167</text:p>
          </table:table-cell>
          <table:table-cell office:value-type="float" office:value="15.70862" calcext:value-type="float">
            <text:p>15.70862</text:p>
          </table:table-cell>
          <table:table-cell office:value-type="float" office:value="12.99042" calcext:value-type="float">
            <text:p>12.99042</text:p>
          </table:table-cell>
          <table:table-cell office:value-type="float" office:value="14.71368" calcext:value-type="float">
            <text:p>14.71368</text:p>
          </table:table-cell>
          <table:table-cell office:value-type="float" office:value="13.24832" calcext:value-type="float">
            <text:p>13.24832</text:p>
          </table:table-cell>
          <table:table-cell office:value-type="float" office:value="13.6188" calcext:value-type="float">
            <text:p>13.6188</text:p>
          </table:table-cell>
          <table:table-cell office:value-type="float" office:value="13.42642" calcext:value-type="float">
            <text:p>13.42642</text:p>
          </table:table-cell>
          <table:table-cell office:value-type="float" office:value="13.22977" calcext:value-type="float">
            <text:p>13.22977</text:p>
          </table:table-cell>
          <table:table-cell office:value-type="float" office:value="12.91739" calcext:value-type="float">
            <text:p>12.91739</text:p>
          </table:table-cell>
          <table:table-cell office:value-type="float" office:value="11.56918" calcext:value-type="float">
            <text:p>11.56918</text:p>
          </table:table-cell>
          <table:table-cell office:value-type="float" office:value="11.55325" calcext:value-type="float">
            <text:p>11.55325</text:p>
          </table:table-cell>
          <table:table-cell office:value-type="float" office:value="10.16025" calcext:value-type="float">
            <text:p>10.16025</text:p>
          </table:table-cell>
          <table:table-cell office:value-type="float" office:value="10.04898" calcext:value-type="float">
            <text:p>10.04898</text:p>
          </table:table-cell>
          <table:table-cell office:value-type="float" office:value="9.01123" calcext:value-type="float">
            <text:p>9.01123</text:p>
          </table:table-cell>
          <table:table-cell office:value-type="float" office:value="8.870575" calcext:value-type="float">
            <text:p>8.870575</text:p>
          </table:table-cell>
          <table:table-cell office:value-type="float" office:value="8.239197" calcext:value-type="float">
            <text:p>8.239197</text:p>
          </table:table-cell>
          <table:table-cell office:value-type="float" office:value="8.10788" calcext:value-type="float">
            <text:p>8.10788</text:p>
          </table:table-cell>
          <table:table-cell office:value-type="float" office:value="7.975098" calcext:value-type="float">
            <text:p>7.975098</text:p>
          </table:table-cell>
          <table:table-cell office:value-type="float" office:value="7.856323" calcext:value-type="float">
            <text:p>7.856323</text:p>
          </table:table-cell>
          <table:table-cell office:value-type="float" office:value="40.56396" calcext:value-type="float">
            <text:p>40.56396</text:p>
          </table:table-cell>
          <table:table-cell office:value-type="float" office:value="3.456696" calcext:value-type="float">
            <text:p>3.4566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6" calcext:value-type="float">
            <text:p>28042006</text:p>
          </table:table-cell>
          <table:table-cell office:value-type="float" office:value="1.78236" calcext:value-type="float">
            <text:p>1.78236</text:p>
          </table:table-cell>
          <table:table-cell office:value-type="float" office:value="11.89" calcext:value-type="float">
            <text:p>11.89</text:p>
          </table:table-cell>
          <table:table-cell office:value-type="float" office:value="10.4" calcext:value-type="float">
            <text:p>10.4</text:p>
          </table:table-cell>
          <table:table-cell office:value-type="float" office:value="1.210167" calcext:value-type="float">
            <text:p>1.210167</text:p>
          </table:table-cell>
          <table:table-cell office:value-type="float" office:value="1.107213" calcext:value-type="float">
            <text:p>1.107213</text:p>
          </table:table-cell>
          <table:table-cell office:value-type="float" office:value="302.292" calcext:value-type="float">
            <text:p>302.292</text:p>
          </table:table-cell>
          <table:table-cell office:value-type="float" office:value="36.5" calcext:value-type="float">
            <text:p>36.5</text:p>
          </table:table-cell>
          <table:table-cell office:value-type="float" office:value="12.74854" calcext:value-type="float">
            <text:p>12.74854</text:p>
          </table:table-cell>
          <table:table-cell office:value-type="float" office:value="9.060028" calcext:value-type="float">
            <text:p>9.060028</text:p>
          </table:table-cell>
          <table:table-cell office:value-type="float" office:value="15.63522" calcext:value-type="float">
            <text:p>15.63522</text:p>
          </table:table-cell>
          <table:table-cell office:value-type="float" office:value="10.23486" calcext:value-type="float">
            <text:p>10.23486</text:p>
          </table:table-cell>
          <table:table-cell office:value-type="float" office:value="16.89819" calcext:value-type="float">
            <text:p>16.89819</text:p>
          </table:table-cell>
          <table:table-cell office:value-type="float" office:value="11.23273" calcext:value-type="float">
            <text:p>11.23273</text:p>
          </table:table-cell>
          <table:table-cell office:value-type="float" office:value="17.06219" calcext:value-type="float">
            <text:p>17.06219</text:p>
          </table:table-cell>
          <table:table-cell office:value-type="float" office:value="12.06308" calcext:value-type="float">
            <text:p>12.06308</text:p>
          </table:table-cell>
          <table:table-cell office:value-type="float" office:value="16.58179" calcext:value-type="float">
            <text:p>16.58179</text:p>
          </table:table-cell>
          <table:table-cell office:value-type="float" office:value="12.53629" calcext:value-type="float">
            <text:p>12.53629</text:p>
          </table:table-cell>
          <table:table-cell office:value-type="float" office:value="15.71378" calcext:value-type="float">
            <text:p>15.71378</text:p>
          </table:table-cell>
          <table:table-cell office:value-type="float" office:value="13.14218" calcext:value-type="float">
            <text:p>13.14218</text:p>
          </table:table-cell>
          <table:table-cell office:value-type="float" office:value="14.85895" calcext:value-type="float">
            <text:p>14.85895</text:p>
          </table:table-cell>
          <table:table-cell office:value-type="float" office:value="13.45267" calcext:value-type="float">
            <text:p>13.45267</text:p>
          </table:table-cell>
          <table:table-cell office:value-type="float" office:value="13.82941" calcext:value-type="float">
            <text:p>13.82941</text:p>
          </table:table-cell>
          <table:table-cell office:value-type="float" office:value="13.5748" calcext:value-type="float">
            <text:p>13.5748</text:p>
          </table:table-cell>
          <table:table-cell office:value-type="float" office:value="12.91547" calcext:value-type="float">
            <text:p>12.91547</text:p>
          </table:table-cell>
          <table:table-cell office:value-type="float" office:value="12.8407" calcext:value-type="float">
            <text:p>12.8407</text:p>
          </table:table-cell>
          <table:table-cell office:value-type="float" office:value="11.55289" calcext:value-type="float">
            <text:p>11.55289</text:p>
          </table:table-cell>
          <table:table-cell office:value-type="float" office:value="11.52893" calcext:value-type="float">
            <text:p>11.52893</text:p>
          </table:table-cell>
          <table:table-cell office:value-type="float" office:value="10.23911" calcext:value-type="float">
            <text:p>10.23911</text:p>
          </table:table-cell>
          <table:table-cell office:value-type="float" office:value="10.16119" calcext:value-type="float">
            <text:p>10.16119</text:p>
          </table:table-cell>
          <table:table-cell office:value-type="float" office:value="9.139526" calcext:value-type="float">
            <text:p>9.139526</text:p>
          </table:table-cell>
          <table:table-cell office:value-type="float" office:value="9.012665" calcext:value-type="float">
            <text:p>9.012665</text:p>
          </table:table-cell>
          <table:table-cell office:value-type="float" office:value="8.369476" calcext:value-type="float">
            <text:p>8.369476</text:p>
          </table:table-cell>
          <table:table-cell office:value-type="float" office:value="8.24057" calcext:value-type="float">
            <text:p>8.24057</text:p>
          </table:table-cell>
          <table:table-cell office:value-type="float" office:value="8.095184" calcext:value-type="float">
            <text:p>8.095184</text:p>
          </table:table-cell>
          <table:table-cell office:value-type="float" office:value="7.976349" calcext:value-type="float">
            <text:p>7.976349</text:p>
          </table:table-cell>
          <table:table-cell office:value-type="float" office:value="12.92212" calcext:value-type="float">
            <text:p>12.92212</text:p>
          </table:table-cell>
          <table:table-cell office:value-type="float" office:value="9.084717" calcext:value-type="float">
            <text:p>9.0847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6" calcext:value-type="float">
            <text:p>29042006</text:p>
          </table:table-cell>
          <table:table-cell office:value-type="float" office:value="6.95916" calcext:value-type="float">
            <text:p>6.95916</text:p>
          </table:table-cell>
          <table:table-cell office:value-type="float" office:value="14.18" calcext:value-type="float">
            <text:p>14.18</text:p>
          </table:table-cell>
          <table:table-cell office:value-type="float" office:value="10.85" calcext:value-type="float">
            <text:p>10.85</text:p>
          </table:table-cell>
          <table:table-cell office:value-type="float" office:value="1.271191" calcext:value-type="float">
            <text:p>1.271191</text:p>
          </table:table-cell>
          <table:table-cell office:value-type="float" office:value="1.14088" calcext:value-type="float">
            <text:p>1.14088</text:p>
          </table:table-cell>
          <table:table-cell office:value-type="float" office:value="248.364" calcext:value-type="float">
            <text:p>248.364</text:p>
          </table:table-cell>
          <table:table-cell office:value-type="float" office:value="7.6" calcext:value-type="float">
            <text:p>7.6</text:p>
          </table:table-cell>
          <table:table-cell office:value-type="float" office:value="18.86188" calcext:value-type="float">
            <text:p>18.86188</text:p>
          </table:table-cell>
          <table:table-cell office:value-type="float" office:value="8.626038" calcext:value-type="float">
            <text:p>8.626038</text:p>
          </table:table-cell>
          <table:table-cell office:value-type="float" office:value="16.09985" calcext:value-type="float">
            <text:p>16.09985</text:p>
          </table:table-cell>
          <table:table-cell office:value-type="float" office:value="9.629303" calcext:value-type="float">
            <text:p>9.629303</text:p>
          </table:table-cell>
          <table:table-cell office:value-type="float" office:value="14.90213" calcext:value-type="float">
            <text:p>14.90213</text:p>
          </table:table-cell>
          <table:table-cell office:value-type="float" office:value="10.51187" calcext:value-type="float">
            <text:p>10.51187</text:p>
          </table:table-cell>
          <table:table-cell office:value-type="float" office:value="14.05655" calcext:value-type="float">
            <text:p>14.05655</text:p>
          </table:table-cell>
          <table:table-cell office:value-type="float" office:value="11.26443" calcext:value-type="float">
            <text:p>11.26443</text:p>
          </table:table-cell>
          <table:table-cell office:value-type="float" office:value="13.62183" calcext:value-type="float">
            <text:p>13.62183</text:p>
          </table:table-cell>
          <table:table-cell office:value-type="float" office:value="11.72961" calcext:value-type="float">
            <text:p>11.72961</text:p>
          </table:table-cell>
          <table:table-cell office:value-type="float" office:value="13.2374" calcext:value-type="float">
            <text:p>13.2374</text:p>
          </table:table-cell>
          <table:table-cell office:value-type="float" office:value="12.23041" calcext:value-type="float">
            <text:p>12.23041</text:p>
          </table:table-cell>
          <table:table-cell office:value-type="float" office:value="13.43484" calcext:value-type="float">
            <text:p>13.43484</text:p>
          </table:table-cell>
          <table:table-cell office:value-type="float" office:value="12.62369" calcext:value-type="float">
            <text:p>12.62369</text:p>
          </table:table-cell>
          <table:table-cell office:value-type="float" office:value="13.59998" calcext:value-type="float">
            <text:p>13.59998</text:p>
          </table:table-cell>
          <table:table-cell office:value-type="float" office:value="12.96564" calcext:value-type="float">
            <text:p>12.96564</text:p>
          </table:table-cell>
          <table:table-cell office:value-type="float" office:value="12.83948" calcext:value-type="float">
            <text:p>12.83948</text:p>
          </table:table-cell>
          <table:table-cell office:value-type="float" office:value="12.62396" calcext:value-type="float">
            <text:p>12.62396</text:p>
          </table:table-cell>
          <table:table-cell office:value-type="float" office:value="11.52875" calcext:value-type="float">
            <text:p>11.52875</text:p>
          </table:table-cell>
          <table:table-cell office:value-type="float" office:value="11.50204" calcext:value-type="float">
            <text:p>11.50204</text:p>
          </table:table-cell>
          <table:table-cell office:value-type="float" office:value="10.30133" calcext:value-type="float">
            <text:p>10.30133</text:p>
          </table:table-cell>
          <table:table-cell office:value-type="float" office:value="10.23981" calcext:value-type="float">
            <text:p>10.23981</text:p>
          </table:table-cell>
          <table:table-cell office:value-type="float" office:value="9.253937" calcext:value-type="float">
            <text:p>9.253937</text:p>
          </table:table-cell>
          <table:table-cell office:value-type="float" office:value="9.140808" calcext:value-type="float">
            <text:p>9.140808</text:p>
          </table:table-cell>
          <table:table-cell office:value-type="float" office:value="8.495605" calcext:value-type="float">
            <text:p>8.495605</text:p>
          </table:table-cell>
          <table:table-cell office:value-type="float" office:value="8.370819" calcext:value-type="float">
            <text:p>8.370819</text:p>
          </table:table-cell>
          <table:table-cell office:value-type="float" office:value="8.215118" calcext:value-type="float">
            <text:p>8.215118</text:p>
          </table:table-cell>
          <table:table-cell office:value-type="float" office:value="8.096436" calcext:value-type="float">
            <text:p>8.096436</text:p>
          </table:table-cell>
          <table:table-cell office:value-type="float" office:value="18.86191" calcext:value-type="float">
            <text:p>18.86191</text:p>
          </table:table-cell>
          <table:table-cell office:value-type="float" office:value="8.626038" calcext:value-type="float">
            <text:p>8.6260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6" calcext:value-type="float">
            <text:p>30042006</text:p>
          </table:table-cell>
          <table:table-cell office:value-type="float" office:value="4.29732" calcext:value-type="float">
            <text:p>4.29732</text:p>
          </table:table-cell>
          <table:table-cell office:value-type="float" office:value="11.69" calcext:value-type="float">
            <text:p>11.69</text:p>
          </table:table-cell>
          <table:table-cell office:value-type="float" office:value="8.98" calcext:value-type="float">
            <text:p>8.98</text:p>
          </table:table-cell>
          <table:table-cell office:value-type="float" office:value="1.158435" calcext:value-type="float">
            <text:p>1.158435</text:p>
          </table:table-cell>
          <table:table-cell office:value-type="float" office:value="1.006728" calcext:value-type="float">
            <text:p>1.006728</text:p>
          </table:table-cell>
          <table:table-cell office:value-type="float" office:value="566.532" calcext:value-type="float">
            <text:p>566.532</text:p>
          </table:table-cell>
          <table:table-cell office:value-type="float" office:value="4" calcext:value-type="float">
            <text:p>4</text:p>
          </table:table-cell>
          <table:table-cell office:value-type="float" office:value="15.22128" calcext:value-type="float">
            <text:p>15.22128</text:p>
          </table:table-cell>
          <table:table-cell office:value-type="float" office:value="7.665009" calcext:value-type="float">
            <text:p>7.665009</text:p>
          </table:table-cell>
          <table:table-cell office:value-type="float" office:value="13.56931" calcext:value-type="float">
            <text:p>13.56931</text:p>
          </table:table-cell>
          <table:table-cell office:value-type="float" office:value="9.308319" calcext:value-type="float">
            <text:p>9.308319</text:p>
          </table:table-cell>
          <table:table-cell office:value-type="float" office:value="12.87415" calcext:value-type="float">
            <text:p>12.87415</text:p>
          </table:table-cell>
          <table:table-cell office:value-type="float" office:value="10.59552" calcext:value-type="float">
            <text:p>10.59552</text:p>
          </table:table-cell>
          <table:table-cell office:value-type="float" office:value="12.81134" calcext:value-type="float">
            <text:p>12.81134</text:p>
          </table:table-cell>
          <table:table-cell office:value-type="float" office:value="11.50446" calcext:value-type="float">
            <text:p>11.50446</text:p>
          </table:table-cell>
          <table:table-cell office:value-type="float" office:value="13.04382" calcext:value-type="float">
            <text:p>13.04382</text:p>
          </table:table-cell>
          <table:table-cell office:value-type="float" office:value="11.94009" calcext:value-type="float">
            <text:p>11.94009</text:p>
          </table:table-cell>
          <table:table-cell office:value-type="float" office:value="13.18073" calcext:value-type="float">
            <text:p>13.18073</text:p>
          </table:table-cell>
          <table:table-cell office:value-type="float" office:value="12.36432" calcext:value-type="float">
            <text:p>12.36432</text:p>
          </table:table-cell>
          <table:table-cell office:value-type="float" office:value="13.10303" calcext:value-type="float">
            <text:p>13.10303</text:p>
          </table:table-cell>
          <table:table-cell office:value-type="float" office:value="12.55237" calcext:value-type="float">
            <text:p>12.55237</text:p>
          </table:table-cell>
          <table:table-cell office:value-type="float" office:value="12.96512" calcext:value-type="float">
            <text:p>12.96512</text:p>
          </table:table-cell>
          <table:table-cell office:value-type="float" office:value="12.66241" calcext:value-type="float">
            <text:p>12.66241</text:p>
          </table:table-cell>
          <table:table-cell office:value-type="float" office:value="12.62146" calcext:value-type="float">
            <text:p>12.62146</text:p>
          </table:table-cell>
          <table:table-cell office:value-type="float" office:value="12.40427" calcext:value-type="float">
            <text:p>12.40427</text:p>
          </table:table-cell>
          <table:table-cell office:value-type="float" office:value="11.50159" calcext:value-type="float">
            <text:p>11.50159</text:p>
          </table:table-cell>
          <table:table-cell office:value-type="float" office:value="11.44913" calcext:value-type="float">
            <text:p>11.44913</text:p>
          </table:table-cell>
          <table:table-cell office:value-type="float" office:value="10.34695" calcext:value-type="float">
            <text:p>10.34695</text:p>
          </table:table-cell>
          <table:table-cell office:value-type="float" office:value="10.30188" calcext:value-type="float">
            <text:p>10.30188</text:p>
          </table:table-cell>
          <table:table-cell office:value-type="float" office:value="9.355896" calcext:value-type="float">
            <text:p>9.355896</text:p>
          </table:table-cell>
          <table:table-cell office:value-type="float" office:value="9.255066" calcext:value-type="float">
            <text:p>9.255066</text:p>
          </table:table-cell>
          <table:table-cell office:value-type="float" office:value="8.616364" calcext:value-type="float">
            <text:p>8.616364</text:p>
          </table:table-cell>
          <table:table-cell office:value-type="float" office:value="8.496857" calcext:value-type="float">
            <text:p>8.496857</text:p>
          </table:table-cell>
          <table:table-cell office:value-type="float" office:value="8.334106" calcext:value-type="float">
            <text:p>8.334106</text:p>
          </table:table-cell>
          <table:table-cell office:value-type="float" office:value="8.21637" calcext:value-type="float">
            <text:p>8.21637</text:p>
          </table:table-cell>
          <table:table-cell office:value-type="float" office:value="15.22131" calcext:value-type="float">
            <text:p>15.22131</text:p>
          </table:table-cell>
          <table:table-cell office:value-type="float" office:value="7.757721" calcext:value-type="float">
            <text:p>7.7577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6" calcext:value-type="float">
            <text:p>1052006</text:p>
          </table:table-cell>
          <table:table-cell office:value-type="float" office:value="20.322" calcext:value-type="float">
            <text:p>20.322</text:p>
          </table:table-cell>
          <table:table-cell office:value-type="float" office:value="20.5" calcext:value-type="float">
            <text:p>20.5</text:p>
          </table:table-cell>
          <table:table-cell office:value-type="float" office:value="8.89" calcext:value-type="float">
            <text:p>8.89</text:p>
          </table:table-cell>
          <table:table-cell office:value-type="float" office:value="1.140835" calcext:value-type="float">
            <text:p>1.140835</text:p>
          </table:table-cell>
          <table:table-cell office:value-type="float" office:value="1.000643" calcext:value-type="float">
            <text:p>1.000643</text:p>
          </table:table-cell>
          <table:table-cell office:value-type="float" office:value="249.516" calcext:value-type="float">
            <text:p>249.516</text:p>
          </table:table-cell>
          <table:table-cell office:value-type="float" office:value="0" calcext:value-type="float">
            <text:p>0</text:p>
          </table:table-cell>
          <table:table-cell office:value-type="float" office:value="28.31036" calcext:value-type="float">
            <text:p>28.31036</text:p>
          </table:table-cell>
          <table:table-cell office:value-type="float" office:value="7.087463" calcext:value-type="float">
            <text:p>7.087463</text:p>
          </table:table-cell>
          <table:table-cell office:value-type="float" office:value="22.46539" calcext:value-type="float">
            <text:p>22.46539</text:p>
          </table:table-cell>
          <table:table-cell office:value-type="float" office:value="8.329498" calcext:value-type="float">
            <text:p>8.329498</text:p>
          </table:table-cell>
          <table:table-cell office:value-type="float" office:value="19.39017" calcext:value-type="float">
            <text:p>19.39017</text:p>
          </table:table-cell>
          <table:table-cell office:value-type="float" office:value="9.448151" calcext:value-type="float">
            <text:p>9.448151</text:p>
          </table:table-cell>
          <table:table-cell office:value-type="float" office:value="17.06323" calcext:value-type="float">
            <text:p>17.06323</text:p>
          </table:table-cell>
          <table:table-cell office:value-type="float" office:value="10.38004" calcext:value-type="float">
            <text:p>10.38004</text:p>
          </table:table-cell>
          <table:table-cell office:value-type="float" office:value="15.74319" calcext:value-type="float">
            <text:p>15.74319</text:p>
          </table:table-cell>
          <table:table-cell office:value-type="float" office:value="10.936" calcext:value-type="float">
            <text:p>10.936</text:p>
          </table:table-cell>
          <table:table-cell office:value-type="float" office:value="14.4343" calcext:value-type="float">
            <text:p>14.4343</text:p>
          </table:table-cell>
          <table:table-cell office:value-type="float" office:value="11.55716" calcext:value-type="float">
            <text:p>11.55716</text:p>
          </table:table-cell>
          <table:table-cell office:value-type="float" office:value="13.61398" calcext:value-type="float">
            <text:p>13.61398</text:p>
          </table:table-cell>
          <table:table-cell office:value-type="float" office:value="11.96393" calcext:value-type="float">
            <text:p>11.96393</text:p>
          </table:table-cell>
          <table:table-cell office:value-type="float" office:value="12.65939" calcext:value-type="float">
            <text:p>12.65939</text:p>
          </table:table-cell>
          <table:table-cell office:value-type="float" office:value="12.36151" calcext:value-type="float">
            <text:p>12.36151</text:p>
          </table:table-cell>
          <table:table-cell office:value-type="float" office:value="12.40201" calcext:value-type="float">
            <text:p>12.40201</text:p>
          </table:table-cell>
          <table:table-cell office:value-type="float" office:value="12.19019" calcext:value-type="float">
            <text:p>12.19019</text:p>
          </table:table-cell>
          <table:table-cell office:value-type="float" office:value="11.44852" calcext:value-type="float">
            <text:p>11.44852</text:p>
          </table:table-cell>
          <table:table-cell office:value-type="float" office:value="11.38068" calcext:value-type="float">
            <text:p>11.38068</text:p>
          </table:table-cell>
          <table:table-cell office:value-type="float" office:value="10.37631" calcext:value-type="float">
            <text:p>10.37631</text:p>
          </table:table-cell>
          <table:table-cell office:value-type="float" office:value="10.34735" calcext:value-type="float">
            <text:p>10.34735</text:p>
          </table:table-cell>
          <table:table-cell office:value-type="float" office:value="9.446198" calcext:value-type="float">
            <text:p>9.446198</text:p>
          </table:table-cell>
          <table:table-cell office:value-type="float" office:value="9.356903" calcext:value-type="float">
            <text:p>9.356903</text:p>
          </table:table-cell>
          <table:table-cell office:value-type="float" office:value="8.730682" calcext:value-type="float">
            <text:p>8.730682</text:p>
          </table:table-cell>
          <table:table-cell office:value-type="float" office:value="8.617615" calcext:value-type="float">
            <text:p>8.617615</text:p>
          </table:table-cell>
          <table:table-cell office:value-type="float" office:value="8.44986" calcext:value-type="float">
            <text:p>8.44986</text:p>
          </table:table-cell>
          <table:table-cell office:value-type="float" office:value="8.335327" calcext:value-type="float">
            <text:p>8.335327</text:p>
          </table:table-cell>
          <table:table-cell office:value-type="float" office:value="28.31036" calcext:value-type="float">
            <text:p>28.31036</text:p>
          </table:table-cell>
          <table:table-cell office:value-type="float" office:value="7.087463" calcext:value-type="float">
            <text:p>7.0874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6" calcext:value-type="float">
            <text:p>2052006</text:p>
          </table:table-cell>
          <table:table-cell office:value-type="float" office:value="22.75101" calcext:value-type="float">
            <text:p>22.75101</text:p>
          </table:table-cell>
          <table:table-cell office:value-type="float" office:value="24.72" calcext:value-type="float">
            <text:p>24.72</text:p>
          </table:table-cell>
          <table:table-cell office:value-type="float" office:value="8.58" calcext:value-type="float">
            <text:p>8.58</text:p>
          </table:table-cell>
          <table:table-cell office:value-type="float" office:value="1.352285" calcext:value-type="float">
            <text:p>1.352285</text:p>
          </table:table-cell>
          <table:table-cell office:value-type="float" office:value="0.9799331" calcext:value-type="float">
            <text:p>0.9799331</text:p>
          </table:table-cell>
          <table:table-cell office:value-type="float" office:value="375.66" calcext:value-type="float">
            <text:p>375.66</text:p>
          </table:table-cell>
          <table:table-cell office:value-type="float" office:value="0.7" calcext:value-type="float">
            <text:p>0.7</text:p>
          </table:table-cell>
          <table:table-cell office:value-type="float" office:value="44.16855" calcext:value-type="float">
            <text:p>44.16855</text:p>
          </table:table-cell>
          <table:table-cell office:value-type="float" office:value="7.709656" calcext:value-type="float">
            <text:p>7.709656</text:p>
          </table:table-cell>
          <table:table-cell office:value-type="float" office:value="29.17767" calcext:value-type="float">
            <text:p>29.17767</text:p>
          </table:table-cell>
          <table:table-cell office:value-type="float" office:value="10.13406" calcext:value-type="float">
            <text:p>10.13406</text:p>
          </table:table-cell>
          <table:table-cell office:value-type="float" office:value="24.30093" calcext:value-type="float">
            <text:p>24.30093</text:p>
          </table:table-cell>
          <table:table-cell office:value-type="float" office:value="11.54889" calcext:value-type="float">
            <text:p>11.54889</text:p>
          </table:table-cell>
          <table:table-cell office:value-type="float" office:value="20.78806" calcext:value-type="float">
            <text:p>20.78806</text:p>
          </table:table-cell>
          <table:table-cell office:value-type="float" office:value="12.52853" calcext:value-type="float">
            <text:p>12.52853</text:p>
          </table:table-cell>
          <table:table-cell office:value-type="float" office:value="18.78632" calcext:value-type="float">
            <text:p>18.78632</text:p>
          </table:table-cell>
          <table:table-cell office:value-type="float" office:value="12.95862" calcext:value-type="float">
            <text:p>12.95862</text:p>
          </table:table-cell>
          <table:table-cell office:value-type="float" office:value="16.7959" calcext:value-type="float">
            <text:p>16.7959</text:p>
          </table:table-cell>
          <table:table-cell office:value-type="float" office:value="13.28156" calcext:value-type="float">
            <text:p>13.28156</text:p>
          </table:table-cell>
          <table:table-cell office:value-type="float" office:value="15.19107" calcext:value-type="float">
            <text:p>15.19107</text:p>
          </table:table-cell>
          <table:table-cell office:value-type="float" office:value="13.17136" calcext:value-type="float">
            <text:p>13.17136</text:p>
          </table:table-cell>
          <table:table-cell office:value-type="float" office:value="13.25159" calcext:value-type="float">
            <text:p>13.25159</text:p>
          </table:table-cell>
          <table:table-cell office:value-type="float" office:value="12.60162" calcext:value-type="float">
            <text:p>12.60162</text:p>
          </table:table-cell>
          <table:table-cell office:value-type="float" office:value="12.21719" calcext:value-type="float">
            <text:p>12.21719</text:p>
          </table:table-cell>
          <table:table-cell office:value-type="float" office:value="12.18054" calcext:value-type="float">
            <text:p>12.18054</text:p>
          </table:table-cell>
          <table:table-cell office:value-type="float" office:value="11.37994" calcext:value-type="float">
            <text:p>11.37994</text:p>
          </table:table-cell>
          <table:table-cell office:value-type="float" office:value="11.32962" calcext:value-type="float">
            <text:p>11.32962</text:p>
          </table:table-cell>
          <table:table-cell office:value-type="float" office:value="10.39566" calcext:value-type="float">
            <text:p>10.39566</text:p>
          </table:table-cell>
          <table:table-cell office:value-type="float" office:value="10.37656" calcext:value-type="float">
            <text:p>10.37656</text:p>
          </table:table-cell>
          <table:table-cell office:value-type="float" office:value="9.525604" calcext:value-type="float">
            <text:p>9.525604</text:p>
          </table:table-cell>
          <table:table-cell office:value-type="float" office:value="9.447083" calcext:value-type="float">
            <text:p>9.447083</text:p>
          </table:table-cell>
          <table:table-cell office:value-type="float" office:value="8.839294" calcext:value-type="float">
            <text:p>8.839294</text:p>
          </table:table-cell>
          <table:table-cell office:value-type="float" office:value="8.731812" calcext:value-type="float">
            <text:p>8.731812</text:p>
          </table:table-cell>
          <table:table-cell office:value-type="float" office:value="8.562561" calcext:value-type="float">
            <text:p>8.562561</text:p>
          </table:table-cell>
          <table:table-cell office:value-type="float" office:value="8.45105" calcext:value-type="float">
            <text:p>8.45105</text:p>
          </table:table-cell>
          <table:table-cell office:value-type="float" office:value="44.16849" calcext:value-type="float">
            <text:p>44.16849</text:p>
          </table:table-cell>
          <table:table-cell office:value-type="float" office:value="7.709656" calcext:value-type="float">
            <text:p>7.7096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6" calcext:value-type="float">
            <text:p>3052006</text:p>
          </table:table-cell>
          <table:table-cell office:value-type="float" office:value="12.93984" calcext:value-type="float">
            <text:p>12.93984</text:p>
          </table:table-cell>
          <table:table-cell office:value-type="float" office:value="17.66" calcext:value-type="float">
            <text:p>17.66</text:p>
          </table:table-cell>
          <table:table-cell office:value-type="float" office:value="11.11" calcext:value-type="float">
            <text:p>11.11</text:p>
          </table:table-cell>
          <table:table-cell office:value-type="float" office:value="1.264954" calcext:value-type="float">
            <text:p>1.264954</text:p>
          </table:table-cell>
          <table:table-cell office:value-type="float" office:value="0.8972238" calcext:value-type="float">
            <text:p>0.8972238</text:p>
          </table:table-cell>
          <table:table-cell office:value-type="float" office:value="257.976" calcext:value-type="float">
            <text:p>257.976</text:p>
          </table:table-cell>
          <table:table-cell office:value-type="float" office:value="0.1" calcext:value-type="float">
            <text:p>0.1</text:p>
          </table:table-cell>
          <table:table-cell office:value-type="float" office:value="30.46948" calcext:value-type="float">
            <text:p>30.46948</text:p>
          </table:table-cell>
          <table:table-cell office:value-type="float" office:value="10.41061" calcext:value-type="float">
            <text:p>10.41061</text:p>
          </table:table-cell>
          <table:table-cell office:value-type="float" office:value="22.00214" calcext:value-type="float">
            <text:p>22.00214</text:p>
          </table:table-cell>
          <table:table-cell office:value-type="float" office:value="13.53842" calcext:value-type="float">
            <text:p>13.53842</text:p>
          </table:table-cell>
          <table:table-cell office:value-type="float" office:value="20.10297" calcext:value-type="float">
            <text:p>20.10297</text:p>
          </table:table-cell>
          <table:table-cell office:value-type="float" office:value="14.92389" calcext:value-type="float">
            <text:p>14.92389</text:p>
          </table:table-cell>
          <table:table-cell office:value-type="float" office:value="18.89642" calcext:value-type="float">
            <text:p>18.89642</text:p>
          </table:table-cell>
          <table:table-cell office:value-type="float" office:value="15.56073" calcext:value-type="float">
            <text:p>15.56073</text:p>
          </table:table-cell>
          <table:table-cell office:value-type="float" office:value="18.12921" calcext:value-type="float">
            <text:p>18.12921</text:p>
          </table:table-cell>
          <table:table-cell office:value-type="float" office:value="15.68433" calcext:value-type="float">
            <text:p>15.68433</text:p>
          </table:table-cell>
          <table:table-cell office:value-type="float" office:value="16.8002" calcext:value-type="float">
            <text:p>16.8002</text:p>
          </table:table-cell>
          <table:table-cell office:value-type="float" office:value="15.54535" calcext:value-type="float">
            <text:p>15.54535</text:p>
          </table:table-cell>
          <table:table-cell office:value-type="float" office:value="15.45621" calcext:value-type="float">
            <text:p>15.45621</text:p>
          </table:table-cell>
          <table:table-cell office:value-type="float" office:value="14.93112" calcext:value-type="float">
            <text:p>14.93112</text:p>
          </table:table-cell>
          <table:table-cell office:value-type="float" office:value="14.08472" calcext:value-type="float">
            <text:p>14.08472</text:p>
          </table:table-cell>
          <table:table-cell office:value-type="float" office:value="13.26907" calcext:value-type="float">
            <text:p>13.26907</text:p>
          </table:table-cell>
          <table:table-cell office:value-type="float" office:value="12.53134" calcext:value-type="float">
            <text:p>12.53134</text:p>
          </table:table-cell>
          <table:table-cell office:value-type="float" office:value="12.21921" calcext:value-type="float">
            <text:p>12.21921</text:p>
          </table:table-cell>
          <table:table-cell office:value-type="float" office:value="11.35025" calcext:value-type="float">
            <text:p>11.35025</text:p>
          </table:table-cell>
          <table:table-cell office:value-type="float" office:value="11.32587" calcext:value-type="float">
            <text:p>11.32587</text:p>
          </table:table-cell>
          <table:table-cell office:value-type="float" office:value="10.42215" calcext:value-type="float">
            <text:p>10.42215</text:p>
          </table:table-cell>
          <table:table-cell office:value-type="float" office:value="10.39584" calcext:value-type="float">
            <text:p>10.39584</text:p>
          </table:table-cell>
          <table:table-cell office:value-type="float" office:value="9.596893" calcext:value-type="float">
            <text:p>9.596893</text:p>
          </table:table-cell>
          <table:table-cell office:value-type="float" office:value="9.526367" calcext:value-type="float">
            <text:p>9.526367</text:p>
          </table:table-cell>
          <table:table-cell office:value-type="float" office:value="8.941162" calcext:value-type="float">
            <text:p>8.941162</text:p>
          </table:table-cell>
          <table:table-cell office:value-type="float" office:value="8.840393" calcext:value-type="float">
            <text:p>8.840393</text:p>
          </table:table-cell>
          <table:table-cell office:value-type="float" office:value="8.671265" calcext:value-type="float">
            <text:p>8.671265</text:p>
          </table:table-cell>
          <table:table-cell office:value-type="float" office:value="8.563721" calcext:value-type="float">
            <text:p>8.563721</text:p>
          </table:table-cell>
          <table:table-cell office:value-type="float" office:value="30.46945" calcext:value-type="float">
            <text:p>30.46945</text:p>
          </table:table-cell>
          <table:table-cell office:value-type="float" office:value="10.41061" calcext:value-type="float">
            <text:p>10.410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6" calcext:value-type="float">
            <text:p>4052006</text:p>
          </table:table-cell>
          <table:table-cell office:value-type="float" office:value="16.07652" calcext:value-type="float">
            <text:p>16.07652</text:p>
          </table:table-cell>
          <table:table-cell office:value-type="float" office:value="16.89" calcext:value-type="float">
            <text:p>16.89</text:p>
          </table:table-cell>
          <table:table-cell office:value-type="float" office:value="8.49" calcext:value-type="float">
            <text:p>8.49</text:p>
          </table:table-cell>
          <table:table-cell office:value-type="float" office:value="0.9588644" calcext:value-type="float">
            <text:p>0.9588644</text:p>
          </table:table-cell>
          <table:table-cell office:value-type="float" office:value="0.8433961" calcext:value-type="float">
            <text:p>0.8433961</text:p>
          </table:table-cell>
          <table:table-cell office:value-type="float" office:value="299.376" calcext:value-type="float">
            <text:p>299.376</text:p>
          </table:table-cell>
          <table:table-cell office:value-type="float" office:value="0" calcext:value-type="float">
            <text:p>0</text:p>
          </table:table-cell>
          <table:table-cell office:value-type="float" office:value="32.30008" calcext:value-type="float">
            <text:p>32.30008</text:p>
          </table:table-cell>
          <table:table-cell office:value-type="float" office:value="8.480225" calcext:value-type="float">
            <text:p>8.480225</text:p>
          </table:table-cell>
          <table:table-cell office:value-type="float" office:value="24.74243" calcext:value-type="float">
            <text:p>24.74243</text:p>
          </table:table-cell>
          <table:table-cell office:value-type="float" office:value="11.94022" calcext:value-type="float">
            <text:p>11.94022</text:p>
          </table:table-cell>
          <table:table-cell office:value-type="float" office:value="21.32782" calcext:value-type="float">
            <text:p>21.32782</text:p>
          </table:table-cell>
          <table:table-cell office:value-type="float" office:value="13.39474" calcext:value-type="float">
            <text:p>13.39474</text:p>
          </table:table-cell>
          <table:table-cell office:value-type="float" office:value="19.02777" calcext:value-type="float">
            <text:p>19.02777</text:p>
          </table:table-cell>
          <table:table-cell office:value-type="float" office:value="14.30768" calcext:value-type="float">
            <text:p>14.30768</text:p>
          </table:table-cell>
          <table:table-cell office:value-type="float" office:value="17.74698" calcext:value-type="float">
            <text:p>17.74698</text:p>
          </table:table-cell>
          <table:table-cell office:value-type="float" office:value="14.67633" calcext:value-type="float">
            <text:p>14.67633</text:p>
          </table:table-cell>
          <table:table-cell office:value-type="float" office:value="16.44153" calcext:value-type="float">
            <text:p>16.44153</text:p>
          </table:table-cell>
          <table:table-cell office:value-type="float" office:value="14.8605" calcext:value-type="float">
            <text:p>14.8605</text:p>
          </table:table-cell>
          <table:table-cell office:value-type="float" office:value="15.51727" calcext:value-type="float">
            <text:p>15.51727</text:p>
          </table:table-cell>
          <table:table-cell office:value-type="float" office:value="14.65469" calcext:value-type="float">
            <text:p>14.65469</text:p>
          </table:table-cell>
          <table:table-cell office:value-type="float" office:value="14.22958" calcext:value-type="float">
            <text:p>14.22958</text:p>
          </table:table-cell>
          <table:table-cell office:value-type="float" office:value="14.0914" calcext:value-type="float">
            <text:p>14.0914</text:p>
          </table:table-cell>
          <table:table-cell office:value-type="float" office:value="12.79208" calcext:value-type="float">
            <text:p>12.79208</text:p>
          </table:table-cell>
          <table:table-cell office:value-type="float" office:value="12.53482" calcext:value-type="float">
            <text:p>12.53482</text:p>
          </table:table-cell>
          <table:table-cell office:value-type="float" office:value="11.44052" calcext:value-type="float">
            <text:p>11.44052</text:p>
          </table:table-cell>
          <table:table-cell office:value-type="float" office:value="11.35092" calcext:value-type="float">
            <text:p>11.35092</text:p>
          </table:table-cell>
          <table:table-cell office:value-type="float" office:value="10.47318" calcext:value-type="float">
            <text:p>10.47318</text:p>
          </table:table-cell>
          <table:table-cell office:value-type="float" office:value="10.42255" calcext:value-type="float">
            <text:p>10.42255</text:p>
          </table:table-cell>
          <table:table-cell office:value-type="float" office:value="9.66687" calcext:value-type="float">
            <text:p>9.66687</text:p>
          </table:table-cell>
          <table:table-cell office:value-type="float" office:value="9.597595" calcext:value-type="float">
            <text:p>9.597595</text:p>
          </table:table-cell>
          <table:table-cell office:value-type="float" office:value="9.037048" calcext:value-type="float">
            <text:p>9.037048</text:p>
          </table:table-cell>
          <table:table-cell office:value-type="float" office:value="8.94223" calcext:value-type="float">
            <text:p>8.94223</text:p>
          </table:table-cell>
          <table:table-cell office:value-type="float" office:value="8.775665" calcext:value-type="float">
            <text:p>8.775665</text:p>
          </table:table-cell>
          <table:table-cell office:value-type="float" office:value="8.672394" calcext:value-type="float">
            <text:p>8.672394</text:p>
          </table:table-cell>
          <table:table-cell office:value-type="float" office:value="32.30005" calcext:value-type="float">
            <text:p>32.30005</text:p>
          </table:table-cell>
          <table:table-cell office:value-type="float" office:value="8.480255" calcext:value-type="float">
            <text:p>8.4802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6" calcext:value-type="float">
            <text:p>5052006</text:p>
          </table:table-cell>
          <table:table-cell office:value-type="float" office:value="17.49636" calcext:value-type="float">
            <text:p>17.49636</text:p>
          </table:table-cell>
          <table:table-cell office:value-type="float" office:value="16.47" calcext:value-type="float">
            <text:p>16.47</text:p>
          </table:table-cell>
          <table:table-cell office:value-type="float" office:value="8.47" calcext:value-type="float">
            <text:p>8.47</text:p>
          </table:table-cell>
          <table:table-cell office:value-type="float" office:value="0.9272619" calcext:value-type="float">
            <text:p>0.9272619</text:p>
          </table:table-cell>
          <table:table-cell office:value-type="float" office:value="0.8002253" calcext:value-type="float">
            <text:p>0.8002253</text:p>
          </table:table-cell>
          <table:table-cell office:value-type="float" office:value="226.8" calcext:value-type="float">
            <text:p>226.8</text:p>
          </table:table-cell>
          <table:table-cell office:value-type="float" office:value="0" calcext:value-type="float">
            <text:p>0</text:p>
          </table:table-cell>
          <table:table-cell office:value-type="float" office:value="34.79654" calcext:value-type="float">
            <text:p>34.79654</text:p>
          </table:table-cell>
          <table:table-cell office:value-type="float" office:value="8.422241" calcext:value-type="float">
            <text:p>8.422241</text:p>
          </table:table-cell>
          <table:table-cell office:value-type="float" office:value="25.37958" calcext:value-type="float">
            <text:p>25.37958</text:p>
          </table:table-cell>
          <table:table-cell office:value-type="float" office:value="11.86053" calcext:value-type="float">
            <text:p>11.86053</text:p>
          </table:table-cell>
          <table:table-cell office:value-type="float" office:value="21.71756" calcext:value-type="float">
            <text:p>21.71756</text:p>
          </table:table-cell>
          <table:table-cell office:value-type="float" office:value="13.30246" calcext:value-type="float">
            <text:p>13.30246</text:p>
          </table:table-cell>
          <table:table-cell office:value-type="float" office:value="19.27197" calcext:value-type="float">
            <text:p>19.27197</text:p>
          </table:table-cell>
          <table:table-cell office:value-type="float" office:value="14.22583" calcext:value-type="float">
            <text:p>14.22583</text:p>
          </table:table-cell>
          <table:table-cell office:value-type="float" office:value="17.91187" calcext:value-type="float">
            <text:p>17.91187</text:p>
          </table:table-cell>
          <table:table-cell office:value-type="float" office:value="14.65399" calcext:value-type="float">
            <text:p>14.65399</text:p>
          </table:table-cell>
          <table:table-cell office:value-type="float" office:value="16.57043" calcext:value-type="float">
            <text:p>16.57043</text:p>
          </table:table-cell>
          <table:table-cell office:value-type="float" office:value="14.88617" calcext:value-type="float">
            <text:p>14.88617</text:p>
          </table:table-cell>
          <table:table-cell office:value-type="float" office:value="15.64767" calcext:value-type="float">
            <text:p>15.64767</text:p>
          </table:table-cell>
          <table:table-cell office:value-type="float" office:value="14.72641" calcext:value-type="float">
            <text:p>14.72641</text:p>
          </table:table-cell>
          <table:table-cell office:value-type="float" office:value="14.35794" calcext:value-type="float">
            <text:p>14.35794</text:p>
          </table:table-cell>
          <table:table-cell office:value-type="float" office:value="14.23578" calcext:value-type="float">
            <text:p>14.23578</text:p>
          </table:table-cell>
          <table:table-cell office:value-type="float" office:value="12.96948" calcext:value-type="float">
            <text:p>12.96948</text:p>
          </table:table-cell>
          <table:table-cell office:value-type="float" office:value="12.79434" calcext:value-type="float">
            <text:p>12.79434</text:p>
          </table:table-cell>
          <table:table-cell office:value-type="float" office:value="11.55408" calcext:value-type="float">
            <text:p>11.55408</text:p>
          </table:table-cell>
          <table:table-cell office:value-type="float" office:value="11.44162" calcext:value-type="float">
            <text:p>11.44162</text:p>
          </table:table-cell>
          <table:table-cell office:value-type="float" office:value="10.54733" calcext:value-type="float">
            <text:p>10.54733</text:p>
          </table:table-cell>
          <table:table-cell office:value-type="float" office:value="10.47385" calcext:value-type="float">
            <text:p>10.47385</text:p>
          </table:table-cell>
          <table:table-cell office:value-type="float" office:value="9.740631" calcext:value-type="float">
            <text:p>9.740631</text:p>
          </table:table-cell>
          <table:table-cell office:value-type="float" office:value="9.667633" calcext:value-type="float">
            <text:p>9.667633</text:p>
          </table:table-cell>
          <table:table-cell office:value-type="float" office:value="9.129181" calcext:value-type="float">
            <text:p>9.129181</text:p>
          </table:table-cell>
          <table:table-cell office:value-type="float" office:value="9.038025" calcext:value-type="float">
            <text:p>9.038025</text:p>
          </table:table-cell>
          <table:table-cell office:value-type="float" office:value="8.875092" calcext:value-type="float">
            <text:p>8.875092</text:p>
          </table:table-cell>
          <table:table-cell office:value-type="float" office:value="8.776733" calcext:value-type="float">
            <text:p>8.776733</text:p>
          </table:table-cell>
          <table:table-cell office:value-type="float" office:value="34.79651" calcext:value-type="float">
            <text:p>34.79651</text:p>
          </table:table-cell>
          <table:table-cell office:value-type="float" office:value="8.422241" calcext:value-type="float">
            <text:p>8.4222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6" calcext:value-type="float">
            <text:p>6052006</text:p>
          </table:table-cell>
          <table:table-cell office:value-type="float" office:value="22.96065" calcext:value-type="float">
            <text:p>22.96065</text:p>
          </table:table-cell>
          <table:table-cell office:value-type="float" office:value="18.3" calcext:value-type="float">
            <text:p>18.3</text:p>
          </table:table-cell>
          <table:table-cell office:value-type="float" office:value="4.63" calcext:value-type="float">
            <text:p>4.63</text:p>
          </table:table-cell>
          <table:table-cell office:value-type="float" office:value="1.082874" calcext:value-type="float">
            <text:p>1.082874</text:p>
          </table:table-cell>
          <table:table-cell office:value-type="float" office:value="0.7476594" calcext:value-type="float">
            <text:p>0.7476594</text:p>
          </table:table-cell>
          <table:table-cell office:value-type="float" office:value="259.272" calcext:value-type="float">
            <text:p>259.272</text:p>
          </table:table-cell>
          <table:table-cell office:value-type="float" office:value="0" calcext:value-type="float">
            <text:p>0</text:p>
          </table:table-cell>
          <table:table-cell office:value-type="float" office:value="41.6535" calcext:value-type="float">
            <text:p>41.6535</text:p>
          </table:table-cell>
          <table:table-cell office:value-type="float" office:value="6.062775" calcext:value-type="float">
            <text:p>6.062775</text:p>
          </table:table-cell>
          <table:table-cell office:value-type="float" office:value="29.11139" calcext:value-type="float">
            <text:p>29.11139</text:p>
          </table:table-cell>
          <table:table-cell office:value-type="float" office:value="10.44254" calcext:value-type="float">
            <text:p>10.44254</text:p>
          </table:table-cell>
          <table:table-cell office:value-type="float" office:value="24.68552" calcext:value-type="float">
            <text:p>24.68552</text:p>
          </table:table-cell>
          <table:table-cell office:value-type="float" office:value="12.45493" calcext:value-type="float">
            <text:p>12.45493</text:p>
          </table:table-cell>
          <table:table-cell office:value-type="float" office:value="21.41309" calcext:value-type="float">
            <text:p>21.41309</text:p>
          </table:table-cell>
          <table:table-cell office:value-type="float" office:value="13.83246" calcext:value-type="float">
            <text:p>13.83246</text:p>
          </table:table-cell>
          <table:table-cell office:value-type="float" office:value="19.53564" calcext:value-type="float">
            <text:p>19.53564</text:p>
          </table:table-cell>
          <table:table-cell office:value-type="float" office:value="14.45709" calcext:value-type="float">
            <text:p>14.45709</text:p>
          </table:table-cell>
          <table:table-cell office:value-type="float" office:value="17.70148" calcext:value-type="float">
            <text:p>17.70148</text:p>
          </table:table-cell>
          <table:table-cell office:value-type="float" office:value="14.91907" calcext:value-type="float">
            <text:p>14.91907</text:p>
          </table:table-cell>
          <table:table-cell office:value-type="float" office:value="16.42383" calcext:value-type="float">
            <text:p>16.42383</text:p>
          </table:table-cell>
          <table:table-cell office:value-type="float" office:value="14.82709" calcext:value-type="float">
            <text:p>14.82709</text:p>
          </table:table-cell>
          <table:table-cell office:value-type="float" office:value="14.63858" calcext:value-type="float">
            <text:p>14.63858</text:p>
          </table:table-cell>
          <table:table-cell office:value-type="float" office:value="14.36432" calcext:value-type="float">
            <text:p>14.36432</text:p>
          </table:table-cell>
          <table:table-cell office:value-type="float" office:value="13.12115" calcext:value-type="float">
            <text:p>13.12115</text:p>
          </table:table-cell>
          <table:table-cell office:value-type="float" office:value="12.97116" calcext:value-type="float">
            <text:p>12.97116</text:p>
          </table:table-cell>
          <table:table-cell office:value-type="float" office:value="11.6723" calcext:value-type="float">
            <text:p>11.6723</text:p>
          </table:table-cell>
          <table:table-cell office:value-type="float" office:value="11.5553" calcext:value-type="float">
            <text:p>11.5553</text:p>
          </table:table-cell>
          <table:table-cell office:value-type="float" office:value="10.63583" calcext:value-type="float">
            <text:p>10.63583</text:p>
          </table:table-cell>
          <table:table-cell office:value-type="float" office:value="10.54819" calcext:value-type="float">
            <text:p>10.54819</text:p>
          </table:table-cell>
          <table:table-cell office:value-type="float" office:value="9.820129" calcext:value-type="float">
            <text:p>9.820129</text:p>
          </table:table-cell>
          <table:table-cell office:value-type="float" office:value="9.741425" calcext:value-type="float">
            <text:p>9.741425</text:p>
          </table:table-cell>
          <table:table-cell office:value-type="float" office:value="9.219421" calcext:value-type="float">
            <text:p>9.219421</text:p>
          </table:table-cell>
          <table:table-cell office:value-type="float" office:value="9.130127" calcext:value-type="float">
            <text:p>9.130127</text:p>
          </table:table-cell>
          <table:table-cell office:value-type="float" office:value="8.9711" calcext:value-type="float">
            <text:p>8.9711</text:p>
          </table:table-cell>
          <table:table-cell office:value-type="float" office:value="8.876099" calcext:value-type="float">
            <text:p>8.876099</text:p>
          </table:table-cell>
          <table:table-cell office:value-type="float" office:value="41.65347" calcext:value-type="float">
            <text:p>41.65347</text:p>
          </table:table-cell>
          <table:table-cell office:value-type="float" office:value="6.062805" calcext:value-type="float">
            <text:p>6.0628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6" calcext:value-type="float">
            <text:p>7052006</text:p>
          </table:table-cell>
          <table:table-cell office:value-type="float" office:value="13.1544" calcext:value-type="float">
            <text:p>13.1544</text:p>
          </table:table-cell>
          <table:table-cell office:value-type="float" office:value="17.91" calcext:value-type="float">
            <text:p>17.91</text:p>
          </table:table-cell>
          <table:table-cell office:value-type="float" office:value="4.76" calcext:value-type="float">
            <text:p>4.76</text:p>
          </table:table-cell>
          <table:table-cell office:value-type="float" office:value="1.24088" calcext:value-type="float">
            <text:p>1.24088</text:p>
          </table:table-cell>
          <table:table-cell office:value-type="float" office:value="0.7544388" calcext:value-type="float">
            <text:p>0.7544388</text:p>
          </table:table-cell>
          <table:table-cell office:value-type="float" office:value="390.024" calcext:value-type="float">
            <text:p>390.024</text:p>
          </table:table-cell>
          <table:table-cell office:value-type="float" office:value="0" calcext:value-type="float">
            <text:p>0</text:p>
          </table:table-cell>
          <table:table-cell office:value-type="float" office:value="33.78598" calcext:value-type="float">
            <text:p>33.78598</text:p>
          </table:table-cell>
          <table:table-cell office:value-type="float" office:value="6.536591" calcext:value-type="float">
            <text:p>6.536591</text:p>
          </table:table-cell>
          <table:table-cell office:value-type="float" office:value="24.75006" calcext:value-type="float">
            <text:p>24.75006</text:p>
          </table:table-cell>
          <table:table-cell office:value-type="float" office:value="11.20435" calcext:value-type="float">
            <text:p>11.20435</text:p>
          </table:table-cell>
          <table:table-cell office:value-type="float" office:value="21.57819" calcext:value-type="float">
            <text:p>21.57819</text:p>
          </table:table-cell>
          <table:table-cell office:value-type="float" office:value="13.44363" calcext:value-type="float">
            <text:p>13.44363</text:p>
          </table:table-cell>
          <table:table-cell office:value-type="float" office:value="19.43933" calcext:value-type="float">
            <text:p>19.43933</text:p>
          </table:table-cell>
          <table:table-cell office:value-type="float" office:value="14.78778" calcext:value-type="float">
            <text:p>14.78778</text:p>
          </table:table-cell>
          <table:table-cell office:value-type="float" office:value="18.24277" calcext:value-type="float">
            <text:p>18.24277</text:p>
          </table:table-cell>
          <table:table-cell office:value-type="float" office:value="15.35968" calcext:value-type="float">
            <text:p>15.35968</text:p>
          </table:table-cell>
          <table:table-cell office:value-type="float" office:value="17.59967" calcext:value-type="float">
            <text:p>17.59967</text:p>
          </table:table-cell>
          <table:table-cell office:value-type="float" office:value="15.70898" calcext:value-type="float">
            <text:p>15.70898</text:p>
          </table:table-cell>
          <table:table-cell office:value-type="float" office:value="16.44244" calcext:value-type="float">
            <text:p>16.44244</text:p>
          </table:table-cell>
          <table:table-cell office:value-type="float" office:value="15.47235" calcext:value-type="float">
            <text:p>15.47235</text:p>
          </table:table-cell>
          <table:table-cell office:value-type="float" office:value="14.92038" calcext:value-type="float">
            <text:p>14.92038</text:p>
          </table:table-cell>
          <table:table-cell office:value-type="float" office:value="14.6499" calcext:value-type="float">
            <text:p>14.6499</text:p>
          </table:table-cell>
          <table:table-cell office:value-type="float" office:value="13.33682" calcext:value-type="float">
            <text:p>13.33682</text:p>
          </table:table-cell>
          <table:table-cell office:value-type="float" office:value="13.12329" calcext:value-type="float">
            <text:p>13.12329</text:p>
          </table:table-cell>
          <table:table-cell office:value-type="float" office:value="11.80048" calcext:value-type="float">
            <text:p>11.80048</text:p>
          </table:table-cell>
          <table:table-cell office:value-type="float" office:value="11.67352" calcext:value-type="float">
            <text:p>11.67352</text:p>
          </table:table-cell>
          <table:table-cell office:value-type="float" office:value="10.73352" calcext:value-type="float">
            <text:p>10.73352</text:p>
          </table:table-cell>
          <table:table-cell office:value-type="float" office:value="10.63681" calcext:value-type="float">
            <text:p>10.63681</text:p>
          </table:table-cell>
          <table:table-cell office:value-type="float" office:value="9.905701" calcext:value-type="float">
            <text:p>9.905701</text:p>
          </table:table-cell>
          <table:table-cell office:value-type="float" office:value="9.821014" calcext:value-type="float">
            <text:p>9.821014</text:p>
          </table:table-cell>
          <table:table-cell office:value-type="float" office:value="9.309082" calcext:value-type="float">
            <text:p>9.309082</text:p>
          </table:table-cell>
          <table:table-cell office:value-type="float" office:value="9.220367" calcext:value-type="float">
            <text:p>9.220367</text:p>
          </table:table-cell>
          <table:table-cell office:value-type="float" office:value="9.06427" calcext:value-type="float">
            <text:p>9.06427</text:p>
          </table:table-cell>
          <table:table-cell office:value-type="float" office:value="8.972076" calcext:value-type="float">
            <text:p>8.972076</text:p>
          </table:table-cell>
          <table:table-cell office:value-type="float" office:value="33.78598" calcext:value-type="float">
            <text:p>33.78598</text:p>
          </table:table-cell>
          <table:table-cell office:value-type="float" office:value="6.536591" calcext:value-type="float">
            <text:p>6.5365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6" calcext:value-type="float">
            <text:p>8052006</text:p>
          </table:table-cell>
          <table:table-cell office:value-type="float" office:value="22.0572" calcext:value-type="float">
            <text:p>22.0572</text:p>
          </table:table-cell>
          <table:table-cell office:value-type="float" office:value="25.53" calcext:value-type="float">
            <text:p>25.53</text:p>
          </table:table-cell>
          <table:table-cell office:value-type="float" office:value="12.14" calcext:value-type="float">
            <text:p>12.14</text:p>
          </table:table-cell>
          <table:table-cell office:value-type="float" office:value="1.583949" calcext:value-type="float">
            <text:p>1.583949</text:p>
          </table:table-cell>
          <table:table-cell office:value-type="float" office:value="1.242237" calcext:value-type="float">
            <text:p>1.242237</text:p>
          </table:table-cell>
          <table:table-cell office:value-type="float" office:value="401.184" calcext:value-type="float">
            <text:p>401.184</text:p>
          </table:table-cell>
          <table:table-cell office:value-type="float" office:value="6.3" calcext:value-type="float">
            <text:p>6.3</text:p>
          </table:table-cell>
          <table:table-cell office:value-type="float" office:value="45.27231" calcext:value-type="float">
            <text:p>45.27231</text:p>
          </table:table-cell>
          <table:table-cell office:value-type="float" office:value="11.8623" calcext:value-type="float">
            <text:p>11.8623</text:p>
          </table:table-cell>
          <table:table-cell office:value-type="float" office:value="32.82071" calcext:value-type="float">
            <text:p>32.82071</text:p>
          </table:table-cell>
          <table:table-cell office:value-type="float" office:value="13.91858" calcext:value-type="float">
            <text:p>13.91858</text:p>
          </table:table-cell>
          <table:table-cell office:value-type="float" office:value="27.98959" calcext:value-type="float">
            <text:p>27.98959</text:p>
          </table:table-cell>
          <table:table-cell office:value-type="float" office:value="14.96796" calcext:value-type="float">
            <text:p>14.96796</text:p>
          </table:table-cell>
          <table:table-cell office:value-type="float" office:value="24.18552" calcext:value-type="float">
            <text:p>24.18552</text:p>
          </table:table-cell>
          <table:table-cell office:value-type="float" office:value="15.61118" calcext:value-type="float">
            <text:p>15.61118</text:p>
          </table:table-cell>
          <table:table-cell office:value-type="float" office:value="21.87381" calcext:value-type="float">
            <text:p>21.87381</text:p>
          </table:table-cell>
          <table:table-cell office:value-type="float" office:value="15.85983" calcext:value-type="float">
            <text:p>15.85983</text:p>
          </table:table-cell>
          <table:table-cell office:value-type="float" office:value="19.5282" calcext:value-type="float">
            <text:p>19.5282</text:p>
          </table:table-cell>
          <table:table-cell office:value-type="float" office:value="15.96115" calcext:value-type="float">
            <text:p>15.96115</text:p>
          </table:table-cell>
          <table:table-cell office:value-type="float" office:value="17.81506" calcext:value-type="float">
            <text:p>17.81506</text:p>
          </table:table-cell>
          <table:table-cell office:value-type="float" office:value="15.66" calcext:value-type="float">
            <text:p>15.66</text:p>
          </table:table-cell>
          <table:table-cell office:value-type="float" office:value="15.40964" calcext:value-type="float">
            <text:p>15.40964</text:p>
          </table:table-cell>
          <table:table-cell office:value-type="float" office:value="14.92514" calcext:value-type="float">
            <text:p>14.92514</text:p>
          </table:table-cell>
          <table:table-cell office:value-type="float" office:value="13.53363" calcext:value-type="float">
            <text:p>13.53363</text:p>
          </table:table-cell>
          <table:table-cell office:value-type="float" office:value="13.33893" calcext:value-type="float">
            <text:p>13.33893</text:p>
          </table:table-cell>
          <table:table-cell office:value-type="float" office:value="11.9368" calcext:value-type="float">
            <text:p>11.9368</text:p>
          </table:table-cell>
          <table:table-cell office:value-type="float" office:value="11.80188" calcext:value-type="float">
            <text:p>11.80188</text:p>
          </table:table-cell>
          <table:table-cell office:value-type="float" office:value="10.84036" calcext:value-type="float">
            <text:p>10.84036</text:p>
          </table:table-cell>
          <table:table-cell office:value-type="float" office:value="10.73459" calcext:value-type="float">
            <text:p>10.73459</text:p>
          </table:table-cell>
          <table:table-cell office:value-type="float" office:value="9.996857" calcext:value-type="float">
            <text:p>9.996857</text:p>
          </table:table-cell>
          <table:table-cell office:value-type="float" office:value="9.906647" calcext:value-type="float">
            <text:p>9.906647</text:p>
          </table:table-cell>
          <table:table-cell office:value-type="float" office:value="9.399109" calcext:value-type="float">
            <text:p>9.399109</text:p>
          </table:table-cell>
          <table:table-cell office:value-type="float" office:value="9.309998" calcext:value-type="float">
            <text:p>9.309998</text:p>
          </table:table-cell>
          <table:table-cell office:value-type="float" office:value="9.154938" calcext:value-type="float">
            <text:p>9.154938</text:p>
          </table:table-cell>
          <table:table-cell office:value-type="float" office:value="9.065216" calcext:value-type="float">
            <text:p>9.065216</text:p>
          </table:table-cell>
          <table:table-cell office:value-type="float" office:value="45.27228" calcext:value-type="float">
            <text:p>45.27228</text:p>
          </table:table-cell>
          <table:table-cell office:value-type="float" office:value="11.8623" calcext:value-type="float">
            <text:p>11.86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6" calcext:value-type="float">
            <text:p>9052006</text:p>
          </table:table-cell>
          <table:table-cell office:value-type="float" office:value="27.78641" calcext:value-type="float">
            <text:p>27.78641</text:p>
          </table:table-cell>
          <table:table-cell office:value-type="float" office:value="25.82" calcext:value-type="float">
            <text:p>25.82</text:p>
          </table:table-cell>
          <table:table-cell office:value-type="float" office:value="12" calcext:value-type="float">
            <text:p>12</text:p>
          </table:table-cell>
          <table:table-cell office:value-type="float" office:value="1.357471" calcext:value-type="float">
            <text:p>1.357471</text:p>
          </table:table-cell>
          <table:table-cell office:value-type="float" office:value="0.8861024" calcext:value-type="float">
            <text:p>0.8861024</text:p>
          </table:table-cell>
          <table:table-cell office:value-type="float" office:value="271.404" calcext:value-type="float">
            <text:p>271.404</text:p>
          </table:table-cell>
          <table:table-cell office:value-type="float" office:value="0" calcext:value-type="float">
            <text:p>0</text:p>
          </table:table-cell>
          <table:table-cell office:value-type="float" office:value="41.96014" calcext:value-type="float">
            <text:p>41.96014</text:p>
          </table:table-cell>
          <table:table-cell office:value-type="float" office:value="12.00613" calcext:value-type="float">
            <text:p>12.00613</text:p>
          </table:table-cell>
          <table:table-cell office:value-type="float" office:value="31.00217" calcext:value-type="float">
            <text:p>31.00217</text:p>
          </table:table-cell>
          <table:table-cell office:value-type="float" office:value="14.28577" calcext:value-type="float">
            <text:p>14.28577</text:p>
          </table:table-cell>
          <table:table-cell office:value-type="float" office:value="26.86765" calcext:value-type="float">
            <text:p>26.86765</text:p>
          </table:table-cell>
          <table:table-cell office:value-type="float" office:value="16.01468" calcext:value-type="float">
            <text:p>16.01468</text:p>
          </table:table-cell>
          <table:table-cell office:value-type="float" office:value="23.71085" calcext:value-type="float">
            <text:p>23.71085</text:p>
          </table:table-cell>
          <table:table-cell office:value-type="float" office:value="17.09964" calcext:value-type="float">
            <text:p>17.09964</text:p>
          </table:table-cell>
          <table:table-cell office:value-type="float" office:value="21.83578" calcext:value-type="float">
            <text:p>21.83578</text:p>
          </table:table-cell>
          <table:table-cell office:value-type="float" office:value="17.47534" calcext:value-type="float">
            <text:p>17.47534</text:p>
          </table:table-cell>
          <table:table-cell office:value-type="float" office:value="19.87616" calcext:value-type="float">
            <text:p>19.87616</text:p>
          </table:table-cell>
          <table:table-cell office:value-type="float" office:value="17.55893" calcext:value-type="float">
            <text:p>17.55893</text:p>
          </table:table-cell>
          <table:table-cell office:value-type="float" office:value="18.33655" calcext:value-type="float">
            <text:p>18.33655</text:p>
          </table:table-cell>
          <table:table-cell office:value-type="float" office:value="16.9816" calcext:value-type="float">
            <text:p>16.9816</text:p>
          </table:table-cell>
          <table:table-cell office:value-type="float" office:value="16.11096" calcext:value-type="float">
            <text:p>16.11096</text:p>
          </table:table-cell>
          <table:table-cell office:value-type="float" office:value="15.42596" calcext:value-type="float">
            <text:p>15.42596</text:p>
          </table:table-cell>
          <table:table-cell office:value-type="float" office:value="13.89679" calcext:value-type="float">
            <text:p>13.89679</text:p>
          </table:table-cell>
          <table:table-cell office:value-type="float" office:value="13.53693" calcext:value-type="float">
            <text:p>13.53693</text:p>
          </table:table-cell>
          <table:table-cell office:value-type="float" office:value="12.10077" calcext:value-type="float">
            <text:p>12.10077</text:p>
          </table:table-cell>
          <table:table-cell office:value-type="float" office:value="11.93826" calcext:value-type="float">
            <text:p>11.93826</text:p>
          </table:table-cell>
          <table:table-cell office:value-type="float" office:value="10.95645" calcext:value-type="float">
            <text:p>10.95645</text:p>
          </table:table-cell>
          <table:table-cell office:value-type="float" office:value="10.84146" calcext:value-type="float">
            <text:p>10.84146</text:p>
          </table:table-cell>
          <table:table-cell office:value-type="float" office:value="10.09372" calcext:value-type="float">
            <text:p>10.09372</text:p>
          </table:table-cell>
          <table:table-cell office:value-type="float" office:value="9.997864" calcext:value-type="float">
            <text:p>9.997864</text:p>
          </table:table-cell>
          <table:table-cell office:value-type="float" office:value="9.490143" calcext:value-type="float">
            <text:p>9.490143</text:p>
          </table:table-cell>
          <table:table-cell office:value-type="float" office:value="9.400085" calcext:value-type="float">
            <text:p>9.400085</text:p>
          </table:table-cell>
          <table:table-cell office:value-type="float" office:value="9.243866" calcext:value-type="float">
            <text:p>9.243866</text:p>
          </table:table-cell>
          <table:table-cell office:value-type="float" office:value="9.155884" calcext:value-type="float">
            <text:p>9.155884</text:p>
          </table:table-cell>
          <table:table-cell office:value-type="float" office:value="41.96014" calcext:value-type="float">
            <text:p>41.96014</text:p>
          </table:table-cell>
          <table:table-cell office:value-type="float" office:value="12.00613" calcext:value-type="float">
            <text:p>12.006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6" calcext:value-type="float">
            <text:p>10052006</text:p>
          </table:table-cell>
          <table:table-cell office:value-type="float" office:value="22.43952" calcext:value-type="float">
            <text:p>22.43952</text:p>
          </table:table-cell>
          <table:table-cell office:value-type="float" office:value="19.22" calcext:value-type="float">
            <text:p>19.22</text:p>
          </table:table-cell>
          <table:table-cell office:value-type="float" office:value="8.18" calcext:value-type="float">
            <text:p>8.18</text:p>
          </table:table-cell>
          <table:table-cell office:value-type="float" office:value="0.95482" calcext:value-type="float">
            <text:p>0.95482</text:p>
          </table:table-cell>
          <table:table-cell office:value-type="float" office:value="0.7654352" calcext:value-type="float">
            <text:p>0.7654352</text:p>
          </table:table-cell>
          <table:table-cell office:value-type="float" office:value="459.504" calcext:value-type="float">
            <text:p>459.504</text:p>
          </table:table-cell>
          <table:table-cell office:value-type="float" office:value="0.1" calcext:value-type="float">
            <text:p>0.1</text:p>
          </table:table-cell>
          <table:table-cell office:value-type="float" office:value="43.31491" calcext:value-type="float">
            <text:p>43.31491</text:p>
          </table:table-cell>
          <table:table-cell office:value-type="float" office:value="9.624969" calcext:value-type="float">
            <text:p>9.624969</text:p>
          </table:table-cell>
          <table:table-cell office:value-type="float" office:value="32.06433" calcext:value-type="float">
            <text:p>32.06433</text:p>
          </table:table-cell>
          <table:table-cell office:value-type="float" office:value="14.1748" calcext:value-type="float">
            <text:p>14.1748</text:p>
          </table:table-cell>
          <table:table-cell office:value-type="float" office:value="27.33301" calcext:value-type="float">
            <text:p>27.33301</text:p>
          </table:table-cell>
          <table:table-cell office:value-type="float" office:value="16.13806" calcext:value-type="float">
            <text:p>16.13806</text:p>
          </table:table-cell>
          <table:table-cell office:value-type="float" office:value="23.88492" calcext:value-type="float">
            <text:p>23.88492</text:p>
          </table:table-cell>
          <table:table-cell office:value-type="float" office:value="17.33185" calcext:value-type="float">
            <text:p>17.33185</text:p>
          </table:table-cell>
          <table:table-cell office:value-type="float" office:value="21.95938" calcext:value-type="float">
            <text:p>21.95938</text:p>
          </table:table-cell>
          <table:table-cell office:value-type="float" office:value="17.78052" calcext:value-type="float">
            <text:p>17.78052</text:p>
          </table:table-cell>
          <table:table-cell office:value-type="float" office:value="20.02551" calcext:value-type="float">
            <text:p>20.02551</text:p>
          </table:table-cell>
          <table:table-cell office:value-type="float" office:value="17.9306" calcext:value-type="float">
            <text:p>17.9306</text:p>
          </table:table-cell>
          <table:table-cell office:value-type="float" office:value="18.60391" calcext:value-type="float">
            <text:p>18.60391</text:p>
          </table:table-cell>
          <table:table-cell office:value-type="float" office:value="17.43228" calcext:value-type="float">
            <text:p>17.43228</text:p>
          </table:table-cell>
          <table:table-cell office:value-type="float" office:value="16.56818" calcext:value-type="float">
            <text:p>16.56818</text:p>
          </table:table-cell>
          <table:table-cell office:value-type="float" office:value="16.12299" calcext:value-type="float">
            <text:p>16.12299</text:p>
          </table:table-cell>
          <table:table-cell office:value-type="float" office:value="14.27649" calcext:value-type="float">
            <text:p>14.27649</text:p>
          </table:table-cell>
          <table:table-cell office:value-type="float" office:value="13.90094" calcext:value-type="float">
            <text:p>13.90094</text:p>
          </table:table-cell>
          <table:table-cell office:value-type="float" office:value="12.30499" calcext:value-type="float">
            <text:p>12.30499</text:p>
          </table:table-cell>
          <table:table-cell office:value-type="float" office:value="12.10269" calcext:value-type="float">
            <text:p>12.10269</text:p>
          </table:table-cell>
          <table:table-cell office:value-type="float" office:value="11.09073" calcext:value-type="float">
            <text:p>11.09073</text:p>
          </table:table-cell>
          <table:table-cell office:value-type="float" office:value="10.95773" calcext:value-type="float">
            <text:p>10.95773</text:p>
          </table:table-cell>
          <table:table-cell office:value-type="float" office:value="10.19693" calcext:value-type="float">
            <text:p>10.19693</text:p>
          </table:table-cell>
          <table:table-cell office:value-type="float" office:value="10.09473" calcext:value-type="float">
            <text:p>10.09473</text:p>
          </table:table-cell>
          <table:table-cell office:value-type="float" office:value="9.582581" calcext:value-type="float">
            <text:p>9.582581</text:p>
          </table:table-cell>
          <table:table-cell office:value-type="float" office:value="9.491089" calcext:value-type="float">
            <text:p>9.491089</text:p>
          </table:table-cell>
          <table:table-cell office:value-type="float" office:value="9.330719" calcext:value-type="float">
            <text:p>9.330719</text:p>
          </table:table-cell>
          <table:table-cell office:value-type="float" office:value="9.244751" calcext:value-type="float">
            <text:p>9.244751</text:p>
          </table:table-cell>
          <table:table-cell office:value-type="float" office:value="43.31488" calcext:value-type="float">
            <text:p>43.31488</text:p>
          </table:table-cell>
          <table:table-cell office:value-type="float" office:value="9.624969" calcext:value-type="float">
            <text:p>9.6249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6" calcext:value-type="float">
            <text:p>11052006</text:p>
          </table:table-cell>
          <table:table-cell office:value-type="float" office:value="25.09452" calcext:value-type="float">
            <text:p>25.09452</text:p>
          </table:table-cell>
          <table:table-cell office:value-type="float" office:value="16.34" calcext:value-type="float">
            <text:p>16.34</text:p>
          </table:table-cell>
          <table:table-cell office:value-type="float" office:value="6.56" calcext:value-type="float">
            <text:p>6.56</text:p>
          </table:table-cell>
          <table:table-cell office:value-type="float" office:value="0.9326787" calcext:value-type="float">
            <text:p>0.9326787</text:p>
          </table:table-cell>
          <table:table-cell office:value-type="float" office:value="0.7909096" calcext:value-type="float">
            <text:p>0.7909096</text:p>
          </table:table-cell>
          <table:table-cell office:value-type="float" office:value="632.34" calcext:value-type="float">
            <text:p>632.34</text:p>
          </table:table-cell>
          <table:table-cell office:value-type="float" office:value="0.3" calcext:value-type="float">
            <text:p>0.3</text:p>
          </table:table-cell>
          <table:table-cell office:value-type="float" office:value="45.27988" calcext:value-type="float">
            <text:p>45.27988</text:p>
          </table:table-cell>
          <table:table-cell office:value-type="float" office:value="7.996033" calcext:value-type="float">
            <text:p>7.996033</text:p>
          </table:table-cell>
          <table:table-cell office:value-type="float" office:value="31.9751" calcext:value-type="float">
            <text:p>31.9751</text:p>
          </table:table-cell>
          <table:table-cell office:value-type="float" office:value="12.37515" calcext:value-type="float">
            <text:p>12.37515</text:p>
          </table:table-cell>
          <table:table-cell office:value-type="float" office:value="26.90662" calcext:value-type="float">
            <text:p>26.90662</text:p>
          </table:table-cell>
          <table:table-cell office:value-type="float" office:value="14.68835" calcext:value-type="float">
            <text:p>14.68835</text:p>
          </table:table-cell>
          <table:table-cell office:value-type="float" office:value="23.48492" calcext:value-type="float">
            <text:p>23.48492</text:p>
          </table:table-cell>
          <table:table-cell office:value-type="float" office:value="16.31046" calcext:value-type="float">
            <text:p>16.31046</text:p>
          </table:table-cell>
          <table:table-cell office:value-type="float" office:value="21.57407" calcext:value-type="float">
            <text:p>21.57407</text:p>
          </table:table-cell>
          <table:table-cell office:value-type="float" office:value="17.02423" calcext:value-type="float">
            <text:p>17.02423</text:p>
          </table:table-cell>
          <table:table-cell office:value-type="float" office:value="19.78583" calcext:value-type="float">
            <text:p>19.78583</text:p>
          </table:table-cell>
          <table:table-cell office:value-type="float" office:value="17.43939" calcext:value-type="float">
            <text:p>17.43939</text:p>
          </table:table-cell>
          <table:table-cell office:value-type="float" office:value="18.60242" calcext:value-type="float">
            <text:p>18.60242</text:p>
          </table:table-cell>
          <table:table-cell office:value-type="float" office:value="17.22794" calcext:value-type="float">
            <text:p>17.22794</text:p>
          </table:table-cell>
          <table:table-cell office:value-type="float" office:value="16.70862" calcext:value-type="float">
            <text:p>16.70862</text:p>
          </table:table-cell>
          <table:table-cell office:value-type="float" office:value="16.52756" calcext:value-type="float">
            <text:p>16.52756</text:p>
          </table:table-cell>
          <table:table-cell office:value-type="float" office:value="14.56613" calcext:value-type="float">
            <text:p>14.56613</text:p>
          </table:table-cell>
          <table:table-cell office:value-type="float" office:value="14.28033" calcext:value-type="float">
            <text:p>14.28033</text:p>
          </table:table-cell>
          <table:table-cell office:value-type="float" office:value="12.52261" calcext:value-type="float">
            <text:p>12.52261</text:p>
          </table:table-cell>
          <table:table-cell office:value-type="float" office:value="12.30725" calcext:value-type="float">
            <text:p>12.30725</text:p>
          </table:table-cell>
          <table:table-cell office:value-type="float" office:value="11.24222" calcext:value-type="float">
            <text:p>11.24222</text:p>
          </table:table-cell>
          <table:table-cell office:value-type="float" office:value="11.09219" calcext:value-type="float">
            <text:p>11.09219</text:p>
          </table:table-cell>
          <table:table-cell office:value-type="float" office:value="10.30893" calcext:value-type="float">
            <text:p>10.30893</text:p>
          </table:table-cell>
          <table:table-cell office:value-type="float" office:value="10.19806" calcext:value-type="float">
            <text:p>10.19806</text:p>
          </table:table-cell>
          <table:table-cell office:value-type="float" office:value="9.677368" calcext:value-type="float">
            <text:p>9.677368</text:p>
          </table:table-cell>
          <table:table-cell office:value-type="float" office:value="9.583527" calcext:value-type="float">
            <text:p>9.583527</text:p>
          </table:table-cell>
          <table:table-cell office:value-type="float" office:value="9.417969" calcext:value-type="float">
            <text:p>9.417969</text:p>
          </table:table-cell>
          <table:table-cell office:value-type="float" office:value="9.331635" calcext:value-type="float">
            <text:p>9.331635</text:p>
          </table:table-cell>
          <table:table-cell office:value-type="float" office:value="45.27988" calcext:value-type="float">
            <text:p>45.27988</text:p>
          </table:table-cell>
          <table:table-cell office:value-type="float" office:value="7.996033" calcext:value-type="float">
            <text:p>7.9960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6" calcext:value-type="float">
            <text:p>12052006</text:p>
          </table:table-cell>
          <table:table-cell office:value-type="float" office:value="30.01974" calcext:value-type="float">
            <text:p>30.01974</text:p>
          </table:table-cell>
          <table:table-cell office:value-type="float" office:value="20.52" calcext:value-type="float">
            <text:p>20.52</text:p>
          </table:table-cell>
          <table:table-cell office:value-type="float" office:value="4.9" calcext:value-type="float">
            <text:p>4.9</text:p>
          </table:table-cell>
          <table:table-cell office:value-type="float" office:value="0.8261186" calcext:value-type="float">
            <text:p>0.8261186</text:p>
          </table:table-cell>
          <table:table-cell office:value-type="float" office:value="0.7151865" calcext:value-type="float">
            <text:p>0.7151865</text:p>
          </table:table-cell>
          <table:table-cell office:value-type="float" office:value="514.08" calcext:value-type="float">
            <text:p>514.08</text:p>
          </table:table-cell>
          <table:table-cell office:value-type="float" office:value="0" calcext:value-type="float">
            <text:p>0</text:p>
          </table:table-cell>
          <table:table-cell office:value-type="float" office:value="49.32812" calcext:value-type="float">
            <text:p>49.32812</text:p>
          </table:table-cell>
          <table:table-cell office:value-type="float" office:value="6.69986" calcext:value-type="float">
            <text:p>6.69986</text:p>
          </table:table-cell>
          <table:table-cell office:value-type="float" office:value="35.57465" calcext:value-type="float">
            <text:p>35.57465</text:p>
          </table:table-cell>
          <table:table-cell office:value-type="float" office:value="11.7121" calcext:value-type="float">
            <text:p>11.7121</text:p>
          </table:table-cell>
          <table:table-cell office:value-type="float" office:value="29.72849" calcext:value-type="float">
            <text:p>29.72849</text:p>
          </table:table-cell>
          <table:table-cell office:value-type="float" office:value="14.23563" calcext:value-type="float">
            <text:p>14.23563</text:p>
          </table:table-cell>
          <table:table-cell office:value-type="float" office:value="25.50665" calcext:value-type="float">
            <text:p>25.50665</text:p>
          </table:table-cell>
          <table:table-cell office:value-type="float" office:value="15.99857" calcext:value-type="float">
            <text:p>15.99857</text:p>
          </table:table-cell>
          <table:table-cell office:value-type="float" office:value="23.07974" calcext:value-type="float">
            <text:p>23.07974</text:p>
          </table:table-cell>
          <table:table-cell office:value-type="float" office:value="16.81689" calcext:value-type="float">
            <text:p>16.81689</text:p>
          </table:table-cell>
          <table:table-cell office:value-type="float" office:value="20.75882" calcext:value-type="float">
            <text:p>20.75882</text:p>
          </table:table-cell>
          <table:table-cell office:value-type="float" office:value="17.3938" calcext:value-type="float">
            <text:p>17.3938</text:p>
          </table:table-cell>
          <table:table-cell office:value-type="float" office:value="19.15372" calcext:value-type="float">
            <text:p>19.15372</text:p>
          </table:table-cell>
          <table:table-cell office:value-type="float" office:value="17.25278" calcext:value-type="float">
            <text:p>17.25278</text:p>
          </table:table-cell>
          <table:table-cell office:value-type="float" office:value="16.89899" calcext:value-type="float">
            <text:p>16.89899</text:p>
          </table:table-cell>
          <table:table-cell office:value-type="float" office:value="16.62247" calcext:value-type="float">
            <text:p>16.62247</text:p>
          </table:table-cell>
          <table:table-cell office:value-type="float" office:value="14.77469" calcext:value-type="float">
            <text:p>14.77469</text:p>
          </table:table-cell>
          <table:table-cell office:value-type="float" office:value="14.56863" calcext:value-type="float">
            <text:p>14.56863</text:p>
          </table:table-cell>
          <table:table-cell office:value-type="float" office:value="12.72577" calcext:value-type="float">
            <text:p>12.72577</text:p>
          </table:table-cell>
          <table:table-cell office:value-type="float" office:value="12.52475" calcext:value-type="float">
            <text:p>12.52475</text:p>
          </table:table-cell>
          <table:table-cell office:value-type="float" office:value="11.40082" calcext:value-type="float">
            <text:p>11.40082</text:p>
          </table:table-cell>
          <table:table-cell office:value-type="float" office:value="11.24387" calcext:value-type="float">
            <text:p>11.24387</text:p>
          </table:table-cell>
          <table:table-cell office:value-type="float" office:value="10.42929" calcext:value-type="float">
            <text:p>10.42929</text:p>
          </table:table-cell>
          <table:table-cell office:value-type="float" office:value="10.31015" calcext:value-type="float">
            <text:p>10.31015</text:p>
          </table:table-cell>
          <table:table-cell office:value-type="float" office:value="9.775757" calcext:value-type="float">
            <text:p>9.775757</text:p>
          </table:table-cell>
          <table:table-cell office:value-type="float" office:value="9.678406" calcext:value-type="float">
            <text:p>9.678406</text:p>
          </table:table-cell>
          <table:table-cell office:value-type="float" office:value="9.507294" calcext:value-type="float">
            <text:p>9.507294</text:p>
          </table:table-cell>
          <table:table-cell office:value-type="float" office:value="9.418884" calcext:value-type="float">
            <text:p>9.418884</text:p>
          </table:table-cell>
          <table:table-cell office:value-type="float" office:value="49.32809" calcext:value-type="float">
            <text:p>49.32809</text:p>
          </table:table-cell>
          <table:table-cell office:value-type="float" office:value="6.69986" calcext:value-type="float">
            <text:p>6.699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6" calcext:value-type="float">
            <text:p>13052006</text:p>
          </table:table-cell>
          <table:table-cell office:value-type="float" office:value="28.21008" calcext:value-type="float">
            <text:p>28.21008</text:p>
          </table:table-cell>
          <table:table-cell office:value-type="float" office:value="18.48" calcext:value-type="float">
            <text:p>18.48</text:p>
          </table:table-cell>
          <table:table-cell office:value-type="float" office:value="6" calcext:value-type="float">
            <text:p>6</text:p>
          </table:table-cell>
          <table:table-cell office:value-type="float" office:value="1.01792" calcext:value-type="float">
            <text:p>1.01792</text:p>
          </table:table-cell>
          <table:table-cell office:value-type="float" office:value="0.7759826" calcext:value-type="float">
            <text:p>0.7759826</text:p>
          </table:table-cell>
          <table:table-cell office:value-type="float" office:value="448.776" calcext:value-type="float">
            <text:p>448.776</text:p>
          </table:table-cell>
          <table:table-cell office:value-type="float" office:value="0" calcext:value-type="float">
            <text:p>0</text:p>
          </table:table-cell>
          <table:table-cell office:value-type="float" office:value="46.68814" calcext:value-type="float">
            <text:p>46.68814</text:p>
          </table:table-cell>
          <table:table-cell office:value-type="float" office:value="7.709778" calcext:value-type="float">
            <text:p>7.709778</text:p>
          </table:table-cell>
          <table:table-cell office:value-type="float" office:value="34.87512" calcext:value-type="float">
            <text:p>34.87512</text:p>
          </table:table-cell>
          <table:table-cell office:value-type="float" office:value="12.75397" calcext:value-type="float">
            <text:p>12.75397</text:p>
          </table:table-cell>
          <table:table-cell office:value-type="float" office:value="29.60587" calcext:value-type="float">
            <text:p>29.60587</text:p>
          </table:table-cell>
          <table:table-cell office:value-type="float" office:value="15.289" calcext:value-type="float">
            <text:p>15.289</text:p>
          </table:table-cell>
          <table:table-cell office:value-type="float" office:value="25.63409" calcext:value-type="float">
            <text:p>25.63409</text:p>
          </table:table-cell>
          <table:table-cell office:value-type="float" office:value="17.02271" calcext:value-type="float">
            <text:p>17.02271</text:p>
          </table:table-cell>
          <table:table-cell office:value-type="float" office:value="23.31311" calcext:value-type="float">
            <text:p>23.31311</text:p>
          </table:table-cell>
          <table:table-cell office:value-type="float" office:value="17.78305" calcext:value-type="float">
            <text:p>17.78305</text:p>
          </table:table-cell>
          <table:table-cell office:value-type="float" office:value="21.08545" calcext:value-type="float">
            <text:p>21.08545</text:p>
          </table:table-cell>
          <table:table-cell office:value-type="float" office:value="18.23676" calcext:value-type="float">
            <text:p>18.23676</text:p>
          </table:table-cell>
          <table:table-cell office:value-type="float" office:value="19.52008" calcext:value-type="float">
            <text:p>19.52008</text:p>
          </table:table-cell>
          <table:table-cell office:value-type="float" office:value="17.91656" calcext:value-type="float">
            <text:p>17.91656</text:p>
          </table:table-cell>
          <table:table-cell office:value-type="float" office:value="17.31339" calcext:value-type="float">
            <text:p>17.31339</text:p>
          </table:table-cell>
          <table:table-cell office:value-type="float" office:value="16.9118" calcext:value-type="float">
            <text:p>16.9118</text:p>
          </table:table-cell>
          <table:table-cell office:value-type="float" office:value="15.03549" calcext:value-type="float">
            <text:p>15.03549</text:p>
          </table:table-cell>
          <table:table-cell office:value-type="float" office:value="14.77725" calcext:value-type="float">
            <text:p>14.77725</text:p>
          </table:table-cell>
          <table:table-cell office:value-type="float" office:value="12.91806" calcext:value-type="float">
            <text:p>12.91806</text:p>
          </table:table-cell>
          <table:table-cell office:value-type="float" office:value="12.72781" calcext:value-type="float">
            <text:p>12.72781</text:p>
          </table:table-cell>
          <table:table-cell office:value-type="float" office:value="11.5542" calcext:value-type="float">
            <text:p>11.5542</text:p>
          </table:table-cell>
          <table:table-cell office:value-type="float" office:value="11.40244" calcext:value-type="float">
            <text:p>11.40244</text:p>
          </table:table-cell>
          <table:table-cell office:value-type="float" office:value="10.55264" calcext:value-type="float">
            <text:p>10.55264</text:p>
          </table:table-cell>
          <table:table-cell office:value-type="float" office:value="10.43054" calcext:value-type="float">
            <text:p>10.43054</text:p>
          </table:table-cell>
          <table:table-cell office:value-type="float" office:value="9.87735" calcext:value-type="float">
            <text:p>9.87735</text:p>
          </table:table-cell>
          <table:table-cell office:value-type="float" office:value="9.776825" calcext:value-type="float">
            <text:p>9.776825</text:p>
          </table:table-cell>
          <table:table-cell office:value-type="float" office:value="9.596924" calcext:value-type="float">
            <text:p>9.596924</text:p>
          </table:table-cell>
          <table:table-cell office:value-type="float" office:value="9.50824" calcext:value-type="float">
            <text:p>9.50824</text:p>
          </table:table-cell>
          <table:table-cell office:value-type="float" office:value="46.68811" calcext:value-type="float">
            <text:p>46.68811</text:p>
          </table:table-cell>
          <table:table-cell office:value-type="float" office:value="7.709778" calcext:value-type="float">
            <text:p>7.7097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6" calcext:value-type="float">
            <text:p>14052006</text:p>
          </table:table-cell>
          <table:table-cell office:value-type="float" office:value="11.90664" calcext:value-type="float">
            <text:p>11.90664</text:p>
          </table:table-cell>
          <table:table-cell office:value-type="float" office:value="16.04" calcext:value-type="float">
            <text:p>16.04</text:p>
          </table:table-cell>
          <table:table-cell office:value-type="float" office:value="7.11" calcext:value-type="float">
            <text:p>7.11</text:p>
          </table:table-cell>
          <table:table-cell office:value-type="float" office:value="1.1665" calcext:value-type="float">
            <text:p>1.1665</text:p>
          </table:table-cell>
          <table:table-cell office:value-type="float" office:value="0.8771167" calcext:value-type="float">
            <text:p>0.8771167</text:p>
          </table:table-cell>
          <table:table-cell office:value-type="float" office:value="455.148" calcext:value-type="float">
            <text:p>455.148</text:p>
          </table:table-cell>
          <table:table-cell office:value-type="float" office:value="0" calcext:value-type="float">
            <text:p>0</text:p>
          </table:table-cell>
          <table:table-cell office:value-type="float" office:value="33.34454" calcext:value-type="float">
            <text:p>33.34454</text:p>
          </table:table-cell>
          <table:table-cell office:value-type="float" office:value="9.187683" calcext:value-type="float">
            <text:p>9.187683</text:p>
          </table:table-cell>
          <table:table-cell office:value-type="float" office:value="24.89905" calcext:value-type="float">
            <text:p>24.89905</text:p>
          </table:table-cell>
          <table:table-cell office:value-type="float" office:value="13.47278" calcext:value-type="float">
            <text:p>13.47278</text:p>
          </table:table-cell>
          <table:table-cell office:value-type="float" office:value="21.76093" calcext:value-type="float">
            <text:p>21.76093</text:p>
          </table:table-cell>
          <table:table-cell office:value-type="float" office:value="15.73474" calcext:value-type="float">
            <text:p>15.73474</text:p>
          </table:table-cell>
          <table:table-cell office:value-type="float" office:value="21.24658" calcext:value-type="float">
            <text:p>21.24658</text:p>
          </table:table-cell>
          <table:table-cell office:value-type="float" office:value="17.19238" calcext:value-type="float">
            <text:p>17.19238</text:p>
          </table:table-cell>
          <table:table-cell office:value-type="float" office:value="21.31866" calcext:value-type="float">
            <text:p>21.31866</text:p>
          </table:table-cell>
          <table:table-cell office:value-type="float" office:value="17.88019" calcext:value-type="float">
            <text:p>17.88019</text:p>
          </table:table-cell>
          <table:table-cell office:value-type="float" office:value="20.84872" calcext:value-type="float">
            <text:p>20.84872</text:p>
          </table:table-cell>
          <table:table-cell office:value-type="float" office:value="18.20715" calcext:value-type="float">
            <text:p>18.20715</text:p>
          </table:table-cell>
          <table:table-cell office:value-type="float" office:value="19.52063" calcext:value-type="float">
            <text:p>19.52063</text:p>
          </table:table-cell>
          <table:table-cell office:value-type="float" office:value="17.97549" calcext:value-type="float">
            <text:p>17.97549</text:p>
          </table:table-cell>
          <table:table-cell office:value-type="float" office:value="17.49188" calcext:value-type="float">
            <text:p>17.49188</text:p>
          </table:table-cell>
          <table:table-cell office:value-type="float" office:value="17.23712" calcext:value-type="float">
            <text:p>17.23712</text:p>
          </table:table-cell>
          <table:table-cell office:value-type="float" office:value="15.27441" calcext:value-type="float">
            <text:p>15.27441</text:p>
          </table:table-cell>
          <table:table-cell office:value-type="float" office:value="15.03851" calcext:value-type="float">
            <text:p>15.03851</text:p>
          </table:table-cell>
          <table:table-cell office:value-type="float" office:value="13.11368" calcext:value-type="float">
            <text:p>13.11368</text:p>
          </table:table-cell>
          <table:table-cell office:value-type="float" office:value="12.92001" calcext:value-type="float">
            <text:p>12.92001</text:p>
          </table:table-cell>
          <table:table-cell office:value-type="float" office:value="11.70782" calcext:value-type="float">
            <text:p>11.70782</text:p>
          </table:table-cell>
          <table:table-cell office:value-type="float" office:value="11.55576" calcext:value-type="float">
            <text:p>11.55576</text:p>
          </table:table-cell>
          <table:table-cell office:value-type="float" office:value="10.67694" calcext:value-type="float">
            <text:p>10.67694</text:p>
          </table:table-cell>
          <table:table-cell office:value-type="float" office:value="10.55396" calcext:value-type="float">
            <text:p>10.55396</text:p>
          </table:table-cell>
          <table:table-cell office:value-type="float" office:value="9.980988" calcext:value-type="float">
            <text:p>9.980988</text:p>
          </table:table-cell>
          <table:table-cell office:value-type="float" office:value="9.878418" calcext:value-type="float">
            <text:p>9.878418</text:p>
          </table:table-cell>
          <table:table-cell office:value-type="float" office:value="9.68924" calcext:value-type="float">
            <text:p>9.68924</text:p>
          </table:table-cell>
          <table:table-cell office:value-type="float" office:value="9.59787" calcext:value-type="float">
            <text:p>9.59787</text:p>
          </table:table-cell>
          <table:table-cell office:value-type="float" office:value="33.34454" calcext:value-type="float">
            <text:p>33.34454</text:p>
          </table:table-cell>
          <table:table-cell office:value-type="float" office:value="9.187683" calcext:value-type="float">
            <text:p>9.1876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6" calcext:value-type="float">
            <text:p>15052006</text:p>
          </table:table-cell>
          <table:table-cell office:value-type="float" office:value="19.24524" calcext:value-type="float">
            <text:p>19.24524</text:p>
          </table:table-cell>
          <table:table-cell office:value-type="float" office:value="18.21" calcext:value-type="float">
            <text:p>18.21</text:p>
          </table:table-cell>
          <table:table-cell office:value-type="float" office:value="8.41" calcext:value-type="float">
            <text:p>8.41</text:p>
          </table:table-cell>
          <table:table-cell office:value-type="float" office:value="1.272146" calcext:value-type="float">
            <text:p>1.272146</text:p>
          </table:table-cell>
          <table:table-cell office:value-type="float" office:value="0.9600205" calcext:value-type="float">
            <text:p>0.9600205</text:p>
          </table:table-cell>
          <table:table-cell office:value-type="float" office:value="425.556" calcext:value-type="float">
            <text:p>425.556</text:p>
          </table:table-cell>
          <table:table-cell office:value-type="float" office:value="0" calcext:value-type="float">
            <text:p>0</text:p>
          </table:table-cell>
          <table:table-cell office:value-type="float" office:value="40.32648" calcext:value-type="float">
            <text:p>40.32648</text:p>
          </table:table-cell>
          <table:table-cell office:value-type="float" office:value="9.372986" calcext:value-type="float">
            <text:p>9.372986</text:p>
          </table:table-cell>
          <table:table-cell office:value-type="float" office:value="29.15573" calcext:value-type="float">
            <text:p>29.15573</text:p>
          </table:table-cell>
          <table:table-cell office:value-type="float" office:value="12.81592" calcext:value-type="float">
            <text:p>12.81592</text:p>
          </table:table-cell>
          <table:table-cell office:value-type="float" office:value="25.52145" calcext:value-type="float">
            <text:p>25.52145</text:p>
          </table:table-cell>
          <table:table-cell office:value-type="float" office:value="14.62262" calcext:value-type="float">
            <text:p>14.62262</text:p>
          </table:table-cell>
          <table:table-cell office:value-type="float" office:value="22.69922" calcext:value-type="float">
            <text:p>22.69922</text:p>
          </table:table-cell>
          <table:table-cell office:value-type="float" office:value="15.95847" calcext:value-type="float">
            <text:p>15.95847</text:p>
          </table:table-cell>
          <table:table-cell office:value-type="float" office:value="21.03159" calcext:value-type="float">
            <text:p>21.03159</text:p>
          </table:table-cell>
          <table:table-cell office:value-type="float" office:value="16.63171" calcext:value-type="float">
            <text:p>16.63171</text:p>
          </table:table-cell>
          <table:table-cell office:value-type="float" office:value="19.46866" calcext:value-type="float">
            <text:p>19.46866</text:p>
          </table:table-cell>
          <table:table-cell office:value-type="float" office:value="17.15448" calcext:value-type="float">
            <text:p>17.15448</text:p>
          </table:table-cell>
          <table:table-cell office:value-type="float" office:value="18.42935" calcext:value-type="float">
            <text:p>18.42935</text:p>
          </table:table-cell>
          <table:table-cell office:value-type="float" office:value="17.17911" calcext:value-type="float">
            <text:p>17.17911</text:p>
          </table:table-cell>
          <table:table-cell office:value-type="float" office:value="17.23593" calcext:value-type="float">
            <text:p>17.23593</text:p>
          </table:table-cell>
          <table:table-cell office:value-type="float" office:value="16.86594" calcext:value-type="float">
            <text:p>16.86594</text:p>
          </table:table-cell>
          <table:table-cell office:value-type="float" office:value="15.31744" calcext:value-type="float">
            <text:p>15.31744</text:p>
          </table:table-cell>
          <table:table-cell office:value-type="float" office:value="15.27579" calcext:value-type="float">
            <text:p>15.27579</text:p>
          </table:table-cell>
          <table:table-cell office:value-type="float" office:value="13.28372" calcext:value-type="float">
            <text:p>13.28372</text:p>
          </table:table-cell>
          <table:table-cell office:value-type="float" office:value="13.11563" calcext:value-type="float">
            <text:p>13.11563</text:p>
          </table:table-cell>
          <table:table-cell office:value-type="float" office:value="11.86026" calcext:value-type="float">
            <text:p>11.86026</text:p>
          </table:table-cell>
          <table:table-cell office:value-type="float" office:value="11.70947" calcext:value-type="float">
            <text:p>11.70947</text:p>
          </table:table-cell>
          <table:table-cell office:value-type="float" office:value="10.80261" calcext:value-type="float">
            <text:p>10.80261</text:p>
          </table:table-cell>
          <table:table-cell office:value-type="float" office:value="10.67822" calcext:value-type="float">
            <text:p>10.67822</text:p>
          </table:table-cell>
          <table:table-cell office:value-type="float" office:value="10.08612" calcext:value-type="float">
            <text:p>10.08612</text:p>
          </table:table-cell>
          <table:table-cell office:value-type="float" office:value="9.982086" calcext:value-type="float">
            <text:p>9.982086</text:p>
          </table:table-cell>
          <table:table-cell office:value-type="float" office:value="9.782196" calcext:value-type="float">
            <text:p>9.782196</text:p>
          </table:table-cell>
          <table:table-cell office:value-type="float" office:value="9.690216" calcext:value-type="float">
            <text:p>9.690216</text:p>
          </table:table-cell>
          <table:table-cell office:value-type="float" office:value="40.32648" calcext:value-type="float">
            <text:p>40.32648</text:p>
          </table:table-cell>
          <table:table-cell office:value-type="float" office:value="9.372986" calcext:value-type="float">
            <text:p>9.3729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6" calcext:value-type="float">
            <text:p>16052006</text:p>
          </table:table-cell>
          <table:table-cell office:value-type="float" office:value="24.15227" calcext:value-type="float">
            <text:p>24.15227</text:p>
          </table:table-cell>
          <table:table-cell office:value-type="float" office:value="22.21" calcext:value-type="float">
            <text:p>22.21</text:p>
          </table:table-cell>
          <table:table-cell office:value-type="float" office:value="7.66" calcext:value-type="float">
            <text:p>7.66</text:p>
          </table:table-cell>
          <table:table-cell office:value-type="float" office:value="1.155949" calcext:value-type="float">
            <text:p>1.155949</text:p>
          </table:table-cell>
          <table:table-cell office:value-type="float" office:value="0.9207184" calcext:value-type="float">
            <text:p>0.9207184</text:p>
          </table:table-cell>
          <table:table-cell office:value-type="float" office:value="354.312" calcext:value-type="float">
            <text:p>354.312</text:p>
          </table:table-cell>
          <table:table-cell office:value-type="float" office:value="0" calcext:value-type="float">
            <text:p>0</text:p>
          </table:table-cell>
          <table:table-cell office:value-type="float" office:value="43.37567" calcext:value-type="float">
            <text:p>43.37567</text:p>
          </table:table-cell>
          <table:table-cell office:value-type="float" office:value="9.246124" calcext:value-type="float">
            <text:p>9.246124</text:p>
          </table:table-cell>
          <table:table-cell office:value-type="float" office:value="33.29422" calcext:value-type="float">
            <text:p>33.29422</text:p>
          </table:table-cell>
          <table:table-cell office:value-type="float" office:value="12.73343" calcext:value-type="float">
            <text:p>12.73343</text:p>
          </table:table-cell>
          <table:table-cell office:value-type="float" office:value="28.40811" calcext:value-type="float">
            <text:p>28.40811</text:p>
          </table:table-cell>
          <table:table-cell office:value-type="float" office:value="14.82333" calcext:value-type="float">
            <text:p>14.82333</text:p>
          </table:table-cell>
          <table:table-cell office:value-type="float" office:value="24.75439" calcext:value-type="float">
            <text:p>24.75439</text:p>
          </table:table-cell>
          <table:table-cell office:value-type="float" office:value="16.24051" calcext:value-type="float">
            <text:p>16.24051</text:p>
          </table:table-cell>
          <table:table-cell office:value-type="float" office:value="22.5972" calcext:value-type="float">
            <text:p>22.5972</text:p>
          </table:table-cell>
          <table:table-cell office:value-type="float" office:value="16.92532" calcext:value-type="float">
            <text:p>16.92532</text:p>
          </table:table-cell>
          <table:table-cell office:value-type="float" office:value="20.55853" calcext:value-type="float">
            <text:p>20.55853</text:p>
          </table:table-cell>
          <table:table-cell office:value-type="float" office:value="17.42361" calcext:value-type="float">
            <text:p>17.42361</text:p>
          </table:table-cell>
          <table:table-cell office:value-type="float" office:value="19.14035" calcext:value-type="float">
            <text:p>19.14035</text:p>
          </table:table-cell>
          <table:table-cell office:value-type="float" office:value="17.35651" calcext:value-type="float">
            <text:p>17.35651</text:p>
          </table:table-cell>
          <table:table-cell office:value-type="float" office:value="17.15845" calcext:value-type="float">
            <text:p>17.15845</text:p>
          </table:table-cell>
          <table:table-cell office:value-type="float" office:value="16.90784" calcext:value-type="float">
            <text:p>16.90784</text:p>
          </table:table-cell>
          <table:table-cell office:value-type="float" office:value="15.37018" calcext:value-type="float">
            <text:p>15.37018</text:p>
          </table:table-cell>
          <table:table-cell office:value-type="float" office:value="15.31564" calcext:value-type="float">
            <text:p>15.31564</text:p>
          </table:table-cell>
          <table:table-cell office:value-type="float" office:value="13.42001" calcext:value-type="float">
            <text:p>13.42001</text:p>
          </table:table-cell>
          <table:table-cell office:value-type="float" office:value="13.28525" calcext:value-type="float">
            <text:p>13.28525</text:p>
          </table:table-cell>
          <table:table-cell office:value-type="float" office:value="12.00293" calcext:value-type="float">
            <text:p>12.00293</text:p>
          </table:table-cell>
          <table:table-cell office:value-type="float" office:value="11.86182" calcext:value-type="float">
            <text:p>11.86182</text:p>
          </table:table-cell>
          <table:table-cell office:value-type="float" office:value="10.92828" calcext:value-type="float">
            <text:p>10.92828</text:p>
          </table:table-cell>
          <table:table-cell office:value-type="float" office:value="10.80392" calcext:value-type="float">
            <text:p>10.80392</text:p>
          </table:table-cell>
          <table:table-cell office:value-type="float" office:value="10.19287" calcext:value-type="float">
            <text:p>10.19287</text:p>
          </table:table-cell>
          <table:table-cell office:value-type="float" office:value="10.08722" calcext:value-type="float">
            <text:p>10.08722</text:p>
          </table:table-cell>
          <table:table-cell office:value-type="float" office:value="9.875946" calcext:value-type="float">
            <text:p>9.875946</text:p>
          </table:table-cell>
          <table:table-cell office:value-type="float" office:value="9.783173" calcext:value-type="float">
            <text:p>9.783173</text:p>
          </table:table-cell>
          <table:table-cell office:value-type="float" office:value="43.37561" calcext:value-type="float">
            <text:p>43.37561</text:p>
          </table:table-cell>
          <table:table-cell office:value-type="float" office:value="9.246124" calcext:value-type="float">
            <text:p>9.2461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6" calcext:value-type="float">
            <text:p>17052006</text:p>
          </table:table-cell>
          <table:table-cell office:value-type="float" office:value="24.0127" calcext:value-type="float">
            <text:p>24.0127</text:p>
          </table:table-cell>
          <table:table-cell office:value-type="float" office:value="29.74" calcext:value-type="float">
            <text:p>29.74</text:p>
          </table:table-cell>
          <table:table-cell office:value-type="float" office:value="6.49" calcext:value-type="float">
            <text:p>6.49</text:p>
          </table:table-cell>
          <table:table-cell office:value-type="float" office:value="1.053201" calcext:value-type="float">
            <text:p>1.053201</text:p>
          </table:table-cell>
          <table:table-cell office:value-type="float" office:value="0.7938043" calcext:value-type="float">
            <text:p>0.7938043</text:p>
          </table:table-cell>
          <table:table-cell office:value-type="float" office:value="447.012" calcext:value-type="float">
            <text:p>447.012</text:p>
          </table:table-cell>
          <table:table-cell office:value-type="float" office:value="0" calcext:value-type="float">
            <text:p>0</text:p>
          </table:table-cell>
          <table:table-cell office:value-type="float" office:value="50.82303" calcext:value-type="float">
            <text:p>50.82303</text:p>
          </table:table-cell>
          <table:table-cell office:value-type="float" office:value="8.631775" calcext:value-type="float">
            <text:p>8.631775</text:p>
          </table:table-cell>
          <table:table-cell office:value-type="float" office:value="36.80112" calcext:value-type="float">
            <text:p>36.80112</text:p>
          </table:table-cell>
          <table:table-cell office:value-type="float" office:value="13.32547" calcext:value-type="float">
            <text:p>13.32547</text:p>
          </table:table-cell>
          <table:table-cell office:value-type="float" office:value="30.71265" calcext:value-type="float">
            <text:p>30.71265</text:p>
          </table:table-cell>
          <table:table-cell office:value-type="float" office:value="15.78238" calcext:value-type="float">
            <text:p>15.78238</text:p>
          </table:table-cell>
          <table:table-cell office:value-type="float" office:value="26.85596" calcext:value-type="float">
            <text:p>26.85596</text:p>
          </table:table-cell>
          <table:table-cell office:value-type="float" office:value="17.36743" calcext:value-type="float">
            <text:p>17.36743</text:p>
          </table:table-cell>
          <table:table-cell office:value-type="float" office:value="24.43134" calcext:value-type="float">
            <text:p>24.43134</text:p>
          </table:table-cell>
          <table:table-cell office:value-type="float" office:value="18.04135" calcext:value-type="float">
            <text:p>18.04135</text:p>
          </table:table-cell>
          <table:table-cell office:value-type="float" office:value="22.04776" calcext:value-type="float">
            <text:p>22.04776</text:p>
          </table:table-cell>
          <table:table-cell office:value-type="float" office:value="18.44781" calcext:value-type="float">
            <text:p>18.44781</text:p>
          </table:table-cell>
          <table:table-cell office:value-type="float" office:value="20.27774" calcext:value-type="float">
            <text:p>20.27774</text:p>
          </table:table-cell>
          <table:table-cell office:value-type="float" office:value="18.14929" calcext:value-type="float">
            <text:p>18.14929</text:p>
          </table:table-cell>
          <table:table-cell office:value-type="float" office:value="17.75177" calcext:value-type="float">
            <text:p>17.75177</text:p>
          </table:table-cell>
          <table:table-cell office:value-type="float" office:value="17.17026" calcext:value-type="float">
            <text:p>17.17026</text:p>
          </table:table-cell>
          <table:table-cell office:value-type="float" office:value="15.55841" calcext:value-type="float">
            <text:p>15.55841</text:p>
          </table:table-cell>
          <table:table-cell office:value-type="float" office:value="15.37152" calcext:value-type="float">
            <text:p>15.37152</text:p>
          </table:table-cell>
          <table:table-cell office:value-type="float" office:value="13.55399" calcext:value-type="float">
            <text:p>13.55399</text:p>
          </table:table-cell>
          <table:table-cell office:value-type="float" office:value="13.42136" calcext:value-type="float">
            <text:p>13.42136</text:p>
          </table:table-cell>
          <table:table-cell office:value-type="float" office:value="12.13669" calcext:value-type="float">
            <text:p>12.13669</text:p>
          </table:table-cell>
          <table:table-cell office:value-type="float" office:value="12.00436" calcext:value-type="float">
            <text:p>12.00436</text:p>
          </table:table-cell>
          <table:table-cell office:value-type="float" office:value="11.05176" calcext:value-type="float">
            <text:p>11.05176</text:p>
          </table:table-cell>
          <table:table-cell office:value-type="float" office:value="10.92957" calcext:value-type="float">
            <text:p>10.92957</text:p>
          </table:table-cell>
          <table:table-cell office:value-type="float" office:value="10.30048" calcext:value-type="float">
            <text:p>10.30048</text:p>
          </table:table-cell>
          <table:table-cell office:value-type="float" office:value="10.19397" calcext:value-type="float">
            <text:p>10.19397</text:p>
          </table:table-cell>
          <table:table-cell office:value-type="float" office:value="9.972107" calcext:value-type="float">
            <text:p>9.972107</text:p>
          </table:table-cell>
          <table:table-cell office:value-type="float" office:value="9.876923" calcext:value-type="float">
            <text:p>9.876923</text:p>
          </table:table-cell>
          <table:table-cell office:value-type="float" office:value="50.82303" calcext:value-type="float">
            <text:p>50.82303</text:p>
          </table:table-cell>
          <table:table-cell office:value-type="float" office:value="8.631775" calcext:value-type="float">
            <text:p>8.6317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6" calcext:value-type="float">
            <text:p>18052006</text:p>
          </table:table-cell>
          <table:table-cell office:value-type="float" office:value="25.83432" calcext:value-type="float">
            <text:p>25.83432</text:p>
          </table:table-cell>
          <table:table-cell office:value-type="float" office:value="28.99" calcext:value-type="float">
            <text:p>28.99</text:p>
          </table:table-cell>
          <table:table-cell office:value-type="float" office:value="7.06" calcext:value-type="float">
            <text:p>7.06</text:p>
          </table:table-cell>
          <table:table-cell office:value-type="float" office:value="1.246561" calcext:value-type="float">
            <text:p>1.246561</text:p>
          </table:table-cell>
          <table:table-cell office:value-type="float" office:value="0.7983798" calcext:value-type="float">
            <text:p>0.7983798</text:p>
          </table:table-cell>
          <table:table-cell office:value-type="float" office:value="238.968" calcext:value-type="float">
            <text:p>238.968</text:p>
          </table:table-cell>
          <table:table-cell office:value-type="float" office:value="0" calcext:value-type="float">
            <text:p>0</text:p>
          </table:table-cell>
          <table:table-cell office:value-type="float" office:value="46.25244" calcext:value-type="float">
            <text:p>46.25244</text:p>
          </table:table-cell>
          <table:table-cell office:value-type="float" office:value="9.485687" calcext:value-type="float">
            <text:p>9.485687</text:p>
          </table:table-cell>
          <table:table-cell office:value-type="float" office:value="36.55069" calcext:value-type="float">
            <text:p>36.55069</text:p>
          </table:table-cell>
          <table:table-cell office:value-type="float" office:value="14.52136" calcext:value-type="float">
            <text:p>14.52136</text:p>
          </table:table-cell>
          <table:table-cell office:value-type="float" office:value="31.37756" calcext:value-type="float">
            <text:p>31.37756</text:p>
          </table:table-cell>
          <table:table-cell office:value-type="float" office:value="17.08691" calcext:value-type="float">
            <text:p>17.08691</text:p>
          </table:table-cell>
          <table:table-cell office:value-type="float" office:value="27.45532" calcext:value-type="float">
            <text:p>27.45532</text:p>
          </table:table-cell>
          <table:table-cell office:value-type="float" office:value="18.67969" calcext:value-type="float">
            <text:p>18.67969</text:p>
          </table:table-cell>
          <table:table-cell office:value-type="float" office:value="25.07553" calcext:value-type="float">
            <text:p>25.07553</text:p>
          </table:table-cell>
          <table:table-cell office:value-type="float" office:value="19.31235" calcext:value-type="float">
            <text:p>19.31235</text:p>
          </table:table-cell>
          <table:table-cell office:value-type="float" office:value="22.73273" calcext:value-type="float">
            <text:p>22.73273</text:p>
          </table:table-cell>
          <table:table-cell office:value-type="float" office:value="19.62158" calcext:value-type="float">
            <text:p>19.62158</text:p>
          </table:table-cell>
          <table:table-cell office:value-type="float" office:value="20.96027" calcext:value-type="float">
            <text:p>20.96027</text:p>
          </table:table-cell>
          <table:table-cell office:value-type="float" office:value="19.14365" calcext:value-type="float">
            <text:p>19.14365</text:p>
          </table:table-cell>
          <table:table-cell office:value-type="float" office:value="18.39615" calcext:value-type="float">
            <text:p>18.39615</text:p>
          </table:table-cell>
          <table:table-cell office:value-type="float" office:value="17.76746" calcext:value-type="float">
            <text:p>17.76746</text:p>
          </table:table-cell>
          <table:table-cell office:value-type="float" office:value="15.89044" calcext:value-type="float">
            <text:p>15.89044</text:p>
          </table:table-cell>
          <table:table-cell office:value-type="float" office:value="15.56149" calcext:value-type="float">
            <text:p>15.56149</text:p>
          </table:table-cell>
          <table:table-cell office:value-type="float" office:value="13.71918" calcext:value-type="float">
            <text:p>13.71918</text:p>
          </table:table-cell>
          <table:table-cell office:value-type="float" office:value="13.55545" calcext:value-type="float">
            <text:p>13.55545</text:p>
          </table:table-cell>
          <table:table-cell office:value-type="float" office:value="12.27176" calcext:value-type="float">
            <text:p>12.27176</text:p>
          </table:table-cell>
          <table:table-cell office:value-type="float" office:value="12.13806" calcext:value-type="float">
            <text:p>12.13806</text:p>
          </table:table-cell>
          <table:table-cell office:value-type="float" office:value="11.1738" calcext:value-type="float">
            <text:p>11.1738</text:p>
          </table:table-cell>
          <table:table-cell office:value-type="float" office:value="11.05304" calcext:value-type="float">
            <text:p>11.05304</text:p>
          </table:table-cell>
          <table:table-cell office:value-type="float" office:value="10.40866" calcext:value-type="float">
            <text:p>10.40866</text:p>
          </table:table-cell>
          <table:table-cell office:value-type="float" office:value="10.30161" calcext:value-type="float">
            <text:p>10.30161</text:p>
          </table:table-cell>
          <table:table-cell office:value-type="float" office:value="10.06848" calcext:value-type="float">
            <text:p>10.06848</text:p>
          </table:table-cell>
          <table:table-cell office:value-type="float" office:value="9.973083" calcext:value-type="float">
            <text:p>9.973083</text:p>
          </table:table-cell>
          <table:table-cell office:value-type="float" office:value="46.25241" calcext:value-type="float">
            <text:p>46.25241</text:p>
          </table:table-cell>
          <table:table-cell office:value-type="float" office:value="9.485718" calcext:value-type="float">
            <text:p>9.4857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6" calcext:value-type="float">
            <text:p>19052006</text:p>
          </table:table-cell>
          <table:table-cell office:value-type="float" office:value="28.04004" calcext:value-type="float">
            <text:p>28.04004</text:p>
          </table:table-cell>
          <table:table-cell office:value-type="float" office:value="33.95" calcext:value-type="float">
            <text:p>33.95</text:p>
          </table:table-cell>
          <table:table-cell office:value-type="float" office:value="15.72" calcext:value-type="float">
            <text:p>15.72</text:p>
          </table:table-cell>
          <table:table-cell office:value-type="float" office:value="1.305005" calcext:value-type="float">
            <text:p>1.305005</text:p>
          </table:table-cell>
          <table:table-cell office:value-type="float" office:value="0.7705141" calcext:value-type="float">
            <text:p>0.7705141</text:p>
          </table:table-cell>
          <table:table-cell office:value-type="float" office:value="358.2" calcext:value-type="float">
            <text:p>358.2</text:p>
          </table:table-cell>
          <table:table-cell office:value-type="float" office:value="0" calcext:value-type="float">
            <text:p>0</text:p>
          </table:table-cell>
          <table:table-cell office:value-type="float" office:value="56.21848" calcext:value-type="float">
            <text:p>56.21848</text:p>
          </table:table-cell>
          <table:table-cell office:value-type="float" office:value="16.099" calcext:value-type="float">
            <text:p>16.099</text:p>
          </table:table-cell>
          <table:table-cell office:value-type="float" office:value="42.59344" calcext:value-type="float">
            <text:p>42.59344</text:p>
          </table:table-cell>
          <table:table-cell office:value-type="float" office:value="19.05209" calcext:value-type="float">
            <text:p>19.05209</text:p>
          </table:table-cell>
          <table:table-cell office:value-type="float" office:value="36.25436" calcext:value-type="float">
            <text:p>36.25436</text:p>
          </table:table-cell>
          <table:table-cell office:value-type="float" office:value="20.49295" calcext:value-type="float">
            <text:p>20.49295</text:p>
          </table:table-cell>
          <table:table-cell office:value-type="float" office:value="31.20505" calcext:value-type="float">
            <text:p>31.20505</text:p>
          </table:table-cell>
          <table:table-cell office:value-type="float" office:value="21.1503" calcext:value-type="float">
            <text:p>21.1503</text:p>
          </table:table-cell>
          <table:table-cell office:value-type="float" office:value="28.11057" calcext:value-type="float">
            <text:p>28.11057</text:p>
          </table:table-cell>
          <table:table-cell office:value-type="float" office:value="21.25534" calcext:value-type="float">
            <text:p>21.25534</text:p>
          </table:table-cell>
          <table:table-cell office:value-type="float" office:value="25.05115" calcext:value-type="float">
            <text:p>25.05115</text:p>
          </table:table-cell>
          <table:table-cell office:value-type="float" office:value="21.0676" calcext:value-type="float">
            <text:p>21.0676</text:p>
          </table:table-cell>
          <table:table-cell office:value-type="float" office:value="22.71835" calcext:value-type="float">
            <text:p>22.71835</text:p>
          </table:table-cell>
          <table:table-cell office:value-type="float" office:value="20.26505" calcext:value-type="float">
            <text:p>20.26505</text:p>
          </table:table-cell>
          <table:table-cell office:value-type="float" office:value="19.3436" calcext:value-type="float">
            <text:p>19.3436</text:p>
          </table:table-cell>
          <table:table-cell office:value-type="float" office:value="18.41016" calcext:value-type="float">
            <text:p>18.41016</text:p>
          </table:table-cell>
          <table:table-cell office:value-type="float" office:value="16.31625" calcext:value-type="float">
            <text:p>16.31625</text:p>
          </table:table-cell>
          <table:table-cell office:value-type="float" office:value="15.89444" calcext:value-type="float">
            <text:p>15.89444</text:p>
          </table:table-cell>
          <table:table-cell office:value-type="float" office:value="13.92484" calcext:value-type="float">
            <text:p>13.92484</text:p>
          </table:table-cell>
          <table:table-cell office:value-type="float" office:value="13.72107" calcext:value-type="float">
            <text:p>13.72107</text:p>
          </table:table-cell>
          <table:table-cell office:value-type="float" office:value="12.41827" calcext:value-type="float">
            <text:p>12.41827</text:p>
          </table:table-cell>
          <table:table-cell office:value-type="float" office:value="12.27319" calcext:value-type="float">
            <text:p>12.27319</text:p>
          </table:table-cell>
          <table:table-cell office:value-type="float" office:value="11.29694" calcext:value-type="float">
            <text:p>11.29694</text:p>
          </table:table-cell>
          <table:table-cell office:value-type="float" office:value="11.17508" calcext:value-type="float">
            <text:p>11.17508</text:p>
          </table:table-cell>
          <table:table-cell office:value-type="float" office:value="10.51715" calcext:value-type="float">
            <text:p>10.51715</text:p>
          </table:table-cell>
          <table:table-cell office:value-type="float" office:value="10.40976" calcext:value-type="float">
            <text:p>10.40976</text:p>
          </table:table-cell>
          <table:table-cell office:value-type="float" office:value="10.16647" calcext:value-type="float">
            <text:p>10.16647</text:p>
          </table:table-cell>
          <table:table-cell office:value-type="float" office:value="10.06949" calcext:value-type="float">
            <text:p>10.06949</text:p>
          </table:table-cell>
          <table:table-cell office:value-type="float" office:value="56.21841" calcext:value-type="float">
            <text:p>56.21841</text:p>
          </table:table-cell>
          <table:table-cell office:value-type="float" office:value="16.099" calcext:value-type="float">
            <text:p>16.0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6" calcext:value-type="float">
            <text:p>20052006</text:p>
          </table:table-cell>
          <table:table-cell office:value-type="float" office:value="12.19644" calcext:value-type="float">
            <text:p>12.19644</text:p>
          </table:table-cell>
          <table:table-cell office:value-type="float" office:value="26.58" calcext:value-type="float">
            <text:p>26.58</text:p>
          </table:table-cell>
          <table:table-cell office:value-type="float" office:value="13.88" calcext:value-type="float">
            <text:p>13.88</text:p>
          </table:table-cell>
          <table:table-cell office:value-type="float" office:value="1.430646" calcext:value-type="float">
            <text:p>1.430646</text:p>
          </table:table-cell>
          <table:table-cell office:value-type="float" office:value="1.022723" calcext:value-type="float">
            <text:p>1.022723</text:p>
          </table:table-cell>
          <table:table-cell office:value-type="float" office:value="160.164" calcext:value-type="float">
            <text:p>160.164</text:p>
          </table:table-cell>
          <table:table-cell office:value-type="float" office:value="0.1" calcext:value-type="float">
            <text:p>0.1</text:p>
          </table:table-cell>
          <table:table-cell office:value-type="float" office:value="39.49957" calcext:value-type="float">
            <text:p>39.49957</text:p>
          </table:table-cell>
          <table:table-cell office:value-type="float" office:value="15.79672" calcext:value-type="float">
            <text:p>15.79672</text:p>
          </table:table-cell>
          <table:table-cell office:value-type="float" office:value="30.25415" calcext:value-type="float">
            <text:p>30.25415</text:p>
          </table:table-cell>
          <table:table-cell office:value-type="float" office:value="19.94385" calcext:value-type="float">
            <text:p>19.94385</text:p>
          </table:table-cell>
          <table:table-cell office:value-type="float" office:value="27.16556" calcext:value-type="float">
            <text:p>27.16556</text:p>
          </table:table-cell>
          <table:table-cell office:value-type="float" office:value="21.64218" calcext:value-type="float">
            <text:p>21.64218</text:p>
          </table:table-cell>
          <table:table-cell office:value-type="float" office:value="26.63913" calcext:value-type="float">
            <text:p>26.63913</text:p>
          </table:table-cell>
          <table:table-cell office:value-type="float" office:value="22.38678" calcext:value-type="float">
            <text:p>22.38678</text:p>
          </table:table-cell>
          <table:table-cell office:value-type="float" office:value="26.11423" calcext:value-type="float">
            <text:p>26.11423</text:p>
          </table:table-cell>
          <table:table-cell office:value-type="float" office:value="22.39163" calcext:value-type="float">
            <text:p>22.39163</text:p>
          </table:table-cell>
          <table:table-cell office:value-type="float" office:value="24.87476" calcext:value-type="float">
            <text:p>24.87476</text:p>
          </table:table-cell>
          <table:table-cell office:value-type="float" office:value="22.01819" calcext:value-type="float">
            <text:p>22.01819</text:p>
          </table:table-cell>
          <table:table-cell office:value-type="float" office:value="22.73877" calcext:value-type="float">
            <text:p>22.73877</text:p>
          </table:table-cell>
          <table:table-cell office:value-type="float" office:value="21.23428" calcext:value-type="float">
            <text:p>21.23428</text:p>
          </table:table-cell>
          <table:table-cell office:value-type="float" office:value="19.82117" calcext:value-type="float">
            <text:p>19.82117</text:p>
          </table:table-cell>
          <table:table-cell office:value-type="float" office:value="19.36386" calcext:value-type="float">
            <text:p>19.36386</text:p>
          </table:table-cell>
          <table:table-cell office:value-type="float" office:value="16.8483" calcext:value-type="float">
            <text:p>16.8483</text:p>
          </table:table-cell>
          <table:table-cell office:value-type="float" office:value="16.32193" calcext:value-type="float">
            <text:p>16.32193</text:p>
          </table:table-cell>
          <table:table-cell office:value-type="float" office:value="14.18555" calcext:value-type="float">
            <text:p>14.18555</text:p>
          </table:table-cell>
          <table:table-cell office:value-type="float" office:value="13.92722" calcext:value-type="float">
            <text:p>13.92722</text:p>
          </table:table-cell>
          <table:table-cell office:value-type="float" office:value="12.58444" calcext:value-type="float">
            <text:p>12.58444</text:p>
          </table:table-cell>
          <table:table-cell office:value-type="float" office:value="12.41989" calcext:value-type="float">
            <text:p>12.41989</text:p>
          </table:table-cell>
          <table:table-cell office:value-type="float" office:value="11.42471" calcext:value-type="float">
            <text:p>11.42471</text:p>
          </table:table-cell>
          <table:table-cell office:value-type="float" office:value="11.29822" calcext:value-type="float">
            <text:p>11.29822</text:p>
          </table:table-cell>
          <table:table-cell office:value-type="float" office:value="10.62671" calcext:value-type="float">
            <text:p>10.62671</text:p>
          </table:table-cell>
          <table:table-cell office:value-type="float" office:value="10.51831" calcext:value-type="float">
            <text:p>10.51831</text:p>
          </table:table-cell>
          <table:table-cell office:value-type="float" office:value="10.26459" calcext:value-type="float">
            <text:p>10.26459</text:p>
          </table:table-cell>
          <table:table-cell office:value-type="float" office:value="10.16748" calcext:value-type="float">
            <text:p>10.16748</text:p>
          </table:table-cell>
          <table:table-cell office:value-type="float" office:value="39.49957" calcext:value-type="float">
            <text:p>39.49957</text:p>
          </table:table-cell>
          <table:table-cell office:value-type="float" office:value="15.9281" calcext:value-type="float">
            <text:p>15.92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6" calcext:value-type="float">
            <text:p>21052006</text:p>
          </table:table-cell>
          <table:table-cell office:value-type="float" office:value="21.71449" calcext:value-type="float">
            <text:p>21.71449</text:p>
          </table:table-cell>
          <table:table-cell office:value-type="float" office:value="24.75" calcext:value-type="float">
            <text:p>24.75</text:p>
          </table:table-cell>
          <table:table-cell office:value-type="float" office:value="12.37" calcext:value-type="float">
            <text:p>12.37</text:p>
          </table:table-cell>
          <table:table-cell office:value-type="float" office:value="1.240112" calcext:value-type="float">
            <text:p>1.240112</text:p>
          </table:table-cell>
          <table:table-cell office:value-type="float" office:value="0.9583077" calcext:value-type="float">
            <text:p>0.9583077</text:p>
          </table:table-cell>
          <table:table-cell office:value-type="float" office:value="346.068" calcext:value-type="float">
            <text:p>346.068</text:p>
          </table:table-cell>
          <table:table-cell office:value-type="float" office:value="0.1" calcext:value-type="float">
            <text:p>0.1</text:p>
          </table:table-cell>
          <table:table-cell office:value-type="float" office:value="46.56451" calcext:value-type="float">
            <text:p>46.56451</text:p>
          </table:table-cell>
          <table:table-cell office:value-type="float" office:value="13.95853" calcext:value-type="float">
            <text:p>13.95853</text:p>
          </table:table-cell>
          <table:table-cell office:value-type="float" office:value="34.87845" calcext:value-type="float">
            <text:p>34.87845</text:p>
          </table:table-cell>
          <table:table-cell office:value-type="float" office:value="17.01459" calcext:value-type="float">
            <text:p>17.01459</text:p>
          </table:table-cell>
          <table:table-cell office:value-type="float" office:value="30.06436" calcext:value-type="float">
            <text:p>30.06436</text:p>
          </table:table-cell>
          <table:table-cell office:value-type="float" office:value="18.79141" calcext:value-type="float">
            <text:p>18.79141</text:p>
          </table:table-cell>
          <table:table-cell office:value-type="float" office:value="26.66885" calcext:value-type="float">
            <text:p>26.66885</text:p>
          </table:table-cell>
          <table:table-cell office:value-type="float" office:value="19.95557" calcext:value-type="float">
            <text:p>19.95557</text:p>
          </table:table-cell>
          <table:table-cell office:value-type="float" office:value="24.72394" calcext:value-type="float">
            <text:p>24.72394</text:p>
          </table:table-cell>
          <table:table-cell office:value-type="float" office:value="20.43958" calcext:value-type="float">
            <text:p>20.43958</text:p>
          </table:table-cell>
          <table:table-cell office:value-type="float" office:value="22.85541" calcext:value-type="float">
            <text:p>22.85541</text:p>
          </table:table-cell>
          <table:table-cell office:value-type="float" office:value="20.59225" calcext:value-type="float">
            <text:p>20.59225</text:p>
          </table:table-cell>
          <table:table-cell office:value-type="float" office:value="21.51144" calcext:value-type="float">
            <text:p>21.51144</text:p>
          </table:table-cell>
          <table:table-cell office:value-type="float" office:value="20.28769" calcext:value-type="float">
            <text:p>20.28769</text:p>
          </table:table-cell>
          <table:table-cell office:value-type="float" office:value="19.77936" calcext:value-type="float">
            <text:p>19.77936</text:p>
          </table:table-cell>
          <table:table-cell office:value-type="float" office:value="19.4693" calcext:value-type="float">
            <text:p>19.4693</text:p>
          </table:table-cell>
          <table:table-cell office:value-type="float" office:value="17.10413" calcext:value-type="float">
            <text:p>17.10413</text:p>
          </table:table-cell>
          <table:table-cell office:value-type="float" office:value="16.85242" calcext:value-type="float">
            <text:p>16.85242</text:p>
          </table:table-cell>
          <table:table-cell office:value-type="float" office:value="14.45392" calcext:value-type="float">
            <text:p>14.45392</text:p>
          </table:table-cell>
          <table:table-cell office:value-type="float" office:value="14.18845" calcext:value-type="float">
            <text:p>14.18845</text:p>
          </table:table-cell>
          <table:table-cell office:value-type="float" office:value="12.77136" calcext:value-type="float">
            <text:p>12.77136</text:p>
          </table:table-cell>
          <table:table-cell office:value-type="float" office:value="12.5863" calcext:value-type="float">
            <text:p>12.5863</text:p>
          </table:table-cell>
          <table:table-cell office:value-type="float" office:value="11.56039" calcext:value-type="float">
            <text:p>11.56039</text:p>
          </table:table-cell>
          <table:table-cell office:value-type="float" office:value="11.42609" calcext:value-type="float">
            <text:p>11.42609</text:p>
          </table:table-cell>
          <table:table-cell office:value-type="float" office:value="10.73865" calcext:value-type="float">
            <text:p>10.73865</text:p>
          </table:table-cell>
          <table:table-cell office:value-type="float" office:value="10.62784" calcext:value-type="float">
            <text:p>10.62784</text:p>
          </table:table-cell>
          <table:table-cell office:value-type="float" office:value="10.36453" calcext:value-type="float">
            <text:p>10.36453</text:p>
          </table:table-cell>
          <table:table-cell office:value-type="float" office:value="10.26559" calcext:value-type="float">
            <text:p>10.26559</text:p>
          </table:table-cell>
          <table:table-cell office:value-type="float" office:value="46.56448" calcext:value-type="float">
            <text:p>46.56448</text:p>
          </table:table-cell>
          <table:table-cell office:value-type="float" office:value="13.95853" calcext:value-type="float">
            <text:p>13.958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6" calcext:value-type="float">
            <text:p>22052006</text:p>
          </table:table-cell>
          <table:table-cell office:value-type="float" office:value="28.04744" calcext:value-type="float">
            <text:p>28.04744</text:p>
          </table:table-cell>
          <table:table-cell office:value-type="float" office:value="29.59" calcext:value-type="float">
            <text:p>29.59</text:p>
          </table:table-cell>
          <table:table-cell office:value-type="float" office:value="11.46" calcext:value-type="float">
            <text:p>11.46</text:p>
          </table:table-cell>
          <table:table-cell office:value-type="float" office:value="1.403214" calcext:value-type="float">
            <text:p>1.403214</text:p>
          </table:table-cell>
          <table:table-cell office:value-type="float" office:value="0.8828903" calcext:value-type="float">
            <text:p>0.8828903</text:p>
          </table:table-cell>
          <table:table-cell office:value-type="float" office:value="406.98" calcext:value-type="float">
            <text:p>406.98</text:p>
          </table:table-cell>
          <table:table-cell office:value-type="float" office:value="0" calcext:value-type="float">
            <text:p>0</text:p>
          </table:table-cell>
          <table:table-cell office:value-type="float" office:value="51.31088" calcext:value-type="float">
            <text:p>51.31088</text:p>
          </table:table-cell>
          <table:table-cell office:value-type="float" office:value="12.37735" calcext:value-type="float">
            <text:p>12.37735</text:p>
          </table:table-cell>
          <table:table-cell office:value-type="float" office:value="39.13037" calcext:value-type="float">
            <text:p>39.13037</text:p>
          </table:table-cell>
          <table:table-cell office:value-type="float" office:value="16.4444" calcext:value-type="float">
            <text:p>16.4444</text:p>
          </table:table-cell>
          <table:table-cell office:value-type="float" office:value="33.50015" calcext:value-type="float">
            <text:p>33.50015</text:p>
          </table:table-cell>
          <table:table-cell office:value-type="float" office:value="18.57471" calcext:value-type="float">
            <text:p>18.57471</text:p>
          </table:table-cell>
          <table:table-cell office:value-type="float" office:value="29.2644" calcext:value-type="float">
            <text:p>29.2644</text:p>
          </table:table-cell>
          <table:table-cell office:value-type="float" office:value="19.93661" calcext:value-type="float">
            <text:p>19.93661</text:p>
          </table:table-cell>
          <table:table-cell office:value-type="float" office:value="26.73874" calcext:value-type="float">
            <text:p>26.73874</text:p>
          </table:table-cell>
          <table:table-cell office:value-type="float" office:value="20.51218" calcext:value-type="float">
            <text:p>20.51218</text:p>
          </table:table-cell>
          <table:table-cell office:value-type="float" office:value="24.3168" calcext:value-type="float">
            <text:p>24.3168</text:p>
          </table:table-cell>
          <table:table-cell office:value-type="float" office:value="20.82269" calcext:value-type="float">
            <text:p>20.82269</text:p>
          </table:table-cell>
          <table:table-cell office:value-type="float" office:value="22.48917" calcext:value-type="float">
            <text:p>22.48917</text:p>
          </table:table-cell>
          <table:table-cell office:value-type="float" office:value="20.46924" calcext:value-type="float">
            <text:p>20.46924</text:p>
          </table:table-cell>
          <table:table-cell office:value-type="float" office:value="19.8714" calcext:value-type="float">
            <text:p>19.8714</text:p>
          </table:table-cell>
          <table:table-cell office:value-type="float" office:value="19.55536" calcext:value-type="float">
            <text:p>19.55536</text:p>
          </table:table-cell>
          <table:table-cell office:value-type="float" office:value="17.29373" calcext:value-type="float">
            <text:p>17.29373</text:p>
          </table:table-cell>
          <table:table-cell office:value-type="float" office:value="17.10617" calcext:value-type="float">
            <text:p>17.10617</text:p>
          </table:table-cell>
          <table:table-cell office:value-type="float" office:value="14.689" calcext:value-type="float">
            <text:p>14.689</text:p>
          </table:table-cell>
          <table:table-cell office:value-type="float" office:value="14.45648" calcext:value-type="float">
            <text:p>14.45648</text:p>
          </table:table-cell>
          <table:table-cell office:value-type="float" office:value="12.96201" calcext:value-type="float">
            <text:p>12.96201</text:p>
          </table:table-cell>
          <table:table-cell office:value-type="float" office:value="12.77335" calcext:value-type="float">
            <text:p>12.77335</text:p>
          </table:table-cell>
          <table:table-cell office:value-type="float" office:value="11.70447" calcext:value-type="float">
            <text:p>11.70447</text:p>
          </table:table-cell>
          <table:table-cell office:value-type="float" office:value="11.56183" calcext:value-type="float">
            <text:p>11.56183</text:p>
          </table:table-cell>
          <table:table-cell office:value-type="float" office:value="10.85388" calcext:value-type="float">
            <text:p>10.85388</text:p>
          </table:table-cell>
          <table:table-cell office:value-type="float" office:value="10.73981" calcext:value-type="float">
            <text:p>10.73981</text:p>
          </table:table-cell>
          <table:table-cell office:value-type="float" office:value="10.46582" calcext:value-type="float">
            <text:p>10.46582</text:p>
          </table:table-cell>
          <table:table-cell office:value-type="float" office:value="10.36557" calcext:value-type="float">
            <text:p>10.36557</text:p>
          </table:table-cell>
          <table:table-cell office:value-type="float" office:value="51.31082" calcext:value-type="float">
            <text:p>51.31082</text:p>
          </table:table-cell>
          <table:table-cell office:value-type="float" office:value="12.37735" calcext:value-type="float">
            <text:p>12.377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6" calcext:value-type="float">
            <text:p>23052006</text:p>
          </table:table-cell>
          <table:table-cell office:value-type="float" office:value="24.77031" calcext:value-type="float">
            <text:p>24.77031</text:p>
          </table:table-cell>
          <table:table-cell office:value-type="float" office:value="32.84" calcext:value-type="float">
            <text:p>32.84</text:p>
          </table:table-cell>
          <table:table-cell office:value-type="float" office:value="16.23" calcext:value-type="float">
            <text:p>16.23</text:p>
          </table:table-cell>
          <table:table-cell office:value-type="float" office:value="1.807005" calcext:value-type="float">
            <text:p>1.807005</text:p>
          </table:table-cell>
          <table:table-cell office:value-type="float" office:value="1.125979" calcext:value-type="float">
            <text:p>1.125979</text:p>
          </table:table-cell>
          <table:table-cell office:value-type="float" office:value="567.54" calcext:value-type="float">
            <text:p>567.54</text:p>
          </table:table-cell>
          <table:table-cell office:value-type="float" office:value="17.1" calcext:value-type="float">
            <text:p>17.1</text:p>
          </table:table-cell>
          <table:table-cell office:value-type="float" office:value="53.8576" calcext:value-type="float">
            <text:p>53.8576</text:p>
          </table:table-cell>
          <table:table-cell office:value-type="float" office:value="19.06009" calcext:value-type="float">
            <text:p>19.06009</text:p>
          </table:table-cell>
          <table:table-cell office:value-type="float" office:value="41.28717" calcext:value-type="float">
            <text:p>41.28717</text:p>
          </table:table-cell>
          <table:table-cell office:value-type="float" office:value="21.41367" calcext:value-type="float">
            <text:p>21.41367</text:p>
          </table:table-cell>
          <table:table-cell office:value-type="float" office:value="35.28757" calcext:value-type="float">
            <text:p>35.28757</text:p>
          </table:table-cell>
          <table:table-cell office:value-type="float" office:value="22.57281" calcext:value-type="float">
            <text:p>22.57281</text:p>
          </table:table-cell>
          <table:table-cell office:value-type="float" office:value="31.08383" calcext:value-type="float">
            <text:p>31.08383</text:p>
          </table:table-cell>
          <table:table-cell office:value-type="float" office:value="23.05096" calcext:value-type="float">
            <text:p>23.05096</text:p>
          </table:table-cell>
          <table:table-cell office:value-type="float" office:value="28.45703" calcext:value-type="float">
            <text:p>28.45703</text:p>
          </table:table-cell>
          <table:table-cell office:value-type="float" office:value="23.05133" calcext:value-type="float">
            <text:p>23.05133</text:p>
          </table:table-cell>
          <table:table-cell office:value-type="float" office:value="25.90332" calcext:value-type="float">
            <text:p>25.90332</text:p>
          </table:table-cell>
          <table:table-cell office:value-type="float" office:value="22.74973" calcext:value-type="float">
            <text:p>22.74973</text:p>
          </table:table-cell>
          <table:table-cell office:value-type="float" office:value="23.80676" calcext:value-type="float">
            <text:p>23.80676</text:p>
          </table:table-cell>
          <table:table-cell office:value-type="float" office:value="21.86981" calcext:value-type="float">
            <text:p>21.86981</text:p>
          </table:table-cell>
          <table:table-cell office:value-type="float" office:value="20.73389" calcext:value-type="float">
            <text:p>20.73389</text:p>
          </table:table-cell>
          <table:table-cell office:value-type="float" office:value="19.88565" calcext:value-type="float">
            <text:p>19.88565</text:p>
          </table:table-cell>
          <table:table-cell office:value-type="float" office:value="17.63873" calcext:value-type="float">
            <text:p>17.63873</text:p>
          </table:table-cell>
          <table:table-cell office:value-type="float" office:value="17.29645" calcext:value-type="float">
            <text:p>17.29645</text:p>
          </table:table-cell>
          <table:table-cell office:value-type="float" office:value="14.91949" calcext:value-type="float">
            <text:p>14.91949</text:p>
          </table:table-cell>
          <table:table-cell office:value-type="float" office:value="14.69131" calcext:value-type="float">
            <text:p>14.69131</text:p>
          </table:table-cell>
          <table:table-cell office:value-type="float" office:value="13.15091" calcext:value-type="float">
            <text:p>13.15091</text:p>
          </table:table-cell>
          <table:table-cell office:value-type="float" office:value="12.96399" calcext:value-type="float">
            <text:p>12.96399</text:p>
          </table:table-cell>
          <table:table-cell office:value-type="float" office:value="11.85391" calcext:value-type="float">
            <text:p>11.85391</text:p>
          </table:table-cell>
          <table:table-cell office:value-type="float" office:value="11.70602" calcext:value-type="float">
            <text:p>11.70602</text:p>
          </table:table-cell>
          <table:table-cell office:value-type="float" office:value="10.97318" calcext:value-type="float">
            <text:p>10.97318</text:p>
          </table:table-cell>
          <table:table-cell office:value-type="float" office:value="10.8551" calcext:value-type="float">
            <text:p>10.8551</text:p>
          </table:table-cell>
          <table:table-cell office:value-type="float" office:value="10.56943" calcext:value-type="float">
            <text:p>10.56943</text:p>
          </table:table-cell>
          <table:table-cell office:value-type="float" office:value="10.46689" calcext:value-type="float">
            <text:p>10.46689</text:p>
          </table:table-cell>
          <table:table-cell office:value-type="float" office:value="53.85754" calcext:value-type="float">
            <text:p>53.85754</text:p>
          </table:table-cell>
          <table:table-cell office:value-type="float" office:value="15.52332" calcext:value-type="float">
            <text:p>15.523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6" calcext:value-type="float">
            <text:p>24052006</text:p>
          </table:table-cell>
          <table:table-cell office:value-type="float" office:value="29.68496" calcext:value-type="float">
            <text:p>29.68496</text:p>
          </table:table-cell>
          <table:table-cell office:value-type="float" office:value="31.6" calcext:value-type="float">
            <text:p>31.6</text:p>
          </table:table-cell>
          <table:table-cell office:value-type="float" office:value="15.95" calcext:value-type="float">
            <text:p>15.95</text:p>
          </table:table-cell>
          <table:table-cell office:value-type="float" office:value="1.836611" calcext:value-type="float">
            <text:p>1.836611</text:p>
          </table:table-cell>
          <table:table-cell office:value-type="float" office:value="0.8139641" calcext:value-type="float">
            <text:p>0.8139641</text:p>
          </table:table-cell>
          <table:table-cell office:value-type="float" office:value="394.524" calcext:value-type="float">
            <text:p>394.524</text:p>
          </table:table-cell>
          <table:table-cell office:value-type="float" office:value="0.1" calcext:value-type="float">
            <text:p>0.1</text:p>
          </table:table-cell>
          <table:table-cell office:value-type="float" office:value="47.82401" calcext:value-type="float">
            <text:p>47.82401</text:p>
          </table:table-cell>
          <table:table-cell office:value-type="float" office:value="16.52402" calcext:value-type="float">
            <text:p>16.52402</text:p>
          </table:table-cell>
          <table:table-cell office:value-type="float" office:value="36.2236" calcext:value-type="float">
            <text:p>36.2236</text:p>
          </table:table-cell>
          <table:table-cell office:value-type="float" office:value="19.06329" calcext:value-type="float">
            <text:p>19.06329</text:p>
          </table:table-cell>
          <table:table-cell office:value-type="float" office:value="31.79895" calcext:value-type="float">
            <text:p>31.79895</text:p>
          </table:table-cell>
          <table:table-cell office:value-type="float" office:value="20.97458" calcext:value-type="float">
            <text:p>20.97458</text:p>
          </table:table-cell>
          <table:table-cell office:value-type="float" office:value="28.62433" calcext:value-type="float">
            <text:p>28.62433</text:p>
          </table:table-cell>
          <table:table-cell office:value-type="float" office:value="22.27344" calcext:value-type="float">
            <text:p>22.27344</text:p>
          </table:table-cell>
          <table:table-cell office:value-type="float" office:value="26.74493" calcext:value-type="float">
            <text:p>26.74493</text:p>
          </table:table-cell>
          <table:table-cell office:value-type="float" office:value="22.7764" calcext:value-type="float">
            <text:p>22.7764</text:p>
          </table:table-cell>
          <table:table-cell office:value-type="float" office:value="25.57999" calcext:value-type="float">
            <text:p>25.57999</text:p>
          </table:table-cell>
          <table:table-cell office:value-type="float" office:value="22.88724" calcext:value-type="float">
            <text:p>22.88724</text:p>
          </table:table-cell>
          <table:table-cell office:value-type="float" office:value="23.80255" calcext:value-type="float">
            <text:p>23.80255</text:p>
          </table:table-cell>
          <table:table-cell office:value-type="float" office:value="22.24982" calcext:value-type="float">
            <text:p>22.24982</text:p>
          </table:table-cell>
          <table:table-cell office:value-type="float" office:value="21.03079" calcext:value-type="float">
            <text:p>21.03079</text:p>
          </table:table-cell>
          <table:table-cell office:value-type="float" office:value="20.75046" calcext:value-type="float">
            <text:p>20.75046</text:p>
          </table:table-cell>
          <table:table-cell office:value-type="float" office:value="18.05597" calcext:value-type="float">
            <text:p>18.05597</text:p>
          </table:table-cell>
          <table:table-cell office:value-type="float" office:value="17.64349" calcext:value-type="float">
            <text:p>17.64349</text:p>
          </table:table-cell>
          <table:table-cell office:value-type="float" office:value="15.18051" calcext:value-type="float">
            <text:p>15.18051</text:p>
          </table:table-cell>
          <table:table-cell office:value-type="float" office:value="14.922" calcext:value-type="float">
            <text:p>14.922</text:p>
          </table:table-cell>
          <table:table-cell office:value-type="float" office:value="13.34576" calcext:value-type="float">
            <text:p>13.34576</text:p>
          </table:table-cell>
          <table:table-cell office:value-type="float" office:value="13.15289" calcext:value-type="float">
            <text:p>13.15289</text:p>
          </table:table-cell>
          <table:table-cell office:value-type="float" office:value="12.00684" calcext:value-type="float">
            <text:p>12.00684</text:p>
          </table:table-cell>
          <table:table-cell office:value-type="float" office:value="11.8555" calcext:value-type="float">
            <text:p>11.8555</text:p>
          </table:table-cell>
          <table:table-cell office:value-type="float" office:value="11.09564" calcext:value-type="float">
            <text:p>11.09564</text:p>
          </table:table-cell>
          <table:table-cell office:value-type="float" office:value="10.97446" calcext:value-type="float">
            <text:p>10.97446</text:p>
          </table:table-cell>
          <table:table-cell office:value-type="float" office:value="10.67542" calcext:value-type="float">
            <text:p>10.67542</text:p>
          </table:table-cell>
          <table:table-cell office:value-type="float" office:value="10.57053" calcext:value-type="float">
            <text:p>10.57053</text:p>
          </table:table-cell>
          <table:table-cell office:value-type="float" office:value="47.82397" calcext:value-type="float">
            <text:p>47.82397</text:p>
          </table:table-cell>
          <table:table-cell office:value-type="float" office:value="16.52402" calcext:value-type="float">
            <text:p>16.524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6" calcext:value-type="float">
            <text:p>25052006</text:p>
          </table:table-cell>
          <table:table-cell office:value-type="float" office:value="27.92279" calcext:value-type="float">
            <text:p>27.92279</text:p>
          </table:table-cell>
          <table:table-cell office:value-type="float" office:value="29.43" calcext:value-type="float">
            <text:p>29.43</text:p>
          </table:table-cell>
          <table:table-cell office:value-type="float" office:value="14.75" calcext:value-type="float">
            <text:p>14.75</text:p>
          </table:table-cell>
          <table:table-cell office:value-type="float" office:value="1.584822" calcext:value-type="float">
            <text:p>1.584822</text:p>
          </table:table-cell>
          <table:table-cell office:value-type="float" office:value="1.158783" calcext:value-type="float">
            <text:p>1.158783</text:p>
          </table:table-cell>
          <table:table-cell office:value-type="float" office:value="435.456" calcext:value-type="float">
            <text:p>435.456</text:p>
          </table:table-cell>
          <table:table-cell office:value-type="float" office:value="0" calcext:value-type="float">
            <text:p>0</text:p>
          </table:table-cell>
          <table:table-cell office:value-type="float" office:value="50.50085" calcext:value-type="float">
            <text:p>50.50085</text:p>
          </table:table-cell>
          <table:table-cell office:value-type="float" office:value="16.85876" calcext:value-type="float">
            <text:p>16.85876</text:p>
          </table:table-cell>
          <table:table-cell office:value-type="float" office:value="39.26883" calcext:value-type="float">
            <text:p>39.26883</text:p>
          </table:table-cell>
          <table:table-cell office:value-type="float" office:value="20.25171" calcext:value-type="float">
            <text:p>20.25171</text:p>
          </table:table-cell>
          <table:table-cell office:value-type="float" office:value="34.42261" calcext:value-type="float">
            <text:p>34.42261</text:p>
          </table:table-cell>
          <table:table-cell office:value-type="float" office:value="21.92188" calcext:value-type="float">
            <text:p>21.92188</text:p>
          </table:table-cell>
          <table:table-cell office:value-type="float" office:value="30.60172" calcext:value-type="float">
            <text:p>30.60172</text:p>
          </table:table-cell>
          <table:table-cell office:value-type="float" office:value="22.85666" calcext:value-type="float">
            <text:p>22.85666</text:p>
          </table:table-cell>
          <table:table-cell office:value-type="float" office:value="28.27289" calcext:value-type="float">
            <text:p>28.27289</text:p>
          </table:table-cell>
          <table:table-cell office:value-type="float" office:value="23.12341" calcext:value-type="float">
            <text:p>23.12341</text:p>
          </table:table-cell>
          <table:table-cell office:value-type="float" office:value="25.93112" calcext:value-type="float">
            <text:p>25.93112</text:p>
          </table:table-cell>
          <table:table-cell office:value-type="float" office:value="23.08572" calcext:value-type="float">
            <text:p>23.08572</text:p>
          </table:table-cell>
          <table:table-cell office:value-type="float" office:value="24.09766" calcext:value-type="float">
            <text:p>24.09766</text:p>
          </table:table-cell>
          <table:table-cell office:value-type="float" office:value="22.43973" calcext:value-type="float">
            <text:p>22.43973</text:p>
          </table:table-cell>
          <table:table-cell office:value-type="float" office:value="21.40018" calcext:value-type="float">
            <text:p>21.40018</text:p>
          </table:table-cell>
          <table:table-cell office:value-type="float" office:value="21.03836" calcext:value-type="float">
            <text:p>21.03836</text:p>
          </table:table-cell>
          <table:table-cell office:value-type="float" office:value="18.37695" calcext:value-type="float">
            <text:p>18.37695</text:p>
          </table:table-cell>
          <table:table-cell office:value-type="float" office:value="18.05963" calcext:value-type="float">
            <text:p>18.05963</text:p>
          </table:table-cell>
          <table:table-cell office:value-type="float" office:value="15.4476" calcext:value-type="float">
            <text:p>15.4476</text:p>
          </table:table-cell>
          <table:table-cell office:value-type="float" office:value="15.18329" calcext:value-type="float">
            <text:p>15.18329</text:p>
          </table:table-cell>
          <table:table-cell office:value-type="float" office:value="13.54968" calcext:value-type="float">
            <text:p>13.54968</text:p>
          </table:table-cell>
          <table:table-cell office:value-type="float" office:value="13.34784" calcext:value-type="float">
            <text:p>13.34784</text:p>
          </table:table-cell>
          <table:table-cell office:value-type="float" office:value="12.16476" calcext:value-type="float">
            <text:p>12.16476</text:p>
          </table:table-cell>
          <table:table-cell office:value-type="float" office:value="12.00842" calcext:value-type="float">
            <text:p>12.00842</text:p>
          </table:table-cell>
          <table:table-cell office:value-type="float" office:value="11.22159" calcext:value-type="float">
            <text:p>11.22159</text:p>
          </table:table-cell>
          <table:table-cell office:value-type="float" office:value="11.09692" calcext:value-type="float">
            <text:p>11.09692</text:p>
          </table:table-cell>
          <table:table-cell office:value-type="float" office:value="10.78372" calcext:value-type="float">
            <text:p>10.78372</text:p>
          </table:table-cell>
          <table:table-cell office:value-type="float" office:value="10.67651" calcext:value-type="float">
            <text:p>10.67651</text:p>
          </table:table-cell>
          <table:table-cell office:value-type="float" office:value="50.50082" calcext:value-type="float">
            <text:p>50.50082</text:p>
          </table:table-cell>
          <table:table-cell office:value-type="float" office:value="16.85876" calcext:value-type="float">
            <text:p>16.858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6" calcext:value-type="float">
            <text:p>26052006</text:p>
          </table:table-cell>
          <table:table-cell office:value-type="float" office:value="20.06429" calcext:value-type="float">
            <text:p>20.06429</text:p>
          </table:table-cell>
          <table:table-cell office:value-type="float" office:value="28.08" calcext:value-type="float">
            <text:p>28.08</text:p>
          </table:table-cell>
          <table:table-cell office:value-type="float" office:value="12.15" calcext:value-type="float">
            <text:p>12.15</text:p>
          </table:table-cell>
          <table:table-cell office:value-type="float" office:value="1.684633" calcext:value-type="float">
            <text:p>1.684633</text:p>
          </table:table-cell>
          <table:table-cell office:value-type="float" office:value="1.092751" calcext:value-type="float">
            <text:p>1.092751</text:p>
          </table:table-cell>
          <table:table-cell office:value-type="float" office:value="305.2477" calcext:value-type="float">
            <text:p>305.2477</text:p>
          </table:table-cell>
          <table:table-cell office:value-type="float" office:value="2.5445" calcext:value-type="float">
            <text:p>2.5445</text:p>
          </table:table-cell>
          <table:table-cell office:value-type="float" office:value="45.63675" calcext:value-type="float">
            <text:p>45.63675</text:p>
          </table:table-cell>
          <table:table-cell office:value-type="float" office:value="14.36386" calcext:value-type="float">
            <text:p>14.36386</text:p>
          </table:table-cell>
          <table:table-cell office:value-type="float" office:value="34.42358" calcext:value-type="float">
            <text:p>34.42358</text:p>
          </table:table-cell>
          <table:table-cell office:value-type="float" office:value="19.19916" calcext:value-type="float">
            <text:p>19.19916</text:p>
          </table:table-cell>
          <table:table-cell office:value-type="float" office:value="30.87949" calcext:value-type="float">
            <text:p>30.87949</text:p>
          </table:table-cell>
          <table:table-cell office:value-type="float" office:value="21.50516" calcext:value-type="float">
            <text:p>21.50516</text:p>
          </table:table-cell>
          <table:table-cell office:value-type="float" office:value="28.21735" calcext:value-type="float">
            <text:p>28.21735</text:p>
          </table:table-cell>
          <table:table-cell office:value-type="float" office:value="22.84351" calcext:value-type="float">
            <text:p>22.84351</text:p>
          </table:table-cell>
          <table:table-cell office:value-type="float" office:value="26.77164" calcext:value-type="float">
            <text:p>26.77164</text:p>
          </table:table-cell>
          <table:table-cell office:value-type="float" office:value="23.30121" calcext:value-type="float">
            <text:p>23.30121</text:p>
          </table:table-cell>
          <table:table-cell office:value-type="float" office:value="25.80408" calcext:value-type="float">
            <text:p>25.80408</text:p>
          </table:table-cell>
          <table:table-cell office:value-type="float" office:value="23.38382" calcext:value-type="float">
            <text:p>23.38382</text:p>
          </table:table-cell>
          <table:table-cell office:value-type="float" office:value="24.11105" calcext:value-type="float">
            <text:p>24.11105</text:p>
          </table:table-cell>
          <table:table-cell office:value-type="float" office:value="22.78906" calcext:value-type="float">
            <text:p>22.78906</text:p>
          </table:table-cell>
          <table:table-cell office:value-type="float" office:value="21.63754" calcext:value-type="float">
            <text:p>21.63754</text:p>
          </table:table-cell>
          <table:table-cell office:value-type="float" office:value="21.41251" calcext:value-type="float">
            <text:p>21.41251</text:p>
          </table:table-cell>
          <table:table-cell office:value-type="float" office:value="18.70511" calcext:value-type="float">
            <text:p>18.70511</text:p>
          </table:table-cell>
          <table:table-cell office:value-type="float" office:value="18.38065" calcext:value-type="float">
            <text:p>18.38065</text:p>
          </table:table-cell>
          <table:table-cell office:value-type="float" office:value="15.71509" calcext:value-type="float">
            <text:p>15.71509</text:p>
          </table:table-cell>
          <table:table-cell office:value-type="float" office:value="15.45035" calcext:value-type="float">
            <text:p>15.45035</text:p>
          </table:table-cell>
          <table:table-cell office:value-type="float" office:value="13.759" calcext:value-type="float">
            <text:p>13.759</text:p>
          </table:table-cell>
          <table:table-cell office:value-type="float" office:value="13.55185" calcext:value-type="float">
            <text:p>13.55185</text:p>
          </table:table-cell>
          <table:table-cell office:value-type="float" office:value="12.3277" calcext:value-type="float">
            <text:p>12.3277</text:p>
          </table:table-cell>
          <table:table-cell office:value-type="float" office:value="12.16644" calcext:value-type="float">
            <text:p>12.16644</text:p>
          </table:table-cell>
          <table:table-cell office:value-type="float" office:value="11.3519" calcext:value-type="float">
            <text:p>11.3519</text:p>
          </table:table-cell>
          <table:table-cell office:value-type="float" office:value="11.22293" calcext:value-type="float">
            <text:p>11.22293</text:p>
          </table:table-cell>
          <table:table-cell office:value-type="float" office:value="10.89505" calcext:value-type="float">
            <text:p>10.89505</text:p>
          </table:table-cell>
          <table:table-cell office:value-type="float" office:value="10.78485" calcext:value-type="float">
            <text:p>10.78485</text:p>
          </table:table-cell>
          <table:table-cell office:value-type="float" office:value="45.63672" calcext:value-type="float">
            <text:p>45.63672</text:p>
          </table:table-cell>
          <table:table-cell office:value-type="float" office:value="14.36386" calcext:value-type="float">
            <text:p>14.363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6" calcext:value-type="float">
            <text:p>27052006</text:p>
          </table:table-cell>
          <table:table-cell office:value-type="float" office:value="22.77131" calcext:value-type="float">
            <text:p>22.77131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9.26348" calcext:value-type="float">
            <text:p>19.26348</text:p>
          </table:table-cell>
          <table:table-cell office:value-type="float" office:value="1.872891" calcext:value-type="float">
            <text:p>1.872891</text:p>
          </table:table-cell>
          <table:table-cell office:value-type="float" office:value="1.47492" calcext:value-type="float">
            <text:p>1.47492</text:p>
          </table:table-cell>
          <table:table-cell office:value-type="float" office:value="338.5817" calcext:value-type="float">
            <text:p>338.5817</text:p>
          </table:table-cell>
          <table:table-cell office:value-type="float" office:value="1.3335" calcext:value-type="float">
            <text:p>1.3335</text:p>
          </table:table-cell>
          <table:table-cell office:value-type="float" office:value="42.97586" calcext:value-type="float">
            <text:p>42.97586</text:p>
          </table:table-cell>
          <table:table-cell office:value-type="float" office:value="18.25269" calcext:value-type="float">
            <text:p>18.25269</text:p>
          </table:table-cell>
          <table:table-cell office:value-type="float" office:value="34.1568" calcext:value-type="float">
            <text:p>34.1568</text:p>
          </table:table-cell>
          <table:table-cell office:value-type="float" office:value="20.10443" calcext:value-type="float">
            <text:p>20.10443</text:p>
          </table:table-cell>
          <table:table-cell office:value-type="float" office:value="30.48175" calcext:value-type="float">
            <text:p>30.48175</text:p>
          </table:table-cell>
          <table:table-cell office:value-type="float" office:value="21.68521" calcext:value-type="float">
            <text:p>21.68521</text:p>
          </table:table-cell>
          <table:table-cell office:value-type="float" office:value="27.86737" calcext:value-type="float">
            <text:p>27.86737</text:p>
          </table:table-cell>
          <table:table-cell office:value-type="float" office:value="22.64987" calcext:value-type="float">
            <text:p>22.64987</text:p>
          </table:table-cell>
          <table:table-cell office:value-type="float" office:value="26.3205" calcext:value-type="float">
            <text:p>26.3205</text:p>
          </table:table-cell>
          <table:table-cell office:value-type="float" office:value="23.00311" calcext:value-type="float">
            <text:p>23.00311</text:p>
          </table:table-cell>
          <table:table-cell office:value-type="float" office:value="24.8605" calcext:value-type="float">
            <text:p>24.8605</text:p>
          </table:table-cell>
          <table:table-cell office:value-type="float" office:value="23.06485" calcext:value-type="float">
            <text:p>23.06485</text:p>
          </table:table-cell>
          <table:table-cell office:value-type="float" office:value="23.61395" calcext:value-type="float">
            <text:p>23.61395</text:p>
          </table:table-cell>
          <table:table-cell office:value-type="float" office:value="22.56912" calcext:value-type="float">
            <text:p>22.56912</text:p>
          </table:table-cell>
          <table:table-cell office:value-type="float" office:value="21.67026" calcext:value-type="float">
            <text:p>21.67026</text:p>
          </table:table-cell>
          <table:table-cell office:value-type="float" office:value="21.48209" calcext:value-type="float">
            <text:p>21.48209</text:p>
          </table:table-cell>
          <table:table-cell office:value-type="float" office:value="18.91476" calcext:value-type="float">
            <text:p>18.91476</text:p>
          </table:table-cell>
          <table:table-cell office:value-type="float" office:value="18.70792" calcext:value-type="float">
            <text:p>18.70792</text:p>
          </table:table-cell>
          <table:table-cell office:value-type="float" office:value="15.96814" calcext:value-type="float">
            <text:p>15.96814</text:p>
          </table:table-cell>
          <table:table-cell office:value-type="float" office:value="15.71783" calcext:value-type="float">
            <text:p>15.71783</text:p>
          </table:table-cell>
          <table:table-cell office:value-type="float" office:value="13.96988" calcext:value-type="float">
            <text:p>13.96988</text:p>
          </table:table-cell>
          <table:table-cell office:value-type="float" office:value="13.7612" calcext:value-type="float">
            <text:p>13.7612</text:p>
          </table:table-cell>
          <table:table-cell office:value-type="float" office:value="12.49551" calcext:value-type="float">
            <text:p>12.49551</text:p>
          </table:table-cell>
          <table:table-cell office:value-type="float" office:value="12.32944" calcext:value-type="float">
            <text:p>12.32944</text:p>
          </table:table-cell>
          <table:table-cell office:value-type="float" office:value="11.48566" calcext:value-type="float">
            <text:p>11.48566</text:p>
          </table:table-cell>
          <table:table-cell office:value-type="float" office:value="11.35327" calcext:value-type="float">
            <text:p>11.35327</text:p>
          </table:table-cell>
          <table:table-cell office:value-type="float" office:value="11.00961" calcext:value-type="float">
            <text:p>11.00961</text:p>
          </table:table-cell>
          <table:table-cell office:value-type="float" office:value="10.89621" calcext:value-type="float">
            <text:p>10.89621</text:p>
          </table:table-cell>
          <table:table-cell office:value-type="float" office:value="42.9758" calcext:value-type="float">
            <text:p>42.9758</text:p>
          </table:table-cell>
          <table:table-cell office:value-type="float" office:value="18.25269" calcext:value-type="float">
            <text:p>18.252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6" calcext:value-type="float">
            <text:p>28052006</text:p>
          </table:table-cell>
          <table:table-cell office:value-type="float" office:value="22.52196" calcext:value-type="float">
            <text:p>22.52196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19.2952" calcext:value-type="float">
            <text:p>19.2952</text:p>
          </table:table-cell>
          <table:table-cell office:value-type="float" office:value="1.94128" calcext:value-type="float">
            <text:p>1.94128</text:p>
          </table:table-cell>
          <table:table-cell office:value-type="float" office:value="1.543857" calcext:value-type="float">
            <text:p>1.543857</text:p>
          </table:table-cell>
          <table:table-cell office:value-type="float" office:value="336.7463" calcext:value-type="float">
            <text:p>336.7463</text:p>
          </table:table-cell>
          <table:table-cell office:value-type="float" office:value="0.127" calcext:value-type="float">
            <text:p>0.127</text:p>
          </table:table-cell>
          <table:table-cell office:value-type="float" office:value="47.67273" calcext:value-type="float">
            <text:p>47.67273</text:p>
          </table:table-cell>
          <table:table-cell office:value-type="float" office:value="20.63116" calcext:value-type="float">
            <text:p>20.63116</text:p>
          </table:table-cell>
          <table:table-cell office:value-type="float" office:value="38.40332" calcext:value-type="float">
            <text:p>38.40332</text:p>
          </table:table-cell>
          <table:table-cell office:value-type="float" office:value="22.75375" calcext:value-type="float">
            <text:p>22.75375</text:p>
          </table:table-cell>
          <table:table-cell office:value-type="float" office:value="34.03845" calcext:value-type="float">
            <text:p>34.03845</text:p>
          </table:table-cell>
          <table:table-cell office:value-type="float" office:value="23.70746" calcext:value-type="float">
            <text:p>23.70746</text:p>
          </table:table-cell>
          <table:table-cell office:value-type="float" office:value="30.60147" calcext:value-type="float">
            <text:p>30.60147</text:p>
          </table:table-cell>
          <table:table-cell office:value-type="float" office:value="24.07013" calcext:value-type="float">
            <text:p>24.07013</text:p>
          </table:table-cell>
          <table:table-cell office:value-type="float" office:value="28.47968" calcext:value-type="float">
            <text:p>28.47968</text:p>
          </table:table-cell>
          <table:table-cell office:value-type="float" office:value="24.04233" calcext:value-type="float">
            <text:p>24.04233</text:p>
          </table:table-cell>
          <table:table-cell office:value-type="float" office:value="26.35583" calcext:value-type="float">
            <text:p>26.35583</text:p>
          </table:table-cell>
          <table:table-cell office:value-type="float" office:value="23.76816" calcext:value-type="float">
            <text:p>23.76816</text:p>
          </table:table-cell>
          <table:table-cell office:value-type="float" office:value="24.58078" calcext:value-type="float">
            <text:p>24.58078</text:p>
          </table:table-cell>
          <table:table-cell office:value-type="float" office:value="23.03781" calcext:value-type="float">
            <text:p>23.03781</text:p>
          </table:table-cell>
          <table:table-cell office:value-type="float" office:value="21.97513" calcext:value-type="float">
            <text:p>21.97513</text:p>
          </table:table-cell>
          <table:table-cell office:value-type="float" office:value="21.55707" calcext:value-type="float">
            <text:p>21.55707</text:p>
          </table:table-cell>
          <table:table-cell office:value-type="float" office:value="19.11481" calcext:value-type="float">
            <text:p>19.11481</text:p>
          </table:table-cell>
          <table:table-cell office:value-type="float" office:value="18.9165" calcext:value-type="float">
            <text:p>18.9165</text:p>
          </table:table-cell>
          <table:table-cell office:value-type="float" office:value="16.19708" calcext:value-type="float">
            <text:p>16.19708</text:p>
          </table:table-cell>
          <table:table-cell office:value-type="float" office:value="15.97064" calcext:value-type="float">
            <text:p>15.97064</text:p>
          </table:table-cell>
          <table:table-cell office:value-type="float" office:value="14.17661" calcext:value-type="float">
            <text:p>14.17661</text:p>
          </table:table-cell>
          <table:table-cell office:value-type="float" office:value="13.97208" calcext:value-type="float">
            <text:p>13.97208</text:p>
          </table:table-cell>
          <table:table-cell office:value-type="float" office:value="12.66586" calcext:value-type="float">
            <text:p>12.66586</text:p>
          </table:table-cell>
          <table:table-cell office:value-type="float" office:value="12.49725" calcext:value-type="float">
            <text:p>12.49725</text:p>
          </table:table-cell>
          <table:table-cell office:value-type="float" office:value="11.62259" calcext:value-type="float">
            <text:p>11.62259</text:p>
          </table:table-cell>
          <table:table-cell office:value-type="float" office:value="11.48706" calcext:value-type="float">
            <text:p>11.48706</text:p>
          </table:table-cell>
          <table:table-cell office:value-type="float" office:value="11.12787" calcext:value-type="float">
            <text:p>11.12787</text:p>
          </table:table-cell>
          <table:table-cell office:value-type="float" office:value="11.01083" calcext:value-type="float">
            <text:p>11.01083</text:p>
          </table:table-cell>
          <table:table-cell office:value-type="float" office:value="47.6727" calcext:value-type="float">
            <text:p>47.6727</text:p>
          </table:table-cell>
          <table:table-cell office:value-type="float" office:value="20.6312" calcext:value-type="float">
            <text:p>20.63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6" calcext:value-type="float">
            <text:p>29052006</text:p>
          </table:table-cell>
          <table:table-cell office:value-type="float" office:value="22.73399" calcext:value-type="float">
            <text:p>22.73399</text:p>
          </table:table-cell>
          <table:table-cell office:value-type="float" office:value="29.65066" calcext:value-type="float">
            <text:p>29.65066</text:p>
          </table:table-cell>
          <table:table-cell office:value-type="float" office:value="18.17297" calcext:value-type="float">
            <text:p>18.17297</text:p>
          </table:table-cell>
          <table:table-cell office:value-type="float" office:value="1.782703" calcext:value-type="float">
            <text:p>1.782703</text:p>
          </table:table-cell>
          <table:table-cell office:value-type="float" office:value="1.407913" calcext:value-type="float">
            <text:p>1.407913</text:p>
          </table:table-cell>
          <table:table-cell office:value-type="float" office:value="336.045" calcext:value-type="float">
            <text:p>336.045</text:p>
          </table:table-cell>
          <table:table-cell office:value-type="float" office:value="0.381" calcext:value-type="float">
            <text:p>0.381</text:p>
          </table:table-cell>
          <table:table-cell office:value-type="float" office:value="44.90369" calcext:value-type="float">
            <text:p>44.90369</text:p>
          </table:table-cell>
          <table:table-cell office:value-type="float" office:value="18.85892" calcext:value-type="float">
            <text:p>18.85892</text:p>
          </table:table-cell>
          <table:table-cell office:value-type="float" office:value="36.75677" calcext:value-type="float">
            <text:p>36.75677</text:p>
          </table:table-cell>
          <table:table-cell office:value-type="float" office:value="22.19308" calcext:value-type="float">
            <text:p>22.19308</text:p>
          </table:table-cell>
          <table:table-cell office:value-type="float" office:value="32.99463" calcext:value-type="float">
            <text:p>32.99463</text:p>
          </table:table-cell>
          <table:table-cell office:value-type="float" office:value="23.77222" calcext:value-type="float">
            <text:p>23.77222</text:p>
          </table:table-cell>
          <table:table-cell office:value-type="float" office:value="30.04803" calcext:value-type="float">
            <text:p>30.04803</text:p>
          </table:table-cell>
          <table:table-cell office:value-type="float" office:value="24.54453" calcext:value-type="float">
            <text:p>24.54453</text:p>
          </table:table-cell>
          <table:table-cell office:value-type="float" office:value="28.22278" calcext:value-type="float">
            <text:p>28.22278</text:p>
          </table:table-cell>
          <table:table-cell office:value-type="float" office:value="24.70633" calcext:value-type="float">
            <text:p>24.70633</text:p>
          </table:table-cell>
          <table:table-cell office:value-type="float" office:value="26.35107" calcext:value-type="float">
            <text:p>26.35107</text:p>
          </table:table-cell>
          <table:table-cell office:value-type="float" office:value="24.53662" calcext:value-type="float">
            <text:p>24.53662</text:p>
          </table:table-cell>
          <table:table-cell office:value-type="float" office:value="24.78784" calcext:value-type="float">
            <text:p>24.78784</text:p>
          </table:table-cell>
          <table:table-cell office:value-type="float" office:value="23.75247" calcext:value-type="float">
            <text:p>23.75247</text:p>
          </table:table-cell>
          <table:table-cell office:value-type="float" office:value="22.43814" calcext:value-type="float">
            <text:p>22.43814</text:p>
          </table:table-cell>
          <table:table-cell office:value-type="float" office:value="21.98746" calcext:value-type="float">
            <text:p>21.98746</text:p>
          </table:table-cell>
          <table:table-cell office:value-type="float" office:value="19.42734" calcext:value-type="float">
            <text:p>19.42734</text:p>
          </table:table-cell>
          <table:table-cell office:value-type="float" office:value="19.1178" calcext:value-type="float">
            <text:p>19.1178</text:p>
          </table:table-cell>
          <table:table-cell office:value-type="float" office:value="16.42865" calcext:value-type="float">
            <text:p>16.42865</text:p>
          </table:table-cell>
          <table:table-cell office:value-type="float" office:value="16.1994" calcext:value-type="float">
            <text:p>16.1994</text:p>
          </table:table-cell>
          <table:table-cell office:value-type="float" office:value="14.37851" calcext:value-type="float">
            <text:p>14.37851</text:p>
          </table:table-cell>
          <table:table-cell office:value-type="float" office:value="14.17874" calcext:value-type="float">
            <text:p>14.17874</text:p>
          </table:table-cell>
          <table:table-cell office:value-type="float" office:value="12.83716" calcext:value-type="float">
            <text:p>12.83716</text:p>
          </table:table-cell>
          <table:table-cell office:value-type="float" office:value="12.66766" calcext:value-type="float">
            <text:p>12.6676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1.62399" calcext:value-type="float">
            <text:p>11.62399</text:p>
          </table:table-cell>
          <table:table-cell office:value-type="float" office:value="11.24808" calcext:value-type="float">
            <text:p>11.24808</text:p>
          </table:table-cell>
          <table:table-cell office:value-type="float" office:value="11.12912" calcext:value-type="float">
            <text:p>11.12912</text:p>
          </table:table-cell>
          <table:table-cell office:value-type="float" office:value="44.90366" calcext:value-type="float">
            <text:p>44.90366</text:p>
          </table:table-cell>
          <table:table-cell office:value-type="float" office:value="18.85895" calcext:value-type="float">
            <text:p>18.858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6" calcext:value-type="float">
            <text:p>30052006</text:p>
          </table:table-cell>
          <table:table-cell office:value-type="float" office:value="22.85291" calcext:value-type="float">
            <text:p>22.85291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7.61186" calcext:value-type="float">
            <text:p>17.61186</text:p>
          </table:table-cell>
          <table:table-cell office:value-type="float" office:value="1.719043" calcext:value-type="float">
            <text:p>1.719043</text:p>
          </table:table-cell>
          <table:table-cell office:value-type="float" office:value="1.353237" calcext:value-type="float">
            <text:p>1.353237</text:p>
          </table:table-cell>
          <table:table-cell office:value-type="float" office:value="341.676" calcext:value-type="float">
            <text:p>341.676</text:p>
          </table:table-cell>
          <table:table-cell office:value-type="float" office:value="0" calcext:value-type="float">
            <text:p>0</text:p>
          </table:table-cell>
          <table:table-cell office:value-type="float" office:value="43.34424" calcext:value-type="float">
            <text:p>43.34424</text:p>
          </table:table-cell>
          <table:table-cell office:value-type="float" office:value="19.58209" calcext:value-type="float">
            <text:p>19.58209</text:p>
          </table:table-cell>
          <table:table-cell office:value-type="float" office:value="35.73593" calcext:value-type="float">
            <text:p>35.73593</text:p>
          </table:table-cell>
          <table:table-cell office:value-type="float" office:value="22.41379" calcext:value-type="float">
            <text:p>22.41379</text:p>
          </table:table-cell>
          <table:table-cell office:value-type="float" office:value="32.29269" calcext:value-type="float">
            <text:p>32.29269</text:p>
          </table:table-cell>
          <table:table-cell office:value-type="float" office:value="23.78717" calcext:value-type="float">
            <text:p>23.78717</text:p>
          </table:table-cell>
          <table:table-cell office:value-type="float" office:value="29.59012" calcext:value-type="float">
            <text:p>29.59012</text:p>
          </table:table-cell>
          <table:table-cell office:value-type="float" office:value="24.50186" calcext:value-type="float">
            <text:p>24.50186</text:p>
          </table:table-cell>
          <table:table-cell office:value-type="float" office:value="27.91968" calcext:value-type="float">
            <text:p>27.91968</text:p>
          </table:table-cell>
          <table:table-cell office:value-type="float" office:value="24.67715" calcext:value-type="float">
            <text:p>24.67715</text:p>
          </table:table-cell>
          <table:table-cell office:value-type="float" office:value="26.2547" calcext:value-type="float">
            <text:p>26.2547</text:p>
          </table:table-cell>
          <table:table-cell office:value-type="float" office:value="24.55939" calcext:value-type="float">
            <text:p>24.55939</text:p>
          </table:table-cell>
          <table:table-cell office:value-type="float" office:value="24.79471" calcext:value-type="float">
            <text:p>24.79471</text:p>
          </table:table-cell>
          <table:table-cell office:value-type="float" office:value="23.87643" calcext:value-type="float">
            <text:p>23.87643</text:p>
          </table:table-cell>
          <table:table-cell office:value-type="float" office:value="22.64935" calcext:value-type="float">
            <text:p>22.64935</text:p>
          </table:table-cell>
          <table:table-cell office:value-type="float" office:value="22.44644" calcext:value-type="float">
            <text:p>22.44644</text:p>
          </table:table-cell>
          <table:table-cell office:value-type="float" office:value="19.71701" calcext:value-type="float">
            <text:p>19.71701</text:p>
          </table:table-cell>
          <table:table-cell office:value-type="float" office:value="19.43066" calcext:value-type="float">
            <text:p>19.43066</text:p>
          </table:table-cell>
          <table:table-cell office:value-type="float" office:value="16.6698" calcext:value-type="float">
            <text:p>16.6698</text:p>
          </table:table-cell>
          <table:table-cell office:value-type="float" office:value="16.43112" calcext:value-type="float">
            <text:p>16.43112</text:p>
          </table:table-cell>
          <table:table-cell office:value-type="float" office:value="14.58182" calcext:value-type="float">
            <text:p>14.58182</text:p>
          </table:table-cell>
          <table:table-cell office:value-type="float" office:value="14.38062" calcext:value-type="float">
            <text:p>14.38062</text:p>
          </table:table-cell>
          <table:table-cell office:value-type="float" office:value="13.00906" calcext:value-type="float">
            <text:p>13.00906</text:p>
          </table:table-cell>
          <table:table-cell office:value-type="float" office:value="12.83896" calcext:value-type="float">
            <text:p>12.83896</text:p>
          </table:table-cell>
          <table:table-cell office:value-type="float" office:value="11.90524" calcext:value-type="float">
            <text:p>11.90524</text:p>
          </table:table-cell>
          <table:table-cell office:value-type="float" office:value="11.76447" calcext:value-type="float">
            <text:p>11.76447</text:p>
          </table:table-cell>
          <table:table-cell office:value-type="float" office:value="11.37183" calcext:value-type="float">
            <text:p>11.37183</text:p>
          </table:table-cell>
          <table:table-cell office:value-type="float" office:value="11.24933" calcext:value-type="float">
            <text:p>11.24933</text:p>
          </table:table-cell>
          <table:table-cell office:value-type="float" office:value="43.34424" calcext:value-type="float">
            <text:p>43.34424</text:p>
          </table:table-cell>
          <table:table-cell office:value-type="float" office:value="19.58209" calcext:value-type="float">
            <text:p>19.582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6" calcext:value-type="float">
            <text:p>31052006</text:p>
          </table:table-cell>
          <table:table-cell office:value-type="float" office:value="22.52304" calcext:value-type="float">
            <text:p>22.52304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6.98172" calcext:value-type="float">
            <text:p>16.98172</text:p>
          </table:table-cell>
          <table:table-cell office:value-type="float" office:value="1.784315" calcext:value-type="float">
            <text:p>1.784315</text:p>
          </table:table-cell>
          <table:table-cell office:value-type="float" office:value="1.253775" calcext:value-type="float">
            <text:p>1.253775</text:p>
          </table:table-cell>
          <table:table-cell office:value-type="float" office:value="344.5254" calcext:value-type="float">
            <text:p>344.5254</text:p>
          </table:table-cell>
          <table:table-cell office:value-type="float" office:value="0" calcext:value-type="float">
            <text:p>0</text:p>
          </table:table-cell>
          <table:table-cell office:value-type="float" office:value="42.63141" calcext:value-type="float">
            <text:p>42.63141</text:p>
          </table:table-cell>
          <table:table-cell office:value-type="float" office:value="19.2825" calcext:value-type="float">
            <text:p>19.2825</text:p>
          </table:table-cell>
          <table:table-cell office:value-type="float" office:value="35.32574" calcext:value-type="float">
            <text:p>35.32574</text:p>
          </table:table-cell>
          <table:table-cell office:value-type="float" office:value="22.39679" calcext:value-type="float">
            <text:p>22.39679</text:p>
          </table:table-cell>
          <table:table-cell office:value-type="float" office:value="31.99994" calcext:value-type="float">
            <text:p>31.99994</text:p>
          </table:table-cell>
          <table:table-cell office:value-type="float" office:value="23.67215" calcext:value-type="float">
            <text:p>23.67215</text:p>
          </table:table-cell>
          <table:table-cell office:value-type="float" office:value="29.38712" calcext:value-type="float">
            <text:p>29.38712</text:p>
          </table:table-cell>
          <table:table-cell office:value-type="float" office:value="24.36591" calcext:value-type="float">
            <text:p>24.36591</text:p>
          </table:table-cell>
          <table:table-cell office:value-type="float" office:value="27.77682" calcext:value-type="float">
            <text:p>27.77682</text:p>
          </table:table-cell>
          <table:table-cell office:value-type="float" office:value="24.55582" calcext:value-type="float">
            <text:p>24.55582</text:p>
          </table:table-cell>
          <table:table-cell office:value-type="float" office:value="26.13712" calcext:value-type="float">
            <text:p>26.13712</text:p>
          </table:table-cell>
          <table:table-cell office:value-type="float" office:value="24.47968" calcext:value-type="float">
            <text:p>24.47968</text:p>
          </table:table-cell>
          <table:table-cell office:value-type="float" office:value="24.78714" calcext:value-type="float">
            <text:p>24.78714</text:p>
          </table:table-cell>
          <table:table-cell office:value-type="float" office:value="23.87634" calcext:value-type="float">
            <text:p>23.87634</text:p>
          </table:table-cell>
          <table:table-cell office:value-type="float" office:value="22.75516" calcext:value-type="float">
            <text:p>22.75516</text:p>
          </table:table-cell>
          <table:table-cell office:value-type="float" office:value="22.63867" calcext:value-type="float">
            <text:p>22.63867</text:p>
          </table:table-cell>
          <table:table-cell office:value-type="float" office:value="19.94562" calcext:value-type="float">
            <text:p>19.94562</text:p>
          </table:table-cell>
          <table:table-cell office:value-type="float" office:value="19.71979" calcext:value-type="float">
            <text:p>19.71979</text:p>
          </table:table-cell>
          <table:table-cell office:value-type="float" office:value="16.90524" calcext:value-type="float">
            <text:p>16.90524</text:p>
          </table:table-cell>
          <table:table-cell office:value-type="float" office:value="16.67227" calcext:value-type="float">
            <text:p>16.67227</text:p>
          </table:table-cell>
          <table:table-cell office:value-type="float" office:value="14.78598" calcext:value-type="float">
            <text:p>14.78598</text:p>
          </table:table-cell>
          <table:table-cell office:value-type="float" office:value="14.58395" calcext:value-type="float">
            <text:p>14.58395</text:p>
          </table:table-cell>
          <table:table-cell office:value-type="float" office:value="13.18243" calcext:value-type="float">
            <text:p>13.18243</text:p>
          </table:table-cell>
          <table:table-cell office:value-type="float" office:value="13.01086" calcext:value-type="float">
            <text:p>13.01086</text:p>
          </table:table-cell>
          <table:table-cell office:value-type="float" office:value="12.05029" calcext:value-type="float">
            <text:p>12.05029</text:p>
          </table:table-cell>
          <table:table-cell office:value-type="float" office:value="11.90677" calcext:value-type="float">
            <text:p>11.90677</text:p>
          </table:table-cell>
          <table:table-cell office:value-type="float" office:value="11.4985" calcext:value-type="float">
            <text:p>11.4985</text:p>
          </table:table-cell>
          <table:table-cell office:value-type="float" office:value="11.37314" calcext:value-type="float">
            <text:p>11.37314</text:p>
          </table:table-cell>
          <table:table-cell office:value-type="float" office:value="42.63138" calcext:value-type="float">
            <text:p>42.63138</text:p>
          </table:table-cell>
          <table:table-cell office:value-type="float" office:value="19.85281" calcext:value-type="float">
            <text:p>19.852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6" calcext:value-type="float">
            <text:p>1062006</text:p>
          </table:table-cell>
          <table:table-cell office:value-type="float" office:value="22.49012" calcext:value-type="float">
            <text:p>22.49012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2.63966" calcext:value-type="float">
            <text:p>12.63966</text:p>
          </table:table-cell>
          <table:table-cell office:value-type="float" office:value="1.645747" calcext:value-type="float">
            <text:p>1.645747</text:p>
          </table:table-cell>
          <table:table-cell office:value-type="float" office:value="1.205788" calcext:value-type="float">
            <text:p>1.205788</text:p>
          </table:table-cell>
          <table:table-cell office:value-type="float" office:value="347.0413" calcext:value-type="float">
            <text:p>347.0413</text:p>
          </table:table-cell>
          <table:table-cell office:value-type="float" office:value="0" calcext:value-type="float">
            <text:p>0</text:p>
          </table:table-cell>
          <table:table-cell office:value-type="float" office:value="41.7392" calcext:value-type="float">
            <text:p>41.7392</text:p>
          </table:table-cell>
          <table:table-cell office:value-type="float" office:value="15.80106" calcext:value-type="float">
            <text:p>15.80106</text:p>
          </table:table-cell>
          <table:table-cell office:value-type="float" office:value="34.43384" calcext:value-type="float">
            <text:p>34.43384</text:p>
          </table:table-cell>
          <table:table-cell office:value-type="float" office:value="19.83566" calcext:value-type="float">
            <text:p>19.83566</text:p>
          </table:table-cell>
          <table:table-cell office:value-type="float" office:value="31.0979" calcext:value-type="float">
            <text:p>31.0979</text:p>
          </table:table-cell>
          <table:table-cell office:value-type="float" office:value="21.87079" calcext:value-type="float">
            <text:p>21.87079</text:p>
          </table:table-cell>
          <table:table-cell office:value-type="float" office:value="28.59082" calcext:value-type="float">
            <text:p>28.59082</text:p>
          </table:table-cell>
          <table:table-cell office:value-type="float" office:value="23.13504" calcext:value-type="float">
            <text:p>23.13504</text:p>
          </table:table-cell>
          <table:table-cell office:value-type="float" office:value="27.08994" calcext:value-type="float">
            <text:p>27.08994</text:p>
          </table:table-cell>
          <table:table-cell office:value-type="float" office:value="23.66794" calcext:value-type="float">
            <text:p>23.66794</text:p>
          </table:table-cell>
          <table:table-cell office:value-type="float" office:value="26.01523" calcext:value-type="float">
            <text:p>26.01523</text:p>
          </table:table-cell>
          <table:table-cell office:value-type="float" office:value="23.92206" calcext:value-type="float">
            <text:p>23.92206</text:p>
          </table:table-cell>
          <table:table-cell office:value-type="float" office:value="24.78552" calcext:value-type="float">
            <text:p>24.78552</text:p>
          </table:table-cell>
          <table:table-cell office:value-type="float" office:value="23.55637" calcext:value-type="float">
            <text:p>23.55637</text:p>
          </table:table-cell>
          <table:table-cell office:value-type="float" office:value="22.83691" calcext:value-type="float">
            <text:p>22.83691</text:p>
          </table:table-cell>
          <table:table-cell office:value-type="float" office:value="22.6102" calcext:value-type="float">
            <text:p>22.6102</text:p>
          </table:table-cell>
          <table:table-cell office:value-type="float" office:value="20.10596" calcext:value-type="float">
            <text:p>20.10596</text:p>
          </table:table-cell>
          <table:table-cell office:value-type="float" office:value="19.94781" calcext:value-type="float">
            <text:p>19.94781</text:p>
          </table:table-cell>
          <table:table-cell office:value-type="float" office:value="17.12448" calcext:value-type="float">
            <text:p>17.12448</text:p>
          </table:table-cell>
          <table:table-cell office:value-type="float" office:value="16.90762" calcext:value-type="float">
            <text:p>16.90762</text:p>
          </table:table-cell>
          <table:table-cell office:value-type="float" office:value="14.98822" calcext:value-type="float">
            <text:p>14.98822</text:p>
          </table:table-cell>
          <table:table-cell office:value-type="float" office:value="14.78812" calcext:value-type="float">
            <text:p>14.78812</text:p>
          </table:table-cell>
          <table:table-cell office:value-type="float" office:value="13.35782" calcext:value-type="float">
            <text:p>13.35782</text:p>
          </table:table-cell>
          <table:table-cell office:value-type="float" office:value="13.18423" calcext:value-type="float">
            <text:p>13.18423</text:p>
          </table:table-cell>
          <table:table-cell office:value-type="float" office:value="12.19785" calcext:value-type="float">
            <text:p>12.19785</text:p>
          </table:table-cell>
          <table:table-cell office:value-type="float" office:value="12.05185" calcext:value-type="float">
            <text:p>12.05185</text:p>
          </table:table-cell>
          <table:table-cell office:value-type="float" office:value="11.62762" calcext:value-type="float">
            <text:p>11.62762</text:p>
          </table:table-cell>
          <table:table-cell office:value-type="float" office:value="11.49985" calcext:value-type="float">
            <text:p>11.49985</text:p>
          </table:table-cell>
          <table:table-cell office:value-type="float" office:value="41.73917" calcext:value-type="float">
            <text:p>41.73917</text:p>
          </table:table-cell>
          <table:table-cell office:value-type="float" office:value="15.80109" calcext:value-type="float">
            <text:p>15.801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6" calcext:value-type="float">
            <text:p>2062006</text:p>
          </table:table-cell>
          <table:table-cell office:value-type="float" office:value="22.42357" calcext:value-type="float">
            <text:p>22.42357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5.96465" calcext:value-type="float">
            <text:p>15.96465</text:p>
          </table:table-cell>
          <table:table-cell office:value-type="float" office:value="1.809522" calcext:value-type="float">
            <text:p>1.809522</text:p>
          </table:table-cell>
          <table:table-cell office:value-type="float" office:value="1.455014" calcext:value-type="float">
            <text:p>1.455014</text:p>
          </table:table-cell>
          <table:table-cell office:value-type="float" office:value="341.7553" calcext:value-type="float">
            <text:p>341.7553</text:p>
          </table:table-cell>
          <table:table-cell office:value-type="float" office:value="2.0955" calcext:value-type="float">
            <text:p>2.0955</text:p>
          </table:table-cell>
          <table:table-cell office:value-type="float" office:value="42.75974" calcext:value-type="float">
            <text:p>42.75974</text:p>
          </table:table-cell>
          <table:table-cell office:value-type="float" office:value="18.02994" calcext:value-type="float">
            <text:p>18.02994</text:p>
          </table:table-cell>
          <table:table-cell office:value-type="float" office:value="35.2052" calcext:value-type="float">
            <text:p>35.2052</text:p>
          </table:table-cell>
          <table:table-cell office:value-type="float" office:value="20.8992" calcext:value-type="float">
            <text:p>20.8992</text:p>
          </table:table-cell>
          <table:table-cell office:value-type="float" office:value="31.71503" calcext:value-type="float">
            <text:p>31.71503</text:p>
          </table:table-cell>
          <table:table-cell office:value-type="float" office:value="22.40671" calcext:value-type="float">
            <text:p>22.40671</text:p>
          </table:table-cell>
          <table:table-cell office:value-type="float" office:value="29.03812" calcext:value-type="float">
            <text:p>29.03812</text:p>
          </table:table-cell>
          <table:table-cell office:value-type="float" office:value="23.33337" calcext:value-type="float">
            <text:p>23.33337</text:p>
          </table:table-cell>
          <table:table-cell office:value-type="float" office:value="27.41559" calcext:value-type="float">
            <text:p>27.41559</text:p>
          </table:table-cell>
          <table:table-cell office:value-type="float" office:value="23.7027" calcext:value-type="float">
            <text:p>23.7027</text:p>
          </table:table-cell>
          <table:table-cell office:value-type="float" office:value="25.81439" calcext:value-type="float">
            <text:p>25.81439</text:p>
          </table:table-cell>
          <table:table-cell office:value-type="float" office:value="23.83865" calcext:value-type="float">
            <text:p>23.83865</text:p>
          </table:table-cell>
          <table:table-cell office:value-type="float" office:value="24.53729" calcext:value-type="float">
            <text:p>24.53729</text:p>
          </table:table-cell>
          <table:table-cell office:value-type="float" office:value="23.4566" calcext:value-type="float">
            <text:p>23.4566</text:p>
          </table:table-cell>
          <table:table-cell office:value-type="float" office:value="22.72134" calcext:value-type="float">
            <text:p>22.72134</text:p>
          </table:table-cell>
          <table:table-cell office:value-type="float" office:value="22.54126" calcext:value-type="float">
            <text:p>22.54126</text:p>
          </table:table-cell>
          <table:table-cell office:value-type="float" office:value="20.19992" calcext:value-type="float">
            <text:p>20.19992</text:p>
          </table:table-cell>
          <table:table-cell office:value-type="float" office:value="20.10721" calcext:value-type="float">
            <text:p>20.10721</text:p>
          </table:table-cell>
          <table:table-cell office:value-type="float" office:value="17.31631" calcext:value-type="float">
            <text:p>17.31631</text:p>
          </table:table-cell>
          <table:table-cell office:value-type="float" office:value="17.12662" calcext:value-type="float">
            <text:p>17.12662</text:p>
          </table:table-cell>
          <table:table-cell office:value-type="float" office:value="15.18265" calcext:value-type="float">
            <text:p>15.18265</text:p>
          </table:table-cell>
          <table:table-cell office:value-type="float" office:value="14.9903" calcext:value-type="float">
            <text:p>14.9903</text:p>
          </table:table-cell>
          <table:table-cell office:value-type="float" office:value="13.53204" calcext:value-type="float">
            <text:p>13.53204</text:p>
          </table:table-cell>
          <table:table-cell office:value-type="float" office:value="13.35968" calcext:value-type="float">
            <text:p>13.35968</text:p>
          </table:table-cell>
          <table:table-cell office:value-type="float" office:value="12.34705" calcext:value-type="float">
            <text:p>12.34705</text:p>
          </table:table-cell>
          <table:table-cell office:value-type="float" office:value="12.1994" calcext:value-type="float">
            <text:p>12.1994</text:p>
          </table:table-cell>
          <table:table-cell office:value-type="float" office:value="11.75937" calcext:value-type="float">
            <text:p>11.75937</text:p>
          </table:table-cell>
          <table:table-cell office:value-type="float" office:value="11.62897" calcext:value-type="float">
            <text:p>11.62897</text:p>
          </table:table-cell>
          <table:table-cell office:value-type="float" office:value="42.7597" calcext:value-type="float">
            <text:p>42.7597</text:p>
          </table:table-cell>
          <table:table-cell office:value-type="float" office:value="18.02994" calcext:value-type="float">
            <text:p>18.029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6" calcext:value-type="float">
            <text:p>3062006</text:p>
          </table:table-cell>
          <table:table-cell office:value-type="float" office:value="21.99634" calcext:value-type="float">
            <text:p>21.99634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8.17575" calcext:value-type="float">
            <text:p>18.17575</text:p>
          </table:table-cell>
          <table:table-cell office:value-type="float" office:value="1.914501" calcext:value-type="float">
            <text:p>1.914501</text:p>
          </table:table-cell>
          <table:table-cell office:value-type="float" office:value="1.551581" calcext:value-type="float">
            <text:p>1.551581</text:p>
          </table:table-cell>
          <table:table-cell office:value-type="float" office:value="341.1434" calcext:value-type="float">
            <text:p>341.1434</text:p>
          </table:table-cell>
          <table:table-cell office:value-type="float" office:value="6.2865" calcext:value-type="float">
            <text:p>6.2865</text:p>
          </table:table-cell>
          <table:table-cell office:value-type="float" office:value="30.82321" calcext:value-type="float">
            <text:p>30.82321</text:p>
          </table:table-cell>
          <table:table-cell office:value-type="float" office:value="18.11166" calcext:value-type="float">
            <text:p>18.11166</text:p>
          </table:table-cell>
          <table:table-cell office:value-type="float" office:value="27.89786" calcext:value-type="float">
            <text:p>27.89786</text:p>
          </table:table-cell>
          <table:table-cell office:value-type="float" office:value="19.98535" calcext:value-type="float">
            <text:p>19.98535</text:p>
          </table:table-cell>
          <table:table-cell office:value-type="float" office:value="26.47446" calcext:value-type="float">
            <text:p>26.47446</text:p>
          </table:table-cell>
          <table:table-cell office:value-type="float" office:value="21.78348" calcext:value-type="float">
            <text:p>21.78348</text:p>
          </table:table-cell>
          <table:table-cell office:value-type="float" office:value="26.79459" calcext:value-type="float">
            <text:p>26.79459</text:p>
          </table:table-cell>
          <table:table-cell office:value-type="float" office:value="22.98178" calcext:value-type="float">
            <text:p>22.98178</text:p>
          </table:table-cell>
          <table:table-cell office:value-type="float" office:value="26.49545" calcext:value-type="float">
            <text:p>26.49545</text:p>
          </table:table-cell>
          <table:table-cell office:value-type="float" office:value="23.4881" calcext:value-type="float">
            <text:p>23.4881</text:p>
          </table:table-cell>
          <table:table-cell office:value-type="float" office:value="25.75137" calcext:value-type="float">
            <text:p>25.75137</text:p>
          </table:table-cell>
          <table:table-cell office:value-type="float" office:value="23.69186" calcext:value-type="float">
            <text:p>23.69186</text:p>
          </table:table-cell>
          <table:table-cell office:value-type="float" office:value="24.54987" calcext:value-type="float">
            <text:p>24.54987</text:p>
          </table:table-cell>
          <table:table-cell office:value-type="float" office:value="23.35028" calcext:value-type="float">
            <text:p>23.35028</text:p>
          </table:table-cell>
          <table:table-cell office:value-type="float" office:value="22.75494" calcext:value-type="float">
            <text:p>22.75494</text:p>
          </table:table-cell>
          <table:table-cell office:value-type="float" office:value="22.46866" calcext:value-type="float">
            <text:p>22.46866</text:p>
          </table:table-cell>
          <table:table-cell office:value-type="float" office:value="20.28003" calcext:value-type="float">
            <text:p>20.28003</text:p>
          </table:table-cell>
          <table:table-cell office:value-type="float" office:value="20.20096" calcext:value-type="float">
            <text:p>20.20096</text:p>
          </table:table-cell>
          <table:table-cell office:value-type="float" office:value="17.48563" calcext:value-type="float">
            <text:p>17.48563</text:p>
          </table:table-cell>
          <table:table-cell office:value-type="float" office:value="17.31815" calcext:value-type="float">
            <text:p>17.31815</text:p>
          </table:table-cell>
          <table:table-cell office:value-type="float" office:value="15.36575" calcext:value-type="float">
            <text:p>15.36575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3.70432" calcext:value-type="float">
            <text:p>13.70432</text:p>
          </table:table-cell>
          <table:table-cell office:value-type="float" office:value="13.53387" calcext:value-type="float">
            <text:p>13.53387</text:p>
          </table:table-cell>
          <table:table-cell office:value-type="float" office:value="12.4978" calcext:value-type="float">
            <text:p>12.4978</text:p>
          </table:table-cell>
          <table:table-cell office:value-type="float" office:value="12.3486" calcext:value-type="float">
            <text:p>12.3486</text:p>
          </table:table-cell>
          <table:table-cell office:value-type="float" office:value="11.89334" calcext:value-type="float">
            <text:p>11.89334</text:p>
          </table:table-cell>
          <table:table-cell office:value-type="float" office:value="11.76074" calcext:value-type="float">
            <text:p>11.76074</text:p>
          </table:table-cell>
          <table:table-cell office:value-type="float" office:value="30.82321" calcext:value-type="float">
            <text:p>30.82321</text:p>
          </table:table-cell>
          <table:table-cell office:value-type="float" office:value="18.11163" calcext:value-type="float">
            <text:p>18.111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6" calcext:value-type="float">
            <text:p>4062006</text:p>
          </table:table-cell>
          <table:table-cell office:value-type="float" office:value="22.34895" calcext:value-type="float">
            <text:p>22.34895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8.15907" calcext:value-type="float">
            <text:p>18.15907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.403898" calcext:value-type="float">
            <text:p>1.403898</text:p>
          </table:table-cell>
          <table:table-cell office:value-type="float" office:value="340.4026" calcext:value-type="float">
            <text:p>340.4026</text:p>
          </table:table-cell>
          <table:table-cell office:value-type="float" office:value="0" calcext:value-type="float">
            <text:p>0</text:p>
          </table:table-cell>
          <table:table-cell office:value-type="float" office:value="39.15753" calcext:value-type="float">
            <text:p>39.15753</text:p>
          </table:table-cell>
          <table:table-cell office:value-type="float" office:value="19.57233" calcext:value-type="float">
            <text:p>19.57233</text:p>
          </table:table-cell>
          <table:table-cell office:value-type="float" office:value="32.71347" calcext:value-type="float">
            <text:p>32.71347</text:p>
          </table:table-cell>
          <table:table-cell office:value-type="float" office:value="21.49585" calcext:value-type="float">
            <text:p>21.49585</text:p>
          </table:table-cell>
          <table:table-cell office:value-type="float" office:value="29.86548" calcext:value-type="float">
            <text:p>29.86548</text:p>
          </table:table-cell>
          <table:table-cell office:value-type="float" office:value="22.48199" calcext:value-type="float">
            <text:p>22.48199</text:p>
          </table:table-cell>
          <table:table-cell office:value-type="float" office:value="27.64651" calcext:value-type="float">
            <text:p>27.64651</text:p>
          </table:table-cell>
          <table:table-cell office:value-type="float" office:value="23.04483" calcext:value-type="float">
            <text:p>23.04483</text:p>
          </table:table-cell>
          <table:table-cell office:value-type="float" office:value="26.29807" calcext:value-type="float">
            <text:p>26.29807</text:p>
          </table:table-cell>
          <table:table-cell office:value-type="float" office:value="23.24728" calcext:value-type="float">
            <text:p>23.24728</text:p>
          </table:table-cell>
          <table:table-cell office:value-type="float" office:value="24.96515" calcext:value-type="float">
            <text:p>24.96515</text:p>
          </table:table-cell>
          <table:table-cell office:value-type="float" office:value="23.29523" calcext:value-type="float">
            <text:p>23.29523</text:p>
          </table:table-cell>
          <table:table-cell office:value-type="float" office:value="23.9072" calcext:value-type="float">
            <text:p>23.9072</text:p>
          </table:table-cell>
          <table:table-cell office:value-type="float" office:value="22.98547" calcext:value-type="float">
            <text:p>22.98547</text:p>
          </table:table-cell>
          <table:table-cell office:value-type="float" office:value="22.46735" calcext:value-type="float">
            <text:p>22.46735</text:p>
          </table:table-cell>
          <table:table-cell office:value-type="float" office:value="22.24847" calcext:value-type="float">
            <text:p>22.24847</text:p>
          </table:table-cell>
          <table:table-cell office:value-type="float" office:value="20.28244" calcext:value-type="float">
            <text:p>20.28244</text:p>
          </table:table-cell>
          <table:table-cell office:value-type="float" office:value="20.26428" calcext:value-type="float">
            <text:p>20.26428</text:p>
          </table:table-cell>
          <table:table-cell office:value-type="float" office:value="17.6236" calcext:value-type="float">
            <text:p>17.6236</text:p>
          </table:table-cell>
          <table:table-cell office:value-type="float" office:value="17.48724" calcext:value-type="float">
            <text:p>17.48724</text:p>
          </table:table-cell>
          <table:table-cell office:value-type="float" office:value="15.53604" calcext:value-type="float">
            <text:p>15.53604</text:p>
          </table:table-cell>
          <table:table-cell office:value-type="float" office:value="15.36761" calcext:value-type="float">
            <text:p>15.36761</text:p>
          </table:table-cell>
          <table:table-cell office:value-type="float" office:value="13.87305" calcext:value-type="float">
            <text:p>13.87305</text:p>
          </table:table-cell>
          <table:table-cell office:value-type="float" office:value="13.70612" calcext:value-type="float">
            <text:p>13.70612</text:p>
          </table:table-cell>
          <table:table-cell office:value-type="float" office:value="12.64923" calcext:value-type="float">
            <text:p>12.64923</text:p>
          </table:table-cell>
          <table:table-cell office:value-type="float" office:value="12.49942" calcext:value-type="float">
            <text:p>12.49942</text:p>
          </table:table-cell>
          <table:table-cell office:value-type="float" office:value="12.02896" calcext:value-type="float">
            <text:p>12.02896</text:p>
          </table:table-cell>
          <table:table-cell office:value-type="float" office:value="11.89474" calcext:value-type="float">
            <text:p>11.89474</text:p>
          </table:table-cell>
          <table:table-cell office:value-type="float" office:value="39.1575" calcext:value-type="float">
            <text:p>39.1575</text:p>
          </table:table-cell>
          <table:table-cell office:value-type="float" office:value="19.57236" calcext:value-type="float">
            <text:p>19.572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6" calcext:value-type="float">
            <text:p>5062006</text:p>
          </table:table-cell>
          <table:table-cell office:value-type="float" office:value="22.46042" calcext:value-type="float">
            <text:p>22.46042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17.88931" calcext:value-type="float">
            <text:p>17.88931</text:p>
          </table:table-cell>
          <table:table-cell office:value-type="float" office:value="1.77931" calcext:value-type="float">
            <text:p>1.77931</text:p>
          </table:table-cell>
          <table:table-cell office:value-type="float" office:value="1.355121" calcext:value-type="float">
            <text:p>1.355121</text:p>
          </table:table-cell>
          <table:table-cell office:value-type="float" office:value="335.0614" calcext:value-type="float">
            <text:p>335.0614</text:p>
          </table:table-cell>
          <table:table-cell office:value-type="float" office:value="0" calcext:value-type="float">
            <text:p>0</text:p>
          </table:table-cell>
          <table:table-cell office:value-type="float" office:value="37.93411" calcext:value-type="float">
            <text:p>37.93411</text:p>
          </table:table-cell>
          <table:table-cell office:value-type="float" office:value="19.72983" calcext:value-type="float">
            <text:p>19.72983</text:p>
          </table:table-cell>
          <table:table-cell office:value-type="float" office:value="32.09" calcext:value-type="float">
            <text:p>32.09</text:p>
          </table:table-cell>
          <table:table-cell office:value-type="float" office:value="21.80548" calcext:value-type="float">
            <text:p>21.80548</text:p>
          </table:table-cell>
          <table:table-cell office:value-type="float" office:value="29.48929" calcext:value-type="float">
            <text:p>29.48929</text:p>
          </table:table-cell>
          <table:table-cell office:value-type="float" office:value="22.86774" calcext:value-type="float">
            <text:p>22.86774</text:p>
          </table:table-cell>
          <table:table-cell office:value-type="float" office:value="27.46448" calcext:value-type="float">
            <text:p>27.46448</text:p>
          </table:table-cell>
          <table:table-cell office:value-type="float" office:value="23.4592" calcext:value-type="float">
            <text:p>23.4592</text:p>
          </table:table-cell>
          <table:table-cell office:value-type="float" office:value="26.21796" calcext:value-type="float">
            <text:p>26.21796</text:p>
          </table:table-cell>
          <table:table-cell office:value-type="float" office:value="23.64673" calcext:value-type="float">
            <text:p>23.64673</text:p>
          </table:table-cell>
          <table:table-cell office:value-type="float" office:value="24.95935" calcext:value-type="float">
            <text:p>24.95935</text:p>
          </table:table-cell>
          <table:table-cell office:value-type="float" office:value="23.63571" calcext:value-type="float">
            <text:p>23.63571</text:p>
          </table:table-cell>
          <table:table-cell office:value-type="float" office:value="23.93787" calcext:value-type="float">
            <text:p>23.93787</text:p>
          </table:table-cell>
          <table:table-cell office:value-type="float" office:value="23.21661" calcext:value-type="float">
            <text:p>23.21661</text:p>
          </table:table-cell>
          <table:table-cell office:value-type="float" office:value="22.423" calcext:value-type="float">
            <text:p>22.423</text:p>
          </table:table-cell>
          <table:table-cell office:value-type="float" office:value="22.33142" calcext:value-type="float">
            <text:p>22.33142</text:p>
          </table:table-cell>
          <table:table-cell office:value-type="float" office:value="20.30182" calcext:value-type="float">
            <text:p>20.30182</text:p>
          </table:table-cell>
          <table:table-cell office:value-type="float" office:value="20.26486" calcext:value-type="float">
            <text:p>20.26486</text:p>
          </table:table-cell>
          <table:table-cell office:value-type="float" office:value="17.73926" calcext:value-type="float">
            <text:p>17.73926</text:p>
          </table:table-cell>
          <table:table-cell office:value-type="float" office:value="17.62485" calcext:value-type="float">
            <text:p>17.62485</text:p>
          </table:table-cell>
          <table:table-cell office:value-type="float" office:value="15.69135" calcext:value-type="float">
            <text:p>15.69135</text:p>
          </table:table-cell>
          <table:table-cell office:value-type="float" office:value="15.53778" calcext:value-type="float">
            <text:p>15.53778</text:p>
          </table:table-cell>
          <table:table-cell office:value-type="float" office:value="14.03604" calcext:value-type="float">
            <text:p>14.03604</text:p>
          </table:table-cell>
          <table:table-cell office:value-type="float" office:value="13.87476" calcext:value-type="float">
            <text:p>13.87476</text:p>
          </table:table-cell>
          <table:table-cell office:value-type="float" office:value="12.80069" calcext:value-type="float">
            <text:p>12.80069</text:p>
          </table:table-cell>
          <table:table-cell office:value-type="float" office:value="12.65082" calcext:value-type="float">
            <text:p>12.65082</text:p>
          </table:table-cell>
          <table:table-cell office:value-type="float" office:value="12.16666" calcext:value-type="float">
            <text:p>12.16666</text:p>
          </table:table-cell>
          <table:table-cell office:value-type="float" office:value="12.0304" calcext:value-type="float">
            <text:p>12.0304</text:p>
          </table:table-cell>
          <table:table-cell office:value-type="float" office:value="37.93411" calcext:value-type="float">
            <text:p>37.93411</text:p>
          </table:table-cell>
          <table:table-cell office:value-type="float" office:value="19.72983" calcext:value-type="float">
            <text:p>19.729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6" calcext:value-type="float">
            <text:p>6062006</text:p>
          </table:table-cell>
          <table:table-cell office:value-type="float" office:value="22.65244" calcext:value-type="float">
            <text:p>22.65244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4.87022" calcext:value-type="float">
            <text:p>14.87022</text:p>
          </table:table-cell>
          <table:table-cell office:value-type="float" office:value="1.929776" calcext:value-type="float">
            <text:p>1.929776</text:p>
          </table:table-cell>
          <table:table-cell office:value-type="float" office:value="1.391217" calcext:value-type="float">
            <text:p>1.391217</text:p>
          </table:table-cell>
          <table:table-cell office:value-type="float" office:value="325.4015" calcext:value-type="float">
            <text:p>325.4015</text:p>
          </table:table-cell>
          <table:table-cell office:value-type="float" office:value="0" calcext:value-type="float">
            <text:p>0</text:p>
          </table:table-cell>
          <table:table-cell office:value-type="float" office:value="41.62271" calcext:value-type="float">
            <text:p>41.62271</text:p>
          </table:table-cell>
          <table:table-cell office:value-type="float" office:value="17.31958" calcext:value-type="float">
            <text:p>17.31958</text:p>
          </table:table-cell>
          <table:table-cell office:value-type="float" office:value="34.47711" calcext:value-type="float">
            <text:p>34.47711</text:p>
          </table:table-cell>
          <table:table-cell office:value-type="float" office:value="20.27698" calcext:value-type="float">
            <text:p>20.27698</text:p>
          </table:table-cell>
          <table:table-cell office:value-type="float" office:value="31.11957" calcext:value-type="float">
            <text:p>31.11957</text:p>
          </table:table-cell>
          <table:table-cell office:value-type="float" office:value="21.78482" calcext:value-type="float">
            <text:p>21.78482</text:p>
          </table:table-cell>
          <table:table-cell office:value-type="float" office:value="28.53516" calcext:value-type="float">
            <text:p>28.53516</text:p>
          </table:table-cell>
          <table:table-cell office:value-type="float" office:value="22.72522" calcext:value-type="float">
            <text:p>22.72522</text:p>
          </table:table-cell>
          <table:table-cell office:value-type="float" office:value="26.96448" calcext:value-type="float">
            <text:p>26.96448</text:p>
          </table:table-cell>
          <table:table-cell office:value-type="float" office:value="23.12421" calcext:value-type="float">
            <text:p>23.12421</text:p>
          </table:table-cell>
          <table:table-cell office:value-type="float" office:value="25.43121" calcext:value-type="float">
            <text:p>25.43121</text:p>
          </table:table-cell>
          <table:table-cell office:value-type="float" office:value="23.31888" calcext:value-type="float">
            <text:p>23.31888</text:p>
          </table:table-cell>
          <table:table-cell office:value-type="float" office:value="24.20288" calcext:value-type="float">
            <text:p>24.20288</text:p>
          </table:table-cell>
          <table:table-cell office:value-type="float" office:value="23.03842" calcext:value-type="float">
            <text:p>23.03842</text:p>
          </table:table-cell>
          <table:table-cell office:value-type="float" office:value="22.4722" calcext:value-type="float">
            <text:p>22.4722</text:p>
          </table:table-cell>
          <table:table-cell office:value-type="float" office:value="22.31171" calcext:value-type="float">
            <text:p>22.31171</text:p>
          </table:table-cell>
          <table:table-cell office:value-type="float" office:value="20.34882" calcext:value-type="float">
            <text:p>20.34882</text:p>
          </table:table-cell>
          <table:table-cell office:value-type="float" office:value="20.30246" calcext:value-type="float">
            <text:p>20.30246</text:p>
          </table:table-cell>
          <table:table-cell office:value-type="float" office:value="17.8476" calcext:value-type="float">
            <text:p>17.8476</text:p>
          </table:table-cell>
          <table:table-cell office:value-type="float" office:value="17.74042" calcext:value-type="float">
            <text:p>17.74042</text:p>
          </table:table-cell>
          <table:table-cell office:value-type="float" office:value="15.83514" calcext:value-type="float">
            <text:p>15.83514</text:p>
          </table:table-cell>
          <table:table-cell office:value-type="float" office:value="15.69287" calcext:value-type="float">
            <text:p>15.69287</text:p>
          </table:table-cell>
          <table:table-cell office:value-type="float" office:value="14.19312" calcext:value-type="float">
            <text:p>14.19312</text:p>
          </table:table-cell>
          <table:table-cell office:value-type="float" office:value="14.03769" calcext:value-type="float">
            <text:p>14.03769</text:p>
          </table:table-cell>
          <table:table-cell office:value-type="float" office:value="12.94962" calcext:value-type="float">
            <text:p>12.94962</text:p>
          </table:table-cell>
          <table:table-cell office:value-type="float" office:value="12.80225" calcext:value-type="float">
            <text:p>12.80225</text:p>
          </table:table-cell>
          <table:table-cell office:value-type="float" office:value="12.30435" calcext:value-type="float">
            <text:p>12.30435</text:p>
          </table:table-cell>
          <table:table-cell office:value-type="float" office:value="12.16809" calcext:value-type="float">
            <text:p>12.16809</text:p>
          </table:table-cell>
          <table:table-cell office:value-type="float" office:value="41.62268" calcext:value-type="float">
            <text:p>41.62268</text:p>
          </table:table-cell>
          <table:table-cell office:value-type="float" office:value="17.31961" calcext:value-type="float">
            <text:p>17.319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6" calcext:value-type="float">
            <text:p>7062006</text:p>
          </table:table-cell>
          <table:table-cell office:value-type="float" office:value="22.43005" calcext:value-type="float">
            <text:p>22.43005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7.08132" calcext:value-type="float">
            <text:p>17.08132</text:p>
          </table:table-cell>
          <table:table-cell office:value-type="float" office:value="1.999314" calcext:value-type="float">
            <text:p>1.999314</text:p>
          </table:table-cell>
          <table:table-cell office:value-type="float" office:value="1.567765" calcext:value-type="float">
            <text:p>1.567765</text:p>
          </table:table-cell>
          <table:table-cell office:value-type="float" office:value="328.3777" calcext:value-type="float">
            <text:p>328.3777</text:p>
          </table:table-cell>
          <table:table-cell office:value-type="float" office:value="0" calcext:value-type="float">
            <text:p>0</text:p>
          </table:table-cell>
          <table:table-cell office:value-type="float" office:value="41.40884" calcext:value-type="float">
            <text:p>41.40884</text:p>
          </table:table-cell>
          <table:table-cell office:value-type="float" office:value="19.35306" calcext:value-type="float">
            <text:p>19.35306</text:p>
          </table:table-cell>
          <table:table-cell office:value-type="float" office:value="34.71692" calcext:value-type="float">
            <text:p>34.71692</text:p>
          </table:table-cell>
          <table:table-cell office:value-type="float" office:value="21.90717" calcext:value-type="float">
            <text:p>21.90717</text:p>
          </table:table-cell>
          <table:table-cell office:value-type="float" office:value="31.51968" calcext:value-type="float">
            <text:p>31.51968</text:p>
          </table:table-cell>
          <table:table-cell office:value-type="float" office:value="23.1485" calcext:value-type="float">
            <text:p>23.1485</text:p>
          </table:table-cell>
          <table:table-cell office:value-type="float" office:value="29.00388" calcext:value-type="float">
            <text:p>29.00388</text:p>
          </table:table-cell>
          <table:table-cell office:value-type="float" office:value="23.82352" calcext:value-type="float">
            <text:p>23.82352</text:p>
          </table:table-cell>
          <table:table-cell office:value-type="float" office:value="27.44141" calcext:value-type="float">
            <text:p>27.44141</text:p>
          </table:table-cell>
          <table:table-cell office:value-type="float" office:value="24.02911" calcext:value-type="float">
            <text:p>24.02911</text:p>
          </table:table-cell>
          <table:table-cell office:value-type="float" office:value="25.88019" calcext:value-type="float">
            <text:p>25.88019</text:p>
          </table:table-cell>
          <table:table-cell office:value-type="float" office:value="24.00516" calcext:value-type="float">
            <text:p>24.00516</text:p>
          </table:table-cell>
          <table:table-cell office:value-type="float" office:value="24.58963" calcext:value-type="float">
            <text:p>24.58963</text:p>
          </table:table-cell>
          <table:table-cell office:value-type="float" office:value="23.52185" calcext:value-type="float">
            <text:p>23.52185</text:p>
          </table:table-cell>
          <table:table-cell office:value-type="float" office:value="22.69897" calcext:value-type="float">
            <text:p>22.69897</text:p>
          </table:table-cell>
          <table:table-cell office:value-type="float" office:value="22.44736" calcext:value-type="float">
            <text:p>22.44736</text:p>
          </table:table-cell>
          <table:table-cell office:value-type="float" office:value="20.45261" calcext:value-type="float">
            <text:p>20.45261</text:p>
          </table:table-cell>
          <table:table-cell office:value-type="float" office:value="20.34958" calcext:value-type="float">
            <text:p>20.34958</text:p>
          </table:table-cell>
          <table:table-cell office:value-type="float" office:value="17.95514" calcext:value-type="float">
            <text:p>17.95514</text:p>
          </table:table-cell>
          <table:table-cell office:value-type="float" office:value="17.84866" calcext:value-type="float">
            <text:p>17.84866</text:p>
          </table:table-cell>
          <table:table-cell office:value-type="float" office:value="15.97067" calcext:value-type="float">
            <text:p>15.97067</text:p>
          </table:table-cell>
          <table:table-cell office:value-type="float" office:value="15.83661" calcext:value-type="float">
            <text:p>15.83661</text:p>
          </table:table-cell>
          <table:table-cell office:value-type="float" office:value="14.34378" calcext:value-type="float">
            <text:p>14.34378</text:p>
          </table:table-cell>
          <table:table-cell office:value-type="float" office:value="14.1947" calcext:value-type="float">
            <text:p>14.1947</text:p>
          </table:table-cell>
          <table:table-cell office:value-type="float" office:value="13.09763" calcext:value-type="float">
            <text:p>13.09763</text:p>
          </table:table-cell>
          <table:table-cell office:value-type="float" office:value="12.9512" calcext:value-type="float">
            <text:p>12.9512</text:p>
          </table:table-cell>
          <table:table-cell office:value-type="float" office:value="12.44189" calcext:value-type="float">
            <text:p>12.44189</text:p>
          </table:table-cell>
          <table:table-cell office:value-type="float" office:value="12.30579" calcext:value-type="float">
            <text:p>12.30579</text:p>
          </table:table-cell>
          <table:table-cell office:value-type="float" office:value="41.40881" calcext:value-type="float">
            <text:p>41.40881</text:p>
          </table:table-cell>
          <table:table-cell office:value-type="float" office:value="19.35303" calcext:value-type="float">
            <text:p>19.353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6" calcext:value-type="float">
            <text:p>8062006</text:p>
          </table:table-cell>
          <table:table-cell office:value-type="float" office:value="22.39128" calcext:value-type="float">
            <text:p>22.39128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21.47573" calcext:value-type="float">
            <text:p>21.47573</text:p>
          </table:table-cell>
          <table:table-cell office:value-type="float" office:value="2.109904" calcext:value-type="float">
            <text:p>2.109904</text:p>
          </table:table-cell>
          <table:table-cell office:value-type="float" office:value="1.432809" calcext:value-type="float">
            <text:p>1.432809</text:p>
          </table:table-cell>
          <table:table-cell office:value-type="float" office:value="331.0958" calcext:value-type="float">
            <text:p>331.0958</text:p>
          </table:table-cell>
          <table:table-cell office:value-type="float" office:value="0" calcext:value-type="float">
            <text:p>0</text:p>
          </table:table-cell>
          <table:table-cell office:value-type="float" office:value="38.39896" calcext:value-type="float">
            <text:p>38.39896</text:p>
          </table:table-cell>
          <table:table-cell office:value-type="float" office:value="22.50943" calcext:value-type="float">
            <text:p>22.50943</text:p>
          </table:table-cell>
          <table:table-cell office:value-type="float" office:value="33.13416" calcext:value-type="float">
            <text:p>33.13416</text:p>
          </table:table-cell>
          <table:table-cell office:value-type="float" office:value="24.02396" calcext:value-type="float">
            <text:p>24.02396</text:p>
          </table:table-cell>
          <table:table-cell office:value-type="float" office:value="30.54492" calcext:value-type="float">
            <text:p>30.54492</text:p>
          </table:table-cell>
          <table:table-cell office:value-type="float" office:value="24.74286" calcext:value-type="float">
            <text:p>24.74286</text:p>
          </table:table-cell>
          <table:table-cell office:value-type="float" office:value="28.51492" calcext:value-type="float">
            <text:p>28.51492</text:p>
          </table:table-cell>
          <table:table-cell office:value-type="float" office:value="25.01611" calcext:value-type="float">
            <text:p>25.01611</text:p>
          </table:table-cell>
          <table:table-cell office:value-type="float" office:value="27.21597" calcext:value-type="float">
            <text:p>27.21597</text:p>
          </table:table-cell>
          <table:table-cell office:value-type="float" office:value="24.97891" calcext:value-type="float">
            <text:p>24.97891</text:p>
          </table:table-cell>
          <table:table-cell office:value-type="float" office:value="25.86746" calcext:value-type="float">
            <text:p>25.86746</text:p>
          </table:table-cell>
          <table:table-cell office:value-type="float" office:value="24.71353" calcext:value-type="float">
            <text:p>24.71353</text:p>
          </table:table-cell>
          <table:table-cell office:value-type="float" office:value="24.71442" calcext:value-type="float">
            <text:p>24.71442</text:p>
          </table:table-cell>
          <table:table-cell office:value-type="float" office:value="24.05878" calcext:value-type="float">
            <text:p>24.05878</text:p>
          </table:table-cell>
          <table:table-cell office:value-type="float" office:value="22.99084" calcext:value-type="float">
            <text:p>22.99084</text:p>
          </table:table-cell>
          <table:table-cell office:value-type="float" office:value="22.70676" calcext:value-type="float">
            <text:p>22.70676</text:p>
          </table:table-cell>
          <table:table-cell office:value-type="float" office:value="20.62061" calcext:value-type="float">
            <text:p>20.62061</text:p>
          </table:table-cell>
          <table:table-cell office:value-type="float" office:value="20.4541" calcext:value-type="float">
            <text:p>20.4541</text:p>
          </table:table-cell>
          <table:table-cell office:value-type="float" office:value="18.07574" calcext:value-type="float">
            <text:p>18.07574</text:p>
          </table:table-cell>
          <table:table-cell office:value-type="float" office:value="17.9563" calcext:value-type="float">
            <text:p>17.9563</text:p>
          </table:table-cell>
          <table:table-cell office:value-type="float" office:value="16.10385" calcext:value-type="float">
            <text:p>16.10385</text:p>
          </table:table-cell>
          <table:table-cell office:value-type="float" office:value="15.97205" calcext:value-type="float">
            <text:p>15.97205</text:p>
          </table:table-cell>
          <table:table-cell office:value-type="float" office:value="14.4895" calcext:value-type="float">
            <text:p>14.4895</text:p>
          </table:table-cell>
          <table:table-cell office:value-type="float" office:value="14.34534" calcext:value-type="float">
            <text:p>14.34534</text:p>
          </table:table-cell>
          <table:table-cell office:value-type="float" office:value="13.24274" calcext:value-type="float">
            <text:p>13.24274</text:p>
          </table:table-cell>
          <table:table-cell office:value-type="float" office:value="13.09915" calcext:value-type="float">
            <text:p>13.09915</text:p>
          </table:table-cell>
          <table:table-cell office:value-type="float" office:value="12.57956" calcext:value-type="float">
            <text:p>12.57956</text:p>
          </table:table-cell>
          <table:table-cell office:value-type="float" office:value="12.44333" calcext:value-type="float">
            <text:p>12.44333</text:p>
          </table:table-cell>
          <table:table-cell office:value-type="float" office:value="38.39899" calcext:value-type="float">
            <text:p>38.39899</text:p>
          </table:table-cell>
          <table:table-cell office:value-type="float" office:value="22.50943" calcext:value-type="float">
            <text:p>22.509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6" calcext:value-type="float">
            <text:p>9062006</text:p>
          </table:table-cell>
          <table:table-cell office:value-type="float" office:value="22.13563" calcext:value-type="float">
            <text:p>22.13563</text:p>
          </table:table-cell>
          <table:table-cell office:value-type="float" office:value="36.31732" calcext:value-type="float">
            <text:p>36.31732</text:p>
          </table:table-cell>
          <table:table-cell office:value-type="float" office:value="18.78277" calcext:value-type="float">
            <text:p>18.78277</text:p>
          </table:table-cell>
          <table:table-cell office:value-type="float" office:value="2.36249" calcext:value-type="float">
            <text:p>2.36249</text:p>
          </table:table-cell>
          <table:table-cell office:value-type="float" office:value="1.229012" calcext:value-type="float">
            <text:p>1.229012</text:p>
          </table:table-cell>
          <table:table-cell office:value-type="float" office:value="333.2997" calcext:value-type="float">
            <text:p>333.2997</text:p>
          </table:table-cell>
          <table:table-cell office:value-type="float" office:value="0" calcext:value-type="float">
            <text:p>0</text:p>
          </table:table-cell>
          <table:table-cell office:value-type="float" office:value="43.90915" calcext:value-type="float">
            <text:p>43.90915</text:p>
          </table:table-cell>
          <table:table-cell office:value-type="float" office:value="21.32422" calcext:value-type="float">
            <text:p>21.32422</text:p>
          </table:table-cell>
          <table:table-cell office:value-type="float" office:value="36.80783" calcext:value-type="float">
            <text:p>36.80783</text:p>
          </table:table-cell>
          <table:table-cell office:value-type="float" office:value="23.14786" calcext:value-type="float">
            <text:p>23.14786</text:p>
          </table:table-cell>
          <table:table-cell office:value-type="float" office:value="33.24127" calcext:value-type="float">
            <text:p>33.24127</text:p>
          </table:table-cell>
          <table:table-cell office:value-type="float" office:value="24.05603" calcext:value-type="float">
            <text:p>24.05603</text:p>
          </table:table-cell>
          <table:table-cell office:value-type="float" office:value="30.39249" calcext:value-type="float">
            <text:p>30.39249</text:p>
          </table:table-cell>
          <table:table-cell office:value-type="float" office:value="24.53198" calcext:value-type="float">
            <text:p>24.53198</text:p>
          </table:table-cell>
          <table:table-cell office:value-type="float" office:value="28.61536" calcext:value-type="float">
            <text:p>28.61536</text:p>
          </table:table-cell>
          <table:table-cell office:value-type="float" office:value="24.6398" calcext:value-type="float">
            <text:p>24.6398</text:p>
          </table:table-cell>
          <table:table-cell office:value-type="float" office:value="26.85522" calcext:value-type="float">
            <text:p>26.85522</text:p>
          </table:table-cell>
          <table:table-cell office:value-type="float" office:value="24.53595" calcext:value-type="float">
            <text:p>24.53595</text:p>
          </table:table-cell>
          <table:table-cell office:value-type="float" office:value="25.36407" calcext:value-type="float">
            <text:p>25.36407</text:p>
          </table:table-cell>
          <table:table-cell office:value-type="float" office:value="24.01984" calcext:value-type="float">
            <text:p>24.01984</text:p>
          </table:table-cell>
          <table:table-cell office:value-type="float" office:value="23.20355" calcext:value-type="float">
            <text:p>23.20355</text:p>
          </table:table-cell>
          <table:table-cell office:value-type="float" office:value="22.98727" calcext:value-type="float">
            <text:p>22.98727</text:p>
          </table:table-cell>
          <table:table-cell office:value-type="float" office:value="20.78149" calcext:value-type="float">
            <text:p>20.78149</text:p>
          </table:table-cell>
          <table:table-cell office:value-type="float" office:value="20.6225" calcext:value-type="float">
            <text:p>20.6225</text:p>
          </table:table-cell>
          <table:table-cell office:value-type="float" office:value="18.2095" calcext:value-type="float">
            <text:p>18.2095</text:p>
          </table:table-cell>
          <table:table-cell office:value-type="float" office:value="18.07709" calcext:value-type="float">
            <text:p>18.07709</text:p>
          </table:table-cell>
          <table:table-cell office:value-type="float" office:value="16.23889" calcext:value-type="float">
            <text:p>16.23889</text:p>
          </table:table-cell>
          <table:table-cell office:value-type="float" office:value="16.10526" calcext:value-type="float">
            <text:p>16.10526</text:p>
          </table:table-cell>
          <table:table-cell office:value-type="float" office:value="14.63226" calcext:value-type="float">
            <text:p>14.63226</text:p>
          </table:table-cell>
          <table:table-cell office:value-type="float" office:value="14.491" calcext:value-type="float">
            <text:p>14.491</text:p>
          </table:table-cell>
          <table:table-cell office:value-type="float" office:value="13.38623" calcext:value-type="float">
            <text:p>13.38623</text:p>
          </table:table-cell>
          <table:table-cell office:value-type="float" office:value="13.24423" calcext:value-type="float">
            <text:p>13.24423</text:p>
          </table:table-cell>
          <table:table-cell office:value-type="float" office:value="12.7171" calcext:value-type="float">
            <text:p>12.7171</text:p>
          </table:table-cell>
          <table:table-cell office:value-type="float" office:value="12.58099" calcext:value-type="float">
            <text:p>12.58099</text:p>
          </table:table-cell>
          <table:table-cell office:value-type="float" office:value="43.90912" calcext:value-type="float">
            <text:p>43.90912</text:p>
          </table:table-cell>
          <table:table-cell office:value-type="float" office:value="21.32422" calcext:value-type="float">
            <text:p>21.324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6" calcext:value-type="float">
            <text:p>10062006</text:p>
          </table:table-cell>
          <table:table-cell office:value-type="float" office:value="22.20912" calcext:value-type="float">
            <text:p>22.20912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12.61464" calcext:value-type="float">
            <text:p>12.61464</text:p>
          </table:table-cell>
          <table:table-cell office:value-type="float" office:value="1.481707" calcext:value-type="float">
            <text:p>1.481707</text:p>
          </table:table-cell>
          <table:table-cell office:value-type="float" office:value="1.140165" calcext:value-type="float">
            <text:p>1.140165</text:p>
          </table:table-cell>
          <table:table-cell office:value-type="float" office:value="325.9118" calcext:value-type="float">
            <text:p>325.9118</text:p>
          </table:table-cell>
          <table:table-cell office:value-type="float" office:value="0" calcext:value-type="float">
            <text:p>0</text:p>
          </table:table-cell>
          <table:table-cell office:value-type="float" office:value="34.29727" calcext:value-type="float">
            <text:p>34.29727</text:p>
          </table:table-cell>
          <table:table-cell office:value-type="float" office:value="16.38602" calcext:value-type="float">
            <text:p>16.38602</text:p>
          </table:table-cell>
          <table:table-cell office:value-type="float" office:value="30.07236" calcext:value-type="float">
            <text:p>30.07236</text:p>
          </table:table-cell>
          <table:table-cell office:value-type="float" office:value="20.51309" calcext:value-type="float">
            <text:p>20.51309</text:p>
          </table:table-cell>
          <table:table-cell office:value-type="float" office:value="28.19592" calcext:value-type="float">
            <text:p>28.19592</text:p>
          </table:table-cell>
          <table:table-cell office:value-type="float" office:value="22.54587" calcext:value-type="float">
            <text:p>22.54587</text:p>
          </table:table-cell>
          <table:table-cell office:value-type="float" office:value="28.42227" calcext:value-type="float">
            <text:p>28.42227</text:p>
          </table:table-cell>
          <table:table-cell office:value-type="float" office:value="23.77518" calcext:value-type="float">
            <text:p>23.77518</text:p>
          </table:table-cell>
          <table:table-cell office:value-type="float" office:value="27.86554" calcext:value-type="float">
            <text:p>27.86554</text:p>
          </table:table-cell>
          <table:table-cell office:value-type="float" office:value="24.29337" calcext:value-type="float">
            <text:p>24.29337</text:p>
          </table:table-cell>
          <table:table-cell office:value-type="float" office:value="26.82541" calcext:value-type="float">
            <text:p>26.82541</text:p>
          </table:table-cell>
          <table:table-cell office:value-type="float" office:value="24.49658" calcext:value-type="float">
            <text:p>24.49658</text:p>
          </table:table-cell>
          <table:table-cell office:value-type="float" office:value="25.40027" calcext:value-type="float">
            <text:p>25.40027</text:p>
          </table:table-cell>
          <table:table-cell office:value-type="float" office:value="24.11612" calcext:value-type="float">
            <text:p>24.11612</text:p>
          </table:table-cell>
          <table:table-cell office:value-type="float" office:value="23.39774" calcext:value-type="float">
            <text:p>23.39774</text:p>
          </table:table-cell>
          <table:table-cell office:value-type="float" office:value="23.18546" calcext:value-type="float">
            <text:p>23.18546</text:p>
          </table:table-cell>
          <table:table-cell office:value-type="float" office:value="20.95987" calcext:value-type="float">
            <text:p>20.95987</text:p>
          </table:table-cell>
          <table:table-cell office:value-type="float" office:value="20.78357" calcext:value-type="float">
            <text:p>20.78357</text:p>
          </table:table-cell>
          <table:table-cell office:value-type="float" office:value="18.3541" calcext:value-type="float">
            <text:p>18.3541</text:p>
          </table:table-cell>
          <table:table-cell office:value-type="float" office:value="18.21091" calcext:value-type="float">
            <text:p>18.21091</text:p>
          </table:table-cell>
          <table:table-cell office:value-type="float" office:value="16.37708" calcext:value-type="float">
            <text:p>16.37708</text:p>
          </table:table-cell>
          <table:table-cell office:value-type="float" office:value="16.2403" calcext:value-type="float">
            <text:p>16.2403</text:p>
          </table:table-cell>
          <table:table-cell office:value-type="float" office:value="14.77307" calcext:value-type="float">
            <text:p>14.77307</text:p>
          </table:table-cell>
          <table:table-cell office:value-type="float" office:value="14.63376" calcext:value-type="float">
            <text:p>14.63376</text:p>
          </table:table-cell>
          <table:table-cell office:value-type="float" office:value="13.52707" calcext:value-type="float">
            <text:p>13.52707</text:p>
          </table:table-cell>
          <table:table-cell office:value-type="float" office:value="13.38773" calcext:value-type="float">
            <text:p>13.38773</text:p>
          </table:table-cell>
          <table:table-cell office:value-type="float" office:value="12.85205" calcext:value-type="float">
            <text:p>12.85205</text:p>
          </table:table-cell>
          <table:table-cell office:value-type="float" office:value="12.71854" calcext:value-type="float">
            <text:p>12.71854</text:p>
          </table:table-cell>
          <table:table-cell office:value-type="float" office:value="34.29727" calcext:value-type="float">
            <text:p>34.29727</text:p>
          </table:table-cell>
          <table:table-cell office:value-type="float" office:value="16.38602" calcext:value-type="float">
            <text:p>16.386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6" calcext:value-type="float">
            <text:p>11062006</text:p>
          </table:table-cell>
          <table:table-cell office:value-type="float" office:value="22.22747" calcext:value-type="float">
            <text:p>22.22747</text:p>
          </table:table-cell>
          <table:table-cell office:value-type="float" office:value="22.98399" calcext:value-type="float">
            <text:p>22.98399</text:p>
          </table:table-cell>
          <table:table-cell office:value-type="float" office:value="10.95353" calcext:value-type="float">
            <text:p>10.95353</text:p>
          </table:table-cell>
          <table:table-cell office:value-type="float" office:value="1.42097" calcext:value-type="float">
            <text:p>1.42097</text:p>
          </table:table-cell>
          <table:table-cell office:value-type="float" office:value="1.111032" calcext:value-type="float">
            <text:p>1.111032</text:p>
          </table:table-cell>
          <table:table-cell office:value-type="float" office:value="327.8074" calcext:value-type="float">
            <text:p>327.8074</text:p>
          </table:table-cell>
          <table:table-cell office:value-type="float" office:value="0" calcext:value-type="float">
            <text:p>0</text:p>
          </table:table-cell>
          <table:table-cell office:value-type="float" office:value="32.80551" calcext:value-type="float">
            <text:p>32.80551</text:p>
          </table:table-cell>
          <table:table-cell office:value-type="float" office:value="13.80322" calcext:value-type="float">
            <text:p>13.80322</text:p>
          </table:table-cell>
          <table:table-cell office:value-type="float" office:value="28.40405" calcext:value-type="float">
            <text:p>28.40405</text:p>
          </table:table-cell>
          <table:table-cell office:value-type="float" office:value="17.42249" calcext:value-type="float">
            <text:p>17.42249</text:p>
          </table:table-cell>
          <table:table-cell office:value-type="float" office:value="26.48721" calcext:value-type="float">
            <text:p>26.48721</text:p>
          </table:table-cell>
          <table:table-cell office:value-type="float" office:value="19.54977" calcext:value-type="float">
            <text:p>19.54977</text:p>
          </table:table-cell>
          <table:table-cell office:value-type="float" office:value="25.13019" calcext:value-type="float">
            <text:p>25.13019</text:p>
          </table:table-cell>
          <table:table-cell office:value-type="float" office:value="21.11426" calcext:value-type="float">
            <text:p>21.11426</text:p>
          </table:table-cell>
          <table:table-cell office:value-type="float" office:value="24.64188" calcext:value-type="float">
            <text:p>24.64188</text:p>
          </table:table-cell>
          <table:table-cell office:value-type="float" office:value="21.96265" calcext:value-type="float">
            <text:p>21.96265</text:p>
          </table:table-cell>
          <table:table-cell office:value-type="float" office:value="24.77222" calcext:value-type="float">
            <text:p>24.77222</text:p>
          </table:table-cell>
          <table:table-cell office:value-type="float" office:value="22.62424" calcext:value-type="float">
            <text:p>22.62424</text:p>
          </table:table-cell>
          <table:table-cell office:value-type="float" office:value="24.27396" calcext:value-type="float">
            <text:p>24.27396</text:p>
          </table:table-cell>
          <table:table-cell office:value-type="float" office:value="22.77512" calcext:value-type="float">
            <text:p>22.77512</text:p>
          </table:table-cell>
          <table:table-cell office:value-type="float" office:value="23.1839" calcext:value-type="float">
            <text:p>23.1839</text:p>
          </table:table-cell>
          <table:table-cell office:value-type="float" office:value="22.51395" calcext:value-type="float">
            <text:p>22.51395</text:p>
          </table:table-cell>
          <table:table-cell office:value-type="float" office:value="20.98172" calcext:value-type="float">
            <text:p>20.98172</text:p>
          </table:table-cell>
          <table:table-cell office:value-type="float" office:value="20.91797" calcext:value-type="float">
            <text:p>20.91797</text:p>
          </table:table-cell>
          <table:table-cell office:value-type="float" office:value="18.4808" calcext:value-type="float">
            <text:p>18.4808</text:p>
          </table:table-cell>
          <table:table-cell office:value-type="float" office:value="18.35556" calcext:value-type="float">
            <text:p>18.35556</text:p>
          </table:table-cell>
          <table:table-cell office:value-type="float" office:value="16.51633" calcext:value-type="float">
            <text:p>16.51633</text:p>
          </table:table-cell>
          <table:table-cell office:value-type="float" office:value="16.37857" calcext:value-type="float">
            <text:p>16.37857</text:p>
          </table:table-cell>
          <table:table-cell office:value-type="float" office:value="14.91367" calcext:value-type="float">
            <text:p>14.91367</text:p>
          </table:table-cell>
          <table:table-cell office:value-type="float" office:value="14.77454" calcext:value-type="float">
            <text:p>14.77454</text:p>
          </table:table-cell>
          <table:table-cell office:value-type="float" office:value="13.66656" calcext:value-type="float">
            <text:p>13.66656</text:p>
          </table:table-cell>
          <table:table-cell office:value-type="float" office:value="13.52859" calcext:value-type="float">
            <text:p>13.52859</text:p>
          </table:table-cell>
          <table:table-cell office:value-type="float" office:value="12.98657" calcext:value-type="float">
            <text:p>12.98657</text:p>
          </table:table-cell>
          <table:table-cell office:value-type="float" office:value="12.85345" calcext:value-type="float">
            <text:p>12.85345</text:p>
          </table:table-cell>
          <table:table-cell office:value-type="float" office:value="32.80548" calcext:value-type="float">
            <text:p>32.80548</text:p>
          </table:table-cell>
          <table:table-cell office:value-type="float" office:value="13.80322" calcext:value-type="float">
            <text:p>13.803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6" calcext:value-type="float">
            <text:p>12062006</text:p>
          </table:table-cell>
          <table:table-cell office:value-type="float" office:value="22.27491" calcext:value-type="float">
            <text:p>22.27491</text:p>
          </table:table-cell>
          <table:table-cell office:value-type="float" office:value="24.0951" calcext:value-type="float">
            <text:p>24.0951</text:p>
          </table:table-cell>
          <table:table-cell office:value-type="float" office:value="10.95909" calcext:value-type="float">
            <text:p>10.95909</text:p>
          </table:table-cell>
          <table:table-cell office:value-type="float" office:value="1.467946" calcext:value-type="float">
            <text:p>1.467946</text:p>
          </table:table-cell>
          <table:table-cell office:value-type="float" office:value="1.113358" calcext:value-type="float">
            <text:p>1.113358</text:p>
          </table:table-cell>
          <table:table-cell office:value-type="float" office:value="325.9166" calcext:value-type="float">
            <text:p>325.9166</text:p>
          </table:table-cell>
          <table:table-cell office:value-type="float" office:value="0" calcext:value-type="float">
            <text:p>0</text:p>
          </table:table-cell>
          <table:table-cell office:value-type="float" office:value="33.02112" calcext:value-type="float">
            <text:p>33.02112</text:p>
          </table:table-cell>
          <table:table-cell office:value-type="float" office:value="13.49283" calcext:value-type="float">
            <text:p>13.49283</text:p>
          </table:table-cell>
          <table:table-cell office:value-type="float" office:value="28.34714" calcext:value-type="float">
            <text:p>28.34714</text:p>
          </table:table-cell>
          <table:table-cell office:value-type="float" office:value="16.75101" calcext:value-type="float">
            <text:p>16.75101</text:p>
          </table:table-cell>
          <table:table-cell office:value-type="float" office:value="26.21851" calcext:value-type="float">
            <text:p>26.21851</text:p>
          </table:table-cell>
          <table:table-cell office:value-type="float" office:value="18.71069" calcext:value-type="float">
            <text:p>18.71069</text:p>
          </table:table-cell>
          <table:table-cell office:value-type="float" office:value="24.69922" calcext:value-type="float">
            <text:p>24.69922</text:p>
          </table:table-cell>
          <table:table-cell office:value-type="float" office:value="20.18381" calcext:value-type="float">
            <text:p>20.18381</text:p>
          </table:table-cell>
          <table:table-cell office:value-type="float" office:value="23.84305" calcext:value-type="float">
            <text:p>23.84305</text:p>
          </table:table-cell>
          <table:table-cell office:value-type="float" office:value="21.01285" calcext:value-type="float">
            <text:p>21.01285</text:p>
          </table:table-cell>
          <table:table-cell office:value-type="float" office:value="23.47571" calcext:value-type="float">
            <text:p>23.47571</text:p>
          </table:table-cell>
          <table:table-cell office:value-type="float" office:value="21.70578" calcext:value-type="float">
            <text:p>21.70578</text:p>
          </table:table-cell>
          <table:table-cell office:value-type="float" office:value="23.17426" calcext:value-type="float">
            <text:p>23.17426</text:p>
          </table:table-cell>
          <table:table-cell office:value-type="float" office:value="21.96057" calcext:value-type="float">
            <text:p>21.96057</text:p>
          </table:table-cell>
          <table:table-cell office:value-type="float" office:value="22.51138" calcext:value-type="float">
            <text:p>22.51138</text:p>
          </table:table-cell>
          <table:table-cell office:value-type="float" office:value="21.94016" calcext:value-type="float">
            <text:p>21.94016</text:p>
          </table:table-cell>
          <table:table-cell office:value-type="float" office:value="20.91656" calcext:value-type="float">
            <text:p>20.91656</text:p>
          </table:table-cell>
          <table:table-cell office:value-type="float" office:value="20.71988" calcext:value-type="float">
            <text:p>20.71988</text:p>
          </table:table-cell>
          <table:table-cell office:value-type="float" office:value="18.55054" calcext:value-type="float">
            <text:p>18.55054</text:p>
          </table:table-cell>
          <table:table-cell office:value-type="float" office:value="18.48181" calcext:value-type="float">
            <text:p>18.48181</text:p>
          </table:table-cell>
          <table:table-cell office:value-type="float" office:value="16.64282" calcext:value-type="float">
            <text:p>16.64282</text:p>
          </table:table-cell>
          <table:table-cell office:value-type="float" office:value="16.51773" calcext:value-type="float">
            <text:p>16.51773</text:p>
          </table:table-cell>
          <table:table-cell office:value-type="float" office:value="15.05209" calcext:value-type="float">
            <text:p>15.05209</text:p>
          </table:table-cell>
          <table:table-cell office:value-type="float" office:value="14.91513" calcext:value-type="float">
            <text:p>14.91513</text:p>
          </table:table-cell>
          <table:table-cell office:value-type="float" office:value="13.80505" calcext:value-type="float">
            <text:p>13.80505</text:p>
          </table:table-cell>
          <table:table-cell office:value-type="float" office:value="13.66803" calcext:value-type="float">
            <text:p>13.66803</text:p>
          </table:table-cell>
          <table:table-cell office:value-type="float" office:value="13.11996" calcext:value-type="float">
            <text:p>13.11996</text:p>
          </table:table-cell>
          <table:table-cell office:value-type="float" office:value="12.98798" calcext:value-type="float">
            <text:p>12.98798</text:p>
          </table:table-cell>
          <table:table-cell office:value-type="float" office:value="33.02112" calcext:value-type="float">
            <text:p>33.02112</text:p>
          </table:table-cell>
          <table:table-cell office:value-type="float" office:value="13.49283" calcext:value-type="float">
            <text:p>13.492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6" calcext:value-type="float">
            <text:p>13062006</text:p>
          </table:table-cell>
          <table:table-cell office:value-type="float" office:value="22.71475" calcext:value-type="float">
            <text:p>22.71475</text:p>
          </table:table-cell>
          <table:table-cell office:value-type="float" office:value="29.65066" calcext:value-type="float">
            <text:p>29.65066</text:p>
          </table:table-cell>
          <table:table-cell office:value-type="float" office:value="12.09244" calcext:value-type="float">
            <text:p>12.09244</text:p>
          </table:table-cell>
          <table:table-cell office:value-type="float" office:value="1.897242" calcext:value-type="float">
            <text:p>1.897242</text:p>
          </table:table-cell>
          <table:table-cell office:value-type="float" office:value="1.18234" calcext:value-type="float">
            <text:p>1.18234</text:p>
          </table:table-cell>
          <table:table-cell office:value-type="float" office:value="323.7768" calcext:value-type="float">
            <text:p>323.7768</text:p>
          </table:table-cell>
          <table:table-cell office:value-type="float" office:value="0" calcext:value-type="float">
            <text:p>0</text:p>
          </table:table-cell>
          <table:table-cell office:value-type="float" office:value="36.71637" calcext:value-type="float">
            <text:p>36.71637</text:p>
          </table:table-cell>
          <table:table-cell office:value-type="float" office:value="14.38708" calcext:value-type="float">
            <text:p>14.38708</text:p>
          </table:table-cell>
          <table:table-cell office:value-type="float" office:value="30.87433" calcext:value-type="float">
            <text:p>30.87433</text:p>
          </table:table-cell>
          <table:table-cell office:value-type="float" office:value="17.27264" calcext:value-type="float">
            <text:p>17.27264</text:p>
          </table:table-cell>
          <table:table-cell office:value-type="float" office:value="28.07834" calcext:value-type="float">
            <text:p>28.07834</text:p>
          </table:table-cell>
          <table:table-cell office:value-type="float" office:value="18.96332" calcext:value-type="float">
            <text:p>18.96332</text:p>
          </table:table-cell>
          <table:table-cell office:value-type="float" office:value="25.96811" calcext:value-type="float">
            <text:p>25.96811</text:p>
          </table:table-cell>
          <table:table-cell office:value-type="float" office:value="20.22427" calcext:value-type="float">
            <text:p>20.22427</text:p>
          </table:table-cell>
          <table:table-cell office:value-type="float" office:value="24.72253" calcext:value-type="float">
            <text:p>24.72253</text:p>
          </table:table-cell>
          <table:table-cell office:value-type="float" office:value="20.91644" calcext:value-type="float">
            <text:p>20.91644</text:p>
          </table:table-cell>
          <table:table-cell office:value-type="float" office:value="23.59332" calcext:value-type="float">
            <text:p>23.59332</text:p>
          </table:table-cell>
          <table:table-cell office:value-type="float" office:value="21.48633" calcext:value-type="float">
            <text:p>21.48633</text:p>
          </table:table-cell>
          <table:table-cell office:value-type="float" office:value="22.79327" calcext:value-type="float">
            <text:p>22.79327</text:p>
          </table:table-cell>
          <table:table-cell office:value-type="float" office:value="21.65796" calcext:value-type="float">
            <text:p>21.65796</text:p>
          </table:table-cell>
          <table:table-cell office:value-type="float" office:value="21.94" calcext:value-type="float">
            <text:p>21.94</text:p>
          </table:table-cell>
          <table:table-cell office:value-type="float" office:value="21.61002" calcext:value-type="float">
            <text:p>21.61002</text:p>
          </table:table-cell>
          <table:table-cell office:value-type="float" office:value="20.71762" calcext:value-type="float">
            <text:p>20.71762</text:p>
          </table:table-cell>
          <table:table-cell office:value-type="float" office:value="20.51089" calcext:value-type="float">
            <text:p>20.51089</text:p>
          </table:table-cell>
          <table:table-cell office:value-type="float" office:value="18.56863" calcext:value-type="float">
            <text:p>18.56863</text:p>
          </table:table-cell>
          <table:table-cell office:value-type="float" office:value="18.55096" calcext:value-type="float">
            <text:p>18.55096</text:p>
          </table:table-cell>
          <table:table-cell office:value-type="float" office:value="16.746" calcext:value-type="float">
            <text:p>16.746</text:p>
          </table:table-cell>
          <table:table-cell office:value-type="float" office:value="16.64401" calcext:value-type="float">
            <text:p>16.64401</text:p>
          </table:table-cell>
          <table:table-cell office:value-type="float" office:value="15.18451" calcext:value-type="float">
            <text:p>15.18451</text:p>
          </table:table-cell>
          <table:table-cell office:value-type="float" office:value="15.05347" calcext:value-type="float">
            <text:p>15.05347</text:p>
          </table:table-cell>
          <table:table-cell office:value-type="float" office:value="13.9415" calcext:value-type="float">
            <text:p>13.9415</text:p>
          </table:table-cell>
          <table:table-cell office:value-type="float" office:value="13.80652" calcext:value-type="float">
            <text:p>13.80652</text:p>
          </table:table-cell>
          <table:table-cell office:value-type="float" office:value="13.25171" calcext:value-type="float">
            <text:p>13.25171</text:p>
          </table:table-cell>
          <table:table-cell office:value-type="float" office:value="13.12134" calcext:value-type="float">
            <text:p>13.12134</text:p>
          </table:table-cell>
          <table:table-cell office:value-type="float" office:value="36.71637" calcext:value-type="float">
            <text:p>36.71637</text:p>
          </table:table-cell>
          <table:table-cell office:value-type="float" office:value="14.38708" calcext:value-type="float">
            <text:p>14.387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6" calcext:value-type="float">
            <text:p>14062006</text:p>
          </table:table-cell>
          <table:table-cell office:value-type="float" office:value="23.12258" calcext:value-type="float">
            <text:p>23.12258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20.40073" calcext:value-type="float">
            <text:p>20.40073</text:p>
          </table:table-cell>
          <table:table-cell office:value-type="float" office:value="2.130808" calcext:value-type="float">
            <text:p>2.130808</text:p>
          </table:table-cell>
          <table:table-cell office:value-type="float" office:value="1.659725" calcext:value-type="float">
            <text:p>1.659725</text:p>
          </table:table-cell>
          <table:table-cell office:value-type="float" office:value="324.9172" calcext:value-type="float">
            <text:p>324.9172</text:p>
          </table:table-cell>
          <table:table-cell office:value-type="float" office:value="0" calcext:value-type="float">
            <text:p>0</text:p>
          </table:table-cell>
          <table:table-cell office:value-type="float" office:value="39.45676" calcext:value-type="float">
            <text:p>39.45676</text:p>
          </table:table-cell>
          <table:table-cell office:value-type="float" office:value="21.28848" calcext:value-type="float">
            <text:p>21.28848</text:p>
          </table:table-cell>
          <table:table-cell office:value-type="float" office:value="33.58716" calcext:value-type="float">
            <text:p>33.58716</text:p>
          </table:table-cell>
          <table:table-cell office:value-type="float" office:value="22.25659" calcext:value-type="float">
            <text:p>22.25659</text:p>
          </table:table-cell>
          <table:table-cell office:value-type="float" office:value="30.5553" calcext:value-type="float">
            <text:p>30.5553</text:p>
          </table:table-cell>
          <table:table-cell office:value-type="float" office:value="22.70575" calcext:value-type="float">
            <text:p>22.70575</text:p>
          </table:table-cell>
          <table:table-cell office:value-type="float" office:value="28.0907" calcext:value-type="float">
            <text:p>28.0907</text:p>
          </table:table-cell>
          <table:table-cell office:value-type="float" office:value="22.94061" calcext:value-type="float">
            <text:p>22.94061</text:p>
          </table:table-cell>
          <table:table-cell office:value-type="float" office:value="26.54532" calcext:value-type="float">
            <text:p>26.54532</text:p>
          </table:table-cell>
          <table:table-cell office:value-type="float" office:value="22.96292" calcext:value-type="float">
            <text:p>22.96292</text:p>
          </table:table-cell>
          <table:table-cell office:value-type="float" office:value="25.06271" calcext:value-type="float">
            <text:p>25.06271</text:p>
          </table:table-cell>
          <table:table-cell office:value-type="float" office:value="22.85056" calcext:value-type="float">
            <text:p>22.85056</text:p>
          </table:table-cell>
          <table:table-cell office:value-type="float" office:value="23.83423" calcext:value-type="float">
            <text:p>23.83423</text:p>
          </table:table-cell>
          <table:table-cell office:value-type="float" office:value="22.48392" calcext:value-type="float">
            <text:p>22.48392</text:p>
          </table:table-cell>
          <table:table-cell office:value-type="float" office:value="22.07568" calcext:value-type="float">
            <text:p>22.07568</text:p>
          </table:table-cell>
          <table:table-cell office:value-type="float" office:value="21.6987" calcext:value-type="float">
            <text:p>21.6987</text:p>
          </table:table-cell>
          <table:table-cell office:value-type="float" office:value="20.50934" calcext:value-type="float">
            <text:p>20.50934</text:p>
          </table:table-cell>
          <table:table-cell office:value-type="float" office:value="20.44916" calcext:value-type="float">
            <text:p>20.44916</text:p>
          </table:table-cell>
          <table:table-cell office:value-type="float" office:value="18.5697" calcext:value-type="float">
            <text:p>18.5697</text:p>
          </table:table-cell>
          <table:table-cell office:value-type="float" office:value="18.56821" calcext:value-type="float">
            <text:p>18.56821</text:p>
          </table:table-cell>
          <table:table-cell office:value-type="float" office:value="16.82751" calcext:value-type="float">
            <text:p>16.82751</text:p>
          </table:table-cell>
          <table:table-cell office:value-type="float" office:value="16.74695" calcext:value-type="float">
            <text:p>16.74695</text:p>
          </table:table-cell>
          <table:table-cell office:value-type="float" office:value="15.30771" calcext:value-type="float">
            <text:p>15.30771</text:p>
          </table:table-cell>
          <table:table-cell office:value-type="float" office:value="15.18582" calcext:value-type="float">
            <text:p>15.18582</text:p>
          </table:table-cell>
          <table:table-cell office:value-type="float" office:value="14.07462" calcext:value-type="float">
            <text:p>14.07462</text:p>
          </table:table-cell>
          <table:table-cell office:value-type="float" office:value="13.9429" calcext:value-type="float">
            <text:p>13.9429</text:p>
          </table:table-cell>
          <table:table-cell office:value-type="float" office:value="13.38174" calcext:value-type="float">
            <text:p>13.38174</text:p>
          </table:table-cell>
          <table:table-cell office:value-type="float" office:value="13.25305" calcext:value-type="float">
            <text:p>13.25305</text:p>
          </table:table-cell>
          <table:table-cell office:value-type="float" office:value="39.45673" calcext:value-type="float">
            <text:p>39.45673</text:p>
          </table:table-cell>
          <table:table-cell office:value-type="float" office:value="21.28851" calcext:value-type="float">
            <text:p>21.288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6" calcext:value-type="float">
            <text:p>15062006</text:p>
          </table:table-cell>
          <table:table-cell office:value-type="float" office:value="23.16838" calcext:value-type="float">
            <text:p>23.16838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22.60352" calcext:value-type="float">
            <text:p>22.60352</text:p>
          </table:table-cell>
          <table:table-cell office:value-type="float" office:value="2.227727" calcext:value-type="float">
            <text:p>2.227727</text:p>
          </table:table-cell>
          <table:table-cell office:value-type="float" office:value="1.587819" calcext:value-type="float">
            <text:p>1.587819</text:p>
          </table:table-cell>
          <table:table-cell office:value-type="float" office:value="326.1318" calcext:value-type="float">
            <text:p>326.1318</text:p>
          </table:table-cell>
          <table:table-cell office:value-type="float" office:value="1.5875" calcext:value-type="float">
            <text:p>1.5875</text:p>
          </table:table-cell>
          <table:table-cell office:value-type="float" office:value="38.87869" calcext:value-type="float">
            <text:p>38.87869</text:p>
          </table:table-cell>
          <table:table-cell office:value-type="float" office:value="21.6554" calcext:value-type="float">
            <text:p>21.6554</text:p>
          </table:table-cell>
          <table:table-cell office:value-type="float" office:value="33.69131" calcext:value-type="float">
            <text:p>33.69131</text:p>
          </table:table-cell>
          <table:table-cell office:value-type="float" office:value="24.33859" calcext:value-type="float">
            <text:p>24.33859</text:p>
          </table:table-cell>
          <table:table-cell office:value-type="float" office:value="31.01123" calcext:value-type="float">
            <text:p>31.01123</text:p>
          </table:table-cell>
          <table:table-cell office:value-type="float" office:value="24.72958" calcext:value-type="float">
            <text:p>24.72958</text:p>
          </table:table-cell>
          <table:table-cell office:value-type="float" office:value="28.74988" calcext:value-type="float">
            <text:p>28.74988</text:p>
          </table:table-cell>
          <table:table-cell office:value-type="float" office:value="24.75293" calcext:value-type="float">
            <text:p>24.75293</text:p>
          </table:table-cell>
          <table:table-cell office:value-type="float" office:value="27.27731" calcext:value-type="float">
            <text:p>27.27731</text:p>
          </table:table-cell>
          <table:table-cell office:value-type="float" office:value="24.58282" calcext:value-type="float">
            <text:p>24.58282</text:p>
          </table:table-cell>
          <table:table-cell office:value-type="float" office:value="25.79327" calcext:value-type="float">
            <text:p>25.79327</text:p>
          </table:table-cell>
          <table:table-cell office:value-type="float" office:value="24.21347" calcext:value-type="float">
            <text:p>24.21347</text:p>
          </table:table-cell>
          <table:table-cell office:value-type="float" office:value="24.53055" calcext:value-type="float">
            <text:p>24.53055</text:p>
          </table:table-cell>
          <table:table-cell office:value-type="float" office:value="23.53702" calcext:value-type="float">
            <text:p>23.53702</text:p>
          </table:table-cell>
          <table:table-cell office:value-type="float" office:value="22.65601" calcext:value-type="float">
            <text:p>22.65601</text:p>
          </table:table-cell>
          <table:table-cell office:value-type="float" office:value="22.08594" calcext:value-type="float">
            <text:p>22.08594</text:p>
          </table:table-cell>
          <table:table-cell office:value-type="float" office:value="20.60767" calcext:value-type="float">
            <text:p>20.60767</text:p>
          </table:table-cell>
          <table:table-cell office:value-type="float" office:value="20.45572" calcext:value-type="float">
            <text:p>20.45572</text:p>
          </table:table-cell>
          <table:table-cell office:value-type="float" office:value="18.60156" calcext:value-type="float">
            <text:p>18.60156</text:p>
          </table:table-cell>
          <table:table-cell office:value-type="float" office:value="18.56979" calcext:value-type="float">
            <text:p>18.56979</text:p>
          </table:table-cell>
          <table:table-cell office:value-type="float" office:value="16.90109" calcext:value-type="float">
            <text:p>16.90109</text:p>
          </table:table-cell>
          <table:table-cell office:value-type="float" office:value="16.82831" calcext:value-type="float">
            <text:p>16.82831</text:p>
          </table:table-cell>
          <table:table-cell office:value-type="float" office:value="15.42139" calcext:value-type="float">
            <text:p>15.42139</text:p>
          </table:table-cell>
          <table:table-cell office:value-type="float" office:value="15.30893" calcext:value-type="float">
            <text:p>15.30893</text:p>
          </table:table-cell>
          <table:table-cell office:value-type="float" office:value="14.20358" calcext:value-type="float">
            <text:p>14.20358</text:p>
          </table:table-cell>
          <table:table-cell office:value-type="float" office:value="14.07596" calcext:value-type="float">
            <text:p>14.07596</text:p>
          </table:table-cell>
          <table:table-cell office:value-type="float" office:value="13.5097" calcext:value-type="float">
            <text:p>13.5097</text:p>
          </table:table-cell>
          <table:table-cell office:value-type="float" office:value="13.38309" calcext:value-type="float">
            <text:p>13.38309</text:p>
          </table:table-cell>
          <table:table-cell office:value-type="float" office:value="38.87869" calcext:value-type="float">
            <text:p>38.87869</text:p>
          </table:table-cell>
          <table:table-cell office:value-type="float" office:value="22.03864" calcext:value-type="float">
            <text:p>22.038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6" calcext:value-type="float">
            <text:p>16062006</text:p>
          </table:table-cell>
          <table:table-cell office:value-type="float" office:value="23.16728" calcext:value-type="float">
            <text:p>23.16728</text:p>
          </table:table-cell>
          <table:table-cell office:value-type="float" office:value="33.53955" calcext:value-type="float">
            <text:p>33.53955</text:p>
          </table:table-cell>
          <table:table-cell office:value-type="float" office:value="19.85076" calcext:value-type="float">
            <text:p>19.85076</text:p>
          </table:table-cell>
          <table:table-cell office:value-type="float" office:value="2.104919" calcext:value-type="float">
            <text:p>2.104919</text:p>
          </table:table-cell>
          <table:table-cell office:value-type="float" office:value="1.49891" calcext:value-type="float">
            <text:p>1.49891</text:p>
          </table:table-cell>
          <table:table-cell office:value-type="float" office:value="325.2593" calcext:value-type="float">
            <text:p>325.2593</text:p>
          </table:table-cell>
          <table:table-cell office:value-type="float" office:value="5.1435" calcext:value-type="float">
            <text:p>5.1435</text:p>
          </table:table-cell>
          <table:table-cell office:value-type="float" office:value="29.9183" calcext:value-type="float">
            <text:p>29.9183</text:p>
          </table:table-cell>
          <table:table-cell office:value-type="float" office:value="19.0871" calcext:value-type="float">
            <text:p>19.0871</text:p>
          </table:table-cell>
          <table:table-cell office:value-type="float" office:value="27.95691" calcext:value-type="float">
            <text:p>27.95691</text:p>
          </table:table-cell>
          <table:table-cell office:value-type="float" office:value="20.91611" calcext:value-type="float">
            <text:p>20.91611</text:p>
          </table:table-cell>
          <table:table-cell office:value-type="float" office:value="26.64688" calcext:value-type="float">
            <text:p>26.64688</text:p>
          </table:table-cell>
          <table:table-cell office:value-type="float" office:value="22.405" calcext:value-type="float">
            <text:p>22.405</text:p>
          </table:table-cell>
          <table:table-cell office:value-type="float" office:value="26.90363" calcext:value-type="float">
            <text:p>26.90363</text:p>
          </table:table-cell>
          <table:table-cell office:value-type="float" office:value="23.33792" calcext:value-type="float">
            <text:p>23.33792</text:p>
          </table:table-cell>
          <table:table-cell office:value-type="float" office:value="26.49677" calcext:value-type="float">
            <text:p>26.49677</text:p>
          </table:table-cell>
          <table:table-cell office:value-type="float" office:value="23.72116" calcext:value-type="float">
            <text:p>23.72116</text:p>
          </table:table-cell>
          <table:table-cell office:value-type="float" office:value="25.72189" calcext:value-type="float">
            <text:p>25.72189</text:p>
          </table:table-cell>
          <table:table-cell office:value-type="float" office:value="23.82947" calcext:value-type="float">
            <text:p>23.82947</text:p>
          </table:table-cell>
          <table:table-cell office:value-type="float" office:value="24.5372" calcext:value-type="float">
            <text:p>24.5372</text:p>
          </table:table-cell>
          <table:table-cell office:value-type="float" office:value="23.47009" calcext:value-type="float">
            <text:p>23.47009</text:p>
          </table:table-cell>
          <table:table-cell office:value-type="float" office:value="22.81226" calcext:value-type="float">
            <text:p>22.81226</text:p>
          </table:table-cell>
          <table:table-cell office:value-type="float" office:value="22.65152" calcext:value-type="float">
            <text:p>22.65152</text:p>
          </table:table-cell>
          <table:table-cell office:value-type="float" office:value="20.79114" calcext:value-type="float">
            <text:p>20.79114</text:p>
          </table:table-cell>
          <table:table-cell office:value-type="float" office:value="20.61008" calcext:value-type="float">
            <text:p>20.61008</text:p>
          </table:table-cell>
          <table:table-cell office:value-type="float" office:value="18.67886" calcext:value-type="float">
            <text:p>18.67886</text:p>
          </table:table-cell>
          <table:table-cell office:value-type="float" office:value="18.60214" calcext:value-type="float">
            <text:p>18.60214</text:p>
          </table:table-cell>
          <table:table-cell office:value-type="float" office:value="16.98129" calcext:value-type="float">
            <text:p>16.98129</text:p>
          </table:table-cell>
          <table:table-cell office:value-type="float" office:value="16.90186" calcext:value-type="float">
            <text:p>16.90186</text:p>
          </table:table-cell>
          <table:table-cell office:value-type="float" office:value="15.52905" calcext:value-type="float">
            <text:p>15.52905</text:p>
          </table:table-cell>
          <table:table-cell office:value-type="float" office:value="15.42258" calcext:value-type="float">
            <text:p>15.42258</text:p>
          </table:table-cell>
          <table:table-cell office:value-type="float" office:value="14.32797" calcext:value-type="float">
            <text:p>14.32797</text:p>
          </table:table-cell>
          <table:table-cell office:value-type="float" office:value="14.20486" calcext:value-type="float">
            <text:p>14.20486</text:p>
          </table:table-cell>
          <table:table-cell office:value-type="float" office:value="13.63486" calcext:value-type="float">
            <text:p>13.63486</text:p>
          </table:table-cell>
          <table:table-cell office:value-type="float" office:value="13.51102" calcext:value-type="float">
            <text:p>13.51102</text:p>
          </table:table-cell>
          <table:table-cell office:value-type="float" office:value="29.91827" calcext:value-type="float">
            <text:p>29.91827</text:p>
          </table:table-cell>
          <table:table-cell office:value-type="float" office:value="19.46634" calcext:value-type="float">
            <text:p>19.466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6" calcext:value-type="float">
            <text:p>17062006</text:p>
          </table:table-cell>
          <table:table-cell office:value-type="float" office:value="23.2508" calcext:value-type="float">
            <text:p>23.2508</text:p>
          </table:table-cell>
          <table:table-cell office:value-type="float" office:value="26.31732" calcext:value-type="float">
            <text:p>26.31732</text:p>
          </table:table-cell>
          <table:table-cell office:value-type="float" office:value="17.05074" calcext:value-type="float">
            <text:p>17.05074</text:p>
          </table:table-cell>
          <table:table-cell office:value-type="float" office:value="1.667879" calcext:value-type="float">
            <text:p>1.667879</text:p>
          </table:table-cell>
          <table:table-cell office:value-type="float" office:value="1.338912" calcext:value-type="float">
            <text:p>1.338912</text:p>
          </table:table-cell>
          <table:table-cell office:value-type="float" office:value="322.9231" calcext:value-type="float">
            <text:p>322.9231</text:p>
          </table:table-cell>
          <table:table-cell office:value-type="float" office:value="1.143" calcext:value-type="float">
            <text:p>1.143</text:p>
          </table:table-cell>
          <table:table-cell office:value-type="float" office:value="30.36288" calcext:value-type="float">
            <text:p>30.36288</text:p>
          </table:table-cell>
          <table:table-cell office:value-type="float" office:value="16.72519" calcext:value-type="float">
            <text:p>16.72519</text:p>
          </table:table-cell>
          <table:table-cell office:value-type="float" office:value="26.93771" calcext:value-type="float">
            <text:p>26.93771</text:p>
          </table:table-cell>
          <table:table-cell office:value-type="float" office:value="18.66278" calcext:value-type="float">
            <text:p>18.66278</text:p>
          </table:table-cell>
          <table:table-cell office:value-type="float" office:value="25.44574" calcext:value-type="float">
            <text:p>25.44574</text:p>
          </table:table-cell>
          <table:table-cell office:value-type="float" office:value="20.19699" calcext:value-type="float">
            <text:p>20.19699</text:p>
          </table:table-cell>
          <table:table-cell office:value-type="float" office:value="24.37927" calcext:value-type="float">
            <text:p>24.37927</text:p>
          </table:table-cell>
          <table:table-cell office:value-type="float" office:value="21.31863" calcext:value-type="float">
            <text:p>21.31863</text:p>
          </table:table-cell>
          <table:table-cell office:value-type="float" office:value="24.05322" calcext:value-type="float">
            <text:p>24.05322</text:p>
          </table:table-cell>
          <table:table-cell office:value-type="float" office:value="21.92111" calcext:value-type="float">
            <text:p>21.92111</text:p>
          </table:table-cell>
          <table:table-cell office:value-type="float" office:value="24.03268" calcext:value-type="float">
            <text:p>24.03268</text:p>
          </table:table-cell>
          <table:table-cell office:value-type="float" office:value="22.34811" calcext:value-type="float">
            <text:p>22.34811</text:p>
          </table:table-cell>
          <table:table-cell office:value-type="float" office:value="23.58054" calcext:value-type="float">
            <text:p>23.58054</text:p>
          </table:table-cell>
          <table:table-cell office:value-type="float" office:value="22.39499" calcext:value-type="float">
            <text:p>22.39499</text:p>
          </table:table-cell>
          <table:table-cell office:value-type="float" office:value="22.65042" calcext:value-type="float">
            <text:p>22.65042</text:p>
          </table:table-cell>
          <table:table-cell office:value-type="float" office:value="22.12085" calcext:value-type="float">
            <text:p>22.12085</text:p>
          </table:table-cell>
          <table:table-cell office:value-type="float" office:value="20.81708" calcext:value-type="float">
            <text:p>20.81708</text:p>
          </table:table-cell>
          <table:table-cell office:value-type="float" office:value="20.77316" calcext:value-type="float">
            <text:p>20.77316</text:p>
          </table:table-cell>
          <table:table-cell office:value-type="float" office:value="18.75836" calcext:value-type="float">
            <text:p>18.75836</text:p>
          </table:table-cell>
          <table:table-cell office:value-type="float" office:value="18.67978" calcext:value-type="float">
            <text:p>18.67978</text:p>
          </table:table-cell>
          <table:table-cell office:value-type="float" office:value="17.07047" calcext:value-type="float">
            <text:p>17.07047</text:p>
          </table:table-cell>
          <table:table-cell office:value-type="float" office:value="16.98221" calcext:value-type="float">
            <text:p>16.98221</text:p>
          </table:table-cell>
          <table:table-cell office:value-type="float" office:value="15.6351" calcext:value-type="float">
            <text:p>15.6351</text:p>
          </table:table-cell>
          <table:table-cell office:value-type="float" office:value="15.53015" calcext:value-type="float">
            <text:p>15.53015</text:p>
          </table:table-cell>
          <table:table-cell office:value-type="float" office:value="14.44797" calcext:value-type="float">
            <text:p>14.44797</text:p>
          </table:table-cell>
          <table:table-cell office:value-type="float" office:value="14.32919" calcext:value-type="float">
            <text:p>14.32919</text:p>
          </table:table-cell>
          <table:table-cell office:value-type="float" office:value="13.75647" calcext:value-type="float">
            <text:p>13.75647</text:p>
          </table:table-cell>
          <table:table-cell office:value-type="float" office:value="13.63614" calcext:value-type="float">
            <text:p>13.63614</text:p>
          </table:table-cell>
          <table:table-cell office:value-type="float" office:value="30.36288" calcext:value-type="float">
            <text:p>30.36288</text:p>
          </table:table-cell>
          <table:table-cell office:value-type="float" office:value="16.72519" calcext:value-type="float">
            <text:p>16.72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6" calcext:value-type="float">
            <text:p>18062006</text:p>
          </table:table-cell>
          <table:table-cell office:value-type="float" office:value="23.48619" calcext:value-type="float">
            <text:p>23.48619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7.07854" calcext:value-type="float">
            <text:p>17.07854</text:p>
          </table:table-cell>
          <table:table-cell office:value-type="float" office:value="1.906429" calcext:value-type="float">
            <text:p>1.906429</text:p>
          </table:table-cell>
          <table:table-cell office:value-type="float" office:value="1.521508" calcext:value-type="float">
            <text:p>1.521508</text:p>
          </table:table-cell>
          <table:table-cell office:value-type="float" office:value="318.2884" calcext:value-type="float">
            <text:p>318.2884</text:p>
          </table:table-cell>
          <table:table-cell office:value-type="float" office:value="0" calcext:value-type="float">
            <text:p>0</text:p>
          </table:table-cell>
          <table:table-cell office:value-type="float" office:value="37.47482" calcext:value-type="float">
            <text:p>37.47482</text:p>
          </table:table-cell>
          <table:table-cell office:value-type="float" office:value="18.44403" calcext:value-type="float">
            <text:p>18.44403</text:p>
          </table:table-cell>
          <table:table-cell office:value-type="float" office:value="32.04416" calcext:value-type="float">
            <text:p>32.04416</text:p>
          </table:table-cell>
          <table:table-cell office:value-type="float" office:value="20.12106" calcext:value-type="float">
            <text:p>20.12106</text:p>
          </table:table-cell>
          <table:table-cell office:value-type="float" office:value="29.32434" calcext:value-type="float">
            <text:p>29.32434</text:p>
          </table:table-cell>
          <table:table-cell office:value-type="float" office:value="21.05304" calcext:value-type="float">
            <text:p>21.05304</text:p>
          </table:table-cell>
          <table:table-cell office:value-type="float" office:value="27.13367" calcext:value-type="float">
            <text:p>27.13367</text:p>
          </table:table-cell>
          <table:table-cell office:value-type="float" office:value="21.71005" calcext:value-type="float">
            <text:p>21.71005</text:p>
          </table:table-cell>
          <table:table-cell office:value-type="float" office:value="25.77234" calcext:value-type="float">
            <text:p>25.77234</text:p>
          </table:table-cell>
          <table:table-cell office:value-type="float" office:value="22.03674" calcext:value-type="float">
            <text:p>22.03674</text:p>
          </table:table-cell>
          <table:table-cell office:value-type="float" office:value="24.48999" calcext:value-type="float">
            <text:p>24.48999</text:p>
          </table:table-cell>
          <table:table-cell office:value-type="float" office:value="22.26279" calcext:value-type="float">
            <text:p>22.26279</text:p>
          </table:table-cell>
          <table:table-cell office:value-type="float" office:value="23.48358" calcext:value-type="float">
            <text:p>23.48358</text:p>
          </table:table-cell>
          <table:table-cell office:value-type="float" office:value="22.20557" calcext:value-type="float">
            <text:p>22.20557</text:p>
          </table:table-cell>
          <table:table-cell office:value-type="float" office:value="22.11942" calcext:value-type="float">
            <text:p>22.11942</text:p>
          </table:table-cell>
          <table:table-cell office:value-type="float" office:value="21.90192" calcext:value-type="float">
            <text:p>21.90192</text:p>
          </table:table-cell>
          <table:table-cell office:value-type="float" office:value="20.77206" calcext:value-type="float">
            <text:p>20.77206</text:p>
          </table:table-cell>
          <table:table-cell office:value-type="float" office:value="20.66812" calcext:value-type="float">
            <text:p>20.66812</text:p>
          </table:table-cell>
          <table:table-cell office:value-type="float" office:value="18.8027" calcext:value-type="float">
            <text:p>18.8027</text:p>
          </table:table-cell>
          <table:table-cell office:value-type="float" office:value="18.759" calcext:value-type="float">
            <text:p>18.759</text:p>
          </table:table-cell>
          <table:table-cell office:value-type="float" office:value="17.15558" calcext:value-type="float">
            <text:p>17.15558</text:p>
          </table:table-cell>
          <table:table-cell office:value-type="float" office:value="17.07138" calcext:value-type="float">
            <text:p>17.07138</text:p>
          </table:table-cell>
          <table:table-cell office:value-type="float" office:value="15.73895" calcext:value-type="float">
            <text:p>15.73895</text:p>
          </table:table-cell>
          <table:table-cell office:value-type="float" office:value="15.6362" calcext:value-type="float">
            <text:p>15.6362</text:p>
          </table:table-cell>
          <table:table-cell office:value-type="float" office:value="14.56497" calcext:value-type="float">
            <text:p>14.56497</text:p>
          </table:table-cell>
          <table:table-cell office:value-type="float" office:value="14.44922" calcext:value-type="float">
            <text:p>14.44922</text:p>
          </table:table-cell>
          <table:table-cell office:value-type="float" office:value="13.87601" calcext:value-type="float">
            <text:p>13.87601</text:p>
          </table:table-cell>
          <table:table-cell office:value-type="float" office:value="13.75772" calcext:value-type="float">
            <text:p>13.75772</text:p>
          </table:table-cell>
          <table:table-cell office:value-type="float" office:value="37.47479" calcext:value-type="float">
            <text:p>37.47479</text:p>
          </table:table-cell>
          <table:table-cell office:value-type="float" office:value="18.44406" calcext:value-type="float">
            <text:p>18.444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6" calcext:value-type="float">
            <text:p>19062006</text:p>
          </table:table-cell>
          <table:table-cell office:value-type="float" office:value="23.53383" calcext:value-type="float">
            <text:p>23.53383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17.62854" calcext:value-type="float">
            <text:p>17.62854</text:p>
          </table:table-cell>
          <table:table-cell office:value-type="float" office:value="2.034542" calcext:value-type="float">
            <text:p>2.034542</text:p>
          </table:table-cell>
          <table:table-cell office:value-type="float" office:value="1.527121" calcext:value-type="float">
            <text:p>1.527121</text:p>
          </table:table-cell>
          <table:table-cell office:value-type="float" office:value="311.1809" calcext:value-type="float">
            <text:p>311.1809</text:p>
          </table:table-cell>
          <table:table-cell office:value-type="float" office:value="0" calcext:value-type="float">
            <text:p>0</text:p>
          </table:table-cell>
          <table:table-cell office:value-type="float" office:value="37.23331" calcext:value-type="float">
            <text:p>37.23331</text:p>
          </table:table-cell>
          <table:table-cell office:value-type="float" office:value="19.54697" calcext:value-type="float">
            <text:p>19.54697</text:p>
          </table:table-cell>
          <table:table-cell office:value-type="float" office:value="32.24011" calcext:value-type="float">
            <text:p>32.24011</text:p>
          </table:table-cell>
          <table:table-cell office:value-type="float" office:value="21.46677" calcext:value-type="float">
            <text:p>21.46677</text:p>
          </table:table-cell>
          <table:table-cell office:value-type="float" office:value="29.69388" calcext:value-type="float">
            <text:p>29.69388</text:p>
          </table:table-cell>
          <table:table-cell office:value-type="float" office:value="22.44666" calcext:value-type="float">
            <text:p>22.44666</text:p>
          </table:table-cell>
          <table:table-cell office:value-type="float" office:value="27.60489" calcext:value-type="float">
            <text:p>27.60489</text:p>
          </table:table-cell>
          <table:table-cell office:value-type="float" office:value="23.00003" calcext:value-type="float">
            <text:p>23.00003</text:p>
          </table:table-cell>
          <table:table-cell office:value-type="float" office:value="26.27493" calcext:value-type="float">
            <text:p>26.27493</text:p>
          </table:table-cell>
          <table:table-cell office:value-type="float" office:value="23.19888" calcext:value-type="float">
            <text:p>23.19888</text:p>
          </table:table-cell>
          <table:table-cell office:value-type="float" office:value="24.97104" calcext:value-type="float">
            <text:p>24.97104</text:p>
          </table:table-cell>
          <table:table-cell office:value-type="float" office:value="23.21695" calcext:value-type="float">
            <text:p>23.21695</text:p>
          </table:table-cell>
          <table:table-cell office:value-type="float" office:value="23.91095" calcext:value-type="float">
            <text:p>23.91095</text:p>
          </table:table-cell>
          <table:table-cell office:value-type="float" office:value="22.87964" calcext:value-type="float">
            <text:p>22.87964</text:p>
          </table:table-cell>
          <table:table-cell office:value-type="float" office:value="22.36462" calcext:value-type="float">
            <text:p>22.36462</text:p>
          </table:table-cell>
          <table:table-cell office:value-type="float" office:value="22.07001" calcext:value-type="float">
            <text:p>22.07001</text:p>
          </table:table-cell>
          <table:table-cell office:value-type="float" office:value="20.70145" calcext:value-type="float">
            <text:p>20.70145</text:p>
          </table:table-cell>
          <table:table-cell office:value-type="float" office:value="20.66693" calcext:value-type="float">
            <text:p>20.66693</text:p>
          </table:table-cell>
          <table:table-cell office:value-type="float" office:value="18.83847" calcext:value-type="float">
            <text:p>18.83847</text:p>
          </table:table-cell>
          <table:table-cell office:value-type="float" office:value="18.80301" calcext:value-type="float">
            <text:p>18.80301</text:p>
          </table:table-cell>
          <table:table-cell office:value-type="float" office:value="17.23151" calcext:value-type="float">
            <text:p>17.23151</text:p>
          </table:table-cell>
          <table:table-cell office:value-type="float" office:value="17.1564" calcext:value-type="float">
            <text:p>17.1564</text:p>
          </table:table-cell>
          <table:table-cell office:value-type="float" office:value="15.83954" calcext:value-type="float">
            <text:p>15.83954</text:p>
          </table:table-cell>
          <table:table-cell office:value-type="float" office:value="15.74002" calcext:value-type="float">
            <text:p>15.74002</text:p>
          </table:table-cell>
          <table:table-cell office:value-type="float" office:value="14.67896" calcext:value-type="float">
            <text:p>14.67896</text:p>
          </table:table-cell>
          <table:table-cell office:value-type="float" office:value="14.56622" calcext:value-type="float">
            <text:p>14.56622</text:p>
          </table:table-cell>
          <table:table-cell office:value-type="float" office:value="13.99182" calcext:value-type="float">
            <text:p>13.99182</text:p>
          </table:table-cell>
          <table:table-cell office:value-type="float" office:value="13.87723" calcext:value-type="float">
            <text:p>13.87723</text:p>
          </table:table-cell>
          <table:table-cell office:value-type="float" office:value="37.23331" calcext:value-type="float">
            <text:p>37.23331</text:p>
          </table:table-cell>
          <table:table-cell office:value-type="float" office:value="19.54697" calcext:value-type="float">
            <text:p>19.546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6" calcext:value-type="float">
            <text:p>20062006</text:p>
          </table:table-cell>
          <table:table-cell office:value-type="float" office:value="23.61334" calcext:value-type="float">
            <text:p>23.61334</text:p>
          </table:table-cell>
          <table:table-cell office:value-type="float" office:value="34.0951" calcext:value-type="float">
            <text:p>34.0951</text:p>
          </table:table-cell>
          <table:table-cell office:value-type="float" office:value="23.17019" calcext:value-type="float">
            <text:p>23.17019</text:p>
          </table:table-cell>
          <table:table-cell office:value-type="float" office:value="2.285575" calcext:value-type="float">
            <text:p>2.285575</text:p>
          </table:table-cell>
          <table:table-cell office:value-type="float" office:value="1.641958" calcext:value-type="float">
            <text:p>1.641958</text:p>
          </table:table-cell>
          <table:table-cell office:value-type="float" office:value="302.603" calcext:value-type="float">
            <text:p>302.603</text:p>
          </table:table-cell>
          <table:table-cell office:value-type="float" office:value="0" calcext:value-type="float">
            <text:p>0</text:p>
          </table:table-cell>
          <table:table-cell office:value-type="float" office:value="39.72964" calcext:value-type="float">
            <text:p>39.72964</text:p>
          </table:table-cell>
          <table:table-cell office:value-type="float" office:value="23.60129" calcext:value-type="float">
            <text:p>23.60129</text:p>
          </table:table-cell>
          <table:table-cell office:value-type="float" office:value="34.46442" calcext:value-type="float">
            <text:p>34.46442</text:p>
          </table:table-cell>
          <table:table-cell office:value-type="float" office:value="24.29678" calcext:value-type="float">
            <text:p>24.29678</text:p>
          </table:table-cell>
          <table:table-cell office:value-type="float" office:value="31.65097" calcext:value-type="float">
            <text:p>31.65097</text:p>
          </table:table-cell>
          <table:table-cell office:value-type="float" office:value="24.56915" calcext:value-type="float">
            <text:p>24.56915</text:p>
          </table:table-cell>
          <table:table-cell office:value-type="float" office:value="29.26797" calcext:value-type="float">
            <text:p>29.26797</text:p>
          </table:table-cell>
          <table:table-cell office:value-type="float" office:value="24.58551" calcext:value-type="float">
            <text:p>24.58551</text:p>
          </table:table-cell>
          <table:table-cell office:value-type="float" office:value="27.71643" calcext:value-type="float">
            <text:p>27.71643</text:p>
          </table:table-cell>
          <table:table-cell office:value-type="float" office:value="24.44388" calcext:value-type="float">
            <text:p>24.44388</text:p>
          </table:table-cell>
          <table:table-cell office:value-type="float" office:value="26.16595" calcext:value-type="float">
            <text:p>26.16595</text:p>
          </table:table-cell>
          <table:table-cell office:value-type="float" office:value="24.13135" calcext:value-type="float">
            <text:p>24.13135</text:p>
          </table:table-cell>
          <table:table-cell office:value-type="float" office:value="24.82129" calcext:value-type="float">
            <text:p>24.82129</text:p>
          </table:table-cell>
          <table:table-cell office:value-type="float" office:value="23.55063" calcext:value-type="float">
            <text:p>23.55063</text:p>
          </table:table-cell>
          <table:table-cell office:value-type="float" office:value="22.84335" calcext:value-type="float">
            <text:p>22.84335</text:p>
          </table:table-cell>
          <table:table-cell office:value-type="float" office:value="22.37213" calcext:value-type="float">
            <text:p>22.37213</text:p>
          </table:table-cell>
          <table:table-cell office:value-type="float" office:value="20.84381" calcext:value-type="float">
            <text:p>20.84381</text:p>
          </table:table-cell>
          <table:table-cell office:value-type="float" office:value="20.70245" calcext:value-type="float">
            <text:p>20.70245</text:p>
          </table:table-cell>
          <table:table-cell office:value-type="float" office:value="18.89536" calcext:value-type="float">
            <text:p>18.89536</text:p>
          </table:table-cell>
          <table:table-cell office:value-type="float" office:value="18.83893" calcext:value-type="float">
            <text:p>18.83893</text:p>
          </table:table-cell>
          <table:table-cell office:value-type="float" office:value="17.30579" calcext:value-type="float">
            <text:p>17.30579</text:p>
          </table:table-cell>
          <table:table-cell office:value-type="float" office:value="17.23227" calcext:value-type="float">
            <text:p>17.23227</text:p>
          </table:table-cell>
          <table:table-cell office:value-type="float" office:value="15.9368" calcext:value-type="float">
            <text:p>15.9368</text:p>
          </table:table-cell>
          <table:table-cell office:value-type="float" office:value="15.84055" calcext:value-type="float">
            <text:p>15.84055</text:p>
          </table:table-cell>
          <table:table-cell office:value-type="float" office:value="14.78989" calcext:value-type="float">
            <text:p>14.78989</text:p>
          </table:table-cell>
          <table:table-cell office:value-type="float" office:value="14.68015" calcext:value-type="float">
            <text:p>14.68015</text:p>
          </table:table-cell>
          <table:table-cell office:value-type="float" office:value="14.10443" calcext:value-type="float">
            <text:p>14.10443</text:p>
          </table:table-cell>
          <table:table-cell office:value-type="float" office:value="13.99301" calcext:value-type="float">
            <text:p>13.99301</text:p>
          </table:table-cell>
          <table:table-cell office:value-type="float" office:value="39.72964" calcext:value-type="float">
            <text:p>39.72964</text:p>
          </table:table-cell>
          <table:table-cell office:value-type="float" office:value="23.60129" calcext:value-type="float">
            <text:p>23.601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6" calcext:value-type="float">
            <text:p>21062006</text:p>
          </table:table-cell>
          <table:table-cell office:value-type="float" office:value="23.9297" calcext:value-type="float">
            <text:p>23.9297</text:p>
          </table:table-cell>
          <table:table-cell office:value-type="float" office:value="30.76177" calcext:value-type="float">
            <text:p>30.76177</text:p>
          </table:table-cell>
          <table:table-cell office:value-type="float" office:value="19.78703" calcext:value-type="float">
            <text:p>19.78703</text:p>
          </table:table-cell>
          <table:table-cell office:value-type="float" office:value="1.924313" calcext:value-type="float">
            <text:p>1.924313</text:p>
          </table:table-cell>
          <table:table-cell office:value-type="float" office:value="1.433528" calcext:value-type="float">
            <text:p>1.433528</text:p>
          </table:table-cell>
          <table:table-cell office:value-type="float" office:value="300.1471" calcext:value-type="float">
            <text:p>300.1471</text:p>
          </table:table-cell>
          <table:table-cell office:value-type="float" office:value="0" calcext:value-type="float">
            <text:p>0</text:p>
          </table:table-cell>
          <table:table-cell office:value-type="float" office:value="37.18167" calcext:value-type="float">
            <text:p>37.18167</text:p>
          </table:table-cell>
          <table:table-cell office:value-type="float" office:value="21.8504" calcext:value-type="float">
            <text:p>21.8504</text:p>
          </table:table-cell>
          <table:table-cell office:value-type="float" office:value="32.76529" calcext:value-type="float">
            <text:p>32.76529</text:p>
          </table:table-cell>
          <table:table-cell office:value-type="float" office:value="23.67697" calcext:value-type="float">
            <text:p>23.67697</text:p>
          </table:table-cell>
          <table:table-cell office:value-type="float" office:value="30.46597" calcext:value-type="float">
            <text:p>30.46597</text:p>
          </table:table-cell>
          <table:table-cell office:value-type="float" office:value="24.50537" calcext:value-type="float">
            <text:p>24.50537</text:p>
          </table:table-cell>
          <table:table-cell office:value-type="float" office:value="28.54709" calcext:value-type="float">
            <text:p>28.54709</text:p>
          </table:table-cell>
          <table:table-cell office:value-type="float" office:value="24.86203" calcext:value-type="float">
            <text:p>24.86203</text:p>
          </table:table-cell>
          <table:table-cell office:value-type="float" office:value="27.2897" calcext:value-type="float">
            <text:p>27.2897</text:p>
          </table:table-cell>
          <table:table-cell office:value-type="float" office:value="24.90082" calcext:value-type="float">
            <text:p>24.90082</text:p>
          </table:table-cell>
          <table:table-cell office:value-type="float" office:value="26.12759" calcext:value-type="float">
            <text:p>26.12759</text:p>
          </table:table-cell>
          <table:table-cell office:value-type="float" office:value="24.71082" calcext:value-type="float">
            <text:p>24.71082</text:p>
          </table:table-cell>
          <table:table-cell office:value-type="float" office:value="24.8725" calcext:value-type="float">
            <text:p>24.8725</text:p>
          </table:table-cell>
          <table:table-cell office:value-type="float" office:value="24.13" calcext:value-type="float">
            <text:p>24.13</text:p>
          </table:table-cell>
          <table:table-cell office:value-type="float" office:value="23.20779" calcext:value-type="float">
            <text:p>23.20779</text:p>
          </table:table-cell>
          <table:table-cell office:value-type="float" office:value="22.85373" calcext:value-type="float">
            <text:p>22.85373</text:p>
          </table:table-cell>
          <table:table-cell office:value-type="float" office:value="21.07715" calcext:value-type="float">
            <text:p>21.07715</text:p>
          </table:table-cell>
          <table:table-cell office:value-type="float" office:value="20.8461" calcext:value-type="float">
            <text:p>20.8461</text:p>
          </table:table-cell>
          <table:table-cell office:value-type="float" office:value="18.98871" calcext:value-type="float">
            <text:p>18.98871</text:p>
          </table:table-cell>
          <table:table-cell office:value-type="float" office:value="18.89609" calcext:value-type="float">
            <text:p>18.89609</text:p>
          </table:table-cell>
          <table:table-cell office:value-type="float" office:value="17.38727" calcext:value-type="float">
            <text:p>17.38727</text:p>
          </table:table-cell>
          <table:table-cell office:value-type="float" office:value="17.30658" calcext:value-type="float">
            <text:p>17.30658</text:p>
          </table:table-cell>
          <table:table-cell office:value-type="float" office:value="16.03183" calcext:value-type="float">
            <text:p>16.03183</text:p>
          </table:table-cell>
          <table:table-cell office:value-type="float" office:value="15.93777" calcext:value-type="float">
            <text:p>15.93777</text:p>
          </table:table-cell>
          <table:table-cell office:value-type="float" office:value="14.89777" calcext:value-type="float">
            <text:p>14.89777</text:p>
          </table:table-cell>
          <table:table-cell office:value-type="float" office:value="14.79102" calcext:value-type="float">
            <text:p>14.79102</text:p>
          </table:table-cell>
          <table:table-cell office:value-type="float" office:value="14.21423" calcext:value-type="float">
            <text:p>14.21423</text:p>
          </table:table-cell>
          <table:table-cell office:value-type="float" office:value="14.10559" calcext:value-type="float">
            <text:p>14.10559</text:p>
          </table:table-cell>
          <table:table-cell office:value-type="float" office:value="37.18167" calcext:value-type="float">
            <text:p>37.18167</text:p>
          </table:table-cell>
          <table:table-cell office:value-type="float" office:value="21.8696" calcext:value-type="float">
            <text:p>21.86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6" calcext:value-type="float">
            <text:p>22062006</text:p>
          </table:table-cell>
          <table:table-cell office:value-type="float" office:value="24.09587" calcext:value-type="float">
            <text:p>24.09587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15.97021" calcext:value-type="float">
            <text:p>15.97021</text:p>
          </table:table-cell>
          <table:table-cell office:value-type="float" office:value="1.823798" calcext:value-type="float">
            <text:p>1.823798</text:p>
          </table:table-cell>
          <table:table-cell office:value-type="float" office:value="1.418243" calcext:value-type="float">
            <text:p>1.418243</text:p>
          </table:table-cell>
          <table:table-cell office:value-type="float" office:value="297.6418" calcext:value-type="float">
            <text:p>297.6418</text:p>
          </table:table-cell>
          <table:table-cell office:value-type="float" office:value="1.5875" calcext:value-type="float">
            <text:p>1.5875</text:p>
          </table:table-cell>
          <table:table-cell office:value-type="float" office:value="36.99179" calcext:value-type="float">
            <text:p>36.99179</text:p>
          </table:table-cell>
          <table:table-cell office:value-type="float" office:value="18.73224" calcext:value-type="float">
            <text:p>18.73224</text:p>
          </table:table-cell>
          <table:table-cell office:value-type="float" office:value="32.25848" calcext:value-type="float">
            <text:p>32.25848</text:p>
          </table:table-cell>
          <table:table-cell office:value-type="float" office:value="21.32089" calcext:value-type="float">
            <text:p>21.32089</text:p>
          </table:table-cell>
          <table:table-cell office:value-type="float" office:value="29.90405" calcext:value-type="float">
            <text:p>29.90405</text:p>
          </table:table-cell>
          <table:table-cell office:value-type="float" office:value="22.66776" calcext:value-type="float">
            <text:p>22.66776</text:p>
          </table:table-cell>
          <table:table-cell office:value-type="float" office:value="28.00931" calcext:value-type="float">
            <text:p>28.00931</text:p>
          </table:table-cell>
          <table:table-cell office:value-type="float" office:value="23.5155" calcext:value-type="float">
            <text:p>23.5155</text:p>
          </table:table-cell>
          <table:table-cell office:value-type="float" office:value="26.80719" calcext:value-type="float">
            <text:p>26.80719</text:p>
          </table:table-cell>
          <table:table-cell office:value-type="float" office:value="23.892" calcext:value-type="float">
            <text:p>23.892</text:p>
          </table:table-cell>
          <table:table-cell office:value-type="float" office:value="25.86325" calcext:value-type="float">
            <text:p>25.86325</text:p>
          </table:table-cell>
          <table:table-cell office:value-type="float" office:value="24.05615" calcext:value-type="float">
            <text:p>24.05615</text:p>
          </table:table-cell>
          <table:table-cell office:value-type="float" office:value="24.86981" calcext:value-type="float">
            <text:p>24.86981</text:p>
          </table:table-cell>
          <table:table-cell office:value-type="float" office:value="23.7872" calcext:value-type="float">
            <text:p>23.7872</text:p>
          </table:table-cell>
          <table:table-cell office:value-type="float" office:value="23.28424" calcext:value-type="float">
            <text:p>23.28424</text:p>
          </table:table-cell>
          <table:table-cell office:value-type="float" office:value="23.10245" calcext:value-type="float">
            <text:p>23.10245</text:p>
          </table:table-cell>
          <table:table-cell office:value-type="float" office:value="21.24106" calcext:value-type="float">
            <text:p>21.24106</text:p>
          </table:table-cell>
          <table:table-cell office:value-type="float" office:value="21.07956" calcext:value-type="float">
            <text:p>21.07956</text:p>
          </table:table-cell>
          <table:table-cell office:value-type="float" office:value="19.10538" calcext:value-type="float">
            <text:p>19.10538</text:p>
          </table:table-cell>
          <table:table-cell office:value-type="float" office:value="18.98987" calcext:value-type="float">
            <text:p>18.98987</text:p>
          </table:table-cell>
          <table:table-cell office:value-type="float" office:value="17.48102" calcext:value-type="float">
            <text:p>17.48102</text:p>
          </table:table-cell>
          <table:table-cell office:value-type="float" office:value="17.38818" calcext:value-type="float">
            <text:p>17.38818</text:p>
          </table:table-cell>
          <table:table-cell office:value-type="float" office:value="16.12827" calcext:value-type="float">
            <text:p>16.12827</text:p>
          </table:table-cell>
          <table:table-cell office:value-type="float" office:value="16.03284" calcext:value-type="float">
            <text:p>16.03284</text:p>
          </table:table-cell>
          <table:table-cell office:value-type="float" office:value="15.00278" calcext:value-type="float">
            <text:p>15.00278</text:p>
          </table:table-cell>
          <table:table-cell office:value-type="float" office:value="14.89886" calcext:value-type="float">
            <text:p>14.89886</text:p>
          </table:table-cell>
          <table:table-cell office:value-type="float" office:value="14.32101" calcext:value-type="float">
            <text:p>14.32101</text:p>
          </table:table-cell>
          <table:table-cell office:value-type="float" office:value="14.21536" calcext:value-type="float">
            <text:p>14.21536</text:p>
          </table:table-cell>
          <table:table-cell office:value-type="float" office:value="36.99179" calcext:value-type="float">
            <text:p>36.99179</text:p>
          </table:table-cell>
          <table:table-cell office:value-type="float" office:value="18.73227" calcext:value-type="float">
            <text:p>18.732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6" calcext:value-type="float">
            <text:p>23062006</text:p>
          </table:table-cell>
          <table:table-cell office:value-type="float" office:value="24.27376" calcext:value-type="float">
            <text:p>24.27376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7.62298" calcext:value-type="float">
            <text:p>17.62298</text:p>
          </table:table-cell>
          <table:table-cell office:value-type="float" office:value="1.82071" calcext:value-type="float">
            <text:p>1.82071</text:p>
          </table:table-cell>
          <table:table-cell office:value-type="float" office:value="1.412814" calcext:value-type="float">
            <text:p>1.412814</text:p>
          </table:table-cell>
          <table:table-cell office:value-type="float" office:value="293.4446" calcext:value-type="float">
            <text:p>293.4446</text:p>
          </table:table-cell>
          <table:table-cell office:value-type="float" office:value="5.2705" calcext:value-type="float">
            <text:p>5.2705</text:p>
          </table:table-cell>
          <table:table-cell office:value-type="float" office:value="27.30444" calcext:value-type="float">
            <text:p>27.30444</text:p>
          </table:table-cell>
          <table:table-cell office:value-type="float" office:value="17.76785" calcext:value-type="float">
            <text:p>17.76785</text:p>
          </table:table-cell>
          <table:table-cell office:value-type="float" office:value="25.84421" calcext:value-type="float">
            <text:p>25.84421</text:p>
          </table:table-cell>
          <table:table-cell office:value-type="float" office:value="19.37936" calcext:value-type="float">
            <text:p>19.37936</text:p>
          </table:table-cell>
          <table:table-cell office:value-type="float" office:value="25.28369" calcext:value-type="float">
            <text:p>25.28369</text:p>
          </table:table-cell>
          <table:table-cell office:value-type="float" office:value="21.08597" calcext:value-type="float">
            <text:p>21.08597</text:p>
          </table:table-cell>
          <table:table-cell office:value-type="float" office:value="26.04153" calcext:value-type="float">
            <text:p>26.04153</text:p>
          </table:table-cell>
          <table:table-cell office:value-type="float" office:value="22.29248" calcext:value-type="float">
            <text:p>22.29248</text:p>
          </table:table-cell>
          <table:table-cell office:value-type="float" office:value="25.93619" calcext:value-type="float">
            <text:p>25.93619</text:p>
          </table:table-cell>
          <table:table-cell office:value-type="float" office:value="22.90192" calcext:value-type="float">
            <text:p>22.90192</text:p>
          </table:table-cell>
          <table:table-cell office:value-type="float" office:value="25.5061" calcext:value-type="float">
            <text:p>25.5061</text:p>
          </table:table-cell>
          <table:table-cell office:value-type="float" office:value="23.28436" calcext:value-type="float">
            <text:p>23.28436</text:p>
          </table:table-cell>
          <table:table-cell office:value-type="float" office:value="24.62991" calcext:value-type="float">
            <text:p>24.62991</text:p>
          </table:table-cell>
          <table:table-cell office:value-type="float" office:value="23.21912" calcext:value-type="float">
            <text:p>23.21912</text:p>
          </table:table-cell>
          <table:table-cell office:value-type="float" office:value="23.23187" calcext:value-type="float">
            <text:p>23.23187</text:p>
          </table:table-cell>
          <table:table-cell office:value-type="float" office:value="22.77164" calcext:value-type="float">
            <text:p>22.77164</text:p>
          </table:table-cell>
          <table:table-cell office:value-type="float" office:value="21.30032" calcext:value-type="float">
            <text:p>21.30032</text:p>
          </table:table-cell>
          <table:table-cell office:value-type="float" office:value="21.24237" calcext:value-type="float">
            <text:p>21.24237</text:p>
          </table:table-cell>
          <table:table-cell office:value-type="float" office:value="19.21506" calcext:value-type="float">
            <text:p>19.21506</text:p>
          </table:table-cell>
          <table:table-cell office:value-type="float" office:value="19.10657" calcext:value-type="float">
            <text:p>19.10657</text:p>
          </table:table-cell>
          <table:table-cell office:value-type="float" office:value="17.5816" calcext:value-type="float">
            <text:p>17.5816</text:p>
          </table:table-cell>
          <table:table-cell office:value-type="float" office:value="17.48206" calcext:value-type="float">
            <text:p>17.48206</text:p>
          </table:table-cell>
          <table:table-cell office:value-type="float" office:value="16.22681" calcext:value-type="float">
            <text:p>16.22681</text:p>
          </table:table-cell>
          <table:table-cell office:value-type="float" office:value="16.12927" calcext:value-type="float">
            <text:p>16.12927</text:p>
          </table:table-cell>
          <table:table-cell office:value-type="float" office:value="15.10602" calcext:value-type="float">
            <text:p>15.10602</text:p>
          </table:table-cell>
          <table:table-cell office:value-type="float" office:value="15.00388" calcext:value-type="float">
            <text:p>15.00388</text:p>
          </table:table-cell>
          <table:table-cell office:value-type="float" office:value="14.42523" calcext:value-type="float">
            <text:p>14.42523</text:p>
          </table:table-cell>
          <table:table-cell office:value-type="float" office:value="14.32211" calcext:value-type="float">
            <text:p>14.32211</text:p>
          </table:table-cell>
          <table:table-cell office:value-type="float" office:value="27.30444" calcext:value-type="float">
            <text:p>27.30444</text:p>
          </table:table-cell>
          <table:table-cell office:value-type="float" office:value="17.76788" calcext:value-type="float">
            <text:p>17.767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6" calcext:value-type="float">
            <text:p>24062006</text:p>
          </table:table-cell>
          <table:table-cell office:value-type="float" office:value="24.55789" calcext:value-type="float">
            <text:p>24.55789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5.95353" calcext:value-type="float">
            <text:p>15.95353</text:p>
          </table:table-cell>
          <table:table-cell office:value-type="float" office:value="1.678585" calcext:value-type="float">
            <text:p>1.678585</text:p>
          </table:table-cell>
          <table:table-cell office:value-type="float" office:value="1.258132" calcext:value-type="float">
            <text:p>1.258132</text:p>
          </table:table-cell>
          <table:table-cell office:value-type="float" office:value="289.2264" calcext:value-type="float">
            <text:p>289.2264</text:p>
          </table:table-cell>
          <table:table-cell office:value-type="float" office:value="1.524" calcext:value-type="float">
            <text:p>1.524</text:p>
          </table:table-cell>
          <table:table-cell office:value-type="float" office:value="26.03796" calcext:value-type="float">
            <text:p>26.03796</text:p>
          </table:table-cell>
          <table:table-cell office:value-type="float" office:value="15.8988" calcext:value-type="float">
            <text:p>15.8988</text:p>
          </table:table-cell>
          <table:table-cell office:value-type="float" office:value="24.16455" calcext:value-type="float">
            <text:p>24.16455</text:p>
          </table:table-cell>
          <table:table-cell office:value-type="float" office:value="17.61331" calcext:value-type="float">
            <text:p>17.61331</text:p>
          </table:table-cell>
          <table:table-cell office:value-type="float" office:value="23.34686" calcext:value-type="float">
            <text:p>23.34686</text:p>
          </table:table-cell>
          <table:table-cell office:value-type="float" office:value="19.1734" calcext:value-type="float">
            <text:p>19.1734</text:p>
          </table:table-cell>
          <table:table-cell office:value-type="float" office:value="22.87256" calcext:value-type="float">
            <text:p>22.87256</text:p>
          </table:table-cell>
          <table:table-cell office:value-type="float" office:value="20.40753" calcext:value-type="float">
            <text:p>20.40753</text:p>
          </table:table-cell>
          <table:table-cell office:value-type="float" office:value="23.04181" calcext:value-type="float">
            <text:p>23.04181</text:p>
          </table:table-cell>
          <table:table-cell office:value-type="float" office:value="21.12686" calcext:value-type="float">
            <text:p>21.12686</text:p>
          </table:table-cell>
          <table:table-cell office:value-type="float" office:value="23.32376" calcext:value-type="float">
            <text:p>23.32376</text:p>
          </table:table-cell>
          <table:table-cell office:value-type="float" office:value="21.74042" calcext:value-type="float">
            <text:p>21.74042</text:p>
          </table:table-cell>
          <table:table-cell office:value-type="float" office:value="23.20584" calcext:value-type="float">
            <text:p>23.20584</text:p>
          </table:table-cell>
          <table:table-cell office:value-type="float" office:value="22.02692" calcext:value-type="float">
            <text:p>22.02692</text:p>
          </table:table-cell>
          <table:table-cell office:value-type="float" office:value="22.76706" calcext:value-type="float">
            <text:p>22.76706</text:p>
          </table:table-cell>
          <table:table-cell office:value-type="float" office:value="22.0347" calcext:value-type="float">
            <text:p>22.0347</text:p>
          </table:table-cell>
          <table:table-cell office:value-type="float" office:value="21.2854" calcext:value-type="float">
            <text:p>21.2854</text:p>
          </table:table-cell>
          <table:table-cell office:value-type="float" office:value="21.11224" calcext:value-type="float">
            <text:p>21.11224</text:p>
          </table:table-cell>
          <table:table-cell office:value-type="float" office:value="19.28122" calcext:value-type="float">
            <text:p>19.28122</text:p>
          </table:table-cell>
          <table:table-cell office:value-type="float" office:value="19.21603" calcext:value-type="float">
            <text:p>19.21603</text:p>
          </table:table-cell>
          <table:table-cell office:value-type="float" office:value="17.67825" calcext:value-type="float">
            <text:p>17.67825</text:p>
          </table:table-cell>
          <table:table-cell office:value-type="float" office:value="17.58264" calcext:value-type="float">
            <text:p>17.58264</text:p>
          </table:table-cell>
          <table:table-cell office:value-type="float" office:value="16.32599" calcext:value-type="float">
            <text:p>16.32599</text:p>
          </table:table-cell>
          <table:table-cell office:value-type="float" office:value="16.22784" calcext:value-type="float">
            <text:p>16.22784</text:p>
          </table:table-cell>
          <table:table-cell office:value-type="float" office:value="15.20834" calcext:value-type="float">
            <text:p>15.20834</text:p>
          </table:table-cell>
          <table:table-cell office:value-type="float" office:value="15.10706" calcext:value-type="float">
            <text:p>15.10706</text:p>
          </table:table-cell>
          <table:table-cell office:value-type="float" office:value="14.52698" calcext:value-type="float">
            <text:p>14.52698</text:p>
          </table:table-cell>
          <table:table-cell office:value-type="float" office:value="14.4263" calcext:value-type="float">
            <text:p>14.4263</text:p>
          </table:table-cell>
          <table:table-cell office:value-type="float" office:value="26.03796" calcext:value-type="float">
            <text:p>26.03796</text:p>
          </table:table-cell>
          <table:table-cell office:value-type="float" office:value="15.8988" calcext:value-type="float">
            <text:p>15.89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6" calcext:value-type="float">
            <text:p>25062006</text:p>
          </table:table-cell>
          <table:table-cell office:value-type="float" office:value="24.69874" calcext:value-type="float">
            <text:p>24.69874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13.72575" calcext:value-type="float">
            <text:p>13.72575</text:p>
          </table:table-cell>
          <table:table-cell office:value-type="float" office:value="1.489356" calcext:value-type="float">
            <text:p>1.489356</text:p>
          </table:table-cell>
          <table:table-cell office:value-type="float" office:value="1.214394" calcext:value-type="float">
            <text:p>1.214394</text:p>
          </table:table-cell>
          <table:table-cell office:value-type="float" office:value="284.7823" calcext:value-type="float">
            <text:p>284.7823</text:p>
          </table:table-cell>
          <table:table-cell office:value-type="float" office:value="0" calcext:value-type="float">
            <text:p>0</text:p>
          </table:table-cell>
          <table:table-cell office:value-type="float" office:value="31.06592" calcext:value-type="float">
            <text:p>31.06592</text:p>
          </table:table-cell>
          <table:table-cell office:value-type="float" office:value="15.703" calcext:value-type="float">
            <text:p>15.703</text:p>
          </table:table-cell>
          <table:table-cell office:value-type="float" office:value="27.32248" calcext:value-type="float">
            <text:p>27.32248</text:p>
          </table:table-cell>
          <table:table-cell office:value-type="float" office:value="17.90723" calcext:value-type="float">
            <text:p>17.90723</text:p>
          </table:table-cell>
          <table:table-cell office:value-type="float" office:value="25.52933" calcext:value-type="float">
            <text:p>25.52933</text:p>
          </table:table-cell>
          <table:table-cell office:value-type="float" office:value="19.21039" calcext:value-type="float">
            <text:p>19.21039</text:p>
          </table:table-cell>
          <table:table-cell office:value-type="float" office:value="24.2077" calcext:value-type="float">
            <text:p>24.2077</text:p>
          </table:table-cell>
          <table:table-cell office:value-type="float" office:value="20.19745" calcext:value-type="float">
            <text:p>20.19745</text:p>
          </table:table-cell>
          <table:table-cell office:value-type="float" office:value="23.43616" calcext:value-type="float">
            <text:p>23.43616</text:p>
          </table:table-cell>
          <table:table-cell office:value-type="float" office:value="20.76907" calcext:value-type="float">
            <text:p>20.76907</text:p>
          </table:table-cell>
          <table:table-cell office:value-type="float" office:value="22.74948" calcext:value-type="float">
            <text:p>22.74948</text:p>
          </table:table-cell>
          <table:table-cell office:value-type="float" office:value="21.27356" calcext:value-type="float">
            <text:p>21.27356</text:p>
          </table:table-cell>
          <table:table-cell office:value-type="float" office:value="22.29285" calcext:value-type="float">
            <text:p>22.29285</text:p>
          </table:table-cell>
          <table:table-cell office:value-type="float" office:value="21.51575" calcext:value-type="float">
            <text:p>21.51575</text:p>
          </table:table-cell>
          <table:table-cell office:value-type="float" office:value="22.03128" calcext:value-type="float">
            <text:p>22.03128</text:p>
          </table:table-cell>
          <table:table-cell office:value-type="float" office:value="21.62888" calcext:value-type="float">
            <text:p>21.62888</text:p>
          </table:table-cell>
          <table:table-cell office:value-type="float" office:value="21.10977" calcext:value-type="float">
            <text:p>21.10977</text:p>
          </table:table-cell>
          <table:table-cell office:value-type="float" office:value="20.86426" calcext:value-type="float">
            <text:p>20.86426</text:p>
          </table:table-cell>
          <table:table-cell office:value-type="float" office:value="19.29111" calcext:value-type="float">
            <text:p>19.29111</text:p>
          </table:table-cell>
          <table:table-cell office:value-type="float" office:value="19.28152" calcext:value-type="float">
            <text:p>19.28152</text:p>
          </table:table-cell>
          <table:table-cell office:value-type="float" office:value="17.7565" calcext:value-type="float">
            <text:p>17.7565</text:p>
          </table:table-cell>
          <table:table-cell office:value-type="float" office:value="17.6792" calcext:value-type="float">
            <text:p>17.6792</text:p>
          </table:table-cell>
          <table:table-cell office:value-type="float" office:value="16.42322" calcext:value-type="float">
            <text:p>16.42322</text:p>
          </table:table-cell>
          <table:table-cell office:value-type="float" office:value="16.32703" calcext:value-type="float">
            <text:p>16.32703</text:p>
          </table:table-cell>
          <table:table-cell office:value-type="float" office:value="15.30942" calcext:value-type="float">
            <text:p>15.30942</text:p>
          </table:table-cell>
          <table:table-cell office:value-type="float" office:value="15.20941" calcext:value-type="float">
            <text:p>15.20941</text:p>
          </table:table-cell>
          <table:table-cell office:value-type="float" office:value="14.62677" calcext:value-type="float">
            <text:p>14.62677</text:p>
          </table:table-cell>
          <table:table-cell office:value-type="float" office:value="14.52802" calcext:value-type="float">
            <text:p>14.52802</text:p>
          </table:table-cell>
          <table:table-cell office:value-type="float" office:value="31.06592" calcext:value-type="float">
            <text:p>31.06592</text:p>
          </table:table-cell>
          <table:table-cell office:value-type="float" office:value="15.703" calcext:value-type="float">
            <text:p>15.7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6" calcext:value-type="float">
            <text:p>26062006</text:p>
          </table:table-cell>
          <table:table-cell office:value-type="float" office:value="24.52354" calcext:value-type="float">
            <text:p>24.52354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2.63688" calcext:value-type="float">
            <text:p>12.63688</text:p>
          </table:table-cell>
          <table:table-cell office:value-type="float" office:value="1.612402" calcext:value-type="float">
            <text:p>1.612402</text:p>
          </table:table-cell>
          <table:table-cell office:value-type="float" office:value="1.192468" calcext:value-type="float">
            <text:p>1.192468</text:p>
          </table:table-cell>
          <table:table-cell office:value-type="float" office:value="283.6941" calcext:value-type="float">
            <text:p>283.6941</text:p>
          </table:table-cell>
          <table:table-cell office:value-type="float" office:value="0" calcext:value-type="float">
            <text:p>0</text:p>
          </table:table-cell>
          <table:table-cell office:value-type="float" office:value="33.22073" calcext:value-type="float">
            <text:p>33.22073</text:p>
          </table:table-cell>
          <table:table-cell office:value-type="float" office:value="15.0798" calcext:value-type="float">
            <text:p>15.0798</text:p>
          </table:table-cell>
          <table:table-cell office:value-type="float" office:value="28.71756" calcext:value-type="float">
            <text:p>28.71756</text:p>
          </table:table-cell>
          <table:table-cell office:value-type="float" office:value="17.58734" calcext:value-type="float">
            <text:p>17.58734</text:p>
          </table:table-cell>
          <table:table-cell office:value-type="float" office:value="26.56314" calcext:value-type="float">
            <text:p>26.56314</text:p>
          </table:table-cell>
          <table:table-cell office:value-type="float" office:value="19.03622" calcext:value-type="float">
            <text:p>19.03622</text:p>
          </table:table-cell>
          <table:table-cell office:value-type="float" office:value="24.92792" calcext:value-type="float">
            <text:p>24.92792</text:p>
          </table:table-cell>
          <table:table-cell office:value-type="float" office:value="20.11273" calcext:value-type="float">
            <text:p>20.11273</text:p>
          </table:table-cell>
          <table:table-cell office:value-type="float" office:value="23.94937" calcext:value-type="float">
            <text:p>23.94937</text:p>
          </table:table-cell>
          <table:table-cell office:value-type="float" office:value="20.71109" calcext:value-type="float">
            <text:p>20.71109</text:p>
          </table:table-cell>
          <table:table-cell office:value-type="float" office:value="23.05478" calcext:value-type="float">
            <text:p>23.05478</text:p>
          </table:table-cell>
          <table:table-cell office:value-type="float" office:value="21.20721" calcext:value-type="float">
            <text:p>21.20721</text:p>
          </table:table-cell>
          <table:table-cell office:value-type="float" office:value="22.41995" calcext:value-type="float">
            <text:p>22.41995</text:p>
          </table:table-cell>
          <table:table-cell office:value-type="float" office:value="21.39218" calcext:value-type="float">
            <text:p>21.39218</text:p>
          </table:table-cell>
          <table:table-cell office:value-type="float" office:value="21.68112" calcext:value-type="float">
            <text:p>21.68112</text:p>
          </table:table-cell>
          <table:table-cell office:value-type="float" office:value="21.4404" calcext:value-type="float">
            <text:p>21.4404</text:p>
          </table:table-cell>
          <table:table-cell office:value-type="float" office:value="20.86215" calcext:value-type="float">
            <text:p>20.86215</text:p>
          </table:table-cell>
          <table:table-cell office:value-type="float" office:value="20.68237" calcext:value-type="float">
            <text:p>20.68237</text:p>
          </table:table-cell>
          <table:table-cell office:value-type="float" office:value="19.28699" calcext:value-type="float">
            <text:p>19.28699</text:p>
          </table:table-cell>
          <table:table-cell office:value-type="float" office:value="19.25919" calcext:value-type="float">
            <text:p>19.25919</text:p>
          </table:table-cell>
          <table:table-cell office:value-type="float" office:value="17.81207" calcext:value-type="float">
            <text:p>17.81207</text:p>
          </table:table-cell>
          <table:table-cell office:value-type="float" office:value="17.7572" calcext:value-type="float">
            <text:p>17.7572</text:p>
          </table:table-cell>
          <table:table-cell office:value-type="float" office:value="16.51334" calcext:value-type="float">
            <text:p>16.51334</text:p>
          </table:table-cell>
          <table:table-cell office:value-type="float" office:value="16.42422" calcext:value-type="float">
            <text:p>16.42422</text:p>
          </table:table-cell>
          <table:table-cell office:value-type="float" office:value="15.40817" calcext:value-type="float">
            <text:p>15.40817</text:p>
          </table:table-cell>
          <table:table-cell office:value-type="float" office:value="15.31046" calcext:value-type="float">
            <text:p>15.31046</text:p>
          </table:table-cell>
          <table:table-cell office:value-type="float" office:value="14.72485" calcext:value-type="float">
            <text:p>14.72485</text:p>
          </table:table-cell>
          <table:table-cell office:value-type="float" office:value="14.62778" calcext:value-type="float">
            <text:p>14.62778</text:p>
          </table:table-cell>
          <table:table-cell office:value-type="float" office:value="33.22073" calcext:value-type="float">
            <text:p>33.22073</text:p>
          </table:table-cell>
          <table:table-cell office:value-type="float" office:value="15.0798" calcext:value-type="float">
            <text:p>15.07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6" calcext:value-type="float">
            <text:p>27062006</text:p>
          </table:table-cell>
          <table:table-cell office:value-type="float" office:value="24.32683" calcext:value-type="float">
            <text:p>24.32683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13.20633" calcext:value-type="float">
            <text:p>13.20633</text:p>
          </table:table-cell>
          <table:table-cell office:value-type="float" office:value="1.788363" calcext:value-type="float">
            <text:p>1.788363</text:p>
          </table:table-cell>
          <table:table-cell office:value-type="float" office:value="1.22798" calcext:value-type="float">
            <text:p>1.22798</text:p>
          </table:table-cell>
          <table:table-cell office:value-type="float" office:value="285.4653" calcext:value-type="float">
            <text:p>285.4653</text:p>
          </table:table-cell>
          <table:table-cell office:value-type="float" office:value="0" calcext:value-type="float">
            <text:p>0</text:p>
          </table:table-cell>
          <table:table-cell office:value-type="float" office:value="35.59955" calcext:value-type="float">
            <text:p>35.59955</text:p>
          </table:table-cell>
          <table:table-cell office:value-type="float" office:value="15.78693" calcext:value-type="float">
            <text:p>15.78693</text:p>
          </table:table-cell>
          <table:table-cell office:value-type="float" office:value="30.47491" calcext:value-type="float">
            <text:p>30.47491</text:p>
          </table:table-cell>
          <table:table-cell office:value-type="float" office:value="18.28513" calcext:value-type="float">
            <text:p>18.28513</text:p>
          </table:table-cell>
          <table:table-cell office:value-type="float" office:value="27.99228" calcext:value-type="float">
            <text:p>27.99228</text:p>
          </table:table-cell>
          <table:table-cell office:value-type="float" office:value="19.6709" calcext:value-type="float">
            <text:p>19.6709</text:p>
          </table:table-cell>
          <table:table-cell office:value-type="float" office:value="26.035" calcext:value-type="float">
            <text:p>26.035</text:p>
          </table:table-cell>
          <table:table-cell office:value-type="float" office:value="20.64905" calcext:value-type="float">
            <text:p>20.64905</text:p>
          </table:table-cell>
          <table:table-cell office:value-type="float" office:value="24.83566" calcext:value-type="float">
            <text:p>24.83566</text:p>
          </table:table-cell>
          <table:table-cell office:value-type="float" office:value="21.15753" calcext:value-type="float">
            <text:p>21.15753</text:p>
          </table:table-cell>
          <table:table-cell office:value-type="float" office:value="23.70544" calcext:value-type="float">
            <text:p>23.70544</text:p>
          </table:table-cell>
          <table:table-cell office:value-type="float" office:value="21.53589" calcext:value-type="float">
            <text:p>21.53589</text:p>
          </table:table-cell>
          <table:table-cell office:value-type="float" office:value="22.84113" calcext:value-type="float">
            <text:p>22.84113</text:p>
          </table:table-cell>
          <table:table-cell office:value-type="float" office:value="21.5863" calcext:value-type="float">
            <text:p>21.5863</text:p>
          </table:table-cell>
          <table:table-cell office:value-type="float" office:value="21.61984" calcext:value-type="float">
            <text:p>21.61984</text:p>
          </table:table-cell>
          <table:table-cell office:value-type="float" office:value="21.45792" calcext:value-type="float">
            <text:p>21.45792</text:p>
          </table:table-cell>
          <table:table-cell office:value-type="float" office:value="20.68109" calcext:value-type="float">
            <text:p>20.68109</text:p>
          </table:table-cell>
          <table:table-cell office:value-type="float" office:value="20.59241" calcext:value-type="float">
            <text:p>20.59241</text:p>
          </table:table-cell>
          <table:table-cell office:value-type="float" office:value="19.25882" calcext:value-type="float">
            <text:p>19.25882</text:p>
          </table:table-cell>
          <table:table-cell office:value-type="float" office:value="19.22513" calcext:value-type="float">
            <text:p>19.22513</text:p>
          </table:table-cell>
          <table:table-cell office:value-type="float" office:value="17.85065" calcext:value-type="float">
            <text:p>17.85065</text:p>
          </table:table-cell>
          <table:table-cell office:value-type="float" office:value="17.81256" calcext:value-type="float">
            <text:p>17.81256</text:p>
          </table:table-cell>
          <table:table-cell office:value-type="float" office:value="16.5947" calcext:value-type="float">
            <text:p>16.5947</text:p>
          </table:table-cell>
          <table:table-cell office:value-type="float" office:value="16.51428" calcext:value-type="float">
            <text:p>16.51428</text:p>
          </table:table-cell>
          <table:table-cell office:value-type="float" office:value="15.50375" calcext:value-type="float">
            <text:p>15.50375</text:p>
          </table:table-cell>
          <table:table-cell office:value-type="float" office:value="15.40918" calcext:value-type="float">
            <text:p>15.40918</text:p>
          </table:table-cell>
          <table:table-cell office:value-type="float" office:value="14.82132" calcext:value-type="float">
            <text:p>14.82132</text:p>
          </table:table-cell>
          <table:table-cell office:value-type="float" office:value="14.72589" calcext:value-type="float">
            <text:p>14.72589</text:p>
          </table:table-cell>
          <table:table-cell office:value-type="float" office:value="35.59955" calcext:value-type="float">
            <text:p>35.59955</text:p>
          </table:table-cell>
          <table:table-cell office:value-type="float" office:value="15.78693" calcext:value-type="float">
            <text:p>15.786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6" calcext:value-type="float">
            <text:p>28062006</text:p>
          </table:table-cell>
          <table:table-cell office:value-type="float" office:value="24.30296" calcext:value-type="float">
            <text:p>24.30296</text:p>
          </table:table-cell>
          <table:table-cell office:value-type="float" office:value="30.76177" calcext:value-type="float">
            <text:p>30.76177</text:p>
          </table:table-cell>
          <table:table-cell office:value-type="float" office:value="13.75633" calcext:value-type="float">
            <text:p>13.75633</text:p>
          </table:table-cell>
          <table:table-cell office:value-type="float" office:value="1.790819" calcext:value-type="float">
            <text:p>1.790819</text:p>
          </table:table-cell>
          <table:table-cell office:value-type="float" office:value="1.262678" calcext:value-type="float">
            <text:p>1.262678</text:p>
          </table:table-cell>
          <table:table-cell office:value-type="float" office:value="282.4316" calcext:value-type="float">
            <text:p>282.4316</text:p>
          </table:table-cell>
          <table:table-cell office:value-type="float" office:value="0" calcext:value-type="float">
            <text:p>0</text:p>
          </table:table-cell>
          <table:table-cell office:value-type="float" office:value="35.31625" calcext:value-type="float">
            <text:p>35.31625</text:p>
          </table:table-cell>
          <table:table-cell office:value-type="float" office:value="16.53314" calcext:value-type="float">
            <text:p>16.53314</text:p>
          </table:table-cell>
          <table:table-cell office:value-type="float" office:value="30.47894" calcext:value-type="float">
            <text:p>30.47894</text:p>
          </table:table-cell>
          <table:table-cell office:value-type="float" office:value="19.10974" calcext:value-type="float">
            <text:p>19.10974</text:p>
          </table:table-cell>
          <table:table-cell office:value-type="float" office:value="28.10812" calcext:value-type="float">
            <text:p>28.10812</text:p>
          </table:table-cell>
          <table:table-cell office:value-type="float" office:value="20.47659" calcext:value-type="float">
            <text:p>20.47659</text:p>
          </table:table-cell>
          <table:table-cell office:value-type="float" office:value="26.23358" calcext:value-type="float">
            <text:p>26.23358</text:p>
          </table:table-cell>
          <table:table-cell office:value-type="float" office:value="21.37585" calcext:value-type="float">
            <text:p>21.37585</text:p>
          </table:table-cell>
          <table:table-cell office:value-type="float" office:value="25.07266" calcext:value-type="float">
            <text:p>25.07266</text:p>
          </table:table-cell>
          <table:table-cell office:value-type="float" office:value="21.80655" calcext:value-type="float">
            <text:p>21.80655</text:p>
          </table:table-cell>
          <table:table-cell office:value-type="float" office:value="23.95731" calcext:value-type="float">
            <text:p>23.95731</text:p>
          </table:table-cell>
          <table:table-cell office:value-type="float" office:value="22.07535" calcext:value-type="float">
            <text:p>22.07535</text:p>
          </table:table-cell>
          <table:table-cell office:value-type="float" office:value="23.08118" calcext:value-type="float">
            <text:p>23.08118</text:p>
          </table:table-cell>
          <table:table-cell office:value-type="float" office:value="21.9888" calcext:value-type="float">
            <text:p>21.9888</text:p>
          </table:table-cell>
          <table:table-cell office:value-type="float" office:value="21.81406" calcext:value-type="float">
            <text:p>21.81406</text:p>
          </table:table-cell>
          <table:table-cell office:value-type="float" office:value="21.62775" calcext:value-type="float">
            <text:p>21.62775</text:p>
          </table:table-cell>
          <table:table-cell office:value-type="float" office:value="20.60345" calcext:value-type="float">
            <text:p>20.60345</text:p>
          </table:table-cell>
          <table:table-cell office:value-type="float" office:value="20.59161" calcext:value-type="float">
            <text:p>20.59161</text:p>
          </table:table-cell>
          <table:table-cell office:value-type="float" office:value="19.22479" calcext:value-type="float">
            <text:p>19.22479</text:p>
          </table:table-cell>
          <table:table-cell office:value-type="float" office:value="19.20703" calcext:value-type="float">
            <text:p>19.20703</text:p>
          </table:table-cell>
          <table:table-cell office:value-type="float" office:value="17.88187" calcext:value-type="float">
            <text:p>17.88187</text:p>
          </table:table-cell>
          <table:table-cell office:value-type="float" office:value="17.85098" calcext:value-type="float">
            <text:p>17.85098</text:p>
          </table:table-cell>
          <table:table-cell office:value-type="float" office:value="16.66745" calcext:value-type="float">
            <text:p>16.66745</text:p>
          </table:table-cell>
          <table:table-cell office:value-type="float" office:value="16.59549" calcext:value-type="float">
            <text:p>16.59549</text:p>
          </table:table-cell>
          <table:table-cell office:value-type="float" office:value="15.59512" calcext:value-type="float">
            <text:p>15.59512</text:p>
          </table:table-cell>
          <table:table-cell office:value-type="float" office:value="15.50473" calcext:value-type="float">
            <text:p>15.50473</text:p>
          </table:table-cell>
          <table:table-cell office:value-type="float" office:value="14.91489" calcext:value-type="float">
            <text:p>14.91489</text:p>
          </table:table-cell>
          <table:table-cell office:value-type="float" office:value="14.82233" calcext:value-type="float">
            <text:p>14.82233</text:p>
          </table:table-cell>
          <table:table-cell office:value-type="float" office:value="35.31625" calcext:value-type="float">
            <text:p>35.31625</text:p>
          </table:table-cell>
          <table:table-cell office:value-type="float" office:value="16.53314" calcext:value-type="float">
            <text:p>16.533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6" calcext:value-type="float">
            <text:p>29062006</text:p>
          </table:table-cell>
          <table:table-cell office:value-type="float" office:value="24.18797" calcext:value-type="float">
            <text:p>24.18797</text:p>
          </table:table-cell>
          <table:table-cell office:value-type="float" office:value="34.65066" calcext:value-type="float">
            <text:p>34.65066</text:p>
          </table:table-cell>
          <table:table-cell office:value-type="float" office:value="19.85632" calcext:value-type="float">
            <text:p>19.85632</text:p>
          </table:table-cell>
          <table:table-cell office:value-type="float" office:value="2.178078" calcext:value-type="float">
            <text:p>2.178078</text:p>
          </table:table-cell>
          <table:table-cell office:value-type="float" office:value="1.673628" calcext:value-type="float">
            <text:p>1.673628</text:p>
          </table:table-cell>
          <table:table-cell office:value-type="float" office:value="277.3468" calcext:value-type="float">
            <text:p>277.3468</text:p>
          </table:table-cell>
          <table:table-cell office:value-type="float" office:value="0" calcext:value-type="float">
            <text:p>0</text:p>
          </table:table-cell>
          <table:table-cell office:value-type="float" office:value="38.63071" calcext:value-type="float">
            <text:p>38.63071</text:p>
          </table:table-cell>
          <table:table-cell office:value-type="float" office:value="20.91922" calcext:value-type="float">
            <text:p>20.91922</text:p>
          </table:table-cell>
          <table:table-cell office:value-type="float" office:value="33.27521" calcext:value-type="float">
            <text:p>33.27521</text:p>
          </table:table-cell>
          <table:table-cell office:value-type="float" office:value="22.10992" calcext:value-type="float">
            <text:p>22.10992</text:p>
          </table:table-cell>
          <table:table-cell office:value-type="float" office:value="30.50504" calcext:value-type="float">
            <text:p>30.50504</text:p>
          </table:table-cell>
          <table:table-cell office:value-type="float" office:value="22.6958" calcext:value-type="float">
            <text:p>22.6958</text:p>
          </table:table-cell>
          <table:table-cell office:value-type="float" office:value="28.21896" calcext:value-type="float">
            <text:p>28.21896</text:p>
          </table:table-cell>
          <table:table-cell office:value-type="float" office:value="23.00317" calcext:value-type="float">
            <text:p>23.00317</text:p>
          </table:table-cell>
          <table:table-cell office:value-type="float" office:value="26.75919" calcext:value-type="float">
            <text:p>26.75919</text:p>
          </table:table-cell>
          <table:table-cell office:value-type="float" office:value="23.06265" calcext:value-type="float">
            <text:p>23.06265</text:p>
          </table:table-cell>
          <table:table-cell office:value-type="float" office:value="25.31775" calcext:value-type="float">
            <text:p>25.31775</text:p>
          </table:table-cell>
          <table:table-cell office:value-type="float" office:value="22.97189" calcext:value-type="float">
            <text:p>22.97189</text:p>
          </table:table-cell>
          <table:table-cell office:value-type="float" office:value="24.07007" calcext:value-type="float">
            <text:p>24.07007</text:p>
          </table:table-cell>
          <table:table-cell office:value-type="float" office:value="22.61679" calcext:value-type="float">
            <text:p>22.61679</text:p>
          </table:table-cell>
          <table:table-cell office:value-type="float" office:value="22.25684" calcext:value-type="float">
            <text:p>22.25684</text:p>
          </table:table-cell>
          <table:table-cell office:value-type="float" office:value="21.82129" calcext:value-type="float">
            <text:p>21.82129</text:p>
          </table:table-cell>
          <table:table-cell office:value-type="float" office:value="20.69821" calcext:value-type="float">
            <text:p>20.69821</text:p>
          </table:table-cell>
          <table:table-cell office:value-type="float" office:value="20.604" calcext:value-type="float">
            <text:p>20.604</text:p>
          </table:table-cell>
          <table:table-cell office:value-type="float" office:value="19.21561" calcext:value-type="float">
            <text:p>19.21561</text:p>
          </table:table-cell>
          <table:table-cell office:value-type="float" office:value="19.20605" calcext:value-type="float">
            <text:p>19.20605</text:p>
          </table:table-cell>
          <table:table-cell office:value-type="float" office:value="17.91434" calcext:value-type="float">
            <text:p>17.91434</text:p>
          </table:table-cell>
          <table:table-cell office:value-type="float" office:value="17.88217" calcext:value-type="float">
            <text:p>17.88217</text:p>
          </table:table-cell>
          <table:table-cell office:value-type="float" office:value="16.73376" calcext:value-type="float">
            <text:p>16.73376</text:p>
          </table:table-cell>
          <table:table-cell office:value-type="float" office:value="16.66815" calcext:value-type="float">
            <text:p>16.66815</text:p>
          </table:table-cell>
          <table:table-cell office:value-type="float" office:value="15.68198" calcext:value-type="float">
            <text:p>15.68198</text:p>
          </table:table-cell>
          <table:table-cell office:value-type="float" office:value="15.59607" calcext:value-type="float">
            <text:p>15.59607</text:p>
          </table:table-cell>
          <table:table-cell office:value-type="float" office:value="15.00601" calcext:value-type="float">
            <text:p>15.00601</text:p>
          </table:table-cell>
          <table:table-cell office:value-type="float" office:value="14.91583" calcext:value-type="float">
            <text:p>14.91583</text:p>
          </table:table-cell>
          <table:table-cell office:value-type="float" office:value="38.63071" calcext:value-type="float">
            <text:p>38.63071</text:p>
          </table:table-cell>
          <table:table-cell office:value-type="float" office:value="20.91925" calcext:value-type="float">
            <text:p>20.919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6" calcext:value-type="float">
            <text:p>30062006</text:p>
          </table:table-cell>
          <table:table-cell office:value-type="float" office:value="24.29214" calcext:value-type="float">
            <text:p>24.29214</text:p>
          </table:table-cell>
          <table:table-cell office:value-type="float" office:value="35.76177" calcext:value-type="float">
            <text:p>35.76177</text:p>
          </table:table-cell>
          <table:table-cell office:value-type="float" office:value="22.07298" calcext:value-type="float">
            <text:p>22.07298</text:p>
          </table:table-cell>
          <table:table-cell office:value-type="float" office:value="2.342845" calcext:value-type="float">
            <text:p>2.342845</text:p>
          </table:table-cell>
          <table:table-cell office:value-type="float" office:value="1.730985" calcext:value-type="float">
            <text:p>1.730985</text:p>
          </table:table-cell>
          <table:table-cell office:value-type="float" office:value="271.6139" calcext:value-type="float">
            <text:p>271.6139</text:p>
          </table:table-cell>
          <table:table-cell office:value-type="float" office:value="1.524" calcext:value-type="float">
            <text:p>1.524</text:p>
          </table:table-cell>
          <table:table-cell office:value-type="float" office:value="39.93875" calcext:value-type="float">
            <text:p>39.93875</text:p>
          </table:table-cell>
          <table:table-cell office:value-type="float" office:value="23.0376" calcext:value-type="float">
            <text:p>23.0376</text:p>
          </table:table-cell>
          <table:table-cell office:value-type="float" office:value="34.67514" calcext:value-type="float">
            <text:p>34.67514</text:p>
          </table:table-cell>
          <table:table-cell office:value-type="float" office:value="24.41077" calcext:value-type="float">
            <text:p>24.41077</text:p>
          </table:table-cell>
          <table:table-cell office:value-type="float" office:value="31.88678" calcext:value-type="float">
            <text:p>31.88678</text:p>
          </table:table-cell>
          <table:table-cell office:value-type="float" office:value="24.82834" calcext:value-type="float">
            <text:p>24.82834</text:p>
          </table:table-cell>
          <table:table-cell office:value-type="float" office:value="29.53738" calcext:value-type="float">
            <text:p>29.53738</text:p>
          </table:table-cell>
          <table:table-cell office:value-type="float" office:value="24.87167" calcext:value-type="float">
            <text:p>24.87167</text:p>
          </table:table-cell>
          <table:table-cell office:value-type="float" office:value="28.00024" calcext:value-type="float">
            <text:p>28.00024</text:p>
          </table:table-cell>
          <table:table-cell office:value-type="float" office:value="24.71606" calcext:value-type="float">
            <text:p>24.71606</text:p>
          </table:table-cell>
          <table:table-cell office:value-type="float" office:value="26.43094" calcext:value-type="float">
            <text:p>26.43094</text:p>
          </table:table-cell>
          <table:table-cell office:value-type="float" office:value="24.35873" calcext:value-type="float">
            <text:p>24.35873</text:p>
          </table:table-cell>
          <table:table-cell office:value-type="float" office:value="25.03217" calcext:value-type="float">
            <text:p>25.03217</text:p>
          </table:table-cell>
          <table:table-cell office:value-type="float" office:value="23.7052" calcext:value-type="float">
            <text:p>23.7052</text:p>
          </table:table-cell>
          <table:table-cell office:value-type="float" office:value="22.94492" calcext:value-type="float">
            <text:p>22.94492</text:p>
          </table:table-cell>
          <table:table-cell office:value-type="float" office:value="22.26843" calcext:value-type="float">
            <text:p>22.26843</text:p>
          </table:table-cell>
          <table:table-cell office:value-type="float" office:value="20.94327" calcext:value-type="float">
            <text:p>20.94327</text:p>
          </table:table-cell>
          <table:table-cell office:value-type="float" office:value="20.70013" calcext:value-type="float">
            <text:p>20.70013</text:p>
          </table:table-cell>
          <table:table-cell office:value-type="float" office:value="19.26755" calcext:value-type="float">
            <text:p>19.26755</text:p>
          </table:table-cell>
          <table:table-cell office:value-type="float" office:value="19.21585" calcext:value-type="float">
            <text:p>19.21585</text:p>
          </table:table-cell>
          <table:table-cell office:value-type="float" office:value="17.9563" calcext:value-type="float">
            <text:p>17.9563</text:p>
          </table:table-cell>
          <table:table-cell office:value-type="float" office:value="17.91473" calcext:value-type="float">
            <text:p>17.91473</text:p>
          </table:table-cell>
          <table:table-cell office:value-type="float" office:value="16.79742" calcext:value-type="float">
            <text:p>16.79742</text:p>
          </table:table-cell>
          <table:table-cell office:value-type="float" office:value="16.73444" calcext:value-type="float">
            <text:p>16.73444</text:p>
          </table:table-cell>
          <table:table-cell office:value-type="float" office:value="15.7644" calcext:value-type="float">
            <text:p>15.7644</text:p>
          </table:table-cell>
          <table:table-cell office:value-type="float" office:value="15.68283" calcext:value-type="float">
            <text:p>15.68283</text:p>
          </table:table-cell>
          <table:table-cell office:value-type="float" office:value="15.09348" calcext:value-type="float">
            <text:p>15.09348</text:p>
          </table:table-cell>
          <table:table-cell office:value-type="float" office:value="15.00696" calcext:value-type="float">
            <text:p>15.00696</text:p>
          </table:table-cell>
          <table:table-cell office:value-type="float" office:value="39.93875" calcext:value-type="float">
            <text:p>39.93875</text:p>
          </table:table-cell>
          <table:table-cell office:value-type="float" office:value="23.35141" calcext:value-type="float">
            <text:p>23.351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6" calcext:value-type="float">
            <text:p>1072006</text:p>
          </table:table-cell>
          <table:table-cell office:value-type="float" office:value="24.10211" calcext:value-type="float">
            <text:p>24.10211</text:p>
          </table:table-cell>
          <table:table-cell office:value-type="float" office:value="37.42843" calcext:value-type="float">
            <text:p>37.42843</text:p>
          </table:table-cell>
          <table:table-cell office:value-type="float" office:value="20.42299" calcext:value-type="float">
            <text:p>20.42299</text:p>
          </table:table-cell>
          <table:table-cell office:value-type="float" office:value="2.398293" calcext:value-type="float">
            <text:p>2.398293</text:p>
          </table:table-cell>
          <table:table-cell office:value-type="float" office:value="1.805626" calcext:value-type="float">
            <text:p>1.805626</text:p>
          </table:table-cell>
          <table:table-cell office:value-type="float" office:value="270.4862" calcext:value-type="float">
            <text:p>270.4862</text:p>
          </table:table-cell>
          <table:table-cell office:value-type="float" office:value="4.572" calcext:value-type="float">
            <text:p>4.572</text:p>
          </table:table-cell>
          <table:table-cell office:value-type="float" office:value="30.78528" calcext:value-type="float">
            <text:p>30.78528</text:p>
          </table:table-cell>
          <table:table-cell office:value-type="float" office:value="20.49567" calcext:value-type="float">
            <text:p>20.49567</text:p>
          </table:table-cell>
          <table:table-cell office:value-type="float" office:value="28.88232" calcext:value-type="float">
            <text:p>28.88232</text:p>
          </table:table-cell>
          <table:table-cell office:value-type="float" office:value="21.91003" calcext:value-type="float">
            <text:p>21.91003</text:p>
          </table:table-cell>
          <table:table-cell office:value-type="float" office:value="27.85391" calcext:value-type="float">
            <text:p>27.85391</text:p>
          </table:table-cell>
          <table:table-cell office:value-type="float" office:value="23.29086" calcext:value-type="float">
            <text:p>23.29086</text:p>
          </table:table-cell>
          <table:table-cell office:value-type="float" office:value="27.97269" calcext:value-type="float">
            <text:p>27.97269</text:p>
          </table:table-cell>
          <table:table-cell office:value-type="float" office:value="24.08075" calcext:value-type="float">
            <text:p>24.08075</text:p>
          </table:table-cell>
          <table:table-cell office:value-type="float" office:value="27.39279" calcext:value-type="float">
            <text:p>27.39279</text:p>
          </table:table-cell>
          <table:table-cell office:value-type="float" office:value="24.35739" calcext:value-type="float">
            <text:p>24.35739</text:p>
          </table:table-cell>
          <table:table-cell office:value-type="float" office:value="26.40024" calcext:value-type="float">
            <text:p>26.40024</text:p>
          </table:table-cell>
          <table:table-cell office:value-type="float" office:value="24.36072" calcext:value-type="float">
            <text:p>24.36072</text:p>
          </table:table-cell>
          <table:table-cell office:value-type="float" office:value="25.05731" calcext:value-type="float">
            <text:p>25.05731</text:p>
          </table:table-cell>
          <table:table-cell office:value-type="float" office:value="23.94046" calcext:value-type="float">
            <text:p>23.94046</text:p>
          </table:table-cell>
          <table:table-cell office:value-type="float" office:value="23.17868" calcext:value-type="float">
            <text:p>23.17868</text:p>
          </table:table-cell>
          <table:table-cell office:value-type="float" office:value="22.95688" calcext:value-type="float">
            <text:p>22.95688</text:p>
          </table:table-cell>
          <table:table-cell office:value-type="float" office:value="21.22372" calcext:value-type="float">
            <text:p>21.22372</text:p>
          </table:table-cell>
          <table:table-cell office:value-type="float" office:value="20.94659" calcext:value-type="float">
            <text:p>20.94659</text:p>
          </table:table-cell>
          <table:table-cell office:value-type="float" office:value="19.37027" calcext:value-type="float">
            <text:p>19.37027</text:p>
          </table:table-cell>
          <table:table-cell office:value-type="float" office:value="19.26834" calcext:value-type="float">
            <text:p>19.26834</text:p>
          </table:table-cell>
          <table:table-cell office:value-type="float" office:value="18.01657" calcext:value-type="float">
            <text:p>18.01657</text:p>
          </table:table-cell>
          <table:table-cell office:value-type="float" office:value="17.95685" calcext:value-type="float">
            <text:p>17.95685</text:p>
          </table:table-cell>
          <table:table-cell office:value-type="float" office:value="16.86218" calcext:value-type="float">
            <text:p>16.86218</text:p>
          </table:table-cell>
          <table:table-cell office:value-type="float" office:value="16.7981" calcext:value-type="float">
            <text:p>16.7981</text:p>
          </table:table-cell>
          <table:table-cell office:value-type="float" office:value="15.84351" calcext:value-type="float">
            <text:p>15.84351</text:p>
          </table:table-cell>
          <table:table-cell office:value-type="float" office:value="15.76526" calcext:value-type="float">
            <text:p>15.76526</text:p>
          </table:table-cell>
          <table:table-cell office:value-type="float" office:value="15.17746" calcext:value-type="float">
            <text:p>15.17746</text:p>
          </table:table-cell>
          <table:table-cell office:value-type="float" office:value="15.09436" calcext:value-type="float">
            <text:p>15.09436</text:p>
          </table:table-cell>
          <table:table-cell office:value-type="float" office:value="30.78528" calcext:value-type="float">
            <text:p>30.78528</text:p>
          </table:table-cell>
          <table:table-cell office:value-type="float" office:value="20.49564" calcext:value-type="float">
            <text:p>20.495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6" calcext:value-type="float">
            <text:p>2072006</text:p>
          </table:table-cell>
          <table:table-cell office:value-type="float" office:value="24.13315" calcext:value-type="float">
            <text:p>24.13315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20.93963" calcext:value-type="float">
            <text:p>20.93963</text:p>
          </table:table-cell>
          <table:table-cell office:value-type="float" office:value="2.044683" calcext:value-type="float">
            <text:p>2.044683</text:p>
          </table:table-cell>
          <table:table-cell office:value-type="float" office:value="1.49586" calcext:value-type="float">
            <text:p>1.49586</text:p>
          </table:table-cell>
          <table:table-cell office:value-type="float" office:value="264.3641" calcext:value-type="float">
            <text:p>264.3641</text:p>
          </table:table-cell>
          <table:table-cell office:value-type="float" office:value="0" calcext:value-type="float">
            <text:p>0</text:p>
          </table:table-cell>
          <table:table-cell office:value-type="float" office:value="34.08243" calcext:value-type="float">
            <text:p>34.08243</text:p>
          </table:table-cell>
          <table:table-cell office:value-type="float" office:value="20.01498" calcext:value-type="float">
            <text:p>20.01498</text:p>
          </table:table-cell>
          <table:table-cell office:value-type="float" office:value="29.97174" calcext:value-type="float">
            <text:p>29.97174</text:p>
          </table:table-cell>
          <table:table-cell office:value-type="float" office:value="21.42334" calcext:value-type="float">
            <text:p>21.42334</text:p>
          </table:table-cell>
          <table:table-cell office:value-type="float" office:value="28.05109" calcext:value-type="float">
            <text:p>28.05109</text:p>
          </table:table-cell>
          <table:table-cell office:value-type="float" office:value="22.3938" calcext:value-type="float">
            <text:p>22.3938</text:p>
          </table:table-cell>
          <table:table-cell office:value-type="float" office:value="26.56485" calcext:value-type="float">
            <text:p>26.56485</text:p>
          </table:table-cell>
          <table:table-cell office:value-type="float" office:value="23.02545" calcext:value-type="float">
            <text:p>23.02545</text:p>
          </table:table-cell>
          <table:table-cell office:value-type="float" office:value="25.64548" calcext:value-type="float">
            <text:p>25.64548</text:p>
          </table:table-cell>
          <table:table-cell office:value-type="float" office:value="23.30557" calcext:value-type="float">
            <text:p>23.30557</text:p>
          </table:table-cell>
          <table:table-cell office:value-type="float" office:value="24.80615" calcext:value-type="float">
            <text:p>24.80615</text:p>
          </table:table-cell>
          <table:table-cell office:value-type="float" office:value="23.42902" calcext:value-type="float">
            <text:p>23.42902</text:p>
          </table:table-cell>
          <table:table-cell office:value-type="float" office:value="24.20386" calcext:value-type="float">
            <text:p>24.20386</text:p>
          </table:table-cell>
          <table:table-cell office:value-type="float" office:value="23.27481" calcext:value-type="float">
            <text:p>23.27481</text:p>
          </table:table-cell>
          <table:table-cell office:value-type="float" office:value="23.09998" calcext:value-type="float">
            <text:p>23.09998</text:p>
          </table:table-cell>
          <table:table-cell office:value-type="float" office:value="22.81366" calcext:value-type="float">
            <text:p>22.81366</text:p>
          </table:table-cell>
          <table:table-cell office:value-type="float" office:value="21.31479" calcext:value-type="float">
            <text:p>21.31479</text:p>
          </table:table-cell>
          <table:table-cell office:value-type="float" office:value="21.22571" calcext:value-type="float">
            <text:p>21.22571</text:p>
          </table:table-cell>
          <table:table-cell office:value-type="float" office:value="19.48148" calcext:value-type="float">
            <text:p>19.48148</text:p>
          </table:table-cell>
          <table:table-cell office:value-type="float" office:value="19.37146" calcext:value-type="float">
            <text:p>19.37146</text:p>
          </table:table-cell>
          <table:table-cell office:value-type="float" office:value="18.09366" calcext:value-type="float">
            <text:p>18.09366</text:p>
          </table:table-cell>
          <table:table-cell office:value-type="float" office:value="18.0173" calcext:value-type="float">
            <text:p>18.0173</text:p>
          </table:table-cell>
          <table:table-cell office:value-type="float" office:value="16.9306" calcext:value-type="float">
            <text:p>16.9306</text:p>
          </table:table-cell>
          <table:table-cell office:value-type="float" office:value="16.86285" calcext:value-type="float">
            <text:p>16.86285</text:p>
          </table:table-cell>
          <table:table-cell office:value-type="float" office:value="15.92047" calcext:value-type="float">
            <text:p>15.92047</text:p>
          </table:table-cell>
          <table:table-cell office:value-type="float" office:value="15.8443" calcext:value-type="float">
            <text:p>15.8443</text:p>
          </table:table-cell>
          <table:table-cell office:value-type="float" office:value="15.25827" calcext:value-type="float">
            <text:p>15.25827</text:p>
          </table:table-cell>
          <table:table-cell office:value-type="float" office:value="15.17831" calcext:value-type="float">
            <text:p>15.17831</text:p>
          </table:table-cell>
          <table:table-cell office:value-type="float" office:value="34.08246" calcext:value-type="float">
            <text:p>34.08246</text:p>
          </table:table-cell>
          <table:table-cell office:value-type="float" office:value="20.01501" calcext:value-type="float">
            <text:p>20.015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6" calcext:value-type="float">
            <text:p>3072006</text:p>
          </table:table-cell>
          <table:table-cell office:value-type="float" office:value="24.2479" calcext:value-type="float">
            <text:p>24.2479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8.17575" calcext:value-type="float">
            <text:p>18.17575</text:p>
          </table:table-cell>
          <table:table-cell office:value-type="float" office:value="1.937285" calcext:value-type="float">
            <text:p>1.937285</text:p>
          </table:table-cell>
          <table:table-cell office:value-type="float" office:value="1.385436" calcext:value-type="float">
            <text:p>1.385436</text:p>
          </table:table-cell>
          <table:table-cell office:value-type="float" office:value="257.6588" calcext:value-type="float">
            <text:p>257.6588</text:p>
          </table:table-cell>
          <table:table-cell office:value-type="float" office:value="0" calcext:value-type="float">
            <text:p>0</text:p>
          </table:table-cell>
          <table:table-cell office:value-type="float" office:value="34.99966" calcext:value-type="float">
            <text:p>34.99966</text:p>
          </table:table-cell>
          <table:table-cell office:value-type="float" office:value="20.14529" calcext:value-type="float">
            <text:p>20.14529</text:p>
          </table:table-cell>
          <table:table-cell office:value-type="float" office:value="30.94962" calcext:value-type="float">
            <text:p>30.94962</text:p>
          </table:table-cell>
          <table:table-cell office:value-type="float" office:value="21.90292" calcext:value-type="float">
            <text:p>21.90292</text:p>
          </table:table-cell>
          <table:table-cell office:value-type="float" office:value="28.87738" calcext:value-type="float">
            <text:p>28.87738</text:p>
          </table:table-cell>
          <table:table-cell office:value-type="float" office:value="22.81143" calcext:value-type="float">
            <text:p>22.81143</text:p>
          </table:table-cell>
          <table:table-cell office:value-type="float" office:value="27.20676" calcext:value-type="float">
            <text:p>27.20676</text:p>
          </table:table-cell>
          <table:table-cell office:value-type="float" office:value="23.33438" calcext:value-type="float">
            <text:p>23.33438</text:p>
          </table:table-cell>
          <table:table-cell office:value-type="float" office:value="26.14908" calcext:value-type="float">
            <text:p>26.14908</text:p>
          </table:table-cell>
          <table:table-cell office:value-type="float" office:value="23.5379" calcext:value-type="float">
            <text:p>23.5379</text:p>
          </table:table-cell>
          <table:table-cell office:value-type="float" office:value="25.09772" calcext:value-type="float">
            <text:p>25.09772</text:p>
          </table:table-cell>
          <table:table-cell office:value-type="float" office:value="23.59344" calcext:value-type="float">
            <text:p>23.59344</text:p>
          </table:table-cell>
          <table:table-cell office:value-type="float" office:value="24.22321" calcext:value-type="float">
            <text:p>24.22321</text:p>
          </table:table-cell>
          <table:table-cell office:value-type="float" office:value="23.35339" calcext:value-type="float">
            <text:p>23.35339</text:p>
          </table:table-cell>
          <table:table-cell office:value-type="float" office:value="22.91321" calcext:value-type="float">
            <text:p>22.91321</text:p>
          </table:table-cell>
          <table:table-cell office:value-type="float" office:value="22.79581" calcext:value-type="float">
            <text:p>22.79581</text:p>
          </table:table-cell>
          <table:table-cell office:value-type="float" office:value="21.35617" calcext:value-type="float">
            <text:p>21.35617</text:p>
          </table:table-cell>
          <table:table-cell office:value-type="float" office:value="21.31525" calcext:value-type="float">
            <text:p>21.31525</text:p>
          </table:table-cell>
          <table:table-cell office:value-type="float" office:value="19.57233" calcext:value-type="float">
            <text:p>19.57233</text:p>
          </table:table-cell>
          <table:table-cell office:value-type="float" office:value="19.48251" calcext:value-type="float">
            <text:p>19.48251</text:p>
          </table:table-cell>
          <table:table-cell office:value-type="float" office:value="18.17572" calcext:value-type="float">
            <text:p>18.17572</text:p>
          </table:table-cell>
          <table:table-cell office:value-type="float" office:value="18.09448" calcext:value-type="float">
            <text:p>18.09448</text:p>
          </table:table-cell>
          <table:table-cell office:value-type="float" office:value="17.0036" calcext:value-type="float">
            <text:p>17.0036</text:p>
          </table:table-cell>
          <table:table-cell office:value-type="float" office:value="16.93134" calcext:value-type="float">
            <text:p>16.93134</text:p>
          </table:table-cell>
          <table:table-cell office:value-type="float" office:value="15.99677" calcext:value-type="float">
            <text:p>15.99677</text:p>
          </table:table-cell>
          <table:table-cell office:value-type="float" office:value="15.92126" calcext:value-type="float">
            <text:p>15.92126</text:p>
          </table:table-cell>
          <table:table-cell office:value-type="float" office:value="15.33621" calcext:value-type="float">
            <text:p>15.33621</text:p>
          </table:table-cell>
          <table:table-cell office:value-type="float" office:value="15.25912" calcext:value-type="float">
            <text:p>15.25912</text:p>
          </table:table-cell>
          <table:table-cell office:value-type="float" office:value="34.99966" calcext:value-type="float">
            <text:p>34.99966</text:p>
          </table:table-cell>
          <table:table-cell office:value-type="float" office:value="20.14532" calcext:value-type="float">
            <text:p>20.145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6" calcext:value-type="float">
            <text:p>4072006</text:p>
          </table:table-cell>
          <table:table-cell office:value-type="float" office:value="24.11698" calcext:value-type="float">
            <text:p>24.11698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4.84798" calcext:value-type="float">
            <text:p>14.84798</text:p>
          </table:table-cell>
          <table:table-cell office:value-type="float" office:value="1.741803" calcext:value-type="float">
            <text:p>1.741803</text:p>
          </table:table-cell>
          <table:table-cell office:value-type="float" office:value="1.288783" calcext:value-type="float">
            <text:p>1.288783</text:p>
          </table:table-cell>
          <table:table-cell office:value-type="float" office:value="249.995" calcext:value-type="float">
            <text:p>249.995</text:p>
          </table:table-cell>
          <table:table-cell office:value-type="float" office:value="0" calcext:value-type="float">
            <text:p>0</text:p>
          </table:table-cell>
          <table:table-cell office:value-type="float" office:value="32.93317" calcext:value-type="float">
            <text:p>32.93317</text:p>
          </table:table-cell>
          <table:table-cell office:value-type="float" office:value="17.73807" calcext:value-type="float">
            <text:p>17.73807</text:p>
          </table:table-cell>
          <table:table-cell office:value-type="float" office:value="29.31775" calcext:value-type="float">
            <text:p>29.31775</text:p>
          </table:table-cell>
          <table:table-cell office:value-type="float" office:value="20.31265" calcext:value-type="float">
            <text:p>20.31265</text:p>
          </table:table-cell>
          <table:table-cell office:value-type="float" office:value="27.54349" calcext:value-type="float">
            <text:p>27.54349</text:p>
          </table:table-cell>
          <table:table-cell office:value-type="float" office:value="21.69278" calcext:value-type="float">
            <text:p>21.69278</text:p>
          </table:table-cell>
          <table:table-cell office:value-type="float" office:value="26.16504" calcext:value-type="float">
            <text:p>26.16504</text:p>
          </table:table-cell>
          <table:table-cell office:value-type="float" office:value="22.58621" calcext:value-type="float">
            <text:p>22.58621</text:p>
          </table:table-cell>
          <table:table-cell office:value-type="float" office:value="25.46881" calcext:value-type="float">
            <text:p>25.46881</text:p>
          </table:table-cell>
          <table:table-cell office:value-type="float" office:value="23.01855" calcext:value-type="float">
            <text:p>23.01855</text:p>
          </table:table-cell>
          <table:table-cell office:value-type="float" office:value="25.02472" calcext:value-type="float">
            <text:p>25.02472</text:p>
          </table:table-cell>
          <table:table-cell office:value-type="float" office:value="23.27988" calcext:value-type="float">
            <text:p>23.27988</text:p>
          </table:table-cell>
          <table:table-cell office:value-type="float" office:value="24.22449" calcext:value-type="float">
            <text:p>24.22449</text:p>
          </table:table-cell>
          <table:table-cell office:value-type="float" office:value="23.18042" calcext:value-type="float">
            <text:p>23.18042</text:p>
          </table:table-cell>
          <table:table-cell office:value-type="float" office:value="22.98801" calcext:value-type="float">
            <text:p>22.98801</text:p>
          </table:table-cell>
          <table:table-cell office:value-type="float" office:value="22.77853" calcext:value-type="float">
            <text:p>22.77853</text:p>
          </table:table-cell>
          <table:table-cell office:value-type="float" office:value="21.39847" calcext:value-type="float">
            <text:p>21.39847</text:p>
          </table:table-cell>
          <table:table-cell office:value-type="float" office:value="21.35684" calcext:value-type="float">
            <text:p>21.35684</text:p>
          </table:table-cell>
          <table:table-cell office:value-type="float" office:value="19.65152" calcext:value-type="float">
            <text:p>19.65152</text:p>
          </table:table-cell>
          <table:table-cell office:value-type="float" office:value="19.57312" calcext:value-type="float">
            <text:p>19.57312</text:p>
          </table:table-cell>
          <table:table-cell office:value-type="float" office:value="18.25586" calcext:value-type="float">
            <text:p>18.25586</text:p>
          </table:table-cell>
          <table:table-cell office:value-type="float" office:value="18.17657" calcext:value-type="float">
            <text:p>18.17657</text:p>
          </table:table-cell>
          <table:table-cell office:value-type="float" office:value="17.0787" calcext:value-type="float">
            <text:p>17.0787</text:p>
          </table:table-cell>
          <table:table-cell office:value-type="float" office:value="17.00436" calcext:value-type="float">
            <text:p>17.00436</text:p>
          </table:table-cell>
          <table:table-cell office:value-type="float" office:value="16.07269" calcext:value-type="float">
            <text:p>16.07269</text:p>
          </table:table-cell>
          <table:table-cell office:value-type="float" office:value="15.99753" calcext:value-type="float">
            <text:p>15.99753</text:p>
          </table:table-cell>
          <table:table-cell office:value-type="float" office:value="15.41104" calcext:value-type="float">
            <text:p>15.41104</text:p>
          </table:table-cell>
          <table:table-cell office:value-type="float" office:value="15.33704" calcext:value-type="float">
            <text:p>15.33704</text:p>
          </table:table-cell>
          <table:table-cell office:value-type="float" office:value="32.93317" calcext:value-type="float">
            <text:p>32.93317</text:p>
          </table:table-cell>
          <table:table-cell office:value-type="float" office:value="17.73807" calcext:value-type="float">
            <text:p>17.738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6" calcext:value-type="float">
            <text:p>5072006</text:p>
          </table:table-cell>
          <table:table-cell office:value-type="float" office:value="23.88116" calcext:value-type="float">
            <text:p>23.88116</text:p>
          </table:table-cell>
          <table:table-cell office:value-type="float" office:value="27.42843" calcext:value-type="float">
            <text:p>27.42843</text:p>
          </table:table-cell>
          <table:table-cell office:value-type="float" office:value="13.18687" calcext:value-type="float">
            <text:p>13.18687</text:p>
          </table:table-cell>
          <table:table-cell office:value-type="float" office:value="1.690792" calcext:value-type="float">
            <text:p>1.690792</text:p>
          </table:table-cell>
          <table:table-cell office:value-type="float" office:value="1.256749" calcext:value-type="float">
            <text:p>1.256749</text:p>
          </table:table-cell>
          <table:table-cell office:value-type="float" office:value="241.4414" calcext:value-type="float">
            <text:p>241.4414</text:p>
          </table:table-cell>
          <table:table-cell office:value-type="float" office:value="0" calcext:value-type="float">
            <text:p>0</text:p>
          </table:table-cell>
          <table:table-cell office:value-type="float" office:value="32.02554" calcext:value-type="float">
            <text:p>32.02554</text:p>
          </table:table-cell>
          <table:table-cell office:value-type="float" office:value="16.14896" calcext:value-type="float">
            <text:p>16.14896</text:p>
          </table:table-cell>
          <table:table-cell office:value-type="float" office:value="28.42545" calcext:value-type="float">
            <text:p>28.42545</text:p>
          </table:table-cell>
          <table:table-cell office:value-type="float" office:value="18.90604" calcext:value-type="float">
            <text:p>18.90604</text:p>
          </table:table-cell>
          <table:table-cell office:value-type="float" office:value="26.70294" calcext:value-type="float">
            <text:p>26.70294</text:p>
          </table:table-cell>
          <table:table-cell office:value-type="float" office:value="20.45593" calcext:value-type="float">
            <text:p>20.45593</text:p>
          </table:table-cell>
          <table:table-cell office:value-type="float" office:value="25.39722" calcext:value-type="float">
            <text:p>25.39722</text:p>
          </table:table-cell>
          <table:table-cell office:value-type="float" office:value="21.54901" calcext:value-type="float">
            <text:p>21.54901</text:p>
          </table:table-cell>
          <table:table-cell office:value-type="float" office:value="24.61072" calcext:value-type="float">
            <text:p>24.61072</text:p>
          </table:table-cell>
          <table:table-cell office:value-type="float" office:value="22.13113" calcext:value-type="float">
            <text:p>22.13113</text:p>
          </table:table-cell>
          <table:table-cell office:value-type="float" office:value="24.3602" calcext:value-type="float">
            <text:p>24.3602</text:p>
          </table:table-cell>
          <table:table-cell office:value-type="float" office:value="22.56973" calcext:value-type="float">
            <text:p>22.56973</text:p>
          </table:table-cell>
          <table:table-cell office:value-type="float" office:value="23.80286" calcext:value-type="float">
            <text:p>23.80286</text:p>
          </table:table-cell>
          <table:table-cell office:value-type="float" office:value="22.65613" calcext:value-type="float">
            <text:p>22.65613</text:p>
          </table:table-cell>
          <table:table-cell office:value-type="float" office:value="22.83728" calcext:value-type="float">
            <text:p>22.83728</text:p>
          </table:table-cell>
          <table:table-cell office:value-type="float" office:value="22.5032" calcext:value-type="float">
            <text:p>22.5032</text:p>
          </table:table-cell>
          <table:table-cell office:value-type="float" office:value="21.40543" calcext:value-type="float">
            <text:p>21.40543</text:p>
          </table:table-cell>
          <table:table-cell office:value-type="float" office:value="21.36111" calcext:value-type="float">
            <text:p>21.36111</text:p>
          </table:table-cell>
          <table:table-cell office:value-type="float" office:value="19.71341" calcext:value-type="float">
            <text:p>19.71341</text:p>
          </table:table-cell>
          <table:table-cell office:value-type="float" office:value="19.65225" calcext:value-type="float">
            <text:p>19.65225</text:p>
          </table:table-cell>
          <table:table-cell office:value-type="float" office:value="18.33212" calcext:value-type="float">
            <text:p>18.33212</text:p>
          </table:table-cell>
          <table:table-cell office:value-type="float" office:value="18.25668" calcext:value-type="float">
            <text:p>18.25668</text:p>
          </table:table-cell>
          <table:table-cell office:value-type="float" office:value="17.15491" calcext:value-type="float">
            <text:p>17.15491</text:p>
          </table:table-cell>
          <table:table-cell office:value-type="float" office:value="17.0795" calcext:value-type="float">
            <text:p>17.0795</text:p>
          </table:table-cell>
          <table:table-cell office:value-type="float" office:value="16.14804" calcext:value-type="float">
            <text:p>16.14804</text:p>
          </table:table-cell>
          <table:table-cell office:value-type="float" office:value="16.07346" calcext:value-type="float">
            <text:p>16.07346</text:p>
          </table:table-cell>
          <table:table-cell office:value-type="float" office:value="15.48517" calcext:value-type="float">
            <text:p>15.48517</text:p>
          </table:table-cell>
          <table:table-cell office:value-type="float" office:value="15.4118" calcext:value-type="float">
            <text:p>15.4118</text:p>
          </table:table-cell>
          <table:table-cell office:value-type="float" office:value="32.02554" calcext:value-type="float">
            <text:p>32.02554</text:p>
          </table:table-cell>
          <table:table-cell office:value-type="float" office:value="16.14899" calcext:value-type="float">
            <text:p>16.148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6" calcext:value-type="float">
            <text:p>6072006</text:p>
          </table:table-cell>
          <table:table-cell office:value-type="float" office:value="24.02585" calcext:value-type="float">
            <text:p>24.02585</text:p>
          </table:table-cell>
          <table:table-cell office:value-type="float" office:value="29.0951" calcext:value-type="float">
            <text:p>29.0951</text:p>
          </table:table-cell>
          <table:table-cell office:value-type="float" office:value="13.74799" calcext:value-type="float">
            <text:p>13.74799</text:p>
          </table:table-cell>
          <table:table-cell office:value-type="float" office:value="1.791519" calcext:value-type="float">
            <text:p>1.791519</text:p>
          </table:table-cell>
          <table:table-cell office:value-type="float" office:value="1.302658" calcext:value-type="float">
            <text:p>1.302658</text:p>
          </table:table-cell>
          <table:table-cell office:value-type="float" office:value="236.545" calcext:value-type="float">
            <text:p>236.545</text:p>
          </table:table-cell>
          <table:table-cell office:value-type="float" office:value="1.5875" calcext:value-type="float">
            <text:p>1.5875</text:p>
          </table:table-cell>
          <table:table-cell office:value-type="float" office:value="33.11288" calcext:value-type="float">
            <text:p>33.11288</text:p>
          </table:table-cell>
          <table:table-cell office:value-type="float" office:value="16.37329" calcext:value-type="float">
            <text:p>16.37329</text:p>
          </table:table-cell>
          <table:table-cell office:value-type="float" office:value="29.07849" calcext:value-type="float">
            <text:p>29.07849</text:p>
          </table:table-cell>
          <table:table-cell office:value-type="float" office:value="18.85153" calcext:value-type="float">
            <text:p>18.85153</text:p>
          </table:table-cell>
          <table:table-cell office:value-type="float" office:value="27.13861" calcext:value-type="float">
            <text:p>27.13861</text:p>
          </table:table-cell>
          <table:table-cell office:value-type="float" office:value="20.25415" calcext:value-type="float">
            <text:p>20.25415</text:p>
          </table:table-cell>
          <table:table-cell office:value-type="float" office:value="25.63574" calcext:value-type="float">
            <text:p>25.63574</text:p>
          </table:table-cell>
          <table:table-cell office:value-type="float" office:value="21.26788" calcext:value-type="float">
            <text:p>21.26788</text:p>
          </table:table-cell>
          <table:table-cell office:value-type="float" office:value="24.72647" calcext:value-type="float">
            <text:p>24.72647</text:p>
          </table:table-cell>
          <table:table-cell office:value-type="float" office:value="21.81436" calcext:value-type="float">
            <text:p>21.81436</text:p>
          </table:table-cell>
          <table:table-cell office:value-type="float" office:value="23.87289" calcext:value-type="float">
            <text:p>23.87289</text:p>
          </table:table-cell>
          <table:table-cell office:value-type="float" office:value="22.23825" calcext:value-type="float">
            <text:p>22.23825</text:p>
          </table:table-cell>
          <table:table-cell office:value-type="float" office:value="23.32227" calcext:value-type="float">
            <text:p>23.32227</text:p>
          </table:table-cell>
          <table:table-cell office:value-type="float" office:value="22.34424" calcext:value-type="float">
            <text:p>22.34424</text:p>
          </table:table-cell>
          <table:table-cell office:value-type="float" office:value="22.54004" calcext:value-type="float">
            <text:p>22.54004</text:p>
          </table:table-cell>
          <table:table-cell office:value-type="float" office:value="22.25577" calcext:value-type="float">
            <text:p>22.25577</text:p>
          </table:table-cell>
          <table:table-cell office:value-type="float" office:value="21.36041" calcext:value-type="float">
            <text:p>21.36041</text:p>
          </table:table-cell>
          <table:table-cell office:value-type="float" office:value="21.27142" calcext:value-type="float">
            <text:p>21.27142</text:p>
          </table:table-cell>
          <table:table-cell office:value-type="float" office:value="19.74802" calcext:value-type="float">
            <text:p>19.74802</text:p>
          </table:table-cell>
          <table:table-cell office:value-type="float" office:value="19.71387" calcext:value-type="float">
            <text:p>19.71387</text:p>
          </table:table-cell>
          <table:table-cell office:value-type="float" office:value="18.39948" calcext:value-type="float">
            <text:p>18.39948</text:p>
          </table:table-cell>
          <table:table-cell office:value-type="float" office:value="18.33286" calcext:value-type="float">
            <text:p>18.33286</text:p>
          </table:table-cell>
          <table:table-cell office:value-type="float" office:value="17.22986" calcext:value-type="float">
            <text:p>17.22986</text:p>
          </table:table-cell>
          <table:table-cell office:value-type="float" office:value="17.1557" calcext:value-type="float">
            <text:p>17.1557</text:p>
          </table:table-cell>
          <table:table-cell office:value-type="float" office:value="16.22287" calcext:value-type="float">
            <text:p>16.22287</text:p>
          </table:table-cell>
          <table:table-cell office:value-type="float" office:value="16.14886" calcext:value-type="float">
            <text:p>16.14886</text:p>
          </table:table-cell>
          <table:table-cell office:value-type="float" office:value="15.5585" calcext:value-type="float">
            <text:p>15.5585</text:p>
          </table:table-cell>
          <table:table-cell office:value-type="float" office:value="15.48596" calcext:value-type="float">
            <text:p>15.48596</text:p>
          </table:table-cell>
          <table:table-cell office:value-type="float" office:value="33.11288" calcext:value-type="float">
            <text:p>33.11288</text:p>
          </table:table-cell>
          <table:table-cell office:value-type="float" office:value="16.37332" calcext:value-type="float">
            <text:p>16.373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6" calcext:value-type="float">
            <text:p>7072006</text:p>
          </table:table-cell>
          <table:table-cell office:value-type="float" office:value="24.15037" calcext:value-type="float">
            <text:p>24.15037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3.76189" calcext:value-type="float">
            <text:p>13.76189</text:p>
          </table:table-cell>
          <table:table-cell office:value-type="float" office:value="1.947991" calcext:value-type="float">
            <text:p>1.947991</text:p>
          </table:table-cell>
          <table:table-cell office:value-type="float" office:value="1.303337" calcext:value-type="float">
            <text:p>1.303337</text:p>
          </table:table-cell>
          <table:table-cell office:value-type="float" office:value="236.6232" calcext:value-type="float">
            <text:p>236.6232</text:p>
          </table:table-cell>
          <table:table-cell office:value-type="float" office:value="4.8895" calcext:value-type="float">
            <text:p>4.8895</text:p>
          </table:table-cell>
          <table:table-cell office:value-type="float" office:value="27.29205" calcext:value-type="float">
            <text:p>27.29205</text:p>
          </table:table-cell>
          <table:table-cell office:value-type="float" office:value="15.16629" calcext:value-type="float">
            <text:p>15.16629</text:p>
          </table:table-cell>
          <table:table-cell office:value-type="float" office:value="25.57254" calcext:value-type="float">
            <text:p>25.57254</text:p>
          </table:table-cell>
          <table:table-cell office:value-type="float" office:value="17.00699" calcext:value-type="float">
            <text:p>17.00699</text:p>
          </table:table-cell>
          <table:table-cell office:value-type="float" office:value="24.40643" calcext:value-type="float">
            <text:p>24.40643</text:p>
          </table:table-cell>
          <table:table-cell office:value-type="float" office:value="18.92905" calcext:value-type="float">
            <text:p>18.92905</text:p>
          </table:table-cell>
          <table:table-cell office:value-type="float" office:value="24.05899" calcext:value-type="float">
            <text:p>24.05899</text:p>
          </table:table-cell>
          <table:table-cell office:value-type="float" office:value="20.35413" calcext:value-type="float">
            <text:p>20.35413</text:p>
          </table:table-cell>
          <table:table-cell office:value-type="float" office:value="24.06821" calcext:value-type="float">
            <text:p>24.06821</text:p>
          </table:table-cell>
          <table:table-cell office:value-type="float" office:value="21.13376" calcext:value-type="float">
            <text:p>21.13376</text:p>
          </table:table-cell>
          <table:table-cell office:value-type="float" office:value="23.81464" calcext:value-type="float">
            <text:p>23.81464</text:p>
          </table:table-cell>
          <table:table-cell office:value-type="float" office:value="21.74551" calcext:value-type="float">
            <text:p>21.74551</text:p>
          </table:table-cell>
          <table:table-cell office:value-type="float" office:value="23.24393" calcext:value-type="float">
            <text:p>23.24393</text:p>
          </table:table-cell>
          <table:table-cell office:value-type="float" office:value="21.96799" calcext:value-type="float">
            <text:p>21.96799</text:p>
          </table:table-cell>
          <table:table-cell office:value-type="float" office:value="22.36987" calcext:value-type="float">
            <text:p>22.36987</text:p>
          </table:table-cell>
          <table:table-cell office:value-type="float" office:value="21.98557" calcext:value-type="float">
            <text:p>21.98557</text:p>
          </table:table-cell>
          <table:table-cell office:value-type="float" office:value="21.27063" calcext:value-type="float">
            <text:p>21.27063</text:p>
          </table:table-cell>
          <table:table-cell office:value-type="float" office:value="21.1694" calcext:value-type="float">
            <text:p>21.1694</text:p>
          </table:table-cell>
          <table:table-cell office:value-type="float" office:value="19.76138" calcext:value-type="float">
            <text:p>19.76138</text:p>
          </table:table-cell>
          <table:table-cell office:value-type="float" office:value="19.74826" calcext:value-type="float">
            <text:p>19.74826</text:p>
          </table:table-cell>
          <table:table-cell office:value-type="float" office:value="18.45566" calcext:value-type="float">
            <text:p>18.45566</text:p>
          </table:table-cell>
          <table:table-cell office:value-type="float" office:value="18.40012" calcext:value-type="float">
            <text:p>18.40012</text:p>
          </table:table-cell>
          <table:table-cell office:value-type="float" office:value="17.30182" calcext:value-type="float">
            <text:p>17.30182</text:p>
          </table:table-cell>
          <table:table-cell office:value-type="float" office:value="17.23068" calcext:value-type="float">
            <text:p>17.23068</text:p>
          </table:table-cell>
          <table:table-cell office:value-type="float" office:value="16.29694" calcext:value-type="float">
            <text:p>16.29694</text:p>
          </table:table-cell>
          <table:table-cell office:value-type="float" office:value="16.22363" calcext:value-type="float">
            <text:p>16.22363</text:p>
          </table:table-cell>
          <table:table-cell office:value-type="float" office:value="15.63144" calcext:value-type="float">
            <text:p>15.63144</text:p>
          </table:table-cell>
          <table:table-cell office:value-type="float" office:value="15.55927" calcext:value-type="float">
            <text:p>15.55927</text:p>
          </table:table-cell>
          <table:table-cell office:value-type="float" office:value="27.29205" calcext:value-type="float">
            <text:p>27.29205</text:p>
          </table:table-cell>
          <table:table-cell office:value-type="float" office:value="15.16629" calcext:value-type="float">
            <text:p>15.166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6" calcext:value-type="float">
            <text:p>8072006</text:p>
          </table:table-cell>
          <table:table-cell office:value-type="float" office:value="24.08436" calcext:value-type="float">
            <text:p>24.08436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3.76189" calcext:value-type="float">
            <text:p>13.76189</text:p>
          </table:table-cell>
          <table:table-cell office:value-type="float" office:value="1.967285" calcext:value-type="float">
            <text:p>1.967285</text:p>
          </table:table-cell>
          <table:table-cell office:value-type="float" office:value="1.301088" calcext:value-type="float">
            <text:p>1.301088</text:p>
          </table:table-cell>
          <table:table-cell office:value-type="float" office:value="236.7315" calcext:value-type="float">
            <text:p>236.7315</text:p>
          </table:table-cell>
          <table:table-cell office:value-type="float" office:value="0.381" calcext:value-type="float">
            <text:p>0.381</text:p>
          </table:table-cell>
          <table:table-cell office:value-type="float" office:value="27.49115" calcext:value-type="float">
            <text:p>27.49115</text:p>
          </table:table-cell>
          <table:table-cell office:value-type="float" office:value="14.66208" calcext:value-type="float">
            <text:p>14.66208</text:p>
          </table:table-cell>
          <table:table-cell office:value-type="float" office:value="25.22134" calcext:value-type="float">
            <text:p>25.22134</text:p>
          </table:table-cell>
          <table:table-cell office:value-type="float" office:value="16.69473" calcext:value-type="float">
            <text:p>16.69473</text:p>
          </table:table-cell>
          <table:table-cell office:value-type="float" office:value="24.17935" calcext:value-type="float">
            <text:p>24.17935</text:p>
          </table:table-cell>
          <table:table-cell office:value-type="float" office:value="18.32584" calcext:value-type="float">
            <text:p>18.32584</text:p>
          </table:table-cell>
          <table:table-cell office:value-type="float" office:value="23.32867" calcext:value-type="float">
            <text:p>23.32867</text:p>
          </table:table-cell>
          <table:table-cell office:value-type="float" office:value="19.60468" calcext:value-type="float">
            <text:p>19.60468</text:p>
          </table:table-cell>
          <table:table-cell office:value-type="float" office:value="22.8067" calcext:value-type="float">
            <text:p>22.8067</text:p>
          </table:table-cell>
          <table:table-cell office:value-type="float" office:value="20.34454" calcext:value-type="float">
            <text:p>20.34454</text:p>
          </table:table-cell>
          <table:table-cell office:value-type="float" office:value="22.54968" calcext:value-type="float">
            <text:p>22.54968</text:p>
          </table:table-cell>
          <table:table-cell office:value-type="float" office:value="20.98727" calcext:value-type="float">
            <text:p>20.98727</text:p>
          </table:table-cell>
          <table:table-cell office:value-type="float" office:value="22.37616" calcext:value-type="float">
            <text:p>22.37616</text:p>
          </table:table-cell>
          <table:table-cell office:value-type="float" office:value="21.31879" calcext:value-type="float">
            <text:p>21.31879</text:p>
          </table:table-cell>
          <table:table-cell office:value-type="float" office:value="21.98468" calcext:value-type="float">
            <text:p>21.98468</text:p>
          </table:table-cell>
          <table:table-cell office:value-type="float" office:value="21.53604" calcext:value-type="float">
            <text:p>21.53604</text:p>
          </table:table-cell>
          <table:table-cell office:value-type="float" office:value="21.16791" calcext:value-type="float">
            <text:p>21.16791</text:p>
          </table:table-cell>
          <table:table-cell office:value-type="float" office:value="20.98074" calcext:value-type="float">
            <text:p>20.98074</text:p>
          </table:table-cell>
          <table:table-cell office:value-type="float" office:value="19.76135" calcext:value-type="float">
            <text:p>19.76135</text:p>
          </table:table-cell>
          <table:table-cell office:value-type="float" office:value="19.74701" calcext:value-type="float">
            <text:p>19.74701</text:p>
          </table:table-cell>
          <table:table-cell office:value-type="float" office:value="18.4993" calcext:value-type="float">
            <text:p>18.4993</text:p>
          </table:table-cell>
          <table:table-cell office:value-type="float" office:value="18.45621" calcext:value-type="float">
            <text:p>18.45621</text:p>
          </table:table-cell>
          <table:table-cell office:value-type="float" office:value="17.36874" calcext:value-type="float">
            <text:p>17.36874</text:p>
          </table:table-cell>
          <table:table-cell office:value-type="float" office:value="17.30255" calcext:value-type="float">
            <text:p>17.30255</text:p>
          </table:table-cell>
          <table:table-cell office:value-type="float" office:value="16.36929" calcext:value-type="float">
            <text:p>16.36929</text:p>
          </table:table-cell>
          <table:table-cell office:value-type="float" office:value="16.2977" calcext:value-type="float">
            <text:p>16.2977</text:p>
          </table:table-cell>
          <table:table-cell office:value-type="float" office:value="15.70358" calcext:value-type="float">
            <text:p>15.70358</text:p>
          </table:table-cell>
          <table:table-cell office:value-type="float" office:value="15.6322" calcext:value-type="float">
            <text:p>15.6322</text:p>
          </table:table-cell>
          <table:table-cell office:value-type="float" office:value="27.49115" calcext:value-type="float">
            <text:p>27.49115</text:p>
          </table:table-cell>
          <table:table-cell office:value-type="float" office:value="14.66208" calcext:value-type="float">
            <text:p>14.662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6" calcext:value-type="float">
            <text:p>9072006</text:p>
          </table:table-cell>
          <table:table-cell office:value-type="float" office:value="24.07075" calcext:value-type="float">
            <text:p>24.07075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9.28964" calcext:value-type="float">
            <text:p>19.28964</text:p>
          </table:table-cell>
          <table:table-cell office:value-type="float" office:value="2.148962" calcext:value-type="float">
            <text:p>2.148962</text:p>
          </table:table-cell>
          <table:table-cell office:value-type="float" office:value="1.650932" calcext:value-type="float">
            <text:p>1.650932</text:p>
          </table:table-cell>
          <table:table-cell office:value-type="float" office:value="234.6418" calcext:value-type="float">
            <text:p>234.6418</text:p>
          </table:table-cell>
          <table:table-cell office:value-type="float" office:value="2.2225" calcext:value-type="float">
            <text:p>2.2225</text:p>
          </table:table-cell>
          <table:table-cell office:value-type="float" office:value="35.08481" calcext:value-type="float">
            <text:p>35.08481</text:p>
          </table:table-cell>
          <table:table-cell office:value-type="float" office:value="20.00397" calcext:value-type="float">
            <text:p>20.00397</text:p>
          </table:table-cell>
          <table:table-cell office:value-type="float" office:value="30.56271" calcext:value-type="float">
            <text:p>30.56271</text:p>
          </table:table-cell>
          <table:table-cell office:value-type="float" office:value="20.93497" calcext:value-type="float">
            <text:p>20.93497</text:p>
          </table:table-cell>
          <table:table-cell office:value-type="float" office:value="28.26453" calcext:value-type="float">
            <text:p>28.26453</text:p>
          </table:table-cell>
          <table:table-cell office:value-type="float" office:value="21.40082" calcext:value-type="float">
            <text:p>21.40082</text:p>
          </table:table-cell>
          <table:table-cell office:value-type="float" office:value="26.39001" calcext:value-type="float">
            <text:p>26.39001</text:p>
          </table:table-cell>
          <table:table-cell office:value-type="float" office:value="21.7092" calcext:value-type="float">
            <text:p>21.7092</text:p>
          </table:table-cell>
          <table:table-cell office:value-type="float" office:value="25.22076" calcext:value-type="float">
            <text:p>25.22076</text:p>
          </table:table-cell>
          <table:table-cell office:value-type="float" office:value="21.83325" calcext:value-type="float">
            <text:p>21.83325</text:p>
          </table:table-cell>
          <table:table-cell office:value-type="float" office:value="24.10342" calcext:value-type="float">
            <text:p>24.10342</text:p>
          </table:table-cell>
          <table:table-cell office:value-type="float" office:value="21.88794" calcext:value-type="float">
            <text:p>21.88794</text:p>
          </table:table-cell>
          <table:table-cell office:value-type="float" office:value="23.15765" calcext:value-type="float">
            <text:p>23.15765</text:p>
          </table:table-cell>
          <table:table-cell office:value-type="float" office:value="21.78839" calcext:value-type="float">
            <text:p>21.78839</text:p>
          </table:table-cell>
          <table:table-cell office:value-type="float" office:value="21.81186" calcext:value-type="float">
            <text:p>21.81186</text:p>
          </table:table-cell>
          <table:table-cell office:value-type="float" office:value="21.54178" calcext:value-type="float">
            <text:p>21.54178</text:p>
          </table:table-cell>
          <table:table-cell office:value-type="float" office:value="20.9787" calcext:value-type="float">
            <text:p>20.9787</text:p>
          </table:table-cell>
          <table:table-cell office:value-type="float" office:value="20.86169" calcext:value-type="float">
            <text:p>20.86169</text:p>
          </table:table-cell>
          <table:table-cell office:value-type="float" office:value="19.7467" calcext:value-type="float">
            <text:p>19.7467</text:p>
          </table:table-cell>
          <table:table-cell office:value-type="float" office:value="19.70975" calcext:value-type="float">
            <text:p>19.70975</text:p>
          </table:table-cell>
          <table:table-cell office:value-type="float" office:value="18.52798" calcext:value-type="float">
            <text:p>18.52798</text:p>
          </table:table-cell>
          <table:table-cell office:value-type="float" office:value="18.49966" calcext:value-type="float">
            <text:p>18.49966</text:p>
          </table:table-cell>
          <table:table-cell office:value-type="float" office:value="17.42969" calcext:value-type="float">
            <text:p>17.42969</text:p>
          </table:table-cell>
          <table:table-cell office:value-type="float" office:value="17.36945" calcext:value-type="float">
            <text:p>17.36945</text:p>
          </table:table-cell>
          <table:table-cell office:value-type="float" office:value="16.4393" calcext:value-type="float">
            <text:p>16.4393</text:p>
          </table:table-cell>
          <table:table-cell office:value-type="float" office:value="16.37006" calcext:value-type="float">
            <text:p>16.37006</text:p>
          </table:table-cell>
          <table:table-cell office:value-type="float" office:value="15.77316" calcext:value-type="float">
            <text:p>15.77316</text:p>
          </table:table-cell>
          <table:table-cell office:value-type="float" office:value="15.70435" calcext:value-type="float">
            <text:p>15.70435</text:p>
          </table:table-cell>
          <table:table-cell office:value-type="float" office:value="35.08484" calcext:value-type="float">
            <text:p>35.08484</text:p>
          </table:table-cell>
          <table:table-cell office:value-type="float" office:value="20.004" calcext:value-type="float">
            <text:p>20.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6" calcext:value-type="float">
            <text:p>10072006</text:p>
          </table:table-cell>
          <table:table-cell office:value-type="float" office:value="23.92817" calcext:value-type="float">
            <text:p>23.92817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20.40334" calcext:value-type="float">
            <text:p>20.40334</text:p>
          </table:table-cell>
          <table:table-cell office:value-type="float" office:value="2.090777" calcext:value-type="float">
            <text:p>2.090777</text:p>
          </table:table-cell>
          <table:table-cell office:value-type="float" office:value="1.293083" calcext:value-type="float">
            <text:p>1.293083</text:p>
          </table:table-cell>
          <table:table-cell office:value-type="float" office:value="232.6835" calcext:value-type="float">
            <text:p>232.6835</text:p>
          </table:table-cell>
          <table:table-cell office:value-type="float" office:value="6.6675" calcext:value-type="float">
            <text:p>6.6675</text:p>
          </table:table-cell>
          <table:table-cell office:value-type="float" office:value="23.67819" calcext:value-type="float">
            <text:p>23.67819</text:p>
          </table:table-cell>
          <table:table-cell office:value-type="float" office:value="18.73694" calcext:value-type="float">
            <text:p>18.73694</text:p>
          </table:table-cell>
          <table:table-cell office:value-type="float" office:value="23.91672" calcext:value-type="float">
            <text:p>23.91672</text:p>
          </table:table-cell>
          <table:table-cell office:value-type="float" office:value="19.86246" calcext:value-type="float">
            <text:p>19.86246</text:p>
          </table:table-cell>
          <table:table-cell office:value-type="float" office:value="25.16391" calcext:value-type="float">
            <text:p>25.16391</text:p>
          </table:table-cell>
          <table:table-cell office:value-type="float" office:value="20.73114" calcext:value-type="float">
            <text:p>20.73114</text:p>
          </table:table-cell>
          <table:table-cell office:value-type="float" office:value="25.26578" calcext:value-type="float">
            <text:p>25.26578</text:p>
          </table:table-cell>
          <table:table-cell office:value-type="float" office:value="21.39923" calcext:value-type="float">
            <text:p>21.39923</text:p>
          </table:table-cell>
          <table:table-cell office:value-type="float" office:value="24.83444" calcext:value-type="float">
            <text:p>24.83444</text:p>
          </table:table-cell>
          <table:table-cell office:value-type="float" office:value="21.75272" calcext:value-type="float">
            <text:p>21.75272</text:p>
          </table:table-cell>
          <table:table-cell office:value-type="float" office:value="24.09915" calcext:value-type="float">
            <text:p>24.09915</text:p>
          </table:table-cell>
          <table:table-cell office:value-type="float" office:value="22.0863" calcext:value-type="float">
            <text:p>22.0863</text:p>
          </table:table-cell>
          <table:table-cell office:value-type="float" office:value="23.2074" calcext:value-type="float">
            <text:p>23.2074</text:p>
          </table:table-cell>
          <table:table-cell office:value-type="float" office:value="22.11676" calcext:value-type="float">
            <text:p>22.11676</text:p>
          </table:table-cell>
          <table:table-cell office:value-type="float" office:value="22.04227" calcext:value-type="float">
            <text:p>22.04227</text:p>
          </table:table-cell>
          <table:table-cell office:value-type="float" office:value="21.82236" calcext:value-type="float">
            <text:p>21.82236</text:p>
          </table:table-cell>
          <table:table-cell office:value-type="float" office:value="20.92212" calcext:value-type="float">
            <text:p>20.92212</text:p>
          </table:table-cell>
          <table:table-cell office:value-type="float" office:value="20.86212" calcext:value-type="float">
            <text:p>20.86212</text:p>
          </table:table-cell>
          <table:table-cell office:value-type="float" office:value="19.70941" calcext:value-type="float">
            <text:p>19.70941</text:p>
          </table:table-cell>
          <table:table-cell office:value-type="float" office:value="19.69461" calcext:value-type="float">
            <text:p>19.69461</text:p>
          </table:table-cell>
          <table:table-cell office:value-type="float" office:value="18.54938" calcext:value-type="float">
            <text:p>18.54938</text:p>
          </table:table-cell>
          <table:table-cell office:value-type="float" office:value="18.52823" calcext:value-type="float">
            <text:p>18.52823</text:p>
          </table:table-cell>
          <table:table-cell office:value-type="float" office:value="17.48361" calcext:value-type="float">
            <text:p>17.48361</text:p>
          </table:table-cell>
          <table:table-cell office:value-type="float" office:value="17.43027" calcext:value-type="float">
            <text:p>17.43027</text:p>
          </table:table-cell>
          <table:table-cell office:value-type="float" office:value="16.5061" calcext:value-type="float">
            <text:p>16.5061</text:p>
          </table:table-cell>
          <table:table-cell office:value-type="float" office:value="16.44" calcext:value-type="float">
            <text:p>16.44</text:p>
          </table:table-cell>
          <table:table-cell office:value-type="float" office:value="15.84109" calcext:value-type="float">
            <text:p>15.84109</text:p>
          </table:table-cell>
          <table:table-cell office:value-type="float" office:value="15.77386" calcext:value-type="float">
            <text:p>15.77386</text:p>
          </table:table-cell>
          <table:table-cell office:value-type="float" office:value="23.67819" calcext:value-type="float">
            <text:p>23.67819</text:p>
          </table:table-cell>
          <table:table-cell office:value-type="float" office:value="18.88068" calcext:value-type="float">
            <text:p>18.880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6" calcext:value-type="float">
            <text:p>11072006</text:p>
          </table:table-cell>
          <table:table-cell office:value-type="float" office:value="23.85726" calcext:value-type="float">
            <text:p>23.85726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8.71741" calcext:value-type="float">
            <text:p>18.71741</text:p>
          </table:table-cell>
          <table:table-cell office:value-type="float" office:value="1.941328" calcext:value-type="float">
            <text:p>1.941328</text:p>
          </table:table-cell>
          <table:table-cell office:value-type="float" office:value="1.50057" calcext:value-type="float">
            <text:p>1.50057</text:p>
          </table:table-cell>
          <table:table-cell office:value-type="float" office:value="233.3595" calcext:value-type="float">
            <text:p>233.3595</text:p>
          </table:table-cell>
          <table:table-cell office:value-type="float" office:value="0" calcext:value-type="float">
            <text:p>0</text:p>
          </table:table-cell>
          <table:table-cell office:value-type="float" office:value="25.5603" calcext:value-type="float">
            <text:p>25.5603</text:p>
          </table:table-cell>
          <table:table-cell office:value-type="float" office:value="17.73746" calcext:value-type="float">
            <text:p>17.73746</text:p>
          </table:table-cell>
          <table:table-cell office:value-type="float" office:value="23.88452" calcext:value-type="float">
            <text:p>23.88452</text:p>
          </table:table-cell>
          <table:table-cell office:value-type="float" office:value="18.76865" calcext:value-type="float">
            <text:p>18.76865</text:p>
          </table:table-cell>
          <table:table-cell office:value-type="float" office:value="23.16833" calcext:value-type="float">
            <text:p>23.16833</text:p>
          </table:table-cell>
          <table:table-cell office:value-type="float" office:value="19.62399" calcext:value-type="float">
            <text:p>19.62399</text:p>
          </table:table-cell>
          <table:table-cell office:value-type="float" office:value="22.64963" calcext:value-type="float">
            <text:p>22.64963</text:p>
          </table:table-cell>
          <table:table-cell office:value-type="float" office:value="20.36407" calcext:value-type="float">
            <text:p>20.36407</text:p>
          </table:table-cell>
          <table:table-cell office:value-type="float" office:value="22.32297" calcext:value-type="float">
            <text:p>22.32297</text:p>
          </table:table-cell>
          <table:table-cell office:value-type="float" office:value="20.80237" calcext:value-type="float">
            <text:p>20.80237</text:p>
          </table:table-cell>
          <table:table-cell office:value-type="float" office:value="22.06216" calcext:value-type="float">
            <text:p>22.06216</text:p>
          </table:table-cell>
          <table:table-cell office:value-type="float" office:value="21.18497" calcext:value-type="float">
            <text:p>21.18497</text:p>
          </table:table-cell>
          <table:table-cell office:value-type="float" office:value="22.10172" calcext:value-type="float">
            <text:p>22.10172</text:p>
          </table:table-cell>
          <table:table-cell office:value-type="float" office:value="21.37546" calcext:value-type="float">
            <text:p>21.37546</text:p>
          </table:table-cell>
          <table:table-cell office:value-type="float" office:value="21.89429" calcext:value-type="float">
            <text:p>21.89429</text:p>
          </table:table-cell>
          <table:table-cell office:value-type="float" office:value="21.4249" calcext:value-type="float">
            <text:p>21.4249</text:p>
          </table:table-cell>
          <table:table-cell office:value-type="float" office:value="20.92212" calcext:value-type="float">
            <text:p>20.92212</text:p>
          </table:table-cell>
          <table:table-cell office:value-type="float" office:value="20.81775" calcext:value-type="float">
            <text:p>20.81775</text:p>
          </table:table-cell>
          <table:table-cell office:value-type="float" office:value="19.69464" calcext:value-type="float">
            <text:p>19.69464</text:p>
          </table:table-cell>
          <table:table-cell office:value-type="float" office:value="19.68658" calcext:value-type="float">
            <text:p>19.68658</text:p>
          </table:table-cell>
          <table:table-cell office:value-type="float" office:value="18.57181" calcext:value-type="float">
            <text:p>18.57181</text:p>
          </table:table-cell>
          <table:table-cell office:value-type="float" office:value="18.54959" calcext:value-type="float">
            <text:p>18.54959</text:p>
          </table:table-cell>
          <table:table-cell office:value-type="float" office:value="17.53287" calcext:value-type="float">
            <text:p>17.53287</text:p>
          </table:table-cell>
          <table:table-cell office:value-type="float" office:value="17.4841" calcext:value-type="float">
            <text:p>17.4841</text:p>
          </table:table-cell>
          <table:table-cell office:value-type="float" office:value="16.56931" calcext:value-type="float">
            <text:p>16.56931</text:p>
          </table:table-cell>
          <table:table-cell office:value-type="float" office:value="16.50677" calcext:value-type="float">
            <text:p>16.50677</text:p>
          </table:table-cell>
          <table:table-cell office:value-type="float" office:value="15.90677" calcext:value-type="float">
            <text:p>15.90677</text:p>
          </table:table-cell>
          <table:table-cell office:value-type="float" office:value="15.8418" calcext:value-type="float">
            <text:p>15.8418</text:p>
          </table:table-cell>
          <table:table-cell office:value-type="float" office:value="25.56033" calcext:value-type="float">
            <text:p>25.56033</text:p>
          </table:table-cell>
          <table:table-cell office:value-type="float" office:value="17.73749" calcext:value-type="float">
            <text:p>17.737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6" calcext:value-type="float">
            <text:p>12072006</text:p>
          </table:table-cell>
          <table:table-cell office:value-type="float" office:value="23.70629" calcext:value-type="float">
            <text:p>23.70629</text:p>
          </table:table-cell>
          <table:table-cell office:value-type="float" office:value="30.76177" calcext:value-type="float">
            <text:p>30.76177</text:p>
          </table:table-cell>
          <table:table-cell office:value-type="float" office:value="18.73131" calcext:value-type="float">
            <text:p>18.73131</text:p>
          </table:table-cell>
          <table:table-cell office:value-type="float" office:value="2.105292" calcext:value-type="float">
            <text:p>2.105292</text:p>
          </table:table-cell>
          <table:table-cell office:value-type="float" office:value="1.646809" calcext:value-type="float">
            <text:p>1.646809</text:p>
          </table:table-cell>
          <table:table-cell office:value-type="float" office:value="228.8513" calcext:value-type="float">
            <text:p>228.8513</text:p>
          </table:table-cell>
          <table:table-cell office:value-type="float" office:value="9.3345" calcext:value-type="float">
            <text:p>9.3345</text:p>
          </table:table-cell>
          <table:table-cell office:value-type="float" office:value="33.54123" calcext:value-type="float">
            <text:p>33.54123</text:p>
          </table:table-cell>
          <table:table-cell office:value-type="float" office:value="19.44983" calcext:value-type="float">
            <text:p>19.44983</text:p>
          </table:table-cell>
          <table:table-cell office:value-type="float" office:value="29.40244" calcext:value-type="float">
            <text:p>29.40244</text:p>
          </table:table-cell>
          <table:table-cell office:value-type="float" office:value="20.43698" calcext:value-type="float">
            <text:p>20.43698</text:p>
          </table:table-cell>
          <table:table-cell office:value-type="float" office:value="27.31909" calcext:value-type="float">
            <text:p>27.31909</text:p>
          </table:table-cell>
          <table:table-cell office:value-type="float" office:value="20.95413" calcext:value-type="float">
            <text:p>20.95413</text:p>
          </table:table-cell>
          <table:table-cell office:value-type="float" office:value="25.6319" calcext:value-type="float">
            <text:p>25.6319</text:p>
          </table:table-cell>
          <table:table-cell office:value-type="float" office:value="21.31125" calcext:value-type="float">
            <text:p>21.31125</text:p>
          </table:table-cell>
          <table:table-cell office:value-type="float" office:value="24.5863" calcext:value-type="float">
            <text:p>24.5863</text:p>
          </table:table-cell>
          <table:table-cell office:value-type="float" office:value="21.47339" calcext:value-type="float">
            <text:p>21.47339</text:p>
          </table:table-cell>
          <table:table-cell office:value-type="float" office:value="23.59613" calcext:value-type="float">
            <text:p>23.59613</text:p>
          </table:table-cell>
          <table:table-cell office:value-type="float" office:value="21.57672" calcext:value-type="float">
            <text:p>21.57672</text:p>
          </table:table-cell>
          <table:table-cell office:value-type="float" office:value="22.76788" calcext:value-type="float">
            <text:p>22.76788</text:p>
          </table:table-cell>
          <table:table-cell office:value-type="float" office:value="21.53" calcext:value-type="float">
            <text:p>21.53</text:p>
          </table:table-cell>
          <table:table-cell office:value-type="float" office:value="21.5741" calcext:value-type="float">
            <text:p>21.5741</text:p>
          </table:table-cell>
          <table:table-cell office:value-type="float" office:value="21.35428" calcext:value-type="float">
            <text:p>21.35428</text:p>
          </table:table-cell>
          <table:table-cell office:value-type="float" office:value="20.81631" calcext:value-type="float">
            <text:p>20.81631</text:p>
          </table:table-cell>
          <table:table-cell office:value-type="float" office:value="20.71793" calcext:value-type="float">
            <text:p>20.71793</text:p>
          </table:table-cell>
          <table:table-cell office:value-type="float" office:value="19.68637" calcext:value-type="float">
            <text:p>19.68637</text:p>
          </table:table-cell>
          <table:table-cell office:value-type="float" office:value="19.65958" calcext:value-type="float">
            <text:p>19.65958</text:p>
          </table:table-cell>
          <table:table-cell office:value-type="float" office:value="18.5896" calcext:value-type="float">
            <text:p>18.5896</text:p>
          </table:table-cell>
          <table:table-cell office:value-type="float" office:value="18.57202" calcext:value-type="float">
            <text:p>18.57202</text:p>
          </table:table-cell>
          <table:table-cell office:value-type="float" office:value="17.57773" calcext:value-type="float">
            <text:p>17.57773</text:p>
          </table:table-cell>
          <table:table-cell office:value-type="float" office:value="17.53339" calcext:value-type="float">
            <text:p>17.53339</text:p>
          </table:table-cell>
          <table:table-cell office:value-type="float" office:value="16.62949" calcext:value-type="float">
            <text:p>16.62949</text:p>
          </table:table-cell>
          <table:table-cell office:value-type="float" office:value="16.56995" calcext:value-type="float">
            <text:p>16.56995</text:p>
          </table:table-cell>
          <table:table-cell office:value-type="float" office:value="15.96982" calcext:value-type="float">
            <text:p>15.96982</text:p>
          </table:table-cell>
          <table:table-cell office:value-type="float" office:value="15.90741" calcext:value-type="float">
            <text:p>15.90741</text:p>
          </table:table-cell>
          <table:table-cell office:value-type="float" office:value="33.54126" calcext:value-type="float">
            <text:p>33.54126</text:p>
          </table:table-cell>
          <table:table-cell office:value-type="float" office:value="19.44986" calcext:value-type="float">
            <text:p>19.449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6" calcext:value-type="float">
            <text:p>13072006</text:p>
          </table:table-cell>
          <table:table-cell office:value-type="float" office:value="23.58059" calcext:value-type="float">
            <text:p>23.58059</text:p>
          </table:table-cell>
          <table:table-cell office:value-type="float" office:value="35.76177" calcext:value-type="float">
            <text:p>35.76177</text:p>
          </table:table-cell>
          <table:table-cell office:value-type="float" office:value="18.20355" calcext:value-type="float">
            <text:p>18.20355</text:p>
          </table:table-cell>
          <table:table-cell office:value-type="float" office:value="2.41652" calcext:value-type="float">
            <text:p>2.41652</text:p>
          </table:table-cell>
          <table:table-cell office:value-type="float" office:value="1.666825" calcext:value-type="float">
            <text:p>1.666825</text:p>
          </table:table-cell>
          <table:table-cell office:value-type="float" office:value="223.9948" calcext:value-type="float">
            <text:p>223.9948</text:p>
          </table:table-cell>
          <table:table-cell office:value-type="float" office:value="28.0035" calcext:value-type="float">
            <text:p>28.0035</text:p>
          </table:table-cell>
          <table:table-cell office:value-type="float" office:value="29.01694" calcext:value-type="float">
            <text:p>29.01694</text:p>
          </table:table-cell>
          <table:table-cell office:value-type="float" office:value="18.76581" calcext:value-type="float">
            <text:p>18.76581</text:p>
          </table:table-cell>
          <table:table-cell office:value-type="float" office:value="27.29449" calcext:value-type="float">
            <text:p>27.29449</text:p>
          </table:table-cell>
          <table:table-cell office:value-type="float" office:value="19.93292" calcext:value-type="float">
            <text:p>19.93292</text:p>
          </table:table-cell>
          <table:table-cell office:value-type="float" office:value="26.03305" calcext:value-type="float">
            <text:p>26.03305</text:p>
          </table:table-cell>
          <table:table-cell office:value-type="float" office:value="20.88699" calcext:value-type="float">
            <text:p>20.88699</text:p>
          </table:table-cell>
          <table:table-cell office:value-type="float" office:value="24.83978" calcext:value-type="float">
            <text:p>24.83978</text:p>
          </table:table-cell>
          <table:table-cell office:value-type="float" office:value="21.65768" calcext:value-type="float">
            <text:p>21.65768</text:p>
          </table:table-cell>
          <table:table-cell office:value-type="float" office:value="24.2142" calcext:value-type="float">
            <text:p>24.2142</text:p>
          </table:table-cell>
          <table:table-cell office:value-type="float" office:value="22.00491" calcext:value-type="float">
            <text:p>22.00491</text:p>
          </table:table-cell>
          <table:table-cell office:value-type="float" office:value="23.59579" calcext:value-type="float">
            <text:p>23.59579</text:p>
          </table:table-cell>
          <table:table-cell office:value-type="float" office:value="22.19806" calcext:value-type="float">
            <text:p>22.19806</text:p>
          </table:table-cell>
          <table:table-cell office:value-type="float" office:value="22.83591" calcext:value-type="float">
            <text:p>22.83591</text:p>
          </table:table-cell>
          <table:table-cell office:value-type="float" office:value="22.0788" calcext:value-type="float">
            <text:p>22.0788</text:p>
          </table:table-cell>
          <table:table-cell office:value-type="float" office:value="21.79691" calcext:value-type="float">
            <text:p>21.79691</text:p>
          </table:table-cell>
          <table:table-cell office:value-type="float" office:value="21.58347" calcext:value-type="float">
            <text:p>21.58347</text:p>
          </table:table-cell>
          <table:table-cell office:value-type="float" office:value="20.77008" calcext:value-type="float">
            <text:p>20.77008</text:p>
          </table:table-cell>
          <table:table-cell office:value-type="float" office:value="20.71805" calcext:value-type="float">
            <text:p>20.71805</text:p>
          </table:table-cell>
          <table:table-cell office:value-type="float" office:value="19.6593" calcext:value-type="float">
            <text:p>19.6593</text:p>
          </table:table-cell>
          <table:table-cell office:value-type="float" office:value="19.64703" calcext:value-type="float">
            <text:p>19.64703</text:p>
          </table:table-cell>
          <table:table-cell office:value-type="float" office:value="18.60327" calcext:value-type="float">
            <text:p>18.60327</text:p>
          </table:table-cell>
          <table:table-cell office:value-type="float" office:value="18.58972" calcext:value-type="float">
            <text:p>18.58972</text:p>
          </table:table-cell>
          <table:table-cell office:value-type="float" office:value="17.61868" calcext:value-type="float">
            <text:p>17.61868</text:p>
          </table:table-cell>
          <table:table-cell office:value-type="float" office:value="17.57819" calcext:value-type="float">
            <text:p>17.57819</text:p>
          </table:table-cell>
          <table:table-cell office:value-type="float" office:value="16.68616" calcext:value-type="float">
            <text:p>16.68616</text:p>
          </table:table-cell>
          <table:table-cell office:value-type="float" office:value="16.6301" calcext:value-type="float">
            <text:p>16.6301</text:p>
          </table:table-cell>
          <table:table-cell office:value-type="float" office:value="16.03052" calcext:value-type="float">
            <text:p>16.03052</text:p>
          </table:table-cell>
          <table:table-cell office:value-type="float" office:value="15.97046" calcext:value-type="float">
            <text:p>15.97046</text:p>
          </table:table-cell>
          <table:table-cell office:value-type="float" office:value="29.01694" calcext:value-type="float">
            <text:p>29.01694</text:p>
          </table:table-cell>
          <table:table-cell office:value-type="float" office:value="16.95584" calcext:value-type="float">
            <text:p>16.955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6" calcext:value-type="float">
            <text:p>14072006</text:p>
          </table:table-cell>
          <table:table-cell office:value-type="float" office:value="23.58289" calcext:value-type="float">
            <text:p>23.58289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18.74243" calcext:value-type="float">
            <text:p>18.74243</text:p>
          </table:table-cell>
          <table:table-cell office:value-type="float" office:value="2.224061" calcext:value-type="float">
            <text:p>2.224061</text:p>
          </table:table-cell>
          <table:table-cell office:value-type="float" office:value="1.712181" calcext:value-type="float">
            <text:p>1.712181</text:p>
          </table:table-cell>
          <table:table-cell office:value-type="float" office:value="225.7409" calcext:value-type="float">
            <text:p>225.7409</text:p>
          </table:table-cell>
          <table:table-cell office:value-type="float" office:value="0" calcext:value-type="float">
            <text:p>0</text:p>
          </table:table-cell>
          <table:table-cell office:value-type="float" office:value="27.7258" calcext:value-type="float">
            <text:p>27.7258</text:p>
          </table:table-cell>
          <table:table-cell office:value-type="float" office:value="18.879" calcext:value-type="float">
            <text:p>18.879</text:p>
          </table:table-cell>
          <table:table-cell office:value-type="float" office:value="26.10413" calcext:value-type="float">
            <text:p>26.10413</text:p>
          </table:table-cell>
          <table:table-cell office:value-type="float" office:value="20.00815" calcext:value-type="float">
            <text:p>20.00815</text:p>
          </table:table-cell>
          <table:table-cell office:value-type="float" office:value="24.97903" calcext:value-type="float">
            <text:p>24.97903</text:p>
          </table:table-cell>
          <table:table-cell office:value-type="float" office:value="20.98035" calcext:value-type="float">
            <text:p>20.98035</text:p>
          </table:table-cell>
          <table:table-cell office:value-type="float" office:value="24.0759" calcext:value-type="float">
            <text:p>24.0759</text:p>
          </table:table-cell>
          <table:table-cell office:value-type="float" office:value="21.65195" calcext:value-type="float">
            <text:p>21.65195</text:p>
          </table:table-cell>
          <table:table-cell office:value-type="float" office:value="23.67624" calcext:value-type="float">
            <text:p>23.67624</text:p>
          </table:table-cell>
          <table:table-cell office:value-type="float" office:value="21.96222" calcext:value-type="float">
            <text:p>21.96222</text:p>
          </table:table-cell>
          <table:table-cell office:value-type="float" office:value="23.30133" calcext:value-type="float">
            <text:p>23.30133</text:p>
          </table:table-cell>
          <table:table-cell office:value-type="float" office:value="22.14508" calcext:value-type="float">
            <text:p>22.14508</text:p>
          </table:table-cell>
          <table:table-cell office:value-type="float" office:value="22.72021" calcext:value-type="float">
            <text:p>22.72021</text:p>
          </table:table-cell>
          <table:table-cell office:value-type="float" office:value="22.06345" calcext:value-type="float">
            <text:p>22.06345</text:p>
          </table:table-cell>
          <table:table-cell office:value-type="float" office:value="21.86911" calcext:value-type="float">
            <text:p>21.86911</text:p>
          </table:table-cell>
          <table:table-cell office:value-type="float" office:value="21.75308" calcext:value-type="float">
            <text:p>21.75308</text:p>
          </table:table-cell>
          <table:table-cell office:value-type="float" office:value="20.8147" calcext:value-type="float">
            <text:p>20.8147</text:p>
          </table:table-cell>
          <table:table-cell office:value-type="float" office:value="20.77075" calcext:value-type="float">
            <text:p>20.77075</text:p>
          </table:table-cell>
          <table:table-cell office:value-type="float" office:value="19.65582" calcext:value-type="float">
            <text:p>19.65582</text:p>
          </table:table-cell>
          <table:table-cell office:value-type="float" office:value="19.64697" calcext:value-type="float">
            <text:p>19.64697</text:p>
          </table:table-cell>
          <table:table-cell office:value-type="float" office:value="18.62115" calcext:value-type="float">
            <text:p>18.62115</text:p>
          </table:table-cell>
          <table:table-cell office:value-type="float" office:value="18.60345" calcext:value-type="float">
            <text:p>18.60345</text:p>
          </table:table-cell>
          <table:table-cell office:value-type="float" office:value="17.65723" calcext:value-type="float">
            <text:p>17.65723</text:p>
          </table:table-cell>
          <table:table-cell office:value-type="float" office:value="17.61911" calcext:value-type="float">
            <text:p>17.61911</text:p>
          </table:table-cell>
          <table:table-cell office:value-type="float" office:value="16.7399" calcext:value-type="float">
            <text:p>16.7399</text:p>
          </table:table-cell>
          <table:table-cell office:value-type="float" office:value="16.68674" calcext:value-type="float">
            <text:p>16.68674</text:p>
          </table:table-cell>
          <table:table-cell office:value-type="float" office:value="16.08832" calcext:value-type="float">
            <text:p>16.08832</text:p>
          </table:table-cell>
          <table:table-cell office:value-type="float" office:value="16.03116" calcext:value-type="float">
            <text:p>16.03116</text:p>
          </table:table-cell>
          <table:table-cell office:value-type="float" office:value="27.72583" calcext:value-type="float">
            <text:p>27.72583</text:p>
          </table:table-cell>
          <table:table-cell office:value-type="float" office:value="18.879" calcext:value-type="float">
            <text:p>18.8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6" calcext:value-type="float">
            <text:p>15072006</text:p>
          </table:table-cell>
          <table:table-cell office:value-type="float" office:value="23.41587" calcext:value-type="float">
            <text:p>23.41587</text:p>
          </table:table-cell>
          <table:table-cell office:value-type="float" office:value="35.20621" calcext:value-type="float">
            <text:p>35.20621</text:p>
          </table:table-cell>
          <table:table-cell office:value-type="float" office:value="18.20077" calcext:value-type="float">
            <text:p>18.20077</text:p>
          </table:table-cell>
          <table:table-cell office:value-type="float" office:value="2.427964" calcext:value-type="float">
            <text:p>2.427964</text:p>
          </table:table-cell>
          <table:table-cell office:value-type="float" office:value="1.656224" calcext:value-type="float">
            <text:p>1.656224</text:p>
          </table:table-cell>
          <table:table-cell office:value-type="float" office:value="227.6339" calcext:value-type="float">
            <text:p>227.6339</text:p>
          </table:table-cell>
          <table:table-cell office:value-type="float" office:value="0" calcext:value-type="float">
            <text:p>0</text:p>
          </table:table-cell>
          <table:table-cell office:value-type="float" office:value="28.815" calcext:value-type="float">
            <text:p>28.815</text:p>
          </table:table-cell>
          <table:table-cell office:value-type="float" office:value="18.13721" calcext:value-type="float">
            <text:p>18.13721</text:p>
          </table:table-cell>
          <table:table-cell office:value-type="float" office:value="26.59808" calcext:value-type="float">
            <text:p>26.59808</text:p>
          </table:table-cell>
          <table:table-cell office:value-type="float" office:value="19.46118" calcext:value-type="float">
            <text:p>19.46118</text:p>
          </table:table-cell>
          <table:table-cell office:value-type="float" office:value="25.2756" calcext:value-type="float">
            <text:p>25.2756</text:p>
          </table:table-cell>
          <table:table-cell office:value-type="float" office:value="20.48477" calcext:value-type="float">
            <text:p>20.48477</text:p>
          </table:table-cell>
          <table:table-cell office:value-type="float" office:value="24.23212" calcext:value-type="float">
            <text:p>24.23212</text:p>
          </table:table-cell>
          <table:table-cell office:value-type="float" office:value="21.21365" calcext:value-type="float">
            <text:p>21.21365</text:p>
          </table:table-cell>
          <table:table-cell office:value-type="float" office:value="23.58423" calcext:value-type="float">
            <text:p>23.58423</text:p>
          </table:table-cell>
          <table:table-cell office:value-type="float" office:value="21.57803" calcext:value-type="float">
            <text:p>21.57803</text:p>
          </table:table-cell>
          <table:table-cell office:value-type="float" office:value="22.95398" calcext:value-type="float">
            <text:p>22.95398</text:p>
          </table:table-cell>
          <table:table-cell office:value-type="float" office:value="21.8349" calcext:value-type="float">
            <text:p>21.8349</text:p>
          </table:table-cell>
          <table:table-cell office:value-type="float" office:value="22.48068" calcext:value-type="float">
            <text:p>22.48068</text:p>
          </table:table-cell>
          <table:table-cell office:value-type="float" office:value="21.83615" calcext:value-type="float">
            <text:p>21.83615</text:p>
          </table:table-cell>
          <table:table-cell office:value-type="float" office:value="21.8067" calcext:value-type="float">
            <text:p>21.8067</text:p>
          </table:table-cell>
          <table:table-cell office:value-type="float" office:value="21.64407" calcext:value-type="float">
            <text:p>21.64407</text:p>
          </table:table-cell>
          <table:table-cell office:value-type="float" office:value="20.82404" calcext:value-type="float">
            <text:p>20.82404</text:p>
          </table:table-cell>
          <table:table-cell office:value-type="float" office:value="20.80807" calcext:value-type="float">
            <text:p>20.80807</text:p>
          </table:table-cell>
          <table:table-cell office:value-type="float" office:value="19.66858" calcext:value-type="float">
            <text:p>19.66858</text:p>
          </table:table-cell>
          <table:table-cell office:value-type="float" office:value="19.65588" calcext:value-type="float">
            <text:p>19.65588</text:p>
          </table:table-cell>
          <table:table-cell office:value-type="float" office:value="18.64386" calcext:value-type="float">
            <text:p>18.64386</text:p>
          </table:table-cell>
          <table:table-cell office:value-type="float" office:value="18.62137" calcext:value-type="float">
            <text:p>18.62137</text:p>
          </table:table-cell>
          <table:table-cell office:value-type="float" office:value="17.69528" calcext:value-type="float">
            <text:p>17.69528</text:p>
          </table:table-cell>
          <table:table-cell office:value-type="float" office:value="17.65765" calcext:value-type="float">
            <text:p>17.65765</text:p>
          </table:table-cell>
          <table:table-cell office:value-type="float" office:value="16.79095" calcext:value-type="float">
            <text:p>16.79095</text:p>
          </table:table-cell>
          <table:table-cell office:value-type="float" office:value="16.74045" calcext:value-type="float">
            <text:p>16.74045</text:p>
          </table:table-cell>
          <table:table-cell office:value-type="float" office:value="16.14392" calcext:value-type="float">
            <text:p>16.14392</text:p>
          </table:table-cell>
          <table:table-cell office:value-type="float" office:value="16.08893" calcext:value-type="float">
            <text:p>16.08893</text:p>
          </table:table-cell>
          <table:table-cell office:value-type="float" office:value="28.815" calcext:value-type="float">
            <text:p>28.815</text:p>
          </table:table-cell>
          <table:table-cell office:value-type="float" office:value="18.13721" calcext:value-type="float">
            <text:p>18.137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6" calcext:value-type="float">
            <text:p>16072006</text:p>
          </table:table-cell>
          <table:table-cell office:value-type="float" office:value="22.99196" calcext:value-type="float">
            <text:p>22.99196</text:p>
          </table:table-cell>
          <table:table-cell office:value-type="float" office:value="36.31732" calcext:value-type="float">
            <text:p>36.31732</text:p>
          </table:table-cell>
          <table:table-cell office:value-type="float" office:value="22.83372" calcext:value-type="float">
            <text:p>22.83372</text:p>
          </table:table-cell>
          <table:table-cell office:value-type="float" office:value="2.769686" calcext:value-type="float">
            <text:p>2.769686</text:p>
          </table:table-cell>
          <table:table-cell office:value-type="float" office:value="1.616955" calcext:value-type="float">
            <text:p>1.616955</text:p>
          </table:table-cell>
          <table:table-cell office:value-type="float" office:value="228.4012" calcext:value-type="float">
            <text:p>228.4012</text:p>
          </table:table-cell>
          <table:table-cell office:value-type="float" office:value="0" calcext:value-type="float">
            <text:p>0</text:p>
          </table:table-cell>
          <table:table-cell office:value-type="float" office:value="34.88043" calcext:value-type="float">
            <text:p>34.88043</text:p>
          </table:table-cell>
          <table:table-cell office:value-type="float" office:value="22.68982" calcext:value-type="float">
            <text:p>22.68982</text:p>
          </table:table-cell>
          <table:table-cell office:value-type="float" office:value="30.8576" calcext:value-type="float">
            <text:p>30.8576</text:p>
          </table:table-cell>
          <table:table-cell office:value-type="float" office:value="22.94492" calcext:value-type="float">
            <text:p>22.94492</text:p>
          </table:table-cell>
          <table:table-cell office:value-type="float" office:value="28.75525" calcext:value-type="float">
            <text:p>28.75525</text:p>
          </table:table-cell>
          <table:table-cell office:value-type="float" office:value="23.00372" calcext:value-type="float">
            <text:p>23.00372</text:p>
          </table:table-cell>
          <table:table-cell office:value-type="float" office:value="27.02484" calcext:value-type="float">
            <text:p>27.02484</text:p>
          </table:table-cell>
          <table:table-cell office:value-type="float" office:value="22.94604" calcext:value-type="float">
            <text:p>22.94604</text:p>
          </table:table-cell>
          <table:table-cell office:value-type="float" office:value="25.88834" calcext:value-type="float">
            <text:p>25.88834</text:p>
          </table:table-cell>
          <table:table-cell office:value-type="float" office:value="22.84003" calcext:value-type="float">
            <text:p>22.84003</text:p>
          </table:table-cell>
          <table:table-cell office:value-type="float" office:value="24.70071" calcext:value-type="float">
            <text:p>24.70071</text:p>
          </table:table-cell>
          <table:table-cell office:value-type="float" office:value="22.64972" calcext:value-type="float">
            <text:p>22.64972</text:p>
          </table:table-cell>
          <table:table-cell office:value-type="float" office:value="23.58554" calcext:value-type="float">
            <text:p>23.58554</text:p>
          </table:table-cell>
          <table:table-cell office:value-type="float" office:value="22.33401" calcext:value-type="float">
            <text:p>22.33401</text:p>
          </table:table-cell>
          <table:table-cell office:value-type="float" office:value="22.07089" calcext:value-type="float">
            <text:p>22.07089</text:p>
          </table:table-cell>
          <table:table-cell office:value-type="float" office:value="21.7016" calcext:value-type="float">
            <text:p>21.7016</text:p>
          </table:table-cell>
          <table:table-cell office:value-type="float" office:value="20.84775" calcext:value-type="float">
            <text:p>20.84775</text:p>
          </table:table-cell>
          <table:table-cell office:value-type="float" office:value="20.80792" calcext:value-type="float">
            <text:p>20.80792</text:p>
          </table:table-cell>
          <table:table-cell office:value-type="float" office:value="19.68173" calcext:value-type="float">
            <text:p>19.68173</text:p>
          </table:table-cell>
          <table:table-cell office:value-type="float" office:value="19.66867" calcext:value-type="float">
            <text:p>19.66867</text:p>
          </table:table-cell>
          <table:table-cell office:value-type="float" office:value="18.66794" calcext:value-type="float">
            <text:p>18.66794</text:p>
          </table:table-cell>
          <table:table-cell office:value-type="float" office:value="18.64413" calcext:value-type="float">
            <text:p>18.64413</text:p>
          </table:table-cell>
          <table:table-cell office:value-type="float" office:value="17.73209" calcext:value-type="float">
            <text:p>17.73209</text:p>
          </table:table-cell>
          <table:table-cell office:value-type="float" office:value="17.69565" calcext:value-type="float">
            <text:p>17.69565</text:p>
          </table:table-cell>
          <table:table-cell office:value-type="float" office:value="16.83972" calcext:value-type="float">
            <text:p>16.83972</text:p>
          </table:table-cell>
          <table:table-cell office:value-type="float" office:value="16.79147" calcext:value-type="float">
            <text:p>16.79147</text:p>
          </table:table-cell>
          <table:table-cell office:value-type="float" office:value="16.1965" calcext:value-type="float">
            <text:p>16.1965</text:p>
          </table:table-cell>
          <table:table-cell office:value-type="float" office:value="16.1445" calcext:value-type="float">
            <text:p>16.1445</text:p>
          </table:table-cell>
          <table:table-cell office:value-type="float" office:value="34.88043" calcext:value-type="float">
            <text:p>34.88043</text:p>
          </table:table-cell>
          <table:table-cell office:value-type="float" office:value="22.5979" calcext:value-type="float">
            <text:p>22.59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6" calcext:value-type="float">
            <text:p>17072006</text:p>
          </table:table-cell>
          <table:table-cell office:value-type="float" office:value="22.65825" calcext:value-type="float">
            <text:p>22.65825</text:p>
          </table:table-cell>
          <table:table-cell office:value-type="float" office:value="34.0951" calcext:value-type="float">
            <text:p>34.0951</text:p>
          </table:table-cell>
          <table:table-cell office:value-type="float" office:value="17.08966" calcext:value-type="float">
            <text:p>17.08966</text:p>
          </table:table-cell>
          <table:table-cell office:value-type="float" office:value="2.281196" calcext:value-type="float">
            <text:p>2.281196</text:p>
          </table:table-cell>
          <table:table-cell office:value-type="float" office:value="1.556299" calcext:value-type="float">
            <text:p>1.556299</text:p>
          </table:table-cell>
          <table:table-cell office:value-type="float" office:value="228.9874" calcext:value-type="float">
            <text:p>228.9874</text:p>
          </table:table-cell>
          <table:table-cell office:value-type="float" office:value="0" calcext:value-type="float">
            <text:p>0</text:p>
          </table:table-cell>
          <table:table-cell office:value-type="float" office:value="34.92923" calcext:value-type="float">
            <text:p>34.92923</text:p>
          </table:table-cell>
          <table:table-cell office:value-type="float" office:value="20.06" calcext:value-type="float">
            <text:p>20.06</text:p>
          </table:table-cell>
          <table:table-cell office:value-type="float" office:value="30.98892" calcext:value-type="float">
            <text:p>30.98892</text:p>
          </table:table-cell>
          <table:table-cell office:value-type="float" office:value="22.19446" calcext:value-type="float">
            <text:p>22.19446</text:p>
          </table:table-cell>
          <table:table-cell office:value-type="float" office:value="28.93726" calcext:value-type="float">
            <text:p>28.93726</text:p>
          </table:table-cell>
          <table:table-cell office:value-type="float" office:value="23.15198" calcext:value-type="float">
            <text:p>23.15198</text:p>
          </table:table-cell>
          <table:table-cell office:value-type="float" office:value="27.23401" calcext:value-type="float">
            <text:p>27.23401</text:p>
          </table:table-cell>
          <table:table-cell office:value-type="float" office:value="23.58176" calcext:value-type="float">
            <text:p>23.58176</text:p>
          </table:table-cell>
          <table:table-cell office:value-type="float" office:value="26.13593" calcext:value-type="float">
            <text:p>26.13593</text:p>
          </table:table-cell>
          <table:table-cell office:value-type="float" office:value="23.67612" calcext:value-type="float">
            <text:p>23.67612</text:p>
          </table:table-cell>
          <table:table-cell office:value-type="float" office:value="25.01495" calcext:value-type="float">
            <text:p>25.01495</text:p>
          </table:table-cell>
          <table:table-cell office:value-type="float" office:value="23.57739" calcext:value-type="float">
            <text:p>23.57739</text:p>
          </table:table-cell>
          <table:table-cell office:value-type="float" office:value="24.03595" calcext:value-type="float">
            <text:p>24.03595</text:p>
          </table:table-cell>
          <table:table-cell office:value-type="float" office:value="23.16577" calcext:value-type="float">
            <text:p>23.16577</text:p>
          </table:table-cell>
          <table:table-cell office:value-type="float" office:value="22.5701" calcext:value-type="float">
            <text:p>22.5701</text:p>
          </table:table-cell>
          <table:table-cell office:value-type="float" office:value="22.08188" calcext:value-type="float">
            <text:p>22.08188</text:p>
          </table:table-cell>
          <table:table-cell office:value-type="float" office:value="21.04587" calcext:value-type="float">
            <text:p>21.04587</text:p>
          </table:table-cell>
          <table:table-cell office:value-type="float" office:value="20.84921" calcext:value-type="float">
            <text:p>20.84921</text:p>
          </table:table-cell>
          <table:table-cell office:value-type="float" office:value="19.72427" calcext:value-type="float">
            <text:p>19.72427</text:p>
          </table:table-cell>
          <table:table-cell office:value-type="float" office:value="19.68198" calcext:value-type="float">
            <text:p>19.68198</text:p>
          </table:table-cell>
          <table:table-cell office:value-type="float" office:value="18.69678" calcext:value-type="float">
            <text:p>18.69678</text:p>
          </table:table-cell>
          <table:table-cell office:value-type="float" office:value="18.66818" calcext:value-type="float">
            <text:p>18.66818</text:p>
          </table:table-cell>
          <table:table-cell office:value-type="float" office:value="17.76886" calcext:value-type="float">
            <text:p>17.76886</text:p>
          </table:table-cell>
          <table:table-cell office:value-type="float" office:value="17.73242" calcext:value-type="float">
            <text:p>17.73242</text:p>
          </table:table-cell>
          <table:table-cell office:value-type="float" office:value="16.88635" calcext:value-type="float">
            <text:p>16.88635</text:p>
          </table:table-cell>
          <table:table-cell office:value-type="float" office:value="16.84021" calcext:value-type="float">
            <text:p>16.84021</text:p>
          </table:table-cell>
          <table:table-cell office:value-type="float" office:value="16.24658" calcext:value-type="float">
            <text:p>16.24658</text:p>
          </table:table-cell>
          <table:table-cell office:value-type="float" office:value="16.19702" calcext:value-type="float">
            <text:p>16.19702</text:p>
          </table:table-cell>
          <table:table-cell office:value-type="float" office:value="34.92923" calcext:value-type="float">
            <text:p>34.92923</text:p>
          </table:table-cell>
          <table:table-cell office:value-type="float" office:value="20.06" calcext:value-type="float">
            <text:p>20.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6" calcext:value-type="float">
            <text:p>18072006</text:p>
          </table:table-cell>
          <table:table-cell office:value-type="float" office:value="22.73019" calcext:value-type="float">
            <text:p>22.73019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22.05074" calcext:value-type="float">
            <text:p>22.05074</text:p>
          </table:table-cell>
          <table:table-cell office:value-type="float" office:value="2.371501" calcext:value-type="float">
            <text:p>2.371501</text:p>
          </table:table-cell>
          <table:table-cell office:value-type="float" office:value="1.71313" calcext:value-type="float">
            <text:p>1.71313</text:p>
          </table:table-cell>
          <table:table-cell office:value-type="float" office:value="228.9494" calcext:value-type="float">
            <text:p>228.9494</text:p>
          </table:table-cell>
          <table:table-cell office:value-type="float" office:value="0" calcext:value-type="float">
            <text:p>0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23.15387" calcext:value-type="float">
            <text:p>23.15387</text:p>
          </table:table-cell>
          <table:table-cell office:value-type="float" office:value="30.56378" calcext:value-type="float">
            <text:p>30.56378</text:p>
          </table:table-cell>
          <table:table-cell office:value-type="float" office:value="24.05298" calcext:value-type="float">
            <text:p>24.05298</text:p>
          </table:table-cell>
          <table:table-cell office:value-type="float" office:value="28.78882" calcext:value-type="float">
            <text:p>28.78882</text:p>
          </table:table-cell>
          <table:table-cell office:value-type="float" office:value="24.4389" calcext:value-type="float">
            <text:p>24.4389</text:p>
          </table:table-cell>
          <table:table-cell office:value-type="float" office:value="27.29379" calcext:value-type="float">
            <text:p>27.29379</text:p>
          </table:table-cell>
          <table:table-cell office:value-type="float" office:value="24.51459" calcext:value-type="float">
            <text:p>24.51459</text:p>
          </table:table-cell>
          <table:table-cell office:value-type="float" office:value="26.31186" calcext:value-type="float">
            <text:p>26.31186</text:p>
          </table:table-cell>
          <table:table-cell office:value-type="float" office:value="24.41608" calcext:value-type="float">
            <text:p>24.41608</text:p>
          </table:table-cell>
          <table:table-cell office:value-type="float" office:value="25.29483" calcext:value-type="float">
            <text:p>25.29483</text:p>
          </table:table-cell>
          <table:table-cell office:value-type="float" office:value="24.15451" calcext:value-type="float">
            <text:p>24.15451</text:p>
          </table:table-cell>
          <table:table-cell office:value-type="float" office:value="24.37085" calcext:value-type="float">
            <text:p>24.37085</text:p>
          </table:table-cell>
          <table:table-cell office:value-type="float" office:value="23.66043" calcext:value-type="float">
            <text:p>23.66043</text:p>
          </table:table-cell>
          <table:table-cell office:value-type="float" office:value="22.94165" calcext:value-type="float">
            <text:p>22.94165</text:p>
          </table:table-cell>
          <table:table-cell office:value-type="float" office:value="22.57822" calcext:value-type="float">
            <text:p>22.57822</text:p>
          </table:table-cell>
          <table:table-cell office:value-type="float" office:value="21.27667" calcext:value-type="float">
            <text:p>21.27667</text:p>
          </table:table-cell>
          <table:table-cell office:value-type="float" office:value="21.04828" calcext:value-type="float">
            <text:p>21.04828</text:p>
          </table:table-cell>
          <table:table-cell office:value-type="float" office:value="19.80402" calcext:value-type="float">
            <text:p>19.80402</text:p>
          </table:table-cell>
          <table:table-cell office:value-type="float" office:value="19.72495" calcext:value-type="float">
            <text:p>19.72495</text:p>
          </table:table-cell>
          <table:table-cell office:value-type="float" office:value="18.73871" calcext:value-type="float">
            <text:p>18.73871</text:p>
          </table:table-cell>
          <table:table-cell office:value-type="float" office:value="18.69711" calcext:value-type="float">
            <text:p>18.69711</text:p>
          </table:table-cell>
          <table:table-cell office:value-type="float" office:value="17.80756" calcext:value-type="float">
            <text:p>17.80756</text:p>
          </table:table-cell>
          <table:table-cell office:value-type="float" office:value="17.76926" calcext:value-type="float">
            <text:p>17.76926</text:p>
          </table:table-cell>
          <table:table-cell office:value-type="float" office:value="16.93164" calcext:value-type="float">
            <text:p>16.93164</text:p>
          </table:table-cell>
          <table:table-cell office:value-type="float" office:value="16.88684" calcext:value-type="float">
            <text:p>16.88684</text:p>
          </table:table-cell>
          <table:table-cell office:value-type="float" office:value="16.29483" calcext:value-type="float">
            <text:p>16.29483</text:p>
          </table:table-cell>
          <table:table-cell office:value-type="float" office:value="16.24707" calcext:value-type="float">
            <text:p>16.24707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23.1539" calcext:value-type="float">
            <text:p>23.15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6" calcext:value-type="float">
            <text:p>19072006</text:p>
          </table:table-cell>
          <table:table-cell office:value-type="float" office:value="22.86737" calcext:value-type="float">
            <text:p>22.86737</text:p>
          </table:table-cell>
          <table:table-cell office:value-type="float" office:value="39.65066" calcext:value-type="float">
            <text:p>39.65066</text:p>
          </table:table-cell>
          <table:table-cell office:value-type="float" office:value="22.49848" calcext:value-type="float">
            <text:p>22.49848</text:p>
          </table:table-cell>
          <table:table-cell office:value-type="float" office:value="2.985171" calcext:value-type="float">
            <text:p>2.985171</text:p>
          </table:table-cell>
          <table:table-cell office:value-type="float" office:value="1.530514" calcext:value-type="float">
            <text:p>1.530514</text:p>
          </table:table-cell>
          <table:table-cell office:value-type="float" office:value="227.0887" calcext:value-type="float">
            <text:p>227.0887</text:p>
          </table:table-cell>
          <table:table-cell office:value-type="float" office:value="3.3655" calcext:value-type="float">
            <text:p>3.3655</text:p>
          </table:table-cell>
          <table:table-cell office:value-type="float" office:value="40.15921" calcext:value-type="float">
            <text:p>40.15921</text:p>
          </table:table-cell>
          <table:table-cell office:value-type="float" office:value="23.30588" calcext:value-type="float">
            <text:p>23.30588</text:p>
          </table:table-cell>
          <table:table-cell office:value-type="float" office:value="35.13504" calcext:value-type="float">
            <text:p>35.13504</text:p>
          </table:table-cell>
          <table:table-cell office:value-type="float" office:value="25.38205" calcext:value-type="float">
            <text:p>25.38205</text:p>
          </table:table-cell>
          <table:table-cell office:value-type="float" office:value="32.42642" calcext:value-type="float">
            <text:p>32.42642</text:p>
          </table:table-cell>
          <table:table-cell office:value-type="float" office:value="25.4744" calcext:value-type="float">
            <text:p>25.4744</text:p>
          </table:table-cell>
          <table:table-cell office:value-type="float" office:value="30.11942" calcext:value-type="float">
            <text:p>30.11942</text:p>
          </table:table-cell>
          <table:table-cell office:value-type="float" office:value="25.35602" calcext:value-type="float">
            <text:p>25.35602</text:p>
          </table:table-cell>
          <table:table-cell office:value-type="float" office:value="28.61044" calcext:value-type="float">
            <text:p>28.61044</text:p>
          </table:table-cell>
          <table:table-cell office:value-type="float" office:value="25.13416" calcext:value-type="float">
            <text:p>25.13416</text:p>
          </table:table-cell>
          <table:table-cell office:value-type="float" office:value="27.05573" calcext:value-type="float">
            <text:p>27.05573</text:p>
          </table:table-cell>
          <table:table-cell office:value-type="float" office:value="24.75113" calcext:value-type="float">
            <text:p>24.75113</text:p>
          </table:table-cell>
          <table:table-cell office:value-type="float" office:value="25.61353" calcext:value-type="float">
            <text:p>25.61353</text:p>
          </table:table-cell>
          <table:table-cell office:value-type="float" office:value="24.15564" calcext:value-type="float">
            <text:p>24.15564</text:p>
          </table:table-cell>
          <table:table-cell office:value-type="float" office:value="23.49835" calcext:value-type="float">
            <text:p>23.49835</text:p>
          </table:table-cell>
          <table:table-cell office:value-type="float" office:value="22.94827" calcext:value-type="float">
            <text:p>22.94827</text:p>
          </table:table-cell>
          <table:table-cell office:value-type="float" office:value="21.5282" calcext:value-type="float">
            <text:p>21.5282</text:p>
          </table:table-cell>
          <table:table-cell office:value-type="float" office:value="21.27914" calcext:value-type="float">
            <text:p>21.27914</text:p>
          </table:table-cell>
          <table:table-cell office:value-type="float" office:value="19.91132" calcext:value-type="float">
            <text:p>19.91132</text:p>
          </table:table-cell>
          <table:table-cell office:value-type="float" office:value="19.80499" calcext:value-type="float">
            <text:p>19.80499</text:p>
          </table:table-cell>
          <table:table-cell office:value-type="float" office:value="18.79651" calcext:value-type="float">
            <text:p>18.79651</text:p>
          </table:table-cell>
          <table:table-cell office:value-type="float" office:value="18.73926" calcext:value-type="float">
            <text:p>18.73926</text:p>
          </table:table-cell>
          <table:table-cell office:value-type="float" office:value="17.85074" calcext:value-type="float">
            <text:p>17.85074</text:p>
          </table:table-cell>
          <table:table-cell office:value-type="float" office:value="17.80798" calcext:value-type="float">
            <text:p>17.80798</text:p>
          </table:table-cell>
          <table:table-cell office:value-type="float" office:value="16.97653" calcext:value-type="float">
            <text:p>16.97653</text:p>
          </table:table-cell>
          <table:table-cell office:value-type="float" office:value="16.93216" calcext:value-type="float">
            <text:p>16.93216</text:p>
          </table:table-cell>
          <table:table-cell office:value-type="float" office:value="16.34119" calcext:value-type="float">
            <text:p>16.34119</text:p>
          </table:table-cell>
          <table:table-cell office:value-type="float" office:value="16.29532" calcext:value-type="float">
            <text:p>16.29532</text:p>
          </table:table-cell>
          <table:table-cell office:value-type="float" office:value="40.15921" calcext:value-type="float">
            <text:p>40.15921</text:p>
          </table:table-cell>
          <table:table-cell office:value-type="float" office:value="24.03998" calcext:value-type="float">
            <text:p>24.039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6" calcext:value-type="float">
            <text:p>20072006</text:p>
          </table:table-cell>
          <table:table-cell office:value-type="float" office:value="22.84439" calcext:value-type="float">
            <text:p>22.84439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5.97577" calcext:value-type="float">
            <text:p>15.97577</text:p>
          </table:table-cell>
          <table:table-cell office:value-type="float" office:value="2.136114" calcext:value-type="float">
            <text:p>2.136114</text:p>
          </table:table-cell>
          <table:table-cell office:value-type="float" office:value="1.475804" calcext:value-type="float">
            <text:p>1.475804</text:p>
          </table:table-cell>
          <table:table-cell office:value-type="float" office:value="225.0562" calcext:value-type="float">
            <text:p>225.0562</text:p>
          </table:table-cell>
          <table:table-cell office:value-type="float" office:value="10.0965" calcext:value-type="float">
            <text:p>10.0965</text:p>
          </table:table-cell>
          <table:table-cell office:value-type="float" office:value="27.53122" calcext:value-type="float">
            <text:p>27.53122</text:p>
          </table:table-cell>
          <table:table-cell office:value-type="float" office:value="18.0538" calcext:value-type="float">
            <text:p>18.0538</text:p>
          </table:table-cell>
          <table:table-cell office:value-type="float" office:value="26.53812" calcext:value-type="float">
            <text:p>26.53812</text:p>
          </table:table-cell>
          <table:table-cell office:value-type="float" office:value="20.05356" calcext:value-type="float">
            <text:p>20.05356</text:p>
          </table:table-cell>
          <table:table-cell office:value-type="float" office:value="28.76352" calcext:value-type="float">
            <text:p>28.76352</text:p>
          </table:table-cell>
          <table:table-cell office:value-type="float" office:value="21.96887" calcext:value-type="float">
            <text:p>21.96887</text:p>
          </table:table-cell>
          <table:table-cell office:value-type="float" office:value="28.9053" calcext:value-type="float">
            <text:p>28.9053</text:p>
          </table:table-cell>
          <table:table-cell office:value-type="float" office:value="23.24774" calcext:value-type="float">
            <text:p>23.24774</text:p>
          </table:table-cell>
          <table:table-cell office:value-type="float" office:value="28.21063" calcext:value-type="float">
            <text:p>28.21063</text:p>
          </table:table-cell>
          <table:table-cell office:value-type="float" office:value="23.84164" calcext:value-type="float">
            <text:p>23.84164</text:p>
          </table:table-cell>
          <table:table-cell office:value-type="float" office:value="27.05298" calcext:value-type="float">
            <text:p>27.05298</text:p>
          </table:table-cell>
          <table:table-cell office:value-type="float" office:value="24.12744" calcext:value-type="float">
            <text:p>24.12744</text:p>
          </table:table-cell>
          <table:table-cell office:value-type="float" office:value="25.67978" calcext:value-type="float">
            <text:p>25.67978</text:p>
          </table:table-cell>
          <table:table-cell office:value-type="float" office:value="23.93433" calcext:value-type="float">
            <text:p>23.93433</text:p>
          </table:table-cell>
          <table:table-cell office:value-type="float" office:value="23.75961" calcext:value-type="float">
            <text:p>23.75961</text:p>
          </table:table-cell>
          <table:table-cell office:value-type="float" office:value="23.37598" calcext:value-type="float">
            <text:p>23.37598</text:p>
          </table:table-cell>
          <table:table-cell office:value-type="float" office:value="21.79297" calcext:value-type="float">
            <text:p>21.79297</text:p>
          </table:table-cell>
          <table:table-cell office:value-type="float" office:value="21.53162" calcext:value-type="float">
            <text:p>21.53162</text:p>
          </table:table-cell>
          <table:table-cell office:value-type="float" office:value="20.04886" calcext:value-type="float">
            <text:p>20.04886</text:p>
          </table:table-cell>
          <table:table-cell office:value-type="float" office:value="19.91257" calcext:value-type="float">
            <text:p>19.91257</text:p>
          </table:table-cell>
          <table:table-cell office:value-type="float" office:value="18.87036" calcext:value-type="float">
            <text:p>18.87036</text:p>
          </table:table-cell>
          <table:table-cell office:value-type="float" office:value="18.79718" calcext:value-type="float">
            <text:p>18.79718</text:p>
          </table:table-cell>
          <table:table-cell office:value-type="float" office:value="17.89944" calcext:value-type="float">
            <text:p>17.89944</text:p>
          </table:table-cell>
          <table:table-cell office:value-type="float" office:value="17.85126" calcext:value-type="float">
            <text:p>17.85126</text:p>
          </table:table-cell>
          <table:table-cell office:value-type="float" office:value="17.02167" calcext:value-type="float">
            <text:p>17.02167</text:p>
          </table:table-cell>
          <table:table-cell office:value-type="float" office:value="16.97699" calcext:value-type="float">
            <text:p>16.97699</text:p>
          </table:table-cell>
          <table:table-cell office:value-type="float" office:value="16.38596" calcext:value-type="float">
            <text:p>16.38596</text:p>
          </table:table-cell>
          <table:table-cell office:value-type="float" office:value="16.34167" calcext:value-type="float">
            <text:p>16.34167</text:p>
          </table:table-cell>
          <table:table-cell office:value-type="float" office:value="28.28992" calcext:value-type="float">
            <text:p>28.28992</text:p>
          </table:table-cell>
          <table:table-cell office:value-type="float" office:value="16.31824" calcext:value-type="float">
            <text:p>16.318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6" calcext:value-type="float">
            <text:p>21072006</text:p>
          </table:table-cell>
          <table:table-cell office:value-type="float" office:value="22.84483" calcext:value-type="float">
            <text:p>22.84483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5.94797" calcext:value-type="float">
            <text:p>15.94797</text:p>
          </table:table-cell>
          <table:table-cell office:value-type="float" office:value="1.808542" calcext:value-type="float">
            <text:p>1.808542</text:p>
          </table:table-cell>
          <table:table-cell office:value-type="float" office:value="1.472713" calcext:value-type="float">
            <text:p>1.472713</text:p>
          </table:table-cell>
          <table:table-cell office:value-type="float" office:value="226.9018" calcext:value-type="float">
            <text:p>226.9018</text:p>
          </table:table-cell>
          <table:table-cell office:value-type="float" office:value="0" calcext:value-type="float">
            <text:p>0</text:p>
          </table:table-cell>
          <table:table-cell office:value-type="float" office:value="24.52658" calcext:value-type="float">
            <text:p>24.52658</text:p>
          </table:table-cell>
          <table:table-cell office:value-type="float" office:value="16.68823" calcext:value-type="float">
            <text:p>16.68823</text:p>
          </table:table-cell>
          <table:table-cell office:value-type="float" office:value="23.39468" calcext:value-type="float">
            <text:p>23.39468</text:p>
          </table:table-cell>
          <table:table-cell office:value-type="float" office:value="18.55225" calcext:value-type="float">
            <text:p>18.55225</text:p>
          </table:table-cell>
          <table:table-cell office:value-type="float" office:value="22.97559" calcext:value-type="float">
            <text:p>22.97559</text:p>
          </table:table-cell>
          <table:table-cell office:value-type="float" office:value="20.05075" calcext:value-type="float">
            <text:p>20.05075</text:p>
          </table:table-cell>
          <table:table-cell office:value-type="float" office:value="23.68091" calcext:value-type="float">
            <text:p>23.68091</text:p>
          </table:table-cell>
          <table:table-cell office:value-type="float" office:value="21.20209" calcext:value-type="float">
            <text:p>21.20209</text:p>
          </table:table-cell>
          <table:table-cell office:value-type="float" office:value="23.97083" calcext:value-type="float">
            <text:p>23.97083</text:p>
          </table:table-cell>
          <table:table-cell office:value-type="float" office:value="21.85394" calcext:value-type="float">
            <text:p>21.85394</text:p>
          </table:table-cell>
          <table:table-cell office:value-type="float" office:value="24.12946" calcext:value-type="float">
            <text:p>24.12946</text:p>
          </table:table-cell>
          <table:table-cell office:value-type="float" office:value="22.37735" calcext:value-type="float">
            <text:p>22.37735</text:p>
          </table:table-cell>
          <table:table-cell office:value-type="float" office:value="23.92349" calcext:value-type="float">
            <text:p>23.92349</text:p>
          </table:table-cell>
          <table:table-cell office:value-type="float" office:value="22.58258" calcext:value-type="float">
            <text:p>22.58258</text:p>
          </table:table-cell>
          <table:table-cell office:value-type="float" office:value="23.3717" calcext:value-type="float">
            <text:p>23.3717</text:p>
          </table:table-cell>
          <table:table-cell office:value-type="float" office:value="22.56061" calcext:value-type="float">
            <text:p>22.56061</text:p>
          </table:table-cell>
          <table:table-cell office:value-type="float" office:value="21.80927" calcext:value-type="float">
            <text:p>21.80927</text:p>
          </table:table-cell>
          <table:table-cell office:value-type="float" office:value="21.7233" calcext:value-type="float">
            <text:p>21.7233</text:p>
          </table:table-cell>
          <table:table-cell office:value-type="float" office:value="20.16055" calcext:value-type="float">
            <text:p>20.16055</text:p>
          </table:table-cell>
          <table:table-cell office:value-type="float" office:value="20.05029" calcext:value-type="float">
            <text:p>20.05029</text:p>
          </table:table-cell>
          <table:table-cell office:value-type="float" office:value="18.95398" calcext:value-type="float">
            <text:p>18.95398</text:p>
          </table:table-cell>
          <table:table-cell office:value-type="float" office:value="18.87122" calcext:value-type="float">
            <text:p>18.87122</text:p>
          </table:table-cell>
          <table:table-cell office:value-type="float" office:value="17.95523" calcext:value-type="float">
            <text:p>17.95523</text:p>
          </table:table-cell>
          <table:table-cell office:value-type="float" office:value="17.90002" calcext:value-type="float">
            <text:p>17.90002</text:p>
          </table:table-cell>
          <table:table-cell office:value-type="float" office:value="17.06812" calcext:value-type="float">
            <text:p>17.06812</text:p>
          </table:table-cell>
          <table:table-cell office:value-type="float" office:value="17.02213" calcext:value-type="float">
            <text:p>17.02213</text:p>
          </table:table-cell>
          <table:table-cell office:value-type="float" office:value="16.42969" calcext:value-type="float">
            <text:p>16.42969</text:p>
          </table:table-cell>
          <table:table-cell office:value-type="float" office:value="16.38641" calcext:value-type="float">
            <text:p>16.38641</text:p>
          </table:table-cell>
          <table:table-cell office:value-type="float" office:value="24.52658" calcext:value-type="float">
            <text:p>24.52658</text:p>
          </table:table-cell>
          <table:table-cell office:value-type="float" office:value="16.10126" calcext:value-type="float">
            <text:p>16.101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6" calcext:value-type="float">
            <text:p>22072006</text:p>
          </table:table-cell>
          <table:table-cell office:value-type="float" office:value="23.01525" calcext:value-type="float">
            <text:p>23.01525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5.95353" calcext:value-type="float">
            <text:p>15.95353</text:p>
          </table:table-cell>
          <table:table-cell office:value-type="float" office:value="1.866056" calcext:value-type="float">
            <text:p>1.866056</text:p>
          </table:table-cell>
          <table:table-cell office:value-type="float" office:value="1.481097" calcext:value-type="float">
            <text:p>1.481097</text:p>
          </table:table-cell>
          <table:table-cell office:value-type="float" office:value="227.1795" calcext:value-type="float">
            <text:p>227.1795</text:p>
          </table:table-cell>
          <table:table-cell office:value-type="float" office:value="0" calcext:value-type="float">
            <text:p>0</text:p>
          </table:table-cell>
          <table:table-cell office:value-type="float" office:value="29.96512" calcext:value-type="float">
            <text:p>29.96512</text:p>
          </table:table-cell>
          <table:table-cell office:value-type="float" office:value="16.86526" calcext:value-type="float">
            <text:p>16.86526</text:p>
          </table:table-cell>
          <table:table-cell office:value-type="float" office:value="26.82373" calcext:value-type="float">
            <text:p>26.82373</text:p>
          </table:table-cell>
          <table:table-cell office:value-type="float" office:value="18.58505" calcext:value-type="float">
            <text:p>18.58505</text:p>
          </table:table-cell>
          <table:table-cell office:value-type="float" office:value="25.33792" calcext:value-type="float">
            <text:p>25.33792</text:p>
          </table:table-cell>
          <table:table-cell office:value-type="float" office:value="19.64313" calcext:value-type="float">
            <text:p>19.64313</text:p>
          </table:table-cell>
          <table:table-cell office:value-type="float" office:value="24.23126" calcext:value-type="float">
            <text:p>24.23126</text:p>
          </table:table-cell>
          <table:table-cell office:value-type="float" office:value="20.52969" calcext:value-type="float">
            <text:p>20.52969</text:p>
          </table:table-cell>
          <table:table-cell office:value-type="float" office:value="23.59061" calcext:value-type="float">
            <text:p>23.59061</text:p>
          </table:table-cell>
          <table:table-cell office:value-type="float" office:value="21.06418" calcext:value-type="float">
            <text:p>21.06418</text:p>
          </table:table-cell>
          <table:table-cell office:value-type="float" office:value="23.0228" calcext:value-type="float">
            <text:p>23.0228</text:p>
          </table:table-cell>
          <table:table-cell office:value-type="float" office:value="21.55322" calcext:value-type="float">
            <text:p>21.55322</text:p>
          </table:table-cell>
          <table:table-cell office:value-type="float" office:value="22.61868" calcext:value-type="float">
            <text:p>22.61868</text:p>
          </table:table-cell>
          <table:table-cell office:value-type="float" office:value="21.83911" calcext:value-type="float">
            <text:p>21.83911</text:p>
          </table:table-cell>
          <table:table-cell office:value-type="float" office:value="22.55472" calcext:value-type="float">
            <text:p>22.55472</text:p>
          </table:table-cell>
          <table:table-cell office:value-type="float" office:value="22.0376" calcext:value-type="float">
            <text:p>22.0376</text:p>
          </table:table-cell>
          <table:table-cell office:value-type="float" office:value="21.72122" calcext:value-type="float">
            <text:p>21.72122</text:p>
          </table:table-cell>
          <table:table-cell office:value-type="float" office:value="21.47943" calcext:value-type="float">
            <text:p>21.47943</text:p>
          </table:table-cell>
          <table:table-cell office:value-type="float" office:value="20.19876" calcext:value-type="float">
            <text:p>20.19876</text:p>
          </table:table-cell>
          <table:table-cell office:value-type="float" office:value="20.16138" calcext:value-type="float">
            <text:p>20.16138</text:p>
          </table:table-cell>
          <table:table-cell office:value-type="float" office:value="19.02631" calcext:value-type="float">
            <text:p>19.02631</text:p>
          </table:table-cell>
          <table:table-cell office:value-type="float" office:value="18.95483" calcext:value-type="float">
            <text:p>18.95483</text:p>
          </table:table-cell>
          <table:table-cell office:value-type="float" office:value="18.01447" calcext:value-type="float">
            <text:p>18.01447</text:p>
          </table:table-cell>
          <table:table-cell office:value-type="float" office:value="17.95581" calcext:value-type="float">
            <text:p>17.95581</text:p>
          </table:table-cell>
          <table:table-cell office:value-type="float" office:value="17.11612" calcext:value-type="float">
            <text:p>17.11612</text:p>
          </table:table-cell>
          <table:table-cell office:value-type="float" office:value="17.06863" calcext:value-type="float">
            <text:p>17.06863</text:p>
          </table:table-cell>
          <table:table-cell office:value-type="float" office:value="16.47345" calcext:value-type="float">
            <text:p>16.47345</text:p>
          </table:table-cell>
          <table:table-cell office:value-type="float" office:value="16.43015" calcext:value-type="float">
            <text:p>16.43015</text:p>
          </table:table-cell>
          <table:table-cell office:value-type="float" office:value="29.96515" calcext:value-type="float">
            <text:p>29.96515</text:p>
          </table:table-cell>
          <table:table-cell office:value-type="float" office:value="16.86526" calcext:value-type="float">
            <text:p>16.865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6" calcext:value-type="float">
            <text:p>23072006</text:p>
          </table:table-cell>
          <table:table-cell office:value-type="float" office:value="23.02393" calcext:value-type="float">
            <text:p>23.02393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8.18409" calcext:value-type="float">
            <text:p>18.18409</text:p>
          </table:table-cell>
          <table:table-cell office:value-type="float" office:value="2.166334" calcext:value-type="float">
            <text:p>2.166334</text:p>
          </table:table-cell>
          <table:table-cell office:value-type="float" office:value="1.673058" calcext:value-type="float">
            <text:p>1.673058</text:p>
          </table:table-cell>
          <table:table-cell office:value-type="float" office:value="227.5694" calcext:value-type="float">
            <text:p>227.5694</text:p>
          </table:table-cell>
          <table:table-cell office:value-type="float" office:value="0" calcext:value-type="float">
            <text:p>0</text:p>
          </table:table-cell>
          <table:table-cell office:value-type="float" office:value="33.50745" calcext:value-type="float">
            <text:p>33.50745</text:p>
          </table:table-cell>
          <table:table-cell office:value-type="float" office:value="19.61697" calcext:value-type="float">
            <text:p>19.61697</text:p>
          </table:table-cell>
          <table:table-cell office:value-type="float" office:value="29.61209" calcext:value-type="float">
            <text:p>29.61209</text:p>
          </table:table-cell>
          <table:table-cell office:value-type="float" office:value="20.8887" calcext:value-type="float">
            <text:p>20.8887</text:p>
          </table:table-cell>
          <table:table-cell office:value-type="float" office:value="27.64917" calcext:value-type="float">
            <text:p>27.64917</text:p>
          </table:table-cell>
          <table:table-cell office:value-type="float" office:value="21.56131" calcext:value-type="float">
            <text:p>21.56131</text:p>
          </table:table-cell>
          <table:table-cell office:value-type="float" office:value="26.0694" calcext:value-type="float">
            <text:p>26.0694</text:p>
          </table:table-cell>
          <table:table-cell office:value-type="float" office:value="22.01248" calcext:value-type="float">
            <text:p>22.01248</text:p>
          </table:table-cell>
          <table:table-cell office:value-type="float" office:value="25.09036" calcext:value-type="float">
            <text:p>25.09036</text:p>
          </table:table-cell>
          <table:table-cell office:value-type="float" office:value="22.21851" calcext:value-type="float">
            <text:p>22.21851</text:p>
          </table:table-cell>
          <table:table-cell office:value-type="float" office:value="24.15283" calcext:value-type="float">
            <text:p>24.15283</text:p>
          </table:table-cell>
          <table:table-cell office:value-type="float" office:value="22.34103" calcext:value-type="float">
            <text:p>22.34103</text:p>
          </table:table-cell>
          <table:table-cell office:value-type="float" office:value="23.36334" calcext:value-type="float">
            <text:p>23.36334</text:p>
          </table:table-cell>
          <table:table-cell office:value-type="float" office:value="22.27649" calcext:value-type="float">
            <text:p>22.27649</text:p>
          </table:table-cell>
          <table:table-cell office:value-type="float" office:value="22.24411" calcext:value-type="float">
            <text:p>22.24411</text:p>
          </table:table-cell>
          <table:table-cell office:value-type="float" office:value="22.05942" calcext:value-type="float">
            <text:p>22.05942</text:p>
          </table:table-cell>
          <table:table-cell office:value-type="float" office:value="21.47726" calcext:value-type="float">
            <text:p>21.47726</text:p>
          </table:table-cell>
          <table:table-cell office:value-type="float" office:value="21.35217" calcext:value-type="float">
            <text:p>21.35217</text:p>
          </table:table-cell>
          <table:table-cell office:value-type="float" office:value="20.19897" calcext:value-type="float">
            <text:p>20.19897</text:p>
          </table:table-cell>
          <table:table-cell office:value-type="float" office:value="20.19092" calcext:value-type="float">
            <text:p>20.19092</text:p>
          </table:table-cell>
          <table:table-cell office:value-type="float" office:value="19.07526" calcext:value-type="float">
            <text:p>19.07526</text:p>
          </table:table-cell>
          <table:table-cell office:value-type="float" office:value="19.02695" calcext:value-type="float">
            <text:p>19.02695</text:p>
          </table:table-cell>
          <table:table-cell office:value-type="float" office:value="18.07205" calcext:value-type="float">
            <text:p>18.07205</text:p>
          </table:table-cell>
          <table:table-cell office:value-type="float" office:value="18.01508" calcext:value-type="float">
            <text:p>18.01508</text:p>
          </table:table-cell>
          <table:table-cell office:value-type="float" office:value="17.16544" calcext:value-type="float">
            <text:p>17.16544</text:p>
          </table:table-cell>
          <table:table-cell office:value-type="float" office:value="17.11658" calcext:value-type="float">
            <text:p>17.11658</text:p>
          </table:table-cell>
          <table:table-cell office:value-type="float" office:value="16.51712" calcext:value-type="float">
            <text:p>16.51712</text:p>
          </table:table-cell>
          <table:table-cell office:value-type="float" office:value="16.47388" calcext:value-type="float">
            <text:p>16.47388</text:p>
          </table:table-cell>
          <table:table-cell office:value-type="float" office:value="33.50745" calcext:value-type="float">
            <text:p>33.50745</text:p>
          </table:table-cell>
          <table:table-cell office:value-type="float" office:value="19.61697" calcext:value-type="float">
            <text:p>19.616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6" calcext:value-type="float">
            <text:p>24072006</text:p>
          </table:table-cell>
          <table:table-cell office:value-type="float" office:value="22.83514" calcext:value-type="float">
            <text:p>22.83514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20.95353" calcext:value-type="float">
            <text:p>20.95353</text:p>
          </table:table-cell>
          <table:table-cell office:value-type="float" office:value="2.334418" calcext:value-type="float">
            <text:p>2.334418</text:p>
          </table:table-cell>
          <table:table-cell office:value-type="float" office:value="1.779312" calcext:value-type="float">
            <text:p>1.779312</text:p>
          </table:table-cell>
          <table:table-cell office:value-type="float" office:value="230.1302" calcext:value-type="float">
            <text:p>230.1302</text:p>
          </table:table-cell>
          <table:table-cell office:value-type="float" office:value="1.0795" calcext:value-type="float">
            <text:p>1.0795</text:p>
          </table:table-cell>
          <table:table-cell office:value-type="float" office:value="35.00134" calcext:value-type="float">
            <text:p>35.00134</text:p>
          </table:table-cell>
          <table:table-cell office:value-type="float" office:value="22.13464" calcext:value-type="float">
            <text:p>22.13464</text:p>
          </table:table-cell>
          <table:table-cell office:value-type="float" office:value="31.03854" calcext:value-type="float">
            <text:p>31.03854</text:p>
          </table:table-cell>
          <table:table-cell office:value-type="float" office:value="23.10416" calcext:value-type="float">
            <text:p>23.10416</text:p>
          </table:table-cell>
          <table:table-cell office:value-type="float" office:value="29.00897" calcext:value-type="float">
            <text:p>29.00897</text:p>
          </table:table-cell>
          <table:table-cell office:value-type="float" office:value="23.52542" calcext:value-type="float">
            <text:p>23.52542</text:p>
          </table:table-cell>
          <table:table-cell office:value-type="float" office:value="27.30844" calcext:value-type="float">
            <text:p>27.30844</text:p>
          </table:table-cell>
          <table:table-cell office:value-type="float" office:value="23.67673" calcext:value-type="float">
            <text:p>23.67673</text:p>
          </table:table-cell>
          <table:table-cell office:value-type="float" office:value="26.22079" calcext:value-type="float">
            <text:p>26.22079</text:p>
          </table:table-cell>
          <table:table-cell office:value-type="float" office:value="23.64832" calcext:value-type="float">
            <text:p>23.64832</text:p>
          </table:table-cell>
          <table:table-cell office:value-type="float" office:value="25.13092" calcext:value-type="float">
            <text:p>25.13092</text:p>
          </table:table-cell>
          <table:table-cell office:value-type="float" office:value="23.48825" calcext:value-type="float">
            <text:p>23.48825</text:p>
          </table:table-cell>
          <table:table-cell office:value-type="float" office:value="24.16406" calcext:value-type="float">
            <text:p>24.16406</text:p>
          </table:table-cell>
          <table:table-cell office:value-type="float" office:value="23.12628" calcext:value-type="float">
            <text:p>23.12628</text:p>
          </table:table-cell>
          <table:table-cell office:value-type="float" office:value="22.72864" calcext:value-type="float">
            <text:p>22.72864</text:p>
          </table:table-cell>
          <table:table-cell office:value-type="float" office:value="22.25244" calcext:value-type="float">
            <text:p>22.25244</text:p>
          </table:table-cell>
          <table:table-cell office:value-type="float" office:value="21.4223" calcext:value-type="float">
            <text:p>21.4223</text:p>
          </table:table-cell>
          <table:table-cell office:value-type="float" office:value="21.35187" calcext:value-type="float">
            <text:p>21.35187</text:p>
          </table:table-cell>
          <table:table-cell office:value-type="float" office:value="20.19211" calcext:value-type="float">
            <text:p>20.19211</text:p>
          </table:table-cell>
          <table:table-cell office:value-type="float" office:value="20.18756" calcext:value-type="float">
            <text:p>20.18756</text:p>
          </table:table-cell>
          <table:table-cell office:value-type="float" office:value="19.1098" calcext:value-type="float">
            <text:p>19.1098</text:p>
          </table:table-cell>
          <table:table-cell office:value-type="float" office:value="19.07565" calcext:value-type="float">
            <text:p>19.07565</text:p>
          </table:table-cell>
          <table:table-cell office:value-type="float" office:value="18.12357" calcext:value-type="float">
            <text:p>18.12357</text:p>
          </table:table-cell>
          <table:table-cell office:value-type="float" office:value="18.0726" calcext:value-type="float">
            <text:p>18.0726</text:p>
          </table:table-cell>
          <table:table-cell office:value-type="float" office:value="17.21426" calcext:value-type="float">
            <text:p>17.21426</text:p>
          </table:table-cell>
          <table:table-cell office:value-type="float" office:value="17.16595" calcext:value-type="float">
            <text:p>17.16595</text:p>
          </table:table-cell>
          <table:table-cell office:value-type="float" office:value="16.56091" calcext:value-type="float">
            <text:p>16.56091</text:p>
          </table:table-cell>
          <table:table-cell office:value-type="float" office:value="16.51758" calcext:value-type="float">
            <text:p>16.51758</text:p>
          </table:table-cell>
          <table:table-cell office:value-type="float" office:value="34.83777" calcext:value-type="float">
            <text:p>34.83777</text:p>
          </table:table-cell>
          <table:table-cell office:value-type="float" office:value="22.13467" calcext:value-type="float">
            <text:p>22.134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6" calcext:value-type="float">
            <text:p>25072006</text:p>
          </table:table-cell>
          <table:table-cell office:value-type="float" office:value="22.6656" calcext:value-type="float">
            <text:p>22.6656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20.95353" calcext:value-type="float">
            <text:p>20.95353</text:p>
          </table:table-cell>
          <table:table-cell office:value-type="float" office:value="2.346361" calcext:value-type="float">
            <text:p>2.346361</text:p>
          </table:table-cell>
          <table:table-cell office:value-type="float" office:value="1.783236" calcext:value-type="float">
            <text:p>1.783236</text:p>
          </table:table-cell>
          <table:table-cell office:value-type="float" office:value="231.8091" calcext:value-type="float">
            <text:p>231.8091</text:p>
          </table:table-cell>
          <table:table-cell office:value-type="float" office:value="3.2385" calcext:value-type="float">
            <text:p>3.2385</text:p>
          </table:table-cell>
          <table:table-cell office:value-type="float" office:value="28.39297" calcext:value-type="float">
            <text:p>28.39297</text:p>
          </table:table-cell>
          <table:table-cell office:value-type="float" office:value="20.59116" calcext:value-type="float">
            <text:p>20.59116</text:p>
          </table:table-cell>
          <table:table-cell office:value-type="float" office:value="26.87903" calcext:value-type="float">
            <text:p>26.87903</text:p>
          </table:table-cell>
          <table:table-cell office:value-type="float" office:value="21.82318" calcext:value-type="float">
            <text:p>21.82318</text:p>
          </table:table-cell>
          <table:table-cell office:value-type="float" office:value="26.4007" calcext:value-type="float">
            <text:p>26.4007</text:p>
          </table:table-cell>
          <table:table-cell office:value-type="float" office:value="22.88156" calcext:value-type="float">
            <text:p>22.88156</text:p>
          </table:table-cell>
          <table:table-cell office:value-type="float" office:value="26.35168" calcext:value-type="float">
            <text:p>26.35168</text:p>
          </table:table-cell>
          <table:table-cell office:value-type="float" office:value="23.47311" calcext:value-type="float">
            <text:p>23.47311</text:p>
          </table:table-cell>
          <table:table-cell office:value-type="float" office:value="25.88049" calcext:value-type="float">
            <text:p>25.88049</text:p>
          </table:table-cell>
          <table:table-cell office:value-type="float" office:value="23.68542" calcext:value-type="float">
            <text:p>23.68542</text:p>
          </table:table-cell>
          <table:table-cell office:value-type="float" office:value="25.12552" calcext:value-type="float">
            <text:p>25.12552</text:p>
          </table:table-cell>
          <table:table-cell office:value-type="float" office:value="23.70615" calcext:value-type="float">
            <text:p>23.70615</text:p>
          </table:table-cell>
          <table:table-cell office:value-type="float" office:value="24.20422" calcext:value-type="float">
            <text:p>24.20422</text:p>
          </table:table-cell>
          <table:table-cell office:value-type="float" office:value="23.43607" calcext:value-type="float">
            <text:p>23.43607</text:p>
          </table:table-cell>
          <table:table-cell office:value-type="float" office:value="22.92508" calcext:value-type="float">
            <text:p>22.92508</text:p>
          </table:table-cell>
          <table:table-cell office:value-type="float" office:value="22.73819" calcext:value-type="float">
            <text:p>22.73819</text:p>
          </table:table-cell>
          <table:table-cell office:value-type="float" office:value="21.57956" calcext:value-type="float">
            <text:p>21.57956</text:p>
          </table:table-cell>
          <table:table-cell office:value-type="float" office:value="21.42398" calcext:value-type="float">
            <text:p>21.42398</text:p>
          </table:table-cell>
          <table:table-cell office:value-type="float" office:value="20.2305" calcext:value-type="float">
            <text:p>20.2305</text:p>
          </table:table-cell>
          <table:table-cell office:value-type="float" office:value="20.19229" calcext:value-type="float">
            <text:p>20.19229</text:p>
          </table:table-cell>
          <table:table-cell office:value-type="float" office:value="19.14502" calcext:value-type="float">
            <text:p>19.14502</text:p>
          </table:table-cell>
          <table:table-cell office:value-type="float" office:value="19.11014" calcext:value-type="float">
            <text:p>19.11014</text:p>
          </table:table-cell>
          <table:table-cell office:value-type="float" office:value="18.17093" calcext:value-type="float">
            <text:p>18.17093</text:p>
          </table:table-cell>
          <table:table-cell office:value-type="float" office:value="18.12405" calcext:value-type="float">
            <text:p>18.12405</text:p>
          </table:table-cell>
          <table:table-cell office:value-type="float" office:value="17.26202" calcext:value-type="float">
            <text:p>17.26202</text:p>
          </table:table-cell>
          <table:table-cell office:value-type="float" office:value="17.21478" calcext:value-type="float">
            <text:p>17.21478</text:p>
          </table:table-cell>
          <table:table-cell office:value-type="float" office:value="16.60471" calcext:value-type="float">
            <text:p>16.60471</text:p>
          </table:table-cell>
          <table:table-cell office:value-type="float" office:value="16.56137" calcext:value-type="float">
            <text:p>16.56137</text:p>
          </table:table-cell>
          <table:table-cell office:value-type="float" office:value="28.39297" calcext:value-type="float">
            <text:p>28.39297</text:p>
          </table:table-cell>
          <table:table-cell office:value-type="float" office:value="20.59116" calcext:value-type="float">
            <text:p>20.591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6" calcext:value-type="float">
            <text:p>26072006</text:p>
          </table:table-cell>
          <table:table-cell office:value-type="float" office:value="22.55221" calcext:value-type="float">
            <text:p>22.55221</text:p>
          </table:table-cell>
          <table:table-cell office:value-type="float" office:value="34.0951" calcext:value-type="float">
            <text:p>34.0951</text:p>
          </table:table-cell>
          <table:table-cell office:value-type="float" office:value="20.95909" calcext:value-type="float">
            <text:p>20.95909</text:p>
          </table:table-cell>
          <table:table-cell office:value-type="float" office:value="2.439191" calcext:value-type="float">
            <text:p>2.439191</text:p>
          </table:table-cell>
          <table:table-cell office:value-type="float" office:value="1.871169" calcext:value-type="float">
            <text:p>1.871169</text:p>
          </table:table-cell>
          <table:table-cell office:value-type="float" office:value="236.0801" calcext:value-type="float">
            <text:p>236.0801</text:p>
          </table:table-cell>
          <table:table-cell office:value-type="float" office:value="0" calcext:value-type="float">
            <text:p>0</text:p>
          </table:table-cell>
          <table:table-cell office:value-type="float" office:value="34.20175" calcext:value-type="float">
            <text:p>34.20175</text:p>
          </table:table-cell>
          <table:table-cell office:value-type="float" office:value="20.03989" calcext:value-type="float">
            <text:p>20.03989</text:p>
          </table:table-cell>
          <table:table-cell office:value-type="float" office:value="30.22369" calcext:value-type="float">
            <text:p>30.22369</text:p>
          </table:table-cell>
          <table:table-cell office:value-type="float" office:value="21.28983" calcext:value-type="float">
            <text:p>21.28983</text:p>
          </table:table-cell>
          <table:table-cell office:value-type="float" office:value="28.27533" calcext:value-type="float">
            <text:p>28.27533</text:p>
          </table:table-cell>
          <table:table-cell office:value-type="float" office:value="22.06308" calcext:value-type="float">
            <text:p>22.06308</text:p>
          </table:table-cell>
          <table:table-cell office:value-type="float" office:value="26.72906" calcext:value-type="float">
            <text:p>26.72906</text:p>
          </table:table-cell>
          <table:table-cell office:value-type="float" office:value="22.61798" calcext:value-type="float">
            <text:p>22.61798</text:p>
          </table:table-cell>
          <table:table-cell office:value-type="float" office:value="25.74951" calcext:value-type="float">
            <text:p>25.74951</text:p>
          </table:table-cell>
          <table:table-cell office:value-type="float" office:value="22.88303" calcext:value-type="float">
            <text:p>22.88303</text:p>
          </table:table-cell>
          <table:table-cell office:value-type="float" office:value="24.79245" calcext:value-type="float">
            <text:p>24.79245</text:p>
          </table:table-cell>
          <table:table-cell office:value-type="float" office:value="23.03598" calcext:value-type="float">
            <text:p>23.03598</text:p>
          </table:table-cell>
          <table:table-cell office:value-type="float" office:value="23.94086" calcext:value-type="float">
            <text:p>23.94086</text:p>
          </table:table-cell>
          <table:table-cell office:value-type="float" office:value="22.95969" calcext:value-type="float">
            <text:p>22.95969</text:p>
          </table:table-cell>
          <table:table-cell office:value-type="float" office:value="22.86511" calcext:value-type="float">
            <text:p>22.86511</text:p>
          </table:table-cell>
          <table:table-cell office:value-type="float" office:value="22.65976" calcext:value-type="float">
            <text:p>22.65976</text:p>
          </table:table-cell>
          <table:table-cell office:value-type="float" office:value="21.61551" calcext:value-type="float">
            <text:p>21.61551</text:p>
          </table:table-cell>
          <table:table-cell office:value-type="float" office:value="21.58063" calcext:value-type="float">
            <text:p>21.58063</text:p>
          </table:table-cell>
          <table:table-cell office:value-type="float" office:value="20.28015" calcext:value-type="float">
            <text:p>20.28015</text:p>
          </table:table-cell>
          <table:table-cell office:value-type="float" office:value="20.23105" calcext:value-type="float">
            <text:p>20.23105</text:p>
          </table:table-cell>
          <table:table-cell office:value-type="float" office:value="19.18707" calcext:value-type="float">
            <text:p>19.18707</text:p>
          </table:table-cell>
          <table:table-cell office:value-type="float" office:value="19.14545" calcext:value-type="float">
            <text:p>19.14545</text:p>
          </table:table-cell>
          <table:table-cell office:value-type="float" office:value="18.21652" calcext:value-type="float">
            <text:p>18.21652</text:p>
          </table:table-cell>
          <table:table-cell office:value-type="float" office:value="18.17142" calcext:value-type="float">
            <text:p>18.17142</text:p>
          </table:table-cell>
          <table:table-cell office:value-type="float" office:value="17.30859" calcext:value-type="float">
            <text:p>17.30859</text:p>
          </table:table-cell>
          <table:table-cell office:value-type="float" office:value="17.26251" calcext:value-type="float">
            <text:p>17.26251</text:p>
          </table:table-cell>
          <table:table-cell office:value-type="float" office:value="16.64847" calcext:value-type="float">
            <text:p>16.64847</text:p>
          </table:table-cell>
          <table:table-cell office:value-type="float" office:value="16.60516" calcext:value-type="float">
            <text:p>16.60516</text:p>
          </table:table-cell>
          <table:table-cell office:value-type="float" office:value="34.20175" calcext:value-type="float">
            <text:p>34.20175</text:p>
          </table:table-cell>
          <table:table-cell office:value-type="float" office:value="20.03989" calcext:value-type="float">
            <text:p>20.039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6" calcext:value-type="float">
            <text:p>27072006</text:p>
          </table:table-cell>
          <table:table-cell office:value-type="float" office:value="22.5117" calcext:value-type="float">
            <text:p>22.5117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20.94797" calcext:value-type="float">
            <text:p>20.94797</text:p>
          </table:table-cell>
          <table:table-cell office:value-type="float" office:value="2.299741" calcext:value-type="float">
            <text:p>2.299741</text:p>
          </table:table-cell>
          <table:table-cell office:value-type="float" office:value="1.751297" calcext:value-type="float">
            <text:p>1.751297</text:p>
          </table:table-cell>
          <table:table-cell office:value-type="float" office:value="234.8907" calcext:value-type="float">
            <text:p>234.8907</text:p>
          </table:table-cell>
          <table:table-cell office:value-type="float" office:value="0" calcext:value-type="float">
            <text:p>0</text:p>
          </table:table-cell>
          <table:table-cell office:value-type="float" office:value="34.46533" calcext:value-type="float">
            <text:p>34.46533</text:p>
          </table:table-cell>
          <table:table-cell office:value-type="float" office:value="22.47504" calcext:value-type="float">
            <text:p>22.47504</text:p>
          </table:table-cell>
          <table:table-cell office:value-type="float" office:value="30.86685" calcext:value-type="float">
            <text:p>30.86685</text:p>
          </table:table-cell>
          <table:table-cell office:value-type="float" office:value="23.61011" calcext:value-type="float">
            <text:p>23.61011</text:p>
          </table:table-cell>
          <table:table-cell office:value-type="float" office:value="29.00827" calcext:value-type="float">
            <text:p>29.00827</text:p>
          </table:table-cell>
          <table:table-cell office:value-type="float" office:value="24.1123" calcext:value-type="float">
            <text:p>24.1123</text:p>
          </table:table-cell>
          <table:table-cell office:value-type="float" office:value="27.45358" calcext:value-type="float">
            <text:p>27.45358</text:p>
          </table:table-cell>
          <table:table-cell office:value-type="float" office:value="24.28058" calcext:value-type="float">
            <text:p>24.28058</text:p>
          </table:table-cell>
          <table:table-cell office:value-type="float" office:value="26.45172" calcext:value-type="float">
            <text:p>26.45172</text:p>
          </table:table-cell>
          <table:table-cell office:value-type="float" office:value="24.25372" calcext:value-type="float">
            <text:p>24.25372</text:p>
          </table:table-cell>
          <table:table-cell office:value-type="float" office:value="25.43457" calcext:value-type="float">
            <text:p>25.43457</text:p>
          </table:table-cell>
          <table:table-cell office:value-type="float" office:value="24.08374" calcext:value-type="float">
            <text:p>24.08374</text:p>
          </table:table-cell>
          <table:table-cell office:value-type="float" office:value="24.53696" calcext:value-type="float">
            <text:p>24.53696</text:p>
          </table:table-cell>
          <table:table-cell office:value-type="float" office:value="23.69168" calcext:value-type="float">
            <text:p>23.69168</text:p>
          </table:table-cell>
          <table:table-cell office:value-type="float" office:value="23.16675" calcext:value-type="float">
            <text:p>23.16675</text:p>
          </table:table-cell>
          <table:table-cell office:value-type="float" office:value="22.78064" calcext:value-type="float">
            <text:p>22.78064</text:p>
          </table:table-cell>
          <table:table-cell office:value-type="float" office:value="21.72269" calcext:value-type="float">
            <text:p>21.72269</text:p>
          </table:table-cell>
          <table:table-cell office:value-type="float" office:value="21.61603" calcext:value-type="float">
            <text:p>21.61603</text:p>
          </table:table-cell>
          <table:table-cell office:value-type="float" office:value="20.33102" calcext:value-type="float">
            <text:p>20.33102</text:p>
          </table:table-cell>
          <table:table-cell office:value-type="float" office:value="20.28067" calcext:value-type="float">
            <text:p>20.28067</text:p>
          </table:table-cell>
          <table:table-cell office:value-type="float" office:value="19.23212" calcext:value-type="float">
            <text:p>19.23212</text:p>
          </table:table-cell>
          <table:table-cell office:value-type="float" office:value="19.1875" calcext:value-type="float">
            <text:p>19.1875</text:p>
          </table:table-cell>
          <table:table-cell office:value-type="float" office:value="18.26218" calcext:value-type="float">
            <text:p>18.26218</text:p>
          </table:table-cell>
          <table:table-cell office:value-type="float" office:value="18.21695" calcext:value-type="float">
            <text:p>18.21695</text:p>
          </table:table-cell>
          <table:table-cell office:value-type="float" office:value="17.35431" calcext:value-type="float">
            <text:p>17.35431</text:p>
          </table:table-cell>
          <table:table-cell office:value-type="float" office:value="17.30908" calcext:value-type="float">
            <text:p>17.30908</text:p>
          </table:table-cell>
          <table:table-cell office:value-type="float" office:value="16.6922" calcext:value-type="float">
            <text:p>16.6922</text:p>
          </table:table-cell>
          <table:table-cell office:value-type="float" office:value="16.64893" calcext:value-type="float">
            <text:p>16.64893</text:p>
          </table:table-cell>
          <table:table-cell office:value-type="float" office:value="34.46533" calcext:value-type="float">
            <text:p>34.46533</text:p>
          </table:table-cell>
          <table:table-cell office:value-type="float" office:value="22.47507" calcext:value-type="float">
            <text:p>22.475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6" calcext:value-type="float">
            <text:p>28072006</text:p>
          </table:table-cell>
          <table:table-cell office:value-type="float" office:value="22.42677" calcext:value-type="float">
            <text:p>22.42677</text:p>
          </table:table-cell>
          <table:table-cell office:value-type="float" office:value="35.20621" calcext:value-type="float">
            <text:p>35.20621</text:p>
          </table:table-cell>
          <table:table-cell office:value-type="float" office:value="20.96465" calcext:value-type="float">
            <text:p>20.96465</text:p>
          </table:table-cell>
          <table:table-cell office:value-type="float" office:value="2.542518" calcext:value-type="float">
            <text:p>2.542518</text:p>
          </table:table-cell>
          <table:table-cell office:value-type="float" office:value="1.944742" calcext:value-type="float">
            <text:p>1.944742</text:p>
          </table:table-cell>
          <table:table-cell office:value-type="float" office:value="232.5186" calcext:value-type="float">
            <text:p>232.5186</text:p>
          </table:table-cell>
          <table:table-cell office:value-type="float" office:value="0" calcext:value-type="float">
            <text:p>0</text:p>
          </table:table-cell>
          <table:table-cell office:value-type="float" office:value="36.77118" calcext:value-type="float">
            <text:p>36.77118</text:p>
          </table:table-cell>
          <table:table-cell office:value-type="float" office:value="22.64062" calcext:value-type="float">
            <text:p>22.64062</text:p>
          </table:table-cell>
          <table:table-cell office:value-type="float" office:value="32.61725" calcext:value-type="float">
            <text:p>32.61725</text:p>
          </table:table-cell>
          <table:table-cell office:value-type="float" office:value="23.86786" calcext:value-type="float">
            <text:p>23.86786</text:p>
          </table:table-cell>
          <table:table-cell office:value-type="float" office:value="30.43723" calcext:value-type="float">
            <text:p>30.43723</text:p>
          </table:table-cell>
          <table:table-cell office:value-type="float" office:value="24.42657" calcext:value-type="float">
            <text:p>24.42657</text:p>
          </table:table-cell>
          <table:table-cell office:value-type="float" office:value="28.60593" calcext:value-type="float">
            <text:p>28.60593</text:p>
          </table:table-cell>
          <table:table-cell office:value-type="float" office:value="24.66046" calcext:value-type="float">
            <text:p>24.66046</text:p>
          </table:table-cell>
          <table:table-cell office:value-type="float" office:value="27.42667" calcext:value-type="float">
            <text:p>27.42667</text:p>
          </table:table-cell>
          <table:table-cell office:value-type="float" office:value="24.6655" calcext:value-type="float">
            <text:p>24.6655</text:p>
          </table:table-cell>
          <table:table-cell office:value-type="float" office:value="26.23199" calcext:value-type="float">
            <text:p>26.23199</text:p>
          </table:table-cell>
          <table:table-cell office:value-type="float" office:value="24.50995" calcext:value-type="float">
            <text:p>24.50995</text:p>
          </table:table-cell>
          <table:table-cell office:value-type="float" office:value="25.15717" calcext:value-type="float">
            <text:p>25.15717</text:p>
          </table:table-cell>
          <table:table-cell office:value-type="float" office:value="24.09952" calcext:value-type="float">
            <text:p>24.09952</text:p>
          </table:table-cell>
          <table:table-cell office:value-type="float" office:value="23.54877" calcext:value-type="float">
            <text:p>23.54877</text:p>
          </table:table-cell>
          <table:table-cell office:value-type="float" office:value="23.17441" calcext:value-type="float">
            <text:p>23.17441</text:p>
          </table:table-cell>
          <table:table-cell office:value-type="float" office:value="21.90442" calcext:value-type="float">
            <text:p>21.90442</text:p>
          </table:table-cell>
          <table:table-cell office:value-type="float" office:value="21.72443" calcext:value-type="float">
            <text:p>21.72443</text:p>
          </table:table-cell>
          <table:table-cell office:value-type="float" office:value="20.40372" calcext:value-type="float">
            <text:p>20.40372</text:p>
          </table:table-cell>
          <table:table-cell office:value-type="float" office:value="20.3316" calcext:value-type="float">
            <text:p>20.3316</text:p>
          </table:table-cell>
          <table:table-cell office:value-type="float" office:value="19.28253" calcext:value-type="float">
            <text:p>19.28253</text:p>
          </table:table-cell>
          <table:table-cell office:value-type="float" office:value="19.2326" calcext:value-type="float">
            <text:p>19.2326</text:p>
          </table:table-cell>
          <table:table-cell office:value-type="float" office:value="18.30777" calcext:value-type="float">
            <text:p>18.30777</text:p>
          </table:table-cell>
          <table:table-cell office:value-type="float" office:value="18.26266" calcext:value-type="float">
            <text:p>18.26266</text:p>
          </table:table-cell>
          <table:table-cell office:value-type="float" office:value="17.39929" calcext:value-type="float">
            <text:p>17.39929</text:p>
          </table:table-cell>
          <table:table-cell office:value-type="float" office:value="17.3548" calcext:value-type="float">
            <text:p>17.3548</text:p>
          </table:table-cell>
          <table:table-cell office:value-type="float" office:value="16.73602" calcext:value-type="float">
            <text:p>16.73602</text:p>
          </table:table-cell>
          <table:table-cell office:value-type="float" office:value="16.69266" calcext:value-type="float">
            <text:p>16.69266</text:p>
          </table:table-cell>
          <table:table-cell office:value-type="float" office:value="36.35907" calcext:value-type="float">
            <text:p>36.35907</text:p>
          </table:table-cell>
          <table:table-cell office:value-type="float" office:value="22.64059" calcext:value-type="float">
            <text:p>22.640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6" calcext:value-type="float">
            <text:p>29072006</text:p>
          </table:table-cell>
          <table:table-cell office:value-type="float" office:value="22.57211" calcext:value-type="float">
            <text:p>22.57211</text:p>
          </table:table-cell>
          <table:table-cell office:value-type="float" office:value="37.42843" calcext:value-type="float">
            <text:p>37.42843</text:p>
          </table:table-cell>
          <table:table-cell office:value-type="float" office:value="23.73965" calcext:value-type="float">
            <text:p>23.73965</text:p>
          </table:table-cell>
          <table:table-cell office:value-type="float" office:value="2.805122" calcext:value-type="float">
            <text:p>2.805122</text:p>
          </table:table-cell>
          <table:table-cell office:value-type="float" office:value="2.074997" calcext:value-type="float">
            <text:p>2.074997</text:p>
          </table:table-cell>
          <table:table-cell office:value-type="float" office:value="230.5159" calcext:value-type="float">
            <text:p>230.5159</text:p>
          </table:table-cell>
          <table:table-cell office:value-type="float" office:value="0" calcext:value-type="float">
            <text:p>0</text:p>
          </table:table-cell>
          <table:table-cell office:value-type="float" office:value="38.98874" calcext:value-type="float">
            <text:p>38.98874</text:p>
          </table:table-cell>
          <table:table-cell office:value-type="float" office:value="24.96857" calcext:value-type="float">
            <text:p>24.96857</text:p>
          </table:table-cell>
          <table:table-cell office:value-type="float" office:value="34.47403" calcext:value-type="float">
            <text:p>34.47403</text:p>
          </table:table-cell>
          <table:table-cell office:value-type="float" office:value="25.78729" calcext:value-type="float">
            <text:p>25.78729</text:p>
          </table:table-cell>
          <table:table-cell office:value-type="float" office:value="32.08737" calcext:value-type="float">
            <text:p>32.08737</text:p>
          </table:table-cell>
          <table:table-cell office:value-type="float" office:value="26.06097" calcext:value-type="float">
            <text:p>26.06097</text:p>
          </table:table-cell>
          <table:table-cell office:value-type="float" office:value="30.04483" calcext:value-type="float">
            <text:p>30.04483</text:p>
          </table:table-cell>
          <table:table-cell office:value-type="float" office:value="26.03055" calcext:value-type="float">
            <text:p>26.03055</text:p>
          </table:table-cell>
          <table:table-cell office:value-type="float" office:value="28.70932" calcext:value-type="float">
            <text:p>28.70932</text:p>
          </table:table-cell>
          <table:table-cell office:value-type="float" office:value="25.84885" calcext:value-type="float">
            <text:p>25.84885</text:p>
          </table:table-cell>
          <table:table-cell office:value-type="float" office:value="27.33331" calcext:value-type="float">
            <text:p>27.33331</text:p>
          </table:table-cell>
          <table:table-cell office:value-type="float" office:value="25.48761" calcext:value-type="float">
            <text:p>25.48761</text:p>
          </table:table-cell>
          <table:table-cell office:value-type="float" office:value="26.05362" calcext:value-type="float">
            <text:p>26.05362</text:p>
          </table:table-cell>
          <table:table-cell office:value-type="float" office:value="24.88211" calcext:value-type="float">
            <text:p>24.88211</text:p>
          </table:table-cell>
          <table:table-cell office:value-type="float" office:value="24.12811" calcext:value-type="float">
            <text:p>24.12811</text:p>
          </table:table-cell>
          <table:table-cell office:value-type="float" office:value="23.5582" calcext:value-type="float">
            <text:p>23.5582</text:p>
          </table:table-cell>
          <table:table-cell office:value-type="float" office:value="22.16431" calcext:value-type="float">
            <text:p>22.16431</text:p>
          </table:table-cell>
          <table:table-cell office:value-type="float" office:value="21.90674" calcext:value-type="float">
            <text:p>21.90674</text:p>
          </table:table-cell>
          <table:table-cell office:value-type="float" office:value="20.50516" calcext:value-type="float">
            <text:p>20.50516</text:p>
          </table:table-cell>
          <table:table-cell office:value-type="float" office:value="20.4046" calcext:value-type="float">
            <text:p>20.4046</text:p>
          </table:table-cell>
          <table:table-cell office:value-type="float" office:value="19.34293" calcext:value-type="float">
            <text:p>19.34293</text:p>
          </table:table-cell>
          <table:table-cell office:value-type="float" office:value="19.28308" calcext:value-type="float">
            <text:p>19.28308</text:p>
          </table:table-cell>
          <table:table-cell office:value-type="float" office:value="18.35587" calcext:value-type="float">
            <text:p>18.35587</text:p>
          </table:table-cell>
          <table:table-cell office:value-type="float" office:value="18.30823" calcext:value-type="float">
            <text:p>18.30823</text:p>
          </table:table-cell>
          <table:table-cell office:value-type="float" office:value="17.44409" calcext:value-type="float">
            <text:p>17.44409</text:p>
          </table:table-cell>
          <table:table-cell office:value-type="float" office:value="17.39975" calcext:value-type="float">
            <text:p>17.39975</text:p>
          </table:table-cell>
          <table:table-cell office:value-type="float" office:value="16.77777" calcext:value-type="float">
            <text:p>16.77777</text:p>
          </table:table-cell>
          <table:table-cell office:value-type="float" office:value="16.73648" calcext:value-type="float">
            <text:p>16.73648</text:p>
          </table:table-cell>
          <table:table-cell office:value-type="float" office:value="37.96921" calcext:value-type="float">
            <text:p>37.96921</text:p>
          </table:table-cell>
          <table:table-cell office:value-type="float" office:value="24.96857" calcext:value-type="float">
            <text:p>24.968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6" calcext:value-type="float">
            <text:p>30072006</text:p>
          </table:table-cell>
          <table:table-cell office:value-type="float" office:value="22.38715" calcext:value-type="float">
            <text:p>22.38715</text:p>
          </table:table-cell>
          <table:table-cell office:value-type="float" office:value="37.98399" calcext:value-type="float">
            <text:p>37.98399</text:p>
          </table:table-cell>
          <table:table-cell office:value-type="float" office:value="24.84798" calcext:value-type="float">
            <text:p>24.84798</text:p>
          </table:table-cell>
          <table:table-cell office:value-type="float" office:value="2.904073" calcext:value-type="float">
            <text:p>2.904073</text:p>
          </table:table-cell>
          <table:table-cell office:value-type="float" office:value="2.105282" calcext:value-type="float">
            <text:p>2.105282</text:p>
          </table:table-cell>
          <table:table-cell office:value-type="float" office:value="229.4294" calcext:value-type="float">
            <text:p>229.4294</text:p>
          </table:table-cell>
          <table:table-cell office:value-type="float" office:value="0.3175" calcext:value-type="float">
            <text:p>0.3175</text:p>
          </table:table-cell>
          <table:table-cell office:value-type="float" office:value="39.90341" calcext:value-type="float">
            <text:p>39.90341</text:p>
          </table:table-cell>
          <table:table-cell office:value-type="float" office:value="26.25165" calcext:value-type="float">
            <text:p>26.25165</text:p>
          </table:table-cell>
          <table:table-cell office:value-type="float" office:value="35.40402" calcext:value-type="float">
            <text:p>35.40402</text:p>
          </table:table-cell>
          <table:table-cell office:value-type="float" office:value="27.09024" calcext:value-type="float">
            <text:p>27.09024</text:p>
          </table:table-cell>
          <table:table-cell office:value-type="float" office:value="33.02722" calcext:value-type="float">
            <text:p>33.02722</text:p>
          </table:table-cell>
          <table:table-cell office:value-type="float" office:value="27.33282" calcext:value-type="float">
            <text:p>27.33282</text:p>
          </table:table-cell>
          <table:table-cell office:value-type="float" office:value="30.96698" calcext:value-type="float">
            <text:p>30.96698</text:p>
          </table:table-cell>
          <table:table-cell office:value-type="float" office:value="27.21912" calcext:value-type="float">
            <text:p>27.21912</text:p>
          </table:table-cell>
          <table:table-cell office:value-type="float" office:value="29.6033" calcext:value-type="float">
            <text:p>29.6033</text:p>
          </table:table-cell>
          <table:table-cell office:value-type="float" office:value="26.96216" calcext:value-type="float">
            <text:p>26.96216</text:p>
          </table:table-cell>
          <table:table-cell office:value-type="float" office:value="28.17297" calcext:value-type="float">
            <text:p>28.17297</text:p>
          </table:table-cell>
          <table:table-cell office:value-type="float" office:value="26.49756" calcext:value-type="float">
            <text:p>26.49756</text:p>
          </table:table-cell>
          <table:table-cell office:value-type="float" office:value="26.83392" calcext:value-type="float">
            <text:p>26.83392</text:p>
          </table:table-cell>
          <table:table-cell office:value-type="float" office:value="25.758" calcext:value-type="float">
            <text:p>25.758</text:p>
          </table:table-cell>
          <table:table-cell office:value-type="float" office:value="24.77594" calcext:value-type="float">
            <text:p>24.77594</text:p>
          </table:table-cell>
          <table:table-cell office:value-type="float" office:value="24.13953" calcext:value-type="float">
            <text:p>24.13953</text:p>
          </table:table-cell>
          <table:table-cell office:value-type="float" office:value="22.51385" calcext:value-type="float">
            <text:p>22.51385</text:p>
          </table:table-cell>
          <table:table-cell office:value-type="float" office:value="22.1676" calcext:value-type="float">
            <text:p>22.1676</text:p>
          </table:table-cell>
          <table:table-cell office:value-type="float" office:value="20.64484" calcext:value-type="float">
            <text:p>20.64484</text:p>
          </table:table-cell>
          <table:table-cell office:value-type="float" office:value="20.50635" calcext:value-type="float">
            <text:p>20.50635</text:p>
          </table:table-cell>
          <table:table-cell office:value-type="float" office:value="19.41782" calcext:value-type="float">
            <text:p>19.41782</text:p>
          </table:table-cell>
          <table:table-cell office:value-type="float" office:value="19.34363" calcext:value-type="float">
            <text:p>19.34363</text:p>
          </table:table-cell>
          <table:table-cell office:value-type="float" office:value="18.40396" calcext:value-type="float">
            <text:p>18.40396</text:p>
          </table:table-cell>
          <table:table-cell office:value-type="float" office:value="18.35641" calcext:value-type="float">
            <text:p>18.35641</text:p>
          </table:table-cell>
          <table:table-cell office:value-type="float" office:value="17.4826" calcext:value-type="float">
            <text:p>17.4826</text:p>
          </table:table-cell>
          <table:table-cell office:value-type="float" office:value="17.44455" calcext:value-type="float">
            <text:p>17.44455</text:p>
          </table:table-cell>
          <table:table-cell office:value-type="float" office:value="16.8197" calcext:value-type="float">
            <text:p>16.8197</text:p>
          </table:table-cell>
          <table:table-cell office:value-type="float" office:value="16.7782" calcext:value-type="float">
            <text:p>16.7782</text:p>
          </table:table-cell>
          <table:table-cell office:value-type="float" office:value="38.43585" calcext:value-type="float">
            <text:p>38.43585</text:p>
          </table:table-cell>
          <table:table-cell office:value-type="float" office:value="26.25165" calcext:value-type="float">
            <text:p>26.251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6" calcext:value-type="float">
            <text:p>31072006</text:p>
          </table:table-cell>
          <table:table-cell office:value-type="float" office:value="22.38162" calcext:value-type="float">
            <text:p>22.38162</text:p>
          </table:table-cell>
          <table:table-cell office:value-type="float" office:value="38.53955" calcext:value-type="float">
            <text:p>38.53955</text:p>
          </table:table-cell>
          <table:table-cell office:value-type="float" office:value="24.29799" calcext:value-type="float">
            <text:p>24.29799</text:p>
          </table:table-cell>
          <table:table-cell office:value-type="float" office:value="2.935995" calcext:value-type="float">
            <text:p>2.935995</text:p>
          </table:table-cell>
          <table:table-cell office:value-type="float" office:value="2.126117" calcext:value-type="float">
            <text:p>2.126117</text:p>
          </table:table-cell>
          <table:table-cell office:value-type="float" office:value="227.5416" calcext:value-type="float">
            <text:p>227.5416</text:p>
          </table:table-cell>
          <table:table-cell office:value-type="float" office:value="1.4605" calcext:value-type="float">
            <text:p>1.4605</text:p>
          </table:table-cell>
          <table:table-cell office:value-type="float" office:value="40.14935" calcext:value-type="float">
            <text:p>40.14935</text:p>
          </table:table-cell>
          <table:table-cell office:value-type="float" office:value="24.93768" calcext:value-type="float">
            <text:p>24.93768</text:p>
          </table:table-cell>
          <table:table-cell office:value-type="float" office:value="35.58685" calcext:value-type="float">
            <text:p>35.58685</text:p>
          </table:table-cell>
          <table:table-cell office:value-type="float" office:value="26.47958" calcext:value-type="float">
            <text:p>26.47958</text:p>
          </table:table-cell>
          <table:table-cell office:value-type="float" office:value="33.21295" calcext:value-type="float">
            <text:p>33.21295</text:p>
          </table:table-cell>
          <table:table-cell office:value-type="float" office:value="27.12091" calcext:value-type="float">
            <text:p>27.12091</text:p>
          </table:table-cell>
          <table:table-cell office:value-type="float" office:value="31.20486" calcext:value-type="float">
            <text:p>31.20486</text:p>
          </table:table-cell>
          <table:table-cell office:value-type="float" office:value="27.29507" calcext:value-type="float">
            <text:p>27.29507</text:p>
          </table:table-cell>
          <table:table-cell office:value-type="float" office:value="29.88342" calcext:value-type="float">
            <text:p>29.88342</text:p>
          </table:table-cell>
          <table:table-cell office:value-type="float" office:value="27.20386" calcext:value-type="float">
            <text:p>27.20386</text:p>
          </table:table-cell>
          <table:table-cell office:value-type="float" office:value="28.49939" calcext:value-type="float">
            <text:p>28.49939</text:p>
          </table:table-cell>
          <table:table-cell office:value-type="float" office:value="26.88412" calcext:value-type="float">
            <text:p>26.88412</text:p>
          </table:table-cell>
          <table:table-cell office:value-type="float" office:value="27.21011" calcext:value-type="float">
            <text:p>27.21011</text:p>
          </table:table-cell>
          <table:table-cell office:value-type="float" office:value="26.23083" calcext:value-type="float">
            <text:p>26.23083</text:p>
          </table:table-cell>
          <table:table-cell office:value-type="float" office:value="25.23196" calcext:value-type="float">
            <text:p>25.23196</text:p>
          </table:table-cell>
          <table:table-cell office:value-type="float" office:value="24.78693" calcext:value-type="float">
            <text:p>24.78693</text:p>
          </table:table-cell>
          <table:table-cell office:value-type="float" office:value="22.8819" calcext:value-type="float">
            <text:p>22.8819</text:p>
          </table:table-cell>
          <table:table-cell office:value-type="float" office:value="22.51785" calcext:value-type="float">
            <text:p>22.51785</text:p>
          </table:table-cell>
          <table:table-cell office:value-type="float" office:value="20.82196" calcext:value-type="float">
            <text:p>20.82196</text:p>
          </table:table-cell>
          <table:table-cell office:value-type="float" office:value="20.64648" calcext:value-type="float">
            <text:p>20.64648</text:p>
          </table:table-cell>
          <table:table-cell office:value-type="float" office:value="19.51108" calcext:value-type="float">
            <text:p>19.51108</text:p>
          </table:table-cell>
          <table:table-cell office:value-type="float" office:value="19.41867" calcext:value-type="float">
            <text:p>19.41867</text:p>
          </table:table-cell>
          <table:table-cell office:value-type="float" office:value="18.46002" calcext:value-type="float">
            <text:p>18.46002</text:p>
          </table:table-cell>
          <table:table-cell office:value-type="float" office:value="18.40451" calcext:value-type="float">
            <text:p>18.40451</text:p>
          </table:table-cell>
          <table:table-cell office:value-type="float" office:value="17.5325" calcext:value-type="float">
            <text:p>17.5325</text:p>
          </table:table-cell>
          <table:table-cell office:value-type="float" office:value="17.48312" calcext:value-type="float">
            <text:p>17.48312</text:p>
          </table:table-cell>
          <table:table-cell office:value-type="float" office:value="16.86359" calcext:value-type="float">
            <text:p>16.86359</text:p>
          </table:table-cell>
          <table:table-cell office:value-type="float" office:value="16.82013" calcext:value-type="float">
            <text:p>16.82013</text:p>
          </table:table-cell>
          <table:table-cell office:value-type="float" office:value="38.10782" calcext:value-type="float">
            <text:p>38.10782</text:p>
          </table:table-cell>
          <table:table-cell office:value-type="float" office:value="24.93768" calcext:value-type="float">
            <text:p>24.937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6" calcext:value-type="float">
            <text:p>1082006</text:p>
          </table:table-cell>
          <table:table-cell office:value-type="float" office:value="22.286" calcext:value-type="float">
            <text:p>22.286</text:p>
          </table:table-cell>
          <table:table-cell office:value-type="float" office:value="38.53955" calcext:value-type="float">
            <text:p>38.53955</text:p>
          </table:table-cell>
          <table:table-cell office:value-type="float" office:value="23.07969" calcext:value-type="float">
            <text:p>23.07969</text:p>
          </table:table-cell>
          <table:table-cell office:value-type="float" office:value="2.948429" calcext:value-type="float">
            <text:p>2.948429</text:p>
          </table:table-cell>
          <table:table-cell office:value-type="float" office:value="1.609879" calcext:value-type="float">
            <text:p>1.609879</text:p>
          </table:table-cell>
          <table:table-cell office:value-type="float" office:value="224.8797" calcext:value-type="float">
            <text:p>224.8797</text:p>
          </table:table-cell>
          <table:table-cell office:value-type="float" office:value="1.524" calcext:value-type="float">
            <text:p>1.524</text:p>
          </table:table-cell>
          <table:table-cell office:value-type="float" office:value="38.84845" calcext:value-type="float">
            <text:p>38.84845</text:p>
          </table:table-cell>
          <table:table-cell office:value-type="float" office:value="23.8613" calcext:value-type="float">
            <text:p>23.8613</text:p>
          </table:table-cell>
          <table:table-cell office:value-type="float" office:value="34.49628" calcext:value-type="float">
            <text:p>34.49628</text:p>
          </table:table-cell>
          <table:table-cell office:value-type="float" office:value="25.64432" calcext:value-type="float">
            <text:p>25.64432</text:p>
          </table:table-cell>
          <table:table-cell office:value-type="float" office:value="32.34991" calcext:value-type="float">
            <text:p>32.34991</text:p>
          </table:table-cell>
          <table:table-cell office:value-type="float" office:value="26.60153" calcext:value-type="float">
            <text:p>26.60153</text:p>
          </table:table-cell>
          <table:table-cell office:value-type="float" office:value="30.6033" calcext:value-type="float">
            <text:p>30.6033</text:p>
          </table:table-cell>
          <table:table-cell office:value-type="float" office:value="27.01315" calcext:value-type="float">
            <text:p>27.01315</text:p>
          </table:table-cell>
          <table:table-cell office:value-type="float" office:value="29.50943" calcext:value-type="float">
            <text:p>29.50943</text:p>
          </table:table-cell>
          <table:table-cell office:value-type="float" office:value="27.07648" calcext:value-type="float">
            <text:p>27.07648</text:p>
          </table:table-cell>
          <table:table-cell office:value-type="float" office:value="28.49216" calcext:value-type="float">
            <text:p>28.49216</text:p>
          </table:table-cell>
          <table:table-cell office:value-type="float" office:value="26.89566" calcext:value-type="float">
            <text:p>26.89566</text:p>
          </table:table-cell>
          <table:table-cell office:value-type="float" office:value="27.24969" calcext:value-type="float">
            <text:p>27.24969</text:p>
          </table:table-cell>
          <table:table-cell office:value-type="float" office:value="26.36929" calcext:value-type="float">
            <text:p>26.36929</text:p>
          </table:table-cell>
          <table:table-cell office:value-type="float" office:value="25.42813" calcext:value-type="float">
            <text:p>25.42813</text:p>
          </table:table-cell>
          <table:table-cell office:value-type="float" office:value="25.24124" calcext:value-type="float">
            <text:p>25.24124</text:p>
          </table:table-cell>
          <table:table-cell office:value-type="float" office:value="23.19183" calcext:value-type="float">
            <text:p>23.19183</text:p>
          </table:table-cell>
          <table:table-cell office:value-type="float" office:value="22.88562" calcext:value-type="float">
            <text:p>22.88562</text:p>
          </table:table-cell>
          <table:table-cell office:value-type="float" office:value="21.01807" calcext:value-type="float">
            <text:p>21.01807</text:p>
          </table:table-cell>
          <table:table-cell office:value-type="float" office:value="20.82394" calcext:value-type="float">
            <text:p>20.82394</text:p>
          </table:table-cell>
          <table:table-cell office:value-type="float" office:value="19.62332" calcext:value-type="float">
            <text:p>19.62332</text:p>
          </table:table-cell>
          <table:table-cell office:value-type="float" office:value="19.51215" calcext:value-type="float">
            <text:p>19.51215</text:p>
          </table:table-cell>
          <table:table-cell office:value-type="float" office:value="18.52692" calcext:value-type="float">
            <text:p>18.52692</text:p>
          </table:table-cell>
          <table:table-cell office:value-type="float" office:value="18.46066" calcext:value-type="float">
            <text:p>18.46066</text:p>
          </table:table-cell>
          <table:table-cell office:value-type="float" office:value="17.58255" calcext:value-type="float">
            <text:p>17.58255</text:p>
          </table:table-cell>
          <table:table-cell office:value-type="float" office:value="17.53299" calcext:value-type="float">
            <text:p>17.53299</text:p>
          </table:table-cell>
          <table:table-cell office:value-type="float" office:value="16.90729" calcext:value-type="float">
            <text:p>16.90729</text:p>
          </table:table-cell>
          <table:table-cell office:value-type="float" office:value="16.86404" calcext:value-type="float">
            <text:p>16.86404</text:p>
          </table:table-cell>
          <table:table-cell office:value-type="float" office:value="45.48865" calcext:value-type="float">
            <text:p>45.48865</text:p>
          </table:table-cell>
          <table:table-cell office:value-type="float" office:value="23.05417" calcext:value-type="float">
            <text:p>23.054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6" calcext:value-type="float">
            <text:p>2082006</text:p>
          </table:table-cell>
          <table:table-cell office:value-type="float" office:value="22.04768" calcext:value-type="float">
            <text:p>22.04768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16.60056" calcext:value-type="float">
            <text:p>16.60056</text:p>
          </table:table-cell>
          <table:table-cell office:value-type="float" office:value="1.783878" calcext:value-type="float">
            <text:p>1.783878</text:p>
          </table:table-cell>
          <table:table-cell office:value-type="float" office:value="1.354932" calcext:value-type="float">
            <text:p>1.354932</text:p>
          </table:table-cell>
          <table:table-cell office:value-type="float" office:value="224.6332" calcext:value-type="float">
            <text:p>224.6332</text:p>
          </table:table-cell>
          <table:table-cell office:value-type="float" office:value="0" calcext:value-type="float">
            <text:p>0</text:p>
          </table:table-cell>
          <table:table-cell office:value-type="float" office:value="30.25949" calcext:value-type="float">
            <text:p>30.25949</text:p>
          </table:table-cell>
          <table:table-cell office:value-type="float" office:value="19.58276" calcext:value-type="float">
            <text:p>19.58276</text:p>
          </table:table-cell>
          <table:table-cell office:value-type="float" office:value="28.48083" calcext:value-type="float">
            <text:p>28.48083</text:p>
          </table:table-cell>
          <table:table-cell office:value-type="float" office:value="22.97623" calcext:value-type="float">
            <text:p>22.97623</text:p>
          </table:table-cell>
          <table:table-cell office:value-type="float" office:value="29.69177" calcext:value-type="float">
            <text:p>29.69177</text:p>
          </table:table-cell>
          <table:table-cell office:value-type="float" office:value="24.62784" calcext:value-type="float">
            <text:p>24.62784</text:p>
          </table:table-cell>
          <table:table-cell office:value-type="float" office:value="29.66913" calcext:value-type="float">
            <text:p>29.66913</text:p>
          </table:table-cell>
          <table:table-cell office:value-type="float" office:value="25.5563" calcext:value-type="float">
            <text:p>25.5563</text:p>
          </table:table-cell>
          <table:table-cell office:value-type="float" office:value="29.12137" calcext:value-type="float">
            <text:p>29.12137</text:p>
          </table:table-cell>
          <table:table-cell office:value-type="float" office:value="25.86746" calcext:value-type="float">
            <text:p>25.86746</text:p>
          </table:table-cell>
          <table:table-cell office:value-type="float" office:value="28.23373" calcext:value-type="float">
            <text:p>28.23373</text:p>
          </table:table-cell>
          <table:table-cell office:value-type="float" office:value="26.04575" calcext:value-type="float">
            <text:p>26.04575</text:p>
          </table:table-cell>
          <table:table-cell office:value-type="float" office:value="27.15555" calcext:value-type="float">
            <text:p>27.15555</text:p>
          </table:table-cell>
          <table:table-cell office:value-type="float" office:value="25.81204" calcext:value-type="float">
            <text:p>25.81204</text:p>
          </table:table-cell>
          <table:table-cell office:value-type="float" office:value="25.53891" calcext:value-type="float">
            <text:p>25.53891</text:p>
          </table:table-cell>
          <table:table-cell office:value-type="float" office:value="25.16443" calcext:value-type="float">
            <text:p>25.16443</text:p>
          </table:table-cell>
          <table:table-cell office:value-type="float" office:value="23.36841" calcext:value-type="float">
            <text:p>23.36841</text:p>
          </table:table-cell>
          <table:table-cell office:value-type="float" office:value="23.19452" calcext:value-type="float">
            <text:p>23.19452</text:p>
          </table:table-cell>
          <table:table-cell office:value-type="float" office:value="21.20679" calcext:value-type="float">
            <text:p>21.20679</text:p>
          </table:table-cell>
          <table:table-cell office:value-type="float" office:value="21.02011" calcext:value-type="float">
            <text:p>21.02011</text:p>
          </table:table-cell>
          <table:table-cell office:value-type="float" office:value="19.74756" calcext:value-type="float">
            <text:p>19.74756</text:p>
          </table:table-cell>
          <table:table-cell office:value-type="float" office:value="19.62457" calcext:value-type="float">
            <text:p>19.62457</text:p>
          </table:table-cell>
          <table:table-cell office:value-type="float" office:value="18.60318" calcext:value-type="float">
            <text:p>18.60318</text:p>
          </table:table-cell>
          <table:table-cell office:value-type="float" office:value="18.52765" calcext:value-type="float">
            <text:p>18.52765</text:p>
          </table:table-cell>
          <table:table-cell office:value-type="float" office:value="17.63513" calcext:value-type="float">
            <text:p>17.63513</text:p>
          </table:table-cell>
          <table:table-cell office:value-type="float" office:value="17.58307" calcext:value-type="float">
            <text:p>17.58307</text:p>
          </table:table-cell>
          <table:table-cell office:value-type="float" office:value="16.95132" calcext:value-type="float">
            <text:p>16.95132</text:p>
          </table:table-cell>
          <table:table-cell office:value-type="float" office:value="16.90775" calcext:value-type="float">
            <text:p>16.90775</text:p>
          </table:table-cell>
          <table:table-cell office:value-type="float" office:value="31.8963" calcext:value-type="float">
            <text:p>31.8963</text:p>
          </table:table-cell>
          <table:table-cell office:value-type="float" office:value="17.10507" calcext:value-type="float">
            <text:p>17.105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6" calcext:value-type="float">
            <text:p>3082006</text:p>
          </table:table-cell>
          <table:table-cell office:value-type="float" office:value="21.89915" calcext:value-type="float">
            <text:p>21.89915</text:p>
          </table:table-cell>
          <table:table-cell office:value-type="float" office:value="30.76177" calcext:value-type="float">
            <text:p>30.76177</text:p>
          </table:table-cell>
          <table:table-cell office:value-type="float" office:value="13.20355" calcext:value-type="float">
            <text:p>13.20355</text:p>
          </table:table-cell>
          <table:table-cell office:value-type="float" office:value="1.996834" calcext:value-type="float">
            <text:p>1.996834</text:p>
          </table:table-cell>
          <table:table-cell office:value-type="float" office:value="1.281622" calcext:value-type="float">
            <text:p>1.281622</text:p>
          </table:table-cell>
          <table:table-cell office:value-type="float" office:value="222.9713" calcext:value-type="float">
            <text:p>222.9713</text:p>
          </table:table-cell>
          <table:table-cell office:value-type="float" office:value="1.397" calcext:value-type="float">
            <text:p>1.397</text:p>
          </table:table-cell>
          <table:table-cell office:value-type="float" office:value="33.15991" calcext:value-type="float">
            <text:p>33.15991</text:p>
          </table:table-cell>
          <table:table-cell office:value-type="float" office:value="16.75391" calcext:value-type="float">
            <text:p>16.75391</text:p>
          </table:table-cell>
          <table:table-cell office:value-type="float" office:value="29.71432" calcext:value-type="float">
            <text:p>29.71432</text:p>
          </table:table-cell>
          <table:table-cell office:value-type="float" office:value="19.72357" calcext:value-type="float">
            <text:p>19.72357</text:p>
          </table:table-cell>
          <table:table-cell office:value-type="float" office:value="28.08401" calcext:value-type="float">
            <text:p>28.08401</text:p>
          </table:table-cell>
          <table:table-cell office:value-type="float" office:value="21.42383" calcext:value-type="float">
            <text:p>21.42383</text:p>
          </table:table-cell>
          <table:table-cell office:value-type="float" office:value="26.87128" calcext:value-type="float">
            <text:p>26.87128</text:p>
          </table:table-cell>
          <table:table-cell office:value-type="float" office:value="22.73764" calcext:value-type="float">
            <text:p>22.73764</text:p>
          </table:table-cell>
          <table:table-cell office:value-type="float" office:value="26.16672" calcext:value-type="float">
            <text:p>26.16672</text:p>
          </table:table-cell>
          <table:table-cell office:value-type="float" office:value="23.49158" calcext:value-type="float">
            <text:p>23.49158</text:p>
          </table:table-cell>
          <table:table-cell office:value-type="float" office:value="26.01505" calcext:value-type="float">
            <text:p>26.01505</text:p>
          </table:table-cell>
          <table:table-cell office:value-type="float" office:value="24.12076" calcext:value-type="float">
            <text:p>24.12076</text:p>
          </table:table-cell>
          <table:table-cell office:value-type="float" office:value="25.79755" calcext:value-type="float">
            <text:p>25.79755</text:p>
          </table:table-cell>
          <table:table-cell office:value-type="float" office:value="24.38818" calcext:value-type="float">
            <text:p>24.38818</text:p>
          </table:table-cell>
          <table:table-cell office:value-type="float" office:value="25.15967" calcext:value-type="float">
            <text:p>25.15967</text:p>
          </table:table-cell>
          <table:table-cell office:value-type="float" office:value="24.4017" calcext:value-type="float">
            <text:p>24.4017</text:p>
          </table:table-cell>
          <table:table-cell office:value-type="float" office:value="23.37192" calcext:value-type="float">
            <text:p>23.37192</text:p>
          </table:table-cell>
          <table:table-cell office:value-type="float" office:value="23.24979" calcext:value-type="float">
            <text:p>23.24979</text:p>
          </table:table-cell>
          <table:table-cell office:value-type="float" office:value="21.34198" calcext:value-type="float">
            <text:p>21.34198</text:p>
          </table:table-cell>
          <table:table-cell office:value-type="float" office:value="21.20856" calcext:value-type="float">
            <text:p>21.20856</text:p>
          </table:table-cell>
          <table:table-cell office:value-type="float" office:value="19.87003" calcext:value-type="float">
            <text:p>19.87003</text:p>
          </table:table-cell>
          <table:table-cell office:value-type="float" office:value="19.74887" calcext:value-type="float">
            <text:p>19.74887</text:p>
          </table:table-cell>
          <table:table-cell office:value-type="float" office:value="18.68637" calcext:value-type="float">
            <text:p>18.68637</text:p>
          </table:table-cell>
          <table:table-cell office:value-type="float" office:value="18.60403" calcext:value-type="float">
            <text:p>18.60403</text:p>
          </table:table-cell>
          <table:table-cell office:value-type="float" office:value="17.69131" calcext:value-type="float">
            <text:p>17.69131</text:p>
          </table:table-cell>
          <table:table-cell office:value-type="float" office:value="17.63568" calcext:value-type="float">
            <text:p>17.63568</text:p>
          </table:table-cell>
          <table:table-cell office:value-type="float" office:value="16.9967" calcext:value-type="float">
            <text:p>16.9967</text:p>
          </table:table-cell>
          <table:table-cell office:value-type="float" office:value="16.95181" calcext:value-type="float">
            <text:p>16.95181</text:p>
          </table:table-cell>
          <table:table-cell office:value-type="float" office:value="36.46945" calcext:value-type="float">
            <text:p>36.46945</text:p>
          </table:table-cell>
          <table:table-cell office:value-type="float" office:value="14.34567" calcext:value-type="float">
            <text:p>14.345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6" calcext:value-type="float">
            <text:p>4082006</text:p>
          </table:table-cell>
          <table:table-cell office:value-type="float" office:value="21.74071" calcext:value-type="float">
            <text:p>21.74071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9.84242" calcext:value-type="float">
            <text:p>19.84242</text:p>
          </table:table-cell>
          <table:table-cell office:value-type="float" office:value="2.297576" calcext:value-type="float">
            <text:p>2.297576</text:p>
          </table:table-cell>
          <table:table-cell office:value-type="float" office:value="1.748038" calcext:value-type="float">
            <text:p>1.748038</text:p>
          </table:table-cell>
          <table:table-cell office:value-type="float" office:value="219.947" calcext:value-type="float">
            <text:p>219.947</text:p>
          </table:table-cell>
          <table:table-cell office:value-type="float" office:value="6.1595" calcext:value-type="float">
            <text:p>6.1595</text:p>
          </table:table-cell>
          <table:table-cell office:value-type="float" office:value="27.81009" calcext:value-type="float">
            <text:p>27.81009</text:p>
          </table:table-cell>
          <table:table-cell office:value-type="float" office:value="19.78558" calcext:value-type="float">
            <text:p>19.78558</text:p>
          </table:table-cell>
          <table:table-cell office:value-type="float" office:value="26.60684" calcext:value-type="float">
            <text:p>26.60684</text:p>
          </table:table-cell>
          <table:table-cell office:value-type="float" office:value="20.96332" calcext:value-type="float">
            <text:p>20.96332</text:p>
          </table:table-cell>
          <table:table-cell office:value-type="float" office:value="25.80359" calcext:value-type="float">
            <text:p>25.80359</text:p>
          </table:table-cell>
          <table:table-cell office:value-type="float" office:value="22.21872" calcext:value-type="float">
            <text:p>22.21872</text:p>
          </table:table-cell>
          <table:table-cell office:value-type="float" office:value="25.62164" calcext:value-type="float">
            <text:p>25.62164</text:p>
          </table:table-cell>
          <table:table-cell office:value-type="float" office:value="23.15875" calcext:value-type="float">
            <text:p>23.15875</text:p>
          </table:table-cell>
          <table:table-cell office:value-type="float" office:value="25.65213" calcext:value-type="float">
            <text:p>25.65213</text:p>
          </table:table-cell>
          <table:table-cell office:value-type="float" office:value="23.66586" calcext:value-type="float">
            <text:p>23.66586</text:p>
          </table:table-cell>
          <table:table-cell office:value-type="float" office:value="25.48215" calcext:value-type="float">
            <text:p>25.48215</text:p>
          </table:table-cell>
          <table:table-cell office:value-type="float" office:value="24.0452" calcext:value-type="float">
            <text:p>24.0452</text:p>
          </table:table-cell>
          <table:table-cell office:value-type="float" office:value="25.07336" calcext:value-type="float">
            <text:p>25.07336</text:p>
          </table:table-cell>
          <table:table-cell office:value-type="float" office:value="24.14182" calcext:value-type="float">
            <text:p>24.14182</text:p>
          </table:table-cell>
          <table:table-cell office:value-type="float" office:value="24.40533" calcext:value-type="float">
            <text:p>24.40533</text:p>
          </table:table-cell>
          <table:table-cell office:value-type="float" office:value="23.98587" calcext:value-type="float">
            <text:p>23.98587</text:p>
          </table:table-cell>
          <table:table-cell office:value-type="float" office:value="23.24789" calcext:value-type="float">
            <text:p>23.24789</text:p>
          </table:table-cell>
          <table:table-cell office:value-type="float" office:value="23.06171" calcext:value-type="float">
            <text:p>23.06171</text:p>
          </table:table-cell>
          <table:table-cell office:value-type="float" office:value="21.40326" calcext:value-type="float">
            <text:p>21.40326</text:p>
          </table:table-cell>
          <table:table-cell office:value-type="float" office:value="21.34296" calcext:value-type="float">
            <text:p>21.34296</text:p>
          </table:table-cell>
          <table:table-cell office:value-type="float" office:value="19.97168" calcext:value-type="float">
            <text:p>19.97168</text:p>
          </table:table-cell>
          <table:table-cell office:value-type="float" office:value="19.87119" calcext:value-type="float">
            <text:p>19.87119</text:p>
          </table:table-cell>
          <table:table-cell office:value-type="float" office:value="18.77005" calcext:value-type="float">
            <text:p>18.77005</text:p>
          </table:table-cell>
          <table:table-cell office:value-type="float" office:value="18.68726" calcext:value-type="float">
            <text:p>18.68726</text:p>
          </table:table-cell>
          <table:table-cell office:value-type="float" office:value="17.74564" calcext:value-type="float">
            <text:p>17.74564</text:p>
          </table:table-cell>
          <table:table-cell office:value-type="float" office:value="17.69196" calcext:value-type="float">
            <text:p>17.69196</text:p>
          </table:table-cell>
          <table:table-cell office:value-type="float" office:value="17.04355" calcext:value-type="float">
            <text:p>17.04355</text:p>
          </table:table-cell>
          <table:table-cell office:value-type="float" office:value="16.99719" calcext:value-type="float">
            <text:p>16.99719</text:p>
          </table:table-cell>
          <table:table-cell office:value-type="float" office:value="28.5918" calcext:value-type="float">
            <text:p>28.5918</text:p>
          </table:table-cell>
          <table:table-cell office:value-type="float" office:value="18.97702" calcext:value-type="float">
            <text:p>18.977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6" calcext:value-type="float">
            <text:p>5082006</text:p>
          </table:table-cell>
          <table:table-cell office:value-type="float" office:value="21.85253" calcext:value-type="float">
            <text:p>21.85253</text:p>
          </table:table-cell>
          <table:table-cell office:value-type="float" office:value="37.42843" calcext:value-type="float">
            <text:p>37.42843</text:p>
          </table:table-cell>
          <table:table-cell office:value-type="float" office:value="20.42299" calcext:value-type="float">
            <text:p>20.42299</text:p>
          </table:table-cell>
          <table:table-cell office:value-type="float" office:value="2.73171" calcext:value-type="float">
            <text:p>2.73171</text:p>
          </table:table-cell>
          <table:table-cell office:value-type="float" office:value="1.835823" calcext:value-type="float">
            <text:p>1.835823</text:p>
          </table:table-cell>
          <table:table-cell office:value-type="float" office:value="215.5779" calcext:value-type="float">
            <text:p>215.5779</text:p>
          </table:table-cell>
          <table:table-cell office:value-type="float" office:value="9.7155" calcext:value-type="float">
            <text:p>9.7155</text:p>
          </table:table-cell>
          <table:table-cell office:value-type="float" office:value="30.20828" calcext:value-type="float">
            <text:p>30.20828</text:p>
          </table:table-cell>
          <table:table-cell office:value-type="float" office:value="19.95462" calcext:value-type="float">
            <text:p>19.95462</text:p>
          </table:table-cell>
          <table:table-cell office:value-type="float" office:value="28.39813" calcext:value-type="float">
            <text:p>28.39813</text:p>
          </table:table-cell>
          <table:table-cell office:value-type="float" office:value="20.85037" calcext:value-type="float">
            <text:p>20.85037</text:p>
          </table:table-cell>
          <table:table-cell office:value-type="float" office:value="27.04803" calcext:value-type="float">
            <text:p>27.04803</text:p>
          </table:table-cell>
          <table:table-cell office:value-type="float" office:value="21.83389" calcext:value-type="float">
            <text:p>21.83389</text:p>
          </table:table-cell>
          <table:table-cell office:value-type="float" office:value="26.00928" calcext:value-type="float">
            <text:p>26.00928</text:p>
          </table:table-cell>
          <table:table-cell office:value-type="float" office:value="22.63602" calcext:value-type="float">
            <text:p>22.63602</text:p>
          </table:table-cell>
          <table:table-cell office:value-type="float" office:value="25.38806" calcext:value-type="float">
            <text:p>25.38806</text:p>
          </table:table-cell>
          <table:table-cell office:value-type="float" office:value="23.09445" calcext:value-type="float">
            <text:p>23.09445</text:p>
          </table:table-cell>
          <table:table-cell office:value-type="float" office:value="24.80688" calcext:value-type="float">
            <text:p>24.80688</text:p>
          </table:table-cell>
          <table:table-cell office:value-type="float" office:value="23.47922" calcext:value-type="float">
            <text:p>23.47922</text:p>
          </table:table-cell>
          <table:table-cell office:value-type="float" office:value="24.3511" calcext:value-type="float">
            <text:p>24.3511</text:p>
          </table:table-cell>
          <table:table-cell office:value-type="float" office:value="23.62607" calcext:value-type="float">
            <text:p>23.62607</text:p>
          </table:table-cell>
          <table:table-cell office:value-type="float" office:value="23.98364" calcext:value-type="float">
            <text:p>23.98364</text:p>
          </table:table-cell>
          <table:table-cell office:value-type="float" office:value="23.62759" calcext:value-type="float">
            <text:p>23.62759</text:p>
          </table:table-cell>
          <table:table-cell office:value-type="float" office:value="23.05963" calcext:value-type="float">
            <text:p>23.05963</text:p>
          </table:table-cell>
          <table:table-cell office:value-type="float" office:value="22.85037" calcext:value-type="float">
            <text:p>22.85037</text:p>
          </table:table-cell>
          <table:table-cell office:value-type="float" office:value="21.41382" calcext:value-type="float">
            <text:p>21.41382</text:p>
          </table:table-cell>
          <table:table-cell office:value-type="float" office:value="21.40356" calcext:value-type="float">
            <text:p>21.40356</text:p>
          </table:table-cell>
          <table:table-cell office:value-type="float" office:value="20.04581" calcext:value-type="float">
            <text:p>20.04581</text:p>
          </table:table-cell>
          <table:table-cell office:value-type="float" office:value="19.9726" calcext:value-type="float">
            <text:p>19.9726</text:p>
          </table:table-cell>
          <table:table-cell office:value-type="float" office:value="18.84818" calcext:value-type="float">
            <text:p>18.84818</text:p>
          </table:table-cell>
          <table:table-cell office:value-type="float" office:value="18.77087" calcext:value-type="float">
            <text:p>18.77087</text:p>
          </table:table-cell>
          <table:table-cell office:value-type="float" office:value="17.81003" calcext:value-type="float">
            <text:p>17.81003</text:p>
          </table:table-cell>
          <table:table-cell office:value-type="float" office:value="17.74631" calcext:value-type="float">
            <text:p>17.74631</text:p>
          </table:table-cell>
          <table:table-cell office:value-type="float" office:value="17.09354" calcext:value-type="float">
            <text:p>17.09354</text:p>
          </table:table-cell>
          <table:table-cell office:value-type="float" office:value="17.04407" calcext:value-type="float">
            <text:p>17.04407</text:p>
          </table:table-cell>
          <table:table-cell office:value-type="float" office:value="31.29849" calcext:value-type="float">
            <text:p>31.29849</text:p>
          </table:table-cell>
          <table:table-cell office:value-type="float" office:value="19.50964" calcext:value-type="float">
            <text:p>19.509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6" calcext:value-type="float">
            <text:p>6082006</text:p>
          </table:table-cell>
          <table:table-cell office:value-type="float" office:value="22.07065" calcext:value-type="float">
            <text:p>22.07065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9.28131" calcext:value-type="float">
            <text:p>19.28131</text:p>
          </table:table-cell>
          <table:table-cell office:value-type="float" office:value="2.146502" calcext:value-type="float">
            <text:p>2.146502</text:p>
          </table:table-cell>
          <table:table-cell office:value-type="float" office:value="1.629004" calcext:value-type="float">
            <text:p>1.629004</text:p>
          </table:table-cell>
          <table:table-cell office:value-type="float" office:value="215.605" calcext:value-type="float">
            <text:p>215.605</text:p>
          </table:table-cell>
          <table:table-cell office:value-type="float" office:value="26.4795" calcext:value-type="float">
            <text:p>26.4795</text:p>
          </table:table-cell>
          <table:table-cell office:value-type="float" office:value="26.46289" calcext:value-type="float">
            <text:p>26.46289</text:p>
          </table:table-cell>
          <table:table-cell office:value-type="float" office:value="19.5769" calcext:value-type="float">
            <text:p>19.5769</text:p>
          </table:table-cell>
          <table:table-cell office:value-type="float" office:value="25.39743" calcext:value-type="float">
            <text:p>25.39743</text:p>
          </table:table-cell>
          <table:table-cell office:value-type="float" office:value="20.66629" calcext:value-type="float">
            <text:p>20.66629</text:p>
          </table:table-cell>
          <table:table-cell office:value-type="float" office:value="24.77167" calcext:value-type="float">
            <text:p>24.77167</text:p>
          </table:table-cell>
          <table:table-cell office:value-type="float" office:value="21.69757" calcext:value-type="float">
            <text:p>21.69757</text:p>
          </table:table-cell>
          <table:table-cell office:value-type="float" office:value="25.1416" calcext:value-type="float">
            <text:p>25.1416</text:p>
          </table:table-cell>
          <table:table-cell office:value-type="float" office:value="22.58456" calcext:value-type="float">
            <text:p>22.58456</text:p>
          </table:table-cell>
          <table:table-cell office:value-type="float" office:value="25.05292" calcext:value-type="float">
            <text:p>25.05292</text:p>
          </table:table-cell>
          <table:table-cell office:value-type="float" office:value="23.0585" calcext:value-type="float">
            <text:p>23.0585</text:p>
          </table:table-cell>
          <table:table-cell office:value-type="float" office:value="24.7886" calcext:value-type="float">
            <text:p>24.7886</text:p>
          </table:table-cell>
          <table:table-cell office:value-type="float" office:value="23.41284" calcext:value-type="float">
            <text:p>23.41284</text:p>
          </table:table-cell>
          <table:table-cell office:value-type="float" office:value="24.36057" calcext:value-type="float">
            <text:p>24.36057</text:p>
          </table:table-cell>
          <table:table-cell office:value-type="float" office:value="23.50894" calcext:value-type="float">
            <text:p>23.50894</text:p>
          </table:table-cell>
          <table:table-cell office:value-type="float" office:value="23.7117" calcext:value-type="float">
            <text:p>23.7117</text:p>
          </table:table-cell>
          <table:table-cell office:value-type="float" office:value="23.40378" calcext:value-type="float">
            <text:p>23.40378</text:p>
          </table:table-cell>
          <table:table-cell office:value-type="float" office:value="22.84869" calcext:value-type="float">
            <text:p>22.84869</text:p>
          </table:table-cell>
          <table:table-cell office:value-type="float" office:value="22.70029" calcext:value-type="float">
            <text:p>22.70029</text:p>
          </table:table-cell>
          <table:table-cell office:value-type="float" office:value="21.41129" calcext:value-type="float">
            <text:p>21.41129</text:p>
          </table:table-cell>
          <table:table-cell office:value-type="float" office:value="21.39215" calcext:value-type="float">
            <text:p>21.39215</text:p>
          </table:table-cell>
          <table:table-cell office:value-type="float" office:value="20.09518" calcext:value-type="float">
            <text:p>20.09518</text:p>
          </table:table-cell>
          <table:table-cell office:value-type="float" office:value="20.04645" calcext:value-type="float">
            <text:p>20.04645</text:p>
          </table:table-cell>
          <table:table-cell office:value-type="float" office:value="18.91974" calcext:value-type="float">
            <text:p>18.91974</text:p>
          </table:table-cell>
          <table:table-cell office:value-type="float" office:value="18.84894" calcext:value-type="float">
            <text:p>18.84894</text:p>
          </table:table-cell>
          <table:table-cell office:value-type="float" office:value="17.87296" calcext:value-type="float">
            <text:p>17.87296</text:p>
          </table:table-cell>
          <table:table-cell office:value-type="float" office:value="17.8107" calcext:value-type="float">
            <text:p>17.8107</text:p>
          </table:table-cell>
          <table:table-cell office:value-type="float" office:value="17.14563" calcext:value-type="float">
            <text:p>17.14563</text:p>
          </table:table-cell>
          <table:table-cell office:value-type="float" office:value="17.09409" calcext:value-type="float">
            <text:p>17.09409</text:p>
          </table:table-cell>
          <table:table-cell office:value-type="float" office:value="27.33328" calcext:value-type="float">
            <text:p>27.33328</text:p>
          </table:table-cell>
          <table:table-cell office:value-type="float" office:value="18.81265" calcext:value-type="float">
            <text:p>18.812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6" calcext:value-type="float">
            <text:p>7082006</text:p>
          </table:table-cell>
          <table:table-cell office:value-type="float" office:value="22.4046" calcext:value-type="float">
            <text:p>22.4046</text:p>
          </table:table-cell>
          <table:table-cell office:value-type="float" office:value="24.0951" calcext:value-type="float">
            <text:p>24.0951</text:p>
          </table:table-cell>
          <table:table-cell office:value-type="float" office:value="18.69795" calcext:value-type="float">
            <text:p>18.69795</text:p>
          </table:table-cell>
          <table:table-cell office:value-type="float" office:value="1.897722" calcext:value-type="float">
            <text:p>1.897722</text:p>
          </table:table-cell>
          <table:table-cell office:value-type="float" office:value="1.32732" calcext:value-type="float">
            <text:p>1.32732</text:p>
          </table:table-cell>
          <table:table-cell office:value-type="float" office:value="213.7841" calcext:value-type="float">
            <text:p>213.7841</text:p>
          </table:table-cell>
          <table:table-cell office:value-type="float" office:value="47.0535" calcext:value-type="float">
            <text:p>47.0535</text:p>
          </table:table-cell>
          <table:table-cell office:value-type="float" office:value="23.07291" calcext:value-type="float">
            <text:p>23.07291</text:p>
          </table:table-cell>
          <table:table-cell office:value-type="float" office:value="18.77417" calcext:value-type="float">
            <text:p>18.77417</text:p>
          </table:table-cell>
          <table:table-cell office:value-type="float" office:value="22.39536" calcext:value-type="float">
            <text:p>22.39536</text:p>
          </table:table-cell>
          <table:table-cell office:value-type="float" office:value="19.80795" calcext:value-type="float">
            <text:p>19.80795</text:p>
          </table:table-cell>
          <table:table-cell office:value-type="float" office:value="22.6358" calcext:value-type="float">
            <text:p>22.6358</text:p>
          </table:table-cell>
          <table:table-cell office:value-type="float" office:value="20.55865" calcext:value-type="float">
            <text:p>20.55865</text:p>
          </table:table-cell>
          <table:table-cell office:value-type="float" office:value="23.28226" calcext:value-type="float">
            <text:p>23.28226</text:p>
          </table:table-cell>
          <table:table-cell office:value-type="float" office:value="21.29135" calcext:value-type="float">
            <text:p>21.29135</text:p>
          </table:table-cell>
          <table:table-cell office:value-type="float" office:value="23.52652" calcext:value-type="float">
            <text:p>23.52652</text:p>
          </table:table-cell>
          <table:table-cell office:value-type="float" office:value="21.82513" calcext:value-type="float">
            <text:p>21.82513</text:p>
          </table:table-cell>
          <table:table-cell office:value-type="float" office:value="23.69608" calcext:value-type="float">
            <text:p>23.69608</text:p>
          </table:table-cell>
          <table:table-cell office:value-type="float" office:value="22.26025" calcext:value-type="float">
            <text:p>22.26025</text:p>
          </table:table-cell>
          <table:table-cell office:value-type="float" office:value="23.63486" calcext:value-type="float">
            <text:p>23.63486</text:p>
          </table:table-cell>
          <table:table-cell office:value-type="float" office:value="22.52606" calcext:value-type="float">
            <text:p>22.52606</text:p>
          </table:table-cell>
          <table:table-cell office:value-type="float" office:value="23.4017" calcext:value-type="float">
            <text:p>23.4017</text:p>
          </table:table-cell>
          <table:table-cell office:value-type="float" office:value="22.78229" calcext:value-type="float">
            <text:p>22.78229</text:p>
          </table:table-cell>
          <table:table-cell office:value-type="float" office:value="22.69852" calcext:value-type="float">
            <text:p>22.69852</text:p>
          </table:table-cell>
          <table:table-cell office:value-type="float" office:value="22.46976" calcext:value-type="float">
            <text:p>22.46976</text:p>
          </table:table-cell>
          <table:table-cell office:value-type="float" office:value="21.39191" calcext:value-type="float">
            <text:p>21.39191</text:p>
          </table:table-cell>
          <table:table-cell office:value-type="float" office:value="21.34875" calcext:value-type="float">
            <text:p>21.34875</text:p>
          </table:table-cell>
          <table:table-cell office:value-type="float" office:value="20.12503" calcext:value-type="float">
            <text:p>20.12503</text:p>
          </table:table-cell>
          <table:table-cell office:value-type="float" office:value="20.09558" calcext:value-type="float">
            <text:p>20.09558</text:p>
          </table:table-cell>
          <table:table-cell office:value-type="float" office:value="18.98169" calcext:value-type="float">
            <text:p>18.98169</text:p>
          </table:table-cell>
          <table:table-cell office:value-type="float" office:value="18.92041" calcext:value-type="float">
            <text:p>18.92041</text:p>
          </table:table-cell>
          <table:table-cell office:value-type="float" office:value="17.93338" calcext:value-type="float">
            <text:p>17.93338</text:p>
          </table:table-cell>
          <table:table-cell office:value-type="float" office:value="17.87357" calcext:value-type="float">
            <text:p>17.87357</text:p>
          </table:table-cell>
          <table:table-cell office:value-type="float" office:value="17.19843" calcext:value-type="float">
            <text:p>17.19843</text:p>
          </table:table-cell>
          <table:table-cell office:value-type="float" office:value="17.14618" calcext:value-type="float">
            <text:p>17.14618</text:p>
          </table:table-cell>
          <table:table-cell office:value-type="float" office:value="23.5491" calcext:value-type="float">
            <text:p>23.5491</text:p>
          </table:table-cell>
          <table:table-cell office:value-type="float" office:value="17.93256" calcext:value-type="float">
            <text:p>17.932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6" calcext:value-type="float">
            <text:p>8082006</text:p>
          </table:table-cell>
          <table:table-cell office:value-type="float" office:value="22.00965" calcext:value-type="float">
            <text:p>22.00965</text:p>
          </table:table-cell>
          <table:table-cell office:value-type="float" office:value="26.31732" calcext:value-type="float">
            <text:p>26.31732</text:p>
          </table:table-cell>
          <table:table-cell office:value-type="float" office:value="20.3674" calcext:value-type="float">
            <text:p>20.3674</text:p>
          </table:table-cell>
          <table:table-cell office:value-type="float" office:value="2.263241" calcext:value-type="float">
            <text:p>2.263241</text:p>
          </table:table-cell>
          <table:table-cell office:value-type="float" office:value="1.434637" calcext:value-type="float">
            <text:p>1.434637</text:p>
          </table:table-cell>
          <table:table-cell office:value-type="float" office:value="214.1201" calcext:value-type="float">
            <text:p>214.1201</text:p>
          </table:table-cell>
          <table:table-cell office:value-type="float" office:value="6.604" calcext:value-type="float">
            <text:p>6.604</text:p>
          </table:table-cell>
          <table:table-cell office:value-type="float" office:value="24.0531" calcext:value-type="float">
            <text:p>24.0531</text:p>
          </table:table-cell>
          <table:table-cell office:value-type="float" office:value="19.10068" calcext:value-type="float">
            <text:p>19.10068</text:p>
          </table:table-cell>
          <table:table-cell office:value-type="float" office:value="23.02118" calcext:value-type="float">
            <text:p>23.02118</text:p>
          </table:table-cell>
          <table:table-cell office:value-type="float" office:value="19.69885" calcext:value-type="float">
            <text:p>19.69885</text:p>
          </table:table-cell>
          <table:table-cell office:value-type="float" office:value="22.57483" calcext:value-type="float">
            <text:p>22.57483</text:p>
          </table:table-cell>
          <table:table-cell office:value-type="float" office:value="20.18124" calcext:value-type="float">
            <text:p>20.18124</text:p>
          </table:table-cell>
          <table:table-cell office:value-type="float" office:value="22.315" calcext:value-type="float">
            <text:p>22.315</text:p>
          </table:table-cell>
          <table:table-cell office:value-type="float" office:value="20.71912" calcext:value-type="float">
            <text:p>20.71912</text:p>
          </table:table-cell>
          <table:table-cell office:value-type="float" office:value="22.19955" calcext:value-type="float">
            <text:p>22.19955</text:p>
          </table:table-cell>
          <table:table-cell office:value-type="float" office:value="21.16187" calcext:value-type="float">
            <text:p>21.16187</text:p>
          </table:table-cell>
          <table:table-cell office:value-type="float" office:value="22.24399" calcext:value-type="float">
            <text:p>22.24399</text:p>
          </table:table-cell>
          <table:table-cell office:value-type="float" office:value="21.62585" calcext:value-type="float">
            <text:p>21.62585</text:p>
          </table:table-cell>
          <table:table-cell office:value-type="float" office:value="22.51663" calcext:value-type="float">
            <text:p>22.51663</text:p>
          </table:table-cell>
          <table:table-cell office:value-type="float" office:value="21.96634" calcext:value-type="float">
            <text:p>21.96634</text:p>
          </table:table-cell>
          <table:table-cell office:value-type="float" office:value="22.7764" calcext:value-type="float">
            <text:p>22.7764</text:p>
          </table:table-cell>
          <table:table-cell office:value-type="float" office:value="22.24838" calcext:value-type="float">
            <text:p>22.24838</text:p>
          </table:table-cell>
          <table:table-cell office:value-type="float" office:value="22.46671" calcext:value-type="float">
            <text:p>22.46671</text:p>
          </table:table-cell>
          <table:table-cell office:value-type="float" office:value="22.14783" calcext:value-type="float">
            <text:p>22.14783</text:p>
          </table:table-cell>
          <table:table-cell office:value-type="float" office:value="21.34808" calcext:value-type="float">
            <text:p>21.34808</text:p>
          </table:table-cell>
          <table:table-cell office:value-type="float" office:value="21.26596" calcext:value-type="float">
            <text:p>21.26596</text:p>
          </table:table-cell>
          <table:table-cell office:value-type="float" office:value="20.13593" calcext:value-type="float">
            <text:p>20.13593</text:p>
          </table:table-cell>
          <table:table-cell office:value-type="float" office:value="20.12527" calcext:value-type="float">
            <text:p>20.12527</text:p>
          </table:table-cell>
          <table:table-cell office:value-type="float" office:value="19.03287" calcext:value-type="float">
            <text:p>19.03287</text:p>
          </table:table-cell>
          <table:table-cell office:value-type="float" office:value="18.98227" calcext:value-type="float">
            <text:p>18.98227</text:p>
          </table:table-cell>
          <table:table-cell office:value-type="float" office:value="17.98355" calcext:value-type="float">
            <text:p>17.98355</text:p>
          </table:table-cell>
          <table:table-cell office:value-type="float" office:value="17.93402" calcext:value-type="float">
            <text:p>17.93402</text:p>
          </table:table-cell>
          <table:table-cell office:value-type="float" office:value="17.25128" calcext:value-type="float">
            <text:p>17.25128</text:p>
          </table:table-cell>
          <table:table-cell office:value-type="float" office:value="17.19901" calcext:value-type="float">
            <text:p>17.19901</text:p>
          </table:table-cell>
          <table:table-cell office:value-type="float" office:value="24.85019" calcext:value-type="float">
            <text:p>24.85019</text:p>
          </table:table-cell>
          <table:table-cell office:value-type="float" office:value="18.72174" calcext:value-type="float">
            <text:p>18.721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6" calcext:value-type="float">
            <text:p>9082006</text:p>
          </table:table-cell>
          <table:table-cell office:value-type="float" office:value="21.86466" calcext:value-type="float">
            <text:p>21.86466</text:p>
          </table:table-cell>
          <table:table-cell office:value-type="float" office:value="35.20621" calcext:value-type="float">
            <text:p>35.20621</text:p>
          </table:table-cell>
          <table:table-cell office:value-type="float" office:value="23.17575" calcext:value-type="float">
            <text:p>23.17575</text:p>
          </table:table-cell>
          <table:table-cell office:value-type="float" office:value="2.629967" calcext:value-type="float">
            <text:p>2.629967</text:p>
          </table:table-cell>
          <table:table-cell office:value-type="float" office:value="1.904058" calcext:value-type="float">
            <text:p>1.904058</text:p>
          </table:table-cell>
          <table:table-cell office:value-type="float" office:value="215.0006" calcext:value-type="float">
            <text:p>215.0006</text:p>
          </table:table-cell>
          <table:table-cell office:value-type="float" office:value="2.9845" calcext:value-type="float">
            <text:p>2.9845</text:p>
          </table:table-cell>
          <table:table-cell office:value-type="float" office:value="28.54242" calcext:value-type="float">
            <text:p>28.54242</text:p>
          </table:table-cell>
          <table:table-cell office:value-type="float" office:value="20.72751" calcext:value-type="float">
            <text:p>20.72751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21.02551" calcext:value-type="float">
            <text:p>21.02551</text:p>
          </table:table-cell>
          <table:table-cell office:value-type="float" office:value="25.33203" calcext:value-type="float">
            <text:p>25.33203</text:p>
          </table:table-cell>
          <table:table-cell office:value-type="float" office:value="21.32858" calcext:value-type="float">
            <text:p>21.32858</text:p>
          </table:table-cell>
          <table:table-cell office:value-type="float" office:value="24.42404" calcext:value-type="float">
            <text:p>24.42404</text:p>
          </table:table-cell>
          <table:table-cell office:value-type="float" office:value="21.56097" calcext:value-type="float">
            <text:p>21.56097</text:p>
          </table:table-cell>
          <table:table-cell office:value-type="float" office:value="23.8909" calcext:value-type="float">
            <text:p>23.8909</text:p>
          </table:table-cell>
          <table:table-cell office:value-type="float" office:value="21.71548" calcext:value-type="float">
            <text:p>21.71548</text:p>
          </table:table-cell>
          <table:table-cell office:value-type="float" office:value="23.33749" calcext:value-type="float">
            <text:p>23.33749</text:p>
          </table:table-cell>
          <table:table-cell office:value-type="float" office:value="21.89099" calcext:value-type="float">
            <text:p>21.89099</text:p>
          </table:table-cell>
          <table:table-cell office:value-type="float" office:value="22.85175" calcext:value-type="float">
            <text:p>22.85175</text:p>
          </table:table-cell>
          <table:table-cell office:value-type="float" office:value="22.01004" calcext:value-type="float">
            <text:p>22.01004</text:p>
          </table:table-cell>
          <table:table-cell office:value-type="float" office:value="22.24661" calcext:value-type="float">
            <text:p>22.24661</text:p>
          </table:table-cell>
          <table:table-cell office:value-type="float" office:value="22.11496" calcext:value-type="float">
            <text:p>22.11496</text:p>
          </table:table-cell>
          <table:table-cell office:value-type="float" office:value="22.14465" calcext:value-type="float">
            <text:p>22.14465</text:p>
          </table:table-cell>
          <table:table-cell office:value-type="float" office:value="21.90469" calcext:value-type="float">
            <text:p>21.90469</text:p>
          </table:table-cell>
          <table:table-cell office:value-type="float" office:value="21.26489" calcext:value-type="float">
            <text:p>21.26489</text:p>
          </table:table-cell>
          <table:table-cell office:value-type="float" office:value="21.15576" calcext:value-type="float">
            <text:p>21.15576</text:p>
          </table:table-cell>
          <table:table-cell office:value-type="float" office:value="20.13583" calcext:value-type="float">
            <text:p>20.13583</text:p>
          </table:table-cell>
          <table:table-cell office:value-type="float" office:value="20.12292" calcext:value-type="float">
            <text:p>20.12292</text:p>
          </table:table-cell>
          <table:table-cell office:value-type="float" office:value="19.0705" calcext:value-type="float">
            <text:p>19.0705</text:p>
          </table:table-cell>
          <table:table-cell office:value-type="float" office:value="19.03333" calcext:value-type="float">
            <text:p>19.03333</text:p>
          </table:table-cell>
          <table:table-cell office:value-type="float" office:value="18.04315" calcext:value-type="float">
            <text:p>18.04315</text:p>
          </table:table-cell>
          <table:table-cell office:value-type="float" office:value="17.98422" calcext:value-type="float">
            <text:p>17.98422</text:p>
          </table:table-cell>
          <table:table-cell office:value-type="float" office:value="17.30527" calcext:value-type="float">
            <text:p>17.30527</text:p>
          </table:table-cell>
          <table:table-cell office:value-type="float" office:value="17.25183" calcext:value-type="float">
            <text:p>17.25183</text:p>
          </table:table-cell>
          <table:table-cell office:value-type="float" office:value="29.86221" calcext:value-type="float">
            <text:p>29.86221</text:p>
          </table:table-cell>
          <table:table-cell office:value-type="float" office:value="20.54947" calcext:value-type="float">
            <text:p>20.549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6" calcext:value-type="float">
            <text:p>10082006</text:p>
          </table:table-cell>
          <table:table-cell office:value-type="float" office:value="21.79926" calcext:value-type="float">
            <text:p>21.79926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20.38686" calcext:value-type="float">
            <text:p>20.38686</text:p>
          </table:table-cell>
          <table:table-cell office:value-type="float" office:value="2.193925" calcext:value-type="float">
            <text:p>2.193925</text:p>
          </table:table-cell>
          <table:table-cell office:value-type="float" office:value="1.637744" calcext:value-type="float">
            <text:p>1.637744</text:p>
          </table:table-cell>
          <table:table-cell office:value-type="float" office:value="215.0558" calcext:value-type="float">
            <text:p>215.0558</text:p>
          </table:table-cell>
          <table:table-cell office:value-type="float" office:value="0.9525" calcext:value-type="float">
            <text:p>0.9525</text:p>
          </table:table-cell>
          <table:table-cell office:value-type="float" office:value="26.37241" calcext:value-type="float">
            <text:p>26.37241</text:p>
          </table:table-cell>
          <table:table-cell office:value-type="float" office:value="20.15372" calcext:value-type="float">
            <text:p>20.15372</text:p>
          </table:table-cell>
          <table:table-cell office:value-type="float" office:value="25.01306" calcext:value-type="float">
            <text:p>25.01306</text:p>
          </table:table-cell>
          <table:table-cell office:value-type="float" office:value="21.19949" calcext:value-type="float">
            <text:p>21.19949</text:p>
          </table:table-cell>
          <table:table-cell office:value-type="float" office:value="24.21234" calcext:value-type="float">
            <text:p>24.21234</text:p>
          </table:table-cell>
          <table:table-cell office:value-type="float" office:value="22.01364" calcext:value-type="float">
            <text:p>22.01364</text:p>
          </table:table-cell>
          <table:table-cell office:value-type="float" office:value="24.10291" calcext:value-type="float">
            <text:p>24.10291</text:p>
          </table:table-cell>
          <table:table-cell office:value-type="float" office:value="22.43073" calcext:value-type="float">
            <text:p>22.43073</text:p>
          </table:table-cell>
          <table:table-cell office:value-type="float" office:value="23.80856" calcext:value-type="float">
            <text:p>23.80856</text:p>
          </table:table-cell>
          <table:table-cell office:value-type="float" office:value="22.58762" calcext:value-type="float">
            <text:p>22.58762</text:p>
          </table:table-cell>
          <table:table-cell office:value-type="float" office:value="23.34787" calcext:value-type="float">
            <text:p>23.34787</text:p>
          </table:table-cell>
          <table:table-cell office:value-type="float" office:value="22.67117" calcext:value-type="float">
            <text:p>22.67117</text:p>
          </table:table-cell>
          <table:table-cell office:value-type="float" office:value="22.92468" calcext:value-type="float">
            <text:p>22.92468</text:p>
          </table:table-cell>
          <table:table-cell office:value-type="float" office:value="22.59012" calcext:value-type="float">
            <text:p>22.59012</text:p>
          </table:table-cell>
          <table:table-cell office:value-type="float" office:value="22.39819" calcext:value-type="float">
            <text:p>22.39819</text:p>
          </table:table-cell>
          <table:table-cell office:value-type="float" office:value="22.24854" calcext:value-type="float">
            <text:p>22.24854</text:p>
          </table:table-cell>
          <table:table-cell office:value-type="float" office:value="21.90335" calcext:value-type="float">
            <text:p>21.90335</text:p>
          </table:table-cell>
          <table:table-cell office:value-type="float" office:value="21.84598" calcext:value-type="float">
            <text:p>21.84598</text:p>
          </table:table-cell>
          <table:table-cell office:value-type="float" office:value="21.15457" calcext:value-type="float">
            <text:p>21.15457</text:p>
          </table:table-cell>
          <table:table-cell office:value-type="float" office:value="21.0618" calcext:value-type="float">
            <text:p>21.0618</text:p>
          </table:table-cell>
          <table:table-cell office:value-type="float" office:value="20.12268" calcext:value-type="float">
            <text:p>20.12268</text:p>
          </table:table-cell>
          <table:table-cell office:value-type="float" office:value="20.09695" calcext:value-type="float">
            <text:p>20.09695</text:p>
          </table:table-cell>
          <table:table-cell office:value-type="float" office:value="19.0997" calcext:value-type="float">
            <text:p>19.0997</text:p>
          </table:table-cell>
          <table:table-cell office:value-type="float" office:value="19.07086" calcext:value-type="float">
            <text:p>19.07086</text:p>
          </table:table-cell>
          <table:table-cell office:value-type="float" office:value="18.09525" calcext:value-type="float">
            <text:p>18.09525</text:p>
          </table:table-cell>
          <table:table-cell office:value-type="float" office:value="18.0437" calcext:value-type="float">
            <text:p>18.0437</text:p>
          </table:table-cell>
          <table:table-cell office:value-type="float" office:value="17.35837" calcext:value-type="float">
            <text:p>17.35837</text:p>
          </table:table-cell>
          <table:table-cell office:value-type="float" office:value="17.30588" calcext:value-type="float">
            <text:p>17.30588</text:p>
          </table:table-cell>
          <table:table-cell office:value-type="float" office:value="27.22845" calcext:value-type="float">
            <text:p>27.22845</text:p>
          </table:table-cell>
          <table:table-cell office:value-type="float" office:value="19.34854" calcext:value-type="float">
            <text:p>19.348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6" calcext:value-type="float">
            <text:p>11082006</text:p>
          </table:table-cell>
          <table:table-cell office:value-type="float" office:value="21.71007" calcext:value-type="float">
            <text:p>21.71007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9.83408" calcext:value-type="float">
            <text:p>19.83408</text:p>
          </table:table-cell>
          <table:table-cell office:value-type="float" office:value="2.185302" calcext:value-type="float">
            <text:p>2.185302</text:p>
          </table:table-cell>
          <table:table-cell office:value-type="float" office:value="1.623405" calcext:value-type="float">
            <text:p>1.623405</text:p>
          </table:table-cell>
          <table:table-cell office:value-type="float" office:value="212.1785" calcext:value-type="float">
            <text:p>212.1785</text:p>
          </table:table-cell>
          <table:table-cell office:value-type="float" office:value="0" calcext:value-type="float">
            <text:p>0</text:p>
          </table:table-cell>
          <table:table-cell office:value-type="float" office:value="26.27802" calcext:value-type="float">
            <text:p>26.27802</text:p>
          </table:table-cell>
          <table:table-cell office:value-type="float" office:value="19.39212" calcext:value-type="float">
            <text:p>19.39212</text:p>
          </table:table-cell>
          <table:table-cell office:value-type="float" office:value="24.74783" calcext:value-type="float">
            <text:p>24.74783</text:p>
          </table:table-cell>
          <table:table-cell office:value-type="float" office:value="20.41293" calcext:value-type="float">
            <text:p>20.41293</text:p>
          </table:table-cell>
          <table:table-cell office:value-type="float" office:value="23.91846" calcext:value-type="float">
            <text:p>23.91846</text:p>
          </table:table-cell>
          <table:table-cell office:value-type="float" office:value="21.23386" calcext:value-type="float">
            <text:p>21.23386</text:p>
          </table:table-cell>
          <table:table-cell office:value-type="float" office:value="23.38266" calcext:value-type="float">
            <text:p>23.38266</text:p>
          </table:table-cell>
          <table:table-cell office:value-type="float" office:value="21.7746" calcext:value-type="float">
            <text:p>21.7746</text:p>
          </table:table-cell>
          <table:table-cell office:value-type="float" office:value="23.08429" calcext:value-type="float">
            <text:p>23.08429</text:p>
          </table:table-cell>
          <table:table-cell office:value-type="float" office:value="22.04288" calcext:value-type="float">
            <text:p>22.04288</text:p>
          </table:table-cell>
          <table:table-cell office:value-type="float" office:value="23.00964" calcext:value-type="float">
            <text:p>23.00964</text:p>
          </table:table-cell>
          <table:table-cell office:value-type="float" office:value="22.26328" calcext:value-type="float">
            <text:p>22.26328</text:p>
          </table:table-cell>
          <table:table-cell office:value-type="float" office:value="22.79379" calcext:value-type="float">
            <text:p>22.79379</text:p>
          </table:table-cell>
          <table:table-cell office:value-type="float" office:value="22.31903" calcext:value-type="float">
            <text:p>22.31903</text:p>
          </table:table-cell>
          <table:table-cell office:value-type="float" office:value="22.40924" calcext:value-type="float">
            <text:p>22.40924</text:p>
          </table:table-cell>
          <table:table-cell office:value-type="float" office:value="22.26349" calcext:value-type="float">
            <text:p>22.26349</text:p>
          </table:table-cell>
          <table:table-cell office:value-type="float" office:value="21.84561" calcext:value-type="float">
            <text:p>21.84561</text:p>
          </table:table-cell>
          <table:table-cell office:value-type="float" office:value="21.78625" calcext:value-type="float">
            <text:p>21.78625</text:p>
          </table:table-cell>
          <table:table-cell office:value-type="float" office:value="21.061" calcext:value-type="float">
            <text:p>21.061</text:p>
          </table:table-cell>
          <table:table-cell office:value-type="float" office:value="20.99393" calcext:value-type="float">
            <text:p>20.99393</text:p>
          </table:table-cell>
          <table:table-cell office:value-type="float" office:value="20.09668" calcext:value-type="float">
            <text:p>20.09668</text:p>
          </table:table-cell>
          <table:table-cell office:value-type="float" office:value="20.07117" calcext:value-type="float">
            <text:p>20.07117</text:p>
          </table:table-cell>
          <table:table-cell office:value-type="float" office:value="19.12103" calcext:value-type="float">
            <text:p>19.12103</text:p>
          </table:table-cell>
          <table:table-cell office:value-type="float" office:value="19.09998" calcext:value-type="float">
            <text:p>19.09998</text:p>
          </table:table-cell>
          <table:table-cell office:value-type="float" office:value="18.14075" calcext:value-type="float">
            <text:p>18.14075</text:p>
          </table:table-cell>
          <table:table-cell office:value-type="float" office:value="18.09576" calcext:value-type="float">
            <text:p>18.09576</text:p>
          </table:table-cell>
          <table:table-cell office:value-type="float" office:value="17.40851" calcext:value-type="float">
            <text:p>17.40851</text:p>
          </table:table-cell>
          <table:table-cell office:value-type="float" office:value="17.35892" calcext:value-type="float">
            <text:p>17.35892</text:p>
          </table:table-cell>
          <table:table-cell office:value-type="float" office:value="27.17419" calcext:value-type="float">
            <text:p>27.17419</text:p>
          </table:table-cell>
          <table:table-cell office:value-type="float" office:value="18.63791" calcext:value-type="float">
            <text:p>18.637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6" calcext:value-type="float">
            <text:p>12082006</text:p>
          </table:table-cell>
          <table:table-cell office:value-type="float" office:value="21.58486" calcext:value-type="float">
            <text:p>21.58486</text:p>
          </table:table-cell>
          <table:table-cell office:value-type="float" office:value="29.65066" calcext:value-type="float">
            <text:p>29.65066</text:p>
          </table:table-cell>
          <table:table-cell office:value-type="float" office:value="20.71981" calcext:value-type="float">
            <text:p>20.71981</text:p>
          </table:table-cell>
          <table:table-cell office:value-type="float" office:value="2.208639" calcext:value-type="float">
            <text:p>2.208639</text:p>
          </table:table-cell>
          <table:table-cell office:value-type="float" office:value="1.597517" calcext:value-type="float">
            <text:p>1.597517</text:p>
          </table:table-cell>
          <table:table-cell office:value-type="float" office:value="209.8848" calcext:value-type="float">
            <text:p>209.8848</text:p>
          </table:table-cell>
          <table:table-cell office:value-type="float" office:value="3.429" calcext:value-type="float">
            <text:p>3.429</text:p>
          </table:table-cell>
          <table:table-cell office:value-type="float" office:value="26.40698" calcext:value-type="float">
            <text:p>26.40698</text:p>
          </table:table-cell>
          <table:table-cell office:value-type="float" office:value="19.90863" calcext:value-type="float">
            <text:p>19.90863</text:p>
          </table:table-cell>
          <table:table-cell office:value-type="float" office:value="24.72089" calcext:value-type="float">
            <text:p>24.72089</text:p>
          </table:table-cell>
          <table:table-cell office:value-type="float" office:value="20.7861" calcext:value-type="float">
            <text:p>20.7861</text:p>
          </table:table-cell>
          <table:table-cell office:value-type="float" office:value="23.92834" calcext:value-type="float">
            <text:p>23.92834</text:p>
          </table:table-cell>
          <table:table-cell office:value-type="float" office:value="21.40347" calcext:value-type="float">
            <text:p>21.40347</text:p>
          </table:table-cell>
          <table:table-cell office:value-type="float" office:value="23.39145" calcext:value-type="float">
            <text:p>23.39145</text:p>
          </table:table-cell>
          <table:table-cell office:value-type="float" office:value="21.82797" calcext:value-type="float">
            <text:p>21.82797</text:p>
          </table:table-cell>
          <table:table-cell office:value-type="float" office:value="23.08987" calcext:value-type="float">
            <text:p>23.08987</text:p>
          </table:table-cell>
          <table:table-cell office:value-type="float" office:value="22.03726" calcext:value-type="float">
            <text:p>22.03726</text:p>
          </table:table-cell>
          <table:table-cell office:value-type="float" office:value="22.79327" calcext:value-type="float">
            <text:p>22.79327</text:p>
          </table:table-cell>
          <table:table-cell office:value-type="float" office:value="22.2023" calcext:value-type="float">
            <text:p>22.2023</text:p>
          </table:table-cell>
          <table:table-cell office:value-type="float" office:value="22.58575" calcext:value-type="float">
            <text:p>22.58575</text:p>
          </table:table-cell>
          <table:table-cell office:value-type="float" office:value="22.23163" calcext:value-type="float">
            <text:p>22.23163</text:p>
          </table:table-cell>
          <table:table-cell office:value-type="float" office:value="22.2757" calcext:value-type="float">
            <text:p>22.2757</text:p>
          </table:table-cell>
          <table:table-cell office:value-type="float" office:value="22.16159" calcext:value-type="float">
            <text:p>22.16159</text:p>
          </table:table-cell>
          <table:table-cell office:value-type="float" office:value="21.78549" calcext:value-type="float">
            <text:p>21.78549</text:p>
          </table:table-cell>
          <table:table-cell office:value-type="float" office:value="21.70731" calcext:value-type="float">
            <text:p>21.70731</text:p>
          </table:table-cell>
          <table:table-cell office:value-type="float" office:value="20.99329" calcext:value-type="float">
            <text:p>20.99329</text:p>
          </table:table-cell>
          <table:table-cell office:value-type="float" office:value="20.93503" calcext:value-type="float">
            <text:p>20.93503</text:p>
          </table:table-cell>
          <table:table-cell office:value-type="float" office:value="20.07089" calcext:value-type="float">
            <text:p>20.07089</text:p>
          </table:table-cell>
          <table:table-cell office:value-type="float" office:value="20.04807" calcext:value-type="float">
            <text:p>20.04807</text:p>
          </table:table-cell>
          <table:table-cell office:value-type="float" office:value="19.13721" calcext:value-type="float">
            <text:p>19.13721</text:p>
          </table:table-cell>
          <table:table-cell office:value-type="float" office:value="19.12122" calcext:value-type="float">
            <text:p>19.12122</text:p>
          </table:table-cell>
          <table:table-cell office:value-type="float" office:value="18.18164" calcext:value-type="float">
            <text:p>18.18164</text:p>
          </table:table-cell>
          <table:table-cell office:value-type="float" office:value="18.1412" calcext:value-type="float">
            <text:p>18.1412</text:p>
          </table:table-cell>
          <table:table-cell office:value-type="float" office:value="17.45547" calcext:value-type="float">
            <text:p>17.45547</text:p>
          </table:table-cell>
          <table:table-cell office:value-type="float" office:value="17.409" calcext:value-type="float">
            <text:p>17.409</text:p>
          </table:table-cell>
          <table:table-cell office:value-type="float" office:value="28.9624" calcext:value-type="float">
            <text:p>28.9624</text:p>
          </table:table-cell>
          <table:table-cell office:value-type="float" office:value="19.23001" calcext:value-type="float">
            <text:p>19.230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6" calcext:value-type="float">
            <text:p>13082006</text:p>
          </table:table-cell>
          <table:table-cell office:value-type="float" office:value="21.42598" calcext:value-type="float">
            <text:p>21.42598</text:p>
          </table:table-cell>
          <table:table-cell office:value-type="float" office:value="27.42843" calcext:value-type="float">
            <text:p>27.42843</text:p>
          </table:table-cell>
          <table:table-cell office:value-type="float" office:value="17.60908" calcext:value-type="float">
            <text:p>17.60908</text:p>
          </table:table-cell>
          <table:table-cell office:value-type="float" office:value="1.955718" calcext:value-type="float">
            <text:p>1.955718</text:p>
          </table:table-cell>
          <table:table-cell office:value-type="float" office:value="1.412513" calcext:value-type="float">
            <text:p>1.412513</text:p>
          </table:table-cell>
          <table:table-cell office:value-type="float" office:value="209.6722" calcext:value-type="float">
            <text:p>209.6722</text:p>
          </table:table-cell>
          <table:table-cell office:value-type="float" office:value="10.287" calcext:value-type="float">
            <text:p>10.287</text:p>
          </table:table-cell>
          <table:table-cell office:value-type="float" office:value="24.67252" calcext:value-type="float">
            <text:p>24.67252</text:p>
          </table:table-cell>
          <table:table-cell office:value-type="float" office:value="18.00092" calcext:value-type="float">
            <text:p>18.00092</text:p>
          </table:table-cell>
          <table:table-cell office:value-type="float" office:value="23.57376" calcext:value-type="float">
            <text:p>23.57376</text:p>
          </table:table-cell>
          <table:table-cell office:value-type="float" office:value="19.09818" calcext:value-type="float">
            <text:p>19.09818</text:p>
          </table:table-cell>
          <table:table-cell office:value-type="float" office:value="22.93674" calcext:value-type="float">
            <text:p>22.93674</text:p>
          </table:table-cell>
          <table:table-cell office:value-type="float" office:value="20.11826" calcext:value-type="float">
            <text:p>20.11826</text:p>
          </table:table-cell>
          <table:table-cell office:value-type="float" office:value="23.01233" calcext:value-type="float">
            <text:p>23.01233</text:p>
          </table:table-cell>
          <table:table-cell office:value-type="float" office:value="20.9393" calcext:value-type="float">
            <text:p>20.9393</text:p>
          </table:table-cell>
          <table:table-cell office:value-type="float" office:value="22.95306" calcext:value-type="float">
            <text:p>22.95306</text:p>
          </table:table-cell>
          <table:table-cell office:value-type="float" office:value="21.37833" calcext:value-type="float">
            <text:p>21.37833</text:p>
          </table:table-cell>
          <table:table-cell office:value-type="float" office:value="22.7886" calcext:value-type="float">
            <text:p>22.7886</text:p>
          </table:table-cell>
          <table:table-cell office:value-type="float" office:value="21.75052" calcext:value-type="float">
            <text:p>21.75052</text:p>
          </table:table-cell>
          <table:table-cell office:value-type="float" office:value="22.55347" calcext:value-type="float">
            <text:p>22.55347</text:p>
          </table:table-cell>
          <table:table-cell office:value-type="float" office:value="21.9108" calcext:value-type="float">
            <text:p>21.9108</text:p>
          </table:table-cell>
          <table:table-cell office:value-type="float" office:value="22.19873" calcext:value-type="float">
            <text:p>22.19873</text:p>
          </table:table-cell>
          <table:table-cell office:value-type="float" office:value="21.96222" calcext:value-type="float">
            <text:p>21.96222</text:p>
          </table:table-cell>
          <table:table-cell office:value-type="float" office:value="21.7066" calcext:value-type="float">
            <text:p>21.7066</text:p>
          </table:table-cell>
          <table:table-cell office:value-type="float" office:value="21.61658" calcext:value-type="float">
            <text:p>21.61658</text:p>
          </table:table-cell>
          <table:table-cell office:value-type="float" office:value="20.93445" calcext:value-type="float">
            <text:p>20.93445</text:p>
          </table:table-cell>
          <table:table-cell office:value-type="float" office:value="20.88071" calcext:value-type="float">
            <text:p>20.88071</text:p>
          </table:table-cell>
          <table:table-cell office:value-type="float" office:value="20.04785" calcext:value-type="float">
            <text:p>20.04785</text:p>
          </table:table-cell>
          <table:table-cell office:value-type="float" office:value="20.02628" calcext:value-type="float">
            <text:p>20.02628</text:p>
          </table:table-cell>
          <table:table-cell office:value-type="float" office:value="19.14932" calcext:value-type="float">
            <text:p>19.14932</text:p>
          </table:table-cell>
          <table:table-cell office:value-type="float" office:value="19.13739" calcext:value-type="float">
            <text:p>19.13739</text:p>
          </table:table-cell>
          <table:table-cell office:value-type="float" office:value="18.21793" calcext:value-type="float">
            <text:p>18.21793</text:p>
          </table:table-cell>
          <table:table-cell office:value-type="float" office:value="18.18204" calcext:value-type="float">
            <text:p>18.18204</text:p>
          </table:table-cell>
          <table:table-cell office:value-type="float" office:value="17.49872" calcext:value-type="float">
            <text:p>17.49872</text:p>
          </table:table-cell>
          <table:table-cell office:value-type="float" office:value="17.45596" calcext:value-type="float">
            <text:p>17.45596</text:p>
          </table:table-cell>
          <table:table-cell office:value-type="float" office:value="25.57962" calcext:value-type="float">
            <text:p>25.57962</text:p>
          </table:table-cell>
          <table:table-cell office:value-type="float" office:value="16.71561" calcext:value-type="float">
            <text:p>16.715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6" calcext:value-type="float">
            <text:p>14082006</text:p>
          </table:table-cell>
          <table:table-cell office:value-type="float" office:value="21.09475" calcext:value-type="float">
            <text:p>21.09475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4.28965" calcext:value-type="float">
            <text:p>14.28965</text:p>
          </table:table-cell>
          <table:table-cell office:value-type="float" office:value="1.837185" calcext:value-type="float">
            <text:p>1.837185</text:p>
          </table:table-cell>
          <table:table-cell office:value-type="float" office:value="1.372415" calcext:value-type="float">
            <text:p>1.372415</text:p>
          </table:table-cell>
          <table:table-cell office:value-type="float" office:value="207.1156" calcext:value-type="float">
            <text:p>207.1156</text:p>
          </table:table-cell>
          <table:table-cell office:value-type="float" office:value="0" calcext:value-type="float">
            <text:p>0</text:p>
          </table:table-cell>
          <table:table-cell office:value-type="float" office:value="24.08621" calcext:value-type="float">
            <text:p>24.08621</text:p>
          </table:table-cell>
          <table:table-cell office:value-type="float" office:value="15.57504" calcext:value-type="float">
            <text:p>15.57504</text:p>
          </table:table-cell>
          <table:table-cell office:value-type="float" office:value="22.74319" calcext:value-type="float">
            <text:p>22.74319</text:p>
          </table:table-cell>
          <table:table-cell office:value-type="float" office:value="17.15939" calcext:value-type="float">
            <text:p>17.15939</text:p>
          </table:table-cell>
          <table:table-cell office:value-type="float" office:value="22.04568" calcext:value-type="float">
            <text:p>22.04568</text:p>
          </table:table-cell>
          <table:table-cell office:value-type="float" office:value="18.56259" calcext:value-type="float">
            <text:p>18.56259</text:p>
          </table:table-cell>
          <table:table-cell office:value-type="float" office:value="21.69656" calcext:value-type="float">
            <text:p>21.69656</text:p>
          </table:table-cell>
          <table:table-cell office:value-type="float" office:value="19.64145" calcext:value-type="float">
            <text:p>19.64145</text:p>
          </table:table-cell>
          <table:table-cell office:value-type="float" office:value="21.92715" calcext:value-type="float">
            <text:p>21.92715</text:p>
          </table:table-cell>
          <table:table-cell office:value-type="float" office:value="20.27249" calcext:value-type="float">
            <text:p>20.27249</text:p>
          </table:table-cell>
          <table:table-cell office:value-type="float" office:value="22.08615" calcext:value-type="float">
            <text:p>22.08615</text:p>
          </table:table-cell>
          <table:table-cell office:value-type="float" office:value="20.86212" calcext:value-type="float">
            <text:p>20.86212</text:p>
          </table:table-cell>
          <table:table-cell office:value-type="float" office:value="22.06787" calcext:value-type="float">
            <text:p>22.06787</text:p>
          </table:table-cell>
          <table:table-cell office:value-type="float" office:value="21.22409" calcext:value-type="float">
            <text:p>21.22409</text:p>
          </table:table-cell>
          <table:table-cell office:value-type="float" office:value="21.96112" calcext:value-type="float">
            <text:p>21.96112</text:p>
          </table:table-cell>
          <table:table-cell office:value-type="float" office:value="21.52899" calcext:value-type="float">
            <text:p>21.52899</text:p>
          </table:table-cell>
          <table:table-cell office:value-type="float" office:value="21.61533" calcext:value-type="float">
            <text:p>21.61533</text:p>
          </table:table-cell>
          <table:table-cell office:value-type="float" office:value="21.44473" calcext:value-type="float">
            <text:p>21.44473</text:p>
          </table:table-cell>
          <table:table-cell office:value-type="float" office:value="20.88013" calcext:value-type="float">
            <text:p>20.88013</text:p>
          </table:table-cell>
          <table:table-cell office:value-type="float" office:value="20.81726" calcext:value-type="float">
            <text:p>20.81726</text:p>
          </table:table-cell>
          <table:table-cell office:value-type="float" office:value="20.02606" calcext:value-type="float">
            <text:p>20.02606</text:p>
          </table:table-cell>
          <table:table-cell office:value-type="float" office:value="20.0033" calcext:value-type="float">
            <text:p>20.0033</text:p>
          </table:table-cell>
          <table:table-cell office:value-type="float" office:value="19.15378" calcext:value-type="float">
            <text:p>19.15378</text:p>
          </table:table-cell>
          <table:table-cell office:value-type="float" office:value="19.14944" calcext:value-type="float">
            <text:p>19.14944</text:p>
          </table:table-cell>
          <table:table-cell office:value-type="float" office:value="18.24307" calcext:value-type="float">
            <text:p>18.24307</text:p>
          </table:table-cell>
          <table:table-cell office:value-type="float" office:value="18.21216" calcext:value-type="float">
            <text:p>18.21216</text:p>
          </table:table-cell>
          <table:table-cell office:value-type="float" office:value="17.53918" calcext:value-type="float">
            <text:p>17.53918</text:p>
          </table:table-cell>
          <table:table-cell office:value-type="float" office:value="17.49915" calcext:value-type="float">
            <text:p>17.49915</text:p>
          </table:table-cell>
          <table:table-cell office:value-type="float" office:value="25.1228" calcext:value-type="float">
            <text:p>25.1228</text:p>
          </table:table-cell>
          <table:table-cell office:value-type="float" office:value="14.24261" calcext:value-type="float">
            <text:p>14.242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6" calcext:value-type="float">
            <text:p>15082006</text:p>
          </table:table-cell>
          <table:table-cell office:value-type="float" office:value="20.90357" calcext:value-type="float">
            <text:p>20.90357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3.74243" calcext:value-type="float">
            <text:p>13.74243</text:p>
          </table:table-cell>
          <table:table-cell office:value-type="float" office:value="1.889315" calcext:value-type="float">
            <text:p>1.889315</text:p>
          </table:table-cell>
          <table:table-cell office:value-type="float" office:value="1.332511" calcext:value-type="float">
            <text:p>1.332511</text:p>
          </table:table-cell>
          <table:table-cell office:value-type="float" office:value="204.4587" calcext:value-type="float">
            <text:p>204.4587</text:p>
          </table:table-cell>
          <table:table-cell office:value-type="float" office:value="5.9055" calcext:value-type="float">
            <text:p>5.9055</text:p>
          </table:table-cell>
          <table:table-cell office:value-type="float" office:value="24.65073" calcext:value-type="float">
            <text:p>24.65073</text:p>
          </table:table-cell>
          <table:table-cell office:value-type="float" office:value="14.77274" calcext:value-type="float">
            <text:p>14.77274</text:p>
          </table:table-cell>
          <table:table-cell office:value-type="float" office:value="22.87231" calcext:value-type="float">
            <text:p>22.87231</text:p>
          </table:table-cell>
          <table:table-cell office:value-type="float" office:value="16.54385" calcext:value-type="float">
            <text:p>16.54385</text:p>
          </table:table-cell>
          <table:table-cell office:value-type="float" office:value="22.01498" calcext:value-type="float">
            <text:p>22.01498</text:p>
          </table:table-cell>
          <table:table-cell office:value-type="float" office:value="17.92114" calcext:value-type="float">
            <text:p>17.92114</text:p>
          </table:table-cell>
          <table:table-cell office:value-type="float" office:value="21.5098" calcext:value-type="float">
            <text:p>21.5098</text:p>
          </table:table-cell>
          <table:table-cell office:value-type="float" office:value="19.00238" calcext:value-type="float">
            <text:p>19.00238</text:p>
          </table:table-cell>
          <table:table-cell office:value-type="float" office:value="21.27478" calcext:value-type="float">
            <text:p>21.27478</text:p>
          </table:table-cell>
          <table:table-cell office:value-type="float" office:value="19.65286" calcext:value-type="float">
            <text:p>19.65286</text:p>
          </table:table-cell>
          <table:table-cell office:value-type="float" office:value="21.36325" calcext:value-type="float">
            <text:p>21.36325</text:p>
          </table:table-cell>
          <table:table-cell office:value-type="float" office:value="20.28137" calcext:value-type="float">
            <text:p>20.28137</text:p>
          </table:table-cell>
          <table:table-cell office:value-type="float" office:value="21.4458" calcext:value-type="float">
            <text:p>21.4458</text:p>
          </table:table-cell>
          <table:table-cell office:value-type="float" office:value="20.70218" calcext:value-type="float">
            <text:p>20.70218</text:p>
          </table:table-cell>
          <table:table-cell office:value-type="float" office:value="21.52725" calcext:value-type="float">
            <text:p>21.52725</text:p>
          </table:table-cell>
          <table:table-cell office:value-type="float" office:value="21.138" calcext:value-type="float">
            <text:p>21.138</text:p>
          </table:table-cell>
          <table:table-cell office:value-type="float" office:value="21.44257" calcext:value-type="float">
            <text:p>21.44257</text:p>
          </table:table-cell>
          <table:table-cell office:value-type="float" office:value="21.21152" calcext:value-type="float">
            <text:p>21.21152</text:p>
          </table:table-cell>
          <table:table-cell office:value-type="float" office:value="20.81647" calcext:value-type="float">
            <text:p>20.81647</text:p>
          </table:table-cell>
          <table:table-cell office:value-type="float" office:value="20.72977" calcext:value-type="float">
            <text:p>20.72977</text:p>
          </table:table-cell>
          <table:table-cell office:value-type="float" office:value="20.00305" calcext:value-type="float">
            <text:p>20.00305</text:p>
          </table:table-cell>
          <table:table-cell office:value-type="float" office:value="19.97208" calcext:value-type="float">
            <text:p>19.97208</text:p>
          </table:table-cell>
          <table:table-cell office:value-type="float" office:value="19.15738" calcext:value-type="float">
            <text:p>19.15738</text:p>
          </table:table-cell>
          <table:table-cell office:value-type="float" office:value="19.15381" calcext:value-type="float">
            <text:p>19.15381</text:p>
          </table:table-cell>
          <table:table-cell office:value-type="float" office:value="18.2753" calcext:value-type="float">
            <text:p>18.2753</text:p>
          </table:table-cell>
          <table:table-cell office:value-type="float" office:value="18.24344" calcext:value-type="float">
            <text:p>18.24344</text:p>
          </table:table-cell>
          <table:table-cell office:value-type="float" office:value="17.57828" calcext:value-type="float">
            <text:p>17.57828</text:p>
          </table:table-cell>
          <table:table-cell office:value-type="float" office:value="17.53964" calcext:value-type="float">
            <text:p>17.53964</text:p>
          </table:table-cell>
          <table:table-cell office:value-type="float" office:value="25.96561" calcext:value-type="float">
            <text:p>25.96561</text:p>
          </table:table-cell>
          <table:table-cell office:value-type="float" office:value="13.43762" calcext:value-type="float">
            <text:p>13.437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6" calcext:value-type="float">
            <text:p>16082006</text:p>
          </table:table-cell>
          <table:table-cell office:value-type="float" office:value="20.72616" calcext:value-type="float">
            <text:p>20.72616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7.06186" calcext:value-type="float">
            <text:p>17.06186</text:p>
          </table:table-cell>
          <table:table-cell office:value-type="float" office:value="2.065136" calcext:value-type="float">
            <text:p>2.065136</text:p>
          </table:table-cell>
          <table:table-cell office:value-type="float" office:value="1.564678" calcext:value-type="float">
            <text:p>1.564678</text:p>
          </table:table-cell>
          <table:table-cell office:value-type="float" office:value="199.8268" calcext:value-type="float">
            <text:p>199.8268</text:p>
          </table:table-cell>
          <table:table-cell office:value-type="float" office:value="18.7325" calcext:value-type="float">
            <text:p>18.7325</text:p>
          </table:table-cell>
          <table:table-cell office:value-type="float" office:value="24.89417" calcext:value-type="float">
            <text:p>24.89417</text:p>
          </table:table-cell>
          <table:table-cell office:value-type="float" office:value="16.85443" calcext:value-type="float">
            <text:p>16.85443</text:p>
          </table:table-cell>
          <table:table-cell office:value-type="float" office:value="23.52545" calcext:value-type="float">
            <text:p>23.52545</text:p>
          </table:table-cell>
          <table:table-cell office:value-type="float" office:value="17.66122" calcext:value-type="float">
            <text:p>17.66122</text:p>
          </table:table-cell>
          <table:table-cell office:value-type="float" office:value="22.62872" calcext:value-type="float">
            <text:p>22.62872</text:p>
          </table:table-cell>
          <table:table-cell office:value-type="float" office:value="18.46216" calcext:value-type="float">
            <text:p>18.46216</text:p>
          </table:table-cell>
          <table:table-cell office:value-type="float" office:value="21.94128" calcext:value-type="float">
            <text:p>21.94128</text:p>
          </table:table-cell>
          <table:table-cell office:value-type="float" office:value="19.27866" calcext:value-type="float">
            <text:p>19.27866</text:p>
          </table:table-cell>
          <table:table-cell office:value-type="float" office:value="21.57791" calcext:value-type="float">
            <text:p>21.57791</text:p>
          </table:table-cell>
          <table:table-cell office:value-type="float" office:value="19.77689" calcext:value-type="float">
            <text:p>19.77689</text:p>
          </table:table-cell>
          <table:table-cell office:value-type="float" office:value="21.28305" calcext:value-type="float">
            <text:p>21.28305</text:p>
          </table:table-cell>
          <table:table-cell office:value-type="float" office:value="20.26566" calcext:value-type="float">
            <text:p>20.26566</text:p>
          </table:table-cell>
          <table:table-cell office:value-type="float" office:value="21.12582" calcext:value-type="float">
            <text:p>21.12582</text:p>
          </table:table-cell>
          <table:table-cell office:value-type="float" office:value="20.58685" calcext:value-type="float">
            <text:p>20.58685</text:p>
          </table:table-cell>
          <table:table-cell office:value-type="float" office:value="21.13815" calcext:value-type="float">
            <text:p>21.13815</text:p>
          </table:table-cell>
          <table:table-cell office:value-type="float" office:value="20.93219" calcext:value-type="float">
            <text:p>20.93219</text:p>
          </table:table-cell>
          <table:table-cell office:value-type="float" office:value="21.20911" calcext:value-type="float">
            <text:p>21.20911</text:p>
          </table:table-cell>
          <table:table-cell office:value-type="float" office:value="21.00031" calcext:value-type="float">
            <text:p>21.00031</text:p>
          </table:table-cell>
          <table:table-cell office:value-type="float" office:value="20.72873" calcext:value-type="float">
            <text:p>20.72873</text:p>
          </table:table-cell>
          <table:table-cell office:value-type="float" office:value="20.6232" calcext:value-type="float">
            <text:p>20.6232</text:p>
          </table:table-cell>
          <table:table-cell office:value-type="float" office:value="19.97171" calcext:value-type="float">
            <text:p>19.97171</text:p>
          </table:table-cell>
          <table:table-cell office:value-type="float" office:value="19.93103" calcext:value-type="float">
            <text:p>19.93103</text:p>
          </table:table-cell>
          <table:table-cell office:value-type="float" office:value="19.15866" calcext:value-type="float">
            <text:p>19.15866</text:p>
          </table:table-cell>
          <table:table-cell office:value-type="float" office:value="19.15738" calcext:value-type="float">
            <text:p>19.15738</text:p>
          </table:table-cell>
          <table:table-cell office:value-type="float" office:value="18.30173" calcext:value-type="float">
            <text:p>18.30173</text:p>
          </table:table-cell>
          <table:table-cell office:value-type="float" office:value="18.2756" calcext:value-type="float">
            <text:p>18.2756</text:p>
          </table:table-cell>
          <table:table-cell office:value-type="float" office:value="17.61343" calcext:value-type="float">
            <text:p>17.61343</text:p>
          </table:table-cell>
          <table:table-cell office:value-type="float" office:value="17.57867" calcext:value-type="float">
            <text:p>17.57867</text:p>
          </table:table-cell>
          <table:table-cell office:value-type="float" office:value="26.10284" calcext:value-type="float">
            <text:p>26.10284</text:p>
          </table:table-cell>
          <table:table-cell office:value-type="float" office:value="16.19806" calcext:value-type="float">
            <text:p>16.198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6" calcext:value-type="float">
            <text:p>17082006</text:p>
          </table:table-cell>
          <table:table-cell office:value-type="float" office:value="20.64036" calcext:value-type="float">
            <text:p>20.64036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21.49241" calcext:value-type="float">
            <text:p>21.49241</text:p>
          </table:table-cell>
          <table:table-cell office:value-type="float" office:value="2.286852" calcext:value-type="float">
            <text:p>2.286852</text:p>
          </table:table-cell>
          <table:table-cell office:value-type="float" office:value="1.649624" calcext:value-type="float">
            <text:p>1.649624</text:p>
          </table:table-cell>
          <table:table-cell office:value-type="float" office:value="198.1073" calcext:value-type="float">
            <text:p>198.1073</text:p>
          </table:table-cell>
          <table:table-cell office:value-type="float" office:value="3.556" calcext:value-type="float">
            <text:p>3.556</text:p>
          </table:table-cell>
          <table:table-cell office:value-type="float" office:value="26.48599" calcext:value-type="float">
            <text:p>26.48599</text:p>
          </table:table-cell>
          <table:table-cell office:value-type="float" office:value="19.74933" calcext:value-type="float">
            <text:p>19.74933</text:p>
          </table:table-cell>
          <table:table-cell office:value-type="float" office:value="24.92374" calcext:value-type="float">
            <text:p>24.92374</text:p>
          </table:table-cell>
          <table:table-cell office:value-type="float" office:value="20.11273" calcext:value-type="float">
            <text:p>20.11273</text:p>
          </table:table-cell>
          <table:table-cell office:value-type="float" office:value="23.8483" calcext:value-type="float">
            <text:p>23.8483</text:p>
          </table:table-cell>
          <table:table-cell office:value-type="float" office:value="20.42786" calcext:value-type="float">
            <text:p>20.42786</text:p>
          </table:table-cell>
          <table:table-cell office:value-type="float" office:value="22.99707" calcext:value-type="float">
            <text:p>22.99707</text:p>
          </table:table-cell>
          <table:table-cell office:value-type="float" office:value="20.6983" calcext:value-type="float">
            <text:p>20.6983</text:p>
          </table:table-cell>
          <table:table-cell office:value-type="float" office:value="22.4866" calcext:value-type="float">
            <text:p>22.4866</text:p>
          </table:table-cell>
          <table:table-cell office:value-type="float" office:value="20.84216" calcext:value-type="float">
            <text:p>20.84216</text:p>
          </table:table-cell>
          <table:table-cell office:value-type="float" office:value="22.01788" calcext:value-type="float">
            <text:p>22.01788</text:p>
          </table:table-cell>
          <table:table-cell office:value-type="float" office:value="20.96445" calcext:value-type="float">
            <text:p>20.96445</text:p>
          </table:table-cell>
          <table:table-cell office:value-type="float" office:value="21.64697" calcext:value-type="float">
            <text:p>21.64697</text:p>
          </table:table-cell>
          <table:table-cell office:value-type="float" office:value="20.99927" calcext:value-type="float">
            <text:p>20.99927</text:p>
          </table:table-cell>
          <table:table-cell office:value-type="float" office:value="21.13904" calcext:value-type="float">
            <text:p>21.13904</text:p>
          </table:table-cell>
          <table:table-cell office:value-type="float" office:value="20.96765" calcext:value-type="float">
            <text:p>20.96765</text:p>
          </table:table-cell>
          <table:table-cell office:value-type="float" office:value="20.99857" calcext:value-type="float">
            <text:p>20.99857</text:p>
          </table:table-cell>
          <table:table-cell office:value-type="float" office:value="20.89481" calcext:value-type="float">
            <text:p>20.89481</text:p>
          </table:table-cell>
          <table:table-cell office:value-type="float" office:value="20.62201" calcext:value-type="float">
            <text:p>20.62201</text:p>
          </table:table-cell>
          <table:table-cell office:value-type="float" office:value="20.51913" calcext:value-type="float">
            <text:p>20.51913</text:p>
          </table:table-cell>
          <table:table-cell office:value-type="float" office:value="19.93057" calcext:value-type="float">
            <text:p>19.93057</text:p>
          </table:table-cell>
          <table:table-cell office:value-type="float" office:value="19.88248" calcext:value-type="float">
            <text:p>19.88248</text:p>
          </table:table-cell>
          <table:table-cell office:value-type="float" office:value="19.15839" calcext:value-type="float">
            <text:p>19.15839</text:p>
          </table:table-cell>
          <table:table-cell office:value-type="float" office:value="19.15408" calcext:value-type="float">
            <text:p>19.15408</text:p>
          </table:table-cell>
          <table:table-cell office:value-type="float" office:value="18.32327" calcext:value-type="float">
            <text:p>18.32327</text:p>
          </table:table-cell>
          <table:table-cell office:value-type="float" office:value="18.302" calcext:value-type="float">
            <text:p>18.302</text:p>
          </table:table-cell>
          <table:table-cell office:value-type="float" office:value="17.64386" calcext:value-type="float">
            <text:p>17.64386</text:p>
          </table:table-cell>
          <table:table-cell office:value-type="float" office:value="17.61377" calcext:value-type="float">
            <text:p>17.61377</text:p>
          </table:table-cell>
          <table:table-cell office:value-type="float" office:value="27.65704" calcext:value-type="float">
            <text:p>27.65704</text:p>
          </table:table-cell>
          <table:table-cell office:value-type="float" office:value="19.43011" calcext:value-type="float">
            <text:p>19.430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6" calcext:value-type="float">
            <text:p>18082006</text:p>
          </table:table-cell>
          <table:table-cell office:value-type="float" office:value="20.39326" calcext:value-type="float">
            <text:p>20.39326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20.11453" calcext:value-type="float">
            <text:p>20.11453</text:p>
          </table:table-cell>
          <table:table-cell office:value-type="float" office:value="2.334086" calcext:value-type="float">
            <text:p>2.334086</text:p>
          </table:table-cell>
          <table:table-cell office:value-type="float" office:value="1.522473" calcext:value-type="float">
            <text:p>1.522473</text:p>
          </table:table-cell>
          <table:table-cell office:value-type="float" office:value="198.0874" calcext:value-type="float">
            <text:p>198.0874</text:p>
          </table:table-cell>
          <table:table-cell office:value-type="float" office:value="1.524" calcext:value-type="float">
            <text:p>1.524</text:p>
          </table:table-cell>
          <table:table-cell office:value-type="float" office:value="26.80646" calcext:value-type="float">
            <text:p>26.80646</text:p>
          </table:table-cell>
          <table:table-cell office:value-type="float" office:value="19.99597" calcext:value-type="float">
            <text:p>19.99597</text:p>
          </table:table-cell>
          <table:table-cell office:value-type="float" office:value="25.15994" calcext:value-type="float">
            <text:p>25.15994</text:p>
          </table:table-cell>
          <table:table-cell office:value-type="float" office:value="21.03201" calcext:value-type="float">
            <text:p>21.03201</text:p>
          </table:table-cell>
          <table:table-cell office:value-type="float" office:value="24.12021" calcext:value-type="float">
            <text:p>24.12021</text:p>
          </table:table-cell>
          <table:table-cell office:value-type="float" office:value="21.38864" calcext:value-type="float">
            <text:p>21.38864</text:p>
          </table:table-cell>
          <table:table-cell office:value-type="float" office:value="23.34351" calcext:value-type="float">
            <text:p>23.34351</text:p>
          </table:table-cell>
          <table:table-cell office:value-type="float" office:value="21.58212" calcext:value-type="float">
            <text:p>21.58212</text:p>
          </table:table-cell>
          <table:table-cell office:value-type="float" office:value="22.85266" calcext:value-type="float">
            <text:p>22.85266</text:p>
          </table:table-cell>
          <table:table-cell office:value-type="float" office:value="21.64191" calcext:value-type="float">
            <text:p>21.64191</text:p>
          </table:table-cell>
          <table:table-cell office:value-type="float" office:value="22.37582" calcext:value-type="float">
            <text:p>22.37582</text:p>
          </table:table-cell>
          <table:table-cell office:value-type="float" office:value="21.64059" calcext:value-type="float">
            <text:p>21.64059</text:p>
          </table:table-cell>
          <table:table-cell office:value-type="float" office:value="21.98648" calcext:value-type="float">
            <text:p>21.98648</text:p>
          </table:table-cell>
          <table:table-cell office:value-type="float" office:value="21.52084" calcext:value-type="float">
            <text:p>21.52084</text:p>
          </table:table-cell>
          <table:table-cell office:value-type="float" office:value="21.40567" calcext:value-type="float">
            <text:p>21.40567</text:p>
          </table:table-cell>
          <table:table-cell office:value-type="float" office:value="21.14407" calcext:value-type="float">
            <text:p>21.14407</text:p>
          </table:table-cell>
          <table:table-cell office:value-type="float" office:value="20.91473" calcext:value-type="float">
            <text:p>20.91473</text:p>
          </table:table-cell>
          <table:table-cell office:value-type="float" office:value="20.8931" calcext:value-type="float">
            <text:p>20.8931</text:p>
          </table:table-cell>
          <table:table-cell office:value-type="float" office:value="20.51816" calcext:value-type="float">
            <text:p>20.51816</text:p>
          </table:table-cell>
          <table:table-cell office:value-type="float" office:value="20.44415" calcext:value-type="float">
            <text:p>20.44415</text:p>
          </table:table-cell>
          <table:table-cell office:value-type="float" office:value="19.88196" calcext:value-type="float">
            <text:p>19.88196</text:p>
          </table:table-cell>
          <table:table-cell office:value-type="float" office:value="19.83429" calcext:value-type="float">
            <text:p>19.83429</text:p>
          </table:table-cell>
          <table:table-cell office:value-type="float" office:value="19.15402" calcext:value-type="float">
            <text:p>19.15402</text:p>
          </table:table-cell>
          <table:table-cell office:value-type="float" office:value="19.14481" calcext:value-type="float">
            <text:p>19.14481</text:p>
          </table:table-cell>
          <table:table-cell office:value-type="float" office:value="18.34061" calcext:value-type="float">
            <text:p>18.34061</text:p>
          </table:table-cell>
          <table:table-cell office:value-type="float" office:value="18.32346" calcext:value-type="float">
            <text:p>18.32346</text:p>
          </table:table-cell>
          <table:table-cell office:value-type="float" office:value="17.66974" calcext:value-type="float">
            <text:p>17.66974</text:p>
          </table:table-cell>
          <table:table-cell office:value-type="float" office:value="17.64413" calcext:value-type="float">
            <text:p>17.64413</text:p>
          </table:table-cell>
          <table:table-cell office:value-type="float" office:value="27.79385" calcext:value-type="float">
            <text:p>27.79385</text:p>
          </table:table-cell>
          <table:table-cell office:value-type="float" office:value="18.57867" calcext:value-type="float">
            <text:p>18.578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6" calcext:value-type="float">
            <text:p>19082006</text:p>
          </table:table-cell>
          <table:table-cell office:value-type="float" office:value="20.02657" calcext:value-type="float">
            <text:p>20.02657</text:p>
          </table:table-cell>
          <table:table-cell office:value-type="float" office:value="24.0951" calcext:value-type="float">
            <text:p>24.0951</text:p>
          </table:table-cell>
          <table:table-cell office:value-type="float" office:value="15.93407" calcext:value-type="float">
            <text:p>15.93407</text:p>
          </table:table-cell>
          <table:table-cell office:value-type="float" office:value="1.753845" calcext:value-type="float">
            <text:p>1.753845</text:p>
          </table:table-cell>
          <table:table-cell office:value-type="float" office:value="1.371669" calcext:value-type="float">
            <text:p>1.371669</text:p>
          </table:table-cell>
          <table:table-cell office:value-type="float" office:value="199.6776" calcext:value-type="float">
            <text:p>199.6776</text:p>
          </table:table-cell>
          <table:table-cell office:value-type="float" office:value="0" calcext:value-type="float">
            <text:p>0</text:p>
          </table:table-cell>
          <table:table-cell office:value-type="float" office:value="23.1069" calcext:value-type="float">
            <text:p>23.1069</text:p>
          </table:table-cell>
          <table:table-cell office:value-type="float" office:value="16.884" calcext:value-type="float">
            <text:p>16.884</text:p>
          </table:table-cell>
          <table:table-cell office:value-type="float" office:value="22.02545" calcext:value-type="float">
            <text:p>22.02545</text:p>
          </table:table-cell>
          <table:table-cell office:value-type="float" office:value="18.51489" calcext:value-type="float">
            <text:p>18.51489</text:p>
          </table:table-cell>
          <table:table-cell office:value-type="float" office:value="22.47073" calcext:value-type="float">
            <text:p>22.47073</text:p>
          </table:table-cell>
          <table:table-cell office:value-type="float" office:value="19.66962" calcext:value-type="float">
            <text:p>19.66962</text:p>
          </table:table-cell>
          <table:table-cell office:value-type="float" office:value="22.6882" calcext:value-type="float">
            <text:p>22.6882</text:p>
          </table:table-cell>
          <table:table-cell office:value-type="float" office:value="20.44257" calcext:value-type="float">
            <text:p>20.44257</text:p>
          </table:table-cell>
          <table:table-cell office:value-type="float" office:value="22.58969" calcext:value-type="float">
            <text:p>22.58969</text:p>
          </table:table-cell>
          <table:table-cell office:value-type="float" office:value="20.8606" calcext:value-type="float">
            <text:p>20.8606</text:p>
          </table:table-cell>
          <table:table-cell office:value-type="float" office:value="22.35641" calcext:value-type="float">
            <text:p>22.35641</text:p>
          </table:table-cell>
          <table:table-cell office:value-type="float" office:value="21.18372" calcext:value-type="float">
            <text:p>21.18372</text:p>
          </table:table-cell>
          <table:table-cell office:value-type="float" office:value="21.99307" calcext:value-type="float">
            <text:p>21.99307</text:p>
          </table:table-cell>
          <table:table-cell office:value-type="float" office:value="21.26721" calcext:value-type="float">
            <text:p>21.26721</text:p>
          </table:table-cell>
          <table:table-cell office:value-type="float" office:value="21.4761" calcext:value-type="float">
            <text:p>21.4761</text:p>
          </table:table-cell>
          <table:table-cell office:value-type="float" office:value="21.2684" calcext:value-type="float">
            <text:p>21.2684</text:p>
          </table:table-cell>
          <table:table-cell office:value-type="float" office:value="20.94897" calcext:value-type="float">
            <text:p>20.94897</text:p>
          </table:table-cell>
          <table:table-cell office:value-type="float" office:value="20.91537" calcext:value-type="float">
            <text:p>20.91537</text:p>
          </table:table-cell>
          <table:table-cell office:value-type="float" office:value="20.44357" calcext:value-type="float">
            <text:p>20.44357</text:p>
          </table:table-cell>
          <table:table-cell office:value-type="float" office:value="20.40213" calcext:value-type="float">
            <text:p>20.40213</text:p>
          </table:table-cell>
          <table:table-cell office:value-type="float" office:value="19.83383" calcext:value-type="float">
            <text:p>19.83383</text:p>
          </table:table-cell>
          <table:table-cell office:value-type="float" office:value="19.79572" calcext:value-type="float">
            <text:p>19.79572</text:p>
          </table:table-cell>
          <table:table-cell office:value-type="float" office:value="19.14468" calcext:value-type="float">
            <text:p>19.14468</text:p>
          </table:table-cell>
          <table:table-cell office:value-type="float" office:value="19.1329" calcext:value-type="float">
            <text:p>19.1329</text:p>
          </table:table-cell>
          <table:table-cell office:value-type="float" office:value="18.3537" calcext:value-type="float">
            <text:p>18.3537</text:p>
          </table:table-cell>
          <table:table-cell office:value-type="float" office:value="18.34079" calcext:value-type="float">
            <text:p>18.34079</text:p>
          </table:table-cell>
          <table:table-cell office:value-type="float" office:value="17.69281" calcext:value-type="float">
            <text:p>17.69281</text:p>
          </table:table-cell>
          <table:table-cell office:value-type="float" office:value="17.67001" calcext:value-type="float">
            <text:p>17.67001</text:p>
          </table:table-cell>
          <table:table-cell office:value-type="float" office:value="23.67535" calcext:value-type="float">
            <text:p>23.67535</text:p>
          </table:table-cell>
          <table:table-cell office:value-type="float" office:value="15.59399" calcext:value-type="float">
            <text:p>15.593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6" calcext:value-type="float">
            <text:p>20082006</text:p>
          </table:table-cell>
          <table:table-cell office:value-type="float" office:value="19.89914" calcext:value-type="float">
            <text:p>19.89914</text:p>
          </table:table-cell>
          <table:table-cell office:value-type="float" office:value="26.31732" calcext:value-type="float">
            <text:p>26.31732</text:p>
          </table:table-cell>
          <table:table-cell office:value-type="float" office:value="15.94519" calcext:value-type="float">
            <text:p>15.94519</text:p>
          </table:table-cell>
          <table:table-cell office:value-type="float" office:value="1.880758" calcext:value-type="float">
            <text:p>1.880758</text:p>
          </table:table-cell>
          <table:table-cell office:value-type="float" office:value="1.471815" calcext:value-type="float">
            <text:p>1.471815</text:p>
          </table:table-cell>
          <table:table-cell office:value-type="float" office:value="200.1603" calcext:value-type="float">
            <text:p>200.1603</text:p>
          </table:table-cell>
          <table:table-cell office:value-type="float" office:value="0" calcext:value-type="float">
            <text:p>0</text:p>
          </table:table-cell>
          <table:table-cell office:value-type="float" office:value="25.17264" calcext:value-type="float">
            <text:p>25.17264</text:p>
          </table:table-cell>
          <table:table-cell office:value-type="float" office:value="16.08347" calcext:value-type="float">
            <text:p>16.08347</text:p>
          </table:table-cell>
          <table:table-cell office:value-type="float" office:value="23.29843" calcext:value-type="float">
            <text:p>23.29843</text:p>
          </table:table-cell>
          <table:table-cell office:value-type="float" office:value="17.56668" calcext:value-type="float">
            <text:p>17.56668</text:p>
          </table:table-cell>
          <table:table-cell office:value-type="float" office:value="22.45828" calcext:value-type="float">
            <text:p>22.45828</text:p>
          </table:table-cell>
          <table:table-cell office:value-type="float" office:value="18.55466" calcext:value-type="float">
            <text:p>18.55466</text:p>
          </table:table-cell>
          <table:table-cell office:value-type="float" office:value="21.88721" calcext:value-type="float">
            <text:p>21.88721</text:p>
          </table:table-cell>
          <table:table-cell office:value-type="float" office:value="19.36041" calcext:value-type="float">
            <text:p>19.36041</text:p>
          </table:table-cell>
          <table:table-cell office:value-type="float" office:value="21.55533" calcext:value-type="float">
            <text:p>21.55533</text:p>
          </table:table-cell>
          <table:table-cell office:value-type="float" office:value="19.85617" calcext:value-type="float">
            <text:p>19.85617</text:p>
          </table:table-cell>
          <table:table-cell office:value-type="float" office:value="21.27472" calcext:value-type="float">
            <text:p>21.27472</text:p>
          </table:table-cell>
          <table:table-cell office:value-type="float" office:value="20.33087" calcext:value-type="float">
            <text:p>20.33087</text:p>
          </table:table-cell>
          <table:table-cell office:value-type="float" office:value="21.26038" calcext:value-type="float">
            <text:p>21.26038</text:p>
          </table:table-cell>
          <table:table-cell office:value-type="float" office:value="20.63251" calcext:value-type="float">
            <text:p>20.63251</text:p>
          </table:table-cell>
          <table:table-cell office:value-type="float" office:value="21.26593" calcext:value-type="float">
            <text:p>21.26593</text:p>
          </table:table-cell>
          <table:table-cell office:value-type="float" office:value="20.91562" calcext:value-type="float">
            <text:p>20.91562</text:p>
          </table:table-cell>
          <table:table-cell office:value-type="float" office:value="20.93817" calcext:value-type="float">
            <text:p>20.93817</text:p>
          </table:table-cell>
          <table:table-cell office:value-type="float" office:value="20.8219" calcext:value-type="float">
            <text:p>20.8219</text:p>
          </table:table-cell>
          <table:table-cell office:value-type="float" office:value="20.40173" calcext:value-type="float">
            <text:p>20.40173</text:p>
          </table:table-cell>
          <table:table-cell office:value-type="float" office:value="20.35883" calcext:value-type="float">
            <text:p>20.35883</text:p>
          </table:table-cell>
          <table:table-cell office:value-type="float" office:value="19.79538" calcext:value-type="float">
            <text:p>19.79538</text:p>
          </table:table-cell>
          <table:table-cell office:value-type="float" office:value="19.76379" calcext:value-type="float">
            <text:p>19.76379</text:p>
          </table:table-cell>
          <table:table-cell office:value-type="float" office:value="19.13272" calcext:value-type="float">
            <text:p>19.13272</text:p>
          </table:table-cell>
          <table:table-cell office:value-type="float" office:value="19.11755" calcext:value-type="float">
            <text:p>19.11755</text:p>
          </table:table-cell>
          <table:table-cell office:value-type="float" office:value="18.35947" calcext:value-type="float">
            <text:p>18.35947</text:p>
          </table:table-cell>
          <table:table-cell office:value-type="float" office:value="18.34589" calcext:value-type="float">
            <text:p>18.34589</text:p>
          </table:table-cell>
          <table:table-cell office:value-type="float" office:value="17.71262" calcext:value-type="float">
            <text:p>17.71262</text:p>
          </table:table-cell>
          <table:table-cell office:value-type="float" office:value="17.69302" calcext:value-type="float">
            <text:p>17.69302</text:p>
          </table:table-cell>
          <table:table-cell office:value-type="float" office:value="30.15106" calcext:value-type="float">
            <text:p>30.15106</text:p>
          </table:table-cell>
          <table:table-cell office:value-type="float" office:value="15.14041" calcext:value-type="float">
            <text:p>15.140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6" calcext:value-type="float">
            <text:p>21082006</text:p>
          </table:table-cell>
          <table:table-cell office:value-type="float" office:value="19.68094" calcext:value-type="float">
            <text:p>19.68094</text:p>
          </table:table-cell>
          <table:table-cell office:value-type="float" office:value="29.65066" calcext:value-type="float">
            <text:p>29.65066</text:p>
          </table:table-cell>
          <table:table-cell office:value-type="float" office:value="16.51465" calcext:value-type="float">
            <text:p>16.51465</text:p>
          </table:table-cell>
          <table:table-cell office:value-type="float" office:value="2.106386" calcext:value-type="float">
            <text:p>2.106386</text:p>
          </table:table-cell>
          <table:table-cell office:value-type="float" office:value="1.568709" calcext:value-type="float">
            <text:p>1.568709</text:p>
          </table:table-cell>
          <table:table-cell office:value-type="float" office:value="199.1472" calcext:value-type="float">
            <text:p>199.1472</text:p>
          </table:table-cell>
          <table:table-cell office:value-type="float" office:value="0" calcext:value-type="float">
            <text:p>0</text:p>
          </table:table-cell>
          <table:table-cell office:value-type="float" office:value="29.41177" calcext:value-type="float">
            <text:p>29.41177</text:p>
          </table:table-cell>
          <table:table-cell office:value-type="float" office:value="17.96591" calcext:value-type="float">
            <text:p>17.96591</text:p>
          </table:table-cell>
          <table:table-cell office:value-type="float" office:value="26.33124" calcext:value-type="float">
            <text:p>26.33124</text:p>
          </table:table-cell>
          <table:table-cell office:value-type="float" office:value="19.21463" calcext:value-type="float">
            <text:p>19.21463</text:p>
          </table:table-cell>
          <table:table-cell office:value-type="float" office:value="24.82312" calcext:value-type="float">
            <text:p>24.82312</text:p>
          </table:table-cell>
          <table:table-cell office:value-type="float" office:value="19.88977" calcext:value-type="float">
            <text:p>19.88977</text:p>
          </table:table-cell>
          <table:table-cell office:value-type="float" office:value="23.68268" calcext:value-type="float">
            <text:p>23.68268</text:p>
          </table:table-cell>
          <table:table-cell office:value-type="float" office:value="20.36111" calcext:value-type="float">
            <text:p>20.36111</text:p>
          </table:table-cell>
          <table:table-cell office:value-type="float" office:value="22.97745" calcext:value-type="float">
            <text:p>22.97745</text:p>
          </table:table-cell>
          <table:table-cell office:value-type="float" office:value="20.61017" calcext:value-type="float">
            <text:p>20.61017</text:p>
          </table:table-cell>
          <table:table-cell office:value-type="float" office:value="22.31036" calcext:value-type="float">
            <text:p>22.31036</text:p>
          </table:table-cell>
          <table:table-cell office:value-type="float" office:value="20.82074" calcext:value-type="float">
            <text:p>20.82074</text:p>
          </table:table-cell>
          <table:table-cell office:value-type="float" office:value="21.76135" calcext:value-type="float">
            <text:p>21.76135</text:p>
          </table:table-cell>
          <table:table-cell office:value-type="float" office:value="20.89142" calcext:value-type="float">
            <text:p>20.89142</text:p>
          </table:table-cell>
          <table:table-cell office:value-type="float" office:value="21.06488" calcext:value-type="float">
            <text:p>21.06488</text:p>
          </table:table-cell>
          <table:table-cell office:value-type="float" office:value="20.91669" calcext:value-type="float">
            <text:p>20.91669</text:p>
          </table:table-cell>
          <table:table-cell office:value-type="float" office:value="20.82053" calcext:value-type="float">
            <text:p>20.82053</text:p>
          </table:table-cell>
          <table:table-cell office:value-type="float" office:value="20.73581" calcext:value-type="float">
            <text:p>20.73581</text:p>
          </table:table-cell>
          <table:table-cell office:value-type="float" office:value="20.35828" calcext:value-type="float">
            <text:p>20.35828</text:p>
          </table:table-cell>
          <table:table-cell office:value-type="float" office:value="20.30222" calcext:value-type="float">
            <text:p>20.30222</text:p>
          </table:table-cell>
          <table:table-cell office:value-type="float" office:value="19.76349" calcext:value-type="float">
            <text:p>19.76349</text:p>
          </table:table-cell>
          <table:table-cell office:value-type="float" office:value="19.7316" calcext:value-type="float">
            <text:p>19.7316</text:p>
          </table:table-cell>
          <table:table-cell office:value-type="float" office:value="19.1174" calcext:value-type="float">
            <text:p>19.1174</text:p>
          </table:table-cell>
          <table:table-cell office:value-type="float" office:value="19.1048" calcext:value-type="float">
            <text:p>19.1048</text:p>
          </table:table-cell>
          <table:table-cell office:value-type="float" office:value="18.36887" calcext:value-type="float">
            <text:p>18.36887</text:p>
          </table:table-cell>
          <table:table-cell office:value-type="float" office:value="18.35959" calcext:value-type="float">
            <text:p>18.35959</text:p>
          </table:table-cell>
          <table:table-cell office:value-type="float" office:value="17.73022" calcext:value-type="float">
            <text:p>17.73022</text:p>
          </table:table-cell>
          <table:table-cell office:value-type="float" office:value="17.71283" calcext:value-type="float">
            <text:p>17.71283</text:p>
          </table:table-cell>
          <table:table-cell office:value-type="float" office:value="33.39529" calcext:value-type="float">
            <text:p>33.39529</text:p>
          </table:table-cell>
          <table:table-cell office:value-type="float" office:value="16.58383" calcext:value-type="float">
            <text:p>16.583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6" calcext:value-type="float">
            <text:p>22082006</text:p>
          </table:table-cell>
          <table:table-cell office:value-type="float" office:value="19.64352" calcext:value-type="float">
            <text:p>19.64352</text:p>
          </table:table-cell>
          <table:table-cell office:value-type="float" office:value="29.0951" calcext:value-type="float">
            <text:p>29.0951</text:p>
          </table:table-cell>
          <table:table-cell office:value-type="float" office:value="18.17019" calcext:value-type="float">
            <text:p>18.17019</text:p>
          </table:table-cell>
          <table:table-cell office:value-type="float" office:value="2.11561" calcext:value-type="float">
            <text:p>2.11561</text:p>
          </table:table-cell>
          <table:table-cell office:value-type="float" office:value="1.604375" calcext:value-type="float">
            <text:p>1.604375</text:p>
          </table:table-cell>
          <table:table-cell office:value-type="float" office:value="200.0136" calcext:value-type="float">
            <text:p>200.0136</text:p>
          </table:table-cell>
          <table:table-cell office:value-type="float" office:value="0" calcext:value-type="float">
            <text:p>0</text:p>
          </table:table-cell>
          <table:table-cell office:value-type="float" office:value="29.81003" calcext:value-type="float">
            <text:p>29.81003</text:p>
          </table:table-cell>
          <table:table-cell office:value-type="float" office:value="19.62787" calcext:value-type="float">
            <text:p>19.62787</text:p>
          </table:table-cell>
          <table:table-cell office:value-type="float" office:value="26.92117" calcext:value-type="float">
            <text:p>26.92117</text:p>
          </table:table-cell>
          <table:table-cell office:value-type="float" office:value="20.77118" calcext:value-type="float">
            <text:p>20.77118</text:p>
          </table:table-cell>
          <table:table-cell office:value-type="float" office:value="25.48868" calcext:value-type="float">
            <text:p>25.48868</text:p>
          </table:table-cell>
          <table:table-cell office:value-type="float" office:value="21.32755" calcext:value-type="float">
            <text:p>21.32755</text:p>
          </table:table-cell>
          <table:table-cell office:value-type="float" office:value="24.34433" calcext:value-type="float">
            <text:p>24.34433</text:p>
          </table:table-cell>
          <table:table-cell office:value-type="float" office:value="21.63425" calcext:value-type="float">
            <text:p>21.63425</text:p>
          </table:table-cell>
          <table:table-cell office:value-type="float" office:value="23.62854" calcext:value-type="float">
            <text:p>23.62854</text:p>
          </table:table-cell>
          <table:table-cell office:value-type="float" office:value="21.73544" calcext:value-type="float">
            <text:p>21.73544</text:p>
          </table:table-cell>
          <table:table-cell office:value-type="float" office:value="22.91754" calcext:value-type="float">
            <text:p>22.91754</text:p>
          </table:table-cell>
          <table:table-cell office:value-type="float" office:value="21.74637" calcext:value-type="float">
            <text:p>21.74637</text:p>
          </table:table-cell>
          <table:table-cell office:value-type="float" office:value="22.3089" calcext:value-type="float">
            <text:p>22.3089</text:p>
          </table:table-cell>
          <table:table-cell office:value-type="float" office:value="21.58743" calcext:value-type="float">
            <text:p>21.58743</text:p>
          </table:table-cell>
          <table:table-cell office:value-type="float" office:value="21.44455" calcext:value-type="float">
            <text:p>21.44455</text:p>
          </table:table-cell>
          <table:table-cell office:value-type="float" office:value="21.07175" calcext:value-type="float">
            <text:p>21.07175</text:p>
          </table:table-cell>
          <table:table-cell office:value-type="float" office:value="20.79504" calcext:value-type="float">
            <text:p>20.79504</text:p>
          </table:table-cell>
          <table:table-cell office:value-type="float" office:value="20.73572" calcext:value-type="float">
            <text:p>20.73572</text:p>
          </table:table-cell>
          <table:table-cell office:value-type="float" office:value="20.30167" calcext:value-type="float">
            <text:p>20.30167</text:p>
          </table:table-cell>
          <table:table-cell office:value-type="float" office:value="20.26251" calcext:value-type="float">
            <text:p>20.26251</text:p>
          </table:table-cell>
          <table:table-cell office:value-type="float" office:value="19.73126" calcext:value-type="float">
            <text:p>19.73126</text:p>
          </table:table-cell>
          <table:table-cell office:value-type="float" office:value="19.70004" calcext:value-type="float">
            <text:p>19.70004</text:p>
          </table:table-cell>
          <table:table-cell office:value-type="float" office:value="19.10464" calcext:value-type="float">
            <text:p>19.10464</text:p>
          </table:table-cell>
          <table:table-cell office:value-type="float" office:value="19.09244" calcext:value-type="float">
            <text:p>19.09244</text:p>
          </table:table-cell>
          <table:table-cell office:value-type="float" office:value="18.37463" calcext:value-type="float">
            <text:p>18.37463</text:p>
          </table:table-cell>
          <table:table-cell office:value-type="float" office:value="18.36896" calcext:value-type="float">
            <text:p>18.36896</text:p>
          </table:table-cell>
          <table:table-cell office:value-type="float" office:value="17.74438" calcext:value-type="float">
            <text:p>17.74438</text:p>
          </table:table-cell>
          <table:table-cell office:value-type="float" office:value="17.73035" calcext:value-type="float">
            <text:p>17.73035</text:p>
          </table:table-cell>
          <table:table-cell office:value-type="float" office:value="33.38596" calcext:value-type="float">
            <text:p>33.38596</text:p>
          </table:table-cell>
          <table:table-cell office:value-type="float" office:value="18.29773" calcext:value-type="float">
            <text:p>18.297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6" calcext:value-type="float">
            <text:p>23082006</text:p>
          </table:table-cell>
          <table:table-cell office:value-type="float" office:value="19.89182" calcext:value-type="float">
            <text:p>19.89182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8.73687" calcext:value-type="float">
            <text:p>18.73687</text:p>
          </table:table-cell>
          <table:table-cell office:value-type="float" office:value="2.297061" calcext:value-type="float">
            <text:p>2.297061</text:p>
          </table:table-cell>
          <table:table-cell office:value-type="float" office:value="1.71687" calcext:value-type="float">
            <text:p>1.71687</text:p>
          </table:table-cell>
          <table:table-cell office:value-type="float" office:value="200.2845" calcext:value-type="float">
            <text:p>200.2845</text:p>
          </table:table-cell>
          <table:table-cell office:value-type="float" office:value="0" calcext:value-type="float">
            <text:p>0</text:p>
          </table:table-cell>
          <table:table-cell office:value-type="float" office:value="31.93954" calcext:value-type="float">
            <text:p>31.93954</text:p>
          </table:table-cell>
          <table:table-cell office:value-type="float" office:value="20.25577" calcext:value-type="float">
            <text:p>20.25577</text:p>
          </table:table-cell>
          <table:table-cell office:value-type="float" office:value="28.56415" calcext:value-type="float">
            <text:p>28.56415</text:p>
          </table:table-cell>
          <table:table-cell office:value-type="float" office:value="21.38385" calcext:value-type="float">
            <text:p>21.38385</text:p>
          </table:table-cell>
          <table:table-cell office:value-type="float" office:value="26.85751" calcext:value-type="float">
            <text:p>26.85751</text:p>
          </table:table-cell>
          <table:table-cell office:value-type="float" office:value="21.92365" calcext:value-type="float">
            <text:p>21.92365</text:p>
          </table:table-cell>
          <table:table-cell office:value-type="float" office:value="25.48312" calcext:value-type="float">
            <text:p>25.48312</text:p>
          </table:table-cell>
          <table:table-cell office:value-type="float" office:value="22.21664" calcext:value-type="float">
            <text:p>22.21664</text:p>
          </table:table-cell>
          <table:table-cell office:value-type="float" office:value="24.60239" calcext:value-type="float">
            <text:p>24.60239</text:p>
          </table:table-cell>
          <table:table-cell office:value-type="float" office:value="22.29987" calcext:value-type="float">
            <text:p>22.29987</text:p>
          </table:table-cell>
          <table:table-cell office:value-type="float" office:value="23.72235" calcext:value-type="float">
            <text:p>23.72235</text:p>
          </table:table-cell>
          <table:table-cell office:value-type="float" office:value="22.27466" calcext:value-type="float">
            <text:p>22.27466</text:p>
          </table:table-cell>
          <table:table-cell office:value-type="float" office:value="22.94052" calcext:value-type="float">
            <text:p>22.94052</text:p>
          </table:table-cell>
          <table:table-cell office:value-type="float" office:value="22.05539" calcext:value-type="float">
            <text:p>22.05539</text:p>
          </table:table-cell>
          <table:table-cell office:value-type="float" office:value="21.83224" calcext:value-type="float">
            <text:p>21.83224</text:p>
          </table:table-cell>
          <table:table-cell office:value-type="float" office:value="21.45132" calcext:value-type="float">
            <text:p>21.45132</text:p>
          </table:table-cell>
          <table:table-cell office:value-type="float" office:value="20.93646" calcext:value-type="float">
            <text:p>20.93646</text:p>
          </table:table-cell>
          <table:table-cell office:value-type="float" office:value="20.79626" calcext:value-type="float">
            <text:p>20.79626</text:p>
          </table:table-cell>
          <table:table-cell office:value-type="float" office:value="20.26224" calcext:value-type="float">
            <text:p>20.26224</text:p>
          </table:table-cell>
          <table:table-cell office:value-type="float" office:value="20.25607" calcext:value-type="float">
            <text:p>20.25607</text:p>
          </table:table-cell>
          <table:table-cell office:value-type="float" office:value="19.69974" calcext:value-type="float">
            <text:p>19.69974</text:p>
          </table:table-cell>
          <table:table-cell office:value-type="float" office:value="19.6778" calcext:value-type="float">
            <text:p>19.6778</text:p>
          </table:table-cell>
          <table:table-cell office:value-type="float" office:value="19.09235" calcext:value-type="float">
            <text:p>19.09235</text:p>
          </table:table-cell>
          <table:table-cell office:value-type="float" office:value="19.08075" calcext:value-type="float">
            <text:p>19.08075</text:p>
          </table:table-cell>
          <table:table-cell office:value-type="float" office:value="18.37823" calcext:value-type="float">
            <text:p>18.37823</text:p>
          </table:table-cell>
          <table:table-cell office:value-type="float" office:value="18.37469" calcext:value-type="float">
            <text:p>18.37469</text:p>
          </table:table-cell>
          <table:table-cell office:value-type="float" office:value="17.75531" calcext:value-type="float">
            <text:p>17.75531</text:p>
          </table:table-cell>
          <table:table-cell office:value-type="float" office:value="17.74457" calcext:value-type="float">
            <text:p>17.74457</text:p>
          </table:table-cell>
          <table:table-cell office:value-type="float" office:value="35.9729" calcext:value-type="float">
            <text:p>35.9729</text:p>
          </table:table-cell>
          <table:table-cell office:value-type="float" office:value="18.90057" calcext:value-type="float">
            <text:p>18.900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6" calcext:value-type="float">
            <text:p>24082006</text:p>
          </table:table-cell>
          <table:table-cell office:value-type="float" office:value="20.00335" calcext:value-type="float">
            <text:p>20.00335</text:p>
          </table:table-cell>
          <table:table-cell office:value-type="float" office:value="33.53955" calcext:value-type="float">
            <text:p>33.53955</text:p>
          </table:table-cell>
          <table:table-cell office:value-type="float" office:value="20.40354" calcext:value-type="float">
            <text:p>20.40354</text:p>
          </table:table-cell>
          <table:table-cell office:value-type="float" office:value="2.462477" calcext:value-type="float">
            <text:p>2.462477</text:p>
          </table:table-cell>
          <table:table-cell office:value-type="float" office:value="1.747257" calcext:value-type="float">
            <text:p>1.747257</text:p>
          </table:table-cell>
          <table:table-cell office:value-type="float" office:value="201.7509" calcext:value-type="float">
            <text:p>201.7509</text:p>
          </table:table-cell>
          <table:table-cell office:value-type="float" office:value="0" calcext:value-type="float">
            <text:p>0</text:p>
          </table:table-cell>
          <table:table-cell office:value-type="float" office:value="33.86169" calcext:value-type="float">
            <text:p>33.86169</text:p>
          </table:table-cell>
          <table:table-cell office:value-type="float" office:value="21.79391" calcext:value-type="float">
            <text:p>21.79391</text:p>
          </table:table-cell>
          <table:table-cell office:value-type="float" office:value="30.13019" calcext:value-type="float">
            <text:p>30.13019</text:p>
          </table:table-cell>
          <table:table-cell office:value-type="float" office:value="22.75272" calcext:value-type="float">
            <text:p>22.75272</text:p>
          </table:table-cell>
          <table:table-cell office:value-type="float" office:value="28.23453" calcext:value-type="float">
            <text:p>28.23453</text:p>
          </table:table-cell>
          <table:table-cell office:value-type="float" office:value="23.15039" calcext:value-type="float">
            <text:p>23.15039</text:p>
          </table:table-cell>
          <table:table-cell office:value-type="float" office:value="26.67834" calcext:value-type="float">
            <text:p>26.67834</text:p>
          </table:table-cell>
          <table:table-cell office:value-type="float" office:value="23.29669" calcext:value-type="float">
            <text:p>23.29669</text:p>
          </table:table-cell>
          <table:table-cell office:value-type="float" office:value="25.66965" calcext:value-type="float">
            <text:p>25.66965</text:p>
          </table:table-cell>
          <table:table-cell office:value-type="float" office:value="23.26682" calcext:value-type="float">
            <text:p>23.26682</text:p>
          </table:table-cell>
          <table:table-cell office:value-type="float" office:value="24.63812" calcext:value-type="float">
            <text:p>24.63812</text:p>
          </table:table-cell>
          <table:table-cell office:value-type="float" office:value="23.10474" calcext:value-type="float">
            <text:p>23.10474</text:p>
          </table:table-cell>
          <table:table-cell office:value-type="float" office:value="23.70227" calcext:value-type="float">
            <text:p>23.70227</text:p>
          </table:table-cell>
          <table:table-cell office:value-type="float" office:value="22.73956" calcext:value-type="float">
            <text:p>22.73956</text:p>
          </table:table-cell>
          <table:table-cell office:value-type="float" office:value="22.34128" calcext:value-type="float">
            <text:p>22.34128</text:p>
          </table:table-cell>
          <table:table-cell office:value-type="float" office:value="21.84048" calcext:value-type="float">
            <text:p>21.84048</text:p>
          </table:table-cell>
          <table:table-cell office:value-type="float" office:value="21.15182" calcext:value-type="float">
            <text:p>21.15182</text:p>
          </table:table-cell>
          <table:table-cell office:value-type="float" office:value="20.93835" calcext:value-type="float">
            <text:p>20.93835</text:p>
          </table:table-cell>
          <table:table-cell office:value-type="float" office:value="20.29385" calcext:value-type="float">
            <text:p>20.29385</text:p>
          </table:table-cell>
          <table:table-cell office:value-type="float" office:value="20.25912" calcext:value-type="float">
            <text:p>20.25912</text:p>
          </table:table-cell>
          <table:table-cell office:value-type="float" office:value="19.67761" calcext:value-type="float">
            <text:p>19.67761</text:p>
          </table:table-cell>
          <table:table-cell office:value-type="float" office:value="19.67072" calcext:value-type="float">
            <text:p>19.67072</text:p>
          </table:table-cell>
          <table:table-cell office:value-type="float" office:value="19.08063" calcext:value-type="float">
            <text:p>19.08063</text:p>
          </table:table-cell>
          <table:table-cell office:value-type="float" office:value="19.06989" calcext:value-type="float">
            <text:p>19.06989</text:p>
          </table:table-cell>
          <table:table-cell office:value-type="float" office:value="18.37985" calcext:value-type="float">
            <text:p>18.37985</text:p>
          </table:table-cell>
          <table:table-cell office:value-type="float" office:value="18.36938" calcext:value-type="float">
            <text:p>18.36938</text:p>
          </table:table-cell>
          <table:table-cell office:value-type="float" office:value="17.76334" calcext:value-type="float">
            <text:p>17.76334</text:p>
          </table:table-cell>
          <table:table-cell office:value-type="float" office:value="17.7554" calcext:value-type="float">
            <text:p>17.7554</text:p>
          </table:table-cell>
          <table:table-cell office:value-type="float" office:value="38.1228" calcext:value-type="float">
            <text:p>38.1228</text:p>
          </table:table-cell>
          <table:table-cell office:value-type="float" office:value="20.54462" calcext:value-type="float">
            <text:p>20.544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6" calcext:value-type="float">
            <text:p>25082006</text:p>
          </table:table-cell>
          <table:table-cell office:value-type="float" office:value="20.15385" calcext:value-type="float">
            <text:p>20.15385</text:p>
          </table:table-cell>
          <table:table-cell office:value-type="float" office:value="26.31732" calcext:value-type="float">
            <text:p>26.31732</text:p>
          </table:table-cell>
          <table:table-cell office:value-type="float" office:value="18.61851" calcext:value-type="float">
            <text:p>18.61851</text:p>
          </table:table-cell>
          <table:table-cell office:value-type="float" office:value="1.939611" calcext:value-type="float">
            <text:p>1.939611</text:p>
          </table:table-cell>
          <table:table-cell office:value-type="float" office:value="1.407248" calcext:value-type="float">
            <text:p>1.407248</text:p>
          </table:table-cell>
          <table:table-cell office:value-type="float" office:value="201.6912" calcext:value-type="float">
            <text:p>201.6912</text:p>
          </table:table-cell>
          <table:table-cell office:value-type="float" office:value="0" calcext:value-type="float">
            <text:p>0</text:p>
          </table:table-cell>
          <table:table-cell office:value-type="float" office:value="29.93918" calcext:value-type="float">
            <text:p>29.93918</text:p>
          </table:table-cell>
          <table:table-cell office:value-type="float" office:value="20.73752" calcext:value-type="float">
            <text:p>20.73752</text:p>
          </table:table-cell>
          <table:table-cell office:value-type="float" office:value="27.49274" calcext:value-type="float">
            <text:p>27.49274</text:p>
          </table:table-cell>
          <table:table-cell office:value-type="float" office:value="22.44287" calcext:value-type="float">
            <text:p>22.44287</text:p>
          </table:table-cell>
          <table:table-cell office:value-type="float" office:value="26.28827" calcext:value-type="float">
            <text:p>26.28827</text:p>
          </table:table-cell>
          <table:table-cell office:value-type="float" office:value="23.13116" calcext:value-type="float">
            <text:p>23.13116</text:p>
          </table:table-cell>
          <table:table-cell office:value-type="float" office:value="25.90204" calcext:value-type="float">
            <text:p>25.90204</text:p>
          </table:table-cell>
          <table:table-cell office:value-type="float" office:value="23.48453" calcext:value-type="float">
            <text:p>23.48453</text:p>
          </table:table-cell>
          <table:table-cell office:value-type="float" office:value="25.40515" calcext:value-type="float">
            <text:p>25.40515</text:p>
          </table:table-cell>
          <table:table-cell office:value-type="float" office:value="23.57782" calcext:value-type="float">
            <text:p>23.57782</text:p>
          </table:table-cell>
          <table:table-cell office:value-type="float" office:value="24.63721" calcext:value-type="float">
            <text:p>24.63721</text:p>
          </table:table-cell>
          <table:table-cell office:value-type="float" office:value="23.51172" calcext:value-type="float">
            <text:p>23.51172</text:p>
          </table:table-cell>
          <table:table-cell office:value-type="float" office:value="23.75754" calcext:value-type="float">
            <text:p>23.75754</text:p>
          </table:table-cell>
          <table:table-cell office:value-type="float" office:value="23.19156" calcext:value-type="float">
            <text:p>23.19156</text:p>
          </table:table-cell>
          <table:table-cell office:value-type="float" office:value="22.62772" calcext:value-type="float">
            <text:p>22.62772</text:p>
          </table:table-cell>
          <table:table-cell office:value-type="float" office:value="22.35077" calcext:value-type="float">
            <text:p>22.35077</text:p>
          </table:table-cell>
          <table:table-cell office:value-type="float" office:value="21.40576" calcext:value-type="float">
            <text:p>21.40576</text:p>
          </table:table-cell>
          <table:table-cell office:value-type="float" office:value="21.15454" calcext:value-type="float">
            <text:p>21.15454</text:p>
          </table:table-cell>
          <table:table-cell office:value-type="float" office:value="20.36835" calcext:value-type="float">
            <text:p>20.36835</text:p>
          </table:table-cell>
          <table:table-cell office:value-type="float" office:value="20.29446" calcext:value-type="float">
            <text:p>20.29446</text:p>
          </table:table-cell>
          <table:table-cell office:value-type="float" office:value="19.68198" calcext:value-type="float">
            <text:p>19.68198</text:p>
          </table:table-cell>
          <table:table-cell office:value-type="float" office:value="19.67081" calcext:value-type="float">
            <text:p>19.67081</text:p>
          </table:table-cell>
          <table:table-cell office:value-type="float" office:value="19.06976" calcext:value-type="float">
            <text:p>19.06976</text:p>
          </table:table-cell>
          <table:table-cell office:value-type="float" office:value="19.0629" calcext:value-type="float">
            <text:p>19.0629</text:p>
          </table:table-cell>
          <table:table-cell office:value-type="float" office:value="18.37766" calcext:value-type="float">
            <text:p>18.37766</text:p>
          </table:table-cell>
          <table:table-cell office:value-type="float" office:value="18.37164" calcext:value-type="float">
            <text:p>18.37164</text:p>
          </table:table-cell>
          <table:table-cell office:value-type="float" office:value="17.77078" calcext:value-type="float">
            <text:p>17.77078</text:p>
          </table:table-cell>
          <table:table-cell office:value-type="float" office:value="17.76343" calcext:value-type="float">
            <text:p>17.76343</text:p>
          </table:table-cell>
          <table:table-cell office:value-type="float" office:value="32.65591" calcext:value-type="float">
            <text:p>32.65591</text:p>
          </table:table-cell>
          <table:table-cell office:value-type="float" office:value="18.56509" calcext:value-type="float">
            <text:p>18.565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6" calcext:value-type="float">
            <text:p>26082006</text:p>
          </table:table-cell>
          <table:table-cell office:value-type="float" office:value="20.06845" calcext:value-type="float">
            <text:p>20.06845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15.94241" calcext:value-type="float">
            <text:p>15.94241</text:p>
          </table:table-cell>
          <table:table-cell office:value-type="float" office:value="1.806996" calcext:value-type="float">
            <text:p>1.806996</text:p>
          </table:table-cell>
          <table:table-cell office:value-type="float" office:value="1.375922" calcext:value-type="float">
            <text:p>1.375922</text:p>
          </table:table-cell>
          <table:table-cell office:value-type="float" office:value="204.5914" calcext:value-type="float">
            <text:p>204.5914</text:p>
          </table:table-cell>
          <table:table-cell office:value-type="float" office:value="1.9685" calcext:value-type="float">
            <text:p>1.9685</text:p>
          </table:table-cell>
          <table:table-cell office:value-type="float" office:value="29.11172" calcext:value-type="float">
            <text:p>29.11172</text:p>
          </table:table-cell>
          <table:table-cell office:value-type="float" office:value="18.42917" calcext:value-type="float">
            <text:p>18.42917</text:p>
          </table:table-cell>
          <table:table-cell office:value-type="float" office:value="26.53702" calcext:value-type="float">
            <text:p>26.53702</text:p>
          </table:table-cell>
          <table:table-cell office:value-type="float" office:value="20.315" calcext:value-type="float">
            <text:p>20.315</text:p>
          </table:table-cell>
          <table:table-cell office:value-type="float" office:value="25.3562" calcext:value-type="float">
            <text:p>25.3562</text:p>
          </table:table-cell>
          <table:table-cell office:value-type="float" office:value="21.32538" calcext:value-type="float">
            <text:p>21.32538</text:p>
          </table:table-cell>
          <table:table-cell office:value-type="float" office:value="24.47488" calcext:value-type="float">
            <text:p>24.47488</text:p>
          </table:table-cell>
          <table:table-cell office:value-type="float" office:value="22.05826" calcext:value-type="float">
            <text:p>22.05826</text:p>
          </table:table-cell>
          <table:table-cell office:value-type="float" office:value="24.20578" calcext:value-type="float">
            <text:p>24.20578</text:p>
          </table:table-cell>
          <table:table-cell office:value-type="float" office:value="22.43033" calcext:value-type="float">
            <text:p>22.43033</text:p>
          </table:table-cell>
          <table:table-cell office:value-type="float" office:value="23.99026" calcext:value-type="float">
            <text:p>23.99026</text:p>
          </table:table-cell>
          <table:table-cell office:value-type="float" office:value="22.68008" calcext:value-type="float">
            <text:p>22.68008</text:p>
          </table:table-cell>
          <table:table-cell office:value-type="float" office:value="23.5029" calcext:value-type="float">
            <text:p>23.5029</text:p>
          </table:table-cell>
          <table:table-cell office:value-type="float" office:value="22.66617" calcext:value-type="float">
            <text:p>22.66617</text:p>
          </table:table-cell>
          <table:table-cell office:value-type="float" office:value="22.65689" calcext:value-type="float">
            <text:p>22.65689</text:p>
          </table:table-cell>
          <table:table-cell office:value-type="float" office:value="22.44104" calcext:value-type="float">
            <text:p>22.44104</text:p>
          </table:table-cell>
          <table:table-cell office:value-type="float" office:value="21.52005" calcext:value-type="float">
            <text:p>21.52005</text:p>
          </table:table-cell>
          <table:table-cell office:value-type="float" office:value="21.4079" calcext:value-type="float">
            <text:p>21.4079</text:p>
          </table:table-cell>
          <table:table-cell office:value-type="float" office:value="20.4545" calcext:value-type="float">
            <text:p>20.4545</text:p>
          </table:table-cell>
          <table:table-cell office:value-type="float" office:value="20.36926" calcext:value-type="float">
            <text:p>20.36926</text:p>
          </table:table-cell>
          <table:table-cell office:value-type="float" office:value="19.71085" calcext:value-type="float">
            <text:p>19.71085</text:p>
          </table:table-cell>
          <table:table-cell office:value-type="float" office:value="19.68222" calcext:value-type="float">
            <text:p>19.68222</text:p>
          </table:table-cell>
          <table:table-cell office:value-type="float" office:value="19.06555" calcext:value-type="float">
            <text:p>19.06555</text:p>
          </table:table-cell>
          <table:table-cell office:value-type="float" office:value="19.06262" calcext:value-type="float">
            <text:p>19.06262</text:p>
          </table:table-cell>
          <table:table-cell office:value-type="float" office:value="18.38135" calcext:value-type="float">
            <text:p>18.38135</text:p>
          </table:table-cell>
          <table:table-cell office:value-type="float" office:value="18.37769" calcext:value-type="float">
            <text:p>18.37769</text:p>
          </table:table-cell>
          <table:table-cell office:value-type="float" office:value="17.77744" calcext:value-type="float">
            <text:p>17.77744</text:p>
          </table:table-cell>
          <table:table-cell office:value-type="float" office:value="17.77081" calcext:value-type="float">
            <text:p>17.77081</text:p>
          </table:table-cell>
          <table:table-cell office:value-type="float" office:value="32.02823" calcext:value-type="float">
            <text:p>32.02823</text:p>
          </table:table-cell>
          <table:table-cell office:value-type="float" office:value="16.4454" calcext:value-type="float">
            <text:p>16.44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6" calcext:value-type="float">
            <text:p>27082006</text:p>
          </table:table-cell>
          <table:table-cell office:value-type="float" office:value="19.66925" calcext:value-type="float">
            <text:p>19.66925</text:p>
          </table:table-cell>
          <table:table-cell office:value-type="float" office:value="24.0951" calcext:value-type="float">
            <text:p>24.0951</text:p>
          </table:table-cell>
          <table:table-cell office:value-type="float" office:value="17.5924" calcext:value-type="float">
            <text:p>17.5924</text:p>
          </table:table-cell>
          <table:table-cell office:value-type="float" office:value="1.80121" calcext:value-type="float">
            <text:p>1.80121</text:p>
          </table:table-cell>
          <table:table-cell office:value-type="float" office:value="1.317564" calcext:value-type="float">
            <text:p>1.317564</text:p>
          </table:table-cell>
          <table:table-cell office:value-type="float" office:value="207.0216" calcext:value-type="float">
            <text:p>207.0216</text:p>
          </table:table-cell>
          <table:table-cell office:value-type="float" office:value="5.9055" calcext:value-type="float">
            <text:p>5.9055</text:p>
          </table:table-cell>
          <table:table-cell office:value-type="float" office:value="23.39966" calcext:value-type="float">
            <text:p>23.39966</text:p>
          </table:table-cell>
          <table:table-cell office:value-type="float" office:value="17.70651" calcext:value-type="float">
            <text:p>17.70651</text:p>
          </table:table-cell>
          <table:table-cell office:value-type="float" office:value="22.63293" calcext:value-type="float">
            <text:p>22.63293</text:p>
          </table:table-cell>
          <table:table-cell office:value-type="float" office:value="18.84393" calcext:value-type="float">
            <text:p>18.84393</text:p>
          </table:table-cell>
          <table:table-cell office:value-type="float" office:value="22.82104" calcext:value-type="float">
            <text:p>22.82104</text:p>
          </table:table-cell>
          <table:table-cell office:value-type="float" office:value="20.02063" calcext:value-type="float">
            <text:p>20.02063</text:p>
          </table:table-cell>
          <table:table-cell office:value-type="float" office:value="23.4245" calcext:value-type="float">
            <text:p>23.4245</text:p>
          </table:table-cell>
          <table:table-cell office:value-type="float" office:value="20.96793" calcext:value-type="float">
            <text:p>20.96793</text:p>
          </table:table-cell>
          <table:table-cell office:value-type="float" office:value="23.48535" calcext:value-type="float">
            <text:p>23.48535</text:p>
          </table:table-cell>
          <table:table-cell office:value-type="float" office:value="21.40778" calcext:value-type="float">
            <text:p>21.40778</text:p>
          </table:table-cell>
          <table:table-cell office:value-type="float" office:value="23.38553" calcext:value-type="float">
            <text:p>23.38553</text:p>
          </table:table-cell>
          <table:table-cell office:value-type="float" office:value="21.80148" calcext:value-type="float">
            <text:p>21.80148</text:p>
          </table:table-cell>
          <table:table-cell office:value-type="float" office:value="23.05133" calcext:value-type="float">
            <text:p>23.05133</text:p>
          </table:table-cell>
          <table:table-cell office:value-type="float" office:value="21.95816" calcext:value-type="float">
            <text:p>21.95816</text:p>
          </table:table-cell>
          <table:table-cell office:value-type="float" office:value="22.46173" calcext:value-type="float">
            <text:p>22.46173</text:p>
          </table:table-cell>
          <table:table-cell office:value-type="float" office:value="22.02103" calcext:value-type="float">
            <text:p>22.02103</text:p>
          </table:table-cell>
          <table:table-cell office:value-type="float" office:value="21.53497" calcext:value-type="float">
            <text:p>21.53497</text:p>
          </table:table-cell>
          <table:table-cell office:value-type="float" office:value="21.49005" calcext:value-type="float">
            <text:p>21.49005</text:p>
          </table:table-cell>
          <table:table-cell office:value-type="float" office:value="20.517" calcext:value-type="float">
            <text:p>20.517</text:p>
          </table:table-cell>
          <table:table-cell office:value-type="float" office:value="20.45532" calcext:value-type="float">
            <text:p>20.45532</text:p>
          </table:table-cell>
          <table:table-cell office:value-type="float" office:value="19.74667" calcext:value-type="float">
            <text:p>19.74667</text:p>
          </table:table-cell>
          <table:table-cell office:value-type="float" office:value="19.71121" calcext:value-type="float">
            <text:p>19.71121</text:p>
          </table:table-cell>
          <table:table-cell office:value-type="float" office:value="19.07651" calcext:value-type="float">
            <text:p>19.07651</text:p>
          </table:table-cell>
          <table:table-cell office:value-type="float" office:value="19.06561" calcext:value-type="float">
            <text:p>19.06561</text:p>
          </table:table-cell>
          <table:table-cell office:value-type="float" office:value="18.38593" calcext:value-type="float">
            <text:p>18.38593</text:p>
          </table:table-cell>
          <table:table-cell office:value-type="float" office:value="18.38138" calcext:value-type="float">
            <text:p>18.38138</text:p>
          </table:table-cell>
          <table:table-cell office:value-type="float" office:value="17.78241" calcext:value-type="float">
            <text:p>17.78241</text:p>
          </table:table-cell>
          <table:table-cell office:value-type="float" office:value="17.77747" calcext:value-type="float">
            <text:p>17.77747</text:p>
          </table:table-cell>
          <table:table-cell office:value-type="float" office:value="23.79877" calcext:value-type="float">
            <text:p>23.79877</text:p>
          </table:table-cell>
          <table:table-cell office:value-type="float" office:value="16.6452" calcext:value-type="float">
            <text:p>16.64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6" calcext:value-type="float">
            <text:p>28082006</text:p>
          </table:table-cell>
          <table:table-cell office:value-type="float" office:value="19.34865" calcext:value-type="float">
            <text:p>19.34865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15.07842" calcext:value-type="float">
            <text:p>15.07842</text:p>
          </table:table-cell>
          <table:table-cell office:value-type="float" office:value="1.67019" calcext:value-type="float">
            <text:p>1.67019</text:p>
          </table:table-cell>
          <table:table-cell office:value-type="float" office:value="1.12167" calcext:value-type="float">
            <text:p>1.12167</text:p>
          </table:table-cell>
          <table:table-cell office:value-type="float" office:value="207.6833" calcext:value-type="float">
            <text:p>207.6833</text:p>
          </table:table-cell>
          <table:table-cell office:value-type="float" office:value="0" calcext:value-type="float">
            <text:p>0</text:p>
          </table:table-cell>
          <table:table-cell office:value-type="float" office:value="20.70844" calcext:value-type="float">
            <text:p>20.70844</text:p>
          </table:table-cell>
          <table:table-cell office:value-type="float" office:value="15.25613" calcext:value-type="float">
            <text:p>15.25613</text:p>
          </table:table-cell>
          <table:table-cell office:value-type="float" office:value="20.27097" calcext:value-type="float">
            <text:p>20.27097</text:p>
          </table:table-cell>
          <table:table-cell office:value-type="float" office:value="17.14441" calcext:value-type="float">
            <text:p>17.14441</text:p>
          </table:table-cell>
          <table:table-cell office:value-type="float" office:value="20.22754" calcext:value-type="float">
            <text:p>20.22754</text:p>
          </table:table-cell>
          <table:table-cell office:value-type="float" office:value="18.32205" calcext:value-type="float">
            <text:p>18.32205</text:p>
          </table:table-cell>
          <table:table-cell office:value-type="float" office:value="20.94449" calcext:value-type="float">
            <text:p>20.94449</text:p>
          </table:table-cell>
          <table:table-cell office:value-type="float" office:value="19.26233" calcext:value-type="float">
            <text:p>19.26233</text:p>
          </table:table-cell>
          <table:table-cell office:value-type="float" office:value="21.37073" calcext:value-type="float">
            <text:p>21.37073</text:p>
          </table:table-cell>
          <table:table-cell office:value-type="float" office:value="19.82938" calcext:value-type="float">
            <text:p>19.82938</text:p>
          </table:table-cell>
          <table:table-cell office:value-type="float" office:value="21.78107" calcext:value-type="float">
            <text:p>21.78107</text:p>
          </table:table-cell>
          <table:table-cell office:value-type="float" office:value="20.44153" calcext:value-type="float">
            <text:p>20.44153</text:p>
          </table:table-cell>
          <table:table-cell office:value-type="float" office:value="21.94702" calcext:value-type="float">
            <text:p>21.94702</text:p>
          </table:table-cell>
          <table:table-cell office:value-type="float" office:value="20.85849" calcext:value-type="float">
            <text:p>20.85849</text:p>
          </table:table-cell>
          <table:table-cell office:value-type="float" office:value="22.01627" calcext:value-type="float">
            <text:p>22.01627</text:p>
          </table:table-cell>
          <table:table-cell office:value-type="float" office:value="21.32751" calcext:value-type="float">
            <text:p>21.32751</text:p>
          </table:table-cell>
          <table:table-cell office:value-type="float" office:value="21.48877" calcext:value-type="float">
            <text:p>21.48877</text:p>
          </table:table-cell>
          <table:table-cell office:value-type="float" office:value="21.28055" calcext:value-type="float">
            <text:p>21.28055</text:p>
          </table:table-cell>
          <table:table-cell office:value-type="float" office:value="20.53235" calcext:value-type="float">
            <text:p>20.53235</text:p>
          </table:table-cell>
          <table:table-cell office:value-type="float" office:value="20.51746" calcext:value-type="float">
            <text:p>20.51746</text:p>
          </table:table-cell>
          <table:table-cell office:value-type="float" office:value="19.77591" calcext:value-type="float">
            <text:p>19.77591</text:p>
          </table:table-cell>
          <table:table-cell office:value-type="float" office:value="19.74704" calcext:value-type="float">
            <text:p>19.74704</text:p>
          </table:table-cell>
          <table:table-cell office:value-type="float" office:value="19.09174" calcext:value-type="float">
            <text:p>19.09174</text:p>
          </table:table-cell>
          <table:table-cell office:value-type="float" office:value="19.07666" calcext:value-type="float">
            <text:p>19.07666</text:p>
          </table:table-cell>
          <table:table-cell office:value-type="float" office:value="18.39209" calcext:value-type="float">
            <text:p>18.39209</text:p>
          </table:table-cell>
          <table:table-cell office:value-type="float" office:value="18.38599" calcext:value-type="float">
            <text:p>18.38599</text:p>
          </table:table-cell>
          <table:table-cell office:value-type="float" office:value="17.78687" calcext:value-type="float">
            <text:p>17.78687</text:p>
          </table:table-cell>
          <table:table-cell office:value-type="float" office:value="17.78247" calcext:value-type="float">
            <text:p>17.78247</text:p>
          </table:table-cell>
          <table:table-cell office:value-type="float" office:value="20.79977" calcext:value-type="float">
            <text:p>20.79977</text:p>
          </table:table-cell>
          <table:table-cell office:value-type="float" office:value="14.02374" calcext:value-type="float">
            <text:p>14.023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6" calcext:value-type="float">
            <text:p>29082006</text:p>
          </table:table-cell>
          <table:table-cell office:value-type="float" office:value="19.52673" calcext:value-type="float">
            <text:p>19.52673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12.62576" calcext:value-type="float">
            <text:p>12.62576</text:p>
          </table:table-cell>
          <table:table-cell office:value-type="float" office:value="1.690318" calcext:value-type="float">
            <text:p>1.690318</text:p>
          </table:table-cell>
          <table:table-cell office:value-type="float" office:value="1.244212" calcext:value-type="float">
            <text:p>1.244212</text:p>
          </table:table-cell>
          <table:table-cell office:value-type="float" office:value="206.8543" calcext:value-type="float">
            <text:p>206.8543</text:p>
          </table:table-cell>
          <table:table-cell office:value-type="float" office:value="0" calcext:value-type="float">
            <text:p>0</text:p>
          </table:table-cell>
          <table:table-cell office:value-type="float" office:value="26.38916" calcext:value-type="float">
            <text:p>26.38916</text:p>
          </table:table-cell>
          <table:table-cell office:value-type="float" office:value="13.60123" calcext:value-type="float">
            <text:p>13.60123</text:p>
          </table:table-cell>
          <table:table-cell office:value-type="float" office:value="23.73108" calcext:value-type="float">
            <text:p>23.73108</text:p>
          </table:table-cell>
          <table:table-cell office:value-type="float" office:value="15.49982" calcext:value-type="float">
            <text:p>15.49982</text:p>
          </table:table-cell>
          <table:table-cell office:value-type="float" office:value="22.52707" calcext:value-type="float">
            <text:p>22.52707</text:p>
          </table:table-cell>
          <table:table-cell office:value-type="float" office:value="16.77731" calcext:value-type="float">
            <text:p>16.77731</text:p>
          </table:table-cell>
          <table:table-cell office:value-type="float" office:value="21.72418" calcext:value-type="float">
            <text:p>21.72418</text:p>
          </table:table-cell>
          <table:table-cell office:value-type="float" office:value="17.92859" calcext:value-type="float">
            <text:p>17.92859</text:p>
          </table:table-cell>
          <table:table-cell office:value-type="float" office:value="21.28772" calcext:value-type="float">
            <text:p>21.28772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20.96384" calcext:value-type="float">
            <text:p>20.96384</text:p>
          </table:table-cell>
          <table:table-cell office:value-type="float" office:value="19.45966" calcext:value-type="float">
            <text:p>19.45966</text:p>
          </table:table-cell>
          <table:table-cell office:value-type="float" office:value="20.84564" calcext:value-type="float">
            <text:p>20.84564</text:p>
          </table:table-cell>
          <table:table-cell office:value-type="float" office:value="20.05042" calcext:value-type="float">
            <text:p>20.05042</text:p>
          </table:table-cell>
          <table:table-cell office:value-type="float" office:value="21.32083" calcext:value-type="float">
            <text:p>21.32083</text:p>
          </table:table-cell>
          <table:table-cell office:value-type="float" office:value="20.72617" calcext:value-type="float">
            <text:p>20.72617</text:p>
          </table:table-cell>
          <table:table-cell office:value-type="float" office:value="21.27765" calcext:value-type="float">
            <text:p>21.27765</text:p>
          </table:table-cell>
          <table:table-cell office:value-type="float" office:value="20.94876" calcext:value-type="float">
            <text:p>20.94876</text:p>
          </table:table-cell>
          <table:table-cell office:value-type="float" office:value="20.52908" calcext:value-type="float">
            <text:p>20.52908</text:p>
          </table:table-cell>
          <table:table-cell office:value-type="float" office:value="20.47629" calcext:value-type="float">
            <text:p>20.47629</text:p>
          </table:table-cell>
          <table:table-cell office:value-type="float" office:value="19.78543" calcext:value-type="float">
            <text:p>19.78543</text:p>
          </table:table-cell>
          <table:table-cell office:value-type="float" office:value="19.77609" calcext:value-type="float">
            <text:p>19.77609</text:p>
          </table:table-cell>
          <table:table-cell office:value-type="float" office:value="19.10645" calcext:value-type="float">
            <text:p>19.10645</text:p>
          </table:table-cell>
          <table:table-cell office:value-type="float" office:value="19.09189" calcext:value-type="float">
            <text:p>19.09189</text:p>
          </table:table-cell>
          <table:table-cell office:value-type="float" office:value="18.39944" calcext:value-type="float">
            <text:p>18.39944</text:p>
          </table:table-cell>
          <table:table-cell office:value-type="float" office:value="18.39218" calcext:value-type="float">
            <text:p>18.39218</text:p>
          </table:table-cell>
          <table:table-cell office:value-type="float" office:value="17.79114" calcext:value-type="float">
            <text:p>17.79114</text:p>
          </table:table-cell>
          <table:table-cell office:value-type="float" office:value="17.78696" calcext:value-type="float">
            <text:p>17.78696</text:p>
          </table:table-cell>
          <table:table-cell office:value-type="float" office:value="31.10129" calcext:value-type="float">
            <text:p>31.10129</text:p>
          </table:table-cell>
          <table:table-cell office:value-type="float" office:value="12.25186" calcext:value-type="float">
            <text:p>12.251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6" calcext:value-type="float">
            <text:p>30082006</text:p>
          </table:table-cell>
          <table:table-cell office:value-type="float" office:value="19.36335" calcext:value-type="float">
            <text:p>19.36335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2.63132" calcext:value-type="float">
            <text:p>12.63132</text:p>
          </table:table-cell>
          <table:table-cell office:value-type="float" office:value="1.75192" calcext:value-type="float">
            <text:p>1.75192</text:p>
          </table:table-cell>
          <table:table-cell office:value-type="float" office:value="1.240872" calcext:value-type="float">
            <text:p>1.240872</text:p>
          </table:table-cell>
          <table:table-cell office:value-type="float" office:value="206.7106" calcext:value-type="float">
            <text:p>206.7106</text:p>
          </table:table-cell>
          <table:table-cell office:value-type="float" office:value="0" calcext:value-type="float">
            <text:p>0</text:p>
          </table:table-cell>
          <table:table-cell office:value-type="float" office:value="28.65979" calcext:value-type="float">
            <text:p>28.65979</text:p>
          </table:table-cell>
          <table:table-cell office:value-type="float" office:value="15.1377" calcext:value-type="float">
            <text:p>15.1377</text:p>
          </table:table-cell>
          <table:table-cell office:value-type="float" office:value="25.40607" calcext:value-type="float">
            <text:p>25.40607</text:p>
          </table:table-cell>
          <table:table-cell office:value-type="float" office:value="17.13226" calcext:value-type="float">
            <text:p>17.13226</text:p>
          </table:table-cell>
          <table:table-cell office:value-type="float" office:value="23.91565" calcext:value-type="float">
            <text:p>23.91565</text:p>
          </table:table-cell>
          <table:table-cell office:value-type="float" office:value="18.2124" calcext:value-type="float">
            <text:p>18.2124</text:p>
          </table:table-cell>
          <table:table-cell office:value-type="float" office:value="22.80975" calcext:value-type="float">
            <text:p>22.80975</text:p>
          </table:table-cell>
          <table:table-cell office:value-type="float" office:value="19.09543" calcext:value-type="float">
            <text:p>19.09543</text:p>
          </table:table-cell>
          <table:table-cell office:value-type="float" office:value="22.1709" calcext:value-type="float">
            <text:p>22.1709</text:p>
          </table:table-cell>
          <table:table-cell office:value-type="float" office:value="19.6113" calcext:value-type="float">
            <text:p>19.6113</text:p>
          </table:table-cell>
          <table:table-cell office:value-type="float" office:value="21.61087" calcext:value-type="float">
            <text:p>21.61087</text:p>
          </table:table-cell>
          <table:table-cell office:value-type="float" office:value="20.08325" calcext:value-type="float">
            <text:p>20.08325</text:p>
          </table:table-cell>
          <table:table-cell office:value-type="float" office:value="21.24231" calcext:value-type="float">
            <text:p>21.24231</text:p>
          </table:table-cell>
          <table:table-cell office:value-type="float" office:value="20.36139" calcext:value-type="float">
            <text:p>20.36139</text:p>
          </table:table-cell>
          <table:table-cell office:value-type="float" office:value="20.78656" calcext:value-type="float">
            <text:p>20.78656</text:p>
          </table:table-cell>
          <table:table-cell office:value-type="float" office:value="20.67206" calcext:value-type="float">
            <text:p>20.67206</text:p>
          </table:table-cell>
          <table:table-cell office:value-type="float" office:value="20.94571" calcext:value-type="float">
            <text:p>20.94571</text:p>
          </table:table-cell>
          <table:table-cell office:value-type="float" office:value="20.73654" calcext:value-type="float">
            <text:p>20.73654</text:p>
          </table:table-cell>
          <table:table-cell office:value-type="float" office:value="20.47543" calcext:value-type="float">
            <text:p>20.47543</text:p>
          </table:table-cell>
          <table:table-cell office:value-type="float" office:value="20.38431" calcext:value-type="float">
            <text:p>20.38431</text:p>
          </table:table-cell>
          <table:table-cell office:value-type="float" office:value="19.785" calcext:value-type="float">
            <text:p>19.785</text:p>
          </table:table-cell>
          <table:table-cell office:value-type="float" office:value="19.76855" calcext:value-type="float">
            <text:p>19.76855</text:p>
          </table:table-cell>
          <table:table-cell office:value-type="float" office:value="19.11249" calcext:value-type="float">
            <text:p>19.11249</text:p>
          </table:table-cell>
          <table:table-cell office:value-type="float" office:value="19.10657" calcext:value-type="float">
            <text:p>19.10657</text:p>
          </table:table-cell>
          <table:table-cell office:value-type="float" office:value="18.4025" calcext:value-type="float">
            <text:p>18.4025</text:p>
          </table:table-cell>
          <table:table-cell office:value-type="float" office:value="18.39383" calcext:value-type="float">
            <text:p>18.39383</text:p>
          </table:table-cell>
          <table:table-cell office:value-type="float" office:value="17.79556" calcext:value-type="float">
            <text:p>17.79556</text:p>
          </table:table-cell>
          <table:table-cell office:value-type="float" office:value="17.79117" calcext:value-type="float">
            <text:p>17.79117</text:p>
          </table:table-cell>
          <table:table-cell office:value-type="float" office:value="32.47446" calcext:value-type="float">
            <text:p>32.47446</text:p>
          </table:table-cell>
          <table:table-cell office:value-type="float" office:value="13.05585" calcext:value-type="float">
            <text:p>13.055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6" calcext:value-type="float">
            <text:p>31082006</text:p>
          </table:table-cell>
          <table:table-cell office:value-type="float" office:value="19.27606" calcext:value-type="float">
            <text:p>19.27606</text:p>
          </table:table-cell>
          <table:table-cell office:value-type="float" office:value="27.42843" calcext:value-type="float">
            <text:p>27.42843</text:p>
          </table:table-cell>
          <table:table-cell office:value-type="float" office:value="14.8452" calcext:value-type="float">
            <text:p>14.8452</text:p>
          </table:table-cell>
          <table:table-cell office:value-type="float" office:value="1.824361" calcext:value-type="float">
            <text:p>1.824361</text:p>
          </table:table-cell>
          <table:table-cell office:value-type="float" office:value="1.395639" calcext:value-type="float">
            <text:p>1.395639</text:p>
          </table:table-cell>
          <table:table-cell office:value-type="float" office:value="210.5414" calcext:value-type="float">
            <text:p>210.5414</text:p>
          </table:table-cell>
          <table:table-cell office:value-type="float" office:value="0" calcext:value-type="float">
            <text:p>0</text:p>
          </table:table-cell>
          <table:table-cell office:value-type="float" office:value="29.60693" calcext:value-type="float">
            <text:p>29.60693</text:p>
          </table:table-cell>
          <table:table-cell office:value-type="float" office:value="16.92389" calcext:value-type="float">
            <text:p>16.92389</text:p>
          </table:table-cell>
          <table:table-cell office:value-type="float" office:value="26.28448" calcext:value-type="float">
            <text:p>26.28448</text:p>
          </table:table-cell>
          <table:table-cell office:value-type="float" office:value="18.56149" calcext:value-type="float">
            <text:p>18.56149</text:p>
          </table:table-cell>
          <table:table-cell office:value-type="float" office:value="24.73352" calcext:value-type="float">
            <text:p>24.73352</text:p>
          </table:table-cell>
          <table:table-cell office:value-type="float" office:value="19.41742" calcext:value-type="float">
            <text:p>19.41742</text:p>
          </table:table-cell>
          <table:table-cell office:value-type="float" office:value="23.54001" calcext:value-type="float">
            <text:p>23.54001</text:p>
          </table:table-cell>
          <table:table-cell office:value-type="float" office:value="20.08707" calcext:value-type="float">
            <text:p>20.08707</text:p>
          </table:table-cell>
          <table:table-cell office:value-type="float" office:value="22.82855" calcext:value-type="float">
            <text:p>22.82855</text:p>
          </table:table-cell>
          <table:table-cell office:value-type="float" office:value="20.4437" calcext:value-type="float">
            <text:p>20.4437</text:p>
          </table:table-cell>
          <table:table-cell office:value-type="float" office:value="22.16696" calcext:value-type="float">
            <text:p>22.16696</text:p>
          </table:table-cell>
          <table:table-cell office:value-type="float" office:value="20.72766" calcext:value-type="float">
            <text:p>20.72766</text:p>
          </table:table-cell>
          <table:table-cell office:value-type="float" office:value="21.67538" calcext:value-type="float">
            <text:p>21.67538</text:p>
          </table:table-cell>
          <table:table-cell office:value-type="float" office:value="20.81577" calcext:value-type="float">
            <text:p>20.81577</text:p>
          </table:table-cell>
          <table:table-cell office:value-type="float" office:value="21.00055" calcext:value-type="float">
            <text:p>21.00055</text:p>
          </table:table-cell>
          <table:table-cell office:value-type="float" office:value="20.7872" calcext:value-type="float">
            <text:p>20.7872</text:p>
          </table:table-cell>
          <table:table-cell office:value-type="float" office:value="20.73529" calcext:value-type="float">
            <text:p>20.73529</text:p>
          </table:table-cell>
          <table:table-cell office:value-type="float" office:value="20.68005" calcext:value-type="float">
            <text:p>20.68005</text:p>
          </table:table-cell>
          <table:table-cell office:value-type="float" office:value="20.38333" calcext:value-type="float">
            <text:p>20.38333</text:p>
          </table:table-cell>
          <table:table-cell office:value-type="float" office:value="20.3013" calcext:value-type="float">
            <text:p>20.3013</text:p>
          </table:table-cell>
          <table:table-cell office:value-type="float" office:value="19.76828" calcext:value-type="float">
            <text:p>19.76828</text:p>
          </table:table-cell>
          <table:table-cell office:value-type="float" office:value="19.73581" calcext:value-type="float">
            <text:p>19.73581</text:p>
          </table:table-cell>
          <table:table-cell office:value-type="float" office:value="19.11276" calcext:value-type="float">
            <text:p>19.11276</text:p>
          </table:table-cell>
          <table:table-cell office:value-type="float" office:value="19.11136" calcext:value-type="float">
            <text:p>19.11136</text:p>
          </table:table-cell>
          <table:table-cell office:value-type="float" office:value="18.41074" calcext:value-type="float">
            <text:p>18.41074</text:p>
          </table:table-cell>
          <table:table-cell office:value-type="float" office:value="18.4017" calcext:value-type="float">
            <text:p>18.4017</text:p>
          </table:table-cell>
          <table:table-cell office:value-type="float" office:value="17.80197" calcext:value-type="float">
            <text:p>17.80197</text:p>
          </table:table-cell>
          <table:table-cell office:value-type="float" office:value="17.79562" calcext:value-type="float">
            <text:p>17.79562</text:p>
          </table:table-cell>
          <table:table-cell office:value-type="float" office:value="33.40018" calcext:value-type="float">
            <text:p>33.40018</text:p>
          </table:table-cell>
          <table:table-cell office:value-type="float" office:value="15.07724" calcext:value-type="float">
            <text:p>15.077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6" calcext:value-type="float">
            <text:p>1092006</text:p>
          </table:table-cell>
          <table:table-cell office:value-type="float" office:value="19.07664" calcext:value-type="float">
            <text:p>19.07664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3.54308" calcext:value-type="float">
            <text:p>13.54308</text:p>
          </table:table-cell>
          <table:table-cell office:value-type="float" office:value="1.771286" calcext:value-type="float">
            <text:p>1.771286</text:p>
          </table:table-cell>
          <table:table-cell office:value-type="float" office:value="1.030829" calcext:value-type="float">
            <text:p>1.030829</text:p>
          </table:table-cell>
          <table:table-cell office:value-type="float" office:value="213.1413" calcext:value-type="float">
            <text:p>213.1413</text:p>
          </table:table-cell>
          <table:table-cell office:value-type="float" office:value="0" calcext:value-type="float">
            <text:p>0</text:p>
          </table:table-cell>
          <table:table-cell office:value-type="float" office:value="29.48349" calcext:value-type="float">
            <text:p>29.48349</text:p>
          </table:table-cell>
          <table:table-cell office:value-type="float" office:value="16.80457" calcext:value-type="float">
            <text:p>16.80457</text:p>
          </table:table-cell>
          <table:table-cell office:value-type="float" office:value="26.27533" calcext:value-type="float">
            <text:p>26.27533</text:p>
          </table:table-cell>
          <table:table-cell office:value-type="float" office:value="18.68182" calcext:value-type="float">
            <text:p>18.68182</text:p>
          </table:table-cell>
          <table:table-cell office:value-type="float" office:value="24.7818" calcext:value-type="float">
            <text:p>24.7818</text:p>
          </table:table-cell>
          <table:table-cell office:value-type="float" office:value="19.66547" calcext:value-type="float">
            <text:p>19.66547</text:p>
          </table:table-cell>
          <table:table-cell office:value-type="float" office:value="23.63608" calcext:value-type="float">
            <text:p>23.63608</text:p>
          </table:table-cell>
          <table:table-cell office:value-type="float" office:value="20.40826" calcext:value-type="float">
            <text:p>20.40826</text:p>
          </table:table-cell>
          <table:table-cell office:value-type="float" office:value="22.94156" calcext:value-type="float">
            <text:p>22.94156</text:p>
          </table:table-cell>
          <table:table-cell office:value-type="float" office:value="20.7886" calcext:value-type="float">
            <text:p>20.7886</text:p>
          </table:table-cell>
          <table:table-cell office:value-type="float" office:value="22.30286" calcext:value-type="float">
            <text:p>22.30286</text:p>
          </table:table-cell>
          <table:table-cell office:value-type="float" office:value="21.07059" calcext:value-type="float">
            <text:p>21.07059</text:p>
          </table:table-cell>
          <table:table-cell office:value-type="float" office:value="21.84183" calcext:value-type="float">
            <text:p>21.84183</text:p>
          </table:table-cell>
          <table:table-cell office:value-type="float" office:value="21.11969" calcext:value-type="float">
            <text:p>21.11969</text:p>
          </table:table-cell>
          <table:table-cell office:value-type="float" office:value="21.18335" calcext:value-type="float">
            <text:p>21.18335</text:p>
          </table:table-cell>
          <table:table-cell office:value-type="float" office:value="21.0072" calcext:value-type="float">
            <text:p>21.0072</text:p>
          </table:table-cell>
          <table:table-cell office:value-type="float" office:value="20.71295" calcext:value-type="float">
            <text:p>20.71295</text:p>
          </table:table-cell>
          <table:table-cell office:value-type="float" office:value="20.68033" calcext:value-type="float">
            <text:p>20.68033</text:p>
          </table:table-cell>
          <table:table-cell office:value-type="float" office:value="20.30057" calcext:value-type="float">
            <text:p>20.30057</text:p>
          </table:table-cell>
          <table:table-cell office:value-type="float" office:value="20.24857" calcext:value-type="float">
            <text:p>20.24857</text:p>
          </table:table-cell>
          <table:table-cell office:value-type="float" office:value="19.73541" calcext:value-type="float">
            <text:p>19.73541</text:p>
          </table:table-cell>
          <table:table-cell office:value-type="float" office:value="19.70178" calcext:value-type="float">
            <text:p>19.70178</text:p>
          </table:table-cell>
          <table:table-cell office:value-type="float" office:value="19.11133" calcext:value-type="float">
            <text:p>19.11133</text:p>
          </table:table-cell>
          <table:table-cell office:value-type="float" office:value="19.10474" calcext:value-type="float">
            <text:p>19.10474</text:p>
          </table:table-cell>
          <table:table-cell office:value-type="float" office:value="18.41574" calcext:value-type="float">
            <text:p>18.41574</text:p>
          </table:table-cell>
          <table:table-cell office:value-type="float" office:value="18.41083" calcext:value-type="float">
            <text:p>18.41083</text:p>
          </table:table-cell>
          <table:table-cell office:value-type="float" office:value="17.8078" calcext:value-type="float">
            <text:p>17.8078</text:p>
          </table:table-cell>
          <table:table-cell office:value-type="float" office:value="17.80203" calcext:value-type="float">
            <text:p>17.80203</text:p>
          </table:table-cell>
          <table:table-cell office:value-type="float" office:value="33.12994" calcext:value-type="float">
            <text:p>33.12994</text:p>
          </table:table-cell>
          <table:table-cell office:value-type="float" office:value="13.63022" calcext:value-type="float">
            <text:p>13.630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6" calcext:value-type="float">
            <text:p>2092006</text:p>
          </table:table-cell>
          <table:table-cell office:value-type="float" office:value="18.96515" calcext:value-type="float">
            <text:p>18.96515</text:p>
          </table:table-cell>
          <table:table-cell office:value-type="float" office:value="22.42843" calcext:value-type="float">
            <text:p>22.42843</text:p>
          </table:table-cell>
          <table:table-cell office:value-type="float" office:value="8.739649" calcext:value-type="float">
            <text:p>8.739649</text:p>
          </table:table-cell>
          <table:table-cell office:value-type="float" office:value="1.431406" calcext:value-type="float">
            <text:p>1.431406</text:p>
          </table:table-cell>
          <table:table-cell office:value-type="float" office:value="0.9889641" calcext:value-type="float">
            <text:p>0.9889641</text:p>
          </table:table-cell>
          <table:table-cell office:value-type="float" office:value="213.2002" calcext:value-type="float">
            <text:p>213.2002</text:p>
          </table:table-cell>
          <table:table-cell office:value-type="float" office:value="3.175" calcext:value-type="float">
            <text:p>3.175</text:p>
          </table:table-cell>
          <table:table-cell office:value-type="float" office:value="26.15033" calcext:value-type="float">
            <text:p>26.15033</text:p>
          </table:table-cell>
          <table:table-cell office:value-type="float" office:value="12.80304" calcext:value-type="float">
            <text:p>12.80304</text:p>
          </table:table-cell>
          <table:table-cell office:value-type="float" office:value="23.5925" calcext:value-type="float">
            <text:p>23.5925</text:p>
          </table:table-cell>
          <table:table-cell office:value-type="float" office:value="15.92175" calcext:value-type="float">
            <text:p>15.92175</text:p>
          </table:table-cell>
          <table:table-cell office:value-type="float" office:value="22.54239" calcext:value-type="float">
            <text:p>22.54239</text:p>
          </table:table-cell>
          <table:table-cell office:value-type="float" office:value="17.67191" calcext:value-type="float">
            <text:p>17.67191</text:p>
          </table:table-cell>
          <table:table-cell office:value-type="float" office:value="22.43765" calcext:value-type="float">
            <text:p>22.43765</text:p>
          </table:table-cell>
          <table:table-cell office:value-type="float" office:value="19.01022" calcext:value-type="float">
            <text:p>19.01022</text:p>
          </table:table-cell>
          <table:table-cell office:value-type="float" office:value="22.4534" calcext:value-type="float">
            <text:p>22.4534</text:p>
          </table:table-cell>
          <table:table-cell office:value-type="float" office:value="19.76712" calcext:value-type="float">
            <text:p>19.76712</text:p>
          </table:table-cell>
          <table:table-cell office:value-type="float" office:value="22.26581" calcext:value-type="float">
            <text:p>22.26581</text:p>
          </table:table-cell>
          <table:table-cell office:value-type="float" office:value="20.40128" calcext:value-type="float">
            <text:p>20.40128</text:p>
          </table:table-cell>
          <table:table-cell office:value-type="float" office:value="21.8486" calcext:value-type="float">
            <text:p>21.8486</text:p>
          </table:table-cell>
          <table:table-cell office:value-type="float" office:value="20.71533" calcext:value-type="float">
            <text:p>20.71533</text:p>
          </table:table-cell>
          <table:table-cell office:value-type="float" office:value="21.25916" calcext:value-type="float">
            <text:p>21.25916</text:p>
          </table:table-cell>
          <table:table-cell office:value-type="float" office:value="20.95914" calcext:value-type="float">
            <text:p>20.95914</text:p>
          </table:table-cell>
          <table:table-cell office:value-type="float" office:value="20.74091" calcext:value-type="float">
            <text:p>20.74091</text:p>
          </table:table-cell>
          <table:table-cell office:value-type="float" office:value="20.71191" calcext:value-type="float">
            <text:p>20.71191</text:p>
          </table:table-cell>
          <table:table-cell office:value-type="float" office:value="20.24811" calcext:value-type="float">
            <text:p>20.24811</text:p>
          </table:table-cell>
          <table:table-cell office:value-type="float" office:value="20.21954" calcext:value-type="float">
            <text:p>20.21954</text:p>
          </table:table-cell>
          <table:table-cell office:value-type="float" office:value="19.70145" calcext:value-type="float">
            <text:p>19.70145</text:p>
          </table:table-cell>
          <table:table-cell office:value-type="float" office:value="19.67453" calcext:value-type="float">
            <text:p>19.67453</text:p>
          </table:table-cell>
          <table:table-cell office:value-type="float" office:value="19.10461" calcext:value-type="float">
            <text:p>19.10461</text:p>
          </table:table-cell>
          <table:table-cell office:value-type="float" office:value="19.09531" calcext:value-type="float">
            <text:p>19.09531</text:p>
          </table:table-cell>
          <table:table-cell office:value-type="float" office:value="18.41785" calcext:value-type="float">
            <text:p>18.41785</text:p>
          </table:table-cell>
          <table:table-cell office:value-type="float" office:value="18.4158" calcext:value-type="float">
            <text:p>18.4158</text:p>
          </table:table-cell>
          <table:table-cell office:value-type="float" office:value="17.81241" calcext:value-type="float">
            <text:p>17.81241</text:p>
          </table:table-cell>
          <table:table-cell office:value-type="float" office:value="17.80786" calcext:value-type="float">
            <text:p>17.80786</text:p>
          </table:table-cell>
          <table:table-cell office:value-type="float" office:value="28.97177" calcext:value-type="float">
            <text:p>28.97177</text:p>
          </table:table-cell>
          <table:table-cell office:value-type="float" office:value="9.733612" calcext:value-type="float">
            <text:p>9.7336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6" calcext:value-type="float">
            <text:p>3092006</text:p>
          </table:table-cell>
          <table:table-cell office:value-type="float" office:value="18.76703" calcext:value-type="float">
            <text:p>18.76703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7.645217" calcext:value-type="float">
            <text:p>7.645217</text:p>
          </table:table-cell>
          <table:table-cell office:value-type="float" office:value="1.51721" calcext:value-type="float">
            <text:p>1.51721</text:p>
          </table:table-cell>
          <table:table-cell office:value-type="float" office:value="0.9197928" calcext:value-type="float">
            <text:p>0.9197928</text:p>
          </table:table-cell>
          <table:table-cell office:value-type="float" office:value="218.099" calcext:value-type="float">
            <text:p>218.099</text:p>
          </table:table-cell>
          <table:table-cell office:value-type="float" office:value="9.525" calcext:value-type="float">
            <text:p>9.525</text:p>
          </table:table-cell>
          <table:table-cell office:value-type="float" office:value="22.01294" calcext:value-type="float">
            <text:p>22.01294</text:p>
          </table:table-cell>
          <table:table-cell office:value-type="float" office:value="10.24573" calcext:value-type="float">
            <text:p>10.24573</text:p>
          </table:table-cell>
          <table:table-cell office:value-type="float" office:value="20.56735" calcext:value-type="float">
            <text:p>20.56735</text:p>
          </table:table-cell>
          <table:table-cell office:value-type="float" office:value="12.29697" calcext:value-type="float">
            <text:p>12.29697</text:p>
          </table:table-cell>
          <table:table-cell office:value-type="float" office:value="19.89291" calcext:value-type="float">
            <text:p>19.89291</text:p>
          </table:table-cell>
          <table:table-cell office:value-type="float" office:value="14.49625" calcext:value-type="float">
            <text:p>14.49625</text:p>
          </table:table-cell>
          <table:table-cell office:value-type="float" office:value="20.38333" calcext:value-type="float">
            <text:p>20.38333</text:p>
          </table:table-cell>
          <table:table-cell office:value-type="float" office:value="16.44809" calcext:value-type="float">
            <text:p>16.44809</text:p>
          </table:table-cell>
          <table:table-cell office:value-type="float" office:value="20.80945" calcext:value-type="float">
            <text:p>20.80945</text:p>
          </table:table-cell>
          <table:table-cell office:value-type="float" office:value="17.64069" calcext:value-type="float">
            <text:p>17.64069</text:p>
          </table:table-cell>
          <table:table-cell office:value-type="float" office:value="21.08923" calcext:value-type="float">
            <text:p>21.08923</text:p>
          </table:table-cell>
          <table:table-cell office:value-type="float" office:value="18.74057" calcext:value-type="float">
            <text:p>18.74057</text:p>
          </table:table-cell>
          <table:table-cell office:value-type="float" office:value="21.07428" calcext:value-type="float">
            <text:p>21.07428</text:p>
          </table:table-cell>
          <table:table-cell office:value-type="float" office:value="19.47998" calcext:value-type="float">
            <text:p>19.47998</text:p>
          </table:table-cell>
          <table:table-cell office:value-type="float" office:value="20.95886" calcext:value-type="float">
            <text:p>20.95886</text:p>
          </table:table-cell>
          <table:table-cell office:value-type="float" office:value="20.21661" calcext:value-type="float">
            <text:p>20.21661</text:p>
          </table:table-cell>
          <table:table-cell office:value-type="float" office:value="20.71115" calcext:value-type="float">
            <text:p>20.71115</text:p>
          </table:table-cell>
          <table:table-cell office:value-type="float" office:value="20.51929" calcext:value-type="float">
            <text:p>20.51929</text:p>
          </table:table-cell>
          <table:table-cell office:value-type="float" office:value="20.21921" calcext:value-type="float">
            <text:p>20.21921</text:p>
          </table:table-cell>
          <table:table-cell office:value-type="float" office:value="20.17593" calcext:value-type="float">
            <text:p>20.17593</text:p>
          </table:table-cell>
          <table:table-cell office:value-type="float" office:value="19.67429" calcext:value-type="float">
            <text:p>19.67429</text:p>
          </table:table-cell>
          <table:table-cell office:value-type="float" office:value="19.65024" calcext:value-type="float">
            <text:p>19.65024</text:p>
          </table:table-cell>
          <table:table-cell office:value-type="float" office:value="19.09518" calcext:value-type="float">
            <text:p>19.09518</text:p>
          </table:table-cell>
          <table:table-cell office:value-type="float" office:value="19.08478" calcext:value-type="float">
            <text:p>19.08478</text:p>
          </table:table-cell>
          <table:table-cell office:value-type="float" office:value="18.41809" calcext:value-type="float">
            <text:p>18.41809</text:p>
          </table:table-cell>
          <table:table-cell office:value-type="float" office:value="18.41763" calcext:value-type="float">
            <text:p>18.41763</text:p>
          </table:table-cell>
          <table:table-cell office:value-type="float" office:value="17.81381" calcext:value-type="float">
            <text:p>17.81381</text:p>
          </table:table-cell>
          <table:table-cell office:value-type="float" office:value="17.81244" calcext:value-type="float">
            <text:p>17.81244</text:p>
          </table:table-cell>
          <table:table-cell office:value-type="float" office:value="23.16092" calcext:value-type="float">
            <text:p>23.16092</text:p>
          </table:table-cell>
          <table:table-cell office:value-type="float" office:value="8.679657" calcext:value-type="float">
            <text:p>8.6796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6" calcext:value-type="float">
            <text:p>4092006</text:p>
          </table:table-cell>
          <table:table-cell office:value-type="float" office:value="18.76287" calcext:value-type="float">
            <text:p>18.76287</text:p>
          </table:table-cell>
          <table:table-cell office:value-type="float" office:value="22.98399" calcext:value-type="float">
            <text:p>22.98399</text:p>
          </table:table-cell>
          <table:table-cell office:value-type="float" office:value="10.40076" calcext:value-type="float">
            <text:p>10.40076</text:p>
          </table:table-cell>
          <table:table-cell office:value-type="float" office:value="1.46319" calcext:value-type="float">
            <text:p>1.46319</text:p>
          </table:table-cell>
          <table:table-cell office:value-type="float" office:value="1.088522" calcext:value-type="float">
            <text:p>1.088522</text:p>
          </table:table-cell>
          <table:table-cell office:value-type="float" office:value="223.4486" calcext:value-type="float">
            <text:p>223.4486</text:p>
          </table:table-cell>
          <table:table-cell office:value-type="float" office:value="0" calcext:value-type="float">
            <text:p>0</text:p>
          </table:table-cell>
          <table:table-cell office:value-type="float" office:value="21.37936" calcext:value-type="float">
            <text:p>21.37936</text:p>
          </table:table-cell>
          <table:table-cell office:value-type="float" office:value="11.84558" calcext:value-type="float">
            <text:p>11.84558</text:p>
          </table:table-cell>
          <table:table-cell office:value-type="float" office:value="19.94254" calcext:value-type="float">
            <text:p>19.94254</text:p>
          </table:table-cell>
          <table:table-cell office:value-type="float" office:value="13.53021" calcext:value-type="float">
            <text:p>13.53021</text:p>
          </table:table-cell>
          <table:table-cell office:value-type="float" office:value="19.2999" calcext:value-type="float">
            <text:p>19.2999</text:p>
          </table:table-cell>
          <table:table-cell office:value-type="float" office:value="15.01669" calcext:value-type="float">
            <text:p>15.01669</text:p>
          </table:table-cell>
          <table:table-cell office:value-type="float" office:value="18.99637" calcext:value-type="float">
            <text:p>18.99637</text:p>
          </table:table-cell>
          <table:table-cell office:value-type="float" office:value="16.3999" calcext:value-type="float">
            <text:p>16.3999</text:p>
          </table:table-cell>
          <table:table-cell office:value-type="float" office:value="18.96179" calcext:value-type="float">
            <text:p>18.96179</text:p>
          </table:table-cell>
          <table:table-cell office:value-type="float" office:value="17.28912" calcext:value-type="float">
            <text:p>17.28912</text:p>
          </table:table-cell>
          <table:table-cell office:value-type="float" office:value="19.46008" calcext:value-type="float">
            <text:p>19.46008</text:p>
          </table:table-cell>
          <table:table-cell office:value-type="float" office:value="18.17847" calcext:value-type="float">
            <text:p>18.17847</text:p>
          </table:table-cell>
          <table:table-cell office:value-type="float" office:value="19.77393" calcext:value-type="float">
            <text:p>19.77393</text:p>
          </table:table-cell>
          <table:table-cell office:value-type="float" office:value="18.85681" calcext:value-type="float">
            <text:p>18.85681</text:p>
          </table:table-cell>
          <table:table-cell office:value-type="float" office:value="20.21295" calcext:value-type="float">
            <text:p>20.21295</text:p>
          </table:table-cell>
          <table:table-cell office:value-type="float" office:value="19.63327" calcext:value-type="float">
            <text:p>19.63327</text:p>
          </table:table-cell>
          <table:table-cell office:value-type="float" office:value="20.5162" calcext:value-type="float">
            <text:p>20.5162</text:p>
          </table:table-cell>
          <table:table-cell office:value-type="float" office:value="20.18988" calcext:value-type="float">
            <text:p>20.18988</text:p>
          </table:table-cell>
          <table:table-cell office:value-type="float" office:value="20.1752" calcext:value-type="float">
            <text:p>20.1752</text:p>
          </table:table-cell>
          <table:table-cell office:value-type="float" office:value="20.08167" calcext:value-type="float">
            <text:p>20.08167</text:p>
          </table:table-cell>
          <table:table-cell office:value-type="float" office:value="19.64996" calcext:value-type="float">
            <text:p>19.64996</text:p>
          </table:table-cell>
          <table:table-cell office:value-type="float" office:value="19.61551" calcext:value-type="float">
            <text:p>19.61551</text:p>
          </table:table-cell>
          <table:table-cell office:value-type="float" office:value="19.08469" calcext:value-type="float">
            <text:p>19.08469</text:p>
          </table:table-cell>
          <table:table-cell office:value-type="float" office:value="19.06839" calcext:value-type="float">
            <text:p>19.06839</text:p>
          </table:table-cell>
          <table:table-cell office:value-type="float" office:value="18.4176" calcext:value-type="float">
            <text:p>18.4176</text:p>
          </table:table-cell>
          <table:table-cell office:value-type="float" office:value="18.40579" calcext:value-type="float">
            <text:p>18.40579</text:p>
          </table:table-cell>
          <table:table-cell office:value-type="float" office:value="17.81549" calcext:value-type="float">
            <text:p>17.81549</text:p>
          </table:table-cell>
          <table:table-cell office:value-type="float" office:value="17.81366" calcext:value-type="float">
            <text:p>17.81366</text:p>
          </table:table-cell>
          <table:table-cell office:value-type="float" office:value="22.38245" calcext:value-type="float">
            <text:p>22.38245</text:p>
          </table:table-cell>
          <table:table-cell office:value-type="float" office:value="10.20847" calcext:value-type="float">
            <text:p>10.208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6" calcext:value-type="float">
            <text:p>5092006</text:p>
          </table:table-cell>
          <table:table-cell office:value-type="float" office:value="18.7002" calcext:value-type="float">
            <text:p>18.7002</text:p>
          </table:table-cell>
          <table:table-cell office:value-type="float" office:value="26.31732" calcext:value-type="float">
            <text:p>26.31732</text:p>
          </table:table-cell>
          <table:table-cell office:value-type="float" office:value="11.52299" calcext:value-type="float">
            <text:p>11.52299</text:p>
          </table:table-cell>
          <table:table-cell office:value-type="float" office:value="1.634925" calcext:value-type="float">
            <text:p>1.634925</text:p>
          </table:table-cell>
          <table:table-cell office:value-type="float" office:value="1.157174" calcext:value-type="float">
            <text:p>1.157174</text:p>
          </table:table-cell>
          <table:table-cell office:value-type="float" office:value="225.0021" calcext:value-type="float">
            <text:p>225.0021</text:p>
          </table:table-cell>
          <table:table-cell office:value-type="float" office:value="0" calcext:value-type="float">
            <text:p>0</text:p>
          </table:table-cell>
          <table:table-cell office:value-type="float" office:value="23.5434" calcext:value-type="float">
            <text:p>23.5434</text:p>
          </table:table-cell>
          <table:table-cell office:value-type="float" office:value="12.37399" calcext:value-type="float">
            <text:p>12.37399</text:p>
          </table:table-cell>
          <table:table-cell office:value-type="float" office:value="21.42908" calcext:value-type="float">
            <text:p>21.42908</text:p>
          </table:table-cell>
          <table:table-cell office:value-type="float" office:value="14.0929" calcext:value-type="float">
            <text:p>14.0929</text:p>
          </table:table-cell>
          <table:table-cell office:value-type="float" office:value="20.5484" calcext:value-type="float">
            <text:p>20.5484</text:p>
          </table:table-cell>
          <table:table-cell office:value-type="float" office:value="15.33698" calcext:value-type="float">
            <text:p>15.33698</text:p>
          </table:table-cell>
          <table:table-cell office:value-type="float" office:value="19.89597" calcext:value-type="float">
            <text:p>19.89597</text:p>
          </table:table-cell>
          <table:table-cell office:value-type="float" office:value="16.47168" calcext:value-type="float">
            <text:p>16.47168</text:p>
          </table:table-cell>
          <table:table-cell office:value-type="float" office:value="19.56808" calcext:value-type="float">
            <text:p>19.56808</text:p>
          </table:table-cell>
          <table:table-cell office:value-type="float" office:value="17.20877" calcext:value-type="float">
            <text:p>17.20877</text:p>
          </table:table-cell>
          <table:table-cell office:value-type="float" office:value="19.34924" calcext:value-type="float">
            <text:p>19.34924</text:p>
          </table:table-cell>
          <table:table-cell office:value-type="float" office:value="17.96317" calcext:value-type="float">
            <text:p>17.96317</text:p>
          </table:table-cell>
          <table:table-cell office:value-type="float" office:value="19.28104" calcext:value-type="float">
            <text:p>19.28104</text:p>
          </table:table-cell>
          <table:table-cell office:value-type="float" office:value="18.54987" calcext:value-type="float">
            <text:p>18.54987</text:p>
          </table:table-cell>
          <table:table-cell office:value-type="float" office:value="19.6315" calcext:value-type="float">
            <text:p>19.6315</text:p>
          </table:table-cell>
          <table:table-cell office:value-type="float" office:value="19.29794" calcext:value-type="float">
            <text:p>19.29794</text:p>
          </table:table-cell>
          <table:table-cell office:value-type="float" office:value="20.18646" calcext:value-type="float">
            <text:p>20.18646</text:p>
          </table:table-cell>
          <table:table-cell office:value-type="float" office:value="19.87857" calcext:value-type="float">
            <text:p>19.87857</text:p>
          </table:table-cell>
          <table:table-cell office:value-type="float" office:value="20.08038" calcext:value-type="float">
            <text:p>20.08038</text:p>
          </table:table-cell>
          <table:table-cell office:value-type="float" office:value="19.94684" calcext:value-type="float">
            <text:p>19.94684</text:p>
          </table:table-cell>
          <table:table-cell office:value-type="float" office:value="19.61505" calcext:value-type="float">
            <text:p>19.61505</text:p>
          </table:table-cell>
          <table:table-cell office:value-type="float" office:value="19.56116" calcext:value-type="float">
            <text:p>19.56116</text:p>
          </table:table-cell>
          <table:table-cell office:value-type="float" office:value="19.06818" calcext:value-type="float">
            <text:p>19.06818</text:p>
          </table:table-cell>
          <table:table-cell office:value-type="float" office:value="19.04929" calcext:value-type="float">
            <text:p>19.04929</text:p>
          </table:table-cell>
          <table:table-cell office:value-type="float" office:value="18.40936" calcext:value-type="float">
            <text:p>18.40936</text:p>
          </table:table-cell>
          <table:table-cell office:value-type="float" office:value="18.40854" calcext:value-type="float">
            <text:p>18.40854</text:p>
          </table:table-cell>
          <table:table-cell office:value-type="float" office:value="17.81805" calcext:value-type="float">
            <text:p>17.81805</text:p>
          </table:table-cell>
          <table:table-cell office:value-type="float" office:value="17.81549" calcext:value-type="float">
            <text:p>17.81549</text:p>
          </table:table-cell>
          <table:table-cell office:value-type="float" office:value="30.28091" calcext:value-type="float">
            <text:p>30.28091</text:p>
          </table:table-cell>
          <table:table-cell office:value-type="float" office:value="10.87997" calcext:value-type="float">
            <text:p>10.879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6" calcext:value-type="float">
            <text:p>6092006</text:p>
          </table:table-cell>
          <table:table-cell office:value-type="float" office:value="18.73067" calcext:value-type="float">
            <text:p>18.73067</text:p>
          </table:table-cell>
          <table:table-cell office:value-type="float" office:value="27.42843" calcext:value-type="float">
            <text:p>27.42843</text:p>
          </table:table-cell>
          <table:table-cell office:value-type="float" office:value="11.52855" calcext:value-type="float">
            <text:p>11.52855</text:p>
          </table:table-cell>
          <table:table-cell office:value-type="float" office:value="1.686162" calcext:value-type="float">
            <text:p>1.686162</text:p>
          </table:table-cell>
          <table:table-cell office:value-type="float" office:value="1.152361" calcext:value-type="float">
            <text:p>1.152361</text:p>
          </table:table-cell>
          <table:table-cell office:value-type="float" office:value="227.0458" calcext:value-type="float">
            <text:p>227.0458</text:p>
          </table:table-cell>
          <table:table-cell office:value-type="float" office:value="0" calcext:value-type="float">
            <text:p>0</text:p>
          </table:table-cell>
          <table:table-cell office:value-type="float" office:value="28.8949" calcext:value-type="float">
            <text:p>28.8949</text:p>
          </table:table-cell>
          <table:table-cell office:value-type="float" office:value="13.90363" calcext:value-type="float">
            <text:p>13.90363</text:p>
          </table:table-cell>
          <table:table-cell office:value-type="float" office:value="25.10583" calcext:value-type="float">
            <text:p>25.10583</text:p>
          </table:table-cell>
          <table:table-cell office:value-type="float" office:value="15.79959" calcext:value-type="float">
            <text:p>15.79959</text:p>
          </table:table-cell>
          <table:table-cell office:value-type="float" office:value="23.31546" calcext:value-type="float">
            <text:p>23.31546</text:p>
          </table:table-cell>
          <table:table-cell office:value-type="float" office:value="16.81512" calcext:value-type="float">
            <text:p>16.81512</text:p>
          </table:table-cell>
          <table:table-cell office:value-type="float" office:value="21.96552" calcext:value-type="float">
            <text:p>21.96552</text:p>
          </table:table-cell>
          <table:table-cell office:value-type="float" office:value="17.66003" calcext:value-type="float">
            <text:p>17.66003</text:p>
          </table:table-cell>
          <table:table-cell office:value-type="float" office:value="21.1839" calcext:value-type="float">
            <text:p>21.1839</text:p>
          </table:table-cell>
          <table:table-cell office:value-type="float" office:value="18.15997" calcext:value-type="float">
            <text:p>18.15997</text:p>
          </table:table-cell>
          <table:table-cell office:value-type="float" office:value="20.52206" calcext:value-type="float">
            <text:p>20.52206</text:p>
          </table:table-cell>
          <table:table-cell office:value-type="float" office:value="18.63623" calcext:value-type="float">
            <text:p>18.63623</text:p>
          </table:table-cell>
          <table:table-cell office:value-type="float" office:value="20.06219" calcext:value-type="float">
            <text:p>20.06219</text:p>
          </table:table-cell>
          <table:table-cell office:value-type="float" office:value="18.94446" calcext:value-type="float">
            <text:p>18.94446</text:p>
          </table:table-cell>
          <table:table-cell office:value-type="float" office:value="19.52365" calcext:value-type="float">
            <text:p>19.52365</text:p>
          </table:table-cell>
          <table:table-cell office:value-type="float" office:value="19.33981" calcext:value-type="float">
            <text:p>19.33981</text:p>
          </table:table-cell>
          <table:table-cell office:value-type="float" office:value="19.87601" calcext:value-type="float">
            <text:p>19.87601</text:p>
          </table:table-cell>
          <table:table-cell office:value-type="float" office:value="19.71021" calcext:value-type="float">
            <text:p>19.71021</text:p>
          </table:table-cell>
          <table:table-cell office:value-type="float" office:value="19.94534" calcext:value-type="float">
            <text:p>19.94534</text:p>
          </table:table-cell>
          <table:table-cell office:value-type="float" office:value="19.8053" calcext:value-type="float">
            <text:p>19.8053</text:p>
          </table:table-cell>
          <table:table-cell office:value-type="float" office:value="19.56046" calcext:value-type="float">
            <text:p>19.56046</text:p>
          </table:table-cell>
          <table:table-cell office:value-type="float" office:value="19.49069" calcext:value-type="float">
            <text:p>19.49069</text:p>
          </table:table-cell>
          <table:table-cell office:value-type="float" office:value="19.04901" calcext:value-type="float">
            <text:p>19.04901</text:p>
          </table:table-cell>
          <table:table-cell office:value-type="float" office:value="19.02377" calcext:value-type="float">
            <text:p>19.02377</text:p>
          </table:table-cell>
          <table:table-cell office:value-type="float" office:value="18.40854" calcext:value-type="float">
            <text:p>18.40854</text:p>
          </table:table-cell>
          <table:table-cell office:value-type="float" office:value="18.4035" calcext:value-type="float">
            <text:p>18.4035</text:p>
          </table:table-cell>
          <table:table-cell office:value-type="float" office:value="17.81894" calcext:value-type="float">
            <text:p>17.81894</text:p>
          </table:table-cell>
          <table:table-cell office:value-type="float" office:value="17.81808" calcext:value-type="float">
            <text:p>17.81808</text:p>
          </table:table-cell>
          <table:table-cell office:value-type="float" office:value="33.55676" calcext:value-type="float">
            <text:p>33.55676</text:p>
          </table:table-cell>
          <table:table-cell office:value-type="float" office:value="11.76251" calcext:value-type="float">
            <text:p>11.762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6" calcext:value-type="float">
            <text:p>7092006</text:p>
          </table:table-cell>
          <table:table-cell office:value-type="float" office:value="18.60402" calcext:value-type="float">
            <text:p>18.60402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2.63966" calcext:value-type="float">
            <text:p>12.63966</text:p>
          </table:table-cell>
          <table:table-cell office:value-type="float" office:value="1.752715" calcext:value-type="float">
            <text:p>1.752715</text:p>
          </table:table-cell>
          <table:table-cell office:value-type="float" office:value="1.226773" calcext:value-type="float">
            <text:p>1.226773</text:p>
          </table:table-cell>
          <table:table-cell office:value-type="float" office:value="232.1757" calcext:value-type="float">
            <text:p>232.1757</text:p>
          </table:table-cell>
          <table:table-cell office:value-type="float" office:value="0" calcext:value-type="float">
            <text:p>0</text:p>
          </table:table-cell>
          <table:table-cell office:value-type="float" office:value="30.23306" calcext:value-type="float">
            <text:p>30.23306</text:p>
          </table:table-cell>
          <table:table-cell office:value-type="float" office:value="15.25528" calcext:value-type="float">
            <text:p>15.25528</text:p>
          </table:table-cell>
          <table:table-cell office:value-type="float" office:value="26.33218" calcext:value-type="float">
            <text:p>26.33218</text:p>
          </table:table-cell>
          <table:table-cell office:value-type="float" office:value="17.20554" calcext:value-type="float">
            <text:p>17.20554</text:p>
          </table:table-cell>
          <table:table-cell office:value-type="float" office:value="24.45242" calcext:value-type="float">
            <text:p>24.45242</text:p>
          </table:table-cell>
          <table:table-cell office:value-type="float" office:value="18.17685" calcext:value-type="float">
            <text:p>18.17685</text:p>
          </table:table-cell>
          <table:table-cell office:value-type="float" office:value="22.9921" calcext:value-type="float">
            <text:p>22.9921</text:p>
          </table:table-cell>
          <table:table-cell office:value-type="float" office:value="18.91251" calcext:value-type="float">
            <text:p>18.91251</text:p>
          </table:table-cell>
          <table:table-cell office:value-type="float" office:value="22.11472" calcext:value-type="float">
            <text:p>22.11472</text:p>
          </table:table-cell>
          <table:table-cell office:value-type="float" office:value="19.29376" calcext:value-type="float">
            <text:p>19.29376</text:p>
          </table:table-cell>
          <table:table-cell office:value-type="float" office:value="21.3223" calcext:value-type="float">
            <text:p>21.3223</text:p>
          </table:table-cell>
          <table:table-cell office:value-type="float" office:value="19.59274" calcext:value-type="float">
            <text:p>19.59274</text:p>
          </table:table-cell>
          <table:table-cell office:value-type="float" office:value="20.72531" calcext:value-type="float">
            <text:p>20.72531</text:p>
          </table:table-cell>
          <table:table-cell office:value-type="float" office:value="19.67593" calcext:value-type="float">
            <text:p>19.67593</text:p>
          </table:table-cell>
          <table:table-cell office:value-type="float" office:value="19.93332" calcext:value-type="float">
            <text:p>19.93332</text:p>
          </table:table-cell>
          <table:table-cell office:value-type="float" office:value="19.53223" calcext:value-type="float">
            <text:p>19.53223</text:p>
          </table:table-cell>
          <table:table-cell office:value-type="float" office:value="19.72876" calcext:value-type="float">
            <text:p>19.72876</text:p>
          </table:table-cell>
          <table:table-cell office:value-type="float" office:value="19.70596" calcext:value-type="float">
            <text:p>19.70596</text:p>
          </table:table-cell>
          <table:table-cell office:value-type="float" office:value="19.80392" calcext:value-type="float">
            <text:p>19.80392</text:p>
          </table:table-cell>
          <table:table-cell office:value-type="float" office:value="19.69846" calcext:value-type="float">
            <text:p>19.69846</text:p>
          </table:table-cell>
          <table:table-cell office:value-type="float" office:value="19.48993" calcext:value-type="float">
            <text:p>19.48993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9.02347" calcext:value-type="float">
            <text:p>19.02347</text:p>
          </table:table-cell>
          <table:table-cell office:value-type="float" office:value="18.99155" calcext:value-type="float">
            <text:p>18.99155</text:p>
          </table:table-cell>
          <table:table-cell office:value-type="float" office:value="18.40341" calcext:value-type="float">
            <text:p>18.40341</text:p>
          </table:table-cell>
          <table:table-cell office:value-type="float" office:value="18.39389" calcext:value-type="float">
            <text:p>18.39389</text:p>
          </table:table-cell>
          <table:table-cell office:value-type="float" office:value="17.81873" calcext:value-type="float">
            <text:p>17.81873</text:p>
          </table:table-cell>
          <table:table-cell office:value-type="float" office:value="17.81641" calcext:value-type="float">
            <text:p>17.81641</text:p>
          </table:table-cell>
          <table:table-cell office:value-type="float" office:value="34.84753" calcext:value-type="float">
            <text:p>34.84753</text:p>
          </table:table-cell>
          <table:table-cell office:value-type="float" office:value="13.02304" calcext:value-type="float">
            <text:p>13.023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6" calcext:value-type="float">
            <text:p>8092006</text:p>
          </table:table-cell>
          <table:table-cell office:value-type="float" office:value="18.18853" calcext:value-type="float">
            <text:p>18.18853</text:p>
          </table:table-cell>
          <table:table-cell office:value-type="float" office:value="29.0951" calcext:value-type="float">
            <text:p>29.0951</text:p>
          </table:table-cell>
          <table:table-cell office:value-type="float" office:value="12.08966" calcext:value-type="float">
            <text:p>12.08966</text:p>
          </table:table-cell>
          <table:table-cell office:value-type="float" office:value="1.764837" calcext:value-type="float">
            <text:p>1.764837</text:p>
          </table:table-cell>
          <table:table-cell office:value-type="float" office:value="1.187039" calcext:value-type="float">
            <text:p>1.187039</text:p>
          </table:table-cell>
          <table:table-cell office:value-type="float" office:value="235.6811" calcext:value-type="float">
            <text:p>235.6811</text:p>
          </table:table-cell>
          <table:table-cell office:value-type="float" office:value="9.652" calcext:value-type="float">
            <text:p>9.652</text:p>
          </table:table-cell>
          <table:table-cell office:value-type="float" office:value="30.81516" calcext:value-type="float">
            <text:p>30.81516</text:p>
          </table:table-cell>
          <table:table-cell office:value-type="float" office:value="15.24811" calcext:value-type="float">
            <text:p>15.24811</text:p>
          </table:table-cell>
          <table:table-cell office:value-type="float" office:value="26.87277" calcext:value-type="float">
            <text:p>26.87277</text:p>
          </table:table-cell>
          <table:table-cell office:value-type="float" office:value="17.49295" calcext:value-type="float">
            <text:p>17.49295</text:p>
          </table:table-cell>
          <table:table-cell office:value-type="float" office:value="24.9671" calcext:value-type="float">
            <text:p>24.9671</text:p>
          </table:table-cell>
          <table:table-cell office:value-type="float" office:value="18.61053" calcext:value-type="float">
            <text:p>18.61053</text:p>
          </table:table-cell>
          <table:table-cell office:value-type="float" office:value="23.48697" calcext:value-type="float">
            <text:p>23.48697</text:p>
          </table:table-cell>
          <table:table-cell office:value-type="float" office:value="19.42999" calcext:value-type="float">
            <text:p>19.42999</text:p>
          </table:table-cell>
          <table:table-cell office:value-type="float" office:value="22.59158" calcext:value-type="float">
            <text:p>22.59158</text:p>
          </table:table-cell>
          <table:table-cell office:value-type="float" office:value="19.84106" calcext:value-type="float">
            <text:p>19.84106</text:p>
          </table:table-cell>
          <table:table-cell office:value-type="float" office:value="21.7742" calcext:value-type="float">
            <text:p>21.7742</text:p>
          </table:table-cell>
          <table:table-cell office:value-type="float" office:value="20.14005" calcext:value-type="float">
            <text:p>20.14005</text:p>
          </table:table-cell>
          <table:table-cell office:value-type="float" office:value="21.15466" calcext:value-type="float">
            <text:p>21.15466</text:p>
          </table:table-cell>
          <table:table-cell office:value-type="float" office:value="20.17462" calcext:value-type="float">
            <text:p>20.17462</text:p>
          </table:table-cell>
          <table:table-cell office:value-type="float" office:value="20.28705" calcext:value-type="float">
            <text:p>20.28705</text:p>
          </table:table-cell>
          <table:table-cell office:value-type="float" office:value="19.94241" calcext:value-type="float">
            <text:p>19.94241</text:p>
          </table:table-cell>
          <table:table-cell office:value-type="float" office:value="19.8465" calcext:value-type="float">
            <text:p>19.8465</text:p>
          </table:table-cell>
          <table:table-cell office:value-type="float" office:value="19.72977" calcext:value-type="float">
            <text:p>19.72977</text:p>
          </table:table-cell>
          <table:table-cell office:value-type="float" office:value="19.6976" calcext:value-type="float">
            <text:p>19.6976</text:p>
          </table:table-cell>
          <table:table-cell office:value-type="float" office:value="19.64294" calcext:value-type="float">
            <text:p>19.64294</text:p>
          </table:table-cell>
          <table:table-cell office:value-type="float" office:value="19.41586" calcext:value-type="float">
            <text:p>19.41586</text:p>
          </table:table-cell>
          <table:table-cell office:value-type="float" office:value="19.35352" calcext:value-type="float">
            <text:p>19.35352</text:p>
          </table:table-cell>
          <table:table-cell office:value-type="float" office:value="18.99118" calcext:value-type="float">
            <text:p>18.99118</text:p>
          </table:table-cell>
          <table:table-cell office:value-type="float" office:value="18.95581" calcext:value-type="float">
            <text:p>18.95581</text:p>
          </table:table-cell>
          <table:table-cell office:value-type="float" office:value="18.3938" calcext:value-type="float">
            <text:p>18.3938</text:p>
          </table:table-cell>
          <table:table-cell office:value-type="float" office:value="18.38071" calcext:value-type="float">
            <text:p>18.38071</text:p>
          </table:table-cell>
          <table:table-cell office:value-type="float" office:value="17.81638" calcext:value-type="float">
            <text:p>17.81638</text:p>
          </table:table-cell>
          <table:table-cell office:value-type="float" office:value="17.8114" calcext:value-type="float">
            <text:p>17.8114</text:p>
          </table:table-cell>
          <table:table-cell office:value-type="float" office:value="35.42407" calcext:value-type="float">
            <text:p>35.42407</text:p>
          </table:table-cell>
          <table:table-cell office:value-type="float" office:value="12.70715" calcext:value-type="float">
            <text:p>12.707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6" calcext:value-type="float">
            <text:p>9092006</text:p>
          </table:table-cell>
          <table:table-cell office:value-type="float" office:value="18.07553" calcext:value-type="float">
            <text:p>18.07553</text:p>
          </table:table-cell>
          <table:table-cell office:value-type="float" office:value="22.42843" calcext:value-type="float">
            <text:p>22.42843</text:p>
          </table:table-cell>
          <table:table-cell office:value-type="float" office:value="15.37296" calcext:value-type="float">
            <text:p>15.37296</text:p>
          </table:table-cell>
          <table:table-cell office:value-type="float" office:value="1.598392" calcext:value-type="float">
            <text:p>1.598392</text:p>
          </table:table-cell>
          <table:table-cell office:value-type="float" office:value="1.14588" calcext:value-type="float">
            <text:p>1.14588</text:p>
          </table:table-cell>
          <table:table-cell office:value-type="float" office:value="236.0201" calcext:value-type="float">
            <text:p>236.0201</text:p>
          </table:table-cell>
          <table:table-cell office:value-type="float" office:value="31.496" calcext:value-type="float">
            <text:p>31.496</text:p>
          </table:table-cell>
          <table:table-cell office:value-type="float" office:value="21.66824" calcext:value-type="float">
            <text:p>21.66824</text:p>
          </table:table-cell>
          <table:table-cell office:value-type="float" office:value="16.0015" calcext:value-type="float">
            <text:p>16.0015</text:p>
          </table:table-cell>
          <table:table-cell office:value-type="float" office:value="20.85544" calcext:value-type="float">
            <text:p>20.85544</text:p>
          </table:table-cell>
          <table:table-cell office:value-type="float" office:value="17.0686" calcext:value-type="float">
            <text:p>17.0686</text:p>
          </table:table-cell>
          <table:table-cell office:value-type="float" office:value="21.66122" calcext:value-type="float">
            <text:p>21.66122</text:p>
          </table:table-cell>
          <table:table-cell office:value-type="float" office:value="18.09973" calcext:value-type="float">
            <text:p>18.09973</text:p>
          </table:table-cell>
          <table:table-cell office:value-type="float" office:value="22.30487" calcext:value-type="float">
            <text:p>22.30487</text:p>
          </table:table-cell>
          <table:table-cell office:value-type="float" office:value="19.08148" calcext:value-type="float">
            <text:p>19.08148</text:p>
          </table:table-cell>
          <table:table-cell office:value-type="float" office:value="22.1839" calcext:value-type="float">
            <text:p>22.1839</text:p>
          </table:table-cell>
          <table:table-cell office:value-type="float" office:value="19.60889" calcext:value-type="float">
            <text:p>19.60889</text:p>
          </table:table-cell>
          <table:table-cell office:value-type="float" office:value="21.77081" calcext:value-type="float">
            <text:p>21.77081</text:p>
          </table:table-cell>
          <table:table-cell office:value-type="float" office:value="19.98468" calcext:value-type="float">
            <text:p>19.98468</text:p>
          </table:table-cell>
          <table:table-cell office:value-type="float" office:value="21.2056" calcext:value-type="float">
            <text:p>21.2056</text:p>
          </table:table-cell>
          <table:table-cell office:value-type="float" office:value="20.13965" calcext:value-type="float">
            <text:p>20.13965</text:p>
          </table:table-cell>
          <table:table-cell office:value-type="float" office:value="20.44693" calcext:value-type="float">
            <text:p>20.44693</text:p>
          </table:table-cell>
          <table:table-cell office:value-type="float" office:value="20.21643" calcext:value-type="float">
            <text:p>20.21643</text:p>
          </table:table-cell>
          <table:table-cell office:value-type="float" office:value="19.95428" calcext:value-type="float">
            <text:p>19.95428</text:p>
          </table:table-cell>
          <table:table-cell office:value-type="float" office:value="19.84799" calcext:value-type="float">
            <text:p>19.84799</text:p>
          </table:table-cell>
          <table:table-cell office:value-type="float" office:value="19.64264" calcext:value-type="float">
            <text:p>19.64264</text:p>
          </table:table-cell>
          <table:table-cell office:value-type="float" office:value="19.62903" calcext:value-type="float">
            <text:p>19.62903</text:p>
          </table:table-cell>
          <table:table-cell office:value-type="float" office:value="19.35294" calcext:value-type="float">
            <text:p>19.35294</text:p>
          </table:table-cell>
          <table:table-cell office:value-type="float" office:value="19.30869" calcext:value-type="float">
            <text:p>19.30869</text:p>
          </table:table-cell>
          <table:table-cell office:value-type="float" office:value="18.95547" calcext:value-type="float">
            <text:p>18.95547</text:p>
          </table:table-cell>
          <table:table-cell office:value-type="float" office:value="18.92047" calcext:value-type="float">
            <text:p>18.92047</text:p>
          </table:table-cell>
          <table:table-cell office:value-type="float" office:value="18.38055" calcext:value-type="float">
            <text:p>18.38055</text:p>
          </table:table-cell>
          <table:table-cell office:value-type="float" office:value="18.36444" calcext:value-type="float">
            <text:p>18.36444</text:p>
          </table:table-cell>
          <table:table-cell office:value-type="float" office:value="17.81134" calcext:value-type="float">
            <text:p>17.81134</text:p>
          </table:table-cell>
          <table:table-cell office:value-type="float" office:value="17.80377" calcext:value-type="float">
            <text:p>17.80377</text:p>
          </table:table-cell>
          <table:table-cell office:value-type="float" office:value="22.13498" calcext:value-type="float">
            <text:p>22.13498</text:p>
          </table:table-cell>
          <table:table-cell office:value-type="float" office:value="14.88754" calcext:value-type="float">
            <text:p>14.887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6" calcext:value-type="float">
            <text:p>10092006</text:p>
          </table:table-cell>
          <table:table-cell office:value-type="float" office:value="18.07137" calcext:value-type="float">
            <text:p>18.07137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15.35628" calcext:value-type="float">
            <text:p>15.35628</text:p>
          </table:table-cell>
          <table:table-cell office:value-type="float" office:value="1.545664" calcext:value-type="float">
            <text:p>1.545664</text:p>
          </table:table-cell>
          <table:table-cell office:value-type="float" office:value="1.033643" calcext:value-type="float">
            <text:p>1.033643</text:p>
          </table:table-cell>
          <table:table-cell office:value-type="float" office:value="238.4794" calcext:value-type="float">
            <text:p>238.4794</text:p>
          </table:table-cell>
          <table:table-cell office:value-type="float" office:value="7.6835" calcext:value-type="float">
            <text:p>7.6835</text:p>
          </table:table-cell>
          <table:table-cell office:value-type="float" office:value="19.82874" calcext:value-type="float">
            <text:p>19.82874</text:p>
          </table:table-cell>
          <table:table-cell office:value-type="float" office:value="14.9559" calcext:value-type="float">
            <text:p>14.9559</text:p>
          </table:table-cell>
          <table:table-cell office:value-type="float" office:value="19.06836" calcext:value-type="float">
            <text:p>19.06836</text:p>
          </table:table-cell>
          <table:table-cell office:value-type="float" office:value="16.06589" calcext:value-type="float">
            <text:p>16.06589</text:p>
          </table:table-cell>
          <table:table-cell office:value-type="float" office:value="18.80508" calcext:value-type="float">
            <text:p>18.80508</text:p>
          </table:table-cell>
          <table:table-cell office:value-type="float" office:value="16.86841" calcext:value-type="float">
            <text:p>16.86841</text:p>
          </table:table-cell>
          <table:table-cell office:value-type="float" office:value="19.16159" calcext:value-type="float">
            <text:p>19.16159</text:p>
          </table:table-cell>
          <table:table-cell office:value-type="float" office:value="17.68439" calcext:value-type="float">
            <text:p>17.68439</text:p>
          </table:table-cell>
          <table:table-cell office:value-type="float" office:value="19.5722" calcext:value-type="float">
            <text:p>19.5722</text:p>
          </table:table-cell>
          <table:table-cell office:value-type="float" office:value="18.29028" calcext:value-type="float">
            <text:p>18.29028</text:p>
          </table:table-cell>
          <table:table-cell office:value-type="float" office:value="19.96576" calcext:value-type="float">
            <text:p>19.96576</text:p>
          </table:table-cell>
          <table:table-cell office:value-type="float" office:value="18.86246" calcext:value-type="float">
            <text:p>18.86246</text:p>
          </table:table-cell>
          <table:table-cell office:value-type="float" office:value="20.13058" calcext:value-type="float">
            <text:p>20.13058</text:p>
          </table:table-cell>
          <table:table-cell office:value-type="float" office:value="19.22913" calcext:value-type="float">
            <text:p>19.22913</text:p>
          </table:table-cell>
          <table:table-cell office:value-type="float" office:value="20.21344" calcext:value-type="float">
            <text:p>20.21344</text:p>
          </table:table-cell>
          <table:table-cell office:value-type="float" office:value="19.66318" calcext:value-type="float">
            <text:p>19.66318</text:p>
          </table:table-cell>
          <table:table-cell office:value-type="float" office:value="19.95435" calcext:value-type="float">
            <text:p>19.95435</text:p>
          </table:table-cell>
          <table:table-cell office:value-type="float" office:value="19.84741" calcext:value-type="float">
            <text:p>19.84741</text:p>
          </table:table-cell>
          <table:table-cell office:value-type="float" office:value="19.62894" calcext:value-type="float">
            <text:p>19.62894</text:p>
          </table:table-cell>
          <table:table-cell office:value-type="float" office:value="19.61002" calcext:value-type="float">
            <text:p>19.61002</text:p>
          </table:table-cell>
          <table:table-cell office:value-type="float" office:value="19.30832" calcext:value-type="float">
            <text:p>19.30832</text:p>
          </table:table-cell>
          <table:table-cell office:value-type="float" office:value="19.27628" calcext:value-type="float">
            <text:p>19.27628</text:p>
          </table:table-cell>
          <table:table-cell office:value-type="float" office:value="18.92014" calcext:value-type="float">
            <text:p>18.92014</text:p>
          </table:table-cell>
          <table:table-cell office:value-type="float" office:value="18.88647" calcext:value-type="float">
            <text:p>18.88647</text:p>
          </table:table-cell>
          <table:table-cell office:value-type="float" office:value="18.36426" calcext:value-type="float">
            <text:p>18.36426</text:p>
          </table:table-cell>
          <table:table-cell office:value-type="float" office:value="18.34174" calcext:value-type="float">
            <text:p>18.34174</text:p>
          </table:table-cell>
          <table:table-cell office:value-type="float" office:value="17.80368" calcext:value-type="float">
            <text:p>17.80368</text:p>
          </table:table-cell>
          <table:table-cell office:value-type="float" office:value="17.79358" calcext:value-type="float">
            <text:p>17.79358</text:p>
          </table:table-cell>
          <table:table-cell office:value-type="float" office:value="20.41489" calcext:value-type="float">
            <text:p>20.41489</text:p>
          </table:table-cell>
          <table:table-cell office:value-type="float" office:value="13.79498" calcext:value-type="float">
            <text:p>13.794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6" calcext:value-type="float">
            <text:p>11092006</text:p>
          </table:table-cell>
          <table:table-cell office:value-type="float" office:value="17.96748" calcext:value-type="float">
            <text:p>17.96748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11.68627" calcext:value-type="float">
            <text:p>11.68627</text:p>
          </table:table-cell>
          <table:table-cell office:value-type="float" office:value="1.422295" calcext:value-type="float">
            <text:p>1.422295</text:p>
          </table:table-cell>
          <table:table-cell office:value-type="float" office:value="0.9483931" calcext:value-type="float">
            <text:p>0.9483931</text:p>
          </table:table-cell>
          <table:table-cell office:value-type="float" office:value="242.6849" calcext:value-type="float">
            <text:p>242.6849</text:p>
          </table:table-cell>
          <table:table-cell office:value-type="float" office:value="0.1905" calcext:value-type="float">
            <text:p>0.1905</text:p>
          </table:table-cell>
          <table:table-cell office:value-type="float" office:value="18.30444" calcext:value-type="float">
            <text:p>18.30444</text:p>
          </table:table-cell>
          <table:table-cell office:value-type="float" office:value="12.62592" calcext:value-type="float">
            <text:p>12.62592</text:p>
          </table:table-cell>
          <table:table-cell office:value-type="float" office:value="17.70697" calcext:value-type="float">
            <text:p>17.70697</text:p>
          </table:table-cell>
          <table:table-cell office:value-type="float" office:value="14.31378" calcext:value-type="float">
            <text:p>14.31378</text:p>
          </table:table-cell>
          <table:table-cell office:value-type="float" office:value="17.55496" calcext:value-type="float">
            <text:p>17.55496</text:p>
          </table:table-cell>
          <table:table-cell office:value-type="float" office:value="15.59302" calcext:value-type="float">
            <text:p>15.59302</text:p>
          </table:table-cell>
          <table:table-cell office:value-type="float" office:value="17.79144" calcext:value-type="float">
            <text:p>17.79144</text:p>
          </table:table-cell>
          <table:table-cell office:value-type="float" office:value="16.57584" calcext:value-type="float">
            <text:p>16.57584</text:p>
          </table:table-cell>
          <table:table-cell office:value-type="float" office:value="18.29974" calcext:value-type="float">
            <text:p>18.29974</text:p>
          </table:table-cell>
          <table:table-cell office:value-type="float" office:value="17.20764" calcext:value-type="float">
            <text:p>17.20764</text:p>
          </table:table-cell>
          <table:table-cell office:value-type="float" office:value="18.84567" calcext:value-type="float">
            <text:p>18.84567</text:p>
          </table:table-cell>
          <table:table-cell office:value-type="float" office:value="17.89877" calcext:value-type="float">
            <text:p>17.89877</text:p>
          </table:table-cell>
          <table:table-cell office:value-type="float" office:value="19.22" calcext:value-type="float">
            <text:p>19.22</text:p>
          </table:table-cell>
          <table:table-cell office:value-type="float" office:value="18.41519" calcext:value-type="float">
            <text:p>18.41519</text:p>
          </table:table-cell>
          <table:table-cell office:value-type="float" office:value="19.65863" calcext:value-type="float">
            <text:p>19.65863</text:p>
          </table:table-cell>
          <table:table-cell office:value-type="float" office:value="19.0733" calcext:value-type="float">
            <text:p>19.0733</text:p>
          </table:table-cell>
          <table:table-cell office:value-type="float" office:value="19.84543" calcext:value-type="float">
            <text:p>19.84543</text:p>
          </table:table-cell>
          <table:table-cell office:value-type="float" office:value="19.59769" calcext:value-type="float">
            <text:p>19.59769</text:p>
          </table:table-cell>
          <table:table-cell office:value-type="float" office:value="19.60959" calcext:value-type="float">
            <text:p>19.60959</text:p>
          </table:table-cell>
          <table:table-cell office:value-type="float" office:value="19.54846" calcext:value-type="float">
            <text:p>19.54846</text:p>
          </table:table-cell>
          <table:table-cell office:value-type="float" office:value="19.27594" calcext:value-type="float">
            <text:p>19.27594</text:p>
          </table:table-cell>
          <table:table-cell office:value-type="float" office:value="19.24121" calcext:value-type="float">
            <text:p>19.24121</text:p>
          </table:table-cell>
          <table:table-cell office:value-type="float" office:value="18.88617" calcext:value-type="float">
            <text:p>18.88617</text:p>
          </table:table-cell>
          <table:table-cell office:value-type="float" office:value="18.85638" calcext:value-type="float">
            <text:p>18.85638</text:p>
          </table:table-cell>
          <table:table-cell office:value-type="float" office:value="18.34158" calcext:value-type="float">
            <text:p>18.34158</text:p>
          </table:table-cell>
          <table:table-cell office:value-type="float" office:value="18.32529" calcext:value-type="float">
            <text:p>18.32529</text:p>
          </table:table-cell>
          <table:table-cell office:value-type="float" office:value="17.79346" calcext:value-type="float">
            <text:p>17.79346</text:p>
          </table:table-cell>
          <table:table-cell office:value-type="float" office:value="17.78271" calcext:value-type="float">
            <text:p>17.78271</text:p>
          </table:table-cell>
          <table:table-cell office:value-type="float" office:value="18.75394" calcext:value-type="float">
            <text:p>18.75394</text:p>
          </table:table-cell>
          <table:table-cell office:value-type="float" office:value="10.96078" calcext:value-type="float">
            <text:p>10.960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6" calcext:value-type="float">
            <text:p>12092006</text:p>
          </table:table-cell>
          <table:table-cell office:value-type="float" office:value="17.59479" calcext:value-type="float">
            <text:p>17.59479</text:p>
          </table:table-cell>
          <table:table-cell office:value-type="float" office:value="22.98399" calcext:value-type="float">
            <text:p>22.98399</text:p>
          </table:table-cell>
          <table:table-cell office:value-type="float" office:value="8.742429" calcext:value-type="float">
            <text:p>8.742429</text:p>
          </table:table-cell>
          <table:table-cell office:value-type="float" office:value="1.388857" calcext:value-type="float">
            <text:p>1.388857</text:p>
          </table:table-cell>
          <table:table-cell office:value-type="float" office:value="0.9793121" calcext:value-type="float">
            <text:p>0.9793121</text:p>
          </table:table-cell>
          <table:table-cell office:value-type="float" office:value="243.5379" calcext:value-type="float">
            <text:p>243.5379</text:p>
          </table:table-cell>
          <table:table-cell office:value-type="float" office:value="0" calcext:value-type="float">
            <text:p>0</text:p>
          </table:table-cell>
          <table:table-cell office:value-type="float" office:value="20.41486" calcext:value-type="float">
            <text:p>20.41486</text:p>
          </table:table-cell>
          <table:table-cell office:value-type="float" office:value="10.61649" calcext:value-type="float">
            <text:p>10.61649</text:p>
          </table:table-cell>
          <table:table-cell office:value-type="float" office:value="18.84232" calcext:value-type="float">
            <text:p>18.84232</text:p>
          </table:table-cell>
          <table:table-cell office:value-type="float" office:value="12.25232" calcext:value-type="float">
            <text:p>12.25232</text:p>
          </table:table-cell>
          <table:table-cell office:value-type="float" office:value="18.0665" calcext:value-type="float">
            <text:p>18.0665</text:p>
          </table:table-cell>
          <table:table-cell office:value-type="float" office:value="13.62463" calcext:value-type="float">
            <text:p>13.62463</text:p>
          </table:table-cell>
          <table:table-cell office:value-type="float" office:value="17.74057" calcext:value-type="float">
            <text:p>17.74057</text:p>
          </table:table-cell>
          <table:table-cell office:value-type="float" office:value="14.89627" calcext:value-type="float">
            <text:p>14.89627</text:p>
          </table:table-cell>
          <table:table-cell office:value-type="float" office:value="17.64926" calcext:value-type="float">
            <text:p>17.64926</text:p>
          </table:table-cell>
          <table:table-cell office:value-type="float" office:value="15.80496" calcext:value-type="float">
            <text:p>15.80496</text:p>
          </table:table-cell>
          <table:table-cell office:value-type="float" office:value="17.87982" calcext:value-type="float">
            <text:p>17.87982</text:p>
          </table:table-cell>
          <table:table-cell office:value-type="float" office:value="16.76199" calcext:value-type="float">
            <text:p>16.76199</text:p>
          </table:table-cell>
          <table:table-cell office:value-type="float" office:value="18.40454" calcext:value-type="float">
            <text:p>18.40454</text:p>
          </table:table-cell>
          <table:table-cell office:value-type="float" office:value="17.53036" calcext:value-type="float">
            <text:p>17.53036</text:p>
          </table:table-cell>
          <table:table-cell office:value-type="float" office:value="19.06821" calcext:value-type="float">
            <text:p>19.06821</text:p>
          </table:table-cell>
          <table:table-cell office:value-type="float" office:value="18.45633" calcext:value-type="float">
            <text:p>18.45633</text:p>
          </table:table-cell>
          <table:table-cell office:value-type="float" office:value="19.59467" calcext:value-type="float">
            <text:p>19.59467</text:p>
          </table:table-cell>
          <table:table-cell office:value-type="float" office:value="19.258" calcext:value-type="float">
            <text:p>19.258</text:p>
          </table:table-cell>
          <table:table-cell office:value-type="float" office:value="19.54761" calcext:value-type="float">
            <text:p>19.54761</text:p>
          </table:table-cell>
          <table:table-cell office:value-type="float" office:value="19.43802" calcext:value-type="float">
            <text:p>19.43802</text:p>
          </table:table-cell>
          <table:table-cell office:value-type="float" office:value="19.24078" calcext:value-type="float">
            <text:p>19.24078</text:p>
          </table:table-cell>
          <table:table-cell office:value-type="float" office:value="19.19171" calcext:value-type="float">
            <text:p>19.19171</text:p>
          </table:table-cell>
          <table:table-cell office:value-type="float" office:value="18.85608" calcext:value-type="float">
            <text:p>18.85608</text:p>
          </table:table-cell>
          <table:table-cell office:value-type="float" office:value="18.82654" calcext:value-type="float">
            <text:p>18.82654</text:p>
          </table:table-cell>
          <table:table-cell office:value-type="float" office:value="18.3251" calcext:value-type="float">
            <text:p>18.3251</text:p>
          </table:table-cell>
          <table:table-cell office:value-type="float" office:value="18.30661" calcext:value-type="float">
            <text:p>18.30661</text:p>
          </table:table-cell>
          <table:table-cell office:value-type="float" office:value="17.78259" calcext:value-type="float">
            <text:p>17.78259</text:p>
          </table:table-cell>
          <table:table-cell office:value-type="float" office:value="17.76981" calcext:value-type="float">
            <text:p>17.76981</text:p>
          </table:table-cell>
          <table:table-cell office:value-type="float" office:value="21.83038" calcext:value-type="float">
            <text:p>21.83038</text:p>
          </table:table-cell>
          <table:table-cell office:value-type="float" office:value="8.84314" calcext:value-type="float">
            <text:p>8.843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6" calcext:value-type="float">
            <text:p>13092006</text:p>
          </table:table-cell>
          <table:table-cell office:value-type="float" office:value="17.25984" calcext:value-type="float">
            <text:p>17.25984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8.761888" calcext:value-type="float">
            <text:p>8.761888</text:p>
          </table:table-cell>
          <table:table-cell office:value-type="float" office:value="1.569435" calcext:value-type="float">
            <text:p>1.569435</text:p>
          </table:table-cell>
          <table:table-cell office:value-type="float" office:value="0.9800742" calcext:value-type="float">
            <text:p>0.9800742</text:p>
          </table:table-cell>
          <table:table-cell office:value-type="float" office:value="247.8507" calcext:value-type="float">
            <text:p>247.8507</text:p>
          </table:table-cell>
          <table:table-cell office:value-type="float" office:value="0" calcext:value-type="float">
            <text:p>0</text:p>
          </table:table-cell>
          <table:table-cell office:value-type="float" office:value="22.24759" calcext:value-type="float">
            <text:p>22.24759</text:p>
          </table:table-cell>
          <table:table-cell office:value-type="float" office:value="10.69998" calcext:value-type="float">
            <text:p>10.69998</text:p>
          </table:table-cell>
          <table:table-cell office:value-type="float" office:value="20.22055" calcext:value-type="float">
            <text:p>20.22055</text:p>
          </table:table-cell>
          <table:table-cell office:value-type="float" office:value="12.40601" calcext:value-type="float">
            <text:p>12.40601</text:p>
          </table:table-cell>
          <table:table-cell office:value-type="float" office:value="19.11438" calcext:value-type="float">
            <text:p>19.11438</text:p>
          </table:table-cell>
          <table:table-cell office:value-type="float" office:value="13.82996" calcext:value-type="float">
            <text:p>13.82996</text:p>
          </table:table-cell>
          <table:table-cell office:value-type="float" office:value="18.46552" calcext:value-type="float">
            <text:p>18.46552</text:p>
          </table:table-cell>
          <table:table-cell office:value-type="float" office:value="15.0387" calcext:value-type="float">
            <text:p>15.0387</text:p>
          </table:table-cell>
          <table:table-cell office:value-type="float" office:value="18.15201" calcext:value-type="float">
            <text:p>18.15201</text:p>
          </table:table-cell>
          <table:table-cell office:value-type="float" office:value="15.84167" calcext:value-type="float">
            <text:p>15.84167</text:p>
          </table:table-cell>
          <table:table-cell office:value-type="float" office:value="17.97873" calcext:value-type="float">
            <text:p>17.97873</text:p>
          </table:table-cell>
          <table:table-cell office:value-type="float" office:value="16.67636" calcext:value-type="float">
            <text:p>16.67636</text:p>
          </table:table-cell>
          <table:table-cell office:value-type="float" office:value="17.99902" calcext:value-type="float">
            <text:p>17.99902</text:p>
          </table:table-cell>
          <table:table-cell office:value-type="float" office:value="17.32431" calcext:value-type="float">
            <text:p>17.32431</text:p>
          </table:table-cell>
          <table:table-cell office:value-type="float" office:value="18.45547" calcext:value-type="float">
            <text:p>18.45547</text:p>
          </table:table-cell>
          <table:table-cell office:value-type="float" office:value="18.16425" calcext:value-type="float">
            <text:p>18.16425</text:p>
          </table:table-cell>
          <table:table-cell office:value-type="float" office:value="19.25449" calcext:value-type="float">
            <text:p>19.25449</text:p>
          </table:table-cell>
          <table:table-cell office:value-type="float" office:value="18.95193" calcext:value-type="float">
            <text:p>18.95193</text:p>
          </table:table-cell>
          <table:table-cell office:value-type="float" office:value="19.43661" calcext:value-type="float">
            <text:p>19.43661</text:p>
          </table:table-cell>
          <table:table-cell office:value-type="float" office:value="19.29019" calcext:value-type="float">
            <text:p>19.29019</text:p>
          </table:table-cell>
          <table:table-cell office:value-type="float" office:value="19.1911" calcext:value-type="float">
            <text:p>19.1911</text:p>
          </table:table-cell>
          <table:table-cell office:value-type="float" office:value="19.12271" calcext:value-type="float">
            <text:p>19.12271</text:p>
          </table:table-cell>
          <table:table-cell office:value-type="float" office:value="18.82623" calcext:value-type="float">
            <text:p>18.82623</text:p>
          </table:table-cell>
          <table:table-cell office:value-type="float" office:value="18.79245" calcext:value-type="float">
            <text:p>18.79245</text:p>
          </table:table-cell>
          <table:table-cell office:value-type="float" office:value="18.30643" calcext:value-type="float">
            <text:p>18.30643</text:p>
          </table:table-cell>
          <table:table-cell office:value-type="float" office:value="18.28629" calcext:value-type="float">
            <text:p>18.28629</text:p>
          </table:table-cell>
          <table:table-cell office:value-type="float" office:value="17.76965" calcext:value-type="float">
            <text:p>17.76965</text:p>
          </table:table-cell>
          <table:table-cell office:value-type="float" office:value="17.75519" calcext:value-type="float">
            <text:p>17.75519</text:p>
          </table:table-cell>
          <table:table-cell office:value-type="float" office:value="23.91467" calcext:value-type="float">
            <text:p>23.91467</text:p>
          </table:table-cell>
          <table:table-cell office:value-type="float" office:value="8.873444" calcext:value-type="float">
            <text:p>8.8734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6" calcext:value-type="float">
            <text:p>14092006</text:p>
          </table:table-cell>
          <table:table-cell office:value-type="float" office:value="17.01719" calcext:value-type="float">
            <text:p>17.01719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3.74521" calcext:value-type="float">
            <text:p>13.74521</text:p>
          </table:table-cell>
          <table:table-cell office:value-type="float" office:value="1.73341" calcext:value-type="float">
            <text:p>1.73341</text:p>
          </table:table-cell>
          <table:table-cell office:value-type="float" office:value="1.292646" calcext:value-type="float">
            <text:p>1.292646</text:p>
          </table:table-cell>
          <table:table-cell office:value-type="float" office:value="251.8317" calcext:value-type="float">
            <text:p>251.8317</text:p>
          </table:table-cell>
          <table:table-cell office:value-type="float" office:value="2.794" calcext:value-type="float">
            <text:p>2.794</text:p>
          </table:table-cell>
          <table:table-cell office:value-type="float" office:value="23.5849" calcext:value-type="float">
            <text:p>23.5849</text:p>
          </table:table-cell>
          <table:table-cell office:value-type="float" office:value="13.81424" calcext:value-type="float">
            <text:p>13.81424</text:p>
          </table:table-cell>
          <table:table-cell office:value-type="float" office:value="21.52399" calcext:value-type="float">
            <text:p>21.52399</text:p>
          </table:table-cell>
          <table:table-cell office:value-type="float" office:value="14.88953" calcext:value-type="float">
            <text:p>14.88953</text:p>
          </table:table-cell>
          <table:table-cell office:value-type="float" office:value="20.31079" calcext:value-type="float">
            <text:p>20.31079</text:p>
          </table:table-cell>
          <table:table-cell office:value-type="float" office:value="15.76196" calcext:value-type="float">
            <text:p>15.76196</text:p>
          </table:table-cell>
          <table:table-cell office:value-type="float" office:value="19.50262" calcext:value-type="float">
            <text:p>19.50262</text:p>
          </table:table-cell>
          <table:table-cell office:value-type="float" office:value="16.4776" calcext:value-type="float">
            <text:p>16.4776</text:p>
          </table:table-cell>
          <table:table-cell office:value-type="float" office:value="19.05026" calcext:value-type="float">
            <text:p>19.05026</text:p>
          </table:table-cell>
          <table:table-cell office:value-type="float" office:value="16.93158" calcext:value-type="float">
            <text:p>16.93158</text:p>
          </table:table-cell>
          <table:table-cell office:value-type="float" office:value="18.69864" calcext:value-type="float">
            <text:p>18.69864</text:p>
          </table:table-cell>
          <table:table-cell office:value-type="float" office:value="17.39645" calcext:value-type="float">
            <text:p>17.39645</text:p>
          </table:table-cell>
          <table:table-cell office:value-type="float" office:value="18.49362" calcext:value-type="float">
            <text:p>18.49362</text:p>
          </table:table-cell>
          <table:table-cell office:value-type="float" office:value="17.73795" calcext:value-type="float">
            <text:p>17.73795</text:p>
          </table:table-cell>
          <table:table-cell office:value-type="float" office:value="18.3248" calcext:value-type="float">
            <text:p>18.3248</text:p>
          </table:table-cell>
          <table:table-cell office:value-type="float" office:value="18.19937" calcext:value-type="float">
            <text:p>18.19937</text:p>
          </table:table-cell>
          <table:table-cell office:value-type="float" office:value="18.94937" calcext:value-type="float">
            <text:p>18.94937</text:p>
          </table:table-cell>
          <table:table-cell office:value-type="float" office:value="18.77838" calcext:value-type="float">
            <text:p>18.77838</text:p>
          </table:table-cell>
          <table:table-cell office:value-type="float" office:value="19.28857" calcext:value-type="float">
            <text:p>19.28857</text:p>
          </table:table-cell>
          <table:table-cell office:value-type="float" office:value="19.13882" calcext:value-type="float">
            <text:p>19.13882</text:p>
          </table:table-cell>
          <table:table-cell office:value-type="float" office:value="19.12192" calcext:value-type="float">
            <text:p>19.12192</text:p>
          </table:table-cell>
          <table:table-cell office:value-type="float" office:value="19.03879" calcext:value-type="float">
            <text:p>19.03879</text:p>
          </table:table-cell>
          <table:table-cell office:value-type="float" office:value="18.79205" calcext:value-type="float">
            <text:p>18.79205</text:p>
          </table:table-cell>
          <table:table-cell office:value-type="float" office:value="18.75092" calcext:value-type="float">
            <text:p>18.75092</text:p>
          </table:table-cell>
          <table:table-cell office:value-type="float" office:value="18.28607" calcext:value-type="float">
            <text:p>18.28607</text:p>
          </table:table-cell>
          <table:table-cell office:value-type="float" office:value="18.26337" calcext:value-type="float">
            <text:p>18.26337</text:p>
          </table:table-cell>
          <table:table-cell office:value-type="float" office:value="17.755" calcext:value-type="float">
            <text:p>17.755</text:p>
          </table:table-cell>
          <table:table-cell office:value-type="float" office:value="17.73853" calcext:value-type="float">
            <text:p>17.73853</text:p>
          </table:table-cell>
          <table:table-cell office:value-type="float" office:value="25.14264" calcext:value-type="float">
            <text:p>25.14264</text:p>
          </table:table-cell>
          <table:table-cell office:value-type="float" office:value="12.73633" calcext:value-type="float">
            <text:p>12.736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6" calcext:value-type="float">
            <text:p>15092006</text:p>
          </table:table-cell>
          <table:table-cell office:value-type="float" office:value="16.72687" calcext:value-type="float">
            <text:p>16.72687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6.32696" calcext:value-type="float">
            <text:p>16.32696</text:p>
          </table:table-cell>
          <table:table-cell office:value-type="float" office:value="1.77454" calcext:value-type="float">
            <text:p>1.77454</text:p>
          </table:table-cell>
          <table:table-cell office:value-type="float" office:value="1.246737" calcext:value-type="float">
            <text:p>1.246737</text:p>
          </table:table-cell>
          <table:table-cell office:value-type="float" office:value="250.4438" calcext:value-type="float">
            <text:p>250.4438</text:p>
          </table:table-cell>
          <table:table-cell office:value-type="float" office:value="19.05" calcext:value-type="float">
            <text:p>19.05</text:p>
          </table:table-cell>
          <table:table-cell office:value-type="float" office:value="23.44989" calcext:value-type="float">
            <text:p>23.44989</text:p>
          </table:table-cell>
          <table:table-cell office:value-type="float" office:value="15.86084" calcext:value-type="float">
            <text:p>15.86084</text:p>
          </table:table-cell>
          <table:table-cell office:value-type="float" office:value="21.74875" calcext:value-type="float">
            <text:p>21.74875</text:p>
          </table:table-cell>
          <table:table-cell office:value-type="float" office:value="16.56357" calcext:value-type="float">
            <text:p>16.56357</text:p>
          </table:table-cell>
          <table:table-cell office:value-type="float" office:value="20.72961" calcext:value-type="float">
            <text:p>20.72961</text:p>
          </table:table-cell>
          <table:table-cell office:value-type="float" office:value="17.12836" calcext:value-type="float">
            <text:p>17.12836</text:p>
          </table:table-cell>
          <table:table-cell office:value-type="float" office:value="20.00363" calcext:value-type="float">
            <text:p>20.00363</text:p>
          </table:table-cell>
          <table:table-cell office:value-type="float" office:value="17.61069" calcext:value-type="float">
            <text:p>17.61069</text:p>
          </table:table-cell>
          <table:table-cell office:value-type="float" office:value="19.55441" calcext:value-type="float">
            <text:p>19.55441</text:p>
          </table:table-cell>
          <table:table-cell office:value-type="float" office:value="17.89987" calcext:value-type="float">
            <text:p>17.89987</text:p>
          </table:table-cell>
          <table:table-cell office:value-type="float" office:value="19.17111" calcext:value-type="float">
            <text:p>19.17111</text:p>
          </table:table-cell>
          <table:table-cell office:value-type="float" office:value="18.16141" calcext:value-type="float">
            <text:p>18.16141</text:p>
          </table:table-cell>
          <table:table-cell office:value-type="float" office:value="18.91507" calcext:value-type="float">
            <text:p>18.91507</text:p>
          </table:table-cell>
          <table:table-cell office:value-type="float" office:value="18.29819" calcext:value-type="float">
            <text:p>18.29819</text:p>
          </table:table-cell>
          <table:table-cell office:value-type="float" office:value="18.59918" calcext:value-type="float">
            <text:p>18.59918</text:p>
          </table:table-cell>
          <table:table-cell office:value-type="float" office:value="18.33035" calcext:value-type="float">
            <text:p>18.33035</text:p>
          </table:table-cell>
          <table:table-cell office:value-type="float" office:value="18.7775" calcext:value-type="float">
            <text:p>18.7775</text:p>
          </table:table-cell>
          <table:table-cell office:value-type="float" office:value="18.75104" calcext:value-type="float">
            <text:p>18.75104</text:p>
          </table:table-cell>
          <table:table-cell office:value-type="float" office:value="19.13733" calcext:value-type="float">
            <text:p>19.13733</text:p>
          </table:table-cell>
          <table:table-cell office:value-type="float" office:value="19.0173" calcext:value-type="float">
            <text:p>19.0173</text:p>
          </table:table-cell>
          <table:table-cell office:value-type="float" office:value="19.0379" calcext:value-type="float">
            <text:p>19.0379</text:p>
          </table:table-cell>
          <table:table-cell office:value-type="float" office:value="18.95142" calcext:value-type="float">
            <text:p>18.95142</text:p>
          </table:table-cell>
          <table:table-cell office:value-type="float" office:value="18.75043" calcext:value-type="float">
            <text:p>18.75043</text:p>
          </table:table-cell>
          <table:table-cell office:value-type="float" office:value="18.70227" calcext:value-type="float">
            <text:p>18.70227</text:p>
          </table:table-cell>
          <table:table-cell office:value-type="float" office:value="18.26312" calcext:value-type="float">
            <text:p>18.26312</text:p>
          </table:table-cell>
          <table:table-cell office:value-type="float" office:value="18.23553" calcext:value-type="float">
            <text:p>18.23553</text:p>
          </table:table-cell>
          <table:table-cell office:value-type="float" office:value="17.73834" calcext:value-type="float">
            <text:p>17.73834</text:p>
          </table:table-cell>
          <table:table-cell office:value-type="float" office:value="17.71994" calcext:value-type="float">
            <text:p>17.71994</text:p>
          </table:table-cell>
          <table:table-cell office:value-type="float" office:value="24.91797" calcext:value-type="float">
            <text:p>24.91797</text:p>
          </table:table-cell>
          <table:table-cell office:value-type="float" office:value="15.30582" calcext:value-type="float">
            <text:p>15.305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6" calcext:value-type="float">
            <text:p>16092006</text:p>
          </table:table-cell>
          <table:table-cell office:value-type="float" office:value="16.39505" calcext:value-type="float">
            <text:p>16.39505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2.10634" calcext:value-type="float">
            <text:p>12.10634</text:p>
          </table:table-cell>
          <table:table-cell office:value-type="float" office:value="1.905634" calcext:value-type="float">
            <text:p>1.905634</text:p>
          </table:table-cell>
          <table:table-cell office:value-type="float" office:value="0.9471771" calcext:value-type="float">
            <text:p>0.9471771</text:p>
          </table:table-cell>
          <table:table-cell office:value-type="float" office:value="248.8828" calcext:value-type="float">
            <text:p>248.8828</text:p>
          </table:table-cell>
          <table:table-cell office:value-type="float" office:value="32.0675" calcext:value-type="float">
            <text:p>32.0675</text:p>
          </table:table-cell>
          <table:table-cell office:value-type="float" office:value="24.67288" calcext:value-type="float">
            <text:p>24.67288</text:p>
          </table:table-cell>
          <table:table-cell office:value-type="float" office:value="13.65701" calcext:value-type="float">
            <text:p>13.65701</text:p>
          </table:table-cell>
          <table:table-cell office:value-type="float" office:value="22.28439" calcext:value-type="float">
            <text:p>22.28439</text:p>
          </table:table-cell>
          <table:table-cell office:value-type="float" office:value="15.13965" calcext:value-type="float">
            <text:p>15.13965</text:p>
          </table:table-cell>
          <table:table-cell office:value-type="float" office:value="21.01712" calcext:value-type="float">
            <text:p>21.01712</text:p>
          </table:table-cell>
          <table:table-cell office:value-type="float" office:value="16.10995" calcext:value-type="float">
            <text:p>16.10995</text:p>
          </table:table-cell>
          <table:table-cell office:value-type="float" office:value="20.20343" calcext:value-type="float">
            <text:p>20.20343</text:p>
          </table:table-cell>
          <table:table-cell office:value-type="float" office:value="16.87302" calcext:value-type="float">
            <text:p>16.87302</text:p>
          </table:table-cell>
          <table:table-cell office:value-type="float" office:value="19.7977" calcext:value-type="float">
            <text:p>19.7977</text:p>
          </table:table-cell>
          <table:table-cell office:value-type="float" office:value="17.28064" calcext:value-type="float">
            <text:p>17.28064</text:p>
          </table:table-cell>
          <table:table-cell office:value-type="float" office:value="19.33713" calcext:value-type="float">
            <text:p>19.33713</text:p>
          </table:table-cell>
          <table:table-cell office:value-type="float" office:value="17.8205" calcext:value-type="float">
            <text:p>17.8205</text:p>
          </table:table-cell>
          <table:table-cell office:value-type="float" office:value="18.9819" calcext:value-type="float">
            <text:p>18.9819</text:p>
          </table:table-cell>
          <table:table-cell office:value-type="float" office:value="18.17465" calcext:value-type="float">
            <text:p>18.17465</text:p>
          </table:table-cell>
          <table:table-cell office:value-type="float" office:value="18.69034" calcext:value-type="float">
            <text:p>18.69034</text:p>
          </table:table-cell>
          <table:table-cell office:value-type="float" office:value="18.55194" calcext:value-type="float">
            <text:p>18.55194</text:p>
          </table:table-cell>
          <table:table-cell office:value-type="float" office:value="18.77286" calcext:value-type="float">
            <text:p>18.77286</text:p>
          </table:table-cell>
          <table:table-cell office:value-type="float" office:value="18.7532" calcext:value-type="float">
            <text:p>18.7532</text:p>
          </table:table-cell>
          <table:table-cell office:value-type="float" office:value="19.01624" calcext:value-type="float">
            <text:p>19.01624</text:p>
          </table:table-cell>
          <table:table-cell office:value-type="float" office:value="18.93423" calcext:value-type="float">
            <text:p>18.93423</text:p>
          </table:table-cell>
          <table:table-cell office:value-type="float" office:value="18.95053" calcext:value-type="float">
            <text:p>18.95053</text:p>
          </table:table-cell>
          <table:table-cell office:value-type="float" office:value="18.87106" calcext:value-type="float">
            <text:p>18.87106</text:p>
          </table:table-cell>
          <table:table-cell office:value-type="float" office:value="18.70172" calcext:value-type="float">
            <text:p>18.70172</text:p>
          </table:table-cell>
          <table:table-cell office:value-type="float" office:value="18.64963" calcext:value-type="float">
            <text:p>18.64963</text:p>
          </table:table-cell>
          <table:table-cell office:value-type="float" office:value="18.23529" calcext:value-type="float">
            <text:p>18.23529</text:p>
          </table:table-cell>
          <table:table-cell office:value-type="float" office:value="18.20648" calcext:value-type="float">
            <text:p>18.20648</text:p>
          </table:table-cell>
          <table:table-cell office:value-type="float" office:value="17.71976" calcext:value-type="float">
            <text:p>17.71976</text:p>
          </table:table-cell>
          <table:table-cell office:value-type="float" office:value="17.69974" calcext:value-type="float">
            <text:p>17.69974</text:p>
          </table:table-cell>
          <table:table-cell office:value-type="float" office:value="26.85242" calcext:value-type="float">
            <text:p>26.85242</text:p>
          </table:table-cell>
          <table:table-cell office:value-type="float" office:value="12.19995" calcext:value-type="float">
            <text:p>12.199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6" calcext:value-type="float">
            <text:p>17092006</text:p>
          </table:table-cell>
          <table:table-cell office:value-type="float" office:value="16.56622" calcext:value-type="float">
            <text:p>16.56622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7.625758" calcext:value-type="float">
            <text:p>7.625758</text:p>
          </table:table-cell>
          <table:table-cell office:value-type="float" office:value="1.275769" calcext:value-type="float">
            <text:p>1.275769</text:p>
          </table:table-cell>
          <table:table-cell office:value-type="float" office:value="0.9167327" calcext:value-type="float">
            <text:p>0.9167327</text:p>
          </table:table-cell>
          <table:table-cell office:value-type="float" office:value="246.0978" calcext:value-type="float">
            <text:p>246.0978</text:p>
          </table:table-cell>
          <table:table-cell office:value-type="float" office:value="0.1905" calcext:value-type="float">
            <text:p>0.1905</text:p>
          </table:table-cell>
          <table:table-cell office:value-type="float" office:value="19.31976" calcext:value-type="float">
            <text:p>19.31976</text:p>
          </table:table-cell>
          <table:table-cell office:value-type="float" office:value="11.38675" calcext:value-type="float">
            <text:p>11.38675</text:p>
          </table:table-cell>
          <table:table-cell office:value-type="float" office:value="18.25925" calcext:value-type="float">
            <text:p>18.25925</text:p>
          </table:table-cell>
          <table:table-cell office:value-type="float" office:value="13.72128" calcext:value-type="float">
            <text:p>13.72128</text:p>
          </table:table-cell>
          <table:table-cell office:value-type="float" office:value="19.16354" calcext:value-type="float">
            <text:p>19.16354</text:p>
          </table:table-cell>
          <table:table-cell office:value-type="float" office:value="15.32379" calcext:value-type="float">
            <text:p>15.32379</text:p>
          </table:table-cell>
          <table:table-cell office:value-type="float" office:value="19.63779" calcext:value-type="float">
            <text:p>19.63779</text:p>
          </table:table-cell>
          <table:table-cell office:value-type="float" office:value="16.4043" calcext:value-type="float">
            <text:p>16.4043</text:p>
          </table:table-cell>
          <table:table-cell office:value-type="float" office:value="19.60126" calcext:value-type="float">
            <text:p>19.60126</text:p>
          </table:table-cell>
          <table:table-cell office:value-type="float" office:value="16.96085" calcext:value-type="float">
            <text:p>16.96085</text:p>
          </table:table-cell>
          <table:table-cell office:value-type="float" office:value="19.33786" calcext:value-type="float">
            <text:p>19.33786</text:p>
          </table:table-cell>
          <table:table-cell office:value-type="float" office:value="17.60324" calcext:value-type="float">
            <text:p>17.60324</text:p>
          </table:table-cell>
          <table:table-cell office:value-type="float" office:value="19.04153" calcext:value-type="float">
            <text:p>19.04153</text:p>
          </table:table-cell>
          <table:table-cell office:value-type="float" office:value="18.02359" calcext:value-type="float">
            <text:p>18.02359</text:p>
          </table:table-cell>
          <table:table-cell office:value-type="float" office:value="18.74997" calcext:value-type="float">
            <text:p>18.74997</text:p>
          </table:table-cell>
          <table:table-cell office:value-type="float" office:value="18.44629" calcext:value-type="float">
            <text:p>18.44629</text:p>
          </table:table-cell>
          <table:table-cell office:value-type="float" office:value="18.77795" calcext:value-type="float">
            <text:p>18.77795</text:p>
          </table:table-cell>
          <table:table-cell office:value-type="float" office:value="18.74692" calcext:value-type="float">
            <text:p>18.74692</text:p>
          </table:table-cell>
          <table:table-cell office:value-type="float" office:value="18.9335" calcext:value-type="float">
            <text:p>18.9335</text:p>
          </table:table-cell>
          <table:table-cell office:value-type="float" office:value="18.87256" calcext:value-type="float">
            <text:p>18.87256</text:p>
          </table:table-cell>
          <table:table-cell office:value-type="float" office:value="18.8703" calcext:value-type="float">
            <text:p>18.8703</text:p>
          </table:table-cell>
          <table:table-cell office:value-type="float" office:value="18.80289" calcext:value-type="float">
            <text:p>18.80289</text:p>
          </table:table-cell>
          <table:table-cell office:value-type="float" office:value="18.64908" calcext:value-type="float">
            <text:p>18.64908</text:p>
          </table:table-cell>
          <table:table-cell office:value-type="float" office:value="18.59711" calcext:value-type="float">
            <text:p>18.59711</text:p>
          </table:table-cell>
          <table:table-cell office:value-type="float" office:value="18.20618" calcext:value-type="float">
            <text:p>18.20618</text:p>
          </table:table-cell>
          <table:table-cell office:value-type="float" office:value="18.17435" calcext:value-type="float">
            <text:p>18.17435</text:p>
          </table:table-cell>
          <table:table-cell office:value-type="float" office:value="17.69952" calcext:value-type="float">
            <text:p>17.69952</text:p>
          </table:table-cell>
          <table:table-cell office:value-type="float" office:value="17.67709" calcext:value-type="float">
            <text:p>17.67709</text:p>
          </table:table-cell>
          <table:table-cell office:value-type="float" office:value="20.32538" calcext:value-type="float">
            <text:p>20.32538</text:p>
          </table:table-cell>
          <table:table-cell office:value-type="float" office:value="8.636047" calcext:value-type="float">
            <text:p>8.636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6" calcext:value-type="float">
            <text:p>18092006</text:p>
          </table:table-cell>
          <table:table-cell office:value-type="float" office:value="16.45592" calcext:value-type="float">
            <text:p>16.45592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7.450221" calcext:value-type="float">
            <text:p>7.450221</text:p>
          </table:table-cell>
          <table:table-cell office:value-type="float" office:value="1.056274" calcext:value-type="float">
            <text:p>1.056274</text:p>
          </table:table-cell>
          <table:table-cell office:value-type="float" office:value="0.8195099" calcext:value-type="float">
            <text:p>0.8195099</text:p>
          </table:table-cell>
          <table:table-cell office:value-type="float" office:value="246.5757" calcext:value-type="float">
            <text:p>246.5757</text:p>
          </table:table-cell>
          <table:table-cell office:value-type="float" office:value="0" calcext:value-type="float">
            <text:p>0</text:p>
          </table:table-cell>
          <table:table-cell office:value-type="float" office:value="16.15381" calcext:value-type="float">
            <text:p>16.15381</text:p>
          </table:table-cell>
          <table:table-cell office:value-type="float" office:value="9.701019" calcext:value-type="float">
            <text:p>9.701019</text:p>
          </table:table-cell>
          <table:table-cell office:value-type="float" office:value="15.52905" calcext:value-type="float">
            <text:p>15.52905</text:p>
          </table:table-cell>
          <table:table-cell office:value-type="float" office:value="11.87613" calcext:value-type="float">
            <text:p>11.87613</text:p>
          </table:table-cell>
          <table:table-cell office:value-type="float" office:value="15.72656" calcext:value-type="float">
            <text:p>15.72656</text:p>
          </table:table-cell>
          <table:table-cell office:value-type="float" office:value="13.42935" calcext:value-type="float">
            <text:p>13.42935</text:p>
          </table:table-cell>
          <table:table-cell office:value-type="float" office:value="16.73737" calcext:value-type="float">
            <text:p>16.73737</text:p>
          </table:table-cell>
          <table:table-cell office:value-type="float" office:value="14.58636" calcext:value-type="float">
            <text:p>14.58636</text:p>
          </table:table-cell>
          <table:table-cell office:value-type="float" office:value="17.19244" calcext:value-type="float">
            <text:p>17.19244</text:p>
          </table:table-cell>
          <table:table-cell office:value-type="float" office:value="15.24518" calcext:value-type="float">
            <text:p>15.24518</text:p>
          </table:table-cell>
          <table:table-cell office:value-type="float" office:value="17.70007" calcext:value-type="float">
            <text:p>17.70007</text:p>
          </table:table-cell>
          <table:table-cell office:value-type="float" office:value="16.05099" calcext:value-type="float">
            <text:p>16.05099</text:p>
          </table:table-cell>
          <table:table-cell office:value-type="float" office:value="18.03162" calcext:value-type="float">
            <text:p>18.03162</text:p>
          </table:table-cell>
          <table:table-cell office:value-type="float" office:value="16.7439" calcext:value-type="float">
            <text:p>16.7439</text:p>
          </table:table-cell>
          <table:table-cell office:value-type="float" office:value="18.44293" calcext:value-type="float">
            <text:p>18.44293</text:p>
          </table:table-cell>
          <table:table-cell office:value-type="float" office:value="17.70422" calcext:value-type="float">
            <text:p>17.70422</text:p>
          </table:table-cell>
          <table:table-cell office:value-type="float" office:value="18.74585" calcext:value-type="float">
            <text:p>18.74585</text:p>
          </table:table-cell>
          <table:table-cell office:value-type="float" office:value="18.53442" calcext:value-type="float">
            <text:p>18.53442</text:p>
          </table:table-cell>
          <table:table-cell office:value-type="float" office:value="18.87192" calcext:value-type="float">
            <text:p>18.87192</text:p>
          </table:table-cell>
          <table:table-cell office:value-type="float" office:value="18.79813" calcext:value-type="float">
            <text:p>18.79813</text:p>
          </table:table-cell>
          <table:table-cell office:value-type="float" office:value="18.80222" calcext:value-type="float">
            <text:p>18.80222</text:p>
          </table:table-cell>
          <table:table-cell office:value-type="float" office:value="18.74023" calcext:value-type="float">
            <text:p>18.74023</text:p>
          </table:table-cell>
          <table:table-cell office:value-type="float" office:value="18.59656" calcext:value-type="float">
            <text:p>18.59656</text:p>
          </table:table-cell>
          <table:table-cell office:value-type="float" office:value="18.54446" calcext:value-type="float">
            <text:p>18.54446</text:p>
          </table:table-cell>
          <table:table-cell office:value-type="float" office:value="18.17401" calcext:value-type="float">
            <text:p>18.17401</text:p>
          </table:table-cell>
          <table:table-cell office:value-type="float" office:value="18.13696" calcext:value-type="float">
            <text:p>18.13696</text:p>
          </table:table-cell>
          <table:table-cell office:value-type="float" office:value="17.67685" calcext:value-type="float">
            <text:p>17.67685</text:p>
          </table:table-cell>
          <table:table-cell office:value-type="float" office:value="17.65201" calcext:value-type="float">
            <text:p>17.65201</text:p>
          </table:table-cell>
          <table:table-cell office:value-type="float" office:value="16.69418" calcext:value-type="float">
            <text:p>16.69418</text:p>
          </table:table-cell>
          <table:table-cell office:value-type="float" office:value="7.47821" calcext:value-type="float">
            <text:p>7.478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6" calcext:value-type="float">
            <text:p>19092006</text:p>
          </table:table-cell>
          <table:table-cell office:value-type="float" office:value="16.14294" calcext:value-type="float">
            <text:p>16.14294</text:p>
          </table:table-cell>
          <table:table-cell office:value-type="float" office:value="16.87288" calcext:value-type="float">
            <text:p>16.87288</text:p>
          </table:table-cell>
          <table:table-cell office:value-type="float" office:value="4.842421" calcext:value-type="float">
            <text:p>4.842421</text:p>
          </table:table-cell>
          <table:table-cell office:value-type="float" office:value="1.08856" calcext:value-type="float">
            <text:p>1.08856</text:p>
          </table:table-cell>
          <table:table-cell office:value-type="float" office:value="0.7587643" calcext:value-type="float">
            <text:p>0.7587643</text:p>
          </table:table-cell>
          <table:table-cell office:value-type="float" office:value="247.7325" calcext:value-type="float">
            <text:p>247.7325</text:p>
          </table:table-cell>
          <table:table-cell office:value-type="float" office:value="0" calcext:value-type="float">
            <text:p>0</text:p>
          </table:table-cell>
          <table:table-cell office:value-type="float" office:value="16.35953" calcext:value-type="float">
            <text:p>16.35953</text:p>
          </table:table-cell>
          <table:table-cell office:value-type="float" office:value="7.678589" calcext:value-type="float">
            <text:p>7.678589</text:p>
          </table:table-cell>
          <table:table-cell office:value-type="float" office:value="15.2019" calcext:value-type="float">
            <text:p>15.2019</text:p>
          </table:table-cell>
          <table:table-cell office:value-type="float" office:value="9.72406" calcext:value-type="float">
            <text:p>9.72406</text:p>
          </table:table-cell>
          <table:table-cell office:value-type="float" office:value="14.73062" calcext:value-type="float">
            <text:p>14.73062</text:p>
          </table:table-cell>
          <table:table-cell office:value-type="float" office:value="11.35147" calcext:value-type="float">
            <text:p>11.35147</text:p>
          </table:table-cell>
          <table:table-cell office:value-type="float" office:value="14.6922" calcext:value-type="float">
            <text:p>14.6922</text:p>
          </table:table-cell>
          <table:table-cell office:value-type="float" office:value="12.69992" calcext:value-type="float">
            <text:p>12.69992</text:p>
          </table:table-cell>
          <table:table-cell office:value-type="float" office:value="15.20377" calcext:value-type="float">
            <text:p>15.20377</text:p>
          </table:table-cell>
          <table:table-cell office:value-type="float" office:value="13.53064" calcext:value-type="float">
            <text:p>13.53064</text:p>
          </table:table-cell>
          <table:table-cell office:value-type="float" office:value="16.03021" calcext:value-type="float">
            <text:p>16.03021</text:p>
          </table:table-cell>
          <table:table-cell office:value-type="float" office:value="14.62784" calcext:value-type="float">
            <text:p>14.62784</text:p>
          </table:table-cell>
          <table:table-cell office:value-type="float" office:value="16.73303" calcext:value-type="float">
            <text:p>16.73303</text:p>
          </table:table-cell>
          <table:table-cell office:value-type="float" office:value="15.61932" calcext:value-type="float">
            <text:p>15.61932</text:p>
          </table:table-cell>
          <table:table-cell office:value-type="float" office:value="17.6973" calcext:value-type="float">
            <text:p>17.6973</text:p>
          </table:table-cell>
          <table:table-cell office:value-type="float" office:value="16.83609" calcext:value-type="float">
            <text:p>16.83609</text:p>
          </table:table-cell>
          <table:table-cell office:value-type="float" office:value="18.5311" calcext:value-type="float">
            <text:p>18.5311</text:p>
          </table:table-cell>
          <table:table-cell office:value-type="float" office:value="18.13046" calcext:value-type="float">
            <text:p>18.13046</text:p>
          </table:table-cell>
          <table:table-cell office:value-type="float" office:value="18.79706" calcext:value-type="float">
            <text:p>18.79706</text:p>
          </table:table-cell>
          <table:table-cell office:value-type="float" office:value="18.66928" calcext:value-type="float">
            <text:p>18.66928</text:p>
          </table:table-cell>
          <table:table-cell office:value-type="float" office:value="18.73956" calcext:value-type="float">
            <text:p>18.73956</text:p>
          </table:table-cell>
          <table:table-cell office:value-type="float" office:value="18.66898" calcext:value-type="float">
            <text:p>18.66898</text:p>
          </table:table-cell>
          <table:table-cell office:value-type="float" office:value="18.54388" calcext:value-type="float">
            <text:p>18.54388</text:p>
          </table:table-cell>
          <table:table-cell office:value-type="float" office:value="18.4928" calcext:value-type="float">
            <text:p>18.4928</text:p>
          </table:table-cell>
          <table:table-cell office:value-type="float" office:value="18.13663" calcext:value-type="float">
            <text:p>18.13663</text:p>
          </table:table-cell>
          <table:table-cell office:value-type="float" office:value="18.10287" calcext:value-type="float">
            <text:p>18.10287</text:p>
          </table:table-cell>
          <table:table-cell office:value-type="float" office:value="17.65173" calcext:value-type="float">
            <text:p>17.65173</text:p>
          </table:table-cell>
          <table:table-cell office:value-type="float" office:value="17.62552" calcext:value-type="float">
            <text:p>17.62552</text:p>
          </table:table-cell>
          <table:table-cell office:value-type="float" office:value="17.58044" calcext:value-type="float">
            <text:p>17.58044</text:p>
          </table:table-cell>
          <table:table-cell office:value-type="float" office:value="5.380585" calcext:value-type="float">
            <text:p>5.3805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6" calcext:value-type="float">
            <text:p>20092006</text:p>
          </table:table-cell>
          <table:table-cell office:value-type="float" office:value="16.07484" calcext:value-type="float">
            <text:p>16.07484</text:p>
          </table:table-cell>
          <table:table-cell office:value-type="float" office:value="20.20621" calcext:value-type="float">
            <text:p>20.20621</text:p>
          </table:table-cell>
          <table:table-cell office:value-type="float" office:value="4.306324" calcext:value-type="float">
            <text:p>4.306324</text:p>
          </table:table-cell>
          <table:table-cell office:value-type="float" office:value="1.251499" calcext:value-type="float">
            <text:p>1.251499</text:p>
          </table:table-cell>
          <table:table-cell office:value-type="float" office:value="0.7310179" calcext:value-type="float">
            <text:p>0.7310179</text:p>
          </table:table-cell>
          <table:table-cell office:value-type="float" office:value="249.0336" calcext:value-type="float">
            <text:p>249.0336</text:p>
          </table:table-cell>
          <table:table-cell office:value-type="float" office:value="10.16" calcext:value-type="float">
            <text:p>10.16</text:p>
          </table:table-cell>
          <table:table-cell office:value-type="float" office:value="17.64563" calcext:value-type="float">
            <text:p>17.64563</text:p>
          </table:table-cell>
          <table:table-cell office:value-type="float" office:value="7.123535" calcext:value-type="float">
            <text:p>7.123535</text:p>
          </table:table-cell>
          <table:table-cell office:value-type="float" office:value="15.98636" calcext:value-type="float">
            <text:p>15.98636</text:p>
          </table:table-cell>
          <table:table-cell office:value-type="float" office:value="9.160034" calcext:value-type="float">
            <text:p>9.160034</text:p>
          </table:table-cell>
          <table:table-cell office:value-type="float" office:value="15.1586" calcext:value-type="float">
            <text:p>15.1586</text:p>
          </table:table-cell>
          <table:table-cell office:value-type="float" office:value="10.76178" calcext:value-type="float">
            <text:p>10.76178</text:p>
          </table:table-cell>
          <table:table-cell office:value-type="float" office:value="14.84531" calcext:value-type="float">
            <text:p>14.84531</text:p>
          </table:table-cell>
          <table:table-cell office:value-type="float" office:value="12.09619" calcext:value-type="float">
            <text:p>12.09619</text:p>
          </table:table-cell>
          <table:table-cell office:value-type="float" office:value="14.82819" calcext:value-type="float">
            <text:p>14.82819</text:p>
          </table:table-cell>
          <table:table-cell office:value-type="float" office:value="12.92279" calcext:value-type="float">
            <text:p>12.92279</text:p>
          </table:table-cell>
          <table:table-cell office:value-type="float" office:value="15.15472" calcext:value-type="float">
            <text:p>15.15472</text:p>
          </table:table-cell>
          <table:table-cell office:value-type="float" office:value="13.98883" calcext:value-type="float">
            <text:p>13.98883</text:p>
          </table:table-cell>
          <table:table-cell office:value-type="float" office:value="15.79379" calcext:value-type="float">
            <text:p>15.79379</text:p>
          </table:table-cell>
          <table:table-cell office:value-type="float" office:value="14.95816" calcext:value-type="float">
            <text:p>14.95816</text:p>
          </table:table-cell>
          <table:table-cell office:value-type="float" office:value="16.83151" calcext:value-type="float">
            <text:p>16.83151</text:p>
          </table:table-cell>
          <table:table-cell office:value-type="float" office:value="16.2442" calcext:value-type="float">
            <text:p>16.2442</text:p>
          </table:table-cell>
          <table:table-cell office:value-type="float" office:value="18.12579" calcext:value-type="float">
            <text:p>18.12579</text:p>
          </table:table-cell>
          <table:table-cell office:value-type="float" office:value="17.68369" calcext:value-type="float">
            <text:p>17.68369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48187" calcext:value-type="float">
            <text:p>18.48187</text:p>
          </table:table-cell>
          <table:table-cell office:value-type="float" office:value="18.66812" calcext:value-type="float">
            <text:p>18.66812</text:p>
          </table:table-cell>
          <table:table-cell office:value-type="float" office:value="18.57632" calcext:value-type="float">
            <text:p>18.57632</text:p>
          </table:table-cell>
          <table:table-cell office:value-type="float" office:value="18.49225" calcext:value-type="float">
            <text:p>18.49225</text:p>
          </table:table-cell>
          <table:table-cell office:value-type="float" office:value="18.43777" calcext:value-type="float">
            <text:p>18.43777</text:p>
          </table:table-cell>
          <table:table-cell office:value-type="float" office:value="18.10251" calcext:value-type="float">
            <text:p>18.10251</text:p>
          </table:table-cell>
          <table:table-cell office:value-type="float" office:value="18.06592" calcext:value-type="float">
            <text:p>18.06592</text:p>
          </table:table-cell>
          <table:table-cell office:value-type="float" office:value="17.62518" calcext:value-type="float">
            <text:p>17.62518</text:p>
          </table:table-cell>
          <table:table-cell office:value-type="float" office:value="17.59708" calcext:value-type="float">
            <text:p>17.59708</text:p>
          </table:table-cell>
          <table:table-cell office:value-type="float" office:value="19.33786" calcext:value-type="float">
            <text:p>19.33786</text:p>
          </table:table-cell>
          <table:table-cell office:value-type="float" office:value="4.834747" calcext:value-type="float">
            <text:p>4.8347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6" calcext:value-type="float">
            <text:p>21092006</text:p>
          </table:table-cell>
          <table:table-cell office:value-type="float" office:value="16.01041" calcext:value-type="float">
            <text:p>16.01041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11.63655" calcext:value-type="float">
            <text:p>11.63655</text:p>
          </table:table-cell>
          <table:table-cell office:value-type="float" office:value="1.351973" calcext:value-type="float">
            <text:p>1.351973</text:p>
          </table:table-cell>
          <table:table-cell office:value-type="float" office:value="0.8994672" calcext:value-type="float">
            <text:p>0.8994672</text:p>
          </table:table-cell>
          <table:table-cell office:value-type="float" office:value="246.5026" calcext:value-type="float">
            <text:p>246.5026</text:p>
          </table:table-cell>
          <table:table-cell office:value-type="float" office:value="30.48" calcext:value-type="float">
            <text:p>30.48</text:p>
          </table:table-cell>
          <table:table-cell office:value-type="float" office:value="16.4075" calcext:value-type="float">
            <text:p>16.4075</text:p>
          </table:table-cell>
          <table:table-cell office:value-type="float" office:value="11.63354" calcext:value-type="float">
            <text:p>11.63354</text:p>
          </table:table-cell>
          <table:table-cell office:value-type="float" office:value="15.44977" calcext:value-type="float">
            <text:p>15.44977</text:p>
          </table:table-cell>
          <table:table-cell office:value-type="float" office:value="12.56409" calcext:value-type="float">
            <text:p>12.56409</text:p>
          </table:table-cell>
          <table:table-cell office:value-type="float" office:value="14.96658" calcext:value-type="float">
            <text:p>14.96658</text:p>
          </table:table-cell>
          <table:table-cell office:value-type="float" office:value="13.04114" calcext:value-type="float">
            <text:p>13.04114</text:p>
          </table:table-cell>
          <table:table-cell office:value-type="float" office:value="14.77145" calcext:value-type="float">
            <text:p>14.77145</text:p>
          </table:table-cell>
          <table:table-cell office:value-type="float" office:value="13.47546" calcext:value-type="float">
            <text:p>13.47546</text:p>
          </table:table-cell>
          <table:table-cell office:value-type="float" office:value="14.76657" calcext:value-type="float">
            <text:p>14.76657</text:p>
          </table:table-cell>
          <table:table-cell office:value-type="float" office:value="13.83127" calcext:value-type="float">
            <text:p>13.83127</text:p>
          </table:table-cell>
          <table:table-cell office:value-type="float" office:value="14.99878" calcext:value-type="float">
            <text:p>14.99878</text:p>
          </table:table-cell>
          <table:table-cell office:value-type="float" office:value="14.34033" calcext:value-type="float">
            <text:p>14.34033</text:p>
          </table:table-cell>
          <table:table-cell office:value-type="float" office:value="15.4238" calcext:value-type="float">
            <text:p>15.4238</text:p>
          </table:table-cell>
          <table:table-cell office:value-type="float" office:value="14.91595" calcext:value-type="float">
            <text:p>14.91595</text:p>
          </table:table-cell>
          <table:table-cell office:value-type="float" office:value="16.24347" calcext:value-type="float">
            <text:p>16.24347</text:p>
          </table:table-cell>
          <table:table-cell office:value-type="float" office:value="15.93564" calcext:value-type="float">
            <text:p>15.93564</text:p>
          </table:table-cell>
          <table:table-cell office:value-type="float" office:value="17.67935" calcext:value-type="float">
            <text:p>17.67935</text:p>
          </table:table-cell>
          <table:table-cell office:value-type="float" office:value="17.30151" calcext:value-type="float">
            <text:p>17.30151</text:p>
          </table:table-cell>
          <table:table-cell office:value-type="float" office:value="18.47971" calcext:value-type="float">
            <text:p>18.47971</text:p>
          </table:table-cell>
          <table:table-cell office:value-type="float" office:value="18.26328" calcext:value-type="float">
            <text:p>18.26328</text:p>
          </table:table-cell>
          <table:table-cell office:value-type="float" office:value="18.57523" calcext:value-type="float">
            <text:p>18.57523</text:p>
          </table:table-cell>
          <table:table-cell office:value-type="float" office:value="18.46033" calcext:value-type="float">
            <text:p>18.46033</text:p>
          </table:table-cell>
          <table:table-cell office:value-type="float" office:value="18.43716" calcext:value-type="float">
            <text:p>18.43716</text:p>
          </table:table-cell>
          <table:table-cell office:value-type="float" office:value="18.37494" calcext:value-type="float">
            <text:p>18.37494</text:p>
          </table:table-cell>
          <table:table-cell office:value-type="float" office:value="18.06555" calcext:value-type="float">
            <text:p>18.06555</text:p>
          </table:table-cell>
          <table:table-cell office:value-type="float" office:value="18.02634" calcext:value-type="float">
            <text:p>18.02634</text:p>
          </table:table-cell>
          <table:table-cell office:value-type="float" office:value="17.59677" calcext:value-type="float">
            <text:p>17.59677</text:p>
          </table:table-cell>
          <table:table-cell office:value-type="float" office:value="17.56644" calcext:value-type="float">
            <text:p>17.56644</text:p>
          </table:table-cell>
          <table:table-cell office:value-type="float" office:value="17.24744" calcext:value-type="float">
            <text:p>17.24744</text:p>
          </table:table-cell>
          <table:table-cell office:value-type="float" office:value="10.41821" calcext:value-type="float">
            <text:p>10.418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6" calcext:value-type="float">
            <text:p>22092006</text:p>
          </table:table-cell>
          <table:table-cell office:value-type="float" office:value="15.72386" calcext:value-type="float">
            <text:p>15.72386</text:p>
          </table:table-cell>
          <table:table-cell office:value-type="float" office:value="21.87288" calcext:value-type="float">
            <text:p>21.87288</text:p>
          </table:table-cell>
          <table:table-cell office:value-type="float" office:value="9.289645" calcext:value-type="float">
            <text:p>9.289645</text:p>
          </table:table-cell>
          <table:table-cell office:value-type="float" office:value="1.313431" calcext:value-type="float">
            <text:p>1.313431</text:p>
          </table:table-cell>
          <table:table-cell office:value-type="float" office:value="0.9966744" calcext:value-type="float">
            <text:p>0.9966744</text:p>
          </table:table-cell>
          <table:table-cell office:value-type="float" office:value="247.9084" calcext:value-type="float">
            <text:p>247.9084</text:p>
          </table:table-cell>
          <table:table-cell office:value-type="float" office:value="0" calcext:value-type="float">
            <text:p>0</text:p>
          </table:table-cell>
          <table:table-cell office:value-type="float" office:value="18.8176" calcext:value-type="float">
            <text:p>18.8176</text:p>
          </table:table-cell>
          <table:table-cell office:value-type="float" office:value="10.24203" calcext:value-type="float">
            <text:p>10.24203</text:p>
          </table:table-cell>
          <table:table-cell office:value-type="float" office:value="17.1326" calcext:value-type="float">
            <text:p>17.1326</text:p>
          </table:table-cell>
          <table:table-cell office:value-type="float" office:value="11.42972" calcext:value-type="float">
            <text:p>11.42972</text:p>
          </table:table-cell>
          <table:table-cell office:value-type="float" office:value="16.17758" calcext:value-type="float">
            <text:p>16.17758</text:p>
          </table:table-cell>
          <table:table-cell office:value-type="float" office:value="12.38898" calcext:value-type="float">
            <text:p>12.38898</text:p>
          </table:table-cell>
          <table:table-cell office:value-type="float" office:value="15.64822" calcext:value-type="float">
            <text:p>15.64822</text:p>
          </table:table-cell>
          <table:table-cell office:value-type="float" office:value="13.21185" calcext:value-type="float">
            <text:p>13.21185</text:p>
          </table:table-cell>
          <table:table-cell office:value-type="float" office:value="15.42871" calcext:value-type="float">
            <text:p>15.42871</text:p>
          </table:table-cell>
          <table:table-cell office:value-type="float" office:value="13.73419" calcext:value-type="float">
            <text:p>13.73419</text:p>
          </table:table-cell>
          <table:table-cell office:value-type="float" office:value="15.34119" calcext:value-type="float">
            <text:p>15.34119</text:p>
          </table:table-cell>
          <table:table-cell office:value-type="float" office:value="14.36176" calcext:value-type="float">
            <text:p>14.36176</text:p>
          </table:table-cell>
          <table:table-cell office:value-type="float" office:value="15.44568" calcext:value-type="float">
            <text:p>15.44568</text:p>
          </table:table-cell>
          <table:table-cell office:value-type="float" office:value="14.90939" calcext:value-type="float">
            <text:p>14.90939</text:p>
          </table:table-cell>
          <table:table-cell office:value-type="float" office:value="15.93689" calcext:value-type="float">
            <text:p>15.93689</text:p>
          </table:table-cell>
          <table:table-cell office:value-type="float" office:value="15.8024" calcext:value-type="float">
            <text:p>15.8024</text:p>
          </table:table-cell>
          <table:table-cell office:value-type="float" office:value="17.29819" calcext:value-type="float">
            <text:p>17.29819</text:p>
          </table:table-cell>
          <table:table-cell office:value-type="float" office:value="17.03195" calcext:value-type="float">
            <text:p>17.03195</text:p>
          </table:table-cell>
          <table:table-cell office:value-type="float" office:value="18.26096" calcext:value-type="float">
            <text:p>18.26096</text:p>
          </table:table-cell>
          <table:table-cell office:value-type="float" office:value="18.04382" calcext:value-type="float">
            <text:p>18.04382</text:p>
          </table:table-cell>
          <table:table-cell office:value-type="float" office:value="18.45901" calcext:value-type="float">
            <text:p>18.45901</text:p>
          </table:table-cell>
          <table:table-cell office:value-type="float" office:value="18.3284" calcext:value-type="float">
            <text:p>18.3284</text:p>
          </table:table-cell>
          <table:table-cell office:value-type="float" office:value="18.37424" calcext:value-type="float">
            <text:p>18.37424</text:p>
          </table:table-cell>
          <table:table-cell office:value-type="float" office:value="18.30209" calcext:value-type="float">
            <text:p>18.30209</text:p>
          </table:table-cell>
          <table:table-cell office:value-type="float" office:value="18.02591" calcext:value-type="float">
            <text:p>18.02591</text:p>
          </table:table-cell>
          <table:table-cell office:value-type="float" office:value="17.9827" calcext:value-type="float">
            <text:p>17.9827</text:p>
          </table:table-cell>
          <table:table-cell office:value-type="float" office:value="17.5661" calcext:value-type="float">
            <text:p>17.5661</text:p>
          </table:table-cell>
          <table:table-cell office:value-type="float" office:value="17.53378" calcext:value-type="float">
            <text:p>17.53378</text:p>
          </table:table-cell>
          <table:table-cell office:value-type="float" office:value="20.50995" calcext:value-type="float">
            <text:p>20.50995</text:p>
          </table:table-cell>
          <table:table-cell office:value-type="float" office:value="8.900513" calcext:value-type="float">
            <text:p>8.9005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6" calcext:value-type="float">
            <text:p>23092006</text:p>
          </table:table-cell>
          <table:table-cell office:value-type="float" office:value="15.51166" calcext:value-type="float">
            <text:p>15.51166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9.253507" calcext:value-type="float">
            <text:p>9.253507</text:p>
          </table:table-cell>
          <table:table-cell office:value-type="float" office:value="1.098085" calcext:value-type="float">
            <text:p>1.098085</text:p>
          </table:table-cell>
          <table:table-cell office:value-type="float" office:value="0.890552" calcext:value-type="float">
            <text:p>0.890552</text:p>
          </table:table-cell>
          <table:table-cell office:value-type="float" office:value="250.7345" calcext:value-type="float">
            <text:p>250.7345</text:p>
          </table:table-cell>
          <table:table-cell office:value-type="float" office:value="0" calcext:value-type="float">
            <text:p>0</text:p>
          </table:table-cell>
          <table:table-cell office:value-type="float" office:value="15.78235" calcext:value-type="float">
            <text:p>15.78235</text:p>
          </table:table-cell>
          <table:table-cell office:value-type="float" office:value="10.436" calcext:value-type="float">
            <text:p>10.436</text:p>
          </table:table-cell>
          <table:table-cell office:value-type="float" office:value="14.9762" calcext:value-type="float">
            <text:p>14.9762</text:p>
          </table:table-cell>
          <table:table-cell office:value-type="float" office:value="11.68094" calcext:value-type="float">
            <text:p>11.68094</text:p>
          </table:table-cell>
          <table:table-cell office:value-type="float" office:value="14.6474" calcext:value-type="float">
            <text:p>14.6474</text:p>
          </table:table-cell>
          <table:table-cell office:value-type="float" office:value="12.75195" calcext:value-type="float">
            <text:p>12.75195</text:p>
          </table:table-cell>
          <table:table-cell office:value-type="float" office:value="15.10645" calcext:value-type="float">
            <text:p>15.10645</text:p>
          </table:table-cell>
          <table:table-cell office:value-type="float" office:value="13.58975" calcext:value-type="float">
            <text:p>13.58975</text:p>
          </table:table-cell>
          <table:table-cell office:value-type="float" office:value="15.25436" calcext:value-type="float">
            <text:p>15.25436</text:p>
          </table:table-cell>
          <table:table-cell office:value-type="float" office:value="14.09464" calcext:value-type="float">
            <text:p>14.09464</text:p>
          </table:table-cell>
          <table:table-cell office:value-type="float" office:value="15.34216" calcext:value-type="float">
            <text:p>15.34216</text:p>
          </table:table-cell>
          <table:table-cell office:value-type="float" office:value="14.66272" calcext:value-type="float">
            <text:p>14.66272</text:p>
          </table:table-cell>
          <table:table-cell office:value-type="float" office:value="15.4903" calcext:value-type="float">
            <text:p>15.4903</text:p>
          </table:table-cell>
          <table:table-cell office:value-type="float" office:value="15.11551" calcext:value-type="float">
            <text:p>15.11551</text:p>
          </table:table-cell>
          <table:table-cell office:value-type="float" office:value="15.90701" calcext:value-type="float">
            <text:p>15.90701</text:p>
          </table:table-cell>
          <table:table-cell office:value-type="float" office:value="15.80624" calcext:value-type="float">
            <text:p>15.80624</text:p>
          </table:table-cell>
          <table:table-cell office:value-type="float" office:value="17.02982" calcext:value-type="float">
            <text:p>17.02982</text:p>
          </table:table-cell>
          <table:table-cell office:value-type="float" office:value="16.87073" calcext:value-type="float">
            <text:p>16.87073</text:p>
          </table:table-cell>
          <table:table-cell office:value-type="float" office:value="18.04163" calcext:value-type="float">
            <text:p>18.04163</text:p>
          </table:table-cell>
          <table:table-cell office:value-type="float" office:value="17.84833" calcext:value-type="float">
            <text:p>17.84833</text:p>
          </table:table-cell>
          <table:table-cell office:value-type="float" office:value="18.327" calcext:value-type="float">
            <text:p>18.327</text:p>
          </table:table-cell>
          <table:table-cell office:value-type="float" office:value="18.19086" calcext:value-type="float">
            <text:p>18.19086</text:p>
          </table:table-cell>
          <table:table-cell office:value-type="float" office:value="18.30127" calcext:value-type="float">
            <text:p>18.30127</text:p>
          </table:table-cell>
          <table:table-cell office:value-type="float" office:value="18.22034" calcext:value-type="float">
            <text:p>18.22034</text:p>
          </table:table-cell>
          <table:table-cell office:value-type="float" office:value="17.98224" calcext:value-type="float">
            <text:p>17.98224</text:p>
          </table:table-cell>
          <table:table-cell office:value-type="float" office:value="17.93082" calcext:value-type="float">
            <text:p>17.93082</text:p>
          </table:table-cell>
          <table:table-cell office:value-type="float" office:value="17.53345" calcext:value-type="float">
            <text:p>17.53345</text:p>
          </table:table-cell>
          <table:table-cell office:value-type="float" office:value="17.49844" calcext:value-type="float">
            <text:p>17.49844</text:p>
          </table:table-cell>
          <table:table-cell office:value-type="float" office:value="16.44049" calcext:value-type="float">
            <text:p>16.44049</text:p>
          </table:table-cell>
          <table:table-cell office:value-type="float" office:value="8.986755" calcext:value-type="float">
            <text:p>8.9867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6" calcext:value-type="float">
            <text:p>24092006</text:p>
          </table:table-cell>
          <table:table-cell office:value-type="float" office:value="15.32991" calcext:value-type="float">
            <text:p>15.32991</text:p>
          </table:table-cell>
          <table:table-cell office:value-type="float" office:value="20.20621" calcext:value-type="float">
            <text:p>20.20621</text:p>
          </table:table-cell>
          <table:table-cell office:value-type="float" office:value="8.72853" calcext:value-type="float">
            <text:p>8.72853</text:p>
          </table:table-cell>
          <table:table-cell office:value-type="float" office:value="1.229074" calcext:value-type="float">
            <text:p>1.229074</text:p>
          </table:table-cell>
          <table:table-cell office:value-type="float" office:value="0.9714102" calcext:value-type="float">
            <text:p>0.9714102</text:p>
          </table:table-cell>
          <table:table-cell office:value-type="float" office:value="249.0384" calcext:value-type="float">
            <text:p>249.0384</text:p>
          </table:table-cell>
          <table:table-cell office:value-type="float" office:value="0" calcext:value-type="float">
            <text:p>0</text:p>
          </table:table-cell>
          <table:table-cell office:value-type="float" office:value="17.87781" calcext:value-type="float">
            <text:p>17.87781</text:p>
          </table:table-cell>
          <table:table-cell office:value-type="float" office:value="9.616943" calcext:value-type="float">
            <text:p>9.616943</text:p>
          </table:table-cell>
          <table:table-cell office:value-type="float" office:value="16.35974" calcext:value-type="float">
            <text:p>16.35974</text:p>
          </table:table-cell>
          <table:table-cell office:value-type="float" office:value="10.83664" calcext:value-type="float">
            <text:p>10.83664</text:p>
          </table:table-cell>
          <table:table-cell office:value-type="float" office:value="15.50195" calcext:value-type="float">
            <text:p>15.50195</text:p>
          </table:table-cell>
          <table:table-cell office:value-type="float" office:value="11.87872" calcext:value-type="float">
            <text:p>11.87872</text:p>
          </table:table-cell>
          <table:table-cell office:value-type="float" office:value="15.06851" calcext:value-type="float">
            <text:p>15.06851</text:p>
          </table:table-cell>
          <table:table-cell office:value-type="float" office:value="12.79245" calcext:value-type="float">
            <text:p>12.79245</text:p>
          </table:table-cell>
          <table:table-cell office:value-type="float" office:value="14.91931" calcext:value-type="float">
            <text:p>14.91931</text:p>
          </table:table-cell>
          <table:table-cell office:value-type="float" office:value="13.38239" calcext:value-type="float">
            <text:p>13.38239</text:p>
          </table:table-cell>
          <table:table-cell office:value-type="float" office:value="14.90854" calcext:value-type="float">
            <text:p>14.90854</text:p>
          </table:table-cell>
          <table:table-cell office:value-type="float" office:value="14.08408" calcext:value-type="float">
            <text:p>14.08408</text:p>
          </table:table-cell>
          <table:table-cell office:value-type="float" office:value="15.16174" calcext:value-type="float">
            <text:p>15.16174</text:p>
          </table:table-cell>
          <table:table-cell office:value-type="float" office:value="14.67871" calcext:value-type="float">
            <text:p>14.67871</text:p>
          </table:table-cell>
          <table:table-cell office:value-type="float" office:value="15.80511" calcext:value-type="float">
            <text:p>15.80511</text:p>
          </table:table-cell>
          <table:table-cell office:value-type="float" office:value="15.56049" calcext:value-type="float">
            <text:p>15.56049</text:p>
          </table:table-cell>
          <table:table-cell office:value-type="float" office:value="16.86911" calcext:value-type="float">
            <text:p>16.86911</text:p>
          </table:table-cell>
          <table:table-cell office:value-type="float" office:value="16.68668" calcext:value-type="float">
            <text:p>16.68668</text:p>
          </table:table-cell>
          <table:table-cell office:value-type="float" office:value="17.84641" calcext:value-type="float">
            <text:p>17.84641</text:p>
          </table:table-cell>
          <table:table-cell office:value-type="float" office:value="17.67325" calcext:value-type="float">
            <text:p>17.67325</text:p>
          </table:table-cell>
          <table:table-cell office:value-type="float" office:value="18.18942" calcext:value-type="float">
            <text:p>18.18942</text:p>
          </table:table-cell>
          <table:table-cell office:value-type="float" office:value="18.05591" calcext:value-type="float">
            <text:p>18.05591</text:p>
          </table:table-cell>
          <table:table-cell office:value-type="float" office:value="18.21945" calcext:value-type="float">
            <text:p>18.21945</text:p>
          </table:table-cell>
          <table:table-cell office:value-type="float" office:value="18.13144" calcext:value-type="float">
            <text:p>18.13144</text:p>
          </table:table-cell>
          <table:table-cell office:value-type="float" office:value="17.93027" calcext:value-type="float">
            <text:p>17.93027</text:p>
          </table:table-cell>
          <table:table-cell office:value-type="float" office:value="17.87943" calcext:value-type="float">
            <text:p>17.87943</text:p>
          </table:table-cell>
          <table:table-cell office:value-type="float" office:value="17.49805" calcext:value-type="float">
            <text:p>17.49805</text:p>
          </table:table-cell>
          <table:table-cell office:value-type="float" office:value="17.45966" calcext:value-type="float">
            <text:p>17.45966</text:p>
          </table:table-cell>
          <table:table-cell office:value-type="float" office:value="19.45844" calcext:value-type="float">
            <text:p>19.45844</text:p>
          </table:table-cell>
          <table:table-cell office:value-type="float" office:value="8.277283" calcext:value-type="float">
            <text:p>8.2772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6" calcext:value-type="float">
            <text:p>25092006</text:p>
          </table:table-cell>
          <table:table-cell office:value-type="float" office:value="15.35996" calcext:value-type="float">
            <text:p>15.35996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8.197993" calcext:value-type="float">
            <text:p>8.197993</text:p>
          </table:table-cell>
          <table:table-cell office:value-type="float" office:value="1.383115" calcext:value-type="float">
            <text:p>1.383115</text:p>
          </table:table-cell>
          <table:table-cell office:value-type="float" office:value="0.9405499" calcext:value-type="float">
            <text:p>0.9405499</text:p>
          </table:table-cell>
          <table:table-cell office:value-type="float" office:value="247.0687" calcext:value-type="float">
            <text:p>247.0687</text:p>
          </table:table-cell>
          <table:table-cell office:value-type="float" office:value="0" calcext:value-type="float">
            <text:p>0</text:p>
          </table:table-cell>
          <table:table-cell office:value-type="float" office:value="19.88165" calcext:value-type="float">
            <text:p>19.88165</text:p>
          </table:table-cell>
          <table:table-cell office:value-type="float" office:value="9.723053" calcext:value-type="float">
            <text:p>9.723053</text:p>
          </table:table-cell>
          <table:table-cell office:value-type="float" office:value="17.88828" calcext:value-type="float">
            <text:p>17.88828</text:p>
          </table:table-cell>
          <table:table-cell office:value-type="float" office:value="11.12799" calcext:value-type="float">
            <text:p>11.12799</text:p>
          </table:table-cell>
          <table:table-cell office:value-type="float" office:value="16.69727" calcext:value-type="float">
            <text:p>16.69727</text:p>
          </table:table-cell>
          <table:table-cell office:value-type="float" office:value="12.23572" calcext:value-type="float">
            <text:p>12.23572</text:p>
          </table:table-cell>
          <table:table-cell office:value-type="float" office:value="15.98312" calcext:value-type="float">
            <text:p>15.98312</text:p>
          </table:table-cell>
          <table:table-cell office:value-type="float" office:value="13.13266" calcext:value-type="float">
            <text:p>13.13266</text:p>
          </table:table-cell>
          <table:table-cell office:value-type="float" office:value="15.64639" calcext:value-type="float">
            <text:p>15.64639</text:p>
          </table:table-cell>
          <table:table-cell office:value-type="float" office:value="13.67801" calcext:value-type="float">
            <text:p>13.67801</text:p>
          </table:table-cell>
          <table:table-cell office:value-type="float" office:value="15.42145" calcext:value-type="float">
            <text:p>15.42145</text:p>
          </table:table-cell>
          <table:table-cell office:value-type="float" office:value="14.298" calcext:value-type="float">
            <text:p>14.298</text:p>
          </table:table-cell>
          <table:table-cell office:value-type="float" office:value="15.3837" calcext:value-type="float">
            <text:p>15.3837</text:p>
          </table:table-cell>
          <table:table-cell office:value-type="float" office:value="14.78525" calcext:value-type="float">
            <text:p>14.78525</text:p>
          </table:table-cell>
          <table:table-cell office:value-type="float" office:value="15.5954" calcext:value-type="float">
            <text:p>15.5954</text:p>
          </table:table-cell>
          <table:table-cell office:value-type="float" office:value="15.51547" calcext:value-type="float">
            <text:p>15.51547</text:p>
          </table:table-cell>
          <table:table-cell office:value-type="float" office:value="16.68481" calcext:value-type="float">
            <text:p>16.68481</text:p>
          </table:table-cell>
          <table:table-cell office:value-type="float" office:value="16.53757" calcext:value-type="float">
            <text:p>16.53757</text:p>
          </table:table-cell>
          <table:table-cell office:value-type="float" office:value="17.67142" calcext:value-type="float">
            <text:p>17.67142</text:p>
          </table:table-cell>
          <table:table-cell office:value-type="float" office:value="17.50873" calcext:value-type="float">
            <text:p>17.50873</text:p>
          </table:table-cell>
          <table:table-cell office:value-type="float" office:value="18.05453" calcext:value-type="float">
            <text:p>18.05453</text:p>
          </table:table-cell>
          <table:table-cell office:value-type="float" office:value="17.9241" calcext:value-type="float">
            <text:p>17.9241</text:p>
          </table:table-cell>
          <table:table-cell office:value-type="float" office:value="18.13049" calcext:value-type="float">
            <text:p>18.13049</text:p>
          </table:table-cell>
          <table:table-cell office:value-type="float" office:value="18.03964" calcext:value-type="float">
            <text:p>18.03964</text:p>
          </table:table-cell>
          <table:table-cell office:value-type="float" office:value="17.87888" calcext:value-type="float">
            <text:p>17.87888</text:p>
          </table:table-cell>
          <table:table-cell office:value-type="float" office:value="17.8226" calcext:value-type="float">
            <text:p>17.8226</text:p>
          </table:table-cell>
          <table:table-cell office:value-type="float" office:value="17.45923" calcext:value-type="float">
            <text:p>17.45923</text:p>
          </table:table-cell>
          <table:table-cell office:value-type="float" office:value="17.41815" calcext:value-type="float">
            <text:p>17.41815</text:p>
          </table:table-cell>
          <table:table-cell office:value-type="float" office:value="21.82532" calcext:value-type="float">
            <text:p>21.82532</text:p>
          </table:table-cell>
          <table:table-cell office:value-type="float" office:value="8.105469" calcext:value-type="float">
            <text:p>8.1054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6" calcext:value-type="float">
            <text:p>26092006</text:p>
          </table:table-cell>
          <table:table-cell office:value-type="float" office:value="15.32553" calcext:value-type="float">
            <text:p>15.32553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9.320224" calcext:value-type="float">
            <text:p>9.320224</text:p>
          </table:table-cell>
          <table:table-cell office:value-type="float" office:value="1.530461" calcext:value-type="float">
            <text:p>1.530461</text:p>
          </table:table-cell>
          <table:table-cell office:value-type="float" office:value="0.8476161" calcext:value-type="float">
            <text:p>0.8476161</text:p>
          </table:table-cell>
          <table:table-cell office:value-type="float" office:value="250.4081" calcext:value-type="float">
            <text:p>250.4081</text:p>
          </table:table-cell>
          <table:table-cell office:value-type="float" office:value="0.635" calcext:value-type="float">
            <text:p>0.635</text:p>
          </table:table-cell>
          <table:table-cell office:value-type="float" office:value="21.57172" calcext:value-type="float">
            <text:p>21.57172</text:p>
          </table:table-cell>
          <table:table-cell office:value-type="float" office:value="10.74503" calcext:value-type="float">
            <text:p>10.74503</text:p>
          </table:table-cell>
          <table:table-cell office:value-type="float" office:value="19.32181" calcext:value-type="float">
            <text:p>19.32181</text:p>
          </table:table-cell>
          <table:table-cell office:value-type="float" office:value="12.10709" calcext:value-type="float">
            <text:p>12.10709</text:p>
          </table:table-cell>
          <table:table-cell office:value-type="float" office:value="17.92261" calcext:value-type="float">
            <text:p>17.92261</text:p>
          </table:table-cell>
          <table:table-cell office:value-type="float" office:value="13.14542" calcext:value-type="float">
            <text:p>13.14542</text:p>
          </table:table-cell>
          <table:table-cell office:value-type="float" office:value="17.00684" calcext:value-type="float">
            <text:p>17.00684</text:p>
          </table:table-cell>
          <table:table-cell office:value-type="float" office:value="13.93497" calcext:value-type="float">
            <text:p>13.93497</text:p>
          </table:table-cell>
          <table:table-cell office:value-type="float" office:value="16.52896" calcext:value-type="float">
            <text:p>16.52896</text:p>
          </table:table-cell>
          <table:table-cell office:value-type="float" office:value="14.38541" calcext:value-type="float">
            <text:p>14.38541</text:p>
          </table:table-cell>
          <table:table-cell office:value-type="float" office:value="16.12222" calcext:value-type="float">
            <text:p>16.12222</text:p>
          </table:table-cell>
          <table:table-cell office:value-type="float" office:value="14.86517" calcext:value-type="float">
            <text:p>14.86517</text:p>
          </table:table-cell>
          <table:table-cell office:value-type="float" office:value="15.89383" calcext:value-type="float">
            <text:p>15.89383</text:p>
          </table:table-cell>
          <table:table-cell office:value-type="float" office:value="15.1925" calcext:value-type="float">
            <text:p>15.1925</text:p>
          </table:table-cell>
          <table:table-cell office:value-type="float" office:value="15.79428" calcext:value-type="float">
            <text:p>15.79428</text:p>
          </table:table-cell>
          <table:table-cell office:value-type="float" office:value="15.58099" calcext:value-type="float">
            <text:p>15.58099</text:p>
          </table:table-cell>
          <table:table-cell office:value-type="float" office:value="16.53644" calcext:value-type="float">
            <text:p>16.53644</text:p>
          </table:table-cell>
          <table:table-cell office:value-type="float" office:value="16.48392" calcext:value-type="float">
            <text:p>16.48392</text:p>
          </table:table-cell>
          <table:table-cell office:value-type="float" office:value="17.50714" calcext:value-type="float">
            <text:p>17.50714</text:p>
          </table:table-cell>
          <table:table-cell office:value-type="float" office:value="17.36768" calcext:value-type="float">
            <text:p>17.36768</text:p>
          </table:table-cell>
          <table:table-cell office:value-type="float" office:value="17.92273" calcext:value-type="float">
            <text:p>17.92273</text:p>
          </table:table-cell>
          <table:table-cell office:value-type="float" office:value="17.79813" calcext:value-type="float">
            <text:p>17.79813</text:p>
          </table:table-cell>
          <table:table-cell office:value-type="float" office:value="18.03864" calcext:value-type="float">
            <text:p>18.03864</text:p>
          </table:table-cell>
          <table:table-cell office:value-type="float" office:value="17.9462" calcext:value-type="float">
            <text:p>17.9462</text:p>
          </table:table-cell>
          <table:table-cell office:value-type="float" office:value="17.82199" calcext:value-type="float">
            <text:p>17.82199</text:p>
          </table:table-cell>
          <table:table-cell office:value-type="float" office:value="17.76147" calcext:value-type="float">
            <text:p>17.76147</text:p>
          </table:table-cell>
          <table:table-cell office:value-type="float" office:value="17.41769" calcext:value-type="float">
            <text:p>17.41769</text:p>
          </table:table-cell>
          <table:table-cell office:value-type="float" office:value="17.37329" calcext:value-type="float">
            <text:p>17.37329</text:p>
          </table:table-cell>
          <table:table-cell office:value-type="float" office:value="23.64719" calcext:value-type="float">
            <text:p>23.64719</text:p>
          </table:table-cell>
          <table:table-cell office:value-type="float" office:value="9.147736" calcext:value-type="float">
            <text:p>9.1477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6" calcext:value-type="float">
            <text:p>27092006</text:p>
          </table:table-cell>
          <table:table-cell office:value-type="float" office:value="15.18758" calcext:value-type="float">
            <text:p>15.18758</text:p>
          </table:table-cell>
          <table:table-cell office:value-type="float" office:value="17.42843" calcext:value-type="float">
            <text:p>17.42843</text:p>
          </table:table-cell>
          <table:table-cell office:value-type="float" office:value="5.950752" calcext:value-type="float">
            <text:p>5.950752</text:p>
          </table:table-cell>
          <table:table-cell office:value-type="float" office:value="1.081228" calcext:value-type="float">
            <text:p>1.081228</text:p>
          </table:table-cell>
          <table:table-cell office:value-type="float" office:value="0.8191424" calcext:value-type="float">
            <text:p>0.8191424</text:p>
          </table:table-cell>
          <table:table-cell office:value-type="float" office:value="253.2223" calcext:value-type="float">
            <text:p>253.2223</text:p>
          </table:table-cell>
          <table:table-cell office:value-type="float" office:value="1.905" calcext:value-type="float">
            <text:p>1.905</text:p>
          </table:table-cell>
          <table:table-cell office:value-type="float" office:value="16.54224" calcext:value-type="float">
            <text:p>16.54224</text:p>
          </table:table-cell>
          <table:table-cell office:value-type="float" office:value="8.979065" calcext:value-type="float">
            <text:p>8.979065</text:p>
          </table:table-cell>
          <table:table-cell office:value-type="float" office:value="15.5076" calcext:value-type="float">
            <text:p>15.5076</text:p>
          </table:table-cell>
          <table:table-cell office:value-type="float" office:value="10.94882" calcext:value-type="float">
            <text:p>10.94882</text:p>
          </table:table-cell>
          <table:table-cell office:value-type="float" office:value="16.00909" calcext:value-type="float">
            <text:p>16.00909</text:p>
          </table:table-cell>
          <table:table-cell office:value-type="float" office:value="12.48392" calcext:value-type="float">
            <text:p>12.48392</text:p>
          </table:table-cell>
          <table:table-cell office:value-type="float" office:value="16.42883" calcext:value-type="float">
            <text:p>16.42883</text:p>
          </table:table-cell>
          <table:table-cell office:value-type="float" office:value="13.61786" calcext:value-type="float">
            <text:p>13.61786</text:p>
          </table:table-cell>
          <table:table-cell office:value-type="float" office:value="16.36111" calcext:value-type="float">
            <text:p>16.36111</text:p>
          </table:table-cell>
          <table:table-cell office:value-type="float" office:value="14.25995" calcext:value-type="float">
            <text:p>14.25995</text:p>
          </table:table-cell>
          <table:table-cell office:value-type="float" office:value="16.12927" calcext:value-type="float">
            <text:p>16.12927</text:p>
          </table:table-cell>
          <table:table-cell office:value-type="float" office:value="14.89389" calcext:value-type="float">
            <text:p>14.89389</text:p>
          </table:table-cell>
          <table:table-cell office:value-type="float" office:value="15.97723" calcext:value-type="float">
            <text:p>15.97723</text:p>
          </table:table-cell>
          <table:table-cell office:value-type="float" office:value="15.29013" calcext:value-type="float">
            <text:p>15.29013</text:p>
          </table:table-cell>
          <table:table-cell office:value-type="float" office:value="15.94449" calcext:value-type="float">
            <text:p>15.94449</text:p>
          </table:table-cell>
          <table:table-cell office:value-type="float" office:value="15.80026" calcext:value-type="float">
            <text:p>15.80026</text:p>
          </table:table-cell>
          <table:table-cell office:value-type="float" office:value="16.50323" calcext:value-type="float">
            <text:p>16.50323</text:p>
          </table:table-cell>
          <table:table-cell office:value-type="float" office:value="16.48392" calcext:value-type="float">
            <text:p>16.48392</text:p>
          </table:table-cell>
          <table:table-cell office:value-type="float" office:value="17.36639" calcext:value-type="float">
            <text:p>17.36639</text:p>
          </table:table-cell>
          <table:table-cell office:value-type="float" office:value="17.26208" calcext:value-type="float">
            <text:p>17.26208</text:p>
          </table:table-cell>
          <table:table-cell office:value-type="float" office:value="17.79688" calcext:value-type="float">
            <text:p>17.79688</text:p>
          </table:table-cell>
          <table:table-cell office:value-type="float" office:value="17.68369" calcext:value-type="float">
            <text:p>17.68369</text:p>
          </table:table-cell>
          <table:table-cell office:value-type="float" office:value="17.94519" calcext:value-type="float">
            <text:p>17.94519</text:p>
          </table:table-cell>
          <table:table-cell office:value-type="float" office:value="17.85315" calcext:value-type="float">
            <text:p>17.85315</text:p>
          </table:table-cell>
          <table:table-cell office:value-type="float" office:value="17.76083" calcext:value-type="float">
            <text:p>17.76083</text:p>
          </table:table-cell>
          <table:table-cell office:value-type="float" office:value="17.69696" calcext:value-type="float">
            <text:p>17.69696</text:p>
          </table:table-cell>
          <table:table-cell office:value-type="float" office:value="17.3728" calcext:value-type="float">
            <text:p>17.3728</text:p>
          </table:table-cell>
          <table:table-cell office:value-type="float" office:value="17.32452" calcext:value-type="float">
            <text:p>17.32452</text:p>
          </table:table-cell>
          <table:table-cell office:value-type="float" office:value="17.62097" calcext:value-type="float">
            <text:p>17.62097</text:p>
          </table:table-cell>
          <table:table-cell office:value-type="float" office:value="6.638092" calcext:value-type="float">
            <text:p>6.6380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6" calcext:value-type="float">
            <text:p>28092006</text:p>
          </table:table-cell>
          <table:table-cell office:value-type="float" office:value="14.90076" calcext:value-type="float">
            <text:p>14.90076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5.392417" calcext:value-type="float">
            <text:p>5.392417</text:p>
          </table:table-cell>
          <table:table-cell office:value-type="float" office:value="1.043645" calcext:value-type="float">
            <text:p>1.043645</text:p>
          </table:table-cell>
          <table:table-cell office:value-type="float" office:value="0.7882098" calcext:value-type="float">
            <text:p>0.7882098</text:p>
          </table:table-cell>
          <table:table-cell office:value-type="float" office:value="251.6558" calcext:value-type="float">
            <text:p>251.6558</text:p>
          </table:table-cell>
          <table:table-cell office:value-type="float" office:value="0" calcext:value-type="float">
            <text:p>0</text:p>
          </table:table-cell>
          <table:table-cell office:value-type="float" office:value="15.64328" calcext:value-type="float">
            <text:p>15.64328</text:p>
          </table:table-cell>
          <table:table-cell office:value-type="float" office:value="7.672272" calcext:value-type="float">
            <text:p>7.672272</text:p>
          </table:table-cell>
          <table:table-cell office:value-type="float" office:value="14.55759" calcext:value-type="float">
            <text:p>14.55759</text:p>
          </table:table-cell>
          <table:table-cell office:value-type="float" office:value="9.464203" calcext:value-type="float">
            <text:p>9.464203</text:p>
          </table:table-cell>
          <table:table-cell office:value-type="float" office:value="14.06036" calcext:value-type="float">
            <text:p>14.06036</text:p>
          </table:table-cell>
          <table:table-cell office:value-type="float" office:value="10.98151" calcext:value-type="float">
            <text:p>10.98151</text:p>
          </table:table-cell>
          <table:table-cell office:value-type="float" office:value="14.0661" calcext:value-type="float">
            <text:p>14.0661</text:p>
          </table:table-cell>
          <table:table-cell office:value-type="float" office:value="12.23727" calcext:value-type="float">
            <text:p>12.23727</text:p>
          </table:table-cell>
          <table:table-cell office:value-type="float" office:value="14.53717" calcext:value-type="float">
            <text:p>14.53717</text:p>
          </table:table-cell>
          <table:table-cell office:value-type="float" office:value="13.01556" calcext:value-type="float">
            <text:p>13.01556</text:p>
          </table:table-cell>
          <table:table-cell office:value-type="float" office:value="15.01035" calcext:value-type="float">
            <text:p>15.01035</text:p>
          </table:table-cell>
          <table:table-cell office:value-type="float" office:value="13.866" calcext:value-type="float">
            <text:p>13.866</text:p>
          </table:table-cell>
          <table:table-cell office:value-type="float" office:value="15.32736" calcext:value-type="float">
            <text:p>15.32736</text:p>
          </table:table-cell>
          <table:table-cell office:value-type="float" office:value="14.51724" calcext:value-type="float">
            <text:p>14.51724</text:p>
          </table:table-cell>
          <table:table-cell office:value-type="float" office:value="15.80499" calcext:value-type="float">
            <text:p>15.80499</text:p>
          </table:table-cell>
          <table:table-cell office:value-type="float" office:value="15.36572" calcext:value-type="float">
            <text:p>15.36572</text:p>
          </table:table-cell>
          <table:table-cell office:value-type="float" office:value="16.49292" calcext:value-type="float">
            <text:p>16.49292</text:p>
          </table:table-cell>
          <table:table-cell office:value-type="float" office:value="16.36649" calcext:value-type="float">
            <text:p>16.36649</text:p>
          </table:table-cell>
          <table:table-cell office:value-type="float" office:value="17.26111" calcext:value-type="float">
            <text:p>17.26111</text:p>
          </table:table-cell>
          <table:table-cell office:value-type="float" office:value="17.16669" calcext:value-type="float">
            <text:p>17.16669</text:p>
          </table:table-cell>
          <table:table-cell office:value-type="float" office:value="17.68256" calcext:value-type="float">
            <text:p>17.68256</text:p>
          </table:table-cell>
          <table:table-cell office:value-type="float" office:value="17.5817" calcext:value-type="float">
            <text:p>17.5817</text:p>
          </table:table-cell>
          <table:table-cell office:value-type="float" office:value="17.8522" calcext:value-type="float">
            <text:p>17.8522</text:p>
          </table:table-cell>
          <table:table-cell office:value-type="float" office:value="17.76227" calcext:value-type="float">
            <text:p>17.76227</text:p>
          </table:table-cell>
          <table:table-cell office:value-type="float" office:value="17.69629" calcext:value-type="float">
            <text:p>17.69629</text:p>
          </table:table-cell>
          <table:table-cell office:value-type="float" office:value="17.6301" calcext:value-type="float">
            <text:p>17.6301</text:p>
          </table:table-cell>
          <table:table-cell office:value-type="float" office:value="17.32401" calcext:value-type="float">
            <text:p>17.32401</text:p>
          </table:table-cell>
          <table:table-cell office:value-type="float" office:value="17.27249" calcext:value-type="float">
            <text:p>17.27249</text:p>
          </table:table-cell>
          <table:table-cell office:value-type="float" office:value="16.81744" calcext:value-type="float">
            <text:p>16.81744</text:p>
          </table:table-cell>
          <table:table-cell office:value-type="float" office:value="5.657074" calcext:value-type="float">
            <text:p>5.6570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6" calcext:value-type="float">
            <text:p>29092006</text:p>
          </table:table-cell>
          <table:table-cell office:value-type="float" office:value="15.0544" calcext:value-type="float">
            <text:p>15.0544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9.297985" calcext:value-type="float">
            <text:p>9.297985</text:p>
          </table:table-cell>
          <table:table-cell office:value-type="float" office:value="1.341319" calcext:value-type="float">
            <text:p>1.341319</text:p>
          </table:table-cell>
          <table:table-cell office:value-type="float" office:value="0.9965956" calcext:value-type="float">
            <text:p>0.9965956</text:p>
          </table:table-cell>
          <table:table-cell office:value-type="float" office:value="250.8796" calcext:value-type="float">
            <text:p>250.8796</text:p>
          </table:table-cell>
          <table:table-cell office:value-type="float" office:value="0" calcext:value-type="float">
            <text:p>0</text:p>
          </table:table-cell>
          <table:table-cell office:value-type="float" office:value="19.1741" calcext:value-type="float">
            <text:p>19.1741</text:p>
          </table:table-cell>
          <table:table-cell office:value-type="float" office:value="9.554718" calcext:value-type="float">
            <text:p>9.554718</text:p>
          </table:table-cell>
          <table:table-cell office:value-type="float" office:value="17.2431" calcext:value-type="float">
            <text:p>17.2431</text:p>
          </table:table-cell>
          <table:table-cell office:value-type="float" office:value="10.62415" calcext:value-type="float">
            <text:p>10.62415</text:p>
          </table:table-cell>
          <table:table-cell office:value-type="float" office:value="16.0524" calcext:value-type="float">
            <text:p>16.0524</text:p>
          </table:table-cell>
          <table:table-cell office:value-type="float" office:value="11.59912" calcext:value-type="float">
            <text:p>11.59912</text:p>
          </table:table-cell>
          <table:table-cell office:value-type="float" office:value="15.3652" calcext:value-type="float">
            <text:p>15.3652</text:p>
          </table:table-cell>
          <table:table-cell office:value-type="float" office:value="12.45453" calcext:value-type="float">
            <text:p>12.45453</text:p>
          </table:table-cell>
          <table:table-cell office:value-type="float" office:value="15.05936" calcext:value-type="float">
            <text:p>15.05936</text:p>
          </table:table-cell>
          <table:table-cell office:value-type="float" office:value="13.02118" calcext:value-type="float">
            <text:p>13.02118</text:p>
          </table:table-cell>
          <table:table-cell office:value-type="float" office:value="14.88358" calcext:value-type="float">
            <text:p>14.88358</text:p>
          </table:table-cell>
          <table:table-cell office:value-type="float" office:value="13.6868" calcext:value-type="float">
            <text:p>13.6868</text:p>
          </table:table-cell>
          <table:table-cell office:value-type="float" office:value="14.88885" calcext:value-type="float">
            <text:p>14.88885</text:p>
          </table:table-cell>
          <table:table-cell office:value-type="float" office:value="14.26654" calcext:value-type="float">
            <text:p>14.26654</text:p>
          </table:table-cell>
          <table:table-cell office:value-type="float" office:value="15.3631" calcext:value-type="float">
            <text:p>15.3631</text:p>
          </table:table-cell>
          <table:table-cell office:value-type="float" office:value="15.11777" calcext:value-type="float">
            <text:p>15.11777</text:p>
          </table:table-cell>
          <table:table-cell office:value-type="float" office:value="16.36444" calcext:value-type="float">
            <text:p>16.36444</text:p>
          </table:table-cell>
          <table:table-cell office:value-type="float" office:value="16.16299" calcext:value-type="float">
            <text:p>16.16299</text:p>
          </table:table-cell>
          <table:table-cell office:value-type="float" office:value="17.16565" calcext:value-type="float">
            <text:p>17.16565</text:p>
          </table:table-cell>
          <table:table-cell office:value-type="float" office:value="17.05005" calcext:value-type="float">
            <text:p>17.05005</text:p>
          </table:table-cell>
          <table:table-cell office:value-type="float" office:value="17.58063" calcext:value-type="float">
            <text:p>17.58063</text:p>
          </table:table-cell>
          <table:table-cell office:value-type="float" office:value="17.48193" calcext:value-type="float">
            <text:p>17.48193</text:p>
          </table:table-cell>
          <table:table-cell office:value-type="float" office:value="17.76132" calcext:value-type="float">
            <text:p>17.76132</text:p>
          </table:table-cell>
          <table:table-cell office:value-type="float" office:value="17.67282" calcext:value-type="float">
            <text:p>17.67282</text:p>
          </table:table-cell>
          <table:table-cell office:value-type="float" office:value="17.62939" calcext:value-type="float">
            <text:p>17.62939</text:p>
          </table:table-cell>
          <table:table-cell office:value-type="float" office:value="17.55811" calcext:value-type="float">
            <text:p>17.55811</text:p>
          </table:table-cell>
          <table:table-cell office:value-type="float" office:value="17.27194" calcext:value-type="float">
            <text:p>17.27194</text:p>
          </table:table-cell>
          <table:table-cell office:value-type="float" office:value="17.21667" calcext:value-type="float">
            <text:p>17.21667</text:p>
          </table:table-cell>
          <table:table-cell office:value-type="float" office:value="21.07043" calcext:value-type="float">
            <text:p>21.07043</text:p>
          </table:table-cell>
          <table:table-cell office:value-type="float" office:value="8.431305" calcext:value-type="float">
            <text:p>8.4313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6" calcext:value-type="float">
            <text:p>30092006</text:p>
          </table:table-cell>
          <table:table-cell office:value-type="float" office:value="14.99639" calcext:value-type="float">
            <text:p>14.99639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0.98133" calcext:value-type="float">
            <text:p>10.98133</text:p>
          </table:table-cell>
          <table:table-cell office:value-type="float" office:value="1.566199" calcext:value-type="float">
            <text:p>1.566199</text:p>
          </table:table-cell>
          <table:table-cell office:value-type="float" office:value="1.089433" calcext:value-type="float">
            <text:p>1.089433</text:p>
          </table:table-cell>
          <table:table-cell office:value-type="float" office:value="251.4052" calcext:value-type="float">
            <text:p>251.4052</text:p>
          </table:table-cell>
          <table:table-cell office:value-type="float" office:value="0" calcext:value-type="float">
            <text:p>0</text:p>
          </table:table-cell>
          <table:table-cell office:value-type="float" office:value="21.76816" calcext:value-type="float">
            <text:p>21.76816</text:p>
          </table:table-cell>
          <table:table-cell office:value-type="float" office:value="11.35199" calcext:value-type="float">
            <text:p>11.35199</text:p>
          </table:table-cell>
          <table:table-cell office:value-type="float" office:value="19.47272" calcext:value-type="float">
            <text:p>19.47272</text:p>
          </table:table-cell>
          <table:table-cell office:value-type="float" office:value="12.38785" calcext:value-type="float">
            <text:p>12.38785</text:p>
          </table:table-cell>
          <table:table-cell office:value-type="float" office:value="17.95319" calcext:value-type="float">
            <text:p>17.95319</text:p>
          </table:table-cell>
          <table:table-cell office:value-type="float" office:value="13.20511" calcext:value-type="float">
            <text:p>13.20511</text:p>
          </table:table-cell>
          <table:table-cell office:value-type="float" office:value="16.94147" calcext:value-type="float">
            <text:p>16.94147</text:p>
          </table:table-cell>
          <table:table-cell office:value-type="float" office:value="13.82187" calcext:value-type="float">
            <text:p>13.82187</text:p>
          </table:table-cell>
          <table:table-cell office:value-type="float" office:value="16.40442" calcext:value-type="float">
            <text:p>16.40442</text:p>
          </table:table-cell>
          <table:table-cell office:value-type="float" office:value="14.17685" calcext:value-type="float">
            <text:p>14.17685</text:p>
          </table:table-cell>
          <table:table-cell office:value-type="float" office:value="15.9357" calcext:value-type="float">
            <text:p>15.9357</text:p>
          </table:table-cell>
          <table:table-cell office:value-type="float" office:value="14.55563" calcext:value-type="float">
            <text:p>14.55563</text:p>
          </table:table-cell>
          <table:table-cell office:value-type="float" office:value="15.6279" calcext:value-type="float">
            <text:p>15.6279</text:p>
          </table:table-cell>
          <table:table-cell office:value-type="float" office:value="14.83401" calcext:value-type="float">
            <text:p>14.83401</text:p>
          </table:table-cell>
          <table:table-cell office:value-type="float" office:value="15.42673" calcext:value-type="float">
            <text:p>15.42673</text:p>
          </table:table-cell>
          <table:table-cell office:value-type="float" office:value="15.16284" calcext:value-type="float">
            <text:p>15.16284</text:p>
          </table:table-cell>
          <table:table-cell office:value-type="float" office:value="16.16132" calcext:value-type="float">
            <text:p>16.16132</text:p>
          </table:table-cell>
          <table:table-cell office:value-type="float" office:value="16.08044" calcext:value-type="float">
            <text:p>16.08044</text:p>
          </table:table-cell>
          <table:table-cell office:value-type="float" office:value="17.04877" calcext:value-type="float">
            <text:p>17.04877</text:p>
          </table:table-cell>
          <table:table-cell office:value-type="float" office:value="16.93021" calcext:value-type="float">
            <text:p>16.93021</text:p>
          </table:table-cell>
          <table:table-cell office:value-type="float" office:value="17.48087" calcext:value-type="float">
            <text:p>17.48087</text:p>
          </table:table-cell>
          <table:table-cell office:value-type="float" office:value="17.37936" calcext:value-type="float">
            <text:p>17.37936</text:p>
          </table:table-cell>
          <table:table-cell office:value-type="float" office:value="17.67194" calcext:value-type="float">
            <text:p>17.67194</text:p>
          </table:table-cell>
          <table:table-cell office:value-type="float" office:value="17.58517" calcext:value-type="float">
            <text:p>17.58517</text:p>
          </table:table-cell>
          <table:table-cell office:value-type="float" office:value="17.55743" calcext:value-type="float">
            <text:p>17.55743</text:p>
          </table:table-cell>
          <table:table-cell office:value-type="float" office:value="17.49057" calcext:value-type="float">
            <text:p>17.49057</text:p>
          </table:table-cell>
          <table:table-cell office:value-type="float" office:value="17.21609" calcext:value-type="float">
            <text:p>17.21609</text:p>
          </table:table-cell>
          <table:table-cell office:value-type="float" office:value="17.15982" calcext:value-type="float">
            <text:p>17.15982</text:p>
          </table:table-cell>
          <table:table-cell office:value-type="float" office:value="23.8587" calcext:value-type="float">
            <text:p>23.8587</text:p>
          </table:table-cell>
          <table:table-cell office:value-type="float" office:value="10.20236" calcext:value-type="float">
            <text:p>10.202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6" calcext:value-type="float">
            <text:p>1102006</text:p>
          </table:table-cell>
          <table:table-cell office:value-type="float" office:value="14.74779" calcext:value-type="float">
            <text:p>14.74779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14.32022" calcext:value-type="float">
            <text:p>14.32022</text:p>
          </table:table-cell>
          <table:table-cell office:value-type="float" office:value="1.843123" calcext:value-type="float">
            <text:p>1.843123</text:p>
          </table:table-cell>
          <table:table-cell office:value-type="float" office:value="1.298297" calcext:value-type="float">
            <text:p>1.298297</text:p>
          </table:table-cell>
          <table:table-cell office:value-type="float" office:value="251.46" calcext:value-type="float">
            <text:p>251.46</text:p>
          </table:table-cell>
          <table:table-cell office:value-type="float" office:value="0" calcext:value-type="float">
            <text:p>0</text:p>
          </table:table-cell>
          <table:table-cell office:value-type="float" office:value="24.27383" calcext:value-type="float">
            <text:p>24.27383</text:p>
          </table:table-cell>
          <table:table-cell office:value-type="float" office:value="13.82248" calcext:value-type="float">
            <text:p>13.82248</text:p>
          </table:table-cell>
          <table:table-cell office:value-type="float" office:value="21.74179" calcext:value-type="float">
            <text:p>21.74179</text:p>
          </table:table-cell>
          <table:table-cell office:value-type="float" office:value="14.60126" calcext:value-type="float">
            <text:p>14.60126</text:p>
          </table:table-cell>
          <table:table-cell office:value-type="float" office:value="19.96823" calcext:value-type="float">
            <text:p>19.96823</text:p>
          </table:table-cell>
          <table:table-cell office:value-type="float" office:value="15.15475" calcext:value-type="float">
            <text:p>15.15475</text:p>
          </table:table-cell>
          <table:table-cell office:value-type="float" office:value="18.69119" calcext:value-type="float">
            <text:p>18.69119</text:p>
          </table:table-cell>
          <table:table-cell office:value-type="float" office:value="15.48294" calcext:value-type="float">
            <text:p>15.48294</text:p>
          </table:table-cell>
          <table:table-cell office:value-type="float" office:value="17.95834" calcext:value-type="float">
            <text:p>17.95834</text:p>
          </table:table-cell>
          <table:table-cell office:value-type="float" office:value="15.61963" calcext:value-type="float">
            <text:p>15.61963</text:p>
          </table:table-cell>
          <table:table-cell office:value-type="float" office:value="17.23245" calcext:value-type="float">
            <text:p>17.23245</text:p>
          </table:table-cell>
          <table:table-cell office:value-type="float" office:value="15.72211" calcext:value-type="float">
            <text:p>15.72211</text:p>
          </table:table-cell>
          <table:table-cell office:value-type="float" office:value="16.64087" calcext:value-type="float">
            <text:p>16.64087</text:p>
          </table:table-cell>
          <table:table-cell office:value-type="float" office:value="15.64178" calcext:value-type="float">
            <text:p>15.64178</text:p>
          </table:table-cell>
          <table:table-cell office:value-type="float" office:value="15.9899" calcext:value-type="float">
            <text:p>15.9899</text:p>
          </table:table-cell>
          <table:table-cell office:value-type="float" office:value="15.43369" calcext:value-type="float">
            <text:p>15.43369</text:p>
          </table:table-cell>
          <table:table-cell office:value-type="float" office:value="16.17111" calcext:value-type="float">
            <text:p>16.17111</text:p>
          </table:table-cell>
          <table:table-cell office:value-type="float" office:value="16.08047" calcext:value-type="float">
            <text:p>16.08047</text:p>
          </table:table-cell>
          <table:table-cell office:value-type="float" office:value="16.92908" calcext:value-type="float">
            <text:p>16.92908</text:p>
          </table:table-cell>
          <table:table-cell office:value-type="float" office:value="16.84485" calcext:value-type="float">
            <text:p>16.84485</text:p>
          </table:table-cell>
          <table:table-cell office:value-type="float" office:value="17.3783" calcext:value-type="float">
            <text:p>17.3783</text:p>
          </table:table-cell>
          <table:table-cell office:value-type="float" office:value="17.28143" calcext:value-type="float">
            <text:p>17.28143</text:p>
          </table:table-cell>
          <table:table-cell office:value-type="float" office:value="17.58429" calcext:value-type="float">
            <text:p>17.58429</text:p>
          </table:table-cell>
          <table:table-cell office:value-type="float" office:value="17.49857" calcext:value-type="float">
            <text:p>17.49857</text:p>
          </table:table-cell>
          <table:table-cell office:value-type="float" office:value="17.4899" calcext:value-type="float">
            <text:p>17.4899</text:p>
          </table:table-cell>
          <table:table-cell office:value-type="float" office:value="17.42093" calcext:value-type="float">
            <text:p>17.42093</text:p>
          </table:table-cell>
          <table:table-cell office:value-type="float" office:value="17.15924" calcext:value-type="float">
            <text:p>17.15924</text:p>
          </table:table-cell>
          <table:table-cell office:value-type="float" office:value="17.10144" calcext:value-type="float">
            <text:p>17.10144</text:p>
          </table:table-cell>
          <table:table-cell office:value-type="float" office:value="26.40683" calcext:value-type="float">
            <text:p>26.40683</text:p>
          </table:table-cell>
          <table:table-cell office:value-type="float" office:value="12.93118" calcext:value-type="float">
            <text:p>12.931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6" calcext:value-type="float">
            <text:p>2102006</text:p>
          </table:table-cell>
          <table:table-cell office:value-type="float" office:value="14.42312" calcext:value-type="float">
            <text:p>14.42312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5.42299" calcext:value-type="float">
            <text:p>15.42299</text:p>
          </table:table-cell>
          <table:table-cell office:value-type="float" office:value="1.854459" calcext:value-type="float">
            <text:p>1.854459</text:p>
          </table:table-cell>
          <table:table-cell office:value-type="float" office:value="1.362159" calcext:value-type="float">
            <text:p>1.362159</text:p>
          </table:table-cell>
          <table:table-cell office:value-type="float" office:value="250.4332" calcext:value-type="float">
            <text:p>250.4332</text:p>
          </table:table-cell>
          <table:table-cell office:value-type="float" office:value="0" calcext:value-type="float">
            <text:p>0</text:p>
          </table:table-cell>
          <table:table-cell office:value-type="float" office:value="24.41702" calcext:value-type="float">
            <text:p>24.41702</text:p>
          </table:table-cell>
          <table:table-cell office:value-type="float" office:value="15.20172" calcext:value-type="float">
            <text:p>15.20172</text:p>
          </table:table-cell>
          <table:table-cell office:value-type="float" office:value="22.18109" calcext:value-type="float">
            <text:p>22.18109</text:p>
          </table:table-cell>
          <table:table-cell office:value-type="float" office:value="16.06757" calcext:value-type="float">
            <text:p>16.06757</text:p>
          </table:table-cell>
          <table:table-cell office:value-type="float" office:value="20.58521" calcext:value-type="float">
            <text:p>20.58521</text:p>
          </table:table-cell>
          <table:table-cell office:value-type="float" office:value="16.63641" calcext:value-type="float">
            <text:p>16.63641</text:p>
          </table:table-cell>
          <table:table-cell office:value-type="float" office:value="19.40512" calcext:value-type="float">
            <text:p>19.40512</text:p>
          </table:table-cell>
          <table:table-cell office:value-type="float" office:value="16.90613" calcext:value-type="float">
            <text:p>16.90613</text:p>
          </table:table-cell>
          <table:table-cell office:value-type="float" office:value="18.70523" calcext:value-type="float">
            <text:p>18.70523</text:p>
          </table:table-cell>
          <table:table-cell office:value-type="float" office:value="16.95963" calcext:value-type="float">
            <text:p>16.95963</text:p>
          </table:table-cell>
          <table:table-cell office:value-type="float" office:value="18.01309" calcext:value-type="float">
            <text:p>18.01309</text:p>
          </table:table-cell>
          <table:table-cell office:value-type="float" office:value="16.92606" calcext:value-type="float">
            <text:p>16.92606</text:p>
          </table:table-cell>
          <table:table-cell office:value-type="float" office:value="17.41476" calcext:value-type="float">
            <text:p>17.41476</text:p>
          </table:table-cell>
          <table:table-cell office:value-type="float" office:value="16.65714" calcext:value-type="float">
            <text:p>16.65714</text:p>
          </table:table-cell>
          <table:table-cell office:value-type="float" office:value="16.64392" calcext:value-type="float">
            <text:p>16.64392</text:p>
          </table:table-cell>
          <table:table-cell office:value-type="float" office:value="15.99948" calcext:value-type="float">
            <text:p>15.99948</text:p>
          </table:table-cell>
          <table:table-cell office:value-type="float" office:value="16.41272" calcext:value-type="float">
            <text:p>16.41272</text:p>
          </table:table-cell>
          <table:table-cell office:value-type="float" office:value="16.17291" calcext:value-type="float">
            <text:p>16.17291</text:p>
          </table:table-cell>
          <table:table-cell office:value-type="float" office:value="16.84421" calcext:value-type="float">
            <text:p>16.84421</text:p>
          </table:table-cell>
          <table:table-cell office:value-type="float" office:value="16.8172" calcext:value-type="float">
            <text:p>16.8172</text:p>
          </table:table-cell>
          <table:table-cell office:value-type="float" office:value="17.28049" calcext:value-type="float">
            <text:p>17.28049</text:p>
          </table:table-cell>
          <table:table-cell office:value-type="float" office:value="17.1998" calcext:value-type="float">
            <text:p>17.1998</text:p>
          </table:table-cell>
          <table:table-cell office:value-type="float" office:value="17.49768" calcext:value-type="float">
            <text:p>17.49768</text:p>
          </table:table-cell>
          <table:table-cell office:value-type="float" office:value="17.4147" calcext:value-type="float">
            <text:p>17.4147</text:p>
          </table:table-cell>
          <table:table-cell office:value-type="float" office:value="17.42017" calcext:value-type="float">
            <text:p>17.42017</text:p>
          </table:table-cell>
          <table:table-cell office:value-type="float" office:value="17.35037" calcext:value-type="float">
            <text:p>17.35037</text:p>
          </table:table-cell>
          <table:table-cell office:value-type="float" office:value="17.1008" calcext:value-type="float">
            <text:p>17.1008</text:p>
          </table:table-cell>
          <table:table-cell office:value-type="float" office:value="17.04099" calcext:value-type="float">
            <text:p>17.04099</text:p>
          </table:table-cell>
          <table:table-cell office:value-type="float" office:value="26.24152" calcext:value-type="float">
            <text:p>26.24152</text:p>
          </table:table-cell>
          <table:table-cell office:value-type="float" office:value="14.21057" calcext:value-type="float">
            <text:p>14.210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6" calcext:value-type="float">
            <text:p>3102006</text:p>
          </table:table-cell>
          <table:table-cell office:value-type="float" office:value="14.21331" calcext:value-type="float">
            <text:p>14.21331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14.873" calcext:value-type="float">
            <text:p>14.873</text:p>
          </table:table-cell>
          <table:table-cell office:value-type="float" office:value="1.876323" calcext:value-type="float">
            <text:p>1.876323</text:p>
          </table:table-cell>
          <table:table-cell office:value-type="float" office:value="1.088064" calcext:value-type="float">
            <text:p>1.088064</text:p>
          </table:table-cell>
          <table:table-cell office:value-type="float" office:value="248.4291" calcext:value-type="float">
            <text:p>248.4291</text:p>
          </table:table-cell>
          <table:table-cell office:value-type="float" office:value="0" calcext:value-type="float">
            <text:p>0</text:p>
          </table:table-cell>
          <table:table-cell office:value-type="float" office:value="24.76788" calcext:value-type="float">
            <text:p>24.76788</text:p>
          </table:table-cell>
          <table:table-cell office:value-type="float" office:value="15.15878" calcext:value-type="float">
            <text:p>15.15878</text:p>
          </table:table-cell>
          <table:table-cell office:value-type="float" office:value="22.55383" calcext:value-type="float">
            <text:p>22.55383</text:p>
          </table:table-cell>
          <table:table-cell office:value-type="float" office:value="16.21503" calcext:value-type="float">
            <text:p>16.21503</text:p>
          </table:table-cell>
          <table:table-cell office:value-type="float" office:value="20.99527" calcext:value-type="float">
            <text:p>20.99527</text:p>
          </table:table-cell>
          <table:table-cell office:value-type="float" office:value="16.94989" calcext:value-type="float">
            <text:p>16.94989</text:p>
          </table:table-cell>
          <table:table-cell office:value-type="float" office:value="19.84732" calcext:value-type="float">
            <text:p>19.84732</text:p>
          </table:table-cell>
          <table:table-cell office:value-type="float" office:value="17.35229" calcext:value-type="float">
            <text:p>17.35229</text:p>
          </table:table-cell>
          <table:table-cell office:value-type="float" office:value="19.15994" calcext:value-type="float">
            <text:p>19.15994</text:p>
          </table:table-cell>
          <table:table-cell office:value-type="float" office:value="17.47894" calcext:value-type="float">
            <text:p>17.47894</text:p>
          </table:table-cell>
          <table:table-cell office:value-type="float" office:value="18.4834" calcext:value-type="float">
            <text:p>18.4834</text:p>
          </table:table-cell>
          <table:table-cell office:value-type="float" office:value="17.50415" calcext:value-type="float">
            <text:p>17.50415</text:p>
          </table:table-cell>
          <table:table-cell office:value-type="float" office:value="17.90607" calcext:value-type="float">
            <text:p>17.90607</text:p>
          </table:table-cell>
          <table:table-cell office:value-type="float" office:value="17.32343" calcext:value-type="float">
            <text:p>17.32343</text:p>
          </table:table-cell>
          <table:table-cell office:value-type="float" office:value="17.13947" calcext:value-type="float">
            <text:p>17.13947</text:p>
          </table:table-cell>
          <table:table-cell office:value-type="float" office:value="16.65222" calcext:value-type="float">
            <text:p>16.65222</text:p>
          </table:table-cell>
          <table:table-cell office:value-type="float" office:value="16.7019" calcext:value-type="float">
            <text:p>16.7019</text:p>
          </table:table-cell>
          <table:table-cell office:value-type="float" office:value="16.41565" calcext:value-type="float">
            <text:p>16.41565</text:p>
          </table:table-cell>
          <table:table-cell office:value-type="float" office:value="16.84821" calcext:value-type="float">
            <text:p>16.84821</text:p>
          </table:table-cell>
          <table:table-cell office:value-type="float" office:value="16.81729" calcext:value-type="float">
            <text:p>16.81729</text:p>
          </table:table-cell>
          <table:table-cell office:value-type="float" office:value="17.1991" calcext:value-type="float">
            <text:p>17.1991</text:p>
          </table:table-cell>
          <table:table-cell office:value-type="float" office:value="17.14432" calcext:value-type="float">
            <text:p>17.14432</text:p>
          </table:table-cell>
          <table:table-cell office:value-type="float" office:value="17.41382" calcext:value-type="float">
            <text:p>17.41382</text:p>
          </table:table-cell>
          <table:table-cell office:value-type="float" office:value="17.33685" calcext:value-type="float">
            <text:p>17.33685</text:p>
          </table:table-cell>
          <table:table-cell office:value-type="float" office:value="17.34964" calcext:value-type="float">
            <text:p>17.34964</text:p>
          </table:table-cell>
          <table:table-cell office:value-type="float" office:value="17.27988" calcext:value-type="float">
            <text:p>17.27988</text:p>
          </table:table-cell>
          <table:table-cell office:value-type="float" office:value="17.04034" calcext:value-type="float">
            <text:p>17.04034</text:p>
          </table:table-cell>
          <table:table-cell office:value-type="float" office:value="16.97946" calcext:value-type="float">
            <text:p>16.97946</text:p>
          </table:table-cell>
          <table:table-cell office:value-type="float" office:value="26.52618" calcext:value-type="float">
            <text:p>26.52618</text:p>
          </table:table-cell>
          <table:table-cell office:value-type="float" office:value="13.99307" calcext:value-type="float">
            <text:p>13.993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6" calcext:value-type="float">
            <text:p>4102006</text:p>
          </table:table-cell>
          <table:table-cell office:value-type="float" office:value="14.14336" calcext:value-type="float">
            <text:p>14.14336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11.37415" calcext:value-type="float">
            <text:p>11.37415</text:p>
          </table:table-cell>
          <table:table-cell office:value-type="float" office:value="1.208519" calcext:value-type="float">
            <text:p>1.208519</text:p>
          </table:table-cell>
          <table:table-cell office:value-type="float" office:value="0.8846701" calcext:value-type="float">
            <text:p>0.8846701</text:p>
          </table:table-cell>
          <table:table-cell office:value-type="float" office:value="250.4088" calcext:value-type="float">
            <text:p>250.4088</text:p>
          </table:table-cell>
          <table:table-cell office:value-type="float" office:value="0" calcext:value-type="float">
            <text:p>0</text:p>
          </table:table-cell>
          <table:table-cell office:value-type="float" office:value="16.62335" calcext:value-type="float">
            <text:p>16.62335</text:p>
          </table:table-cell>
          <table:table-cell office:value-type="float" office:value="11.67584" calcext:value-type="float">
            <text:p>11.67584</text:p>
          </table:table-cell>
          <table:table-cell office:value-type="float" office:value="18.21039" calcext:value-type="float">
            <text:p>18.21039</text:p>
          </table:table-cell>
          <table:table-cell office:value-type="float" office:value="13.1434" calcext:value-type="float">
            <text:p>13.1434</text:p>
          </table:table-cell>
          <table:table-cell office:value-type="float" office:value="19.23694" calcext:value-type="float">
            <text:p>19.23694</text:p>
          </table:table-cell>
          <table:table-cell office:value-type="float" office:value="14.47211" calcext:value-type="float">
            <text:p>14.47211</text:p>
          </table:table-cell>
          <table:table-cell office:value-type="float" office:value="19.3157" calcext:value-type="float">
            <text:p>19.3157</text:p>
          </table:table-cell>
          <table:table-cell office:value-type="float" office:value="15.52042" calcext:value-type="float">
            <text:p>15.52042</text:p>
          </table:table-cell>
          <table:table-cell office:value-type="float" office:value="19.00894" calcext:value-type="float">
            <text:p>19.00894</text:p>
          </table:table-cell>
          <table:table-cell office:value-type="float" office:value="16.10046" calcext:value-type="float">
            <text:p>16.10046</text:p>
          </table:table-cell>
          <table:table-cell office:value-type="float" office:value="18.4881" calcext:value-type="float">
            <text:p>18.4881</text:p>
          </table:table-cell>
          <table:table-cell office:value-type="float" office:value="16.69397" calcext:value-type="float">
            <text:p>16.69397</text:p>
          </table:table-cell>
          <table:table-cell office:value-type="float" office:value="17.97806" calcext:value-type="float">
            <text:p>17.97806</text:p>
          </table:table-cell>
          <table:table-cell office:value-type="float" office:value="16.9866" calcext:value-type="float">
            <text:p>16.9866</text:p>
          </table:table-cell>
          <table:table-cell office:value-type="float" office:value="17.33136" calcext:value-type="float">
            <text:p>17.33136</text:p>
          </table:table-cell>
          <table:table-cell office:value-type="float" office:value="17.14633" calcext:value-type="float">
            <text:p>17.14633</text:p>
          </table:table-cell>
          <table:table-cell office:value-type="float" office:value="16.94131" calcext:value-type="float">
            <text:p>16.94131</text:p>
          </table:table-cell>
          <table:table-cell office:value-type="float" office:value="16.70486" calcext:value-type="float">
            <text:p>16.70486</text:p>
          </table:table-cell>
          <table:table-cell office:value-type="float" office:value="16.91574" calcext:value-type="float">
            <text:p>16.91574</text:p>
          </table:table-cell>
          <table:table-cell office:value-type="float" office:value="16.84872" calcext:value-type="float">
            <text:p>16.84872</text:p>
          </table:table-cell>
          <table:table-cell office:value-type="float" office:value="17.14392" calcext:value-type="float">
            <text:p>17.14392</text:p>
          </table:table-cell>
          <table:table-cell office:value-type="float" office:value="17.11536" calcext:value-type="float">
            <text:p>17.11536</text:p>
          </table:table-cell>
          <table:table-cell office:value-type="float" office:value="17.33609" calcext:value-type="float">
            <text:p>17.33609</text:p>
          </table:table-cell>
          <table:table-cell office:value-type="float" office:value="17.26913" calcext:value-type="float">
            <text:p>17.26913</text:p>
          </table:table-cell>
          <table:table-cell office:value-type="float" office:value="17.27914" calcext:value-type="float">
            <text:p>17.27914</text:p>
          </table:table-cell>
          <table:table-cell office:value-type="float" office:value="17.21048" calcext:value-type="float">
            <text:p>17.21048</text:p>
          </table:table-cell>
          <table:table-cell office:value-type="float" office:value="16.97882" calcext:value-type="float">
            <text:p>16.97882</text:p>
          </table:table-cell>
          <table:table-cell office:value-type="float" office:value="16.91541" calcext:value-type="float">
            <text:p>16.91541</text:p>
          </table:table-cell>
          <table:table-cell office:value-type="float" office:value="16.67264" calcext:value-type="float">
            <text:p>16.67264</text:p>
          </table:table-cell>
          <table:table-cell office:value-type="float" office:value="10.31323" calcext:value-type="float">
            <text:p>10.313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6" calcext:value-type="float">
            <text:p>5102006</text:p>
          </table:table-cell>
          <table:table-cell office:value-type="float" office:value="13.93507" calcext:value-type="float">
            <text:p>13.93507</text:p>
          </table:table-cell>
          <table:table-cell office:value-type="float" office:value="21.31732" calcext:value-type="float">
            <text:p>21.31732</text:p>
          </table:table-cell>
          <table:table-cell office:value-type="float" office:value="9.839641" calcext:value-type="float">
            <text:p>9.839641</text:p>
          </table:table-cell>
          <table:table-cell office:value-type="float" office:value="1.273031" calcext:value-type="float">
            <text:p>1.273031</text:p>
          </table:table-cell>
          <table:table-cell office:value-type="float" office:value="1.023798" calcext:value-type="float">
            <text:p>1.023798</text:p>
          </table:table-cell>
          <table:table-cell office:value-type="float" office:value="249.4656" calcext:value-type="float">
            <text:p>249.4656</text:p>
          </table:table-cell>
          <table:table-cell office:value-type="float" office:value="0" calcext:value-type="float">
            <text:p>0</text:p>
          </table:table-cell>
          <table:table-cell office:value-type="float" office:value="18.51468" calcext:value-type="float">
            <text:p>18.51468</text:p>
          </table:table-cell>
          <table:table-cell office:value-type="float" office:value="10.62927" calcext:value-type="float">
            <text:p>10.62927</text:p>
          </table:table-cell>
          <table:table-cell office:value-type="float" office:value="17.21313" calcext:value-type="float">
            <text:p>17.21313</text:p>
          </table:table-cell>
          <table:table-cell office:value-type="float" office:value="11.96991" calcext:value-type="float">
            <text:p>11.96991</text:p>
          </table:table-cell>
          <table:table-cell office:value-type="float" office:value="16.51321" calcext:value-type="float">
            <text:p>16.51321</text:p>
          </table:table-cell>
          <table:table-cell office:value-type="float" office:value="13.21637" calcext:value-type="float">
            <text:p>13.21637</text:p>
          </table:table-cell>
          <table:table-cell office:value-type="float" office:value="16.20691" calcext:value-type="float">
            <text:p>16.20691</text:p>
          </table:table-cell>
          <table:table-cell office:value-type="float" office:value="14.30237" calcext:value-type="float">
            <text:p>14.30237</text:p>
          </table:table-cell>
          <table:table-cell office:value-type="float" office:value="16.13098" calcext:value-type="float">
            <text:p>16.13098</text:p>
          </table:table-cell>
          <table:table-cell office:value-type="float" office:value="14.98758" calcext:value-type="float">
            <text:p>14.98758</text:p>
          </table:table-cell>
          <table:table-cell office:value-type="float" office:value="16.6723" calcext:value-type="float">
            <text:p>16.6723</text:p>
          </table:table-cell>
          <table:table-cell office:value-type="float" office:value="15.66953" calcext:value-type="float">
            <text:p>15.66953</text:p>
          </table:table-cell>
          <table:table-cell office:value-type="float" office:value="16.97339" calcext:value-type="float">
            <text:p>16.97339</text:p>
          </table:table-cell>
          <table:table-cell office:value-type="float" office:value="16.13809" calcext:value-type="float">
            <text:p>16.13809</text:p>
          </table:table-cell>
          <table:table-cell office:value-type="float" office:value="17.18454" calcext:value-type="float">
            <text:p>17.18454</text:p>
          </table:table-cell>
          <table:table-cell office:value-type="float" office:value="16.63205" calcext:value-type="float">
            <text:p>16.63205</text:p>
          </table:table-cell>
          <table:table-cell office:value-type="float" office:value="16.96375" calcext:value-type="float">
            <text:p>16.96375</text:p>
          </table:table-cell>
          <table:table-cell office:value-type="float" office:value="16.91113" calcext:value-type="float">
            <text:p>16.91113</text:p>
          </table:table-cell>
          <table:table-cell office:value-type="float" office:value="16.9689" calcext:value-type="float">
            <text:p>16.9689</text:p>
          </table:table-cell>
          <table:table-cell office:value-type="float" office:value="16.9165" calcext:value-type="float">
            <text:p>16.9165</text:p>
          </table:table-cell>
          <table:table-cell office:value-type="float" office:value="17.11514" calcext:value-type="float">
            <text:p>17.11514</text:p>
          </table:table-cell>
          <table:table-cell office:value-type="float" office:value="17.10394" calcext:value-type="float">
            <text:p>17.10394</text:p>
          </table:table-cell>
          <table:table-cell office:value-type="float" office:value="17.26846" calcext:value-type="float">
            <text:p>17.26846</text:p>
          </table:table-cell>
          <table:table-cell office:value-type="float" office:value="17.2128" calcext:value-type="float">
            <text:p>17.2128</text:p>
          </table:table-cell>
          <table:table-cell office:value-type="float" office:value="17.20978" calcext:value-type="float">
            <text:p>17.20978</text:p>
          </table:table-cell>
          <table:table-cell office:value-type="float" office:value="17.14404" calcext:value-type="float">
            <text:p>17.14404</text:p>
          </table:table-cell>
          <table:table-cell office:value-type="float" office:value="16.91473" calcext:value-type="float">
            <text:p>16.91473</text:p>
          </table:table-cell>
          <table:table-cell office:value-type="float" office:value="16.853" calcext:value-type="float">
            <text:p>16.853</text:p>
          </table:table-cell>
          <table:table-cell office:value-type="float" office:value="19.73856" calcext:value-type="float">
            <text:p>19.73856</text:p>
          </table:table-cell>
          <table:table-cell office:value-type="float" office:value="9.282135" calcext:value-type="float">
            <text:p>9.2821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6" calcext:value-type="float">
            <text:p>6102006</text:p>
          </table:table-cell>
          <table:table-cell office:value-type="float" office:value="13.63074" calcext:value-type="float">
            <text:p>13.63074</text:p>
          </table:table-cell>
          <table:table-cell office:value-type="float" office:value="24.0951" calcext:value-type="float">
            <text:p>24.0951</text:p>
          </table:table-cell>
          <table:table-cell office:value-type="float" office:value="9.85354" calcext:value-type="float">
            <text:p>9.85354</text:p>
          </table:table-cell>
          <table:table-cell office:value-type="float" office:value="1.382903" calcext:value-type="float">
            <text:p>1.382903</text:p>
          </table:table-cell>
          <table:table-cell office:value-type="float" office:value="1.023251" calcext:value-type="float">
            <text:p>1.023251</text:p>
          </table:table-cell>
          <table:table-cell office:value-type="float" office:value="252.5023" calcext:value-type="float">
            <text:p>252.5023</text:p>
          </table:table-cell>
          <table:table-cell office:value-type="float" office:value="0" calcext:value-type="float">
            <text:p>0</text:p>
          </table:table-cell>
          <table:table-cell office:value-type="float" office:value="19.71826" calcext:value-type="float">
            <text:p>19.71826</text:p>
          </table:table-cell>
          <table:table-cell office:value-type="float" office:value="10.79776" calcext:value-type="float">
            <text:p>10.79776</text:p>
          </table:table-cell>
          <table:table-cell office:value-type="float" office:value="18.07703" calcext:value-type="float">
            <text:p>18.07703</text:p>
          </table:table-cell>
          <table:table-cell office:value-type="float" office:value="12.14151" calcext:value-type="float">
            <text:p>12.14151</text:p>
          </table:table-cell>
          <table:table-cell office:value-type="float" office:value="17.10046" calcext:value-type="float">
            <text:p>17.10046</text:p>
          </table:table-cell>
          <table:table-cell office:value-type="float" office:value="13.30276" calcext:value-type="float">
            <text:p>13.30276</text:p>
          </table:table-cell>
          <table:table-cell office:value-type="float" office:value="16.55872" calcext:value-type="float">
            <text:p>16.55872</text:p>
          </table:table-cell>
          <table:table-cell office:value-type="float" office:value="14.25775" calcext:value-type="float">
            <text:p>14.25775</text:p>
          </table:table-cell>
          <table:table-cell office:value-type="float" office:value="16.32208" calcext:value-type="float">
            <text:p>16.32208</text:p>
          </table:table-cell>
          <table:table-cell office:value-type="float" office:value="14.84317" calcext:value-type="float">
            <text:p>14.84317</text:p>
          </table:table-cell>
          <table:table-cell office:value-type="float" office:value="16.18997" calcext:value-type="float">
            <text:p>16.18997</text:p>
          </table:table-cell>
          <table:table-cell office:value-type="float" office:value="15.43335" calcext:value-type="float">
            <text:p>15.43335</text:p>
          </table:table-cell>
          <table:table-cell office:value-type="float" office:value="16.31369" calcext:value-type="float">
            <text:p>16.31369</text:p>
          </table:table-cell>
          <table:table-cell office:value-type="float" office:value="15.84738" calcext:value-type="float">
            <text:p>15.84738</text:p>
          </table:table-cell>
          <table:table-cell office:value-type="float" office:value="16.62985" calcext:value-type="float">
            <text:p>16.62985</text:p>
          </table:table-cell>
          <table:table-cell office:value-type="float" office:value="16.35849" calcext:value-type="float">
            <text:p>16.35849</text:p>
          </table:table-cell>
          <table:table-cell office:value-type="float" office:value="16.90988" calcext:value-type="float">
            <text:p>16.90988</text:p>
          </table:table-cell>
          <table:table-cell office:value-type="float" office:value="16.77322" calcext:value-type="float">
            <text:p>16.77322</text:p>
          </table:table-cell>
          <table:table-cell office:value-type="float" office:value="16.97574" calcext:value-type="float">
            <text:p>16.97574</text:p>
          </table:table-cell>
          <table:table-cell office:value-type="float" office:value="16.96918" calcext:value-type="float">
            <text:p>16.96918</text:p>
          </table:table-cell>
          <table:table-cell office:value-type="float" office:value="17.10385" calcext:value-type="float">
            <text:p>17.10385</text:p>
          </table:table-cell>
          <table:table-cell office:value-type="float" office:value="17.09091" calcext:value-type="float">
            <text:p>17.09091</text:p>
          </table:table-cell>
          <table:table-cell office:value-type="float" office:value="17.21225" calcext:value-type="float">
            <text:p>17.21225</text:p>
          </table:table-cell>
          <table:table-cell office:value-type="float" office:value="17.16556" calcext:value-type="float">
            <text:p>17.16556</text:p>
          </table:table-cell>
          <table:table-cell office:value-type="float" office:value="17.14337" calcext:value-type="float">
            <text:p>17.14337</text:p>
          </table:table-cell>
          <table:table-cell office:value-type="float" office:value="17.07904" calcext:value-type="float">
            <text:p>17.07904</text:p>
          </table:table-cell>
          <table:table-cell office:value-type="float" office:value="16.85236" calcext:value-type="float">
            <text:p>16.85236</text:p>
          </table:table-cell>
          <table:table-cell office:value-type="float" office:value="16.79144" calcext:value-type="float">
            <text:p>16.79144</text:p>
          </table:table-cell>
          <table:table-cell office:value-type="float" office:value="21.1637" calcext:value-type="float">
            <text:p>21.1637</text:p>
          </table:table-cell>
          <table:table-cell office:value-type="float" office:value="9.388885" calcext:value-type="float">
            <text:p>9.3888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6" calcext:value-type="float">
            <text:p>7102006</text:p>
          </table:table-cell>
          <table:table-cell office:value-type="float" office:value="13.60462" calcext:value-type="float">
            <text:p>13.60462</text:p>
          </table:table-cell>
          <table:table-cell office:value-type="float" office:value="29.65066" calcext:value-type="float">
            <text:p>29.65066</text:p>
          </table:table-cell>
          <table:table-cell office:value-type="float" office:value="13.75077" calcext:value-type="float">
            <text:p>13.75077</text:p>
          </table:table-cell>
          <table:table-cell office:value-type="float" office:value="1.679757" calcext:value-type="float">
            <text:p>1.679757</text:p>
          </table:table-cell>
          <table:table-cell office:value-type="float" office:value="1.050734" calcext:value-type="float">
            <text:p>1.050734</text:p>
          </table:table-cell>
          <table:table-cell office:value-type="float" office:value="254.8039" calcext:value-type="float">
            <text:p>254.8039</text:p>
          </table:table-cell>
          <table:table-cell office:value-type="float" office:value="0" calcext:value-type="float">
            <text:p>0</text:p>
          </table:table-cell>
          <table:table-cell office:value-type="float" office:value="22.59885" calcext:value-type="float">
            <text:p>22.59885</text:p>
          </table:table-cell>
          <table:table-cell office:value-type="float" office:value="13.0827" calcext:value-type="float">
            <text:p>13.0827</text:p>
          </table:table-cell>
          <table:table-cell office:value-type="float" office:value="20.45703" calcext:value-type="float">
            <text:p>20.45703</text:p>
          </table:table-cell>
          <table:table-cell office:value-type="float" office:value="13.92801" calcext:value-type="float">
            <text:p>13.92801</text:p>
          </table:table-cell>
          <table:table-cell office:value-type="float" office:value="19.0372" calcext:value-type="float">
            <text:p>19.0372</text:p>
          </table:table-cell>
          <table:table-cell office:value-type="float" office:value="14.63776" calcext:value-type="float">
            <text:p>14.63776</text:p>
          </table:table-cell>
          <table:table-cell office:value-type="float" office:value="18.0661" calcext:value-type="float">
            <text:p>18.0661</text:p>
          </table:table-cell>
          <table:table-cell office:value-type="float" office:value="15.18268" calcext:value-type="float">
            <text:p>15.18268</text:p>
          </table:table-cell>
          <table:table-cell office:value-type="float" office:value="17.53403" calcext:value-type="float">
            <text:p>17.53403</text:p>
          </table:table-cell>
          <table:table-cell office:value-type="float" office:value="15.50497" calcext:value-type="float">
            <text:p>15.50497</text:p>
          </table:table-cell>
          <table:table-cell office:value-type="float" office:value="17.06635" calcext:value-type="float">
            <text:p>17.06635</text:p>
          </table:table-cell>
          <table:table-cell office:value-type="float" office:value="15.83191" calcext:value-type="float">
            <text:p>15.83191</text:p>
          </table:table-cell>
          <table:table-cell office:value-type="float" office:value="16.74045" calcext:value-type="float">
            <text:p>16.74045</text:p>
          </table:table-cell>
          <table:table-cell office:value-type="float" office:value="16.05078" calcext:value-type="float">
            <text:p>16.05078</text:p>
          </table:table-cell>
          <table:table-cell office:value-type="float" office:value="16.44629" calcext:value-type="float">
            <text:p>16.44629</text:p>
          </table:table-cell>
          <table:table-cell office:value-type="float" office:value="16.34268" calcext:value-type="float">
            <text:p>16.34268</text:p>
          </table:table-cell>
          <table:table-cell office:value-type="float" office:value="16.77182" calcext:value-type="float">
            <text:p>16.77182</text:p>
          </table:table-cell>
          <table:table-cell office:value-type="float" office:value="16.68515" calcext:value-type="float">
            <text:p>16.68515</text:p>
          </table:table-cell>
          <table:table-cell office:value-type="float" office:value="16.9704" calcext:value-type="float">
            <text:p>16.9704</text:p>
          </table:table-cell>
          <table:table-cell office:value-type="float" office:value="16.9404" calcext:value-type="float">
            <text:p>16.9404</text:p>
          </table:table-cell>
          <table:table-cell office:value-type="float" office:value="17.09073" calcext:value-type="float">
            <text:p>17.09073</text:p>
          </table:table-cell>
          <table:table-cell office:value-type="float" office:value="17.06635" calcext:value-type="float">
            <text:p>17.06635</text:p>
          </table:table-cell>
          <table:table-cell office:value-type="float" office:value="17.1651" calcext:value-type="float">
            <text:p>17.1651</text:p>
          </table:table-cell>
          <table:table-cell office:value-type="float" office:value="17.12155" calcext:value-type="float">
            <text:p>17.12155</text:p>
          </table:table-cell>
          <table:table-cell office:value-type="float" office:value="17.07843" calcext:value-type="float">
            <text:p>17.07843</text:p>
          </table:table-cell>
          <table:table-cell office:value-type="float" office:value="17.02194" calcext:value-type="float">
            <text:p>17.02194</text:p>
          </table:table-cell>
          <table:table-cell office:value-type="float" office:value="16.7908" calcext:value-type="float">
            <text:p>16.7908</text:p>
          </table:table-cell>
          <table:table-cell office:value-type="float" office:value="16.72983" calcext:value-type="float">
            <text:p>16.72983</text:p>
          </table:table-cell>
          <table:table-cell office:value-type="float" office:value="24.32983" calcext:value-type="float">
            <text:p>24.32983</text:p>
          </table:table-cell>
          <table:table-cell office:value-type="float" office:value="12.22424" calcext:value-type="float">
            <text:p>12.224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6" calcext:value-type="float">
            <text:p>8102006</text:p>
          </table:table-cell>
          <table:table-cell office:value-type="float" office:value="13.43719" calcext:value-type="float">
            <text:p>13.43719</text:p>
          </table:table-cell>
          <table:table-cell office:value-type="float" office:value="20.20621" calcext:value-type="float">
            <text:p>20.20621</text:p>
          </table:table-cell>
          <table:table-cell office:value-type="float" office:value="10.38686" calcext:value-type="float">
            <text:p>10.38686</text:p>
          </table:table-cell>
          <table:table-cell office:value-type="float" office:value="1.234954" calcext:value-type="float">
            <text:p>1.234954</text:p>
          </table:table-cell>
          <table:table-cell office:value-type="float" office:value="0.9188137" calcext:value-type="float">
            <text:p>0.9188137</text:p>
          </table:table-cell>
          <table:table-cell office:value-type="float" office:value="256.5868" calcext:value-type="float">
            <text:p>256.5868</text:p>
          </table:table-cell>
          <table:table-cell office:value-type="float" office:value="0" calcext:value-type="float">
            <text:p>0</text:p>
          </table:table-cell>
          <table:table-cell office:value-type="float" office:value="18.21313" calcext:value-type="float">
            <text:p>18.21313</text:p>
          </table:table-cell>
          <table:table-cell office:value-type="float" office:value="11.70969" calcext:value-type="float">
            <text:p>11.70969</text:p>
          </table:table-cell>
          <table:table-cell office:value-type="float" office:value="17.18976" calcext:value-type="float">
            <text:p>17.18976</text:p>
          </table:table-cell>
          <table:table-cell office:value-type="float" office:value="13.314" calcext:value-type="float">
            <text:p>13.314</text:p>
          </table:table-cell>
          <table:table-cell office:value-type="float" office:value="17.46841" calcext:value-type="float">
            <text:p>17.46841</text:p>
          </table:table-cell>
          <table:table-cell office:value-type="float" office:value="14.51367" calcext:value-type="float">
            <text:p>14.51367</text:p>
          </table:table-cell>
          <table:table-cell office:value-type="float" office:value="17.62039" calcext:value-type="float">
            <text:p>17.62039</text:p>
          </table:table-cell>
          <table:table-cell office:value-type="float" office:value="15.38062" calcext:value-type="float">
            <text:p>15.38062</text:p>
          </table:table-cell>
          <table:table-cell office:value-type="float" office:value="17.42538" calcext:value-type="float">
            <text:p>17.42538</text:p>
          </table:table-cell>
          <table:table-cell office:value-type="float" office:value="15.83167" calcext:value-type="float">
            <text:p>15.83167</text:p>
          </table:table-cell>
          <table:table-cell office:value-type="float" office:value="17.08084" calcext:value-type="float">
            <text:p>17.08084</text:p>
          </table:table-cell>
          <table:table-cell office:value-type="float" office:value="16.20544" calcext:value-type="float">
            <text:p>16.20544</text:p>
          </table:table-cell>
          <table:table-cell office:value-type="float" office:value="16.82895" calcext:value-type="float">
            <text:p>16.82895</text:p>
          </table:table-cell>
          <table:table-cell office:value-type="float" office:value="16.3707" calcext:value-type="float">
            <text:p>16.3707</text:p>
          </table:table-cell>
          <table:table-cell office:value-type="float" office:value="16.59631" calcext:value-type="float">
            <text:p>16.59631</text:p>
          </table:table-cell>
          <table:table-cell office:value-type="float" office:value="16.4516" calcext:value-type="float">
            <text:p>16.4516</text:p>
          </table:table-cell>
          <table:table-cell office:value-type="float" office:value="16.70419" calcext:value-type="float">
            <text:p>16.70419</text:p>
          </table:table-cell>
          <table:table-cell office:value-type="float" office:value="16.68423" calcext:value-type="float">
            <text:p>16.68423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1217" calcext:value-type="float">
            <text:p>16.91217</text:p>
          </table:table-cell>
          <table:table-cell office:value-type="float" office:value="17.06604" calcext:value-type="float">
            <text:p>17.06604</text:p>
          </table:table-cell>
          <table:table-cell office:value-type="float" office:value="17.03421" calcext:value-type="float">
            <text:p>17.03421</text:p>
          </table:table-cell>
          <table:table-cell office:value-type="float" office:value="17.12109" calcext:value-type="float">
            <text:p>17.12109</text:p>
          </table:table-cell>
          <table:table-cell office:value-type="float" office:value="17.07852" calcext:value-type="float">
            <text:p>17.07852</text:p>
          </table:table-cell>
          <table:table-cell office:value-type="float" office:value="17.02136" calcext:value-type="float">
            <text:p>17.02136</text:p>
          </table:table-cell>
          <table:table-cell office:value-type="float" office:value="16.96652" calcext:value-type="float">
            <text:p>16.96652</text:p>
          </table:table-cell>
          <table:table-cell office:value-type="float" office:value="16.72916" calcext:value-type="float">
            <text:p>16.72916</text:p>
          </table:table-cell>
          <table:table-cell office:value-type="float" office:value="16.67117" calcext:value-type="float">
            <text:p>16.67117</text:p>
          </table:table-cell>
          <table:table-cell office:value-type="float" office:value="19.04056" calcext:value-type="float">
            <text:p>19.04056</text:p>
          </table:table-cell>
          <table:table-cell office:value-type="float" office:value="9.963226" calcext:value-type="float">
            <text:p>9.9632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6" calcext:value-type="float">
            <text:p>9102006</text:p>
          </table:table-cell>
          <table:table-cell office:value-type="float" office:value="13.30978" calcext:value-type="float">
            <text:p>13.30978</text:p>
          </table:table-cell>
          <table:table-cell office:value-type="float" office:value="12.42843" calcext:value-type="float">
            <text:p>12.42843</text:p>
          </table:table-cell>
          <table:table-cell office:value-type="float" office:value="7.350082" calcext:value-type="float">
            <text:p>7.350082</text:p>
          </table:table-cell>
          <table:table-cell office:value-type="float" office:value="1.001025" calcext:value-type="float">
            <text:p>1.001025</text:p>
          </table:table-cell>
          <table:table-cell office:value-type="float" office:value="0.7942528" calcext:value-type="float">
            <text:p>0.7942528</text:p>
          </table:table-cell>
          <table:table-cell office:value-type="float" office:value="258.2935" calcext:value-type="float">
            <text:p>258.2935</text:p>
          </table:table-cell>
          <table:table-cell office:value-type="float" office:value="0.9525" calcext:value-type="float">
            <text:p>0.9525</text:p>
          </table:table-cell>
          <table:table-cell office:value-type="float" office:value="18.08749" calcext:value-type="float">
            <text:p>18.08749</text:p>
          </table:table-cell>
          <table:table-cell office:value-type="float" office:value="9.521637" calcext:value-type="float">
            <text:p>9.521637</text:p>
          </table:table-cell>
          <table:table-cell office:value-type="float" office:value="16.30154" calcext:value-type="float">
            <text:p>16.30154</text:p>
          </table:table-cell>
          <table:table-cell office:value-type="float" office:value="11.08017" calcext:value-type="float">
            <text:p>11.08017</text:p>
          </table:table-cell>
          <table:table-cell office:value-type="float" office:value="15.46613" calcext:value-type="float">
            <text:p>15.46613</text:p>
          </table:table-cell>
          <table:table-cell office:value-type="float" office:value="12.49692" calcext:value-type="float">
            <text:p>12.49692</text:p>
          </table:table-cell>
          <table:table-cell office:value-type="float" office:value="15.64627" calcext:value-type="float">
            <text:p>15.64627</text:p>
          </table:table-cell>
          <table:table-cell office:value-type="float" office:value="13.68005" calcext:value-type="float">
            <text:p>13.68005</text:p>
          </table:table-cell>
          <table:table-cell office:value-type="float" office:value="15.98987" calcext:value-type="float">
            <text:p>15.98987</text:p>
          </table:table-cell>
          <table:table-cell office:value-type="float" office:value="14.3541" calcext:value-type="float">
            <text:p>14.3541</text:p>
          </table:table-cell>
          <table:table-cell office:value-type="float" office:value="16.28308" calcext:value-type="float">
            <text:p>16.28308</text:p>
          </table:table-cell>
          <table:table-cell office:value-type="float" office:value="15.06293" calcext:value-type="float">
            <text:p>15.06293</text:p>
          </table:table-cell>
          <table:table-cell office:value-type="float" office:value="16.40787" calcext:value-type="float">
            <text:p>16.40787</text:p>
          </table:table-cell>
          <table:table-cell office:value-type="float" office:value="15.56427" calcext:value-type="float">
            <text:p>15.56427</text:p>
          </table:table-cell>
          <table:table-cell office:value-type="float" office:value="16.54001" calcext:value-type="float">
            <text:p>16.54001</text:p>
          </table:table-cell>
          <table:table-cell office:value-type="float" office:value="16.13907" calcext:value-type="float">
            <text:p>16.13907</text:p>
          </table:table-cell>
          <table:table-cell office:value-type="float" office:value="16.7041" calcext:value-type="float">
            <text:p>16.7041</text:p>
          </table:table-cell>
          <table:table-cell office:value-type="float" office:value="16.62897" calcext:value-type="float">
            <text:p>16.62897</text:p>
          </table:table-cell>
          <table:table-cell office:value-type="float" office:value="16.91196" calcext:value-type="float">
            <text:p>16.91196</text:p>
          </table:table-cell>
          <table:table-cell office:value-type="float" office:value="16.88483" calcext:value-type="float">
            <text:p>16.88483</text:p>
          </table:table-cell>
          <table:table-cell office:value-type="float" office:value="17.03387" calcext:value-type="float">
            <text:p>17.03387</text:p>
          </table:table-cell>
          <table:table-cell office:value-type="float" office:value="17.00061" calcext:value-type="float">
            <text:p>17.00061</text:p>
          </table:table-cell>
          <table:table-cell office:value-type="float" office:value="17.07806" calcext:value-type="float">
            <text:p>17.07806</text:p>
          </table:table-cell>
          <table:table-cell office:value-type="float" office:value="17.03491" calcext:value-type="float">
            <text:p>17.03491</text:p>
          </table:table-cell>
          <table:table-cell office:value-type="float" office:value="16.96591" calcext:value-type="float">
            <text:p>16.96591</text:p>
          </table:table-cell>
          <table:table-cell office:value-type="float" office:value="16.9129" calcext:value-type="float">
            <text:p>16.9129</text:p>
          </table:table-cell>
          <table:table-cell office:value-type="float" office:value="16.67056" calcext:value-type="float">
            <text:p>16.67056</text:p>
          </table:table-cell>
          <table:table-cell office:value-type="float" office:value="16.61472" calcext:value-type="float">
            <text:p>16.61472</text:p>
          </table:table-cell>
          <table:table-cell office:value-type="float" office:value="24.3064" calcext:value-type="float">
            <text:p>24.3064</text:p>
          </table:table-cell>
          <table:table-cell office:value-type="float" office:value="4.47049" calcext:value-type="float">
            <text:p>4.470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6" calcext:value-type="float">
            <text:p>10102006</text:p>
          </table:table-cell>
          <table:table-cell office:value-type="float" office:value="13.19536" calcext:value-type="float">
            <text:p>13.19536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1.641894" calcext:value-type="float">
            <text:p>1.641894</text:p>
          </table:table-cell>
          <table:table-cell office:value-type="float" office:value="0.8374442" calcext:value-type="float">
            <text:p>0.8374442</text:p>
          </table:table-cell>
          <table:table-cell office:value-type="float" office:value="0.5395464" calcext:value-type="float">
            <text:p>0.5395464</text:p>
          </table:table-cell>
          <table:table-cell office:value-type="float" office:value="259.2651" calcext:value-type="float">
            <text:p>259.2651</text:p>
          </table:table-cell>
          <table:table-cell office:value-type="float" office:value="2.8575" calcext:value-type="float">
            <text:p>2.8575</text:p>
          </table:table-cell>
          <table:table-cell office:value-type="float" office:value="18.8313" calcext:value-type="float">
            <text:p>18.8313</text:p>
          </table:table-cell>
          <table:table-cell office:value-type="float" office:value="7.803253" calcext:value-type="float">
            <text:p>7.803253</text:p>
          </table:table-cell>
          <table:table-cell office:value-type="float" office:value="16.86295" calcext:value-type="float">
            <text:p>16.86295</text:p>
          </table:table-cell>
          <table:table-cell office:value-type="float" office:value="9.764587" calcext:value-type="float">
            <text:p>9.764587</text:p>
          </table:table-cell>
          <table:table-cell office:value-type="float" office:value="15.69379" calcext:value-type="float">
            <text:p>15.69379</text:p>
          </table:table-cell>
          <table:table-cell office:value-type="float" office:value="11.31854" calcext:value-type="float">
            <text:p>11.31854</text:p>
          </table:table-cell>
          <table:table-cell office:value-type="float" office:value="15.12457" calcext:value-type="float">
            <text:p>15.12457</text:p>
          </table:table-cell>
          <table:table-cell office:value-type="float" office:value="12.6528" calcext:value-type="float">
            <text:p>12.6528</text:p>
          </table:table-cell>
          <table:table-cell office:value-type="float" office:value="14.96402" calcext:value-type="float">
            <text:p>14.96402</text:p>
          </table:table-cell>
          <table:table-cell office:value-type="float" office:value="13.47672" calcext:value-type="float">
            <text:p>13.47672</text:p>
          </table:table-cell>
          <table:table-cell office:value-type="float" office:value="15.27148" calcext:value-type="float">
            <text:p>15.27148</text:p>
          </table:table-cell>
          <table:table-cell office:value-type="float" office:value="14.32565" calcext:value-type="float">
            <text:p>14.32565</text:p>
          </table:table-cell>
          <table:table-cell office:value-type="float" office:value="15.62274" calcext:value-type="float">
            <text:p>15.62274</text:p>
          </table:table-cell>
          <table:table-cell office:value-type="float" office:value="14.94904" calcext:value-type="float">
            <text:p>14.94904</text:p>
          </table:table-cell>
          <table:table-cell office:value-type="float" office:value="16.13593" calcext:value-type="float">
            <text:p>16.13593</text:p>
          </table:table-cell>
          <table:table-cell office:value-type="float" office:value="15.70746" calcext:value-type="float">
            <text:p>15.70746</text:p>
          </table:table-cell>
          <table:table-cell office:value-type="float" office:value="16.62741" calcext:value-type="float">
            <text:p>16.62741</text:p>
          </table:table-cell>
          <table:table-cell office:value-type="float" office:value="16.43192" calcext:value-type="float">
            <text:p>16.43192</text:p>
          </table:table-cell>
          <table:table-cell office:value-type="float" office:value="16.88443" calcext:value-type="float">
            <text:p>16.88443</text:p>
          </table:table-cell>
          <table:table-cell office:value-type="float" office:value="16.82834" calcext:value-type="float">
            <text:p>16.82834</text:p>
          </table:table-cell>
          <table:table-cell office:value-type="float" office:value="17.00024" calcext:value-type="float">
            <text:p>17.00024</text:p>
          </table:table-cell>
          <table:table-cell office:value-type="float" office:value="16.9617" calcext:value-type="float">
            <text:p>16.9617</text:p>
          </table:table-cell>
          <table:table-cell office:value-type="float" office:value="17.03445" calcext:value-type="float">
            <text:p>17.03445</text:p>
          </table:table-cell>
          <table:table-cell office:value-type="float" office:value="16.99191" calcext:value-type="float">
            <text:p>16.99191</text:p>
          </table:table-cell>
          <table:table-cell office:value-type="float" office:value="16.91235" calcext:value-type="float">
            <text:p>16.91235</text:p>
          </table:table-cell>
          <table:table-cell office:value-type="float" office:value="16.86081" calcext:value-type="float">
            <text:p>16.86081</text:p>
          </table:table-cell>
          <table:table-cell office:value-type="float" office:value="16.61417" calcext:value-type="float">
            <text:p>16.61417</text:p>
          </table:table-cell>
          <table:table-cell office:value-type="float" office:value="16.55963" calcext:value-type="float">
            <text:p>16.55963</text:p>
          </table:table-cell>
          <table:table-cell office:value-type="float" office:value="22.38705" calcext:value-type="float">
            <text:p>22.38705</text:p>
          </table:table-cell>
          <table:table-cell office:value-type="float" office:value="-0.1203918" calcext:value-type="float">
            <text:p>-0.12039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6" calcext:value-type="float">
            <text:p>11102006</text:p>
          </table:table-cell>
          <table:table-cell office:value-type="float" office:value="12.86218" calcext:value-type="float">
            <text:p>12.86218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-2.390921" calcext:value-type="float">
            <text:p>-2.390921</text:p>
          </table:table-cell>
          <table:table-cell office:value-type="float" office:value="0.7510671" calcext:value-type="float">
            <text:p>0.7510671</text:p>
          </table:table-cell>
          <table:table-cell office:value-type="float" office:value="0.4533188" calcext:value-type="float">
            <text:p>0.4533188</text:p>
          </table:table-cell>
          <table:table-cell office:value-type="float" office:value="260.8646" calcext:value-type="float">
            <text:p>260.8646</text:p>
          </table:table-cell>
          <table:table-cell office:value-type="float" office:value="0" calcext:value-type="float">
            <text:p>0</text:p>
          </table:table-cell>
          <table:table-cell office:value-type="float" office:value="17.01117" calcext:value-type="float">
            <text:p>17.01117</text:p>
          </table:table-cell>
          <table:table-cell office:value-type="float" office:value="4.925995" calcext:value-type="float">
            <text:p>4.925995</text:p>
          </table:table-cell>
          <table:table-cell office:value-type="float" office:value="15.10022" calcext:value-type="float">
            <text:p>15.10022</text:p>
          </table:table-cell>
          <table:table-cell office:value-type="float" office:value="7.282471" calcext:value-type="float">
            <text:p>7.282471</text:p>
          </table:table-cell>
          <table:table-cell office:value-type="float" office:value="14.08643" calcext:value-type="float">
            <text:p>14.08643</text:p>
          </table:table-cell>
          <table:table-cell office:value-type="float" office:value="9.403564" calcext:value-type="float">
            <text:p>9.403564</text:p>
          </table:table-cell>
          <table:table-cell office:value-type="float" office:value="13.72406" calcext:value-type="float">
            <text:p>13.72406</text:p>
          </table:table-cell>
          <table:table-cell office:value-type="float" office:value="11.16162" calcext:value-type="float">
            <text:p>11.16162</text:p>
          </table:table-cell>
          <table:table-cell office:value-type="float" office:value="14.2066" calcext:value-type="float">
            <text:p>14.2066</text:p>
          </table:table-cell>
          <table:table-cell office:value-type="float" office:value="12.25201" calcext:value-type="float">
            <text:p>12.25201</text:p>
          </table:table-cell>
          <table:table-cell office:value-type="float" office:value="14.82034" calcext:value-type="float">
            <text:p>14.82034</text:p>
          </table:table-cell>
          <table:table-cell office:value-type="float" office:value="13.3645" calcext:value-type="float">
            <text:p>13.3645</text:p>
          </table:table-cell>
          <table:table-cell office:value-type="float" office:value="15.19217" calcext:value-type="float">
            <text:p>15.19217</text:p>
          </table:table-cell>
          <table:table-cell office:value-type="float" office:value="14.17819" calcext:value-type="float">
            <text:p>14.17819</text:p>
          </table:table-cell>
          <table:table-cell office:value-type="float" office:value="15.70584" calcext:value-type="float">
            <text:p>15.70584</text:p>
          </table:table-cell>
          <table:table-cell office:value-type="float" office:value="15.16223" calcext:value-type="float">
            <text:p>15.16223</text:p>
          </table:table-cell>
          <table:table-cell office:value-type="float" office:value="16.42966" calcext:value-type="float">
            <text:p>16.42966</text:p>
          </table:table-cell>
          <table:table-cell office:value-type="float" office:value="16.17505" calcext:value-type="float">
            <text:p>16.17505</text:p>
          </table:table-cell>
          <table:table-cell office:value-type="float" office:value="16.82755" calcext:value-type="float">
            <text:p>16.82755</text:p>
          </table:table-cell>
          <table:table-cell office:value-type="float" office:value="16.73645" calcext:value-type="float">
            <text:p>16.73645</text:p>
          </table:table-cell>
          <table:table-cell office:value-type="float" office:value="16.96124" calcext:value-type="float">
            <text:p>16.96124</text:p>
          </table:table-cell>
          <table:table-cell office:value-type="float" office:value="16.91043" calcext:value-type="float">
            <text:p>16.91043</text:p>
          </table:table-cell>
          <table:table-cell office:value-type="float" office:value="16.99146" calcext:value-type="float">
            <text:p>16.99146</text:p>
          </table:table-cell>
          <table:table-cell office:value-type="float" office:value="16.94684" calcext:value-type="float">
            <text:p>16.94684</text:p>
          </table:table-cell>
          <table:table-cell office:value-type="float" office:value="16.86029" calcext:value-type="float">
            <text:p>16.86029</text:p>
          </table:table-cell>
          <table:table-cell office:value-type="float" office:value="16.81012" calcext:value-type="float">
            <text:p>16.81012</text:p>
          </table:table-cell>
          <table:table-cell office:value-type="float" office:value="16.55905" calcext:value-type="float">
            <text:p>16.55905</text:p>
          </table:table-cell>
          <table:table-cell office:value-type="float" office:value="16.50687" calcext:value-type="float">
            <text:p>16.50687</text:p>
          </table:table-cell>
          <table:table-cell office:value-type="float" office:value="20.88382" calcext:value-type="float">
            <text:p>20.88382</text:p>
          </table:table-cell>
          <table:table-cell office:value-type="float" office:value="-1.823975" calcext:value-type="float">
            <text:p>-1.8239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6" calcext:value-type="float">
            <text:p>12102006</text:p>
          </table:table-cell>
          <table:table-cell office:value-type="float" office:value="12.37418" calcext:value-type="float">
            <text:p>12.37418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2.929797" calcext:value-type="float">
            <text:p>-2.929797</text:p>
          </table:table-cell>
          <table:table-cell office:value-type="float" office:value="0.8259118" calcext:value-type="float">
            <text:p>0.8259118</text:p>
          </table:table-cell>
          <table:table-cell office:value-type="float" office:value="0.4357717" calcext:value-type="float">
            <text:p>0.4357717</text:p>
          </table:table-cell>
          <table:table-cell office:value-type="float" office:value="261.635" calcext:value-type="float">
            <text:p>261.635</text:p>
          </table:table-cell>
          <table:table-cell office:value-type="float" office:value="0" calcext:value-type="float">
            <text:p>0</text:p>
          </table:table-cell>
          <table:table-cell office:value-type="float" office:value="16.89105" calcext:value-type="float">
            <text:p>16.89105</text:p>
          </table:table-cell>
          <table:table-cell office:value-type="float" office:value="4.012695" calcext:value-type="float">
            <text:p>4.012695</text:p>
          </table:table-cell>
          <table:table-cell office:value-type="float" office:value="14.6777" calcext:value-type="float">
            <text:p>14.6777</text:p>
          </table:table-cell>
          <table:table-cell office:value-type="float" office:value="6.237091" calcext:value-type="float">
            <text:p>6.237091</text:p>
          </table:table-cell>
          <table:table-cell office:value-type="float" office:value="13.52621" calcext:value-type="float">
            <text:p>13.52621</text:p>
          </table:table-cell>
          <table:table-cell office:value-type="float" office:value="8.276794" calcext:value-type="float">
            <text:p>8.276794</text:p>
          </table:table-cell>
          <table:table-cell office:value-type="float" office:value="13.06677" calcext:value-type="float">
            <text:p>13.06677</text:p>
          </table:table-cell>
          <table:table-cell office:value-type="float" office:value="10.06857" calcext:value-type="float">
            <text:p>10.06857</text:p>
          </table:table-cell>
          <table:table-cell office:value-type="float" office:value="13.02841" calcext:value-type="float">
            <text:p>13.02841</text:p>
          </table:table-cell>
          <table:table-cell office:value-type="float" office:value="11.21008" calcext:value-type="float">
            <text:p>11.21008</text:p>
          </table:table-cell>
          <table:table-cell office:value-type="float" office:value="13.77301" calcext:value-type="float">
            <text:p>13.77301</text:p>
          </table:table-cell>
          <table:table-cell office:value-type="float" office:value="12.41193" calcext:value-type="float">
            <text:p>12.41193</text:p>
          </table:table-cell>
          <table:table-cell office:value-type="float" office:value="14.33829" calcext:value-type="float">
            <text:p>14.33829</text:p>
          </table:table-cell>
          <table:table-cell office:value-type="float" office:value="13.35706" calcext:value-type="float">
            <text:p>13.35706</text:p>
          </table:table-cell>
          <table:table-cell office:value-type="float" office:value="15.15863" calcext:value-type="float">
            <text:p>15.15863</text:p>
          </table:table-cell>
          <table:table-cell office:value-type="float" office:value="14.55258" calcext:value-type="float">
            <text:p>14.55258</text:p>
          </table:table-cell>
          <table:table-cell office:value-type="float" office:value="16.17194" calcext:value-type="float">
            <text:p>16.17194</text:p>
          </table:table-cell>
          <table:table-cell office:value-type="float" office:value="15.83667" calcext:value-type="float">
            <text:p>15.83667</text:p>
          </table:table-cell>
          <table:table-cell office:value-type="float" office:value="16.73526" calcext:value-type="float">
            <text:p>16.73526</text:p>
          </table:table-cell>
          <table:table-cell office:value-type="float" office:value="16.60474" calcext:value-type="float">
            <text:p>16.60474</text:p>
          </table:table-cell>
          <table:table-cell office:value-type="float" office:value="16.90985" calcext:value-type="float">
            <text:p>16.90985</text:p>
          </table:table-cell>
          <table:table-cell office:value-type="float" office:value="16.84222" calcext:value-type="float">
            <text:p>16.84222</text:p>
          </table:table-cell>
          <table:table-cell office:value-type="float" office:value="16.94635" calcext:value-type="float">
            <text:p>16.94635</text:p>
          </table:table-cell>
          <table:table-cell office:value-type="float" office:value="16.89697" calcext:value-type="float">
            <text:p>16.89697</text:p>
          </table:table-cell>
          <table:table-cell office:value-type="float" office:value="16.8096" calcext:value-type="float">
            <text:p>16.8096</text:p>
          </table:table-cell>
          <table:table-cell office:value-type="float" office:value="16.75967" calcext:value-type="float">
            <text:p>16.75967</text:p>
          </table:table-cell>
          <table:table-cell office:value-type="float" office:value="16.50632" calcext:value-type="float">
            <text:p>16.50632</text:p>
          </table:table-cell>
          <table:table-cell office:value-type="float" office:value="16.4556" calcext:value-type="float">
            <text:p>16.4556</text:p>
          </table:table-cell>
          <table:table-cell office:value-type="float" office:value="21.69357" calcext:value-type="float">
            <text:p>21.69357</text:p>
          </table:table-cell>
          <table:table-cell office:value-type="float" office:value="-2.285767" calcext:value-type="float">
            <text:p>-2.2857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6" calcext:value-type="float">
            <text:p>13102006</text:p>
          </table:table-cell>
          <table:table-cell office:value-type="float" office:value="12.187" calcext:value-type="float">
            <text:p>12.187</text:p>
          </table:table-cell>
          <table:table-cell office:value-type="float" office:value="12.42843" calcext:value-type="float">
            <text:p>12.42843</text:p>
          </table:table-cell>
          <table:table-cell office:value-type="float" office:value="-2.365902" calcext:value-type="float">
            <text:p>-2.365902</text:p>
          </table:table-cell>
          <table:table-cell office:value-type="float" office:value="0.8940074" calcext:value-type="float">
            <text:p>0.8940074</text:p>
          </table:table-cell>
          <table:table-cell office:value-type="float" office:value="0.4541489" calcext:value-type="float">
            <text:p>0.4541489</text:p>
          </table:table-cell>
          <table:table-cell office:value-type="float" office:value="263.5337" calcext:value-type="float">
            <text:p>263.5337</text:p>
          </table:table-cell>
          <table:table-cell office:value-type="float" office:value="0" calcext:value-type="float">
            <text:p>0</text:p>
          </table:table-cell>
          <table:table-cell office:value-type="float" office:value="17.32645" calcext:value-type="float">
            <text:p>17.32645</text:p>
          </table:table-cell>
          <table:table-cell office:value-type="float" office:value="4.087402" calcext:value-type="float">
            <text:p>4.087402</text:p>
          </table:table-cell>
          <table:table-cell office:value-type="float" office:value="14.91284" calcext:value-type="float">
            <text:p>14.91284</text:p>
          </table:table-cell>
          <table:table-cell office:value-type="float" office:value="6.195129" calcext:value-type="float">
            <text:p>6.195129</text:p>
          </table:table-cell>
          <table:table-cell office:value-type="float" office:value="13.60184" calcext:value-type="float">
            <text:p>13.60184</text:p>
          </table:table-cell>
          <table:table-cell office:value-type="float" office:value="8.095306" calcext:value-type="float">
            <text:p>8.095306</text:p>
          </table:table-cell>
          <table:table-cell office:value-type="float" office:value="12.99252" calcext:value-type="float">
            <text:p>12.99252</text:p>
          </table:table-cell>
          <table:table-cell office:value-type="float" office:value="9.771881" calcext:value-type="float">
            <text:p>9.771881</text:p>
          </table:table-cell>
          <table:table-cell office:value-type="float" office:value="12.84775" calcext:value-type="float">
            <text:p>12.84775</text:p>
          </table:table-cell>
          <table:table-cell office:value-type="float" office:value="10.8418" calcext:value-type="float">
            <text:p>10.8418</text:p>
          </table:table-cell>
          <table:table-cell office:value-type="float" office:value="13.14169" calcext:value-type="float">
            <text:p>13.14169</text:p>
          </table:table-cell>
          <table:table-cell office:value-type="float" office:value="11.98056" calcext:value-type="float">
            <text:p>11.98056</text:p>
          </table:table-cell>
          <table:table-cell office:value-type="float" office:value="13.67694" calcext:value-type="float">
            <text:p>13.67694</text:p>
          </table:table-cell>
          <table:table-cell office:value-type="float" office:value="12.89246" calcext:value-type="float">
            <text:p>12.89246</text:p>
          </table:table-cell>
          <table:table-cell office:value-type="float" office:value="14.55014" calcext:value-type="float">
            <text:p>14.55014</text:p>
          </table:table-cell>
          <table:table-cell office:value-type="float" office:value="14.10593" calcext:value-type="float">
            <text:p>14.10593</text:p>
          </table:table-cell>
          <table:table-cell office:value-type="float" office:value="15.83298" calcext:value-type="float">
            <text:p>15.83298</text:p>
          </table:table-cell>
          <table:table-cell office:value-type="float" office:value="15.48471" calcext:value-type="float">
            <text:p>15.48471</text:p>
          </table:table-cell>
          <table:table-cell office:value-type="float" office:value="16.60315" calcext:value-type="float">
            <text:p>16.60315</text:p>
          </table:table-cell>
          <table:table-cell office:value-type="float" office:value="16.43652" calcext:value-type="float">
            <text:p>16.43652</text:p>
          </table:table-cell>
          <table:table-cell office:value-type="float" office:value="16.8414" calcext:value-type="float">
            <text:p>16.8414</text:p>
          </table:table-cell>
          <table:table-cell office:value-type="float" office:value="16.75381" calcext:value-type="float">
            <text:p>16.75381</text:p>
          </table:table-cell>
          <table:table-cell office:value-type="float" office:value="16.89639" calcext:value-type="float">
            <text:p>16.89639</text:p>
          </table:table-cell>
          <table:table-cell office:value-type="float" office:value="16.83969" calcext:value-type="float">
            <text:p>16.83969</text:p>
          </table:table-cell>
          <table:table-cell office:value-type="float" office:value="16.75916" calcext:value-type="float">
            <text:p>16.75916</text:p>
          </table:table-cell>
          <table:table-cell office:value-type="float" office:value="16.70749" calcext:value-type="float">
            <text:p>16.70749</text:p>
          </table:table-cell>
          <table:table-cell office:value-type="float" office:value="16.45505" calcext:value-type="float">
            <text:p>16.45505</text:p>
          </table:table-cell>
          <table:table-cell office:value-type="float" office:value="16.40506" calcext:value-type="float">
            <text:p>16.40506</text:p>
          </table:table-cell>
          <table:table-cell office:value-type="float" office:value="22.71906" calcext:value-type="float">
            <text:p>22.71906</text:p>
          </table:table-cell>
          <table:table-cell office:value-type="float" office:value="-2.138092" calcext:value-type="float">
            <text:p>-2.1380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6" calcext:value-type="float">
            <text:p>14102006</text:p>
          </table:table-cell>
          <table:table-cell office:value-type="float" office:value="11.98888" calcext:value-type="float">
            <text:p>11.98888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-2.352003" calcext:value-type="float">
            <text:p>-2.352003</text:p>
          </table:table-cell>
          <table:table-cell office:value-type="float" office:value="0.9828148" calcext:value-type="float">
            <text:p>0.9828148</text:p>
          </table:table-cell>
          <table:table-cell office:value-type="float" office:value="0.4546111" calcext:value-type="float">
            <text:p>0.4546111</text:p>
          </table:table-cell>
          <table:table-cell office:value-type="float" office:value="270.1032" calcext:value-type="float">
            <text:p>270.1032</text:p>
          </table:table-cell>
          <table:table-cell office:value-type="float" office:value="0.3175" calcext:value-type="float">
            <text:p>0.3175</text:p>
          </table:table-cell>
          <table:table-cell office:value-type="float" office:value="17.99371" calcext:value-type="float">
            <text:p>17.99371</text:p>
          </table:table-cell>
          <table:table-cell office:value-type="float" office:value="4.2211" calcext:value-type="float">
            <text:p>4.2211</text:p>
          </table:table-cell>
          <table:table-cell office:value-type="float" office:value="15.36386" calcext:value-type="float">
            <text:p>15.36386</text:p>
          </table:table-cell>
          <table:table-cell office:value-type="float" office:value="6.302521" calcext:value-type="float">
            <text:p>6.302521</text:p>
          </table:table-cell>
          <table:table-cell office:value-type="float" office:value="13.89832" calcext:value-type="float">
            <text:p>13.89832</text:p>
          </table:table-cell>
          <table:table-cell office:value-type="float" office:value="8.125824" calcext:value-type="float">
            <text:p>8.125824</text:p>
          </table:table-cell>
          <table:table-cell office:value-type="float" office:value="13.15173" calcext:value-type="float">
            <text:p>13.15173</text:p>
          </table:table-cell>
          <table:table-cell office:value-type="float" office:value="9.724152" calcext:value-type="float">
            <text:p>9.724152</text:p>
          </table:table-cell>
          <table:table-cell office:value-type="float" office:value="12.90997" calcext:value-type="float">
            <text:p>12.90997</text:p>
          </table:table-cell>
          <table:table-cell office:value-type="float" office:value="10.73361" calcext:value-type="float">
            <text:p>10.73361</text:p>
          </table:table-cell>
          <table:table-cell office:value-type="float" office:value="12.89963" calcext:value-type="float">
            <text:p>12.89963</text:p>
          </table:table-cell>
          <table:table-cell office:value-type="float" office:value="11.80368" calcext:value-type="float">
            <text:p>11.80368</text:p>
          </table:table-cell>
          <table:table-cell office:value-type="float" office:value="13.33578" calcext:value-type="float">
            <text:p>13.33578</text:p>
          </table:table-cell>
          <table:table-cell office:value-type="float" office:value="12.65039" calcext:value-type="float">
            <text:p>12.65039</text:p>
          </table:table-cell>
          <table:table-cell office:value-type="float" office:value="14.10538" calcext:value-type="float">
            <text:p>14.10538</text:p>
          </table:table-cell>
          <table:table-cell office:value-type="float" office:value="13.80994" calcext:value-type="float">
            <text:p>13.80994</text:p>
          </table:table-cell>
          <table:table-cell office:value-type="float" office:value="15.48126" calcext:value-type="float">
            <text:p>15.48126</text:p>
          </table:table-cell>
          <table:table-cell office:value-type="float" office:value="15.17697" calcext:value-type="float">
            <text:p>15.17697</text:p>
          </table:table-cell>
          <table:table-cell office:value-type="float" office:value="16.43463" calcext:value-type="float">
            <text:p>16.43463</text:p>
          </table:table-cell>
          <table:table-cell office:value-type="float" office:value="16.24881" calcext:value-type="float">
            <text:p>16.24881</text:p>
          </table:table-cell>
          <table:table-cell office:value-type="float" office:value="16.75281" calcext:value-type="float">
            <text:p>16.75281</text:p>
          </table:table-cell>
          <table:table-cell office:value-type="float" office:value="16.64685" calcext:value-type="float">
            <text:p>16.64685</text:p>
          </table:table-cell>
          <table:table-cell office:value-type="float" office:value="16.83908" calcext:value-type="float">
            <text:p>16.83908</text:p>
          </table:table-cell>
          <table:table-cell office:value-type="float" office:value="16.77426" calcext:value-type="float">
            <text:p>16.77426</text:p>
          </table:table-cell>
          <table:table-cell office:value-type="float" office:value="16.70697" calcext:value-type="float">
            <text:p>16.70697</text:p>
          </table:table-cell>
          <table:table-cell office:value-type="float" office:value="16.655" calcext:value-type="float">
            <text:p>16.655</text:p>
          </table:table-cell>
          <table:table-cell office:value-type="float" office:value="16.40457" calcext:value-type="float">
            <text:p>16.40457</text:p>
          </table:table-cell>
          <table:table-cell office:value-type="float" office:value="16.35526" calcext:value-type="float">
            <text:p>16.35526</text:p>
          </table:table-cell>
          <table:table-cell office:value-type="float" office:value="23.96567" calcext:value-type="float">
            <text:p>23.96567</text:p>
          </table:table-cell>
          <table:table-cell office:value-type="float" office:value="-2.230133" calcext:value-type="float">
            <text:p>-2.2301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6" calcext:value-type="float">
            <text:p>15102006</text:p>
          </table:table-cell>
          <table:table-cell office:value-type="float" office:value="11.9775" calcext:value-type="float">
            <text:p>11.9775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7.040553" calcext:value-type="float">
            <text:p>7.040553</text:p>
          </table:table-cell>
          <table:table-cell office:value-type="float" office:value="1.189611" calcext:value-type="float">
            <text:p>1.189611</text:p>
          </table:table-cell>
          <table:table-cell office:value-type="float" office:value="0.8826735" calcext:value-type="float">
            <text:p>0.8826735</text:p>
          </table:table-cell>
          <table:table-cell office:value-type="float" office:value="273.0734" calcext:value-type="float">
            <text:p>273.0734</text:p>
          </table:table-cell>
          <table:table-cell office:value-type="float" office:value="1.016" calcext:value-type="float">
            <text:p>1.016</text:p>
          </table:table-cell>
          <table:table-cell office:value-type="float" office:value="19.42419" calcext:value-type="float">
            <text:p>19.42419</text:p>
          </table:table-cell>
          <table:table-cell office:value-type="float" office:value="8.091339" calcext:value-type="float">
            <text:p>8.091339</text:p>
          </table:table-cell>
          <table:table-cell office:value-type="float" office:value="16.84164" calcext:value-type="float">
            <text:p>16.84164</text:p>
          </table:table-cell>
          <table:table-cell office:value-type="float" office:value="9.167542" calcext:value-type="float">
            <text:p>9.167542</text:p>
          </table:table-cell>
          <table:table-cell office:value-type="float" office:value="15.22446" calcext:value-type="float">
            <text:p>15.22446</text:p>
          </table:table-cell>
          <table:table-cell office:value-type="float" office:value="10.12238" calcext:value-type="float">
            <text:p>10.12238</text:p>
          </table:table-cell>
          <table:table-cell office:value-type="float" office:value="14.23914" calcext:value-type="float">
            <text:p>14.23914</text:p>
          </table:table-cell>
          <table:table-cell office:value-type="float" office:value="11.04529" calcext:value-type="float">
            <text:p>11.04529</text:p>
          </table:table-cell>
          <table:table-cell office:value-type="float" office:value="13.79785" calcext:value-type="float">
            <text:p>13.79785</text:p>
          </table:table-cell>
          <table:table-cell office:value-type="float" office:value="11.65979" calcext:value-type="float">
            <text:p>11.65979</text:p>
          </table:table-cell>
          <table:table-cell office:value-type="float" office:value="13.56226" calcext:value-type="float">
            <text:p>13.56226</text:p>
          </table:table-cell>
          <table:table-cell office:value-type="float" office:value="12.33658" calcext:value-type="float">
            <text:p>12.33658</text:p>
          </table:table-cell>
          <table:table-cell office:value-type="float" office:value="13.6207" calcext:value-type="float">
            <text:p>13.6207</text:p>
          </table:table-cell>
          <table:table-cell office:value-type="float" office:value="12.91174" calcext:value-type="float">
            <text:p>12.91174</text:p>
          </table:table-cell>
          <table:table-cell office:value-type="float" office:value="13.85315" calcext:value-type="float">
            <text:p>13.85315</text:p>
          </table:table-cell>
          <table:table-cell office:value-type="float" office:value="13.76114" calcext:value-type="float">
            <text:p>13.76114</text:p>
          </table:table-cell>
          <table:table-cell office:value-type="float" office:value="15.17413" calcext:value-type="float">
            <text:p>15.17413</text:p>
          </table:table-cell>
          <table:table-cell office:value-type="float" office:value="14.96295" calcext:value-type="float">
            <text:p>14.96295</text:p>
          </table:table-cell>
          <table:table-cell office:value-type="float" office:value="16.2468" calcext:value-type="float">
            <text:p>16.2468</text:p>
          </table:table-cell>
          <table:table-cell office:value-type="float" office:value="16.06198" calcext:value-type="float">
            <text:p>16.06198</text:p>
          </table:table-cell>
          <table:table-cell office:value-type="float" office:value="16.64563" calcext:value-type="float">
            <text:p>16.64563</text:p>
          </table:table-cell>
          <table:table-cell office:value-type="float" office:value="16.52701" calcext:value-type="float">
            <text:p>16.52701</text:p>
          </table:table-cell>
          <table:table-cell office:value-type="float" office:value="16.7735" calcext:value-type="float">
            <text:p>16.7735</text:p>
          </table:table-cell>
          <table:table-cell office:value-type="float" office:value="16.69995" calcext:value-type="float">
            <text:p>16.69995</text:p>
          </table:table-cell>
          <table:table-cell office:value-type="float" office:value="16.65445" calcext:value-type="float">
            <text:p>16.65445</text:p>
          </table:table-cell>
          <table:table-cell office:value-type="float" office:value="16.5994" calcext:value-type="float">
            <text:p>16.5994</text:p>
          </table:table-cell>
          <table:table-cell office:value-type="float" office:value="16.35477" calcext:value-type="float">
            <text:p>16.35477</text:p>
          </table:table-cell>
          <table:table-cell office:value-type="float" office:value="16.30548" calcext:value-type="float">
            <text:p>16.30548</text:p>
          </table:table-cell>
          <table:table-cell office:value-type="float" office:value="24.89407" calcext:value-type="float">
            <text:p>24.89407</text:p>
          </table:table-cell>
          <table:table-cell office:value-type="float" office:value="4.019104" calcext:value-type="float">
            <text:p>4.0191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6" calcext:value-type="float">
            <text:p>16102006</text:p>
          </table:table-cell>
          <table:table-cell office:value-type="float" office:value="11.84136" calcext:value-type="float">
            <text:p>11.84136</text:p>
          </table:table-cell>
          <table:table-cell office:value-type="float" office:value="13.1146" calcext:value-type="float">
            <text:p>13.1146</text:p>
          </table:table-cell>
          <table:table-cell office:value-type="float" office:value="7.898229" calcext:value-type="float">
            <text:p>7.898229</text:p>
          </table:table-cell>
          <table:table-cell office:value-type="float" office:value="1.257937" calcext:value-type="float">
            <text:p>1.257937</text:p>
          </table:table-cell>
          <table:table-cell office:value-type="float" office:value="0.756444" calcext:value-type="float">
            <text:p>0.756444</text:p>
          </table:table-cell>
          <table:table-cell office:value-type="float" office:value="272.3599" calcext:value-type="float">
            <text:p>272.3599</text:p>
          </table:table-cell>
          <table:table-cell office:value-type="float" office:value="1.143" calcext:value-type="float">
            <text:p>1.143</text:p>
          </table:table-cell>
          <table:table-cell office:value-type="float" office:value="19.94427" calcext:value-type="float">
            <text:p>19.94427</text:p>
          </table:table-cell>
          <table:table-cell office:value-type="float" office:value="10.1738" calcext:value-type="float">
            <text:p>10.1738</text:p>
          </table:table-cell>
          <table:table-cell office:value-type="float" office:value="17.56766" calcext:value-type="float">
            <text:p>17.56766</text:p>
          </table:table-cell>
          <table:table-cell office:value-type="float" office:value="11.44965" calcext:value-type="float">
            <text:p>11.44965</text:p>
          </table:table-cell>
          <table:table-cell office:value-type="float" office:value="16.05557" calcext:value-type="float">
            <text:p>16.05557</text:p>
          </table:table-cell>
          <table:table-cell office:value-type="float" office:value="12.03076" calcext:value-type="float">
            <text:p>12.03076</text:p>
          </table:table-cell>
          <table:table-cell office:value-type="float" office:value="15.06" calcext:value-type="float">
            <text:p>15.06</text:p>
          </table:table-cell>
          <table:table-cell office:value-type="float" office:value="12.5473" calcext:value-type="float">
            <text:p>12.5473</text:p>
          </table:table-cell>
          <table:table-cell office:value-type="float" office:value="14.56592" calcext:value-type="float">
            <text:p>14.56592</text:p>
          </table:table-cell>
          <table:table-cell office:value-type="float" office:value="12.8728" calcext:value-type="float">
            <text:p>12.8728</text:p>
          </table:table-cell>
          <table:table-cell office:value-type="float" office:value="14.2052" calcext:value-type="float">
            <text:p>14.2052</text:p>
          </table:table-cell>
          <table:table-cell office:value-type="float" office:value="13.22778" calcext:value-type="float">
            <text:p>13.22778</text:p>
          </table:table-cell>
          <table:table-cell office:value-type="float" office:value="14.1366" calcext:value-type="float">
            <text:p>14.1366</text:p>
          </table:table-cell>
          <table:table-cell office:value-type="float" office:value="13.51965" calcext:value-type="float">
            <text:p>13.51965</text:p>
          </table:table-cell>
          <table:table-cell office:value-type="float" office:value="14.13516" calcext:value-type="float">
            <text:p>14.13516</text:p>
          </table:table-cell>
          <table:table-cell office:value-type="float" office:value="13.85754" calcext:value-type="float">
            <text:p>13.85754</text:p>
          </table:table-cell>
          <table:table-cell office:value-type="float" office:value="14.96155" calcext:value-type="float">
            <text:p>14.96155</text:p>
          </table:table-cell>
          <table:table-cell office:value-type="float" office:value="14.89752" calcext:value-type="float">
            <text:p>14.89752</text:p>
          </table:table-cell>
          <table:table-cell office:value-type="float" office:value="16.06009" calcext:value-type="float">
            <text:p>16.06009</text:p>
          </table:table-cell>
          <table:table-cell office:value-type="float" office:value="15.90289" calcext:value-type="float">
            <text:p>15.90289</text:p>
          </table:table-cell>
          <table:table-cell office:value-type="float" office:value="16.52567" calcext:value-type="float">
            <text:p>16.52567</text:p>
          </table:table-cell>
          <table:table-cell office:value-type="float" office:value="16.40414" calcext:value-type="float">
            <text:p>16.40414</text:p>
          </table:table-cell>
          <table:table-cell office:value-type="float" office:value="16.69913" calcext:value-type="float">
            <text:p>16.69913</text:p>
          </table:table-cell>
          <table:table-cell office:value-type="float" office:value="16.61783" calcext:value-type="float">
            <text:p>16.61783</text:p>
          </table:table-cell>
          <table:table-cell office:value-type="float" office:value="16.59879" calcext:value-type="float">
            <text:p>16.59879</text:p>
          </table:table-cell>
          <table:table-cell office:value-type="float" office:value="16.54059" calcext:value-type="float">
            <text:p>16.54059</text:p>
          </table:table-cell>
          <table:table-cell office:value-type="float" office:value="16.30496" calcext:value-type="float">
            <text:p>16.30496</text:p>
          </table:table-cell>
          <table:table-cell office:value-type="float" office:value="16.255" calcext:value-type="float">
            <text:p>16.255</text:p>
          </table:table-cell>
          <table:table-cell office:value-type="float" office:value="24.26797" calcext:value-type="float">
            <text:p>24.26797</text:p>
          </table:table-cell>
          <table:table-cell office:value-type="float" office:value="4.782471" calcext:value-type="float">
            <text:p>4.7824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6" calcext:value-type="float">
            <text:p>17102006</text:p>
          </table:table-cell>
          <table:table-cell office:value-type="float" office:value="11.48648" calcext:value-type="float">
            <text:p>11.48648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1.647889" calcext:value-type="float">
            <text:p>1.647889</text:p>
          </table:table-cell>
          <table:table-cell office:value-type="float" office:value="1.013584" calcext:value-type="float">
            <text:p>1.013584</text:p>
          </table:table-cell>
          <table:table-cell office:value-type="float" office:value="0.5000381" calcext:value-type="float">
            <text:p>0.5000381</text:p>
          </table:table-cell>
          <table:table-cell office:value-type="float" office:value="270.6943" calcext:value-type="float">
            <text:p>270.6943</text:p>
          </table:table-cell>
          <table:table-cell office:value-type="float" office:value="3.81" calcext:value-type="float">
            <text:p>3.81</text:p>
          </table:table-cell>
          <table:table-cell office:value-type="float" office:value="19.03012" calcext:value-type="float">
            <text:p>19.03012</text:p>
          </table:table-cell>
          <table:table-cell office:value-type="float" office:value="7.383484" calcext:value-type="float">
            <text:p>7.383484</text:p>
          </table:table-cell>
          <table:table-cell office:value-type="float" office:value="16.72275" calcext:value-type="float">
            <text:p>16.72275</text:p>
          </table:table-cell>
          <table:table-cell office:value-type="float" office:value="8.921783" calcext:value-type="float">
            <text:p>8.921783</text:p>
          </table:table-cell>
          <table:table-cell office:value-type="float" office:value="15.31329" calcext:value-type="float">
            <text:p>15.31329</text:p>
          </table:table-cell>
          <table:table-cell office:value-type="float" office:value="10.41974" calcext:value-type="float">
            <text:p>10.41974</text:p>
          </table:table-cell>
          <table:table-cell office:value-type="float" office:value="14.49878" calcext:value-type="float">
            <text:p>14.49878</text:p>
          </table:table-cell>
          <table:table-cell office:value-type="float" office:value="11.67169" calcext:value-type="float">
            <text:p>11.67169</text:p>
          </table:table-cell>
          <table:table-cell office:value-type="float" office:value="14.14481" calcext:value-type="float">
            <text:p>14.14481</text:p>
          </table:table-cell>
          <table:table-cell office:value-type="float" office:value="12.39948" calcext:value-type="float">
            <text:p>12.39948</text:p>
          </table:table-cell>
          <table:table-cell office:value-type="float" office:value="14.14893" calcext:value-type="float">
            <text:p>14.14893</text:p>
          </table:table-cell>
          <table:table-cell office:value-type="float" office:value="13.1048" calcext:value-type="float">
            <text:p>13.1048</text:p>
          </table:table-cell>
          <table:table-cell office:value-type="float" office:value="14.13858" calcext:value-type="float">
            <text:p>14.13858</text:p>
          </table:table-cell>
          <table:table-cell office:value-type="float" office:value="13.55777" calcext:value-type="float">
            <text:p>13.55777</text:p>
          </table:table-cell>
          <table:table-cell office:value-type="float" office:value="14.22562" calcext:value-type="float">
            <text:p>14.22562</text:p>
          </table:table-cell>
          <table:table-cell office:value-type="float" office:value="14.14011" calcext:value-type="float">
            <text:p>14.14011</text:p>
          </table:table-cell>
          <table:table-cell office:value-type="float" office:value="14.909" calcext:value-type="float">
            <text:p>14.909</text:p>
          </table:table-cell>
          <table:table-cell office:value-type="float" office:value="14.89764" calcext:value-type="float">
            <text:p>14.89764</text:p>
          </table:table-cell>
          <table:table-cell office:value-type="float" office:value="15.90146" calcext:value-type="float">
            <text:p>15.90146</text:p>
          </table:table-cell>
          <table:table-cell office:value-type="float" office:value="15.78622" calcext:value-type="float">
            <text:p>15.78622</text:p>
          </table:table-cell>
          <table:table-cell office:value-type="float" office:value="16.40286" calcext:value-type="float">
            <text:p>16.40286</text:p>
          </table:table-cell>
          <table:table-cell office:value-type="float" office:value="16.2894" calcext:value-type="float">
            <text:p>16.2894</text:p>
          </table:table-cell>
          <table:table-cell office:value-type="float" office:value="16.61694" calcext:value-type="float">
            <text:p>16.61694</text:p>
          </table:table-cell>
          <table:table-cell office:value-type="float" office:value="16.5314" calcext:value-type="float">
            <text:p>16.5314</text:p>
          </table:table-cell>
          <table:table-cell office:value-type="float" office:value="16.53998" calcext:value-type="float">
            <text:p>16.53998</text:p>
          </table:table-cell>
          <table:table-cell office:value-type="float" office:value="16.47452" calcext:value-type="float">
            <text:p>16.47452</text:p>
          </table:table-cell>
          <table:table-cell office:value-type="float" office:value="16.25446" calcext:value-type="float">
            <text:p>16.25446</text:p>
          </table:table-cell>
          <table:table-cell office:value-type="float" office:value="16.20178" calcext:value-type="float">
            <text:p>16.20178</text:p>
          </table:table-cell>
          <table:table-cell office:value-type="float" office:value="24.07172" calcext:value-type="float">
            <text:p>24.07172</text:p>
          </table:table-cell>
          <table:table-cell office:value-type="float" office:value="-0.1314697" calcext:value-type="float">
            <text:p>-0.13146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6" calcext:value-type="float">
            <text:p>18102006</text:p>
          </table:table-cell>
          <table:table-cell office:value-type="float" office:value="11.24107" calcext:value-type="float">
            <text:p>11.24107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3.507592" calcext:value-type="float">
            <text:p>-3.507592</text:p>
          </table:table-cell>
          <table:table-cell office:value-type="float" office:value="0.7060365" calcext:value-type="float">
            <text:p>0.7060365</text:p>
          </table:table-cell>
          <table:table-cell office:value-type="float" office:value="0.4176375" calcext:value-type="float">
            <text:p>0.4176375</text:p>
          </table:table-cell>
          <table:table-cell office:value-type="float" office:value="271.3769" calcext:value-type="float">
            <text:p>271.3769</text:p>
          </table:table-cell>
          <table:table-cell office:value-type="float" office:value="2.8575" calcext:value-type="float">
            <text:p>2.8575</text:p>
          </table:table-cell>
          <table:table-cell office:value-type="float" office:value="13.21594" calcext:value-type="float">
            <text:p>13.21594</text:p>
          </table:table-cell>
          <table:table-cell office:value-type="float" office:value="4.533417" calcext:value-type="float">
            <text:p>4.533417</text:p>
          </table:table-cell>
          <table:table-cell office:value-type="float" office:value="12.18692" calcext:value-type="float">
            <text:p>12.18692</text:p>
          </table:table-cell>
          <table:table-cell office:value-type="float" office:value="6.878815" calcext:value-type="float">
            <text:p>6.878815</text:p>
          </table:table-cell>
          <table:table-cell office:value-type="float" office:value="12.08347" calcext:value-type="float">
            <text:p>12.08347</text:p>
          </table:table-cell>
          <table:table-cell office:value-type="float" office:value="8.832306" calcext:value-type="float">
            <text:p>8.832306</text:p>
          </table:table-cell>
          <table:table-cell office:value-type="float" office:value="13.15665" calcext:value-type="float">
            <text:p>13.15665</text:p>
          </table:table-cell>
          <table:table-cell office:value-type="float" office:value="10.39401" calcext:value-type="float">
            <text:p>10.39401</text:p>
          </table:table-cell>
          <table:table-cell office:value-type="float" office:value="13.55978" calcext:value-type="float">
            <text:p>13.55978</text:p>
          </table:table-cell>
          <table:table-cell office:value-type="float" office:value="11.28149" calcext:value-type="float">
            <text:p>11.28149</text:p>
          </table:table-cell>
          <table:table-cell office:value-type="float" office:value="13.87238" calcext:value-type="float">
            <text:p>13.87238</text:p>
          </table:table-cell>
          <table:table-cell office:value-type="float" office:value="12.22281" calcext:value-type="float">
            <text:p>12.22281</text:p>
          </table:table-cell>
          <table:table-cell office:value-type="float" office:value="13.99396" calcext:value-type="float">
            <text:p>13.99396</text:p>
          </table:table-cell>
          <table:table-cell office:value-type="float" office:value="12.90973" calcext:value-type="float">
            <text:p>12.90973</text:p>
          </table:table-cell>
          <table:table-cell office:value-type="float" office:value="14.21228" calcext:value-type="float">
            <text:p>14.21228</text:p>
          </table:table-cell>
          <table:table-cell office:value-type="float" office:value="13.83035" calcext:value-type="float">
            <text:p>13.83035</text:p>
          </table:table-cell>
          <table:table-cell office:value-type="float" office:value="14.89883" calcext:value-type="float">
            <text:p>14.89883</text:p>
          </table:table-cell>
          <table:table-cell office:value-type="float" office:value="14.82529" calcext:value-type="float">
            <text:p>14.82529</text:p>
          </table:table-cell>
          <table:table-cell office:value-type="float" office:value="15.78519" calcext:value-type="float">
            <text:p>15.78519</text:p>
          </table:table-cell>
          <table:table-cell office:value-type="float" office:value="15.69101" calcext:value-type="float">
            <text:p>15.69101</text:p>
          </table:table-cell>
          <table:table-cell office:value-type="float" office:value="16.28827" calcext:value-type="float">
            <text:p>16.28827</text:p>
          </table:table-cell>
          <table:table-cell office:value-type="float" office:value="16.18661" calcext:value-type="float">
            <text:p>16.18661</text:p>
          </table:table-cell>
          <table:table-cell office:value-type="float" office:value="16.53049" calcext:value-type="float">
            <text:p>16.53049</text:p>
          </table:table-cell>
          <table:table-cell office:value-type="float" office:value="16.44409" calcext:value-type="float">
            <text:p>16.44409</text:p>
          </table:table-cell>
          <table:table-cell office:value-type="float" office:value="16.47388" calcext:value-type="float">
            <text:p>16.47388</text:p>
          </table:table-cell>
          <table:table-cell office:value-type="float" office:value="16.41104" calcext:value-type="float">
            <text:p>16.41104</text:p>
          </table:table-cell>
          <table:table-cell office:value-type="float" office:value="16.2012" calcext:value-type="float">
            <text:p>16.2012</text:p>
          </table:table-cell>
          <table:table-cell office:value-type="float" office:value="16.14728" calcext:value-type="float">
            <text:p>16.14728</text:p>
          </table:table-cell>
          <table:table-cell office:value-type="float" office:value="16.49481" calcext:value-type="float">
            <text:p>16.49481</text:p>
          </table:table-cell>
          <table:table-cell office:value-type="float" office:value="-1.471985" calcext:value-type="float">
            <text:p>-1.4719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6" calcext:value-type="float">
            <text:p>19102006</text:p>
          </table:table-cell>
          <table:table-cell office:value-type="float" office:value="11.06673" calcext:value-type="float">
            <text:p>11.06673</text:p>
          </table:table-cell>
          <table:table-cell office:value-type="float" office:value="11.87288" calcext:value-type="float">
            <text:p>11.87288</text:p>
          </table:table-cell>
          <table:table-cell office:value-type="float" office:value="-2.921458" calcext:value-type="float">
            <text:p>-2.921458</text:p>
          </table:table-cell>
          <table:table-cell office:value-type="float" office:value="0.8945914" calcext:value-type="float">
            <text:p>0.8945914</text:p>
          </table:table-cell>
          <table:table-cell office:value-type="float" office:value="0.4360388" calcext:value-type="float">
            <text:p>0.4360388</text:p>
          </table:table-cell>
          <table:table-cell office:value-type="float" office:value="277.9162" calcext:value-type="float">
            <text:p>277.9162</text:p>
          </table:table-cell>
          <table:table-cell office:value-type="float" office:value="0.6985" calcext:value-type="float">
            <text:p>0.6985</text:p>
          </table:table-cell>
          <table:table-cell office:value-type="float" office:value="15.74301" calcext:value-type="float">
            <text:p>15.74301</text:p>
          </table:table-cell>
          <table:table-cell office:value-type="float" office:value="2.962585" calcext:value-type="float">
            <text:p>2.962585</text:p>
          </table:table-cell>
          <table:table-cell office:value-type="float" office:value="13.4274" calcext:value-type="float">
            <text:p>13.4274</text:p>
          </table:table-cell>
          <table:table-cell office:value-type="float" office:value="4.986511" calcext:value-type="float">
            <text:p>4.986511</text:p>
          </table:table-cell>
          <table:table-cell office:value-type="float" office:value="12.21005" calcext:value-type="float">
            <text:p>12.21005</text:p>
          </table:table-cell>
          <table:table-cell office:value-type="float" office:value="6.830139" calcext:value-type="float">
            <text:p>6.830139</text:p>
          </table:table-cell>
          <table:table-cell office:value-type="float" office:value="11.71426" calcext:value-type="float">
            <text:p>11.71426</text:p>
          </table:table-cell>
          <table:table-cell office:value-type="float" office:value="8.534424" calcext:value-type="float">
            <text:p>8.534424</text:p>
          </table:table-cell>
          <table:table-cell office:value-type="float" office:value="11.64935" calcext:value-type="float">
            <text:p>11.64935</text:p>
          </table:table-cell>
          <table:table-cell office:value-type="float" office:value="9.661285" calcext:value-type="float">
            <text:p>9.661285</text:p>
          </table:table-cell>
          <table:table-cell office:value-type="float" office:value="12.19904" calcext:value-type="float">
            <text:p>12.19904</text:p>
          </table:table-cell>
          <table:table-cell office:value-type="float" office:value="10.87717" calcext:value-type="float">
            <text:p>10.87717</text:p>
          </table:table-cell>
          <table:table-cell office:value-type="float" office:value="12.89828" calcext:value-type="float">
            <text:p>12.89828</text:p>
          </table:table-cell>
          <table:table-cell office:value-type="float" office:value="11.88605" calcext:value-type="float">
            <text:p>11.88605</text:p>
          </table:table-cell>
          <table:table-cell office:value-type="float" office:value="13.82544" calcext:value-type="float">
            <text:p>13.82544</text:p>
          </table:table-cell>
          <table:table-cell office:value-type="float" office:value="13.17145" calcext:value-type="float">
            <text:p>13.17145</text:p>
          </table:table-cell>
          <table:table-cell office:value-type="float" office:value="14.82352" calcext:value-type="float">
            <text:p>14.82352</text:p>
          </table:table-cell>
          <table:table-cell office:value-type="float" office:value="14.55713" calcext:value-type="float">
            <text:p>14.55713</text:p>
          </table:table-cell>
          <table:table-cell office:value-type="float" office:value="15.68997" calcext:value-type="float">
            <text:p>15.68997</text:p>
          </table:table-cell>
          <table:table-cell office:value-type="float" office:value="15.57538" calcext:value-type="float">
            <text:p>15.57538</text:p>
          </table:table-cell>
          <table:table-cell office:value-type="float" office:value="16.18558" calcext:value-type="float">
            <text:p>16.18558</text:p>
          </table:table-cell>
          <table:table-cell office:value-type="float" office:value="16.08856" calcext:value-type="float">
            <text:p>16.08856</text:p>
          </table:table-cell>
          <table:table-cell office:value-type="float" office:value="16.44315" calcext:value-type="float">
            <text:p>16.44315</text:p>
          </table:table-cell>
          <table:table-cell office:value-type="float" office:value="16.35876" calcext:value-type="float">
            <text:p>16.35876</text:p>
          </table:table-cell>
          <table:table-cell office:value-type="float" office:value="16.41037" calcext:value-type="float">
            <text:p>16.41037</text:p>
          </table:table-cell>
          <table:table-cell office:value-type="float" office:value="16.34491" calcext:value-type="float">
            <text:p>16.34491</text:p>
          </table:table-cell>
          <table:table-cell office:value-type="float" office:value="16.1467" calcext:value-type="float">
            <text:p>16.1467</text:p>
          </table:table-cell>
          <table:table-cell office:value-type="float" office:value="16.09167" calcext:value-type="float">
            <text:p>16.09167</text:p>
          </table:table-cell>
          <table:table-cell office:value-type="float" office:value="21.51572" calcext:value-type="float">
            <text:p>21.51572</text:p>
          </table:table-cell>
          <table:table-cell office:value-type="float" office:value="-2.131165" calcext:value-type="float">
            <text:p>-2.1311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6" calcext:value-type="float">
            <text:p>20102006</text:p>
          </table:table-cell>
          <table:table-cell office:value-type="float" office:value="10.76706" calcext:value-type="float">
            <text:p>10.76706</text:p>
          </table:table-cell>
          <table:table-cell office:value-type="float" office:value="15.76177" calcext:value-type="float">
            <text:p>15.76177</text:p>
          </table:table-cell>
          <table:table-cell office:value-type="float" office:value="2.625758" calcext:value-type="float">
            <text:p>2.625758</text:p>
          </table:table-cell>
          <table:table-cell office:value-type="float" office:value="1.054759" calcext:value-type="float">
            <text:p>1.054759</text:p>
          </table:table-cell>
          <table:table-cell office:value-type="float" office:value="0.5757288" calcext:value-type="float">
            <text:p>0.5757288</text:p>
          </table:table-cell>
          <table:table-cell office:value-type="float" office:value="289.2048" calcext:value-type="float">
            <text:p>289.2048</text:p>
          </table:table-cell>
          <table:table-cell office:value-type="float" office:value="2.3495" calcext:value-type="float">
            <text:p>2.3495</text:p>
          </table:table-cell>
          <table:table-cell office:value-type="float" office:value="17.47342" calcext:value-type="float">
            <text:p>17.47342</text:p>
          </table:table-cell>
          <table:table-cell office:value-type="float" office:value="4.90863" calcext:value-type="float">
            <text:p>4.90863</text:p>
          </table:table-cell>
          <table:table-cell office:value-type="float" office:value="14.96634" calcext:value-type="float">
            <text:p>14.96634</text:p>
          </table:table-cell>
          <table:table-cell office:value-type="float" office:value="6.407745" calcext:value-type="float">
            <text:p>6.407745</text:p>
          </table:table-cell>
          <table:table-cell office:value-type="float" office:value="13.46237" calcext:value-type="float">
            <text:p>13.46237</text:p>
          </table:table-cell>
          <table:table-cell office:value-type="float" office:value="7.794342" calcext:value-type="float">
            <text:p>7.794342</text:p>
          </table:table-cell>
          <table:table-cell office:value-type="float" office:value="12.63504" calcext:value-type="float">
            <text:p>12.63504</text:p>
          </table:table-cell>
          <table:table-cell office:value-type="float" office:value="9.123047" calcext:value-type="float">
            <text:p>9.123047</text:p>
          </table:table-cell>
          <table:table-cell office:value-type="float" office:value="12.32635" calcext:value-type="float">
            <text:p>12.32635</text:p>
          </table:table-cell>
          <table:table-cell office:value-type="float" office:value="10.00436" calcext:value-type="float">
            <text:p>10.00436</text:p>
          </table:table-cell>
          <table:table-cell office:value-type="float" office:value="12.24976" calcext:value-type="float">
            <text:p>12.24976</text:p>
          </table:table-cell>
          <table:table-cell office:value-type="float" office:value="10.96838" calcext:value-type="float">
            <text:p>10.96838</text:p>
          </table:table-cell>
          <table:table-cell office:value-type="float" office:value="12.45129" calcext:value-type="float">
            <text:p>12.45129</text:p>
          </table:table-cell>
          <table:table-cell office:value-type="float" office:value="11.77597" calcext:value-type="float">
            <text:p>11.77597</text:p>
          </table:table-cell>
          <table:table-cell office:value-type="float" office:value="13.16977" calcext:value-type="float">
            <text:p>13.16977</text:p>
          </table:table-cell>
          <table:table-cell office:value-type="float" office:value="12.90286" calcext:value-type="float">
            <text:p>12.90286</text:p>
          </table:table-cell>
          <table:table-cell office:value-type="float" office:value="14.55389" calcext:value-type="float">
            <text:p>14.55389</text:p>
          </table:table-cell>
          <table:table-cell office:value-type="float" office:value="14.27039" calcext:value-type="float">
            <text:p>14.27039</text:p>
          </table:table-cell>
          <table:table-cell office:value-type="float" office:value="15.57391" calcext:value-type="float">
            <text:p>15.57391</text:p>
          </table:table-cell>
          <table:table-cell office:value-type="float" office:value="15.42282" calcext:value-type="float">
            <text:p>15.42282</text:p>
          </table:table-cell>
          <table:table-cell office:value-type="float" office:value="16.08749" calcext:value-type="float">
            <text:p>16.08749</text:p>
          </table:table-cell>
          <table:table-cell office:value-type="float" office:value="15.98291" calcext:value-type="float">
            <text:p>15.98291</text:p>
          </table:table-cell>
          <table:table-cell office:value-type="float" office:value="16.35785" calcext:value-type="float">
            <text:p>16.35785</text:p>
          </table:table-cell>
          <table:table-cell office:value-type="float" office:value="16.27332" calcext:value-type="float">
            <text:p>16.27332</text:p>
          </table:table-cell>
          <table:table-cell office:value-type="float" office:value="16.34421" calcext:value-type="float">
            <text:p>16.34421</text:p>
          </table:table-cell>
          <table:table-cell office:value-type="float" office:value="16.27679" calcext:value-type="float">
            <text:p>16.27679</text:p>
          </table:table-cell>
          <table:table-cell office:value-type="float" office:value="16.09109" calcext:value-type="float">
            <text:p>16.09109</text:p>
          </table:table-cell>
          <table:table-cell office:value-type="float" office:value="16.03452" calcext:value-type="float">
            <text:p>16.03452</text:p>
          </table:table-cell>
          <table:table-cell office:value-type="float" office:value="23.76962" calcext:value-type="float">
            <text:p>23.76962</text:p>
          </table:table-cell>
          <table:table-cell office:value-type="float" office:value="0.107605" calcext:value-type="float">
            <text:p>0.1076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6" calcext:value-type="float">
            <text:p>21102006</text:p>
          </table:table-cell>
          <table:table-cell office:value-type="float" office:value="10.53842" calcext:value-type="float">
            <text:p>10.53842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1.307" calcext:value-type="float">
            <text:p>-1.307</text:p>
          </table:table-cell>
          <table:table-cell office:value-type="float" office:value="0.6874548" calcext:value-type="float">
            <text:p>0.6874548</text:p>
          </table:table-cell>
          <table:table-cell office:value-type="float" office:value="0.4905513" calcext:value-type="float">
            <text:p>0.4905513</text:p>
          </table:table-cell>
          <table:table-cell office:value-type="float" office:value="296.5331" calcext:value-type="float">
            <text:p>296.5331</text:p>
          </table:table-cell>
          <table:table-cell office:value-type="float" office:value="0.762" calcext:value-type="float">
            <text:p>0.762</text:p>
          </table:table-cell>
          <table:table-cell office:value-type="float" office:value="14.00085" calcext:value-type="float">
            <text:p>14.00085</text:p>
          </table:table-cell>
          <table:table-cell office:value-type="float" office:value="4.143616" calcext:value-type="float">
            <text:p>4.143616</text:p>
          </table:table-cell>
          <table:table-cell office:value-type="float" office:value="12.38629" calcext:value-type="float">
            <text:p>12.38629</text:p>
          </table:table-cell>
          <table:table-cell office:value-type="float" office:value="6.232697" calcext:value-type="float">
            <text:p>6.232697</text:p>
          </table:table-cell>
          <table:table-cell office:value-type="float" office:value="11.57016" calcext:value-type="float">
            <text:p>11.57016</text:p>
          </table:table-cell>
          <table:table-cell office:value-type="float" office:value="7.978119" calcext:value-type="float">
            <text:p>7.978119</text:p>
          </table:table-cell>
          <table:table-cell office:value-type="float" office:value="11.69675" calcext:value-type="float">
            <text:p>11.69675</text:p>
          </table:table-cell>
          <table:table-cell office:value-type="float" office:value="9.384766" calcext:value-type="float">
            <text:p>9.384766</text:p>
          </table:table-cell>
          <table:table-cell office:value-type="float" office:value="12.00186" calcext:value-type="float">
            <text:p>12.00186</text:p>
          </table:table-cell>
          <table:table-cell office:value-type="float" office:value="10.25864" calcext:value-type="float">
            <text:p>10.25864</text:p>
          </table:table-cell>
          <table:table-cell office:value-type="float" office:value="12.24448" calcext:value-type="float">
            <text:p>12.24448</text:p>
          </table:table-cell>
          <table:table-cell office:value-type="float" office:value="11.16174" calcext:value-type="float">
            <text:p>11.16174</text:p>
          </table:table-cell>
          <table:table-cell office:value-type="float" office:value="12.47595" calcext:value-type="float">
            <text:p>12.47595</text:p>
          </table:table-cell>
          <table:table-cell office:value-type="float" office:value="11.85785" calcext:value-type="float">
            <text:p>11.85785</text:p>
          </table:table-cell>
          <table:table-cell office:value-type="float" office:value="12.98318" calcext:value-type="float">
            <text:p>12.98318</text:p>
          </table:table-cell>
          <table:table-cell office:value-type="float" office:value="12.79453" calcext:value-type="float">
            <text:p>12.79453</text:p>
          </table:table-cell>
          <table:table-cell office:value-type="float" office:value="14.26801" calcext:value-type="float">
            <text:p>14.26801</text:p>
          </table:table-cell>
          <table:table-cell office:value-type="float" office:value="14.0791" calcext:value-type="float">
            <text:p>14.0791</text:p>
          </table:table-cell>
          <table:table-cell office:value-type="float" office:value="15.42111" calcext:value-type="float">
            <text:p>15.42111</text:p>
          </table:table-cell>
          <table:table-cell office:value-type="float" office:value="15.26334" calcext:value-type="float">
            <text:p>15.26334</text:p>
          </table:table-cell>
          <table:table-cell office:value-type="float" office:value="15.98172" calcext:value-type="float">
            <text:p>15.98172</text:p>
          </table:table-cell>
          <table:table-cell office:value-type="float" office:value="15.86752" calcext:value-type="float">
            <text:p>15.86752</text:p>
          </table:table-cell>
          <table:table-cell office:value-type="float" office:value="16.27243" calcext:value-type="float">
            <text:p>16.27243</text:p>
          </table:table-cell>
          <table:table-cell office:value-type="float" office:value="16.18515" calcext:value-type="float">
            <text:p>16.18515</text:p>
          </table:table-cell>
          <table:table-cell office:value-type="float" office:value="16.27606" calcext:value-type="float">
            <text:p>16.27606</text:p>
          </table:table-cell>
          <table:table-cell office:value-type="float" office:value="16.20721" calcext:value-type="float">
            <text:p>16.20721</text:p>
          </table:table-cell>
          <table:table-cell office:value-type="float" office:value="16.03391" calcext:value-type="float">
            <text:p>16.03391</text:p>
          </table:table-cell>
          <table:table-cell office:value-type="float" office:value="15.97461" calcext:value-type="float">
            <text:p>15.97461</text:p>
          </table:table-cell>
          <table:table-cell office:value-type="float" office:value="17.98322" calcext:value-type="float">
            <text:p>17.98322</text:p>
          </table:table-cell>
          <table:table-cell office:value-type="float" office:value="-1.731781" calcext:value-type="float">
            <text:p>-1.7317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6" calcext:value-type="float">
            <text:p>22102006</text:p>
          </table:table-cell>
          <table:table-cell office:value-type="float" office:value="10.35084" calcext:value-type="float">
            <text:p>10.35084</text:p>
          </table:table-cell>
          <table:table-cell office:value-type="float" office:value="6.872879" calcext:value-type="float">
            <text:p>6.872879</text:p>
          </table:table-cell>
          <table:table-cell office:value-type="float" office:value="-3.499252" calcext:value-type="float">
            <text:p>-3.499252</text:p>
          </table:table-cell>
          <table:table-cell office:value-type="float" office:value="0.7521995" calcext:value-type="float">
            <text:p>0.7521995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295.5435" calcext:value-type="float">
            <text:p>295.5435</text:p>
          </table:table-cell>
          <table:table-cell office:value-type="float" office:value="0" calcext:value-type="float">
            <text:p>0</text:p>
          </table:table-cell>
          <table:table-cell office:value-type="float" office:value="13.59775" calcext:value-type="float">
            <text:p>13.59775</text:p>
          </table:table-cell>
          <table:table-cell office:value-type="float" office:value="2.336487" calcext:value-type="float">
            <text:p>2.336487</text:p>
          </table:table-cell>
          <table:table-cell office:value-type="float" office:value="11.68536" calcext:value-type="float">
            <text:p>11.68536</text:p>
          </table:table-cell>
          <table:table-cell office:value-type="float" office:value="4.360931" calcext:value-type="float">
            <text:p>4.360931</text:p>
          </table:table-cell>
          <table:table-cell office:value-type="float" office:value="10.72375" calcext:value-type="float">
            <text:p>10.72375</text:p>
          </table:table-cell>
          <table:table-cell office:value-type="float" office:value="6.221375" calcext:value-type="float">
            <text:p>6.221375</text:p>
          </table:table-cell>
          <table:table-cell office:value-type="float" office:value="10.43536" calcext:value-type="float">
            <text:p>10.43536</text:p>
          </table:table-cell>
          <table:table-cell office:value-type="float" office:value="7.874023" calcext:value-type="float">
            <text:p>7.874023</text:p>
          </table:table-cell>
          <table:table-cell office:value-type="float" office:value="10.53711" calcext:value-type="float">
            <text:p>10.53711</text:p>
          </table:table-cell>
          <table:table-cell office:value-type="float" office:value="8.950226" calcext:value-type="float">
            <text:p>8.950226</text:p>
          </table:table-cell>
          <table:table-cell office:value-type="float" office:value="11.36926" calcext:value-type="float">
            <text:p>11.36926</text:p>
          </table:table-cell>
          <table:table-cell office:value-type="float" office:value="10.0976" calcext:value-type="float">
            <text:p>10.0976</text:p>
          </table:table-cell>
          <table:table-cell office:value-type="float" office:value="11.96576" calcext:value-type="float">
            <text:p>11.96576</text:p>
          </table:table-cell>
          <table:table-cell office:value-type="float" office:value="11.05313" calcext:value-type="float">
            <text:p>11.05313</text:p>
          </table:table-cell>
          <table:table-cell office:value-type="float" office:value="12.79272" calcext:value-type="float">
            <text:p>12.79272</text:p>
          </table:table-cell>
          <table:table-cell office:value-type="float" office:value="12.30417" calcext:value-type="float">
            <text:p>12.30417</text:p>
          </table:table-cell>
          <table:table-cell office:value-type="float" office:value="14.07706" calcext:value-type="float">
            <text:p>14.07706</text:p>
          </table:table-cell>
          <table:table-cell office:value-type="float" office:value="13.83075" calcext:value-type="float">
            <text:p>13.83075</text:p>
          </table:table-cell>
          <table:table-cell office:value-type="float" office:value="15.26169" calcext:value-type="float">
            <text:p>15.26169</text:p>
          </table:table-cell>
          <table:table-cell office:value-type="float" office:value="15.10196" calcext:value-type="float">
            <text:p>15.10196</text:p>
          </table:table-cell>
          <table:table-cell office:value-type="float" office:value="15.86627" calcext:value-type="float">
            <text:p>15.86627</text:p>
          </table:table-cell>
          <table:table-cell office:value-type="float" office:value="15.74704" calcext:value-type="float">
            <text:p>15.74704</text:p>
          </table:table-cell>
          <table:table-cell office:value-type="float" office:value="16.1842" calcext:value-type="float">
            <text:p>16.1842</text:p>
          </table:table-cell>
          <table:table-cell office:value-type="float" office:value="16.09357" calcext:value-type="float">
            <text:p>16.09357</text:p>
          </table:table-cell>
          <table:table-cell office:value-type="float" office:value="16.20645" calcext:value-type="float">
            <text:p>16.20645</text:p>
          </table:table-cell>
          <table:table-cell office:value-type="float" office:value="16.13556" calcext:value-type="float">
            <text:p>16.13556</text:p>
          </table:table-cell>
          <table:table-cell office:value-type="float" office:value="15.97397" calcext:value-type="float">
            <text:p>15.97397</text:p>
          </table:table-cell>
          <table:table-cell office:value-type="float" office:value="15.91364" calcext:value-type="float">
            <text:p>15.91364</text:p>
          </table:table-cell>
          <table:table-cell office:value-type="float" office:value="18.28247" calcext:value-type="float">
            <text:p>18.28247</text:p>
          </table:table-cell>
          <table:table-cell office:value-type="float" office:value="-2.778656" calcext:value-type="float">
            <text:p>-2.7786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6" calcext:value-type="float">
            <text:p>23102006</text:p>
          </table:table-cell>
          <table:table-cell office:value-type="float" office:value="10.18238" calcext:value-type="float">
            <text:p>10.18238</text:p>
          </table:table-cell>
          <table:table-cell office:value-type="float" office:value="9.095101" calcext:value-type="float">
            <text:p>9.095101</text:p>
          </table:table-cell>
          <table:table-cell office:value-type="float" office:value="-4.593684" calcext:value-type="float">
            <text:p>-4.593684</text:p>
          </table:table-cell>
          <table:table-cell office:value-type="float" office:value="0.8136389" calcext:value-type="float">
            <text:p>0.8136389</text:p>
          </table:table-cell>
          <table:table-cell office:value-type="float" office:value="0.3853774" calcext:value-type="float">
            <text:p>0.3853774</text:p>
          </table:table-cell>
          <table:table-cell office:value-type="float" office:value="297.0784" calcext:value-type="float">
            <text:p>297.0784</text:p>
          </table:table-cell>
          <table:table-cell office:value-type="float" office:value="0" calcext:value-type="float">
            <text:p>0</text:p>
          </table:table-cell>
          <table:table-cell office:value-type="float" office:value="13.75729" calcext:value-type="float">
            <text:p>13.75729</text:p>
          </table:table-cell>
          <table:table-cell office:value-type="float" office:value="1.767242" calcext:value-type="float">
            <text:p>1.767242</text:p>
          </table:table-cell>
          <table:table-cell office:value-type="float" office:value="11.62921" calcext:value-type="float">
            <text:p>11.62921</text:p>
          </table:table-cell>
          <table:table-cell office:value-type="float" office:value="3.836029" calcext:value-type="float">
            <text:p>3.836029</text:p>
          </table:table-cell>
          <table:table-cell office:value-type="float" office:value="10.54977" calcext:value-type="float">
            <text:p>10.54977</text:p>
          </table:table-cell>
          <table:table-cell office:value-type="float" office:value="5.670807" calcext:value-type="float">
            <text:p>5.670807</text:p>
          </table:table-cell>
          <table:table-cell office:value-type="float" office:value="10.15887" calcext:value-type="float">
            <text:p>10.15887</text:p>
          </table:table-cell>
          <table:table-cell office:value-type="float" office:value="7.316345" calcext:value-type="float">
            <text:p>7.316345</text:p>
          </table:table-cell>
          <table:table-cell office:value-type="float" office:value="10.15237" calcext:value-type="float">
            <text:p>10.15237</text:p>
          </table:table-cell>
          <table:table-cell office:value-type="float" office:value="8.391724" calcext:value-type="float">
            <text:p>8.391724</text:p>
          </table:table-cell>
          <table:table-cell office:value-type="float" office:value="10.67374" calcext:value-type="float">
            <text:p>10.67374</text:p>
          </table:table-cell>
          <table:table-cell office:value-type="float" office:value="9.549927" calcext:value-type="float">
            <text:p>9.549927</text:p>
          </table:table-cell>
          <table:table-cell office:value-type="float" office:value="11.31116" calcext:value-type="float">
            <text:p>11.31116</text:p>
          </table:table-cell>
          <table:table-cell office:value-type="float" office:value="10.53488" calcext:value-type="float">
            <text:p>10.53488</text:p>
          </table:table-cell>
          <table:table-cell office:value-type="float" office:value="12.30194" calcext:value-type="float">
            <text:p>12.30194</text:p>
          </table:table-cell>
          <table:table-cell office:value-type="float" office:value="11.86728" calcext:value-type="float">
            <text:p>11.86728</text:p>
          </table:table-cell>
          <table:table-cell office:value-type="float" office:value="13.82779" calcext:value-type="float">
            <text:p>13.82779</text:p>
          </table:table-cell>
          <table:table-cell office:value-type="float" office:value="13.52689" calcext:value-type="float">
            <text:p>13.52689</text:p>
          </table:table-cell>
          <table:table-cell office:value-type="float" office:value="15.10016" calcext:value-type="float">
            <text:p>15.10016</text:p>
          </table:table-cell>
          <table:table-cell office:value-type="float" office:value="14.92206" calcext:value-type="float">
            <text:p>14.92206</text:p>
          </table:table-cell>
          <table:table-cell office:value-type="float" office:value="15.74576" calcext:value-type="float">
            <text:p>15.74576</text:p>
          </table:table-cell>
          <table:table-cell office:value-type="float" office:value="15.62012" calcext:value-type="float">
            <text:p>15.62012</text:p>
          </table:table-cell>
          <table:table-cell office:value-type="float" office:value="16.09259" calcext:value-type="float">
            <text:p>16.09259</text:p>
          </table:table-cell>
          <table:table-cell office:value-type="float" office:value="15.9985" calcext:value-type="float">
            <text:p>15.9985</text:p>
          </table:table-cell>
          <table:table-cell office:value-type="float" office:value="16.13483" calcext:value-type="float">
            <text:p>16.13483</text:p>
          </table:table-cell>
          <table:table-cell office:value-type="float" office:value="16.06192" calcext:value-type="float">
            <text:p>16.06192</text:p>
          </table:table-cell>
          <table:table-cell office:value-type="float" office:value="15.91299" calcext:value-type="float">
            <text:p>15.91299</text:p>
          </table:table-cell>
          <table:table-cell office:value-type="float" office:value="15.85138" calcext:value-type="float">
            <text:p>15.85138</text:p>
          </table:table-cell>
          <table:table-cell office:value-type="float" office:value="19.19162" calcext:value-type="float">
            <text:p>19.19162</text:p>
          </table:table-cell>
          <table:table-cell office:value-type="float" office:value="-3.463654" calcext:value-type="float">
            <text:p>-3.4636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6" calcext:value-type="float">
            <text:p>24102006</text:p>
          </table:table-cell>
          <table:table-cell office:value-type="float" office:value="10.09342" calcext:value-type="float">
            <text:p>10.09342</text:p>
          </table:table-cell>
          <table:table-cell office:value-type="float" office:value="12.42843" calcext:value-type="float">
            <text:p>12.42843</text:p>
          </table:table-cell>
          <table:table-cell office:value-type="float" office:value="-4.577005" calcext:value-type="float">
            <text:p>-4.577005</text:p>
          </table:table-cell>
          <table:table-cell office:value-type="float" office:value="0.9143216" calcext:value-type="float">
            <text:p>0.9143216</text:p>
          </table:table-cell>
          <table:table-cell office:value-type="float" office:value="0.3858558" calcext:value-type="float">
            <text:p>0.3858558</text:p>
          </table:table-cell>
          <table:table-cell office:value-type="float" office:value="300.538" calcext:value-type="float">
            <text:p>300.538</text:p>
          </table:table-cell>
          <table:table-cell office:value-type="float" office:value="0.6985" calcext:value-type="float">
            <text:p>0.6985</text:p>
          </table:table-cell>
          <table:table-cell office:value-type="float" office:value="14.71005" calcext:value-type="float">
            <text:p>14.71005</text:p>
          </table:table-cell>
          <table:table-cell office:value-type="float" office:value="1.786438" calcext:value-type="float">
            <text:p>1.786438</text:p>
          </table:table-cell>
          <table:table-cell office:value-type="float" office:value="12.23477" calcext:value-type="float">
            <text:p>12.23477</text:p>
          </table:table-cell>
          <table:table-cell office:value-type="float" office:value="3.83432" calcext:value-type="float">
            <text:p>3.83432</text:p>
          </table:table-cell>
          <table:table-cell office:value-type="float" office:value="10.94604" calcext:value-type="float">
            <text:p>10.94604</text:p>
          </table:table-cell>
          <table:table-cell office:value-type="float" office:value="5.583801" calcext:value-type="float">
            <text:p>5.583801</text:p>
          </table:table-cell>
          <table:table-cell office:value-type="float" office:value="10.36905" calcext:value-type="float">
            <text:p>10.36905</text:p>
          </table:table-cell>
          <table:table-cell office:value-type="float" office:value="7.16217" calcext:value-type="float">
            <text:p>7.16217</text:p>
          </table:table-cell>
          <table:table-cell office:value-type="float" office:value="10.23938" calcext:value-type="float">
            <text:p>10.23938</text:p>
          </table:table-cell>
          <table:table-cell office:value-type="float" office:value="8.190002" calcext:value-type="float">
            <text:p>8.190002</text:p>
          </table:table-cell>
          <table:table-cell office:value-type="float" office:value="10.35248" calcext:value-type="float">
            <text:p>10.35248</text:p>
          </table:table-cell>
          <table:table-cell office:value-type="float" office:value="9.299896" calcext:value-type="float">
            <text:p>9.299896</text:p>
          </table:table-cell>
          <table:table-cell office:value-type="float" office:value="10.91083" calcext:value-type="float">
            <text:p>10.91083</text:p>
          </table:table-cell>
          <table:table-cell office:value-type="float" office:value="10.24377" calcext:value-type="float">
            <text:p>10.24377</text:p>
          </table:table-cell>
          <table:table-cell office:value-type="float" office:value="11.8663" calcext:value-type="float">
            <text:p>11.8663</text:p>
          </table:table-cell>
          <table:table-cell office:value-type="float" office:value="11.5607" calcext:value-type="float">
            <text:p>11.5607</text:p>
          </table:table-cell>
          <table:table-cell office:value-type="float" office:value="13.52374" calcext:value-type="float">
            <text:p>13.52374</text:p>
          </table:table-cell>
          <table:table-cell office:value-type="float" office:value="13.23251" calcext:value-type="float">
            <text:p>13.23251</text:p>
          </table:table-cell>
          <table:table-cell office:value-type="float" office:value="14.92004" calcext:value-type="float">
            <text:p>14.92004</text:p>
          </table:table-cell>
          <table:table-cell office:value-type="float" office:value="14.72656" calcext:value-type="float">
            <text:p>14.72656</text:p>
          </table:table-cell>
          <table:table-cell office:value-type="float" office:value="15.61874" calcext:value-type="float">
            <text:p>15.61874</text:p>
          </table:table-cell>
          <table:table-cell office:value-type="float" office:value="15.4838" calcext:value-type="float">
            <text:p>15.4838</text:p>
          </table:table-cell>
          <table:table-cell office:value-type="float" office:value="15.9975" calcext:value-type="float">
            <text:p>15.9975</text:p>
          </table:table-cell>
          <table:table-cell office:value-type="float" office:value="15.89877" calcext:value-type="float">
            <text:p>15.89877</text:p>
          </table:table-cell>
          <table:table-cell office:value-type="float" office:value="16.0611" calcext:value-type="float">
            <text:p>16.0611</text:p>
          </table:table-cell>
          <table:table-cell office:value-type="float" office:value="15.98563" calcext:value-type="float">
            <text:p>15.98563</text:p>
          </table:table-cell>
          <table:table-cell office:value-type="float" office:value="15.85071" calcext:value-type="float">
            <text:p>15.85071</text:p>
          </table:table-cell>
          <table:table-cell office:value-type="float" office:value="15.78711" calcext:value-type="float">
            <text:p>15.78711</text:p>
          </table:table-cell>
          <table:table-cell office:value-type="float" office:value="20.96774" calcext:value-type="float">
            <text:p>20.96774</text:p>
          </table:table-cell>
          <table:table-cell office:value-type="float" office:value="-3.572144" calcext:value-type="float">
            <text:p>-3.5721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6" calcext:value-type="float">
            <text:p>25102006</text:p>
          </table:table-cell>
          <table:table-cell office:value-type="float" office:value="9.888035" calcext:value-type="float">
            <text:p>9.888035</text:p>
          </table:table-cell>
          <table:table-cell office:value-type="float" office:value="9.650657" calcext:value-type="float">
            <text:p>9.650657</text:p>
          </table:table-cell>
          <table:table-cell office:value-type="float" office:value="0.384077" calcext:value-type="float">
            <text:p>0.384077</text:p>
          </table:table-cell>
          <table:table-cell office:value-type="float" office:value="0.8523482" calcext:value-type="float">
            <text:p>0.8523482</text:p>
          </table:table-cell>
          <table:table-cell office:value-type="float" office:value="0.5541459" calcext:value-type="float">
            <text:p>0.5541459</text:p>
          </table:table-cell>
          <table:table-cell office:value-type="float" office:value="294.0183" calcext:value-type="float">
            <text:p>294.0183</text:p>
          </table:table-cell>
          <table:table-cell office:value-type="float" office:value="2.0955" calcext:value-type="float">
            <text:p>2.0955</text:p>
          </table:table-cell>
          <table:table-cell office:value-type="float" office:value="14.55026" calcext:value-type="float">
            <text:p>14.55026</text:p>
          </table:table-cell>
          <table:table-cell office:value-type="float" office:value="3.312622" calcext:value-type="float">
            <text:p>3.312622</text:p>
          </table:table-cell>
          <table:table-cell office:value-type="float" office:value="12.35245" calcext:value-type="float">
            <text:p>12.35245</text:p>
          </table:table-cell>
          <table:table-cell office:value-type="float" office:value="4.826294" calcext:value-type="float">
            <text:p>4.826294</text:p>
          </table:table-cell>
          <table:table-cell office:value-type="float" office:value="11.09763" calcext:value-type="float">
            <text:p>11.09763</text:p>
          </table:table-cell>
          <table:table-cell office:value-type="float" office:value="6.311218" calcext:value-type="float">
            <text:p>6.311218</text:p>
          </table:table-cell>
          <table:table-cell office:value-type="float" office:value="10.51245" calcext:value-type="float">
            <text:p>10.51245</text:p>
          </table:table-cell>
          <table:table-cell office:value-type="float" office:value="7.650787" calcext:value-type="float">
            <text:p>7.650787</text:p>
          </table:table-cell>
          <table:table-cell office:value-type="float" office:value="10.35266" calcext:value-type="float">
            <text:p>10.35266</text:p>
          </table:table-cell>
          <table:table-cell office:value-type="float" office:value="8.524323" calcext:value-type="float">
            <text:p>8.524323</text:p>
          </table:table-cell>
          <table:table-cell office:value-type="float" office:value="10.40878" calcext:value-type="float">
            <text:p>10.40878</text:p>
          </table:table-cell>
          <table:table-cell office:value-type="float" office:value="9.4758" calcext:value-type="float">
            <text:p>9.4758</text:p>
          </table:table-cell>
          <table:table-cell office:value-type="float" office:value="10.77808" calcext:value-type="float">
            <text:p>10.77808</text:p>
          </table:table-cell>
          <table:table-cell office:value-type="float" office:value="10.27832" calcext:value-type="float">
            <text:p>10.27832</text:p>
          </table:table-cell>
          <table:table-cell office:value-type="float" office:value="11.57812" calcext:value-type="float">
            <text:p>11.57812</text:p>
          </table:table-cell>
          <table:table-cell office:value-type="float" office:value="11.42422" calcext:value-type="float">
            <text:p>11.42422</text:p>
          </table:table-cell>
          <table:table-cell office:value-type="float" office:value="13.22974" calcext:value-type="float">
            <text:p>13.22974</text:p>
          </table:table-cell>
          <table:table-cell office:value-type="float" office:value="12.99945" calcext:value-type="float">
            <text:p>12.99945</text:p>
          </table:table-cell>
          <table:table-cell office:value-type="float" office:value="14.72443" calcext:value-type="float">
            <text:p>14.72443</text:p>
          </table:table-cell>
          <table:table-cell office:value-type="float" office:value="14.52942" calcext:value-type="float">
            <text:p>14.52942</text:p>
          </table:table-cell>
          <table:table-cell office:value-type="float" office:value="15.48233" calcext:value-type="float">
            <text:p>15.48233</text:p>
          </table:table-cell>
          <table:table-cell office:value-type="float" office:value="15.34003" calcext:value-type="float">
            <text:p>15.34003</text:p>
          </table:table-cell>
          <table:table-cell office:value-type="float" office:value="15.89774" calcext:value-type="float">
            <text:p>15.89774</text:p>
          </table:table-cell>
          <table:table-cell office:value-type="float" office:value="15.79419" calcext:value-type="float">
            <text:p>15.79419</text:p>
          </table:table-cell>
          <table:table-cell office:value-type="float" office:value="15.98483" calcext:value-type="float">
            <text:p>15.98483</text:p>
          </table:table-cell>
          <table:table-cell office:value-type="float" office:value="15.90665" calcext:value-type="float">
            <text:p>15.90665</text:p>
          </table:table-cell>
          <table:table-cell office:value-type="float" office:value="15.78644" calcext:value-type="float">
            <text:p>15.78644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19.82306" calcext:value-type="float">
            <text:p>19.82306</text:p>
          </table:table-cell>
          <table:table-cell office:value-type="float" office:value="-0.9727478" calcext:value-type="float">
            <text:p>-0.97274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6" calcext:value-type="float">
            <text:p>26102006</text:p>
          </table:table-cell>
          <table:table-cell office:value-type="float" office:value="9.718369" calcext:value-type="float">
            <text:p>9.718369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4.357147" calcext:value-type="float">
            <text:p>4.357147</text:p>
          </table:table-cell>
          <table:table-cell office:value-type="float" office:value="0.8644075" calcext:value-type="float">
            <text:p>0.8644075</text:p>
          </table:table-cell>
          <table:table-cell office:value-type="float" office:value="0.711162" calcext:value-type="float">
            <text:p>0.711162</text:p>
          </table:table-cell>
          <table:table-cell office:value-type="float" office:value="296.393" calcext:value-type="float">
            <text:p>296.393</text:p>
          </table:table-cell>
          <table:table-cell office:value-type="float" office:value="0" calcext:value-type="float">
            <text:p>0</text:p>
          </table:table-cell>
          <table:table-cell office:value-type="float" office:value="14.88062" calcext:value-type="float">
            <text:p>14.88062</text:p>
          </table:table-cell>
          <table:table-cell office:value-type="float" office:value="5.585327" calcext:value-type="float">
            <text:p>5.585327</text:p>
          </table:table-cell>
          <table:table-cell office:value-type="float" office:value="12.81314" calcext:value-type="float">
            <text:p>12.81314</text:p>
          </table:table-cell>
          <table:table-cell office:value-type="float" office:value="6.614319" calcext:value-type="float">
            <text:p>6.614319</text:p>
          </table:table-cell>
          <table:table-cell office:value-type="float" office:value="11.6004" calcext:value-type="float">
            <text:p>11.6004</text:p>
          </table:table-cell>
          <table:table-cell office:value-type="float" office:value="7.598419" calcext:value-type="float">
            <text:p>7.598419</text:p>
          </table:table-cell>
          <table:table-cell office:value-type="float" office:value="10.96014" calcext:value-type="float">
            <text:p>10.96014</text:p>
          </table:table-cell>
          <table:table-cell office:value-type="float" office:value="8.520294" calcext:value-type="float">
            <text:p>8.520294</text:p>
          </table:table-cell>
          <table:table-cell office:value-type="float" office:value="10.73868" calcext:value-type="float">
            <text:p>10.73868</text:p>
          </table:table-cell>
          <table:table-cell office:value-type="float" office:value="9.14267" calcext:value-type="float">
            <text:p>9.14267</text:p>
          </table:table-cell>
          <table:table-cell office:value-type="float" office:value="10.69681" calcext:value-type="float">
            <text:p>10.69681</text:p>
          </table:table-cell>
          <table:table-cell office:value-type="float" office:value="9.842133" calcext:value-type="float">
            <text:p>9.842133</text:p>
          </table:table-cell>
          <table:table-cell office:value-type="float" office:value="10.95142" calcext:value-type="float">
            <text:p>10.95142</text:p>
          </table:table-cell>
          <table:table-cell office:value-type="float" office:value="10.46994" calcext:value-type="float">
            <text:p>10.46994</text:p>
          </table:table-cell>
          <table:table-cell office:value-type="float" office:value="11.46835" calcext:value-type="float">
            <text:p>11.46835</text:p>
          </table:table-cell>
          <table:table-cell office:value-type="float" office:value="11.40738" calcext:value-type="float">
            <text:p>11.40738</text:p>
          </table:table-cell>
          <table:table-cell office:value-type="float" office:value="12.99744" calcext:value-type="float">
            <text:p>12.99744</text:p>
          </table:table-cell>
          <table:table-cell office:value-type="float" office:value="12.84003" calcext:value-type="float">
            <text:p>12.84003</text:p>
          </table:table-cell>
          <table:table-cell office:value-type="float" office:value="14.52744" calcext:value-type="float">
            <text:p>14.52744</text:p>
          </table:table-cell>
          <table:table-cell office:value-type="float" office:value="14.34509" calcext:value-type="float">
            <text:p>14.34509</text:p>
          </table:table-cell>
          <table:table-cell office:value-type="float" office:value="15.3385" calcext:value-type="float">
            <text:p>15.3385</text:p>
          </table:table-cell>
          <table:table-cell office:value-type="float" office:value="15.19339" calcext:value-type="float">
            <text:p>15.19339</text:p>
          </table:table-cell>
          <table:table-cell office:value-type="float" office:value="15.79306" calcext:value-type="float">
            <text:p>15.79306</text:p>
          </table:table-cell>
          <table:table-cell office:value-type="float" office:value="15.68484" calcext:value-type="float">
            <text:p>15.68484</text:p>
          </table:table-cell>
          <table:table-cell office:value-type="float" office:value="15.90576" calcext:value-type="float">
            <text:p>15.90576</text:p>
          </table:table-cell>
          <table:table-cell office:value-type="float" office:value="15.8226" calcext:value-type="float">
            <text:p>15.8226</text:p>
          </table:table-cell>
          <table:table-cell office:value-type="float" office:value="15.7197" calcext:value-type="float">
            <text:p>15.7197</text:p>
          </table:table-cell>
          <table:table-cell office:value-type="float" office:value="15.65161" calcext:value-type="float">
            <text:p>15.65161</text:p>
          </table:table-cell>
          <table:table-cell office:value-type="float" office:value="19.20734" calcext:value-type="float">
            <text:p>19.20734</text:p>
          </table:table-cell>
          <table:table-cell office:value-type="float" office:value="1.298615" calcext:value-type="float">
            <text:p>1.2986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6" calcext:value-type="float">
            <text:p>27102006</text:p>
          </table:table-cell>
          <table:table-cell office:value-type="float" office:value="9.742151" calcext:value-type="float">
            <text:p>9.742151</text:p>
          </table:table-cell>
          <table:table-cell office:value-type="float" office:value="16.87288" calcext:value-type="float">
            <text:p>16.87288</text:p>
          </table:table-cell>
          <table:table-cell office:value-type="float" office:value="2.078542" calcext:value-type="float">
            <text:p>2.078542</text:p>
          </table:table-cell>
          <table:table-cell office:value-type="float" office:value="1.127161" calcext:value-type="float">
            <text:p>1.127161</text:p>
          </table:table-cell>
          <table:table-cell office:value-type="float" office:value="0.6251987" calcext:value-type="float">
            <text:p>0.6251987</text:p>
          </table:table-cell>
          <table:table-cell office:value-type="float" office:value="294.0062" calcext:value-type="float">
            <text:p>294.0062</text:p>
          </table:table-cell>
          <table:table-cell office:value-type="float" office:value="0" calcext:value-type="float">
            <text:p>0</text:p>
          </table:table-cell>
          <table:table-cell office:value-type="float" office:value="17.06525" calcext:value-type="float">
            <text:p>17.06525</text:p>
          </table:table-cell>
          <table:table-cell office:value-type="float" office:value="4.433655" calcext:value-type="float">
            <text:p>4.433655</text:p>
          </table:table-cell>
          <table:table-cell office:value-type="float" office:value="14.30182" calcext:value-type="float">
            <text:p>14.30182</text:p>
          </table:table-cell>
          <table:table-cell office:value-type="float" office:value="5.94162" calcext:value-type="float">
            <text:p>5.94162</text:p>
          </table:table-cell>
          <table:table-cell office:value-type="float" office:value="12.6962" calcext:value-type="float">
            <text:p>12.6962</text:p>
          </table:table-cell>
          <table:table-cell office:value-type="float" office:value="7.201416" calcext:value-type="float">
            <text:p>7.201416</text:p>
          </table:table-cell>
          <table:table-cell office:value-type="float" office:value="11.76666" calcext:value-type="float">
            <text:p>11.76666</text:p>
          </table:table-cell>
          <table:table-cell office:value-type="float" office:value="8.345123" calcext:value-type="float">
            <text:p>8.345123</text:p>
          </table:table-cell>
          <table:table-cell office:value-type="float" office:value="11.367" calcext:value-type="float">
            <text:p>11.367</text:p>
          </table:table-cell>
          <table:table-cell office:value-type="float" office:value="9.078278" calcext:value-type="float">
            <text:p>9.078278</text:p>
          </table:table-cell>
          <table:table-cell office:value-type="float" office:value="11.17752" calcext:value-type="float">
            <text:p>11.17752</text:p>
          </table:table-cell>
          <table:table-cell office:value-type="float" office:value="9.865265" calcext:value-type="float">
            <text:p>9.865265</text:p>
          </table:table-cell>
          <table:table-cell office:value-type="float" office:value="11.23721" calcext:value-type="float">
            <text:p>11.23721</text:p>
          </table:table-cell>
          <table:table-cell office:value-type="float" office:value="10.50491" calcext:value-type="float">
            <text:p>10.50491</text:p>
          </table:table-cell>
          <table:table-cell office:value-type="float" office:value="11.50491" calcext:value-type="float">
            <text:p>11.50491</text:p>
          </table:table-cell>
          <table:table-cell office:value-type="float" office:value="11.41913" calcext:value-type="float">
            <text:p>11.41913</text:p>
          </table:table-cell>
          <table:table-cell office:value-type="float" office:value="12.83884" calcext:value-type="float">
            <text:p>12.83884</text:p>
          </table:table-cell>
          <table:table-cell office:value-type="float" office:value="12.73889" calcext:value-type="float">
            <text:p>12.73889</text:p>
          </table:table-cell>
          <table:table-cell office:value-type="float" office:value="14.34332" calcext:value-type="float">
            <text:p>14.34332</text:p>
          </table:table-cell>
          <table:table-cell office:value-type="float" office:value="14.18411" calcext:value-type="float">
            <text:p>14.18411</text:p>
          </table:table-cell>
          <table:table-cell office:value-type="float" office:value="15.19183" calcext:value-type="float">
            <text:p>15.19183</text:p>
          </table:table-cell>
          <table:table-cell office:value-type="float" office:value="15.0502" calcext:value-type="float">
            <text:p>15.0502</text:p>
          </table:table-cell>
          <table:table-cell office:value-type="float" office:value="15.68365" calcext:value-type="float">
            <text:p>15.68365</text:p>
          </table:table-cell>
          <table:table-cell office:value-type="float" office:value="15.57248" calcext:value-type="float">
            <text:p>15.57248</text:p>
          </table:table-cell>
          <table:table-cell office:value-type="float" office:value="15.82172" calcext:value-type="float">
            <text:p>15.82172</text:p>
          </table:table-cell>
          <table:table-cell office:value-type="float" office:value="15.73831" calcext:value-type="float">
            <text:p>15.73831</text:p>
          </table:table-cell>
          <table:table-cell office:value-type="float" office:value="15.65091" calcext:value-type="float">
            <text:p>15.65091</text:p>
          </table:table-cell>
          <table:table-cell office:value-type="float" office:value="15.58063" calcext:value-type="float">
            <text:p>15.58063</text:p>
          </table:table-cell>
          <table:table-cell office:value-type="float" office:value="23.69223" calcext:value-type="float">
            <text:p>23.69223</text:p>
          </table:table-cell>
          <table:table-cell office:value-type="float" office:value="-0.4319763" calcext:value-type="float">
            <text:p>-0.43197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6" calcext:value-type="float">
            <text:p>28102006</text:p>
          </table:table-cell>
          <table:table-cell office:value-type="float" office:value="9.657036" calcext:value-type="float">
            <text:p>9.657036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-0.121441" calcext:value-type="float">
            <text:p>-0.121441</text:p>
          </table:table-cell>
          <table:table-cell office:value-type="float" office:value="1.203784" calcext:value-type="float">
            <text:p>1.203784</text:p>
          </table:table-cell>
          <table:table-cell office:value-type="float" office:value="0.534402" calcext:value-type="float">
            <text:p>0.534402</text:p>
          </table:table-cell>
          <table:table-cell office:value-type="float" office:value="295.1809" calcext:value-type="float">
            <text:p>295.1809</text:p>
          </table:table-cell>
          <table:table-cell office:value-type="float" office:value="0" calcext:value-type="float">
            <text:p>0</text:p>
          </table:table-cell>
          <table:table-cell office:value-type="float" office:value="17.7392" calcext:value-type="float">
            <text:p>17.7392</text:p>
          </table:table-cell>
          <table:table-cell office:value-type="float" office:value="4.558838" calcext:value-type="float">
            <text:p>4.558838</text:p>
          </table:table-cell>
          <table:table-cell office:value-type="float" office:value="14.84738" calcext:value-type="float">
            <text:p>14.84738</text:p>
          </table:table-cell>
          <table:table-cell office:value-type="float" office:value="6.319916" calcext:value-type="float">
            <text:p>6.319916</text:p>
          </table:table-cell>
          <table:table-cell office:value-type="float" office:value="13.22849" calcext:value-type="float">
            <text:p>13.22849</text:p>
          </table:table-cell>
          <table:table-cell office:value-type="float" office:value="7.718628" calcext:value-type="float">
            <text:p>7.718628</text:p>
          </table:table-cell>
          <table:table-cell office:value-type="float" office:value="12.26215" calcext:value-type="float">
            <text:p>12.26215</text:p>
          </table:table-cell>
          <table:table-cell office:value-type="float" office:value="8.891846" calcext:value-type="float">
            <text:p>8.891846</text:p>
          </table:table-cell>
          <table:table-cell office:value-type="float" office:value="11.82074" calcext:value-type="float">
            <text:p>11.82074</text:p>
          </table:table-cell>
          <table:table-cell office:value-type="float" office:value="9.602325" calcext:value-type="float">
            <text:p>9.602325</text:p>
          </table:table-cell>
          <table:table-cell office:value-type="float" office:value="11.56036" calcext:value-type="float">
            <text:p>11.56036</text:p>
          </table:table-cell>
          <table:table-cell office:value-type="float" office:value="10.32449" calcext:value-type="float">
            <text:p>10.32449</text:p>
          </table:table-cell>
          <table:table-cell office:value-type="float" office:value="11.53931" calcext:value-type="float">
            <text:p>11.53931</text:p>
          </table:table-cell>
          <table:table-cell office:value-type="float" office:value="10.84647" calcext:value-type="float">
            <text:p>10.84647</text:p>
          </table:table-cell>
          <table:table-cell office:value-type="float" office:value="11.673" calcext:value-type="float">
            <text:p>11.673</text:p>
          </table:table-cell>
          <table:table-cell office:value-type="float" office:value="11.50958" calcext:value-type="float">
            <text:p>11.50958</text:p>
          </table:table-cell>
          <table:table-cell office:value-type="float" office:value="12.73822" calcext:value-type="float">
            <text:p>12.73822</text:p>
          </table:table-cell>
          <table:table-cell office:value-type="float" office:value="12.70648" calcext:value-type="float">
            <text:p>12.70648</text:p>
          </table:table-cell>
          <table:table-cell office:value-type="float" office:value="14.18256" calcext:value-type="float">
            <text:p>14.18256</text:p>
          </table:table-cell>
          <table:table-cell office:value-type="float" office:value="14.05008" calcext:value-type="float">
            <text:p>14.05008</text:p>
          </table:table-cell>
          <table:table-cell office:value-type="float" office:value="15.04874" calcext:value-type="float">
            <text:p>15.04874</text:p>
          </table:table-cell>
          <table:table-cell office:value-type="float" office:value="14.91553" calcext:value-type="float">
            <text:p>14.91553</text:p>
          </table:table-cell>
          <table:table-cell office:value-type="float" office:value="15.57126" calcext:value-type="float">
            <text:p>15.57126</text:p>
          </table:table-cell>
          <table:table-cell office:value-type="float" office:value="15.45932" calcext:value-type="float">
            <text:p>15.45932</text:p>
          </table:table-cell>
          <table:table-cell office:value-type="float" office:value="15.73746" calcext:value-type="float">
            <text:p>15.73746</text:p>
          </table:table-cell>
          <table:table-cell office:value-type="float" office:value="15.65103" calcext:value-type="float">
            <text:p>15.65103</text:p>
          </table:table-cell>
          <table:table-cell office:value-type="float" office:value="15.5799" calcext:value-type="float">
            <text:p>15.5799</text:p>
          </table:table-cell>
          <table:table-cell office:value-type="float" office:value="15.5079" calcext:value-type="float">
            <text:p>15.5079</text:p>
          </table:table-cell>
          <table:table-cell office:value-type="float" office:value="24.75739" calcext:value-type="float">
            <text:p>24.75739</text:p>
          </table:table-cell>
          <table:table-cell office:value-type="float" office:value="-1.413391" calcext:value-type="float">
            <text:p>-1.4133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6" calcext:value-type="float">
            <text:p>29102006</text:p>
          </table:table-cell>
          <table:table-cell office:value-type="float" office:value="9.450754" calcext:value-type="float">
            <text:p>9.450754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0.459133" calcext:value-type="float">
            <text:p>0.459133</text:p>
          </table:table-cell>
          <table:table-cell office:value-type="float" office:value="1.476505" calcext:value-type="float">
            <text:p>1.476505</text:p>
          </table:table-cell>
          <table:table-cell office:value-type="float" office:value="0.5571331" calcext:value-type="float">
            <text:p>0.5571331</text:p>
          </table:table-cell>
          <table:table-cell office:value-type="float" office:value="295.8186" calcext:value-type="float">
            <text:p>295.8186</text:p>
          </table:table-cell>
          <table:table-cell office:value-type="float" office:value="0" calcext:value-type="float">
            <text:p>0</text:p>
          </table:table-cell>
          <table:table-cell office:value-type="float" office:value="19.41064" calcext:value-type="float">
            <text:p>19.41064</text:p>
          </table:table-cell>
          <table:table-cell office:value-type="float" office:value="5.114258" calcext:value-type="float">
            <text:p>5.114258</text:p>
          </table:table-cell>
          <table:table-cell office:value-type="float" office:value="16.11658" calcext:value-type="float">
            <text:p>16.11658</text:p>
          </table:table-cell>
          <table:table-cell office:value-type="float" office:value="6.957611" calcext:value-type="float">
            <text:p>6.957611</text:p>
          </table:table-cell>
          <table:table-cell office:value-type="float" office:value="14.30472" calcext:value-type="float">
            <text:p>14.30472</text:p>
          </table:table-cell>
          <table:table-cell office:value-type="float" office:value="8.272797" calcext:value-type="float">
            <text:p>8.272797</text:p>
          </table:table-cell>
          <table:table-cell office:value-type="float" office:value="13.17081" calcext:value-type="float">
            <text:p>13.17081</text:p>
          </table:table-cell>
          <table:table-cell office:value-type="float" office:value="9.388092" calcext:value-type="float">
            <text:p>9.388092</text:p>
          </table:table-cell>
          <table:table-cell office:value-type="float" office:value="12.60782" calcext:value-type="float">
            <text:p>12.60782</text:p>
          </table:table-cell>
          <table:table-cell office:value-type="float" office:value="10.04794" calcext:value-type="float">
            <text:p>10.04794</text:p>
          </table:table-cell>
          <table:table-cell office:value-type="float" office:value="12.19656" calcext:value-type="float">
            <text:p>12.19656</text:p>
          </table:table-cell>
          <table:table-cell office:value-type="float" office:value="10.70676" calcext:value-type="float">
            <text:p>10.70676</text:p>
          </table:table-cell>
          <table:table-cell office:value-type="float" office:value="11.98788" calcext:value-type="float">
            <text:p>11.98788</text:p>
          </table:table-cell>
          <table:table-cell office:value-type="float" office:value="11.15396" calcext:value-type="float">
            <text:p>11.15396</text:p>
          </table:table-cell>
          <table:table-cell office:value-type="float" office:value="11.89316" calcext:value-type="float">
            <text:p>11.89316</text:p>
          </table:table-cell>
          <table:table-cell office:value-type="float" office:value="11.67798" calcext:value-type="float">
            <text:p>11.67798</text:p>
          </table:table-cell>
          <table:table-cell office:value-type="float" office:value="12.72696" calcext:value-type="float">
            <text:p>12.72696</text:p>
          </table:table-cell>
          <table:table-cell office:value-type="float" office:value="12.70645" calcext:value-type="float">
            <text:p>12.70645</text:p>
          </table:table-cell>
          <table:table-cell office:value-type="float" office:value="14.04886" calcext:value-type="float">
            <text:p>14.04886</text:p>
          </table:table-cell>
          <table:table-cell office:value-type="float" office:value="13.94702" calcext:value-type="float">
            <text:p>13.94702</text:p>
          </table:table-cell>
          <table:table-cell office:value-type="float" office:value="14.91415" calcext:value-type="float">
            <text:p>14.91415</text:p>
          </table:table-cell>
          <table:table-cell office:value-type="float" office:value="14.79288" calcext:value-type="float">
            <text:p>14.79288</text:p>
          </table:table-cell>
          <table:table-cell office:value-type="float" office:value="15.45819" calcext:value-type="float">
            <text:p>15.45819</text:p>
          </table:table-cell>
          <table:table-cell office:value-type="float" office:value="15.3475" calcext:value-type="float">
            <text:p>15.3475</text:p>
          </table:table-cell>
          <table:table-cell office:value-type="float" office:value="15.65009" calcext:value-type="float">
            <text:p>15.65009</text:p>
          </table:table-cell>
          <table:table-cell office:value-type="float" office:value="15.5614" calcext:value-type="float">
            <text:p>15.5614</text:p>
          </table:table-cell>
          <table:table-cell office:value-type="float" office:value="15.50714" calcext:value-type="float">
            <text:p>15.50714</text:p>
          </table:table-cell>
          <table:table-cell office:value-type="float" office:value="15.4332" calcext:value-type="float">
            <text:p>15.4332</text:p>
          </table:table-cell>
          <table:table-cell office:value-type="float" office:value="27.47546" calcext:value-type="float">
            <text:p>27.47546</text:p>
          </table:table-cell>
          <table:table-cell office:value-type="float" office:value="-1.25766" calcext:value-type="float">
            <text:p>-1.257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6" calcext:value-type="float">
            <text:p>30102006</text:p>
          </table:table-cell>
          <table:table-cell office:value-type="float" office:value="9.359056" calcext:value-type="float">
            <text:p>9.359056</text:p>
          </table:table-cell>
          <table:table-cell office:value-type="float" office:value="20.20621" calcext:value-type="float">
            <text:p>20.20621</text:p>
          </table:table-cell>
          <table:table-cell office:value-type="float" office:value="-1.774208" calcext:value-type="float">
            <text:p>-1.774208</text:p>
          </table:table-cell>
          <table:table-cell office:value-type="float" office:value="1.257357" calcext:value-type="float">
            <text:p>1.257357</text:p>
          </table:table-cell>
          <table:table-cell office:value-type="float" office:value="0.4413568" calcext:value-type="float">
            <text:p>0.4413568</text:p>
          </table:table-cell>
          <table:table-cell office:value-type="float" office:value="296.7992" calcext:value-type="float">
            <text:p>296.7992</text:p>
          </table:table-cell>
          <table:table-cell office:value-type="float" office:value="0" calcext:value-type="float">
            <text:p>0</text:p>
          </table:table-cell>
          <table:table-cell office:value-type="float" office:value="17.8302" calcext:value-type="float">
            <text:p>17.8302</text:p>
          </table:table-cell>
          <table:table-cell office:value-type="float" office:value="5.128387" calcext:value-type="float">
            <text:p>5.128387</text:p>
          </table:table-cell>
          <table:table-cell office:value-type="float" office:value="15.02509" calcext:value-type="float">
            <text:p>15.02509</text:p>
          </table:table-cell>
          <table:table-cell office:value-type="float" office:value="7.317871" calcext:value-type="float">
            <text:p>7.317871</text:p>
          </table:table-cell>
          <table:table-cell office:value-type="float" office:value="13.67239" calcext:value-type="float">
            <text:p>13.67239</text:p>
          </table:table-cell>
          <table:table-cell office:value-type="float" office:value="8.793945" calcext:value-type="float">
            <text:p>8.793945</text:p>
          </table:table-cell>
          <table:table-cell office:value-type="float" office:value="12.84988" calcext:value-type="float">
            <text:p>12.84988</text:p>
          </table:table-cell>
          <table:table-cell office:value-type="float" office:value="9.945343" calcext:value-type="float">
            <text:p>9.945343</text:p>
          </table:table-cell>
          <table:table-cell office:value-type="float" office:value="12.45306" calcext:value-type="float">
            <text:p>12.45306</text:p>
          </table:table-cell>
          <table:table-cell office:value-type="float" office:value="10.6008" calcext:value-type="float">
            <text:p>10.6008</text:p>
          </table:table-cell>
          <table:table-cell office:value-type="float" office:value="12.19962" calcext:value-type="float">
            <text:p>12.19962</text:p>
          </table:table-cell>
          <table:table-cell office:value-type="float" office:value="11.21426" calcext:value-type="float">
            <text:p>11.21426</text:p>
          </table:table-cell>
          <table:table-cell office:value-type="float" office:value="12.10684" calcext:value-type="float">
            <text:p>12.10684</text:p>
          </table:table-cell>
          <table:table-cell office:value-type="float" office:value="11.57642" calcext:value-type="float">
            <text:p>11.57642</text:p>
          </table:table-cell>
          <table:table-cell office:value-type="float" office:value="12.12415" calcext:value-type="float">
            <text:p>12.12415</text:p>
          </table:table-cell>
          <table:table-cell office:value-type="float" office:value="11.89963" calcext:value-type="float">
            <text:p>11.89963</text:p>
          </table:table-cell>
          <table:table-cell office:value-type="float" office:value="12.80301" calcext:value-type="float">
            <text:p>12.80301</text:p>
          </table:table-cell>
          <table:table-cell office:value-type="float" office:value="12.72751" calcext:value-type="float">
            <text:p>12.72751</text:p>
          </table:table-cell>
          <table:table-cell office:value-type="float" office:value="13.94614" calcext:value-type="float">
            <text:p>13.94614</text:p>
          </table:table-cell>
          <table:table-cell office:value-type="float" office:value="13.87592" calcext:value-type="float">
            <text:p>13.87592</text:p>
          </table:table-cell>
          <table:table-cell office:value-type="float" office:value="14.79166" calcext:value-type="float">
            <text:p>14.79166</text:p>
          </table:table-cell>
          <table:table-cell office:value-type="float" office:value="14.6843" calcext:value-type="float">
            <text:p>14.6843</text:p>
          </table:table-cell>
          <table:table-cell office:value-type="float" office:value="15.34634" calcext:value-type="float">
            <text:p>15.34634</text:p>
          </table:table-cell>
          <table:table-cell office:value-type="float" office:value="15.23892" calcext:value-type="float">
            <text:p>15.23892</text:p>
          </table:table-cell>
          <table:table-cell office:value-type="float" office:value="15.56046" calcext:value-type="float">
            <text:p>15.56046</text:p>
          </table:table-cell>
          <table:table-cell office:value-type="float" office:value="15.47064" calcext:value-type="float">
            <text:p>15.47064</text:p>
          </table:table-cell>
          <table:table-cell office:value-type="float" office:value="15.4324" calcext:value-type="float">
            <text:p>15.4324</text:p>
          </table:table-cell>
          <table:table-cell office:value-type="float" office:value="15.35623" calcext:value-type="float">
            <text:p>15.35623</text:p>
          </table:table-cell>
          <table:table-cell office:value-type="float" office:value="28.30902" calcext:value-type="float">
            <text:p>28.30902</text:p>
          </table:table-cell>
          <table:table-cell office:value-type="float" office:value="-3.409149" calcext:value-type="float">
            <text:p>-3.4091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6" calcext:value-type="float">
            <text:p>31102006</text:p>
          </table:table-cell>
          <table:table-cell office:value-type="float" office:value="9.189775" calcext:value-type="float">
            <text:p>9.189775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5.724254" calcext:value-type="float">
            <text:p>-5.724254</text:p>
          </table:table-cell>
          <table:table-cell office:value-type="float" office:value="0.6866633" calcext:value-type="float">
            <text:p>0.6866633</text:p>
          </table:table-cell>
          <table:table-cell office:value-type="float" office:value="0.3541951" calcext:value-type="float">
            <text:p>0.3541951</text:p>
          </table:table-cell>
          <table:table-cell office:value-type="float" office:value="301.0156" calcext:value-type="float">
            <text:p>301.0156</text:p>
          </table:table-cell>
          <table:table-cell office:value-type="float" office:value="0" calcext:value-type="float">
            <text:p>0</text:p>
          </table:table-cell>
          <table:table-cell office:value-type="float" office:value="13.09207" calcext:value-type="float">
            <text:p>13.09207</text:p>
          </table:table-cell>
          <table:table-cell office:value-type="float" office:value="3.253021" calcext:value-type="float">
            <text:p>3.253021</text:p>
          </table:table-cell>
          <table:table-cell office:value-type="float" office:value="11.44269" calcext:value-type="float">
            <text:p>11.44269</text:p>
          </table:table-cell>
          <table:table-cell office:value-type="float" office:value="6.059082" calcext:value-type="float">
            <text:p>6.059082</text:p>
          </table:table-cell>
          <table:table-cell office:value-type="float" office:value="11.3342" calcext:value-type="float">
            <text:p>11.3342</text:p>
          </table:table-cell>
          <table:table-cell office:value-type="float" office:value="7.852264" calcext:value-type="float">
            <text:p>7.852264</text:p>
          </table:table-cell>
          <table:table-cell office:value-type="float" office:value="12.00729" calcext:value-type="float">
            <text:p>12.00729</text:p>
          </table:table-cell>
          <table:table-cell office:value-type="float" office:value="9.249237" calcext:value-type="float">
            <text:p>9.249237</text:p>
          </table:table-cell>
          <table:table-cell office:value-type="float" office:value="12.15057" calcext:value-type="float">
            <text:p>12.15057</text:p>
          </table:table-cell>
          <table:table-cell office:value-type="float" office:value="10.0723" calcext:value-type="float">
            <text:p>10.0723</text:p>
          </table:table-cell>
          <table:table-cell office:value-type="float" office:value="12.1727" calcext:value-type="float">
            <text:p>12.1727</text:p>
          </table:table-cell>
          <table:table-cell office:value-type="float" office:value="10.8508" calcext:value-type="float">
            <text:p>10.8508</text:p>
          </table:table-cell>
          <table:table-cell office:value-type="float" office:value="12.12952" calcext:value-type="float">
            <text:p>12.12952</text:p>
          </table:table-cell>
          <table:table-cell office:value-type="float" office:value="11.37363" calcext:value-type="float">
            <text:p>11.37363</text:p>
          </table:table-cell>
          <table:table-cell office:value-type="float" office:value="12.20587" calcext:value-type="float">
            <text:p>12.20587</text:p>
          </table:table-cell>
          <table:table-cell office:value-type="float" office:value="12.01505" calcext:value-type="float">
            <text:p>12.01505</text:p>
          </table:table-cell>
          <table:table-cell office:value-type="float" office:value="12.8483" calcext:value-type="float">
            <text:p>12.8483</text:p>
          </table:table-cell>
          <table:table-cell office:value-type="float" office:value="12.8038" calcext:value-type="float">
            <text:p>12.8038</text:p>
          </table:table-cell>
          <table:table-cell office:value-type="float" office:value="13.87531" calcext:value-type="float">
            <text:p>13.87531</text:p>
          </table:table-cell>
          <table:table-cell office:value-type="float" office:value="13.82849" calcext:value-type="float">
            <text:p>13.82849</text:p>
          </table:table-cell>
          <table:table-cell office:value-type="float" office:value="14.68326" calcext:value-type="float">
            <text:p>14.68326</text:p>
          </table:table-cell>
          <table:table-cell office:value-type="float" office:value="14.59183" calcext:value-type="float">
            <text:p>14.59183</text:p>
          </table:table-cell>
          <table:table-cell office:value-type="float" office:value="15.23779" calcext:value-type="float">
            <text:p>15.23779</text:p>
          </table:table-cell>
          <table:table-cell office:value-type="float" office:value="15.13647" calcext:value-type="float">
            <text:p>15.13647</text:p>
          </table:table-cell>
          <table:table-cell office:value-type="float" office:value="15.4697" calcext:value-type="float">
            <text:p>15.4697</text:p>
          </table:table-cell>
          <table:table-cell office:value-type="float" office:value="15.3797" calcext:value-type="float">
            <text:p>15.3797</text:p>
          </table:table-cell>
          <table:table-cell office:value-type="float" office:value="15.35544" calcext:value-type="float">
            <text:p>15.35544</text:p>
          </table:table-cell>
          <table:table-cell office:value-type="float" office:value="15.27698" calcext:value-type="float">
            <text:p>15.27698</text:p>
          </table:table-cell>
          <table:table-cell office:value-type="float" office:value="16.90027" calcext:value-type="float">
            <text:p>16.90027</text:p>
          </table:table-cell>
          <table:table-cell office:value-type="float" office:value="-7.750122" calcext:value-type="float">
            <text:p>-7.7501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6" calcext:value-type="float">
            <text:p>1112006</text:p>
          </table:table-cell>
          <table:table-cell office:value-type="float" office:value="9.111395" calcext:value-type="float">
            <text:p>9.111395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-7.365902" calcext:value-type="float">
            <text:p>-7.365902</text:p>
          </table:table-cell>
          <table:table-cell office:value-type="float" office:value="0.7761737" calcext:value-type="float">
            <text:p>0.7761737</text:p>
          </table:table-cell>
          <table:table-cell office:value-type="float" office:value="0.3129517" calcext:value-type="float">
            <text:p>0.3129517</text:p>
          </table:table-cell>
          <table:table-cell office:value-type="float" office:value="300.1484" calcext:value-type="float">
            <text:p>300.1484</text:p>
          </table:table-cell>
          <table:table-cell office:value-type="float" office:value="0" calcext:value-type="float">
            <text:p>0</text:p>
          </table:table-cell>
          <table:table-cell office:value-type="float" office:value="12.75116" calcext:value-type="float">
            <text:p>12.75116</text:p>
          </table:table-cell>
          <table:table-cell office:value-type="float" office:value="1.251709" calcext:value-type="float">
            <text:p>1.251709</text:p>
          </table:table-cell>
          <table:table-cell office:value-type="float" office:value="10.60013" calcext:value-type="float">
            <text:p>10.60013</text:p>
          </table:table-cell>
          <table:table-cell office:value-type="float" office:value="3.934814" calcext:value-type="float">
            <text:p>3.934814</text:p>
          </table:table-cell>
          <table:table-cell office:value-type="float" office:value="9.90918" calcext:value-type="float">
            <text:p>9.90918</text:p>
          </table:table-cell>
          <table:table-cell office:value-type="float" office:value="5.773651" calcext:value-type="float">
            <text:p>5.773651</text:p>
          </table:table-cell>
          <table:table-cell office:value-type="float" office:value="9.749207" calcext:value-type="float">
            <text:p>9.749207</text:p>
          </table:table-cell>
          <table:table-cell office:value-type="float" office:value="7.39502" calcext:value-type="float">
            <text:p>7.39502</text:p>
          </table:table-cell>
          <table:table-cell office:value-type="float" office:value="10.14786" calcext:value-type="float">
            <text:p>10.14786</text:p>
          </table:table-cell>
          <table:table-cell office:value-type="float" office:value="8.447662" calcext:value-type="float">
            <text:p>8.447662</text:p>
          </table:table-cell>
          <table:table-cell office:value-type="float" office:value="10.88101" calcext:value-type="float">
            <text:p>10.88101</text:p>
          </table:table-cell>
          <table:table-cell office:value-type="float" office:value="9.54248" calcext:value-type="float">
            <text:p>9.54248</text:p>
          </table:table-cell>
          <table:table-cell office:value-type="float" office:value="11.37506" calcext:value-type="float">
            <text:p>11.37506</text:p>
          </table:table-cell>
          <table:table-cell office:value-type="float" office:value="10.41098" calcext:value-type="float">
            <text:p>10.41098</text:p>
          </table:table-cell>
          <table:table-cell office:value-type="float" office:value="12.01266" calcext:value-type="float">
            <text:p>12.01266</text:p>
          </table:table-cell>
          <table:table-cell office:value-type="float" office:value="11.48682" calcext:value-type="float">
            <text:p>11.48682</text:p>
          </table:table-cell>
          <table:table-cell office:value-type="float" office:value="12.84183" calcext:value-type="float">
            <text:p>12.84183</text:p>
          </table:table-cell>
          <table:table-cell office:value-type="float" office:value="12.70554" calcext:value-type="float">
            <text:p>12.70554</text:p>
          </table:table-cell>
          <table:table-cell office:value-type="float" office:value="13.828" calcext:value-type="float">
            <text:p>13.828</text:p>
          </table:table-cell>
          <table:table-cell office:value-type="float" office:value="13.77051" calcext:value-type="float">
            <text:p>13.77051</text:p>
          </table:table-cell>
          <table:table-cell office:value-type="float" office:value="14.59094" calcext:value-type="float">
            <text:p>14.59094</text:p>
          </table:table-cell>
          <table:table-cell office:value-type="float" office:value="14.50974" calcext:value-type="float">
            <text:p>14.50974</text:p>
          </table:table-cell>
          <table:table-cell office:value-type="float" office:value="15.13541" calcext:value-type="float">
            <text:p>15.13541</text:p>
          </table:table-cell>
          <table:table-cell office:value-type="float" office:value="15.04025" calcext:value-type="float">
            <text:p>15.04025</text:p>
          </table:table-cell>
          <table:table-cell office:value-type="float" office:value="15.37872" calcext:value-type="float">
            <text:p>15.37872</text:p>
          </table:table-cell>
          <table:table-cell office:value-type="float" office:value="15.28946" calcext:value-type="float">
            <text:p>15.28946</text:p>
          </table:table-cell>
          <table:table-cell office:value-type="float" office:value="15.27615" calcext:value-type="float">
            <text:p>15.27615</text:p>
          </table:table-cell>
          <table:table-cell office:value-type="float" office:value="15.19672" calcext:value-type="float">
            <text:p>15.19672</text:p>
          </table:table-cell>
          <table:table-cell office:value-type="float" office:value="20.6398" calcext:value-type="float">
            <text:p>20.6398</text:p>
          </table:table-cell>
          <table:table-cell office:value-type="float" office:value="-10.03979" calcext:value-type="float">
            <text:p>-10.039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6" calcext:value-type="float">
            <text:p>2112006</text:p>
          </table:table-cell>
          <table:table-cell office:value-type="float" office:value="9.287977" calcext:value-type="float">
            <text:p>9.287977</text:p>
          </table:table-cell>
          <table:table-cell office:value-type="float" office:value="6.872879" calcext:value-type="float">
            <text:p>6.872879</text:p>
          </table:table-cell>
          <table:table-cell office:value-type="float" office:value="-6.815906" calcext:value-type="float">
            <text:p>-6.815906</text:p>
          </table:table-cell>
          <table:table-cell office:value-type="float" office:value="0.7576459" calcext:value-type="float">
            <text:p>0.7576459</text:p>
          </table:table-cell>
          <table:table-cell office:value-type="float" office:value="0.3262597" calcext:value-type="float">
            <text:p>0.3262597</text:p>
          </table:table-cell>
          <table:table-cell office:value-type="float" office:value="303.693" calcext:value-type="float">
            <text:p>303.693</text:p>
          </table:table-cell>
          <table:table-cell office:value-type="float" office:value="0" calcext:value-type="float">
            <text:p>0</text:p>
          </table:table-cell>
          <table:table-cell office:value-type="float" office:value="21.32614" calcext:value-type="float">
            <text:p>21.32614</text:p>
          </table:table-cell>
          <table:table-cell office:value-type="float" office:value="1.002014" calcext:value-type="float">
            <text:p>1.002014</text:p>
          </table:table-cell>
          <table:table-cell office:value-type="float" office:value="11.35953" calcext:value-type="float">
            <text:p>11.35953</text:p>
          </table:table-cell>
          <table:table-cell office:value-type="float" office:value="3.611084" calcext:value-type="float">
            <text:p>3.611084</text:p>
          </table:table-cell>
          <table:table-cell office:value-type="float" office:value="9.946136" calcext:value-type="float">
            <text:p>9.946136</text:p>
          </table:table-cell>
          <table:table-cell office:value-type="float" office:value="5.351288" calcext:value-type="float">
            <text:p>5.351288</text:p>
          </table:table-cell>
          <table:table-cell office:value-type="float" office:value="9.453064" calcext:value-type="float">
            <text:p>9.453064</text:p>
          </table:table-cell>
          <table:table-cell office:value-type="float" office:value="6.892792" calcext:value-type="float">
            <text:p>6.892792</text:p>
          </table:table-cell>
          <table:table-cell office:value-type="float" office:value="9.426575" calcext:value-type="float">
            <text:p>9.426575</text:p>
          </table:table-cell>
          <table:table-cell office:value-type="float" office:value="7.905914" calcext:value-type="float">
            <text:p>7.905914</text:p>
          </table:table-cell>
          <table:table-cell office:value-type="float" office:value="10.06335" calcext:value-type="float">
            <text:p>10.06335</text:p>
          </table:table-cell>
          <table:table-cell office:value-type="float" office:value="8.978241" calcext:value-type="float">
            <text:p>8.978241</text:p>
          </table:table-cell>
          <table:table-cell office:value-type="float" office:value="10.61978" calcext:value-type="float">
            <text:p>10.61978</text:p>
          </table:table-cell>
          <table:table-cell office:value-type="float" office:value="9.870636" calcext:value-type="float">
            <text:p>9.870636</text:p>
          </table:table-cell>
          <table:table-cell office:value-type="float" office:value="11.4841" calcext:value-type="float">
            <text:p>11.4841</text:p>
          </table:table-cell>
          <table:table-cell office:value-type="float" office:value="11.04282" calcext:value-type="float">
            <text:p>11.04282</text:p>
          </table:table-cell>
          <table:table-cell office:value-type="float" office:value="12.70337" calcext:value-type="float">
            <text:p>12.70337</text:p>
          </table:table-cell>
          <table:table-cell office:value-type="float" office:value="12.46466" calcext:value-type="float">
            <text:p>12.46466</text:p>
          </table:table-cell>
          <table:table-cell office:value-type="float" office:value="13.76965" calcext:value-type="float">
            <text:p>13.76965</text:p>
          </table:table-cell>
          <table:table-cell office:value-type="float" office:value="13.67383" calcext:value-type="float">
            <text:p>13.67383</text:p>
          </table:table-cell>
          <table:table-cell office:value-type="float" office:value="14.50888" calcext:value-type="float">
            <text:p>14.50888</text:p>
          </table:table-cell>
          <table:table-cell office:value-type="float" office:value="14.4249" calcext:value-type="float">
            <text:p>14.4249</text:p>
          </table:table-cell>
          <table:table-cell office:value-type="float" office:value="15.03925" calcext:value-type="float">
            <text:p>15.03925</text:p>
          </table:table-cell>
          <table:table-cell office:value-type="float" office:value="14.94815" calcext:value-type="float">
            <text:p>14.94815</text:p>
          </table:table-cell>
          <table:table-cell office:value-type="float" office:value="15.28851" calcext:value-type="float">
            <text:p>15.28851</text:p>
          </table:table-cell>
          <table:table-cell office:value-type="float" office:value="15.20078" calcext:value-type="float">
            <text:p>15.20078</text:p>
          </table:table-cell>
          <table:table-cell office:value-type="float" office:value="15.19586" calcext:value-type="float">
            <text:p>15.19586</text:p>
          </table:table-cell>
          <table:table-cell office:value-type="float" office:value="15.11655" calcext:value-type="float">
            <text:p>15.11655</text:p>
          </table:table-cell>
          <table:table-cell office:value-type="float" office:value="26.04343" calcext:value-type="float">
            <text:p>26.04343</text:p>
          </table:table-cell>
          <table:table-cell office:value-type="float" office:value="-9.848419" calcext:value-type="float">
            <text:p>-9.8484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6" calcext:value-type="float">
            <text:p>3112006</text:p>
          </table:table-cell>
          <table:table-cell office:value-type="float" office:value="9.225869" calcext:value-type="float">
            <text:p>9.225869</text:p>
          </table:table-cell>
          <table:table-cell office:value-type="float" office:value="12.98399" calcext:value-type="float">
            <text:p>12.98399</text:p>
          </table:table-cell>
          <table:table-cell office:value-type="float" office:value="0.019308" calcext:value-type="float">
            <text:p>0.019308</text:p>
          </table:table-cell>
          <table:table-cell office:value-type="float" office:value="0.9827763" calcext:value-type="float">
            <text:p>0.9827763</text:p>
          </table:table-cell>
          <table:table-cell office:value-type="float" office:value="0.4685949" calcext:value-type="float">
            <text:p>0.4685949</text:p>
          </table:table-cell>
          <table:table-cell office:value-type="float" office:value="302.1638" calcext:value-type="float">
            <text:p>302.1638</text:p>
          </table:table-cell>
          <table:table-cell office:value-type="float" office:value="0" calcext:value-type="float">
            <text:p>0</text:p>
          </table:table-cell>
          <table:table-cell office:value-type="float" office:value="18.76257" calcext:value-type="float">
            <text:p>18.76257</text:p>
          </table:table-cell>
          <table:table-cell office:value-type="float" office:value="0.938324" calcext:value-type="float">
            <text:p>0.938324</text:p>
          </table:table-cell>
          <table:table-cell office:value-type="float" office:value="14.29297" calcext:value-type="float">
            <text:p>14.29297</text:p>
          </table:table-cell>
          <table:table-cell office:value-type="float" office:value="3.14151" calcext:value-type="float">
            <text:p>3.14151</text:p>
          </table:table-cell>
          <table:table-cell office:value-type="float" office:value="12.06293" calcext:value-type="float">
            <text:p>12.06293</text:p>
          </table:table-cell>
          <table:table-cell office:value-type="float" office:value="4.683472" calcext:value-type="float">
            <text:p>4.683472</text:p>
          </table:table-cell>
          <table:table-cell office:value-type="float" office:value="10.80386" calcext:value-type="float">
            <text:p>10.80386</text:p>
          </table:table-cell>
          <table:table-cell office:value-type="float" office:value="6.153107" calcext:value-type="float">
            <text:p>6.153107</text:p>
          </table:table-cell>
          <table:table-cell office:value-type="float" office:value="10.29248" calcext:value-type="float">
            <text:p>10.29248</text:p>
          </table:table-cell>
          <table:table-cell office:value-type="float" office:value="7.187805" calcext:value-type="float">
            <text:p>7.187805</text:p>
          </table:table-cell>
          <table:table-cell office:value-type="float" office:value="10.08676" calcext:value-type="float">
            <text:p>10.08676</text:p>
          </table:table-cell>
          <table:table-cell office:value-type="float" office:value="8.339783" calcext:value-type="float">
            <text:p>8.339783</text:p>
          </table:table-cell>
          <table:table-cell office:value-type="float" office:value="10.28036" calcext:value-type="float">
            <text:p>10.28036</text:p>
          </table:table-cell>
          <table:table-cell office:value-type="float" office:value="9.329895" calcext:value-type="float">
            <text:p>9.329895</text:p>
          </table:table-cell>
          <table:table-cell office:value-type="float" office:value="11.04044" calcext:value-type="float">
            <text:p>11.04044</text:p>
          </table:table-cell>
          <table:table-cell office:value-type="float" office:value="10.67236" calcext:value-type="float">
            <text:p>10.67236</text:p>
          </table:table-cell>
          <table:table-cell office:value-type="float" office:value="12.46198" calcext:value-type="float">
            <text:p>12.46198</text:p>
          </table:table-cell>
          <table:table-cell office:value-type="float" office:value="12.19034" calcext:value-type="float">
            <text:p>12.19034</text:p>
          </table:table-cell>
          <table:table-cell office:value-type="float" office:value="13.67261" calcext:value-type="float">
            <text:p>13.67261</text:p>
          </table:table-cell>
          <table:table-cell office:value-type="float" office:value="13.54089" calcext:value-type="float">
            <text:p>13.54089</text:p>
          </table:table-cell>
          <table:table-cell office:value-type="float" office:value="14.42398" calcext:value-type="float">
            <text:p>14.42398</text:p>
          </table:table-cell>
          <table:table-cell office:value-type="float" office:value="14.32864" calcext:value-type="float">
            <text:p>14.32864</text:p>
          </table:table-cell>
          <table:table-cell office:value-type="float" office:value="14.9472" calcext:value-type="float">
            <text:p>14.9472</text:p>
          </table:table-cell>
          <table:table-cell office:value-type="float" office:value="14.85748" calcext:value-type="float">
            <text:p>14.85748</text:p>
          </table:table-cell>
          <table:table-cell office:value-type="float" office:value="15.19986" calcext:value-type="float">
            <text:p>15.19986</text:p>
          </table:table-cell>
          <table:table-cell office:value-type="float" office:value="15.11319" calcext:value-type="float">
            <text:p>15.11319</text:p>
          </table:table-cell>
          <table:table-cell office:value-type="float" office:value="15.11569" calcext:value-type="float">
            <text:p>15.11569</text:p>
          </table:table-cell>
          <table:table-cell office:value-type="float" office:value="15.03601" calcext:value-type="float">
            <text:p>15.03601</text:p>
          </table:table-cell>
          <table:table-cell office:value-type="float" office:value="21.19821" calcext:value-type="float">
            <text:p>21.19821</text:p>
          </table:table-cell>
          <table:table-cell office:value-type="float" office:value="-3.301453" calcext:value-type="float">
            <text:p>-3.3014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6" calcext:value-type="float">
            <text:p>4112006</text:p>
          </table:table-cell>
          <table:table-cell office:value-type="float" office:value="9.139905" calcext:value-type="float">
            <text:p>9.139905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-5.671437" calcext:value-type="float">
            <text:p>-5.671437</text:p>
          </table:table-cell>
          <table:table-cell office:value-type="float" office:value="1.013705" calcext:value-type="float">
            <text:p>1.013705</text:p>
          </table:table-cell>
          <table:table-cell office:value-type="float" office:value="0.355599" calcext:value-type="float">
            <text:p>0.355599</text:p>
          </table:table-cell>
          <table:table-cell office:value-type="float" office:value="298.3255" calcext:value-type="float">
            <text:p>298.3255</text:p>
          </table:table-cell>
          <table:table-cell office:value-type="float" office:value="0.0635" calcext:value-type="float">
            <text:p>0.0635</text:p>
          </table:table-cell>
          <table:table-cell office:value-type="float" office:value="18.92438" calcext:value-type="float">
            <text:p>18.92438</text:p>
          </table:table-cell>
          <table:table-cell office:value-type="float" office:value="-1.889771" calcext:value-type="float">
            <text:p>-1.889771</text:p>
          </table:table-cell>
          <table:table-cell office:value-type="float" office:value="13.93582" calcext:value-type="float">
            <text:p>13.93582</text:p>
          </table:table-cell>
          <table:table-cell office:value-type="float" office:value="1.602905" calcext:value-type="float">
            <text:p>1.602905</text:p>
          </table:table-cell>
          <table:table-cell office:value-type="float" office:value="11.77127" calcext:value-type="float">
            <text:p>11.77127</text:p>
          </table:table-cell>
          <table:table-cell office:value-type="float" office:value="3.900543" calcext:value-type="float">
            <text:p>3.900543</text:p>
          </table:table-cell>
          <table:table-cell office:value-type="float" office:value="10.62201" calcext:value-type="float">
            <text:p>10.62201</text:p>
          </table:table-cell>
          <table:table-cell office:value-type="float" office:value="5.908966" calcext:value-type="float">
            <text:p>5.908966</text:p>
          </table:table-cell>
          <table:table-cell office:value-type="float" office:value="10.15933" calcext:value-type="float">
            <text:p>10.15933</text:p>
          </table:table-cell>
          <table:table-cell office:value-type="float" office:value="7.166199" calcext:value-type="float">
            <text:p>7.166199</text:p>
          </table:table-cell>
          <table:table-cell office:value-type="float" office:value="10.0408" calcext:value-type="float">
            <text:p>10.0408</text:p>
          </table:table-cell>
          <table:table-cell office:value-type="float" office:value="8.445099" calcext:value-type="float">
            <text:p>8.445099</text:p>
          </table:table-cell>
          <table:table-cell office:value-type="float" office:value="10.28662" calcext:value-type="float">
            <text:p>10.28662</text:p>
          </table:table-cell>
          <table:table-cell office:value-type="float" office:value="9.36853" calcext:value-type="float">
            <text:p>9.36853</text:p>
          </table:table-cell>
          <table:table-cell office:value-type="float" office:value="10.78745" calcext:value-type="float">
            <text:p>10.78745</text:p>
          </table:table-cell>
          <table:table-cell office:value-type="float" office:value="10.57843" calcext:value-type="float">
            <text:p>10.57843</text:p>
          </table:table-cell>
          <table:table-cell office:value-type="float" office:value="12.18808" calcext:value-type="float">
            <text:p>12.18808</text:p>
          </table:table-cell>
          <table:table-cell office:value-type="float" office:value="12.00186" calcext:value-type="float">
            <text:p>12.00186</text:p>
          </table:table-cell>
          <table:table-cell office:value-type="float" office:value="13.53931" calcext:value-type="float">
            <text:p>13.53931</text:p>
          </table:table-cell>
          <table:table-cell office:value-type="float" office:value="13.3942" calcext:value-type="float">
            <text:p>13.3942</text:p>
          </table:table-cell>
          <table:table-cell office:value-type="float" office:value="14.32755" calcext:value-type="float">
            <text:p>14.32755</text:p>
          </table:table-cell>
          <table:table-cell office:value-type="float" office:value="14.2204" calcext:value-type="float">
            <text:p>14.2204</text:p>
          </table:table-cell>
          <table:table-cell office:value-type="float" office:value="14.85654" calcext:value-type="float">
            <text:p>14.85654</text:p>
          </table:table-cell>
          <table:table-cell office:value-type="float" office:value="14.76447" calcext:value-type="float">
            <text:p>14.76447</text:p>
          </table:table-cell>
          <table:table-cell office:value-type="float" office:value="15.11234" calcext:value-type="float">
            <text:p>15.11234</text:p>
          </table:table-cell>
          <table:table-cell office:value-type="float" office:value="15.02646" calcext:value-type="float">
            <text:p>15.02646</text:p>
          </table:table-cell>
          <table:table-cell office:value-type="float" office:value="15.03519" calcext:value-type="float">
            <text:p>15.03519</text:p>
          </table:table-cell>
          <table:table-cell office:value-type="float" office:value="14.95563" calcext:value-type="float">
            <text:p>14.95563</text:p>
          </table:table-cell>
          <table:table-cell office:value-type="float" office:value="23.51263" calcext:value-type="float">
            <text:p>23.51263</text:p>
          </table:table-cell>
          <table:table-cell office:value-type="float" office:value="-7.606384" calcext:value-type="float">
            <text:p>-7.6063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6" calcext:value-type="float">
            <text:p>5112006</text:p>
          </table:table-cell>
          <table:table-cell office:value-type="float" office:value="8.953523" calcext:value-type="float">
            <text:p>8.953523</text:p>
          </table:table-cell>
          <table:table-cell office:value-type="float" office:value="19.65066" calcext:value-type="float">
            <text:p>19.65066</text:p>
          </table:table-cell>
          <table:table-cell office:value-type="float" office:value="4.555526" calcext:value-type="float">
            <text:p>4.555526</text:p>
          </table:table-cell>
          <table:table-cell office:value-type="float" office:value="1.28544" calcext:value-type="float">
            <text:p>1.28544</text:p>
          </table:table-cell>
          <table:table-cell office:value-type="float" office:value="0.6559255" calcext:value-type="float">
            <text:p>0.6559255</text:p>
          </table:table-cell>
          <table:table-cell office:value-type="float" office:value="293.2125" calcext:value-type="float">
            <text:p>293.2125</text:p>
          </table:table-cell>
          <table:table-cell office:value-type="float" office:value="0.1905" calcext:value-type="float">
            <text:p>0.1905</text:p>
          </table:table-cell>
          <table:table-cell office:value-type="float" office:value="22.35672" calcext:value-type="float">
            <text:p>22.35672</text:p>
          </table:table-cell>
          <table:table-cell office:value-type="float" office:value="3.667877" calcext:value-type="float">
            <text:p>3.667877</text:p>
          </table:table-cell>
          <table:table-cell office:value-type="float" office:value="16.9202" calcext:value-type="float">
            <text:p>16.9202</text:p>
          </table:table-cell>
          <table:table-cell office:value-type="float" office:value="5.5065" calcext:value-type="float">
            <text:p>5.5065</text:p>
          </table:table-cell>
          <table:table-cell office:value-type="float" office:value="14.31552" calcext:value-type="float">
            <text:p>14.31552</text:p>
          </table:table-cell>
          <table:table-cell office:value-type="float" office:value="6.681335" calcext:value-type="float">
            <text:p>6.681335</text:p>
          </table:table-cell>
          <table:table-cell office:value-type="float" office:value="12.66833" calcext:value-type="float">
            <text:p>12.66833</text:p>
          </table:table-cell>
          <table:table-cell office:value-type="float" office:value="7.713074" calcext:value-type="float">
            <text:p>7.713074</text:p>
          </table:table-cell>
          <table:table-cell office:value-type="float" office:value="11.84232" calcext:value-type="float">
            <text:p>11.84232</text:p>
          </table:table-cell>
          <table:table-cell office:value-type="float" office:value="8.407684" calcext:value-type="float">
            <text:p>8.407684</text:p>
          </table:table-cell>
          <table:table-cell office:value-type="float" office:value="11.28107" calcext:value-type="float">
            <text:p>11.28107</text:p>
          </table:table-cell>
          <table:table-cell office:value-type="float" office:value="9.158813" calcext:value-type="float">
            <text:p>9.158813</text:p>
          </table:table-cell>
          <table:table-cell office:value-type="float" office:value="11.01974" calcext:value-type="float">
            <text:p>11.01974</text:p>
          </table:table-cell>
          <table:table-cell office:value-type="float" office:value="9.765747" calcext:value-type="float">
            <text:p>9.765747</text:p>
          </table:table-cell>
          <table:table-cell office:value-type="float" office:value="10.83792" calcext:value-type="float">
            <text:p>10.83792</text:p>
          </table:table-cell>
          <table:table-cell office:value-type="float" office:value="10.6236" calcext:value-type="float">
            <text:p>10.6236</text:p>
          </table:table-cell>
          <table:table-cell office:value-type="float" office:value="12.00018" calcext:value-type="float">
            <text:p>12.00018</text:p>
          </table:table-cell>
          <table:table-cell office:value-type="float" office:value="11.89368" calcext:value-type="float">
            <text:p>11.89368</text:p>
          </table:table-cell>
          <table:table-cell office:value-type="float" office:value="13.3927" calcext:value-type="float">
            <text:p>13.3927</text:p>
          </table:table-cell>
          <table:table-cell office:value-type="float" office:value="13.25439" calcext:value-type="float">
            <text:p>13.25439</text:p>
          </table:table-cell>
          <table:table-cell office:value-type="float" office:value="14.21921" calcext:value-type="float">
            <text:p>14.21921</text:p>
          </table:table-cell>
          <table:table-cell office:value-type="float" office:value="14.1055" calcext:value-type="float">
            <text:p>14.1055</text:p>
          </table:table-cell>
          <table:table-cell office:value-type="float" office:value="14.76346" calcext:value-type="float">
            <text:p>14.76346</text:p>
          </table:table-cell>
          <table:table-cell office:value-type="float" office:value="14.66806" calcext:value-type="float">
            <text:p>14.66806</text:p>
          </table:table-cell>
          <table:table-cell office:value-type="float" office:value="15.02554" calcext:value-type="float">
            <text:p>15.02554</text:p>
          </table:table-cell>
          <table:table-cell office:value-type="float" office:value="14.93912" calcext:value-type="float">
            <text:p>14.93912</text:p>
          </table:table-cell>
          <table:table-cell office:value-type="float" office:value="14.9548" calcext:value-type="float">
            <text:p>14.9548</text:p>
          </table:table-cell>
          <table:table-cell office:value-type="float" office:value="14.87503" calcext:value-type="float">
            <text:p>14.87503</text:p>
          </table:table-cell>
          <table:table-cell office:value-type="float" office:value="30.61948" calcext:value-type="float">
            <text:p>30.61948</text:p>
          </table:table-cell>
          <table:table-cell office:value-type="float" office:value="0.7951965" calcext:value-type="float">
            <text:p>0.79519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6" calcext:value-type="float">
            <text:p>6112006</text:p>
          </table:table-cell>
          <table:table-cell office:value-type="float" office:value="8.709591" calcext:value-type="float">
            <text:p>8.709591</text:p>
          </table:table-cell>
          <table:table-cell office:value-type="float" office:value="19.65066" calcext:value-type="float">
            <text:p>19.65066</text:p>
          </table:table-cell>
          <table:table-cell office:value-type="float" office:value="0.434115" calcext:value-type="float">
            <text:p>0.434115</text:p>
          </table:table-cell>
          <table:table-cell office:value-type="float" office:value="1.264287" calcext:value-type="float">
            <text:p>1.264287</text:p>
          </table:table-cell>
          <table:table-cell office:value-type="float" office:value="0.5561356" calcext:value-type="float">
            <text:p>0.5561356</text:p>
          </table:table-cell>
          <table:table-cell office:value-type="float" office:value="295.7257" calcext:value-type="float">
            <text:p>295.7257</text:p>
          </table:table-cell>
          <table:table-cell office:value-type="float" office:value="0" calcext:value-type="float">
            <text:p>0</text:p>
          </table:table-cell>
          <table:table-cell office:value-type="float" office:value="23.10669" calcext:value-type="float">
            <text:p>23.10669</text:p>
          </table:table-cell>
          <table:table-cell office:value-type="float" office:value="2.401154" calcext:value-type="float">
            <text:p>2.401154</text:p>
          </table:table-cell>
          <table:table-cell office:value-type="float" office:value="17.31839" calcext:value-type="float">
            <text:p>17.31839</text:p>
          </table:table-cell>
          <table:table-cell office:value-type="float" office:value="5.574768" calcext:value-type="float">
            <text:p>5.574768</text:p>
          </table:table-cell>
          <table:table-cell office:value-type="float" office:value="14.86514" calcext:value-type="float">
            <text:p>14.86514</text:p>
          </table:table-cell>
          <table:table-cell office:value-type="float" office:value="7.223724" calcext:value-type="float">
            <text:p>7.223724</text:p>
          </table:table-cell>
          <table:table-cell office:value-type="float" office:value="13.2868" calcext:value-type="float">
            <text:p>13.2868</text:p>
          </table:table-cell>
          <table:table-cell office:value-type="float" office:value="8.577972" calcext:value-type="float">
            <text:p>8.577972</text:p>
          </table:table-cell>
          <table:table-cell office:value-type="float" office:value="12.46451" calcext:value-type="float">
            <text:p>12.46451</text:p>
          </table:table-cell>
          <table:table-cell office:value-type="float" office:value="9.356232" calcext:value-type="float">
            <text:p>9.356232</text:p>
          </table:table-cell>
          <table:table-cell office:value-type="float" office:value="11.83987" calcext:value-type="float">
            <text:p>11.83987</text:p>
          </table:table-cell>
          <table:table-cell office:value-type="float" office:value="10.09366" calcext:value-type="float">
            <text:p>10.09366</text:p>
          </table:table-cell>
          <table:table-cell office:value-type="float" office:value="11.53067" calcext:value-type="float">
            <text:p>11.53067</text:p>
          </table:table-cell>
          <table:table-cell office:value-type="float" office:value="10.51562" calcext:value-type="float">
            <text:p>10.51562</text:p>
          </table:table-cell>
          <table:table-cell office:value-type="float" office:value="11.23569" calcext:value-type="float">
            <text:p>11.23569</text:p>
          </table:table-cell>
          <table:table-cell office:value-type="float" office:value="10.84683" calcext:value-type="float">
            <text:p>10.84683</text:p>
          </table:table-cell>
          <table:table-cell office:value-type="float" office:value="11.94922" calcext:value-type="float">
            <text:p>11.94922</text:p>
          </table:table-cell>
          <table:table-cell office:value-type="float" office:value="11.89359" calcext:value-type="float">
            <text:p>11.89359</text:p>
          </table:table-cell>
          <table:table-cell office:value-type="float" office:value="13.25302" calcext:value-type="float">
            <text:p>13.25302</text:p>
          </table:table-cell>
          <table:table-cell office:value-type="float" office:value="13.14914" calcext:value-type="float">
            <text:p>13.14914</text:p>
          </table:table-cell>
          <table:table-cell office:value-type="float" office:value="14.10431" calcext:value-type="float">
            <text:p>14.10431</text:p>
          </table:table-cell>
          <table:table-cell office:value-type="float" office:value="13.99387" calcext:value-type="float">
            <text:p>13.99387</text:p>
          </table:table-cell>
          <table:table-cell office:value-type="float" office:value="14.66702" calcext:value-type="float">
            <text:p>14.66702</text:p>
          </table:table-cell>
          <table:table-cell office:value-type="float" office:value="14.57025" calcext:value-type="float">
            <text:p>14.57025</text:p>
          </table:table-cell>
          <table:table-cell office:value-type="float" office:value="14.9382" calcext:value-type="float">
            <text:p>14.9382</text:p>
          </table:table-cell>
          <table:table-cell office:value-type="float" office:value="14.85098" calcext:value-type="float">
            <text:p>14.85098</text:p>
          </table:table-cell>
          <table:table-cell office:value-type="float" office:value="14.87418" calcext:value-type="float">
            <text:p>14.87418</text:p>
          </table:table-cell>
          <table:table-cell office:value-type="float" office:value="14.79327" calcext:value-type="float">
            <text:p>14.79327</text:p>
          </table:table-cell>
          <table:table-cell office:value-type="float" office:value="32.54144" calcext:value-type="float">
            <text:p>32.54144</text:p>
          </table:table-cell>
          <table:table-cell office:value-type="float" office:value="-2.564423" calcext:value-type="float">
            <text:p>-2.5644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6" calcext:value-type="float">
            <text:p>7112006</text:p>
          </table:table-cell>
          <table:table-cell office:value-type="float" office:value="8.664326" calcext:value-type="float">
            <text:p>8.664326</text:p>
          </table:table-cell>
          <table:table-cell office:value-type="float" office:value="22.42843" calcext:value-type="float">
            <text:p>22.42843</text:p>
          </table:table-cell>
          <table:table-cell office:value-type="float" office:value="1.553565" calcext:value-type="float">
            <text:p>1.553565</text:p>
          </table:table-cell>
          <table:table-cell office:value-type="float" office:value="1.414283" calcext:value-type="float">
            <text:p>1.414283</text:p>
          </table:table-cell>
          <table:table-cell office:value-type="float" office:value="0.6023576" calcext:value-type="float">
            <text:p>0.6023576</text:p>
          </table:table-cell>
          <table:table-cell office:value-type="float" office:value="300.5424" calcext:value-type="float">
            <text:p>300.5424</text:p>
          </table:table-cell>
          <table:table-cell office:value-type="float" office:value="0" calcext:value-type="float">
            <text:p>0</text:p>
          </table:table-cell>
          <table:table-cell office:value-type="float" office:value="25.63681" calcext:value-type="float">
            <text:p>25.63681</text:p>
          </table:table-cell>
          <table:table-cell office:value-type="float" office:value="3.404022" calcext:value-type="float">
            <text:p>3.404022</text:p>
          </table:table-cell>
          <table:table-cell office:value-type="float" office:value="19.13297" calcext:value-type="float">
            <text:p>19.13297</text:p>
          </table:table-cell>
          <table:table-cell office:value-type="float" office:value="6.50354" calcext:value-type="float">
            <text:p>6.50354</text:p>
          </table:table-cell>
          <table:table-cell office:value-type="float" office:value="16.35205" calcext:value-type="float">
            <text:p>16.35205</text:p>
          </table:table-cell>
          <table:table-cell office:value-type="float" office:value="8.021027" calcext:value-type="float">
            <text:p>8.021027</text:p>
          </table:table-cell>
          <table:table-cell office:value-type="float" office:value="14.50122" calcext:value-type="float">
            <text:p>14.50122</text:p>
          </table:table-cell>
          <table:table-cell office:value-type="float" office:value="9.25766" calcext:value-type="float">
            <text:p>9.25766</text:p>
          </table:table-cell>
          <table:table-cell office:value-type="float" office:value="13.49991" calcext:value-type="float">
            <text:p>13.49991</text:p>
          </table:table-cell>
          <table:table-cell office:value-type="float" office:value="9.96936" calcext:value-type="float">
            <text:p>9.96936</text:p>
          </table:table-cell>
          <table:table-cell office:value-type="float" office:value="12.69397" calcext:value-type="float">
            <text:p>12.69397</text:p>
          </table:table-cell>
          <table:table-cell office:value-type="float" office:value="10.6377" calcext:value-type="float">
            <text:p>10.6377</text:p>
          </table:table-cell>
          <table:table-cell office:value-type="float" office:value="12.18295" calcext:value-type="float">
            <text:p>12.18295</text:p>
          </table:table-cell>
          <table:table-cell office:value-type="float" office:value="10.99109" calcext:value-type="float">
            <text:p>10.99109</text:p>
          </table:table-cell>
          <table:table-cell office:value-type="float" office:value="11.62485" calcext:value-type="float">
            <text:p>11.62485</text:p>
          </table:table-cell>
          <table:table-cell office:value-type="float" office:value="11.24377" calcext:value-type="float">
            <text:p>11.24377</text:p>
          </table:table-cell>
          <table:table-cell office:value-type="float" office:value="12.07709" calcext:value-type="float">
            <text:p>12.07709</text:p>
          </table:table-cell>
          <table:table-cell office:value-type="float" office:value="11.95035" calcext:value-type="float">
            <text:p>11.95035</text:p>
          </table:table-cell>
          <table:table-cell office:value-type="float" office:value="13.14828" calcext:value-type="float">
            <text:p>13.14828</text:p>
          </table:table-cell>
          <table:table-cell office:value-type="float" office:value="13.08972" calcext:value-type="float">
            <text:p>13.08972</text:p>
          </table:table-cell>
          <table:table-cell office:value-type="float" office:value="13.99277" calcext:value-type="float">
            <text:p>13.99277</text:p>
          </table:table-cell>
          <table:table-cell office:value-type="float" office:value="13.89551" calcext:value-type="float">
            <text:p>13.89551</text:p>
          </table:table-cell>
          <table:table-cell office:value-type="float" office:value="14.56924" calcext:value-type="float">
            <text:p>14.56924</text:p>
          </table:table-cell>
          <table:table-cell office:value-type="float" office:value="14.47263" calcext:value-type="float">
            <text:p>14.47263</text:p>
          </table:table-cell>
          <table:table-cell office:value-type="float" office:value="14.85007" calcext:value-type="float">
            <text:p>14.85007</text:p>
          </table:table-cell>
          <table:table-cell office:value-type="float" office:value="14.76239" calcext:value-type="float">
            <text:p>14.76239</text:p>
          </table:table-cell>
          <table:table-cell office:value-type="float" office:value="14.79242" calcext:value-type="float">
            <text:p>14.79242</text:p>
          </table:table-cell>
          <table:table-cell office:value-type="float" office:value="14.71182" calcext:value-type="float">
            <text:p>14.71182</text:p>
          </table:table-cell>
          <table:table-cell office:value-type="float" office:value="35.60263" calcext:value-type="float">
            <text:p>35.60263</text:p>
          </table:table-cell>
          <table:table-cell office:value-type="float" office:value="-1.503296" calcext:value-type="float">
            <text:p>-1.5032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8.524678" calcext:value-type="float">
            <text:p>8.524678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7.111901" calcext:value-type="float">
            <text:p>7.111901</text:p>
          </table:table-cell>
          <table:table-cell office:value-type="float" office:value="1.81813" calcext:value-type="float">
            <text:p>1.81813</text:p>
          </table:table-cell>
          <table:table-cell office:value-type="float" office:value="0.7128901" calcext:value-type="float">
            <text:p>0.7128901</text:p>
          </table:table-cell>
          <table:table-cell office:value-type="float" office:value="302.1283" calcext:value-type="float">
            <text:p>302.1283</text:p>
          </table:table-cell>
          <table:table-cell office:value-type="float" office:value="0.889" calcext:value-type="float">
            <text:p>0.889</text:p>
          </table:table-cell>
          <table:table-cell office:value-type="float" office:value="30.11652" calcext:value-type="float">
            <text:p>30.11652</text:p>
          </table:table-cell>
          <table:table-cell office:value-type="float" office:value="7.488678" calcext:value-type="float">
            <text:p>7.488678</text:p>
          </table:table-cell>
          <table:table-cell office:value-type="float" office:value="22.70047" calcext:value-type="float">
            <text:p>22.70047</text:p>
          </table:table-cell>
          <table:table-cell office:value-type="float" office:value="9.600525" calcext:value-type="float">
            <text:p>9.600525</text:p>
          </table:table-cell>
          <table:table-cell office:value-type="float" office:value="19.39249" calcext:value-type="float">
            <text:p>19.39249</text:p>
          </table:table-cell>
          <table:table-cell office:value-type="float" office:value="10.56317" calcext:value-type="float">
            <text:p>10.56317</text:p>
          </table:table-cell>
          <table:table-cell office:value-type="float" office:value="17.04407" calcext:value-type="float">
            <text:p>17.04407</text:p>
          </table:table-cell>
          <table:table-cell office:value-type="float" office:value="11.24493" calcext:value-type="float">
            <text:p>11.24493</text:p>
          </table:table-cell>
          <table:table-cell office:value-type="float" office:value="15.68716" calcext:value-type="float">
            <text:p>15.68716</text:p>
          </table:table-cell>
          <table:table-cell office:value-type="float" office:value="11.60074" calcext:value-type="float">
            <text:p>11.60074</text:p>
          </table:table-cell>
          <table:table-cell office:value-type="float" office:value="14.4664" calcext:value-type="float">
            <text:p>14.4664</text:p>
          </table:table-cell>
          <table:table-cell office:value-type="float" office:value="11.89246" calcext:value-type="float">
            <text:p>11.89246</text:p>
          </table:table-cell>
          <table:table-cell office:value-type="float" office:value="13.49118" calcext:value-type="float">
            <text:p>13.49118</text:p>
          </table:table-cell>
          <table:table-cell office:value-type="float" office:value="11.93723" calcext:value-type="float">
            <text:p>11.93723</text:p>
          </table:table-cell>
          <table:table-cell office:value-type="float" office:value="12.31146" calcext:value-type="float">
            <text:p>12.31146</text:p>
          </table:table-cell>
          <table:table-cell office:value-type="float" office:value="11.63443" calcext:value-type="float">
            <text:p>11.63443</text:p>
          </table:table-cell>
          <table:table-cell office:value-type="float" office:value="12.30075" calcext:value-type="float">
            <text:p>12.30075</text:p>
          </table:table-cell>
          <table:table-cell office:value-type="float" office:value="12.07886" calcext:value-type="float">
            <text:p>12.07886</text:p>
          </table:table-cell>
          <table:table-cell office:value-type="float" office:value="13.08929" calcext:value-type="float">
            <text:p>13.08929</text:p>
          </table:table-cell>
          <table:table-cell office:value-type="float" office:value="13.07419" calcext:value-type="float">
            <text:p>13.07419</text:p>
          </table:table-cell>
          <table:table-cell office:value-type="float" office:value="13.89456" calcext:value-type="float">
            <text:p>13.89456</text:p>
          </table:table-cell>
          <table:table-cell office:value-type="float" office:value="13.81628" calcext:value-type="float">
            <text:p>13.81628</text:p>
          </table:table-cell>
          <table:table-cell office:value-type="float" office:value="14.47162" calcext:value-type="float">
            <text:p>14.47162</text:p>
          </table:table-cell>
          <table:table-cell office:value-type="float" office:value="14.37872" calcext:value-type="float">
            <text:p>14.37872</text:p>
          </table:table-cell>
          <table:table-cell office:value-type="float" office:value="14.76151" calcext:value-type="float">
            <text:p>14.76151</text:p>
          </table:table-cell>
          <table:table-cell office:value-type="float" office:value="14.67416" calcext:value-type="float">
            <text:p>14.67416</text:p>
          </table:table-cell>
          <table:table-cell office:value-type="float" office:value="14.71097" calcext:value-type="float">
            <text:p>14.71097</text:p>
          </table:table-cell>
          <table:table-cell office:value-type="float" office:value="14.63065" calcext:value-type="float">
            <text:p>14.63065</text:p>
          </table:table-cell>
          <table:table-cell office:value-type="float" office:value="41.4852" calcext:value-type="float">
            <text:p>41.4852</text:p>
          </table:table-cell>
          <table:table-cell office:value-type="float" office:value="4.095215" calcext:value-type="float">
            <text:p>4.0952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6" calcext:value-type="float">
            <text:p>9112006</text:p>
          </table:table-cell>
          <table:table-cell office:value-type="float" office:value="8.46784" calcext:value-type="float">
            <text:p>8.46784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0.493576" calcext:value-type="float">
            <text:p>0.493576</text:p>
          </table:table-cell>
          <table:table-cell office:value-type="float" office:value="1.086153" calcext:value-type="float">
            <text:p>1.086153</text:p>
          </table:table-cell>
          <table:table-cell office:value-type="float" office:value="0.4500706" calcext:value-type="float">
            <text:p>0.4500706</text:p>
          </table:table-cell>
          <table:table-cell office:value-type="float" office:value="296.934" calcext:value-type="float">
            <text:p>296.934</text:p>
          </table:table-cell>
          <table:table-cell office:value-type="float" office:value="2.667" calcext:value-type="float">
            <text:p>2.667</text:p>
          </table:table-cell>
          <table:table-cell office:value-type="float" office:value="20.64389" calcext:value-type="float">
            <text:p>20.64389</text:p>
          </table:table-cell>
          <table:table-cell office:value-type="float" office:value="3.53125" calcext:value-type="float">
            <text:p>3.53125</text:p>
          </table:table-cell>
          <table:table-cell office:value-type="float" office:value="17.37234" calcext:value-type="float">
            <text:p>17.37234</text:p>
          </table:table-cell>
          <table:table-cell office:value-type="float" office:value="7.590576" calcext:value-type="float">
            <text:p>7.590576</text:p>
          </table:table-cell>
          <table:table-cell office:value-type="float" office:value="15.59067" calcext:value-type="float">
            <text:p>15.59067</text:p>
          </table:table-cell>
          <table:table-cell office:value-type="float" office:value="9.690216" calcext:value-type="float">
            <text:p>9.690216</text:p>
          </table:table-cell>
          <table:table-cell office:value-type="float" office:value="15.80234" calcext:value-type="float">
            <text:p>15.80234</text:p>
          </table:table-cell>
          <table:table-cell office:value-type="float" office:value="11.21744" calcext:value-type="float">
            <text:p>11.21744</text:p>
          </table:table-cell>
          <table:table-cell office:value-type="float" office:value="15.3194" calcext:value-type="float">
            <text:p>15.3194</text:p>
          </table:table-cell>
          <table:table-cell office:value-type="float" office:value="12.00201" calcext:value-type="float">
            <text:p>12.00201</text:p>
          </table:table-cell>
          <table:table-cell office:value-type="float" office:value="14.47037" calcext:value-type="float">
            <text:p>14.47037</text:p>
          </table:table-cell>
          <table:table-cell office:value-type="float" office:value="12.60306" calcext:value-type="float">
            <text:p>12.60306</text:p>
          </table:table-cell>
          <table:table-cell office:value-type="float" office:value="13.6156" calcext:value-type="float">
            <text:p>13.6156</text:p>
          </table:table-cell>
          <table:table-cell office:value-type="float" office:value="12.70889" calcext:value-type="float">
            <text:p>12.70889</text:p>
          </table:table-cell>
          <table:table-cell office:value-type="float" office:value="12.75369" calcext:value-type="float">
            <text:p>12.75369</text:p>
          </table:table-cell>
          <table:table-cell office:value-type="float" office:value="12.32559" calcext:value-type="float">
            <text:p>12.32559</text:p>
          </table:table-cell>
          <table:table-cell office:value-type="float" office:value="12.63019" calcext:value-type="float">
            <text:p>12.63019</text:p>
          </table:table-cell>
          <table:table-cell office:value-type="float" office:value="12.30402" calcext:value-type="float">
            <text:p>12.30402</text:p>
          </table:table-cell>
          <table:table-cell office:value-type="float" office:value="13.11792" calcext:value-type="float">
            <text:p>13.11792</text:p>
          </table:table-cell>
          <table:table-cell office:value-type="float" office:value="13.0752" calcext:value-type="float">
            <text:p>13.0752</text:p>
          </table:table-cell>
          <table:table-cell office:value-type="float" office:value="13.81558" calcext:value-type="float">
            <text:p>13.81558</text:p>
          </table:table-cell>
          <table:table-cell office:value-type="float" office:value="13.76181" calcext:value-type="float">
            <text:p>13.76181</text:p>
          </table:table-cell>
          <table:table-cell office:value-type="float" office:value="14.37781" calcext:value-type="float">
            <text:p>14.37781</text:p>
          </table:table-cell>
          <table:table-cell office:value-type="float" office:value="14.29224" calcext:value-type="float">
            <text:p>14.29224</text:p>
          </table:table-cell>
          <table:table-cell office:value-type="float" office:value="14.67325" calcext:value-type="float">
            <text:p>14.67325</text:p>
          </table:table-cell>
          <table:table-cell office:value-type="float" office:value="14.58701" calcext:value-type="float">
            <text:p>14.58701</text:p>
          </table:table-cell>
          <table:table-cell office:value-type="float" office:value="14.62982" calcext:value-type="float">
            <text:p>14.62982</text:p>
          </table:table-cell>
          <table:table-cell office:value-type="float" office:value="14.54959" calcext:value-type="float">
            <text:p>14.54959</text:p>
          </table:table-cell>
          <table:table-cell office:value-type="float" office:value="22.45914" calcext:value-type="float">
            <text:p>22.45914</text:p>
          </table:table-cell>
          <table:table-cell office:value-type="float" office:value="-1.637207" calcext:value-type="float">
            <text:p>-1.6372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6" calcext:value-type="float">
            <text:p>10112006</text:p>
          </table:table-cell>
          <table:table-cell office:value-type="float" office:value="8.430191" calcext:value-type="float">
            <text:p>8.430191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5.179818" calcext:value-type="float">
            <text:p>-5.179818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3689156" calcext:value-type="float">
            <text:p>0.3689156</text:p>
          </table:table-cell>
          <table:table-cell office:value-type="float" office:value="288.9153" calcext:value-type="float">
            <text:p>288.9153</text:p>
          </table:table-cell>
          <table:table-cell office:value-type="float" office:value="0" calcext:value-type="float">
            <text:p>0</text:p>
          </table:table-cell>
          <table:table-cell office:value-type="float" office:value="13.23181" calcext:value-type="float">
            <text:p>13.23181</text:p>
          </table:table-cell>
          <table:table-cell office:value-type="float" office:value="-0.7721863" calcext:value-type="float">
            <text:p>-0.7721863</text:p>
          </table:table-cell>
          <table:table-cell office:value-type="float" office:value="10.91083" calcext:value-type="float">
            <text:p>10.91083</text:p>
          </table:table-cell>
          <table:table-cell office:value-type="float" office:value="2.435303" calcext:value-type="float">
            <text:p>2.435303</text:p>
          </table:table-cell>
          <table:table-cell office:value-type="float" office:value="10.17941" calcext:value-type="float">
            <text:p>10.17941</text:p>
          </table:table-cell>
          <table:table-cell office:value-type="float" office:value="5.102142" calcext:value-type="float">
            <text:p>5.102142</text:p>
          </table:table-cell>
          <table:table-cell office:value-type="float" office:value="11.86533" calcext:value-type="float">
            <text:p>11.86533</text:p>
          </table:table-cell>
          <table:table-cell office:value-type="float" office:value="7.352386" calcext:value-type="float">
            <text:p>7.352386</text:p>
          </table:table-cell>
          <table:table-cell office:value-type="float" office:value="12.51343" calcext:value-type="float">
            <text:p>12.51343</text:p>
          </table:table-cell>
          <table:table-cell office:value-type="float" office:value="8.6698" calcext:value-type="float">
            <text:p>8.6698</text:p>
          </table:table-cell>
          <table:table-cell office:value-type="float" office:value="12.99759" calcext:value-type="float">
            <text:p>12.99759</text:p>
          </table:table-cell>
          <table:table-cell office:value-type="float" office:value="10.06409" calcext:value-type="float">
            <text:p>10.06409</text:p>
          </table:table-cell>
          <table:table-cell office:value-type="float" office:value="12.98645" calcext:value-type="float">
            <text:p>12.98645</text:p>
          </table:table-cell>
          <table:table-cell office:value-type="float" office:value="10.98773" calcext:value-type="float">
            <text:p>10.98773</text:p>
          </table:table-cell>
          <table:table-cell office:value-type="float" office:value="12.7666" calcext:value-type="float">
            <text:p>12.7666</text:p>
          </table:table-cell>
          <table:table-cell office:value-type="float" office:value="12.05692" calcext:value-type="float">
            <text:p>12.05692</text:p>
          </table:table-cell>
          <table:table-cell office:value-type="float" office:value="12.72916" calcext:value-type="float">
            <text:p>12.72916</text:p>
          </table:table-cell>
          <table:table-cell office:value-type="float" office:value="12.63287" calcext:value-type="float">
            <text:p>12.63287</text:p>
          </table:table-cell>
          <table:table-cell office:value-type="float" office:value="13.17838" calcext:value-type="float">
            <text:p>13.17838</text:p>
          </table:table-cell>
          <table:table-cell office:value-type="float" office:value="13.11859" calcext:value-type="float">
            <text:p>13.11859</text:p>
          </table:table-cell>
          <table:table-cell office:value-type="float" office:value="13.76141" calcext:value-type="float">
            <text:p>13.76141</text:p>
          </table:table-cell>
          <table:table-cell office:value-type="float" office:value="13.73236" calcext:value-type="float">
            <text:p>13.73236</text:p>
          </table:table-cell>
          <table:table-cell office:value-type="float" office:value="14.29138" calcext:value-type="float">
            <text:p>14.29138</text:p>
          </table:table-cell>
          <table:table-cell office:value-type="float" office:value="14.21664" calcext:value-type="float">
            <text:p>14.21664</text:p>
          </table:table-cell>
          <table:table-cell office:value-type="float" office:value="14.58612" calcext:value-type="float">
            <text:p>14.58612</text:p>
          </table:table-cell>
          <table:table-cell office:value-type="float" office:value="14.50244" calcext:value-type="float">
            <text:p>14.50244</text:p>
          </table:table-cell>
          <table:table-cell office:value-type="float" office:value="14.54877" calcext:value-type="float">
            <text:p>14.54877</text:p>
          </table:table-cell>
          <table:table-cell office:value-type="float" office:value="14.46912" calcext:value-type="float">
            <text:p>14.46912</text:p>
          </table:table-cell>
          <table:table-cell office:value-type="float" office:value="13.97076" calcext:value-type="float">
            <text:p>13.97076</text:p>
          </table:table-cell>
          <table:table-cell office:value-type="float" office:value="-5.144592" calcext:value-type="float">
            <text:p>-5.1445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6" calcext:value-type="float">
            <text:p>11112006</text:p>
          </table:table-cell>
          <table:table-cell office:value-type="float" office:value="8.297195" calcext:value-type="float">
            <text:p>8.297195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-5.154799" calcext:value-type="float">
            <text:p>-5.154799</text:p>
          </table:table-cell>
          <table:table-cell office:value-type="float" office:value="0.7854198" calcext:value-type="float">
            <text:p>0.7854198</text:p>
          </table:table-cell>
          <table:table-cell office:value-type="float" office:value="0.3696054" calcext:value-type="float">
            <text:p>0.3696054</text:p>
          </table:table-cell>
          <table:table-cell office:value-type="float" office:value="285.4344" calcext:value-type="float">
            <text:p>285.4344</text:p>
          </table:table-cell>
          <table:table-cell office:value-type="float" office:value="0" calcext:value-type="float">
            <text:p>0</text:p>
          </table:table-cell>
          <table:table-cell office:value-type="float" office:value="14.39346" calcext:value-type="float">
            <text:p>14.39346</text:p>
          </table:table-cell>
          <table:table-cell office:value-type="float" office:value="-1.623199" calcext:value-type="float">
            <text:p>-1.623199</text:p>
          </table:table-cell>
          <table:table-cell office:value-type="float" office:value="10.92065" calcext:value-type="float">
            <text:p>10.92065</text:p>
          </table:table-cell>
          <table:table-cell office:value-type="float" office:value="0.980011" calcext:value-type="float">
            <text:p>0.980011</text:p>
          </table:table-cell>
          <table:table-cell office:value-type="float" office:value="9.382355" calcext:value-type="float">
            <text:p>9.382355</text:p>
          </table:table-cell>
          <table:table-cell office:value-type="float" office:value="3.159821" calcext:value-type="float">
            <text:p>3.159821</text:p>
          </table:table-cell>
          <table:table-cell office:value-type="float" office:value="8.871582" calcext:value-type="float">
            <text:p>8.871582</text:p>
          </table:table-cell>
          <table:table-cell office:value-type="float" office:value="5.248627" calcext:value-type="float">
            <text:p>5.248627</text:p>
          </table:table-cell>
          <table:table-cell office:value-type="float" office:value="8.887421" calcext:value-type="float">
            <text:p>8.887421</text:p>
          </table:table-cell>
          <table:table-cell office:value-type="float" office:value="6.678986" calcext:value-type="float">
            <text:p>6.678986</text:p>
          </table:table-cell>
          <table:table-cell office:value-type="float" office:value="10.02283" calcext:value-type="float">
            <text:p>10.02283</text:p>
          </table:table-cell>
          <table:table-cell office:value-type="float" office:value="8.215515" calcext:value-type="float">
            <text:p>8.215515</text:p>
          </table:table-cell>
          <table:table-cell office:value-type="float" office:value="10.96548" calcext:value-type="float">
            <text:p>10.96548</text:p>
          </table:table-cell>
          <table:table-cell office:value-type="float" office:value="9.499695" calcext:value-type="float">
            <text:p>9.499695</text:p>
          </table:table-cell>
          <table:table-cell office:value-type="float" office:value="12.0481" calcext:value-type="float">
            <text:p>12.0481</text:p>
          </table:table-cell>
          <table:table-cell office:value-type="float" office:value="10.9946" calcext:value-type="float">
            <text:p>10.9946</text:p>
          </table:table-cell>
          <table:table-cell office:value-type="float" office:value="12.69714" calcext:value-type="float">
            <text:p>12.69714</text:p>
          </table:table-cell>
          <table:table-cell office:value-type="float" office:value="12.38138" calcext:value-type="float">
            <text:p>12.38138</text:p>
          </table:table-cell>
          <table:table-cell office:value-type="float" office:value="13.18719" calcext:value-type="float">
            <text:p>13.18719</text:p>
          </table:table-cell>
          <table:table-cell office:value-type="float" office:value="13.16989" calcext:value-type="float">
            <text:p>13.16989</text:p>
          </table:table-cell>
          <table:table-cell office:value-type="float" office:value="13.73215" calcext:value-type="float">
            <text:p>13.73215</text:p>
          </table:table-cell>
          <table:table-cell office:value-type="float" office:value="13.70718" calcext:value-type="float">
            <text:p>13.70718</text:p>
          </table:table-cell>
          <table:table-cell office:value-type="float" office:value="14.21591" calcext:value-type="float">
            <text:p>14.21591</text:p>
          </table:table-cell>
          <table:table-cell office:value-type="float" office:value="14.15109" calcext:value-type="float">
            <text:p>14.15109</text:p>
          </table:table-cell>
          <table:table-cell office:value-type="float" office:value="14.50156" calcext:value-type="float">
            <text:p>14.50156</text:p>
          </table:table-cell>
          <table:table-cell office:value-type="float" office:value="14.42175" calcext:value-type="float">
            <text:p>14.42175</text:p>
          </table:table-cell>
          <table:table-cell office:value-type="float" office:value="14.46829" calcext:value-type="float">
            <text:p>14.46829</text:p>
          </table:table-cell>
          <table:table-cell office:value-type="float" office:value="14.38889" calcext:value-type="float">
            <text:p>14.38889</text:p>
          </table:table-cell>
          <table:table-cell office:value-type="float" office:value="16.70233" calcext:value-type="float">
            <text:p>16.70233</text:p>
          </table:table-cell>
          <table:table-cell office:value-type="float" office:value="-5.943115" calcext:value-type="float">
            <text:p>-5.9431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6" calcext:value-type="float">
            <text:p>12112006</text:p>
          </table:table-cell>
          <table:table-cell office:value-type="float" office:value="8.183067" calcext:value-type="float">
            <text:p>8.183067</text:p>
          </table:table-cell>
          <table:table-cell office:value-type="float" office:value="11.31732" calcext:value-type="float">
            <text:p>11.31732</text:p>
          </table:table-cell>
          <table:table-cell office:value-type="float" office:value="-1.26591" calcext:value-type="float">
            <text:p>-1.26591</text:p>
          </table:table-cell>
          <table:table-cell office:value-type="float" office:value="0.9268094" calcext:value-type="float">
            <text:p>0.9268094</text:p>
          </table:table-cell>
          <table:table-cell office:value-type="float" office:value="0.492016" calcext:value-type="float">
            <text:p>0.492016</text:p>
          </table:table-cell>
          <table:table-cell office:value-type="float" office:value="285.1865" calcext:value-type="float">
            <text:p>285.1865</text:p>
          </table:table-cell>
          <table:table-cell office:value-type="float" office:value="0" calcext:value-type="float">
            <text:p>0</text:p>
          </table:table-cell>
          <table:table-cell office:value-type="float" office:value="16.62064" calcext:value-type="float">
            <text:p>16.62064</text:p>
          </table:table-cell>
          <table:table-cell office:value-type="float" office:value="-0.5596619" calcext:value-type="float">
            <text:p>-0.5596619</text:p>
          </table:table-cell>
          <table:table-cell office:value-type="float" office:value="12.69815" calcext:value-type="float">
            <text:p>12.69815</text:p>
          </table:table-cell>
          <table:table-cell office:value-type="float" office:value="1.715515" calcext:value-type="float">
            <text:p>1.715515</text:p>
          </table:table-cell>
          <table:table-cell office:value-type="float" office:value="10.68069" calcext:value-type="float">
            <text:p>10.68069</text:p>
          </table:table-cell>
          <table:table-cell office:value-type="float" office:value="3.517395" calcext:value-type="float">
            <text:p>3.517395</text:p>
          </table:table-cell>
          <table:table-cell office:value-type="float" office:value="9.680573" calcext:value-type="float">
            <text:p>9.680573</text:p>
          </table:table-cell>
          <table:table-cell office:value-type="float" office:value="5.260925" calcext:value-type="float">
            <text:p>5.260925</text:p>
          </table:table-cell>
          <table:table-cell office:value-type="float" office:value="9.353943" calcext:value-type="float">
            <text:p>9.353943</text:p>
          </table:table-cell>
          <table:table-cell office:value-type="float" office:value="6.469757" calcext:value-type="float">
            <text:p>6.469757</text:p>
          </table:table-cell>
          <table:table-cell office:value-type="float" office:value="9.333832" calcext:value-type="float">
            <text:p>9.333832</text:p>
          </table:table-cell>
          <table:table-cell office:value-type="float" office:value="7.810486" calcext:value-type="float">
            <text:p>7.810486</text:p>
          </table:table-cell>
          <table:table-cell office:value-type="float" office:value="9.834229" calcext:value-type="float">
            <text:p>9.834229</text:p>
          </table:table-cell>
          <table:table-cell office:value-type="float" office:value="8.948029" calcext:value-type="float">
            <text:p>8.948029</text:p>
          </table:table-cell>
          <table:table-cell office:value-type="float" office:value="10.98953" calcext:value-type="float">
            <text:p>10.98953</text:p>
          </table:table-cell>
          <table:table-cell office:value-type="float" office:value="10.43478" calcext:value-type="float">
            <text:p>10.43478</text:p>
          </table:table-cell>
          <table:table-cell office:value-type="float" office:value="12.3772" calcext:value-type="float">
            <text:p>12.3772</text:p>
          </table:table-cell>
          <table:table-cell office:value-type="float" office:value="11.97159" calcext:value-type="float">
            <text:p>11.97159</text:p>
          </table:table-cell>
          <table:table-cell office:value-type="float" office:value="13.16925" calcext:value-type="float">
            <text:p>13.16925</text:p>
          </table:table-cell>
          <table:table-cell office:value-type="float" office:value="13.06897" calcext:value-type="float">
            <text:p>13.06897</text:p>
          </table:table-cell>
          <table:table-cell office:value-type="float" office:value="13.70685" calcext:value-type="float">
            <text:p>13.70685</text:p>
          </table:table-cell>
          <table:table-cell office:value-type="float" office:value="13.65991" calcext:value-type="float">
            <text:p>13.65991</text:p>
          </table:table-cell>
          <table:table-cell office:value-type="float" office:value="14.15048" calcext:value-type="float">
            <text:p>14.15048</text:p>
          </table:table-cell>
          <table:table-cell office:value-type="float" office:value="14.08975" calcext:value-type="float">
            <text:p>14.08975</text:p>
          </table:table-cell>
          <table:table-cell office:value-type="float" office:value="14.42093" calcext:value-type="float">
            <text:p>14.42093</text:p>
          </table:table-cell>
          <table:table-cell office:value-type="float" office:value="14.34488" calcext:value-type="float">
            <text:p>14.34488</text:p>
          </table:table-cell>
          <table:table-cell office:value-type="float" office:value="14.38806" calcext:value-type="float">
            <text:p>14.38806</text:p>
          </table:table-cell>
          <table:table-cell office:value-type="float" office:value="14.31091" calcext:value-type="float">
            <text:p>14.31091</text:p>
          </table:table-cell>
          <table:table-cell office:value-type="float" office:value="19.28943" calcext:value-type="float">
            <text:p>19.28943</text:p>
          </table:table-cell>
          <table:table-cell office:value-type="float" office:value="-3.574829" calcext:value-type="float">
            <text:p>-3.5748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6" calcext:value-type="float">
            <text:p>13112006</text:p>
          </table:table-cell>
          <table:table-cell office:value-type="float" office:value="8.112047" calcext:value-type="float">
            <text:p>8.112047</text:p>
          </table:table-cell>
          <table:table-cell office:value-type="float" office:value="11.87288" calcext:value-type="float">
            <text:p>11.87288</text:p>
          </table:table-cell>
          <table:table-cell office:value-type="float" office:value="-0.710355" calcext:value-type="float">
            <text:p>-0.710355</text:p>
          </table:table-cell>
          <table:table-cell office:value-type="float" office:value="0.9512308" calcext:value-type="float">
            <text:p>0.9512308</text:p>
          </table:table-cell>
          <table:table-cell office:value-type="float" office:value="0.5121979" calcext:value-type="float">
            <text:p>0.5121979</text:p>
          </table:table-cell>
          <table:table-cell office:value-type="float" office:value="290.5265" calcext:value-type="float">
            <text:p>290.5265</text:p>
          </table:table-cell>
          <table:table-cell office:value-type="float" office:value="0.127" calcext:value-type="float">
            <text:p>0.127</text:p>
          </table:table-cell>
          <table:table-cell office:value-type="float" office:value="17.05234" calcext:value-type="float">
            <text:p>17.05234</text:p>
          </table:table-cell>
          <table:table-cell office:value-type="float" office:value="-0.1018677" calcext:value-type="float">
            <text:p>-0.1018677</text:p>
          </table:table-cell>
          <table:table-cell office:value-type="float" office:value="13.08591" calcext:value-type="float">
            <text:p>13.08591</text:p>
          </table:table-cell>
          <table:table-cell office:value-type="float" office:value="2.386108" calcext:value-type="float">
            <text:p>2.386108</text:p>
          </table:table-cell>
          <table:table-cell office:value-type="float" office:value="11.08188" calcext:value-type="float">
            <text:p>11.08188</text:p>
          </table:table-cell>
          <table:table-cell office:value-type="float" office:value="4.187775" calcext:value-type="float">
            <text:p>4.187775</text:p>
          </table:table-cell>
          <table:table-cell office:value-type="float" office:value="10.01694" calcext:value-type="float">
            <text:p>10.01694</text:p>
          </table:table-cell>
          <table:table-cell office:value-type="float" office:value="5.839172" calcext:value-type="float">
            <text:p>5.839172</text:p>
          </table:table-cell>
          <table:table-cell office:value-type="float" office:value="9.617432" calcext:value-type="float">
            <text:p>9.617432</text:p>
          </table:table-cell>
          <table:table-cell office:value-type="float" office:value="6.920471" calcext:value-type="float">
            <text:p>6.920471</text:p>
          </table:table-cell>
          <table:table-cell office:value-type="float" office:value="9.485504" calcext:value-type="float">
            <text:p>9.485504</text:p>
          </table:table-cell>
          <table:table-cell office:value-type="float" office:value="8.07431" calcext:value-type="float">
            <text:p>8.07431</text:p>
          </table:table-cell>
          <table:table-cell office:value-type="float" office:value="9.736542" calcext:value-type="float">
            <text:p>9.736542</text:p>
          </table:table-cell>
          <table:table-cell office:value-type="float" office:value="8.990387" calcext:value-type="float">
            <text:p>8.990387</text:p>
          </table:table-cell>
          <table:table-cell office:value-type="float" office:value="10.44983" calcext:value-type="float">
            <text:p>10.44983</text:p>
          </table:table-cell>
          <table:table-cell office:value-type="float" office:value="10.22079" calcext:value-type="float">
            <text:p>10.22079</text:p>
          </table:table-cell>
          <table:table-cell office:value-type="float" office:value="11.9679" calcext:value-type="float">
            <text:p>11.9679</text:p>
          </table:table-cell>
          <table:table-cell office:value-type="float" office:value="11.67154" calcext:value-type="float">
            <text:p>11.67154</text:p>
          </table:table-cell>
          <table:table-cell office:value-type="float" office:value="13.06757" calcext:value-type="float">
            <text:p>13.06757</text:p>
          </table:table-cell>
          <table:table-cell office:value-type="float" office:value="12.92062" calcext:value-type="float">
            <text:p>12.92062</text:p>
          </table:table-cell>
          <table:table-cell office:value-type="float" office:value="13.65927" calcext:value-type="float">
            <text:p>13.65927</text:p>
          </table:table-cell>
          <table:table-cell office:value-type="float" office:value="13.58344" calcext:value-type="float">
            <text:p>13.58344</text:p>
          </table:table-cell>
          <table:table-cell office:value-type="float" office:value="14.08911" calcext:value-type="float">
            <text:p>14.08911</text:p>
          </table:table-cell>
          <table:table-cell office:value-type="float" office:value="14.0253" calcext:value-type="float">
            <text:p>14.0253</text:p>
          </table:table-cell>
          <table:table-cell office:value-type="float" office:value="14.34409" calcext:value-type="float">
            <text:p>14.34409</text:p>
          </table:table-cell>
          <table:table-cell office:value-type="float" office:value="14.27115" calcext:value-type="float">
            <text:p>14.27115</text:p>
          </table:table-cell>
          <table:table-cell office:value-type="float" office:value="14.31012" calcext:value-type="float">
            <text:p>14.31012</text:p>
          </table:table-cell>
          <table:table-cell office:value-type="float" office:value="14.23584" calcext:value-type="float">
            <text:p>14.23584</text:p>
          </table:table-cell>
          <table:table-cell office:value-type="float" office:value="19.4826" calcext:value-type="float">
            <text:p>19.4826</text:p>
          </table:table-cell>
          <table:table-cell office:value-type="float" office:value="-3.317291" calcext:value-type="float">
            <text:p>-3.3172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6" calcext:value-type="float">
            <text:p>14112006</text:p>
          </table:table-cell>
          <table:table-cell office:value-type="float" office:value="8.048282" calcext:value-type="float">
            <text:p>8.048282</text:p>
          </table:table-cell>
          <table:table-cell office:value-type="float" office:value="11.87288" calcext:value-type="float">
            <text:p>11.87288</text:p>
          </table:table-cell>
          <table:table-cell office:value-type="float" office:value="2.053524" calcext:value-type="float">
            <text:p>2.053524</text:p>
          </table:table-cell>
          <table:table-cell office:value-type="float" office:value="0.9670925" calcext:value-type="float">
            <text:p>0.9670925</text:p>
          </table:table-cell>
          <table:table-cell office:value-type="float" office:value="0.5723875" calcext:value-type="float">
            <text:p>0.5723875</text:p>
          </table:table-cell>
          <table:table-cell office:value-type="float" office:value="299.0575" calcext:value-type="float">
            <text:p>299.0575</text:p>
          </table:table-cell>
          <table:table-cell office:value-type="float" office:value="0.381" calcext:value-type="float">
            <text:p>0.381</text:p>
          </table:table-cell>
          <table:table-cell office:value-type="float" office:value="17.40091" calcext:value-type="float">
            <text:p>17.40091</text:p>
          </table:table-cell>
          <table:table-cell office:value-type="float" office:value="1.488281" calcext:value-type="float">
            <text:p>1.488281</text:p>
          </table:table-cell>
          <table:table-cell office:value-type="float" office:value="13.58008" calcext:value-type="float">
            <text:p>13.58008</text:p>
          </table:table-cell>
          <table:table-cell office:value-type="float" office:value="3.552887" calcext:value-type="float">
            <text:p>3.552887</text:p>
          </table:table-cell>
          <table:table-cell office:value-type="float" office:value="11.56189" calcext:value-type="float">
            <text:p>11.56189</text:p>
          </table:table-cell>
          <table:table-cell office:value-type="float" office:value="5.075409" calcext:value-type="float">
            <text:p>5.075409</text:p>
          </table:table-cell>
          <table:table-cell office:value-type="float" office:value="10.41876" calcext:value-type="float">
            <text:p>10.41876</text:p>
          </table:table-cell>
          <table:table-cell office:value-type="float" office:value="6.475098" calcext:value-type="float">
            <text:p>6.475098</text:p>
          </table:table-cell>
          <table:table-cell office:value-type="float" office:value="9.949768" calcext:value-type="float">
            <text:p>9.949768</text:p>
          </table:table-cell>
          <table:table-cell office:value-type="float" office:value="7.388885" calcext:value-type="float">
            <text:p>7.388885</text:p>
          </table:table-cell>
          <table:table-cell office:value-type="float" office:value="9.724091" calcext:value-type="float">
            <text:p>9.724091</text:p>
          </table:table-cell>
          <table:table-cell office:value-type="float" office:value="8.362854" calcext:value-type="float">
            <text:p>8.362854</text:p>
          </table:table-cell>
          <table:table-cell office:value-type="float" office:value="9.871399" calcext:value-type="float">
            <text:p>9.871399</text:p>
          </table:table-cell>
          <table:table-cell office:value-type="float" office:value="9.124084" calcext:value-type="float">
            <text:p>9.124084</text:p>
          </table:table-cell>
          <table:table-cell office:value-type="float" office:value="10.29391" calcext:value-type="float">
            <text:p>10.29391</text:p>
          </table:table-cell>
          <table:table-cell office:value-type="float" office:value="10.1604" calcext:value-type="float">
            <text:p>10.1604</text:p>
          </table:table-cell>
          <table:table-cell office:value-type="float" office:value="11.66913" calcext:value-type="float">
            <text:p>11.66913</text:p>
          </table:table-cell>
          <table:table-cell office:value-type="float" office:value="11.4808" calcext:value-type="float">
            <text:p>11.4808</text:p>
          </table:table-cell>
          <table:table-cell office:value-type="float" office:value="12.91895" calcext:value-type="float">
            <text:p>12.91895</text:p>
          </table:table-cell>
          <table:table-cell office:value-type="float" office:value="12.76694" calcext:value-type="float">
            <text:p>12.76694</text:p>
          </table:table-cell>
          <table:table-cell office:value-type="float" office:value="13.58255" calcext:value-type="float">
            <text:p>13.58255</text:p>
          </table:table-cell>
          <table:table-cell office:value-type="float" office:value="13.48749" calcext:value-type="float">
            <text:p>13.48749</text:p>
          </table:table-cell>
          <table:table-cell office:value-type="float" office:value="14.02466" calcext:value-type="float">
            <text:p>14.02466</text:p>
          </table:table-cell>
          <table:table-cell office:value-type="float" office:value="13.95383" calcext:value-type="float">
            <text:p>13.95383</text:p>
          </table:table-cell>
          <table:table-cell office:value-type="float" office:value="14.27039" calcext:value-type="float">
            <text:p>14.27039</text:p>
          </table:table-cell>
          <table:table-cell office:value-type="float" office:value="14.19849" calcext:value-type="float">
            <text:p>14.19849</text:p>
          </table:table-cell>
          <table:table-cell office:value-type="float" office:value="14.23508" calcext:value-type="float">
            <text:p>14.23508</text:p>
          </table:table-cell>
          <table:table-cell office:value-type="float" office:value="14.16217" calcext:value-type="float">
            <text:p>14.16217</text:p>
          </table:table-cell>
          <table:table-cell office:value-type="float" office:value="19.76663" calcext:value-type="float">
            <text:p>19.76663</text:p>
          </table:table-cell>
          <table:table-cell office:value-type="float" office:value="-1.355103" calcext:value-type="float">
            <text:p>-1.3551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6" calcext:value-type="float">
            <text:p>15112006</text:p>
          </table:table-cell>
          <table:table-cell office:value-type="float" office:value="7.942676" calcext:value-type="float">
            <text:p>7.942676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0.754833" calcext:value-type="float">
            <text:p>-0.754833</text:p>
          </table:table-cell>
          <table:table-cell office:value-type="float" office:value="0.6636817" calcext:value-type="float">
            <text:p>0.6636817</text:p>
          </table:table-cell>
          <table:table-cell office:value-type="float" office:value="0.5105558" calcext:value-type="float">
            <text:p>0.5105558</text:p>
          </table:table-cell>
          <table:table-cell office:value-type="float" office:value="302.7545" calcext:value-type="float">
            <text:p>302.7545</text:p>
          </table:table-cell>
          <table:table-cell office:value-type="float" office:value="0" calcext:value-type="float">
            <text:p>0</text:p>
          </table:table-cell>
          <table:table-cell office:value-type="float" office:value="12.99969" calcext:value-type="float">
            <text:p>12.99969</text:p>
          </table:table-cell>
          <table:table-cell office:value-type="float" office:value="-0.2914124" calcext:value-type="float">
            <text:p>-0.2914124</text:p>
          </table:table-cell>
          <table:table-cell office:value-type="float" office:value="10.25616" calcext:value-type="float">
            <text:p>10.25616</text:p>
          </table:table-cell>
          <table:table-cell office:value-type="float" office:value="2.312286" calcext:value-type="float">
            <text:p>2.312286</text:p>
          </table:table-cell>
          <table:table-cell office:value-type="float" office:value="9.113708" calcext:value-type="float">
            <text:p>9.113708</text:p>
          </table:table-cell>
          <table:table-cell office:value-type="float" office:value="4.324615" calcext:value-type="float">
            <text:p>4.324615</text:p>
          </table:table-cell>
          <table:table-cell office:value-type="float" office:value="8.688873" calcext:value-type="float">
            <text:p>8.688873</text:p>
          </table:table-cell>
          <table:table-cell office:value-type="float" office:value="6.020477" calcext:value-type="float">
            <text:p>6.020477</text:p>
          </table:table-cell>
          <table:table-cell office:value-type="float" office:value="9.203735" calcext:value-type="float">
            <text:p>9.203735</text:p>
          </table:table-cell>
          <table:table-cell office:value-type="float" office:value="7.098389" calcext:value-type="float">
            <text:p>7.098389</text:p>
          </table:table-cell>
          <table:table-cell office:value-type="float" office:value="9.6427" calcext:value-type="float">
            <text:p>9.6427</text:p>
          </table:table-cell>
          <table:table-cell office:value-type="float" office:value="8.194458" calcext:value-type="float">
            <text:p>8.194458</text:p>
          </table:table-cell>
          <table:table-cell office:value-type="float" office:value="9.871552" calcext:value-type="float">
            <text:p>9.871552</text:p>
          </table:table-cell>
          <table:table-cell office:value-type="float" office:value="9.005035" calcext:value-type="float">
            <text:p>9.005035</text:p>
          </table:table-cell>
          <table:table-cell office:value-type="float" office:value="10.27921" calcext:value-type="float">
            <text:p>10.27921</text:p>
          </table:table-cell>
          <table:table-cell office:value-type="float" office:value="10.03177" calcext:value-type="float">
            <text:p>10.03177</text:p>
          </table:table-cell>
          <table:table-cell office:value-type="float" office:value="11.4794" calcext:value-type="float">
            <text:p>11.4794</text:p>
          </table:table-cell>
          <table:table-cell office:value-type="float" office:value="11.34293" calcext:value-type="float">
            <text:p>11.34293</text:p>
          </table:table-cell>
          <table:table-cell office:value-type="float" office:value="12.76538" calcext:value-type="float">
            <text:p>12.76538</text:p>
          </table:table-cell>
          <table:table-cell office:value-type="float" office:value="12.62677" calcext:value-type="float">
            <text:p>12.62677</text:p>
          </table:table-cell>
          <table:table-cell office:value-type="float" office:value="13.48639" calcext:value-type="float">
            <text:p>13.48639</text:p>
          </table:table-cell>
          <table:table-cell office:value-type="float" office:value="13.38281" calcext:value-type="float">
            <text:p>13.38281</text:p>
          </table:table-cell>
          <table:table-cell office:value-type="float" office:value="13.95306" calcext:value-type="float">
            <text:p>13.95306</text:p>
          </table:table-cell>
          <table:table-cell office:value-type="float" office:value="13.87485" calcext:value-type="float">
            <text:p>13.87485</text:p>
          </table:table-cell>
          <table:table-cell office:value-type="float" office:value="14.19769" calcext:value-type="float">
            <text:p>14.19769</text:p>
          </table:table-cell>
          <table:table-cell office:value-type="float" office:value="14.12515" calcext:value-type="float">
            <text:p>14.12515</text:p>
          </table:table-cell>
          <table:table-cell office:value-type="float" office:value="14.16141" calcext:value-type="float">
            <text:p>14.16141</text:p>
          </table:table-cell>
          <table:table-cell office:value-type="float" office:value="14.08932" calcext:value-type="float">
            <text:p>14.08932</text:p>
          </table:table-cell>
          <table:table-cell office:value-type="float" office:value="14.21445" calcext:value-type="float">
            <text:p>14.21445</text:p>
          </table:table-cell>
          <table:table-cell office:value-type="float" office:value="-3.688416" calcext:value-type="float">
            <text:p>-3.6884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6" calcext:value-type="float">
            <text:p>16112006</text:p>
          </table:table-cell>
          <table:table-cell office:value-type="float" office:value="7.874478" calcext:value-type="float">
            <text:p>7.874478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2.448227" calcext:value-type="float">
            <text:p>-2.448227</text:p>
          </table:table-cell>
          <table:table-cell office:value-type="float" office:value="0.7319216" calcext:value-type="float">
            <text:p>0.7319216</text:p>
          </table:table-cell>
          <table:table-cell office:value-type="float" office:value="0.4514242" calcext:value-type="float">
            <text:p>0.4514242</text:p>
          </table:table-cell>
          <table:table-cell office:value-type="float" office:value="304.1561" calcext:value-type="float">
            <text:p>304.1561</text:p>
          </table:table-cell>
          <table:table-cell office:value-type="float" office:value="0" calcext:value-type="float">
            <text:p>0</text:p>
          </table:table-cell>
          <table:table-cell office:value-type="float" office:value="13.48773" calcext:value-type="float">
            <text:p>13.48773</text:p>
          </table:table-cell>
          <table:table-cell office:value-type="float" office:value="-1.272491" calcext:value-type="float">
            <text:p>-1.272491</text:p>
          </table:table-cell>
          <table:table-cell office:value-type="float" office:value="10.16751" calcext:value-type="float">
            <text:p>10.16751</text:p>
          </table:table-cell>
          <table:table-cell office:value-type="float" office:value="1.081299" calcext:value-type="float">
            <text:p>1.081299</text:p>
          </table:table-cell>
          <table:table-cell office:value-type="float" office:value="8.684723" calcext:value-type="float">
            <text:p>8.684723</text:p>
          </table:table-cell>
          <table:table-cell office:value-type="float" office:value="2.907593" calcext:value-type="float">
            <text:p>2.907593</text:p>
          </table:table-cell>
          <table:table-cell office:value-type="float" office:value="8.051849" calcext:value-type="float">
            <text:p>8.051849</text:p>
          </table:table-cell>
          <table:table-cell office:value-type="float" office:value="4.623932" calcext:value-type="float">
            <text:p>4.623932</text:p>
          </table:table-cell>
          <table:table-cell office:value-type="float" office:value="7.938568" calcext:value-type="float">
            <text:p>7.938568</text:p>
          </table:table-cell>
          <table:table-cell office:value-type="float" office:value="5.806" calcext:value-type="float">
            <text:p>5.806</text:p>
          </table:table-cell>
          <table:table-cell office:value-type="float" office:value="8.429321" calcext:value-type="float">
            <text:p>8.429321</text:p>
          </table:table-cell>
          <table:table-cell office:value-type="float" office:value="7.091705" calcext:value-type="float">
            <text:p>7.091705</text:p>
          </table:table-cell>
          <table:table-cell office:value-type="float" office:value="9.135895" calcext:value-type="float">
            <text:p>9.135895</text:p>
          </table:table-cell>
          <table:table-cell office:value-type="float" office:value="8.157715" calcext:value-type="float">
            <text:p>8.157715</text:p>
          </table:table-cell>
          <table:table-cell office:value-type="float" office:value="10.02945" calcext:value-type="float">
            <text:p>10.02945</text:p>
          </table:table-cell>
          <table:table-cell office:value-type="float" office:value="9.529327" calcext:value-type="float">
            <text:p>9.529327</text:p>
          </table:table-cell>
          <table:table-cell office:value-type="float" office:value="11.34116" calcext:value-type="float">
            <text:p>11.34116</text:p>
          </table:table-cell>
          <table:table-cell office:value-type="float" office:value="11.10239" calcext:value-type="float">
            <text:p>11.10239</text:p>
          </table:table-cell>
          <table:table-cell office:value-type="float" office:value="12.62534" calcext:value-type="float">
            <text:p>12.62534</text:p>
          </table:table-cell>
          <table:table-cell office:value-type="float" office:value="12.48367" calcext:value-type="float">
            <text:p>12.48367</text:p>
          </table:table-cell>
          <table:table-cell office:value-type="float" office:value="13.38171" calcext:value-type="float">
            <text:p>13.38171</text:p>
          </table:table-cell>
          <table:table-cell office:value-type="float" office:value="13.27505" calcext:value-type="float">
            <text:p>13.27505</text:p>
          </table:table-cell>
          <table:table-cell office:value-type="float" office:value="13.87396" calcext:value-type="float">
            <text:p>13.87396</text:p>
          </table:table-cell>
          <table:table-cell office:value-type="float" office:value="13.79056" calcext:value-type="float">
            <text:p>13.79056</text:p>
          </table:table-cell>
          <table:table-cell office:value-type="float" office:value="14.12436" calcext:value-type="float">
            <text:p>14.12436</text:p>
          </table:table-cell>
          <table:table-cell office:value-type="float" office:value="14.05032" calcext:value-type="float">
            <text:p>14.05032</text:p>
          </table:table-cell>
          <table:table-cell office:value-type="float" office:value="14.08859" calcext:value-type="float">
            <text:p>14.08859</text:p>
          </table:table-cell>
          <table:table-cell office:value-type="float" office:value="14.01816" calcext:value-type="float">
            <text:p>14.01816</text:p>
          </table:table-cell>
          <table:table-cell office:value-type="float" office:value="15.42081" calcext:value-type="float">
            <text:p>15.42081</text:p>
          </table:table-cell>
          <table:table-cell office:value-type="float" office:value="-5.421448" calcext:value-type="float">
            <text:p>-5.4214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6" calcext:value-type="float">
            <text:p>17112006</text:p>
          </table:table-cell>
          <table:table-cell office:value-type="float" office:value="7.72407" calcext:value-type="float">
            <text:p>7.72407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5.702015" calcext:value-type="float">
            <text:p>-5.702015</text:p>
          </table:table-cell>
          <table:table-cell office:value-type="float" office:value="0.8299516" calcext:value-type="float">
            <text:p>0.8299516</text:p>
          </table:table-cell>
          <table:table-cell office:value-type="float" office:value="0.3547852" calcext:value-type="float">
            <text:p>0.3547852</text:p>
          </table:table-cell>
          <table:table-cell office:value-type="float" office:value="311.0677" calcext:value-type="float">
            <text:p>311.0677</text:p>
          </table:table-cell>
          <table:table-cell office:value-type="float" office:value="0" calcext:value-type="float">
            <text:p>0</text:p>
          </table:table-cell>
          <table:table-cell office:value-type="float" office:value="14.21011" calcext:value-type="float">
            <text:p>14.21011</text:p>
          </table:table-cell>
          <table:table-cell office:value-type="float" office:value="-3.251831" calcext:value-type="float">
            <text:p>-3.251831</text:p>
          </table:table-cell>
          <table:table-cell office:value-type="float" office:value="10.25571" calcext:value-type="float">
            <text:p>10.25571</text:p>
          </table:table-cell>
          <table:table-cell office:value-type="float" office:value="-0.2246399" calcext:value-type="float">
            <text:p>-0.2246399</text:p>
          </table:table-cell>
          <table:table-cell office:value-type="float" office:value="8.510498" calcext:value-type="float">
            <text:p>8.510498</text:p>
          </table:table-cell>
          <table:table-cell office:value-type="float" office:value="1.835846" calcext:value-type="float">
            <text:p>1.835846</text:p>
          </table:table-cell>
          <table:table-cell office:value-type="float" office:value="7.75354" calcext:value-type="float">
            <text:p>7.75354</text:p>
          </table:table-cell>
          <table:table-cell office:value-type="float" office:value="3.745911" calcext:value-type="float">
            <text:p>3.745911</text:p>
          </table:table-cell>
          <table:table-cell office:value-type="float" office:value="7.575745" calcext:value-type="float">
            <text:p>7.575745</text:p>
          </table:table-cell>
          <table:table-cell office:value-type="float" office:value="5.038788" calcext:value-type="float">
            <text:p>5.038788</text:p>
          </table:table-cell>
          <table:table-cell office:value-type="float" office:value="7.911102" calcext:value-type="float">
            <text:p>7.911102</text:p>
          </table:table-cell>
          <table:table-cell office:value-type="float" office:value="6.436829" calcext:value-type="float">
            <text:p>6.436829</text:p>
          </table:table-cell>
          <table:table-cell office:value-type="float" office:value="8.578644" calcext:value-type="float">
            <text:p>8.578644</text:p>
          </table:table-cell>
          <table:table-cell office:value-type="float" office:value="7.580658" calcext:value-type="float">
            <text:p>7.580658</text:p>
          </table:table-cell>
          <table:table-cell office:value-type="float" office:value="9.527985" calcext:value-type="float">
            <text:p>9.527985</text:p>
          </table:table-cell>
          <table:table-cell office:value-type="float" office:value="9.083405" calcext:value-type="float">
            <text:p>9.083405</text:p>
          </table:table-cell>
          <table:table-cell office:value-type="float" office:value="11.09961" calcext:value-type="float">
            <text:p>11.09961</text:p>
          </table:table-cell>
          <table:table-cell office:value-type="float" office:value="10.80731" calcext:value-type="float">
            <text:p>10.80731</text:p>
          </table:table-cell>
          <table:table-cell office:value-type="float" office:value="12.48209" calcext:value-type="float">
            <text:p>12.48209</text:p>
          </table:table-cell>
          <table:table-cell office:value-type="float" office:value="12.31876" calcext:value-type="float">
            <text:p>12.31876</text:p>
          </table:table-cell>
          <table:table-cell office:value-type="float" office:value="13.27386" calcext:value-type="float">
            <text:p>13.27386</text:p>
          </table:table-cell>
          <table:table-cell office:value-type="float" office:value="13.15982" calcext:value-type="float">
            <text:p>13.15982</text:p>
          </table:table-cell>
          <table:table-cell office:value-type="float" office:value="13.78967" calcext:value-type="float">
            <text:p>13.78967</text:p>
          </table:table-cell>
          <table:table-cell office:value-type="float" office:value="13.70197" calcext:value-type="float">
            <text:p>13.70197</text:p>
          </table:table-cell>
          <table:table-cell office:value-type="float" office:value="14.04953" calcext:value-type="float">
            <text:p>14.04953</text:p>
          </table:table-cell>
          <table:table-cell office:value-type="float" office:value="13.97415" calcext:value-type="float">
            <text:p>13.97415</text:p>
          </table:table-cell>
          <table:table-cell office:value-type="float" office:value="14.01743" calcext:value-type="float">
            <text:p>14.01743</text:p>
          </table:table-cell>
          <table:table-cell office:value-type="float" office:value="13.94702" calcext:value-type="float">
            <text:p>13.94702</text:p>
          </table:table-cell>
          <table:table-cell office:value-type="float" office:value="16.84357" calcext:value-type="float">
            <text:p>16.84357</text:p>
          </table:table-cell>
          <table:table-cell office:value-type="float" office:value="-8.128265" calcext:value-type="float">
            <text:p>-8.1282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6" calcext:value-type="float">
            <text:p>18112006</text:p>
          </table:table-cell>
          <table:table-cell office:value-type="float" office:value="7.477138" calcext:value-type="float">
            <text:p>7.477138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7.371462" calcext:value-type="float">
            <text:p>-7.371462</text:p>
          </table:table-cell>
          <table:table-cell office:value-type="float" office:value="0.7590078" calcext:value-type="float">
            <text:p>0.7590078</text:p>
          </table:table-cell>
          <table:table-cell office:value-type="float" office:value="0.3128197" calcext:value-type="float">
            <text:p>0.3128197</text:p>
          </table:table-cell>
          <table:table-cell office:value-type="float" office:value="314.421" calcext:value-type="float">
            <text:p>314.421</text:p>
          </table:table-cell>
          <table:table-cell office:value-type="float" office:value="0" calcext:value-type="float">
            <text:p>0</text:p>
          </table:table-cell>
          <table:table-cell office:value-type="float" office:value="12.61932" calcext:value-type="float">
            <text:p>12.61932</text:p>
          </table:table-cell>
          <table:table-cell office:value-type="float" office:value="-4.270752" calcext:value-type="float">
            <text:p>-4.270752</text:p>
          </table:table-cell>
          <table:table-cell office:value-type="float" office:value="8.926147" calcext:value-type="float">
            <text:p>8.926147</text:p>
          </table:table-cell>
          <table:table-cell office:value-type="float" office:value="-0.4424438" calcext:value-type="float">
            <text:p>-0.4424438</text:p>
          </table:table-cell>
          <table:table-cell office:value-type="float" office:value="7.413269" calcext:value-type="float">
            <text:p>7.413269</text:p>
          </table:table-cell>
          <table:table-cell office:value-type="float" office:value="1.541809" calcext:value-type="float">
            <text:p>1.541809</text:p>
          </table:table-cell>
          <table:table-cell office:value-type="float" office:value="6.857971" calcext:value-type="float">
            <text:p>6.857971</text:p>
          </table:table-cell>
          <table:table-cell office:value-type="float" office:value="3.380859" calcext:value-type="float">
            <text:p>3.380859</text:p>
          </table:table-cell>
          <table:table-cell office:value-type="float" office:value="6.807953" calcext:value-type="float">
            <text:p>6.807953</text:p>
          </table:table-cell>
          <table:table-cell office:value-type="float" office:value="4.643524" calcext:value-type="float">
            <text:p>4.643524</text:p>
          </table:table-cell>
          <table:table-cell office:value-type="float" office:value="7.586456" calcext:value-type="float">
            <text:p>7.586456</text:p>
          </table:table-cell>
          <table:table-cell office:value-type="float" office:value="6.027191" calcext:value-type="float">
            <text:p>6.027191</text:p>
          </table:table-cell>
          <table:table-cell office:value-type="float" office:value="8.174408" calcext:value-type="float">
            <text:p>8.174408</text:p>
          </table:table-cell>
          <table:table-cell office:value-type="float" office:value="7.171753" calcext:value-type="float">
            <text:p>7.171753</text:p>
          </table:table-cell>
          <table:table-cell office:value-type="float" office:value="9.083893" calcext:value-type="float">
            <text:p>9.083893</text:p>
          </table:table-cell>
          <table:table-cell office:value-type="float" office:value="8.674805" calcext:value-type="float">
            <text:p>8.674805</text:p>
          </table:table-cell>
          <table:table-cell office:value-type="float" office:value="10.80429" calcext:value-type="float">
            <text:p>10.80429</text:p>
          </table:table-cell>
          <table:table-cell office:value-type="float" office:value="10.50793" calcext:value-type="float">
            <text:p>10.50793</text:p>
          </table:table-cell>
          <table:table-cell office:value-type="float" office:value="12.31689" calcext:value-type="float">
            <text:p>12.31689</text:p>
          </table:table-cell>
          <table:table-cell office:value-type="float" office:value="12.13477" calcext:value-type="float">
            <text:p>12.13477</text:p>
          </table:table-cell>
          <table:table-cell office:value-type="float" office:value="13.1586" calcext:value-type="float">
            <text:p>13.1586</text:p>
          </table:table-cell>
          <table:table-cell office:value-type="float" office:value="13.03378" calcext:value-type="float">
            <text:p>13.03378</text:p>
          </table:table-cell>
          <table:table-cell office:value-type="float" office:value="13.70099" calcext:value-type="float">
            <text:p>13.70099</text:p>
          </table:table-cell>
          <table:table-cell office:value-type="float" office:value="13.60782" calcext:value-type="float">
            <text:p>13.60782</text:p>
          </table:table-cell>
          <table:table-cell office:value-type="float" office:value="13.97336" calcext:value-type="float">
            <text:p>13.97336</text:p>
          </table:table-cell>
          <table:table-cell office:value-type="float" office:value="13.8956" calcext:value-type="float">
            <text:p>13.8956</text:p>
          </table:table-cell>
          <table:table-cell office:value-type="float" office:value="13.94626" calcext:value-type="float">
            <text:p>13.94626</text:p>
          </table:table-cell>
          <table:table-cell office:value-type="float" office:value="13.87589" calcext:value-type="float">
            <text:p>13.87589</text:p>
          </table:table-cell>
          <table:table-cell office:value-type="float" office:value="15.1322" calcext:value-type="float">
            <text:p>15.1322</text:p>
          </table:table-cell>
          <table:table-cell office:value-type="float" office:value="-9.834259" calcext:value-type="float">
            <text:p>-9.8342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6" calcext:value-type="float">
            <text:p>19112006</text:p>
          </table:table-cell>
          <table:table-cell office:value-type="float" office:value="7.200968" calcext:value-type="float">
            <text:p>7.200968</text:p>
          </table:table-cell>
          <table:table-cell office:value-type="float" office:value="11.87288" calcext:value-type="float">
            <text:p>11.87288</text:p>
          </table:table-cell>
          <table:table-cell office:value-type="float" office:value="-9.00199" calcext:value-type="float">
            <text:p>-9.00199</text:p>
          </table:table-cell>
          <table:table-cell office:value-type="float" office:value="0.956591" calcext:value-type="float">
            <text:p>0.956591</text:p>
          </table:table-cell>
          <table:table-cell office:value-type="float" office:value="0.2762039" calcext:value-type="float">
            <text:p>0.2762039</text:p>
          </table:table-cell>
          <table:table-cell office:value-type="float" office:value="320.7045" calcext:value-type="float">
            <text:p>320.7045</text:p>
          </table:table-cell>
          <table:table-cell office:value-type="float" office:value="0" calcext:value-type="float">
            <text:p>0</text:p>
          </table:table-cell>
          <table:table-cell office:value-type="float" office:value="14.43204" calcext:value-type="float">
            <text:p>14.43204</text:p>
          </table:table-cell>
          <table:table-cell office:value-type="float" office:value="-5.187561" calcext:value-type="float">
            <text:p>-5.187561</text:p>
          </table:table-cell>
          <table:table-cell office:value-type="float" office:value="9.783875" calcext:value-type="float">
            <text:p>9.783875</text:p>
          </table:table-cell>
          <table:table-cell office:value-type="float" office:value="-0.6847534" calcext:value-type="float">
            <text:p>-0.6847534</text:p>
          </table:table-cell>
          <table:table-cell office:value-type="float" office:value="7.910736" calcext:value-type="float">
            <text:p>7.910736</text:p>
          </table:table-cell>
          <table:table-cell office:value-type="float" office:value="1.155365" calcext:value-type="float">
            <text:p>1.155365</text:p>
          </table:table-cell>
          <table:table-cell office:value-type="float" office:value="7.102905" calcext:value-type="float">
            <text:p>7.102905</text:p>
          </table:table-cell>
          <table:table-cell office:value-type="float" office:value="2.903076" calcext:value-type="float">
            <text:p>2.903076</text:p>
          </table:table-cell>
          <table:table-cell office:value-type="float" office:value="6.87085" calcext:value-type="float">
            <text:p>6.87085</text:p>
          </table:table-cell>
          <table:table-cell office:value-type="float" office:value="4.11377" calcext:value-type="float">
            <text:p>4.11377</text:p>
          </table:table-cell>
          <table:table-cell office:value-type="float" office:value="6.936005" calcext:value-type="float">
            <text:p>6.936005</text:p>
          </table:table-cell>
          <table:table-cell office:value-type="float" office:value="5.456268" calcext:value-type="float">
            <text:p>5.456268</text:p>
          </table:table-cell>
          <table:table-cell office:value-type="float" office:value="7.608948" calcext:value-type="float">
            <text:p>7.608948</text:p>
          </table:table-cell>
          <table:table-cell office:value-type="float" office:value="6.643097" calcext:value-type="float">
            <text:p>6.643097</text:p>
          </table:table-cell>
          <table:table-cell office:value-type="float" office:value="8.673676" calcext:value-type="float">
            <text:p>8.673676</text:p>
          </table:table-cell>
          <table:table-cell office:value-type="float" office:value="8.256012" calcext:value-type="float">
            <text:p>8.256012</text:p>
          </table:table-cell>
          <table:table-cell office:value-type="float" office:value="10.50476" calcext:value-type="float">
            <text:p>10.50476</text:p>
          </table:table-cell>
          <table:table-cell office:value-type="float" office:value="10.18921" calcext:value-type="float">
            <text:p>10.18921</text:p>
          </table:table-cell>
          <table:table-cell office:value-type="float" office:value="12.13275" calcext:value-type="float">
            <text:p>12.13275</text:p>
          </table:table-cell>
          <table:table-cell office:value-type="float" office:value="11.93527" calcext:value-type="float">
            <text:p>11.93527</text:p>
          </table:table-cell>
          <table:table-cell office:value-type="float" office:value="13.03241" calcext:value-type="float">
            <text:p>13.03241</text:p>
          </table:table-cell>
          <table:table-cell office:value-type="float" office:value="12.89746" calcext:value-type="float">
            <text:p>12.89746</text:p>
          </table:table-cell>
          <table:table-cell office:value-type="float" office:value="13.60681" calcext:value-type="float">
            <text:p>13.60681</text:p>
          </table:table-cell>
          <table:table-cell office:value-type="float" office:value="13.50827" calcext:value-type="float">
            <text:p>13.50827</text:p>
          </table:table-cell>
          <table:table-cell office:value-type="float" office:value="13.89478" calcext:value-type="float">
            <text:p>13.89478</text:p>
          </table:table-cell>
          <table:table-cell office:value-type="float" office:value="13.81479" calcext:value-type="float">
            <text:p>13.81479</text:p>
          </table:table-cell>
          <table:table-cell office:value-type="float" office:value="13.87512" calcext:value-type="float">
            <text:p>13.87512</text:p>
          </table:table-cell>
          <table:table-cell office:value-type="float" office:value="13.80396" calcext:value-type="float">
            <text:p>13.80396</text:p>
          </table:table-cell>
          <table:table-cell office:value-type="float" office:value="18.90887" calcext:value-type="float">
            <text:p>18.90887</text:p>
          </table:table-cell>
          <table:table-cell office:value-type="float" office:value="-11.47089" calcext:value-type="float">
            <text:p>-11.470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6" calcext:value-type="float">
            <text:p>20112006</text:p>
          </table:table-cell>
          <table:table-cell office:value-type="float" office:value="7.058289" calcext:value-type="float">
            <text:p>7.058289</text:p>
          </table:table-cell>
          <table:table-cell office:value-type="float" office:value="11.31732" calcext:value-type="float">
            <text:p>11.31732</text:p>
          </table:table-cell>
          <table:table-cell office:value-type="float" office:value="-6.240892" calcext:value-type="float">
            <text:p>-6.240892</text:p>
          </table:table-cell>
          <table:table-cell office:value-type="float" office:value="0.9437441" calcext:value-type="float">
            <text:p>0.9437441</text:p>
          </table:table-cell>
          <table:table-cell office:value-type="float" office:value="0.3407161" calcext:value-type="float">
            <text:p>0.3407161</text:p>
          </table:table-cell>
          <table:table-cell office:value-type="float" office:value="325.8422" calcext:value-type="float">
            <text:p>325.8422</text:p>
          </table:table-cell>
          <table:table-cell office:value-type="float" office:value="0" calcext:value-type="float">
            <text:p>0</text:p>
          </table:table-cell>
          <table:table-cell office:value-type="float" office:value="14.73856" calcext:value-type="float">
            <text:p>14.73856</text:p>
          </table:table-cell>
          <table:table-cell office:value-type="float" office:value="-4.117676" calcext:value-type="float">
            <text:p>-4.117676</text:p>
          </table:table-cell>
          <table:table-cell office:value-type="float" office:value="10.30579" calcext:value-type="float">
            <text:p>10.30579</text:p>
          </table:table-cell>
          <table:table-cell office:value-type="float" office:value="-0.4768372" calcext:value-type="float">
            <text:p>-0.4768372</text:p>
          </table:table-cell>
          <table:table-cell office:value-type="float" office:value="8.3685" calcext:value-type="float">
            <text:p>8.3685</text:p>
          </table:table-cell>
          <table:table-cell office:value-type="float" office:value="1.392334" calcext:value-type="float">
            <text:p>1.392334</text:p>
          </table:table-cell>
          <table:table-cell office:value-type="float" office:value="7.442596" calcext:value-type="float">
            <text:p>7.442596</text:p>
          </table:table-cell>
          <table:table-cell office:value-type="float" office:value="3.107361" calcext:value-type="float">
            <text:p>3.107361</text:p>
          </table:table-cell>
          <table:table-cell office:value-type="float" office:value="7.118805" calcext:value-type="float">
            <text:p>7.118805</text:p>
          </table:table-cell>
          <table:table-cell office:value-type="float" office:value="4.285706" calcext:value-type="float">
            <text:p>4.285706</text:p>
          </table:table-cell>
          <table:table-cell office:value-type="float" office:value="7.081757" calcext:value-type="float">
            <text:p>7.081757</text:p>
          </table:table-cell>
          <table:table-cell office:value-type="float" office:value="5.567535" calcext:value-type="float">
            <text:p>5.567535</text:p>
          </table:table-cell>
          <table:table-cell office:value-type="float" office:value="7.421814" calcext:value-type="float">
            <text:p>7.421814</text:p>
          </table:table-cell>
          <table:table-cell office:value-type="float" office:value="6.620087" calcext:value-type="float">
            <text:p>6.620087</text:p>
          </table:table-cell>
          <table:table-cell office:value-type="float" office:value="8.287781" calcext:value-type="float">
            <text:p>8.287781</text:p>
          </table:table-cell>
          <table:table-cell office:value-type="float" office:value="8.066193" calcext:value-type="float">
            <text:p>8.066193</text:p>
          </table:table-cell>
          <table:table-cell office:value-type="float" office:value="10.18613" calcext:value-type="float">
            <text:p>10.18613</text:p>
          </table:table-cell>
          <table:table-cell office:value-type="float" office:value="9.923309" calcext:value-type="float">
            <text:p>9.923309</text:p>
          </table:table-cell>
          <table:table-cell office:value-type="float" office:value="11.93311" calcext:value-type="float">
            <text:p>11.93311</text:p>
          </table:table-cell>
          <table:table-cell office:value-type="float" office:value="11.72821" calcext:value-type="float">
            <text:p>11.72821</text:p>
          </table:table-cell>
          <table:table-cell office:value-type="float" office:value="12.896" calcext:value-type="float">
            <text:p>12.896</text:p>
          </table:table-cell>
          <table:table-cell office:value-type="float" office:value="12.75134" calcext:value-type="float">
            <text:p>12.75134</text:p>
          </table:table-cell>
          <table:table-cell office:value-type="float" office:value="13.5072" calcext:value-type="float">
            <text:p>13.5072</text:p>
          </table:table-cell>
          <table:table-cell office:value-type="float" office:value="13.40253" calcext:value-type="float">
            <text:p>13.40253</text:p>
          </table:table-cell>
          <table:table-cell office:value-type="float" office:value="13.81393" calcext:value-type="float">
            <text:p>13.81393</text:p>
          </table:table-cell>
          <table:table-cell office:value-type="float" office:value="13.73123" calcext:value-type="float">
            <text:p>13.73123</text:p>
          </table:table-cell>
          <table:table-cell office:value-type="float" office:value="13.80322" calcext:value-type="float">
            <text:p>13.80322</text:p>
          </table:table-cell>
          <table:table-cell office:value-type="float" office:value="13.73114" calcext:value-type="float">
            <text:p>13.73114</text:p>
          </table:table-cell>
          <table:table-cell office:value-type="float" office:value="19.06924" calcext:value-type="float">
            <text:p>19.06924</text:p>
          </table:table-cell>
          <table:table-cell office:value-type="float" office:value="-9.231689" calcext:value-type="float">
            <text:p>-9.2316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6" calcext:value-type="float">
            <text:p>21112006</text:p>
          </table:table-cell>
          <table:table-cell office:value-type="float" office:value="7.030588" calcext:value-type="float">
            <text:p>7.030588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-0.1409" calcext:value-type="float">
            <text:p>-0.1409</text:p>
          </table:table-cell>
          <table:table-cell office:value-type="float" office:value="1.125973" calcext:value-type="float">
            <text:p>1.125973</text:p>
          </table:table-cell>
          <table:table-cell office:value-type="float" office:value="0.5336542" calcext:value-type="float">
            <text:p>0.5336542</text:p>
          </table:table-cell>
          <table:table-cell office:value-type="float" office:value="319.3738" calcext:value-type="float">
            <text:p>319.3738</text:p>
          </table:table-cell>
          <table:table-cell office:value-type="float" office:value="0" calcext:value-type="float">
            <text:p>0</text:p>
          </table:table-cell>
          <table:table-cell office:value-type="float" office:value="17.58307" calcext:value-type="float">
            <text:p>17.58307</text:p>
          </table:table-cell>
          <table:table-cell office:value-type="float" office:value="-0.8503113" calcext:value-type="float">
            <text:p>-0.8503113</text:p>
          </table:table-cell>
          <table:table-cell office:value-type="float" office:value="12.66623" calcext:value-type="float">
            <text:p>12.66623</text:p>
          </table:table-cell>
          <table:table-cell office:value-type="float" office:value="1.531952" calcext:value-type="float">
            <text:p>1.531952</text:p>
          </table:table-cell>
          <table:table-cell office:value-type="float" office:value="10.34219" calcext:value-type="float">
            <text:p>10.34219</text:p>
          </table:table-cell>
          <table:table-cell office:value-type="float" office:value="3.000916" calcext:value-type="float">
            <text:p>3.000916</text:p>
          </table:table-cell>
          <table:table-cell office:value-type="float" office:value="9.020081" calcext:value-type="float">
            <text:p>9.020081</text:p>
          </table:table-cell>
          <table:table-cell office:value-type="float" office:value="4.309998" calcext:value-type="float">
            <text:p>4.309998</text:p>
          </table:table-cell>
          <table:table-cell office:value-type="float" office:value="8.408325" calcext:value-type="float">
            <text:p>8.408325</text:p>
          </table:table-cell>
          <table:table-cell office:value-type="float" office:value="5.187927" calcext:value-type="float">
            <text:p>5.187927</text:p>
          </table:table-cell>
          <table:table-cell office:value-type="float" office:value="8.067139" calcext:value-type="float">
            <text:p>8.067139</text:p>
          </table:table-cell>
          <table:table-cell office:value-type="float" office:value="6.147797" calcext:value-type="float">
            <text:p>6.147797</text:p>
          </table:table-cell>
          <table:table-cell office:value-type="float" office:value="8.055939" calcext:value-type="float">
            <text:p>8.055939</text:p>
          </table:table-cell>
          <table:table-cell office:value-type="float" office:value="6.946625" calcext:value-type="float">
            <text:p>6.946625</text:p>
          </table:table-cell>
          <table:table-cell office:value-type="float" office:value="8.247589" calcext:value-type="float">
            <text:p>8.247589</text:p>
          </table:table-cell>
          <table:table-cell office:value-type="float" office:value="8.086273" calcext:value-type="float">
            <text:p>8.086273</text:p>
          </table:table-cell>
          <table:table-cell office:value-type="float" office:value="9.921021" calcext:value-type="float">
            <text:p>9.921021</text:p>
          </table:table-cell>
          <table:table-cell office:value-type="float" office:value="9.758392" calcext:value-type="float">
            <text:p>9.758392</text:p>
          </table:table-cell>
          <table:table-cell office:value-type="float" office:value="11.72604" calcext:value-type="float">
            <text:p>11.72604</text:p>
          </table:table-cell>
          <table:table-cell office:value-type="float" office:value="11.5332" calcext:value-type="float">
            <text:p>11.5332</text:p>
          </table:table-cell>
          <table:table-cell office:value-type="float" office:value="12.74979" calcext:value-type="float">
            <text:p>12.74979</text:p>
          </table:table-cell>
          <table:table-cell office:value-type="float" office:value="12.59985" calcext:value-type="float">
            <text:p>12.59985</text:p>
          </table:table-cell>
          <table:table-cell office:value-type="float" office:value="13.40137" calcext:value-type="float">
            <text:p>13.40137</text:p>
          </table:table-cell>
          <table:table-cell office:value-type="float" office:value="13.29074" calcext:value-type="float">
            <text:p>13.29074</text:p>
          </table:table-cell>
          <table:table-cell office:value-type="float" office:value="13.73038" calcext:value-type="float">
            <text:p>13.73038</text:p>
          </table:table-cell>
          <table:table-cell office:value-type="float" office:value="13.64456" calcext:value-type="float">
            <text:p>13.64456</text:p>
          </table:table-cell>
          <table:table-cell office:value-type="float" office:value="13.73038" calcext:value-type="float">
            <text:p>13.73038</text:p>
          </table:table-cell>
          <table:table-cell office:value-type="float" office:value="13.65741" calcext:value-type="float">
            <text:p>13.65741</text:p>
          </table:table-cell>
          <table:table-cell office:value-type="float" office:value="23.62766" calcext:value-type="float">
            <text:p>23.62766</text:p>
          </table:table-cell>
          <table:table-cell office:value-type="float" office:value="-4.067596" calcext:value-type="float">
            <text:p>-4.0675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6" calcext:value-type="float">
            <text:p>22112006</text:p>
          </table:table-cell>
          <table:table-cell office:value-type="float" office:value="6.964525" calcext:value-type="float">
            <text:p>6.964525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-2.335324" calcext:value-type="float">
            <text:p>-2.335324</text:p>
          </table:table-cell>
          <table:table-cell office:value-type="float" office:value="1.293249" calcext:value-type="float">
            <text:p>1.293249</text:p>
          </table:table-cell>
          <table:table-cell office:value-type="float" office:value="0.4551651" calcext:value-type="float">
            <text:p>0.4551651</text:p>
          </table:table-cell>
          <table:table-cell office:value-type="float" office:value="319.8967" calcext:value-type="float">
            <text:p>319.8967</text:p>
          </table:table-cell>
          <table:table-cell office:value-type="float" office:value="0" calcext:value-type="float">
            <text:p>0</text:p>
          </table:table-cell>
          <table:table-cell office:value-type="float" office:value="19.40414" calcext:value-type="float">
            <text:p>19.40414</text:p>
          </table:table-cell>
          <table:table-cell office:value-type="float" office:value="-1.065491" calcext:value-type="float">
            <text:p>-1.065491</text:p>
          </table:table-cell>
          <table:table-cell office:value-type="float" office:value="14.01285" calcext:value-type="float">
            <text:p>14.01285</text:p>
          </table:table-cell>
          <table:table-cell office:value-type="float" office:value="2.034027" calcext:value-type="float">
            <text:p>2.034027</text:p>
          </table:table-cell>
          <table:table-cell office:value-type="float" office:value="11.57761" calcext:value-type="float">
            <text:p>11.57761</text:p>
          </table:table-cell>
          <table:table-cell office:value-type="float" office:value="3.727203" calcext:value-type="float">
            <text:p>3.727203</text:p>
          </table:table-cell>
          <table:table-cell office:value-type="float" office:value="10.11569" calcext:value-type="float">
            <text:p>10.11569</text:p>
          </table:table-cell>
          <table:table-cell office:value-type="float" office:value="5.141205" calcext:value-type="float">
            <text:p>5.141205</text:p>
          </table:table-cell>
          <table:table-cell office:value-type="float" office:value="9.37204" calcext:value-type="float">
            <text:p>9.37204</text:p>
          </table:table-cell>
          <table:table-cell office:value-type="float" office:value="6.019318" calcext:value-type="float">
            <text:p>6.019318</text:p>
          </table:table-cell>
          <table:table-cell office:value-type="float" office:value="8.853546" calcext:value-type="float">
            <text:p>8.853546</text:p>
          </table:table-cell>
          <table:table-cell office:value-type="float" office:value="6.911377" calcext:value-type="float">
            <text:p>6.911377</text:p>
          </table:table-cell>
          <table:table-cell office:value-type="float" office:value="8.656036" calcext:value-type="float">
            <text:p>8.656036</text:p>
          </table:table-cell>
          <table:table-cell office:value-type="float" office:value="7.534363" calcext:value-type="float">
            <text:p>7.534363</text:p>
          </table:table-cell>
          <table:table-cell office:value-type="float" office:value="8.573425" calcext:value-type="float">
            <text:p>8.573425</text:p>
          </table:table-cell>
          <table:table-cell office:value-type="float" office:value="8.254913" calcext:value-type="float">
            <text:p>8.254913</text:p>
          </table:table-cell>
          <table:table-cell office:value-type="float" office:value="9.75766" calcext:value-type="float">
            <text:p>9.75766</text:p>
          </table:table-cell>
          <table:table-cell office:value-type="float" office:value="9.736603" calcext:value-type="float">
            <text:p>9.736603</text:p>
          </table:table-cell>
          <table:table-cell office:value-type="float" office:value="11.53128" calcext:value-type="float">
            <text:p>11.53128</text:p>
          </table:table-cell>
          <table:table-cell office:value-type="float" office:value="11.37439" calcext:value-type="float">
            <text:p>11.37439</text:p>
          </table:table-cell>
          <table:table-cell office:value-type="float" office:value="12.5983" calcext:value-type="float">
            <text:p>12.5983</text:p>
          </table:table-cell>
          <table:table-cell office:value-type="float" office:value="12.45236" calcext:value-type="float">
            <text:p>12.45236</text:p>
          </table:table-cell>
          <table:table-cell office:value-type="float" office:value="13.28958" calcext:value-type="float">
            <text:p>13.28958</text:p>
          </table:table-cell>
          <table:table-cell office:value-type="float" office:value="13.17499" calcext:value-type="float">
            <text:p>13.17499</text:p>
          </table:table-cell>
          <table:table-cell office:value-type="float" office:value="13.64365" calcext:value-type="float">
            <text:p>13.64365</text:p>
          </table:table-cell>
          <table:table-cell office:value-type="float" office:value="13.55511" calcext:value-type="float">
            <text:p>13.55511</text:p>
          </table:table-cell>
          <table:table-cell office:value-type="float" office:value="13.65662" calcext:value-type="float">
            <text:p>13.65662</text:p>
          </table:table-cell>
          <table:table-cell office:value-type="float" office:value="13.58215" calcext:value-type="float">
            <text:p>13.58215</text:p>
          </table:table-cell>
          <table:table-cell office:value-type="float" office:value="27.53058" calcext:value-type="float">
            <text:p>27.53058</text:p>
          </table:table-cell>
          <table:table-cell office:value-type="float" office:value="-5.655396" calcext:value-type="float">
            <text:p>-5.6553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6" calcext:value-type="float">
            <text:p>23112006</text:p>
          </table:table-cell>
          <table:table-cell office:value-type="float" office:value="6.703854" calcext:value-type="float">
            <text:p>6.703854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-0.124221" calcext:value-type="float">
            <text:p>-0.124221</text:p>
          </table:table-cell>
          <table:table-cell office:value-type="float" office:value="1.31788" calcext:value-type="float">
            <text:p>1.31788</text:p>
          </table:table-cell>
          <table:table-cell office:value-type="float" office:value="0.5342952" calcext:value-type="float">
            <text:p>0.5342952</text:p>
          </table:table-cell>
          <table:table-cell office:value-type="float" office:value="314.7929" calcext:value-type="float">
            <text:p>314.7929</text:p>
          </table:table-cell>
          <table:table-cell office:value-type="float" office:value="0" calcext:value-type="float">
            <text:p>0</text:p>
          </table:table-cell>
          <table:table-cell office:value-type="float" office:value="19.89172" calcext:value-type="float">
            <text:p>19.89172</text:p>
          </table:table-cell>
          <table:table-cell office:value-type="float" office:value="0.6766357" calcext:value-type="float">
            <text:p>0.6766357</text:p>
          </table:table-cell>
          <table:table-cell office:value-type="float" office:value="14.67676" calcext:value-type="float">
            <text:p>14.67676</text:p>
          </table:table-cell>
          <table:table-cell office:value-type="float" office:value="3.530945" calcext:value-type="float">
            <text:p>3.530945</text:p>
          </table:table-cell>
          <table:table-cell office:value-type="float" office:value="12.306" calcext:value-type="float">
            <text:p>12.306</text:p>
          </table:table-cell>
          <table:table-cell office:value-type="float" office:value="5.033997" calcext:value-type="float">
            <text:p>5.033997</text:p>
          </table:table-cell>
          <table:table-cell office:value-type="float" office:value="10.84598" calcext:value-type="float">
            <text:p>10.84598</text:p>
          </table:table-cell>
          <table:table-cell office:value-type="float" office:value="6.261078" calcext:value-type="float">
            <text:p>6.261078</text:p>
          </table:table-cell>
          <table:table-cell office:value-type="float" office:value="10.07452" calcext:value-type="float">
            <text:p>10.07452</text:p>
          </table:table-cell>
          <table:table-cell office:value-type="float" office:value="7.001007" calcext:value-type="float">
            <text:p>7.001007</text:p>
          </table:table-cell>
          <table:table-cell office:value-type="float" office:value="9.494965" calcext:value-type="float">
            <text:p>9.494965</text:p>
          </table:table-cell>
          <table:table-cell office:value-type="float" office:value="7.72641" calcext:value-type="float">
            <text:p>7.72641</text:p>
          </table:table-cell>
          <table:table-cell office:value-type="float" office:value="9.216125" calcext:value-type="float">
            <text:p>9.216125</text:p>
          </table:table-cell>
          <table:table-cell office:value-type="float" office:value="8.179291" calcext:value-type="float">
            <text:p>8.179291</text:p>
          </table:table-cell>
          <table:table-cell office:value-type="float" office:value="8.973938" calcext:value-type="float">
            <text:p>8.973938</text:p>
          </table:table-cell>
          <table:table-cell office:value-type="float" office:value="8.581848" calcext:value-type="float">
            <text:p>8.581848</text:p>
          </table:table-cell>
          <table:table-cell office:value-type="float" office:value="9.826569" calcext:value-type="float">
            <text:p>9.826569</text:p>
          </table:table-cell>
          <table:table-cell office:value-type="float" office:value="9.740234" calcext:value-type="float">
            <text:p>9.740234</text:p>
          </table:table-cell>
          <table:table-cell office:value-type="float" office:value="11.37299" calcext:value-type="float">
            <text:p>11.37299</text:p>
          </table:table-cell>
          <table:table-cell office:value-type="float" office:value="11.26462" calcext:value-type="float">
            <text:p>11.26462</text:p>
          </table:table-cell>
          <table:table-cell office:value-type="float" office:value="12.45087" calcext:value-type="float">
            <text:p>12.45087</text:p>
          </table:table-cell>
          <table:table-cell office:value-type="float" office:value="12.31836" calcext:value-type="float">
            <text:p>12.31836</text:p>
          </table:table-cell>
          <table:table-cell office:value-type="float" office:value="13.1738" calcext:value-type="float">
            <text:p>13.1738</text:p>
          </table:table-cell>
          <table:table-cell office:value-type="float" office:value="13.05856" calcext:value-type="float">
            <text:p>13.05856</text:p>
          </table:table-cell>
          <table:table-cell office:value-type="float" office:value="13.55417" calcext:value-type="float">
            <text:p>13.55417</text:p>
          </table:table-cell>
          <table:table-cell office:value-type="float" office:value="13.46262" calcext:value-type="float">
            <text:p>13.46262</text:p>
          </table:table-cell>
          <table:table-cell office:value-type="float" office:value="13.58136" calcext:value-type="float">
            <text:p>13.58136</text:p>
          </table:table-cell>
          <table:table-cell office:value-type="float" office:value="13.50443" calcext:value-type="float">
            <text:p>13.50443</text:p>
          </table:table-cell>
          <table:table-cell office:value-type="float" office:value="27.83917" calcext:value-type="float">
            <text:p>27.83917</text:p>
          </table:table-cell>
          <table:table-cell office:value-type="float" office:value="-3.604858" calcext:value-type="float">
            <text:p>-3.6048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6" calcext:value-type="float">
            <text:p>24112006</text:p>
          </table:table-cell>
          <table:table-cell office:value-type="float" office:value="6.583186" calcext:value-type="float">
            <text:p>6.583186</text:p>
          </table:table-cell>
          <table:table-cell office:value-type="float" office:value="13.53955" calcext:value-type="float">
            <text:p>13.53955</text:p>
          </table:table-cell>
          <table:table-cell office:value-type="float" office:value="-1.254791" calcext:value-type="float">
            <text:p>-1.254791</text:p>
          </table:table-cell>
          <table:table-cell office:value-type="float" office:value="1.079352" calcext:value-type="float">
            <text:p>1.079352</text:p>
          </table:table-cell>
          <table:table-cell office:value-type="float" office:value="0.4924122" calcext:value-type="float">
            <text:p>0.4924122</text:p>
          </table:table-cell>
          <table:table-cell office:value-type="float" office:value="313.1235" calcext:value-type="float">
            <text:p>313.1235</text:p>
          </table:table-cell>
          <table:table-cell office:value-type="float" office:value="0" calcext:value-type="float">
            <text:p>0</text:p>
          </table:table-cell>
          <table:table-cell office:value-type="float" office:value="17.51978" calcext:value-type="float">
            <text:p>17.51978</text:p>
          </table:table-cell>
          <table:table-cell office:value-type="float" office:value="0.3179932" calcext:value-type="float">
            <text:p>0.3179932</text:p>
          </table:table-cell>
          <table:table-cell office:value-type="float" office:value="13.13394" calcext:value-type="float">
            <text:p>13.13394</text:p>
          </table:table-cell>
          <table:table-cell office:value-type="float" office:value="3.394012" calcext:value-type="float">
            <text:p>3.394012</text:p>
          </table:table-cell>
          <table:table-cell office:value-type="float" office:value="11.22003" calcext:value-type="float">
            <text:p>11.22003</text:p>
          </table:table-cell>
          <table:table-cell office:value-type="float" office:value="5.087372" calcext:value-type="float">
            <text:p>5.087372</text:p>
          </table:table-cell>
          <table:table-cell office:value-type="float" office:value="10.12622" calcext:value-type="float">
            <text:p>10.12622</text:p>
          </table:table-cell>
          <table:table-cell office:value-type="float" office:value="6.475403" calcext:value-type="float">
            <text:p>6.475403</text:p>
          </table:table-cell>
          <table:table-cell office:value-type="float" office:value="9.604614" calcext:value-type="float">
            <text:p>9.604614</text:p>
          </table:table-cell>
          <table:table-cell office:value-type="float" office:value="7.306274" calcext:value-type="float">
            <text:p>7.306274</text:p>
          </table:table-cell>
          <table:table-cell office:value-type="float" office:value="9.482208" calcext:value-type="float">
            <text:p>9.482208</text:p>
          </table:table-cell>
          <table:table-cell office:value-type="float" office:value="8.094391" calcext:value-type="float">
            <text:p>8.094391</text:p>
          </table:table-cell>
          <table:table-cell office:value-type="float" office:value="9.253876" calcext:value-type="float">
            <text:p>9.253876</text:p>
          </table:table-cell>
          <table:table-cell office:value-type="float" office:value="8.554321" calcext:value-type="float">
            <text:p>8.554321</text:p>
          </table:table-cell>
          <table:table-cell office:value-type="float" office:value="9.21814" calcext:value-type="float">
            <text:p>9.21814</text:p>
          </table:table-cell>
          <table:table-cell office:value-type="float" office:value="8.982269" calcext:value-type="float">
            <text:p>8.982269</text:p>
          </table:table-cell>
          <table:table-cell office:value-type="float" office:value="9.957062" calcext:value-type="float">
            <text:p>9.957062</text:p>
          </table:table-cell>
          <table:table-cell office:value-type="float" office:value="9.827911" calcext:value-type="float">
            <text:p>9.827911</text:p>
          </table:table-cell>
          <table:table-cell office:value-type="float" office:value="11.2637" calcext:value-type="float">
            <text:p>11.2637</text:p>
          </table:table-cell>
          <table:table-cell office:value-type="float" office:value="11.20261" calcext:value-type="float">
            <text:p>11.20261</text:p>
          </table:table-cell>
          <table:table-cell office:value-type="float" office:value="12.31705" calcext:value-type="float">
            <text:p>12.31705</text:p>
          </table:table-cell>
          <table:table-cell office:value-type="float" office:value="12.20508" calcext:value-type="float">
            <text:p>12.20508</text:p>
          </table:table-cell>
          <table:table-cell office:value-type="float" office:value="13.05737" calcext:value-type="float">
            <text:p>13.05737</text:p>
          </table:table-cell>
          <table:table-cell office:value-type="float" office:value="12.94547" calcext:value-type="float">
            <text:p>12.94547</text:p>
          </table:table-cell>
          <table:table-cell office:value-type="float" office:value="13.46164" calcext:value-type="float">
            <text:p>13.46164</text:p>
          </table:table-cell>
          <table:table-cell office:value-type="float" office:value="13.36874" calcext:value-type="float">
            <text:p>13.36874</text:p>
          </table:table-cell>
          <table:table-cell office:value-type="float" office:value="13.5036" calcext:value-type="float">
            <text:p>13.5036</text:p>
          </table:table-cell>
          <table:table-cell office:value-type="float" office:value="13.42422" calcext:value-type="float">
            <text:p>13.42422</text:p>
          </table:table-cell>
          <table:table-cell office:value-type="float" office:value="23.57626" calcext:value-type="float">
            <text:p>23.57626</text:p>
          </table:table-cell>
          <table:table-cell office:value-type="float" office:value="-4.577026" calcext:value-type="float">
            <text:p>-4.5770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6" calcext:value-type="float">
            <text:p>25112006</text:p>
          </table:table-cell>
          <table:table-cell office:value-type="float" office:value="6.60472" calcext:value-type="float">
            <text:p>6.60472</text:p>
          </table:table-cell>
          <table:table-cell office:value-type="float" office:value="11.87288" calcext:value-type="float">
            <text:p>11.87288</text:p>
          </table:table-cell>
          <table:table-cell office:value-type="float" office:value="-1.263131" calcext:value-type="float">
            <text:p>-1.263131</text:p>
          </table:table-cell>
          <table:table-cell office:value-type="float" office:value="1.006003" calcext:value-type="float">
            <text:p>1.006003</text:p>
          </table:table-cell>
          <table:table-cell office:value-type="float" office:value="0.4921149" calcext:value-type="float">
            <text:p>0.4921149</text:p>
          </table:table-cell>
          <table:table-cell office:value-type="float" office:value="313.2943" calcext:value-type="float">
            <text:p>313.2943</text:p>
          </table:table-cell>
          <table:table-cell office:value-type="float" office:value="0" calcext:value-type="float">
            <text:p>0</text:p>
          </table:table-cell>
          <table:table-cell office:value-type="float" office:value="16.56665" calcext:value-type="float">
            <text:p>16.56665</text:p>
          </table:table-cell>
          <table:table-cell office:value-type="float" office:value="-0.1914673" calcext:value-type="float">
            <text:p>-0.1914673</text:p>
          </table:table-cell>
          <table:table-cell office:value-type="float" office:value="12.3656" calcext:value-type="float">
            <text:p>12.3656</text:p>
          </table:table-cell>
          <table:table-cell office:value-type="float" office:value="2.790222" calcext:value-type="float">
            <text:p>2.790222</text:p>
          </table:table-cell>
          <table:table-cell office:value-type="float" office:value="10.55676" calcext:value-type="float">
            <text:p>10.55676</text:p>
          </table:table-cell>
          <table:table-cell office:value-type="float" office:value="4.493958" calcext:value-type="float">
            <text:p>4.493958</text:p>
          </table:table-cell>
          <table:table-cell office:value-type="float" office:value="9.576935" calcext:value-type="float">
            <text:p>9.576935</text:p>
          </table:table-cell>
          <table:table-cell office:value-type="float" office:value="5.955414" calcext:value-type="float">
            <text:p>5.955414</text:p>
          </table:table-cell>
          <table:table-cell office:value-type="float" office:value="9.154388" calcext:value-type="float">
            <text:p>9.154388</text:p>
          </table:table-cell>
          <table:table-cell office:value-type="float" office:value="6.87323" calcext:value-type="float">
            <text:p>6.87323</text:p>
          </table:table-cell>
          <table:table-cell office:value-type="float" office:value="9.181152" calcext:value-type="float">
            <text:p>9.181152</text:p>
          </table:table-cell>
          <table:table-cell office:value-type="float" office:value="7.783325" calcext:value-type="float">
            <text:p>7.783325</text:p>
          </table:table-cell>
          <table:table-cell office:value-type="float" office:value="9.192261" calcext:value-type="float">
            <text:p>9.192261</text:p>
          </table:table-cell>
          <table:table-cell office:value-type="float" office:value="8.389435" calcext:value-type="float">
            <text:p>8.389435</text:p>
          </table:table-cell>
          <table:table-cell office:value-type="float" office:value="9.283966" calcext:value-type="float">
            <text:p>9.283966</text:p>
          </table:table-cell>
          <table:table-cell office:value-type="float" office:value="9.147583" calcext:value-type="float">
            <text:p>9.147583</text:p>
          </table:table-cell>
          <table:table-cell office:value-type="float" office:value="10.02042" calcext:value-type="float">
            <text:p>10.02042</text:p>
          </table:table-cell>
          <table:table-cell office:value-type="float" office:value="9.958221" calcext:value-type="float">
            <text:p>9.958221</text:p>
          </table:table-cell>
          <table:table-cell office:value-type="float" office:value="11.20212" calcext:value-type="float">
            <text:p>11.20212</text:p>
          </table:table-cell>
          <table:table-cell office:value-type="float" office:value="11.16663" calcext:value-type="float">
            <text:p>11.16663</text:p>
          </table:table-cell>
          <table:table-cell office:value-type="float" office:value="12.20401" calcext:value-type="float">
            <text:p>12.20401</text:p>
          </table:table-cell>
          <table:table-cell office:value-type="float" office:value="12.11273" calcext:value-type="float">
            <text:p>12.11273</text:p>
          </table:table-cell>
          <table:table-cell office:value-type="float" office:value="12.94434" calcext:value-type="float">
            <text:p>12.94434</text:p>
          </table:table-cell>
          <table:table-cell office:value-type="float" office:value="12.83868" calcext:value-type="float">
            <text:p>12.83868</text:p>
          </table:table-cell>
          <table:table-cell office:value-type="float" office:value="13.36774" calcext:value-type="float">
            <text:p>13.36774</text:p>
          </table:table-cell>
          <table:table-cell office:value-type="float" office:value="13.27423" calcext:value-type="float">
            <text:p>13.27423</text:p>
          </table:table-cell>
          <table:table-cell office:value-type="float" office:value="13.42337" calcext:value-type="float">
            <text:p>13.42337</text:p>
          </table:table-cell>
          <table:table-cell office:value-type="float" office:value="13.3425" calcext:value-type="float">
            <text:p>13.3425</text:p>
          </table:table-cell>
          <table:table-cell office:value-type="float" office:value="22.20532" calcext:value-type="float">
            <text:p>22.20532</text:p>
          </table:table-cell>
          <table:table-cell office:value-type="float" office:value="-4.79187" calcext:value-type="float">
            <text:p>-4.791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6" calcext:value-type="float">
            <text:p>26112006</text:p>
          </table:table-cell>
          <table:table-cell office:value-type="float" office:value="6.53656" calcext:value-type="float">
            <text:p>6.53656</text:p>
          </table:table-cell>
          <table:table-cell office:value-type="float" office:value="5.761768" calcext:value-type="float">
            <text:p>5.761768</text:p>
          </table:table-cell>
          <table:table-cell office:value-type="float" office:value="-1.846485" calcext:value-type="float">
            <text:p>-1.846485</text:p>
          </table:table-cell>
          <table:table-cell office:value-type="float" office:value="0.7687266" calcext:value-type="float">
            <text:p>0.7687266</text:p>
          </table:table-cell>
          <table:table-cell office:value-type="float" office:value="0.4716895" calcext:value-type="float">
            <text:p>0.4716895</text:p>
          </table:table-cell>
          <table:table-cell office:value-type="float" office:value="316.3036" calcext:value-type="float">
            <text:p>316.3036</text:p>
          </table:table-cell>
          <table:table-cell office:value-type="float" office:value="0.1905" calcext:value-type="float">
            <text:p>0.1905</text:p>
          </table:table-cell>
          <table:table-cell office:value-type="float" office:value="13.11472" calcext:value-type="float">
            <text:p>13.11472</text:p>
          </table:table-cell>
          <table:table-cell office:value-type="float" office:value="-0.988739" calcext:value-type="float">
            <text:p>-0.988739</text:p>
          </table:table-cell>
          <table:table-cell office:value-type="float" office:value="9.940887" calcext:value-type="float">
            <text:p>9.940887</text:p>
          </table:table-cell>
          <table:table-cell office:value-type="float" office:value="1.930176" calcext:value-type="float">
            <text:p>1.930176</text:p>
          </table:table-cell>
          <table:table-cell office:value-type="float" office:value="8.681763" calcext:value-type="float">
            <text:p>8.681763</text:p>
          </table:table-cell>
          <table:table-cell office:value-type="float" office:value="3.776794" calcext:value-type="float">
            <text:p>3.776794</text:p>
          </table:table-cell>
          <table:table-cell office:value-type="float" office:value="8.136139" calcext:value-type="float">
            <text:p>8.136139</text:p>
          </table:table-cell>
          <table:table-cell office:value-type="float" office:value="5.364014" calcext:value-type="float">
            <text:p>5.364014</text:p>
          </table:table-cell>
          <table:table-cell office:value-type="float" office:value="8.475342" calcext:value-type="float">
            <text:p>8.475342</text:p>
          </table:table-cell>
          <table:table-cell office:value-type="float" office:value="6.371857" calcext:value-type="float">
            <text:p>6.371857</text:p>
          </table:table-cell>
          <table:table-cell office:value-type="float" office:value="8.839142" calcext:value-type="float">
            <text:p>8.839142</text:p>
          </table:table-cell>
          <table:table-cell office:value-type="float" office:value="7.384003" calcext:value-type="float">
            <text:p>7.384003</text:p>
          </table:table-cell>
          <table:table-cell office:value-type="float" office:value="8.980133" calcext:value-type="float">
            <text:p>8.980133</text:p>
          </table:table-cell>
          <table:table-cell office:value-type="float" office:value="8.099152" calcext:value-type="float">
            <text:p>8.099152</text:p>
          </table:table-cell>
          <table:table-cell office:value-type="float" office:value="9.224884" calcext:value-type="float">
            <text:p>9.224884</text:p>
          </table:table-cell>
          <table:table-cell office:value-type="float" office:value="8.981659" calcext:value-type="float">
            <text:p>8.981659</text:p>
          </table:table-cell>
          <table:table-cell office:value-type="float" office:value="10.03186" calcext:value-type="float">
            <text:p>10.03186</text:p>
          </table:table-cell>
          <table:table-cell office:value-type="float" office:value="9.998627" calcext:value-type="float">
            <text:p>9.998627</text:p>
          </table:table-cell>
          <table:table-cell office:value-type="float" office:value="11.16632" calcext:value-type="float">
            <text:p>11.16632</text:p>
          </table:table-cell>
          <table:table-cell office:value-type="float" office:value="11.13052" calcext:value-type="float">
            <text:p>11.13052</text:p>
          </table:table-cell>
          <table:table-cell office:value-type="float" office:value="12.11188" calcext:value-type="float">
            <text:p>12.11188</text:p>
          </table:table-cell>
          <table:table-cell office:value-type="float" office:value="12.03372" calcext:value-type="float">
            <text:p>12.03372</text:p>
          </table:table-cell>
          <table:table-cell office:value-type="float" office:value="12.83765" calcext:value-type="float">
            <text:p>12.83765</text:p>
          </table:table-cell>
          <table:table-cell office:value-type="float" office:value="12.73981" calcext:value-type="float">
            <text:p>12.73981</text:p>
          </table:table-cell>
          <table:table-cell office:value-type="float" office:value="13.27325" calcext:value-type="float">
            <text:p>13.27325</text:p>
          </table:table-cell>
          <table:table-cell office:value-type="float" office:value="13.18082" calcext:value-type="float">
            <text:p>13.18082</text:p>
          </table:table-cell>
          <table:table-cell office:value-type="float" office:value="13.34164" calcext:value-type="float">
            <text:p>13.34164</text:p>
          </table:table-cell>
          <table:table-cell office:value-type="float" office:value="13.2598" calcext:value-type="float">
            <text:p>13.2598</text:p>
          </table:table-cell>
          <table:table-cell office:value-type="float" office:value="16.71719" calcext:value-type="float">
            <text:p>16.71719</text:p>
          </table:table-cell>
          <table:table-cell office:value-type="float" office:value="-5.407318" calcext:value-type="float">
            <text:p>-5.4073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6" calcext:value-type="float">
            <text:p>27112006</text:p>
          </table:table-cell>
          <table:table-cell office:value-type="float" office:value="6.457989" calcext:value-type="float">
            <text:p>6.457989</text:p>
          </table:table-cell>
          <table:table-cell office:value-type="float" office:value="12.42843" calcext:value-type="float">
            <text:p>12.42843</text:p>
          </table:table-cell>
          <table:table-cell office:value-type="float" office:value="-2.918678" calcext:value-type="float">
            <text:p>-2.918678</text:p>
          </table:table-cell>
          <table:table-cell office:value-type="float" office:value="1.0329" calcext:value-type="float">
            <text:p>1.0329</text:p>
          </table:table-cell>
          <table:table-cell office:value-type="float" office:value="0.4271364" calcext:value-type="float">
            <text:p>0.4271364</text:p>
          </table:table-cell>
          <table:table-cell office:value-type="float" office:value="311.7065" calcext:value-type="float">
            <text:p>311.7065</text:p>
          </table:table-cell>
          <table:table-cell office:value-type="float" office:value="0.5715" calcext:value-type="float">
            <text:p>0.5715</text:p>
          </table:table-cell>
          <table:table-cell office:value-type="float" office:value="14.8288" calcext:value-type="float">
            <text:p>14.8288</text:p>
          </table:table-cell>
          <table:table-cell office:value-type="float" office:value="-2.198578" calcext:value-type="float">
            <text:p>-2.198578</text:p>
          </table:table-cell>
          <table:table-cell office:value-type="float" office:value="10.82907" calcext:value-type="float">
            <text:p>10.82907</text:p>
          </table:table-cell>
          <table:table-cell office:value-type="float" office:value="0.9528503" calcext:value-type="float">
            <text:p>0.9528503</text:p>
          </table:table-cell>
          <table:table-cell office:value-type="float" office:value="9.067108" calcext:value-type="float">
            <text:p>9.067108</text:p>
          </table:table-cell>
          <table:table-cell office:value-type="float" office:value="2.723907" calcext:value-type="float">
            <text:p>2.723907</text:p>
          </table:table-cell>
          <table:table-cell office:value-type="float" office:value="8.215637" calcext:value-type="float">
            <text:p>8.215637</text:p>
          </table:table-cell>
          <table:table-cell office:value-type="float" office:value="4.319092" calcext:value-type="float">
            <text:p>4.319092</text:p>
          </table:table-cell>
          <table:table-cell office:value-type="float" office:value="7.903839" calcext:value-type="float">
            <text:p>7.903839</text:p>
          </table:table-cell>
          <table:table-cell office:value-type="float" office:value="5.390259" calcext:value-type="float">
            <text:p>5.390259</text:p>
          </table:table-cell>
          <table:table-cell office:value-type="float" office:value="7.850555" calcext:value-type="float">
            <text:p>7.850555</text:p>
          </table:table-cell>
          <table:table-cell office:value-type="float" office:value="6.527405" calcext:value-type="float">
            <text:p>6.527405</text:p>
          </table:table-cell>
          <table:table-cell office:value-type="float" office:value="8.343842" calcext:value-type="float">
            <text:p>8.343842</text:p>
          </table:table-cell>
          <table:table-cell office:value-type="float" office:value="7.43103" calcext:value-type="float">
            <text:p>7.43103</text:p>
          </table:table-cell>
          <table:table-cell office:value-type="float" office:value="8.98053" calcext:value-type="float">
            <text:p>8.98053</text:p>
          </table:table-cell>
          <table:table-cell office:value-type="float" office:value="8.602997" calcext:value-type="float">
            <text:p>8.602997</text:p>
          </table:table-cell>
          <table:table-cell office:value-type="float" office:value="9.997803" calcext:value-type="float">
            <text:p>9.997803</text:p>
          </table:table-cell>
          <table:table-cell office:value-type="float" office:value="9.857758" calcext:value-type="float">
            <text:p>9.857758</text:p>
          </table:table-cell>
          <table:table-cell office:value-type="float" office:value="11.13007" calcext:value-type="float">
            <text:p>11.13007</text:p>
          </table:table-cell>
          <table:table-cell office:value-type="float" office:value="11.07361" calcext:value-type="float">
            <text:p>11.07361</text:p>
          </table:table-cell>
          <table:table-cell office:value-type="float" office:value="12.03296" calcext:value-type="float">
            <text:p>12.03296</text:p>
          </table:table-cell>
          <table:table-cell office:value-type="float" office:value="11.95999" calcext:value-type="float">
            <text:p>11.95999</text:p>
          </table:table-cell>
          <table:table-cell office:value-type="float" office:value="12.73883" calcext:value-type="float">
            <text:p>12.73883</text:p>
          </table:table-cell>
          <table:table-cell office:value-type="float" office:value="12.64883" calcext:value-type="float">
            <text:p>12.64883</text:p>
          </table:table-cell>
          <table:table-cell office:value-type="float" office:value="13.17984" calcext:value-type="float">
            <text:p>13.17984</text:p>
          </table:table-cell>
          <table:table-cell office:value-type="float" office:value="13.08945" calcext:value-type="float">
            <text:p>13.08945</text:p>
          </table:table-cell>
          <table:table-cell office:value-type="float" office:value="13.25891" calcext:value-type="float">
            <text:p>13.25891</text:p>
          </table:table-cell>
          <table:table-cell office:value-type="float" office:value="13.17548" calcext:value-type="float">
            <text:p>13.17548</text:p>
          </table:table-cell>
          <table:table-cell office:value-type="float" office:value="17.8006" calcext:value-type="float">
            <text:p>17.8006</text:p>
          </table:table-cell>
          <table:table-cell office:value-type="float" office:value="-6.002838" calcext:value-type="float">
            <text:p>-6.0028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6" calcext:value-type="float">
            <text:p>28112006</text:p>
          </table:table-cell>
          <table:table-cell office:value-type="float" office:value="6.421083" calcext:value-type="float">
            <text:p>6.421083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-7.321424" calcext:value-type="float">
            <text:p>-7.321424</text:p>
          </table:table-cell>
          <table:table-cell office:value-type="float" office:value="1.208629" calcext:value-type="float">
            <text:p>1.208629</text:p>
          </table:table-cell>
          <table:table-cell office:value-type="float" office:value="0.2911496" calcext:value-type="float">
            <text:p>0.2911496</text:p>
          </table:table-cell>
          <table:table-cell office:value-type="float" office:value="307.8182" calcext:value-type="float">
            <text:p>307.8182</text:p>
          </table:table-cell>
          <table:table-cell office:value-type="float" office:value="0" calcext:value-type="float">
            <text:p>0</text:p>
          </table:table-cell>
          <table:table-cell office:value-type="float" office:value="16.66699" calcext:value-type="float">
            <text:p>16.66699</text:p>
          </table:table-cell>
          <table:table-cell office:value-type="float" office:value="-3.560272" calcext:value-type="float">
            <text:p>-3.560272</text:p>
          </table:table-cell>
          <table:table-cell office:value-type="float" office:value="11.94653" calcext:value-type="float">
            <text:p>11.94653</text:p>
          </table:table-cell>
          <table:table-cell office:value-type="float" office:value="-0.2683716" calcext:value-type="float">
            <text:p>-0.2683716</text:p>
          </table:table-cell>
          <table:table-cell office:value-type="float" office:value="9.813446" calcext:value-type="float">
            <text:p>9.813446</text:p>
          </table:table-cell>
          <table:table-cell office:value-type="float" office:value="1.860016" calcext:value-type="float">
            <text:p>1.860016</text:p>
          </table:table-cell>
          <table:table-cell office:value-type="float" office:value="8.678101" calcext:value-type="float">
            <text:p>8.678101</text:p>
          </table:table-cell>
          <table:table-cell office:value-type="float" office:value="3.715393" calcext:value-type="float">
            <text:p>3.715393</text:p>
          </table:table-cell>
          <table:table-cell office:value-type="float" office:value="8.179138" calcext:value-type="float">
            <text:p>8.179138</text:p>
          </table:table-cell>
          <table:table-cell office:value-type="float" office:value="4.928619" calcext:value-type="float">
            <text:p>4.928619</text:p>
          </table:table-cell>
          <table:table-cell office:value-type="float" office:value="7.924683" calcext:value-type="float">
            <text:p>7.924683</text:p>
          </table:table-cell>
          <table:table-cell office:value-type="float" office:value="6.194672" calcext:value-type="float">
            <text:p>6.194672</text:p>
          </table:table-cell>
          <table:table-cell office:value-type="float" office:value="8.089813" calcext:value-type="float">
            <text:p>8.089813</text:p>
          </table:table-cell>
          <table:table-cell office:value-type="float" office:value="7.140106" calcext:value-type="float">
            <text:p>7.140106</text:p>
          </table:table-cell>
          <table:table-cell office:value-type="float" office:value="8.632294" calcext:value-type="float">
            <text:p>8.632294</text:p>
          </table:table-cell>
          <table:table-cell office:value-type="float" office:value="8.359497" calcext:value-type="float">
            <text:p>8.359497</text:p>
          </table:table-cell>
          <table:table-cell office:value-type="float" office:value="9.85611" calcext:value-type="float">
            <text:p>9.85611</text:p>
          </table:table-cell>
          <table:table-cell office:value-type="float" office:value="9.692322" calcext:value-type="float">
            <text:p>9.692322</text:p>
          </table:table-cell>
          <table:table-cell office:value-type="float" office:value="11.07285" calcext:value-type="float">
            <text:p>11.07285</text:p>
          </table:table-cell>
          <table:table-cell office:value-type="float" office:value="10.98895" calcext:value-type="float">
            <text:p>10.98895</text:p>
          </table:table-cell>
          <table:table-cell office:value-type="float" office:value="11.9592" calcext:value-type="float">
            <text:p>11.9592</text:p>
          </table:table-cell>
          <table:table-cell office:value-type="float" office:value="11.88174" calcext:value-type="float">
            <text:p>11.88174</text:p>
          </table:table-cell>
          <table:table-cell office:value-type="float" office:value="12.64792" calcext:value-type="float">
            <text:p>12.64792</text:p>
          </table:table-cell>
          <table:table-cell office:value-type="float" office:value="12.56113" calcext:value-type="float">
            <text:p>12.56113</text:p>
          </table:table-cell>
          <table:table-cell office:value-type="float" office:value="13.0885" calcext:value-type="float">
            <text:p>13.0885</text:p>
          </table:table-cell>
          <table:table-cell office:value-type="float" office:value="12.99936" calcext:value-type="float">
            <text:p>12.99936</text:p>
          </table:table-cell>
          <table:table-cell office:value-type="float" office:value="13.17459" calcext:value-type="float">
            <text:p>13.17459</text:p>
          </table:table-cell>
          <table:table-cell office:value-type="float" office:value="13.09122" calcext:value-type="float">
            <text:p>13.09122</text:p>
          </table:table-cell>
          <table:table-cell office:value-type="float" office:value="20.79813" calcext:value-type="float">
            <text:p>20.79813</text:p>
          </table:table-cell>
          <table:table-cell office:value-type="float" office:value="-9.087372" calcext:value-type="float">
            <text:p>-9.0873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6" calcext:value-type="float">
            <text:p>29112006</text:p>
          </table:table-cell>
          <table:table-cell office:value-type="float" office:value="6.427917" calcext:value-type="float">
            <text:p>6.427917</text:p>
          </table:table-cell>
          <table:table-cell office:value-type="float" office:value="-5.349343" calcext:value-type="float">
            <text:p>-5.349343</text:p>
          </table:table-cell>
          <table:table-cell office:value-type="float" office:value="-11.85204" calcext:value-type="float">
            <text:p>-11.85204</text:p>
          </table:table-cell>
          <table:table-cell office:value-type="float" office:value="0.3642738" calcext:value-type="float">
            <text:p>0.3642738</text:p>
          </table:table-cell>
          <table:table-cell office:value-type="float" office:value="0.2213647" calcext:value-type="float">
            <text:p>0.2213647</text:p>
          </table:table-cell>
          <table:table-cell office:value-type="float" office:value="308.0843" calcext:value-type="float">
            <text:p>308.0843</text:p>
          </table:table-cell>
          <table:table-cell office:value-type="float" office:value="0" calcext:value-type="float">
            <text:p>0</text:p>
          </table:table-cell>
          <table:table-cell office:value-type="float" office:value="4.4151" calcext:value-type="float">
            <text:p>4.4151</text:p>
          </table:table-cell>
          <table:table-cell office:value-type="float" office:value="-7.085297" calcext:value-type="float">
            <text:p>-7.085297</text:p>
          </table:table-cell>
          <table:table-cell office:value-type="float" office:value="3.096832" calcext:value-type="float">
            <text:p>3.096832</text:p>
          </table:table-cell>
          <table:table-cell office:value-type="float" office:value="-1.737518" calcext:value-type="float">
            <text:p>-1.737518</text:p>
          </table:table-cell>
          <table:table-cell office:value-type="float" office:value="5.429962" calcext:value-type="float">
            <text:p>5.429962</text:p>
          </table:table-cell>
          <table:table-cell office:value-type="float" office:value="0.2423401" calcext:value-type="float">
            <text:p>0.2423401</text:p>
          </table:table-cell>
          <table:table-cell office:value-type="float" office:value="6.987976" calcext:value-type="float">
            <text:p>6.987976</text:p>
          </table:table-cell>
          <table:table-cell office:value-type="float" office:value="2.13092" calcext:value-type="float">
            <text:p>2.13092</text:p>
          </table:table-cell>
          <table:table-cell office:value-type="float" office:value="7.519226" calcext:value-type="float">
            <text:p>7.519226</text:p>
          </table:table-cell>
          <table:table-cell office:value-type="float" office:value="3.42569" calcext:value-type="float">
            <text:p>3.42569</text:p>
          </table:table-cell>
          <table:table-cell office:value-type="float" office:value="7.885681" calcext:value-type="float">
            <text:p>7.885681</text:p>
          </table:table-cell>
          <table:table-cell office:value-type="float" office:value="4.92807" calcext:value-type="float">
            <text:p>4.92807</text:p>
          </table:table-cell>
          <table:table-cell office:value-type="float" office:value="8.055145" calcext:value-type="float">
            <text:p>8.055145</text:p>
          </table:table-cell>
          <table:table-cell office:value-type="float" office:value="6.197388" calcext:value-type="float">
            <text:p>6.197388</text:p>
          </table:table-cell>
          <table:table-cell office:value-type="float" office:value="8.460205" calcext:value-type="float">
            <text:p>8.460205</text:p>
          </table:table-cell>
          <table:table-cell office:value-type="float" office:value="7.881622" calcext:value-type="float">
            <text:p>7.881622</text:p>
          </table:table-cell>
          <table:table-cell office:value-type="float" office:value="9.690765" calcext:value-type="float">
            <text:p>9.690765</text:p>
          </table:table-cell>
          <table:table-cell office:value-type="float" office:value="9.516693" calcext:value-type="float">
            <text:p>9.516693</text:p>
          </table:table-cell>
          <table:table-cell office:value-type="float" office:value="10.98798" calcext:value-type="float">
            <text:p>10.98798</text:p>
          </table:table-cell>
          <table:table-cell office:value-type="float" office:value="10.88824" calcext:value-type="float">
            <text:p>10.88824</text:p>
          </table:table-cell>
          <table:table-cell office:value-type="float" office:value="11.88086" calcext:value-type="float">
            <text:p>11.88086</text:p>
          </table:table-cell>
          <table:table-cell office:value-type="float" office:value="11.79645" calcext:value-type="float">
            <text:p>11.79645</text:p>
          </table:table-cell>
          <table:table-cell office:value-type="float" office:value="12.56024" calcext:value-type="float">
            <text:p>12.56024</text:p>
          </table:table-cell>
          <table:table-cell office:value-type="float" office:value="12.47421" calcext:value-type="float">
            <text:p>12.47421</text:p>
          </table:table-cell>
          <table:table-cell office:value-type="float" office:value="12.99847" calcext:value-type="float">
            <text:p>12.99847</text:p>
          </table:table-cell>
          <table:table-cell office:value-type="float" office:value="12.91144" calcext:value-type="float">
            <text:p>12.91144</text:p>
          </table:table-cell>
          <table:table-cell office:value-type="float" office:value="13.09036" calcext:value-type="float">
            <text:p>13.09036</text:p>
          </table:table-cell>
          <table:table-cell office:value-type="float" office:value="13.008" calcext:value-type="float">
            <text:p>13.008</text:p>
          </table:table-cell>
          <table:table-cell office:value-type="float" office:value="3.86084" calcext:value-type="float">
            <text:p>3.86084</text:p>
          </table:table-cell>
          <table:table-cell office:value-type="float" office:value="-14.2048" calcext:value-type="float">
            <text:p>-14.20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6" calcext:value-type="float">
            <text:p>30112006</text:p>
          </table:table-cell>
          <table:table-cell office:value-type="float" office:value="6.406481" calcext:value-type="float">
            <text:p>6.406481</text:p>
          </table:table-cell>
          <table:table-cell office:value-type="float" office:value="-5.349343" calcext:value-type="float">
            <text:p>-5.349343</text:p>
          </table:table-cell>
          <table:table-cell office:value-type="float" office:value="-14.06315" calcext:value-type="float">
            <text:p>-14.06315</text:p>
          </table:table-cell>
          <table:table-cell office:value-type="float" office:value="0.3642738" calcext:value-type="float">
            <text:p>0.3642738</text:p>
          </table:table-cell>
          <table:table-cell office:value-type="float" office:value="0.1858149" calcext:value-type="float">
            <text:p>0.1858149</text:p>
          </table:table-cell>
          <table:table-cell office:value-type="float" office:value="309.4673" calcext:value-type="float">
            <text:p>309.4673</text:p>
          </table:table-cell>
          <table:table-cell office:value-type="float" office:value="0" calcext:value-type="float">
            <text:p>0</text:p>
          </table:table-cell>
          <table:table-cell office:value-type="float" office:value="2.859528" calcext:value-type="float">
            <text:p>2.859528</text:p>
          </table:table-cell>
          <table:table-cell office:value-type="float" office:value="-8.599426" calcext:value-type="float">
            <text:p>-8.599426</text:p>
          </table:table-cell>
          <table:table-cell office:value-type="float" office:value="-0.5283203" calcext:value-type="float">
            <text:p>-0.5283203</text:p>
          </table:table-cell>
          <table:table-cell office:value-type="float" office:value="-3.378693" calcext:value-type="float">
            <text:p>-3.378693</text:p>
          </table:table-cell>
          <table:table-cell office:value-type="float" office:value="0.1939087" calcext:value-type="float">
            <text:p>0.1939087</text:p>
          </table:table-cell>
          <table:table-cell office:value-type="float" office:value="-0.3914795" calcext:value-type="float">
            <text:p>-0.3914795</text:p>
          </table:table-cell>
          <table:table-cell office:value-type="float" office:value="2.089203" calcext:value-type="float">
            <text:p>2.089203</text:p>
          </table:table-cell>
          <table:table-cell office:value-type="float" office:value="1.025848" calcext:value-type="float">
            <text:p>1.025848</text:p>
          </table:table-cell>
          <table:table-cell office:value-type="float" office:value="3.389679" calcext:value-type="float">
            <text:p>3.389679</text:p>
          </table:table-cell>
          <table:table-cell office:value-type="float" office:value="2.083252" calcext:value-type="float">
            <text:p>2.083252</text:p>
          </table:table-cell>
          <table:table-cell office:value-type="float" office:value="4.89978" calcext:value-type="float">
            <text:p>4.89978</text:p>
          </table:table-cell>
          <table:table-cell office:value-type="float" office:value="3.388702" calcext:value-type="float">
            <text:p>3.388702</text:p>
          </table:table-cell>
          <table:table-cell office:value-type="float" office:value="6.177582" calcext:value-type="float">
            <text:p>6.177582</text:p>
          </table:table-cell>
          <table:table-cell office:value-type="float" office:value="4.752655" calcext:value-type="float">
            <text:p>4.752655</text:p>
          </table:table-cell>
          <table:table-cell office:value-type="float" office:value="7.871704" calcext:value-type="float">
            <text:p>7.871704</text:p>
          </table:table-cell>
          <table:table-cell office:value-type="float" office:value="6.80069" calcext:value-type="float">
            <text:p>6.80069</text:p>
          </table:table-cell>
          <table:table-cell office:value-type="float" office:value="9.51358" calcext:value-type="float">
            <text:p>9.51358</text:p>
          </table:table-cell>
          <table:table-cell office:value-type="float" office:value="9.088837" calcext:value-type="float">
            <text:p>9.088837</text:p>
          </table:table-cell>
          <table:table-cell office:value-type="float" office:value="10.88705" calcext:value-type="float">
            <text:p>10.88705</text:p>
          </table:table-cell>
          <table:table-cell office:value-type="float" office:value="10.74316" calcext:value-type="float">
            <text:p>10.74316</text:p>
          </table:table-cell>
          <table:table-cell office:value-type="float" office:value="11.79553" calcext:value-type="float">
            <text:p>11.79553</text:p>
          </table:table-cell>
          <table:table-cell office:value-type="float" office:value="11.69968" calcext:value-type="float">
            <text:p>11.69968</text:p>
          </table:table-cell>
          <table:table-cell office:value-type="float" office:value="12.47333" calcext:value-type="float">
            <text:p>12.47333</text:p>
          </table:table-cell>
          <table:table-cell office:value-type="float" office:value="12.38602" calcext:value-type="float">
            <text:p>12.38602</text:p>
          </table:table-cell>
          <table:table-cell office:value-type="float" office:value="12.91055" calcext:value-type="float">
            <text:p>12.91055</text:p>
          </table:table-cell>
          <table:table-cell office:value-type="float" office:value="12.82483" calcext:value-type="float">
            <text:p>12.82483</text:p>
          </table:table-cell>
          <table:table-cell office:value-type="float" office:value="13.00714" calcext:value-type="float">
            <text:p>13.00714</text:p>
          </table:table-cell>
          <table:table-cell office:value-type="float" office:value="12.92578" calcext:value-type="float">
            <text:p>12.92578</text:p>
          </table:table-cell>
          <table:table-cell office:value-type="float" office:value="3.430054" calcext:value-type="float">
            <text:p>3.430054</text:p>
          </table:table-cell>
          <table:table-cell office:value-type="float" office:value="-16.03006" calcext:value-type="float">
            <text:p>-16.030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6" calcext:value-type="float">
            <text:p>1122006</text:p>
          </table:table-cell>
          <table:table-cell office:value-type="float" office:value="6.320439" calcext:value-type="float">
            <text:p>6.320439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14.01589" calcext:value-type="float">
            <text:p>-14.01589</text:p>
          </table:table-cell>
          <table:table-cell office:value-type="float" office:value="0.7101907" calcext:value-type="float">
            <text:p>0.7101907</text:p>
          </table:table-cell>
          <table:table-cell office:value-type="float" office:value="0.186517" calcext:value-type="float">
            <text:p>0.186517</text:p>
          </table:table-cell>
          <table:table-cell office:value-type="float" office:value="313.4047" calcext:value-type="float">
            <text:p>313.4047</text:p>
          </table:table-cell>
          <table:table-cell office:value-type="float" office:value="0" calcext:value-type="float">
            <text:p>0</text:p>
          </table:table-cell>
          <table:table-cell office:value-type="float" office:value="6.404327" calcext:value-type="float">
            <text:p>6.404327</text:p>
          </table:table-cell>
          <table:table-cell office:value-type="float" office:value="-9.093994" calcext:value-type="float">
            <text:p>-9.093994</text:p>
          </table:table-cell>
          <table:table-cell office:value-type="float" office:value="1.781067" calcext:value-type="float">
            <text:p>1.781067</text:p>
          </table:table-cell>
          <table:table-cell office:value-type="float" office:value="-3.838837" calcext:value-type="float">
            <text:p>-3.838837</text:p>
          </table:table-cell>
          <table:table-cell office:value-type="float" office:value="0.1862488" calcext:value-type="float">
            <text:p>0.1862488</text:p>
          </table:table-cell>
          <table:table-cell office:value-type="float" office:value="-0.6288147" calcext:value-type="float">
            <text:p>-0.6288147</text:p>
          </table:table-cell>
          <table:table-cell office:value-type="float" office:value="1.108429" calcext:value-type="float">
            <text:p>1.108429</text:p>
          </table:table-cell>
          <table:table-cell office:value-type="float" office:value="0.6951599" calcext:value-type="float">
            <text:p>0.6951599</text:p>
          </table:table-cell>
          <table:table-cell office:value-type="float" office:value="2.07373" calcext:value-type="float">
            <text:p>2.07373</text:p>
          </table:table-cell>
          <table:table-cell office:value-type="float" office:value="1.735626" calcext:value-type="float">
            <text:p>1.735626</text:p>
          </table:table-cell>
          <table:table-cell office:value-type="float" office:value="3.379517" calcext:value-type="float">
            <text:p>3.379517</text:p>
          </table:table-cell>
          <table:table-cell office:value-type="float" office:value="2.888641" calcext:value-type="float">
            <text:p>2.888641</text:p>
          </table:table-cell>
          <table:table-cell office:value-type="float" office:value="4.743134" calcext:value-type="float">
            <text:p>4.743134</text:p>
          </table:table-cell>
          <table:table-cell office:value-type="float" office:value="4.100433" calcext:value-type="float">
            <text:p>4.100433</text:p>
          </table:table-cell>
          <table:table-cell office:value-type="float" office:value="6.79071" calcext:value-type="float">
            <text:p>6.79071</text:p>
          </table:table-cell>
          <table:table-cell office:value-type="float" office:value="5.989166" calcext:value-type="float">
            <text:p>5.989166</text:p>
          </table:table-cell>
          <table:table-cell office:value-type="float" office:value="9.083374" calcext:value-type="float">
            <text:p>9.083374</text:p>
          </table:table-cell>
          <table:table-cell office:value-type="float" office:value="8.546844" calcext:value-type="float">
            <text:p>8.546844</text:p>
          </table:table-cell>
          <table:table-cell office:value-type="float" office:value="10.74127" calcext:value-type="float">
            <text:p>10.74127</text:p>
          </table:table-cell>
          <table:table-cell office:value-type="float" office:value="10.526" calcext:value-type="float">
            <text:p>10.526</text:p>
          </table:table-cell>
          <table:table-cell office:value-type="float" office:value="11.69858" calcext:value-type="float">
            <text:p>11.69858</text:p>
          </table:table-cell>
          <table:table-cell office:value-type="float" office:value="11.57932" calcext:value-type="float">
            <text:p>11.57932</text:p>
          </table:table-cell>
          <table:table-cell office:value-type="float" office:value="12.3851" calcext:value-type="float">
            <text:p>12.3851</text:p>
          </table:table-cell>
          <table:table-cell office:value-type="float" office:value="12.29367" calcext:value-type="float">
            <text:p>12.29367</text:p>
          </table:table-cell>
          <table:table-cell office:value-type="float" office:value="12.82394" calcext:value-type="float">
            <text:p>12.82394</text:p>
          </table:table-cell>
          <table:table-cell office:value-type="float" office:value="12.73849" calcext:value-type="float">
            <text:p>12.73849</text:p>
          </table:table-cell>
          <table:table-cell office:value-type="float" office:value="12.92496" calcext:value-type="float">
            <text:p>12.92496</text:p>
          </table:table-cell>
          <table:table-cell office:value-type="float" office:value="12.84402" calcext:value-type="float">
            <text:p>12.84402</text:p>
          </table:table-cell>
          <table:table-cell office:value-type="float" office:value="11.67111" calcext:value-type="float">
            <text:p>11.67111</text:p>
          </table:table-cell>
          <table:table-cell office:value-type="float" office:value="-16.31616" calcext:value-type="float">
            <text:p>-16.316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6" calcext:value-type="float">
            <text:p>2122006</text:p>
          </table:table-cell>
          <table:table-cell office:value-type="float" office:value="6.266911" calcext:value-type="float">
            <text:p>6.266911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13.49925" calcext:value-type="float">
            <text:p>-13.49925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1943538" calcext:value-type="float">
            <text:p>0.1943538</text:p>
          </table:table-cell>
          <table:table-cell office:value-type="float" office:value="309.6453" calcext:value-type="float">
            <text:p>309.6453</text:p>
          </table:table-cell>
          <table:table-cell office:value-type="float" office:value="0" calcext:value-type="float">
            <text:p>0</text:p>
          </table:table-cell>
          <table:table-cell office:value-type="float" office:value="3.588562" calcext:value-type="float">
            <text:p>3.588562</text:p>
          </table:table-cell>
          <table:table-cell office:value-type="float" office:value="-8.4198" calcext:value-type="float">
            <text:p>-8.4198</text:p>
          </table:table-cell>
          <table:table-cell office:value-type="float" office:value="-0.4171448" calcext:value-type="float">
            <text:p>-0.4171448</text:p>
          </table:table-cell>
          <table:table-cell office:value-type="float" office:value="-3.395447" calcext:value-type="float">
            <text:p>-3.395447</text:p>
          </table:table-cell>
          <table:table-cell office:value-type="float" office:value="-0.2037964" calcext:value-type="float">
            <text:p>-0.2037964</text:p>
          </table:table-cell>
          <table:table-cell office:value-type="float" office:value="-0.615387" calcext:value-type="float">
            <text:p>-0.615387</text:p>
          </table:table-cell>
          <table:table-cell office:value-type="float" office:value="0.872406" calcext:value-type="float">
            <text:p>0.872406</text:p>
          </table:table-cell>
          <table:table-cell office:value-type="float" office:value="0.5587158" calcext:value-type="float">
            <text:p>0.5587158</text:p>
          </table:table-cell>
          <table:table-cell office:value-type="float" office:value="1.769135" calcext:value-type="float">
            <text:p>1.769135</text:p>
          </table:table-cell>
          <table:table-cell office:value-type="float" office:value="1.415894" calcext:value-type="float">
            <text:p>1.415894</text:p>
          </table:table-cell>
          <table:table-cell office:value-type="float" office:value="2.883636" calcext:value-type="float">
            <text:p>2.883636</text:p>
          </table:table-cell>
          <table:table-cell office:value-type="float" office:value="2.475952" calcext:value-type="float">
            <text:p>2.475952</text:p>
          </table:table-cell>
          <table:table-cell office:value-type="float" office:value="4.095337" calcext:value-type="float">
            <text:p>4.095337</text:p>
          </table:table-cell>
          <table:table-cell office:value-type="float" office:value="3.627502" calcext:value-type="float">
            <text:p>3.627502</text:p>
          </table:table-cell>
          <table:table-cell office:value-type="float" office:value="5.982758" calcext:value-type="float">
            <text:p>5.982758</text:p>
          </table:table-cell>
          <table:table-cell office:value-type="float" office:value="5.430298" calcext:value-type="float">
            <text:p>5.430298</text:p>
          </table:table-cell>
          <table:table-cell office:value-type="float" office:value="8.54129" calcext:value-type="float">
            <text:p>8.54129</text:p>
          </table:table-cell>
          <table:table-cell office:value-type="float" office:value="8.045441" calcext:value-type="float">
            <text:p>8.045441</text:p>
          </table:table-cell>
          <table:table-cell office:value-type="float" office:value="10.52341" calcext:value-type="float">
            <text:p>10.52341</text:p>
          </table:table-cell>
          <table:table-cell office:value-type="float" office:value="10.25983" calcext:value-type="float">
            <text:p>10.25983</text:p>
          </table:table-cell>
          <table:table-cell office:value-type="float" office:value="11.57788" calcext:value-type="float">
            <text:p>11.57788</text:p>
          </table:table-cell>
          <table:table-cell office:value-type="float" office:value="11.42896" calcext:value-type="float">
            <text:p>11.42896</text:p>
          </table:table-cell>
          <table:table-cell office:value-type="float" office:value="12.29269" calcext:value-type="float">
            <text:p>12.29269</text:p>
          </table:table-cell>
          <table:table-cell office:value-type="float" office:value="12.19202" calcext:value-type="float">
            <text:p>12.19202</text:p>
          </table:table-cell>
          <table:table-cell office:value-type="float" office:value="12.73764" calcext:value-type="float">
            <text:p>12.73764</text:p>
          </table:table-cell>
          <table:table-cell office:value-type="float" office:value="12.65109" calcext:value-type="float">
            <text:p>12.65109</text:p>
          </table:table-cell>
          <table:table-cell office:value-type="float" office:value="12.8432" calcext:value-type="float">
            <text:p>12.8432</text:p>
          </table:table-cell>
          <table:table-cell office:value-type="float" office:value="12.7626" calcext:value-type="float">
            <text:p>12.7626</text:p>
          </table:table-cell>
          <table:table-cell office:value-type="float" office:value="5.337524" calcext:value-type="float">
            <text:p>5.337524</text:p>
          </table:table-cell>
          <table:table-cell office:value-type="float" office:value="-15.65753" calcext:value-type="float">
            <text:p>-15.657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6" calcext:value-type="float">
            <text:p>3122006</text:p>
          </table:table-cell>
          <table:table-cell office:value-type="float" office:value="6.273854" calcext:value-type="float">
            <text:p>6.273854</text:p>
          </table:table-cell>
          <table:table-cell office:value-type="float" office:value="-2.571566" calcext:value-type="float">
            <text:p>-2.571566</text:p>
          </table:table-cell>
          <table:table-cell office:value-type="float" office:value="-12.9437" calcext:value-type="float">
            <text:p>-12.9437</text:p>
          </table:table-cell>
          <table:table-cell office:value-type="float" office:value="0.4473677" calcext:value-type="float">
            <text:p>0.4473677</text:p>
          </table:table-cell>
          <table:table-cell office:value-type="float" office:value="0.2031112" calcext:value-type="float">
            <text:p>0.2031112</text:p>
          </table:table-cell>
          <table:table-cell office:value-type="float" office:value="311.7621" calcext:value-type="float">
            <text:p>311.7621</text:p>
          </table:table-cell>
          <table:table-cell office:value-type="float" office:value="0" calcext:value-type="float">
            <text:p>0</text:p>
          </table:table-cell>
          <table:table-cell office:value-type="float" office:value="3.769867" calcext:value-type="float">
            <text:p>3.769867</text:p>
          </table:table-cell>
          <table:table-cell office:value-type="float" office:value="-8.724182" calcext:value-type="float">
            <text:p>-8.724182</text:p>
          </table:table-cell>
          <table:table-cell office:value-type="float" office:value="-0.5390015" calcext:value-type="float">
            <text:p>-0.5390015</text:p>
          </table:table-cell>
          <table:table-cell office:value-type="float" office:value="-3.895874" calcext:value-type="float">
            <text:p>-3.895874</text:p>
          </table:table-cell>
          <table:table-cell office:value-type="float" office:value="-0.547699" calcext:value-type="float">
            <text:p>-0.547699</text:p>
          </table:table-cell>
          <table:table-cell office:value-type="float" office:value="-1.046295" calcext:value-type="float">
            <text:p>-1.046295</text:p>
          </table:table-cell>
          <table:table-cell office:value-type="float" office:value="0.549408" calcext:value-type="float">
            <text:p>0.549408</text:p>
          </table:table-cell>
          <table:table-cell office:value-type="float" office:value="0.1279297" calcext:value-type="float">
            <text:p>0.1279297</text:p>
          </table:table-cell>
          <table:table-cell office:value-type="float" office:value="1.408813" calcext:value-type="float">
            <text:p>1.408813</text:p>
          </table:table-cell>
          <table:table-cell office:value-type="float" office:value="1.022675" calcext:value-type="float">
            <text:p>1.022675</text:p>
          </table:table-cell>
          <table:table-cell office:value-type="float" office:value="2.471039" calcext:value-type="float">
            <text:p>2.471039</text:p>
          </table:table-cell>
          <table:table-cell office:value-type="float" office:value="2.050079" calcext:value-type="float">
            <text:p>2.050079</text:p>
          </table:table-cell>
          <table:table-cell office:value-type="float" office:value="3.623016" calcext:value-type="float">
            <text:p>3.623016</text:p>
          </table:table-cell>
          <table:table-cell office:value-type="float" office:value="3.175812" calcext:value-type="float">
            <text:p>3.175812</text:p>
          </table:table-cell>
          <table:table-cell office:value-type="float" office:value="5.425293" calcext:value-type="float">
            <text:p>5.425293</text:p>
          </table:table-cell>
          <table:table-cell office:value-type="float" office:value="4.950104" calcext:value-type="float">
            <text:p>4.950104</text:p>
          </table:table-cell>
          <table:table-cell office:value-type="float" office:value="8.040558" calcext:value-type="float">
            <text:p>8.040558</text:p>
          </table:table-cell>
          <table:table-cell office:value-type="float" office:value="7.60022" calcext:value-type="float">
            <text:p>7.60022</text:p>
          </table:table-cell>
          <table:table-cell office:value-type="float" office:value="10.2569" calcext:value-type="float">
            <text:p>10.2569</text:p>
          </table:table-cell>
          <table:table-cell office:value-type="float" office:value="9.973267" calcext:value-type="float">
            <text:p>9.973267</text:p>
          </table:table-cell>
          <table:table-cell office:value-type="float" office:value="11.42722" calcext:value-type="float">
            <text:p>11.42722</text:p>
          </table:table-cell>
          <table:table-cell office:value-type="float" office:value="11.25406" calcext:value-type="float">
            <text:p>11.25406</text:p>
          </table:table-cell>
          <table:table-cell office:value-type="float" office:value="12.19095" calcext:value-type="float">
            <text:p>12.19095</text:p>
          </table:table-cell>
          <table:table-cell office:value-type="float" office:value="12.07858" calcext:value-type="float">
            <text:p>12.07858</text:p>
          </table:table-cell>
          <table:table-cell office:value-type="float" office:value="12.65015" calcext:value-type="float">
            <text:p>12.65015</text:p>
          </table:table-cell>
          <table:table-cell office:value-type="float" office:value="12.56061" calcext:value-type="float">
            <text:p>12.56061</text:p>
          </table:table-cell>
          <table:table-cell office:value-type="float" office:value="12.76175" calcext:value-type="float">
            <text:p>12.76175</text:p>
          </table:table-cell>
          <table:table-cell office:value-type="float" office:value="12.68073" calcext:value-type="float">
            <text:p>12.68073</text:p>
          </table:table-cell>
          <table:table-cell office:value-type="float" office:value="5.963867" calcext:value-type="float">
            <text:p>5.963867</text:p>
          </table:table-cell>
          <table:table-cell office:value-type="float" office:value="-15.51996" calcext:value-type="float">
            <text:p>-15.519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6" calcext:value-type="float">
            <text:p>4122006</text:p>
          </table:table-cell>
          <table:table-cell office:value-type="float" office:value="6.326407" calcext:value-type="float">
            <text:p>6.326407</text:p>
          </table:table-cell>
          <table:table-cell office:value-type="float" office:value="5.761768" calcext:value-type="float">
            <text:p>5.761768</text:p>
          </table:table-cell>
          <table:table-cell office:value-type="float" office:value="-6.51486" calcext:value-type="float">
            <text:p>-6.51486</text:p>
          </table:table-cell>
          <table:table-cell office:value-type="float" office:value="0.7709029" calcext:value-type="float">
            <text:p>0.7709029</text:p>
          </table:table-cell>
          <table:table-cell office:value-type="float" office:value="0.3337582" calcext:value-type="float">
            <text:p>0.3337582</text:p>
          </table:table-cell>
          <table:table-cell office:value-type="float" office:value="311.0232" calcext:value-type="float">
            <text:p>311.0232</text:p>
          </table:table-cell>
          <table:table-cell office:value-type="float" office:value="0" calcext:value-type="float">
            <text:p>0</text:p>
          </table:table-cell>
          <table:table-cell office:value-type="float" office:value="8.422272" calcext:value-type="float">
            <text:p>8.422272</text:p>
          </table:table-cell>
          <table:table-cell office:value-type="float" office:value="-6.201599" calcext:value-type="float">
            <text:p>-6.201599</text:p>
          </table:table-cell>
          <table:table-cell office:value-type="float" office:value="3.181519" calcext:value-type="float">
            <text:p>3.181519</text:p>
          </table:table-cell>
          <table:table-cell office:value-type="float" office:value="-2.913025" calcext:value-type="float">
            <text:p>-2.913025</text:p>
          </table:table-cell>
          <table:table-cell office:value-type="float" office:value="0.04736328" calcext:value-type="float">
            <text:p>0.04736328</text:p>
          </table:table-cell>
          <table:table-cell office:value-type="float" office:value="-1.156769" calcext:value-type="float">
            <text:p>-1.156769</text:p>
          </table:table-cell>
          <table:table-cell office:value-type="float" office:value="0.6185608" calcext:value-type="float">
            <text:p>0.6185608</text:p>
          </table:table-cell>
          <table:table-cell office:value-type="float" office:value="-0.08551025" calcext:value-type="float">
            <text:p>-0.08551025</text:p>
          </table:table-cell>
          <table:table-cell office:value-type="float" office:value="1.202728" calcext:value-type="float">
            <text:p>1.202728</text:p>
          </table:table-cell>
          <table:table-cell office:value-type="float" office:value="0.7711792" calcext:value-type="float">
            <text:p>0.7711792</text:p>
          </table:table-cell>
          <table:table-cell office:value-type="float" office:value="2.045898" calcext:value-type="float">
            <text:p>2.045898</text:p>
          </table:table-cell>
          <table:table-cell office:value-type="float" office:value="1.810883" calcext:value-type="float">
            <text:p>1.810883</text:p>
          </table:table-cell>
          <table:table-cell office:value-type="float" office:value="3.172028" calcext:value-type="float">
            <text:p>3.172028</text:p>
          </table:table-cell>
          <table:table-cell office:value-type="float" office:value="2.924774" calcext:value-type="float">
            <text:p>2.924774</text:p>
          </table:table-cell>
          <table:table-cell office:value-type="float" office:value="4.94574" calcext:value-type="float">
            <text:p>4.94574</text:p>
          </table:table-cell>
          <table:table-cell office:value-type="float" office:value="4.57312" calcext:value-type="float">
            <text:p>4.57312</text:p>
          </table:table-cell>
          <table:table-cell office:value-type="float" office:value="7.595795" calcext:value-type="float">
            <text:p>7.595795</text:p>
          </table:table-cell>
          <table:table-cell office:value-type="float" office:value="7.198883" calcext:value-type="float">
            <text:p>7.198883</text:p>
          </table:table-cell>
          <table:table-cell office:value-type="float" office:value="9.970276" calcext:value-type="float">
            <text:p>9.970276</text:p>
          </table:table-cell>
          <table:table-cell office:value-type="float" office:value="9.681213" calcext:value-type="float">
            <text:p>9.681213</text:p>
          </table:table-cell>
          <table:table-cell office:value-type="float" office:value="11.25214" calcext:value-type="float">
            <text:p>11.25214</text:p>
          </table:table-cell>
          <table:table-cell office:value-type="float" office:value="11.06189" calcext:value-type="float">
            <text:p>11.06189</text:p>
          </table:table-cell>
          <table:table-cell office:value-type="float" office:value="12.07733" calcext:value-type="float">
            <text:p>12.07733</text:p>
          </table:table-cell>
          <table:table-cell office:value-type="float" office:value="11.95316" calcext:value-type="float">
            <text:p>11.95316</text:p>
          </table:table-cell>
          <table:table-cell office:value-type="float" office:value="12.55966" calcext:value-type="float">
            <text:p>12.55966</text:p>
          </table:table-cell>
          <table:table-cell office:value-type="float" office:value="12.46625" calcext:value-type="float">
            <text:p>12.46625</text:p>
          </table:table-cell>
          <table:table-cell office:value-type="float" office:value="12.67993" calcext:value-type="float">
            <text:p>12.67993</text:p>
          </table:table-cell>
          <table:table-cell office:value-type="float" office:value="12.59836" calcext:value-type="float">
            <text:p>12.59836</text:p>
          </table:table-cell>
          <table:table-cell office:value-type="float" office:value="14.28955" calcext:value-type="float">
            <text:p>14.28955</text:p>
          </table:table-cell>
          <table:table-cell office:value-type="float" office:value="-10.64828" calcext:value-type="float">
            <text:p>-10.648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6" calcext:value-type="float">
            <text:p>5122006</text:p>
          </table:table-cell>
          <table:table-cell office:value-type="float" office:value="6.344109" calcext:value-type="float">
            <text:p>6.344109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-6.8561" calcext:value-type="float">
            <text:p>-6.8561</text:p>
          </table:table-cell>
          <table:table-cell office:value-type="float" office:value="1.161913" calcext:value-type="float">
            <text:p>1.161913</text:p>
          </table:table-cell>
          <table:table-cell office:value-type="float" office:value="0.2457915" calcext:value-type="float">
            <text:p>0.2457915</text:p>
          </table:table-cell>
          <table:table-cell office:value-type="float" office:value="308.1474" calcext:value-type="float">
            <text:p>308.1474</text:p>
          </table:table-cell>
          <table:table-cell office:value-type="float" office:value="0" calcext:value-type="float">
            <text:p>0</text:p>
          </table:table-cell>
          <table:table-cell office:value-type="float" office:value="13.84985" calcext:value-type="float">
            <text:p>13.84985</text:p>
          </table:table-cell>
          <table:table-cell office:value-type="float" office:value="-4.936615" calcext:value-type="float">
            <text:p>-4.936615</text:p>
          </table:table-cell>
          <table:table-cell office:value-type="float" office:value="6.328461" calcext:value-type="float">
            <text:p>6.328461</text:p>
          </table:table-cell>
          <table:table-cell office:value-type="float" office:value="-1.699158" calcext:value-type="float">
            <text:p>-1.699158</text:p>
          </table:table-cell>
          <table:table-cell office:value-type="float" office:value="2.297211" calcext:value-type="float">
            <text:p>2.297211</text:p>
          </table:table-cell>
          <table:table-cell office:value-type="float" office:value="-0.4685974" calcext:value-type="float">
            <text:p>-0.4685974</text:p>
          </table:table-cell>
          <table:table-cell office:value-type="float" office:value="2.220245" calcext:value-type="float">
            <text:p>2.220245</text:p>
          </table:table-cell>
          <table:table-cell office:value-type="float" office:value="0.3779907" calcext:value-type="float">
            <text:p>0.3779907</text:p>
          </table:table-cell>
          <table:table-cell office:value-type="float" office:value="2.359467" calcext:value-type="float">
            <text:p>2.359467</text:p>
          </table:table-cell>
          <table:table-cell office:value-type="float" office:value="1.069366" calcext:value-type="float">
            <text:p>1.069366</text:p>
          </table:table-cell>
          <table:table-cell office:value-type="float" office:value="2.678558" calcext:value-type="float">
            <text:p>2.678558</text:p>
          </table:table-cell>
          <table:table-cell office:value-type="float" office:value="1.933563" calcext:value-type="float">
            <text:p>1.933563</text:p>
          </table:table-cell>
          <table:table-cell office:value-type="float" office:value="3.263367" calcext:value-type="float">
            <text:p>3.263367</text:p>
          </table:table-cell>
          <table:table-cell office:value-type="float" office:value="2.902649" calcext:value-type="float">
            <text:p>2.902649</text:p>
          </table:table-cell>
          <table:table-cell office:value-type="float" office:value="4.57074" calcext:value-type="float">
            <text:p>4.57074</text:p>
          </table:table-cell>
          <table:table-cell office:value-type="float" office:value="4.417694" calcext:value-type="float">
            <text:p>4.417694</text:p>
          </table:table-cell>
          <table:table-cell office:value-type="float" office:value="7.195068" calcext:value-type="float">
            <text:p>7.195068</text:p>
          </table:table-cell>
          <table:table-cell office:value-type="float" office:value="6.876434" calcext:value-type="float">
            <text:p>6.876434</text:p>
          </table:table-cell>
          <table:table-cell office:value-type="float" office:value="9.678162" calcext:value-type="float">
            <text:p>9.678162</text:p>
          </table:table-cell>
          <table:table-cell office:value-type="float" office:value="9.39679" calcext:value-type="float">
            <text:p>9.39679</text:p>
          </table:table-cell>
          <table:table-cell office:value-type="float" office:value="11.05981" calcext:value-type="float">
            <text:p>11.05981</text:p>
          </table:table-cell>
          <table:table-cell office:value-type="float" office:value="10.85986" calcext:value-type="float">
            <text:p>10.85986</text:p>
          </table:table-cell>
          <table:table-cell office:value-type="float" office:value="11.95181" calcext:value-type="float">
            <text:p>11.95181</text:p>
          </table:table-cell>
          <table:table-cell office:value-type="float" office:value="11.81686" calcext:value-type="float">
            <text:p>11.81686</text:p>
          </table:table-cell>
          <table:table-cell office:value-type="float" office:value="12.46524" calcext:value-type="float">
            <text:p>12.46524</text:p>
          </table:table-cell>
          <table:table-cell office:value-type="float" office:value="12.36679" calcext:value-type="float">
            <text:p>12.36679</text:p>
          </table:table-cell>
          <table:table-cell office:value-type="float" office:value="12.5975" calcext:value-type="float">
            <text:p>12.5975</text:p>
          </table:table-cell>
          <table:table-cell office:value-type="float" office:value="12.51401" calcext:value-type="float">
            <text:p>12.51401</text:p>
          </table:table-cell>
          <table:table-cell office:value-type="float" office:value="21.35208" calcext:value-type="float">
            <text:p>21.35208</text:p>
          </table:table-cell>
          <table:table-cell office:value-type="float" office:value="-10.56198" calcext:value-type="float">
            <text:p>-10.561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6" calcext:value-type="float">
            <text:p>6122006</text:p>
          </table:table-cell>
          <table:table-cell office:value-type="float" office:value="6.286245" calcext:value-type="float">
            <text:p>6.286245</text:p>
          </table:table-cell>
          <table:table-cell office:value-type="float" office:value="9.095101" calcext:value-type="float">
            <text:p>9.095101</text:p>
          </table:table-cell>
          <table:table-cell office:value-type="float" office:value="-15.6492" calcext:value-type="float">
            <text:p>-15.6492</text:p>
          </table:table-cell>
          <table:table-cell office:value-type="float" office:value="0.8905139" calcext:value-type="float">
            <text:p>0.8905139</text:p>
          </table:table-cell>
          <table:table-cell office:value-type="float" office:value="0.1635836" calcext:value-type="float">
            <text:p>0.1635836</text:p>
          </table:table-cell>
          <table:table-cell office:value-type="float" office:value="312.8016" calcext:value-type="float">
            <text:p>312.8016</text:p>
          </table:table-cell>
          <table:table-cell office:value-type="float" office:value="0" calcext:value-type="float">
            <text:p>0</text:p>
          </table:table-cell>
          <table:table-cell office:value-type="float" office:value="10.20929" calcext:value-type="float">
            <text:p>10.20929</text:p>
          </table:table-cell>
          <table:table-cell office:value-type="float" office:value="-8.606995" calcext:value-type="float">
            <text:p>-8.606995</text:p>
          </table:table-cell>
          <table:table-cell office:value-type="float" office:value="4.552826" calcext:value-type="float">
            <text:p>4.552826</text:p>
          </table:table-cell>
          <table:table-cell office:value-type="float" office:value="-3.005127" calcext:value-type="float">
            <text:p>-3.005127</text:p>
          </table:table-cell>
          <table:table-cell office:value-type="float" office:value="2.831604" calcext:value-type="float">
            <text:p>2.831604</text:p>
          </table:table-cell>
          <table:table-cell office:value-type="float" office:value="-0.3997498" calcext:value-type="float">
            <text:p>-0.3997498</text:p>
          </table:table-cell>
          <table:table-cell office:value-type="float" office:value="2.525787" calcext:value-type="float">
            <text:p>2.525787</text:p>
          </table:table-cell>
          <table:table-cell office:value-type="float" office:value="0.5926514" calcext:value-type="float">
            <text:p>0.5926514</text:p>
          </table:table-cell>
          <table:table-cell office:value-type="float" office:value="2.567413" calcext:value-type="float">
            <text:p>2.567413</text:p>
          </table:table-cell>
          <table:table-cell office:value-type="float" office:value="1.328461" calcext:value-type="float">
            <text:p>1.328461</text:p>
          </table:table-cell>
          <table:table-cell office:value-type="float" office:value="2.817688" calcext:value-type="float">
            <text:p>2.817688</text:p>
          </table:table-cell>
          <table:table-cell office:value-type="float" office:value="2.171478" calcext:value-type="float">
            <text:p>2.171478</text:p>
          </table:table-cell>
          <table:table-cell office:value-type="float" office:value="3.388092" calcext:value-type="float">
            <text:p>3.388092</text:p>
          </table:table-cell>
          <table:table-cell office:value-type="float" office:value="3.043152" calcext:value-type="float">
            <text:p>3.043152</text:p>
          </table:table-cell>
          <table:table-cell office:value-type="float" office:value="4.465332" calcext:value-type="float">
            <text:p>4.465332</text:p>
          </table:table-cell>
          <table:table-cell office:value-type="float" office:value="4.404938" calcext:value-type="float">
            <text:p>4.404938</text:p>
          </table:table-cell>
          <table:table-cell office:value-type="float" office:value="6.873749" calcext:value-type="float">
            <text:p>6.873749</text:p>
          </table:table-cell>
          <table:table-cell office:value-type="float" office:value="6.666748" calcext:value-type="float">
            <text:p>6.666748</text:p>
          </table:table-cell>
          <table:table-cell office:value-type="float" office:value="9.393921" calcext:value-type="float">
            <text:p>9.393921</text:p>
          </table:table-cell>
          <table:table-cell office:value-type="float" office:value="9.137878" calcext:value-type="float">
            <text:p>9.137878</text:p>
          </table:table-cell>
          <table:table-cell office:value-type="float" office:value="10.85773" calcext:value-type="float">
            <text:p>10.85773</text:p>
          </table:table-cell>
          <table:table-cell office:value-type="float" office:value="10.65582" calcext:value-type="float">
            <text:p>10.65582</text:p>
          </table:table-cell>
          <table:table-cell office:value-type="float" office:value="11.81537" calcext:value-type="float">
            <text:p>11.81537</text:p>
          </table:table-cell>
          <table:table-cell office:value-type="float" office:value="11.67181" calcext:value-type="float">
            <text:p>11.67181</text:p>
          </table:table-cell>
          <table:table-cell office:value-type="float" office:value="12.36569" calcext:value-type="float">
            <text:p>12.36569</text:p>
          </table:table-cell>
          <table:table-cell office:value-type="float" office:value="12.26172" calcext:value-type="float">
            <text:p>12.26172</text:p>
          </table:table-cell>
          <table:table-cell office:value-type="float" office:value="12.51309" calcext:value-type="float">
            <text:p>12.51309</text:p>
          </table:table-cell>
          <table:table-cell office:value-type="float" office:value="12.42703" calcext:value-type="float">
            <text:p>12.42703</text:p>
          </table:table-cell>
          <table:table-cell office:value-type="float" office:value="15.92633" calcext:value-type="float">
            <text:p>15.92633</text:p>
          </table:table-cell>
          <table:table-cell office:value-type="float" office:value="-16.88895" calcext:value-type="float">
            <text:p>-16.888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6" calcext:value-type="float">
            <text:p>7122006</text:p>
          </table:table-cell>
          <table:table-cell office:value-type="float" office:value="6.203471" calcext:value-type="float">
            <text:p>6.203471</text:p>
          </table:table-cell>
          <table:table-cell office:value-type="float" office:value="-7.571566" calcext:value-type="float">
            <text:p>-7.571566</text:p>
          </table:table-cell>
          <table:table-cell office:value-type="float" office:value="-15.73259" calcext:value-type="float">
            <text:p>-15.73259</text:p>
          </table:table-cell>
          <table:table-cell office:value-type="float" office:value="0.3081023" calcext:value-type="float">
            <text:p>0.3081023</text:p>
          </table:table-cell>
          <table:table-cell office:value-type="float" office:value="0.1624841" calcext:value-type="float">
            <text:p>0.1624841</text:p>
          </table:table-cell>
          <table:table-cell office:value-type="float" office:value="312.3579" calcext:value-type="float">
            <text:p>312.3579</text:p>
          </table:table-cell>
          <table:table-cell office:value-type="float" office:value="0" calcext:value-type="float">
            <text:p>0</text:p>
          </table:table-cell>
          <table:table-cell office:value-type="float" office:value="1.773804" calcext:value-type="float">
            <text:p>1.773804</text:p>
          </table:table-cell>
          <table:table-cell office:value-type="float" office:value="-9.309204" calcext:value-type="float">
            <text:p>-9.309204</text:p>
          </table:table-cell>
          <table:table-cell office:value-type="float" office:value="-0.9100342" calcext:value-type="float">
            <text:p>-0.9100342</text:p>
          </table:table-cell>
          <table:table-cell office:value-type="float" office:value="-3.825897" calcext:value-type="float">
            <text:p>-3.825897</text:p>
          </table:table-cell>
          <table:table-cell office:value-type="float" office:value="-0.09829712" calcext:value-type="float">
            <text:p>-0.09829712</text:p>
          </table:table-cell>
          <table:table-cell office:value-type="float" office:value="-0.6075745" calcext:value-type="float">
            <text:p>-0.6075745</text:p>
          </table:table-cell>
          <table:table-cell office:value-type="float" office:value="1.280365" calcext:value-type="float">
            <text:p>1.280365</text:p>
          </table:table-cell>
          <table:table-cell office:value-type="float" office:value="0.3121033" calcext:value-type="float">
            <text:p>0.3121033</text:p>
          </table:table-cell>
          <table:table-cell office:value-type="float" office:value="2.017365" calcext:value-type="float">
            <text:p>2.017365</text:p>
          </table:table-cell>
          <table:table-cell office:value-type="float" office:value="1.026123" calcext:value-type="float">
            <text:p>1.026123</text:p>
          </table:table-cell>
          <table:table-cell office:value-type="float" office:value="2.763458" calcext:value-type="float">
            <text:p>2.763458</text:p>
          </table:table-cell>
          <table:table-cell office:value-type="float" office:value="1.902863" calcext:value-type="float">
            <text:p>1.902863</text:p>
          </table:table-cell>
          <table:table-cell office:value-type="float" office:value="3.389404" calcext:value-type="float">
            <text:p>3.389404</text:p>
          </table:table-cell>
          <table:table-cell office:value-type="float" office:value="2.828796" calcext:value-type="float">
            <text:p>2.828796</text:p>
          </table:table-cell>
          <table:table-cell office:value-type="float" office:value="4.447815" calcext:value-type="float">
            <text:p>4.447815</text:p>
          </table:table-cell>
          <table:table-cell office:value-type="float" office:value="4.264221" calcext:value-type="float">
            <text:p>4.264221</text:p>
          </table:table-cell>
          <table:table-cell office:value-type="float" office:value="6.664948" calcext:value-type="float">
            <text:p>6.664948</text:p>
          </table:table-cell>
          <table:table-cell office:value-type="float" office:value="6.498993" calcext:value-type="float">
            <text:p>6.498993</text:p>
          </table:table-cell>
          <table:table-cell office:value-type="float" office:value="9.135345" calcext:value-type="float">
            <text:p>9.135345</text:p>
          </table:table-cell>
          <table:table-cell office:value-type="float" office:value="8.910797" calcext:value-type="float">
            <text:p>8.910797</text:p>
          </table:table-cell>
          <table:table-cell office:value-type="float" office:value="10.65372" calcext:value-type="float">
            <text:p>10.65372</text:p>
          </table:table-cell>
          <table:table-cell office:value-type="float" office:value="10.45773" calcext:value-type="float">
            <text:p>10.45773</text:p>
          </table:table-cell>
          <table:table-cell office:value-type="float" office:value="11.67029" calcext:value-type="float">
            <text:p>11.67029</text:p>
          </table:table-cell>
          <table:table-cell office:value-type="float" office:value="11.52127" calcext:value-type="float">
            <text:p>11.52127</text:p>
          </table:table-cell>
          <table:table-cell office:value-type="float" office:value="12.26059" calcext:value-type="float">
            <text:p>12.26059</text:p>
          </table:table-cell>
          <table:table-cell office:value-type="float" office:value="12.1514" calcext:value-type="float">
            <text:p>12.1514</text:p>
          </table:table-cell>
          <table:table-cell office:value-type="float" office:value="12.42612" calcext:value-type="float">
            <text:p>12.42612</text:p>
          </table:table-cell>
          <table:table-cell office:value-type="float" office:value="12.33682" calcext:value-type="float">
            <text:p>12.33682</text:p>
          </table:table-cell>
          <table:table-cell office:value-type="float" office:value="1.639954" calcext:value-type="float">
            <text:p>1.639954</text:p>
          </table:table-cell>
          <table:table-cell office:value-type="float" office:value="-17.34164" calcext:value-type="float">
            <text:p>-17.341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6" calcext:value-type="float">
            <text:p>8122006</text:p>
          </table:table-cell>
          <table:table-cell office:value-type="float" office:value="6.160623" calcext:value-type="float">
            <text:p>6.160623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8.311998" calcext:value-type="float">
            <text:p>-8.311998</text:p>
          </table:table-cell>
          <table:table-cell office:value-type="float" office:value="0.7516172" calcext:value-type="float">
            <text:p>0.7516172</text:p>
          </table:table-cell>
          <table:table-cell office:value-type="float" office:value="0.2911984" calcext:value-type="float">
            <text:p>0.2911984</text:p>
          </table:table-cell>
          <table:table-cell office:value-type="float" office:value="311.0709" calcext:value-type="float">
            <text:p>311.0709</text:p>
          </table:table-cell>
          <table:table-cell office:value-type="float" office:value="0" calcext:value-type="float">
            <text:p>0</text:p>
          </table:table-cell>
          <table:table-cell office:value-type="float" office:value="8.705963" calcext:value-type="float">
            <text:p>8.705963</text:p>
          </table:table-cell>
          <table:table-cell office:value-type="float" office:value="-7.330048" calcext:value-type="float">
            <text:p>-7.330048</text:p>
          </table:table-cell>
          <table:table-cell office:value-type="float" office:value="3.456238" calcext:value-type="float">
            <text:p>3.456238</text:p>
          </table:table-cell>
          <table:table-cell office:value-type="float" office:value="-3.203003" calcext:value-type="float">
            <text:p>-3.203003</text:p>
          </table:table-cell>
          <table:table-cell office:value-type="float" office:value="0.2376404" calcext:value-type="float">
            <text:p>0.2376404</text:p>
          </table:table-cell>
          <table:table-cell office:value-type="float" office:value="-0.8358154" calcext:value-type="float">
            <text:p>-0.8358154</text:p>
          </table:table-cell>
          <table:table-cell office:value-type="float" office:value="0.6854553" calcext:value-type="float">
            <text:p>0.6854553</text:p>
          </table:table-cell>
          <table:table-cell office:value-type="float" office:value="0.06607056" calcext:value-type="float">
            <text:p>0.06607056</text:p>
          </table:table-cell>
          <table:table-cell office:value-type="float" office:value="1.160156" calcext:value-type="float">
            <text:p>1.160156</text:p>
          </table:table-cell>
          <table:table-cell office:value-type="float" office:value="0.7901611" calcext:value-type="float">
            <text:p>0.7901611</text:p>
          </table:table-cell>
          <table:table-cell office:value-type="float" office:value="1.897247" calcext:value-type="float">
            <text:p>1.897247</text:p>
          </table:table-cell>
          <table:table-cell office:value-type="float" office:value="1.663544" calcext:value-type="float">
            <text:p>1.663544</text:p>
          </table:table-cell>
          <table:table-cell office:value-type="float" office:value="2.824463" calcext:value-type="float">
            <text:p>2.824463</text:p>
          </table:table-cell>
          <table:table-cell office:value-type="float" office:value="2.597443" calcext:value-type="float">
            <text:p>2.597443</text:p>
          </table:table-cell>
          <table:table-cell office:value-type="float" office:value="4.26123" calcext:value-type="float">
            <text:p>4.26123</text:p>
          </table:table-cell>
          <table:table-cell office:value-type="float" office:value="3.994812" calcext:value-type="float">
            <text:p>3.994812</text:p>
          </table:table-cell>
          <table:table-cell office:value-type="float" office:value="6.496948" calcext:value-type="float">
            <text:p>6.496948</text:p>
          </table:table-cell>
          <table:table-cell office:value-type="float" office:value="6.282501" calcext:value-type="float">
            <text:p>6.282501</text:p>
          </table:table-cell>
          <table:table-cell office:value-type="float" office:value="8.908539" calcext:value-type="float">
            <text:p>8.908539</text:p>
          </table:table-cell>
          <table:table-cell office:value-type="float" office:value="8.698944" calcext:value-type="float">
            <text:p>8.698944</text:p>
          </table:table-cell>
          <table:table-cell office:value-type="float" office:value="10.45572" calcext:value-type="float">
            <text:p>10.45572</text:p>
          </table:table-cell>
          <table:table-cell office:value-type="float" office:value="10.26807" calcext:value-type="float">
            <text:p>10.26807</text:p>
          </table:table-cell>
          <table:table-cell office:value-type="float" office:value="11.51971" calcext:value-type="float">
            <text:p>11.51971</text:p>
          </table:table-cell>
          <table:table-cell office:value-type="float" office:value="11.36862" calcext:value-type="float">
            <text:p>11.36862</text:p>
          </table:table-cell>
          <table:table-cell office:value-type="float" office:value="12.15021" calcext:value-type="float">
            <text:p>12.15021</text:p>
          </table:table-cell>
          <table:table-cell office:value-type="float" office:value="12.03668" calcext:value-type="float">
            <text:p>12.03668</text:p>
          </table:table-cell>
          <table:table-cell office:value-type="float" office:value="12.33582" calcext:value-type="float">
            <text:p>12.33582</text:p>
          </table:table-cell>
          <table:table-cell office:value-type="float" office:value="12.24307" calcext:value-type="float">
            <text:p>12.24307</text:p>
          </table:table-cell>
          <table:table-cell office:value-type="float" office:value="13.60254" calcext:value-type="float">
            <text:p>13.60254</text:p>
          </table:table-cell>
          <table:table-cell office:value-type="float" office:value="-12.5174" calcext:value-type="float">
            <text:p>-12.51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6" calcext:value-type="float">
            <text:p>9122006</text:p>
          </table:table-cell>
          <table:table-cell office:value-type="float" office:value="6.241312" calcext:value-type="float">
            <text:p>6.241312</text:p>
          </table:table-cell>
          <table:table-cell office:value-type="float" office:value="13.53955" calcext:value-type="float">
            <text:p>13.53955</text:p>
          </table:table-cell>
          <table:table-cell office:value-type="float" office:value="-1.347234" calcext:value-type="float">
            <text:p>-1.347234</text:p>
          </table:table-cell>
          <table:table-cell office:value-type="float" office:value="1.108343" calcext:value-type="float">
            <text:p>1.108343</text:p>
          </table:table-cell>
          <table:table-cell office:value-type="float" office:value="0.4891221" calcext:value-type="float">
            <text:p>0.4891221</text:p>
          </table:table-cell>
          <table:table-cell office:value-type="float" office:value="309.6422" calcext:value-type="float">
            <text:p>309.6422</text:p>
          </table:table-cell>
          <table:table-cell office:value-type="float" office:value="0" calcext:value-type="float">
            <text:p>0</text:p>
          </table:table-cell>
          <table:table-cell office:value-type="float" office:value="13.50351" calcext:value-type="float">
            <text:p>13.50351</text:p>
          </table:table-cell>
          <table:table-cell office:value-type="float" office:value="-3.693024" calcext:value-type="float">
            <text:p>-3.693024</text:p>
          </table:table-cell>
          <table:table-cell office:value-type="float" office:value="6.267609" calcext:value-type="float">
            <text:p>6.267609</text:p>
          </table:table-cell>
          <table:table-cell office:value-type="float" office:value="-1.581238" calcext:value-type="float">
            <text:p>-1.581238</text:p>
          </table:table-cell>
          <table:table-cell office:value-type="float" office:value="3.13324" calcext:value-type="float">
            <text:p>3.13324</text:p>
          </table:table-cell>
          <table:table-cell office:value-type="float" office:value="-0.3807068" calcext:value-type="float">
            <text:p>-0.3807068</text:p>
          </table:table-cell>
          <table:table-cell office:value-type="float" office:value="2.762085" calcext:value-type="float">
            <text:p>2.762085</text:p>
          </table:table-cell>
          <table:table-cell office:value-type="float" office:value="0.3624268" calcext:value-type="float">
            <text:p>0.3624268</text:p>
          </table:table-cell>
          <table:table-cell office:value-type="float" office:value="2.689758" calcext:value-type="float">
            <text:p>2.689758</text:p>
          </table:table-cell>
          <table:table-cell office:value-type="float" office:value="0.9644775" calcext:value-type="float">
            <text:p>0.9644775</text:p>
          </table:table-cell>
          <table:table-cell office:value-type="float" office:value="2.771515" calcext:value-type="float">
            <text:p>2.771515</text:p>
          </table:table-cell>
          <table:table-cell office:value-type="float" office:value="1.716156" calcext:value-type="float">
            <text:p>1.716156</text:p>
          </table:table-cell>
          <table:table-cell office:value-type="float" office:value="3.104767" calcext:value-type="float">
            <text:p>3.104767</text:p>
          </table:table-cell>
          <table:table-cell office:value-type="float" office:value="2.559021" calcext:value-type="float">
            <text:p>2.559021</text:p>
          </table:table-cell>
          <table:table-cell office:value-type="float" office:value="3.993134" calcext:value-type="float">
            <text:p>3.993134</text:p>
          </table:table-cell>
          <table:table-cell office:value-type="float" office:value="3.887054" calcext:value-type="float">
            <text:p>3.887054</text:p>
          </table:table-cell>
          <table:table-cell office:value-type="float" office:value="6.280212" calcext:value-type="float">
            <text:p>6.280212</text:p>
          </table:table-cell>
          <table:table-cell office:value-type="float" office:value="6.082001" calcext:value-type="float">
            <text:p>6.082001</text:p>
          </table:table-cell>
          <table:table-cell office:value-type="float" office:value="8.696808" calcext:value-type="float">
            <text:p>8.696808</text:p>
          </table:table-cell>
          <table:table-cell office:value-type="float" office:value="8.492523" calcext:value-type="float">
            <text:p>8.492523</text:p>
          </table:table-cell>
          <table:table-cell office:value-type="float" office:value="10.26608" calcext:value-type="float">
            <text:p>10.26608</text:p>
          </table:table-cell>
          <table:table-cell office:value-type="float" office:value="10.08362" calcext:value-type="float">
            <text:p>10.08362</text:p>
          </table:table-cell>
          <table:table-cell office:value-type="float" office:value="11.367" calcext:value-type="float">
            <text:p>11.367</text:p>
          </table:table-cell>
          <table:table-cell office:value-type="float" office:value="11.21588" calcext:value-type="float">
            <text:p>11.21588</text:p>
          </table:table-cell>
          <table:table-cell office:value-type="float" office:value="12.03546" calcext:value-type="float">
            <text:p>12.03546</text:p>
          </table:table-cell>
          <table:table-cell office:value-type="float" office:value="11.9187" calcext:value-type="float">
            <text:p>11.9187</text:p>
          </table:table-cell>
          <table:table-cell office:value-type="float" office:value="12.24207" calcext:value-type="float">
            <text:p>12.24207</text:p>
          </table:table-cell>
          <table:table-cell office:value-type="float" office:value="12.14578" calcext:value-type="float">
            <text:p>12.14578</text:p>
          </table:table-cell>
          <table:table-cell office:value-type="float" office:value="20.64426" calcext:value-type="float">
            <text:p>20.64426</text:p>
          </table:table-cell>
          <table:table-cell office:value-type="float" office:value="-5.999146" calcext:value-type="float">
            <text:p>-5.9991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6" calcext:value-type="float">
            <text:p>10122006</text:p>
          </table:table-cell>
          <table:table-cell office:value-type="float" office:value="6.43933" calcext:value-type="float">
            <text:p>6.43933</text:p>
          </table:table-cell>
          <table:table-cell office:value-type="float" office:value="11.31732" calcext:value-type="float">
            <text:p>11.31732</text:p>
          </table:table-cell>
          <table:table-cell office:value-type="float" office:value="-2.371462" calcext:value-type="float">
            <text:p>-2.371462</text:p>
          </table:table-cell>
          <table:table-cell office:value-type="float" office:value="0.9918815" calcext:value-type="float">
            <text:p>0.9918815</text:p>
          </table:table-cell>
          <table:table-cell office:value-type="float" office:value="0.4539648" calcext:value-type="float">
            <text:p>0.4539648</text:p>
          </table:table-cell>
          <table:table-cell office:value-type="float" office:value="305.9009" calcext:value-type="float">
            <text:p>305.9009</text:p>
          </table:table-cell>
          <table:table-cell office:value-type="float" office:value="0.508" calcext:value-type="float">
            <text:p>0.508</text:p>
          </table:table-cell>
          <table:table-cell office:value-type="float" office:value="14.23962" calcext:value-type="float">
            <text:p>14.23962</text:p>
          </table:table-cell>
          <table:table-cell office:value-type="float" office:value="-3.599579" calcext:value-type="float">
            <text:p>-3.599579</text:p>
          </table:table-cell>
          <table:table-cell office:value-type="float" office:value="9.228638" calcext:value-type="float">
            <text:p>9.228638</text:p>
          </table:table-cell>
          <table:table-cell office:value-type="float" office:value="-1.319794" calcext:value-type="float">
            <text:p>-1.319794</text:p>
          </table:table-cell>
          <table:table-cell office:value-type="float" office:value="6.788452" calcext:value-type="float">
            <text:p>6.788452</text:p>
          </table:table-cell>
          <table:table-cell office:value-type="float" office:value="-0.1107788" calcext:value-type="float">
            <text:p>-0.1107788</text:p>
          </table:table-cell>
          <table:table-cell office:value-type="float" office:value="5.359222" calcext:value-type="float">
            <text:p>5.359222</text:p>
          </table:table-cell>
          <table:table-cell office:value-type="float" office:value="0.8739624" calcext:value-type="float">
            <text:p>0.8739624</text:p>
          </table:table-cell>
          <table:table-cell office:value-type="float" office:value="4.67807" calcext:value-type="float">
            <text:p>4.67807</text:p>
          </table:table-cell>
          <table:table-cell office:value-type="float" office:value="1.561859" calcext:value-type="float">
            <text:p>1.561859</text:p>
          </table:table-cell>
          <table:table-cell office:value-type="float" office:value="4.27536" calcext:value-type="float">
            <text:p>4.27536</text:p>
          </table:table-cell>
          <table:table-cell office:value-type="float" office:value="2.33728" calcext:value-type="float">
            <text:p>2.33728</text:p>
          </table:table-cell>
          <table:table-cell office:value-type="float" office:value="4.208527" calcext:value-type="float">
            <text:p>4.208527</text:p>
          </table:table-cell>
          <table:table-cell office:value-type="float" office:value="3.022369" calcext:value-type="float">
            <text:p>3.022369</text:p>
          </table:table-cell>
          <table:table-cell office:value-type="float" office:value="4.322784" calcext:value-type="float">
            <text:p>4.322784</text:p>
          </table:table-cell>
          <table:table-cell office:value-type="float" office:value="3.939453" calcext:value-type="float">
            <text:p>3.939453</text:p>
          </table:table-cell>
          <table:table-cell office:value-type="float" office:value="6.080475" calcext:value-type="float">
            <text:p>6.080475</text:p>
          </table:table-cell>
          <table:table-cell office:value-type="float" office:value="6.009888" calcext:value-type="float">
            <text:p>6.009888</text:p>
          </table:table-cell>
          <table:table-cell office:value-type="float" office:value="8.490387" calcext:value-type="float">
            <text:p>8.490387</text:p>
          </table:table-cell>
          <table:table-cell office:value-type="float" office:value="8.307678" calcext:value-type="float">
            <text:p>8.307678</text:p>
          </table:table-cell>
          <table:table-cell office:value-type="float" office:value="10.08173" calcext:value-type="float">
            <text:p>10.08173</text:p>
          </table:table-cell>
          <table:table-cell office:value-type="float" office:value="9.90506" calcext:value-type="float">
            <text:p>9.90506</text:p>
          </table:table-cell>
          <table:table-cell office:value-type="float" office:value="11.21426" calcext:value-type="float">
            <text:p>11.21426</text:p>
          </table:table-cell>
          <table:table-cell office:value-type="float" office:value="11.06277" calcext:value-type="float">
            <text:p>11.06277</text:p>
          </table:table-cell>
          <table:table-cell office:value-type="float" office:value="11.91748" calcext:value-type="float">
            <text:p>11.91748</text:p>
          </table:table-cell>
          <table:table-cell office:value-type="float" office:value="11.7977" calcext:value-type="float">
            <text:p>11.7977</text:p>
          </table:table-cell>
          <table:table-cell office:value-type="float" office:value="12.14474" calcext:value-type="float">
            <text:p>12.14474</text:p>
          </table:table-cell>
          <table:table-cell office:value-type="float" office:value="12.04523" calcext:value-type="float">
            <text:p>12.04523</text:p>
          </table:table-cell>
          <table:table-cell office:value-type="float" office:value="19.26285" calcext:value-type="float">
            <text:p>19.26285</text:p>
          </table:table-cell>
          <table:table-cell office:value-type="float" office:value="-6.374268" calcext:value-type="float">
            <text:p>-6.3742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6" calcext:value-type="float">
            <text:p>11122006</text:p>
          </table:table-cell>
          <table:table-cell office:value-type="float" office:value="6.419802" calcext:value-type="float">
            <text:p>6.419802</text:p>
          </table:table-cell>
          <table:table-cell office:value-type="float" office:value="9.650657" calcext:value-type="float">
            <text:p>9.650657</text:p>
          </table:table-cell>
          <table:table-cell office:value-type="float" office:value="-0.126846" calcext:value-type="float">
            <text:p>-0.126846</text:p>
          </table:table-cell>
          <table:table-cell office:value-type="float" office:value="0.9291174" calcext:value-type="float">
            <text:p>0.9291174</text:p>
          </table:table-cell>
          <table:table-cell office:value-type="float" office:value="0.489481" calcext:value-type="float">
            <text:p>0.489481</text:p>
          </table:table-cell>
          <table:table-cell office:value-type="float" office:value="300.3765" calcext:value-type="float">
            <text:p>300.3765</text:p>
          </table:table-cell>
          <table:table-cell office:value-type="float" office:value="1.524" calcext:value-type="float">
            <text:p>1.524</text:p>
          </table:table-cell>
          <table:table-cell office:value-type="float" office:value="13.9288" calcext:value-type="float">
            <text:p>13.9288</text:p>
          </table:table-cell>
          <table:table-cell office:value-type="float" office:value="-0.6125793" calcext:value-type="float">
            <text:p>-0.6125793</text:p>
          </table:table-cell>
          <table:table-cell office:value-type="float" office:value="10.04724" calcext:value-type="float">
            <text:p>10.04724</text:p>
          </table:table-cell>
          <table:table-cell office:value-type="float" office:value="0.6470337" calcext:value-type="float">
            <text:p>0.6470337</text:p>
          </table:table-cell>
          <table:table-cell office:value-type="float" office:value="7.663879" calcext:value-type="float">
            <text:p>7.663879</text:p>
          </table:table-cell>
          <table:table-cell office:value-type="float" office:value="1.5849" calcext:value-type="float">
            <text:p>1.5849</text:p>
          </table:table-cell>
          <table:table-cell office:value-type="float" office:value="6.20752" calcext:value-type="float">
            <text:p>6.20752</text:p>
          </table:table-cell>
          <table:table-cell office:value-type="float" office:value="2.423859" calcext:value-type="float">
            <text:p>2.423859</text:p>
          </table:table-cell>
          <table:table-cell office:value-type="float" office:value="5.506226" calcext:value-type="float">
            <text:p>5.506226</text:p>
          </table:table-cell>
          <table:table-cell office:value-type="float" office:value="2.967133" calcext:value-type="float">
            <text:p>2.967133</text:p>
          </table:table-cell>
          <table:table-cell office:value-type="float" office:value="5.023163" calcext:value-type="float">
            <text:p>5.023163</text:p>
          </table:table-cell>
          <table:table-cell office:value-type="float" office:value="3.538574" calcext:value-type="float">
            <text:p>3.538574</text:p>
          </table:table-cell>
          <table:table-cell office:value-type="float" office:value="4.90683" calcext:value-type="float">
            <text:p>4.90683</text:p>
          </table:table-cell>
          <table:table-cell office:value-type="float" office:value="3.972748" calcext:value-type="float">
            <text:p>3.972748</text:p>
          </table:table-cell>
          <table:table-cell office:value-type="float" office:value="4.876465" calcext:value-type="float">
            <text:p>4.876465</text:p>
          </table:table-cell>
          <table:table-cell office:value-type="float" office:value="4.332245" calcext:value-type="float">
            <text:p>4.332245</text:p>
          </table:table-cell>
          <table:table-cell office:value-type="float" office:value="6.12149" calcext:value-type="float">
            <text:p>6.12149</text:p>
          </table:table-cell>
          <table:table-cell office:value-type="float" office:value="6.012421" calcext:value-type="float">
            <text:p>6.012421</text:p>
          </table:table-cell>
          <table:table-cell office:value-type="float" office:value="8.305969" calcext:value-type="float">
            <text:p>8.305969</text:p>
          </table:table-cell>
          <table:table-cell office:value-type="float" office:value="8.174622" calcext:value-type="float">
            <text:p>8.174622</text:p>
          </table:table-cell>
          <table:table-cell office:value-type="float" office:value="9.903229" calcext:value-type="float">
            <text:p>9.903229</text:p>
          </table:table-cell>
          <table:table-cell office:value-type="float" office:value="9.740631" calcext:value-type="float">
            <text:p>9.740631</text:p>
          </table:table-cell>
          <table:table-cell office:value-type="float" office:value="11.06119" calcext:value-type="float">
            <text:p>11.06119</text:p>
          </table:table-cell>
          <table:table-cell office:value-type="float" office:value="10.91418" calcext:value-type="float">
            <text:p>10.91418</text:p>
          </table:table-cell>
          <table:table-cell office:value-type="float" office:value="11.79642" calcext:value-type="float">
            <text:p>11.79642</text:p>
          </table:table-cell>
          <table:table-cell office:value-type="float" office:value="11.67642" calcext:value-type="float">
            <text:p>11.67642</text:p>
          </table:table-cell>
          <table:table-cell office:value-type="float" office:value="12.04416" calcext:value-type="float">
            <text:p>12.04416</text:p>
          </table:table-cell>
          <table:table-cell office:value-type="float" office:value="11.9407" calcext:value-type="float">
            <text:p>11.9407</text:p>
          </table:table-cell>
          <table:table-cell office:value-type="float" office:value="17.09091" calcext:value-type="float">
            <text:p>17.09091</text:p>
          </table:table-cell>
          <table:table-cell office:value-type="float" office:value="-2.976135" calcext:value-type="float">
            <text:p>-2.9761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6" calcext:value-type="float">
            <text:p>12122006</text:p>
          </table:table-cell>
          <table:table-cell office:value-type="float" office:value="6.404856" calcext:value-type="float">
            <text:p>6.404856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3.521491" calcext:value-type="float">
            <text:p>-3.521491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4172103" calcext:value-type="float">
            <text:p>0.4172103</text:p>
          </table:table-cell>
          <table:table-cell office:value-type="float" office:value="305.7771" calcext:value-type="float">
            <text:p>305.7771</text:p>
          </table:table-cell>
          <table:table-cell office:value-type="float" office:value="0" calcext:value-type="float">
            <text:p>0</text:p>
          </table:table-cell>
          <table:table-cell office:value-type="float" office:value="9.304688" calcext:value-type="float">
            <text:p>9.304688</text:p>
          </table:table-cell>
          <table:table-cell office:value-type="float" office:value="-1.963745" calcext:value-type="float">
            <text:p>-1.963745</text:p>
          </table:table-cell>
          <table:table-cell office:value-type="float" office:value="6.43689" calcext:value-type="float">
            <text:p>6.43689</text:p>
          </table:table-cell>
          <table:table-cell office:value-type="float" office:value="-0.3143616" calcext:value-type="float">
            <text:p>-0.3143616</text:p>
          </table:table-cell>
          <table:table-cell office:value-type="float" office:value="5.04657" calcext:value-type="float">
            <text:p>5.04657</text:p>
          </table:table-cell>
          <table:table-cell office:value-type="float" office:value="1.057129" calcext:value-type="float">
            <text:p>1.057129</text:p>
          </table:table-cell>
          <table:table-cell office:value-type="float" office:value="4.505615" calcext:value-type="float">
            <text:p>4.505615</text:p>
          </table:table-cell>
          <table:table-cell office:value-type="float" office:value="2.257385" calcext:value-type="float">
            <text:p>2.257385</text:p>
          </table:table-cell>
          <table:table-cell office:value-type="float" office:value="4.801971" calcext:value-type="float">
            <text:p>4.801971</text:p>
          </table:table-cell>
          <table:table-cell office:value-type="float" office:value="2.995056" calcext:value-type="float">
            <text:p>2.995056</text:p>
          </table:table-cell>
          <table:table-cell office:value-type="float" office:value="4.964783" calcext:value-type="float">
            <text:p>4.964783</text:p>
          </table:table-cell>
          <table:table-cell office:value-type="float" office:value="3.725189" calcext:value-type="float">
            <text:p>3.725189</text:p>
          </table:table-cell>
          <table:table-cell office:value-type="float" office:value="4.914948" calcext:value-type="float">
            <text:p>4.914948</text:p>
          </table:table-cell>
          <table:table-cell office:value-type="float" office:value="4.26767" calcext:value-type="float">
            <text:p>4.26767</text:p>
          </table:table-cell>
          <table:table-cell office:value-type="float" office:value="5.057159" calcext:value-type="float">
            <text:p>5.057159</text:p>
          </table:table-cell>
          <table:table-cell office:value-type="float" office:value="4.884796" calcext:value-type="float">
            <text:p>4.884796</text:p>
          </table:table-cell>
          <table:table-cell office:value-type="float" office:value="6.273224" calcext:value-type="float">
            <text:p>6.273224</text:p>
          </table:table-cell>
          <table:table-cell office:value-type="float" office:value="6.123322" calcext:value-type="float">
            <text:p>6.123322</text:p>
          </table:table-cell>
          <table:table-cell office:value-type="float" office:value="8.173584" calcext:value-type="float">
            <text:p>8.173584</text:p>
          </table:table-cell>
          <table:table-cell office:value-type="float" office:value="8.099762" calcext:value-type="float">
            <text:p>8.099762</text:p>
          </table:table-cell>
          <table:table-cell office:value-type="float" office:value="9.739044" calcext:value-type="float">
            <text:p>9.739044</text:p>
          </table:table-cell>
          <table:table-cell office:value-type="float" office:value="9.601013" calcext:value-type="float">
            <text:p>9.601013</text:p>
          </table:table-cell>
          <table:table-cell office:value-type="float" office:value="10.91266" calcext:value-type="float">
            <text:p>10.91266</text:p>
          </table:table-cell>
          <table:table-cell office:value-type="float" office:value="10.77029" calcext:value-type="float">
            <text:p>10.77029</text:p>
          </table:table-cell>
          <table:table-cell office:value-type="float" office:value="11.67511" calcext:value-type="float">
            <text:p>11.67511</text:p>
          </table:table-cell>
          <table:table-cell office:value-type="float" office:value="11.55087" calcext:value-type="float">
            <text:p>11.55087</text:p>
          </table:table-cell>
          <table:table-cell office:value-type="float" office:value="11.93961" calcext:value-type="float">
            <text:p>11.93961</text:p>
          </table:table-cell>
          <table:table-cell office:value-type="float" office:value="11.83261" calcext:value-type="float">
            <text:p>11.83261</text:p>
          </table:table-cell>
          <table:table-cell office:value-type="float" office:value="9.797241" calcext:value-type="float">
            <text:p>9.797241</text:p>
          </table:table-cell>
          <table:table-cell office:value-type="float" office:value="-5.038513" calcext:value-type="float">
            <text:p>-5.0385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6" calcext:value-type="float">
            <text:p>13122006</text:p>
          </table:table-cell>
          <table:table-cell office:value-type="float" office:value="6.409364" calcext:value-type="float">
            <text:p>6.409364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-2.907558" calcext:value-type="float">
            <text:p>-2.907558</text:p>
          </table:table-cell>
          <table:table-cell office:value-type="float" office:value="1.147038" calcext:value-type="float">
            <text:p>1.147038</text:p>
          </table:table-cell>
          <table:table-cell office:value-type="float" office:value="0.4364836" calcext:value-type="float">
            <text:p>0.4364836</text:p>
          </table:table-cell>
          <table:table-cell office:value-type="float" office:value="308.4408" calcext:value-type="float">
            <text:p>308.4408</text:p>
          </table:table-cell>
          <table:table-cell office:value-type="float" office:value="0" calcext:value-type="float">
            <text:p>0</text:p>
          </table:table-cell>
          <table:table-cell office:value-type="float" office:value="15.57635" calcext:value-type="float">
            <text:p>15.57635</text:p>
          </table:table-cell>
          <table:table-cell office:value-type="float" office:value="-2.841583" calcext:value-type="float">
            <text:p>-2.841583</text:p>
          </table:table-cell>
          <table:table-cell office:value-type="float" office:value="10.49158" calcext:value-type="float">
            <text:p>10.49158</text:p>
          </table:table-cell>
          <table:table-cell office:value-type="float" office:value="-0.861969" calcext:value-type="float">
            <text:p>-0.861969</text:p>
          </table:table-cell>
          <table:table-cell office:value-type="float" office:value="7.847717" calcext:value-type="float">
            <text:p>7.847717</text:p>
          </table:table-cell>
          <table:table-cell office:value-type="float" office:value="0.3318481" calcext:value-type="float">
            <text:p>0.3318481</text:p>
          </table:table-cell>
          <table:table-cell office:value-type="float" office:value="6.348297" calcext:value-type="float">
            <text:p>6.348297</text:p>
          </table:table-cell>
          <table:table-cell office:value-type="float" office:value="1.453003" calcext:value-type="float">
            <text:p>1.453003</text:p>
          </table:table-cell>
          <table:table-cell office:value-type="float" office:value="5.623199" calcext:value-type="float">
            <text:p>5.623199</text:p>
          </table:table-cell>
          <table:table-cell office:value-type="float" office:value="2.24234" calcext:value-type="float">
            <text:p>2.24234</text:p>
          </table:table-cell>
          <table:table-cell office:value-type="float" office:value="5.161194" calcext:value-type="float">
            <text:p>5.161194</text:p>
          </table:table-cell>
          <table:table-cell office:value-type="float" office:value="3.115723" calcext:value-type="float">
            <text:p>3.115723</text:p>
          </table:table-cell>
          <table:table-cell office:value-type="float" office:value="5.025452" calcext:value-type="float">
            <text:p>5.025452</text:p>
          </table:table-cell>
          <table:table-cell office:value-type="float" office:value="3.861664" calcext:value-type="float">
            <text:p>3.861664</text:p>
          </table:table-cell>
          <table:table-cell office:value-type="float" office:value="5.06012" calcext:value-type="float">
            <text:p>5.06012</text:p>
          </table:table-cell>
          <table:table-cell office:value-type="float" office:value="4.903076" calcext:value-type="float">
            <text:p>4.903076</text:p>
          </table:table-cell>
          <table:table-cell office:value-type="float" office:value="6.303955" calcext:value-type="float">
            <text:p>6.303955</text:p>
          </table:table-cell>
          <table:table-cell office:value-type="float" office:value="6.274231" calcext:value-type="float">
            <text:p>6.274231</text:p>
          </table:table-cell>
          <table:table-cell office:value-type="float" office:value="8.099152" calcext:value-type="float">
            <text:p>8.099152</text:p>
          </table:table-cell>
          <table:table-cell office:value-type="float" office:value="8.047516" calcext:value-type="float">
            <text:p>8.047516</text:p>
          </table:table-cell>
          <table:table-cell office:value-type="float" office:value="9.599731" calcext:value-type="float">
            <text:p>9.599731</text:p>
          </table:table-cell>
          <table:table-cell office:value-type="float" office:value="9.484711" calcext:value-type="float">
            <text:p>9.484711</text:p>
          </table:table-cell>
          <table:table-cell office:value-type="float" office:value="10.76883" calcext:value-type="float">
            <text:p>10.76883</text:p>
          </table:table-cell>
          <table:table-cell office:value-type="float" office:value="10.63358" calcext:value-type="float">
            <text:p>10.63358</text:p>
          </table:table-cell>
          <table:table-cell office:value-type="float" office:value="11.5495" calcext:value-type="float">
            <text:p>11.5495</text:p>
          </table:table-cell>
          <table:table-cell office:value-type="float" office:value="11.42636" calcext:value-type="float">
            <text:p>11.42636</text:p>
          </table:table-cell>
          <table:table-cell office:value-type="float" office:value="11.83148" calcext:value-type="float">
            <text:p>11.83148</text:p>
          </table:table-cell>
          <table:table-cell office:value-type="float" office:value="11.72305" calcext:value-type="float">
            <text:p>11.72305</text:p>
          </table:table-cell>
          <table:table-cell office:value-type="float" office:value="19.85718" calcext:value-type="float">
            <text:p>19.85718</text:p>
          </table:table-cell>
          <table:table-cell office:value-type="float" office:value="-5.805847" calcext:value-type="float">
            <text:p>-5.8058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6" calcext:value-type="float">
            <text:p>14122006</text:p>
          </table:table-cell>
          <table:table-cell office:value-type="float" office:value="6.507402" calcext:value-type="float">
            <text:p>6.507402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-4.01033" calcext:value-type="float">
            <text:p>-4.01033</text:p>
          </table:table-cell>
          <table:table-cell office:value-type="float" office:value="1.168596" calcext:value-type="float">
            <text:p>1.168596</text:p>
          </table:table-cell>
          <table:table-cell office:value-type="float" office:value="0.4024141" calcext:value-type="float">
            <text:p>0.4024141</text:p>
          </table:table-cell>
          <table:table-cell office:value-type="float" office:value="311.1473" calcext:value-type="float">
            <text:p>311.1473</text:p>
          </table:table-cell>
          <table:table-cell office:value-type="float" office:value="0" calcext:value-type="float">
            <text:p>0</text:p>
          </table:table-cell>
          <table:table-cell office:value-type="float" office:value="16.46457" calcext:value-type="float">
            <text:p>16.46457</text:p>
          </table:table-cell>
          <table:table-cell office:value-type="float" office:value="-2.378143" calcext:value-type="float">
            <text:p>-2.378143</text:p>
          </table:table-cell>
          <table:table-cell office:value-type="float" office:value="11.32925" calcext:value-type="float">
            <text:p>11.32925</text:p>
          </table:table-cell>
          <table:table-cell office:value-type="float" office:value="-0.12854" calcext:value-type="float">
            <text:p>-0.12854</text:p>
          </table:table-cell>
          <table:table-cell office:value-type="float" office:value="8.74176" calcext:value-type="float">
            <text:p>8.74176</text:p>
          </table:table-cell>
          <table:table-cell office:value-type="float" office:value="1.280701" calcext:value-type="float">
            <text:p>1.280701</text:p>
          </table:table-cell>
          <table:table-cell office:value-type="float" office:value="7.20047" calcext:value-type="float">
            <text:p>7.20047</text:p>
          </table:table-cell>
          <table:table-cell office:value-type="float" office:value="2.494019" calcext:value-type="float">
            <text:p>2.494019</text:p>
          </table:table-cell>
          <table:table-cell office:value-type="float" office:value="6.412445" calcext:value-type="float">
            <text:p>6.412445</text:p>
          </table:table-cell>
          <table:table-cell office:value-type="float" office:value="3.254211" calcext:value-type="float">
            <text:p>3.254211</text:p>
          </table:table-cell>
          <table:table-cell office:value-type="float" office:value="5.842773" calcext:value-type="float">
            <text:p>5.842773</text:p>
          </table:table-cell>
          <table:table-cell office:value-type="float" office:value="4.024292" calcext:value-type="float">
            <text:p>4.024292</text:p>
          </table:table-cell>
          <table:table-cell office:value-type="float" office:value="5.603943" calcext:value-type="float">
            <text:p>5.603943</text:p>
          </table:table-cell>
          <table:table-cell office:value-type="float" office:value="4.539185" calcext:value-type="float">
            <text:p>4.539185</text:p>
          </table:table-cell>
          <table:table-cell office:value-type="float" office:value="5.423492" calcext:value-type="float">
            <text:p>5.423492</text:p>
          </table:table-cell>
          <table:table-cell office:value-type="float" office:value="5.060181" calcext:value-type="float">
            <text:p>5.060181</text:p>
          </table:table-cell>
          <table:table-cell office:value-type="float" office:value="6.394287" calcext:value-type="float">
            <text:p>6.394287</text:p>
          </table:table-cell>
          <table:table-cell office:value-type="float" office:value="6.303772" calcext:value-type="float">
            <text:p>6.303772</text:p>
          </table:table-cell>
          <table:table-cell office:value-type="float" office:value="8.046967" calcext:value-type="float">
            <text:p>8.046967</text:p>
          </table:table-cell>
          <table:table-cell office:value-type="float" office:value="8.005402" calcext:value-type="float">
            <text:p>8.005402</text:p>
          </table:table-cell>
          <table:table-cell office:value-type="float" office:value="9.483612" calcext:value-type="float">
            <text:p>9.483612</text:p>
          </table:table-cell>
          <table:table-cell office:value-type="float" office:value="9.383453" calcext:value-type="float">
            <text:p>9.383453</text:p>
          </table:table-cell>
          <table:table-cell office:value-type="float" office:value="10.63217" calcext:value-type="float">
            <text:p>10.63217</text:p>
          </table:table-cell>
          <table:table-cell office:value-type="float" office:value="10.50552" calcext:value-type="float">
            <text:p>10.50552</text:p>
          </table:table-cell>
          <table:table-cell office:value-type="float" office:value="11.42508" calcext:value-type="float">
            <text:p>11.42508</text:p>
          </table:table-cell>
          <table:table-cell office:value-type="float" office:value="11.30386" calcext:value-type="float">
            <text:p>11.30386</text:p>
          </table:table-cell>
          <table:table-cell office:value-type="float" office:value="11.72192" calcext:value-type="float">
            <text:p>11.72192</text:p>
          </table:table-cell>
          <table:table-cell office:value-type="float" office:value="11.6131" calcext:value-type="float">
            <text:p>11.6131</text:p>
          </table:table-cell>
          <table:table-cell office:value-type="float" office:value="20.58542" calcext:value-type="float">
            <text:p>20.58542</text:p>
          </table:table-cell>
          <table:table-cell office:value-type="float" office:value="-6.370575" calcext:value-type="float">
            <text:p>-6.3705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6" calcext:value-type="float">
            <text:p>15122006</text:p>
          </table:table-cell>
          <table:table-cell office:value-type="float" office:value="6.610008" calcext:value-type="float">
            <text:p>6.610008</text:p>
          </table:table-cell>
          <table:table-cell office:value-type="float" office:value="9.095101" calcext:value-type="float">
            <text:p>9.095101</text:p>
          </table:table-cell>
          <table:table-cell office:value-type="float" office:value="-2.935357" calcext:value-type="float">
            <text:p>-2.935357</text:p>
          </table:table-cell>
          <table:table-cell office:value-type="float" office:value="0.888836" calcext:value-type="float">
            <text:p>0.888836</text:p>
          </table:table-cell>
          <table:table-cell office:value-type="float" office:value="0.4355939" calcext:value-type="float">
            <text:p>0.4355939</text:p>
          </table:table-cell>
          <table:table-cell office:value-type="float" office:value="314.2283" calcext:value-type="float">
            <text:p>314.2283</text:p>
          </table:table-cell>
          <table:table-cell office:value-type="float" office:value="0" calcext:value-type="float">
            <text:p>0</text:p>
          </table:table-cell>
          <table:table-cell office:value-type="float" office:value="13.99939" calcext:value-type="float">
            <text:p>13.99939</text:p>
          </table:table-cell>
          <table:table-cell office:value-type="float" office:value="-2.415131" calcext:value-type="float">
            <text:p>-2.415131</text:p>
          </table:table-cell>
          <table:table-cell office:value-type="float" office:value="9.727051" calcext:value-type="float">
            <text:p>9.727051</text:p>
          </table:table-cell>
          <table:table-cell office:value-type="float" office:value="0.04360962" calcext:value-type="float">
            <text:p>0.04360962</text:p>
          </table:table-cell>
          <table:table-cell office:value-type="float" office:value="7.689026" calcext:value-type="float">
            <text:p>7.689026</text:p>
          </table:table-cell>
          <table:table-cell office:value-type="float" office:value="1.565582" calcext:value-type="float">
            <text:p>1.565582</text:p>
          </table:table-cell>
          <table:table-cell office:value-type="float" office:value="6.519287" calcext:value-type="float">
            <text:p>6.519287</text:p>
          </table:table-cell>
          <table:table-cell office:value-type="float" office:value="2.898102" calcext:value-type="float">
            <text:p>2.898102</text:p>
          </table:table-cell>
          <table:table-cell office:value-type="float" office:value="5.989075" calcext:value-type="float">
            <text:p>5.989075</text:p>
          </table:table-cell>
          <table:table-cell office:value-type="float" office:value="3.708618" calcext:value-type="float">
            <text:p>3.708618</text:p>
          </table:table-cell>
          <table:table-cell office:value-type="float" office:value="5.824829" calcext:value-type="float">
            <text:p>5.824829</text:p>
          </table:table-cell>
          <table:table-cell office:value-type="float" office:value="4.492859" calcext:value-type="float">
            <text:p>4.492859</text:p>
          </table:table-cell>
          <table:table-cell office:value-type="float" office:value="5.637909" calcext:value-type="float">
            <text:p>5.637909</text:p>
          </table:table-cell>
          <table:table-cell office:value-type="float" office:value="4.972595" calcext:value-type="float">
            <text:p>4.972595</text:p>
          </table:table-cell>
          <table:table-cell office:value-type="float" office:value="5.691071" calcext:value-type="float">
            <text:p>5.691071</text:p>
          </table:table-cell>
          <table:table-cell office:value-type="float" office:value="5.431915" calcext:value-type="float">
            <text:p>5.431915</text:p>
          </table:table-cell>
          <table:table-cell office:value-type="float" office:value="6.540955" calcext:value-type="float">
            <text:p>6.540955</text:p>
          </table:table-cell>
          <table:table-cell office:value-type="float" office:value="6.395752" calcext:value-type="float">
            <text:p>6.395752</text:p>
          </table:table-cell>
          <table:table-cell office:value-type="float" office:value="8.005035" calcext:value-type="float">
            <text:p>8.005035</text:p>
          </table:table-cell>
          <table:table-cell office:value-type="float" office:value="7.988739" calcext:value-type="float">
            <text:p>7.988739</text:p>
          </table:table-cell>
          <table:table-cell office:value-type="float" office:value="9.382477" calcext:value-type="float">
            <text:p>9.382477</text:p>
          </table:table-cell>
          <table:table-cell office:value-type="float" office:value="9.296844" calcext:value-type="float">
            <text:p>9.296844</text:p>
          </table:table-cell>
          <table:table-cell office:value-type="float" office:value="10.50424" calcext:value-type="float">
            <text:p>10.50424</text:p>
          </table:table-cell>
          <table:table-cell office:value-type="float" office:value="10.3869" calcext:value-type="float">
            <text:p>10.3869</text:p>
          </table:table-cell>
          <table:table-cell office:value-type="float" office:value="11.30258" calcext:value-type="float">
            <text:p>11.30258</text:p>
          </table:table-cell>
          <table:table-cell office:value-type="float" office:value="11.18405" calcext:value-type="float">
            <text:p>11.18405</text:p>
          </table:table-cell>
          <table:table-cell office:value-type="float" office:value="11.61197" calcext:value-type="float">
            <text:p>11.61197</text:p>
          </table:table-cell>
          <table:table-cell office:value-type="float" office:value="11.50314" calcext:value-type="float">
            <text:p>11.50314</text:p>
          </table:table-cell>
          <table:table-cell office:value-type="float" office:value="17.24139" calcext:value-type="float">
            <text:p>17.24139</text:p>
          </table:table-cell>
          <table:table-cell office:value-type="float" office:value="-6.133301" calcext:value-type="float">
            <text:p>-6.1333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6" calcext:value-type="float">
            <text:p>16122006</text:p>
          </table:table-cell>
          <table:table-cell office:value-type="float" office:value="6.48596" calcext:value-type="float">
            <text:p>6.48596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3.311492" calcext:value-type="float">
            <text:p>-3.311492</text:p>
          </table:table-cell>
          <table:table-cell office:value-type="float" office:value="0.937964" calcext:value-type="float">
            <text:p>0.937964</text:p>
          </table:table-cell>
          <table:table-cell office:value-type="float" office:value="0.3736694" calcext:value-type="float">
            <text:p>0.3736694</text:p>
          </table:table-cell>
          <table:table-cell office:value-type="float" office:value="311.9884" calcext:value-type="float">
            <text:p>311.9884</text:p>
          </table:table-cell>
          <table:table-cell office:value-type="float" office:value="0" calcext:value-type="float">
            <text:p>0</text:p>
          </table:table-cell>
          <table:table-cell office:value-type="float" office:value="14.49289" calcext:value-type="float">
            <text:p>14.49289</text:p>
          </table:table-cell>
          <table:table-cell office:value-type="float" office:value="-2.387848" calcext:value-type="float">
            <text:p>-2.387848</text:p>
          </table:table-cell>
          <table:table-cell office:value-type="float" office:value="9.978943" calcext:value-type="float">
            <text:p>9.978943</text:p>
          </table:table-cell>
          <table:table-cell office:value-type="float" office:value="0.006317139" calcext:value-type="float">
            <text:p>0.006317139</text:p>
          </table:table-cell>
          <table:table-cell office:value-type="float" office:value="7.841034" calcext:value-type="float">
            <text:p>7.841034</text:p>
          </table:table-cell>
          <table:table-cell office:value-type="float" office:value="1.442169" calcext:value-type="float">
            <text:p>1.442169</text:p>
          </table:table-cell>
          <table:table-cell office:value-type="float" office:value="6.618195" calcext:value-type="float">
            <text:p>6.618195</text:p>
          </table:table-cell>
          <table:table-cell office:value-type="float" office:value="2.68988" calcext:value-type="float">
            <text:p>2.68988</text:p>
          </table:table-cell>
          <table:table-cell office:value-type="float" office:value="6.058868" calcext:value-type="float">
            <text:p>6.058868</text:p>
          </table:table-cell>
          <table:table-cell office:value-type="float" office:value="3.503967" calcext:value-type="float">
            <text:p>3.503967</text:p>
          </table:table-cell>
          <table:table-cell office:value-type="float" office:value="5.705048" calcext:value-type="float">
            <text:p>5.705048</text:p>
          </table:table-cell>
          <table:table-cell office:value-type="float" office:value="4.335938" calcext:value-type="float">
            <text:p>4.335938</text:p>
          </table:table-cell>
          <table:table-cell office:value-type="float" office:value="5.676361" calcext:value-type="float">
            <text:p>5.676361</text:p>
          </table:table-cell>
          <table:table-cell office:value-type="float" office:value="4.914062" calcext:value-type="float">
            <text:p>4.914062</text:p>
          </table:table-cell>
          <table:table-cell office:value-type="float" office:value="5.759674" calcext:value-type="float">
            <text:p>5.759674</text:p>
          </table:table-cell>
          <table:table-cell office:value-type="float" office:value="5.663422" calcext:value-type="float">
            <text:p>5.663422</text:p>
          </table:table-cell>
          <table:table-cell office:value-type="float" office:value="6.63681" calcext:value-type="float">
            <text:p>6.63681</text:p>
          </table:table-cell>
          <table:table-cell office:value-type="float" office:value="6.542358" calcext:value-type="float">
            <text:p>6.542358</text:p>
          </table:table-cell>
          <table:table-cell office:value-type="float" office:value="7.988678" calcext:value-type="float">
            <text:p>7.988678</text:p>
          </table:table-cell>
          <table:table-cell office:value-type="float" office:value="7.987671" calcext:value-type="float">
            <text:p>7.987671</text:p>
          </table:table-cell>
          <table:table-cell office:value-type="float" office:value="9.296021" calcext:value-type="float">
            <text:p>9.296021</text:p>
          </table:table-cell>
          <table:table-cell office:value-type="float" office:value="9.225189" calcext:value-type="float">
            <text:p>9.225189</text:p>
          </table:table-cell>
          <table:table-cell office:value-type="float" office:value="10.38577" calcext:value-type="float">
            <text:p>10.38577</text:p>
          </table:table-cell>
          <table:table-cell office:value-type="float" office:value="10.27786" calcext:value-type="float">
            <text:p>10.27786</text:p>
          </table:table-cell>
          <table:table-cell office:value-type="float" office:value="11.18283" calcext:value-type="float">
            <text:p>11.18283</text:p>
          </table:table-cell>
          <table:table-cell office:value-type="float" office:value="11.06763" calcext:value-type="float">
            <text:p>11.06763</text:p>
          </table:table-cell>
          <table:table-cell office:value-type="float" office:value="11.50201" calcext:value-type="float">
            <text:p>11.50201</text:p>
          </table:table-cell>
          <table:table-cell office:value-type="float" office:value="11.39319" calcext:value-type="float">
            <text:p>11.39319</text:p>
          </table:table-cell>
          <table:table-cell office:value-type="float" office:value="18.65588" calcext:value-type="float">
            <text:p>18.65588</text:p>
          </table:table-cell>
          <table:table-cell office:value-type="float" office:value="-7.082489" calcext:value-type="float">
            <text:p>-7.0824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6" calcext:value-type="float">
            <text:p>17122006</text:p>
          </table:table-cell>
          <table:table-cell office:value-type="float" office:value="6.515083" calcext:value-type="float">
            <text:p>6.515083</text:p>
          </table:table-cell>
          <table:table-cell office:value-type="float" office:value="4.650657" calcext:value-type="float">
            <text:p>4.650657</text:p>
          </table:table-cell>
          <table:table-cell office:value-type="float" office:value="-8.485353" calcext:value-type="float">
            <text:p>-8.485353</text:p>
          </table:table-cell>
          <table:table-cell office:value-type="float" office:value="0.7210836" calcext:value-type="float">
            <text:p>0.7210836</text:p>
          </table:table-cell>
          <table:table-cell office:value-type="float" office:value="0.2873641" calcext:value-type="float">
            <text:p>0.2873641</text:p>
          </table:table-cell>
          <table:table-cell office:value-type="float" office:value="312.2845" calcext:value-type="float">
            <text:p>312.2845</text:p>
          </table:table-cell>
          <table:table-cell office:value-type="float" office:value="0" calcext:value-type="float">
            <text:p>0</text:p>
          </table:table-cell>
          <table:table-cell office:value-type="float" office:value="10.84634" calcext:value-type="float">
            <text:p>10.84634</text:p>
          </table:table-cell>
          <table:table-cell office:value-type="float" office:value="-5.587402" calcext:value-type="float">
            <text:p>-5.587402</text:p>
          </table:table-cell>
          <table:table-cell office:value-type="float" office:value="6.946289" calcext:value-type="float">
            <text:p>6.946289</text:p>
          </table:table-cell>
          <table:table-cell office:value-type="float" office:value="-1.365479" calcext:value-type="float">
            <text:p>-1.365479</text:p>
          </table:table-cell>
          <table:table-cell office:value-type="float" office:value="5.400208" calcext:value-type="float">
            <text:p>5.400208</text:p>
          </table:table-cell>
          <table:table-cell office:value-type="float" office:value="0.3319702" calcext:value-type="float">
            <text:p>0.3319702</text:p>
          </table:table-cell>
          <table:table-cell office:value-type="float" office:value="4.930817" calcext:value-type="float">
            <text:p>4.930817</text:p>
          </table:table-cell>
          <table:table-cell office:value-type="float" office:value="1.900543" calcext:value-type="float">
            <text:p>1.900543</text:p>
          </table:table-cell>
          <table:table-cell office:value-type="float" office:value="5.35141" calcext:value-type="float">
            <text:p>5.35141</text:p>
          </table:table-cell>
          <table:table-cell office:value-type="float" office:value="2.884064" calcext:value-type="float">
            <text:p>2.884064</text:p>
          </table:table-cell>
          <table:table-cell office:value-type="float" office:value="5.636078" calcext:value-type="float">
            <text:p>5.636078</text:p>
          </table:table-cell>
          <table:table-cell office:value-type="float" office:value="3.908203" calcext:value-type="float">
            <text:p>3.908203</text:p>
          </table:table-cell>
          <table:table-cell office:value-type="float" office:value="5.678223" calcext:value-type="float">
            <text:p>5.678223</text:p>
          </table:table-cell>
          <table:table-cell office:value-type="float" office:value="4.656799" calcext:value-type="float">
            <text:p>4.656799</text:p>
          </table:table-cell>
          <table:table-cell office:value-type="float" office:value="5.826447" calcext:value-type="float">
            <text:p>5.826447</text:p>
          </table:table-cell>
          <table:table-cell office:value-type="float" office:value="5.589539" calcext:value-type="float">
            <text:p>5.589539</text:p>
          </table:table-cell>
          <table:table-cell office:value-type="float" office:value="6.681244" calcext:value-type="float">
            <text:p>6.681244</text:p>
          </table:table-cell>
          <table:table-cell office:value-type="float" office:value="6.637665" calcext:value-type="float">
            <text:p>6.637665</text:p>
          </table:table-cell>
          <table:table-cell office:value-type="float" office:value="7.988586" calcext:value-type="float">
            <text:p>7.988586</text:p>
          </table:table-cell>
          <table:table-cell office:value-type="float" office:value="7.986725" calcext:value-type="float">
            <text:p>7.986725</text:p>
          </table:table-cell>
          <table:table-cell office:value-type="float" office:value="9.224487" calcext:value-type="float">
            <text:p>9.224487</text:p>
          </table:table-cell>
          <table:table-cell office:value-type="float" office:value="9.16452" calcext:value-type="float">
            <text:p>9.16452</text:p>
          </table:table-cell>
          <table:table-cell office:value-type="float" office:value="10.27679" calcext:value-type="float">
            <text:p>10.27679</text:p>
          </table:table-cell>
          <table:table-cell office:value-type="float" office:value="10.17767" calcext:value-type="float">
            <text:p>10.17767</text:p>
          </table:table-cell>
          <table:table-cell office:value-type="float" office:value="11.06641" calcext:value-type="float">
            <text:p>11.06641</text:p>
          </table:table-cell>
          <table:table-cell office:value-type="float" office:value="10.95523" calcext:value-type="float">
            <text:p>10.95523</text:p>
          </table:table-cell>
          <table:table-cell office:value-type="float" office:value="11.39203" calcext:value-type="float">
            <text:p>11.39203</text:p>
          </table:table-cell>
          <table:table-cell office:value-type="float" office:value="11.28378" calcext:value-type="float">
            <text:p>11.28378</text:p>
          </table:table-cell>
          <table:table-cell office:value-type="float" office:value="14.17441" calcext:value-type="float">
            <text:p>14.17441</text:p>
          </table:table-cell>
          <table:table-cell office:value-type="float" office:value="-11.39542" calcext:value-type="float">
            <text:p>-11.395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6" calcext:value-type="float">
            <text:p>18122006</text:p>
          </table:table-cell>
          <table:table-cell office:value-type="float" office:value="6.494235" calcext:value-type="float">
            <text:p>6.494235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9.588124" calcext:value-type="float">
            <text:p>-9.588124</text:p>
          </table:table-cell>
          <table:table-cell office:value-type="float" office:value="0.737286" calcext:value-type="float">
            <text:p>0.737286</text:p>
          </table:table-cell>
          <table:table-cell office:value-type="float" office:value="0.2640164" calcext:value-type="float">
            <text:p>0.2640164</text:p>
          </table:table-cell>
          <table:table-cell office:value-type="float" office:value="314.3658" calcext:value-type="float">
            <text:p>314.3658</text:p>
          </table:table-cell>
          <table:table-cell office:value-type="float" office:value="0.127" calcext:value-type="float">
            <text:p>0.127</text:p>
          </table:table-cell>
          <table:table-cell office:value-type="float" office:value="9.984955" calcext:value-type="float">
            <text:p>9.984955</text:p>
          </table:table-cell>
          <table:table-cell office:value-type="float" office:value="-6.466248" calcext:value-type="float">
            <text:p>-6.466248</text:p>
          </table:table-cell>
          <table:table-cell office:value-type="float" office:value="5.671356" calcext:value-type="float">
            <text:p>5.671356</text:p>
          </table:table-cell>
          <table:table-cell office:value-type="float" office:value="-2.103271" calcext:value-type="float">
            <text:p>-2.103271</text:p>
          </table:table-cell>
          <table:table-cell office:value-type="float" office:value="4.190399" calcext:value-type="float">
            <text:p>4.190399</text:p>
          </table:table-cell>
          <table:table-cell office:value-type="float" office:value="-0.2211609" calcext:value-type="float">
            <text:p>-0.2211609</text:p>
          </table:table-cell>
          <table:table-cell office:value-type="float" office:value="3.701202" calcext:value-type="float">
            <text:p>3.701202</text:p>
          </table:table-cell>
          <table:table-cell office:value-type="float" office:value="1.128052" calcext:value-type="float">
            <text:p>1.128052</text:p>
          </table:table-cell>
          <table:table-cell office:value-type="float" office:value="3.64801" calcext:value-type="float">
            <text:p>3.64801</text:p>
          </table:table-cell>
          <table:table-cell office:value-type="float" office:value="2.021881" calcext:value-type="float">
            <text:p>2.021881</text:p>
          </table:table-cell>
          <table:table-cell office:value-type="float" office:value="4.447662" calcext:value-type="float">
            <text:p>4.447662</text:p>
          </table:table-cell>
          <table:table-cell office:value-type="float" office:value="3.045563" calcext:value-type="float">
            <text:p>3.045563</text:p>
          </table:table-cell>
          <table:table-cell office:value-type="float" office:value="4.941559" calcext:value-type="float">
            <text:p>4.941559</text:p>
          </table:table-cell>
          <table:table-cell office:value-type="float" office:value="3.960541" calcext:value-type="float">
            <text:p>3.960541</text:p>
          </table:table-cell>
          <table:table-cell office:value-type="float" office:value="5.588776" calcext:value-type="float">
            <text:p>5.588776</text:p>
          </table:table-cell>
          <table:table-cell office:value-type="float" office:value="5.152832" calcext:value-type="float">
            <text:p>5.152832</text:p>
          </table:table-cell>
          <table:table-cell office:value-type="float" office:value="6.670898" calcext:value-type="float">
            <text:p>6.670898</text:p>
          </table:table-cell>
          <table:table-cell office:value-type="float" office:value="6.559265" calcext:value-type="float">
            <text:p>6.559265</text:p>
          </table:table-cell>
          <table:table-cell office:value-type="float" office:value="7.986664" calcext:value-type="float">
            <text:p>7.986664</text:p>
          </table:table-cell>
          <table:table-cell office:value-type="float" office:value="7.962006" calcext:value-type="float">
            <text:p>7.962006</text:p>
          </table:table-cell>
          <table:table-cell office:value-type="float" office:value="9.16391" calcext:value-type="float">
            <text:p>9.16391</text:p>
          </table:table-cell>
          <table:table-cell office:value-type="float" office:value="9.107452" calcext:value-type="float">
            <text:p>9.107452</text:p>
          </table:table-cell>
          <table:table-cell office:value-type="float" office:value="10.1767" calcext:value-type="float">
            <text:p>10.1767</text:p>
          </table:table-cell>
          <table:table-cell office:value-type="float" office:value="10.08517" calcext:value-type="float">
            <text:p>10.08517</text:p>
          </table:table-cell>
          <table:table-cell office:value-type="float" office:value="10.95404" calcext:value-type="float">
            <text:p>10.95404</text:p>
          </table:table-cell>
          <table:table-cell office:value-type="float" office:value="10.84698" calcext:value-type="float">
            <text:p>10.84698</text:p>
          </table:table-cell>
          <table:table-cell office:value-type="float" office:value="11.28265" calcext:value-type="float">
            <text:p>11.28265</text:p>
          </table:table-cell>
          <table:table-cell office:value-type="float" office:value="11.17624" calcext:value-type="float">
            <text:p>11.17624</text:p>
          </table:table-cell>
          <table:table-cell office:value-type="float" office:value="14.48767" calcext:value-type="float">
            <text:p>14.48767</text:p>
          </table:table-cell>
          <table:table-cell office:value-type="float" office:value="-12.60803" calcext:value-type="float">
            <text:p>-12.60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6" calcext:value-type="float">
            <text:p>19122006</text:p>
          </table:table-cell>
          <table:table-cell office:value-type="float" office:value="6.524058" calcext:value-type="float">
            <text:p>6.524058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-3.542229" calcext:value-type="float">
            <text:p>-3.542229</text:p>
          </table:table-cell>
          <table:table-cell office:value-type="float" office:value="0.8194693" calcext:value-type="float">
            <text:p>0.8194693</text:p>
          </table:table-cell>
          <table:table-cell office:value-type="float" office:value="0.4165725" calcext:value-type="float">
            <text:p>0.4165725</text:p>
          </table:table-cell>
          <table:table-cell office:value-type="float" office:value="312.7546" calcext:value-type="float">
            <text:p>312.7546</text:p>
          </table:table-cell>
          <table:table-cell office:value-type="float" office:value="2.9845" calcext:value-type="float">
            <text:p>2.9845</text:p>
          </table:table-cell>
          <table:table-cell office:value-type="float" office:value="11.53964" calcext:value-type="float">
            <text:p>11.53964</text:p>
          </table:table-cell>
          <table:table-cell office:value-type="float" office:value="-4.245453" calcext:value-type="float">
            <text:p>-4.245453</text:p>
          </table:table-cell>
          <table:table-cell office:value-type="float" office:value="7.235687" calcext:value-type="float">
            <text:p>7.235687</text:p>
          </table:table-cell>
          <table:table-cell office:value-type="float" office:value="-1.377899" calcext:value-type="float">
            <text:p>-1.377899</text:p>
          </table:table-cell>
          <table:table-cell office:value-type="float" office:value="5.385254" calcext:value-type="float">
            <text:p>5.385254</text:p>
          </table:table-cell>
          <table:table-cell office:value-type="float" office:value="-0.1308899" calcext:value-type="float">
            <text:p>-0.1308899</text:p>
          </table:table-cell>
          <table:table-cell office:value-type="float" office:value="4.467194" calcext:value-type="float">
            <text:p>4.467194</text:p>
          </table:table-cell>
          <table:table-cell office:value-type="float" office:value="1.028046" calcext:value-type="float">
            <text:p>1.028046</text:p>
          </table:table-cell>
          <table:table-cell office:value-type="float" office:value="4.143127" calcext:value-type="float">
            <text:p>4.143127</text:p>
          </table:table-cell>
          <table:table-cell office:value-type="float" office:value="1.858704" calcext:value-type="float">
            <text:p>1.858704</text:p>
          </table:table-cell>
          <table:table-cell office:value-type="float" office:value="4.076599" calcext:value-type="float">
            <text:p>4.076599</text:p>
          </table:table-cell>
          <table:table-cell office:value-type="float" office:value="2.806549" calcext:value-type="float">
            <text:p>2.806549</text:p>
          </table:table-cell>
          <table:table-cell office:value-type="float" office:value="4.35318" calcext:value-type="float">
            <text:p>4.35318</text:p>
          </table:table-cell>
          <table:table-cell office:value-type="float" office:value="3.669922" calcext:value-type="float">
            <text:p>3.669922</text:p>
          </table:table-cell>
          <table:table-cell office:value-type="float" office:value="5.151459" calcext:value-type="float">
            <text:p>5.151459</text:p>
          </table:table-cell>
          <table:table-cell office:value-type="float" office:value="4.875458" calcext:value-type="float">
            <text:p>4.875458</text:p>
          </table:table-cell>
          <table:table-cell office:value-type="float" office:value="6.557526" calcext:value-type="float">
            <text:p>6.557526</text:p>
          </table:table-cell>
          <table:table-cell office:value-type="float" office:value="6.3797" calcext:value-type="float">
            <text:p>6.3797</text:p>
          </table:table-cell>
          <table:table-cell office:value-type="float" office:value="7.961487" calcext:value-type="float">
            <text:p>7.961487</text:p>
          </table:table-cell>
          <table:table-cell office:value-type="float" office:value="7.898285" calcext:value-type="float">
            <text:p>7.898285</text:p>
          </table:table-cell>
          <table:table-cell office:value-type="float" office:value="9.106873" calcext:value-type="float">
            <text:p>9.106873</text:p>
          </table:table-cell>
          <table:table-cell office:value-type="float" office:value="9.043579" calcext:value-type="float">
            <text:p>9.043579</text:p>
          </table:table-cell>
          <table:table-cell office:value-type="float" office:value="10.08423" calcext:value-type="float">
            <text:p>10.08423</text:p>
          </table:table-cell>
          <table:table-cell office:value-type="float" office:value="9.996796" calcext:value-type="float">
            <text:p>9.996796</text:p>
          </table:table-cell>
          <table:table-cell office:value-type="float" office:value="10.84592" calcext:value-type="float">
            <text:p>10.84592</text:p>
          </table:table-cell>
          <table:table-cell office:value-type="float" office:value="10.74301" calcext:value-type="float">
            <text:p>10.74301</text:p>
          </table:table-cell>
          <table:table-cell office:value-type="float" office:value="11.17514" calcext:value-type="float">
            <text:p>11.17514</text:p>
          </table:table-cell>
          <table:table-cell office:value-type="float" office:value="11.07104" calcext:value-type="float">
            <text:p>11.07104</text:p>
          </table:table-cell>
          <table:table-cell office:value-type="float" office:value="14.75827" calcext:value-type="float">
            <text:p>14.75827</text:p>
          </table:table-cell>
          <table:table-cell office:value-type="float" office:value="-7.39978" calcext:value-type="float">
            <text:p>-7.399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6" calcext:value-type="float">
            <text:p>20122006</text:p>
          </table:table-cell>
          <table:table-cell office:value-type="float" office:value="6.51365" calcext:value-type="float">
            <text:p>6.51365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0.762264" calcext:value-type="float">
            <text:p>0.762264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5693436" calcext:value-type="float">
            <text:p>0.5693436</text:p>
          </table:table-cell>
          <table:table-cell office:value-type="float" office:value="311.9651" calcext:value-type="float">
            <text:p>311.9651</text:p>
          </table:table-cell>
          <table:table-cell office:value-type="float" office:value="8.0645" calcext:value-type="float">
            <text:p>8.0645</text:p>
          </table:table-cell>
          <table:table-cell office:value-type="float" office:value="9.88446" calcext:value-type="float">
            <text:p>9.88446</text:p>
          </table:table-cell>
          <table:table-cell office:value-type="float" office:value="-0.6063538" calcext:value-type="float">
            <text:p>-0.6063538</text:p>
          </table:table-cell>
          <table:table-cell office:value-type="float" office:value="7.017334" calcext:value-type="float">
            <text:p>7.017334</text:p>
          </table:table-cell>
          <table:table-cell office:value-type="float" office:value="0.1587524" calcext:value-type="float">
            <text:p>0.1587524</text:p>
          </table:table-cell>
          <table:table-cell office:value-type="float" office:value="5.408722" calcext:value-type="float">
            <text:p>5.408722</text:p>
          </table:table-cell>
          <table:table-cell office:value-type="float" office:value="1.034637" calcext:value-type="float">
            <text:p>1.034637</text:p>
          </table:table-cell>
          <table:table-cell office:value-type="float" office:value="4.570374" calcext:value-type="float">
            <text:p>4.570374</text:p>
          </table:table-cell>
          <table:table-cell office:value-type="float" office:value="1.953033" calcext:value-type="float">
            <text:p>1.953033</text:p>
          </table:table-cell>
          <table:table-cell office:value-type="float" office:value="4.271149" calcext:value-type="float">
            <text:p>4.271149</text:p>
          </table:table-cell>
          <table:table-cell office:value-type="float" office:value="2.598999" calcext:value-type="float">
            <text:p>2.598999</text:p>
          </table:table-cell>
          <table:table-cell office:value-type="float" office:value="4.170227" calcext:value-type="float">
            <text:p>4.170227</text:p>
          </table:table-cell>
          <table:table-cell office:value-type="float" office:value="3.316284" calcext:value-type="float">
            <text:p>3.316284</text:p>
          </table:table-cell>
          <table:table-cell office:value-type="float" office:value="4.413086" calcext:value-type="float">
            <text:p>4.413086</text:p>
          </table:table-cell>
          <table:table-cell office:value-type="float" office:value="3.952362" calcext:value-type="float">
            <text:p>3.952362</text:p>
          </table:table-cell>
          <table:table-cell office:value-type="float" office:value="4.951782" calcext:value-type="float">
            <text:p>4.951782</text:p>
          </table:table-cell>
          <table:table-cell office:value-type="float" office:value="4.881409" calcext:value-type="float">
            <text:p>4.881409</text:p>
          </table:table-cell>
          <table:table-cell office:value-type="float" office:value="6.378143" calcext:value-type="float">
            <text:p>6.378143</text:p>
          </table:table-cell>
          <table:table-cell office:value-type="float" office:value="6.269135" calcext:value-type="float">
            <text:p>6.269135</text:p>
          </table:table-cell>
          <table:table-cell office:value-type="float" office:value="7.8974" calcext:value-type="float">
            <text:p>7.8974</text:p>
          </table:table-cell>
          <table:table-cell office:value-type="float" office:value="7.814697" calcext:value-type="float">
            <text:p>7.814697</text:p>
          </table:table-cell>
          <table:table-cell office:value-type="float" office:value="9.042847" calcext:value-type="float">
            <text:p>9.042847</text:p>
          </table:table-cell>
          <table:table-cell office:value-type="float" office:value="8.968445" calcext:value-type="float">
            <text:p>8.968445</text:p>
          </table:table-cell>
          <table:table-cell office:value-type="float" office:value="9.995911" calcext:value-type="float">
            <text:p>9.995911</text:p>
          </table:table-cell>
          <table:table-cell office:value-type="float" office:value="9.910065" calcext:value-type="float">
            <text:p>9.910065</text:p>
          </table:table-cell>
          <table:table-cell office:value-type="float" office:value="10.74191" calcext:value-type="float">
            <text:p>10.74191</text:p>
          </table:table-cell>
          <table:table-cell office:value-type="float" office:value="10.64236" calcext:value-type="float">
            <text:p>10.64236</text:p>
          </table:table-cell>
          <table:table-cell office:value-type="float" office:value="11.06998" calcext:value-type="float">
            <text:p>11.06998</text:p>
          </table:table-cell>
          <table:table-cell office:value-type="float" office:value="10.96869" calcext:value-type="float">
            <text:p>10.96869</text:p>
          </table:table-cell>
          <table:table-cell office:value-type="float" office:value="12.49875" calcext:value-type="float">
            <text:p>12.49875</text:p>
          </table:table-cell>
          <table:table-cell office:value-type="float" office:value="-1.679504" calcext:value-type="float">
            <text:p>-1.6795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6" calcext:value-type="float">
            <text:p>21122006</text:p>
          </table:table-cell>
          <table:table-cell office:value-type="float" office:value="6.516045" calcext:value-type="float">
            <text:p>6.516045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0.307242" calcext:value-type="float">
            <text:p>-0.307242</text:p>
          </table:table-cell>
          <table:table-cell office:value-type="float" office:value="0.7897812" calcext:value-type="float">
            <text:p>0.7897812</text:p>
          </table:table-cell>
          <table:table-cell office:value-type="float" office:value="0.4907156" calcext:value-type="float">
            <text:p>0.4907156</text:p>
          </table:table-cell>
          <table:table-cell office:value-type="float" office:value="312.7567" calcext:value-type="float">
            <text:p>312.7567</text:p>
          </table:table-cell>
          <table:table-cell office:value-type="float" office:value="0.762" calcext:value-type="float">
            <text:p>0.762</text:p>
          </table:table-cell>
          <table:table-cell office:value-type="float" office:value="12.15924" calcext:value-type="float">
            <text:p>12.15924</text:p>
          </table:table-cell>
          <table:table-cell office:value-type="float" office:value="-0.4339294" calcext:value-type="float">
            <text:p>-0.4339294</text:p>
          </table:table-cell>
          <table:table-cell office:value-type="float" office:value="8.739136" calcext:value-type="float">
            <text:p>8.739136</text:p>
          </table:table-cell>
          <table:table-cell office:value-type="float" office:value="0.4565735" calcext:value-type="float">
            <text:p>0.4565735</text:p>
          </table:table-cell>
          <table:table-cell office:value-type="float" office:value="6.70163" calcext:value-type="float">
            <text:p>6.70163</text:p>
          </table:table-cell>
          <table:table-cell office:value-type="float" office:value="1.264069" calcext:value-type="float">
            <text:p>1.264069</text:p>
          </table:table-cell>
          <table:table-cell office:value-type="float" office:value="5.502716" calcext:value-type="float">
            <text:p>5.502716</text:p>
          </table:table-cell>
          <table:table-cell office:value-type="float" office:value="2.093933" calcext:value-type="float">
            <text:p>2.093933</text:p>
          </table:table-cell>
          <table:table-cell office:value-type="float" office:value="4.979034" calcext:value-type="float">
            <text:p>4.979034</text:p>
          </table:table-cell>
          <table:table-cell office:value-type="float" office:value="2.69519" calcext:value-type="float">
            <text:p>2.69519</text:p>
          </table:table-cell>
          <table:table-cell office:value-type="float" office:value="4.682404" calcext:value-type="float">
            <text:p>4.682404</text:p>
          </table:table-cell>
          <table:table-cell office:value-type="float" office:value="3.376373" calcext:value-type="float">
            <text:p>3.376373</text:p>
          </table:table-cell>
          <table:table-cell office:value-type="float" office:value="4.752502" calcext:value-type="float">
            <text:p>4.752502</text:p>
          </table:table-cell>
          <table:table-cell office:value-type="float" office:value="3.990143" calcext:value-type="float">
            <text:p>3.990143</text:p>
          </table:table-cell>
          <table:table-cell office:value-type="float" office:value="4.997437" calcext:value-type="float">
            <text:p>4.997437</text:p>
          </table:table-cell>
          <table:table-cell office:value-type="float" office:value="4.881744" calcext:value-type="float">
            <text:p>4.881744</text:p>
          </table:table-cell>
          <table:table-cell office:value-type="float" office:value="6.268402" calcext:value-type="float">
            <text:p>6.268402</text:p>
          </table:table-cell>
          <table:table-cell office:value-type="float" office:value="6.20636" calcext:value-type="float">
            <text:p>6.20636</text:p>
          </table:table-cell>
          <table:table-cell office:value-type="float" office:value="7.813812" calcext:value-type="float">
            <text:p>7.813812</text:p>
          </table:table-cell>
          <table:table-cell office:value-type="float" office:value="7.732758" calcext:value-type="float">
            <text:p>7.732758</text:p>
          </table:table-cell>
          <table:table-cell office:value-type="float" office:value="8.967651" calcext:value-type="float">
            <text:p>8.967651</text:p>
          </table:table-cell>
          <table:table-cell office:value-type="float" office:value="8.88739" calcext:value-type="float">
            <text:p>8.88739</text:p>
          </table:table-cell>
          <table:table-cell office:value-type="float" office:value="9.909149" calcext:value-type="float">
            <text:p>9.909149</text:p>
          </table:table-cell>
          <table:table-cell office:value-type="float" office:value="9.822266" calcext:value-type="float">
            <text:p>9.822266</text:p>
          </table:table-cell>
          <table:table-cell office:value-type="float" office:value="10.64136" calcext:value-type="float">
            <text:p>10.64136</text:p>
          </table:table-cell>
          <table:table-cell office:value-type="float" office:value="10.54437" calcext:value-type="float">
            <text:p>10.54437</text:p>
          </table:table-cell>
          <table:table-cell office:value-type="float" office:value="10.96762" calcext:value-type="float">
            <text:p>10.96762</text:p>
          </table:table-cell>
          <table:table-cell office:value-type="float" office:value="10.86911" calcext:value-type="float">
            <text:p>10.86911</text:p>
          </table:table-cell>
          <table:table-cell office:value-type="float" office:value="15.21552" calcext:value-type="float">
            <text:p>15.21552</text:p>
          </table:table-cell>
          <table:table-cell office:value-type="float" office:value="-2.650177" calcext:value-type="float">
            <text:p>-2.6501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6" calcext:value-type="float">
            <text:p>22122006</text:p>
          </table:table-cell>
          <table:table-cell office:value-type="float" office:value="6.607534" calcext:value-type="float">
            <text:p>6.607534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3.524271" calcext:value-type="float">
            <text:p>-3.524271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4171249" calcext:value-type="float">
            <text:p>0.4171249</text:p>
          </table:table-cell>
          <table:table-cell office:value-type="float" office:value="306.2452" calcext:value-type="float">
            <text:p>306.2452</text:p>
          </table:table-cell>
          <table:table-cell office:value-type="float" office:value="0" calcext:value-type="float">
            <text:p>0</text:p>
          </table:table-cell>
          <table:table-cell office:value-type="float" office:value="8.467102" calcext:value-type="float">
            <text:p>8.467102</text:p>
          </table:table-cell>
          <table:table-cell office:value-type="float" office:value="-1.457245" calcext:value-type="float">
            <text:p>-1.457245</text:p>
          </table:table-cell>
          <table:table-cell office:value-type="float" office:value="5.931122" calcext:value-type="float">
            <text:p>5.931122</text:p>
          </table:table-cell>
          <table:table-cell office:value-type="float" office:value="-0.07885742" calcext:value-type="float">
            <text:p>-0.07885742</text:p>
          </table:table-cell>
          <table:table-cell office:value-type="float" office:value="4.648376" calcext:value-type="float">
            <text:p>4.648376</text:p>
          </table:table-cell>
          <table:table-cell office:value-type="float" office:value="1.031342" calcext:value-type="float">
            <text:p>1.031342</text:p>
          </table:table-cell>
          <table:table-cell office:value-type="float" office:value="4.121429" calcext:value-type="float">
            <text:p>4.121429</text:p>
          </table:table-cell>
          <table:table-cell office:value-type="float" office:value="2.100983" calcext:value-type="float">
            <text:p>2.100983</text:p>
          </table:table-cell>
          <table:table-cell office:value-type="float" office:value="4.279297" calcext:value-type="float">
            <text:p>4.279297</text:p>
          </table:table-cell>
          <table:table-cell office:value-type="float" office:value="2.815674" calcext:value-type="float">
            <text:p>2.815674</text:p>
          </table:table-cell>
          <table:table-cell office:value-type="float" office:value="4.611481" calcext:value-type="float">
            <text:p>4.611481</text:p>
          </table:table-cell>
          <table:table-cell office:value-type="float" office:value="3.559418" calcext:value-type="float">
            <text:p>3.559418</text:p>
          </table:table-cell>
          <table:table-cell office:value-type="float" office:value="4.754028" calcext:value-type="float">
            <text:p>4.754028</text:p>
          </table:table-cell>
          <table:table-cell office:value-type="float" office:value="4.154572" calcext:value-type="float">
            <text:p>4.154572</text:p>
          </table:table-cell>
          <table:table-cell office:value-type="float" office:value="5.07724" calcext:value-type="float">
            <text:p>5.07724</text:p>
          </table:table-cell>
          <table:table-cell office:value-type="float" office:value="4.989471" calcext:value-type="float">
            <text:p>4.989471</text:p>
          </table:table-cell>
          <table:table-cell office:value-type="float" office:value="6.20929" calcext:value-type="float">
            <text:p>6.20929</text:p>
          </table:table-cell>
          <table:table-cell office:value-type="float" office:value="6.193573" calcext:value-type="float">
            <text:p>6.193573</text:p>
          </table:table-cell>
          <table:table-cell office:value-type="float" office:value="7.731934" calcext:value-type="float">
            <text:p>7.731934</text:p>
          </table:table-cell>
          <table:table-cell office:value-type="float" office:value="7.662262" calcext:value-type="float">
            <text:p>7.662262</text:p>
          </table:table-cell>
          <table:table-cell office:value-type="float" office:value="8.886505" calcext:value-type="float">
            <text:p>8.886505</text:p>
          </table:table-cell>
          <table:table-cell office:value-type="float" office:value="8.805664" calcext:value-type="float">
            <text:p>8.805664</text:p>
          </table:table-cell>
          <table:table-cell office:value-type="float" office:value="9.82132" calcext:value-type="float">
            <text:p>9.82132</text:p>
          </table:table-cell>
          <table:table-cell office:value-type="float" office:value="9.733917" calcext:value-type="float">
            <text:p>9.733917</text:p>
          </table:table-cell>
          <table:table-cell office:value-type="float" office:value="10.5434" calcext:value-type="float">
            <text:p>10.5434</text:p>
          </table:table-cell>
          <table:table-cell office:value-type="float" office:value="10.44861" calcext:value-type="float">
            <text:p>10.44861</text:p>
          </table:table-cell>
          <table:table-cell office:value-type="float" office:value="10.86804" calcext:value-type="float">
            <text:p>10.86804</text:p>
          </table:table-cell>
          <table:table-cell office:value-type="float" office:value="10.77197" calcext:value-type="float">
            <text:p>10.77197</text:p>
          </table:table-cell>
          <table:table-cell office:value-type="float" office:value="9.750031" calcext:value-type="float">
            <text:p>9.750031</text:p>
          </table:table-cell>
          <table:table-cell office:value-type="float" office:value="-4.300568" calcext:value-type="float">
            <text:p>-4.3005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6" calcext:value-type="float">
            <text:p>23122006</text:p>
          </table:table-cell>
          <table:table-cell office:value-type="float" office:value="6.49906" calcext:value-type="float">
            <text:p>6.49906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4.607583" calcext:value-type="float">
            <text:p>-4.607583</text:p>
          </table:table-cell>
          <table:table-cell office:value-type="float" office:value="0.7720665" calcext:value-type="float">
            <text:p>0.7720665</text:p>
          </table:table-cell>
          <table:table-cell office:value-type="float" office:value="0.3849799" calcext:value-type="float">
            <text:p>0.3849799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0" calcext:value-type="float">
            <text:p>0</text:p>
          </table:table-cell>
          <table:table-cell office:value-type="float" office:value="9.2034" calcext:value-type="float">
            <text:p>9.2034</text:p>
          </table:table-cell>
          <table:table-cell office:value-type="float" office:value="-1.934509" calcext:value-type="float">
            <text:p>-1.934509</text:p>
          </table:table-cell>
          <table:table-cell office:value-type="float" office:value="6.053467" calcext:value-type="float">
            <text:p>6.053467</text:p>
          </table:table-cell>
          <table:table-cell office:value-type="float" office:value="-0.2146912" calcext:value-type="float">
            <text:p>-0.2146912</text:p>
          </table:table-cell>
          <table:table-cell office:value-type="float" office:value="4.583221" calcext:value-type="float">
            <text:p>4.583221</text:p>
          </table:table-cell>
          <table:table-cell office:value-type="float" office:value="0.7018127" calcext:value-type="float">
            <text:p>0.7018127</text:p>
          </table:table-cell>
          <table:table-cell office:value-type="float" office:value="3.976654" calcext:value-type="float">
            <text:p>3.976654</text:p>
          </table:table-cell>
          <table:table-cell office:value-type="float" office:value="1.648438" calcext:value-type="float">
            <text:p>1.648438</text:p>
          </table:table-cell>
          <table:table-cell office:value-type="float" office:value="3.810394" calcext:value-type="float">
            <text:p>3.810394</text:p>
          </table:table-cell>
          <table:table-cell office:value-type="float" office:value="2.31897" calcext:value-type="float">
            <text:p>2.31897</text:p>
          </table:table-cell>
          <table:table-cell office:value-type="float" office:value="3.858429" calcext:value-type="float">
            <text:p>3.858429</text:p>
          </table:table-cell>
          <table:table-cell office:value-type="float" office:value="3.067383" calcext:value-type="float">
            <text:p>3.067383</text:p>
          </table:table-cell>
          <table:table-cell office:value-type="float" office:value="4.345795" calcext:value-type="float">
            <text:p>4.345795</text:p>
          </table:table-cell>
          <table:table-cell office:value-type="float" office:value="3.772308" calcext:value-type="float">
            <text:p>3.772308</text:p>
          </table:table-cell>
          <table:table-cell office:value-type="float" office:value="4.993835" calcext:value-type="float">
            <text:p>4.993835</text:p>
          </table:table-cell>
          <table:table-cell office:value-type="float" office:value="4.775513" calcext:value-type="float">
            <text:p>4.775513</text:p>
          </table:table-cell>
          <table:table-cell office:value-type="float" office:value="6.193207" calcext:value-type="float">
            <text:p>6.193207</text:p>
          </table:table-cell>
          <table:table-cell office:value-type="float" office:value="6.114319" calcext:value-type="float">
            <text:p>6.114319</text:p>
          </table:table-cell>
          <table:table-cell office:value-type="float" office:value="7.661591" calcext:value-type="float">
            <text:p>7.661591</text:p>
          </table:table-cell>
          <table:table-cell office:value-type="float" office:value="7.594452" calcext:value-type="float">
            <text:p>7.594452</text:p>
          </table:table-cell>
          <table:table-cell office:value-type="float" office:value="8.80484" calcext:value-type="float">
            <text:p>8.80484</text:p>
          </table:table-cell>
          <table:table-cell office:value-type="float" office:value="8.726196" calcext:value-type="float">
            <text:p>8.726196</text:p>
          </table:table-cell>
          <table:table-cell office:value-type="float" office:value="9.732971" calcext:value-type="float">
            <text:p>9.732971</text:p>
          </table:table-cell>
          <table:table-cell office:value-type="float" office:value="9.645935" calcext:value-type="float">
            <text:p>9.645935</text:p>
          </table:table-cell>
          <table:table-cell office:value-type="float" office:value="10.44763" calcext:value-type="float">
            <text:p>10.44763</text:p>
          </table:table-cell>
          <table:table-cell office:value-type="float" office:value="10.35452" calcext:value-type="float">
            <text:p>10.35452</text:p>
          </table:table-cell>
          <table:table-cell office:value-type="float" office:value="10.77094" calcext:value-type="float">
            <text:p>10.77094</text:p>
          </table:table-cell>
          <table:table-cell office:value-type="float" office:value="10.67728" calcext:value-type="float">
            <text:p>10.67728</text:p>
          </table:table-cell>
          <table:table-cell office:value-type="float" office:value="11.23334" calcext:value-type="float">
            <text:p>11.23334</text:p>
          </table:table-cell>
          <table:table-cell office:value-type="float" office:value="-5.406677" calcext:value-type="float">
            <text:p>-5.4066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6" calcext:value-type="float">
            <text:p>24122006</text:p>
          </table:table-cell>
          <table:table-cell office:value-type="float" office:value="6.499511" calcext:value-type="float">
            <text:p>6.499511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4.035349" calcext:value-type="float">
            <text:p>-4.035349</text:p>
          </table:table-cell>
          <table:table-cell office:value-type="float" office:value="0.9136316" calcext:value-type="float">
            <text:p>0.9136316</text:p>
          </table:table-cell>
          <table:table-cell office:value-type="float" office:value="0.3717332" calcext:value-type="float">
            <text:p>0.3717332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0" calcext:value-type="float">
            <text:p>0</text:p>
          </table:table-cell>
          <table:table-cell office:value-type="float" office:value="12.31332" calcext:value-type="float">
            <text:p>12.31332</text:p>
          </table:table-cell>
          <table:table-cell office:value-type="float" office:value="-1.75116" calcext:value-type="float">
            <text:p>-1.75116</text:p>
          </table:table-cell>
          <table:table-cell office:value-type="float" office:value="8.331451" calcext:value-type="float">
            <text:p>8.331451</text:p>
          </table:table-cell>
          <table:table-cell office:value-type="float" office:value="-0.1678162" calcext:value-type="float">
            <text:p>-0.1678162</text:p>
          </table:table-cell>
          <table:table-cell office:value-type="float" office:value="6.241241" calcext:value-type="float">
            <text:p>6.241241</text:p>
          </table:table-cell>
          <table:table-cell office:value-type="float" office:value="0.7670593" calcext:value-type="float">
            <text:p>0.7670593</text:p>
          </table:table-cell>
          <table:table-cell office:value-type="float" office:value="5.122284" calcext:value-type="float">
            <text:p>5.122284</text:p>
          </table:table-cell>
          <table:table-cell office:value-type="float" office:value="1.680939" calcext:value-type="float">
            <text:p>1.680939</text:p>
          </table:table-cell>
          <table:table-cell office:value-type="float" office:value="4.639008" calcext:value-type="float">
            <text:p>4.639008</text:p>
          </table:table-cell>
          <table:table-cell office:value-type="float" office:value="2.323669" calcext:value-type="float">
            <text:p>2.323669</text:p>
          </table:table-cell>
          <table:table-cell office:value-type="float" office:value="4.386108" calcext:value-type="float">
            <text:p>4.386108</text:p>
          </table:table-cell>
          <table:table-cell office:value-type="float" office:value="3.054565" calcext:value-type="float">
            <text:p>3.054565</text:p>
          </table:table-cell>
          <table:table-cell office:value-type="float" office:value="4.470123" calcext:value-type="float">
            <text:p>4.470123</text:p>
          </table:table-cell>
          <table:table-cell office:value-type="float" office:value="3.718567" calcext:value-type="float">
            <text:p>3.718567</text:p>
          </table:table-cell>
          <table:table-cell office:value-type="float" office:value="4.795502" calcext:value-type="float">
            <text:p>4.795502</text:p>
          </table:table-cell>
          <table:table-cell office:value-type="float" office:value="4.67807" calcext:value-type="float">
            <text:p>4.67807</text:p>
          </table:table-cell>
          <table:table-cell office:value-type="float" office:value="6.113342" calcext:value-type="float">
            <text:p>6.113342</text:p>
          </table:table-cell>
          <table:table-cell office:value-type="float" office:value="6.022156" calcext:value-type="float">
            <text:p>6.022156</text:p>
          </table:table-cell>
          <table:table-cell office:value-type="float" office:value="7.593719" calcext:value-type="float">
            <text:p>7.593719</text:p>
          </table:table-cell>
          <table:table-cell office:value-type="float" office:value="7.518372" calcext:value-type="float">
            <text:p>7.518372</text:p>
          </table:table-cell>
          <table:table-cell office:value-type="float" office:value="8.725372" calcext:value-type="float">
            <text:p>8.725372</text:p>
          </table:table-cell>
          <table:table-cell office:value-type="float" office:value="8.64621" calcext:value-type="float">
            <text:p>8.64621</text:p>
          </table:table-cell>
          <table:table-cell office:value-type="float" office:value="9.64502" calcext:value-type="float">
            <text:p>9.64502</text:p>
          </table:table-cell>
          <table:table-cell office:value-type="float" office:value="9.558899" calcext:value-type="float">
            <text:p>9.558899</text:p>
          </table:table-cell>
          <table:table-cell office:value-type="float" office:value="10.35352" calcext:value-type="float">
            <text:p>10.35352</text:p>
          </table:table-cell>
          <table:table-cell office:value-type="float" office:value="10.26202" calcext:value-type="float">
            <text:p>10.26202</text:p>
          </table:table-cell>
          <table:table-cell office:value-type="float" office:value="10.67633" calcext:value-type="float">
            <text:p>10.67633</text:p>
          </table:table-cell>
          <table:table-cell office:value-type="float" office:value="10.58414" calcext:value-type="float">
            <text:p>10.58414</text:p>
          </table:table-cell>
          <table:table-cell office:value-type="float" office:value="16.68402" calcext:value-type="float">
            <text:p>16.68402</text:p>
          </table:table-cell>
          <table:table-cell office:value-type="float" office:value="-5.042694" calcext:value-type="float">
            <text:p>-5.0426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6" calcext:value-type="float">
            <text:p>25122006</text:p>
          </table:table-cell>
          <table:table-cell office:value-type="float" office:value="6.500326" calcext:value-type="float">
            <text:p>6.500326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8.496472" calcext:value-type="float">
            <text:p>-8.496472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28712" calcext:value-type="float">
            <text:p>0.28712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0" calcext:value-type="float">
            <text:p>0</text:p>
          </table:table-cell>
          <table:table-cell office:value-type="float" office:value="6.471375" calcext:value-type="float">
            <text:p>6.471375</text:p>
          </table:table-cell>
          <table:table-cell office:value-type="float" office:value="-3.381012" calcext:value-type="float">
            <text:p>-3.381012</text:p>
          </table:table-cell>
          <table:table-cell office:value-type="float" office:value="3.876923" calcext:value-type="float">
            <text:p>3.876923</text:p>
          </table:table-cell>
          <table:table-cell office:value-type="float" office:value="-0.420929" calcext:value-type="float">
            <text:p>-0.420929</text:p>
          </table:table-cell>
          <table:table-cell office:value-type="float" office:value="3.062042" calcext:value-type="float">
            <text:p>3.062042</text:p>
          </table:table-cell>
          <table:table-cell office:value-type="float" office:value="0.7034912" calcext:value-type="float">
            <text:p>0.7034912</text:p>
          </table:table-cell>
          <table:table-cell office:value-type="float" office:value="3.692596" calcext:value-type="float">
            <text:p>3.692596</text:p>
          </table:table-cell>
          <table:table-cell office:value-type="float" office:value="1.77475" calcext:value-type="float">
            <text:p>1.77475</text:p>
          </table:table-cell>
          <table:table-cell office:value-type="float" office:value="4.077393" calcext:value-type="float">
            <text:p>4.077393</text:p>
          </table:table-cell>
          <table:table-cell office:value-type="float" office:value="2.454468" calcext:value-type="float">
            <text:p>2.454468</text:p>
          </table:table-cell>
          <table:table-cell office:value-type="float" office:value="4.353455" calcext:value-type="float">
            <text:p>4.353455</text:p>
          </table:table-cell>
          <table:table-cell office:value-type="float" office:value="3.164795" calcext:value-type="float">
            <text:p>3.164795</text:p>
          </table:table-cell>
          <table:table-cell office:value-type="float" office:value="4.482697" calcext:value-type="float">
            <text:p>4.482697</text:p>
          </table:table-cell>
          <table:table-cell office:value-type="float" office:value="3.803772" calcext:value-type="float">
            <text:p>3.803772</text:p>
          </table:table-cell>
          <table:table-cell office:value-type="float" office:value="4.840485" calcext:value-type="float">
            <text:p>4.840485</text:p>
          </table:table-cell>
          <table:table-cell office:value-type="float" office:value="4.682892" calcext:value-type="float">
            <text:p>4.682892</text:p>
          </table:table-cell>
          <table:table-cell office:value-type="float" office:value="6.021576" calcext:value-type="float">
            <text:p>6.021576</text:p>
          </table:table-cell>
          <table:table-cell office:value-type="float" office:value="5.976654" calcext:value-type="float">
            <text:p>5.976654</text:p>
          </table:table-cell>
          <table:table-cell office:value-type="float" office:value="7.517609" calcext:value-type="float">
            <text:p>7.517609</text:p>
          </table:table-cell>
          <table:table-cell office:value-type="float" office:value="7.444397" calcext:value-type="float">
            <text:p>7.444397</text:p>
          </table:table-cell>
          <table:table-cell office:value-type="float" office:value="8.645386" calcext:value-type="float">
            <text:p>8.645386</text:p>
          </table:table-cell>
          <table:table-cell office:value-type="float" office:value="8.565155" calcext:value-type="float">
            <text:p>8.565155</text:p>
          </table:table-cell>
          <table:table-cell office:value-type="float" office:value="9.557983" calcext:value-type="float">
            <text:p>9.557983</text:p>
          </table:table-cell>
          <table:table-cell office:value-type="float" office:value="9.473816" calcext:value-type="float">
            <text:p>9.473816</text:p>
          </table:table-cell>
          <table:table-cell office:value-type="float" office:value="10.26108" calcext:value-type="float">
            <text:p>10.26108</text:p>
          </table:table-cell>
          <table:table-cell office:value-type="float" office:value="10.17288" calcext:value-type="float">
            <text:p>10.17288</text:p>
          </table:table-cell>
          <table:table-cell office:value-type="float" office:value="10.58319" calcext:value-type="float">
            <text:p>10.58319</text:p>
          </table:table-cell>
          <table:table-cell office:value-type="float" office:value="10.4931" calcext:value-type="float">
            <text:p>10.4931</text:p>
          </table:table-cell>
          <table:table-cell office:value-type="float" office:value="7.828522" calcext:value-type="float">
            <text:p>7.828522</text:p>
          </table:table-cell>
          <table:table-cell office:value-type="float" office:value="-8.10257" calcext:value-type="float">
            <text:p>-8.102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6" calcext:value-type="float">
            <text:p>26122006</text:p>
          </table:table-cell>
          <table:table-cell office:value-type="float" office:value="6.501504" calcext:value-type="float">
            <text:p>6.501504</text:p>
          </table:table-cell>
          <table:table-cell office:value-type="float" office:value="9.095101" calcext:value-type="float">
            <text:p>9.095101</text:p>
          </table:table-cell>
          <table:table-cell office:value-type="float" office:value="-6.804787" calcext:value-type="float">
            <text:p>-6.804787</text:p>
          </table:table-cell>
          <table:table-cell office:value-type="float" office:value="0.8646976" calcext:value-type="float">
            <text:p>0.8646976</text:p>
          </table:table-cell>
          <table:table-cell office:value-type="float" office:value="0.3265343" calcext:value-type="float">
            <text:p>0.3265343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0" calcext:value-type="float">
            <text:p>0</text:p>
          </table:table-cell>
          <table:table-cell office:value-type="float" office:value="9.564697" calcext:value-type="float">
            <text:p>9.564697</text:p>
          </table:table-cell>
          <table:table-cell office:value-type="float" office:value="-3.681458" calcext:value-type="float">
            <text:p>-3.681458</text:p>
          </table:table-cell>
          <table:table-cell office:value-type="float" office:value="5.676422" calcext:value-type="float">
            <text:p>5.676422</text:p>
          </table:table-cell>
          <table:table-cell office:value-type="float" office:value="-0.53479" calcext:value-type="float">
            <text:p>-0.53479</text:p>
          </table:table-cell>
          <table:table-cell office:value-type="float" office:value="4.162994" calcext:value-type="float">
            <text:p>4.162994</text:p>
          </table:table-cell>
          <table:table-cell office:value-type="float" office:value="0.354248" calcext:value-type="float">
            <text:p>0.354248</text:p>
          </table:table-cell>
          <table:table-cell office:value-type="float" office:value="3.569641" calcext:value-type="float">
            <text:p>3.569641</text:p>
          </table:table-cell>
          <table:table-cell office:value-type="float" office:value="1.252808" calcext:value-type="float">
            <text:p>1.252808</text:p>
          </table:table-cell>
          <table:table-cell office:value-type="float" office:value="3.415222" calcext:value-type="float">
            <text:p>3.415222</text:p>
          </table:table-cell>
          <table:table-cell office:value-type="float" office:value="1.91095" calcext:value-type="float">
            <text:p>1.91095</text:p>
          </table:table-cell>
          <table:table-cell office:value-type="float" office:value="3.46048" calcext:value-type="float">
            <text:p>3.46048</text:p>
          </table:table-cell>
          <table:table-cell office:value-type="float" office:value="2.652283" calcext:value-type="float">
            <text:p>2.652283</text:p>
          </table:table-cell>
          <table:table-cell office:value-type="float" office:value="3.833527" calcext:value-type="float">
            <text:p>3.833527</text:p>
          </table:table-cell>
          <table:table-cell office:value-type="float" office:value="3.367462" calcext:value-type="float">
            <text:p>3.367462</text:p>
          </table:table-cell>
          <table:table-cell office:value-type="float" office:value="4.681" calcext:value-type="float">
            <text:p>4.681</text:p>
          </table:table-cell>
          <table:table-cell office:value-type="float" office:value="4.419647" calcext:value-type="float">
            <text:p>4.419647</text:p>
          </table:table-cell>
          <table:table-cell office:value-type="float" office:value="5.975769" calcext:value-type="float">
            <text:p>5.975769</text:p>
          </table:table-cell>
          <table:table-cell office:value-type="float" office:value="5.852142" calcext:value-type="float">
            <text:p>5.852142</text:p>
          </table:table-cell>
          <table:table-cell office:value-type="float" office:value="7.443634" calcext:value-type="float">
            <text:p>7.443634</text:p>
          </table:table-cell>
          <table:table-cell office:value-type="float" office:value="7.365601" calcext:value-type="float">
            <text:p>7.365601</text:p>
          </table:table-cell>
          <table:table-cell office:value-type="float" office:value="8.564331" calcext:value-type="float">
            <text:p>8.564331</text:p>
          </table:table-cell>
          <table:table-cell office:value-type="float" office:value="8.484955" calcext:value-type="float">
            <text:p>8.484955</text:p>
          </table:table-cell>
          <table:table-cell office:value-type="float" office:value="9.472961" calcext:value-type="float">
            <text:p>9.472961</text:p>
          </table:table-cell>
          <table:table-cell office:value-type="float" office:value="9.388977" calcext:value-type="float">
            <text:p>9.388977</text:p>
          </table:table-cell>
          <table:table-cell office:value-type="float" office:value="10.17194" calcext:value-type="float">
            <text:p>10.17194</text:p>
          </table:table-cell>
          <table:table-cell office:value-type="float" office:value="10.08133" calcext:value-type="float">
            <text:p>10.08133</text:p>
          </table:table-cell>
          <table:table-cell office:value-type="float" office:value="10.49213" calcext:value-type="float">
            <text:p>10.49213</text:p>
          </table:table-cell>
          <table:table-cell office:value-type="float" office:value="10.40302" calcext:value-type="float">
            <text:p>10.40302</text:p>
          </table:table-cell>
          <table:table-cell office:value-type="float" office:value="14.10672" calcext:value-type="float">
            <text:p>14.10672</text:p>
          </table:table-cell>
          <table:table-cell office:value-type="float" office:value="-8.223175" calcext:value-type="float">
            <text:p>-8.2231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6" calcext:value-type="float">
            <text:p>27122006</text:p>
          </table:table-cell>
          <table:table-cell office:value-type="float" office:value="6.503046" calcext:value-type="float">
            <text:p>6.503046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2.374242" calcext:value-type="float">
            <text:p>-2.374242</text:p>
          </table:table-cell>
          <table:table-cell office:value-type="float" office:value="0.9397141" calcext:value-type="float">
            <text:p>0.9397141</text:p>
          </table:table-cell>
          <table:table-cell office:value-type="float" office:value="0.4538724" calcext:value-type="float">
            <text:p>0.4538724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0.127" calcext:value-type="float">
            <text:p>0.127</text:p>
          </table:table-cell>
          <table:table-cell office:value-type="float" office:value="13.19653" calcext:value-type="float">
            <text:p>13.19653</text:p>
          </table:table-cell>
          <table:table-cell office:value-type="float" office:value="-1.512909" calcext:value-type="float">
            <text:p>-1.512909</text:p>
          </table:table-cell>
          <table:table-cell office:value-type="float" office:value="8.988861" calcext:value-type="float">
            <text:p>8.988861</text:p>
          </table:table-cell>
          <table:table-cell office:value-type="float" office:value="-0.1454773" calcext:value-type="float">
            <text:p>-0.1454773</text:p>
          </table:table-cell>
          <table:table-cell office:value-type="float" office:value="6.669128" calcext:value-type="float">
            <text:p>6.669128</text:p>
          </table:table-cell>
          <table:table-cell office:value-type="float" office:value="0.7245483" calcext:value-type="float">
            <text:p>0.7245483</text:p>
          </table:table-cell>
          <table:table-cell office:value-type="float" office:value="5.356934" calcext:value-type="float">
            <text:p>5.356934</text:p>
          </table:table-cell>
          <table:table-cell office:value-type="float" office:value="1.56778" calcext:value-type="float">
            <text:p>1.56778</text:p>
          </table:table-cell>
          <table:table-cell office:value-type="float" office:value="4.753418" calcext:value-type="float">
            <text:p>4.753418</text:p>
          </table:table-cell>
          <table:table-cell office:value-type="float" office:value="2.166077" calcext:value-type="float">
            <text:p>2.166077</text:p>
          </table:table-cell>
          <table:table-cell office:value-type="float" office:value="4.397003" calcext:value-type="float">
            <text:p>4.397003</text:p>
          </table:table-cell>
          <table:table-cell office:value-type="float" office:value="2.848633" calcext:value-type="float">
            <text:p>2.848633</text:p>
          </table:table-cell>
          <table:table-cell office:value-type="float" office:value="4.374634" calcext:value-type="float">
            <text:p>4.374634</text:p>
          </table:table-cell>
          <table:table-cell office:value-type="float" office:value="3.46994" calcext:value-type="float">
            <text:p>3.46994</text:p>
          </table:table-cell>
          <table:table-cell office:value-type="float" office:value="4.515045" calcext:value-type="float">
            <text:p>4.515045</text:p>
          </table:table-cell>
          <table:table-cell office:value-type="float" office:value="4.38446" calcext:value-type="float">
            <text:p>4.38446</text:p>
          </table:table-cell>
          <table:table-cell office:value-type="float" office:value="5.8508" calcext:value-type="float">
            <text:p>5.8508</text:p>
          </table:table-cell>
          <table:table-cell office:value-type="float" office:value="5.753174" calcext:value-type="float">
            <text:p>5.753174</text:p>
          </table:table-cell>
          <table:table-cell office:value-type="float" office:value="7.364685" calcext:value-type="float">
            <text:p>7.364685</text:p>
          </table:table-cell>
          <table:table-cell office:value-type="float" office:value="7.27652" calcext:value-type="float">
            <text:p>7.27652</text:p>
          </table:table-cell>
          <table:table-cell office:value-type="float" office:value="8.4841" calcext:value-type="float">
            <text:p>8.4841</text:p>
          </table:table-cell>
          <table:table-cell office:value-type="float" office:value="8.401581" calcext:value-type="float">
            <text:p>8.401581</text:p>
          </table:table-cell>
          <table:table-cell office:value-type="float" office:value="9.388092" calcext:value-type="float">
            <text:p>9.388092</text:p>
          </table:table-cell>
          <table:table-cell office:value-type="float" office:value="9.303284" calcext:value-type="float">
            <text:p>9.303284</text:p>
          </table:table-cell>
          <table:table-cell office:value-type="float" office:value="10.08041" calcext:value-type="float">
            <text:p>10.08041</text:p>
          </table:table-cell>
          <table:table-cell office:value-type="float" office:value="9.992188" calcext:value-type="float">
            <text:p>9.992188</text:p>
          </table:table-cell>
          <table:table-cell office:value-type="float" office:value="10.40207" calcext:value-type="float">
            <text:p>10.40207</text:p>
          </table:table-cell>
          <table:table-cell office:value-type="float" office:value="10.315" calcext:value-type="float">
            <text:p>10.315</text:p>
          </table:table-cell>
          <table:table-cell office:value-type="float" office:value="17.42648" calcext:value-type="float">
            <text:p>17.42648</text:p>
          </table:table-cell>
          <table:table-cell office:value-type="float" office:value="-4.284912" calcext:value-type="float">
            <text:p>-4.2849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6" calcext:value-type="float">
            <text:p>28122006</text:p>
          </table:table-cell>
          <table:table-cell office:value-type="float" office:value="6.504948" calcext:value-type="float">
            <text:p>6.504948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2.396481" calcext:value-type="float">
            <text:p>-2.396481</text:p>
          </table:table-cell>
          <table:table-cell office:value-type="float" office:value="0.7770365" calcext:value-type="float">
            <text:p>0.7770365</text:p>
          </table:table-cell>
          <table:table-cell office:value-type="float" office:value="0.453135" calcext:value-type="float">
            <text:p>0.453135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3.6195" calcext:value-type="float">
            <text:p>3.6195</text:p>
          </table:table-cell>
          <table:table-cell office:value-type="float" office:value="10.97638" calcext:value-type="float">
            <text:p>10.97638</text:p>
          </table:table-cell>
          <table:table-cell office:value-type="float" office:value="-1.230621" calcext:value-type="float">
            <text:p>-1.230621</text:p>
          </table:table-cell>
          <table:table-cell office:value-type="float" office:value="7.594208" calcext:value-type="float">
            <text:p>7.594208</text:p>
          </table:table-cell>
          <table:table-cell office:value-type="float" office:value="0.2089844" calcext:value-type="float">
            <text:p>0.2089844</text:p>
          </table:table-cell>
          <table:table-cell office:value-type="float" office:value="5.84079" calcext:value-type="float">
            <text:p>5.84079</text:p>
          </table:table-cell>
          <table:table-cell office:value-type="float" office:value="1.240936" calcext:value-type="float">
            <text:p>1.240936</text:p>
          </table:table-cell>
          <table:table-cell office:value-type="float" office:value="4.898621" calcext:value-type="float">
            <text:p>4.898621</text:p>
          </table:table-cell>
          <table:table-cell office:value-type="float" office:value="2.205933" calcext:value-type="float">
            <text:p>2.205933</text:p>
          </table:table-cell>
          <table:table-cell office:value-type="float" office:value="4.518738" calcext:value-type="float">
            <text:p>4.518738</text:p>
          </table:table-cell>
          <table:table-cell office:value-type="float" office:value="2.818237" calcext:value-type="float">
            <text:p>2.818237</text:p>
          </table:table-cell>
          <table:table-cell office:value-type="float" office:value="4.380585" calcext:value-type="float">
            <text:p>4.380585</text:p>
          </table:table-cell>
          <table:table-cell office:value-type="float" office:value="3.445679" calcext:value-type="float">
            <text:p>3.445679</text:p>
          </table:table-cell>
          <table:table-cell office:value-type="float" office:value="4.419006" calcext:value-type="float">
            <text:p>4.419006</text:p>
          </table:table-cell>
          <table:table-cell office:value-type="float" office:value="3.936462" calcext:value-type="float">
            <text:p>3.936462</text:p>
          </table:table-cell>
          <table:table-cell office:value-type="float" office:value="4.708038" calcext:value-type="float">
            <text:p>4.708038</text:p>
          </table:table-cell>
          <table:table-cell office:value-type="float" office:value="4.521332" calcext:value-type="float">
            <text:p>4.521332</text:p>
          </table:table-cell>
          <table:table-cell office:value-type="float" office:value="5.762909" calcext:value-type="float">
            <text:p>5.762909</text:p>
          </table:table-cell>
          <table:table-cell office:value-type="float" office:value="5.751343" calcext:value-type="float">
            <text:p>5.751343</text:p>
          </table:table-cell>
          <table:table-cell office:value-type="float" office:value="7.275604" calcext:value-type="float">
            <text:p>7.275604</text:p>
          </table:table-cell>
          <table:table-cell office:value-type="float" office:value="7.200623" calcext:value-type="float">
            <text:p>7.200623</text:p>
          </table:table-cell>
          <table:table-cell office:value-type="float" office:value="8.400665" calcext:value-type="float">
            <text:p>8.400665</text:p>
          </table:table-cell>
          <table:table-cell office:value-type="float" office:value="8.317841" calcext:value-type="float">
            <text:p>8.317841</text:p>
          </table:table-cell>
          <table:table-cell office:value-type="float" office:value="9.302429" calcext:value-type="float">
            <text:p>9.302429</text:p>
          </table:table-cell>
          <table:table-cell office:value-type="float" office:value="9.216888" calcext:value-type="float">
            <text:p>9.216888</text:p>
          </table:table-cell>
          <table:table-cell office:value-type="float" office:value="9.991302" calcext:value-type="float">
            <text:p>9.991302</text:p>
          </table:table-cell>
          <table:table-cell office:value-type="float" office:value="9.904114" calcext:value-type="float">
            <text:p>9.904114</text:p>
          </table:table-cell>
          <table:table-cell office:value-type="float" office:value="10.31412" calcext:value-type="float">
            <text:p>10.31412</text:p>
          </table:table-cell>
          <table:table-cell office:value-type="float" office:value="10.229" calcext:value-type="float">
            <text:p>10.229</text:p>
          </table:table-cell>
          <table:table-cell office:value-type="float" office:value="14.15897" calcext:value-type="float">
            <text:p>14.15897</text:p>
          </table:table-cell>
          <table:table-cell office:value-type="float" office:value="-3.649841" calcext:value-type="float">
            <text:p>-3.6498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6" calcext:value-type="float">
            <text:p>29122006</text:p>
          </table:table-cell>
          <table:table-cell office:value-type="float" office:value="6.507213" calcext:value-type="float">
            <text:p>6.507213</text:p>
          </table:table-cell>
          <table:table-cell office:value-type="float" office:value="4.650657" calcext:value-type="float">
            <text:p>4.650657</text:p>
          </table:table-cell>
          <table:table-cell office:value-type="float" office:value="1.377908" calcext:value-type="float">
            <text:p>1.377908</text:p>
          </table:table-cell>
          <table:table-cell office:value-type="float" office:value="0.7380893" calcext:value-type="float">
            <text:p>0.7380893</text:p>
          </table:table-cell>
          <table:table-cell office:value-type="float" office:value="0.594884" calcext:value-type="float">
            <text:p>0.594884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16.637" calcext:value-type="float">
            <text:p>16.637</text:p>
          </table:table-cell>
          <table:table-cell office:value-type="float" office:value="11.36655" calcext:value-type="float">
            <text:p>11.36655</text:p>
          </table:table-cell>
          <table:table-cell office:value-type="float" office:value="-0.1228638" calcext:value-type="float">
            <text:p>-0.1228638</text:p>
          </table:table-cell>
          <table:table-cell office:value-type="float" office:value="8.580383" calcext:value-type="float">
            <text:p>8.580383</text:p>
          </table:table-cell>
          <table:table-cell office:value-type="float" office:value="0.5542297" calcext:value-type="float">
            <text:p>0.5542297</text:p>
          </table:table-cell>
          <table:table-cell office:value-type="float" office:value="6.833435" calcext:value-type="float">
            <text:p>6.833435</text:p>
          </table:table-cell>
          <table:table-cell office:value-type="float" office:value="1.292145" calcext:value-type="float">
            <text:p>1.292145</text:p>
          </table:table-cell>
          <table:table-cell office:value-type="float" office:value="5.58606" calcext:value-type="float">
            <text:p>5.58606</text:p>
          </table:table-cell>
          <table:table-cell office:value-type="float" office:value="2.159241" calcext:value-type="float">
            <text:p>2.159241</text:p>
          </table:table-cell>
          <table:table-cell office:value-type="float" office:value="5.015717" calcext:value-type="float">
            <text:p>5.015717</text:p>
          </table:table-cell>
          <table:table-cell office:value-type="float" office:value="2.760895" calcext:value-type="float">
            <text:p>2.760895</text:p>
          </table:table-cell>
          <table:table-cell office:value-type="float" office:value="4.648682" calcext:value-type="float">
            <text:p>4.648682</text:p>
          </table:table-cell>
          <table:table-cell office:value-type="float" office:value="3.419617" calcext:value-type="float">
            <text:p>3.419617</text:p>
          </table:table-cell>
          <table:table-cell office:value-type="float" office:value="4.656128" calcext:value-type="float">
            <text:p>4.656128</text:p>
          </table:table-cell>
          <table:table-cell office:value-type="float" office:value="3.951904" calcext:value-type="float">
            <text:p>3.951904</text:p>
          </table:table-cell>
          <table:table-cell office:value-type="float" office:value="4.80484" calcext:value-type="float">
            <text:p>4.80484</text:p>
          </table:table-cell>
          <table:table-cell office:value-type="float" office:value="4.693085" calcext:value-type="float">
            <text:p>4.693085</text:p>
          </table:table-cell>
          <table:table-cell office:value-type="float" office:value="5.780457" calcext:value-type="float">
            <text:p>5.780457</text:p>
          </table:table-cell>
          <table:table-cell office:value-type="float" office:value="5.763214" calcext:value-type="float">
            <text:p>5.763214</text:p>
          </table:table-cell>
          <table:table-cell office:value-type="float" office:value="7.199951" calcext:value-type="float">
            <text:p>7.199951</text:p>
          </table:table-cell>
          <table:table-cell office:value-type="float" office:value="7.144135" calcext:value-type="float">
            <text:p>7.144135</text:p>
          </table:table-cell>
          <table:table-cell office:value-type="float" office:value="8.316986" calcext:value-type="float">
            <text:p>8.316986</text:p>
          </table:table-cell>
          <table:table-cell office:value-type="float" office:value="8.238647" calcext:value-type="float">
            <text:p>8.238647</text:p>
          </table:table-cell>
          <table:table-cell office:value-type="float" office:value="9.215973" calcext:value-type="float">
            <text:p>9.215973</text:p>
          </table:table-cell>
          <table:table-cell office:value-type="float" office:value="9.131378" calcext:value-type="float">
            <text:p>9.131378</text:p>
          </table:table-cell>
          <table:table-cell office:value-type="float" office:value="9.903198" calcext:value-type="float">
            <text:p>9.903198</text:p>
          </table:table-cell>
          <table:table-cell office:value-type="float" office:value="9.817322" calcext:value-type="float">
            <text:p>9.817322</text:p>
          </table:table-cell>
          <table:table-cell office:value-type="float" office:value="10.22812" calcext:value-type="float">
            <text:p>10.22812</text:p>
          </table:table-cell>
          <table:table-cell office:value-type="float" office:value="10.14401" calcext:value-type="float">
            <text:p>10.14401</text:p>
          </table:table-cell>
          <table:table-cell office:value-type="float" office:value="13.39572" calcext:value-type="float">
            <text:p>13.39572</text:p>
          </table:table-cell>
          <table:table-cell office:value-type="float" office:value="-0.8587646" calcext:value-type="float">
            <text:p>-0.85876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6" calcext:value-type="float">
            <text:p>30122006</text:p>
          </table:table-cell>
          <table:table-cell office:value-type="float" office:value="6.509839" calcext:value-type="float">
            <text:p>6.509839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4.535133" calcext:value-type="float">
            <text:p>-4.535133</text:p>
          </table:table-cell>
          <table:table-cell office:value-type="float" office:value="0.9440565" calcext:value-type="float">
            <text:p>0.9440565</text:p>
          </table:table-cell>
          <table:table-cell office:value-type="float" office:value="0.3870581" calcext:value-type="float">
            <text:p>0.3870581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20.7645" calcext:value-type="float">
            <text:p>20.7645</text:p>
          </table:table-cell>
          <table:table-cell office:value-type="float" office:value="6.173859" calcext:value-type="float">
            <text:p>6.173859</text:p>
          </table:table-cell>
          <table:table-cell office:value-type="float" office:value="-0.4943237" calcext:value-type="float">
            <text:p>-0.4943237</text:p>
          </table:table-cell>
          <table:table-cell office:value-type="float" office:value="4.733276" calcext:value-type="float">
            <text:p>4.733276</text:p>
          </table:table-cell>
          <table:table-cell office:value-type="float" office:value="0.7724915" calcext:value-type="float">
            <text:p>0.7724915</text:p>
          </table:table-cell>
          <table:table-cell office:value-type="float" office:value="4.062897" calcext:value-type="float">
            <text:p>4.062897</text:p>
          </table:table-cell>
          <table:table-cell office:value-type="float" office:value="1.500366" calcext:value-type="float">
            <text:p>1.500366</text:p>
          </table:table-cell>
          <table:table-cell office:value-type="float" office:value="3.821106" calcext:value-type="float">
            <text:p>3.821106</text:p>
          </table:table-cell>
          <table:table-cell office:value-type="float" office:value="2.158691" calcext:value-type="float">
            <text:p>2.158691</text:p>
          </table:table-cell>
          <table:table-cell office:value-type="float" office:value="4.219849" calcext:value-type="float">
            <text:p>4.219849</text:p>
          </table:table-cell>
          <table:table-cell office:value-type="float" office:value="2.675903" calcext:value-type="float">
            <text:p>2.675903</text:p>
          </table:table-cell>
          <table:table-cell office:value-type="float" office:value="4.549347" calcext:value-type="float">
            <text:p>4.549347</text:p>
          </table:table-cell>
          <table:table-cell office:value-type="float" office:value="3.354248" calcext:value-type="float">
            <text:p>3.354248</text:p>
          </table:table-cell>
          <table:table-cell office:value-type="float" office:value="4.655548" calcext:value-type="float">
            <text:p>4.655548</text:p>
          </table:table-cell>
          <table:table-cell office:value-type="float" office:value="3.929657" calcext:value-type="float">
            <text:p>3.929657</text:p>
          </table:table-cell>
          <table:table-cell office:value-type="float" office:value="4.865875" calcext:value-type="float">
            <text:p>4.865875</text:p>
          </table:table-cell>
          <table:table-cell office:value-type="float" office:value="4.717102" calcext:value-type="float">
            <text:p>4.717102</text:p>
          </table:table-cell>
          <table:table-cell office:value-type="float" office:value="5.802338" calcext:value-type="float">
            <text:p>5.802338</text:p>
          </table:table-cell>
          <table:table-cell office:value-type="float" office:value="5.780853" calcext:value-type="float">
            <text:p>5.780853</text:p>
          </table:table-cell>
          <table:table-cell office:value-type="float" office:value="7.143585" calcext:value-type="float">
            <text:p>7.143585</text:p>
          </table:table-cell>
          <table:table-cell office:value-type="float" office:value="7.099976" calcext:value-type="float">
            <text:p>7.099976</text:p>
          </table:table-cell>
          <table:table-cell office:value-type="float" office:value="8.237885" calcext:value-type="float">
            <text:p>8.237885</text:p>
          </table:table-cell>
          <table:table-cell office:value-type="float" office:value="8.166382" calcext:value-type="float">
            <text:p>8.166382</text:p>
          </table:table-cell>
          <table:table-cell office:value-type="float" office:value="9.130463" calcext:value-type="float">
            <text:p>9.130463</text:p>
          </table:table-cell>
          <table:table-cell office:value-type="float" office:value="9.048065" calcext:value-type="float">
            <text:p>9.048065</text:p>
          </table:table-cell>
          <table:table-cell office:value-type="float" office:value="9.816437" calcext:value-type="float">
            <text:p>9.816437</text:p>
          </table:table-cell>
          <table:table-cell office:value-type="float" office:value="9.731445" calcext:value-type="float">
            <text:p>9.731445</text:p>
          </table:table-cell>
          <table:table-cell office:value-type="float" office:value="10.14313" calcext:value-type="float">
            <text:p>10.14313</text:p>
          </table:table-cell>
          <table:table-cell office:value-type="float" office:value="10.0611" calcext:value-type="float">
            <text:p>10.0611</text:p>
          </table:table-cell>
          <table:table-cell office:value-type="float" office:value="8.318024" calcext:value-type="float">
            <text:p>8.318024</text:p>
          </table:table-cell>
          <table:table-cell office:value-type="float" office:value="-1.811218" calcext:value-type="float">
            <text:p>-1.8112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6" calcext:value-type="float">
            <text:p>31122006</text:p>
          </table:table-cell>
          <table:table-cell office:value-type="float" office:value="6.512826" calcext:value-type="float">
            <text:p>6.512826</text:p>
          </table:table-cell>
          <table:table-cell office:value-type="float" office:value="2.277524" calcext:value-type="float">
            <text:p>2.277524</text:p>
          </table:table-cell>
          <table:table-cell office:value-type="float" office:value="-6.151619" calcext:value-type="float">
            <text:p>-6.151619</text:p>
          </table:table-cell>
          <table:table-cell office:value-type="float" office:value="0.6340572" calcext:value-type="float">
            <text:p>0.6340572</text:p>
          </table:table-cell>
          <table:table-cell office:value-type="float" office:value="0.3430122" calcext:value-type="float">
            <text:p>0.3430122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0.010952" calcext:value-type="float">
            <text:p>0.010952</text:p>
          </table:table-cell>
          <table:table-cell office:value-type="float" office:value="2.853912" calcext:value-type="float">
            <text:p>2.853912</text:p>
          </table:table-cell>
          <table:table-cell office:value-type="float" office:value="-1.228241" calcext:value-type="float">
            <text:p>-1.228241</text:p>
          </table:table-cell>
          <table:table-cell office:value-type="float" office:value="2.32135" calcext:value-type="float">
            <text:p>2.32135</text:p>
          </table:table-cell>
          <table:table-cell office:value-type="float" office:value="-0.05834961" calcext:value-type="float">
            <text:p>-0.05834961</text:p>
          </table:table-cell>
          <table:table-cell office:value-type="float" office:value="2.886261" calcext:value-type="float">
            <text:p>2.886261</text:p>
          </table:table-cell>
          <table:table-cell office:value-type="float" office:value="0.8589783" calcext:value-type="float">
            <text:p>0.8589783</text:p>
          </table:table-cell>
          <table:table-cell office:value-type="float" office:value="3.43808" calcext:value-type="float">
            <text:p>3.43808</text:p>
          </table:table-cell>
          <table:table-cell office:value-type="float" office:value="1.737701" calcext:value-type="float">
            <text:p>1.737701</text:p>
          </table:table-cell>
          <table:table-cell office:value-type="float" office:value="3.671417" calcext:value-type="float">
            <text:p>3.671417</text:p>
          </table:table-cell>
          <table:table-cell office:value-type="float" office:value="2.311768" calcext:value-type="float">
            <text:p>2.311768</text:p>
          </table:table-cell>
          <table:table-cell office:value-type="float" office:value="3.921906" calcext:value-type="float">
            <text:p>3.921906</text:p>
          </table:table-cell>
          <table:table-cell office:value-type="float" office:value="2.992096" calcext:value-type="float">
            <text:p>2.992096</text:p>
          </table:table-cell>
          <table:table-cell office:value-type="float" office:value="4.205811" calcext:value-type="float">
            <text:p>4.205811</text:p>
          </table:table-cell>
          <table:table-cell office:value-type="float" office:value="3.59491" calcext:value-type="float">
            <text:p>3.59491</text:p>
          </table:table-cell>
          <table:table-cell office:value-type="float" office:value="4.726196" calcext:value-type="float">
            <text:p>4.726196</text:p>
          </table:table-cell>
          <table:table-cell office:value-type="float" office:value="4.487549" calcext:value-type="float">
            <text:p>4.487549</text:p>
          </table:table-cell>
          <table:table-cell office:value-type="float" office:value="5.79071" calcext:value-type="float">
            <text:p>5.79071</text:p>
          </table:table-cell>
          <table:table-cell office:value-type="float" office:value="5.729401" calcext:value-type="float">
            <text:p>5.729401</text:p>
          </table:table-cell>
          <table:table-cell office:value-type="float" office:value="7.099548" calcext:value-type="float">
            <text:p>7.099548</text:p>
          </table:table-cell>
          <table:table-cell office:value-type="float" office:value="7.053253" calcext:value-type="float">
            <text:p>7.053253</text:p>
          </table:table-cell>
          <table:table-cell office:value-type="float" office:value="8.165649" calcext:value-type="float">
            <text:p>8.165649</text:p>
          </table:table-cell>
          <table:table-cell office:value-type="float" office:value="8.099854" calcext:value-type="float">
            <text:p>8.099854</text:p>
          </table:table-cell>
          <table:table-cell office:value-type="float" office:value="9.047241" calcext:value-type="float">
            <text:p>9.047241</text:p>
          </table:table-cell>
          <table:table-cell office:value-type="float" office:value="8.967651" calcext:value-type="float">
            <text:p>8.967651</text:p>
          </table:table-cell>
          <table:table-cell office:value-type="float" office:value="9.73056" calcext:value-type="float">
            <text:p>9.73056</text:p>
          </table:table-cell>
          <table:table-cell office:value-type="float" office:value="9.647125" calcext:value-type="float">
            <text:p>9.647125</text:p>
          </table:table-cell>
          <table:table-cell office:value-type="float" office:value="10.06024" calcext:value-type="float">
            <text:p>10.06024</text:p>
          </table:table-cell>
          <table:table-cell office:value-type="float" office:value="9.97879" calcext:value-type="float">
            <text:p>9.97879</text:p>
          </table:table-cell>
          <table:table-cell office:value-type="float" office:value="3.527649" calcext:value-type="float">
            <text:p>3.527649</text:p>
          </table:table-cell>
          <table:table-cell office:value-type="float" office:value="-3.183105" calcext:value-type="float">
            <text:p>-3.183105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9:20.088131857</dc:date>
    <meta:editing-duration>PT7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